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1.736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84"/>
    <style:style style:name="ce7" style:family="table-cell" style:parent-style-name="Default" style:data-style-name="N53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"/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 style:data-style-name="N11"/>
    <style:style style:name="ce5" style:family="table-cell" style:parent-style-name="Default" style:data-style-name="N2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9165in" svg:height="5.8878in" svg:x="8.0043in" svg:y="3.011in">
            <draw:object draw:notify-on-update-of-ranges="Sheet1.A1:Sheet1.A1 Sheet1.A2:Sheet1.A512 Sheet1.C1:Sheet1.C1 Sheet1.C2:Sheet1.C512 Sheet1.D1:Sheet1.D1 Sheet1.D2:Sheet1.D512 Sheet1.E1:Sheet1.E1 Sheet1.E2:Sheet1.E5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9165in" svg:height="5.8878in" svg:x="7.8201in" svg:y="9.3075in">
            <draw:object draw:notify-on-update-of-ranges="Sheet1.A2:Sheet1.A512 Sheet1.F1:Sheet1.F1 Sheet1.F2:Sheet1.F5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4" table:default-cell-style-name="Default"/>
        <table:table-column table:style-name="co3" table:default-cell-style-name="ce10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3" office:value-type="string" calcext:value-type="string">
            <text:p>Approximate Payout Date</text:p>
          </table:table-cell>
          <table:table-cell table:style-name="ce3" office:value-type="string" calcext:value-type="string">
            <text:p>Period</text:p>
          </table:table-cell>
          <table:table-cell table:style-name="ce8" office:value-type="string" calcext:value-type="string">
            <text:p>Contract Total</text:p>
          </table:table-cell>
          <table:table-cell table:style-name="ce3" office:value-type="string" calcext:value-type="string">
            <text:p>Total Payout</text:p>
          </table:table-cell>
          <table:table-cell table:style-name="ce3" office:value-type="string" calcext:value-type="string">
            <text:p>Total Executor Fee </text:p>
          </table:table-cell>
          <table:table-cell table:style-name="ce3" office:value-type="string" calcext:value-type="string">
            <text:p>Installment (sats)</text:p>
          </table:table-cell>
          <table:table-cell table:number-columns-repeated="6"/>
          <table:table-cell office:value-type="string" calcext:value-type="string">
            <text:p>Block Period Cheatsheet</text:p>
          </table:table-cell>
          <table:table-cell table:number-columns-repeated="3"/>
        </table:table-row>
        <table:table-row table:style-name="ro2">
          <table:table-cell table:formula="of:=NOW()+([.$K$10]*[.B2])" office:value-type="date" office:date-value="2022-07-11T08:51:00.08" calcext:value-type="date">
            <text:p>2022-07-1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executorAllowance</text:p>
          </table:table-cell>
          <table:table-cell office:value-type="string" calcext:value-type="string">
            <text:p>sat</text:p>
          </table:table-cell>
          <table:table-cell table:style-name="ce11" office:value-type="float" office:value="4000" calcext:value-type="float">
            <text:p>4000</text:p>
          </table:table-cell>
          <table:table-cell/>
          <table:table-cell table:style-name="ce3" office:value-type="string" calcext:value-type="string">
            <text:p>blocks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days</text:p>
          </table:table-cell>
          <table:table-cell table:style-name="ce3" office:value-type="string" calcext:value-type="string">
            <text:p>years</text:p>
          </table:table-cell>
        </table:table-row>
        <table:table-row table:style-name="ro2">
          <table:table-cell table:formula="of:=NOW()+([.$K$10]*[.B3])" office:value-type="date" office:date-value="2022-08-08T03:31:00.08" calcext:value-type="date">
            <text:p>2022-08-08</text:p>
          </table:table-cell>
          <table:table-cell office:value-type="float" office:value="2" calcext:value-type="float">
            <text:p>2</text:p>
          </table:table-cell>
          <table:table-cell table:formula="of:=[.C2]*(([.$K$5]-1)/[.$K$5])-[.$K$3]" office:value-type="float" office:value="0.991626666666667" calcext:value-type="float">
            <text:p>0.991626666666667</text:p>
          </table:table-cell>
          <table:table-cell table:formula="of:=(([.C2]/[.$K$5])-[.$K$3])+[.D2]" office:value-type="float" office:value="0.00829333333333333" calcext:value-type="float">
            <text:p>0.008293333333333</text:p>
          </table:table-cell>
          <table:table-cell table:formula="of:=[.K3]" office:value-type="float" office:value="0.00004" calcext:value-type="float">
            <text:p>4E-05</text:p>
          </table:table-cell>
          <table:table-cell table:formula="of:=(([.C2]/[.$K$5])-[.$K$3])/0.00000001" office:value-type="float" office:value="829333.333333333" calcext:value-type="float">
            <text:p>829333</text:p>
          </table:table-cell>
          <table:table-cell table:number-columns-repeated="2"/>
          <table:table-cell table:style-name="ce3"/>
          <table:table-cell office:value-type="string" calcext:value-type="string">
            <text:p>coins</text:p>
          </table:table-cell>
          <table:table-cell table:style-name="ce4" table:formula="of:=[.K2]*0.00000001" office:value-type="float" office:value="0.00004" calcext:value-type="float">
            <text:p>4E-0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5" table:formula="of:=[.M3]/6" office:value-type="float" office:value="0.166666666666667" calcext:value-type="float">
            <text:p>0.17</text:p>
          </table:table-cell>
          <table:table-cell table:style-name="ce5" table:formula="of:=[.N3]/(24)" office:value-type="float" office:value="0.00694444444444444" calcext:value-type="float">
            <text:p>0.01</text:p>
          </table:table-cell>
          <table:table-cell table:style-name="ce5" table:formula="of:=[.N3]/8766" office:value-type="float" office:value="0.0000190128526884174" calcext:value-type="float">
            <text:p>0.00</text:p>
          </table:table-cell>
        </table:table-row>
        <table:table-row table:style-name="ro2">
          <table:table-cell table:formula="of:=NOW()+([.$K$10]*[.B4])" office:value-type="date" office:date-value="2022-09-04T22:11:00.08" calcext:value-type="date">
            <text:p>2022-09-04</text:p>
          </table:table-cell>
          <table:table-cell office:value-type="float" office:value="3" calcext:value-type="float">
            <text:p>3</text:p>
          </table:table-cell>
          <table:table-cell table:formula="of:=[.C3]*(([.$K$5]-1)/[.$K$5])-[.$K$3]" office:value-type="float" office:value="0.983323111111111" calcext:value-type="float">
            <text:p>0.983323111111111</text:p>
          </table:table-cell>
          <table:table-cell table:formula="of:=(([.C3]/[.$K$5])-[.$K$3])+[.D3]" office:value-type="float" office:value="0.0165168888888889" calcext:value-type="float">
            <text:p>0.016516888888889</text:p>
          </table:table-cell>
          <table:table-cell table:formula="of:=[.E3]+[.$K$3]" office:value-type="float" office:value="0.00008" calcext:value-type="float">
            <text:p>8E-05</text:p>
          </table:table-cell>
          <table:table-cell table:formula="of:=(([.C3]/[.$K$5])-[.$K$3])/0.00000001" office:value-type="float" office:value="822355.555555555" calcext:value-type="float">
            <text:p>822356</text:p>
          </table:table-cell>
          <table:table-cell table:number-columns-repeated="2"/>
          <table:table-cell table:style-name="ce3"/>
          <table:table-cell table:number-columns-repeated="3"/>
          <table:table-cell table:style-name="ce3" office:value-type="float" office:value="1000" calcext:value-type="float">
            <text:p>1000</text:p>
          </table:table-cell>
          <table:table-cell table:style-name="ce5" table:formula="of:=[.M4]/6" office:value-type="float" office:value="166.666666666667" calcext:value-type="float">
            <text:p>166.67</text:p>
          </table:table-cell>
          <table:table-cell table:style-name="ce5" table:formula="of:=[.N4]/(24)" office:value-type="float" office:value="6.94444444444444" calcext:value-type="float">
            <text:p>6.94</text:p>
          </table:table-cell>
          <table:table-cell table:style-name="ce5" table:formula="of:=[.N4]/8766" office:value-type="float" office:value="0.0190128526884174" calcext:value-type="float">
            <text:p>0.02</text:p>
          </table:table-cell>
        </table:table-row>
        <table:table-row table:style-name="ro2">
          <table:table-cell table:formula="of:=NOW()+([.$K$10]*[.B5])" office:value-type="date" office:date-value="2022-10-02T16:51:00.08" calcext:value-type="date">
            <text:p>2022-10-02</text:p>
          </table:table-cell>
          <table:table-cell office:value-type="float" office:value="4" calcext:value-type="float">
            <text:p>4</text:p>
          </table:table-cell>
          <table:table-cell table:formula="of:=[.C4]*(([.$K$5]-1)/[.$K$5])-[.$K$3]" office:value-type="float" office:value="0.975088751851852" calcext:value-type="float">
            <text:p>0.975088751851852</text:p>
          </table:table-cell>
          <table:table-cell table:formula="of:=(([.C4]/[.$K$5])-[.$K$3])+[.D4]" office:value-type="float" office:value="0.0246712481481481" calcext:value-type="float">
            <text:p>0.024671248148148</text:p>
          </table:table-cell>
          <table:table-cell table:formula="of:=[.E4]+[.$K$3]" office:value-type="float" office:value="0.00012" calcext:value-type="float">
            <text:p>0.00012</text:p>
          </table:table-cell>
          <table:table-cell table:formula="of:=(([.C4]/[.$K$5])-[.$K$3])/0.00000001" office:value-type="float" office:value="815435.925925926" calcext:value-type="float">
            <text:p>815436</text:p>
          </table:table-cell>
          <table:table-cell table:number-columns-repeated="2"/>
          <table:table-cell table:style-name="ce3" office:value-type="string" calcext:value-type="string">
            <text:p>decay</text:p>
          </table:table-cell>
          <table:table-cell office:value-type="string" calcext:value-type="string">
            <text:p>denominator</text:p>
          </table:table-cell>
          <table:table-cell table:style-name="ce11" office:value-type="float" office:value="120" calcext:value-type="float">
            <text:p>120</text:p>
          </table:table-cell>
          <table:table-cell/>
          <table:table-cell table:style-name="ce3" office:value-type="float" office:value="4000" calcext:value-type="float">
            <text:p>4000</text:p>
          </table:table-cell>
          <table:table-cell table:style-name="ce5" table:formula="of:=[.M5]/6" office:value-type="float" office:value="666.666666666667" calcext:value-type="float">
            <text:p>666.67</text:p>
          </table:table-cell>
          <table:table-cell table:style-name="ce5" table:formula="of:=[.N5]/(24)" office:value-type="float" office:value="27.7777777777778" calcext:value-type="float">
            <text:p>27.78</text:p>
          </table:table-cell>
          <table:table-cell table:style-name="ce5" table:formula="of:=[.N5]/8766" office:value-type="float" office:value="0.0760514107536695" calcext:value-type="float">
            <text:p>0.08</text:p>
          </table:table-cell>
        </table:table-row>
        <table:table-row table:style-name="ro2">
          <table:table-cell table:formula="of:=NOW()+([.$K$10]*[.B6])" office:value-type="date" office:date-value="2022-10-30T11:31:00.08" calcext:value-type="date">
            <text:p>2022-10-30</text:p>
          </table:table-cell>
          <table:table-cell office:value-type="float" office:value="5" calcext:value-type="float">
            <text:p>5</text:p>
          </table:table-cell>
          <table:table-cell table:formula="of:=[.C5]*(([.$K$5]-1)/[.$K$5])-[.$K$3]" office:value-type="float" office:value="0.966923012253086" calcext:value-type="float">
            <text:p>0.966923012253086</text:p>
          </table:table-cell>
          <table:table-cell table:formula="of:=(([.C5]/[.$K$5])-[.$K$3])+[.D5]" office:value-type="float" office:value="0.0327569877469136" calcext:value-type="float">
            <text:p>0.032756987746914</text:p>
          </table:table-cell>
          <table:table-cell table:formula="of:=[.E5]+[.$K$3]" office:value-type="float" office:value="0.00016" calcext:value-type="float">
            <text:p>0.00016</text:p>
          </table:table-cell>
          <table:table-cell table:formula="of:=(([.C5]/[.$K$5])-[.$K$3])/0.00000001" office:value-type="float" office:value="808573.959876543" calcext:value-type="float">
            <text:p>808574</text:p>
          </table:table-cell>
          <table:table-cell table:number-columns-repeated="2"/>
          <table:table-cell table:style-name="ce3"/>
          <table:table-cell office:value-type="string" calcext:value-type="string">
            <text:p>percent</text:p>
          </table:table-cell>
          <table:table-cell table:style-name="ce13" table:formula="of:=1/[.K5]" office:value-type="percentage" office:value="0.00833333333333333" calcext:value-type="percentage">
            <text:p>0.83%</text:p>
          </table:table-cell>
          <table:table-cell/>
          <table:table-cell table:style-name="ce3" office:value-type="float" office:value="48000" calcext:value-type="float">
            <text:p>48000</text:p>
          </table:table-cell>
          <table:table-cell table:style-name="ce5" table:formula="of:=[.M6]/6" office:value-type="float" office:value="8000" calcext:value-type="float">
            <text:p>8000.00</text:p>
          </table:table-cell>
          <table:table-cell table:style-name="ce5" table:formula="of:=[.N6]/(24)" office:value-type="float" office:value="333.333333333333" calcext:value-type="float">
            <text:p>333.33</text:p>
          </table:table-cell>
          <table:table-cell table:style-name="ce5" table:formula="of:=[.N6]/8766" office:value-type="float" office:value="0.912616929044034" calcext:value-type="float">
            <text:p>0.91</text:p>
          </table:table-cell>
        </table:table-row>
        <table:table-row table:style-name="ro2">
          <table:table-cell table:formula="of:=NOW()+([.$K$10]*[.B7])" office:value-type="date" office:date-value="2022-11-27T06:11:00.08" calcext:value-type="date">
            <text:p>2022-11-27</text:p>
          </table:table-cell>
          <table:table-cell office:value-type="float" office:value="6" calcext:value-type="float">
            <text:p>6</text:p>
          </table:table-cell>
          <table:table-cell table:formula="of:=[.C6]*(([.$K$5]-1)/[.$K$5])-[.$K$3]" office:value-type="float" office:value="0.958825320484311" calcext:value-type="float">
            <text:p>0.958825320484311</text:p>
          </table:table-cell>
          <table:table-cell table:formula="of:=(([.C6]/[.$K$5])-[.$K$3])+[.D6]" office:value-type="float" office:value="0.0407746795156893" calcext:value-type="float">
            <text:p>0.040774679515689</text:p>
          </table:table-cell>
          <table:table-cell table:formula="of:=[.E6]+[.$K$3]" office:value-type="float" office:value="0.0002" calcext:value-type="float">
            <text:p>0.0002</text:p>
          </table:table-cell>
          <table:table-cell table:formula="of:=(([.C6]/[.$K$5])-[.$K$3])/0.00000001" office:value-type="float" office:value="801769.176877572" calcext:value-type="float">
            <text:p>801769</text:p>
          </table:table-cell>
          <table:table-cell table:number-columns-repeated="6"/>
          <table:table-cell table:style-name="ce3" office:value-type="float" office:value="100000" calcext:value-type="float">
            <text:p>100000</text:p>
          </table:table-cell>
          <table:table-cell table:style-name="ce5" table:formula="of:=[.M7]/6" office:value-type="float" office:value="16666.6666666667" calcext:value-type="float">
            <text:p>16666.67</text:p>
          </table:table-cell>
          <table:table-cell table:style-name="ce5" table:formula="of:=[.N7]/(24)" office:value-type="float" office:value="694.444444444444" calcext:value-type="float">
            <text:p>694.44</text:p>
          </table:table-cell>
          <table:table-cell table:style-name="ce5" table:formula="of:=[.N7]/8766" office:value-type="float" office:value="1.90128526884174" calcext:value-type="float">
            <text:p>1.90</text:p>
          </table:table-cell>
        </table:table-row>
        <table:table-row table:style-name="ro2">
          <table:table-cell table:formula="of:=NOW()+([.$K$10]*[.B8])" office:value-type="date" office:date-value="2022-12-25T00:51:00.08" calcext:value-type="date">
            <text:p>2022-12-25</text:p>
          </table:table-cell>
          <table:table-cell office:value-type="float" office:value="7" calcext:value-type="float">
            <text:p>7</text:p>
          </table:table-cell>
          <table:table-cell table:formula="of:=[.C7]*(([.$K$5]-1)/[.$K$5])-[.$K$3]" office:value-type="float" office:value="0.950795109480275" calcext:value-type="float">
            <text:p>0.950795109480275</text:p>
          </table:table-cell>
          <table:table-cell table:formula="of:=(([.C7]/[.$K$5])-[.$K$3])+[.D7]" office:value-type="float" office:value="0.0487248905197252" calcext:value-type="float">
            <text:p>0.048724890519725</text:p>
          </table:table-cell>
          <table:table-cell table:formula="of:=[.E7]+[.$K$3]" office:value-type="float" office:value="0.00024" calcext:value-type="float">
            <text:p>0.00024</text:p>
          </table:table-cell>
          <table:table-cell table:formula="of:=(([.C7]/[.$K$5])-[.$K$3])/0.00000001" office:value-type="float" office:value="795021.100403592" calcext:value-type="float">
            <text:p>795021</text:p>
          </table:table-cell>
          <table:table-cell table:number-columns-repeated="2"/>
          <table:table-cell table:style-name="ce3" office:value-type="string" calcext:value-type="string">
            <text:p>period</text:p>
          </table:table-cell>
          <table:table-cell office:value-type="string" calcext:value-type="string">
            <text:p>blocks</text:p>
          </table:table-cell>
          <table:table-cell table:style-name="ce11" office:value-type="float" office:value="4000" calcext:value-type="float">
            <text:p>4000</text:p>
          </table:table-cell>
          <table:table-cell/>
          <table:table-cell table:style-name="ce3" office:value-type="float" office:value="500000" calcext:value-type="float">
            <text:p>500000</text:p>
          </table:table-cell>
          <table:table-cell table:style-name="ce5" table:formula="of:=[.M8]/6" office:value-type="float" office:value="83333.3333333333" calcext:value-type="float">
            <text:p>83333.33</text:p>
          </table:table-cell>
          <table:table-cell table:style-name="ce5" table:formula="of:=[.N8]/(24)" office:value-type="float" office:value="3472.22222222222" calcext:value-type="float">
            <text:p>3472.22</text:p>
          </table:table-cell>
          <table:table-cell table:style-name="ce5" table:formula="of:=[.N8]/8766" office:value-type="float" office:value="9.50642634420868" calcext:value-type="float">
            <text:p>9.51</text:p>
          </table:table-cell>
        </table:table-row>
        <table:table-row table:style-name="ro2">
          <table:table-cell table:formula="of:=NOW()+([.$K$10]*[.B9])" office:value-type="date" office:date-value="2023-01-21T19:31:00.08" calcext:value-type="date">
            <text:p>2023-01-21</text:p>
          </table:table-cell>
          <table:table-cell office:value-type="float" office:value="8" calcext:value-type="float">
            <text:p>8</text:p>
          </table:table-cell>
          <table:table-cell table:formula="of:=[.C8]*(([.$K$5]-1)/[.$K$5])-[.$K$3]" office:value-type="float" office:value="0.942831816901272" calcext:value-type="float">
            <text:p>0.942831816901272</text:p>
          </table:table-cell>
          <table:table-cell table:formula="of:=(([.C8]/[.$K$5])-[.$K$3])+[.D8]" office:value-type="float" office:value="0.0566081830987275" calcext:value-type="float">
            <text:p>0.056608183098728</text:p>
          </table:table-cell>
          <table:table-cell table:formula="of:=[.E8]+[.$K$3]" office:value-type="float" office:value="0.00028" calcext:value-type="float">
            <text:p>0.00028</text:p>
          </table:table-cell>
          <table:table-cell table:formula="of:=(([.C8]/[.$K$5])-[.$K$3])/0.00000001" office:value-type="float" office:value="788329.257900229" calcext:value-type="float">
            <text:p>788329</text:p>
          </table:table-cell>
          <table:table-cell table:number-columns-repeated="3"/>
          <table:table-cell office:value-type="string" calcext:value-type="string">
            <text:p>hours</text:p>
          </table:table-cell>
          <table:table-cell table:style-name="ce5" table:formula="of:=[.K8]/6" office:value-type="float" office:value="666.666666666667" calcext:value-type="float">
            <text:p>666.67</text:p>
          </table:table-cell>
          <table:table-cell/>
          <table:table-cell table:style-name="ce3"/>
          <table:table-cell table:style-name="ce5" table:number-columns-repeated="3"/>
        </table:table-row>
        <table:table-row table:style-name="ro2">
          <table:table-cell table:formula="of:=NOW()+([.$K$10]*[.B10])" office:value-type="date" office:date-value="2023-02-18T14:11:00.08" calcext:value-type="date">
            <text:p>2023-02-18</text:p>
          </table:table-cell>
          <table:table-cell office:value-type="float" office:value="9" calcext:value-type="float">
            <text:p>9</text:p>
          </table:table-cell>
          <table:table-cell table:formula="of:=[.C9]*(([.$K$5]-1)/[.$K$5])-[.$K$3]" office:value-type="float" office:value="0.934934885093762" calcext:value-type="float">
            <text:p>0.934934885093762</text:p>
          </table:table-cell>
          <table:table-cell table:formula="of:=(([.C9]/[.$K$5])-[.$K$3])+[.D9]" office:value-type="float" office:value="0.0644251149062381" calcext:value-type="float">
            <text:p>0.064425114906238</text:p>
          </table:table-cell>
          <table:table-cell table:formula="of:=[.E9]+[.$K$3]" office:value-type="float" office:value="0.00032" calcext:value-type="float">
            <text:p>0.00032</text:p>
          </table:table-cell>
          <table:table-cell table:formula="of:=(([.C9]/[.$K$5])-[.$K$3])/0.00000001" office:value-type="float" office:value="781693.18075106" calcext:value-type="float">
            <text:p>781693</text:p>
          </table:table-cell>
          <table:table-cell table:number-columns-repeated="3"/>
          <table:table-cell office:value-type="string" calcext:value-type="string">
            <text:p>days</text:p>
          </table:table-cell>
          <table:table-cell table:style-name="ce5" table:formula="of:=[.K9]/(24)" office:value-type="float" office:value="27.7777777777778" calcext:value-type="float">
            <text:p>27.78</text:p>
          </table:table-cell>
          <table:table-cell/>
          <table:table-cell table:style-name="ce3"/>
          <table:table-cell table:style-name="ce5" table:number-columns-repeated="3"/>
        </table:table-row>
        <table:table-row table:style-name="ro2">
          <table:table-cell table:formula="of:=NOW()+([.$K$10]*[.B11])" office:value-type="date" office:date-value="2023-03-18T08:51:00.08" calcext:value-type="date">
            <text:p>2023-03-18</text:p>
          </table:table-cell>
          <table:table-cell office:value-type="float" office:value="10" calcext:value-type="float">
            <text:p>10</text:p>
          </table:table-cell>
          <table:table-cell table:formula="of:=[.C10]*(([.$K$5]-1)/[.$K$5])-[.$K$3]" office:value-type="float" office:value="0.927103761051314" calcext:value-type="float">
            <text:p>0.927103761051314</text:p>
          </table:table-cell>
          <table:table-cell table:formula="of:=(([.C10]/[.$K$5])-[.$K$3])+[.D10]" office:value-type="float" office:value="0.0721762389486861" calcext:value-type="float">
            <text:p>0.072176238948686</text:p>
          </table:table-cell>
          <table:table-cell table:formula="of:=[.E10]+[.$K$3]" office:value-type="float" office:value="0.00036" calcext:value-type="float">
            <text:p>0.00036</text:p>
          </table:table-cell>
          <table:table-cell table:formula="of:=(([.C10]/[.$K$5])-[.$K$3])/0.00000001" office:value-type="float" office:value="775112.404244802" calcext:value-type="float">
            <text:p>775112</text:p>
          </table:table-cell>
          <table:table-cell table:number-columns-repeated="3"/>
          <table:table-cell office:value-type="string" calcext:value-type="string">
            <text:p>years</text:p>
          </table:table-cell>
          <table:table-cell table:style-name="ce5" table:formula="of:=[.K9]/8766" office:value-type="float" office:value="0.0760514107536695" calcext:value-type="float">
            <text:p>0.08</text:p>
          </table:table-cell>
          <table:table-cell/>
          <table:table-cell table:style-name="ce3"/>
          <table:table-cell table:style-name="ce5" table:number-columns-repeated="3"/>
        </table:table-row>
        <table:table-row table:style-name="ro2">
          <table:table-cell table:formula="of:=NOW()+([.$K$10]*[.B12])" office:value-type="date" office:date-value="2023-04-15T03:31:00.08" calcext:value-type="date">
            <text:p>2023-04-15</text:p>
          </table:table-cell>
          <table:table-cell office:value-type="float" office:value="11" calcext:value-type="float">
            <text:p>11</text:p>
          </table:table-cell>
          <table:table-cell table:formula="of:=[.C11]*(([.$K$5]-1)/[.$K$5])-[.$K$3]" office:value-type="float" office:value="0.919337896375886" calcext:value-type="float">
            <text:p>0.919337896375886</text:p>
          </table:table-cell>
          <table:table-cell table:formula="of:=(([.C11]/[.$K$5])-[.$K$3])+[.D11]" office:value-type="float" office:value="0.0798621036241137" calcext:value-type="float">
            <text:p>0.079862103624114</text:p>
          </table:table-cell>
          <table:table-cell table:formula="of:=[.E11]+[.$K$3]" office:value-type="float" office:value="0.0004" calcext:value-type="float">
            <text:p>0.0004</text:p>
          </table:table-cell>
          <table:table-cell table:formula="of:=(([.C11]/[.$K$5])-[.$K$3])/0.00000001" office:value-type="float" office:value="768586.467542762" calcext:value-type="float">
            <text:p>768586</text:p>
          </table:table-cell>
          <table:table-cell table:number-columns-repeated="6"/>
          <table:table-cell table:style-name="ce3"/>
          <table:table-cell table:style-name="ce5" table:number-columns-repeated="3"/>
        </table:table-row>
        <table:table-row table:style-name="ro2">
          <table:table-cell table:formula="of:=NOW()+([.$K$10]*[.B13])" office:value-type="date" office:date-value="2023-05-12T22:11:00.08" calcext:value-type="date">
            <text:p>2023-05-12</text:p>
          </table:table-cell>
          <table:table-cell office:value-type="float" office:value="12" calcext:value-type="float">
            <text:p>12</text:p>
          </table:table-cell>
          <table:table-cell table:formula="of:=[.C12]*(([.$K$5]-1)/[.$K$5])-[.$K$3]" office:value-type="float" office:value="0.91163674723942" calcext:value-type="float">
            <text:p>0.91163674723942</text:p>
          </table:table-cell>
          <table:table-cell table:formula="of:=(([.C12]/[.$K$5])-[.$K$3])+[.D12]" office:value-type="float" office:value="0.0874832527605795" calcext:value-type="float">
            <text:p>0.08748325276058</text:p>
          </table:table-cell>
          <table:table-cell table:formula="of:=[.E12]+[.$K$3]" office:value-type="float" office:value="0.00044" calcext:value-type="float">
            <text:p>0.00044</text:p>
          </table:table-cell>
          <table:table-cell table:formula="of:=(([.C12]/[.$K$5])-[.$K$3])/0.00000001" office:value-type="float" office:value="762114.913646572" calcext:value-type="float">
            <text:p>762115</text:p>
          </table:table-cell>
          <table:table-cell table:number-columns-repeated="10"/>
        </table:table-row>
        <table:table-row table:style-name="ro2">
          <table:table-cell table:formula="of:=NOW()+([.$K$10]*[.B14])" office:value-type="date" office:date-value="2023-06-09T16:51:00.08" calcext:value-type="date">
            <text:p>2023-06-09</text:p>
          </table:table-cell>
          <table:table-cell office:value-type="float" office:value="13" calcext:value-type="float">
            <text:p>13</text:p>
          </table:table-cell>
          <table:table-cell table:formula="of:=[.C13]*(([.$K$5]-1)/[.$K$5])-[.$K$3]" office:value-type="float" office:value="0.903999774345759" calcext:value-type="float">
            <text:p>0.903999774345759</text:p>
          </table:table-cell>
          <table:table-cell table:formula="of:=(([.C13]/[.$K$5])-[.$K$3])+[.D13]" office:value-type="float" office:value="0.0950402256542413" calcext:value-type="float">
            <text:p>0.095040225654241</text:p>
          </table:table-cell>
          <table:table-cell table:formula="of:=[.E13]+[.$K$3]" office:value-type="float" office:value="0.00048" calcext:value-type="float">
            <text:p>0.00048</text:p>
          </table:table-cell>
          <table:table-cell table:formula="of:=(([.C13]/[.$K$5])-[.$K$3])/0.00000001" office:value-type="float" office:value="755697.289366184" calcext:value-type="float">
            <text:p>755697</text:p>
          </table:table-cell>
          <table:table-cell table:number-columns-repeated="10"/>
        </table:table-row>
        <table:table-row table:style-name="ro2">
          <table:table-cell table:formula="of:=NOW()+([.$K$10]*[.B15])" office:value-type="date" office:date-value="2023-07-07T11:31:00.08" calcext:value-type="date">
            <text:p>2023-07-07</text:p>
          </table:table-cell>
          <table:table-cell office:value-type="float" office:value="14" calcext:value-type="float">
            <text:p>14</text:p>
          </table:table-cell>
          <table:table-cell table:formula="of:=[.C14]*(([.$K$5]-1)/[.$K$5])-[.$K$3]" office:value-type="float" office:value="0.896426442892877" calcext:value-type="float">
            <text:p>0.896426442892877</text:p>
          </table:table-cell>
          <table:table-cell table:formula="of:=(([.C14]/[.$K$5])-[.$K$3])+[.D14]" office:value-type="float" office:value="0.102533557107123" calcext:value-type="float">
            <text:p>0.102533557107123</text:p>
          </table:table-cell>
          <table:table-cell table:formula="of:=[.E14]+[.$K$3]" office:value-type="float" office:value="0.00052" calcext:value-type="float">
            <text:p>0.00052</text:p>
          </table:table-cell>
          <table:table-cell table:formula="of:=(([.C14]/[.$K$5])-[.$K$3])/0.00000001" office:value-type="float" office:value="749333.145288132" calcext:value-type="float">
            <text:p>749333</text:p>
          </table:table-cell>
          <table:table-cell table:number-columns-repeated="10"/>
        </table:table-row>
        <table:table-row table:style-name="ro2">
          <table:table-cell table:formula="of:=NOW()+([.$K$10]*[.B16])" office:value-type="date" office:date-value="2023-08-04T06:11:00.08" calcext:value-type="date">
            <text:p>2023-08-04</text:p>
          </table:table-cell>
          <table:table-cell office:value-type="float" office:value="15" calcext:value-type="float">
            <text:p>15</text:p>
          </table:table-cell>
          <table:table-cell table:formula="of:=[.C15]*(([.$K$5]-1)/[.$K$5])-[.$K$3]" office:value-type="float" office:value="0.888916222535437" calcext:value-type="float">
            <text:p>0.888916222535437</text:p>
          </table:table-cell>
          <table:table-cell table:formula="of:=(([.C15]/[.$K$5])-[.$K$3])+[.D15]" office:value-type="float" office:value="0.109963777464563" calcext:value-type="float">
            <text:p>0.109963777464563</text:p>
          </table:table-cell>
          <table:table-cell table:formula="of:=[.E15]+[.$K$3]" office:value-type="float" office:value="0.00056" calcext:value-type="float">
            <text:p>0.00056</text:p>
          </table:table-cell>
          <table:table-cell table:formula="of:=(([.C15]/[.$K$5])-[.$K$3])/0.00000001" office:value-type="float" office:value="743022.035744064" calcext:value-type="float">
            <text:p>743022</text:p>
          </table:table-cell>
          <table:table-cell table:number-columns-repeated="10"/>
        </table:table-row>
        <table:table-row table:style-name="ro2">
          <table:table-cell table:formula="of:=NOW()+([.$K$10]*[.B17])" office:value-type="date" office:date-value="2023-09-01T00:51:00.08" calcext:value-type="date">
            <text:p>2023-09-01</text:p>
          </table:table-cell>
          <table:table-cell office:value-type="float" office:value="16" calcext:value-type="float">
            <text:p>16</text:p>
          </table:table-cell>
          <table:table-cell table:formula="of:=[.C16]*(([.$K$5]-1)/[.$K$5])-[.$K$3]" office:value-type="float" office:value="0.881468587347641" calcext:value-type="float">
            <text:p>0.881468587347641</text:p>
          </table:table-cell>
          <table:table-cell table:formula="of:=(([.C16]/[.$K$5])-[.$K$3])+[.D16]" office:value-type="float" office:value="0.117331412652359" calcext:value-type="float">
            <text:p>0.117331412652359</text:p>
          </table:table-cell>
          <table:table-cell table:formula="of:=[.E16]+[.$K$3]" office:value-type="float" office:value="0.0006" calcext:value-type="float">
            <text:p>0.0006</text:p>
          </table:table-cell>
          <table:table-cell table:formula="of:=(([.C16]/[.$K$5])-[.$K$3])/0.00000001" office:value-type="float" office:value="736763.518779531" calcext:value-type="float">
            <text:p>736764</text:p>
          </table:table-cell>
          <table:table-cell table:number-columns-repeated="10"/>
        </table:table-row>
        <table:table-row table:style-name="ro2">
          <table:table-cell table:formula="of:=NOW()+([.$K$10]*[.B18])" office:value-type="date" office:date-value="2023-09-28T19:31:00.08" calcext:value-type="date">
            <text:p>2023-09-28</text:p>
          </table:table-cell>
          <table:table-cell office:value-type="float" office:value="17" calcext:value-type="float">
            <text:p>17</text:p>
          </table:table-cell>
          <table:table-cell table:formula="of:=[.C17]*(([.$K$5]-1)/[.$K$5])-[.$K$3]" office:value-type="float" office:value="0.874083015786411" calcext:value-type="float">
            <text:p>0.874083015786411</text:p>
          </table:table-cell>
          <table:table-cell table:formula="of:=(([.C17]/[.$K$5])-[.$K$3])+[.D17]" office:value-type="float" office:value="0.124636984213589" calcext:value-type="float">
            <text:p>0.124636984213589</text:p>
          </table:table-cell>
          <table:table-cell table:formula="of:=[.E17]+[.$K$3]" office:value-type="float" office:value="0.00064" calcext:value-type="float">
            <text:p>0.00064</text:p>
          </table:table-cell>
          <table:table-cell table:formula="of:=(([.C17]/[.$K$5])-[.$K$3])/0.00000001" office:value-type="float" office:value="730557.156123034" calcext:value-type="float">
            <text:p>730557</text:p>
          </table:table-cell>
          <table:table-cell table:number-columns-repeated="10"/>
        </table:table-row>
        <table:table-row table:style-name="ro2">
          <table:table-cell table:formula="of:=NOW()+([.$K$10]*[.B19])" office:value-type="date" office:date-value="2023-10-26T14:11:00.08" calcext:value-type="date">
            <text:p>2023-10-26</text:p>
          </table:table-cell>
          <table:table-cell office:value-type="float" office:value="18" calcext:value-type="float">
            <text:p>18</text:p>
          </table:table-cell>
          <table:table-cell table:formula="of:=[.C18]*(([.$K$5]-1)/[.$K$5])-[.$K$3]" office:value-type="float" office:value="0.866758990654858" calcext:value-type="float">
            <text:p>0.866758990654858</text:p>
          </table:table-cell>
          <table:table-cell table:formula="of:=(([.C18]/[.$K$5])-[.$K$3])+[.D18]" office:value-type="float" office:value="0.131881009345142" calcext:value-type="float">
            <text:p>0.131881009345142</text:p>
          </table:table-cell>
          <table:table-cell table:formula="of:=[.E18]+[.$K$3]" office:value-type="float" office:value="0.00068" calcext:value-type="float">
            <text:p>0.00068</text:p>
          </table:table-cell>
          <table:table-cell table:formula="of:=(([.C18]/[.$K$5])-[.$K$3])/0.00000001" office:value-type="float" office:value="724402.513155342" calcext:value-type="float">
            <text:p>724403</text:p>
          </table:table-cell>
          <table:table-cell table:number-columns-repeated="10"/>
        </table:table-row>
        <table:table-row table:style-name="ro2">
          <table:table-cell table:formula="of:=NOW()+([.$K$10]*[.B20])" office:value-type="date" office:date-value="2023-11-23T08:51:00.08" calcext:value-type="date">
            <text:p>2023-11-23</text:p>
          </table:table-cell>
          <table:table-cell office:value-type="float" office:value="19" calcext:value-type="float">
            <text:p>19</text:p>
          </table:table-cell>
          <table:table-cell table:formula="of:=[.C19]*(([.$K$5]-1)/[.$K$5])-[.$K$3]" office:value-type="float" office:value="0.859495999066067" calcext:value-type="float">
            <text:p>0.859495999066067</text:p>
          </table:table-cell>
          <table:table-cell table:formula="of:=(([.C19]/[.$K$5])-[.$K$3])+[.D19]" office:value-type="float" office:value="0.139064000933933" calcext:value-type="float">
            <text:p>0.139064000933933</text:p>
          </table:table-cell>
          <table:table-cell table:formula="of:=[.E19]+[.$K$3]" office:value-type="float" office:value="0.00072" calcext:value-type="float">
            <text:p>0.00072</text:p>
          </table:table-cell>
          <table:table-cell table:formula="of:=(([.C19]/[.$K$5])-[.$K$3])/0.00000001" office:value-type="float" office:value="718299.158879048" calcext:value-type="float">
            <text:p>718299</text:p>
          </table:table-cell>
          <table:table-cell table:number-columns-repeated="10"/>
        </table:table-row>
        <table:table-row table:style-name="ro2">
          <table:table-cell table:formula="of:=NOW()+([.$K$10]*[.B21])" office:value-type="date" office:date-value="2023-12-21T03:31:00.08" calcext:value-type="date">
            <text:p>2023-12-21</text:p>
          </table:table-cell>
          <table:table-cell office:value-type="float" office:value="20" calcext:value-type="float">
            <text:p>20</text:p>
          </table:table-cell>
          <table:table-cell table:formula="of:=[.C20]*(([.$K$5]-1)/[.$K$5])-[.$K$3]" office:value-type="float" office:value="0.852293532407183" calcext:value-type="float">
            <text:p>0.852293532407183</text:p>
          </table:table-cell>
          <table:table-cell table:formula="of:=(([.C20]/[.$K$5])-[.$K$3])+[.D20]" office:value-type="float" office:value="0.146186467592817" calcext:value-type="float">
            <text:p>0.146186467592817</text:p>
          </table:table-cell>
          <table:table-cell table:formula="of:=[.E20]+[.$K$3]" office:value-type="float" office:value="0.00076" calcext:value-type="float">
            <text:p>0.00076</text:p>
          </table:table-cell>
          <table:table-cell table:formula="of:=(([.C20]/[.$K$5])-[.$K$3])/0.00000001" office:value-type="float" office:value="712246.665888389" calcext:value-type="float">
            <text:p>712247</text:p>
          </table:table-cell>
          <table:table-cell table:number-columns-repeated="10"/>
        </table:table-row>
        <table:table-row table:style-name="ro2">
          <table:table-cell table:formula="of:=NOW()+([.$K$10]*[.B22])" office:value-type="date" office:date-value="2024-01-17T22:11:00.08" calcext:value-type="date">
            <text:p>2024-01-17</text:p>
          </table:table-cell>
          <table:table-cell office:value-type="float" office:value="21" calcext:value-type="float">
            <text:p>21</text:p>
          </table:table-cell>
          <table:table-cell table:formula="of:=[.C21]*(([.$K$5]-1)/[.$K$5])-[.$K$3]" office:value-type="float" office:value="0.84515108630379" calcext:value-type="float">
            <text:p>0.84515108630379</text:p>
          </table:table-cell>
          <table:table-cell table:formula="of:=(([.C21]/[.$K$5])-[.$K$3])+[.D21]" office:value-type="float" office:value="0.15324891369621" calcext:value-type="float">
            <text:p>0.15324891369621</text:p>
          </table:table-cell>
          <table:table-cell table:formula="of:=[.E21]+[.$K$3]" office:value-type="float" office:value="0.0008" calcext:value-type="float">
            <text:p>0.0008</text:p>
          </table:table-cell>
          <table:table-cell table:formula="of:=(([.C21]/[.$K$5])-[.$K$3])/0.00000001" office:value-type="float" office:value="706244.610339319" calcext:value-type="float">
            <text:p>706245</text:p>
          </table:table-cell>
          <table:table-cell table:number-columns-repeated="10"/>
        </table:table-row>
        <table:table-row table:style-name="ro2">
          <table:table-cell table:formula="of:=NOW()+([.$K$10]*[.B23])" office:value-type="date" office:date-value="2024-02-14T16:51:00.08" calcext:value-type="date">
            <text:p>2024-02-14</text:p>
          </table:table-cell>
          <table:table-cell office:value-type="float" office:value="22" calcext:value-type="float">
            <text:p>22</text:p>
          </table:table-cell>
          <table:table-cell table:formula="of:=[.C22]*(([.$K$5]-1)/[.$K$5])-[.$K$3]" office:value-type="float" office:value="0.838068160584592" calcext:value-type="float">
            <text:p>0.838068160584592</text:p>
          </table:table-cell>
          <table:table-cell table:formula="of:=(([.C22]/[.$K$5])-[.$K$3])+[.D22]" office:value-type="float" office:value="0.160251839415408" calcext:value-type="float">
            <text:p>0.160251839415408</text:p>
          </table:table-cell>
          <table:table-cell table:formula="of:=[.E22]+[.$K$3]" office:value-type="float" office:value="0.00084" calcext:value-type="float">
            <text:p>0.00084</text:p>
          </table:table-cell>
          <table:table-cell table:formula="of:=(([.C22]/[.$K$5])-[.$K$3])/0.00000001" office:value-type="float" office:value="700292.571919825" calcext:value-type="float">
            <text:p>700293</text:p>
          </table:table-cell>
          <table:table-cell table:number-columns-repeated="10"/>
        </table:table-row>
        <table:table-row table:style-name="ro2">
          <table:table-cell table:formula="of:=NOW()+([.$K$10]*[.B24])" office:value-type="date" office:date-value="2024-03-13T11:31:00.08" calcext:value-type="date">
            <text:p>2024-03-13</text:p>
          </table:table-cell>
          <table:table-cell office:value-type="float" office:value="23" calcext:value-type="float">
            <text:p>23</text:p>
          </table:table-cell>
          <table:table-cell table:formula="of:=[.C23]*(([.$K$5]-1)/[.$K$5])-[.$K$3]" office:value-type="float" office:value="0.831044259246387" calcext:value-type="float">
            <text:p>0.831044259246387</text:p>
          </table:table-cell>
          <table:table-cell table:formula="of:=(([.C23]/[.$K$5])-[.$K$3])+[.D23]" office:value-type="float" office:value="0.167195740753613" calcext:value-type="float">
            <text:p>0.167195740753613</text:p>
          </table:table-cell>
          <table:table-cell table:formula="of:=[.E23]+[.$K$3]" office:value-type="float" office:value="0.00088" calcext:value-type="float">
            <text:p>0.00088</text:p>
          </table:table-cell>
          <table:table-cell table:formula="of:=(([.C23]/[.$K$5])-[.$K$3])/0.00000001" office:value-type="float" office:value="694390.133820493" calcext:value-type="float">
            <text:p>694390</text:p>
          </table:table-cell>
          <table:table-cell table:number-columns-repeated="10"/>
        </table:table-row>
        <table:table-row table:style-name="ro2">
          <table:table-cell table:formula="of:=NOW()+([.$K$10]*[.B25])" office:value-type="date" office:date-value="2024-04-10T06:11:00.08" calcext:value-type="date">
            <text:p>2024-04-10</text:p>
          </table:table-cell>
          <table:table-cell office:value-type="float" office:value="24" calcext:value-type="float">
            <text:p>24</text:p>
          </table:table-cell>
          <table:table-cell table:formula="of:=[.C24]*(([.$K$5]-1)/[.$K$5])-[.$K$3]" office:value-type="float" office:value="0.824078890419334" calcext:value-type="float">
            <text:p>0.824078890419334</text:p>
          </table:table-cell>
          <table:table-cell table:formula="of:=(([.C24]/[.$K$5])-[.$K$3])+[.D24]" office:value-type="float" office:value="0.174081109580666" calcext:value-type="float">
            <text:p>0.174081109580666</text:p>
          </table:table-cell>
          <table:table-cell table:formula="of:=[.E24]+[.$K$3]" office:value-type="float" office:value="0.00092" calcext:value-type="float">
            <text:p>0.00092</text:p>
          </table:table-cell>
          <table:table-cell table:formula="of:=(([.C24]/[.$K$5])-[.$K$3])/0.00000001" office:value-type="float" office:value="688536.882705322" calcext:value-type="float">
            <text:p>688537</text:p>
          </table:table-cell>
          <table:table-cell table:number-columns-repeated="10"/>
        </table:table-row>
        <table:table-row table:style-name="ro2">
          <table:table-cell table:formula="of:=NOW()+([.$K$10]*[.B26])" office:value-type="date" office:date-value="2024-05-08T00:51:00.08" calcext:value-type="date">
            <text:p>2024-05-08</text:p>
          </table:table-cell>
          <table:table-cell office:value-type="float" office:value="25" calcext:value-type="float">
            <text:p>25</text:p>
          </table:table-cell>
          <table:table-cell table:formula="of:=[.C25]*(([.$K$5]-1)/[.$K$5])-[.$K$3]" office:value-type="float" office:value="0.817171566332506" calcext:value-type="float">
            <text:p>0.817171566332506</text:p>
          </table:table-cell>
          <table:table-cell table:formula="of:=(([.C25]/[.$K$5])-[.$K$3])+[.D25]" office:value-type="float" office:value="0.180908433667494" calcext:value-type="float">
            <text:p>0.180908433667494</text:p>
          </table:table-cell>
          <table:table-cell table:formula="of:=[.E25]+[.$K$3]" office:value-type="float" office:value="0.00096" calcext:value-type="float">
            <text:p>0.00096</text:p>
          </table:table-cell>
          <table:table-cell table:formula="of:=(([.C25]/[.$K$5])-[.$K$3])/0.00000001" office:value-type="float" office:value="682732.408682778" calcext:value-type="float">
            <text:p>682732</text:p>
          </table:table-cell>
          <table:table-cell table:number-columns-repeated="10"/>
        </table:table-row>
        <table:table-row table:style-name="ro2">
          <table:table-cell table:formula="of:=NOW()+([.$K$10]*[.B27])" office:value-type="date" office:date-value="2024-06-04T19:31:00.08" calcext:value-type="date">
            <text:p>2024-06-04</text:p>
          </table:table-cell>
          <table:table-cell office:value-type="float" office:value="26" calcext:value-type="float">
            <text:p>26</text:p>
          </table:table-cell>
          <table:table-cell table:formula="of:=[.C26]*(([.$K$5]-1)/[.$K$5])-[.$K$3]" office:value-type="float" office:value="0.810321803279735" calcext:value-type="float">
            <text:p>0.810321803279735</text:p>
          </table:table-cell>
          <table:table-cell table:formula="of:=(([.C26]/[.$K$5])-[.$K$3])+[.D26]" office:value-type="float" office:value="0.187678196720265" calcext:value-type="float">
            <text:p>0.187678196720265</text:p>
          </table:table-cell>
          <table:table-cell table:formula="of:=[.E26]+[.$K$3]" office:value-type="float" office:value="0.001" calcext:value-type="float">
            <text:p>0.001</text:p>
          </table:table-cell>
          <table:table-cell table:formula="of:=(([.C26]/[.$K$5])-[.$K$3])/0.00000001" office:value-type="float" office:value="676976.305277088" calcext:value-type="float">
            <text:p>676976</text:p>
          </table:table-cell>
          <table:table-cell table:number-columns-repeated="10"/>
        </table:table-row>
        <table:table-row table:style-name="ro2">
          <table:table-cell table:formula="of:=NOW()+([.$K$10]*[.B28])" office:value-type="date" office:date-value="2024-07-02T14:11:00.08" calcext:value-type="date">
            <text:p>2024-07-02</text:p>
          </table:table-cell>
          <table:table-cell office:value-type="float" office:value="27" calcext:value-type="float">
            <text:p>27</text:p>
          </table:table-cell>
          <table:table-cell table:formula="of:=[.C27]*(([.$K$5]-1)/[.$K$5])-[.$K$3]" office:value-type="float" office:value="0.803529121585737" calcext:value-type="float">
            <text:p>0.803529121585737</text:p>
          </table:table-cell>
          <table:table-cell table:formula="of:=(([.C27]/[.$K$5])-[.$K$3])+[.D27]" office:value-type="float" office:value="0.194390878414263" calcext:value-type="float">
            <text:p>0.194390878414263</text:p>
          </table:table-cell>
          <table:table-cell table:formula="of:=[.E27]+[.$K$3]" office:value-type="float" office:value="0.00104" calcext:value-type="float">
            <text:p>0.00104</text:p>
          </table:table-cell>
          <table:table-cell table:formula="of:=(([.C27]/[.$K$5])-[.$K$3])/0.00000001" office:value-type="float" office:value="671268.169399779" calcext:value-type="float">
            <text:p>671268</text:p>
          </table:table-cell>
          <table:table-cell table:number-columns-repeated="10"/>
        </table:table-row>
        <table:table-row table:style-name="ro2">
          <table:table-cell table:formula="of:=NOW()+([.$K$10]*[.B29])" office:value-type="date" office:date-value="2024-07-30T08:51:00.08" calcext:value-type="date">
            <text:p>2024-07-30</text:p>
          </table:table-cell>
          <table:table-cell office:value-type="float" office:value="28" calcext:value-type="float">
            <text:p>28</text:p>
          </table:table-cell>
          <table:table-cell table:formula="of:=[.C28]*(([.$K$5]-1)/[.$K$5])-[.$K$3]" office:value-type="float" office:value="0.796793045572523" calcext:value-type="float">
            <text:p>0.796793045572523</text:p>
          </table:table-cell>
          <table:table-cell table:formula="of:=(([.C28]/[.$K$5])-[.$K$3])+[.D28]" office:value-type="float" office:value="0.201046954427477" calcext:value-type="float">
            <text:p>0.201046954427477</text:p>
          </table:table-cell>
          <table:table-cell table:formula="of:=[.E28]+[.$K$3]" office:value-type="float" office:value="0.00108" calcext:value-type="float">
            <text:p>0.00108</text:p>
          </table:table-cell>
          <table:table-cell table:formula="of:=(([.C28]/[.$K$5])-[.$K$3])/0.00000001" office:value-type="float" office:value="665607.601321448" calcext:value-type="float">
            <text:p>665608</text:p>
          </table:table-cell>
          <table:table-cell table:number-columns-repeated="10"/>
        </table:table-row>
        <table:table-row table:style-name="ro2">
          <table:table-cell table:formula="of:=NOW()+([.$K$10]*[.B30])" office:value-type="date" office:date-value="2024-08-27T03:31:00.08" calcext:value-type="date">
            <text:p>2024-08-27</text:p>
          </table:table-cell>
          <table:table-cell office:value-type="float" office:value="29" calcext:value-type="float">
            <text:p>29</text:p>
          </table:table-cell>
          <table:table-cell table:formula="of:=[.C29]*(([.$K$5]-1)/[.$K$5])-[.$K$3]" office:value-type="float" office:value="0.790113103526085" calcext:value-type="float">
            <text:p>0.790113103526085</text:p>
          </table:table-cell>
          <table:table-cell table:formula="of:=(([.C29]/[.$K$5])-[.$K$3])+[.D29]" office:value-type="float" office:value="0.207646896473915" calcext:value-type="float">
            <text:p>0.207646896473915</text:p>
          </table:table-cell>
          <table:table-cell table:formula="of:=[.E29]+[.$K$3]" office:value-type="float" office:value="0.00112" calcext:value-type="float">
            <text:p>0.00112</text:p>
          </table:table-cell>
          <table:table-cell table:formula="of:=(([.C29]/[.$K$5])-[.$K$3])/0.00000001" office:value-type="float" office:value="659994.204643769" calcext:value-type="float">
            <text:p>659994</text:p>
          </table:table-cell>
          <table:table-cell table:number-columns-repeated="10"/>
        </table:table-row>
        <table:table-row table:style-name="ro2">
          <table:table-cell table:formula="of:=NOW()+([.$K$10]*[.B31])" office:value-type="date" office:date-value="2024-09-23T22:11:00.08" calcext:value-type="date">
            <text:p>2024-09-23</text:p>
          </table:table-cell>
          <table:table-cell office:value-type="float" office:value="30" calcext:value-type="float">
            <text:p>30</text:p>
          </table:table-cell>
          <table:table-cell table:formula="of:=[.C30]*(([.$K$5]-1)/[.$K$5])-[.$K$3]" office:value-type="float" office:value="0.783488827663367" calcext:value-type="float">
            <text:p>0.783488827663367</text:p>
          </table:table-cell>
          <table:table-cell table:formula="of:=(([.C30]/[.$K$5])-[.$K$3])+[.D30]" office:value-type="float" office:value="0.214191172336632" calcext:value-type="float">
            <text:p>0.214191172336632</text:p>
          </table:table-cell>
          <table:table-cell table:formula="of:=[.E30]+[.$K$3]" office:value-type="float" office:value="0.00116" calcext:value-type="float">
            <text:p>0.00116</text:p>
          </table:table-cell>
          <table:table-cell table:formula="of:=(([.C30]/[.$K$5])-[.$K$3])/0.00000001" office:value-type="float" office:value="654427.586271737" calcext:value-type="float">
            <text:p>654428</text:p>
          </table:table-cell>
          <table:table-cell table:number-columns-repeated="10"/>
        </table:table-row>
        <table:table-row table:style-name="ro2">
          <table:table-cell table:formula="of:=NOW()+([.$K$10]*[.B32])" office:value-type="date" office:date-value="2024-10-21T16:51:00.08" calcext:value-type="date">
            <text:p>2024-10-21</text:p>
          </table:table-cell>
          <table:table-cell office:value-type="float" office:value="31" calcext:value-type="float">
            <text:p>31</text:p>
          </table:table-cell>
          <table:table-cell table:formula="of:=[.C31]*(([.$K$5]-1)/[.$K$5])-[.$K$3]" office:value-type="float" office:value="0.776919754099506" calcext:value-type="float">
            <text:p>0.776919754099506</text:p>
          </table:table-cell>
          <table:table-cell table:formula="of:=(([.C31]/[.$K$5])-[.$K$3])+[.D31]" office:value-type="float" office:value="0.220680245900494" calcext:value-type="float">
            <text:p>0.220680245900494</text:p>
          </table:table-cell>
          <table:table-cell table:formula="of:=[.E31]+[.$K$3]" office:value-type="float" office:value="0.0012" calcext:value-type="float">
            <text:p>0.0012</text:p>
          </table:table-cell>
          <table:table-cell table:formula="of:=(([.C31]/[.$K$5])-[.$K$3])/0.00000001" office:value-type="float" office:value="648907.35638614" calcext:value-type="float">
            <text:p>648907</text:p>
          </table:table-cell>
          <table:table-cell table:number-columns-repeated="10"/>
        </table:table-row>
        <table:table-row table:style-name="ro2">
          <table:table-cell table:formula="of:=NOW()+([.$K$10]*[.B33])" office:value-type="date" office:date-value="2024-11-18T11:31:00.08" calcext:value-type="date">
            <text:p>2024-11-18</text:p>
          </table:table-cell>
          <table:table-cell office:value-type="float" office:value="32" calcext:value-type="float">
            <text:p>32</text:p>
          </table:table-cell>
          <table:table-cell table:formula="of:=[.C32]*(([.$K$5]-1)/[.$K$5])-[.$K$3]" office:value-type="float" office:value="0.770405422815344" calcext:value-type="float">
            <text:p>0.770405422815344</text:p>
          </table:table-cell>
          <table:table-cell table:formula="of:=(([.C32]/[.$K$5])-[.$K$3])+[.D32]" office:value-type="float" office:value="0.227114577184656" calcext:value-type="float">
            <text:p>0.227114577184656</text:p>
          </table:table-cell>
          <table:table-cell table:formula="of:=[.E32]+[.$K$3]" office:value-type="float" office:value="0.00124" calcext:value-type="float">
            <text:p>0.00124</text:p>
          </table:table-cell>
          <table:table-cell table:formula="of:=(([.C32]/[.$K$5])-[.$K$3])/0.00000001" office:value-type="float" office:value="643433.128416255" calcext:value-type="float">
            <text:p>643433</text:p>
          </table:table-cell>
          <table:table-cell table:number-columns-repeated="10"/>
        </table:table-row>
        <table:table-row table:style-name="ro2">
          <table:table-cell table:formula="of:=NOW()+([.$K$10]*[.B34])" office:value-type="date" office:date-value="2024-12-16T06:11:00.08" calcext:value-type="date">
            <text:p>2024-12-16</text:p>
          </table:table-cell>
          <table:table-cell office:value-type="float" office:value="33" calcext:value-type="float">
            <text:p>33</text:p>
          </table:table-cell>
          <table:table-cell table:formula="of:=[.C33]*(([.$K$5]-1)/[.$K$5])-[.$K$3]" office:value-type="float" office:value="0.763945377625216" calcext:value-type="float">
            <text:p>0.763945377625216</text:p>
          </table:table-cell>
          <table:table-cell table:formula="of:=(([.C33]/[.$K$5])-[.$K$3])+[.D33]" office:value-type="float" office:value="0.233494622374784" calcext:value-type="float">
            <text:p>0.233494622374784</text:p>
          </table:table-cell>
          <table:table-cell table:formula="of:=[.E33]+[.$K$3]" office:value-type="float" office:value="0.00128" calcext:value-type="float">
            <text:p>0.00128</text:p>
          </table:table-cell>
          <table:table-cell table:formula="of:=(([.C33]/[.$K$5])-[.$K$3])/0.00000001" office:value-type="float" office:value="638004.519012786" calcext:value-type="float">
            <text:p>638005</text:p>
          </table:table-cell>
          <table:table-cell table:number-columns-repeated="10"/>
        </table:table-row>
        <table:table-row table:style-name="ro2">
          <table:table-cell table:formula="of:=NOW()+([.$K$10]*[.B35])" office:value-type="date" office:date-value="2025-01-13T00:51:00.08" calcext:value-type="date">
            <text:p>2025-01-13</text:p>
          </table:table-cell>
          <table:table-cell office:value-type="float" office:value="34" calcext:value-type="float">
            <text:p>34</text:p>
          </table:table-cell>
          <table:table-cell table:formula="of:=[.C34]*(([.$K$5]-1)/[.$K$5])-[.$K$3]" office:value-type="float" office:value="0.757539166145005" calcext:value-type="float">
            <text:p>0.757539166145005</text:p>
          </table:table-cell>
          <table:table-cell table:formula="of:=(([.C34]/[.$K$5])-[.$K$3])+[.D34]" office:value-type="float" office:value="0.239820833854994" calcext:value-type="float">
            <text:p>0.239820833854994</text:p>
          </table:table-cell>
          <table:table-cell table:formula="of:=[.E34]+[.$K$3]" office:value-type="float" office:value="0.00132" calcext:value-type="float">
            <text:p>0.00132</text:p>
          </table:table-cell>
          <table:table-cell table:formula="of:=(([.C34]/[.$K$5])-[.$K$3])/0.00000001" office:value-type="float" office:value="632621.148021013" calcext:value-type="float">
            <text:p>632621</text:p>
          </table:table-cell>
          <table:table-cell table:number-columns-repeated="10"/>
        </table:table-row>
        <table:table-row table:style-name="ro2">
          <table:table-cell table:formula="of:=NOW()+([.$K$10]*[.B36])" office:value-type="date" office:date-value="2025-02-09T19:31:00.08" calcext:value-type="date">
            <text:p>2025-02-09</text:p>
          </table:table-cell>
          <table:table-cell office:value-type="float" office:value="35" calcext:value-type="float">
            <text:p>35</text:p>
          </table:table-cell>
          <table:table-cell table:formula="of:=[.C35]*(([.$K$5]-1)/[.$K$5])-[.$K$3]" office:value-type="float" office:value="0.751186339760464" calcext:value-type="float">
            <text:p>0.751186339760464</text:p>
          </table:table-cell>
          <table:table-cell table:formula="of:=(([.C35]/[.$K$5])-[.$K$3])+[.D35]" office:value-type="float" office:value="0.246093660239536" calcext:value-type="float">
            <text:p>0.246093660239536</text:p>
          </table:table-cell>
          <table:table-cell table:formula="of:=[.E35]+[.$K$3]" office:value-type="float" office:value="0.00136" calcext:value-type="float">
            <text:p>0.00136</text:p>
          </table:table-cell>
          <table:table-cell table:formula="of:=(([.C35]/[.$K$5])-[.$K$3])/0.00000001" office:value-type="float" office:value="627282.638454171" calcext:value-type="float">
            <text:p>627283</text:p>
          </table:table-cell>
          <table:table-cell table:number-columns-repeated="10"/>
        </table:table-row>
        <table:table-row table:style-name="ro2">
          <table:table-cell table:formula="of:=NOW()+([.$K$10]*[.B37])" office:value-type="date" office:date-value="2025-03-09T14:11:00.08" calcext:value-type="date">
            <text:p>2025-03-09</text:p>
          </table:table-cell>
          <table:table-cell office:value-type="float" office:value="36" calcext:value-type="float">
            <text:p>36</text:p>
          </table:table-cell>
          <table:table-cell table:formula="of:=[.C36]*(([.$K$5]-1)/[.$K$5])-[.$K$3]" office:value-type="float" office:value="0.744886453595793" calcext:value-type="float">
            <text:p>0.744886453595793</text:p>
          </table:table-cell>
          <table:table-cell table:formula="of:=(([.C36]/[.$K$5])-[.$K$3])+[.D36]" office:value-type="float" office:value="0.252313546404206" calcext:value-type="float">
            <text:p>0.252313546404206</text:p>
          </table:table-cell>
          <table:table-cell table:formula="of:=[.E36]+[.$K$3]" office:value-type="float" office:value="0.0014" calcext:value-type="float">
            <text:p>0.0014</text:p>
          </table:table-cell>
          <table:table-cell table:formula="of:=(([.C36]/[.$K$5])-[.$K$3])/0.00000001" office:value-type="float" office:value="621988.616467053" calcext:value-type="float">
            <text:p>621989</text:p>
          </table:table-cell>
          <table:table-cell table:number-columns-repeated="10"/>
        </table:table-row>
        <table:table-row table:style-name="ro2">
          <table:table-cell table:formula="of:=NOW()+([.$K$10]*[.B38])" office:value-type="date" office:date-value="2025-04-06T08:51:00.08" calcext:value-type="date">
            <text:p>2025-04-06</text:p>
          </table:table-cell>
          <table:table-cell office:value-type="float" office:value="37" calcext:value-type="float">
            <text:p>37</text:p>
          </table:table-cell>
          <table:table-cell table:formula="of:=[.C37]*(([.$K$5]-1)/[.$K$5])-[.$K$3]" office:value-type="float" office:value="0.738639066482495" calcext:value-type="float">
            <text:p>0.738639066482495</text:p>
          </table:table-cell>
          <table:table-cell table:formula="of:=(([.C37]/[.$K$5])-[.$K$3])+[.D37]" office:value-type="float" office:value="0.258480933517505" calcext:value-type="float">
            <text:p>0.258480933517505</text:p>
          </table:table-cell>
          <table:table-cell table:formula="of:=[.E37]+[.$K$3]" office:value-type="float" office:value="0.00144" calcext:value-type="float">
            <text:p>0.00144</text:p>
          </table:table-cell>
          <table:table-cell table:formula="of:=(([.C37]/[.$K$5])-[.$K$3])/0.00000001" office:value-type="float" office:value="616738.711329828" calcext:value-type="float">
            <text:p>616739</text:p>
          </table:table-cell>
          <table:table-cell table:number-columns-repeated="10"/>
        </table:table-row>
        <table:table-row table:style-name="ro2">
          <table:table-cell table:formula="of:=NOW()+([.$K$10]*[.B39])" office:value-type="date" office:date-value="2025-05-04T03:31:00.08" calcext:value-type="date">
            <text:p>2025-05-04</text:p>
          </table:table-cell>
          <table:table-cell office:value-type="float" office:value="38" calcext:value-type="float">
            <text:p>38</text:p>
          </table:table-cell>
          <table:table-cell table:formula="of:=[.C38]*(([.$K$5]-1)/[.$K$5])-[.$K$3]" office:value-type="float" office:value="0.732443740928474" calcext:value-type="float">
            <text:p>0.732443740928474</text:p>
          </table:table-cell>
          <table:table-cell table:formula="of:=(([.C38]/[.$K$5])-[.$K$3])+[.D38]" office:value-type="float" office:value="0.264596259071526" calcext:value-type="float">
            <text:p>0.264596259071526</text:p>
          </table:table-cell>
          <table:table-cell table:formula="of:=[.E38]+[.$K$3]" office:value-type="float" office:value="0.00148" calcext:value-type="float">
            <text:p>0.00148</text:p>
          </table:table-cell>
          <table:table-cell table:formula="of:=(([.C38]/[.$K$5])-[.$K$3])/0.00000001" office:value-type="float" office:value="611532.555402079" calcext:value-type="float">
            <text:p>611533</text:p>
          </table:table-cell>
          <table:table-cell table:number-columns-repeated="10"/>
        </table:table-row>
        <table:table-row table:style-name="ro2">
          <table:table-cell table:formula="of:=NOW()+([.$K$10]*[.B40])" office:value-type="date" office:date-value="2025-05-31T22:11:00.08" calcext:value-type="date">
            <text:p>2025-05-31</text:p>
          </table:table-cell>
          <table:table-cell office:value-type="float" office:value="39" calcext:value-type="float">
            <text:p>39</text:p>
          </table:table-cell>
          <table:table-cell table:formula="of:=[.C39]*(([.$K$5]-1)/[.$K$5])-[.$K$3]" office:value-type="float" office:value="0.726300043087403" calcext:value-type="float">
            <text:p>0.726300043087403</text:p>
          </table:table-cell>
          <table:table-cell table:formula="of:=(([.C39]/[.$K$5])-[.$K$3])+[.D39]" office:value-type="float" office:value="0.270659956912596" calcext:value-type="float">
            <text:p>0.270659956912596</text:p>
          </table:table-cell>
          <table:table-cell table:formula="of:=[.E39]+[.$K$3]" office:value-type="float" office:value="0.00152" calcext:value-type="float">
            <text:p>0.00152</text:p>
          </table:table-cell>
          <table:table-cell table:formula="of:=(([.C39]/[.$K$5])-[.$K$3])/0.00000001" office:value-type="float" office:value="606369.784107062" calcext:value-type="float">
            <text:p>606370</text:p>
          </table:table-cell>
          <table:table-cell table:number-columns-repeated="10"/>
        </table:table-row>
        <table:table-row table:style-name="ro2">
          <table:table-cell table:formula="of:=NOW()+([.$K$10]*[.B41])" office:value-type="date" office:date-value="2025-06-28T16:51:00.08" calcext:value-type="date">
            <text:p>2025-06-28</text:p>
          </table:table-cell>
          <table:table-cell office:value-type="float" office:value="40" calcext:value-type="float">
            <text:p>40</text:p>
          </table:table-cell>
          <table:table-cell table:formula="of:=[.C40]*(([.$K$5]-1)/[.$K$5])-[.$K$3]" office:value-type="float" office:value="0.720207542728342" calcext:value-type="float">
            <text:p>0.720207542728342</text:p>
          </table:table-cell>
          <table:table-cell table:formula="of:=(([.C40]/[.$K$5])-[.$K$3])+[.D40]" office:value-type="float" office:value="0.276672457271658" calcext:value-type="float">
            <text:p>0.276672457271658</text:p>
          </table:table-cell>
          <table:table-cell table:formula="of:=[.E40]+[.$K$3]" office:value-type="float" office:value="0.00156" calcext:value-type="float">
            <text:p>0.00156</text:p>
          </table:table-cell>
          <table:table-cell table:formula="of:=(([.C40]/[.$K$5])-[.$K$3])/0.00000001" office:value-type="float" office:value="601250.03590617" calcext:value-type="float">
            <text:p>601250</text:p>
          </table:table-cell>
          <table:table-cell table:number-columns-repeated="10"/>
        </table:table-row>
        <table:table-row table:style-name="ro2">
          <table:table-cell table:formula="of:=NOW()+([.$K$10]*[.B42])" office:value-type="date" office:date-value="2025-07-26T11:31:00.08" calcext:value-type="date">
            <text:p>2025-07-26</text:p>
          </table:table-cell>
          <table:table-cell office:value-type="float" office:value="41" calcext:value-type="float">
            <text:p>41</text:p>
          </table:table-cell>
          <table:table-cell table:formula="of:=[.C41]*(([.$K$5]-1)/[.$K$5])-[.$K$3]" office:value-type="float" office:value="0.714165813205606" calcext:value-type="float">
            <text:p>0.714165813205606</text:p>
          </table:table-cell>
          <table:table-cell table:formula="of:=(([.C41]/[.$K$5])-[.$K$3])+[.D41]" office:value-type="float" office:value="0.282634186794394" calcext:value-type="float">
            <text:p>0.282634186794394</text:p>
          </table:table-cell>
          <table:table-cell table:formula="of:=[.E41]+[.$K$3]" office:value-type="float" office:value="0.0016" calcext:value-type="float">
            <text:p>0.0016</text:p>
          </table:table-cell>
          <table:table-cell table:formula="of:=(([.C41]/[.$K$5])-[.$K$3])/0.00000001" office:value-type="float" office:value="596172.952273618" calcext:value-type="float">
            <text:p>596173</text:p>
          </table:table-cell>
          <table:table-cell table:number-columns-repeated="10"/>
        </table:table-row>
        <table:table-row table:style-name="ro2">
          <table:table-cell table:formula="of:=NOW()+([.$K$10]*[.B43])" office:value-type="date" office:date-value="2025-08-23T06:11:00.08" calcext:value-type="date">
            <text:p>2025-08-23</text:p>
          </table:table-cell>
          <table:table-cell office:value-type="float" office:value="42" calcext:value-type="float">
            <text:p>42</text:p>
          </table:table-cell>
          <table:table-cell table:formula="of:=[.C42]*(([.$K$5]-1)/[.$K$5])-[.$K$3]" office:value-type="float" office:value="0.708174431428892" calcext:value-type="float">
            <text:p>0.708174431428892</text:p>
          </table:table-cell>
          <table:table-cell table:formula="of:=(([.C42]/[.$K$5])-[.$K$3])+[.D42]" office:value-type="float" office:value="0.288545568571107" calcext:value-type="float">
            <text:p>0.288545568571107</text:p>
          </table:table-cell>
          <table:table-cell table:formula="of:=[.E42]+[.$K$3]" office:value-type="float" office:value="0.00164" calcext:value-type="float">
            <text:p>0.00164</text:p>
          </table:table-cell>
          <table:table-cell table:formula="of:=(([.C42]/[.$K$5])-[.$K$3])/0.00000001" office:value-type="float" office:value="591138.177671338" calcext:value-type="float">
            <text:p>591138</text:p>
          </table:table-cell>
          <table:table-cell table:number-columns-repeated="10"/>
        </table:table-row>
        <table:table-row table:style-name="ro2">
          <table:table-cell table:formula="of:=NOW()+([.$K$10]*[.B44])" office:value-type="date" office:date-value="2025-09-20T00:51:00.08" calcext:value-type="date">
            <text:p>2025-09-20</text:p>
          </table:table-cell>
          <table:table-cell office:value-type="float" office:value="43" calcext:value-type="float">
            <text:p>43</text:p>
          </table:table-cell>
          <table:table-cell table:formula="of:=[.C43]*(([.$K$5]-1)/[.$K$5])-[.$K$3]" office:value-type="float" office:value="0.702232977833651" calcext:value-type="float">
            <text:p>0.702232977833651</text:p>
          </table:table-cell>
          <table:table-cell table:formula="of:=(([.C43]/[.$K$5])-[.$K$3])+[.D43]" office:value-type="float" office:value="0.294407022166348" calcext:value-type="float">
            <text:p>0.294407022166348</text:p>
          </table:table-cell>
          <table:table-cell table:formula="of:=[.E43]+[.$K$3]" office:value-type="float" office:value="0.00168" calcext:value-type="float">
            <text:p>0.00168</text:p>
          </table:table-cell>
          <table:table-cell table:formula="of:=(([.C43]/[.$K$5])-[.$K$3])/0.00000001" office:value-type="float" office:value="586145.359524077" calcext:value-type="float">
            <text:p>586145</text:p>
          </table:table-cell>
          <table:table-cell table:number-columns-repeated="10"/>
        </table:table-row>
        <table:table-row table:style-name="ro2">
          <table:table-cell table:formula="of:=NOW()+([.$K$10]*[.B45])" office:value-type="date" office:date-value="2025-10-17T19:31:00.08" calcext:value-type="date">
            <text:p>2025-10-17</text:p>
          </table:table-cell>
          <table:table-cell office:value-type="float" office:value="44" calcext:value-type="float">
            <text:p>44</text:p>
          </table:table-cell>
          <table:table-cell table:formula="of:=[.C44]*(([.$K$5]-1)/[.$K$5])-[.$K$3]" office:value-type="float" office:value="0.696341036351704" calcext:value-type="float">
            <text:p>0.696341036351704</text:p>
          </table:table-cell>
          <table:table-cell table:formula="of:=(([.C44]/[.$K$5])-[.$K$3])+[.D44]" office:value-type="float" office:value="0.300218963648295" calcext:value-type="float">
            <text:p>0.300218963648295</text:p>
          </table:table-cell>
          <table:table-cell table:formula="of:=[.E44]+[.$K$3]" office:value-type="float" office:value="0.00172" calcext:value-type="float">
            <text:p>0.00172</text:p>
          </table:table-cell>
          <table:table-cell table:formula="of:=(([.C44]/[.$K$5])-[.$K$3])/0.00000001" office:value-type="float" office:value="581194.14819471" calcext:value-type="float">
            <text:p>581194</text:p>
          </table:table-cell>
          <table:table-cell table:number-columns-repeated="10"/>
        </table:table-row>
        <table:table-row table:style-name="ro2">
          <table:table-cell table:formula="of:=NOW()+([.$K$10]*[.B46])" office:value-type="date" office:date-value="2025-11-14T14:11:00.08" calcext:value-type="date">
            <text:p>2025-11-14</text:p>
          </table:table-cell>
          <table:table-cell office:value-type="float" office:value="45" calcext:value-type="float">
            <text:p>45</text:p>
          </table:table-cell>
          <table:table-cell table:formula="of:=[.C45]*(([.$K$5]-1)/[.$K$5])-[.$K$3]" office:value-type="float" office:value="0.690498194382107" calcext:value-type="float">
            <text:p>0.690498194382107</text:p>
          </table:table-cell>
          <table:table-cell table:formula="of:=(([.C45]/[.$K$5])-[.$K$3])+[.D45]" office:value-type="float" office:value="0.305981805617893" calcext:value-type="float">
            <text:p>0.305981805617893</text:p>
          </table:table-cell>
          <table:table-cell table:formula="of:=[.E45]+[.$K$3]" office:value-type="float" office:value="0.00176" calcext:value-type="float">
            <text:p>0.00176</text:p>
          </table:table-cell>
          <table:table-cell table:formula="of:=(([.C45]/[.$K$5])-[.$K$3])/0.00000001" office:value-type="float" office:value="576284.196959753" calcext:value-type="float">
            <text:p>576284</text:p>
          </table:table-cell>
          <table:table-cell table:number-columns-repeated="10"/>
        </table:table-row>
        <table:table-row table:style-name="ro2">
          <table:table-cell table:formula="of:=NOW()+([.$K$10]*[.B47])" office:value-type="date" office:date-value="2025-12-12T08:51:00.08" calcext:value-type="date">
            <text:p>2025-12-12</text:p>
          </table:table-cell>
          <table:table-cell office:value-type="float" office:value="46" calcext:value-type="float">
            <text:p>46</text:p>
          </table:table-cell>
          <table:table-cell table:formula="of:=[.C46]*(([.$K$5]-1)/[.$K$5])-[.$K$3]" office:value-type="float" office:value="0.684704042762256" calcext:value-type="float">
            <text:p>0.684704042762256</text:p>
          </table:table-cell>
          <table:table-cell table:formula="of:=(([.C46]/[.$K$5])-[.$K$3])+[.D46]" office:value-type="float" office:value="0.311695957237744" calcext:value-type="float">
            <text:p>0.311695957237744</text:p>
          </table:table-cell>
          <table:table-cell table:formula="of:=[.E46]+[.$K$3]" office:value-type="float" office:value="0.0018" calcext:value-type="float">
            <text:p>0.0018</text:p>
          </table:table-cell>
          <table:table-cell table:formula="of:=(([.C46]/[.$K$5])-[.$K$3])/0.00000001" office:value-type="float" office:value="571415.161985089" calcext:value-type="float">
            <text:p>571415</text:p>
          </table:table-cell>
          <table:table-cell table:number-columns-repeated="10"/>
        </table:table-row>
        <table:table-row table:style-name="ro2">
          <table:table-cell table:formula="of:=NOW()+([.$K$10]*[.B48])" office:value-type="date" office:date-value="2026-01-09T03:31:00.08" calcext:value-type="date">
            <text:p>2026-01-09</text:p>
          </table:table-cell>
          <table:table-cell office:value-type="float" office:value="47" calcext:value-type="float">
            <text:p>47</text:p>
          </table:table-cell>
          <table:table-cell table:formula="of:=[.C47]*(([.$K$5]-1)/[.$K$5])-[.$K$3]" office:value-type="float" office:value="0.678958175739237" calcext:value-type="float">
            <text:p>0.678958175739237</text:p>
          </table:table-cell>
          <table:table-cell table:formula="of:=(([.C47]/[.$K$5])-[.$K$3])+[.D47]" office:value-type="float" office:value="0.317361824260762" calcext:value-type="float">
            <text:p>0.317361824260762</text:p>
          </table:table-cell>
          <table:table-cell table:formula="of:=[.E47]+[.$K$3]" office:value-type="float" office:value="0.00184" calcext:value-type="float">
            <text:p>0.00184</text:p>
          </table:table-cell>
          <table:table-cell table:formula="of:=(([.C47]/[.$K$5])-[.$K$3])/0.00000001" office:value-type="float" office:value="566586.70230188" calcext:value-type="float">
            <text:p>566587</text:p>
          </table:table-cell>
          <table:table-cell table:number-columns-repeated="10"/>
        </table:table-row>
        <table:table-row table:style-name="ro2">
          <table:table-cell table:formula="of:=NOW()+([.$K$10]*[.B49])" office:value-type="date" office:date-value="2026-02-05T22:11:00.08" calcext:value-type="date">
            <text:p>2026-02-05</text:p>
          </table:table-cell>
          <table:table-cell office:value-type="float" office:value="48" calcext:value-type="float">
            <text:p>48</text:p>
          </table:table-cell>
          <table:table-cell table:formula="of:=[.C48]*(([.$K$5]-1)/[.$K$5])-[.$K$3]" office:value-type="float" office:value="0.67326019094141" calcext:value-type="float">
            <text:p>0.67326019094141</text:p>
          </table:table-cell>
          <table:table-cell table:formula="of:=(([.C48]/[.$K$5])-[.$K$3])+[.D48]" office:value-type="float" office:value="0.322979809058589" calcext:value-type="float">
            <text:p>0.322979809058589</text:p>
          </table:table-cell>
          <table:table-cell table:formula="of:=[.E48]+[.$K$3]" office:value-type="float" office:value="0.00188" calcext:value-type="float">
            <text:p>0.00188</text:p>
          </table:table-cell>
          <table:table-cell table:formula="of:=(([.C48]/[.$K$5])-[.$K$3])/0.00000001" office:value-type="float" office:value="561798.479782698" calcext:value-type="float">
            <text:p>561798</text:p>
          </table:table-cell>
          <table:table-cell table:number-columns-repeated="10"/>
        </table:table-row>
        <table:table-row table:style-name="ro2">
          <table:table-cell table:formula="of:=NOW()+([.$K$10]*[.B50])" office:value-type="date" office:date-value="2026-03-05T16:51:00.08" calcext:value-type="date">
            <text:p>2026-03-05</text:p>
          </table:table-cell>
          <table:table-cell office:value-type="float" office:value="49" calcext:value-type="float">
            <text:p>49</text:p>
          </table:table-cell>
          <table:table-cell table:formula="of:=[.C49]*(([.$K$5]-1)/[.$K$5])-[.$K$3]" office:value-type="float" office:value="0.667609689350232" calcext:value-type="float">
            <text:p>0.667609689350232</text:p>
          </table:table-cell>
          <table:table-cell table:formula="of:=(([.C49]/[.$K$5])-[.$K$3])+[.D49]" office:value-type="float" office:value="0.328550310649768" calcext:value-type="float">
            <text:p>0.328550310649768</text:p>
          </table:table-cell>
          <table:table-cell table:formula="of:=[.E49]+[.$K$3]" office:value-type="float" office:value="0.00192" calcext:value-type="float">
            <text:p>0.00192</text:p>
          </table:table-cell>
          <table:table-cell table:formula="of:=(([.C49]/[.$K$5])-[.$K$3])/0.00000001" office:value-type="float" office:value="557050.159117842" calcext:value-type="float">
            <text:p>557050</text:p>
          </table:table-cell>
          <table:table-cell table:number-columns-repeated="10"/>
        </table:table-row>
        <table:table-row table:style-name="ro2">
          <table:table-cell table:formula="of:=NOW()+([.$K$10]*[.B51])" office:value-type="date" office:date-value="2026-04-02T11:31:00.08" calcext:value-type="date">
            <text:p>2026-04-02</text:p>
          </table:table-cell>
          <table:table-cell office:value-type="float" office:value="50" calcext:value-type="float">
            <text:p>50</text:p>
          </table:table-cell>
          <table:table-cell table:formula="of:=[.C50]*(([.$K$5]-1)/[.$K$5])-[.$K$3]" office:value-type="float" office:value="0.662006275272313" calcext:value-type="float">
            <text:p>0.662006275272313</text:p>
          </table:table-cell>
          <table:table-cell table:formula="of:=(([.C50]/[.$K$5])-[.$K$3])+[.D50]" office:value-type="float" office:value="0.334073724727686" calcext:value-type="float">
            <text:p>0.334073724727686</text:p>
          </table:table-cell>
          <table:table-cell table:formula="of:=[.E50]+[.$K$3]" office:value-type="float" office:value="0.00196" calcext:value-type="float">
            <text:p>0.00196</text:p>
          </table:table-cell>
          <table:table-cell table:formula="of:=(([.C50]/[.$K$5])-[.$K$3])/0.00000001" office:value-type="float" office:value="552341.40779186" calcext:value-type="float">
            <text:p>552341</text:p>
          </table:table-cell>
          <table:table-cell table:number-columns-repeated="10"/>
        </table:table-row>
        <table:table-row table:style-name="ro2">
          <table:table-cell table:formula="of:=NOW()+([.$K$10]*[.B52])" office:value-type="date" office:date-value="2026-04-30T06:11:00.08" calcext:value-type="date">
            <text:p>2026-04-30</text:p>
          </table:table-cell>
          <table:table-cell office:value-type="float" office:value="51" calcext:value-type="float">
            <text:p>51</text:p>
          </table:table-cell>
          <table:table-cell table:formula="of:=[.C51]*(([.$K$5]-1)/[.$K$5])-[.$K$3]" office:value-type="float" office:value="0.65644955631171" calcext:value-type="float">
            <text:p>0.65644955631171</text:p>
          </table:table-cell>
          <table:table-cell table:formula="of:=(([.C51]/[.$K$5])-[.$K$3])+[.D51]" office:value-type="float" office:value="0.339550443688289" calcext:value-type="float">
            <text:p>0.339550443688289</text:p>
          </table:table-cell>
          <table:table-cell table:formula="of:=[.E51]+[.$K$3]" office:value-type="float" office:value="0.002" calcext:value-type="float">
            <text:p>0.002</text:p>
          </table:table-cell>
          <table:table-cell table:formula="of:=(([.C51]/[.$K$5])-[.$K$3])/0.00000001" office:value-type="float" office:value="547671.896060261" calcext:value-type="float">
            <text:p>547672</text:p>
          </table:table-cell>
          <table:table-cell table:number-columns-repeated="10"/>
        </table:table-row>
        <table:table-row table:style-name="ro2">
          <table:table-cell table:formula="of:=NOW()+([.$K$10]*[.B53])" office:value-type="date" office:date-value="2026-05-28T00:51:00.1" calcext:value-type="date">
            <text:p>2026-05-28</text:p>
          </table:table-cell>
          <table:table-cell office:value-type="float" office:value="52" calcext:value-type="float">
            <text:p>52</text:p>
          </table:table-cell>
          <table:table-cell table:formula="of:=[.C52]*(([.$K$5]-1)/[.$K$5])-[.$K$3]" office:value-type="float" office:value="0.650939143342446" calcext:value-type="float">
            <text:p>0.650939143342446</text:p>
          </table:table-cell>
          <table:table-cell table:formula="of:=(([.C52]/[.$K$5])-[.$K$3])+[.D52]" office:value-type="float" office:value="0.344980856657553" calcext:value-type="float">
            <text:p>0.344980856657553</text:p>
          </table:table-cell>
          <table:table-cell table:formula="of:=[.E52]+[.$K$3]" office:value-type="float" office:value="0.00204" calcext:value-type="float">
            <text:p>0.00204</text:p>
          </table:table-cell>
          <table:table-cell table:formula="of:=(([.C52]/[.$K$5])-[.$K$3])/0.00000001" office:value-type="float" office:value="543041.296926425" calcext:value-type="float">
            <text:p>543041</text:p>
          </table:table-cell>
          <table:table-cell table:number-columns-repeated="10"/>
        </table:table-row>
        <table:table-row table:style-name="ro2">
          <table:table-cell table:formula="of:=NOW()+([.$K$10]*[.B54])" office:value-type="date" office:date-value="2026-06-24T19:31:00.1" calcext:value-type="date">
            <text:p>2026-06-24</text:p>
          </table:table-cell>
          <table:table-cell office:value-type="float" office:value="53" calcext:value-type="float">
            <text:p>53</text:p>
          </table:table-cell>
          <table:table-cell table:formula="of:=[.C53]*(([.$K$5]-1)/[.$K$5])-[.$K$3]" office:value-type="float" office:value="0.645474650481259" calcext:value-type="float">
            <text:p>0.645474650481259</text:p>
          </table:table-cell>
          <table:table-cell table:formula="of:=(([.C53]/[.$K$5])-[.$K$3])+[.D53]" office:value-type="float" office:value="0.35036534951874" calcext:value-type="float">
            <text:p>0.35036534951874</text:p>
          </table:table-cell>
          <table:table-cell table:formula="of:=[.E53]+[.$K$3]" office:value-type="float" office:value="0.00208" calcext:value-type="float">
            <text:p>0.00208</text:p>
          </table:table-cell>
          <table:table-cell table:formula="of:=(([.C53]/[.$K$5])-[.$K$3])/0.00000001" office:value-type="float" office:value="538449.286118705" calcext:value-type="float">
            <text:p>538449</text:p>
          </table:table-cell>
          <table:table-cell table:number-columns-repeated="10"/>
        </table:table-row>
        <table:table-row table:style-name="ro2">
          <table:table-cell table:formula="of:=NOW()+([.$K$10]*[.B55])" office:value-type="date" office:date-value="2026-07-22T14:11:00.1" calcext:value-type="date">
            <text:p>2026-07-22</text:p>
          </table:table-cell>
          <table:table-cell office:value-type="float" office:value="54" calcext:value-type="float">
            <text:p>54</text:p>
          </table:table-cell>
          <table:table-cell table:formula="of:=[.C54]*(([.$K$5]-1)/[.$K$5])-[.$K$3]" office:value-type="float" office:value="0.640055695060582" calcext:value-type="float">
            <text:p>0.640055695060582</text:p>
          </table:table-cell>
          <table:table-cell table:formula="of:=(([.C54]/[.$K$5])-[.$K$3])+[.D54]" office:value-type="float" office:value="0.355704304939418" calcext:value-type="float">
            <text:p>0.355704304939418</text:p>
          </table:table-cell>
          <table:table-cell table:formula="of:=[.E54]+[.$K$3]" office:value-type="float" office:value="0.00212" calcext:value-type="float">
            <text:p>0.00212</text:p>
          </table:table-cell>
          <table:table-cell table:formula="of:=(([.C54]/[.$K$5])-[.$K$3])/0.00000001" office:value-type="float" office:value="533895.542067716" calcext:value-type="float">
            <text:p>533896</text:p>
          </table:table-cell>
          <table:table-cell table:number-columns-repeated="10"/>
        </table:table-row>
        <table:table-row table:style-name="ro2">
          <table:table-cell table:formula="of:=NOW()+([.$K$10]*[.B56])" office:value-type="date" office:date-value="2026-08-19T08:51:00.1" calcext:value-type="date">
            <text:p>2026-08-19</text:p>
          </table:table-cell>
          <table:table-cell office:value-type="float" office:value="55" calcext:value-type="float">
            <text:p>55</text:p>
          </table:table-cell>
          <table:table-cell table:formula="of:=[.C55]*(([.$K$5]-1)/[.$K$5])-[.$K$3]" office:value-type="float" office:value="0.634681897601744" calcext:value-type="float">
            <text:p>0.634681897601744</text:p>
          </table:table-cell>
          <table:table-cell table:formula="of:=(([.C55]/[.$K$5])-[.$K$3])+[.D55]" office:value-type="float" office:value="0.360998102398256" calcext:value-type="float">
            <text:p>0.360998102398256</text:p>
          </table:table-cell>
          <table:table-cell table:formula="of:=[.E55]+[.$K$3]" office:value-type="float" office:value="0.00216" calcext:value-type="float">
            <text:p>0.00216</text:p>
          </table:table-cell>
          <table:table-cell table:formula="of:=(([.C55]/[.$K$5])-[.$K$3])/0.00000001" office:value-type="float" office:value="529379.745883818" calcext:value-type="float">
            <text:p>529380</text:p>
          </table:table-cell>
          <table:table-cell table:number-columns-repeated="10"/>
        </table:table-row>
        <table:table-row table:style-name="ro2">
          <table:table-cell table:formula="of:=NOW()+([.$K$10]*[.B57])" office:value-type="date" office:date-value="2026-09-16T03:31:00.1" calcext:value-type="date">
            <text:p>2026-09-16</text:p>
          </table:table-cell>
          <table:table-cell office:value-type="float" office:value="56" calcext:value-type="float">
            <text:p>56</text:p>
          </table:table-cell>
          <table:table-cell table:formula="of:=[.C56]*(([.$K$5]-1)/[.$K$5])-[.$K$3]" office:value-type="float" office:value="0.629352881788396" calcext:value-type="float">
            <text:p>0.629352881788396</text:p>
          </table:table-cell>
          <table:table-cell table:formula="of:=(([.C56]/[.$K$5])-[.$K$3])+[.D56]" office:value-type="float" office:value="0.366247118211604" calcext:value-type="float">
            <text:p>0.366247118211604</text:p>
          </table:table-cell>
          <table:table-cell table:formula="of:=[.E56]+[.$K$3]" office:value-type="float" office:value="0.0022" calcext:value-type="float">
            <text:p>0.0022</text:p>
          </table:table-cell>
          <table:table-cell table:formula="of:=(([.C56]/[.$K$5])-[.$K$3])/0.00000001" office:value-type="float" office:value="524901.581334786" calcext:value-type="float">
            <text:p>524902</text:p>
          </table:table-cell>
          <table:table-cell table:number-columns-repeated="10"/>
        </table:table-row>
        <table:table-row table:style-name="ro2">
          <table:table-cell table:formula="of:=NOW()+([.$K$10]*[.B58])" office:value-type="date" office:date-value="2026-10-13T22:11:00.1" calcext:value-type="date">
            <text:p>2026-10-13</text:p>
          </table:table-cell>
          <table:table-cell office:value-type="float" office:value="57" calcext:value-type="float">
            <text:p>57</text:p>
          </table:table-cell>
          <table:table-cell table:formula="of:=[.C57]*(([.$K$5]-1)/[.$K$5])-[.$K$3]" office:value-type="float" office:value="0.624068274440159" calcext:value-type="float">
            <text:p>0.624068274440159</text:p>
          </table:table-cell>
          <table:table-cell table:formula="of:=(([.C57]/[.$K$5])-[.$K$3])+[.D57]" office:value-type="float" office:value="0.37145172555984" calcext:value-type="float">
            <text:p>0.37145172555984</text:p>
          </table:table-cell>
          <table:table-cell table:formula="of:=[.E57]+[.$K$3]" office:value-type="float" office:value="0.00224" calcext:value-type="float">
            <text:p>0.00224</text:p>
          </table:table-cell>
          <table:table-cell table:formula="of:=(([.C57]/[.$K$5])-[.$K$3])/0.00000001" office:value-type="float" office:value="520460.734823663" calcext:value-type="float">
            <text:p>520461</text:p>
          </table:table-cell>
          <table:table-cell table:number-columns-repeated="10"/>
        </table:table-row>
        <table:table-row table:style-name="ro2">
          <table:table-cell table:formula="of:=NOW()+([.$K$10]*[.B59])" office:value-type="date" office:date-value="2026-11-10T16:51:00.1" calcext:value-type="date">
            <text:p>2026-11-10</text:p>
          </table:table-cell>
          <table:table-cell office:value-type="float" office:value="58" calcext:value-type="float">
            <text:p>58</text:p>
          </table:table-cell>
          <table:table-cell table:formula="of:=[.C58]*(([.$K$5]-1)/[.$K$5])-[.$K$3]" office:value-type="float" office:value="0.618827705486491" calcext:value-type="float">
            <text:p>0.618827705486491</text:p>
          </table:table-cell>
          <table:table-cell table:formula="of:=(([.C58]/[.$K$5])-[.$K$3])+[.D58]" office:value-type="float" office:value="0.376612294513508" calcext:value-type="float">
            <text:p>0.376612294513508</text:p>
          </table:table-cell>
          <table:table-cell table:formula="of:=[.E58]+[.$K$3]" office:value-type="float" office:value="0.00228" calcext:value-type="float">
            <text:p>0.00228</text:p>
          </table:table-cell>
          <table:table-cell table:formula="of:=(([.C58]/[.$K$5])-[.$K$3])/0.00000001" office:value-type="float" office:value="516056.895366799" calcext:value-type="float">
            <text:p>516057</text:p>
          </table:table-cell>
          <table:table-cell table:number-columns-repeated="10"/>
        </table:table-row>
        <table:table-row table:style-name="ro2">
          <table:table-cell table:formula="of:=NOW()+([.$K$10]*[.B60])" office:value-type="date" office:date-value="2026-12-08T11:31:00.1" calcext:value-type="date">
            <text:p>2026-12-08</text:p>
          </table:table-cell>
          <table:table-cell office:value-type="float" office:value="59" calcext:value-type="float">
            <text:p>59</text:p>
          </table:table-cell>
          <table:table-cell table:formula="of:=[.C59]*(([.$K$5]-1)/[.$K$5])-[.$K$3]" office:value-type="float" office:value="0.61363080794077" calcext:value-type="float">
            <text:p>0.61363080794077</text:p>
          </table:table-cell>
          <table:table-cell table:formula="of:=(([.C59]/[.$K$5])-[.$K$3])+[.D59]" office:value-type="float" office:value="0.381729192059229" calcext:value-type="float">
            <text:p>0.381729192059229</text:p>
          </table:table-cell>
          <table:table-cell table:formula="of:=[.E59]+[.$K$3]" office:value-type="float" office:value="0.00232" calcext:value-type="float">
            <text:p>0.00232</text:p>
          </table:table-cell>
          <table:table-cell table:formula="of:=(([.C59]/[.$K$5])-[.$K$3])/0.00000001" office:value-type="float" office:value="511689.754572076" calcext:value-type="float">
            <text:p>511690</text:p>
          </table:table-cell>
          <table:table-cell table:number-columns-repeated="10"/>
        </table:table-row>
        <table:table-row table:style-name="ro2">
          <table:table-cell table:formula="of:=NOW()+([.$K$10]*[.B61])" office:value-type="date" office:date-value="2027-01-05T06:11:00.1" calcext:value-type="date">
            <text:p>2027-01-05</text:p>
          </table:table-cell>
          <table:table-cell office:value-type="float" office:value="60" calcext:value-type="float">
            <text:p>60</text:p>
          </table:table-cell>
          <table:table-cell table:formula="of:=[.C60]*(([.$K$5]-1)/[.$K$5])-[.$K$3]" office:value-type="float" office:value="0.608477217874597" calcext:value-type="float">
            <text:p>0.608477217874597</text:p>
          </table:table-cell>
          <table:table-cell table:formula="of:=(([.C60]/[.$K$5])-[.$K$3])+[.D60]" office:value-type="float" office:value="0.386802782125402" calcext:value-type="float">
            <text:p>0.386802782125402</text:p>
          </table:table-cell>
          <table:table-cell table:formula="of:=[.E60]+[.$K$3]" office:value-type="float" office:value="0.00236" calcext:value-type="float">
            <text:p>0.00236</text:p>
          </table:table-cell>
          <table:table-cell table:formula="of:=(([.C60]/[.$K$5])-[.$K$3])/0.00000001" office:value-type="float" office:value="507359.006617309" calcext:value-type="float">
            <text:p>507359</text:p>
          </table:table-cell>
          <table:table-cell table:number-columns-repeated="10"/>
        </table:table-row>
        <table:table-row table:style-name="ro2">
          <table:table-cell table:formula="of:=NOW()+([.$K$10]*[.B62])" office:value-type="date" office:date-value="2027-02-02T00:51:00.1" calcext:value-type="date">
            <text:p>2027-02-02</text:p>
          </table:table-cell>
          <table:table-cell office:value-type="float" office:value="61" calcext:value-type="float">
            <text:p>61</text:p>
          </table:table-cell>
          <table:table-cell table:formula="of:=[.C61]*(([.$K$5]-1)/[.$K$5])-[.$K$3]" office:value-type="float" office:value="0.603366574392309" calcext:value-type="float">
            <text:p>0.603366574392309</text:p>
          </table:table-cell>
          <table:table-cell table:formula="of:=(([.C61]/[.$K$5])-[.$K$3])+[.D61]" office:value-type="float" office:value="0.39183342560769" calcext:value-type="float">
            <text:p>0.39183342560769</text:p>
          </table:table-cell>
          <table:table-cell table:formula="of:=[.E61]+[.$K$3]" office:value-type="float" office:value="0.0024" calcext:value-type="float">
            <text:p>0.0024</text:p>
          </table:table-cell>
          <table:table-cell table:formula="of:=(([.C61]/[.$K$5])-[.$K$3])/0.00000001" office:value-type="float" office:value="503064.348228831" calcext:value-type="float">
            <text:p>503064</text:p>
          </table:table-cell>
          <table:table-cell table:number-columns-repeated="10"/>
        </table:table-row>
        <table:table-row table:style-name="ro2">
          <table:table-cell table:formula="of:=NOW()+([.$K$10]*[.B63])" office:value-type="date" office:date-value="2027-03-01T19:31:00.1" calcext:value-type="date">
            <text:p>2027-03-01</text:p>
          </table:table-cell>
          <table:table-cell office:value-type="float" office:value="62" calcext:value-type="float">
            <text:p>62</text:p>
          </table:table-cell>
          <table:table-cell table:formula="of:=[.C62]*(([.$K$5]-1)/[.$K$5])-[.$K$3]" office:value-type="float" office:value="0.598298519605706" calcext:value-type="float">
            <text:p>0.598298519605706</text:p>
          </table:table-cell>
          <table:table-cell table:formula="of:=(([.C62]/[.$K$5])-[.$K$3])+[.D62]" office:value-type="float" office:value="0.396821480394293" calcext:value-type="float">
            <text:p>0.396821480394293</text:p>
          </table:table-cell>
          <table:table-cell table:formula="of:=[.E62]+[.$K$3]" office:value-type="float" office:value="0.00244" calcext:value-type="float">
            <text:p>0.00244</text:p>
          </table:table-cell>
          <table:table-cell table:formula="of:=(([.C62]/[.$K$5])-[.$K$3])/0.00000001" office:value-type="float" office:value="498805.478660257" calcext:value-type="float">
            <text:p>498805</text:p>
          </table:table-cell>
          <table:table-cell table:number-columns-repeated="10"/>
        </table:table-row>
        <table:table-row table:style-name="ro2">
          <table:table-cell table:formula="of:=NOW()+([.$K$10]*[.B64])" office:value-type="date" office:date-value="2027-03-29T14:11:00.1" calcext:value-type="date">
            <text:p>2027-03-29</text:p>
          </table:table-cell>
          <table:table-cell office:value-type="float" office:value="63" calcext:value-type="float">
            <text:p>63</text:p>
          </table:table-cell>
          <table:table-cell table:formula="of:=[.C63]*(([.$K$5]-1)/[.$K$5])-[.$K$3]" office:value-type="float" office:value="0.593272698608992" calcext:value-type="float">
            <text:p>0.593272698608992</text:p>
          </table:table-cell>
          <table:table-cell table:formula="of:=(([.C63]/[.$K$5])-[.$K$3])+[.D63]" office:value-type="float" office:value="0.401767301391007" calcext:value-type="float">
            <text:p>0.401767301391007</text:p>
          </table:table-cell>
          <table:table-cell table:formula="of:=[.E63]+[.$K$3]" office:value-type="float" office:value="0.00248" calcext:value-type="float">
            <text:p>0.00248</text:p>
          </table:table-cell>
          <table:table-cell table:formula="of:=(([.C63]/[.$K$5])-[.$K$3])/0.00000001" office:value-type="float" office:value="494582.099671422" calcext:value-type="float">
            <text:p>494582</text:p>
          </table:table-cell>
          <table:table-cell table:number-columns-repeated="10"/>
        </table:table-row>
        <table:table-row table:style-name="ro2">
          <table:table-cell table:formula="of:=NOW()+([.$K$10]*[.B65])" office:value-type="date" office:date-value="2027-04-26T08:51:00.1" calcext:value-type="date">
            <text:p>2027-04-26</text:p>
          </table:table-cell>
          <table:table-cell office:value-type="float" office:value="64" calcext:value-type="float">
            <text:p>64</text:p>
          </table:table-cell>
          <table:table-cell table:formula="of:=[.C64]*(([.$K$5]-1)/[.$K$5])-[.$K$3]" office:value-type="float" office:value="0.588288759453917" calcext:value-type="float">
            <text:p>0.588288759453917</text:p>
          </table:table-cell>
          <table:table-cell table:formula="of:=(([.C64]/[.$K$5])-[.$K$3])+[.D64]" office:value-type="float" office:value="0.406671240546082" calcext:value-type="float">
            <text:p>0.406671240546082</text:p>
          </table:table-cell>
          <table:table-cell table:formula="of:=[.E64]+[.$K$3]" office:value-type="float" office:value="0.00252" calcext:value-type="float">
            <text:p>0.00252</text:p>
          </table:table-cell>
          <table:table-cell table:formula="of:=(([.C64]/[.$K$5])-[.$K$3])/0.00000001" office:value-type="float" office:value="490393.915507493" calcext:value-type="float">
            <text:p>490394</text:p>
          </table:table-cell>
          <table:table-cell table:number-columns-repeated="10"/>
        </table:table-row>
        <table:table-row table:style-name="ro2">
          <table:table-cell table:formula="of:=NOW()+([.$K$10]*[.B66])" office:value-type="date" office:date-value="2027-05-24T03:31:00.1" calcext:value-type="date">
            <text:p>2027-05-24</text:p>
          </table:table-cell>
          <table:table-cell office:value-type="float" office:value="65" calcext:value-type="float">
            <text:p>65</text:p>
          </table:table-cell>
          <table:table-cell table:formula="of:=[.C65]*(([.$K$5]-1)/[.$K$5])-[.$K$3]" office:value-type="float" office:value="0.583346353125134" calcext:value-type="float">
            <text:p>0.583346353125134</text:p>
          </table:table-cell>
          <table:table-cell table:formula="of:=(([.C65]/[.$K$5])-[.$K$3])+[.D65]" office:value-type="float" office:value="0.411533646874865" calcext:value-type="float">
            <text:p>0.411533646874865</text:p>
          </table:table-cell>
          <table:table-cell table:formula="of:=[.E65]+[.$K$3]" office:value-type="float" office:value="0.00256" calcext:value-type="float">
            <text:p>0.00256</text:p>
          </table:table-cell>
          <table:table-cell table:formula="of:=(([.C65]/[.$K$5])-[.$K$3])/0.00000001" office:value-type="float" office:value="486240.632878264" calcext:value-type="float">
            <text:p>486241</text:p>
          </table:table-cell>
          <table:table-cell table:number-columns-repeated="10"/>
        </table:table-row>
        <table:table-row table:style-name="ro2">
          <table:table-cell table:formula="of:=NOW()+([.$K$10]*[.B67])" office:value-type="date" office:date-value="2027-06-20T22:11:00.1" calcext:value-type="date">
            <text:p>2027-06-20</text:p>
          </table:table-cell>
          <table:table-cell office:value-type="float" office:value="66" calcext:value-type="float">
            <text:p>66</text:p>
          </table:table-cell>
          <table:table-cell table:formula="of:=[.C66]*(([.$K$5]-1)/[.$K$5])-[.$K$3]" office:value-type="float" office:value="0.578445133515758" calcext:value-type="float">
            <text:p>0.578445133515758</text:p>
          </table:table-cell>
          <table:table-cell table:formula="of:=(([.C66]/[.$K$5])-[.$K$3])+[.D66]" office:value-type="float" office:value="0.416354866484241" calcext:value-type="float">
            <text:p>0.416354866484241</text:p>
          </table:table-cell>
          <table:table-cell table:formula="of:=[.E66]+[.$K$3]" office:value-type="float" office:value="0.0026" calcext:value-type="float">
            <text:p>0.0026</text:p>
          </table:table-cell>
          <table:table-cell table:formula="of:=(([.C66]/[.$K$5])-[.$K$3])/0.00000001" office:value-type="float" office:value="482121.960937612" calcext:value-type="float">
            <text:p>482122</text:p>
          </table:table-cell>
          <table:table-cell table:number-columns-repeated="10"/>
        </table:table-row>
        <table:table-row table:style-name="ro2">
          <table:table-cell table:formula="of:=NOW()+([.$K$10]*[.B68])" office:value-type="date" office:date-value="2027-07-18T16:51:00.1" calcext:value-type="date">
            <text:p>2027-07-18</text:p>
          </table:table-cell>
          <table:table-cell office:value-type="float" office:value="67" calcext:value-type="float">
            <text:p>67</text:p>
          </table:table-cell>
          <table:table-cell table:formula="of:=[.C67]*(([.$K$5]-1)/[.$K$5])-[.$K$3]" office:value-type="float" office:value="0.573584757403127" calcext:value-type="float">
            <text:p>0.573584757403127</text:p>
          </table:table-cell>
          <table:table-cell table:formula="of:=(([.C67]/[.$K$5])-[.$K$3])+[.D67]" office:value-type="float" office:value="0.421135242596872" calcext:value-type="float">
            <text:p>0.421135242596872</text:p>
          </table:table-cell>
          <table:table-cell table:formula="of:=[.E67]+[.$K$3]" office:value-type="float" office:value="0.00264" calcext:value-type="float">
            <text:p>0.00264</text:p>
          </table:table-cell>
          <table:table-cell table:formula="of:=(([.C67]/[.$K$5])-[.$K$3])/0.00000001" office:value-type="float" office:value="478037.611263132" calcext:value-type="float">
            <text:p>478038</text:p>
          </table:table-cell>
          <table:table-cell table:number-columns-repeated="10"/>
        </table:table-row>
        <table:table-row table:style-name="ro2">
          <table:table-cell table:formula="of:=NOW()+([.$K$10]*[.B69])" office:value-type="date" office:date-value="2027-08-15T11:31:00.1" calcext:value-type="date">
            <text:p>2027-08-15</text:p>
          </table:table-cell>
          <table:table-cell office:value-type="float" office:value="68" calcext:value-type="float">
            <text:p>68</text:p>
          </table:table-cell>
          <table:table-cell table:formula="of:=[.C68]*(([.$K$5]-1)/[.$K$5])-[.$K$3]" office:value-type="float" office:value="0.568764884424768" calcext:value-type="float">
            <text:p>0.568764884424768</text:p>
          </table:table-cell>
          <table:table-cell table:formula="of:=(([.C68]/[.$K$5])-[.$K$3])+[.D68]" office:value-type="float" office:value="0.425875115575231" calcext:value-type="float">
            <text:p>0.425875115575231</text:p>
          </table:table-cell>
          <table:table-cell table:formula="of:=[.E68]+[.$K$3]" office:value-type="float" office:value="0.00268" calcext:value-type="float">
            <text:p>0.00268</text:p>
          </table:table-cell>
          <table:table-cell table:formula="of:=(([.C68]/[.$K$5])-[.$K$3])/0.00000001" office:value-type="float" office:value="473987.297835939" calcext:value-type="float">
            <text:p>473987</text:p>
          </table:table-cell>
          <table:table-cell table:number-columns-repeated="10"/>
        </table:table-row>
        <table:table-row table:style-name="ro2">
          <table:table-cell table:formula="of:=NOW()+([.$K$10]*[.B70])" office:value-type="date" office:date-value="2027-09-12T06:11:00.1" calcext:value-type="date">
            <text:p>2027-09-12</text:p>
          </table:table-cell>
          <table:table-cell office:value-type="float" office:value="69" calcext:value-type="float">
            <text:p>69</text:p>
          </table:table-cell>
          <table:table-cell table:formula="of:=[.C69]*(([.$K$5]-1)/[.$K$5])-[.$K$3]" office:value-type="float" office:value="0.563985177054561" calcext:value-type="float">
            <text:p>0.563985177054561</text:p>
          </table:table-cell>
          <table:table-cell table:formula="of:=(([.C69]/[.$K$5])-[.$K$3])+[.D69]" office:value-type="float" office:value="0.430574822945438" calcext:value-type="float">
            <text:p>0.430574822945438</text:p>
          </table:table-cell>
          <table:table-cell table:formula="of:=[.E69]+[.$K$3]" office:value-type="float" office:value="0.00272" calcext:value-type="float">
            <text:p>0.00272</text:p>
          </table:table-cell>
          <table:table-cell table:formula="of:=(([.C69]/[.$K$5])-[.$K$3])/0.00000001" office:value-type="float" office:value="469970.73702064" calcext:value-type="float">
            <text:p>469971</text:p>
          </table:table-cell>
          <table:table-cell table:number-columns-repeated="10"/>
        </table:table-row>
        <table:table-row table:style-name="ro2">
          <table:table-cell table:formula="of:=NOW()+([.$K$10]*[.B71])" office:value-type="date" office:date-value="2027-10-10T00:51:00.1" calcext:value-type="date">
            <text:p>2027-10-10</text:p>
          </table:table-cell>
          <table:table-cell office:value-type="float" office:value="70" calcext:value-type="float">
            <text:p>70</text:p>
          </table:table-cell>
          <table:table-cell table:formula="of:=[.C70]*(([.$K$5]-1)/[.$K$5])-[.$K$3]" office:value-type="float" office:value="0.559245300579106" calcext:value-type="float">
            <text:p>0.559245300579106</text:p>
          </table:table-cell>
          <table:table-cell table:formula="of:=(([.C70]/[.$K$5])-[.$K$3])+[.D70]" office:value-type="float" office:value="0.435234699420893" calcext:value-type="float">
            <text:p>0.435234699420893</text:p>
          </table:table-cell>
          <table:table-cell table:formula="of:=[.E70]+[.$K$3]" office:value-type="float" office:value="0.00276" calcext:value-type="float">
            <text:p>0.00276</text:p>
          </table:table-cell>
          <table:table-cell table:formula="of:=(([.C70]/[.$K$5])-[.$K$3])/0.00000001" office:value-type="float" office:value="465987.647545468" calcext:value-type="float">
            <text:p>465988</text:p>
          </table:table-cell>
          <table:table-cell table:number-columns-repeated="10"/>
        </table:table-row>
        <table:table-row table:style-name="ro2">
          <table:table-cell table:formula="of:=NOW()+([.$K$10]*[.B72])" office:value-type="date" office:date-value="2027-11-06T19:31:00.1" calcext:value-type="date">
            <text:p>2027-11-06</text:p>
          </table:table-cell>
          <table:table-cell office:value-type="float" office:value="71" calcext:value-type="float">
            <text:p>71</text:p>
          </table:table-cell>
          <table:table-cell table:formula="of:=[.C71]*(([.$K$5]-1)/[.$K$5])-[.$K$3]" office:value-type="float" office:value="0.554544923074281" calcext:value-type="float">
            <text:p>0.554544923074281</text:p>
          </table:table-cell>
          <table:table-cell table:formula="of:=(([.C71]/[.$K$5])-[.$K$3])+[.D71]" office:value-type="float" office:value="0.439855076925719" calcext:value-type="float">
            <text:p>0.439855076925719</text:p>
          </table:table-cell>
          <table:table-cell table:formula="of:=[.E71]+[.$K$3]" office:value-type="float" office:value="0.0028" calcext:value-type="float">
            <text:p>0.0028</text:p>
          </table:table-cell>
          <table:table-cell table:formula="of:=(([.C71]/[.$K$5])-[.$K$3])/0.00000001" office:value-type="float" office:value="462037.750482589" calcext:value-type="float">
            <text:p>462038</text:p>
          </table:table-cell>
          <table:table-cell table:number-columns-repeated="10"/>
        </table:table-row>
        <table:table-row table:style-name="ro2">
          <table:table-cell table:formula="of:=NOW()+([.$K$10]*[.B73])" office:value-type="date" office:date-value="2027-12-04T14:11:00.1" calcext:value-type="date">
            <text:p>2027-12-04</text:p>
          </table:table-cell>
          <table:table-cell office:value-type="float" office:value="72" calcext:value-type="float">
            <text:p>72</text:p>
          </table:table-cell>
          <table:table-cell table:formula="of:=[.C72]*(([.$K$5]-1)/[.$K$5])-[.$K$3]" office:value-type="float" office:value="0.549883715381995" calcext:value-type="float">
            <text:p>0.549883715381995</text:p>
          </table:table-cell>
          <table:table-cell table:formula="of:=(([.C72]/[.$K$5])-[.$K$3])+[.D72]" office:value-type="float" office:value="0.444436284618004" calcext:value-type="float">
            <text:p>0.444436284618004</text:p>
          </table:table-cell>
          <table:table-cell table:formula="of:=[.E72]+[.$K$3]" office:value-type="float" office:value="0.00284" calcext:value-type="float">
            <text:p>0.00284</text:p>
          </table:table-cell>
          <table:table-cell table:formula="of:=(([.C72]/[.$K$5])-[.$K$3])/0.00000001" office:value-type="float" office:value="458120.769228567" calcext:value-type="float">
            <text:p>458121</text:p>
          </table:table-cell>
          <table:table-cell table:number-columns-repeated="10"/>
        </table:table-row>
        <table:table-row table:style-name="ro2">
          <table:table-cell table:formula="of:=NOW()+([.$K$10]*[.B74])" office:value-type="date" office:date-value="2028-01-01T08:51:00.1" calcext:value-type="date">
            <text:p>2028-01-01</text:p>
          </table:table-cell>
          <table:table-cell office:value-type="float" office:value="73" calcext:value-type="float">
            <text:p>73</text:p>
          </table:table-cell>
          <table:table-cell table:formula="of:=[.C73]*(([.$K$5]-1)/[.$K$5])-[.$K$3]" office:value-type="float" office:value="0.545261351087145" calcext:value-type="float">
            <text:p>0.545261351087145</text:p>
          </table:table-cell>
          <table:table-cell table:formula="of:=(([.C73]/[.$K$5])-[.$K$3])+[.D73]" office:value-type="float" office:value="0.448978648912854" calcext:value-type="float">
            <text:p>0.448978648912854</text:p>
          </table:table-cell>
          <table:table-cell table:formula="of:=[.E73]+[.$K$3]" office:value-type="float" office:value="0.00288" calcext:value-type="float">
            <text:p>0.00288</text:p>
          </table:table-cell>
          <table:table-cell table:formula="of:=(([.C73]/[.$K$5])-[.$K$3])/0.00000001" office:value-type="float" office:value="454236.429484996" calcext:value-type="float">
            <text:p>454236</text:p>
          </table:table-cell>
          <table:table-cell table:number-columns-repeated="10"/>
        </table:table-row>
        <table:table-row table:style-name="ro2">
          <table:table-cell table:formula="of:=NOW()+([.$K$10]*[.B75])" office:value-type="date" office:date-value="2028-01-29T03:31:00.1" calcext:value-type="date">
            <text:p>2028-01-29</text:p>
          </table:table-cell>
          <table:table-cell office:value-type="float" office:value="74" calcext:value-type="float">
            <text:p>74</text:p>
          </table:table-cell>
          <table:table-cell table:formula="of:=[.C74]*(([.$K$5]-1)/[.$K$5])-[.$K$3]" office:value-type="float" office:value="0.540677506494752" calcext:value-type="float">
            <text:p>0.540677506494752</text:p>
          </table:table-cell>
          <table:table-cell table:formula="of:=(([.C74]/[.$K$5])-[.$K$3])+[.D74]" office:value-type="float" office:value="0.453482493505247" calcext:value-type="float">
            <text:p>0.453482493505247</text:p>
          </table:table-cell>
          <table:table-cell table:formula="of:=[.E74]+[.$K$3]" office:value-type="float" office:value="0.00292" calcext:value-type="float">
            <text:p>0.00292</text:p>
          </table:table-cell>
          <table:table-cell table:formula="of:=(([.C74]/[.$K$5])-[.$K$3])/0.00000001" office:value-type="float" office:value="450384.459239287" calcext:value-type="float">
            <text:p>450384</text:p>
          </table:table-cell>
          <table:table-cell table:number-columns-repeated="10"/>
        </table:table-row>
        <table:table-row table:style-name="ro2">
          <table:table-cell table:formula="of:=NOW()+([.$K$10]*[.B76])" office:value-type="date" office:date-value="2028-02-25T22:11:00.1" calcext:value-type="date">
            <text:p>2028-02-25</text:p>
          </table:table-cell>
          <table:table-cell office:value-type="float" office:value="75" calcext:value-type="float">
            <text:p>75</text:p>
          </table:table-cell>
          <table:table-cell table:formula="of:=[.C75]*(([.$K$5]-1)/[.$K$5])-[.$K$3]" office:value-type="float" office:value="0.536131860607296" calcext:value-type="float">
            <text:p>0.536131860607296</text:p>
          </table:table-cell>
          <table:table-cell table:formula="of:=(([.C75]/[.$K$5])-[.$K$3])+[.D75]" office:value-type="float" office:value="0.457948139392703" calcext:value-type="float">
            <text:p>0.457948139392703</text:p>
          </table:table-cell>
          <table:table-cell table:formula="of:=[.E75]+[.$K$3]" office:value-type="float" office:value="0.00296000000000001" calcext:value-type="float">
            <text:p>0.00296</text:p>
          </table:table-cell>
          <table:table-cell table:formula="of:=(([.C75]/[.$K$5])-[.$K$3])/0.00000001" office:value-type="float" office:value="446564.588745627" calcext:value-type="float">
            <text:p>446565</text:p>
          </table:table-cell>
          <table:table-cell table:number-columns-repeated="10"/>
        </table:table-row>
        <table:table-row table:style-name="ro2">
          <table:table-cell table:formula="of:=NOW()+([.$K$10]*[.B77])" office:value-type="date" office:date-value="2028-03-24T16:51:00.1" calcext:value-type="date">
            <text:p>2028-03-24</text:p>
          </table:table-cell>
          <table:table-cell office:value-type="float" office:value="76" calcext:value-type="float">
            <text:p>76</text:p>
          </table:table-cell>
          <table:table-cell table:formula="of:=[.C76]*(([.$K$5]-1)/[.$K$5])-[.$K$3]" office:value-type="float" office:value="0.531624095102235" calcext:value-type="float">
            <text:p>0.531624095102235</text:p>
          </table:table-cell>
          <table:table-cell table:formula="of:=(([.C76]/[.$K$5])-[.$K$3])+[.D76]" office:value-type="float" office:value="0.462375904897764" calcext:value-type="float">
            <text:p>0.462375904897764</text:p>
          </table:table-cell>
          <table:table-cell table:formula="of:=[.E76]+[.$K$3]" office:value-type="float" office:value="0.00300000000000001" calcext:value-type="float">
            <text:p>0.003</text:p>
          </table:table-cell>
          <table:table-cell table:formula="of:=(([.C76]/[.$K$5])-[.$K$3])/0.00000001" office:value-type="float" office:value="442776.55050608" calcext:value-type="float">
            <text:p>442777</text:p>
          </table:table-cell>
          <table:table-cell table:number-columns-repeated="10"/>
        </table:table-row>
        <table:table-row table:style-name="ro2">
          <table:table-cell table:formula="of:=NOW()+([.$K$10]*[.B78])" office:value-type="date" office:date-value="2028-04-21T11:31:00.1" calcext:value-type="date">
            <text:p>2028-04-21</text:p>
          </table:table-cell>
          <table:table-cell office:value-type="float" office:value="77" calcext:value-type="float">
            <text:p>77</text:p>
          </table:table-cell>
          <table:table-cell table:formula="of:=[.C77]*(([.$K$5]-1)/[.$K$5])-[.$K$3]" office:value-type="float" office:value="0.527153894309716" calcext:value-type="float">
            <text:p>0.527153894309716</text:p>
          </table:table-cell>
          <table:table-cell table:formula="of:=(([.C77]/[.$K$5])-[.$K$3])+[.D77]" office:value-type="float" office:value="0.466766105690283" calcext:value-type="float">
            <text:p>0.466766105690283</text:p>
          </table:table-cell>
          <table:table-cell table:formula="of:=[.E77]+[.$K$3]" office:value-type="float" office:value="0.00304000000000001" calcext:value-type="float">
            <text:p>0.00304</text:p>
          </table:table-cell>
          <table:table-cell table:formula="of:=(([.C77]/[.$K$5])-[.$K$3])/0.00000001" office:value-type="float" office:value="439020.079251862" calcext:value-type="float">
            <text:p>439020</text:p>
          </table:table-cell>
          <table:table-cell table:number-columns-repeated="10"/>
        </table:table-row>
        <table:table-row table:style-name="ro2">
          <table:table-cell table:formula="of:=NOW()+([.$K$10]*[.B79])" office:value-type="date" office:date-value="2028-05-19T06:11:00.1" calcext:value-type="date">
            <text:p>2028-05-19</text:p>
          </table:table-cell>
          <table:table-cell office:value-type="float" office:value="78" calcext:value-type="float">
            <text:p>78</text:p>
          </table:table-cell>
          <table:table-cell table:formula="of:=[.C78]*(([.$K$5]-1)/[.$K$5])-[.$K$3]" office:value-type="float" office:value="0.522720945190468" calcext:value-type="float">
            <text:p>0.522720945190468</text:p>
          </table:table-cell>
          <table:table-cell table:formula="of:=(([.C78]/[.$K$5])-[.$K$3])+[.D78]" office:value-type="float" office:value="0.47111905480953" calcext:value-type="float">
            <text:p>0.47111905480953</text:p>
          </table:table-cell>
          <table:table-cell table:formula="of:=[.E78]+[.$K$3]" office:value-type="float" office:value="0.00308000000000001" calcext:value-type="float">
            <text:p>0.00308</text:p>
          </table:table-cell>
          <table:table-cell table:formula="of:=(([.C78]/[.$K$5])-[.$K$3])/0.00000001" office:value-type="float" office:value="435294.911924763" calcext:value-type="float">
            <text:p>435295</text:p>
          </table:table-cell>
          <table:table-cell table:number-columns-repeated="10"/>
        </table:table-row>
        <table:table-row table:style-name="ro2">
          <table:table-cell table:formula="of:=NOW()+([.$K$10]*[.B80])" office:value-type="date" office:date-value="2028-06-16T00:51:00.1" calcext:value-type="date">
            <text:p>2028-06-16</text:p>
          </table:table-cell>
          <table:table-cell office:value-type="float" office:value="79" calcext:value-type="float">
            <text:p>79</text:p>
          </table:table-cell>
          <table:table-cell table:formula="of:=[.C79]*(([.$K$5]-1)/[.$K$5])-[.$K$3]" office:value-type="float" office:value="0.518324937313881" calcext:value-type="float">
            <text:p>0.518324937313881</text:p>
          </table:table-cell>
          <table:table-cell table:formula="of:=(([.C79]/[.$K$5])-[.$K$3])+[.D79]" office:value-type="float" office:value="0.475435062686118" calcext:value-type="float">
            <text:p>0.475435062686118</text:p>
          </table:table-cell>
          <table:table-cell table:formula="of:=[.E79]+[.$K$3]" office:value-type="float" office:value="0.00312000000000001" calcext:value-type="float">
            <text:p>0.00312</text:p>
          </table:table-cell>
          <table:table-cell table:formula="of:=(([.C79]/[.$K$5])-[.$K$3])/0.00000001" office:value-type="float" office:value="431600.787658724" calcext:value-type="float">
            <text:p>431601</text:p>
          </table:table-cell>
          <table:table-cell table:number-columns-repeated="10"/>
        </table:table-row>
        <table:table-row table:style-name="ro2">
          <table:table-cell table:formula="of:=NOW()+([.$K$10]*[.B81])" office:value-type="date" office:date-value="2028-07-13T19:31:00.1" calcext:value-type="date">
            <text:p>2028-07-13</text:p>
          </table:table-cell>
          <table:table-cell office:value-type="float" office:value="80" calcext:value-type="float">
            <text:p>80</text:p>
          </table:table-cell>
          <table:table-cell table:formula="of:=[.C80]*(([.$K$5]-1)/[.$K$5])-[.$K$3]" office:value-type="float" office:value="0.513965562836266" calcext:value-type="float">
            <text:p>0.513965562836266</text:p>
          </table:table-cell>
          <table:table-cell table:formula="of:=(([.C80]/[.$K$5])-[.$K$3])+[.D80]" office:value-type="float" office:value="0.479714437163733" calcext:value-type="float">
            <text:p>0.479714437163733</text:p>
          </table:table-cell>
          <table:table-cell table:formula="of:=[.E80]+[.$K$3]" office:value-type="float" office:value="0.00316000000000001" calcext:value-type="float">
            <text:p>0.00316</text:p>
          </table:table-cell>
          <table:table-cell table:formula="of:=(([.C80]/[.$K$5])-[.$K$3])/0.00000001" office:value-type="float" office:value="427937.447761568" calcext:value-type="float">
            <text:p>427937</text:p>
          </table:table-cell>
          <table:table-cell table:number-columns-repeated="10"/>
        </table:table-row>
        <table:table-row table:style-name="ro2">
          <table:table-cell table:formula="of:=NOW()+([.$K$10]*[.B82])" office:value-type="date" office:date-value="2028-08-10T14:11:00.1" calcext:value-type="date">
            <text:p>2028-08-10</text:p>
          </table:table-cell>
          <table:table-cell office:value-type="float" office:value="81" calcext:value-type="float">
            <text:p>81</text:p>
          </table:table-cell>
          <table:table-cell table:formula="of:=[.C81]*(([.$K$5]-1)/[.$K$5])-[.$K$3]" office:value-type="float" office:value="0.509642516479297" calcext:value-type="float">
            <text:p>0.509642516479297</text:p>
          </table:table-cell>
          <table:table-cell table:formula="of:=(([.C81]/[.$K$5])-[.$K$3])+[.D81]" office:value-type="float" office:value="0.483957483520702" calcext:value-type="float">
            <text:p>0.483957483520702</text:p>
          </table:table-cell>
          <table:table-cell table:formula="of:=[.E81]+[.$K$3]" office:value-type="float" office:value="0.00320000000000001" calcext:value-type="float">
            <text:p>0.0032</text:p>
          </table:table-cell>
          <table:table-cell table:formula="of:=(([.C81]/[.$K$5])-[.$K$3])/0.00000001" office:value-type="float" office:value="424304.635696888" calcext:value-type="float">
            <text:p>424305</text:p>
          </table:table-cell>
          <table:table-cell table:number-columns-repeated="10"/>
        </table:table-row>
        <table:table-row table:style-name="ro2">
          <table:table-cell table:formula="of:=NOW()+([.$K$10]*[.B83])" office:value-type="date" office:date-value="2028-09-07T08:51:00.1" calcext:value-type="date">
            <text:p>2028-09-07</text:p>
          </table:table-cell>
          <table:table-cell office:value-type="float" office:value="82" calcext:value-type="float">
            <text:p>82</text:p>
          </table:table-cell>
          <table:table-cell table:formula="of:=[.C82]*(([.$K$5]-1)/[.$K$5])-[.$K$3]" office:value-type="float" office:value="0.505355495508636" calcext:value-type="float">
            <text:p>0.505355495508636</text:p>
          </table:table-cell>
          <table:table-cell table:formula="of:=(([.C82]/[.$K$5])-[.$K$3])+[.D82]" office:value-type="float" office:value="0.488164504491363" calcext:value-type="float">
            <text:p>0.488164504491363</text:p>
          </table:table-cell>
          <table:table-cell table:formula="of:=[.E82]+[.$K$3]" office:value-type="float" office:value="0.00324000000000001" calcext:value-type="float">
            <text:p>0.00324</text:p>
          </table:table-cell>
          <table:table-cell table:formula="of:=(([.C82]/[.$K$5])-[.$K$3])/0.00000001" office:value-type="float" office:value="420702.097066081" calcext:value-type="float">
            <text:p>420702</text:p>
          </table:table-cell>
          <table:table-cell table:number-columns-repeated="10"/>
        </table:table-row>
        <table:table-row table:style-name="ro2">
          <table:table-cell table:formula="of:=NOW()+([.$K$10]*[.B84])" office:value-type="date" office:date-value="2028-10-05T03:31:00.1" calcext:value-type="date">
            <text:p>2028-10-05</text:p>
          </table:table-cell>
          <table:table-cell office:value-type="float" office:value="83" calcext:value-type="float">
            <text:p>83</text:p>
          </table:table-cell>
          <table:table-cell table:formula="of:=[.C83]*(([.$K$5]-1)/[.$K$5])-[.$K$3]" office:value-type="float" office:value="0.501104199712731" calcext:value-type="float">
            <text:p>0.501104199712731</text:p>
          </table:table-cell>
          <table:table-cell table:formula="of:=(([.C83]/[.$K$5])-[.$K$3])+[.D83]" office:value-type="float" office:value="0.492335800287268" calcext:value-type="float">
            <text:p>0.492335800287268</text:p>
          </table:table-cell>
          <table:table-cell table:formula="of:=[.E83]+[.$K$3]" office:value-type="float" office:value="0.00328000000000001" calcext:value-type="float">
            <text:p>0.00328</text:p>
          </table:table-cell>
          <table:table-cell table:formula="of:=(([.C83]/[.$K$5])-[.$K$3])/0.00000001" office:value-type="float" office:value="417129.57959053" calcext:value-type="float">
            <text:p>417130</text:p>
          </table:table-cell>
          <table:table-cell table:number-columns-repeated="10"/>
        </table:table-row>
        <table:table-row table:style-name="ro2">
          <table:table-cell table:formula="of:=NOW()+([.$K$10]*[.B85])" office:value-type="date" office:date-value="2028-11-01T22:11:00.1" calcext:value-type="date">
            <text:p>2028-11-01</text:p>
          </table:table-cell>
          <table:table-cell office:value-type="float" office:value="84" calcext:value-type="float">
            <text:p>84</text:p>
          </table:table-cell>
          <table:table-cell table:formula="of:=[.C84]*(([.$K$5]-1)/[.$K$5])-[.$K$3]" office:value-type="float" office:value="0.496888331381791" calcext:value-type="float">
            <text:p>0.496888331381791</text:p>
          </table:table-cell>
          <table:table-cell table:formula="of:=(([.C84]/[.$K$5])-[.$K$3])+[.D84]" office:value-type="float" office:value="0.496471668618208" calcext:value-type="float">
            <text:p>0.496471668618208</text:p>
          </table:table-cell>
          <table:table-cell table:formula="of:=[.E84]+[.$K$3]" office:value-type="float" office:value="0.00332000000000001" calcext:value-type="float">
            <text:p>0.00332</text:p>
          </table:table-cell>
          <table:table-cell table:formula="of:=(([.C84]/[.$K$5])-[.$K$3])/0.00000001" office:value-type="float" office:value="413586.833093942" calcext:value-type="float">
            <text:p>413587</text:p>
          </table:table-cell>
          <table:table-cell table:number-columns-repeated="10"/>
        </table:table-row>
        <table:table-row table:style-name="ro2">
          <table:table-cell table:formula="of:=NOW()+([.$K$10]*[.B86])" office:value-type="date" office:date-value="2028-11-29T16:51:00.1" calcext:value-type="date">
            <text:p>2028-11-29</text:p>
          </table:table-cell>
          <table:table-cell office:value-type="float" office:value="85" calcext:value-type="float">
            <text:p>85</text:p>
          </table:table-cell>
          <table:table-cell table:formula="of:=[.C85]*(([.$K$5]-1)/[.$K$5])-[.$K$3]" office:value-type="float" office:value="0.492707595286943" calcext:value-type="float">
            <text:p>0.492707595286943</text:p>
          </table:table-cell>
          <table:table-cell table:formula="of:=(([.C85]/[.$K$5])-[.$K$3])+[.D85]" office:value-type="float" office:value="0.500572404713056" calcext:value-type="float">
            <text:p>0.500572404713056</text:p>
          </table:table-cell>
          <table:table-cell table:formula="of:=[.E85]+[.$K$3]" office:value-type="float" office:value="0.00336000000000001" calcext:value-type="float">
            <text:p>0.00336</text:p>
          </table:table-cell>
          <table:table-cell table:formula="of:=(([.C85]/[.$K$5])-[.$K$3])/0.00000001" office:value-type="float" office:value="410073.609484826" calcext:value-type="float">
            <text:p>410074</text:p>
          </table:table-cell>
          <table:table-cell table:number-columns-repeated="10"/>
        </table:table-row>
        <table:table-row table:style-name="ro2">
          <table:table-cell table:formula="of:=NOW()+([.$K$10]*[.B87])" office:value-type="date" office:date-value="2028-12-27T11:31:00.1" calcext:value-type="date">
            <text:p>2028-12-27</text:p>
          </table:table-cell>
          <table:table-cell office:value-type="float" office:value="86" calcext:value-type="float">
            <text:p>86</text:p>
          </table:table-cell>
          <table:table-cell table:formula="of:=[.C86]*(([.$K$5]-1)/[.$K$5])-[.$K$3]" office:value-type="float" office:value="0.488561698659552" calcext:value-type="float">
            <text:p>0.488561698659552</text:p>
          </table:table-cell>
          <table:table-cell table:formula="of:=(([.C86]/[.$K$5])-[.$K$3])+[.D86]" office:value-type="float" office:value="0.504638301340447" calcext:value-type="float">
            <text:p>0.504638301340447</text:p>
          </table:table-cell>
          <table:table-cell table:formula="of:=[.E86]+[.$K$3]" office:value-type="float" office:value="0.00340000000000001" calcext:value-type="float">
            <text:p>0.0034</text:p>
          </table:table-cell>
          <table:table-cell table:formula="of:=(([.C86]/[.$K$5])-[.$K$3])/0.00000001" office:value-type="float" office:value="406589.662739119" calcext:value-type="float">
            <text:p>406590</text:p>
          </table:table-cell>
          <table:table-cell table:number-columns-repeated="10"/>
        </table:table-row>
        <table:table-row table:style-name="ro2">
          <table:table-cell table:formula="of:=NOW()+([.$K$10]*[.B88])" office:value-type="date" office:date-value="2029-01-24T06:11:00.1" calcext:value-type="date">
            <text:p>2029-01-24</text:p>
          </table:table-cell>
          <table:table-cell office:value-type="float" office:value="87" calcext:value-type="float">
            <text:p>87</text:p>
          </table:table-cell>
          <table:table-cell table:formula="of:=[.C87]*(([.$K$5]-1)/[.$K$5])-[.$K$3]" office:value-type="float" office:value="0.484450351170722" calcext:value-type="float">
            <text:p>0.484450351170722</text:p>
          </table:table-cell>
          <table:table-cell table:formula="of:=(([.C87]/[.$K$5])-[.$K$3])+[.D87]" office:value-type="float" office:value="0.508669648829277" calcext:value-type="float">
            <text:p>0.508669648829277</text:p>
          </table:table-cell>
          <table:table-cell table:formula="of:=[.E87]+[.$K$3]" office:value-type="float" office:value="0.00344000000000001" calcext:value-type="float">
            <text:p>0.00344</text:p>
          </table:table-cell>
          <table:table-cell table:formula="of:=(([.C87]/[.$K$5])-[.$K$3])/0.00000001" office:value-type="float" office:value="403134.74888296" calcext:value-type="float">
            <text:p>403135</text:p>
          </table:table-cell>
          <table:table-cell table:number-columns-repeated="10"/>
        </table:table-row>
        <table:table-row table:style-name="ro2">
          <table:table-cell table:formula="of:=NOW()+([.$K$10]*[.B89])" office:value-type="date" office:date-value="2029-02-21T00:51:00.1" calcext:value-type="date">
            <text:p>2029-02-21</text:p>
          </table:table-cell>
          <table:table-cell office:value-type="float" office:value="88" calcext:value-type="float">
            <text:p>88</text:p>
          </table:table-cell>
          <table:table-cell table:formula="of:=[.C88]*(([.$K$5]-1)/[.$K$5])-[.$K$3]" office:value-type="float" office:value="0.480373264910966" calcext:value-type="float">
            <text:p>0.480373264910966</text:p>
          </table:table-cell>
          <table:table-cell table:formula="of:=(([.C88]/[.$K$5])-[.$K$3])+[.D88]" office:value-type="float" office:value="0.512666735089033" calcext:value-type="float">
            <text:p>0.512666735089033</text:p>
          </table:table-cell>
          <table:table-cell table:formula="of:=[.E88]+[.$K$3]" office:value-type="float" office:value="0.00348000000000001" calcext:value-type="float">
            <text:p>0.00348</text:p>
          </table:table-cell>
          <table:table-cell table:formula="of:=(([.C88]/[.$K$5])-[.$K$3])/0.00000001" office:value-type="float" office:value="399708.625975602" calcext:value-type="float">
            <text:p>399709</text:p>
          </table:table-cell>
          <table:table-cell table:number-columns-repeated="10"/>
        </table:table-row>
        <table:table-row table:style-name="ro2">
          <table:table-cell table:formula="of:=NOW()+([.$K$10]*[.B90])" office:value-type="date" office:date-value="2029-03-20T19:31:00.1" calcext:value-type="date">
            <text:p>2029-03-20</text:p>
          </table:table-cell>
          <table:table-cell office:value-type="float" office:value="89" calcext:value-type="float">
            <text:p>89</text:p>
          </table:table-cell>
          <table:table-cell table:formula="of:=[.C89]*(([.$K$5]-1)/[.$K$5])-[.$K$3]" office:value-type="float" office:value="0.476330154370042" calcext:value-type="float">
            <text:p>0.476330154370042</text:p>
          </table:table-cell>
          <table:table-cell table:formula="of:=(([.C89]/[.$K$5])-[.$K$3])+[.D89]" office:value-type="float" office:value="0.516629845629957" calcext:value-type="float">
            <text:p>0.516629845629957</text:p>
          </table:table-cell>
          <table:table-cell table:formula="of:=[.E89]+[.$K$3]" office:value-type="float" office:value="0.00352000000000001" calcext:value-type="float">
            <text:p>0.00352</text:p>
          </table:table-cell>
          <table:table-cell table:formula="of:=(([.C89]/[.$K$5])-[.$K$3])/0.00000001" office:value-type="float" office:value="396311.054092472" calcext:value-type="float">
            <text:p>396311</text:p>
          </table:table-cell>
          <table:table-cell table:number-columns-repeated="10"/>
        </table:table-row>
        <table:table-row table:style-name="ro2">
          <table:table-cell table:formula="of:=NOW()+([.$K$10]*[.B91])" office:value-type="date" office:date-value="2029-04-17T14:11:00.1" calcext:value-type="date">
            <text:p>2029-04-17</text:p>
          </table:table-cell>
          <table:table-cell office:value-type="float" office:value="90" calcext:value-type="float">
            <text:p>90</text:p>
          </table:table-cell>
          <table:table-cell table:formula="of:=[.C90]*(([.$K$5]-1)/[.$K$5])-[.$K$3]" office:value-type="float" office:value="0.472320736416958" calcext:value-type="float">
            <text:p>0.472320736416958</text:p>
          </table:table-cell>
          <table:table-cell table:formula="of:=(([.C90]/[.$K$5])-[.$K$3])+[.D90]" office:value-type="float" office:value="0.520559263583041" calcext:value-type="float">
            <text:p>0.520559263583041</text:p>
          </table:table-cell>
          <table:table-cell table:formula="of:=[.E90]+[.$K$3]" office:value-type="float" office:value="0.00356000000000001" calcext:value-type="float">
            <text:p>0.00356</text:p>
          </table:table-cell>
          <table:table-cell table:formula="of:=(([.C90]/[.$K$5])-[.$K$3])/0.00000001" office:value-type="float" office:value="392941.795308368" calcext:value-type="float">
            <text:p>392942</text:p>
          </table:table-cell>
          <table:table-cell table:number-columns-repeated="10"/>
        </table:table-row>
        <table:table-row table:style-name="ro2">
          <table:table-cell table:formula="of:=NOW()+([.$K$10]*[.B92])" office:value-type="date" office:date-value="2029-05-15T08:51:00.1" calcext:value-type="date">
            <text:p>2029-05-15</text:p>
          </table:table-cell>
          <table:table-cell office:value-type="float" office:value="91" calcext:value-type="float">
            <text:p>91</text:p>
          </table:table-cell>
          <table:table-cell table:formula="of:=[.C91]*(([.$K$5]-1)/[.$K$5])-[.$K$3]" office:value-type="float" office:value="0.46834473028015" calcext:value-type="float">
            <text:p>0.46834473028015</text:p>
          </table:table-cell>
          <table:table-cell table:formula="of:=(([.C91]/[.$K$5])-[.$K$3])+[.D91]" office:value-type="float" office:value="0.524455269719849" calcext:value-type="float">
            <text:p>0.524455269719849</text:p>
          </table:table-cell>
          <table:table-cell table:formula="of:=[.E91]+[.$K$3]" office:value-type="float" office:value="0.00360000000000001" calcext:value-type="float">
            <text:p>0.0036</text:p>
          </table:table-cell>
          <table:table-cell table:formula="of:=(([.C91]/[.$K$5])-[.$K$3])/0.00000001" office:value-type="float" office:value="389600.613680798" calcext:value-type="float">
            <text:p>389601</text:p>
          </table:table-cell>
          <table:table-cell table:number-columns-repeated="10"/>
        </table:table-row>
        <table:table-row table:style-name="ro2">
          <table:table-cell table:formula="of:=NOW()+([.$K$10]*[.B93])" office:value-type="date" office:date-value="2029-06-12T03:31:00.1" calcext:value-type="date">
            <text:p>2029-06-12</text:p>
          </table:table-cell>
          <table:table-cell office:value-type="float" office:value="92" calcext:value-type="float">
            <text:p>92</text:p>
          </table:table-cell>
          <table:table-cell table:formula="of:=[.C92]*(([.$K$5]-1)/[.$K$5])-[.$K$3]" office:value-type="float" office:value="0.464401857527815" calcext:value-type="float">
            <text:p>0.464401857527815</text:p>
          </table:table-cell>
          <table:table-cell table:formula="of:=(([.C92]/[.$K$5])-[.$K$3])+[.D92]" office:value-type="float" office:value="0.528318142472184" calcext:value-type="float">
            <text:p>0.528318142472184</text:p>
          </table:table-cell>
          <table:table-cell table:formula="of:=[.E92]+[.$K$3]" office:value-type="float" office:value="0.00364000000000001" calcext:value-type="float">
            <text:p>0.00364</text:p>
          </table:table-cell>
          <table:table-cell table:formula="of:=(([.C92]/[.$K$5])-[.$K$3])/0.00000001" office:value-type="float" office:value="386287.275233458" calcext:value-type="float">
            <text:p>386287</text:p>
          </table:table-cell>
          <table:table-cell table:number-columns-repeated="10"/>
        </table:table-row>
        <table:table-row table:style-name="ro2">
          <table:table-cell table:formula="of:=NOW()+([.$K$10]*[.B94])" office:value-type="date" office:date-value="2029-07-09T22:11:00.1" calcext:value-type="date">
            <text:p>2029-07-09</text:p>
          </table:table-cell>
          <table:table-cell office:value-type="float" office:value="93" calcext:value-type="float">
            <text:p>93</text:p>
          </table:table-cell>
          <table:table-cell table:formula="of:=[.C93]*(([.$K$5]-1)/[.$K$5])-[.$K$3]" office:value-type="float" office:value="0.460491842048417" calcext:value-type="float">
            <text:p>0.460491842048417</text:p>
          </table:table-cell>
          <table:table-cell table:formula="of:=(([.C93]/[.$K$5])-[.$K$3])+[.D93]" office:value-type="float" office:value="0.532148157951582" calcext:value-type="float">
            <text:p>0.532148157951582</text:p>
          </table:table-cell>
          <table:table-cell table:formula="of:=[.E93]+[.$K$3]" office:value-type="float" office:value="0.00368000000000001" calcext:value-type="float">
            <text:p>0.00368</text:p>
          </table:table-cell>
          <table:table-cell table:formula="of:=(([.C93]/[.$K$5])-[.$K$3])/0.00000001" office:value-type="float" office:value="383001.547939846" calcext:value-type="float">
            <text:p>383002</text:p>
          </table:table-cell>
          <table:table-cell table:number-columns-repeated="10"/>
        </table:table-row>
        <table:table-row table:style-name="ro2">
          <table:table-cell table:formula="of:=NOW()+([.$K$10]*[.B95])" office:value-type="date" office:date-value="2029-08-06T16:51:00.1" calcext:value-type="date">
            <text:p>2029-08-06</text:p>
          </table:table-cell>
          <table:table-cell office:value-type="float" office:value="94" calcext:value-type="float">
            <text:p>94</text:p>
          </table:table-cell>
          <table:table-cell table:formula="of:=[.C94]*(([.$K$5]-1)/[.$K$5])-[.$K$3]" office:value-type="float" office:value="0.456614410031347" calcext:value-type="float">
            <text:p>0.456614410031347</text:p>
          </table:table-cell>
          <table:table-cell table:formula="of:=(([.C94]/[.$K$5])-[.$K$3])+[.D94]" office:value-type="float" office:value="0.535945589968652" calcext:value-type="float">
            <text:p>0.535945589968652</text:p>
          </table:table-cell>
          <table:table-cell table:formula="of:=[.E94]+[.$K$3]" office:value-type="float" office:value="0.00372000000000001" calcext:value-type="float">
            <text:p>0.00372</text:p>
          </table:table-cell>
          <table:table-cell table:formula="of:=(([.C94]/[.$K$5])-[.$K$3])/0.00000001" office:value-type="float" office:value="379743.201707014" calcext:value-type="float">
            <text:p>379743</text:p>
          </table:table-cell>
          <table:table-cell table:number-columns-repeated="10"/>
        </table:table-row>
        <table:table-row table:style-name="ro2">
          <table:table-cell table:formula="of:=NOW()+([.$K$10]*[.B96])" office:value-type="date" office:date-value="2029-09-03T11:31:00.1" calcext:value-type="date">
            <text:p>2029-09-03</text:p>
          </table:table-cell>
          <table:table-cell office:value-type="float" office:value="95" calcext:value-type="float">
            <text:p>95</text:p>
          </table:table-cell>
          <table:table-cell table:formula="of:=[.C95]*(([.$K$5]-1)/[.$K$5])-[.$K$3]" office:value-type="float" office:value="0.452769289947752" calcext:value-type="float">
            <text:p>0.452769289947752</text:p>
          </table:table-cell>
          <table:table-cell table:formula="of:=(([.C95]/[.$K$5])-[.$K$3])+[.D95]" office:value-type="float" office:value="0.539710710052247" calcext:value-type="float">
            <text:p>0.539710710052247</text:p>
          </table:table-cell>
          <table:table-cell table:formula="of:=[.E95]+[.$K$3]" office:value-type="float" office:value="0.00376000000000001" calcext:value-type="float">
            <text:p>0.00376</text:p>
          </table:table-cell>
          <table:table-cell table:formula="of:=(([.C95]/[.$K$5])-[.$K$3])/0.00000001" office:value-type="float" office:value="376512.008359456" calcext:value-type="float">
            <text:p>376512</text:p>
          </table:table-cell>
          <table:table-cell table:number-columns-repeated="10"/>
        </table:table-row>
        <table:table-row table:style-name="ro2">
          <table:table-cell table:formula="of:=NOW()+([.$K$10]*[.B97])" office:value-type="date" office:date-value="2029-10-01T06:11:00.1" calcext:value-type="date">
            <text:p>2029-10-01</text:p>
          </table:table-cell>
          <table:table-cell office:value-type="float" office:value="96" calcext:value-type="float">
            <text:p>96</text:p>
          </table:table-cell>
          <table:table-cell table:formula="of:=[.C96]*(([.$K$5]-1)/[.$K$5])-[.$K$3]" office:value-type="float" office:value="0.448956212531521" calcext:value-type="float">
            <text:p>0.448956212531521</text:p>
          </table:table-cell>
          <table:table-cell table:formula="of:=(([.C96]/[.$K$5])-[.$K$3])+[.D96]" office:value-type="float" office:value="0.543443787468478" calcext:value-type="float">
            <text:p>0.543443787468478</text:p>
          </table:table-cell>
          <table:table-cell table:formula="of:=[.E96]+[.$K$3]" office:value-type="float" office:value="0.00380000000000001" calcext:value-type="float">
            <text:p>0.0038</text:p>
          </table:table-cell>
          <table:table-cell table:formula="of:=(([.C96]/[.$K$5])-[.$K$3])/0.00000001" office:value-type="float" office:value="373307.741623127" calcext:value-type="float">
            <text:p>373308</text:p>
          </table:table-cell>
          <table:table-cell table:number-columns-repeated="10"/>
        </table:table-row>
        <table:table-row table:style-name="ro2">
          <table:table-cell table:formula="of:=NOW()+([.$K$10]*[.B98])" office:value-type="date" office:date-value="2029-10-29T00:51:00.1" calcext:value-type="date">
            <text:p>2029-10-29</text:p>
          </table:table-cell>
          <table:table-cell office:value-type="float" office:value="97" calcext:value-type="float">
            <text:p>97</text:p>
          </table:table-cell>
          <table:table-cell table:formula="of:=[.C97]*(([.$K$5]-1)/[.$K$5])-[.$K$3]" office:value-type="float" office:value="0.445174910760425" calcext:value-type="float">
            <text:p>0.445174910760425</text:p>
          </table:table-cell>
          <table:table-cell table:formula="of:=(([.C97]/[.$K$5])-[.$K$3])+[.D97]" office:value-type="float" office:value="0.547145089239574" calcext:value-type="float">
            <text:p>0.547145089239574</text:p>
          </table:table-cell>
          <table:table-cell table:formula="of:=[.E97]+[.$K$3]" office:value-type="float" office:value="0.00384000000000001" calcext:value-type="float">
            <text:p>0.00384</text:p>
          </table:table-cell>
          <table:table-cell table:formula="of:=(([.C97]/[.$K$5])-[.$K$3])/0.00000001" office:value-type="float" office:value="370130.177109601" calcext:value-type="float">
            <text:p>370130</text:p>
          </table:table-cell>
          <table:table-cell table:number-columns-repeated="10"/>
        </table:table-row>
        <table:table-row table:style-name="ro2">
          <table:table-cell table:formula="of:=NOW()+([.$K$10]*[.B99])" office:value-type="date" office:date-value="2029-11-25T19:31:00.1" calcext:value-type="date">
            <text:p>2029-11-25</text:p>
          </table:table-cell>
          <table:table-cell office:value-type="float" office:value="98" calcext:value-type="float">
            <text:p>98</text:p>
          </table:table-cell>
          <table:table-cell table:formula="of:=[.C98]*(([.$K$5]-1)/[.$K$5])-[.$K$3]" office:value-type="float" office:value="0.441425119837422" calcext:value-type="float">
            <text:p>0.441425119837422</text:p>
          </table:table-cell>
          <table:table-cell table:formula="of:=(([.C98]/[.$K$5])-[.$K$3])+[.D98]" office:value-type="float" office:value="0.550814880162578" calcext:value-type="float">
            <text:p>0.550814880162578</text:p>
          </table:table-cell>
          <table:table-cell table:formula="of:=[.E98]+[.$K$3]" office:value-type="float" office:value="0.00388000000000001" calcext:value-type="float">
            <text:p>0.00388</text:p>
          </table:table-cell>
          <table:table-cell table:formula="of:=(([.C98]/[.$K$5])-[.$K$3])/0.00000001" office:value-type="float" office:value="366979.092300354" calcext:value-type="float">
            <text:p>366979</text:p>
          </table:table-cell>
          <table:table-cell table:number-columns-repeated="10"/>
        </table:table-row>
        <table:table-row table:style-name="ro2">
          <table:table-cell table:formula="of:=NOW()+([.$K$10]*[.B100])" office:value-type="date" office:date-value="2029-12-23T14:11:00.1" calcext:value-type="date">
            <text:p>2029-12-23</text:p>
          </table:table-cell>
          <table:table-cell office:value-type="float" office:value="99" calcext:value-type="float">
            <text:p>99</text:p>
          </table:table-cell>
          <table:table-cell table:formula="of:=[.C99]*(([.$K$5]-1)/[.$K$5])-[.$K$3]" office:value-type="float" office:value="0.43770657717211" calcext:value-type="float">
            <text:p>0.43770657717211</text:p>
          </table:table-cell>
          <table:table-cell table:formula="of:=(([.C99]/[.$K$5])-[.$K$3])+[.D99]" office:value-type="float" office:value="0.554453422827889" calcext:value-type="float">
            <text:p>0.554453422827889</text:p>
          </table:table-cell>
          <table:table-cell table:formula="of:=[.E99]+[.$K$3]" office:value-type="float" office:value="0.00392000000000001" calcext:value-type="float">
            <text:p>0.00392</text:p>
          </table:table-cell>
          <table:table-cell table:formula="of:=(([.C99]/[.$K$5])-[.$K$3])/0.00000001" office:value-type="float" office:value="363854.266531185" calcext:value-type="float">
            <text:p>363854</text:p>
          </table:table-cell>
          <table:table-cell table:number-columns-repeated="10"/>
        </table:table-row>
        <table:table-row table:style-name="ro2">
          <table:table-cell table:formula="of:=NOW()+([.$K$10]*[.B101])" office:value-type="date" office:date-value="2030-01-20T08:51:00.1" calcext:value-type="date">
            <text:p>2030-01-20</text:p>
          </table:table-cell>
          <table:table-cell office:value-type="float" office:value="100" calcext:value-type="float">
            <text:p>100</text:p>
          </table:table-cell>
          <table:table-cell table:formula="of:=[.C100]*(([.$K$5]-1)/[.$K$5])-[.$K$3]" office:value-type="float" office:value="0.434019022362342" calcext:value-type="float">
            <text:p>0.434019022362342</text:p>
          </table:table-cell>
          <table:table-cell table:formula="of:=(([.C100]/[.$K$5])-[.$K$3])+[.D100]" office:value-type="float" office:value="0.558060977637657" calcext:value-type="float">
            <text:p>0.558060977637657</text:p>
          </table:table-cell>
          <table:table-cell table:formula="of:=[.E100]+[.$K$3]" office:value-type="float" office:value="0.00396000000000001" calcext:value-type="float">
            <text:p>0.00396</text:p>
          </table:table-cell>
          <table:table-cell table:formula="of:=(([.C100]/[.$K$5])-[.$K$3])/0.00000001" office:value-type="float" office:value="360755.480976758" calcext:value-type="float">
            <text:p>360755</text:p>
          </table:table-cell>
          <table:table-cell table:number-columns-repeated="10"/>
        </table:table-row>
        <table:table-row table:style-name="ro2">
          <table:table-cell table:formula="of:=NOW()+([.$K$10]*[.B102])" office:value-type="date" office:date-value="2030-02-17T03:31:00.1" calcext:value-type="date">
            <text:p>2030-02-17</text:p>
          </table:table-cell>
          <table:table-cell office:value-type="float" office:value="101" calcext:value-type="float">
            <text:p>101</text:p>
          </table:table-cell>
          <table:table-cell table:formula="of:=[.C101]*(([.$K$5]-1)/[.$K$5])-[.$K$3]" office:value-type="float" office:value="0.430362197175989" calcext:value-type="float">
            <text:p>0.430362197175989</text:p>
          </table:table-cell>
          <table:table-cell table:formula="of:=(([.C101]/[.$K$5])-[.$K$3])+[.D101]" office:value-type="float" office:value="0.56163780282401" calcext:value-type="float">
            <text:p>0.56163780282401</text:p>
          </table:table-cell>
          <table:table-cell table:formula="of:=[.E101]+[.$K$3]" office:value-type="float" office:value="0.00400000000000001" calcext:value-type="float">
            <text:p>0.004</text:p>
          </table:table-cell>
          <table:table-cell table:formula="of:=(([.C101]/[.$K$5])-[.$K$3])/0.00000001" office:value-type="float" office:value="357682.518635285" calcext:value-type="float">
            <text:p>357683</text:p>
          </table:table-cell>
          <table:table-cell table:number-columns-repeated="10"/>
        </table:table-row>
        <table:table-row table:style-name="ro2">
          <table:table-cell table:formula="of:=NOW()+([.$K$10]*[.B103])" office:value-type="date" office:date-value="2030-03-16T22:11:00.1" calcext:value-type="date">
            <text:p>2030-03-16</text:p>
          </table:table-cell>
          <table:table-cell office:value-type="float" office:value="102" calcext:value-type="float">
            <text:p>102</text:p>
          </table:table-cell>
          <table:table-cell table:formula="of:=[.C102]*(([.$K$5]-1)/[.$K$5])-[.$K$3]" office:value-type="float" office:value="0.426735845532856" calcext:value-type="float">
            <text:p>0.426735845532856</text:p>
          </table:table-cell>
          <table:table-cell table:formula="of:=(([.C102]/[.$K$5])-[.$K$3])+[.D102]" office:value-type="float" office:value="0.565184154467143" calcext:value-type="float">
            <text:p>0.565184154467143</text:p>
          </table:table-cell>
          <table:table-cell table:formula="of:=[.E102]+[.$K$3]" office:value-type="float" office:value="0.00404000000000001" calcext:value-type="float">
            <text:p>0.00404</text:p>
          </table:table-cell>
          <table:table-cell table:formula="of:=(([.C102]/[.$K$5])-[.$K$3])/0.00000001" office:value-type="float" office:value="354635.164313324" calcext:value-type="float">
            <text:p>354635</text:p>
          </table:table-cell>
          <table:table-cell table:number-columns-repeated="10"/>
        </table:table-row>
        <table:table-row table:style-name="ro2">
          <table:table-cell table:formula="of:=NOW()+([.$K$10]*[.B104])" office:value-type="date" office:date-value="2030-04-13T16:51:00.1" calcext:value-type="date">
            <text:p>2030-04-13</text:p>
          </table:table-cell>
          <table:table-cell office:value-type="float" office:value="103" calcext:value-type="float">
            <text:p>103</text:p>
          </table:table-cell>
          <table:table-cell table:formula="of:=[.C103]*(([.$K$5]-1)/[.$K$5])-[.$K$3]" office:value-type="float" office:value="0.423139713486749" calcext:value-type="float">
            <text:p>0.423139713486749</text:p>
          </table:table-cell>
          <table:table-cell table:formula="of:=(([.C103]/[.$K$5])-[.$K$3])+[.D103]" office:value-type="float" office:value="0.56870028651325" calcext:value-type="float">
            <text:p>0.56870028651325</text:p>
          </table:table-cell>
          <table:table-cell table:formula="of:=[.E103]+[.$K$3]" office:value-type="float" office:value="0.00408000000000001" calcext:value-type="float">
            <text:p>0.00408</text:p>
          </table:table-cell>
          <table:table-cell table:formula="of:=(([.C103]/[.$K$5])-[.$K$3])/0.00000001" office:value-type="float" office:value="351613.204610713" calcext:value-type="float">
            <text:p>351613</text:p>
          </table:table-cell>
          <table:table-cell table:number-columns-repeated="10"/>
        </table:table-row>
        <table:table-row table:style-name="ro2">
          <table:table-cell table:formula="of:=NOW()+([.$K$10]*[.B105])" office:value-type="date" office:date-value="2030-05-11T11:31:00.1" calcext:value-type="date">
            <text:p>2030-05-11</text:p>
          </table:table-cell>
          <table:table-cell office:value-type="float" office:value="104" calcext:value-type="float">
            <text:p>104</text:p>
          </table:table-cell>
          <table:table-cell table:formula="of:=[.C104]*(([.$K$5]-1)/[.$K$5])-[.$K$3]" office:value-type="float" office:value="0.419573549207693" calcext:value-type="float">
            <text:p>0.419573549207693</text:p>
          </table:table-cell>
          <table:table-cell table:formula="of:=(([.C104]/[.$K$5])-[.$K$3])+[.D104]" office:value-type="float" office:value="0.572186450792306" calcext:value-type="float">
            <text:p>0.572186450792306</text:p>
          </table:table-cell>
          <table:table-cell table:formula="of:=[.E104]+[.$K$3]" office:value-type="float" office:value="0.00412000000000001" calcext:value-type="float">
            <text:p>0.00412</text:p>
          </table:table-cell>
          <table:table-cell table:formula="of:=(([.C104]/[.$K$5])-[.$K$3])/0.00000001" office:value-type="float" office:value="348616.427905624" calcext:value-type="float">
            <text:p>348616</text:p>
          </table:table-cell>
          <table:table-cell table:number-columns-repeated="10"/>
        </table:table-row>
        <table:table-row table:style-name="ro2">
          <table:table-cell table:formula="of:=NOW()+([.$K$10]*[.B106])" office:value-type="date" office:date-value="2030-06-08T06:11:00.1" calcext:value-type="date">
            <text:p>2030-06-08</text:p>
          </table:table-cell>
          <table:table-cell office:value-type="float" office:value="105" calcext:value-type="float">
            <text:p>105</text:p>
          </table:table-cell>
          <table:table-cell table:formula="of:=[.C105]*(([.$K$5]-1)/[.$K$5])-[.$K$3]" office:value-type="float" office:value="0.416037102964295" calcext:value-type="float">
            <text:p>0.416037102964295</text:p>
          </table:table-cell>
          <table:table-cell table:formula="of:=(([.C105]/[.$K$5])-[.$K$3])+[.D105]" office:value-type="float" office:value="0.575642897035704" calcext:value-type="float">
            <text:p>0.575642897035704</text:p>
          </table:table-cell>
          <table:table-cell table:formula="of:=[.E105]+[.$K$3]" office:value-type="float" office:value="0.00416000000000001" calcext:value-type="float">
            <text:p>0.00416</text:p>
          </table:table-cell>
          <table:table-cell table:formula="of:=(([.C105]/[.$K$5])-[.$K$3])/0.00000001" office:value-type="float" office:value="345644.624339744" calcext:value-type="float">
            <text:p>345645</text:p>
          </table:table-cell>
          <table:table-cell table:number-columns-repeated="10"/>
        </table:table-row>
        <table:table-row table:style-name="ro2">
          <table:table-cell table:formula="of:=NOW()+([.$K$10]*[.B107])" office:value-type="date" office:date-value="2030-07-06T00:51:00.1" calcext:value-type="date">
            <text:p>2030-07-06</text:p>
          </table:table-cell>
          <table:table-cell office:value-type="float" office:value="106" calcext:value-type="float">
            <text:p>106</text:p>
          </table:table-cell>
          <table:table-cell table:formula="of:=[.C106]*(([.$K$5]-1)/[.$K$5])-[.$K$3]" office:value-type="float" office:value="0.41253012710626" calcext:value-type="float">
            <text:p>0.41253012710626</text:p>
          </table:table-cell>
          <table:table-cell table:formula="of:=(([.C106]/[.$K$5])-[.$K$3])+[.D106]" office:value-type="float" office:value="0.57906987289374" calcext:value-type="float">
            <text:p>0.57906987289374</text:p>
          </table:table-cell>
          <table:table-cell table:formula="of:=[.E106]+[.$K$3]" office:value-type="float" office:value="0.00420000000000001" calcext:value-type="float">
            <text:p>0.0042</text:p>
          </table:table-cell>
          <table:table-cell table:formula="of:=(([.C106]/[.$K$5])-[.$K$3])/0.00000001" office:value-type="float" office:value="342697.585803579" calcext:value-type="float">
            <text:p>342698</text:p>
          </table:table-cell>
          <table:table-cell table:number-columns-repeated="10"/>
        </table:table-row>
        <table:table-row table:style-name="ro2">
          <table:table-cell table:formula="of:=NOW()+([.$K$10]*[.B108])" office:value-type="date" office:date-value="2030-08-02T19:31:00.1" calcext:value-type="date">
            <text:p>2030-08-02</text:p>
          </table:table-cell>
          <table:table-cell office:value-type="float" office:value="107" calcext:value-type="float">
            <text:p>107</text:p>
          </table:table-cell>
          <table:table-cell table:formula="of:=[.C107]*(([.$K$5]-1)/[.$K$5])-[.$K$3]" office:value-type="float" office:value="0.409052376047041" calcext:value-type="float">
            <text:p>0.409052376047041</text:p>
          </table:table-cell>
          <table:table-cell table:formula="of:=(([.C107]/[.$K$5])-[.$K$3])+[.D107]" office:value-type="float" office:value="0.582467623952958" calcext:value-type="float">
            <text:p>0.582467623952958</text:p>
          </table:table-cell>
          <table:table-cell table:formula="of:=[.E107]+[.$K$3]" office:value-type="float" office:value="0.00424000000000001" calcext:value-type="float">
            <text:p>0.00424</text:p>
          </table:table-cell>
          <table:table-cell table:formula="of:=(([.C107]/[.$K$5])-[.$K$3])/0.00000001" office:value-type="float" office:value="339775.105921883" calcext:value-type="float">
            <text:p>339775</text:p>
          </table:table-cell>
          <table:table-cell table:number-columns-repeated="10"/>
        </table:table-row>
        <table:table-row table:style-name="ro2">
          <table:table-cell table:formula="of:=NOW()+([.$K$10]*[.B109])" office:value-type="date" office:date-value="2030-08-30T14:11:00.1" calcext:value-type="date">
            <text:p>2030-08-30</text:p>
          </table:table-cell>
          <table:table-cell office:value-type="float" office:value="108" calcext:value-type="float">
            <text:p>108</text:p>
          </table:table-cell>
          <table:table-cell table:formula="of:=[.C108]*(([.$K$5]-1)/[.$K$5])-[.$K$3]" office:value-type="float" office:value="0.405603606246649" calcext:value-type="float">
            <text:p>0.405603606246649</text:p>
          </table:table-cell>
          <table:table-cell table:formula="of:=(([.C108]/[.$K$5])-[.$K$3])+[.D108]" office:value-type="float" office:value="0.58583639375335" calcext:value-type="float">
            <text:p>0.58583639375335</text:p>
          </table:table-cell>
          <table:table-cell table:formula="of:=[.E108]+[.$K$3]" office:value-type="float" office:value="0.00428000000000001" calcext:value-type="float">
            <text:p>0.00428</text:p>
          </table:table-cell>
          <table:table-cell table:formula="of:=(([.C108]/[.$K$5])-[.$K$3])/0.00000001" office:value-type="float" office:value="336876.980039201" calcext:value-type="float">
            <text:p>336877</text:p>
          </table:table-cell>
          <table:table-cell table:number-columns-repeated="10"/>
        </table:table-row>
        <table:table-row table:style-name="ro2">
          <table:table-cell table:formula="of:=NOW()+([.$K$10]*[.B110])" office:value-type="date" office:date-value="2030-09-27T08:51:00.1" calcext:value-type="date">
            <text:p>2030-09-27</text:p>
          </table:table-cell>
          <table:table-cell office:value-type="float" office:value="109" calcext:value-type="float">
            <text:p>109</text:p>
          </table:table-cell>
          <table:table-cell table:formula="of:=[.C109]*(([.$K$5]-1)/[.$K$5])-[.$K$3]" office:value-type="float" office:value="0.402183576194593" calcext:value-type="float">
            <text:p>0.402183576194593</text:p>
          </table:table-cell>
          <table:table-cell table:formula="of:=(([.C109]/[.$K$5])-[.$K$3])+[.D109]" office:value-type="float" office:value="0.589176423805406" calcext:value-type="float">
            <text:p>0.589176423805406</text:p>
          </table:table-cell>
          <table:table-cell table:formula="of:=[.E109]+[.$K$3]" office:value-type="float" office:value="0.00432000000000001" calcext:value-type="float">
            <text:p>0.00432</text:p>
          </table:table-cell>
          <table:table-cell table:formula="of:=(([.C109]/[.$K$5])-[.$K$3])/0.00000001" office:value-type="float" office:value="334003.005205541" calcext:value-type="float">
            <text:p>334003</text:p>
          </table:table-cell>
          <table:table-cell table:number-columns-repeated="10"/>
        </table:table-row>
        <table:table-row table:style-name="ro2">
          <table:table-cell table:formula="of:=NOW()+([.$K$10]*[.B111])" office:value-type="date" office:date-value="2030-10-25T03:31:00.1" calcext:value-type="date">
            <text:p>2030-10-25</text:p>
          </table:table-cell>
          <table:table-cell office:value-type="float" office:value="110" calcext:value-type="float">
            <text:p>110</text:p>
          </table:table-cell>
          <table:table-cell table:formula="of:=[.C110]*(([.$K$5]-1)/[.$K$5])-[.$K$3]" office:value-type="float" office:value="0.398792046392972" calcext:value-type="float">
            <text:p>0.398792046392972</text:p>
          </table:table-cell>
          <table:table-cell table:formula="of:=(([.C110]/[.$K$5])-[.$K$3])+[.D110]" office:value-type="float" office:value="0.592487953607027" calcext:value-type="float">
            <text:p>0.592487953607027</text:p>
          </table:table-cell>
          <table:table-cell table:formula="of:=[.E110]+[.$K$3]" office:value-type="float" office:value="0.00436000000000001" calcext:value-type="float">
            <text:p>0.00436</text:p>
          </table:table-cell>
          <table:table-cell table:formula="of:=(([.C110]/[.$K$5])-[.$K$3])/0.00000001" office:value-type="float" office:value="331152.980162161" calcext:value-type="float">
            <text:p>331153</text:p>
          </table:table-cell>
          <table:table-cell table:number-columns-repeated="10"/>
        </table:table-row>
        <table:table-row table:style-name="ro2">
          <table:table-cell table:formula="of:=NOW()+([.$K$10]*[.B112])" office:value-type="date" office:date-value="2030-11-21T22:11:00.1" calcext:value-type="date">
            <text:p>2030-11-21</text:p>
          </table:table-cell>
          <table:table-cell office:value-type="float" office:value="111" calcext:value-type="float">
            <text:p>111</text:p>
          </table:table-cell>
          <table:table-cell table:formula="of:=[.C111]*(([.$K$5]-1)/[.$K$5])-[.$K$3]" office:value-type="float" office:value="0.395428779339697" calcext:value-type="float">
            <text:p>0.395428779339697</text:p>
          </table:table-cell>
          <table:table-cell table:formula="of:=(([.C111]/[.$K$5])-[.$K$3])+[.D111]" office:value-type="float" office:value="0.595771220660302" calcext:value-type="float">
            <text:p>0.595771220660302</text:p>
          </table:table-cell>
          <table:table-cell table:formula="of:=[.E111]+[.$K$3]" office:value-type="float" office:value="0.00440000000000001" calcext:value-type="float">
            <text:p>0.0044</text:p>
          </table:table-cell>
          <table:table-cell table:formula="of:=(([.C111]/[.$K$5])-[.$K$3])/0.00000001" office:value-type="float" office:value="328326.705327476" calcext:value-type="float">
            <text:p>328327</text:p>
          </table:table-cell>
          <table:table-cell table:number-columns-repeated="10"/>
        </table:table-row>
        <table:table-row table:style-name="ro2">
          <table:table-cell table:formula="of:=NOW()+([.$K$10]*[.B113])" office:value-type="date" office:date-value="2030-12-19T16:51:00.1" calcext:value-type="date">
            <text:p>2030-12-19</text:p>
          </table:table-cell>
          <table:table-cell office:value-type="float" office:value="112" calcext:value-type="float">
            <text:p>112</text:p>
          </table:table-cell>
          <table:table-cell table:formula="of:=[.C112]*(([.$K$5]-1)/[.$K$5])-[.$K$3]" office:value-type="float" office:value="0.392093539511866" calcext:value-type="float">
            <text:p>0.392093539511866</text:p>
          </table:table-cell>
          <table:table-cell table:formula="of:=(([.C112]/[.$K$5])-[.$K$3])+[.D112]" office:value-type="float" office:value="0.599026460488133" calcext:value-type="float">
            <text:p>0.599026460488133</text:p>
          </table:table-cell>
          <table:table-cell table:formula="of:=[.E112]+[.$K$3]" office:value-type="float" office:value="0.00444000000000001" calcext:value-type="float">
            <text:p>0.00444</text:p>
          </table:table-cell>
          <table:table-cell table:formula="of:=(([.C112]/[.$K$5])-[.$K$3])/0.00000001" office:value-type="float" office:value="325523.982783081" calcext:value-type="float">
            <text:p>325524</text:p>
          </table:table-cell>
          <table:table-cell table:number-columns-repeated="10"/>
        </table:table-row>
        <table:table-row table:style-name="ro2">
          <table:table-cell table:formula="of:=NOW()+([.$K$10]*[.B114])" office:value-type="date" office:date-value="2031-01-16T11:31:00.1" calcext:value-type="date">
            <text:p>2031-01-16</text:p>
          </table:table-cell>
          <table:table-cell office:value-type="float" office:value="113" calcext:value-type="float">
            <text:p>113</text:p>
          </table:table-cell>
          <table:table-cell table:formula="of:=[.C113]*(([.$K$5]-1)/[.$K$5])-[.$K$3]" office:value-type="float" office:value="0.388786093349267" calcext:value-type="float">
            <text:p>0.388786093349267</text:p>
          </table:table-cell>
          <table:table-cell table:formula="of:=(([.C113]/[.$K$5])-[.$K$3])+[.D113]" office:value-type="float" office:value="0.602253906650732" calcext:value-type="float">
            <text:p>0.602253906650732</text:p>
          </table:table-cell>
          <table:table-cell table:formula="of:=[.E113]+[.$K$3]" office:value-type="float" office:value="0.00448000000000001" calcext:value-type="float">
            <text:p>0.00448</text:p>
          </table:table-cell>
          <table:table-cell table:formula="of:=(([.C113]/[.$K$5])-[.$K$3])/0.00000001" office:value-type="float" office:value="322744.616259889" calcext:value-type="float">
            <text:p>322745</text:p>
          </table:table-cell>
          <table:table-cell table:number-columns-repeated="10"/>
        </table:table-row>
        <table:table-row table:style-name="ro2">
          <table:table-cell table:formula="of:=NOW()+([.$K$10]*[.B115])" office:value-type="date" office:date-value="2031-02-13T06:11:00.1" calcext:value-type="date">
            <text:p>2031-02-13</text:p>
          </table:table-cell>
          <table:table-cell office:value-type="float" office:value="114" calcext:value-type="float">
            <text:p>114</text:p>
          </table:table-cell>
          <table:table-cell table:formula="of:=[.C114]*(([.$K$5]-1)/[.$K$5])-[.$K$3]" office:value-type="float" office:value="0.385506209238024" calcext:value-type="float">
            <text:p>0.385506209238024</text:p>
          </table:table-cell>
          <table:table-cell table:formula="of:=(([.C114]/[.$K$5])-[.$K$3])+[.D114]" office:value-type="float" office:value="0.605453790761976" calcext:value-type="float">
            <text:p>0.605453790761976</text:p>
          </table:table-cell>
          <table:table-cell table:formula="of:=[.E114]+[.$K$3]" office:value-type="float" office:value="0.00452000000000001" calcext:value-type="float">
            <text:p>0.00452</text:p>
          </table:table-cell>
          <table:table-cell table:formula="of:=(([.C114]/[.$K$5])-[.$K$3])/0.00000001" office:value-type="float" office:value="319988.411124389" calcext:value-type="float">
            <text:p>319988</text:p>
          </table:table-cell>
          <table:table-cell table:number-columns-repeated="10"/>
        </table:table-row>
        <table:table-row table:style-name="ro2">
          <table:table-cell table:formula="of:=NOW()+([.$K$10]*[.B116])" office:value-type="date" office:date-value="2031-03-13T00:51:00.1" calcext:value-type="date">
            <text:p>2031-03-13</text:p>
          </table:table-cell>
          <table:table-cell office:value-type="float" office:value="115" calcext:value-type="float">
            <text:p>115</text:p>
          </table:table-cell>
          <table:table-cell table:formula="of:=[.C115]*(([.$K$5]-1)/[.$K$5])-[.$K$3]" office:value-type="float" office:value="0.382253657494373" calcext:value-type="float">
            <text:p>0.382253657494373</text:p>
          </table:table-cell>
          <table:table-cell table:formula="of:=(([.C115]/[.$K$5])-[.$K$3])+[.D115]" office:value-type="float" office:value="0.608626342505626" calcext:value-type="float">
            <text:p>0.608626342505626</text:p>
          </table:table-cell>
          <table:table-cell table:formula="of:=[.E115]+[.$K$3]" office:value-type="float" office:value="0.00456000000000001" calcext:value-type="float">
            <text:p>0.00456</text:p>
          </table:table-cell>
          <table:table-cell table:formula="of:=(([.C115]/[.$K$5])-[.$K$3])/0.00000001" office:value-type="float" office:value="317255.17436502" calcext:value-type="float">
            <text:p>317255</text:p>
          </table:table-cell>
          <table:table-cell table:number-columns-repeated="10"/>
        </table:table-row>
        <table:table-row table:style-name="ro2">
          <table:table-cell table:formula="of:=NOW()+([.$K$10]*[.B117])" office:value-type="date" office:date-value="2031-04-09T19:31:00.1" calcext:value-type="date">
            <text:p>2031-04-09</text:p>
          </table:table-cell>
          <table:table-cell office:value-type="float" office:value="116" calcext:value-type="float">
            <text:p>116</text:p>
          </table:table-cell>
          <table:table-cell table:formula="of:=[.C116]*(([.$K$5]-1)/[.$K$5])-[.$K$3]" office:value-type="float" office:value="0.379028210348587" calcext:value-type="float">
            <text:p>0.379028210348587</text:p>
          </table:table-cell>
          <table:table-cell table:formula="of:=(([.C116]/[.$K$5])-[.$K$3])+[.D116]" office:value-type="float" office:value="0.611771789651412" calcext:value-type="float">
            <text:p>0.611771789651412</text:p>
          </table:table-cell>
          <table:table-cell table:formula="of:=[.E116]+[.$K$3]" office:value-type="float" office:value="0.00460000000000001" calcext:value-type="float">
            <text:p>0.0046</text:p>
          </table:table-cell>
          <table:table-cell table:formula="of:=(([.C116]/[.$K$5])-[.$K$3])/0.00000001" office:value-type="float" office:value="314544.714578644" calcext:value-type="float">
            <text:p>314545</text:p>
          </table:table-cell>
          <table:table-cell table:number-columns-repeated="10"/>
        </table:table-row>
        <table:table-row table:style-name="ro2">
          <table:table-cell table:formula="of:=NOW()+([.$K$10]*[.B118])" office:value-type="date" office:date-value="2031-05-07T14:11:00.1" calcext:value-type="date">
            <text:p>2031-05-07</text:p>
          </table:table-cell>
          <table:table-cell office:value-type="float" office:value="117" calcext:value-type="float">
            <text:p>117</text:p>
          </table:table-cell>
          <table:table-cell table:formula="of:=[.C117]*(([.$K$5]-1)/[.$K$5])-[.$K$3]" office:value-type="float" office:value="0.375829641929015" calcext:value-type="float">
            <text:p>0.375829641929015</text:p>
          </table:table-cell>
          <table:table-cell table:formula="of:=(([.C117]/[.$K$5])-[.$K$3])+[.D117]" office:value-type="float" office:value="0.614890358070984" calcext:value-type="float">
            <text:p>0.614890358070984</text:p>
          </table:table-cell>
          <table:table-cell table:formula="of:=[.E117]+[.$K$3]" office:value-type="float" office:value="0.00464000000000001" calcext:value-type="float">
            <text:p>0.00464</text:p>
          </table:table-cell>
          <table:table-cell table:formula="of:=(([.C117]/[.$K$5])-[.$K$3])/0.00000001" office:value-type="float" office:value="311856.841957156" calcext:value-type="float">
            <text:p>311857</text:p>
          </table:table-cell>
          <table:table-cell table:number-columns-repeated="10"/>
        </table:table-row>
        <table:table-row table:style-name="ro2">
          <table:table-cell table:formula="of:=NOW()+([.$K$10]*[.B119])" office:value-type="date" office:date-value="2031-06-04T08:51:00.1" calcext:value-type="date">
            <text:p>2031-06-04</text:p>
          </table:table-cell>
          <table:table-cell office:value-type="float" office:value="118" calcext:value-type="float">
            <text:p>118</text:p>
          </table:table-cell>
          <table:table-cell table:formula="of:=[.C118]*(([.$K$5]-1)/[.$K$5])-[.$K$3]" office:value-type="float" office:value="0.372657728246274" calcext:value-type="float">
            <text:p>0.372657728246274</text:p>
          </table:table-cell>
          <table:table-cell table:formula="of:=(([.C118]/[.$K$5])-[.$K$3])+[.D118]" office:value-type="float" office:value="0.617982271753726" calcext:value-type="float">
            <text:p>0.617982271753726</text:p>
          </table:table-cell>
          <table:table-cell table:formula="of:=[.E118]+[.$K$3]" office:value-type="float" office:value="0.00468000000000001" calcext:value-type="float">
            <text:p>0.00468</text:p>
          </table:table-cell>
          <table:table-cell table:formula="of:=(([.C118]/[.$K$5])-[.$K$3])/0.00000001" office:value-type="float" office:value="309191.368274179" calcext:value-type="float">
            <text:p>309191</text:p>
          </table:table-cell>
          <table:table-cell table:number-columns-repeated="10"/>
        </table:table-row>
        <table:table-row table:style-name="ro2">
          <table:table-cell table:formula="of:=NOW()+([.$K$10]*[.B120])" office:value-type="date" office:date-value="2031-07-02T03:31:00.1" calcext:value-type="date">
            <text:p>2031-07-02</text:p>
          </table:table-cell>
          <table:table-cell office:value-type="float" office:value="119" calcext:value-type="float">
            <text:p>119</text:p>
          </table:table-cell>
          <table:table-cell table:formula="of:=[.C119]*(([.$K$5]-1)/[.$K$5])-[.$K$3]" office:value-type="float" office:value="0.369512247177555" calcext:value-type="float">
            <text:p>0.369512247177555</text:p>
          </table:table-cell>
          <table:table-cell table:formula="of:=(([.C119]/[.$K$5])-[.$K$3])+[.D119]" office:value-type="float" office:value="0.621047752822445" calcext:value-type="float">
            <text:p>0.621047752822445</text:p>
          </table:table-cell>
          <table:table-cell table:formula="of:=[.E119]+[.$K$3]" office:value-type="float" office:value="0.00472000000000001" calcext:value-type="float">
            <text:p>0.00472</text:p>
          </table:table-cell>
          <table:table-cell table:formula="of:=(([.C119]/[.$K$5])-[.$K$3])/0.00000001" office:value-type="float" office:value="306548.106871895" calcext:value-type="float">
            <text:p>306548</text:p>
          </table:table-cell>
          <table:table-cell table:number-columns-repeated="10"/>
        </table:table-row>
        <table:table-row table:style-name="ro2">
          <table:table-cell table:formula="of:=NOW()+([.$K$10]*[.B121])" office:value-type="date" office:date-value="2031-07-29T22:11:00.1" calcext:value-type="date">
            <text:p>2031-07-29</text:p>
          </table:table-cell>
          <table:table-cell office:value-type="float" office:value="120" calcext:value-type="float">
            <text:p>120</text:p>
          </table:table-cell>
          <table:table-cell table:formula="of:=[.C120]*(([.$K$5]-1)/[.$K$5])-[.$K$3]" office:value-type="float" office:value="0.366392978451075" calcext:value-type="float">
            <text:p>0.366392978451075</text:p>
          </table:table-cell>
          <table:table-cell table:formula="of:=(([.C120]/[.$K$5])-[.$K$3])+[.D120]" office:value-type="float" office:value="0.624087021548924" calcext:value-type="float">
            <text:p>0.624087021548924</text:p>
          </table:table-cell>
          <table:table-cell table:formula="of:=[.E120]+[.$K$3]" office:value-type="float" office:value="0.00476000000000001" calcext:value-type="float">
            <text:p>0.00476</text:p>
          </table:table-cell>
          <table:table-cell table:formula="of:=(([.C120]/[.$K$5])-[.$K$3])/0.00000001" office:value-type="float" office:value="303926.872647962" calcext:value-type="float">
            <text:p>303927</text:p>
          </table:table-cell>
          <table:table-cell table:number-columns-repeated="10"/>
        </table:table-row>
        <table:table-row table:style-name="ro2">
          <table:table-cell table:formula="of:=NOW()+([.$K$10]*[.B122])" office:value-type="date" office:date-value="2031-08-26T16:51:00.1" calcext:value-type="date">
            <text:p>2031-08-26</text:p>
          </table:table-cell>
          <table:table-cell office:value-type="float" office:value="121" calcext:value-type="float">
            <text:p>121</text:p>
          </table:table-cell>
          <table:table-cell table:formula="of:=[.C121]*(([.$K$5]-1)/[.$K$5])-[.$K$3]" office:value-type="float" office:value="0.363299703630649" calcext:value-type="float">
            <text:p>0.363299703630649</text:p>
          </table:table-cell>
          <table:table-cell table:formula="of:=(([.C121]/[.$K$5])-[.$K$3])+[.D121]" office:value-type="float" office:value="0.62710029636935" calcext:value-type="float">
            <text:p>0.62710029636935</text:p>
          </table:table-cell>
          <table:table-cell table:formula="of:=[.E121]+[.$K$3]" office:value-type="float" office:value="0.00480000000000001" calcext:value-type="float">
            <text:p>0.0048</text:p>
          </table:table-cell>
          <table:table-cell table:formula="of:=(([.C121]/[.$K$5])-[.$K$3])/0.00000001" office:value-type="float" office:value="301327.482042563" calcext:value-type="float">
            <text:p>301327</text:p>
          </table:table-cell>
          <table:table-cell table:number-columns-repeated="10"/>
        </table:table-row>
        <table:table-row table:style-name="ro2">
          <table:table-cell table:formula="of:=NOW()+([.$K$10]*[.B123])" office:value-type="date" office:date-value="2031-09-23T11:31:00.1" calcext:value-type="date">
            <text:p>2031-09-23</text:p>
          </table:table-cell>
          <table:table-cell office:value-type="float" office:value="122" calcext:value-type="float">
            <text:p>122</text:p>
          </table:table-cell>
          <table:table-cell table:formula="of:=[.C122]*(([.$K$5]-1)/[.$K$5])-[.$K$3]" office:value-type="float" office:value="0.360232206100394" calcext:value-type="float">
            <text:p>0.360232206100394</text:p>
          </table:table-cell>
          <table:table-cell table:formula="of:=(([.C122]/[.$K$5])-[.$K$3])+[.D122]" office:value-type="float" office:value="0.630087793899605" calcext:value-type="float">
            <text:p>0.630087793899605</text:p>
          </table:table-cell>
          <table:table-cell table:formula="of:=[.E122]+[.$K$3]" office:value-type="float" office:value="0.00484000000000001" calcext:value-type="float">
            <text:p>0.00484</text:p>
          </table:table-cell>
          <table:table-cell table:formula="of:=(([.C122]/[.$K$5])-[.$K$3])/0.00000001" office:value-type="float" office:value="298749.753025541" calcext:value-type="float">
            <text:p>298750</text:p>
          </table:table-cell>
          <table:table-cell table:number-columns-repeated="10"/>
        </table:table-row>
        <table:table-row table:style-name="ro2">
          <table:table-cell table:formula="of:=NOW()+([.$K$10]*[.B124])" office:value-type="date" office:date-value="2031-10-21T06:11:00.1" calcext:value-type="date">
            <text:p>2031-10-21</text:p>
          </table:table-cell>
          <table:table-cell office:value-type="float" office:value="123" calcext:value-type="float">
            <text:p>123</text:p>
          </table:table-cell>
          <table:table-cell table:formula="of:=[.C123]*(([.$K$5]-1)/[.$K$5])-[.$K$3]" office:value-type="float" office:value="0.357190271049557" calcext:value-type="float">
            <text:p>0.357190271049557</text:p>
          </table:table-cell>
          <table:table-cell table:formula="of:=(([.C123]/[.$K$5])-[.$K$3])+[.D123]" office:value-type="float" office:value="0.633049728950442" calcext:value-type="float">
            <text:p>0.633049728950442</text:p>
          </table:table-cell>
          <table:table-cell table:formula="of:=[.E123]+[.$K$3]" office:value-type="float" office:value="0.00488000000000001" calcext:value-type="float">
            <text:p>0.00488</text:p>
          </table:table-cell>
          <table:table-cell table:formula="of:=(([.C123]/[.$K$5])-[.$K$3])/0.00000001" office:value-type="float" office:value="296193.505083662" calcext:value-type="float">
            <text:p>296194</text:p>
          </table:table-cell>
          <table:table-cell table:number-columns-repeated="10"/>
        </table:table-row>
        <table:table-row table:style-name="ro2">
          <table:table-cell table:formula="of:=NOW()+([.$K$10]*[.B125])" office:value-type="date" office:date-value="2031-11-18T00:51:00.1" calcext:value-type="date">
            <text:p>2031-11-18</text:p>
          </table:table-cell>
          <table:table-cell office:value-type="float" office:value="124" calcext:value-type="float">
            <text:p>124</text:p>
          </table:table-cell>
          <table:table-cell table:formula="of:=[.C124]*(([.$K$5]-1)/[.$K$5])-[.$K$3]" office:value-type="float" office:value="0.354173685457478" calcext:value-type="float">
            <text:p>0.354173685457478</text:p>
          </table:table-cell>
          <table:table-cell table:formula="of:=(([.C124]/[.$K$5])-[.$K$3])+[.D124]" office:value-type="float" office:value="0.635986314542522" calcext:value-type="float">
            <text:p>0.635986314542522</text:p>
          </table:table-cell>
          <table:table-cell table:formula="of:=[.E124]+[.$K$3]" office:value-type="float" office:value="0.00492000000000001" calcext:value-type="float">
            <text:p>0.00492</text:p>
          </table:table-cell>
          <table:table-cell table:formula="of:=(([.C124]/[.$K$5])-[.$K$3])/0.00000001" office:value-type="float" office:value="293658.559207965" calcext:value-type="float">
            <text:p>293659</text:p>
          </table:table-cell>
          <table:table-cell table:number-columns-repeated="10"/>
        </table:table-row>
        <table:table-row table:style-name="ro2">
          <table:table-cell table:formula="of:=NOW()+([.$K$10]*[.B126])" office:value-type="date" office:date-value="2031-12-15T19:31:00.1" calcext:value-type="date">
            <text:p>2031-12-15</text:p>
          </table:table-cell>
          <table:table-cell office:value-type="float" office:value="125" calcext:value-type="float">
            <text:p>125</text:p>
          </table:table-cell>
          <table:table-cell table:formula="of:=[.C125]*(([.$K$5]-1)/[.$K$5])-[.$K$3]" office:value-type="float" office:value="0.351182238078666" calcext:value-type="float">
            <text:p>0.351182238078666</text:p>
          </table:table-cell>
          <table:table-cell table:formula="of:=(([.C125]/[.$K$5])-[.$K$3])+[.D125]" office:value-type="float" office:value="0.638897761921334" calcext:value-type="float">
            <text:p>0.638897761921334</text:p>
          </table:table-cell>
          <table:table-cell table:formula="of:=[.E125]+[.$K$3]" office:value-type="float" office:value="0.00496000000000001" calcext:value-type="float">
            <text:p>0.00496</text:p>
          </table:table-cell>
          <table:table-cell table:formula="of:=(([.C125]/[.$K$5])-[.$K$3])/0.00000001" office:value-type="float" office:value="291144.737881232" calcext:value-type="float">
            <text:p>291145</text:p>
          </table:table-cell>
          <table:table-cell table:number-columns-repeated="10"/>
        </table:table-row>
        <table:table-row table:style-name="ro2">
          <table:table-cell table:formula="of:=NOW()+([.$K$10]*[.B127])" office:value-type="date" office:date-value="2032-01-12T14:11:00.1" calcext:value-type="date">
            <text:p>2032-01-12</text:p>
          </table:table-cell>
          <table:table-cell office:value-type="float" office:value="126" calcext:value-type="float">
            <text:p>126</text:p>
          </table:table-cell>
          <table:table-cell table:formula="of:=[.C126]*(([.$K$5]-1)/[.$K$5])-[.$K$3]" office:value-type="float" office:value="0.34821571942801" calcext:value-type="float">
            <text:p>0.34821571942801</text:p>
          </table:table-cell>
          <table:table-cell table:formula="of:=(([.C126]/[.$K$5])-[.$K$3])+[.D126]" office:value-type="float" office:value="0.64178428057199" calcext:value-type="float">
            <text:p>0.64178428057199</text:p>
          </table:table-cell>
          <table:table-cell table:formula="of:=[.E126]+[.$K$3]" office:value-type="float" office:value="0.00500000000000001" calcext:value-type="float">
            <text:p>0.005</text:p>
          </table:table-cell>
          <table:table-cell table:formula="of:=(([.C126]/[.$K$5])-[.$K$3])/0.00000001" office:value-type="float" office:value="288651.865065555" calcext:value-type="float">
            <text:p>288652</text:p>
          </table:table-cell>
          <table:table-cell table:number-columns-repeated="10"/>
        </table:table-row>
        <table:table-row table:style-name="ro2">
          <table:table-cell table:formula="of:=NOW()+([.$K$10]*[.B128])" office:value-type="date" office:date-value="2032-02-09T08:51:00.1" calcext:value-type="date">
            <text:p>2032-02-09</text:p>
          </table:table-cell>
          <table:table-cell office:value-type="float" office:value="127" calcext:value-type="float">
            <text:p>127</text:p>
          </table:table-cell>
          <table:table-cell table:formula="of:=[.C127]*(([.$K$5]-1)/[.$K$5])-[.$K$3]" office:value-type="float" office:value="0.34527392176611" calcext:value-type="float">
            <text:p>0.34527392176611</text:p>
          </table:table-cell>
          <table:table-cell table:formula="of:=(([.C127]/[.$K$5])-[.$K$3])+[.D127]" office:value-type="float" office:value="0.64464607823389" calcext:value-type="float">
            <text:p>0.64464607823389</text:p>
          </table:table-cell>
          <table:table-cell table:formula="of:=[.E127]+[.$K$3]" office:value-type="float" office:value="0.00504000000000001" calcext:value-type="float">
            <text:p>0.00504</text:p>
          </table:table-cell>
          <table:table-cell table:formula="of:=(([.C127]/[.$K$5])-[.$K$3])/0.00000001" office:value-type="float" office:value="286179.766190008" calcext:value-type="float">
            <text:p>286180</text:p>
          </table:table-cell>
          <table:table-cell table:number-columns-repeated="10"/>
        </table:table-row>
        <table:table-row table:style-name="ro2">
          <table:table-cell table:formula="of:=NOW()+([.$K$10]*[.B129])" office:value-type="date" office:date-value="2032-03-08T03:31:00.1" calcext:value-type="date">
            <text:p>2032-03-08</text:p>
          </table:table-cell>
          <table:table-cell office:value-type="float" office:value="128" calcext:value-type="float">
            <text:p>128</text:p>
          </table:table-cell>
          <table:table-cell table:formula="of:=[.C128]*(([.$K$5]-1)/[.$K$5])-[.$K$3]" office:value-type="float" office:value="0.342356639084726" calcext:value-type="float">
            <text:p>0.342356639084726</text:p>
          </table:table-cell>
          <table:table-cell table:formula="of:=(([.C128]/[.$K$5])-[.$K$3])+[.D128]" office:value-type="float" office:value="0.647483360915274" calcext:value-type="float">
            <text:p>0.647483360915274</text:p>
          </table:table-cell>
          <table:table-cell table:formula="of:=[.E128]+[.$K$3]" office:value-type="float" office:value="0.00508000000000001" calcext:value-type="float">
            <text:p>0.00508</text:p>
          </table:table-cell>
          <table:table-cell table:formula="of:=(([.C128]/[.$K$5])-[.$K$3])/0.00000001" office:value-type="float" office:value="283728.268138425" calcext:value-type="float">
            <text:p>283728</text:p>
          </table:table-cell>
          <table:table-cell table:number-columns-repeated="10"/>
        </table:table-row>
        <table:table-row table:style-name="ro2">
          <table:table-cell table:formula="of:=NOW()+([.$K$10]*[.B130])" office:value-type="date" office:date-value="2032-04-04T22:11:00.1" calcext:value-type="date">
            <text:p>2032-04-04</text:p>
          </table:table-cell>
          <table:table-cell office:value-type="float" office:value="129" calcext:value-type="float">
            <text:p>129</text:p>
          </table:table-cell>
          <table:table-cell table:formula="of:=[.C129]*(([.$K$5]-1)/[.$K$5])-[.$K$3]" office:value-type="float" office:value="0.339463667092353" calcext:value-type="float">
            <text:p>0.339463667092353</text:p>
          </table:table-cell>
          <table:table-cell table:formula="of:=(([.C129]/[.$K$5])-[.$K$3])+[.D129]" office:value-type="float" office:value="0.650296332907647" calcext:value-type="float">
            <text:p>0.650296332907647</text:p>
          </table:table-cell>
          <table:table-cell table:formula="of:=[.E129]+[.$K$3]" office:value-type="float" office:value="0.00512000000000001" calcext:value-type="float">
            <text:p>0.00512</text:p>
          </table:table-cell>
          <table:table-cell table:formula="of:=(([.C129]/[.$K$5])-[.$K$3])/0.00000001" office:value-type="float" office:value="281297.199237272" calcext:value-type="float">
            <text:p>281297</text:p>
          </table:table-cell>
          <table:table-cell table:number-columns-repeated="10"/>
        </table:table-row>
        <table:table-row table:style-name="ro2">
          <table:table-cell table:formula="of:=NOW()+([.$K$10]*[.B131])" office:value-type="date" office:date-value="2032-05-02T16:51:00.1" calcext:value-type="date">
            <text:p>2032-05-02</text:p>
          </table:table-cell>
          <table:table-cell office:value-type="float" office:value="130" calcext:value-type="float">
            <text:p>130</text:p>
          </table:table-cell>
          <table:table-cell table:formula="of:=[.C130]*(([.$K$5]-1)/[.$K$5])-[.$K$3]" office:value-type="float" office:value="0.336594803199917" calcext:value-type="float">
            <text:p>0.336594803199917</text:p>
          </table:table-cell>
          <table:table-cell table:formula="of:=(([.C130]/[.$K$5])-[.$K$3])+[.D130]" office:value-type="float" office:value="0.653085196800083" calcext:value-type="float">
            <text:p>0.653085196800083</text:p>
          </table:table-cell>
          <table:table-cell table:formula="of:=[.E130]+[.$K$3]" office:value-type="float" office:value="0.00516000000000001" calcext:value-type="float">
            <text:p>0.00516</text:p>
          </table:table-cell>
          <table:table-cell table:formula="of:=(([.C130]/[.$K$5])-[.$K$3])/0.00000001" office:value-type="float" office:value="278886.389243628" calcext:value-type="float">
            <text:p>278886</text:p>
          </table:table-cell>
          <table:table-cell table:number-columns-repeated="10"/>
        </table:table-row>
        <table:table-row table:style-name="ro2">
          <table:table-cell table:formula="of:=NOW()+([.$K$10]*[.B132])" office:value-type="date" office:date-value="2032-05-30T11:31:00.1" calcext:value-type="date">
            <text:p>2032-05-30</text:p>
          </table:table-cell>
          <table:table-cell office:value-type="float" office:value="131" calcext:value-type="float">
            <text:p>131</text:p>
          </table:table-cell>
          <table:table-cell table:formula="of:=[.C131]*(([.$K$5]-1)/[.$K$5])-[.$K$3]" office:value-type="float" office:value="0.333749846506584" calcext:value-type="float">
            <text:p>0.333749846506584</text:p>
          </table:table-cell>
          <table:table-cell table:formula="of:=(([.C131]/[.$K$5])-[.$K$3])+[.D131]" office:value-type="float" office:value="0.655850153493416" calcext:value-type="float">
            <text:p>0.655850153493416</text:p>
          </table:table-cell>
          <table:table-cell table:formula="of:=[.E131]+[.$K$3]" office:value-type="float" office:value="0.00520000000000001" calcext:value-type="float">
            <text:p>0.0052</text:p>
          </table:table-cell>
          <table:table-cell table:formula="of:=(([.C131]/[.$K$5])-[.$K$3])/0.00000001" office:value-type="float" office:value="276495.669333264" calcext:value-type="float">
            <text:p>276496</text:p>
          </table:table-cell>
          <table:table-cell table:number-columns-repeated="10"/>
        </table:table-row>
        <table:table-row table:style-name="ro2">
          <table:table-cell table:formula="of:=NOW()+([.$K$10]*[.B133])" office:value-type="date" office:date-value="2032-06-27T06:11:00.1" calcext:value-type="date">
            <text:p>2032-06-27</text:p>
          </table:table-cell>
          <table:table-cell office:value-type="float" office:value="132" calcext:value-type="float">
            <text:p>132</text:p>
          </table:table-cell>
          <table:table-cell table:formula="of:=[.C132]*(([.$K$5]-1)/[.$K$5])-[.$K$3]" office:value-type="float" office:value="0.330928597785696" calcext:value-type="float">
            <text:p>0.330928597785696</text:p>
          </table:table-cell>
          <table:table-cell table:formula="of:=(([.C132]/[.$K$5])-[.$K$3])+[.D132]" office:value-type="float" office:value="0.658591402214304" calcext:value-type="float">
            <text:p>0.658591402214304</text:p>
          </table:table-cell>
          <table:table-cell table:formula="of:=[.E132]+[.$K$3]" office:value-type="float" office:value="0.00524000000000001" calcext:value-type="float">
            <text:p>0.00524</text:p>
          </table:table-cell>
          <table:table-cell table:formula="of:=(([.C132]/[.$K$5])-[.$K$3])/0.00000001" office:value-type="float" office:value="274124.87208882" calcext:value-type="float">
            <text:p>274125</text:p>
          </table:table-cell>
          <table:table-cell table:number-columns-repeated="10"/>
        </table:table-row>
        <table:table-row table:style-name="ro2">
          <table:table-cell table:formula="of:=NOW()+([.$K$10]*[.B134])" office:value-type="date" office:date-value="2032-07-25T00:51:00.1" calcext:value-type="date">
            <text:p>2032-07-25</text:p>
          </table:table-cell>
          <table:table-cell office:value-type="float" office:value="133" calcext:value-type="float">
            <text:p>133</text:p>
          </table:table-cell>
          <table:table-cell table:formula="of:=[.C133]*(([.$K$5]-1)/[.$K$5])-[.$K$3]" office:value-type="float" office:value="0.328130859470815" calcext:value-type="float">
            <text:p>0.328130859470815</text:p>
          </table:table-cell>
          <table:table-cell table:formula="of:=(([.C133]/[.$K$5])-[.$K$3])+[.D133]" office:value-type="float" office:value="0.661309140529185" calcext:value-type="float">
            <text:p>0.661309140529185</text:p>
          </table:table-cell>
          <table:table-cell table:formula="of:=[.E133]+[.$K$3]" office:value-type="float" office:value="0.00528000000000001" calcext:value-type="float">
            <text:p>0.00528</text:p>
          </table:table-cell>
          <table:table-cell table:formula="of:=(([.C133]/[.$K$5])-[.$K$3])/0.00000001" office:value-type="float" office:value="271773.83148808" calcext:value-type="float">
            <text:p>271774</text:p>
          </table:table-cell>
          <table:table-cell table:number-columns-repeated="10"/>
        </table:table-row>
        <table:table-row table:style-name="ro2">
          <table:table-cell table:formula="of:=NOW()+([.$K$10]*[.B135])" office:value-type="date" office:date-value="2032-08-21T19:31:00.1" calcext:value-type="date">
            <text:p>2032-08-21</text:p>
          </table:table-cell>
          <table:table-cell office:value-type="float" office:value="134" calcext:value-type="float">
            <text:p>134</text:p>
          </table:table-cell>
          <table:table-cell table:formula="of:=[.C134]*(([.$K$5]-1)/[.$K$5])-[.$K$3]" office:value-type="float" office:value="0.325356435641892" calcext:value-type="float">
            <text:p>0.325356435641892</text:p>
          </table:table-cell>
          <table:table-cell table:formula="of:=(([.C134]/[.$K$5])-[.$K$3])+[.D134]" office:value-type="float" office:value="0.664003564358108" calcext:value-type="float">
            <text:p>0.664003564358108</text:p>
          </table:table-cell>
          <table:table-cell table:formula="of:=[.E134]+[.$K$3]" office:value-type="float" office:value="0.00532000000000001" calcext:value-type="float">
            <text:p>0.00532</text:p>
          </table:table-cell>
          <table:table-cell table:formula="of:=(([.C134]/[.$K$5])-[.$K$3])/0.00000001" office:value-type="float" office:value="269442.382892346" calcext:value-type="float">
            <text:p>269442</text:p>
          </table:table-cell>
          <table:table-cell table:number-columns-repeated="10"/>
        </table:table-row>
        <table:table-row table:style-name="ro2">
          <table:table-cell table:formula="of:=NOW()+([.$K$10]*[.B136])" office:value-type="date" office:date-value="2032-09-18T14:11:00.1" calcext:value-type="date">
            <text:p>2032-09-18</text:p>
          </table:table-cell>
          <table:table-cell office:value-type="float" office:value="135" calcext:value-type="float">
            <text:p>135</text:p>
          </table:table-cell>
          <table:table-cell table:formula="of:=[.C135]*(([.$K$5]-1)/[.$K$5])-[.$K$3]" office:value-type="float" office:value="0.322605132011543" calcext:value-type="float">
            <text:p>0.322605132011543</text:p>
          </table:table-cell>
          <table:table-cell table:formula="of:=(([.C135]/[.$K$5])-[.$K$3])+[.D135]" office:value-type="float" office:value="0.666674867988457" calcext:value-type="float">
            <text:p>0.666674867988457</text:p>
          </table:table-cell>
          <table:table-cell table:formula="of:=[.E135]+[.$K$3]" office:value-type="float" office:value="0.00536000000000001" calcext:value-type="float">
            <text:p>0.00536</text:p>
          </table:table-cell>
          <table:table-cell table:formula="of:=(([.C135]/[.$K$5])-[.$K$3])/0.00000001" office:value-type="float" office:value="267130.36303491" calcext:value-type="float">
            <text:p>267130</text:p>
          </table:table-cell>
          <table:table-cell table:number-columns-repeated="10"/>
        </table:table-row>
        <table:table-row table:style-name="ro2">
          <table:table-cell table:formula="of:=NOW()+([.$K$10]*[.B137])" office:value-type="date" office:date-value="2032-10-16T08:51:00.1" calcext:value-type="date">
            <text:p>2032-10-16</text:p>
          </table:table-cell>
          <table:table-cell office:value-type="float" office:value="136" calcext:value-type="float">
            <text:p>136</text:p>
          </table:table-cell>
          <table:table-cell table:formula="of:=[.C136]*(([.$K$5]-1)/[.$K$5])-[.$K$3]" office:value-type="float" office:value="0.319876755911446" calcext:value-type="float">
            <text:p>0.319876755911446</text:p>
          </table:table-cell>
          <table:table-cell table:formula="of:=(([.C136]/[.$K$5])-[.$K$3])+[.D136]" office:value-type="float" office:value="0.669323244088553" calcext:value-type="float">
            <text:p>0.669323244088553</text:p>
          </table:table-cell>
          <table:table-cell table:formula="of:=[.E136]+[.$K$3]" office:value-type="float" office:value="0.00540000000000001" calcext:value-type="float">
            <text:p>0.0054</text:p>
          </table:table-cell>
          <table:table-cell table:formula="of:=(([.C136]/[.$K$5])-[.$K$3])/0.00000001" office:value-type="float" office:value="264837.610009619" calcext:value-type="float">
            <text:p>264838</text:p>
          </table:table-cell>
          <table:table-cell table:number-columns-repeated="10"/>
        </table:table-row>
        <table:table-row table:style-name="ro2">
          <table:table-cell table:formula="of:=NOW()+([.$K$10]*[.B138])" office:value-type="date" office:date-value="2032-11-13T03:31:00.1" calcext:value-type="date">
            <text:p>2032-11-13</text:p>
          </table:table-cell>
          <table:table-cell office:value-type="float" office:value="137" calcext:value-type="float">
            <text:p>137</text:p>
          </table:table-cell>
          <table:table-cell table:formula="of:=[.C137]*(([.$K$5]-1)/[.$K$5])-[.$K$3]" office:value-type="float" office:value="0.317171116278851" calcext:value-type="float">
            <text:p>0.317171116278851</text:p>
          </table:table-cell>
          <table:table-cell table:formula="of:=(([.C137]/[.$K$5])-[.$K$3])+[.D137]" office:value-type="float" office:value="0.671948883721149" calcext:value-type="float">
            <text:p>0.671948883721149</text:p>
          </table:table-cell>
          <table:table-cell table:formula="of:=[.E137]+[.$K$3]" office:value-type="float" office:value="0.00544000000000001" calcext:value-type="float">
            <text:p>0.00544</text:p>
          </table:table-cell>
          <table:table-cell table:formula="of:=(([.C137]/[.$K$5])-[.$K$3])/0.00000001" office:value-type="float" office:value="262563.963259539" calcext:value-type="float">
            <text:p>262564</text:p>
          </table:table-cell>
          <table:table-cell table:number-columns-repeated="10"/>
        </table:table-row>
        <table:table-row table:style-name="ro2">
          <table:table-cell table:formula="of:=NOW()+([.$K$10]*[.B139])" office:value-type="date" office:date-value="2032-12-10T22:11:00.1" calcext:value-type="date">
            <text:p>2032-12-10</text:p>
          </table:table-cell>
          <table:table-cell office:value-type="float" office:value="138" calcext:value-type="float">
            <text:p>138</text:p>
          </table:table-cell>
          <table:table-cell table:formula="of:=[.C138]*(([.$K$5]-1)/[.$K$5])-[.$K$3]" office:value-type="float" office:value="0.314488023643194" calcext:value-type="float">
            <text:p>0.314488023643194</text:p>
          </table:table-cell>
          <table:table-cell table:formula="of:=(([.C138]/[.$K$5])-[.$K$3])+[.D138]" office:value-type="float" office:value="0.674551976356806" calcext:value-type="float">
            <text:p>0.674551976356806</text:p>
          </table:table-cell>
          <table:table-cell table:formula="of:=[.E138]+[.$K$3]" office:value-type="float" office:value="0.00548000000000001" calcext:value-type="float">
            <text:p>0.00548</text:p>
          </table:table-cell>
          <table:table-cell table:formula="of:=(([.C138]/[.$K$5])-[.$K$3])/0.00000001" office:value-type="float" office:value="260309.263565709" calcext:value-type="float">
            <text:p>260309</text:p>
          </table:table-cell>
          <table:table-cell table:number-columns-repeated="10"/>
        </table:table-row>
        <table:table-row table:style-name="ro2">
          <table:table-cell table:formula="of:=NOW()+([.$K$10]*[.B140])" office:value-type="date" office:date-value="2033-01-07T16:51:00.1" calcext:value-type="date">
            <text:p>2033-01-07</text:p>
          </table:table-cell>
          <table:table-cell office:value-type="float" office:value="139" calcext:value-type="float">
            <text:p>139</text:p>
          </table:table-cell>
          <table:table-cell table:formula="of:=[.C139]*(([.$K$5]-1)/[.$K$5])-[.$K$3]" office:value-type="float" office:value="0.311827290112834" calcext:value-type="float">
            <text:p>0.311827290112834</text:p>
          </table:table-cell>
          <table:table-cell table:formula="of:=(([.C139]/[.$K$5])-[.$K$3])+[.D139]" office:value-type="float" office:value="0.677132709887166" calcext:value-type="float">
            <text:p>0.677132709887166</text:p>
          </table:table-cell>
          <table:table-cell table:formula="of:=[.E139]+[.$K$3]" office:value-type="float" office:value="0.00552000000000001" calcext:value-type="float">
            <text:p>0.00552</text:p>
          </table:table-cell>
          <table:table-cell table:formula="of:=(([.C139]/[.$K$5])-[.$K$3])/0.00000001" office:value-type="float" office:value="258073.353035995" calcext:value-type="float">
            <text:p>258073</text:p>
          </table:table-cell>
          <table:table-cell table:number-columns-repeated="10"/>
        </table:table-row>
        <table:table-row table:style-name="ro2">
          <table:table-cell table:formula="of:=NOW()+([.$K$10]*[.B141])" office:value-type="date" office:date-value="2033-02-04T11:31:00.1" calcext:value-type="date">
            <text:p>2033-02-04</text:p>
          </table:table-cell>
          <table:table-cell office:value-type="float" office:value="140" calcext:value-type="float">
            <text:p>140</text:p>
          </table:table-cell>
          <table:table-cell table:formula="of:=[.C140]*(([.$K$5]-1)/[.$K$5])-[.$K$3]" office:value-type="float" office:value="0.309188729361894" calcext:value-type="float">
            <text:p>0.309188729361894</text:p>
          </table:table-cell>
          <table:table-cell table:formula="of:=(([.C140]/[.$K$5])-[.$K$3])+[.D140]" office:value-type="float" office:value="0.679691270638106" calcext:value-type="float">
            <text:p>0.679691270638106</text:p>
          </table:table-cell>
          <table:table-cell table:formula="of:=[.E140]+[.$K$3]" office:value-type="float" office:value="0.00556000000000001" calcext:value-type="float">
            <text:p>0.00556</text:p>
          </table:table-cell>
          <table:table-cell table:formula="of:=(([.C140]/[.$K$5])-[.$K$3])/0.00000001" office:value-type="float" office:value="255856.075094028" calcext:value-type="float">
            <text:p>255856</text:p>
          </table:table-cell>
          <table:table-cell table:number-columns-repeated="10"/>
        </table:table-row>
        <table:table-row table:style-name="ro2">
          <table:table-cell table:formula="of:=NOW()+([.$K$10]*[.B142])" office:value-type="date" office:date-value="2033-03-04T06:11:00.1" calcext:value-type="date">
            <text:p>2033-03-04</text:p>
          </table:table-cell>
          <table:table-cell office:value-type="float" office:value="141" calcext:value-type="float">
            <text:p>141</text:p>
          </table:table-cell>
          <table:table-cell table:formula="of:=[.C141]*(([.$K$5]-1)/[.$K$5])-[.$K$3]" office:value-type="float" office:value="0.306572156617211" calcext:value-type="float">
            <text:p>0.306572156617211</text:p>
          </table:table-cell>
          <table:table-cell table:formula="of:=(([.C141]/[.$K$5])-[.$K$3])+[.D141]" office:value-type="float" office:value="0.682227843382788" calcext:value-type="float">
            <text:p>0.682227843382788</text:p>
          </table:table-cell>
          <table:table-cell table:formula="of:=[.E141]+[.$K$3]" office:value-type="float" office:value="0.00560000000000001" calcext:value-type="float">
            <text:p>0.0056</text:p>
          </table:table-cell>
          <table:table-cell table:formula="of:=(([.C141]/[.$K$5])-[.$K$3])/0.00000001" office:value-type="float" office:value="253657.274468245" calcext:value-type="float">
            <text:p>253657</text:p>
          </table:table-cell>
          <table:table-cell table:number-columns-repeated="10"/>
        </table:table-row>
        <table:table-row table:style-name="ro2">
          <table:table-cell table:formula="of:=NOW()+([.$K$10]*[.B143])" office:value-type="date" office:date-value="2033-04-01T00:51:00.1" calcext:value-type="date">
            <text:p>2033-04-01</text:p>
          </table:table-cell>
          <table:table-cell office:value-type="float" office:value="142" calcext:value-type="float">
            <text:p>142</text:p>
          </table:table-cell>
          <table:table-cell table:formula="of:=[.C142]*(([.$K$5]-1)/[.$K$5])-[.$K$3]" office:value-type="float" office:value="0.303977388645401" calcext:value-type="float">
            <text:p>0.303977388645401</text:p>
          </table:table-cell>
          <table:table-cell table:formula="of:=(([.C142]/[.$K$5])-[.$K$3])+[.D142]" office:value-type="float" office:value="0.684742611354598" calcext:value-type="float">
            <text:p>0.684742611354598</text:p>
          </table:table-cell>
          <table:table-cell table:formula="of:=[.E142]+[.$K$3]" office:value-type="float" office:value="0.00564000000000001" calcext:value-type="float">
            <text:p>0.00564</text:p>
          </table:table-cell>
          <table:table-cell table:formula="of:=(([.C142]/[.$K$5])-[.$K$3])/0.00000001" office:value-type="float" office:value="251476.79718101" calcext:value-type="float">
            <text:p>251477</text:p>
          </table:table-cell>
          <table:table-cell table:number-columns-repeated="10"/>
        </table:table-row>
        <table:table-row table:style-name="ro2">
          <table:table-cell table:formula="of:=NOW()+([.$K$10]*[.B144])" office:value-type="date" office:date-value="2033-04-28T19:31:00.1" calcext:value-type="date">
            <text:p>2033-04-28</text:p>
          </table:table-cell>
          <table:table-cell office:value-type="float" office:value="143" calcext:value-type="float">
            <text:p>143</text:p>
          </table:table-cell>
          <table:table-cell table:formula="of:=[.C143]*(([.$K$5]-1)/[.$K$5])-[.$K$3]" office:value-type="float" office:value="0.301404243740023" calcext:value-type="float">
            <text:p>0.301404243740023</text:p>
          </table:table-cell>
          <table:table-cell table:formula="of:=(([.C143]/[.$K$5])-[.$K$3])+[.D143]" office:value-type="float" office:value="0.687235756259977" calcext:value-type="float">
            <text:p>0.687235756259977</text:p>
          </table:table-cell>
          <table:table-cell table:formula="of:=[.E143]+[.$K$3]" office:value-type="float" office:value="0.00568000000000001" calcext:value-type="float">
            <text:p>0.00568</text:p>
          </table:table-cell>
          <table:table-cell table:formula="of:=(([.C143]/[.$K$5])-[.$K$3])/0.00000001" office:value-type="float" office:value="249314.490537834" calcext:value-type="float">
            <text:p>249314</text:p>
          </table:table-cell>
          <table:table-cell table:number-columns-repeated="10"/>
        </table:table-row>
        <table:table-row table:style-name="ro2">
          <table:table-cell table:formula="of:=NOW()+([.$K$10]*[.B145])" office:value-type="date" office:date-value="2033-05-26T14:11:00.1" calcext:value-type="date">
            <text:p>2033-05-26</text:p>
          </table:table-cell>
          <table:table-cell office:value-type="float" office:value="144" calcext:value-type="float">
            <text:p>144</text:p>
          </table:table-cell>
          <table:table-cell table:formula="of:=[.C144]*(([.$K$5]-1)/[.$K$5])-[.$K$3]" office:value-type="float" office:value="0.298852541708856" calcext:value-type="float">
            <text:p>0.298852541708856</text:p>
          </table:table-cell>
          <table:table-cell table:formula="of:=(([.C144]/[.$K$5])-[.$K$3])+[.D144]" office:value-type="float" office:value="0.689707458291144" calcext:value-type="float">
            <text:p>0.689707458291144</text:p>
          </table:table-cell>
          <table:table-cell table:formula="of:=[.E144]+[.$K$3]" office:value-type="float" office:value="0.00572000000000001" calcext:value-type="float">
            <text:p>0.00572</text:p>
          </table:table-cell>
          <table:table-cell table:formula="of:=(([.C144]/[.$K$5])-[.$K$3])/0.00000001" office:value-type="float" office:value="247170.203116686" calcext:value-type="float">
            <text:p>247170</text:p>
          </table:table-cell>
          <table:table-cell table:number-columns-repeated="10"/>
        </table:table-row>
        <table:table-row table:style-name="ro2">
          <table:table-cell table:formula="of:=NOW()+([.$K$10]*[.B146])" office:value-type="date" office:date-value="2033-06-23T08:51:00.1" calcext:value-type="date">
            <text:p>2033-06-23</text:p>
          </table:table-cell>
          <table:table-cell office:value-type="float" office:value="145" calcext:value-type="float">
            <text:p>145</text:p>
          </table:table-cell>
          <table:table-cell table:formula="of:=[.C145]*(([.$K$5]-1)/[.$K$5])-[.$K$3]" office:value-type="float" office:value="0.296322103861282" calcext:value-type="float">
            <text:p>0.296322103861282</text:p>
          </table:table-cell>
          <table:table-cell table:formula="of:=(([.C145]/[.$K$5])-[.$K$3])+[.D145]" office:value-type="float" office:value="0.692157896138717" calcext:value-type="float">
            <text:p>0.692157896138717</text:p>
          </table:table-cell>
          <table:table-cell table:formula="of:=[.E145]+[.$K$3]" office:value-type="float" office:value="0.00576000000000001" calcext:value-type="float">
            <text:p>0.00576</text:p>
          </table:table-cell>
          <table:table-cell table:formula="of:=(([.C145]/[.$K$5])-[.$K$3])/0.00000001" office:value-type="float" office:value="245043.78475738" calcext:value-type="float">
            <text:p>245044</text:p>
          </table:table-cell>
          <table:table-cell table:number-columns-repeated="10"/>
        </table:table-row>
        <table:table-row table:style-name="ro2">
          <table:table-cell table:formula="of:=NOW()+([.$K$10]*[.B147])" office:value-type="date" office:date-value="2033-07-21T03:31:00.1" calcext:value-type="date">
            <text:p>2033-07-21</text:p>
          </table:table-cell>
          <table:table-cell office:value-type="float" office:value="146" calcext:value-type="float">
            <text:p>146</text:p>
          </table:table-cell>
          <table:table-cell table:formula="of:=[.C146]*(([.$K$5]-1)/[.$K$5])-[.$K$3]" office:value-type="float" office:value="0.293812752995772" calcext:value-type="float">
            <text:p>0.293812752995772</text:p>
          </table:table-cell>
          <table:table-cell table:formula="of:=(([.C146]/[.$K$5])-[.$K$3])+[.D146]" office:value-type="float" office:value="0.694587247004228" calcext:value-type="float">
            <text:p>0.694587247004228</text:p>
          </table:table-cell>
          <table:table-cell table:formula="of:=[.E146]+[.$K$3]" office:value-type="float" office:value="0.00580000000000001" calcext:value-type="float">
            <text:p>0.0058</text:p>
          </table:table-cell>
          <table:table-cell table:formula="of:=(([.C146]/[.$K$5])-[.$K$3])/0.00000001" office:value-type="float" office:value="242935.086551069" calcext:value-type="float">
            <text:p>242935</text:p>
          </table:table-cell>
          <table:table-cell table:number-columns-repeated="10"/>
        </table:table-row>
        <table:table-row table:style-name="ro2">
          <table:table-cell table:formula="of:=NOW()+([.$K$10]*[.B148])" office:value-type="date" office:date-value="2033-08-17T22:11:00.1" calcext:value-type="date">
            <text:p>2033-08-17</text:p>
          </table:table-cell>
          <table:table-cell office:value-type="float" office:value="147" calcext:value-type="float">
            <text:p>147</text:p>
          </table:table-cell>
          <table:table-cell table:formula="of:=[.C147]*(([.$K$5]-1)/[.$K$5])-[.$K$3]" office:value-type="float" office:value="0.291324313387474" calcext:value-type="float">
            <text:p>0.291324313387474</text:p>
          </table:table-cell>
          <table:table-cell table:formula="of:=(([.C147]/[.$K$5])-[.$K$3])+[.D147]" office:value-type="float" office:value="0.696995686612526" calcext:value-type="float">
            <text:p>0.696995686612526</text:p>
          </table:table-cell>
          <table:table-cell table:formula="of:=[.E147]+[.$K$3]" office:value-type="float" office:value="0.00584000000000001" calcext:value-type="float">
            <text:p>0.00584</text:p>
          </table:table-cell>
          <table:table-cell table:formula="of:=(([.C147]/[.$K$5])-[.$K$3])/0.00000001" office:value-type="float" office:value="240843.96082981" calcext:value-type="float">
            <text:p>240844</text:p>
          </table:table-cell>
          <table:table-cell table:number-columns-repeated="10"/>
        </table:table-row>
        <table:table-row table:style-name="ro2">
          <table:table-cell table:formula="of:=NOW()+([.$K$10]*[.B149])" office:value-type="date" office:date-value="2033-09-14T16:51:00.1" calcext:value-type="date">
            <text:p>2033-09-14</text:p>
          </table:table-cell>
          <table:table-cell office:value-type="float" office:value="148" calcext:value-type="float">
            <text:p>148</text:p>
          </table:table-cell>
          <table:table-cell table:formula="of:=[.C148]*(([.$K$5]-1)/[.$K$5])-[.$K$3]" office:value-type="float" office:value="0.288856610775911" calcext:value-type="float">
            <text:p>0.288856610775911</text:p>
          </table:table-cell>
          <table:table-cell table:formula="of:=(([.C148]/[.$K$5])-[.$K$3])+[.D148]" office:value-type="float" office:value="0.699383389224088" calcext:value-type="float">
            <text:p>0.699383389224088</text:p>
          </table:table-cell>
          <table:table-cell table:formula="of:=[.E148]+[.$K$3]" office:value-type="float" office:value="0.00588000000000001" calcext:value-type="float">
            <text:p>0.00588</text:p>
          </table:table-cell>
          <table:table-cell table:formula="of:=(([.C148]/[.$K$5])-[.$K$3])/0.00000001" office:value-type="float" office:value="238770.261156228" calcext:value-type="float">
            <text:p>238770</text:p>
          </table:table-cell>
          <table:table-cell table:number-columns-repeated="10"/>
        </table:table-row>
        <table:table-row table:style-name="ro2">
          <table:table-cell table:formula="of:=NOW()+([.$K$10]*[.B150])" office:value-type="date" office:date-value="2033-10-12T11:31:00.1" calcext:value-type="date">
            <text:p>2033-10-12</text:p>
          </table:table-cell>
          <table:table-cell office:value-type="float" office:value="149" calcext:value-type="float">
            <text:p>149</text:p>
          </table:table-cell>
          <table:table-cell table:formula="of:=[.C149]*(([.$K$5]-1)/[.$K$5])-[.$K$3]" office:value-type="float" office:value="0.286409472352779" calcext:value-type="float">
            <text:p>0.286409472352779</text:p>
          </table:table-cell>
          <table:table-cell table:formula="of:=(([.C149]/[.$K$5])-[.$K$3])+[.D149]" office:value-type="float" office:value="0.701750527647221" calcext:value-type="float">
            <text:p>0.701750527647221</text:p>
          </table:table-cell>
          <table:table-cell table:formula="of:=[.E149]+[.$K$3]" office:value-type="float" office:value="0.00592000000000001" calcext:value-type="float">
            <text:p>0.00592</text:p>
          </table:table-cell>
          <table:table-cell table:formula="of:=(([.C149]/[.$K$5])-[.$K$3])/0.00000001" office:value-type="float" office:value="236713.84231326" calcext:value-type="float">
            <text:p>236714</text:p>
          </table:table-cell>
          <table:table-cell table:number-columns-repeated="10"/>
        </table:table-row>
        <table:table-row table:style-name="ro2">
          <table:table-cell table:formula="of:=NOW()+([.$K$10]*[.B151])" office:value-type="date" office:date-value="2033-11-09T06:11:00.1" calcext:value-type="date">
            <text:p>2033-11-09</text:p>
          </table:table-cell>
          <table:table-cell office:value-type="float" office:value="150" calcext:value-type="float">
            <text:p>150</text:p>
          </table:table-cell>
          <table:table-cell table:formula="of:=[.C150]*(([.$K$5]-1)/[.$K$5])-[.$K$3]" office:value-type="float" office:value="0.283982726749839" calcext:value-type="float">
            <text:p>0.283982726749839</text:p>
          </table:table-cell>
          <table:table-cell table:formula="of:=(([.C150]/[.$K$5])-[.$K$3])+[.D150]" office:value-type="float" office:value="0.704097273250161" calcext:value-type="float">
            <text:p>0.704097273250161</text:p>
          </table:table-cell>
          <table:table-cell table:formula="of:=[.E150]+[.$K$3]" office:value-type="float" office:value="0.00596000000000001" calcext:value-type="float">
            <text:p>0.00596</text:p>
          </table:table-cell>
          <table:table-cell table:formula="of:=(([.C150]/[.$K$5])-[.$K$3])/0.00000001" office:value-type="float" office:value="234674.560293982" calcext:value-type="float">
            <text:p>234675</text:p>
          </table:table-cell>
          <table:table-cell table:number-columns-repeated="10"/>
        </table:table-row>
        <table:table-row table:style-name="ro2">
          <table:table-cell table:formula="of:=NOW()+([.$K$10]*[.B152])" office:value-type="date" office:date-value="2033-12-07T00:51:00.1" calcext:value-type="date">
            <text:p>2033-12-07</text:p>
          </table:table-cell>
          <table:table-cell office:value-type="float" office:value="151" calcext:value-type="float">
            <text:p>151</text:p>
          </table:table-cell>
          <table:table-cell table:formula="of:=[.C151]*(([.$K$5]-1)/[.$K$5])-[.$K$3]" office:value-type="float" office:value="0.281576204026924" calcext:value-type="float">
            <text:p>0.281576204026924</text:p>
          </table:table-cell>
          <table:table-cell table:formula="of:=(([.C151]/[.$K$5])-[.$K$3])+[.D151]" office:value-type="float" office:value="0.706423795973076" calcext:value-type="float">
            <text:p>0.706423795973076</text:p>
          </table:table-cell>
          <table:table-cell table:formula="of:=[.E151]+[.$K$3]" office:value-type="float" office:value="0.00600000000000001" calcext:value-type="float">
            <text:p>0.006</text:p>
          </table:table-cell>
          <table:table-cell table:formula="of:=(([.C151]/[.$K$5])-[.$K$3])/0.00000001" office:value-type="float" office:value="232652.272291533" calcext:value-type="float">
            <text:p>232652</text:p>
          </table:table-cell>
          <table:table-cell table:number-columns-repeated="10"/>
        </table:table-row>
        <table:table-row table:style-name="ro2">
          <table:table-cell table:formula="of:=NOW()+([.$K$10]*[.B153])" office:value-type="date" office:date-value="2034-01-03T19:31:00.1" calcext:value-type="date">
            <text:p>2034-01-03</text:p>
          </table:table-cell>
          <table:table-cell office:value-type="float" office:value="152" calcext:value-type="float">
            <text:p>152</text:p>
          </table:table-cell>
          <table:table-cell table:formula="of:=[.C152]*(([.$K$5]-1)/[.$K$5])-[.$K$3]" office:value-type="float" office:value="0.279189735660033" calcext:value-type="float">
            <text:p>0.279189735660033</text:p>
          </table:table-cell>
          <table:table-cell table:formula="of:=(([.C152]/[.$K$5])-[.$K$3])+[.D152]" office:value-type="float" office:value="0.708730264339967" calcext:value-type="float">
            <text:p>0.708730264339967</text:p>
          </table:table-cell>
          <table:table-cell table:formula="of:=[.E152]+[.$K$3]" office:value-type="float" office:value="0.00604000000000001" calcext:value-type="float">
            <text:p>0.00604</text:p>
          </table:table-cell>
          <table:table-cell table:formula="of:=(([.C152]/[.$K$5])-[.$K$3])/0.00000001" office:value-type="float" office:value="230646.836689103" calcext:value-type="float">
            <text:p>230647</text:p>
          </table:table-cell>
          <table:table-cell table:number-columns-repeated="10"/>
        </table:table-row>
        <table:table-row table:style-name="ro2">
          <table:table-cell table:formula="of:=NOW()+([.$K$10]*[.B154])" office:value-type="date" office:date-value="2034-01-31T14:11:00.1" calcext:value-type="date">
            <text:p>2034-01-31</text:p>
          </table:table-cell>
          <table:table-cell office:value-type="float" office:value="153" calcext:value-type="float">
            <text:p>153</text:p>
          </table:table-cell>
          <table:table-cell table:formula="of:=[.C153]*(([.$K$5]-1)/[.$K$5])-[.$K$3]" office:value-type="float" office:value="0.276823154529533" calcext:value-type="float">
            <text:p>0.276823154529533</text:p>
          </table:table-cell>
          <table:table-cell table:formula="of:=(([.C153]/[.$K$5])-[.$K$3])+[.D153]" office:value-type="float" office:value="0.711016845470468" calcext:value-type="float">
            <text:p>0.711016845470468</text:p>
          </table:table-cell>
          <table:table-cell table:formula="of:=[.E153]+[.$K$3]" office:value-type="float" office:value="0.00608000000000001" calcext:value-type="float">
            <text:p>0.00608</text:p>
          </table:table-cell>
          <table:table-cell table:formula="of:=(([.C153]/[.$K$5])-[.$K$3])/0.00000001" office:value-type="float" office:value="228658.113050027" calcext:value-type="float">
            <text:p>228658</text:p>
          </table:table-cell>
          <table:table-cell table:number-columns-repeated="10"/>
        </table:table-row>
        <table:table-row table:style-name="ro2">
          <table:table-cell table:formula="of:=NOW()+([.$K$10]*[.B155])" office:value-type="date" office:date-value="2034-02-28T08:51:00.1" calcext:value-type="date">
            <text:p>2034-02-28</text:p>
          </table:table-cell>
          <table:table-cell office:value-type="float" office:value="154" calcext:value-type="float">
            <text:p>154</text:p>
          </table:table-cell>
          <table:table-cell table:formula="of:=[.C154]*(([.$K$5]-1)/[.$K$5])-[.$K$3]" office:value-type="float" office:value="0.274476294908453" calcext:value-type="float">
            <text:p>0.274476294908453</text:p>
          </table:table-cell>
          <table:table-cell table:formula="of:=(([.C154]/[.$K$5])-[.$K$3])+[.D154]" office:value-type="float" office:value="0.713283705091547" calcext:value-type="float">
            <text:p>0.713283705091547</text:p>
          </table:table-cell>
          <table:table-cell table:formula="of:=[.E154]+[.$K$3]" office:value-type="float" office:value="0.00612000000000001" calcext:value-type="float">
            <text:p>0.00612</text:p>
          </table:table-cell>
          <table:table-cell table:formula="of:=(([.C154]/[.$K$5])-[.$K$3])/0.00000001" office:value-type="float" office:value="226685.962107944" calcext:value-type="float">
            <text:p>226686</text:p>
          </table:table-cell>
          <table:table-cell table:number-columns-repeated="10"/>
        </table:table-row>
        <table:table-row table:style-name="ro2">
          <table:table-cell table:formula="of:=NOW()+([.$K$10]*[.B156])" office:value-type="date" office:date-value="2034-03-28T03:31:00.1" calcext:value-type="date">
            <text:p>2034-03-28</text:p>
          </table:table-cell>
          <table:table-cell office:value-type="float" office:value="155" calcext:value-type="float">
            <text:p>155</text:p>
          </table:table-cell>
          <table:table-cell table:formula="of:=[.C155]*(([.$K$5]-1)/[.$K$5])-[.$K$3]" office:value-type="float" office:value="0.272148992450883" calcext:value-type="float">
            <text:p>0.272148992450883</text:p>
          </table:table-cell>
          <table:table-cell table:formula="of:=(([.C155]/[.$K$5])-[.$K$3])+[.D155]" office:value-type="float" office:value="0.715531007549117" calcext:value-type="float">
            <text:p>0.715531007549117</text:p>
          </table:table-cell>
          <table:table-cell table:formula="of:=[.E155]+[.$K$3]" office:value-type="float" office:value="0.00616000000000001" calcext:value-type="float">
            <text:p>0.00616</text:p>
          </table:table-cell>
          <table:table-cell table:formula="of:=(([.C155]/[.$K$5])-[.$K$3])/0.00000001" office:value-type="float" office:value="224730.245757044" calcext:value-type="float">
            <text:p>224730</text:p>
          </table:table-cell>
          <table:table-cell table:number-columns-repeated="10"/>
        </table:table-row>
        <table:table-row table:style-name="ro2">
          <table:table-cell table:formula="of:=NOW()+([.$K$10]*[.B157])" office:value-type="date" office:date-value="2034-04-24T22:11:00.1" calcext:value-type="date">
            <text:p>2034-04-24</text:p>
          </table:table-cell>
          <table:table-cell office:value-type="float" office:value="156" calcext:value-type="float">
            <text:p>156</text:p>
          </table:table-cell>
          <table:table-cell table:formula="of:=[.C156]*(([.$K$5]-1)/[.$K$5])-[.$K$3]" office:value-type="float" office:value="0.269841084180459" calcext:value-type="float">
            <text:p>0.269841084180459</text:p>
          </table:table-cell>
          <table:table-cell table:formula="of:=(([.C156]/[.$K$5])-[.$K$3])+[.D156]" office:value-type="float" office:value="0.717758915819542" calcext:value-type="float">
            <text:p>0.717758915819542</text:p>
          </table:table-cell>
          <table:table-cell table:formula="of:=[.E156]+[.$K$3]" office:value-type="float" office:value="0.00620000000000001" calcext:value-type="float">
            <text:p>0.0062</text:p>
          </table:table-cell>
          <table:table-cell table:formula="of:=(([.C156]/[.$K$5])-[.$K$3])/0.00000001" office:value-type="float" office:value="222790.827042402" calcext:value-type="float">
            <text:p>222791</text:p>
          </table:table-cell>
          <table:table-cell table:number-columns-repeated="10"/>
        </table:table-row>
        <table:table-row table:style-name="ro2">
          <table:table-cell table:formula="of:=NOW()+([.$K$10]*[.B158])" office:value-type="date" office:date-value="2034-05-22T16:51:00.1" calcext:value-type="date">
            <text:p>2034-05-22</text:p>
          </table:table-cell>
          <table:table-cell office:value-type="float" office:value="157" calcext:value-type="float">
            <text:p>157</text:p>
          </table:table-cell>
          <table:table-cell table:formula="of:=[.C157]*(([.$K$5]-1)/[.$K$5])-[.$K$3]" office:value-type="float" office:value="0.267552408478955" calcext:value-type="float">
            <text:p>0.267552408478955</text:p>
          </table:table-cell>
          <table:table-cell table:formula="of:=(([.C157]/[.$K$5])-[.$K$3])+[.D157]" office:value-type="float" office:value="0.719967591521045" calcext:value-type="float">
            <text:p>0.719967591521045</text:p>
          </table:table-cell>
          <table:table-cell table:formula="of:=[.E157]+[.$K$3]" office:value-type="float" office:value="0.00624000000000001" calcext:value-type="float">
            <text:p>0.00624</text:p>
          </table:table-cell>
          <table:table-cell table:formula="of:=(([.C157]/[.$K$5])-[.$K$3])/0.00000001" office:value-type="float" office:value="220867.570150382" calcext:value-type="float">
            <text:p>220868</text:p>
          </table:table-cell>
          <table:table-cell table:number-columns-repeated="10"/>
        </table:table-row>
        <table:table-row table:style-name="ro2">
          <table:table-cell table:formula="of:=NOW()+([.$K$10]*[.B159])" office:value-type="date" office:date-value="2034-06-19T11:31:00.1" calcext:value-type="date">
            <text:p>2034-06-19</text:p>
          </table:table-cell>
          <table:table-cell office:value-type="float" office:value="158" calcext:value-type="float">
            <text:p>158</text:p>
          </table:table-cell>
          <table:table-cell table:formula="of:=[.C158]*(([.$K$5]-1)/[.$K$5])-[.$K$3]" office:value-type="float" office:value="0.265282805074964" calcext:value-type="float">
            <text:p>0.265282805074964</text:p>
          </table:table-cell>
          <table:table-cell table:formula="of:=(([.C158]/[.$K$5])-[.$K$3])+[.D158]" office:value-type="float" office:value="0.722157194925037" calcext:value-type="float">
            <text:p>0.722157194925037</text:p>
          </table:table-cell>
          <table:table-cell table:formula="of:=[.E158]+[.$K$3]" office:value-type="float" office:value="0.00628000000000001" calcext:value-type="float">
            <text:p>0.00628</text:p>
          </table:table-cell>
          <table:table-cell table:formula="of:=(([.C158]/[.$K$5])-[.$K$3])/0.00000001" office:value-type="float" office:value="218960.340399129" calcext:value-type="float">
            <text:p>218960</text:p>
          </table:table-cell>
          <table:table-cell table:number-columns-repeated="10"/>
        </table:table-row>
        <table:table-row table:style-name="ro2">
          <table:table-cell table:formula="of:=NOW()+([.$K$10]*[.B160])" office:value-type="date" office:date-value="2034-07-17T06:11:00.1" calcext:value-type="date">
            <text:p>2034-07-17</text:p>
          </table:table-cell>
          <table:table-cell office:value-type="float" office:value="159" calcext:value-type="float">
            <text:p>159</text:p>
          </table:table-cell>
          <table:table-cell table:formula="of:=[.C159]*(([.$K$5]-1)/[.$K$5])-[.$K$3]" office:value-type="float" office:value="0.263032115032672" calcext:value-type="float">
            <text:p>0.263032115032672</text:p>
          </table:table-cell>
          <table:table-cell table:formula="of:=(([.C159]/[.$K$5])-[.$K$3])+[.D159]" office:value-type="float" office:value="0.724327884967328" calcext:value-type="float">
            <text:p>0.724327884967328</text:p>
          </table:table-cell>
          <table:table-cell table:formula="of:=[.E159]+[.$K$3]" office:value-type="float" office:value="0.00632000000000001" calcext:value-type="float">
            <text:p>0.00632</text:p>
          </table:table-cell>
          <table:table-cell table:formula="of:=(([.C159]/[.$K$5])-[.$K$3])/0.00000001" office:value-type="float" office:value="217069.004229136" calcext:value-type="float">
            <text:p>217069</text:p>
          </table:table-cell>
          <table:table-cell table:number-columns-repeated="10"/>
        </table:table-row>
        <table:table-row table:style-name="ro2">
          <table:table-cell table:formula="of:=NOW()+([.$K$10]*[.B161])" office:value-type="date" office:date-value="2034-08-14T00:51:00.1" calcext:value-type="date">
            <text:p>2034-08-14</text:p>
          </table:table-cell>
          <table:table-cell office:value-type="float" office:value="160" calcext:value-type="float">
            <text:p>160</text:p>
          </table:table-cell>
          <table:table-cell table:formula="of:=[.C160]*(([.$K$5]-1)/[.$K$5])-[.$K$3]" office:value-type="float" office:value="0.260800180740733" calcext:value-type="float">
            <text:p>0.260800180740733</text:p>
          </table:table-cell>
          <table:table-cell table:formula="of:=(([.C160]/[.$K$5])-[.$K$3])+[.D160]" office:value-type="float" office:value="0.726479819259267" calcext:value-type="float">
            <text:p>0.726479819259267</text:p>
          </table:table-cell>
          <table:table-cell table:formula="of:=[.E160]+[.$K$3]" office:value-type="float" office:value="0.00636000000000001" calcext:value-type="float">
            <text:p>0.00636</text:p>
          </table:table-cell>
          <table:table-cell table:formula="of:=(([.C160]/[.$K$5])-[.$K$3])/0.00000001" office:value-type="float" office:value="215193.429193894" calcext:value-type="float">
            <text:p>215193</text:p>
          </table:table-cell>
          <table:table-cell table:number-columns-repeated="10"/>
        </table:table-row>
        <table:table-row table:style-name="ro2">
          <table:table-cell table:formula="of:=NOW()+([.$K$10]*[.B162])" office:value-type="date" office:date-value="2034-09-10T19:31:00.1" calcext:value-type="date">
            <text:p>2034-09-10</text:p>
          </table:table-cell>
          <table:table-cell office:value-type="float" office:value="161" calcext:value-type="float">
            <text:p>161</text:p>
          </table:table-cell>
          <table:table-cell table:formula="of:=[.C161]*(([.$K$5]-1)/[.$K$5])-[.$K$3]" office:value-type="float" office:value="0.258586845901227" calcext:value-type="float">
            <text:p>0.258586845901227</text:p>
          </table:table-cell>
          <table:table-cell table:formula="of:=(([.C161]/[.$K$5])-[.$K$3])+[.D161]" office:value-type="float" office:value="0.728613154098773" calcext:value-type="float">
            <text:p>0.728613154098773</text:p>
          </table:table-cell>
          <table:table-cell table:formula="of:=[.E161]+[.$K$3]" office:value-type="float" office:value="0.00640000000000001" calcext:value-type="float">
            <text:p>0.0064</text:p>
          </table:table-cell>
          <table:table-cell table:formula="of:=(([.C161]/[.$K$5])-[.$K$3])/0.00000001" office:value-type="float" office:value="213333.483950611" calcext:value-type="float">
            <text:p>213333</text:p>
          </table:table-cell>
          <table:table-cell table:number-columns-repeated="10"/>
        </table:table-row>
        <table:table-row table:style-name="ro2">
          <table:table-cell table:formula="of:=NOW()+([.$K$10]*[.B163])" office:value-type="date" office:date-value="2034-10-08T14:11:00.1" calcext:value-type="date">
            <text:p>2034-10-08</text:p>
          </table:table-cell>
          <table:table-cell office:value-type="float" office:value="162" calcext:value-type="float">
            <text:p>162</text:p>
          </table:table-cell>
          <table:table-cell table:formula="of:=[.C162]*(([.$K$5]-1)/[.$K$5])-[.$K$3]" office:value-type="float" office:value="0.256391955518717" calcext:value-type="float">
            <text:p>0.256391955518717</text:p>
          </table:table-cell>
          <table:table-cell table:formula="of:=(([.C162]/[.$K$5])-[.$K$3])+[.D162]" office:value-type="float" office:value="0.730728044481283" calcext:value-type="float">
            <text:p>0.730728044481283</text:p>
          </table:table-cell>
          <table:table-cell table:formula="of:=[.E162]+[.$K$3]" office:value-type="float" office:value="0.00644000000000001" calcext:value-type="float">
            <text:p>0.00644</text:p>
          </table:table-cell>
          <table:table-cell table:formula="of:=(([.C162]/[.$K$5])-[.$K$3])/0.00000001" office:value-type="float" office:value="211489.038251023" calcext:value-type="float">
            <text:p>211489</text:p>
          </table:table-cell>
          <table:table-cell table:number-columns-repeated="10"/>
        </table:table-row>
        <table:table-row table:style-name="ro2">
          <table:table-cell table:formula="of:=NOW()+([.$K$10]*[.B164])" office:value-type="date" office:date-value="2034-11-05T08:51:00.1" calcext:value-type="date">
            <text:p>2034-11-05</text:p>
          </table:table-cell>
          <table:table-cell office:value-type="float" office:value="163" calcext:value-type="float">
            <text:p>163</text:p>
          </table:table-cell>
          <table:table-cell table:formula="of:=[.C163]*(([.$K$5]-1)/[.$K$5])-[.$K$3]" office:value-type="float" office:value="0.254215355889395" calcext:value-type="float">
            <text:p>0.254215355889395</text:p>
          </table:table-cell>
          <table:table-cell table:formula="of:=(([.C163]/[.$K$5])-[.$K$3])+[.D163]" office:value-type="float" office:value="0.732824644110606" calcext:value-type="float">
            <text:p>0.732824644110606</text:p>
          </table:table-cell>
          <table:table-cell table:formula="of:=[.E163]+[.$K$3]" office:value-type="float" office:value="0.00648000000000001" calcext:value-type="float">
            <text:p>0.00648</text:p>
          </table:table-cell>
          <table:table-cell table:formula="of:=(([.C163]/[.$K$5])-[.$K$3])/0.00000001" office:value-type="float" office:value="209659.962932264" calcext:value-type="float">
            <text:p>209660</text:p>
          </table:table-cell>
          <table:table-cell table:number-columns-repeated="10"/>
        </table:table-row>
        <table:table-row table:style-name="ro2">
          <table:table-cell table:formula="of:=NOW()+([.$K$10]*[.B165])" office:value-type="date" office:date-value="2034-12-03T03:31:00.1" calcext:value-type="date">
            <text:p>2034-12-03</text:p>
          </table:table-cell>
          <table:table-cell office:value-type="float" office:value="164" calcext:value-type="float">
            <text:p>164</text:p>
          </table:table-cell>
          <table:table-cell table:formula="of:=[.C164]*(([.$K$5]-1)/[.$K$5])-[.$K$3]" office:value-type="float" office:value="0.252056894590316" calcext:value-type="float">
            <text:p>0.252056894590316</text:p>
          </table:table-cell>
          <table:table-cell table:formula="of:=(([.C164]/[.$K$5])-[.$K$3])+[.D164]" office:value-type="float" office:value="0.734903105409684" calcext:value-type="float">
            <text:p>0.734903105409684</text:p>
          </table:table-cell>
          <table:table-cell table:formula="of:=[.E164]+[.$K$3]" office:value-type="float" office:value="0.00652000000000002" calcext:value-type="float">
            <text:p>0.00652</text:p>
          </table:table-cell>
          <table:table-cell table:formula="of:=(([.C164]/[.$K$5])-[.$K$3])/0.00000001" office:value-type="float" office:value="207846.129907829" calcext:value-type="float">
            <text:p>207846</text:p>
          </table:table-cell>
          <table:table-cell table:number-columns-repeated="10"/>
        </table:table-row>
        <table:table-row table:style-name="ro2">
          <table:table-cell table:formula="of:=NOW()+([.$K$10]*[.B166])" office:value-type="date" office:date-value="2034-12-30T22:11:00.1" calcext:value-type="date">
            <text:p>2034-12-30</text:p>
          </table:table-cell>
          <table:table-cell office:value-type="float" office:value="165" calcext:value-type="float">
            <text:p>165</text:p>
          </table:table-cell>
          <table:table-cell table:formula="of:=[.C165]*(([.$K$5]-1)/[.$K$5])-[.$K$3]" office:value-type="float" office:value="0.24991642046873" calcext:value-type="float">
            <text:p>0.24991642046873</text:p>
          </table:table-cell>
          <table:table-cell table:formula="of:=(([.C165]/[.$K$5])-[.$K$3])+[.D165]" office:value-type="float" office:value="0.73696357953127" calcext:value-type="float">
            <text:p>0.73696357953127</text:p>
          </table:table-cell>
          <table:table-cell table:formula="of:=[.E165]+[.$K$3]" office:value-type="float" office:value="0.00656000000000002" calcext:value-type="float">
            <text:p>0.00656</text:p>
          </table:table-cell>
          <table:table-cell table:formula="of:=(([.C165]/[.$K$5])-[.$K$3])/0.00000001" office:value-type="float" office:value="206047.412158597" calcext:value-type="float">
            <text:p>206047</text:p>
          </table:table-cell>
          <table:table-cell table:number-columns-repeated="10"/>
        </table:table-row>
        <table:table-row table:style-name="ro2">
          <table:table-cell table:formula="of:=NOW()+([.$K$10]*[.B167])" office:value-type="date" office:date-value="2035-01-27T16:51:00.1" calcext:value-type="date">
            <text:p>2035-01-27</text:p>
          </table:table-cell>
          <table:table-cell office:value-type="float" office:value="166" calcext:value-type="float">
            <text:p>166</text:p>
          </table:table-cell>
          <table:table-cell table:formula="of:=[.C166]*(([.$K$5]-1)/[.$K$5])-[.$K$3]" office:value-type="float" office:value="0.247793783631491" calcext:value-type="float">
            <text:p>0.247793783631491</text:p>
          </table:table-cell>
          <table:table-cell table:formula="of:=(([.C166]/[.$K$5])-[.$K$3])+[.D166]" office:value-type="float" office:value="0.739006216368509" calcext:value-type="float">
            <text:p>0.739006216368509</text:p>
          </table:table-cell>
          <table:table-cell table:formula="of:=[.E166]+[.$K$3]" office:value-type="float" office:value="0.00660000000000002" calcext:value-type="float">
            <text:p>0.0066</text:p>
          </table:table-cell>
          <table:table-cell table:formula="of:=(([.C166]/[.$K$5])-[.$K$3])/0.00000001" office:value-type="float" office:value="204263.683723942" calcext:value-type="float">
            <text:p>204264</text:p>
          </table:table-cell>
          <table:table-cell table:number-columns-repeated="10"/>
        </table:table-row>
        <table:table-row table:style-name="ro2">
          <table:table-cell table:formula="of:=NOW()+([.$K$10]*[.B168])" office:value-type="date" office:date-value="2035-02-24T11:31:00.1" calcext:value-type="date">
            <text:p>2035-02-24</text:p>
          </table:table-cell>
          <table:table-cell office:value-type="float" office:value="167" calcext:value-type="float">
            <text:p>167</text:p>
          </table:table-cell>
          <table:table-cell table:formula="of:=[.C167]*(([.$K$5]-1)/[.$K$5])-[.$K$3]" office:value-type="float" office:value="0.245688835434562" calcext:value-type="float">
            <text:p>0.245688835434562</text:p>
          </table:table-cell>
          <table:table-cell table:formula="of:=(([.C167]/[.$K$5])-[.$K$3])+[.D167]" office:value-type="float" office:value="0.741031164565439" calcext:value-type="float">
            <text:p>0.741031164565439</text:p>
          </table:table-cell>
          <table:table-cell table:formula="of:=[.E167]+[.$K$3]" office:value-type="float" office:value="0.00664000000000002" calcext:value-type="float">
            <text:p>0.00664</text:p>
          </table:table-cell>
          <table:table-cell table:formula="of:=(([.C167]/[.$K$5])-[.$K$3])/0.00000001" office:value-type="float" office:value="202494.819692909" calcext:value-type="float">
            <text:p>202495</text:p>
          </table:table-cell>
          <table:table-cell table:number-columns-repeated="10"/>
        </table:table-row>
        <table:table-row table:style-name="ro2">
          <table:table-cell table:formula="of:=NOW()+([.$K$10]*[.B169])" office:value-type="date" office:date-value="2035-03-24T06:11:00.1" calcext:value-type="date">
            <text:p>2035-03-24</text:p>
          </table:table-cell>
          <table:table-cell office:value-type="float" office:value="168" calcext:value-type="float">
            <text:p>168</text:p>
          </table:table-cell>
          <table:table-cell table:formula="of:=[.C168]*(([.$K$5]-1)/[.$K$5])-[.$K$3]" office:value-type="float" office:value="0.243601428472607" calcext:value-type="float">
            <text:p>0.243601428472607</text:p>
          </table:table-cell>
          <table:table-cell table:formula="of:=(([.C168]/[.$K$5])-[.$K$3])+[.D168]" office:value-type="float" office:value="0.743038571527393" calcext:value-type="float">
            <text:p>0.743038571527393</text:p>
          </table:table-cell>
          <table:table-cell table:formula="of:=[.E168]+[.$K$3]" office:value-type="float" office:value="0.00668000000000002" calcext:value-type="float">
            <text:p>0.00668</text:p>
          </table:table-cell>
          <table:table-cell table:formula="of:=(([.C168]/[.$K$5])-[.$K$3])/0.00000001" office:value-type="float" office:value="200740.696195468" calcext:value-type="float">
            <text:p>200741</text:p>
          </table:table-cell>
          <table:table-cell table:number-columns-repeated="10"/>
        </table:table-row>
        <table:table-row table:style-name="ro2">
          <table:table-cell table:formula="of:=NOW()+([.$K$10]*[.B170])" office:value-type="date" office:date-value="2035-04-21T00:51:00.1" calcext:value-type="date">
            <text:p>2035-04-21</text:p>
          </table:table-cell>
          <table:table-cell office:value-type="float" office:value="169" calcext:value-type="float">
            <text:p>169</text:p>
          </table:table-cell>
          <table:table-cell table:formula="of:=[.C169]*(([.$K$5]-1)/[.$K$5])-[.$K$3]" office:value-type="float" office:value="0.241531416568669" calcext:value-type="float">
            <text:p>0.241531416568669</text:p>
          </table:table-cell>
          <table:table-cell table:formula="of:=(([.C169]/[.$K$5])-[.$K$3])+[.D169]" office:value-type="float" office:value="0.745028583431332" calcext:value-type="float">
            <text:p>0.745028583431332</text:p>
          </table:table-cell>
          <table:table-cell table:formula="of:=[.E169]+[.$K$3]" office:value-type="float" office:value="0.00672000000000002" calcext:value-type="float">
            <text:p>0.00672</text:p>
          </table:table-cell>
          <table:table-cell table:formula="of:=(([.C169]/[.$K$5])-[.$K$3])/0.00000001" office:value-type="float" office:value="199001.190393839" calcext:value-type="float">
            <text:p>199001</text:p>
          </table:table-cell>
          <table:table-cell table:number-columns-repeated="10"/>
        </table:table-row>
        <table:table-row table:style-name="ro2">
          <table:table-cell table:formula="of:=NOW()+([.$K$10]*[.B171])" office:value-type="date" office:date-value="2035-05-18T19:31:00.1" calcext:value-type="date">
            <text:p>2035-05-18</text:p>
          </table:table-cell>
          <table:table-cell office:value-type="float" office:value="170" calcext:value-type="float">
            <text:p>170</text:p>
          </table:table-cell>
          <table:table-cell table:formula="of:=[.C170]*(([.$K$5]-1)/[.$K$5])-[.$K$3]" office:value-type="float" office:value="0.23947865476393" calcext:value-type="float">
            <text:p>0.23947865476393</text:p>
          </table:table-cell>
          <table:table-cell table:formula="of:=(([.C170]/[.$K$5])-[.$K$3])+[.D170]" office:value-type="float" office:value="0.747001345236071" calcext:value-type="float">
            <text:p>0.747001345236071</text:p>
          </table:table-cell>
          <table:table-cell table:formula="of:=[.E170]+[.$K$3]" office:value-type="float" office:value="0.00676000000000002" calcext:value-type="float">
            <text:p>0.00676</text:p>
          </table:table-cell>
          <table:table-cell table:formula="of:=(([.C170]/[.$K$5])-[.$K$3])/0.00000001" office:value-type="float" office:value="197276.180473891" calcext:value-type="float">
            <text:p>197276</text:p>
          </table:table-cell>
          <table:table-cell table:number-columns-repeated="10"/>
        </table:table-row>
        <table:table-row table:style-name="ro2">
          <table:table-cell table:formula="of:=NOW()+([.$K$10]*[.B172])" office:value-type="date" office:date-value="2035-06-15T14:11:00.1" calcext:value-type="date">
            <text:p>2035-06-15</text:p>
          </table:table-cell>
          <table:table-cell office:value-type="float" office:value="171" calcext:value-type="float">
            <text:p>171</text:p>
          </table:table-cell>
          <table:table-cell table:formula="of:=[.C171]*(([.$K$5]-1)/[.$K$5])-[.$K$3]" office:value-type="float" office:value="0.237442999307564" calcext:value-type="float">
            <text:p>0.237442999307564</text:p>
          </table:table-cell>
          <table:table-cell table:formula="of:=(([.C171]/[.$K$5])-[.$K$3])+[.D171]" office:value-type="float" office:value="0.748957000692437" calcext:value-type="float">
            <text:p>0.748957000692437</text:p>
          </table:table-cell>
          <table:table-cell table:formula="of:=[.E171]+[.$K$3]" office:value-type="float" office:value="0.00680000000000002" calcext:value-type="float">
            <text:p>0.0068</text:p>
          </table:table-cell>
          <table:table-cell table:formula="of:=(([.C171]/[.$K$5])-[.$K$3])/0.00000001" office:value-type="float" office:value="195565.545636608" calcext:value-type="float">
            <text:p>195566</text:p>
          </table:table-cell>
          <table:table-cell table:number-columns-repeated="10"/>
        </table:table-row>
        <table:table-row table:style-name="ro2">
          <table:table-cell table:formula="of:=NOW()+([.$K$10]*[.B173])" office:value-type="date" office:date-value="2035-07-13T08:51:00.1" calcext:value-type="date">
            <text:p>2035-07-13</text:p>
          </table:table-cell>
          <table:table-cell office:value-type="float" office:value="172" calcext:value-type="float">
            <text:p>172</text:p>
          </table:table-cell>
          <table:table-cell table:formula="of:=[.C172]*(([.$K$5]-1)/[.$K$5])-[.$K$3]" office:value-type="float" office:value="0.235424307646667" calcext:value-type="float">
            <text:p>0.235424307646667</text:p>
          </table:table-cell>
          <table:table-cell table:formula="of:=(([.C172]/[.$K$5])-[.$K$3])+[.D172]" office:value-type="float" office:value="0.750895692353333" calcext:value-type="float">
            <text:p>0.750895692353333</text:p>
          </table:table-cell>
          <table:table-cell table:formula="of:=[.E172]+[.$K$3]" office:value-type="float" office:value="0.00684000000000002" calcext:value-type="float">
            <text:p>0.00684</text:p>
          </table:table-cell>
          <table:table-cell table:formula="of:=(([.C172]/[.$K$5])-[.$K$3])/0.00000001" office:value-type="float" office:value="193869.166089636" calcext:value-type="float">
            <text:p>193869</text:p>
          </table:table-cell>
          <table:table-cell table:number-columns-repeated="10"/>
        </table:table-row>
        <table:table-row table:style-name="ro2">
          <table:table-cell table:formula="of:=NOW()+([.$K$10]*[.B174])" office:value-type="date" office:date-value="2035-08-10T03:31:00.1" calcext:value-type="date">
            <text:p>2035-08-10</text:p>
          </table:table-cell>
          <table:table-cell office:value-type="float" office:value="173" calcext:value-type="float">
            <text:p>173</text:p>
          </table:table-cell>
          <table:table-cell table:formula="of:=[.C173]*(([.$K$5]-1)/[.$K$5])-[.$K$3]" office:value-type="float" office:value="0.233422438416278" calcext:value-type="float">
            <text:p>0.233422438416278</text:p>
          </table:table-cell>
          <table:table-cell table:formula="of:=(([.C173]/[.$K$5])-[.$K$3])+[.D173]" office:value-type="float" office:value="0.752817561583722" calcext:value-type="float">
            <text:p>0.752817561583722</text:p>
          </table:table-cell>
          <table:table-cell table:formula="of:=[.E173]+[.$K$3]" office:value-type="float" office:value="0.00688000000000002" calcext:value-type="float">
            <text:p>0.00688</text:p>
          </table:table-cell>
          <table:table-cell table:formula="of:=(([.C173]/[.$K$5])-[.$K$3])/0.00000001" office:value-type="float" office:value="192186.923038889" calcext:value-type="float">
            <text:p>192187</text:p>
          </table:table-cell>
          <table:table-cell table:number-columns-repeated="10"/>
        </table:table-row>
        <table:table-row table:style-name="ro2">
          <table:table-cell table:formula="of:=NOW()+([.$K$10]*[.B175])" office:value-type="date" office:date-value="2035-09-06T22:11:00.1" calcext:value-type="date">
            <text:p>2035-09-06</text:p>
          </table:table-cell>
          <table:table-cell office:value-type="float" office:value="174" calcext:value-type="float">
            <text:p>174</text:p>
          </table:table-cell>
          <table:table-cell table:formula="of:=[.C174]*(([.$K$5]-1)/[.$K$5])-[.$K$3]" office:value-type="float" office:value="0.231437251429476" calcext:value-type="float">
            <text:p>0.231437251429476</text:p>
          </table:table-cell>
          <table:table-cell table:formula="of:=(([.C174]/[.$K$5])-[.$K$3])+[.D174]" office:value-type="float" office:value="0.754722748570524" calcext:value-type="float">
            <text:p>0.754722748570524</text:p>
          </table:table-cell>
          <table:table-cell table:formula="of:=[.E174]+[.$K$3]" office:value-type="float" office:value="0.00692000000000002" calcext:value-type="float">
            <text:p>0.00692</text:p>
          </table:table-cell>
          <table:table-cell table:formula="of:=(([.C174]/[.$K$5])-[.$K$3])/0.00000001" office:value-type="float" office:value="190518.698680232" calcext:value-type="float">
            <text:p>190519</text:p>
          </table:table-cell>
          <table:table-cell table:number-columns-repeated="10"/>
        </table:table-row>
        <table:table-row table:style-name="ro2">
          <table:table-cell table:formula="of:=NOW()+([.$K$10]*[.B176])" office:value-type="date" office:date-value="2035-10-04T16:51:00.1" calcext:value-type="date">
            <text:p>2035-10-04</text:p>
          </table:table-cell>
          <table:table-cell office:value-type="float" office:value="175" calcext:value-type="float">
            <text:p>175</text:p>
          </table:table-cell>
          <table:table-cell table:formula="of:=[.C175]*(([.$K$5]-1)/[.$K$5])-[.$K$3]" office:value-type="float" office:value="0.229468607667564" calcext:value-type="float">
            <text:p>0.229468607667564</text:p>
          </table:table-cell>
          <table:table-cell table:formula="of:=(([.C175]/[.$K$5])-[.$K$3])+[.D175]" office:value-type="float" office:value="0.756611392332437" calcext:value-type="float">
            <text:p>0.756611392332437</text:p>
          </table:table-cell>
          <table:table-cell table:formula="of:=[.E175]+[.$K$3]" office:value-type="float" office:value="0.00696000000000002" calcext:value-type="float">
            <text:p>0.00696</text:p>
          </table:table-cell>
          <table:table-cell table:formula="of:=(([.C175]/[.$K$5])-[.$K$3])/0.00000001" office:value-type="float" office:value="188864.37619123" calcext:value-type="float">
            <text:p>188864</text:p>
          </table:table-cell>
          <table:table-cell table:number-columns-repeated="10"/>
        </table:table-row>
        <table:table-row table:style-name="ro2">
          <table:table-cell table:formula="of:=NOW()+([.$K$10]*[.B177])" office:value-type="date" office:date-value="2035-11-01T11:31:00.1" calcext:value-type="date">
            <text:p>2035-11-01</text:p>
          </table:table-cell>
          <table:table-cell office:value-type="float" office:value="176" calcext:value-type="float">
            <text:p>176</text:p>
          </table:table-cell>
          <table:table-cell table:formula="of:=[.C176]*(([.$K$5]-1)/[.$K$5])-[.$K$3]" office:value-type="float" office:value="0.227516369270334" calcext:value-type="float">
            <text:p>0.227516369270334</text:p>
          </table:table-cell>
          <table:table-cell table:formula="of:=(([.C176]/[.$K$5])-[.$K$3])+[.D176]" office:value-type="float" office:value="0.758483630729666" calcext:value-type="float">
            <text:p>0.758483630729666</text:p>
          </table:table-cell>
          <table:table-cell table:formula="of:=[.E176]+[.$K$3]" office:value-type="float" office:value="0.00700000000000002" calcext:value-type="float">
            <text:p>0.007</text:p>
          </table:table-cell>
          <table:table-cell table:formula="of:=(([.C176]/[.$K$5])-[.$K$3])/0.00000001" office:value-type="float" office:value="187223.83972297" calcext:value-type="float">
            <text:p>187224</text:p>
          </table:table-cell>
          <table:table-cell table:number-columns-repeated="10"/>
        </table:table-row>
        <table:table-row table:style-name="ro2">
          <table:table-cell table:formula="of:=NOW()+([.$K$10]*[.B178])" office:value-type="date" office:date-value="2035-11-29T06:11:00.1" calcext:value-type="date">
            <text:p>2035-11-29</text:p>
          </table:table-cell>
          <table:table-cell office:value-type="float" office:value="177" calcext:value-type="float">
            <text:p>177</text:p>
          </table:table-cell>
          <table:table-cell table:formula="of:=[.C177]*(([.$K$5]-1)/[.$K$5])-[.$K$3]" office:value-type="float" office:value="0.225580399526415" calcext:value-type="float">
            <text:p>0.225580399526415</text:p>
          </table:table-cell>
          <table:table-cell table:formula="of:=(([.C177]/[.$K$5])-[.$K$3])+[.D177]" office:value-type="float" office:value="0.760339600473586" calcext:value-type="float">
            <text:p>0.760339600473586</text:p>
          </table:table-cell>
          <table:table-cell table:formula="of:=[.E177]+[.$K$3]" office:value-type="float" office:value="0.00704000000000002" calcext:value-type="float">
            <text:p>0.00704</text:p>
          </table:table-cell>
          <table:table-cell table:formula="of:=(([.C177]/[.$K$5])-[.$K$3])/0.00000001" office:value-type="float" office:value="185596.974391945" calcext:value-type="float">
            <text:p>185597</text:p>
          </table:table-cell>
          <table:table-cell table:number-columns-repeated="10"/>
        </table:table-row>
        <table:table-row table:style-name="ro2">
          <table:table-cell table:formula="of:=NOW()+([.$K$10]*[.B179])" office:value-type="date" office:date-value="2035-12-27T00:51:00.1" calcext:value-type="date">
            <text:p>2035-12-27</text:p>
          </table:table-cell>
          <table:table-cell office:value-type="float" office:value="178" calcext:value-type="float">
            <text:p>178</text:p>
          </table:table-cell>
          <table:table-cell table:formula="of:=[.C178]*(([.$K$5]-1)/[.$K$5])-[.$K$3]" office:value-type="float" office:value="0.223660562863694" calcext:value-type="float">
            <text:p>0.223660562863694</text:p>
          </table:table-cell>
          <table:table-cell table:formula="of:=(([.C178]/[.$K$5])-[.$K$3])+[.D178]" office:value-type="float" office:value="0.762179437136306" calcext:value-type="float">
            <text:p>0.762179437136306</text:p>
          </table:table-cell>
          <table:table-cell table:formula="of:=[.E178]+[.$K$3]" office:value-type="float" office:value="0.00708000000000002" calcext:value-type="float">
            <text:p>0.00708</text:p>
          </table:table-cell>
          <table:table-cell table:formula="of:=(([.C178]/[.$K$5])-[.$K$3])/0.00000001" office:value-type="float" office:value="183983.666272012" calcext:value-type="float">
            <text:p>183984</text:p>
          </table:table-cell>
          <table:table-cell table:number-columns-repeated="10"/>
        </table:table-row>
        <table:table-row table:style-name="ro2">
          <table:table-cell table:formula="of:=NOW()+([.$K$10]*[.B180])" office:value-type="date" office:date-value="2036-01-23T19:31:00.1" calcext:value-type="date">
            <text:p>2036-01-23</text:p>
          </table:table-cell>
          <table:table-cell office:value-type="float" office:value="179" calcext:value-type="float">
            <text:p>179</text:p>
          </table:table-cell>
          <table:table-cell table:formula="of:=[.C179]*(([.$K$5]-1)/[.$K$5])-[.$K$3]" office:value-type="float" office:value="0.22175672483983" calcext:value-type="float">
            <text:p>0.22175672483983</text:p>
          </table:table-cell>
          <table:table-cell table:formula="of:=(([.C179]/[.$K$5])-[.$K$3])+[.D179]" office:value-type="float" office:value="0.76400327516017" calcext:value-type="float">
            <text:p>0.76400327516017</text:p>
          </table:table-cell>
          <table:table-cell table:formula="of:=[.E179]+[.$K$3]" office:value-type="float" office:value="0.00712000000000002" calcext:value-type="float">
            <text:p>0.00712</text:p>
          </table:table-cell>
          <table:table-cell table:formula="of:=(([.C179]/[.$K$5])-[.$K$3])/0.00000001" office:value-type="float" office:value="182383.802386412" calcext:value-type="float">
            <text:p>182384</text:p>
          </table:table-cell>
          <table:table-cell table:number-columns-repeated="10"/>
        </table:table-row>
        <table:table-row table:style-name="ro2">
          <table:table-cell table:formula="of:=NOW()+([.$K$10]*[.B181])" office:value-type="date" office:date-value="2036-02-20T14:11:00.1" calcext:value-type="date">
            <text:p>2036-02-20</text:p>
          </table:table-cell>
          <table:table-cell office:value-type="float" office:value="180" calcext:value-type="float">
            <text:p>180</text:p>
          </table:table-cell>
          <table:table-cell table:formula="of:=[.C180]*(([.$K$5]-1)/[.$K$5])-[.$K$3]" office:value-type="float" office:value="0.219868752132832" calcext:value-type="float">
            <text:p>0.219868752132832</text:p>
          </table:table-cell>
          <table:table-cell table:formula="of:=(([.C180]/[.$K$5])-[.$K$3])+[.D180]" office:value-type="float" office:value="0.765811247867169" calcext:value-type="float">
            <text:p>0.765811247867169</text:p>
          </table:table-cell>
          <table:table-cell table:formula="of:=[.E180]+[.$K$3]" office:value-type="float" office:value="0.00716000000000002" calcext:value-type="float">
            <text:p>0.00716</text:p>
          </table:table-cell>
          <table:table-cell table:formula="of:=(([.C180]/[.$K$5])-[.$K$3])/0.00000001" office:value-type="float" office:value="180797.270699859" calcext:value-type="float">
            <text:p>180797</text:p>
          </table:table-cell>
          <table:table-cell table:number-columns-repeated="10"/>
        </table:table-row>
        <table:table-row table:style-name="ro2">
          <table:table-cell table:formula="of:=NOW()+([.$K$10]*[.B182])" office:value-type="date" office:date-value="2036-03-19T08:51:00.1" calcext:value-type="date">
            <text:p>2036-03-19</text:p>
          </table:table-cell>
          <table:table-cell office:value-type="float" office:value="181" calcext:value-type="float">
            <text:p>181</text:p>
          </table:table-cell>
          <table:table-cell table:formula="of:=[.C181]*(([.$K$5]-1)/[.$K$5])-[.$K$3]" office:value-type="float" office:value="0.217996512531725" calcext:value-type="float">
            <text:p>0.217996512531725</text:p>
          </table:table-cell>
          <table:table-cell table:formula="of:=(([.C181]/[.$K$5])-[.$K$3])+[.D181]" office:value-type="float" office:value="0.767603487468276" calcext:value-type="float">
            <text:p>0.767603487468276</text:p>
          </table:table-cell>
          <table:table-cell table:formula="of:=[.E181]+[.$K$3]" office:value-type="float" office:value="0.00720000000000002" calcext:value-type="float">
            <text:p>0.0072</text:p>
          </table:table-cell>
          <table:table-cell table:formula="of:=(([.C181]/[.$K$5])-[.$K$3])/0.00000001" office:value-type="float" office:value="179223.960110693" calcext:value-type="float">
            <text:p>179224</text:p>
          </table:table-cell>
          <table:table-cell table:number-columns-repeated="10"/>
        </table:table-row>
        <table:table-row table:style-name="ro2">
          <table:table-cell table:formula="of:=NOW()+([.$K$10]*[.B183])" office:value-type="date" office:date-value="2036-04-16T03:31:00.1" calcext:value-type="date">
            <text:p>2036-04-16</text:p>
          </table:table-cell>
          <table:table-cell office:value-type="float" office:value="182" calcext:value-type="float">
            <text:p>182</text:p>
          </table:table-cell>
          <table:table-cell table:formula="of:=[.C182]*(([.$K$5]-1)/[.$K$5])-[.$K$3]" office:value-type="float" office:value="0.216139874927294" calcext:value-type="float">
            <text:p>0.216139874927294</text:p>
          </table:table-cell>
          <table:table-cell table:formula="of:=(([.C182]/[.$K$5])-[.$K$3])+[.D182]" office:value-type="float" office:value="0.769380125072707" calcext:value-type="float">
            <text:p>0.769380125072707</text:p>
          </table:table-cell>
          <table:table-cell table:formula="of:=[.E182]+[.$K$3]" office:value-type="float" office:value="0.00724000000000002" calcext:value-type="float">
            <text:p>0.00724</text:p>
          </table:table-cell>
          <table:table-cell table:formula="of:=(([.C182]/[.$K$5])-[.$K$3])/0.00000001" office:value-type="float" office:value="177663.760443104" calcext:value-type="float">
            <text:p>177664</text:p>
          </table:table-cell>
          <table:table-cell table:number-columns-repeated="10"/>
        </table:table-row>
        <table:table-row table:style-name="ro2">
          <table:table-cell table:formula="of:=NOW()+([.$K$10]*[.B184])" office:value-type="date" office:date-value="2036-05-13T22:11:00.1" calcext:value-type="date">
            <text:p>2036-05-13</text:p>
          </table:table-cell>
          <table:table-cell office:value-type="float" office:value="183" calcext:value-type="float">
            <text:p>183</text:p>
          </table:table-cell>
          <table:table-cell table:formula="of:=[.C183]*(([.$K$5]-1)/[.$K$5])-[.$K$3]" office:value-type="float" office:value="0.2142987093029" calcext:value-type="float">
            <text:p>0.2142987093029</text:p>
          </table:table-cell>
          <table:table-cell table:formula="of:=(([.C183]/[.$K$5])-[.$K$3])+[.D183]" office:value-type="float" office:value="0.771141290697101" calcext:value-type="float">
            <text:p>0.771141290697101</text:p>
          </table:table-cell>
          <table:table-cell table:formula="of:=[.E183]+[.$K$3]" office:value-type="float" office:value="0.00728000000000002" calcext:value-type="float">
            <text:p>0.00728</text:p>
          </table:table-cell>
          <table:table-cell table:formula="of:=(([.C183]/[.$K$5])-[.$K$3])/0.00000001" office:value-type="float" office:value="176116.562439411" calcext:value-type="float">
            <text:p>176117</text:p>
          </table:table-cell>
          <table:table-cell table:number-columns-repeated="10"/>
        </table:table-row>
        <table:table-row table:style-name="ro2">
          <table:table-cell table:formula="of:=NOW()+([.$K$10]*[.B185])" office:value-type="date" office:date-value="2036-06-10T16:51:00.1" calcext:value-type="date">
            <text:p>2036-06-10</text:p>
          </table:table-cell>
          <table:table-cell office:value-type="float" office:value="184" calcext:value-type="float">
            <text:p>184</text:p>
          </table:table-cell>
          <table:table-cell table:formula="of:=[.C184]*(([.$K$5]-1)/[.$K$5])-[.$K$3]" office:value-type="float" office:value="0.212472886725375" calcext:value-type="float">
            <text:p>0.212472886725375</text:p>
          </table:table-cell>
          <table:table-cell table:formula="of:=(([.C184]/[.$K$5])-[.$K$3])+[.D184]" office:value-type="float" office:value="0.772887113274625" calcext:value-type="float">
            <text:p>0.772887113274625</text:p>
          </table:table-cell>
          <table:table-cell table:formula="of:=[.E184]+[.$K$3]" office:value-type="float" office:value="0.00732000000000002" calcext:value-type="float">
            <text:p>0.00732</text:p>
          </table:table-cell>
          <table:table-cell table:formula="of:=(([.C184]/[.$K$5])-[.$K$3])/0.00000001" office:value-type="float" office:value="174582.257752416" calcext:value-type="float">
            <text:p>174582</text:p>
          </table:table-cell>
          <table:table-cell table:number-columns-repeated="10"/>
        </table:table-row>
        <table:table-row table:style-name="ro2">
          <table:table-cell table:formula="of:=NOW()+([.$K$10]*[.B186])" office:value-type="date" office:date-value="2036-07-08T11:31:00.1" calcext:value-type="date">
            <text:p>2036-07-08</text:p>
          </table:table-cell>
          <table:table-cell office:value-type="float" office:value="185" calcext:value-type="float">
            <text:p>185</text:p>
          </table:table-cell>
          <table:table-cell table:formula="of:=[.C185]*(([.$K$5]-1)/[.$K$5])-[.$K$3]" office:value-type="float" office:value="0.210662279335997" calcext:value-type="float">
            <text:p>0.210662279335997</text:p>
          </table:table-cell>
          <table:table-cell table:formula="of:=(([.C185]/[.$K$5])-[.$K$3])+[.D185]" office:value-type="float" office:value="0.774617720664003" calcext:value-type="float">
            <text:p>0.774617720664003</text:p>
          </table:table-cell>
          <table:table-cell table:formula="of:=[.E185]+[.$K$3]" office:value-type="float" office:value="0.00736000000000002" calcext:value-type="float">
            <text:p>0.00736</text:p>
          </table:table-cell>
          <table:table-cell table:formula="of:=(([.C185]/[.$K$5])-[.$K$3])/0.00000001" office:value-type="float" office:value="173060.738937813" calcext:value-type="float">
            <text:p>173061</text:p>
          </table:table-cell>
          <table:table-cell table:number-columns-repeated="10"/>
        </table:table-row>
        <table:table-row table:style-name="ro2">
          <table:table-cell table:formula="of:=NOW()+([.$K$10]*[.B187])" office:value-type="date" office:date-value="2036-08-05T06:11:00.1" calcext:value-type="date">
            <text:p>2036-08-05</text:p>
          </table:table-cell>
          <table:table-cell office:value-type="float" office:value="186" calcext:value-type="float">
            <text:p>186</text:p>
          </table:table-cell>
          <table:table-cell table:formula="of:=[.C186]*(([.$K$5]-1)/[.$K$5])-[.$K$3]" office:value-type="float" office:value="0.208866760341531" calcext:value-type="float">
            <text:p>0.208866760341531</text:p>
          </table:table-cell>
          <table:table-cell table:formula="of:=(([.C186]/[.$K$5])-[.$K$3])+[.D186]" office:value-type="float" office:value="0.77633323965847" calcext:value-type="float">
            <text:p>0.77633323965847</text:p>
          </table:table-cell>
          <table:table-cell table:formula="of:=[.E186]+[.$K$3]" office:value-type="float" office:value="0.00740000000000002" calcext:value-type="float">
            <text:p>0.0074</text:p>
          </table:table-cell>
          <table:table-cell table:formula="of:=(([.C186]/[.$K$5])-[.$K$3])/0.00000001" office:value-type="float" office:value="171551.899446664" calcext:value-type="float">
            <text:p>171552</text:p>
          </table:table-cell>
          <table:table-cell table:number-columns-repeated="10"/>
        </table:table-row>
        <table:table-row table:style-name="ro2">
          <table:table-cell table:formula="of:=NOW()+([.$K$10]*[.B188])" office:value-type="date" office:date-value="2036-09-02T00:51:00.1" calcext:value-type="date">
            <text:p>2036-09-02</text:p>
          </table:table-cell>
          <table:table-cell office:value-type="float" office:value="187" calcext:value-type="float">
            <text:p>187</text:p>
          </table:table-cell>
          <table:table-cell table:formula="of:=[.C187]*(([.$K$5]-1)/[.$K$5])-[.$K$3]" office:value-type="float" office:value="0.207086204005351" calcext:value-type="float">
            <text:p>0.207086204005351</text:p>
          </table:table-cell>
          <table:table-cell table:formula="of:=(([.C187]/[.$K$5])-[.$K$3])+[.D187]" office:value-type="float" office:value="0.778033795994649" calcext:value-type="float">
            <text:p>0.778033795994649</text:p>
          </table:table-cell>
          <table:table-cell table:formula="of:=[.E187]+[.$K$3]" office:value-type="float" office:value="0.00744000000000002" calcext:value-type="float">
            <text:p>0.00744</text:p>
          </table:table-cell>
          <table:table-cell table:formula="of:=(([.C187]/[.$K$5])-[.$K$3])/0.00000001" office:value-type="float" office:value="170055.633617942" calcext:value-type="float">
            <text:p>170056</text:p>
          </table:table-cell>
          <table:table-cell table:number-columns-repeated="10"/>
        </table:table-row>
        <table:table-row table:style-name="ro2">
          <table:table-cell table:formula="of:=NOW()+([.$K$10]*[.B189])" office:value-type="date" office:date-value="2036-09-29T19:31:00.1" calcext:value-type="date">
            <text:p>2036-09-29</text:p>
          </table:table-cell>
          <table:table-cell office:value-type="float" office:value="188" calcext:value-type="float">
            <text:p>188</text:p>
          </table:table-cell>
          <table:table-cell table:formula="of:=[.C188]*(([.$K$5]-1)/[.$K$5])-[.$K$3]" office:value-type="float" office:value="0.20532048563864" calcext:value-type="float">
            <text:p>0.20532048563864</text:p>
          </table:table-cell>
          <table:table-cell table:formula="of:=(([.C188]/[.$K$5])-[.$K$3])+[.D188]" office:value-type="float" office:value="0.77971951436136" calcext:value-type="float">
            <text:p>0.77971951436136</text:p>
          </table:table-cell>
          <table:table-cell table:formula="of:=[.E188]+[.$K$3]" office:value-type="float" office:value="0.00748000000000002" calcext:value-type="float">
            <text:p>0.00748</text:p>
          </table:table-cell>
          <table:table-cell table:formula="of:=(([.C188]/[.$K$5])-[.$K$3])/0.00000001" office:value-type="float" office:value="168571.836671126" calcext:value-type="float">
            <text:p>168572</text:p>
          </table:table-cell>
          <table:table-cell table:number-columns-repeated="10"/>
        </table:table-row>
        <table:table-row table:style-name="ro2">
          <table:table-cell table:formula="of:=NOW()+([.$K$10]*[.B190])" office:value-type="date" office:date-value="2036-10-27T14:11:00.1" calcext:value-type="date">
            <text:p>2036-10-27</text:p>
          </table:table-cell>
          <table:table-cell office:value-type="float" office:value="189" calcext:value-type="float">
            <text:p>189</text:p>
          </table:table-cell>
          <table:table-cell table:formula="of:=[.C189]*(([.$K$5]-1)/[.$K$5])-[.$K$3]" office:value-type="float" office:value="0.203569481591651" calcext:value-type="float">
            <text:p>0.203569481591651</text:p>
          </table:table-cell>
          <table:table-cell table:formula="of:=(([.C189]/[.$K$5])-[.$K$3])+[.D189]" office:value-type="float" office:value="0.781390518408349" calcext:value-type="float">
            <text:p>0.781390518408349</text:p>
          </table:table-cell>
          <table:table-cell table:formula="of:=[.E189]+[.$K$3]" office:value-type="float" office:value="0.00752000000000002" calcext:value-type="float">
            <text:p>0.00752</text:p>
          </table:table-cell>
          <table:table-cell table:formula="of:=(([.C189]/[.$K$5])-[.$K$3])/0.00000001" office:value-type="float" office:value="167100.404698867" calcext:value-type="float">
            <text:p>167100</text:p>
          </table:table-cell>
          <table:table-cell table:number-columns-repeated="10"/>
        </table:table-row>
        <table:table-row table:style-name="ro2">
          <table:table-cell table:formula="of:=NOW()+([.$K$10]*[.B191])" office:value-type="date" office:date-value="2036-11-24T08:51:00.1" calcext:value-type="date">
            <text:p>2036-11-24</text:p>
          </table:table-cell>
          <table:table-cell office:value-type="float" office:value="190" calcext:value-type="float">
            <text:p>190</text:p>
          </table:table-cell>
          <table:table-cell table:formula="of:=[.C190]*(([.$K$5]-1)/[.$K$5])-[.$K$3]" office:value-type="float" office:value="0.201833069245054" calcext:value-type="float">
            <text:p>0.201833069245054</text:p>
          </table:table-cell>
          <table:table-cell table:formula="of:=(([.C190]/[.$K$5])-[.$K$3])+[.D190]" office:value-type="float" office:value="0.783046930754946" calcext:value-type="float">
            <text:p>0.783046930754946</text:p>
          </table:table-cell>
          <table:table-cell table:formula="of:=[.E190]+[.$K$3]" office:value-type="float" office:value="0.00756000000000002" calcext:value-type="float">
            <text:p>0.00756</text:p>
          </table:table-cell>
          <table:table-cell table:formula="of:=(([.C190]/[.$K$5])-[.$K$3])/0.00000001" office:value-type="float" office:value="165641.234659709" calcext:value-type="float">
            <text:p>165641</text:p>
          </table:table-cell>
          <table:table-cell table:number-columns-repeated="10"/>
        </table:table-row>
        <table:table-row table:style-name="ro2">
          <table:table-cell table:formula="of:=NOW()+([.$K$10]*[.B192])" office:value-type="date" office:date-value="2036-12-22T03:31:00.1" calcext:value-type="date">
            <text:p>2036-12-22</text:p>
          </table:table-cell>
          <table:table-cell office:value-type="float" office:value="191" calcext:value-type="float">
            <text:p>191</text:p>
          </table:table-cell>
          <table:table-cell table:formula="of:=[.C191]*(([.$K$5]-1)/[.$K$5])-[.$K$3]" office:value-type="float" office:value="0.200111127001345" calcext:value-type="float">
            <text:p>0.200111127001345</text:p>
          </table:table-cell>
          <table:table-cell table:formula="of:=(([.C191]/[.$K$5])-[.$K$3])+[.D191]" office:value-type="float" office:value="0.784688872998655" calcext:value-type="float">
            <text:p>0.784688872998655</text:p>
          </table:table-cell>
          <table:table-cell table:formula="of:=[.E191]+[.$K$3]" office:value-type="float" office:value="0.00760000000000002" calcext:value-type="float">
            <text:p>0.0076</text:p>
          </table:table-cell>
          <table:table-cell table:formula="of:=(([.C191]/[.$K$5])-[.$K$3])/0.00000001" office:value-type="float" office:value="164194.224370878" calcext:value-type="float">
            <text:p>164194</text:p>
          </table:table-cell>
          <table:table-cell table:number-columns-repeated="10"/>
        </table:table-row>
        <table:table-row table:style-name="ro2">
          <table:table-cell table:formula="of:=NOW()+([.$K$10]*[.B193])" office:value-type="date" office:date-value="2037-01-18T22:11:00.1" calcext:value-type="date">
            <text:p>2037-01-18</text:p>
          </table:table-cell>
          <table:table-cell office:value-type="float" office:value="192" calcext:value-type="float">
            <text:p>192</text:p>
          </table:table-cell>
          <table:table-cell table:formula="of:=[.C192]*(([.$K$5]-1)/[.$K$5])-[.$K$3]" office:value-type="float" office:value="0.198403534276334" calcext:value-type="float">
            <text:p>0.198403534276334</text:p>
          </table:table-cell>
          <table:table-cell table:formula="of:=(([.C192]/[.$K$5])-[.$K$3])+[.D192]" office:value-type="float" office:value="0.786316465723666" calcext:value-type="float">
            <text:p>0.786316465723666</text:p>
          </table:table-cell>
          <table:table-cell table:formula="of:=[.E192]+[.$K$3]" office:value-type="float" office:value="0.00764000000000002" calcext:value-type="float">
            <text:p>0.00764</text:p>
          </table:table-cell>
          <table:table-cell table:formula="of:=(([.C192]/[.$K$5])-[.$K$3])/0.00000001" office:value-type="float" office:value="162759.272501121" calcext:value-type="float">
            <text:p>162759</text:p>
          </table:table-cell>
          <table:table-cell table:number-columns-repeated="10"/>
        </table:table-row>
        <table:table-row table:style-name="ro2">
          <table:table-cell table:formula="of:=NOW()+([.$K$10]*[.B194])" office:value-type="date" office:date-value="2037-02-15T16:51:00.1" calcext:value-type="date">
            <text:p>2037-02-15</text:p>
          </table:table-cell>
          <table:table-cell office:value-type="float" office:value="193" calcext:value-type="float">
            <text:p>193</text:p>
          </table:table-cell>
          <table:table-cell table:formula="of:=[.C193]*(([.$K$5]-1)/[.$K$5])-[.$K$3]" office:value-type="float" office:value="0.196710171490698" calcext:value-type="float">
            <text:p>0.196710171490698</text:p>
          </table:table-cell>
          <table:table-cell table:formula="of:=(([.C193]/[.$K$5])-[.$K$3])+[.D193]" office:value-type="float" office:value="0.787929828509302" calcext:value-type="float">
            <text:p>0.787929828509302</text:p>
          </table:table-cell>
          <table:table-cell table:formula="of:=[.E193]+[.$K$3]" office:value-type="float" office:value="0.00768000000000002" calcext:value-type="float">
            <text:p>0.00768</text:p>
          </table:table-cell>
          <table:table-cell table:formula="of:=(([.C193]/[.$K$5])-[.$K$3])/0.00000001" office:value-type="float" office:value="161336.278563612" calcext:value-type="float">
            <text:p>161336</text:p>
          </table:table-cell>
          <table:table-cell table:number-columns-repeated="10"/>
        </table:table-row>
        <table:table-row table:style-name="ro2">
          <table:table-cell table:formula="of:=NOW()+([.$K$10]*[.B195])" office:value-type="date" office:date-value="2037-03-15T11:31:00.1" calcext:value-type="date">
            <text:p>2037-03-15</text:p>
          </table:table-cell>
          <table:table-cell office:value-type="float" office:value="194" calcext:value-type="float">
            <text:p>194</text:p>
          </table:table-cell>
          <table:table-cell table:formula="of:=[.C194]*(([.$K$5]-1)/[.$K$5])-[.$K$3]" office:value-type="float" office:value="0.195030920061609" calcext:value-type="float">
            <text:p>0.195030920061609</text:p>
          </table:table-cell>
          <table:table-cell table:formula="of:=(([.C194]/[.$K$5])-[.$K$3])+[.D194]" office:value-type="float" office:value="0.789529079938391" calcext:value-type="float">
            <text:p>0.789529079938391</text:p>
          </table:table-cell>
          <table:table-cell table:formula="of:=[.E194]+[.$K$3]" office:value-type="float" office:value="0.00772000000000002" calcext:value-type="float">
            <text:p>0.00772</text:p>
          </table:table-cell>
          <table:table-cell table:formula="of:=(([.C194]/[.$K$5])-[.$K$3])/0.00000001" office:value-type="float" office:value="159925.142908915" calcext:value-type="float">
            <text:p>159925</text:p>
          </table:table-cell>
          <table:table-cell table:number-columns-repeated="10"/>
        </table:table-row>
        <table:table-row table:style-name="ro2">
          <table:table-cell table:formula="of:=NOW()+([.$K$10]*[.B196])" office:value-type="date" office:date-value="2037-04-12T06:11:00.1" calcext:value-type="date">
            <text:p>2037-04-12</text:p>
          </table:table-cell>
          <table:table-cell office:value-type="float" office:value="195" calcext:value-type="float">
            <text:p>195</text:p>
          </table:table-cell>
          <table:table-cell table:formula="of:=[.C195]*(([.$K$5]-1)/[.$K$5])-[.$K$3]" office:value-type="float" office:value="0.193365662394429" calcext:value-type="float">
            <text:p>0.193365662394429</text:p>
          </table:table-cell>
          <table:table-cell table:formula="of:=(([.C195]/[.$K$5])-[.$K$3])+[.D195]" office:value-type="float" office:value="0.791114337605571" calcext:value-type="float">
            <text:p>0.791114337605571</text:p>
          </table:table-cell>
          <table:table-cell table:formula="of:=[.E195]+[.$K$3]" office:value-type="float" office:value="0.00776000000000002" calcext:value-type="float">
            <text:p>0.00776</text:p>
          </table:table-cell>
          <table:table-cell table:formula="of:=(([.C195]/[.$K$5])-[.$K$3])/0.00000001" office:value-type="float" office:value="158525.766718007" calcext:value-type="float">
            <text:p>158526</text:p>
          </table:table-cell>
          <table:table-cell table:number-columns-repeated="10"/>
        </table:table-row>
        <table:table-row table:style-name="ro2">
          <table:table-cell table:formula="of:=NOW()+([.$K$10]*[.B197])" office:value-type="date" office:date-value="2037-05-10T00:51:00.1" calcext:value-type="date">
            <text:p>2037-05-10</text:p>
          </table:table-cell>
          <table:table-cell office:value-type="float" office:value="196" calcext:value-type="float">
            <text:p>196</text:p>
          </table:table-cell>
          <table:table-cell table:formula="of:=[.C196]*(([.$K$5]-1)/[.$K$5])-[.$K$3]" office:value-type="float" office:value="0.191714281874475" calcext:value-type="float">
            <text:p>0.191714281874475</text:p>
          </table:table-cell>
          <table:table-cell table:formula="of:=(([.C196]/[.$K$5])-[.$K$3])+[.D196]" office:value-type="float" office:value="0.792685718125525" calcext:value-type="float">
            <text:p>0.792685718125525</text:p>
          </table:table-cell>
          <table:table-cell table:formula="of:=[.E196]+[.$K$3]" office:value-type="float" office:value="0.00780000000000002" calcext:value-type="float">
            <text:p>0.0078</text:p>
          </table:table-cell>
          <table:table-cell table:formula="of:=(([.C196]/[.$K$5])-[.$K$3])/0.00000001" office:value-type="float" office:value="157138.051995357" calcext:value-type="float">
            <text:p>157138</text:p>
          </table:table-cell>
          <table:table-cell table:number-columns-repeated="10"/>
        </table:table-row>
        <table:table-row table:style-name="ro2">
          <table:table-cell table:formula="of:=NOW()+([.$K$10]*[.B198])" office:value-type="date" office:date-value="2037-06-06T19:31:00.1" calcext:value-type="date">
            <text:p>2037-06-06</text:p>
          </table:table-cell>
          <table:table-cell office:value-type="float" office:value="197" calcext:value-type="float">
            <text:p>197</text:p>
          </table:table-cell>
          <table:table-cell table:formula="of:=[.C197]*(([.$K$5]-1)/[.$K$5])-[.$K$3]" office:value-type="float" office:value="0.190076662858855" calcext:value-type="float">
            <text:p>0.190076662858855</text:p>
          </table:table-cell>
          <table:table-cell table:formula="of:=(([.C197]/[.$K$5])-[.$K$3])+[.D197]" office:value-type="float" office:value="0.794243337141146" calcext:value-type="float">
            <text:p>0.794243337141146</text:p>
          </table:table-cell>
          <table:table-cell table:formula="of:=[.E197]+[.$K$3]" office:value-type="float" office:value="0.00784000000000002" calcext:value-type="float">
            <text:p>0.00784</text:p>
          </table:table-cell>
          <table:table-cell table:formula="of:=(([.C197]/[.$K$5])-[.$K$3])/0.00000001" office:value-type="float" office:value="155761.901562063" calcext:value-type="float">
            <text:p>155762</text:p>
          </table:table-cell>
          <table:table-cell table:number-columns-repeated="10"/>
        </table:table-row>
        <table:table-row table:style-name="ro2">
          <table:table-cell table:formula="of:=NOW()+([.$K$10]*[.B199])" office:value-type="date" office:date-value="2037-07-04T14:11:00.1" calcext:value-type="date">
            <text:p>2037-07-04</text:p>
          </table:table-cell>
          <table:table-cell office:value-type="float" office:value="198" calcext:value-type="float">
            <text:p>198</text:p>
          </table:table-cell>
          <table:table-cell table:formula="of:=[.C198]*(([.$K$5]-1)/[.$K$5])-[.$K$3]" office:value-type="float" office:value="0.188452690668364" calcext:value-type="float">
            <text:p>0.188452690668364</text:p>
          </table:table-cell>
          <table:table-cell table:formula="of:=(([.C198]/[.$K$5])-[.$K$3])+[.D198]" office:value-type="float" office:value="0.795787309331636" calcext:value-type="float">
            <text:p>0.795787309331636</text:p>
          </table:table-cell>
          <table:table-cell table:formula="of:=[.E198]+[.$K$3]" office:value-type="float" office:value="0.00788000000000002" calcext:value-type="float">
            <text:p>0.00788</text:p>
          </table:table-cell>
          <table:table-cell table:formula="of:=(([.C198]/[.$K$5])-[.$K$3])/0.00000001" office:value-type="float" office:value="154397.219049046" calcext:value-type="float">
            <text:p>154397</text:p>
          </table:table-cell>
          <table:table-cell table:number-columns-repeated="10"/>
        </table:table-row>
        <table:table-row table:style-name="ro2">
          <table:table-cell table:formula="of:=NOW()+([.$K$10]*[.B200])" office:value-type="date" office:date-value="2037-08-01T08:51:00.1" calcext:value-type="date">
            <text:p>2037-08-01</text:p>
          </table:table-cell>
          <table:table-cell office:value-type="float" office:value="199" calcext:value-type="float">
            <text:p>199</text:p>
          </table:table-cell>
          <table:table-cell table:formula="of:=[.C199]*(([.$K$5]-1)/[.$K$5])-[.$K$3]" office:value-type="float" office:value="0.186842251579461" calcext:value-type="float">
            <text:p>0.186842251579461</text:p>
          </table:table-cell>
          <table:table-cell table:formula="of:=(([.C199]/[.$K$5])-[.$K$3])+[.D199]" office:value-type="float" office:value="0.797317748420539" calcext:value-type="float">
            <text:p>0.797317748420539</text:p>
          </table:table-cell>
          <table:table-cell table:formula="of:=[.E199]+[.$K$3]" office:value-type="float" office:value="0.00792000000000002" calcext:value-type="float">
            <text:p>0.00792</text:p>
          </table:table-cell>
          <table:table-cell table:formula="of:=(([.C199]/[.$K$5])-[.$K$3])/0.00000001" office:value-type="float" office:value="153043.908890303" calcext:value-type="float">
            <text:p>153044</text:p>
          </table:table-cell>
          <table:table-cell table:number-columns-repeated="10"/>
        </table:table-row>
        <table:table-row table:style-name="ro2">
          <table:table-cell table:formula="of:=NOW()+([.$K$10]*[.B201])" office:value-type="date" office:date-value="2037-08-29T03:31:00.1" calcext:value-type="date">
            <text:p>2037-08-29</text:p>
          </table:table-cell>
          <table:table-cell office:value-type="float" office:value="200" calcext:value-type="float">
            <text:p>200</text:p>
          </table:table-cell>
          <table:table-cell table:formula="of:=[.C200]*(([.$K$5]-1)/[.$K$5])-[.$K$3]" office:value-type="float" office:value="0.185245232816299" calcext:value-type="float">
            <text:p>0.185245232816299</text:p>
          </table:table-cell>
          <table:table-cell table:formula="of:=(([.C200]/[.$K$5])-[.$K$3])+[.D200]" office:value-type="float" office:value="0.798834767183701" calcext:value-type="float">
            <text:p>0.798834767183701</text:p>
          </table:table-cell>
          <table:table-cell table:formula="of:=[.E200]+[.$K$3]" office:value-type="float" office:value="0.00796000000000002" calcext:value-type="float">
            <text:p>0.00796</text:p>
          </table:table-cell>
          <table:table-cell table:formula="of:=(([.C200]/[.$K$5])-[.$K$3])/0.00000001" office:value-type="float" office:value="151701.876316218" calcext:value-type="float">
            <text:p>151702</text:p>
          </table:table-cell>
          <table:table-cell table:number-columns-repeated="10"/>
        </table:table-row>
        <table:table-row table:style-name="ro2">
          <table:table-cell table:formula="of:=NOW()+([.$K$10]*[.B202])" office:value-type="date" office:date-value="2037-09-25T22:11:00.1" calcext:value-type="date">
            <text:p>2037-09-25</text:p>
          </table:table-cell>
          <table:table-cell office:value-type="float" office:value="201" calcext:value-type="float">
            <text:p>201</text:p>
          </table:table-cell>
          <table:table-cell table:formula="of:=[.C201]*(([.$K$5]-1)/[.$K$5])-[.$K$3]" office:value-type="float" office:value="0.18366152254283" calcext:value-type="float">
            <text:p>0.18366152254283</text:p>
          </table:table-cell>
          <table:table-cell table:formula="of:=(([.C201]/[.$K$5])-[.$K$3])+[.D201]" office:value-type="float" office:value="0.80033847745717" calcext:value-type="float">
            <text:p>0.80033847745717</text:p>
          </table:table-cell>
          <table:table-cell table:formula="of:=[.E201]+[.$K$3]" office:value-type="float" office:value="0.00800000000000002" calcext:value-type="float">
            <text:p>0.008</text:p>
          </table:table-cell>
          <table:table-cell table:formula="of:=(([.C201]/[.$K$5])-[.$K$3])/0.00000001" office:value-type="float" office:value="150371.027346916" calcext:value-type="float">
            <text:p>150371</text:p>
          </table:table-cell>
          <table:table-cell table:number-columns-repeated="10"/>
        </table:table-row>
        <table:table-row table:style-name="ro2">
          <table:table-cell table:formula="of:=NOW()+([.$K$10]*[.B203])" office:value-type="date" office:date-value="2037-10-23T16:51:00.1" calcext:value-type="date">
            <text:p>2037-10-23</text:p>
          </table:table-cell>
          <table:table-cell office:value-type="float" office:value="202" calcext:value-type="float">
            <text:p>202</text:p>
          </table:table-cell>
          <table:table-cell table:formula="of:=[.C202]*(([.$K$5]-1)/[.$K$5])-[.$K$3]" office:value-type="float" office:value="0.182091009854973" calcext:value-type="float">
            <text:p>0.182091009854973</text:p>
          </table:table-cell>
          <table:table-cell table:formula="of:=(([.C202]/[.$K$5])-[.$K$3])+[.D202]" office:value-type="float" office:value="0.801828990145027" calcext:value-type="float">
            <text:p>0.801828990145027</text:p>
          </table:table-cell>
          <table:table-cell table:formula="of:=[.E202]+[.$K$3]" office:value-type="float" office:value="0.00804000000000002" calcext:value-type="float">
            <text:p>0.00804</text:p>
          </table:table-cell>
          <table:table-cell table:formula="of:=(([.C202]/[.$K$5])-[.$K$3])/0.00000001" office:value-type="float" office:value="149051.268785692" calcext:value-type="float">
            <text:p>149051</text:p>
          </table:table-cell>
          <table:table-cell table:number-columns-repeated="10"/>
        </table:table-row>
        <table:table-row table:style-name="ro2">
          <table:table-cell table:formula="of:=NOW()+([.$K$10]*[.B204])" office:value-type="date" office:date-value="2037-11-20T11:31:00.1" calcext:value-type="date">
            <text:p>2037-11-20</text:p>
          </table:table-cell>
          <table:table-cell office:value-type="float" office:value="203" calcext:value-type="float">
            <text:p>203</text:p>
          </table:table-cell>
          <table:table-cell table:formula="of:=[.C203]*(([.$K$5]-1)/[.$K$5])-[.$K$3]" office:value-type="float" office:value="0.180533584772848" calcext:value-type="float">
            <text:p>0.180533584772848</text:p>
          </table:table-cell>
          <table:table-cell table:formula="of:=(([.C203]/[.$K$5])-[.$K$3])+[.D203]" office:value-type="float" office:value="0.803306415227152" calcext:value-type="float">
            <text:p>0.803306415227152</text:p>
          </table:table-cell>
          <table:table-cell table:formula="of:=[.E203]+[.$K$3]" office:value-type="float" office:value="0.00808000000000002" calcext:value-type="float">
            <text:p>0.00808</text:p>
          </table:table-cell>
          <table:table-cell table:formula="of:=(([.C203]/[.$K$5])-[.$K$3])/0.00000001" office:value-type="float" office:value="147742.508212477" calcext:value-type="float">
            <text:p>147743</text:p>
          </table:table-cell>
          <table:table-cell table:number-columns-repeated="10"/>
        </table:table-row>
        <table:table-row table:style-name="ro2">
          <table:table-cell table:formula="of:=NOW()+([.$K$10]*[.B205])" office:value-type="date" office:date-value="2037-12-18T06:11:00.1" calcext:value-type="date">
            <text:p>2037-12-18</text:p>
          </table:table-cell>
          <table:table-cell office:value-type="float" office:value="204" calcext:value-type="float">
            <text:p>204</text:p>
          </table:table-cell>
          <table:table-cell table:formula="of:=[.C204]*(([.$K$5]-1)/[.$K$5])-[.$K$3]" office:value-type="float" office:value="0.178989138233074" calcext:value-type="float">
            <text:p>0.178989138233074</text:p>
          </table:table-cell>
          <table:table-cell table:formula="of:=(([.C204]/[.$K$5])-[.$K$3])+[.D204]" office:value-type="float" office:value="0.804770861766926" calcext:value-type="float">
            <text:p>0.804770861766926</text:p>
          </table:table-cell>
          <table:table-cell table:formula="of:=[.E204]+[.$K$3]" office:value-type="float" office:value="0.00812000000000002" calcext:value-type="float">
            <text:p>0.00812</text:p>
          </table:table-cell>
          <table:table-cell table:formula="of:=(([.C204]/[.$K$5])-[.$K$3])/0.00000001" office:value-type="float" office:value="146444.653977373" calcext:value-type="float">
            <text:p>146445</text:p>
          </table:table-cell>
          <table:table-cell table:number-columns-repeated="10"/>
        </table:table-row>
        <table:table-row table:style-name="ro2">
          <table:table-cell table:formula="of:=NOW()+([.$K$10]*[.B206])" office:value-type="date" office:date-value="2038-01-15T00:51:00.1" calcext:value-type="date">
            <text:p>2038-01-15</text:p>
          </table:table-cell>
          <table:table-cell office:value-type="float" office:value="205" calcext:value-type="float">
            <text:p>205</text:p>
          </table:table-cell>
          <table:table-cell table:formula="of:=[.C205]*(([.$K$5]-1)/[.$K$5])-[.$K$3]" office:value-type="float" office:value="0.177457562081132" calcext:value-type="float">
            <text:p>0.177457562081132</text:p>
          </table:table-cell>
          <table:table-cell table:formula="of:=(([.C205]/[.$K$5])-[.$K$3])+[.D205]" office:value-type="float" office:value="0.806222437918868" calcext:value-type="float">
            <text:p>0.806222437918868</text:p>
          </table:table-cell>
          <table:table-cell table:formula="of:=[.E205]+[.$K$3]" office:value-type="float" office:value="0.00816000000000002" calcext:value-type="float">
            <text:p>0.00816</text:p>
          </table:table-cell>
          <table:table-cell table:formula="of:=(([.C205]/[.$K$5])-[.$K$3])/0.00000001" office:value-type="float" office:value="145157.615194229" calcext:value-type="float">
            <text:p>145158</text:p>
          </table:table-cell>
          <table:table-cell table:number-columns-repeated="10"/>
        </table:table-row>
        <table:table-row table:style-name="ro2">
          <table:table-cell table:formula="of:=NOW()+([.$K$10]*[.B207])" office:value-type="date" office:date-value="2038-02-11T19:31:00.1" calcext:value-type="date">
            <text:p>2038-02-11</text:p>
          </table:table-cell>
          <table:table-cell office:value-type="float" office:value="206" calcext:value-type="float">
            <text:p>206</text:p>
          </table:table-cell>
          <table:table-cell table:formula="of:=[.C206]*(([.$K$5]-1)/[.$K$5])-[.$K$3]" office:value-type="float" office:value="0.175938749063789" calcext:value-type="float">
            <text:p>0.175938749063789</text:p>
          </table:table-cell>
          <table:table-cell table:formula="of:=(([.C206]/[.$K$5])-[.$K$3])+[.D206]" office:value-type="float" office:value="0.807661250936211" calcext:value-type="float">
            <text:p>0.807661250936211</text:p>
          </table:table-cell>
          <table:table-cell table:formula="of:=[.E206]+[.$K$3]" office:value-type="float" office:value="0.00820000000000002" calcext:value-type="float">
            <text:p>0.0082</text:p>
          </table:table-cell>
          <table:table-cell table:formula="of:=(([.C206]/[.$K$5])-[.$K$3])/0.00000001" office:value-type="float" office:value="143881.301734277" calcext:value-type="float">
            <text:p>143881</text:p>
          </table:table-cell>
          <table:table-cell table:number-columns-repeated="10"/>
        </table:table-row>
        <table:table-row table:style-name="ro2">
          <table:table-cell table:formula="of:=NOW()+([.$K$10]*[.B208])" office:value-type="date" office:date-value="2038-03-11T14:11:00.1" calcext:value-type="date">
            <text:p>2038-03-11</text:p>
          </table:table-cell>
          <table:table-cell office:value-type="float" office:value="207" calcext:value-type="float">
            <text:p>207</text:p>
          </table:table-cell>
          <table:table-cell table:formula="of:=[.C207]*(([.$K$5]-1)/[.$K$5])-[.$K$3]" office:value-type="float" office:value="0.174432592821591" calcext:value-type="float">
            <text:p>0.174432592821591</text:p>
          </table:table-cell>
          <table:table-cell table:formula="of:=(([.C207]/[.$K$5])-[.$K$3])+[.D207]" office:value-type="float" office:value="0.809087407178409" calcext:value-type="float">
            <text:p>0.809087407178409</text:p>
          </table:table-cell>
          <table:table-cell table:formula="of:=[.E207]+[.$K$3]" office:value-type="float" office:value="0.00824000000000002" calcext:value-type="float">
            <text:p>0.00824</text:p>
          </table:table-cell>
          <table:table-cell table:formula="of:=(([.C207]/[.$K$5])-[.$K$3])/0.00000001" office:value-type="float" office:value="142615.624219824" calcext:value-type="float">
            <text:p>142616</text:p>
          </table:table-cell>
          <table:table-cell table:number-columns-repeated="10"/>
        </table:table-row>
        <table:table-row table:style-name="ro2">
          <table:table-cell table:formula="of:=NOW()+([.$K$10]*[.B209])" office:value-type="date" office:date-value="2038-04-08T08:51:00.1" calcext:value-type="date">
            <text:p>2038-04-08</text:p>
          </table:table-cell>
          <table:table-cell office:value-type="float" office:value="208" calcext:value-type="float">
            <text:p>208</text:p>
          </table:table-cell>
          <table:table-cell table:formula="of:=[.C208]*(([.$K$5]-1)/[.$K$5])-[.$K$3]" office:value-type="float" office:value="0.172938987881411" calcext:value-type="float">
            <text:p>0.172938987881411</text:p>
          </table:table-cell>
          <table:table-cell table:formula="of:=(([.C208]/[.$K$5])-[.$K$3])+[.D208]" office:value-type="float" office:value="0.810501012118589" calcext:value-type="float">
            <text:p>0.810501012118589</text:p>
          </table:table-cell>
          <table:table-cell table:formula="of:=[.E208]+[.$K$3]" office:value-type="float" office:value="0.00828000000000002" calcext:value-type="float">
            <text:p>0.00828</text:p>
          </table:table-cell>
          <table:table-cell table:formula="of:=(([.C208]/[.$K$5])-[.$K$3])/0.00000001" office:value-type="float" office:value="141360.494017993" calcext:value-type="float">
            <text:p>141360</text:p>
          </table:table-cell>
          <table:table-cell table:number-columns-repeated="10"/>
        </table:table-row>
        <table:table-row table:style-name="ro2">
          <table:table-cell table:formula="of:=NOW()+([.$K$10]*[.B210])" office:value-type="date" office:date-value="2038-05-06T03:31:00.1" calcext:value-type="date">
            <text:p>2038-05-06</text:p>
          </table:table-cell>
          <table:table-cell office:value-type="float" office:value="209" calcext:value-type="float">
            <text:p>209</text:p>
          </table:table-cell>
          <table:table-cell table:formula="of:=[.C209]*(([.$K$5]-1)/[.$K$5])-[.$K$3]" office:value-type="float" office:value="0.171457829649066" calcext:value-type="float">
            <text:p>0.171457829649066</text:p>
          </table:table-cell>
          <table:table-cell table:formula="of:=(([.C209]/[.$K$5])-[.$K$3])+[.D209]" office:value-type="float" office:value="0.811902170350934" calcext:value-type="float">
            <text:p>0.811902170350934</text:p>
          </table:table-cell>
          <table:table-cell table:formula="of:=[.E209]+[.$K$3]" office:value-type="float" office:value="0.00832000000000002" calcext:value-type="float">
            <text:p>0.00832</text:p>
          </table:table-cell>
          <table:table-cell table:formula="of:=(([.C209]/[.$K$5])-[.$K$3])/0.00000001" office:value-type="float" office:value="140115.823234509" calcext:value-type="float">
            <text:p>140116</text:p>
          </table:table-cell>
          <table:table-cell table:number-columns-repeated="10"/>
        </table:table-row>
        <table:table-row table:style-name="ro2">
          <table:table-cell table:formula="of:=NOW()+([.$K$10]*[.B211])" office:value-type="date" office:date-value="2038-06-02T22:11:00.1" calcext:value-type="date">
            <text:p>2038-06-02</text:p>
          </table:table-cell>
          <table:table-cell office:value-type="float" office:value="210" calcext:value-type="float">
            <text:p>210</text:p>
          </table:table-cell>
          <table:table-cell table:formula="of:=[.C210]*(([.$K$5]-1)/[.$K$5])-[.$K$3]" office:value-type="float" office:value="0.16998901440199" calcext:value-type="float">
            <text:p>0.16998901440199</text:p>
          </table:table-cell>
          <table:table-cell table:formula="of:=(([.C210]/[.$K$5])-[.$K$3])+[.D210]" office:value-type="float" office:value="0.81329098559801" calcext:value-type="float">
            <text:p>0.81329098559801</text:p>
          </table:table-cell>
          <table:table-cell table:formula="of:=[.E210]+[.$K$3]" office:value-type="float" office:value="0.00836000000000002" calcext:value-type="float">
            <text:p>0.00836</text:p>
          </table:table-cell>
          <table:table-cell table:formula="of:=(([.C210]/[.$K$5])-[.$K$3])/0.00000001" office:value-type="float" office:value="138881.524707555" calcext:value-type="float">
            <text:p>138882</text:p>
          </table:table-cell>
          <table:table-cell table:number-columns-repeated="10"/>
        </table:table-row>
        <table:table-row table:style-name="ro2">
          <table:table-cell table:formula="of:=NOW()+([.$K$10]*[.B212])" office:value-type="date" office:date-value="2038-06-30T16:51:00.1" calcext:value-type="date">
            <text:p>2038-06-30</text:p>
          </table:table-cell>
          <table:table-cell office:value-type="float" office:value="211" calcext:value-type="float">
            <text:p>211</text:p>
          </table:table-cell>
          <table:table-cell table:formula="of:=[.C211]*(([.$K$5]-1)/[.$K$5])-[.$K$3]" office:value-type="float" office:value="0.168532439281974" calcext:value-type="float">
            <text:p>0.168532439281974</text:p>
          </table:table-cell>
          <table:table-cell table:formula="of:=(([.C211]/[.$K$5])-[.$K$3])+[.D211]" office:value-type="float" office:value="0.814667560718026" calcext:value-type="float">
            <text:p>0.814667560718026</text:p>
          </table:table-cell>
          <table:table-cell table:formula="of:=[.E211]+[.$K$3]" office:value-type="float" office:value="0.00840000000000002" calcext:value-type="float">
            <text:p>0.0084</text:p>
          </table:table-cell>
          <table:table-cell table:formula="of:=(([.C211]/[.$K$5])-[.$K$3])/0.00000001" office:value-type="float" office:value="137657.512001659" calcext:value-type="float">
            <text:p>137658</text:p>
          </table:table-cell>
          <table:table-cell table:number-columns-repeated="10"/>
        </table:table-row>
        <table:table-row table:style-name="ro2">
          <table:table-cell table:formula="of:=NOW()+([.$K$10]*[.B213])" office:value-type="date" office:date-value="2038-07-28T11:31:00.1" calcext:value-type="date">
            <text:p>2038-07-28</text:p>
          </table:table-cell>
          <table:table-cell office:value-type="float" office:value="212" calcext:value-type="float">
            <text:p>212</text:p>
          </table:table-cell>
          <table:table-cell table:formula="of:=[.C212]*(([.$K$5]-1)/[.$K$5])-[.$K$3]" office:value-type="float" office:value="0.167088002287957" calcext:value-type="float">
            <text:p>0.167088002287957</text:p>
          </table:table-cell>
          <table:table-cell table:formula="of:=(([.C212]/[.$K$5])-[.$K$3])+[.D212]" office:value-type="float" office:value="0.816031997712043" calcext:value-type="float">
            <text:p>0.816031997712043</text:p>
          </table:table-cell>
          <table:table-cell table:formula="of:=[.E212]+[.$K$3]" office:value-type="float" office:value="0.00844000000000002" calcext:value-type="float">
            <text:p>0.00844</text:p>
          </table:table-cell>
          <table:table-cell table:formula="of:=(([.C212]/[.$K$5])-[.$K$3])/0.00000001" office:value-type="float" office:value="136443.699401645" calcext:value-type="float">
            <text:p>136444</text:p>
          </table:table-cell>
          <table:table-cell table:number-columns-repeated="10"/>
        </table:table-row>
        <table:table-row table:style-name="ro2">
          <table:table-cell table:formula="of:=NOW()+([.$K$10]*[.B214])" office:value-type="date" office:date-value="2038-08-25T06:11:00.1" calcext:value-type="date">
            <text:p>2038-08-25</text:p>
          </table:table-cell>
          <table:table-cell office:value-type="float" office:value="213" calcext:value-type="float">
            <text:p>213</text:p>
          </table:table-cell>
          <table:table-cell table:formula="of:=[.C213]*(([.$K$5]-1)/[.$K$5])-[.$K$3]" office:value-type="float" office:value="0.165655602268891" calcext:value-type="float">
            <text:p>0.165655602268891</text:p>
          </table:table-cell>
          <table:table-cell table:formula="of:=(([.C213]/[.$K$5])-[.$K$3])+[.D213]" office:value-type="float" office:value="0.817384397731109" calcext:value-type="float">
            <text:p>0.817384397731109</text:p>
          </table:table-cell>
          <table:table-cell table:formula="of:=[.E213]+[.$K$3]" office:value-type="float" office:value="0.00848000000000002" calcext:value-type="float">
            <text:p>0.00848</text:p>
          </table:table-cell>
          <table:table-cell table:formula="of:=(([.C213]/[.$K$5])-[.$K$3])/0.00000001" office:value-type="float" office:value="135240.001906631" calcext:value-type="float">
            <text:p>135240</text:p>
          </table:table-cell>
          <table:table-cell table:number-columns-repeated="10"/>
        </table:table-row>
        <table:table-row table:style-name="ro2">
          <table:table-cell table:formula="of:=NOW()+([.$K$10]*[.B215])" office:value-type="date" office:date-value="2038-09-22T00:51:00.1" calcext:value-type="date">
            <text:p>2038-09-22</text:p>
          </table:table-cell>
          <table:table-cell office:value-type="float" office:value="214" calcext:value-type="float">
            <text:p>214</text:p>
          </table:table-cell>
          <table:table-cell table:formula="of:=[.C214]*(([.$K$5]-1)/[.$K$5])-[.$K$3]" office:value-type="float" office:value="0.16423513891665" calcext:value-type="float">
            <text:p>0.16423513891665</text:p>
          </table:table-cell>
          <table:table-cell table:formula="of:=(([.C214]/[.$K$5])-[.$K$3])+[.D214]" office:value-type="float" office:value="0.81872486108335" calcext:value-type="float">
            <text:p>0.81872486108335</text:p>
          </table:table-cell>
          <table:table-cell table:formula="of:=[.E214]+[.$K$3]" office:value-type="float" office:value="0.00852000000000002" calcext:value-type="float">
            <text:p>0.00852</text:p>
          </table:table-cell>
          <table:table-cell table:formula="of:=(([.C214]/[.$K$5])-[.$K$3])/0.00000001" office:value-type="float" office:value="134046.335224076" calcext:value-type="float">
            <text:p>134046</text:p>
          </table:table-cell>
          <table:table-cell table:number-columns-repeated="10"/>
        </table:table-row>
        <table:table-row table:style-name="ro2">
          <table:table-cell table:formula="of:=NOW()+([.$K$10]*[.B216])" office:value-type="date" office:date-value="2038-10-19T19:31:00.1" calcext:value-type="date">
            <text:p>2038-10-19</text:p>
          </table:table-cell>
          <table:table-cell office:value-type="float" office:value="215" calcext:value-type="float">
            <text:p>215</text:p>
          </table:table-cell>
          <table:table-cell table:formula="of:=[.C215]*(([.$K$5]-1)/[.$K$5])-[.$K$3]" office:value-type="float" office:value="0.162826512759012" calcext:value-type="float">
            <text:p>0.162826512759012</text:p>
          </table:table-cell>
          <table:table-cell table:formula="of:=(([.C215]/[.$K$5])-[.$K$3])+[.D215]" office:value-type="float" office:value="0.820053487240988" calcext:value-type="float">
            <text:p>0.820053487240988</text:p>
          </table:table-cell>
          <table:table-cell table:formula="of:=[.E215]+[.$K$3]" office:value-type="float" office:value="0.00856000000000002" calcext:value-type="float">
            <text:p>0.00856</text:p>
          </table:table-cell>
          <table:table-cell table:formula="of:=(([.C215]/[.$K$5])-[.$K$3])/0.00000001" office:value-type="float" office:value="132862.615763875" calcext:value-type="float">
            <text:p>132863</text:p>
          </table:table-cell>
          <table:table-cell table:number-columns-repeated="10"/>
        </table:table-row>
        <table:table-row table:style-name="ro2">
          <table:table-cell table:formula="of:=NOW()+([.$K$10]*[.B217])" office:value-type="date" office:date-value="2038-11-16T14:11:00.1" calcext:value-type="date">
            <text:p>2038-11-16</text:p>
          </table:table-cell>
          <table:table-cell office:value-type="float" office:value="216" calcext:value-type="float">
            <text:p>216</text:p>
          </table:table-cell>
          <table:table-cell table:formula="of:=[.C216]*(([.$K$5]-1)/[.$K$5])-[.$K$3]" office:value-type="float" office:value="0.161429625152686" calcext:value-type="float">
            <text:p>0.161429625152686</text:p>
          </table:table-cell>
          <table:table-cell table:formula="of:=(([.C216]/[.$K$5])-[.$K$3])+[.D216]" office:value-type="float" office:value="0.821370374847314" calcext:value-type="float">
            <text:p>0.821370374847314</text:p>
          </table:table-cell>
          <table:table-cell table:formula="of:=[.E216]+[.$K$3]" office:value-type="float" office:value="0.00860000000000002" calcext:value-type="float">
            <text:p>0.0086</text:p>
          </table:table-cell>
          <table:table-cell table:formula="of:=(([.C216]/[.$K$5])-[.$K$3])/0.00000001" office:value-type="float" office:value="131688.76063251" calcext:value-type="float">
            <text:p>131689</text:p>
          </table:table-cell>
          <table:table-cell table:number-columns-repeated="10"/>
        </table:table-row>
        <table:table-row table:style-name="ro2">
          <table:table-cell table:formula="of:=NOW()+([.$K$10]*[.B218])" office:value-type="date" office:date-value="2038-12-14T08:51:00.1" calcext:value-type="date">
            <text:p>2038-12-14</text:p>
          </table:table-cell>
          <table:table-cell office:value-type="float" office:value="217" calcext:value-type="float">
            <text:p>217</text:p>
          </table:table-cell>
          <table:table-cell table:formula="of:=[.C217]*(([.$K$5]-1)/[.$K$5])-[.$K$3]" office:value-type="float" office:value="0.160044378276414" calcext:value-type="float">
            <text:p>0.160044378276414</text:p>
          </table:table-cell>
          <table:table-cell table:formula="of:=(([.C217]/[.$K$5])-[.$K$3])+[.D217]" office:value-type="float" office:value="0.822675621723586" calcext:value-type="float">
            <text:p>0.822675621723586</text:p>
          </table:table-cell>
          <table:table-cell table:formula="of:=[.E217]+[.$K$3]" office:value-type="float" office:value="0.00864000000000002" calcext:value-type="float">
            <text:p>0.00864</text:p>
          </table:table-cell>
          <table:table-cell table:formula="of:=(([.C217]/[.$K$5])-[.$K$3])/0.00000001" office:value-type="float" office:value="130524.687627239" calcext:value-type="float">
            <text:p>130525</text:p>
          </table:table-cell>
          <table:table-cell table:number-columns-repeated="10"/>
        </table:table-row>
        <table:table-row table:style-name="ro2">
          <table:table-cell table:formula="of:=NOW()+([.$K$10]*[.B219])" office:value-type="date" office:date-value="2039-01-11T03:31:00.1" calcext:value-type="date">
            <text:p>2039-01-11</text:p>
          </table:table-cell>
          <table:table-cell office:value-type="float" office:value="218" calcext:value-type="float">
            <text:p>218</text:p>
          </table:table-cell>
          <table:table-cell table:formula="of:=[.C218]*(([.$K$5]-1)/[.$K$5])-[.$K$3]" office:value-type="float" office:value="0.158670675124111" calcext:value-type="float">
            <text:p>0.158670675124111</text:p>
          </table:table-cell>
          <table:table-cell table:formula="of:=(([.C218]/[.$K$5])-[.$K$3])+[.D218]" office:value-type="float" office:value="0.823969324875889" calcext:value-type="float">
            <text:p>0.823969324875889</text:p>
          </table:table-cell>
          <table:table-cell table:formula="of:=[.E218]+[.$K$3]" office:value-type="float" office:value="0.00868000000000002" calcext:value-type="float">
            <text:p>0.00868</text:p>
          </table:table-cell>
          <table:table-cell table:formula="of:=(([.C218]/[.$K$5])-[.$K$3])/0.00000001" office:value-type="float" office:value="129370.315230345" calcext:value-type="float">
            <text:p>129370</text:p>
          </table:table-cell>
          <table:table-cell table:number-columns-repeated="10"/>
        </table:table-row>
        <table:table-row table:style-name="ro2">
          <table:table-cell table:formula="of:=NOW()+([.$K$10]*[.B220])" office:value-type="date" office:date-value="2039-02-07T22:11:00.1" calcext:value-type="date">
            <text:p>2039-02-07</text:p>
          </table:table-cell>
          <table:table-cell office:value-type="float" office:value="219" calcext:value-type="float">
            <text:p>219</text:p>
          </table:table-cell>
          <table:table-cell table:formula="of:=[.C219]*(([.$K$5]-1)/[.$K$5])-[.$K$3]" office:value-type="float" office:value="0.157308419498076" calcext:value-type="float">
            <text:p>0.157308419498076</text:p>
          </table:table-cell>
          <table:table-cell table:formula="of:=(([.C219]/[.$K$5])-[.$K$3])+[.D219]" office:value-type="float" office:value="0.825251580501924" calcext:value-type="float">
            <text:p>0.825251580501924</text:p>
          </table:table-cell>
          <table:table-cell table:formula="of:=[.E219]+[.$K$3]" office:value-type="float" office:value="0.00872000000000002" calcext:value-type="float">
            <text:p>0.00872</text:p>
          </table:table-cell>
          <table:table-cell table:formula="of:=(([.C219]/[.$K$5])-[.$K$3])/0.00000001" office:value-type="float" office:value="128225.562603425" calcext:value-type="float">
            <text:p>128226</text:p>
          </table:table-cell>
          <table:table-cell table:number-columns-repeated="10"/>
        </table:table-row>
        <table:table-row table:style-name="ro2">
          <table:table-cell table:formula="of:=NOW()+([.$K$10]*[.B221])" office:value-type="date" office:date-value="2039-03-07T16:51:00.1" calcext:value-type="date">
            <text:p>2039-03-07</text:p>
          </table:table-cell>
          <table:table-cell office:value-type="float" office:value="220" calcext:value-type="float">
            <text:p>220</text:p>
          </table:table-cell>
          <table:table-cell table:formula="of:=[.C220]*(([.$K$5]-1)/[.$K$5])-[.$K$3]" office:value-type="float" office:value="0.155957516002259" calcext:value-type="float">
            <text:p>0.155957516002259</text:p>
          </table:table-cell>
          <table:table-cell table:formula="of:=(([.C220]/[.$K$5])-[.$K$3])+[.D220]" office:value-type="float" office:value="0.826522483997741" calcext:value-type="float">
            <text:p>0.826522483997741</text:p>
          </table:table-cell>
          <table:table-cell table:formula="of:=[.E220]+[.$K$3]" office:value-type="float" office:value="0.00876000000000002" calcext:value-type="float">
            <text:p>0.00876</text:p>
          </table:table-cell>
          <table:table-cell table:formula="of:=(([.C220]/[.$K$5])-[.$K$3])/0.00000001" office:value-type="float" office:value="127090.34958173" calcext:value-type="float">
            <text:p>127090</text:p>
          </table:table-cell>
          <table:table-cell table:number-columns-repeated="10"/>
        </table:table-row>
        <table:table-row table:style-name="ro2">
          <table:table-cell table:formula="of:=NOW()+([.$K$10]*[.B222])" office:value-type="date" office:date-value="2039-04-04T11:31:00.1" calcext:value-type="date">
            <text:p>2039-04-04</text:p>
          </table:table-cell>
          <table:table-cell office:value-type="float" office:value="221" calcext:value-type="float">
            <text:p>221</text:p>
          </table:table-cell>
          <table:table-cell table:formula="of:=[.C221]*(([.$K$5]-1)/[.$K$5])-[.$K$3]" office:value-type="float" office:value="0.154617870035573" calcext:value-type="float">
            <text:p>0.154617870035573</text:p>
          </table:table-cell>
          <table:table-cell table:formula="of:=(([.C221]/[.$K$5])-[.$K$3])+[.D221]" office:value-type="float" office:value="0.827782129964426" calcext:value-type="float">
            <text:p>0.827782129964426</text:p>
          </table:table-cell>
          <table:table-cell table:formula="of:=[.E221]+[.$K$3]" office:value-type="float" office:value="0.00880000000000002" calcext:value-type="float">
            <text:p>0.0088</text:p>
          </table:table-cell>
          <table:table-cell table:formula="of:=(([.C221]/[.$K$5])-[.$K$3])/0.00000001" office:value-type="float" office:value="125964.596668549" calcext:value-type="float">
            <text:p>125965</text:p>
          </table:table-cell>
          <table:table-cell table:number-columns-repeated="10"/>
        </table:table-row>
        <table:table-row table:style-name="ro2">
          <table:table-cell table:formula="of:=NOW()+([.$K$10]*[.B223])" office:value-type="date" office:date-value="2039-05-02T06:11:00.1" calcext:value-type="date">
            <text:p>2039-05-02</text:p>
          </table:table-cell>
          <table:table-cell office:value-type="float" office:value="222" calcext:value-type="float">
            <text:p>222</text:p>
          </table:table-cell>
          <table:table-cell table:formula="of:=[.C222]*(([.$K$5]-1)/[.$K$5])-[.$K$3]" office:value-type="float" office:value="0.153289387785277" calcext:value-type="float">
            <text:p>0.153289387785277</text:p>
          </table:table-cell>
          <table:table-cell table:formula="of:=(([.C222]/[.$K$5])-[.$K$3])+[.D222]" office:value-type="float" office:value="0.829030612214723" calcext:value-type="float">
            <text:p>0.829030612214723</text:p>
          </table:table-cell>
          <table:table-cell table:formula="of:=[.E222]+[.$K$3]" office:value-type="float" office:value="0.00884000000000002" calcext:value-type="float">
            <text:p>0.00884</text:p>
          </table:table-cell>
          <table:table-cell table:formula="of:=(([.C222]/[.$K$5])-[.$K$3])/0.00000001" office:value-type="float" office:value="124848.225029645" calcext:value-type="float">
            <text:p>124848</text:p>
          </table:table-cell>
          <table:table-cell table:number-columns-repeated="10"/>
        </table:table-row>
        <table:table-row table:style-name="ro2">
          <table:table-cell table:formula="of:=NOW()+([.$K$10]*[.B224])" office:value-type="date" office:date-value="2039-05-30T00:51:00.1" calcext:value-type="date">
            <text:p>2039-05-30</text:p>
          </table:table-cell>
          <table:table-cell office:value-type="float" office:value="223" calcext:value-type="float">
            <text:p>223</text:p>
          </table:table-cell>
          <table:table-cell table:formula="of:=[.C223]*(([.$K$5]-1)/[.$K$5])-[.$K$3]" office:value-type="float" office:value="0.1519719762204" calcext:value-type="float">
            <text:p>0.1519719762204</text:p>
          </table:table-cell>
          <table:table-cell table:formula="of:=(([.C223]/[.$K$5])-[.$K$3])+[.D223]" office:value-type="float" office:value="0.8302680237796" calcext:value-type="float">
            <text:p>0.8302680237796</text:p>
          </table:table-cell>
          <table:table-cell table:formula="of:=[.E223]+[.$K$3]" office:value-type="float" office:value="0.00888000000000002" calcext:value-type="float">
            <text:p>0.00888</text:p>
          </table:table-cell>
          <table:table-cell table:formula="of:=(([.C223]/[.$K$5])-[.$K$3])/0.00000001" office:value-type="float" office:value="123741.156487731" calcext:value-type="float">
            <text:p>123741</text:p>
          </table:table-cell>
          <table:table-cell table:number-columns-repeated="10"/>
        </table:table-row>
        <table:table-row table:style-name="ro2">
          <table:table-cell table:formula="of:=NOW()+([.$K$10]*[.B225])" office:value-type="date" office:date-value="2039-06-26T19:31:00.1" calcext:value-type="date">
            <text:p>2039-06-26</text:p>
          </table:table-cell>
          <table:table-cell office:value-type="float" office:value="224" calcext:value-type="float">
            <text:p>224</text:p>
          </table:table-cell>
          <table:table-cell table:formula="of:=[.C224]*(([.$K$5]-1)/[.$K$5])-[.$K$3]" office:value-type="float" office:value="0.15066554308523" calcext:value-type="float">
            <text:p>0.15066554308523</text:p>
          </table:table-cell>
          <table:table-cell table:formula="of:=(([.C224]/[.$K$5])-[.$K$3])+[.D224]" office:value-type="float" office:value="0.83149445691477" calcext:value-type="float">
            <text:p>0.83149445691477</text:p>
          </table:table-cell>
          <table:table-cell table:formula="of:=[.E224]+[.$K$3]" office:value-type="float" office:value="0.00892000000000002" calcext:value-type="float">
            <text:p>0.00892</text:p>
          </table:table-cell>
          <table:table-cell table:formula="of:=(([.C224]/[.$K$5])-[.$K$3])/0.00000001" office:value-type="float" office:value="122643.313517" calcext:value-type="float">
            <text:p>122643</text:p>
          </table:table-cell>
          <table:table-cell table:number-columns-repeated="10"/>
        </table:table-row>
        <table:table-row table:style-name="ro2">
          <table:table-cell table:formula="of:=NOW()+([.$K$10]*[.B226])" office:value-type="date" office:date-value="2039-07-24T14:11:00.1" calcext:value-type="date">
            <text:p>2039-07-24</text:p>
          </table:table-cell>
          <table:table-cell office:value-type="float" office:value="225" calcext:value-type="float">
            <text:p>225</text:p>
          </table:table-cell>
          <table:table-cell table:formula="of:=[.C225]*(([.$K$5]-1)/[.$K$5])-[.$K$3]" office:value-type="float" office:value="0.149369996892853" calcext:value-type="float">
            <text:p>0.149369996892853</text:p>
          </table:table-cell>
          <table:table-cell table:formula="of:=(([.C225]/[.$K$5])-[.$K$3])+[.D225]" office:value-type="float" office:value="0.832710003107147" calcext:value-type="float">
            <text:p>0.832710003107147</text:p>
          </table:table-cell>
          <table:table-cell table:formula="of:=[.E225]+[.$K$3]" office:value-type="float" office:value="0.00896000000000002" calcext:value-type="float">
            <text:p>0.00896</text:p>
          </table:table-cell>
          <table:table-cell table:formula="of:=(([.C225]/[.$K$5])-[.$K$3])/0.00000001" office:value-type="float" office:value="121554.619237691" calcext:value-type="float">
            <text:p>121555</text:p>
          </table:table-cell>
          <table:table-cell table:number-columns-repeated="10"/>
        </table:table-row>
        <table:table-row table:style-name="ro2">
          <table:table-cell table:formula="of:=NOW()+([.$K$10]*[.B227])" office:value-type="date" office:date-value="2039-08-21T08:51:00.1" calcext:value-type="date">
            <text:p>2039-08-21</text:p>
          </table:table-cell>
          <table:table-cell office:value-type="float" office:value="226" calcext:value-type="float">
            <text:p>226</text:p>
          </table:table-cell>
          <table:table-cell table:formula="of:=[.C226]*(([.$K$5]-1)/[.$K$5])-[.$K$3]" office:value-type="float" office:value="0.148085246918746" calcext:value-type="float">
            <text:p>0.148085246918746</text:p>
          </table:table-cell>
          <table:table-cell table:formula="of:=(([.C226]/[.$K$5])-[.$K$3])+[.D226]" office:value-type="float" office:value="0.833914753081254" calcext:value-type="float">
            <text:p>0.833914753081254</text:p>
          </table:table-cell>
          <table:table-cell table:formula="of:=[.E226]+[.$K$3]" office:value-type="float" office:value="0.00900000000000002" calcext:value-type="float">
            <text:p>0.009</text:p>
          </table:table-cell>
          <table:table-cell table:formula="of:=(([.C226]/[.$K$5])-[.$K$3])/0.00000001" office:value-type="float" office:value="120474.997410711" calcext:value-type="float">
            <text:p>120475</text:p>
          </table:table-cell>
          <table:table-cell table:number-columns-repeated="10"/>
        </table:table-row>
        <table:table-row table:style-name="ro2">
          <table:table-cell table:formula="of:=NOW()+([.$K$10]*[.B228])" office:value-type="date" office:date-value="2039-09-18T03:31:00.1" calcext:value-type="date">
            <text:p>2039-09-18</text:p>
          </table:table-cell>
          <table:table-cell office:value-type="float" office:value="227" calcext:value-type="float">
            <text:p>227</text:p>
          </table:table-cell>
          <table:table-cell table:formula="of:=[.C227]*(([.$K$5]-1)/[.$K$5])-[.$K$3]" office:value-type="float" office:value="0.146811203194423" calcext:value-type="float">
            <text:p>0.146811203194423</text:p>
          </table:table-cell>
          <table:table-cell table:formula="of:=(([.C227]/[.$K$5])-[.$K$3])+[.D227]" office:value-type="float" office:value="0.835108796805577" calcext:value-type="float">
            <text:p>0.835108796805577</text:p>
          </table:table-cell>
          <table:table-cell table:formula="of:=[.E227]+[.$K$3]" office:value-type="float" office:value="0.00904000000000002" calcext:value-type="float">
            <text:p>0.00904</text:p>
          </table:table-cell>
          <table:table-cell table:formula="of:=(([.C227]/[.$K$5])-[.$K$3])/0.00000001" office:value-type="float" office:value="119404.372432288" calcext:value-type="float">
            <text:p>119404</text:p>
          </table:table-cell>
          <table:table-cell table:number-columns-repeated="10"/>
        </table:table-row>
        <table:table-row table:style-name="ro2">
          <table:table-cell table:formula="of:=NOW()+([.$K$10]*[.B229])" office:value-type="date" office:date-value="2039-10-15T22:11:00.1" calcext:value-type="date">
            <text:p>2039-10-15</text:p>
          </table:table-cell>
          <table:table-cell office:value-type="float" office:value="228" calcext:value-type="float">
            <text:p>228</text:p>
          </table:table-cell>
          <table:table-cell table:formula="of:=[.C228]*(([.$K$5]-1)/[.$K$5])-[.$K$3]" office:value-type="float" office:value="0.145547776501136" calcext:value-type="float">
            <text:p>0.145547776501136</text:p>
          </table:table-cell>
          <table:table-cell table:formula="of:=(([.C228]/[.$K$5])-[.$K$3])+[.D228]" office:value-type="float" office:value="0.836292223498864" calcext:value-type="float">
            <text:p>0.836292223498864</text:p>
          </table:table-cell>
          <table:table-cell table:formula="of:=[.E228]+[.$K$3]" office:value-type="float" office:value="0.00908000000000002" calcext:value-type="float">
            <text:p>0.00908</text:p>
          </table:table-cell>
          <table:table-cell table:formula="of:=(([.C228]/[.$K$5])-[.$K$3])/0.00000001" office:value-type="float" office:value="118342.669328686" calcext:value-type="float">
            <text:p>118343</text:p>
          </table:table-cell>
          <table:table-cell table:number-columns-repeated="10"/>
        </table:table-row>
        <table:table-row table:style-name="ro2">
          <table:table-cell table:formula="of:=NOW()+([.$K$10]*[.B230])" office:value-type="date" office:date-value="2039-11-12T16:51:00.1" calcext:value-type="date">
            <text:p>2039-11-12</text:p>
          </table:table-cell>
          <table:table-cell office:value-type="float" office:value="229" calcext:value-type="float">
            <text:p>229</text:p>
          </table:table-cell>
          <table:table-cell table:formula="of:=[.C229]*(([.$K$5]-1)/[.$K$5])-[.$K$3]" office:value-type="float" office:value="0.144294878363626" calcext:value-type="float">
            <text:p>0.144294878363626</text:p>
          </table:table-cell>
          <table:table-cell table:formula="of:=(([.C229]/[.$K$5])-[.$K$3])+[.D229]" office:value-type="float" office:value="0.837465121636373" calcext:value-type="float">
            <text:p>0.837465121636373</text:p>
          </table:table-cell>
          <table:table-cell table:formula="of:=[.E229]+[.$K$3]" office:value-type="float" office:value="0.00912000000000002" calcext:value-type="float">
            <text:p>0.00912</text:p>
          </table:table-cell>
          <table:table-cell table:formula="of:=(([.C229]/[.$K$5])-[.$K$3])/0.00000001" office:value-type="float" office:value="117289.813750947" calcext:value-type="float">
            <text:p>117290</text:p>
          </table:table-cell>
          <table:table-cell table:number-columns-repeated="10"/>
        </table:table-row>
        <table:table-row table:style-name="ro2">
          <table:table-cell table:formula="of:=NOW()+([.$K$10]*[.B231])" office:value-type="date" office:date-value="2039-12-10T11:31:00.1" calcext:value-type="date">
            <text:p>2039-12-10</text:p>
          </table:table-cell>
          <table:table-cell office:value-type="float" office:value="230" calcext:value-type="float">
            <text:p>230</text:p>
          </table:table-cell>
          <table:table-cell table:formula="of:=[.C230]*(([.$K$5]-1)/[.$K$5])-[.$K$3]" office:value-type="float" office:value="0.14305242104393" calcext:value-type="float">
            <text:p>0.14305242104393</text:p>
          </table:table-cell>
          <table:table-cell table:formula="of:=(([.C230]/[.$K$5])-[.$K$3])+[.D230]" office:value-type="float" office:value="0.83862757895607" calcext:value-type="float">
            <text:p>0.83862757895607</text:p>
          </table:table-cell>
          <table:table-cell table:formula="of:=[.E230]+[.$K$3]" office:value-type="float" office:value="0.00916000000000002" calcext:value-type="float">
            <text:p>0.00916</text:p>
          </table:table-cell>
          <table:table-cell table:formula="of:=(([.C230]/[.$K$5])-[.$K$3])/0.00000001" office:value-type="float" office:value="116245.731969689" calcext:value-type="float">
            <text:p>116246</text:p>
          </table:table-cell>
          <table:table-cell table:number-columns-repeated="10"/>
        </table:table-row>
        <table:table-row table:style-name="ro2">
          <table:table-cell table:formula="of:=NOW()+([.$K$10]*[.B232])" office:value-type="date" office:date-value="2040-01-07T06:11:00.1" calcext:value-type="date">
            <text:p>2040-01-07</text:p>
          </table:table-cell>
          <table:table-cell office:value-type="float" office:value="231" calcext:value-type="float">
            <text:p>231</text:p>
          </table:table-cell>
          <table:table-cell table:formula="of:=[.C231]*(([.$K$5]-1)/[.$K$5])-[.$K$3]" office:value-type="float" office:value="0.14182031753523" calcext:value-type="float">
            <text:p>0.14182031753523</text:p>
          </table:table-cell>
          <table:table-cell table:formula="of:=(([.C231]/[.$K$5])-[.$K$3])+[.D231]" office:value-type="float" office:value="0.83977968246477" calcext:value-type="float">
            <text:p>0.83977968246477</text:p>
          </table:table-cell>
          <table:table-cell table:formula="of:=[.E231]+[.$K$3]" office:value-type="float" office:value="0.00920000000000002" calcext:value-type="float">
            <text:p>0.0092</text:p>
          </table:table-cell>
          <table:table-cell table:formula="of:=(([.C231]/[.$K$5])-[.$K$3])/0.00000001" office:value-type="float" office:value="115210.350869941" calcext:value-type="float">
            <text:p>115210</text:p>
          </table:table-cell>
          <table:table-cell table:number-columns-repeated="10"/>
        </table:table-row>
        <table:table-row table:style-name="ro2">
          <table:table-cell table:formula="of:=NOW()+([.$K$10]*[.B233])" office:value-type="date" office:date-value="2040-02-04T00:51:00.1" calcext:value-type="date">
            <text:p>2040-02-04</text:p>
          </table:table-cell>
          <table:table-cell office:value-type="float" office:value="232" calcext:value-type="float">
            <text:p>232</text:p>
          </table:table-cell>
          <table:table-cell table:formula="of:=[.C232]*(([.$K$5]-1)/[.$K$5])-[.$K$3]" office:value-type="float" office:value="0.14059848155577" calcext:value-type="float">
            <text:p>0.14059848155577</text:p>
          </table:table-cell>
          <table:table-cell table:formula="of:=(([.C232]/[.$K$5])-[.$K$3])+[.D232]" office:value-type="float" office:value="0.84092151844423" calcext:value-type="float">
            <text:p>0.84092151844423</text:p>
          </table:table-cell>
          <table:table-cell table:formula="of:=[.E232]+[.$K$3]" office:value-type="float" office:value="0.00924000000000002" calcext:value-type="float">
            <text:p>0.00924</text:p>
          </table:table-cell>
          <table:table-cell table:formula="of:=(([.C232]/[.$K$5])-[.$K$3])/0.00000001" office:value-type="float" office:value="114183.597946025" calcext:value-type="float">
            <text:p>114184</text:p>
          </table:table-cell>
          <table:table-cell table:number-columns-repeated="10"/>
        </table:table-row>
        <table:table-row table:style-name="ro2">
          <table:table-cell table:formula="of:=NOW()+([.$K$10]*[.B234])" office:value-type="date" office:date-value="2040-03-02T19:31:00.1" calcext:value-type="date">
            <text:p>2040-03-02</text:p>
          </table:table-cell>
          <table:table-cell office:value-type="float" office:value="233" calcext:value-type="float">
            <text:p>233</text:p>
          </table:table-cell>
          <table:table-cell table:formula="of:=[.C233]*(([.$K$5]-1)/[.$K$5])-[.$K$3]" office:value-type="float" office:value="0.139386827542805" calcext:value-type="float">
            <text:p>0.139386827542805</text:p>
          </table:table-cell>
          <table:table-cell table:formula="of:=(([.C233]/[.$K$5])-[.$K$3])+[.D233]" office:value-type="float" office:value="0.842053172457195" calcext:value-type="float">
            <text:p>0.842053172457195</text:p>
          </table:table-cell>
          <table:table-cell table:formula="of:=[.E233]+[.$K$3]" office:value-type="float" office:value="0.00928000000000002" calcext:value-type="float">
            <text:p>0.00928</text:p>
          </table:table-cell>
          <table:table-cell table:formula="of:=(([.C233]/[.$K$5])-[.$K$3])/0.00000001" office:value-type="float" office:value="113165.401296475" calcext:value-type="float">
            <text:p>113165</text:p>
          </table:table-cell>
          <table:table-cell table:number-columns-repeated="10"/>
        </table:table-row>
        <table:table-row table:style-name="ro2">
          <table:table-cell table:formula="of:=NOW()+([.$K$10]*[.B235])" office:value-type="date" office:date-value="2040-03-30T14:11:00.1" calcext:value-type="date">
            <text:p>2040-03-30</text:p>
          </table:table-cell>
          <table:table-cell office:value-type="float" office:value="234" calcext:value-type="float">
            <text:p>234</text:p>
          </table:table-cell>
          <table:table-cell table:formula="of:=[.C234]*(([.$K$5]-1)/[.$K$5])-[.$K$3]" office:value-type="float" office:value="0.138185270646615" calcext:value-type="float">
            <text:p>0.138185270646615</text:p>
          </table:table-cell>
          <table:table-cell table:formula="of:=(([.C234]/[.$K$5])-[.$K$3])+[.D234]" office:value-type="float" office:value="0.843174729353385" calcext:value-type="float">
            <text:p>0.843174729353385</text:p>
          </table:table-cell>
          <table:table-cell table:formula="of:=[.E234]+[.$K$3]" office:value-type="float" office:value="0.00932000000000002" calcext:value-type="float">
            <text:p>0.00932</text:p>
          </table:table-cell>
          <table:table-cell table:formula="of:=(([.C234]/[.$K$5])-[.$K$3])/0.00000001" office:value-type="float" office:value="112155.689619004" calcext:value-type="float">
            <text:p>112156</text:p>
          </table:table-cell>
          <table:table-cell table:number-columns-repeated="10"/>
        </table:table-row>
        <table:table-row table:style-name="ro2">
          <table:table-cell table:formula="of:=NOW()+([.$K$10]*[.B236])" office:value-type="date" office:date-value="2040-04-27T08:51:00.1" calcext:value-type="date">
            <text:p>2040-04-27</text:p>
          </table:table-cell>
          <table:table-cell office:value-type="float" office:value="235" calcext:value-type="float">
            <text:p>235</text:p>
          </table:table-cell>
          <table:table-cell table:formula="of:=[.C235]*(([.$K$5]-1)/[.$K$5])-[.$K$3]" office:value-type="float" office:value="0.13699372672456" calcext:value-type="float">
            <text:p>0.13699372672456</text:p>
          </table:table-cell>
          <table:table-cell table:formula="of:=(([.C235]/[.$K$5])-[.$K$3])+[.D235]" office:value-type="float" office:value="0.84428627327544" calcext:value-type="float">
            <text:p>0.84428627327544</text:p>
          </table:table-cell>
          <table:table-cell table:formula="of:=[.E235]+[.$K$3]" office:value-type="float" office:value="0.00936000000000002" calcext:value-type="float">
            <text:p>0.00936</text:p>
          </table:table-cell>
          <table:table-cell table:formula="of:=(([.C235]/[.$K$5])-[.$K$3])/0.00000001" office:value-type="float" office:value="111154.392205513" calcext:value-type="float">
            <text:p>111154</text:p>
          </table:table-cell>
          <table:table-cell table:number-columns-repeated="10"/>
        </table:table-row>
        <table:table-row table:style-name="ro2">
          <table:table-cell table:formula="of:=NOW()+([.$K$10]*[.B237])" office:value-type="date" office:date-value="2040-05-25T03:31:00.1" calcext:value-type="date">
            <text:p>2040-05-25</text:p>
          </table:table-cell>
          <table:table-cell office:value-type="float" office:value="236" calcext:value-type="float">
            <text:p>236</text:p>
          </table:table-cell>
          <table:table-cell table:formula="of:=[.C236]*(([.$K$5]-1)/[.$K$5])-[.$K$3]" office:value-type="float" office:value="0.135812112335189" calcext:value-type="float">
            <text:p>0.135812112335189</text:p>
          </table:table-cell>
          <table:table-cell table:formula="of:=(([.C236]/[.$K$5])-[.$K$3])+[.D236]" office:value-type="float" office:value="0.845387887664811" calcext:value-type="float">
            <text:p>0.845387887664811</text:p>
          </table:table-cell>
          <table:table-cell table:formula="of:=[.E236]+[.$K$3]" office:value-type="float" office:value="0.00940000000000002" calcext:value-type="float">
            <text:p>0.0094</text:p>
          </table:table-cell>
          <table:table-cell table:formula="of:=(([.C236]/[.$K$5])-[.$K$3])/0.00000001" office:value-type="float" office:value="110161.438937133" calcext:value-type="float">
            <text:p>110161</text:p>
          </table:table-cell>
          <table:table-cell table:number-columns-repeated="10"/>
        </table:table-row>
        <table:table-row table:style-name="ro2">
          <table:table-cell table:formula="of:=NOW()+([.$K$10]*[.B238])" office:value-type="date" office:date-value="2040-06-21T22:11:00.1" calcext:value-type="date">
            <text:p>2040-06-21</text:p>
          </table:table-cell>
          <table:table-cell office:value-type="float" office:value="237" calcext:value-type="float">
            <text:p>237</text:p>
          </table:table-cell>
          <table:table-cell table:formula="of:=[.C237]*(([.$K$5]-1)/[.$K$5])-[.$K$3]" office:value-type="float" office:value="0.134640344732395" calcext:value-type="float">
            <text:p>0.134640344732395</text:p>
          </table:table-cell>
          <table:table-cell table:formula="of:=(([.C237]/[.$K$5])-[.$K$3])+[.D237]" office:value-type="float" office:value="0.846479655267605" calcext:value-type="float">
            <text:p>0.846479655267605</text:p>
          </table:table-cell>
          <table:table-cell table:formula="of:=[.E237]+[.$K$3]" office:value-type="float" office:value="0.00944000000000002" calcext:value-type="float">
            <text:p>0.00944</text:p>
          </table:table-cell>
          <table:table-cell table:formula="of:=(([.C237]/[.$K$5])-[.$K$3])/0.00000001" office:value-type="float" office:value="109176.760279324" calcext:value-type="float">
            <text:p>109177</text:p>
          </table:table-cell>
          <table:table-cell table:number-columns-repeated="10"/>
        </table:table-row>
        <table:table-row table:style-name="ro2">
          <table:table-cell table:formula="of:=NOW()+([.$K$10]*[.B239])" office:value-type="date" office:date-value="2040-07-19T16:51:00.1" calcext:value-type="date">
            <text:p>2040-07-19</text:p>
          </table:table-cell>
          <table:table-cell office:value-type="float" office:value="238" calcext:value-type="float">
            <text:p>238</text:p>
          </table:table-cell>
          <table:table-cell table:formula="of:=[.C238]*(([.$K$5]-1)/[.$K$5])-[.$K$3]" office:value-type="float" office:value="0.133478341859625" calcext:value-type="float">
            <text:p>0.133478341859625</text:p>
          </table:table-cell>
          <table:table-cell table:formula="of:=(([.C238]/[.$K$5])-[.$K$3])+[.D238]" office:value-type="float" office:value="0.847561658140375" calcext:value-type="float">
            <text:p>0.847561658140375</text:p>
          </table:table-cell>
          <table:table-cell table:formula="of:=[.E238]+[.$K$3]" office:value-type="float" office:value="0.00948000000000002" calcext:value-type="float">
            <text:p>0.00948</text:p>
          </table:table-cell>
          <table:table-cell table:formula="of:=(([.C238]/[.$K$5])-[.$K$3])/0.00000001" office:value-type="float" office:value="108200.287276996" calcext:value-type="float">
            <text:p>108200</text:p>
          </table:table-cell>
          <table:table-cell table:number-columns-repeated="10"/>
        </table:table-row>
        <table:table-row table:style-name="ro2">
          <table:table-cell table:formula="of:=NOW()+([.$K$10]*[.B240])" office:value-type="date" office:date-value="2040-08-16T11:31:00.1" calcext:value-type="date">
            <text:p>2040-08-16</text:p>
          </table:table-cell>
          <table:table-cell office:value-type="float" office:value="239" calcext:value-type="float">
            <text:p>239</text:p>
          </table:table-cell>
          <table:table-cell table:formula="of:=[.C239]*(([.$K$5]-1)/[.$K$5])-[.$K$3]" office:value-type="float" office:value="0.132326022344129" calcext:value-type="float">
            <text:p>0.132326022344129</text:p>
          </table:table-cell>
          <table:table-cell table:formula="of:=(([.C239]/[.$K$5])-[.$K$3])+[.D239]" office:value-type="float" office:value="0.848633977655872" calcext:value-type="float">
            <text:p>0.848633977655872</text:p>
          </table:table-cell>
          <table:table-cell table:formula="of:=[.E239]+[.$K$3]" office:value-type="float" office:value="0.00952000000000002" calcext:value-type="float">
            <text:p>0.00952</text:p>
          </table:table-cell>
          <table:table-cell table:formula="of:=(([.C239]/[.$K$5])-[.$K$3])/0.00000001" office:value-type="float" office:value="107231.951549688" calcext:value-type="float">
            <text:p>107232</text:p>
          </table:table-cell>
          <table:table-cell table:number-columns-repeated="10"/>
        </table:table-row>
        <table:table-row table:style-name="ro2">
          <table:table-cell table:formula="of:=NOW()+([.$K$10]*[.B241])" office:value-type="date" office:date-value="2040-09-13T06:11:00.1" calcext:value-type="date">
            <text:p>2040-09-13</text:p>
          </table:table-cell>
          <table:table-cell office:value-type="float" office:value="240" calcext:value-type="float">
            <text:p>240</text:p>
          </table:table-cell>
          <table:table-cell table:formula="of:=[.C240]*(([.$K$5]-1)/[.$K$5])-[.$K$3]" office:value-type="float" office:value="0.131183305491261" calcext:value-type="float">
            <text:p>0.131183305491261</text:p>
          </table:table-cell>
          <table:table-cell table:formula="of:=(([.C240]/[.$K$5])-[.$K$3])+[.D240]" office:value-type="float" office:value="0.849696694508739" calcext:value-type="float">
            <text:p>0.849696694508739</text:p>
          </table:table-cell>
          <table:table-cell table:formula="of:=[.E240]+[.$K$3]" office:value-type="float" office:value="0.00956000000000002" calcext:value-type="float">
            <text:p>0.00956</text:p>
          </table:table-cell>
          <table:table-cell table:formula="of:=(([.C240]/[.$K$5])-[.$K$3])/0.00000001" office:value-type="float" office:value="106271.685286774" calcext:value-type="float">
            <text:p>106272</text:p>
          </table:table-cell>
          <table:table-cell table:number-columns-repeated="10"/>
        </table:table-row>
        <table:table-row table:style-name="ro2">
          <table:table-cell table:formula="of:=NOW()+([.$K$10]*[.B242])" office:value-type="date" office:date-value="2040-10-11T00:51:00.1" calcext:value-type="date">
            <text:p>2040-10-11</text:p>
          </table:table-cell>
          <table:table-cell office:value-type="float" office:value="241" calcext:value-type="float">
            <text:p>241</text:p>
          </table:table-cell>
          <table:table-cell table:formula="of:=[.C241]*(([.$K$5]-1)/[.$K$5])-[.$K$3]" office:value-type="float" office:value="0.130050111278834" calcext:value-type="float">
            <text:p>0.130050111278834</text:p>
          </table:table-cell>
          <table:table-cell table:formula="of:=(([.C241]/[.$K$5])-[.$K$3])+[.D241]" office:value-type="float" office:value="0.850749888721166" calcext:value-type="float">
            <text:p>0.850749888721166</text:p>
          </table:table-cell>
          <table:table-cell table:formula="of:=[.E241]+[.$K$3]" office:value-type="float" office:value="0.00960000000000002" calcext:value-type="float">
            <text:p>0.0096</text:p>
          </table:table-cell>
          <table:table-cell table:formula="of:=(([.C241]/[.$K$5])-[.$K$3])/0.00000001" office:value-type="float" office:value="105319.421242717" calcext:value-type="float">
            <text:p>105319</text:p>
          </table:table-cell>
          <table:table-cell table:number-columns-repeated="10"/>
        </table:table-row>
        <table:table-row table:style-name="ro2">
          <table:table-cell table:formula="of:=NOW()+([.$K$10]*[.B243])" office:value-type="date" office:date-value="2040-11-07T19:31:00.1" calcext:value-type="date">
            <text:p>2040-11-07</text:p>
          </table:table-cell>
          <table:table-cell office:value-type="float" office:value="242" calcext:value-type="float">
            <text:p>242</text:p>
          </table:table-cell>
          <table:table-cell table:formula="of:=[.C242]*(([.$K$5]-1)/[.$K$5])-[.$K$3]" office:value-type="float" office:value="0.12892636035151" calcext:value-type="float">
            <text:p>0.12892636035151</text:p>
          </table:table-cell>
          <table:table-cell table:formula="of:=(([.C242]/[.$K$5])-[.$K$3])+[.D242]" office:value-type="float" office:value="0.85179363964849" calcext:value-type="float">
            <text:p>0.85179363964849</text:p>
          </table:table-cell>
          <table:table-cell table:formula="of:=[.E242]+[.$K$3]" office:value-type="float" office:value="0.00964000000000002" calcext:value-type="float">
            <text:p>0.00964</text:p>
          </table:table-cell>
          <table:table-cell table:formula="of:=(([.C242]/[.$K$5])-[.$K$3])/0.00000001" office:value-type="float" office:value="104375.092732361" calcext:value-type="float">
            <text:p>104375</text:p>
          </table:table-cell>
          <table:table-cell table:number-columns-repeated="10"/>
        </table:table-row>
        <table:table-row table:style-name="ro2">
          <table:table-cell table:formula="of:=NOW()+([.$K$10]*[.B244])" office:value-type="date" office:date-value="2040-12-05T14:11:00.1" calcext:value-type="date">
            <text:p>2040-12-05</text:p>
          </table:table-cell>
          <table:table-cell office:value-type="float" office:value="243" calcext:value-type="float">
            <text:p>243</text:p>
          </table:table-cell>
          <table:table-cell table:formula="of:=[.C243]*(([.$K$5]-1)/[.$K$5])-[.$K$3]" office:value-type="float" office:value="0.127811974015247" calcext:value-type="float">
            <text:p>0.127811974015247</text:p>
          </table:table-cell>
          <table:table-cell table:formula="of:=(([.C243]/[.$K$5])-[.$K$3])+[.D243]" office:value-type="float" office:value="0.852828025984753" calcext:value-type="float">
            <text:p>0.852828025984753</text:p>
          </table:table-cell>
          <table:table-cell table:formula="of:=[.E243]+[.$K$3]" office:value-type="float" office:value="0.00968000000000002" calcext:value-type="float">
            <text:p>0.00968</text:p>
          </table:table-cell>
          <table:table-cell table:formula="of:=(([.C243]/[.$K$5])-[.$K$3])/0.00000001" office:value-type="float" office:value="103438.633626258" calcext:value-type="float">
            <text:p>103439</text:p>
          </table:table-cell>
          <table:table-cell table:number-columns-repeated="10"/>
        </table:table-row>
        <table:table-row table:style-name="ro2">
          <table:table-cell table:formula="of:=NOW()+([.$K$10]*[.B245])" office:value-type="date" office:date-value="2041-01-02T08:51:00.1" calcext:value-type="date">
            <text:p>2041-01-02</text:p>
          </table:table-cell>
          <table:table-cell office:value-type="float" office:value="244" calcext:value-type="float">
            <text:p>244</text:p>
          </table:table-cell>
          <table:table-cell table:formula="of:=[.C244]*(([.$K$5]-1)/[.$K$5])-[.$K$3]" office:value-type="float" office:value="0.126706874231787" calcext:value-type="float">
            <text:p>0.126706874231787</text:p>
          </table:table-cell>
          <table:table-cell table:formula="of:=(([.C244]/[.$K$5])-[.$K$3])+[.D244]" office:value-type="float" office:value="0.853853125768213" calcext:value-type="float">
            <text:p>0.853853125768213</text:p>
          </table:table-cell>
          <table:table-cell table:formula="of:=[.E244]+[.$K$3]" office:value-type="float" office:value="0.00972000000000002" calcext:value-type="float">
            <text:p>0.00972</text:p>
          </table:table-cell>
          <table:table-cell table:formula="of:=(([.C244]/[.$K$5])-[.$K$3])/0.00000001" office:value-type="float" office:value="102509.978346039" calcext:value-type="float">
            <text:p>102510</text:p>
          </table:table-cell>
          <table:table-cell table:number-columns-repeated="10"/>
        </table:table-row>
        <table:table-row table:style-name="ro2">
          <table:table-cell table:formula="of:=NOW()+([.$K$10]*[.B246])" office:value-type="date" office:date-value="2041-01-30T03:31:00.1" calcext:value-type="date">
            <text:p>2041-01-30</text:p>
          </table:table-cell>
          <table:table-cell office:value-type="float" office:value="245" calcext:value-type="float">
            <text:p>245</text:p>
          </table:table-cell>
          <table:table-cell table:formula="of:=[.C245]*(([.$K$5]-1)/[.$K$5])-[.$K$3]" office:value-type="float" office:value="0.125610983613189" calcext:value-type="float">
            <text:p>0.125610983613189</text:p>
          </table:table-cell>
          <table:table-cell table:formula="of:=(([.C245]/[.$K$5])-[.$K$3])+[.D245]" office:value-type="float" office:value="0.854869016386811" calcext:value-type="float">
            <text:p>0.854869016386811</text:p>
          </table:table-cell>
          <table:table-cell table:formula="of:=[.E245]+[.$K$3]" office:value-type="float" office:value="0.00976000000000002" calcext:value-type="float">
            <text:p>0.00976</text:p>
          </table:table-cell>
          <table:table-cell table:formula="of:=(([.C245]/[.$K$5])-[.$K$3])/0.00000001" office:value-type="float" office:value="101589.061859822" calcext:value-type="float">
            <text:p>101589</text:p>
          </table:table-cell>
          <table:table-cell table:number-columns-repeated="10"/>
        </table:table-row>
        <table:table-row table:style-name="ro2">
          <table:table-cell table:formula="of:=NOW()+([.$K$10]*[.B247])" office:value-type="date" office:date-value="2041-02-26T22:11:00.1" calcext:value-type="date">
            <text:p>2041-02-26</text:p>
          </table:table-cell>
          <table:table-cell office:value-type="float" office:value="246" calcext:value-type="float">
            <text:p>246</text:p>
          </table:table-cell>
          <table:table-cell table:formula="of:=[.C246]*(([.$K$5]-1)/[.$K$5])-[.$K$3]" office:value-type="float" office:value="0.124524225416412" calcext:value-type="float">
            <text:p>0.124524225416412</text:p>
          </table:table-cell>
          <table:table-cell table:formula="of:=(([.C246]/[.$K$5])-[.$K$3])+[.D246]" office:value-type="float" office:value="0.855875774583588" calcext:value-type="float">
            <text:p>0.855875774583588</text:p>
          </table:table-cell>
          <table:table-cell table:formula="of:=[.E246]+[.$K$3]" office:value-type="float" office:value="0.00980000000000002" calcext:value-type="float">
            <text:p>0.0098</text:p>
          </table:table-cell>
          <table:table-cell table:formula="of:=(([.C246]/[.$K$5])-[.$K$3])/0.00000001" office:value-type="float" office:value="100675.819677657" calcext:value-type="float">
            <text:p>100676</text:p>
          </table:table-cell>
          <table:table-cell table:number-columns-repeated="10"/>
        </table:table-row>
        <table:table-row table:style-name="ro2">
          <table:table-cell table:formula="of:=NOW()+([.$K$10]*[.B248])" office:value-type="date" office:date-value="2041-03-26T16:51:00.1" calcext:value-type="date">
            <text:p>2041-03-26</text:p>
          </table:table-cell>
          <table:table-cell office:value-type="float" office:value="247" calcext:value-type="float">
            <text:p>247</text:p>
          </table:table-cell>
          <table:table-cell table:formula="of:=[.C247]*(([.$K$5]-1)/[.$K$5])-[.$K$3]" office:value-type="float" office:value="0.123446523537942" calcext:value-type="float">
            <text:p>0.123446523537942</text:p>
          </table:table-cell>
          <table:table-cell table:formula="of:=(([.C247]/[.$K$5])-[.$K$3])+[.D247]" office:value-type="float" office:value="0.856873476462058" calcext:value-type="float">
            <text:p>0.856873476462058</text:p>
          </table:table-cell>
          <table:table-cell table:formula="of:=[.E247]+[.$K$3]" office:value-type="float" office:value="0.00984000000000002" calcext:value-type="float">
            <text:p>0.00984</text:p>
          </table:table-cell>
          <table:table-cell table:formula="of:=(([.C247]/[.$K$5])-[.$K$3])/0.00000001" office:value-type="float" office:value="99770.1878470101" calcext:value-type="float">
            <text:p>99770</text:p>
          </table:table-cell>
          <table:table-cell table:number-columns-repeated="10"/>
        </table:table-row>
        <table:table-row table:style-name="ro2">
          <table:table-cell table:formula="of:=NOW()+([.$K$10]*[.B249])" office:value-type="date" office:date-value="2041-04-23T11:31:00.1" calcext:value-type="date">
            <text:p>2041-04-23</text:p>
          </table:table-cell>
          <table:table-cell office:value-type="float" office:value="248" calcext:value-type="float">
            <text:p>248</text:p>
          </table:table-cell>
          <table:table-cell table:formula="of:=[.C248]*(([.$K$5]-1)/[.$K$5])-[.$K$3]" office:value-type="float" office:value="0.122377802508459" calcext:value-type="float">
            <text:p>0.122377802508459</text:p>
          </table:table-cell>
          <table:table-cell table:formula="of:=(([.C248]/[.$K$5])-[.$K$3])+[.D248]" office:value-type="float" office:value="0.857862197491541" calcext:value-type="float">
            <text:p>0.857862197491541</text:p>
          </table:table-cell>
          <table:table-cell table:formula="of:=[.E248]+[.$K$3]" office:value-type="float" office:value="0.00988000000000002" calcext:value-type="float">
            <text:p>0.00988</text:p>
          </table:table-cell>
          <table:table-cell table:formula="of:=(([.C248]/[.$K$5])-[.$K$3])/0.00000001" office:value-type="float" office:value="98872.102948285" calcext:value-type="float">
            <text:p>98872</text:p>
          </table:table-cell>
          <table:table-cell table:number-columns-repeated="10"/>
        </table:table-row>
        <table:table-row table:style-name="ro2">
          <table:table-cell table:formula="of:=NOW()+([.$K$10]*[.B250])" office:value-type="date" office:date-value="2041-05-21T06:11:00.1" calcext:value-type="date">
            <text:p>2041-05-21</text:p>
          </table:table-cell>
          <table:table-cell office:value-type="float" office:value="249" calcext:value-type="float">
            <text:p>249</text:p>
          </table:table-cell>
          <table:table-cell table:formula="of:=[.C249]*(([.$K$5]-1)/[.$K$5])-[.$K$3]" office:value-type="float" office:value="0.121317987487555" calcext:value-type="float">
            <text:p>0.121317987487555</text:p>
          </table:table-cell>
          <table:table-cell table:formula="of:=(([.C249]/[.$K$5])-[.$K$3])+[.D249]" office:value-type="float" office:value="0.858842012512445" calcext:value-type="float">
            <text:p>0.858842012512445</text:p>
          </table:table-cell>
          <table:table-cell table:formula="of:=[.E249]+[.$K$3]" office:value-type="float" office:value="0.00992000000000002" calcext:value-type="float">
            <text:p>0.00992</text:p>
          </table:table-cell>
          <table:table-cell table:formula="of:=(([.C249]/[.$K$5])-[.$K$3])/0.00000001" office:value-type="float" office:value="97981.5020903827" calcext:value-type="float">
            <text:p>97982</text:p>
          </table:table-cell>
          <table:table-cell table:number-columns-repeated="10"/>
        </table:table-row>
        <table:table-row table:style-name="ro2">
          <table:table-cell table:formula="of:=NOW()+([.$K$10]*[.B251])" office:value-type="date" office:date-value="2041-06-18T00:51:00.1" calcext:value-type="date">
            <text:p>2041-06-18</text:p>
          </table:table-cell>
          <table:table-cell office:value-type="float" office:value="250" calcext:value-type="float">
            <text:p>250</text:p>
          </table:table-cell>
          <table:table-cell table:formula="of:=[.C250]*(([.$K$5]-1)/[.$K$5])-[.$K$3]" office:value-type="float" office:value="0.120267004258492" calcext:value-type="float">
            <text:p>0.120267004258492</text:p>
          </table:table-cell>
          <table:table-cell table:formula="of:=(([.C250]/[.$K$5])-[.$K$3])+[.D250]" office:value-type="float" office:value="0.859812995741508" calcext:value-type="float">
            <text:p>0.859812995741508</text:p>
          </table:table-cell>
          <table:table-cell table:formula="of:=[.E250]+[.$K$3]" office:value-type="float" office:value="0.00996000000000002" calcext:value-type="float">
            <text:p>0.00996</text:p>
          </table:table-cell>
          <table:table-cell table:formula="of:=(([.C250]/[.$K$5])-[.$K$3])/0.00000001" office:value-type="float" office:value="97098.3229062962" calcext:value-type="float">
            <text:p>97098</text:p>
          </table:table-cell>
          <table:table-cell table:number-columns-repeated="10"/>
        </table:table-row>
        <table:table-row table:style-name="ro2">
          <table:table-cell table:formula="of:=NOW()+([.$K$10]*[.B252])" office:value-type="date" office:date-value="2041-07-15T19:31:00.1" calcext:value-type="date">
            <text:p>2041-07-15</text:p>
          </table:table-cell>
          <table:table-cell office:value-type="float" office:value="251" calcext:value-type="float">
            <text:p>251</text:p>
          </table:table-cell>
          <table:table-cell table:formula="of:=[.C251]*(([.$K$5]-1)/[.$K$5])-[.$K$3]" office:value-type="float" office:value="0.119224779223005" calcext:value-type="float">
            <text:p>0.119224779223005</text:p>
          </table:table-cell>
          <table:table-cell table:formula="of:=(([.C251]/[.$K$5])-[.$K$3])+[.D251]" office:value-type="float" office:value="0.860775220776995" calcext:value-type="float">
            <text:p>0.860775220776995</text:p>
          </table:table-cell>
          <table:table-cell table:formula="of:=[.E251]+[.$K$3]" office:value-type="float" office:value="0.01" calcext:value-type="float">
            <text:p>0.01</text:p>
          </table:table-cell>
          <table:table-cell table:formula="of:=(([.C251]/[.$K$5])-[.$K$3])/0.00000001" office:value-type="float" office:value="96222.5035487437" calcext:value-type="float">
            <text:p>96223</text:p>
          </table:table-cell>
          <table:table-cell table:number-columns-repeated="10"/>
        </table:table-row>
        <table:table-row table:style-name="ro2">
          <table:table-cell table:formula="of:=NOW()+([.$K$10]*[.B253])" office:value-type="date" office:date-value="2041-08-12T14:11:00.1" calcext:value-type="date">
            <text:p>2041-08-12</text:p>
          </table:table-cell>
          <table:table-cell office:value-type="float" office:value="252" calcext:value-type="float">
            <text:p>252</text:p>
          </table:table-cell>
          <table:table-cell table:formula="of:=[.C252]*(([.$K$5]-1)/[.$K$5])-[.$K$3]" office:value-type="float" office:value="0.118191239396147" calcext:value-type="float">
            <text:p>0.118191239396147</text:p>
          </table:table-cell>
          <table:table-cell table:formula="of:=(([.C252]/[.$K$5])-[.$K$3])+[.D252]" office:value-type="float" office:value="0.861728760603854" calcext:value-type="float">
            <text:p>0.861728760603854</text:p>
          </table:table-cell>
          <table:table-cell table:formula="of:=[.E252]+[.$K$3]" office:value-type="float" office:value="0.01004" calcext:value-type="float">
            <text:p>0.01004</text:p>
          </table:table-cell>
          <table:table-cell table:formula="of:=(([.C252]/[.$K$5])-[.$K$3])/0.00000001" office:value-type="float" office:value="95353.9826858375" calcext:value-type="float">
            <text:p>95354</text:p>
          </table:table-cell>
          <table:table-cell table:number-columns-repeated="10"/>
        </table:table-row>
        <table:table-row table:style-name="ro2">
          <table:table-cell table:formula="of:=NOW()+([.$K$10]*[.B254])" office:value-type="date" office:date-value="2041-09-09T08:51:00.1" calcext:value-type="date">
            <text:p>2041-09-09</text:p>
          </table:table-cell>
          <table:table-cell office:value-type="float" office:value="253" calcext:value-type="float">
            <text:p>253</text:p>
          </table:table-cell>
          <table:table-cell table:formula="of:=[.C253]*(([.$K$5]-1)/[.$K$5])-[.$K$3]" office:value-type="float" office:value="0.117166312401179" calcext:value-type="float">
            <text:p>0.117166312401179</text:p>
          </table:table-cell>
          <table:table-cell table:formula="of:=(([.C253]/[.$K$5])-[.$K$3])+[.D253]" office:value-type="float" office:value="0.862673687598821" calcext:value-type="float">
            <text:p>0.862673687598821</text:p>
          </table:table-cell>
          <table:table-cell table:formula="of:=[.E253]+[.$K$3]" office:value-type="float" office:value="0.01008" calcext:value-type="float">
            <text:p>0.01008</text:p>
          </table:table-cell>
          <table:table-cell table:formula="of:=(([.C253]/[.$K$5])-[.$K$3])/0.00000001" office:value-type="float" office:value="94492.6994967889" calcext:value-type="float">
            <text:p>94493</text:p>
          </table:table-cell>
          <table:table-cell table:number-columns-repeated="10"/>
        </table:table-row>
        <table:table-row table:style-name="ro2">
          <table:table-cell table:formula="of:=NOW()+([.$K$10]*[.B255])" office:value-type="date" office:date-value="2041-10-07T03:31:00.1" calcext:value-type="date">
            <text:p>2041-10-07</text:p>
          </table:table-cell>
          <table:table-cell office:value-type="float" office:value="254" calcext:value-type="float">
            <text:p>254</text:p>
          </table:table-cell>
          <table:table-cell table:formula="of:=[.C254]*(([.$K$5]-1)/[.$K$5])-[.$K$3]" office:value-type="float" office:value="0.116149926464502" calcext:value-type="float">
            <text:p>0.116149926464502</text:p>
          </table:table-cell>
          <table:table-cell table:formula="of:=(([.C254]/[.$K$5])-[.$K$3])+[.D254]" office:value-type="float" office:value="0.863610073535498" calcext:value-type="float">
            <text:p>0.863610073535498</text:p>
          </table:table-cell>
          <table:table-cell table:formula="of:=[.E254]+[.$K$3]" office:value-type="float" office:value="0.01012" calcext:value-type="float">
            <text:p>0.01012</text:p>
          </table:table-cell>
          <table:table-cell table:formula="of:=(([.C254]/[.$K$5])-[.$K$3])/0.00000001" office:value-type="float" office:value="93638.593667649" calcext:value-type="float">
            <text:p>93639</text:p>
          </table:table-cell>
          <table:table-cell table:number-columns-repeated="10"/>
        </table:table-row>
        <table:table-row table:style-name="ro2">
          <table:table-cell table:formula="of:=NOW()+([.$K$10]*[.B256])" office:value-type="date" office:date-value="2041-11-03T22:11:00.1" calcext:value-type="date">
            <text:p>2041-11-03</text:p>
          </table:table-cell>
          <table:table-cell office:value-type="float" office:value="255" calcext:value-type="float">
            <text:p>255</text:p>
          </table:table-cell>
          <table:table-cell table:formula="of:=[.C255]*(([.$K$5]-1)/[.$K$5])-[.$K$3]" office:value-type="float" office:value="0.115142010410631" calcext:value-type="float">
            <text:p>0.115142010410631</text:p>
          </table:table-cell>
          <table:table-cell table:formula="of:=(([.C255]/[.$K$5])-[.$K$3])+[.D255]" office:value-type="float" office:value="0.864537989589369" calcext:value-type="float">
            <text:p>0.864537989589369</text:p>
          </table:table-cell>
          <table:table-cell table:formula="of:=[.E255]+[.$K$3]" office:value-type="float" office:value="0.01016" calcext:value-type="float">
            <text:p>0.01016</text:p>
          </table:table-cell>
          <table:table-cell table:formula="of:=(([.C255]/[.$K$5])-[.$K$3])/0.00000001" office:value-type="float" office:value="92791.6053870852" calcext:value-type="float">
            <text:p>92792</text:p>
          </table:table-cell>
          <table:table-cell table:number-columns-repeated="10"/>
        </table:table-row>
        <table:table-row table:style-name="ro2">
          <table:table-cell table:formula="of:=NOW()+([.$K$10]*[.B257])" office:value-type="date" office:date-value="2041-12-01T16:51:00.1" calcext:value-type="date">
            <text:p>2041-12-01</text:p>
          </table:table-cell>
          <table:table-cell office:value-type="float" office:value="256" calcext:value-type="float">
            <text:p>256</text:p>
          </table:table-cell>
          <table:table-cell table:formula="of:=[.C256]*(([.$K$5]-1)/[.$K$5])-[.$K$3]" office:value-type="float" office:value="0.114142493657209" calcext:value-type="float">
            <text:p>0.114142493657209</text:p>
          </table:table-cell>
          <table:table-cell table:formula="of:=(([.C256]/[.$K$5])-[.$K$3])+[.D256]" office:value-type="float" office:value="0.865457506342791" calcext:value-type="float">
            <text:p>0.865457506342791</text:p>
          </table:table-cell>
          <table:table-cell table:formula="of:=[.E256]+[.$K$3]" office:value-type="float" office:value="0.0102" calcext:value-type="float">
            <text:p>0.0102</text:p>
          </table:table-cell>
          <table:table-cell table:formula="of:=(([.C256]/[.$K$5])-[.$K$3])/0.00000001" office:value-type="float" office:value="91951.6753421928" calcext:value-type="float">
            <text:p>91952</text:p>
          </table:table-cell>
          <table:table-cell table:number-columns-repeated="10"/>
        </table:table-row>
        <table:table-row table:style-name="ro2">
          <table:table-cell table:formula="of:=NOW()+([.$K$10]*[.B258])" office:value-type="date" office:date-value="2041-12-29T11:31:00.1" calcext:value-type="date">
            <text:p>2041-12-29</text:p>
          </table:table-cell>
          <table:table-cell office:value-type="float" office:value="257" calcext:value-type="float">
            <text:p>257</text:p>
          </table:table-cell>
          <table:table-cell table:formula="of:=[.C257]*(([.$K$5]-1)/[.$K$5])-[.$K$3]" office:value-type="float" office:value="0.113151306210066" calcext:value-type="float">
            <text:p>0.113151306210066</text:p>
          </table:table-cell>
          <table:table-cell table:formula="of:=(([.C257]/[.$K$5])-[.$K$3])+[.D257]" office:value-type="float" office:value="0.866368693789934" calcext:value-type="float">
            <text:p>0.866368693789934</text:p>
          </table:table-cell>
          <table:table-cell table:formula="of:=[.E257]+[.$K$3]" office:value-type="float" office:value="0.01024" calcext:value-type="float">
            <text:p>0.01024</text:p>
          </table:table-cell>
          <table:table-cell table:formula="of:=(([.C257]/[.$K$5])-[.$K$3])/0.00000001" office:value-type="float" office:value="91118.7447143412" calcext:value-type="float">
            <text:p>91119</text:p>
          </table:table-cell>
          <table:table-cell table:number-columns-repeated="10"/>
        </table:table-row>
        <table:table-row table:style-name="ro2">
          <table:table-cell table:formula="of:=NOW()+([.$K$10]*[.B259])" office:value-type="date" office:date-value="2042-01-26T06:11:00.1" calcext:value-type="date">
            <text:p>2042-01-26</text:p>
          </table:table-cell>
          <table:table-cell office:value-type="float" office:value="258" calcext:value-type="float">
            <text:p>258</text:p>
          </table:table-cell>
          <table:table-cell table:formula="of:=[.C258]*(([.$K$5]-1)/[.$K$5])-[.$K$3]" office:value-type="float" office:value="0.112168378658316" calcext:value-type="float">
            <text:p>0.112168378658316</text:p>
          </table:table-cell>
          <table:table-cell table:formula="of:=(([.C258]/[.$K$5])-[.$K$3])+[.D258]" office:value-type="float" office:value="0.867271621341685" calcext:value-type="float">
            <text:p>0.867271621341685</text:p>
          </table:table-cell>
          <table:table-cell table:formula="of:=[.E258]+[.$K$3]" office:value-type="float" office:value="0.01028" calcext:value-type="float">
            <text:p>0.01028</text:p>
          </table:table-cell>
          <table:table-cell table:formula="of:=(([.C258]/[.$K$5])-[.$K$3])/0.00000001" office:value-type="float" office:value="90292.7551750551" calcext:value-type="float">
            <text:p>90293</text:p>
          </table:table-cell>
          <table:table-cell table:number-columns-repeated="10"/>
        </table:table-row>
        <table:table-row table:style-name="ro2">
          <table:table-cell table:formula="of:=NOW()+([.$K$10]*[.B260])" office:value-type="date" office:date-value="2042-02-23T00:51:00.1" calcext:value-type="date">
            <text:p>2042-02-23</text:p>
          </table:table-cell>
          <table:table-cell office:value-type="float" office:value="259" calcext:value-type="float">
            <text:p>259</text:p>
          </table:table-cell>
          <table:table-cell table:formula="of:=[.C259]*(([.$K$5]-1)/[.$K$5])-[.$K$3]" office:value-type="float" office:value="0.111193642169496" calcext:value-type="float">
            <text:p>0.111193642169496</text:p>
          </table:table-cell>
          <table:table-cell table:formula="of:=(([.C259]/[.$K$5])-[.$K$3])+[.D259]" office:value-type="float" office:value="0.868166357830504" calcext:value-type="float">
            <text:p>0.868166357830504</text:p>
          </table:table-cell>
          <table:table-cell table:formula="of:=[.E259]+[.$K$3]" office:value-type="float" office:value="0.01032" calcext:value-type="float">
            <text:p>0.01032</text:p>
          </table:table-cell>
          <table:table-cell table:formula="of:=(([.C259]/[.$K$5])-[.$K$3])/0.00000001" office:value-type="float" office:value="89473.6488819296" calcext:value-type="float">
            <text:p>89474</text:p>
          </table:table-cell>
          <table:table-cell table:number-columns-repeated="10"/>
        </table:table-row>
        <table:table-row table:style-name="ro2">
          <table:table-cell table:formula="of:=NOW()+([.$K$10]*[.B261])" office:value-type="date" office:date-value="2042-03-22T19:31:00.1" calcext:value-type="date">
            <text:p>2042-03-22</text:p>
          </table:table-cell>
          <table:table-cell office:value-type="float" office:value="260" calcext:value-type="float">
            <text:p>260</text:p>
          </table:table-cell>
          <table:table-cell table:formula="of:=[.C260]*(([.$K$5]-1)/[.$K$5])-[.$K$3]" office:value-type="float" office:value="0.11022702848475" calcext:value-type="float">
            <text:p>0.11022702848475</text:p>
          </table:table-cell>
          <table:table-cell table:formula="of:=(([.C260]/[.$K$5])-[.$K$3])+[.D260]" office:value-type="float" office:value="0.86905297151525" calcext:value-type="float">
            <text:p>0.86905297151525</text:p>
          </table:table-cell>
          <table:table-cell table:formula="of:=[.E260]+[.$K$3]" office:value-type="float" office:value="0.01036" calcext:value-type="float">
            <text:p>0.01036</text:p>
          </table:table-cell>
          <table:table-cell table:formula="of:=(([.C260]/[.$K$5])-[.$K$3])/0.00000001" office:value-type="float" office:value="88661.3684745802" calcext:value-type="float">
            <text:p>88661</text:p>
          </table:table-cell>
          <table:table-cell table:number-columns-repeated="10"/>
        </table:table-row>
        <table:table-row table:style-name="ro2">
          <table:table-cell table:formula="of:=NOW()+([.$K$10]*[.B262])" office:value-type="date" office:date-value="2042-04-19T14:11:00.1" calcext:value-type="date">
            <text:p>2042-04-19</text:p>
          </table:table-cell>
          <table:table-cell office:value-type="float" office:value="261" calcext:value-type="float">
            <text:p>261</text:p>
          </table:table-cell>
          <table:table-cell table:formula="of:=[.C261]*(([.$K$5]-1)/[.$K$5])-[.$K$3]" office:value-type="float" office:value="0.109268469914044" calcext:value-type="float">
            <text:p>0.109268469914044</text:p>
          </table:table-cell>
          <table:table-cell table:formula="of:=(([.C261]/[.$K$5])-[.$K$3])+[.D261]" office:value-type="float" office:value="0.869931530085956" calcext:value-type="float">
            <text:p>0.869931530085956</text:p>
          </table:table-cell>
          <table:table-cell table:formula="of:=[.E261]+[.$K$3]" office:value-type="float" office:value="0.0104" calcext:value-type="float">
            <text:p>0.0104</text:p>
          </table:table-cell>
          <table:table-cell table:formula="of:=(([.C261]/[.$K$5])-[.$K$3])/0.00000001" office:value-type="float" office:value="87855.8570706254" calcext:value-type="float">
            <text:p>87856</text:p>
          </table:table-cell>
          <table:table-cell table:number-columns-repeated="10"/>
        </table:table-row>
        <table:table-row table:style-name="ro2">
          <table:table-cell table:formula="of:=NOW()+([.$K$10]*[.B263])" office:value-type="date" office:date-value="2042-05-17T08:51:00.1" calcext:value-type="date">
            <text:p>2042-05-17</text:p>
          </table:table-cell>
          <table:table-cell office:value-type="float" office:value="262" calcext:value-type="float">
            <text:p>262</text:p>
          </table:table-cell>
          <table:table-cell table:formula="of:=[.C262]*(([.$K$5]-1)/[.$K$5])-[.$K$3]" office:value-type="float" office:value="0.108317899331427" calcext:value-type="float">
            <text:p>0.108317899331427</text:p>
          </table:table-cell>
          <table:table-cell table:formula="of:=(([.C262]/[.$K$5])-[.$K$3])+[.D262]" office:value-type="float" office:value="0.870802100668573" calcext:value-type="float">
            <text:p>0.870802100668573</text:p>
          </table:table-cell>
          <table:table-cell table:formula="of:=[.E262]+[.$K$3]" office:value-type="float" office:value="0.01044" calcext:value-type="float">
            <text:p>0.01044</text:p>
          </table:table-cell>
          <table:table-cell table:formula="of:=(([.C262]/[.$K$5])-[.$K$3])/0.00000001" office:value-type="float" office:value="87057.0582617035" calcext:value-type="float">
            <text:p>87057</text:p>
          </table:table-cell>
          <table:table-cell table:number-columns-repeated="10"/>
        </table:table-row>
        <table:table-row table:style-name="ro2">
          <table:table-cell table:formula="of:=NOW()+([.$K$10]*[.B264])" office:value-type="date" office:date-value="2042-06-14T03:31:00.1" calcext:value-type="date">
            <text:p>2042-06-14</text:p>
          </table:table-cell>
          <table:table-cell office:value-type="float" office:value="263" calcext:value-type="float">
            <text:p>263</text:p>
          </table:table-cell>
          <table:table-cell table:formula="of:=[.C263]*(([.$K$5]-1)/[.$K$5])-[.$K$3]" office:value-type="float" office:value="0.107375250170332" calcext:value-type="float">
            <text:p>0.107375250170332</text:p>
          </table:table-cell>
          <table:table-cell table:formula="of:=(([.C263]/[.$K$5])-[.$K$3])+[.D263]" office:value-type="float" office:value="0.871664749829668" calcext:value-type="float">
            <text:p>0.871664749829668</text:p>
          </table:table-cell>
          <table:table-cell table:formula="of:=[.E263]+[.$K$3]" office:value-type="float" office:value="0.01048" calcext:value-type="float">
            <text:p>0.01048</text:p>
          </table:table-cell>
          <table:table-cell table:formula="of:=(([.C263]/[.$K$5])-[.$K$3])/0.00000001" office:value-type="float" office:value="86264.9161095226" calcext:value-type="float">
            <text:p>86265</text:p>
          </table:table-cell>
          <table:table-cell table:number-columns-repeated="10"/>
        </table:table-row>
        <table:table-row table:style-name="ro2">
          <table:table-cell table:formula="of:=NOW()+([.$K$10]*[.B265])" office:value-type="date" office:date-value="2042-07-11T22:11:00.1" calcext:value-type="date">
            <text:p>2042-07-11</text:p>
          </table:table-cell>
          <table:table-cell office:value-type="float" office:value="264" calcext:value-type="float">
            <text:p>264</text:p>
          </table:table-cell>
          <table:table-cell table:formula="of:=[.C264]*(([.$K$5]-1)/[.$K$5])-[.$K$3]" office:value-type="float" office:value="0.106440456418912" calcext:value-type="float">
            <text:p>0.106440456418912</text:p>
          </table:table-cell>
          <table:table-cell table:formula="of:=(([.C264]/[.$K$5])-[.$K$3])+[.D264]" office:value-type="float" office:value="0.872519543581088" calcext:value-type="float">
            <text:p>0.872519543581088</text:p>
          </table:table-cell>
          <table:table-cell table:formula="of:=[.E264]+[.$K$3]" office:value-type="float" office:value="0.01052" calcext:value-type="float">
            <text:p>0.01052</text:p>
          </table:table-cell>
          <table:table-cell table:formula="of:=(([.C264]/[.$K$5])-[.$K$3])/0.00000001" office:value-type="float" office:value="85479.3751419433" calcext:value-type="float">
            <text:p>85479</text:p>
          </table:table-cell>
          <table:table-cell table:number-columns-repeated="10"/>
        </table:table-row>
        <table:table-row table:style-name="ro2">
          <table:table-cell table:formula="of:=NOW()+([.$K$10]*[.B266])" office:value-type="date" office:date-value="2042-08-08T16:51:00.1" calcext:value-type="date">
            <text:p>2042-08-08</text:p>
          </table:table-cell>
          <table:table-cell office:value-type="float" office:value="265" calcext:value-type="float">
            <text:p>265</text:p>
          </table:table-cell>
          <table:table-cell table:formula="of:=[.C265]*(([.$K$5]-1)/[.$K$5])-[.$K$3]" office:value-type="float" office:value="0.105513452615422" calcext:value-type="float">
            <text:p>0.105513452615422</text:p>
          </table:table-cell>
          <table:table-cell table:formula="of:=(([.C265]/[.$K$5])-[.$K$3])+[.D265]" office:value-type="float" office:value="0.873366547384579" calcext:value-type="float">
            <text:p>0.873366547384579</text:p>
          </table:table-cell>
          <table:table-cell table:formula="of:=[.E265]+[.$K$3]" office:value-type="float" office:value="0.01056" calcext:value-type="float">
            <text:p>0.01056</text:p>
          </table:table-cell>
          <table:table-cell table:formula="of:=(([.C265]/[.$K$5])-[.$K$3])/0.00000001" office:value-type="float" office:value="84700.3803490938" calcext:value-type="float">
            <text:p>84700</text:p>
          </table:table-cell>
          <table:table-cell table:number-columns-repeated="10"/>
        </table:table-row>
        <table:table-row table:style-name="ro2">
          <table:table-cell table:formula="of:=NOW()+([.$K$10]*[.B267])" office:value-type="date" office:date-value="2042-09-05T11:31:00.1" calcext:value-type="date">
            <text:p>2042-09-05</text:p>
          </table:table-cell>
          <table:table-cell office:value-type="float" office:value="266" calcext:value-type="float">
            <text:p>266</text:p>
          </table:table-cell>
          <table:table-cell table:formula="of:=[.C266]*(([.$K$5]-1)/[.$K$5])-[.$K$3]" office:value-type="float" office:value="0.104594173843626" calcext:value-type="float">
            <text:p>0.104594173843626</text:p>
          </table:table-cell>
          <table:table-cell table:formula="of:=(([.C266]/[.$K$5])-[.$K$3])+[.D266]" office:value-type="float" office:value="0.874205826156374" calcext:value-type="float">
            <text:p>0.874205826156374</text:p>
          </table:table-cell>
          <table:table-cell table:formula="of:=[.E266]+[.$K$3]" office:value-type="float" office:value="0.0106" calcext:value-type="float">
            <text:p>0.0106</text:p>
          </table:table-cell>
          <table:table-cell table:formula="of:=(([.C266]/[.$K$5])-[.$K$3])/0.00000001" office:value-type="float" office:value="83927.877179518" calcext:value-type="float">
            <text:p>83928</text:p>
          </table:table-cell>
          <table:table-cell table:number-columns-repeated="10"/>
        </table:table-row>
        <table:table-row table:style-name="ro2">
          <table:table-cell table:formula="of:=NOW()+([.$K$10]*[.B268])" office:value-type="date" office:date-value="2042-10-03T06:11:00.1" calcext:value-type="date">
            <text:p>2042-10-03</text:p>
          </table:table-cell>
          <table:table-cell office:value-type="float" office:value="267" calcext:value-type="float">
            <text:p>267</text:p>
          </table:table-cell>
          <table:table-cell table:formula="of:=[.C267]*(([.$K$5]-1)/[.$K$5])-[.$K$3]" office:value-type="float" office:value="0.103682555728263" calcext:value-type="float">
            <text:p>0.103682555728263</text:p>
          </table:table-cell>
          <table:table-cell table:formula="of:=(([.C267]/[.$K$5])-[.$K$3])+[.D267]" office:value-type="float" office:value="0.875037444271737" calcext:value-type="float">
            <text:p>0.875037444271737</text:p>
          </table:table-cell>
          <table:table-cell table:formula="of:=[.E267]+[.$K$3]" office:value-type="float" office:value="0.01064" calcext:value-type="float">
            <text:p>0.01064</text:p>
          </table:table-cell>
          <table:table-cell table:formula="of:=(([.C267]/[.$K$5])-[.$K$3])/0.00000001" office:value-type="float" office:value="83161.8115363553" calcext:value-type="float">
            <text:p>83162</text:p>
          </table:table-cell>
          <table:table-cell table:number-columns-repeated="10"/>
        </table:table-row>
        <table:table-row table:style-name="ro2">
          <table:table-cell table:formula="of:=NOW()+([.$K$10]*[.B269])" office:value-type="date" office:date-value="2042-10-31T00:51:00.1" calcext:value-type="date">
            <text:p>2042-10-31</text:p>
          </table:table-cell>
          <table:table-cell office:value-type="float" office:value="268" calcext:value-type="float">
            <text:p>268</text:p>
          </table:table-cell>
          <table:table-cell table:formula="of:=[.C268]*(([.$K$5]-1)/[.$K$5])-[.$K$3]" office:value-type="float" office:value="0.102778534430527" calcext:value-type="float">
            <text:p>0.102778534430527</text:p>
          </table:table-cell>
          <table:table-cell table:formula="of:=(([.C268]/[.$K$5])-[.$K$3])+[.D268]" office:value-type="float" office:value="0.875861465569473" calcext:value-type="float">
            <text:p>0.875861465569473</text:p>
          </table:table-cell>
          <table:table-cell table:formula="of:=[.E268]+[.$K$3]" office:value-type="float" office:value="0.01068" calcext:value-type="float">
            <text:p>0.01068</text:p>
          </table:table-cell>
          <table:table-cell table:formula="of:=(([.C268]/[.$K$5])-[.$K$3])/0.00000001" office:value-type="float" office:value="82402.1297735523" calcext:value-type="float">
            <text:p>82402</text:p>
          </table:table-cell>
          <table:table-cell table:number-columns-repeated="10"/>
        </table:table-row>
        <table:table-row table:style-name="ro2">
          <table:table-cell table:formula="of:=NOW()+([.$K$10]*[.B270])" office:value-type="date" office:date-value="2042-11-27T19:31:00.1" calcext:value-type="date">
            <text:p>2042-11-27</text:p>
          </table:table-cell>
          <table:table-cell office:value-type="float" office:value="269" calcext:value-type="float">
            <text:p>269</text:p>
          </table:table-cell>
          <table:table-cell table:formula="of:=[.C269]*(([.$K$5]-1)/[.$K$5])-[.$K$3]" office:value-type="float" office:value="0.101882046643606" calcext:value-type="float">
            <text:p>0.101882046643606</text:p>
          </table:table-cell>
          <table:table-cell table:formula="of:=(([.C269]/[.$K$5])-[.$K$3])+[.D269]" office:value-type="float" office:value="0.876677953356394" calcext:value-type="float">
            <text:p>0.876677953356394</text:p>
          </table:table-cell>
          <table:table-cell table:formula="of:=[.E269]+[.$K$3]" office:value-type="float" office:value="0.01072" calcext:value-type="float">
            <text:p>0.01072</text:p>
          </table:table-cell>
          <table:table-cell table:formula="of:=(([.C269]/[.$K$5])-[.$K$3])/0.00000001" office:value-type="float" office:value="81648.7786921061" calcext:value-type="float">
            <text:p>81649</text:p>
          </table:table-cell>
          <table:table-cell table:number-columns-repeated="10"/>
        </table:table-row>
        <table:table-row table:style-name="ro2">
          <table:table-cell table:formula="of:=NOW()+([.$K$10]*[.B271])" office:value-type="date" office:date-value="2042-12-25T14:11:00.1" calcext:value-type="date">
            <text:p>2042-12-25</text:p>
          </table:table-cell>
          <table:table-cell office:value-type="float" office:value="270" calcext:value-type="float">
            <text:p>270</text:p>
          </table:table-cell>
          <table:table-cell table:formula="of:=[.C270]*(([.$K$5]-1)/[.$K$5])-[.$K$3]" office:value-type="float" office:value="0.100993029588243" calcext:value-type="float">
            <text:p>0.100993029588243</text:p>
          </table:table-cell>
          <table:table-cell table:formula="of:=(([.C270]/[.$K$5])-[.$K$3])+[.D270]" office:value-type="float" office:value="0.877486970411757" calcext:value-type="float">
            <text:p>0.877486970411757</text:p>
          </table:table-cell>
          <table:table-cell table:formula="of:=[.E270]+[.$K$3]" office:value-type="float" office:value="0.01076" calcext:value-type="float">
            <text:p>0.01076</text:p>
          </table:table-cell>
          <table:table-cell table:formula="of:=(([.C270]/[.$K$5])-[.$K$3])/0.00000001" office:value-type="float" office:value="80901.7055363385" calcext:value-type="float">
            <text:p>80902</text:p>
          </table:table-cell>
          <table:table-cell table:number-columns-repeated="10"/>
        </table:table-row>
        <table:table-row table:style-name="ro2">
          <table:table-cell table:formula="of:=NOW()+([.$K$10]*[.B272])" office:value-type="date" office:date-value="2043-01-22T08:51:00.1" calcext:value-type="date">
            <text:p>2043-01-22</text:p>
          </table:table-cell>
          <table:table-cell office:value-type="float" office:value="271" calcext:value-type="float">
            <text:p>271</text:p>
          </table:table-cell>
          <table:table-cell table:formula="of:=[.C271]*(([.$K$5]-1)/[.$K$5])-[.$K$3]" office:value-type="float" office:value="0.100111421008341" calcext:value-type="float">
            <text:p>0.100111421008341</text:p>
          </table:table-cell>
          <table:table-cell table:formula="of:=(([.C271]/[.$K$5])-[.$K$3])+[.D271]" office:value-type="float" office:value="0.878288578991659" calcext:value-type="float">
            <text:p>0.878288578991659</text:p>
          </table:table-cell>
          <table:table-cell table:formula="of:=[.E271]+[.$K$3]" office:value-type="float" office:value="0.0108" calcext:value-type="float">
            <text:p>0.0108</text:p>
          </table:table-cell>
          <table:table-cell table:formula="of:=(([.C271]/[.$K$5])-[.$K$3])/0.00000001" office:value-type="float" office:value="80160.8579902024" calcext:value-type="float">
            <text:p>80161</text:p>
          </table:table-cell>
          <table:table-cell table:number-columns-repeated="10"/>
        </table:table-row>
        <table:table-row table:style-name="ro2">
          <table:table-cell table:formula="of:=NOW()+([.$K$10]*[.B273])" office:value-type="date" office:date-value="2043-02-19T03:31:00.1" calcext:value-type="date">
            <text:p>2043-02-19</text:p>
          </table:table-cell>
          <table:table-cell office:value-type="float" office:value="272" calcext:value-type="float">
            <text:p>272</text:p>
          </table:table-cell>
          <table:table-cell table:formula="of:=[.C272]*(([.$K$5]-1)/[.$K$5])-[.$K$3]" office:value-type="float" office:value="0.0992371591666047" calcext:value-type="float">
            <text:p>0.099237159166605</text:p>
          </table:table-cell>
          <table:table-cell table:formula="of:=(([.C272]/[.$K$5])-[.$K$3])+[.D272]" office:value-type="float" office:value="0.879082840833396" calcext:value-type="float">
            <text:p>0.879082840833396</text:p>
          </table:table-cell>
          <table:table-cell table:formula="of:=[.E272]+[.$K$3]" office:value-type="float" office:value="0.01084" calcext:value-type="float">
            <text:p>0.01084</text:p>
          </table:table-cell>
          <table:table-cell table:formula="of:=(([.C272]/[.$K$5])-[.$K$3])/0.00000001" office:value-type="float" office:value="79426.1841736174" calcext:value-type="float">
            <text:p>79426</text:p>
          </table:table-cell>
          <table:table-cell table:number-columns-repeated="10"/>
        </table:table-row>
        <table:table-row table:style-name="ro2">
          <table:table-cell table:formula="of:=NOW()+([.$K$10]*[.B274])" office:value-type="date" office:date-value="2043-03-18T22:11:00.1" calcext:value-type="date">
            <text:p>2043-03-18</text:p>
          </table:table-cell>
          <table:table-cell office:value-type="float" office:value="273" calcext:value-type="float">
            <text:p>273</text:p>
          </table:table-cell>
          <table:table-cell table:formula="of:=[.C273]*(([.$K$5]-1)/[.$K$5])-[.$K$3]" office:value-type="float" office:value="0.0983701828402163" calcext:value-type="float">
            <text:p>0.098370182840216</text:p>
          </table:table-cell>
          <table:table-cell table:formula="of:=(([.C273]/[.$K$5])-[.$K$3])+[.D273]" office:value-type="float" office:value="0.879869817159784" calcext:value-type="float">
            <text:p>0.879869817159784</text:p>
          </table:table-cell>
          <table:table-cell table:formula="of:=[.E273]+[.$K$3]" office:value-type="float" office:value="0.01088" calcext:value-type="float">
            <text:p>0.01088</text:p>
          </table:table-cell>
          <table:table-cell table:formula="of:=(([.C273]/[.$K$5])-[.$K$3])/0.00000001" office:value-type="float" office:value="78697.6326388372" calcext:value-type="float">
            <text:p>78698</text:p>
          </table:table-cell>
          <table:table-cell table:number-columns-repeated="10"/>
        </table:table-row>
        <table:table-row table:style-name="ro2">
          <table:table-cell table:formula="of:=NOW()+([.$K$10]*[.B275])" office:value-type="date" office:date-value="2043-04-15T16:51:00.1" calcext:value-type="date">
            <text:p>2043-04-15</text:p>
          </table:table-cell>
          <table:table-cell office:value-type="float" office:value="274" calcext:value-type="float">
            <text:p>274</text:p>
          </table:table-cell>
          <table:table-cell table:formula="of:=[.C274]*(([.$K$5]-1)/[.$K$5])-[.$K$3]" office:value-type="float" office:value="0.0975104313165479" calcext:value-type="float">
            <text:p>0.097510431316548</text:p>
          </table:table-cell>
          <table:table-cell table:formula="of:=(([.C274]/[.$K$5])-[.$K$3])+[.D274]" office:value-type="float" office:value="0.880649568683452" calcext:value-type="float">
            <text:p>0.880649568683452</text:p>
          </table:table-cell>
          <table:table-cell table:formula="of:=[.E274]+[.$K$3]" office:value-type="float" office:value="0.01092" calcext:value-type="float">
            <text:p>0.01092</text:p>
          </table:table-cell>
          <table:table-cell table:formula="of:=(([.C274]/[.$K$5])-[.$K$3])/0.00000001" office:value-type="float" office:value="77975.1523668469" calcext:value-type="float">
            <text:p>77975</text:p>
          </table:table-cell>
          <table:table-cell table:number-columns-repeated="10"/>
        </table:table-row>
        <table:table-row table:style-name="ro2">
          <table:table-cell table:formula="of:=NOW()+([.$K$10]*[.B276])" office:value-type="date" office:date-value="2043-05-13T11:31:00.1" calcext:value-type="date">
            <text:p>2043-05-13</text:p>
          </table:table-cell>
          <table:table-cell office:value-type="float" office:value="275" calcext:value-type="float">
            <text:p>275</text:p>
          </table:table-cell>
          <table:table-cell table:formula="of:=[.C275]*(([.$K$5]-1)/[.$K$5])-[.$K$3]" office:value-type="float" office:value="0.09665784438891" calcext:value-type="float">
            <text:p>0.09665784438891</text:p>
          </table:table-cell>
          <table:table-cell table:formula="of:=(([.C275]/[.$K$5])-[.$K$3])+[.D275]" office:value-type="float" office:value="0.88142215561109" calcext:value-type="float">
            <text:p>0.88142215561109</text:p>
          </table:table-cell>
          <table:table-cell table:formula="of:=[.E275]+[.$K$3]" office:value-type="float" office:value="0.01096" calcext:value-type="float">
            <text:p>0.01096</text:p>
          </table:table-cell>
          <table:table-cell table:formula="of:=(([.C275]/[.$K$5])-[.$K$3])/0.00000001" office:value-type="float" office:value="77258.6927637899" calcext:value-type="float">
            <text:p>77259</text:p>
          </table:table-cell>
          <table:table-cell table:number-columns-repeated="10"/>
        </table:table-row>
        <table:table-row table:style-name="ro2">
          <table:table-cell table:formula="of:=NOW()+([.$K$10]*[.B277])" office:value-type="date" office:date-value="2043-06-10T06:11:00.1" calcext:value-type="date">
            <text:p>2043-06-10</text:p>
          </table:table-cell>
          <table:table-cell office:value-type="float" office:value="276" calcext:value-type="float">
            <text:p>276</text:p>
          </table:table-cell>
          <table:table-cell table:formula="of:=[.C276]*(([.$K$5]-1)/[.$K$5])-[.$K$3]" office:value-type="float" office:value="0.0958123623523357" calcext:value-type="float">
            <text:p>0.095812362352336</text:p>
          </table:table-cell>
          <table:table-cell table:formula="of:=(([.C276]/[.$K$5])-[.$K$3])+[.D276]" office:value-type="float" office:value="0.882187637647665" calcext:value-type="float">
            <text:p>0.882187637647665</text:p>
          </table:table-cell>
          <table:table-cell table:formula="of:=[.E276]+[.$K$3]" office:value-type="float" office:value="0.011" calcext:value-type="float">
            <text:p>0.011</text:p>
          </table:table-cell>
          <table:table-cell table:formula="of:=(([.C276]/[.$K$5])-[.$K$3])/0.00000001" office:value-type="float" office:value="76548.203657425" calcext:value-type="float">
            <text:p>76548</text:p>
          </table:table-cell>
          <table:table-cell table:number-columns-repeated="10"/>
        </table:table-row>
        <table:table-row table:style-name="ro2">
          <table:table-cell table:formula="of:=NOW()+([.$K$10]*[.B278])" office:value-type="date" office:date-value="2043-07-08T00:51:00.1" calcext:value-type="date">
            <text:p>2043-07-08</text:p>
          </table:table-cell>
          <table:table-cell office:value-type="float" office:value="277" calcext:value-type="float">
            <text:p>277</text:p>
          </table:table-cell>
          <table:table-cell table:formula="of:=[.C277]*(([.$K$5]-1)/[.$K$5])-[.$K$3]" office:value-type="float" office:value="0.0949739259993996" calcext:value-type="float">
            <text:p>0.0949739259994</text:p>
          </table:table-cell>
          <table:table-cell table:formula="of:=(([.C277]/[.$K$5])-[.$K$3])+[.D277]" office:value-type="float" office:value="0.882946074000601" calcext:value-type="float">
            <text:p>0.882946074000601</text:p>
          </table:table-cell>
          <table:table-cell table:formula="of:=[.E277]+[.$K$3]" office:value-type="float" office:value="0.01104" calcext:value-type="float">
            <text:p>0.01104</text:p>
          </table:table-cell>
          <table:table-cell table:formula="of:=(([.C277]/[.$K$5])-[.$K$3])/0.00000001" office:value-type="float" office:value="75843.6352936131" calcext:value-type="float">
            <text:p>75844</text:p>
          </table:table-cell>
          <table:table-cell table:number-columns-repeated="10"/>
        </table:table-row>
        <table:table-row table:style-name="ro2">
          <table:table-cell table:formula="of:=NOW()+([.$K$10]*[.B279])" office:value-type="date" office:date-value="2043-08-04T19:31:00.1" calcext:value-type="date">
            <text:p>2043-08-04</text:p>
          </table:table-cell>
          <table:table-cell office:value-type="float" office:value="278" calcext:value-type="float">
            <text:p>278</text:p>
          </table:table-cell>
          <table:table-cell table:formula="of:=[.C278]*(([.$K$5]-1)/[.$K$5])-[.$K$3]" office:value-type="float" office:value="0.0941424766160713" calcext:value-type="float">
            <text:p>0.094142476616071</text:p>
          </table:table-cell>
          <table:table-cell table:formula="of:=(([.C278]/[.$K$5])-[.$K$3])+[.D278]" office:value-type="float" office:value="0.883697523383929" calcext:value-type="float">
            <text:p>0.883697523383929</text:p>
          </table:table-cell>
          <table:table-cell table:formula="of:=[.E278]+[.$K$3]" office:value-type="float" office:value="0.01108" calcext:value-type="float">
            <text:p>0.01108</text:p>
          </table:table-cell>
          <table:table-cell table:formula="of:=(([.C278]/[.$K$5])-[.$K$3])/0.00000001" office:value-type="float" office:value="75144.938332833" calcext:value-type="float">
            <text:p>75145</text:p>
          </table:table-cell>
          <table:table-cell table:number-columns-repeated="10"/>
        </table:table-row>
        <table:table-row table:style-name="ro2">
          <table:table-cell table:formula="of:=NOW()+([.$K$10]*[.B280])" office:value-type="date" office:date-value="2043-09-01T14:11:00.1" calcext:value-type="date">
            <text:p>2043-09-01</text:p>
          </table:table-cell>
          <table:table-cell office:value-type="float" office:value="279" calcext:value-type="float">
            <text:p>279</text:p>
          </table:table-cell>
          <table:table-cell table:formula="of:=[.C279]*(([.$K$5]-1)/[.$K$5])-[.$K$3]" office:value-type="float" office:value="0.093317955977604" calcext:value-type="float">
            <text:p>0.093317955977604</text:p>
          </table:table-cell>
          <table:table-cell table:formula="of:=(([.C279]/[.$K$5])-[.$K$3])+[.D279]" office:value-type="float" office:value="0.884442044022396" calcext:value-type="float">
            <text:p>0.884442044022396</text:p>
          </table:table-cell>
          <table:table-cell table:formula="of:=[.E279]+[.$K$3]" office:value-type="float" office:value="0.01112" calcext:value-type="float">
            <text:p>0.01112</text:p>
          </table:table-cell>
          <table:table-cell table:formula="of:=(([.C279]/[.$K$5])-[.$K$3])/0.00000001" office:value-type="float" office:value="74452.0638467261" calcext:value-type="float">
            <text:p>74452</text:p>
          </table:table-cell>
          <table:table-cell table:number-columns-repeated="10"/>
        </table:table-row>
        <table:table-row table:style-name="ro2">
          <table:table-cell table:formula="of:=NOW()+([.$K$10]*[.B281])" office:value-type="date" office:date-value="2043-09-29T08:51:00.1" calcext:value-type="date">
            <text:p>2043-09-29</text:p>
          </table:table-cell>
          <table:table-cell office:value-type="float" office:value="280" calcext:value-type="float">
            <text:p>280</text:p>
          </table:table-cell>
          <table:table-cell table:formula="of:=[.C280]*(([.$K$5]-1)/[.$K$5])-[.$K$3]" office:value-type="float" office:value="0.0925003063444573" calcext:value-type="float">
            <text:p>0.092500306344457</text:p>
          </table:table-cell>
          <table:table-cell table:formula="of:=(([.C280]/[.$K$5])-[.$K$3])+[.D280]" office:value-type="float" office:value="0.885179693655543" calcext:value-type="float">
            <text:p>0.885179693655543</text:p>
          </table:table-cell>
          <table:table-cell table:formula="of:=[.E280]+[.$K$3]" office:value-type="float" office:value="0.01116" calcext:value-type="float">
            <text:p>0.01116</text:p>
          </table:table-cell>
          <table:table-cell table:formula="of:=(([.C280]/[.$K$5])-[.$K$3])/0.00000001" office:value-type="float" office:value="73764.96331467" calcext:value-type="float">
            <text:p>73765</text:p>
          </table:table-cell>
          <table:table-cell table:number-columns-repeated="10"/>
        </table:table-row>
        <table:table-row table:style-name="ro2">
          <table:table-cell table:formula="of:=NOW()+([.$K$10]*[.B282])" office:value-type="date" office:date-value="2043-10-27T03:31:00.1" calcext:value-type="date">
            <text:p>2043-10-27</text:p>
          </table:table-cell>
          <table:table-cell office:value-type="float" office:value="281" calcext:value-type="float">
            <text:p>281</text:p>
          </table:table-cell>
          <table:table-cell table:formula="of:=[.C281]*(([.$K$5]-1)/[.$K$5])-[.$K$3]" office:value-type="float" office:value="0.0916894704582535" calcext:value-type="float">
            <text:p>0.091689470458254</text:p>
          </table:table-cell>
          <table:table-cell table:formula="of:=(([.C281]/[.$K$5])-[.$K$3])+[.D281]" office:value-type="float" office:value="0.885910529541747" calcext:value-type="float">
            <text:p>0.885910529541747</text:p>
          </table:table-cell>
          <table:table-cell table:formula="of:=[.E281]+[.$K$3]" office:value-type="float" office:value="0.0112" calcext:value-type="float">
            <text:p>0.0112</text:p>
          </table:table-cell>
          <table:table-cell table:formula="of:=(([.C281]/[.$K$5])-[.$K$3])/0.00000001" office:value-type="float" office:value="73083.5886203811" calcext:value-type="float">
            <text:p>73084</text:p>
          </table:table-cell>
          <table:table-cell table:number-columns-repeated="10"/>
        </table:table-row>
        <table:table-row table:style-name="ro2">
          <table:table-cell table:formula="of:=NOW()+([.$K$10]*[.B283])" office:value-type="date" office:date-value="2043-11-23T22:11:00.1" calcext:value-type="date">
            <text:p>2043-11-23</text:p>
          </table:table-cell>
          <table:table-cell office:value-type="float" office:value="282" calcext:value-type="float">
            <text:p>282</text:p>
          </table:table-cell>
          <table:table-cell table:formula="of:=[.C282]*(([.$K$5]-1)/[.$K$5])-[.$K$3]" office:value-type="float" office:value="0.0908853915377681" calcext:value-type="float">
            <text:p>0.090885391537768</text:p>
          </table:table-cell>
          <table:table-cell table:formula="of:=(([.C282]/[.$K$5])-[.$K$3])+[.D282]" office:value-type="float" office:value="0.886634608462232" calcext:value-type="float">
            <text:p>0.886634608462232</text:p>
          </table:table-cell>
          <table:table-cell table:formula="of:=[.E282]+[.$K$3]" office:value-type="float" office:value="0.01124" calcext:value-type="float">
            <text:p>0.01124</text:p>
          </table:table-cell>
          <table:table-cell table:formula="of:=(([.C282]/[.$K$5])-[.$K$3])/0.00000001" office:value-type="float" office:value="72407.8920485446" calcext:value-type="float">
            <text:p>72408</text:p>
          </table:table-cell>
          <table:table-cell table:number-columns-repeated="10"/>
        </table:table-row>
        <table:table-row table:style-name="ro2">
          <table:table-cell table:formula="of:=NOW()+([.$K$10]*[.B284])" office:value-type="date" office:date-value="2043-12-21T16:51:00.1" calcext:value-type="date">
            <text:p>2043-12-21</text:p>
          </table:table-cell>
          <table:table-cell office:value-type="float" office:value="283" calcext:value-type="float">
            <text:p>283</text:p>
          </table:table-cell>
          <table:table-cell table:formula="of:=[.C283]*(([.$K$5]-1)/[.$K$5])-[.$K$3]" office:value-type="float" office:value="0.0900880132749533" calcext:value-type="float">
            <text:p>0.090088013274953</text:p>
          </table:table-cell>
          <table:table-cell table:formula="of:=(([.C283]/[.$K$5])-[.$K$3])+[.D283]" office:value-type="float" office:value="0.887351986725047" calcext:value-type="float">
            <text:p>0.887351986725047</text:p>
          </table:table-cell>
          <table:table-cell table:formula="of:=[.E283]+[.$K$3]" office:value-type="float" office:value="0.01128" calcext:value-type="float">
            <text:p>0.01128</text:p>
          </table:table-cell>
          <table:table-cell table:formula="of:=(([.C283]/[.$K$5])-[.$K$3])/0.00000001" office:value-type="float" office:value="71737.8262814734" calcext:value-type="float">
            <text:p>71738</text:p>
          </table:table-cell>
          <table:table-cell table:number-columns-repeated="10"/>
        </table:table-row>
        <table:table-row table:style-name="ro2">
          <table:table-cell table:formula="of:=NOW()+([.$K$10]*[.B285])" office:value-type="date" office:date-value="2044-01-18T11:31:00.1" calcext:value-type="date">
            <text:p>2044-01-18</text:p>
          </table:table-cell>
          <table:table-cell office:value-type="float" office:value="284" calcext:value-type="float">
            <text:p>284</text:p>
          </table:table-cell>
          <table:table-cell table:formula="of:=[.C284]*(([.$K$5]-1)/[.$K$5])-[.$K$3]" office:value-type="float" office:value="0.0892972798309954" calcext:value-type="float">
            <text:p>0.089297279830995</text:p>
          </table:table-cell>
          <table:table-cell table:formula="of:=(([.C284]/[.$K$5])-[.$K$3])+[.D284]" office:value-type="float" office:value="0.888062720169005" calcext:value-type="float">
            <text:p>0.888062720169005</text:p>
          </table:table-cell>
          <table:table-cell table:formula="of:=[.E284]+[.$K$3]" office:value-type="float" office:value="0.01132" calcext:value-type="float">
            <text:p>0.01132</text:p>
          </table:table-cell>
          <table:table-cell table:formula="of:=(([.C284]/[.$K$5])-[.$K$3])/0.00000001" office:value-type="float" office:value="71073.3443957945" calcext:value-type="float">
            <text:p>71073</text:p>
          </table:table-cell>
          <table:table-cell table:number-columns-repeated="10"/>
        </table:table-row>
        <table:table-row table:style-name="ro2">
          <table:table-cell table:formula="of:=NOW()+([.$K$10]*[.B286])" office:value-type="date" office:date-value="2044-02-15T06:11:00.1" calcext:value-type="date">
            <text:p>2044-02-15</text:p>
          </table:table-cell>
          <table:table-cell office:value-type="float" office:value="285" calcext:value-type="float">
            <text:p>285</text:p>
          </table:table-cell>
          <table:table-cell table:formula="of:=[.C285]*(([.$K$5]-1)/[.$K$5])-[.$K$3]" office:value-type="float" office:value="0.0885131358324038" calcext:value-type="float">
            <text:p>0.088513135832404</text:p>
          </table:table-cell>
          <table:table-cell table:formula="of:=(([.C285]/[.$K$5])-[.$K$3])+[.D285]" office:value-type="float" office:value="0.888766864167597" calcext:value-type="float">
            <text:p>0.888766864167597</text:p>
          </table:table-cell>
          <table:table-cell table:formula="of:=[.E285]+[.$K$3]" office:value-type="float" office:value="0.01136" calcext:value-type="float">
            <text:p>0.01136</text:p>
          </table:table-cell>
          <table:table-cell table:formula="of:=(([.C285]/[.$K$5])-[.$K$3])/0.00000001" office:value-type="float" office:value="70414.3998591628" calcext:value-type="float">
            <text:p>70414</text:p>
          </table:table-cell>
          <table:table-cell table:number-columns-repeated="10"/>
        </table:table-row>
        <table:table-row table:style-name="ro2">
          <table:table-cell table:formula="of:=NOW()+([.$K$10]*[.B287])" office:value-type="date" office:date-value="2044-03-14T00:51:00.1" calcext:value-type="date">
            <text:p>2044-03-14</text:p>
          </table:table-cell>
          <table:table-cell office:value-type="float" office:value="286" calcext:value-type="float">
            <text:p>286</text:p>
          </table:table-cell>
          <table:table-cell table:formula="of:=[.C286]*(([.$K$5]-1)/[.$K$5])-[.$K$3]" office:value-type="float" office:value="0.0877355263671337" calcext:value-type="float">
            <text:p>0.087735526367134</text:p>
          </table:table-cell>
          <table:table-cell table:formula="of:=(([.C286]/[.$K$5])-[.$K$3])+[.D286]" office:value-type="float" office:value="0.889464473632867" calcext:value-type="float">
            <text:p>0.889464473632867</text:p>
          </table:table-cell>
          <table:table-cell table:formula="of:=[.E286]+[.$K$3]" office:value-type="float" office:value="0.0114" calcext:value-type="float">
            <text:p>0.0114</text:p>
          </table:table-cell>
          <table:table-cell table:formula="of:=(([.C286]/[.$K$5])-[.$K$3])/0.00000001" office:value-type="float" office:value="69760.9465270032" calcext:value-type="float">
            <text:p>69761</text:p>
          </table:table-cell>
          <table:table-cell table:number-columns-repeated="10"/>
        </table:table-row>
        <table:table-row table:style-name="ro2">
          <table:table-cell table:formula="of:=NOW()+([.$K$10]*[.B288])" office:value-type="date" office:date-value="2044-04-10T19:31:00.1" calcext:value-type="date">
            <text:p>2044-04-10</text:p>
          </table:table-cell>
          <table:table-cell office:value-type="float" office:value="287" calcext:value-type="float">
            <text:p>287</text:p>
          </table:table-cell>
          <table:table-cell table:formula="of:=[.C287]*(([.$K$5]-1)/[.$K$5])-[.$K$3]" office:value-type="float" office:value="0.086964396980741" calcext:value-type="float">
            <text:p>0.086964396980741</text:p>
          </table:table-cell>
          <table:table-cell table:formula="of:=(([.C287]/[.$K$5])-[.$K$3])+[.D287]" office:value-type="float" office:value="0.890155603019259" calcext:value-type="float">
            <text:p>0.890155603019259</text:p>
          </table:table-cell>
          <table:table-cell table:formula="of:=[.E287]+[.$K$3]" office:value-type="float" office:value="0.01144" calcext:value-type="float">
            <text:p>0.01144</text:p>
          </table:table-cell>
          <table:table-cell table:formula="of:=(([.C287]/[.$K$5])-[.$K$3])/0.00000001" office:value-type="float" office:value="69112.9386392781" calcext:value-type="float">
            <text:p>69113</text:p>
          </table:table-cell>
          <table:table-cell table:number-columns-repeated="10"/>
        </table:table-row>
        <table:table-row table:style-name="ro2">
          <table:table-cell table:formula="of:=NOW()+([.$K$10]*[.B289])" office:value-type="date" office:date-value="2044-05-08T14:11:00.1" calcext:value-type="date">
            <text:p>2044-05-08</text:p>
          </table:table-cell>
          <table:table-cell office:value-type="float" office:value="288" calcext:value-type="float">
            <text:p>288</text:p>
          </table:table-cell>
          <table:table-cell table:formula="of:=[.C288]*(([.$K$5]-1)/[.$K$5])-[.$K$3]" office:value-type="float" office:value="0.0861996936725681" calcext:value-type="float">
            <text:p>0.086199693672568</text:p>
          </table:table-cell>
          <table:table-cell table:formula="of:=(([.C288]/[.$K$5])-[.$K$3])+[.D288]" office:value-type="float" office:value="0.890840306327432" calcext:value-type="float">
            <text:p>0.890840306327432</text:p>
          </table:table-cell>
          <table:table-cell table:formula="of:=[.E288]+[.$K$3]" office:value-type="float" office:value="0.01148" calcext:value-type="float">
            <text:p>0.01148</text:p>
          </table:table-cell>
          <table:table-cell table:formula="of:=(([.C288]/[.$K$5])-[.$K$3])/0.00000001" office:value-type="float" office:value="68470.3308172842" calcext:value-type="float">
            <text:p>68470</text:p>
          </table:table-cell>
          <table:table-cell table:number-columns-repeated="10"/>
        </table:table-row>
        <table:table-row table:style-name="ro2">
          <table:table-cell table:formula="of:=NOW()+([.$K$10]*[.B290])" office:value-type="date" office:date-value="2044-06-05T08:51:00.1" calcext:value-type="date">
            <text:p>2044-06-05</text:p>
          </table:table-cell>
          <table:table-cell office:value-type="float" office:value="289" calcext:value-type="float">
            <text:p>289</text:p>
          </table:table-cell>
          <table:table-cell table:formula="of:=[.C289]*(([.$K$5]-1)/[.$K$5])-[.$K$3]" office:value-type="float" office:value="0.0854413628919634" calcext:value-type="float">
            <text:p>0.085441362891963</text:p>
          </table:table-cell>
          <table:table-cell table:formula="of:=(([.C289]/[.$K$5])-[.$K$3])+[.D289]" office:value-type="float" office:value="0.891518637108037" calcext:value-type="float">
            <text:p>0.891518637108037</text:p>
          </table:table-cell>
          <table:table-cell table:formula="of:=[.E289]+[.$K$3]" office:value-type="float" office:value="0.01152" calcext:value-type="float">
            <text:p>0.01152</text:p>
          </table:table-cell>
          <table:table-cell table:formula="of:=(([.C289]/[.$K$5])-[.$K$3])/0.00000001" office:value-type="float" office:value="67833.0780604735" calcext:value-type="float">
            <text:p>67833</text:p>
          </table:table-cell>
          <table:table-cell table:number-columns-repeated="10"/>
        </table:table-row>
        <table:table-row table:style-name="ro2">
          <table:table-cell table:formula="of:=NOW()+([.$K$10]*[.B291])" office:value-type="date" office:date-value="2044-07-03T03:31:00.1" calcext:value-type="date">
            <text:p>2044-07-03</text:p>
          </table:table-cell>
          <table:table-cell office:value-type="float" office:value="290" calcext:value-type="float">
            <text:p>290</text:p>
          </table:table-cell>
          <table:table-cell table:formula="of:=[.C290]*(([.$K$5]-1)/[.$K$5])-[.$K$3]" office:value-type="float" office:value="0.0846893515345304" calcext:value-type="float">
            <text:p>0.08468935153453</text:p>
          </table:table-cell>
          <table:table-cell table:formula="of:=(([.C290]/[.$K$5])-[.$K$3])+[.D290]" office:value-type="float" office:value="0.89219064846547" calcext:value-type="float">
            <text:p>0.89219064846547</text:p>
          </table:table-cell>
          <table:table-cell table:formula="of:=[.E290]+[.$K$3]" office:value-type="float" office:value="0.01156" calcext:value-type="float">
            <text:p>0.01156</text:p>
          </table:table-cell>
          <table:table-cell table:formula="of:=(([.C290]/[.$K$5])-[.$K$3])/0.00000001" office:value-type="float" office:value="67201.1357433028" calcext:value-type="float">
            <text:p>67201</text:p>
          </table:table-cell>
          <table:table-cell table:number-columns-repeated="10"/>
        </table:table-row>
        <table:table-row table:style-name="ro2">
          <table:table-cell table:formula="of:=NOW()+([.$K$10]*[.B292])" office:value-type="date" office:date-value="2044-07-30T22:11:00.1" calcext:value-type="date">
            <text:p>2044-07-30</text:p>
          </table:table-cell>
          <table:table-cell office:value-type="float" office:value="291" calcext:value-type="float">
            <text:p>291</text:p>
          </table:table-cell>
          <table:table-cell table:formula="of:=[.C291]*(([.$K$5]-1)/[.$K$5])-[.$K$3]" office:value-type="float" office:value="0.0839436069384093" calcext:value-type="float">
            <text:p>0.083943606938409</text:p>
          </table:table-cell>
          <table:table-cell table:formula="of:=(([.C291]/[.$K$5])-[.$K$3])+[.D291]" office:value-type="float" office:value="0.892856393061591" calcext:value-type="float">
            <text:p>0.892856393061591</text:p>
          </table:table-cell>
          <table:table-cell table:formula="of:=[.E291]+[.$K$3]" office:value-type="float" office:value="0.0116" calcext:value-type="float">
            <text:p>0.0116</text:p>
          </table:table-cell>
          <table:table-cell table:formula="of:=(([.C291]/[.$K$5])-[.$K$3])/0.00000001" office:value-type="float" office:value="66574.4596121086" calcext:value-type="float">
            <text:p>66574</text:p>
          </table:table-cell>
          <table:table-cell table:number-columns-repeated="10"/>
        </table:table-row>
        <table:table-row table:style-name="ro2">
          <table:table-cell table:formula="of:=NOW()+([.$K$10]*[.B293])" office:value-type="date" office:date-value="2044-08-27T16:51:00.1" calcext:value-type="date">
            <text:p>2044-08-27</text:p>
          </table:table-cell>
          <table:table-cell office:value-type="float" office:value="292" calcext:value-type="float">
            <text:p>292</text:p>
          </table:table-cell>
          <table:table-cell table:formula="of:=[.C292]*(([.$K$5]-1)/[.$K$5])-[.$K$3]" office:value-type="float" office:value="0.0832040768805892" calcext:value-type="float">
            <text:p>0.083204076880589</text:p>
          </table:table-cell>
          <table:table-cell table:formula="of:=(([.C292]/[.$K$5])-[.$K$3])+[.D292]" office:value-type="float" office:value="0.893515923119411" calcext:value-type="float">
            <text:p>0.893515923119411</text:p>
          </table:table-cell>
          <table:table-cell table:formula="of:=[.E292]+[.$K$3]" office:value-type="float" office:value="0.01164" calcext:value-type="float">
            <text:p>0.01164</text:p>
          </table:table-cell>
          <table:table-cell table:formula="of:=(([.C292]/[.$K$5])-[.$K$3])/0.00000001" office:value-type="float" office:value="65953.0057820078" calcext:value-type="float">
            <text:p>65953</text:p>
          </table:table-cell>
          <table:table-cell table:number-columns-repeated="10"/>
        </table:table-row>
        <table:table-row table:style-name="ro2">
          <table:table-cell table:formula="of:=NOW()+([.$K$10]*[.B294])" office:value-type="date" office:date-value="2044-09-24T11:31:00.1" calcext:value-type="date">
            <text:p>2044-09-24</text:p>
          </table:table-cell>
          <table:table-cell office:value-type="float" office:value="293" calcext:value-type="float">
            <text:p>293</text:p>
          </table:table-cell>
          <table:table-cell table:formula="of:=[.C293]*(([.$K$5]-1)/[.$K$5])-[.$K$3]" office:value-type="float" office:value="0.082470709573251" calcext:value-type="float">
            <text:p>0.082470709573251</text:p>
          </table:table-cell>
          <table:table-cell table:formula="of:=(([.C293]/[.$K$5])-[.$K$3])+[.D293]" office:value-type="float" office:value="0.894169290426749" calcext:value-type="float">
            <text:p>0.894169290426749</text:p>
          </table:table-cell>
          <table:table-cell table:formula="of:=[.E293]+[.$K$3]" office:value-type="float" office:value="0.01168" calcext:value-type="float">
            <text:p>0.01168</text:p>
          </table:table-cell>
          <table:table-cell table:formula="of:=(([.C293]/[.$K$5])-[.$K$3])/0.00000001" office:value-type="float" office:value="65336.7307338244" calcext:value-type="float">
            <text:p>65337</text:p>
          </table:table-cell>
          <table:table-cell table:number-columns-repeated="10"/>
        </table:table-row>
        <table:table-row table:style-name="ro2">
          <table:table-cell table:formula="of:=NOW()+([.$K$10]*[.B295])" office:value-type="date" office:date-value="2044-10-22T06:11:00.1" calcext:value-type="date">
            <text:p>2044-10-22</text:p>
          </table:table-cell>
          <table:table-cell office:value-type="float" office:value="294" calcext:value-type="float">
            <text:p>294</text:p>
          </table:table-cell>
          <table:table-cell table:formula="of:=[.C294]*(([.$K$5]-1)/[.$K$5])-[.$K$3]" office:value-type="float" office:value="0.0817434536601406" calcext:value-type="float">
            <text:p>0.081743453660141</text:p>
          </table:table-cell>
          <table:table-cell table:formula="of:=(([.C294]/[.$K$5])-[.$K$3])+[.D294]" office:value-type="float" office:value="0.89481654633986" calcext:value-type="float">
            <text:p>0.89481654633986</text:p>
          </table:table-cell>
          <table:table-cell table:formula="of:=[.E294]+[.$K$3]" office:value-type="float" office:value="0.01172" calcext:value-type="float">
            <text:p>0.01172</text:p>
          </table:table-cell>
          <table:table-cell table:formula="of:=(([.C294]/[.$K$5])-[.$K$3])/0.00000001" office:value-type="float" office:value="64725.5913110425" calcext:value-type="float">
            <text:p>64726</text:p>
          </table:table-cell>
          <table:table-cell table:number-columns-repeated="10"/>
        </table:table-row>
        <table:table-row table:style-name="ro2">
          <table:table-cell table:formula="of:=NOW()+([.$K$10]*[.B296])" office:value-type="date" office:date-value="2044-11-19T00:51:00.1" calcext:value-type="date">
            <text:p>2044-11-19</text:p>
          </table:table-cell>
          <table:table-cell office:value-type="float" office:value="295" calcext:value-type="float">
            <text:p>295</text:p>
          </table:table-cell>
          <table:table-cell table:formula="of:=[.C295]*(([.$K$5]-1)/[.$K$5])-[.$K$3]" office:value-type="float" office:value="0.0810222582129727" calcext:value-type="float">
            <text:p>0.081022258212973</text:p>
          </table:table-cell>
          <table:table-cell table:formula="of:=(([.C295]/[.$K$5])-[.$K$3])+[.D295]" office:value-type="float" office:value="0.895457741787028" calcext:value-type="float">
            <text:p>0.895457741787028</text:p>
          </table:table-cell>
          <table:table-cell table:formula="of:=[.E295]+[.$K$3]" office:value-type="float" office:value="0.01176" calcext:value-type="float">
            <text:p>0.01176</text:p>
          </table:table-cell>
          <table:table-cell table:formula="of:=(([.C295]/[.$K$5])-[.$K$3])/0.00000001" office:value-type="float" office:value="64119.5447167838" calcext:value-type="float">
            <text:p>64120</text:p>
          </table:table-cell>
          <table:table-cell table:number-columns-repeated="10"/>
        </table:table-row>
        <table:table-row table:style-name="ro2">
          <table:table-cell table:formula="of:=NOW()+([.$K$10]*[.B297])" office:value-type="date" office:date-value="2044-12-16T19:31:00.1" calcext:value-type="date">
            <text:p>2044-12-16</text:p>
          </table:table-cell>
          <table:table-cell office:value-type="float" office:value="296" calcext:value-type="float">
            <text:p>296</text:p>
          </table:table-cell>
          <table:table-cell table:formula="of:=[.C296]*(([.$K$5]-1)/[.$K$5])-[.$K$3]" office:value-type="float" office:value="0.0803070727278646" calcext:value-type="float">
            <text:p>0.080307072727865</text:p>
          </table:table-cell>
          <table:table-cell table:formula="of:=(([.C296]/[.$K$5])-[.$K$3])+[.D296]" office:value-type="float" office:value="0.896092927272136" calcext:value-type="float">
            <text:p>0.896092927272136</text:p>
          </table:table-cell>
          <table:table-cell table:formula="of:=[.E296]+[.$K$3]" office:value-type="float" office:value="0.0118" calcext:value-type="float">
            <text:p>0.0118</text:p>
          </table:table-cell>
          <table:table-cell table:formula="of:=(([.C296]/[.$K$5])-[.$K$3])/0.00000001" office:value-type="float" office:value="63518.5485108106" calcext:value-type="float">
            <text:p>63519</text:p>
          </table:table-cell>
          <table:table-cell table:number-columns-repeated="10"/>
        </table:table-row>
        <table:table-row table:style-name="ro2">
          <table:table-cell table:formula="of:=NOW()+([.$K$10]*[.B298])" office:value-type="date" office:date-value="2045-01-13T14:11:00.1" calcext:value-type="date">
            <text:p>2045-01-13</text:p>
          </table:table-cell>
          <table:table-cell office:value-type="float" office:value="297" calcext:value-type="float">
            <text:p>297</text:p>
          </table:table-cell>
          <table:table-cell table:formula="of:=[.C297]*(([.$K$5]-1)/[.$K$5])-[.$K$3]" office:value-type="float" office:value="0.0795978471217991" calcext:value-type="float">
            <text:p>0.079597847121799</text:p>
          </table:table-cell>
          <table:table-cell table:formula="of:=(([.C297]/[.$K$5])-[.$K$3])+[.D297]" office:value-type="float" office:value="0.896722152878201" calcext:value-type="float">
            <text:p>0.896722152878201</text:p>
          </table:table-cell>
          <table:table-cell table:formula="of:=[.E297]+[.$K$3]" office:value-type="float" office:value="0.01184" calcext:value-type="float">
            <text:p>0.01184</text:p>
          </table:table-cell>
          <table:table-cell table:formula="of:=(([.C297]/[.$K$5])-[.$K$3])/0.00000001" office:value-type="float" office:value="62922.5606065539" calcext:value-type="float">
            <text:p>62923</text:p>
          </table:table-cell>
          <table:table-cell table:number-columns-repeated="10"/>
        </table:table-row>
        <table:table-row table:style-name="ro2">
          <table:table-cell table:formula="of:=NOW()+([.$K$10]*[.B299])" office:value-type="date" office:date-value="2045-02-10T08:51:00.1" calcext:value-type="date">
            <text:p>2045-02-10</text:p>
          </table:table-cell>
          <table:table-cell office:value-type="float" office:value="298" calcext:value-type="float">
            <text:p>298</text:p>
          </table:table-cell>
          <table:table-cell table:formula="of:=[.C298]*(([.$K$5]-1)/[.$K$5])-[.$K$3]" office:value-type="float" office:value="0.0788945317291174" calcext:value-type="float">
            <text:p>0.078894531729118</text:p>
          </table:table-cell>
          <table:table-cell table:formula="of:=(([.C298]/[.$K$5])-[.$K$3])+[.D298]" office:value-type="float" office:value="0.897345468270883" calcext:value-type="float">
            <text:p>0.897345468270883</text:p>
          </table:table-cell>
          <table:table-cell table:formula="of:=[.E298]+[.$K$3]" office:value-type="float" office:value="0.01188" calcext:value-type="float">
            <text:p>0.01188</text:p>
          </table:table-cell>
          <table:table-cell table:formula="of:=(([.C298]/[.$K$5])-[.$K$3])/0.00000001" office:value-type="float" office:value="62331.5392681659" calcext:value-type="float">
            <text:p>62332</text:p>
          </table:table-cell>
          <table:table-cell table:number-columns-repeated="10"/>
        </table:table-row>
        <table:table-row table:style-name="ro2">
          <table:table-cell table:formula="of:=NOW()+([.$K$10]*[.B300])" office:value-type="date" office:date-value="2045-03-10T03:31:00.1" calcext:value-type="date">
            <text:p>2045-03-10</text:p>
          </table:table-cell>
          <table:table-cell office:value-type="float" office:value="299" calcext:value-type="float">
            <text:p>299</text:p>
          </table:table-cell>
          <table:table-cell table:formula="of:=[.C299]*(([.$K$5]-1)/[.$K$5])-[.$K$3]" office:value-type="float" office:value="0.0781970772980415" calcext:value-type="float">
            <text:p>0.078197077298042</text:p>
          </table:table-cell>
          <table:table-cell table:formula="of:=(([.C299]/[.$K$5])-[.$K$3])+[.D299]" office:value-type="float" office:value="0.897962922701959" calcext:value-type="float">
            <text:p>0.897962922701959</text:p>
          </table:table-cell>
          <table:table-cell table:formula="of:=[.E299]+[.$K$3]" office:value-type="float" office:value="0.01192" calcext:value-type="float">
            <text:p>0.01192</text:p>
          </table:table-cell>
          <table:table-cell table:formula="of:=(([.C299]/[.$K$5])-[.$K$3])/0.00000001" office:value-type="float" office:value="61745.4431075979" calcext:value-type="float">
            <text:p>61745</text:p>
          </table:table-cell>
          <table:table-cell table:number-columns-repeated="10"/>
        </table:table-row>
        <table:table-row table:style-name="ro2">
          <table:table-cell table:formula="of:=NOW()+([.$K$10]*[.B301])" office:value-type="date" office:date-value="2045-04-06T22:11:00.1" calcext:value-type="date">
            <text:p>2045-04-06</text:p>
          </table:table-cell>
          <table:table-cell office:value-type="float" office:value="300" calcext:value-type="float">
            <text:p>300</text:p>
          </table:table-cell>
          <table:table-cell table:formula="of:=[.C300]*(([.$K$5]-1)/[.$K$5])-[.$K$3]" office:value-type="float" office:value="0.0775054349872245" calcext:value-type="float">
            <text:p>0.077505434987225</text:p>
          </table:table-cell>
          <table:table-cell table:formula="of:=(([.C300]/[.$K$5])-[.$K$3])+[.D300]" office:value-type="float" office:value="0.898574565012776" calcext:value-type="float">
            <text:p>0.898574565012776</text:p>
          </table:table-cell>
          <table:table-cell table:formula="of:=[.E300]+[.$K$3]" office:value-type="float" office:value="0.01196" calcext:value-type="float">
            <text:p>0.01196</text:p>
          </table:table-cell>
          <table:table-cell table:formula="of:=(([.C300]/[.$K$5])-[.$K$3])/0.00000001" office:value-type="float" office:value="61164.2310817012" calcext:value-type="float">
            <text:p>61164</text:p>
          </table:table-cell>
          <table:table-cell table:number-columns-repeated="10"/>
        </table:table-row>
        <table:table-row table:style-name="ro2">
          <table:table-cell table:formula="of:=NOW()+([.$K$10]*[.B302])" office:value-type="date" office:date-value="2045-05-04T16:51:00.1" calcext:value-type="date">
            <text:p>2045-05-04</text:p>
          </table:table-cell>
          <table:table-cell office:value-type="float" office:value="301" calcext:value-type="float">
            <text:p>301</text:p>
          </table:table-cell>
          <table:table-cell table:formula="of:=[.C301]*(([.$K$5]-1)/[.$K$5])-[.$K$3]" office:value-type="float" office:value="0.0768195563623309" calcext:value-type="float">
            <text:p>0.076819556362331</text:p>
          </table:table-cell>
          <table:table-cell table:formula="of:=(([.C301]/[.$K$5])-[.$K$3])+[.D301]" office:value-type="float" office:value="0.89918044363767" calcext:value-type="float">
            <text:p>0.89918044363767</text:p>
          </table:table-cell>
          <table:table-cell table:formula="of:=[.E301]+[.$K$3]" office:value-type="float" office:value="0.012" calcext:value-type="float">
            <text:p>0.012</text:p>
          </table:table-cell>
          <table:table-cell table:formula="of:=(([.C301]/[.$K$5])-[.$K$3])/0.00000001" office:value-type="float" office:value="60587.8624893537" calcext:value-type="float">
            <text:p>60588</text:p>
          </table:table-cell>
          <table:table-cell table:number-columns-repeated="10"/>
        </table:table-row>
        <table:table-row table:style-name="ro2">
          <table:table-cell table:formula="of:=NOW()+([.$K$10]*[.B303])" office:value-type="date" office:date-value="2045-06-01T11:31:00.1" calcext:value-type="date">
            <text:p>2045-06-01</text:p>
          </table:table-cell>
          <table:table-cell office:value-type="float" office:value="302" calcext:value-type="float">
            <text:p>302</text:p>
          </table:table-cell>
          <table:table-cell table:formula="of:=[.C302]*(([.$K$5]-1)/[.$K$5])-[.$K$3]" office:value-type="float" office:value="0.0761393933926448" calcext:value-type="float">
            <text:p>0.076139393392645</text:p>
          </table:table-cell>
          <table:table-cell table:formula="of:=(([.C302]/[.$K$5])-[.$K$3])+[.D302]" office:value-type="float" office:value="0.899780606607356" calcext:value-type="float">
            <text:p>0.899780606607356</text:p>
          </table:table-cell>
          <table:table-cell table:formula="of:=[.E302]+[.$K$3]" office:value-type="float" office:value="0.01204" calcext:value-type="float">
            <text:p>0.01204</text:p>
          </table:table-cell>
          <table:table-cell table:formula="of:=(([.C302]/[.$K$5])-[.$K$3])/0.00000001" office:value-type="float" office:value="60016.2969686091" calcext:value-type="float">
            <text:p>60016</text:p>
          </table:table-cell>
          <table:table-cell table:number-columns-repeated="10"/>
        </table:table-row>
        <table:table-row table:style-name="ro2">
          <table:table-cell table:formula="of:=NOW()+([.$K$10]*[.B304])" office:value-type="date" office:date-value="2045-06-29T06:11:00.1" calcext:value-type="date">
            <text:p>2045-06-29</text:p>
          </table:table-cell>
          <table:table-cell office:value-type="float" office:value="303" calcext:value-type="float">
            <text:p>303</text:p>
          </table:table-cell>
          <table:table-cell table:formula="of:=[.C303]*(([.$K$5]-1)/[.$K$5])-[.$K$3]" office:value-type="float" office:value="0.0754648984477061" calcext:value-type="float">
            <text:p>0.075464898447706</text:p>
          </table:table-cell>
          <table:table-cell table:formula="of:=(([.C303]/[.$K$5])-[.$K$3])+[.D303]" office:value-type="float" office:value="0.900375101552294" calcext:value-type="float">
            <text:p>0.900375101552294</text:p>
          </table:table-cell>
          <table:table-cell table:formula="of:=[.E303]+[.$K$3]" office:value-type="float" office:value="0.01208" calcext:value-type="float">
            <text:p>0.01208</text:p>
          </table:table-cell>
          <table:table-cell table:formula="of:=(([.C303]/[.$K$5])-[.$K$3])/0.00000001" office:value-type="float" office:value="59449.4944938707" calcext:value-type="float">
            <text:p>59449</text:p>
          </table:table-cell>
          <table:table-cell table:number-columns-repeated="10"/>
        </table:table-row>
        <table:table-row table:style-name="ro2">
          <table:table-cell table:formula="of:=NOW()+([.$K$10]*[.B305])" office:value-type="date" office:date-value="2045-07-27T00:51:00.1" calcext:value-type="date">
            <text:p>2045-07-27</text:p>
          </table:table-cell>
          <table:table-cell office:value-type="float" office:value="304" calcext:value-type="float">
            <text:p>304</text:p>
          </table:table-cell>
          <table:table-cell table:formula="of:=[.C304]*(([.$K$5]-1)/[.$K$5])-[.$K$3]" office:value-type="float" office:value="0.0747960242939752" calcext:value-type="float">
            <text:p>0.074796024293975</text:p>
          </table:table-cell>
          <table:table-cell table:formula="of:=(([.C304]/[.$K$5])-[.$K$3])+[.D304]" office:value-type="float" office:value="0.900963975706025" calcext:value-type="float">
            <text:p>0.900963975706025</text:p>
          </table:table-cell>
          <table:table-cell table:formula="of:=[.E304]+[.$K$3]" office:value-type="float" office:value="0.01212" calcext:value-type="float">
            <text:p>0.01212</text:p>
          </table:table-cell>
          <table:table-cell table:formula="of:=(([.C304]/[.$K$5])-[.$K$3])/0.00000001" office:value-type="float" office:value="58887.4153730884" calcext:value-type="float">
            <text:p>58887</text:p>
          </table:table-cell>
          <table:table-cell table:number-columns-repeated="10"/>
        </table:table-row>
        <table:table-row table:style-name="ro2">
          <table:table-cell table:formula="of:=NOW()+([.$K$10]*[.B306])" office:value-type="date" office:date-value="2045-08-23T19:31:00.1" calcext:value-type="date">
            <text:p>2045-08-23</text:p>
          </table:table-cell>
          <table:table-cell office:value-type="float" office:value="305" calcext:value-type="float">
            <text:p>305</text:p>
          </table:table-cell>
          <table:table-cell table:formula="of:=[.C305]*(([.$K$5]-1)/[.$K$5])-[.$K$3]" office:value-type="float" office:value="0.0741327240915255" calcext:value-type="float">
            <text:p>0.074132724091526</text:p>
          </table:table-cell>
          <table:table-cell table:formula="of:=(([.C305]/[.$K$5])-[.$K$3])+[.D305]" office:value-type="float" office:value="0.901547275908475" calcext:value-type="float">
            <text:p>0.901547275908475</text:p>
          </table:table-cell>
          <table:table-cell table:formula="of:=[.E305]+[.$K$3]" office:value-type="float" office:value="0.01216" calcext:value-type="float">
            <text:p>0.01216</text:p>
          </table:table-cell>
          <table:table-cell table:formula="of:=(([.C305]/[.$K$5])-[.$K$3])/0.00000001" office:value-type="float" office:value="58330.0202449794" calcext:value-type="float">
            <text:p>58330</text:p>
          </table:table-cell>
          <table:table-cell table:number-columns-repeated="10"/>
        </table:table-row>
        <table:table-row table:style-name="ro2">
          <table:table-cell table:formula="of:=NOW()+([.$K$10]*[.B307])" office:value-type="date" office:date-value="2045-09-20T14:11:00.1" calcext:value-type="date">
            <text:p>2045-09-20</text:p>
          </table:table-cell>
          <table:table-cell office:value-type="float" office:value="306" calcext:value-type="float">
            <text:p>306</text:p>
          </table:table-cell>
          <table:table-cell table:formula="of:=[.C306]*(([.$K$5]-1)/[.$K$5])-[.$K$3]" office:value-type="float" office:value="0.0734749513907628" calcext:value-type="float">
            <text:p>0.073474951390763</text:p>
          </table:table-cell>
          <table:table-cell table:formula="of:=(([.C306]/[.$K$5])-[.$K$3])+[.D306]" office:value-type="float" office:value="0.902125048609238" calcext:value-type="float">
            <text:p>0.902125048609238</text:p>
          </table:table-cell>
          <table:table-cell table:formula="of:=[.E306]+[.$K$3]" office:value-type="float" office:value="0.0122" calcext:value-type="float">
            <text:p>0.0122</text:p>
          </table:table-cell>
          <table:table-cell table:formula="of:=(([.C306]/[.$K$5])-[.$K$3])/0.00000001" office:value-type="float" office:value="57777.2700762712" calcext:value-type="float">
            <text:p>57777</text:p>
          </table:table-cell>
          <table:table-cell table:number-columns-repeated="10"/>
        </table:table-row>
        <table:table-row table:style-name="ro2">
          <table:table-cell table:formula="of:=NOW()+([.$K$10]*[.B308])" office:value-type="date" office:date-value="2045-10-18T08:51:00.1" calcext:value-type="date">
            <text:p>2045-10-18</text:p>
          </table:table-cell>
          <table:table-cell office:value-type="float" office:value="307" calcext:value-type="float">
            <text:p>307</text:p>
          </table:table-cell>
          <table:table-cell table:formula="of:=[.C307]*(([.$K$5]-1)/[.$K$5])-[.$K$3]" office:value-type="float" office:value="0.0728226601291731" calcext:value-type="float">
            <text:p>0.072822660129173</text:p>
          </table:table-cell>
          <table:table-cell table:formula="of:=(([.C307]/[.$K$5])-[.$K$3])+[.D307]" office:value-type="float" office:value="0.902697339870827" calcext:value-type="float">
            <text:p>0.902697339870827</text:p>
          </table:table-cell>
          <table:table-cell table:formula="of:=[.E307]+[.$K$3]" office:value-type="float" office:value="0.01224" calcext:value-type="float">
            <text:p>0.01224</text:p>
          </table:table-cell>
          <table:table-cell table:formula="of:=(([.C307]/[.$K$5])-[.$K$3])/0.00000001" office:value-type="float" office:value="57229.126158969" calcext:value-type="float">
            <text:p>57229</text:p>
          </table:table-cell>
          <table:table-cell table:number-columns-repeated="10"/>
        </table:table-row>
        <table:table-row table:style-name="ro2">
          <table:table-cell table:formula="of:=NOW()+([.$K$10]*[.B309])" office:value-type="date" office:date-value="2045-11-15T03:31:00.1" calcext:value-type="date">
            <text:p>2045-11-15</text:p>
          </table:table-cell>
          <table:table-cell office:value-type="float" office:value="308" calcext:value-type="float">
            <text:p>308</text:p>
          </table:table-cell>
          <table:table-cell table:formula="of:=[.C308]*(([.$K$5]-1)/[.$K$5])-[.$K$3]" office:value-type="float" office:value="0.0721758046280966" calcext:value-type="float">
            <text:p>0.072175804628097</text:p>
          </table:table-cell>
          <table:table-cell table:formula="of:=(([.C308]/[.$K$5])-[.$K$3])+[.D308]" office:value-type="float" office:value="0.903264195371904" calcext:value-type="float">
            <text:p>0.903264195371904</text:p>
          </table:table-cell>
          <table:table-cell table:formula="of:=[.E308]+[.$K$3]" office:value-type="float" office:value="0.01228" calcext:value-type="float">
            <text:p>0.01228</text:p>
          </table:table-cell>
          <table:table-cell table:formula="of:=(([.C308]/[.$K$5])-[.$K$3])/0.00000001" office:value-type="float" office:value="56685.5501076442" calcext:value-type="float">
            <text:p>56686</text:p>
          </table:table-cell>
          <table:table-cell table:number-columns-repeated="10"/>
        </table:table-row>
        <table:table-row table:style-name="ro2">
          <table:table-cell table:formula="of:=NOW()+([.$K$10]*[.B310])" office:value-type="date" office:date-value="2045-12-12T22:11:00.1" calcext:value-type="date">
            <text:p>2045-12-12</text:p>
          </table:table-cell>
          <table:table-cell office:value-type="float" office:value="309" calcext:value-type="float">
            <text:p>309</text:p>
          </table:table-cell>
          <table:table-cell table:formula="of:=[.C309]*(([.$K$5]-1)/[.$K$5])-[.$K$3]" office:value-type="float" office:value="0.0715343395895292" calcext:value-type="float">
            <text:p>0.071534339589529</text:p>
          </table:table-cell>
          <table:table-cell table:formula="of:=(([.C309]/[.$K$5])-[.$K$3])+[.D309]" office:value-type="float" office:value="0.903825660410471" calcext:value-type="float">
            <text:p>0.903825660410471</text:p>
          </table:table-cell>
          <table:table-cell table:formula="of:=[.E309]+[.$K$3]" office:value-type="float" office:value="0.01232" calcext:value-type="float">
            <text:p>0.01232</text:p>
          </table:table-cell>
          <table:table-cell table:formula="of:=(([.C309]/[.$K$5])-[.$K$3])/0.00000001" office:value-type="float" office:value="56146.5038567472" calcext:value-type="float">
            <text:p>56147</text:p>
          </table:table-cell>
          <table:table-cell table:number-columns-repeated="10"/>
        </table:table-row>
        <table:table-row table:style-name="ro2">
          <table:table-cell table:formula="of:=NOW()+([.$K$10]*[.B311])" office:value-type="date" office:date-value="2046-01-09T16:51:00.1" calcext:value-type="date">
            <text:p>2046-01-09</text:p>
          </table:table-cell>
          <table:table-cell office:value-type="float" office:value="310" calcext:value-type="float">
            <text:p>310</text:p>
          </table:table-cell>
          <table:table-cell table:formula="of:=[.C310]*(([.$K$5]-1)/[.$K$5])-[.$K$3]" office:value-type="float" office:value="0.0708982200929498" calcext:value-type="float">
            <text:p>0.07089822009295</text:p>
          </table:table-cell>
          <table:table-cell table:formula="of:=(([.C310]/[.$K$5])-[.$K$3])+[.D310]" office:value-type="float" office:value="0.904381779907051" calcext:value-type="float">
            <text:p>0.904381779907051</text:p>
          </table:table-cell>
          <table:table-cell table:formula="of:=[.E310]+[.$K$3]" office:value-type="float" office:value="0.01236" calcext:value-type="float">
            <text:p>0.01236</text:p>
          </table:table-cell>
          <table:table-cell table:formula="of:=(([.C310]/[.$K$5])-[.$K$3])/0.00000001" office:value-type="float" office:value="55611.949657941" calcext:value-type="float">
            <text:p>55612</text:p>
          </table:table-cell>
          <table:table-cell table:number-columns-repeated="10"/>
        </table:table-row>
        <table:table-row table:style-name="ro2">
          <table:table-cell table:formula="of:=NOW()+([.$K$10]*[.B312])" office:value-type="date" office:date-value="2046-02-06T11:31:00.1" calcext:value-type="date">
            <text:p>2046-02-06</text:p>
          </table:table-cell>
          <table:table-cell office:value-type="float" office:value="311" calcext:value-type="float">
            <text:p>311</text:p>
          </table:table-cell>
          <table:table-cell table:formula="of:=[.C311]*(([.$K$5]-1)/[.$K$5])-[.$K$3]" office:value-type="float" office:value="0.0702674015921752" calcext:value-type="float">
            <text:p>0.070267401592175</text:p>
          </table:table-cell>
          <table:table-cell table:formula="of:=(([.C311]/[.$K$5])-[.$K$3])+[.D311]" office:value-type="float" office:value="0.904932598407825" calcext:value-type="float">
            <text:p>0.904932598407825</text:p>
          </table:table-cell>
          <table:table-cell table:formula="of:=[.E311]+[.$K$3]" office:value-type="float" office:value="0.0124" calcext:value-type="float">
            <text:p>0.0124</text:p>
          </table:table-cell>
          <table:table-cell table:formula="of:=(([.C311]/[.$K$5])-[.$K$3])/0.00000001" office:value-type="float" office:value="55081.8500774581" calcext:value-type="float">
            <text:p>55082</text:p>
          </table:table-cell>
          <table:table-cell table:number-columns-repeated="10"/>
        </table:table-row>
        <table:table-row table:style-name="ro2">
          <table:table-cell table:formula="of:=NOW()+([.$K$10]*[.B313])" office:value-type="date" office:date-value="2046-03-06T06:11:00.1" calcext:value-type="date">
            <text:p>2046-03-06</text:p>
          </table:table-cell>
          <table:table-cell office:value-type="float" office:value="312" calcext:value-type="float">
            <text:p>312</text:p>
          </table:table-cell>
          <table:table-cell table:formula="of:=[.C312]*(([.$K$5]-1)/[.$K$5])-[.$K$3]" office:value-type="float" office:value="0.0696418399122404" calcext:value-type="float">
            <text:p>0.06964183991224</text:p>
          </table:table-cell>
          <table:table-cell table:formula="of:=(([.C312]/[.$K$5])-[.$K$3])+[.D312]" office:value-type="float" office:value="0.90547816008776" calcext:value-type="float">
            <text:p>0.90547816008776</text:p>
          </table:table-cell>
          <table:table-cell table:formula="of:=[.E312]+[.$K$3]" office:value-type="float" office:value="0.01244" calcext:value-type="float">
            <text:p>0.01244</text:p>
          </table:table-cell>
          <table:table-cell table:formula="of:=(([.C312]/[.$K$5])-[.$K$3])/0.00000001" office:value-type="float" office:value="54556.1679934793" calcext:value-type="float">
            <text:p>54556</text:p>
          </table:table-cell>
          <table:table-cell table:number-columns-repeated="10"/>
        </table:table-row>
        <table:table-row table:style-name="ro2">
          <table:table-cell table:formula="of:=NOW()+([.$K$10]*[.B314])" office:value-type="date" office:date-value="2046-04-03T00:51:00.1" calcext:value-type="date">
            <text:p>2046-04-03</text:p>
          </table:table-cell>
          <table:table-cell office:value-type="float" office:value="313" calcext:value-type="float">
            <text:p>313</text:p>
          </table:table-cell>
          <table:table-cell table:formula="of:=[.C313]*(([.$K$5]-1)/[.$K$5])-[.$K$3]" office:value-type="float" office:value="0.0690214912463051" calcext:value-type="float">
            <text:p>0.069021491246305</text:p>
          </table:table-cell>
          <table:table-cell table:formula="of:=(([.C313]/[.$K$5])-[.$K$3])+[.D313]" office:value-type="float" office:value="0.906018508753695" calcext:value-type="float">
            <text:p>0.906018508753695</text:p>
          </table:table-cell>
          <table:table-cell table:formula="of:=[.E313]+[.$K$3]" office:value-type="float" office:value="0.01248" calcext:value-type="float">
            <text:p>0.01248</text:p>
          </table:table-cell>
          <table:table-cell table:formula="of:=(([.C313]/[.$K$5])-[.$K$3])/0.00000001" office:value-type="float" office:value="54034.8665935337" calcext:value-type="float">
            <text:p>54035</text:p>
          </table:table-cell>
          <table:table-cell table:number-columns-repeated="10"/>
        </table:table-row>
        <table:table-row table:style-name="ro2">
          <table:table-cell table:formula="of:=NOW()+([.$K$10]*[.B315])" office:value-type="date" office:date-value="2046-04-30T19:31:00.1" calcext:value-type="date">
            <text:p>2046-04-30</text:p>
          </table:table-cell>
          <table:table-cell office:value-type="float" office:value="314" calcext:value-type="float">
            <text:p>314</text:p>
          </table:table-cell>
          <table:table-cell table:formula="of:=[.C314]*(([.$K$5]-1)/[.$K$5])-[.$K$3]" office:value-type="float" office:value="0.0684063121525859" calcext:value-type="float">
            <text:p>0.068406312152586</text:p>
          </table:table-cell>
          <table:table-cell table:formula="of:=(([.C314]/[.$K$5])-[.$K$3])+[.D314]" office:value-type="float" office:value="0.906553687847415" calcext:value-type="float">
            <text:p>0.906553687847415</text:p>
          </table:table-cell>
          <table:table-cell table:formula="of:=[.E314]+[.$K$3]" office:value-type="float" office:value="0.01252" calcext:value-type="float">
            <text:p>0.01252</text:p>
          </table:table-cell>
          <table:table-cell table:formula="of:=(([.C314]/[.$K$5])-[.$K$3])/0.00000001" office:value-type="float" office:value="53517.9093719209" calcext:value-type="float">
            <text:p>53518</text:p>
          </table:table-cell>
          <table:table-cell table:number-columns-repeated="10"/>
        </table:table-row>
        <table:table-row table:style-name="ro2">
          <table:table-cell table:formula="of:=NOW()+([.$K$10]*[.B316])" office:value-type="date" office:date-value="2046-05-28T14:11:00.1" calcext:value-type="date">
            <text:p>2046-05-28</text:p>
          </table:table-cell>
          <table:table-cell office:value-type="float" office:value="315" calcext:value-type="float">
            <text:p>315</text:p>
          </table:table-cell>
          <table:table-cell table:formula="of:=[.C315]*(([.$K$5]-1)/[.$K$5])-[.$K$3]" office:value-type="float" office:value="0.0677962595513143" calcext:value-type="float">
            <text:p>0.067796259551314</text:p>
          </table:table-cell>
          <table:table-cell table:formula="of:=(([.C315]/[.$K$5])-[.$K$3])+[.D315]" office:value-type="float" office:value="0.907083740448686" calcext:value-type="float">
            <text:p>0.907083740448686</text:p>
          </table:table-cell>
          <table:table-cell table:formula="of:=[.E315]+[.$K$3]" office:value-type="float" office:value="0.01256" calcext:value-type="float">
            <text:p>0.01256</text:p>
          </table:table-cell>
          <table:table-cell table:formula="of:=(([.C315]/[.$K$5])-[.$K$3])/0.00000001" office:value-type="float" office:value="53005.2601271549" calcext:value-type="float">
            <text:p>53005</text:p>
          </table:table-cell>
          <table:table-cell table:number-columns-repeated="10"/>
        </table:table-row>
        <table:table-row table:style-name="ro2">
          <table:table-cell table:formula="of:=NOW()+([.$K$10]*[.B317])" office:value-type="date" office:date-value="2046-06-25T08:51:00.1" calcext:value-type="date">
            <text:p>2046-06-25</text:p>
          </table:table-cell>
          <table:table-cell office:value-type="float" office:value="316" calcext:value-type="float">
            <text:p>316</text:p>
          </table:table-cell>
          <table:table-cell table:formula="of:=[.C316]*(([.$K$5]-1)/[.$K$5])-[.$K$3]" office:value-type="float" office:value="0.06719129072172" calcext:value-type="float">
            <text:p>0.06719129072172</text:p>
          </table:table-cell>
          <table:table-cell table:formula="of:=(([.C316]/[.$K$5])-[.$K$3])+[.D316]" office:value-type="float" office:value="0.907608709278281" calcext:value-type="float">
            <text:p>0.907608709278281</text:p>
          </table:table-cell>
          <table:table-cell table:formula="of:=[.E316]+[.$K$3]" office:value-type="float" office:value="0.0126" calcext:value-type="float">
            <text:p>0.0126</text:p>
          </table:table-cell>
          <table:table-cell table:formula="of:=(([.C316]/[.$K$5])-[.$K$3])/0.00000001" office:value-type="float" office:value="52496.8829594286" calcext:value-type="float">
            <text:p>52497</text:p>
          </table:table-cell>
          <table:table-cell table:number-columns-repeated="10"/>
        </table:table-row>
        <table:table-row table:style-name="ro2">
          <table:table-cell table:formula="of:=NOW()+([.$K$10]*[.B318])" office:value-type="date" office:date-value="2046-07-23T03:31:00.1" calcext:value-type="date">
            <text:p>2046-07-23</text:p>
          </table:table-cell>
          <table:table-cell office:value-type="float" office:value="317" calcext:value-type="float">
            <text:p>317</text:p>
          </table:table-cell>
          <table:table-cell table:formula="of:=[.C317]*(([.$K$5]-1)/[.$K$5])-[.$K$3]" office:value-type="float" office:value="0.066591363299039" calcext:value-type="float">
            <text:p>0.066591363299039</text:p>
          </table:table-cell>
          <table:table-cell table:formula="of:=(([.C317]/[.$K$5])-[.$K$3])+[.D317]" office:value-type="float" office:value="0.908128636700961" calcext:value-type="float">
            <text:p>0.908128636700961</text:p>
          </table:table-cell>
          <table:table-cell table:formula="of:=[.E317]+[.$K$3]" office:value-type="float" office:value="0.01264" calcext:value-type="float">
            <text:p>0.01264</text:p>
          </table:table-cell>
          <table:table-cell table:formula="of:=(([.C317]/[.$K$5])-[.$K$3])/0.00000001" office:value-type="float" office:value="51992.7422681" calcext:value-type="float">
            <text:p>51993</text:p>
          </table:table-cell>
          <table:table-cell table:number-columns-repeated="10"/>
        </table:table-row>
        <table:table-row table:style-name="ro2">
          <table:table-cell table:formula="of:=NOW()+([.$K$10]*[.B319])" office:value-type="date" office:date-value="2046-08-19T22:11:00.1" calcext:value-type="date">
            <text:p>2046-08-19</text:p>
          </table:table-cell>
          <table:table-cell office:value-type="float" office:value="318" calcext:value-type="float">
            <text:p>318</text:p>
          </table:table-cell>
          <table:table-cell table:formula="of:=[.C318]*(([.$K$5]-1)/[.$K$5])-[.$K$3]" office:value-type="float" office:value="0.0659964352715471" calcext:value-type="float">
            <text:p>0.065996435271547</text:p>
          </table:table-cell>
          <table:table-cell table:formula="of:=(([.C318]/[.$K$5])-[.$K$3])+[.D318]" office:value-type="float" office:value="0.908643564728454" calcext:value-type="float">
            <text:p>0.908643564728454</text:p>
          </table:table-cell>
          <table:table-cell table:formula="of:=[.E318]+[.$K$3]" office:value-type="float" office:value="0.01268" calcext:value-type="float">
            <text:p>0.01268</text:p>
          </table:table-cell>
          <table:table-cell table:formula="of:=(([.C318]/[.$K$5])-[.$K$3])/0.00000001" office:value-type="float" office:value="51492.8027491992" calcext:value-type="float">
            <text:p>51493</text:p>
          </table:table-cell>
          <table:table-cell table:number-columns-repeated="10"/>
        </table:table-row>
        <table:table-row table:style-name="ro2">
          <table:table-cell table:formula="of:=NOW()+([.$K$10]*[.B320])" office:value-type="date" office:date-value="2046-09-16T16:51:00.1" calcext:value-type="date">
            <text:p>2046-09-16</text:p>
          </table:table-cell>
          <table:table-cell office:value-type="float" office:value="319" calcext:value-type="float">
            <text:p>319</text:p>
          </table:table-cell>
          <table:table-cell table:formula="of:=[.C319]*(([.$K$5]-1)/[.$K$5])-[.$K$3]" office:value-type="float" office:value="0.0654064649776175" calcext:value-type="float">
            <text:p>0.065406464977618</text:p>
          </table:table-cell>
          <table:table-cell table:formula="of:=(([.C319]/[.$K$5])-[.$K$3])+[.D319]" office:value-type="float" office:value="0.909153535022383" calcext:value-type="float">
            <text:p>0.909153535022383</text:p>
          </table:table-cell>
          <table:table-cell table:formula="of:=[.E319]+[.$K$3]" office:value-type="float" office:value="0.01272" calcext:value-type="float">
            <text:p>0.01272</text:p>
          </table:table-cell>
          <table:table-cell table:formula="of:=(([.C319]/[.$K$5])-[.$K$3])/0.00000001" office:value-type="float" office:value="50997.0293929559" calcext:value-type="float">
            <text:p>50997</text:p>
          </table:table-cell>
          <table:table-cell table:number-columns-repeated="10"/>
        </table:table-row>
        <table:table-row table:style-name="ro2">
          <table:table-cell table:formula="of:=NOW()+([.$K$10]*[.B321])" office:value-type="date" office:date-value="2046-10-14T11:31:00.1" calcext:value-type="date">
            <text:p>2046-10-14</text:p>
          </table:table-cell>
          <table:table-cell office:value-type="float" office:value="320" calcext:value-type="float">
            <text:p>320</text:p>
          </table:table-cell>
          <table:table-cell table:formula="of:=[.C320]*(([.$K$5]-1)/[.$K$5])-[.$K$3]" office:value-type="float" office:value="0.064821411102804" calcext:value-type="float">
            <text:p>0.064821411102804</text:p>
          </table:table-cell>
          <table:table-cell table:formula="of:=(([.C320]/[.$K$5])-[.$K$3])+[.D320]" office:value-type="float" office:value="0.909658588897197" calcext:value-type="float">
            <text:p>0.909658588897197</text:p>
          </table:table-cell>
          <table:table-cell table:formula="of:=[.E320]+[.$K$3]" office:value-type="float" office:value="0.01276" calcext:value-type="float">
            <text:p>0.01276</text:p>
          </table:table-cell>
          <table:table-cell table:formula="of:=(([.C320]/[.$K$5])-[.$K$3])/0.00000001" office:value-type="float" office:value="50505.3874813479" calcext:value-type="float">
            <text:p>50505</text:p>
          </table:table-cell>
          <table:table-cell table:number-columns-repeated="10"/>
        </table:table-row>
        <table:table-row table:style-name="ro2">
          <table:table-cell table:formula="of:=NOW()+([.$K$10]*[.B322])" office:value-type="date" office:date-value="2046-11-11T06:11:00.1" calcext:value-type="date">
            <text:p>2046-11-11</text:p>
          </table:table-cell>
          <table:table-cell office:value-type="float" office:value="321" calcext:value-type="float">
            <text:p>321</text:p>
          </table:table-cell>
          <table:table-cell table:formula="of:=[.C321]*(([.$K$5]-1)/[.$K$5])-[.$K$3]" office:value-type="float" office:value="0.0642412326769473" calcext:value-type="float">
            <text:p>0.064241232676947</text:p>
          </table:table-cell>
          <table:table-cell table:formula="of:=(([.C321]/[.$K$5])-[.$K$3])+[.D321]" office:value-type="float" office:value="0.910158767323053" calcext:value-type="float">
            <text:p>0.910158767323053</text:p>
          </table:table-cell>
          <table:table-cell table:formula="of:=[.E321]+[.$K$3]" office:value-type="float" office:value="0.0128" calcext:value-type="float">
            <text:p>0.0128</text:p>
          </table:table-cell>
          <table:table-cell table:formula="of:=(([.C321]/[.$K$5])-[.$K$3])/0.00000001" office:value-type="float" office:value="50017.84258567" calcext:value-type="float">
            <text:p>50018</text:p>
          </table:table-cell>
          <table:table-cell table:number-columns-repeated="10"/>
        </table:table-row>
        <table:table-row table:style-name="ro2">
          <table:table-cell table:formula="of:=NOW()+([.$K$10]*[.B323])" office:value-type="date" office:date-value="2046-12-09T00:51:00.1" calcext:value-type="date">
            <text:p>2046-12-09</text:p>
          </table:table-cell>
          <table:table-cell office:value-type="float" office:value="322" calcext:value-type="float">
            <text:p>322</text:p>
          </table:table-cell>
          <table:table-cell table:formula="of:=[.C322]*(([.$K$5]-1)/[.$K$5])-[.$K$3]" office:value-type="float" office:value="0.0636658890713061" calcext:value-type="float">
            <text:p>0.063665889071306</text:p>
          </table:table-cell>
          <table:table-cell table:formula="of:=(([.C322]/[.$K$5])-[.$K$3])+[.D322]" office:value-type="float" office:value="0.910654110928694" calcext:value-type="float">
            <text:p>0.910654110928694</text:p>
          </table:table-cell>
          <table:table-cell table:formula="of:=[.E322]+[.$K$3]" office:value-type="float" office:value="0.01284" calcext:value-type="float">
            <text:p>0.01284</text:p>
          </table:table-cell>
          <table:table-cell table:formula="of:=(([.C322]/[.$K$5])-[.$K$3])/0.00000001" office:value-type="float" office:value="49534.3605641228" calcext:value-type="float">
            <text:p>49534</text:p>
          </table:table-cell>
          <table:table-cell table:number-columns-repeated="10"/>
        </table:table-row>
        <table:table-row table:style-name="ro2">
          <table:table-cell table:formula="of:=NOW()+([.$K$10]*[.B324])" office:value-type="date" office:date-value="2047-01-05T19:31:00.1" calcext:value-type="date">
            <text:p>2047-01-05</text:p>
          </table:table-cell>
          <table:table-cell office:value-type="float" office:value="323" calcext:value-type="float">
            <text:p>323</text:p>
          </table:table-cell>
          <table:table-cell table:formula="of:=[.C323]*(([.$K$5]-1)/[.$K$5])-[.$K$3]" office:value-type="float" office:value="0.0630953399957119" calcext:value-type="float">
            <text:p>0.063095339995712</text:p>
          </table:table-cell>
          <table:table-cell table:formula="of:=(([.C323]/[.$K$5])-[.$K$3])+[.D323]" office:value-type="float" office:value="0.911144660004289" calcext:value-type="float">
            <text:p>0.911144660004289</text:p>
          </table:table-cell>
          <table:table-cell table:formula="of:=[.E323]+[.$K$3]" office:value-type="float" office:value="0.01288" calcext:value-type="float">
            <text:p>0.01288</text:p>
          </table:table-cell>
          <table:table-cell table:formula="of:=(([.C323]/[.$K$5])-[.$K$3])/0.00000001" office:value-type="float" office:value="49054.9075594218" calcext:value-type="float">
            <text:p>49055</text:p>
          </table:table-cell>
          <table:table-cell table:number-columns-repeated="10"/>
        </table:table-row>
        <table:table-row table:style-name="ro2">
          <table:table-cell table:formula="of:=NOW()+([.$K$10]*[.B325])" office:value-type="date" office:date-value="2047-02-02T14:11:00.1" calcext:value-type="date">
            <text:p>2047-02-02</text:p>
          </table:table-cell>
          <table:table-cell office:value-type="float" office:value="324" calcext:value-type="float">
            <text:p>324</text:p>
          </table:table-cell>
          <table:table-cell table:formula="of:=[.C324]*(([.$K$5]-1)/[.$K$5])-[.$K$3]" office:value-type="float" office:value="0.0625295454957476" calcext:value-type="float">
            <text:p>0.062529545495748</text:p>
          </table:table-cell>
          <table:table-cell table:formula="of:=(([.C324]/[.$K$5])-[.$K$3])+[.D324]" office:value-type="float" office:value="0.911630454504253" calcext:value-type="float">
            <text:p>0.911630454504253</text:p>
          </table:table-cell>
          <table:table-cell table:formula="of:=[.E324]+[.$K$3]" office:value-type="float" office:value="0.01292" calcext:value-type="float">
            <text:p>0.01292</text:p>
          </table:table-cell>
          <table:table-cell table:formula="of:=(([.C324]/[.$K$5])-[.$K$3])/0.00000001" office:value-type="float" office:value="48579.4499964266" calcext:value-type="float">
            <text:p>48579</text:p>
          </table:table-cell>
          <table:table-cell table:number-columns-repeated="10"/>
        </table:table-row>
        <table:table-row table:style-name="ro2">
          <table:table-cell table:formula="of:=NOW()+([.$K$10]*[.B326])" office:value-type="date" office:date-value="2047-03-02T08:51:00.1" calcext:value-type="date">
            <text:p>2047-03-02</text:p>
          </table:table-cell>
          <table:table-cell office:value-type="float" office:value="325" calcext:value-type="float">
            <text:p>325</text:p>
          </table:table-cell>
          <table:table-cell table:formula="of:=[.C325]*(([.$K$5]-1)/[.$K$5])-[.$K$3]" office:value-type="float" office:value="0.0619684659499497" calcext:value-type="float">
            <text:p>0.06196846594995</text:p>
          </table:table-cell>
          <table:table-cell table:formula="of:=(([.C325]/[.$K$5])-[.$K$3])+[.D325]" office:value-type="float" office:value="0.912111534050051" calcext:value-type="float">
            <text:p>0.912111534050051</text:p>
          </table:table-cell>
          <table:table-cell table:formula="of:=[.E325]+[.$K$3]" office:value-type="float" office:value="0.01296" calcext:value-type="float">
            <text:p>0.01296</text:p>
          </table:table-cell>
          <table:table-cell table:formula="of:=(([.C325]/[.$K$5])-[.$K$3])/0.00000001" office:value-type="float" office:value="48107.9545797897" calcext:value-type="float">
            <text:p>48108</text:p>
          </table:table-cell>
          <table:table-cell table:number-columns-repeated="10"/>
        </table:table-row>
        <table:table-row table:style-name="ro2">
          <table:table-cell table:formula="of:=NOW()+([.$K$10]*[.B327])" office:value-type="date" office:date-value="2047-03-30T03:31:00.1" calcext:value-type="date">
            <text:p>2047-03-30</text:p>
          </table:table-cell>
          <table:table-cell office:value-type="float" office:value="326" calcext:value-type="float">
            <text:p>326</text:p>
          </table:table-cell>
          <table:table-cell table:formula="of:=[.C326]*(([.$K$5]-1)/[.$K$5])-[.$K$3]" office:value-type="float" office:value="0.0614120620670335" calcext:value-type="float">
            <text:p>0.061412062067034</text:p>
          </table:table-cell>
          <table:table-cell table:formula="of:=(([.C326]/[.$K$5])-[.$K$3])+[.D326]" office:value-type="float" office:value="0.912587937932967" calcext:value-type="float">
            <text:p>0.912587937932967</text:p>
          </table:table-cell>
          <table:table-cell table:formula="of:=[.E326]+[.$K$3]" office:value-type="float" office:value="0.013" calcext:value-type="float">
            <text:p>0.013</text:p>
          </table:table-cell>
          <table:table-cell table:formula="of:=(([.C326]/[.$K$5])-[.$K$3])/0.00000001" office:value-type="float" office:value="47640.3882916248" calcext:value-type="float">
            <text:p>47640</text:p>
          </table:table-cell>
          <table:table-cell table:number-columns-repeated="10"/>
        </table:table-row>
        <table:table-row table:style-name="ro2">
          <table:table-cell table:formula="of:=NOW()+([.$K$10]*[.B328])" office:value-type="date" office:date-value="2047-04-26T22:11:00.1" calcext:value-type="date">
            <text:p>2047-04-26</text:p>
          </table:table-cell>
          <table:table-cell office:value-type="float" office:value="327" calcext:value-type="float">
            <text:p>327</text:p>
          </table:table-cell>
          <table:table-cell table:formula="of:=[.C327]*(([.$K$5]-1)/[.$K$5])-[.$K$3]" office:value-type="float" office:value="0.0608602948831415" calcext:value-type="float">
            <text:p>0.060860294883142</text:p>
          </table:table-cell>
          <table:table-cell table:formula="of:=(([.C327]/[.$K$5])-[.$K$3])+[.D327]" office:value-type="float" office:value="0.913059705116859" calcext:value-type="float">
            <text:p>0.913059705116859</text:p>
          </table:table-cell>
          <table:table-cell table:formula="of:=[.E327]+[.$K$3]" office:value-type="float" office:value="0.01304" calcext:value-type="float">
            <text:p>0.01304</text:p>
          </table:table-cell>
          <table:table-cell table:formula="of:=(([.C327]/[.$K$5])-[.$K$3])/0.00000001" office:value-type="float" office:value="47176.7183891946" calcext:value-type="float">
            <text:p>47177</text:p>
          </table:table-cell>
          <table:table-cell table:number-columns-repeated="10"/>
        </table:table-row>
        <table:table-row table:style-name="ro2">
          <table:table-cell table:formula="of:=NOW()+([.$K$10]*[.B329])" office:value-type="date" office:date-value="2047-05-24T16:51:00.1" calcext:value-type="date">
            <text:p>2047-05-24</text:p>
          </table:table-cell>
          <table:table-cell office:value-type="float" office:value="328" calcext:value-type="float">
            <text:p>328</text:p>
          </table:table-cell>
          <table:table-cell table:formula="of:=[.C328]*(([.$K$5]-1)/[.$K$5])-[.$K$3]" office:value-type="float" office:value="0.0603131257591154" calcext:value-type="float">
            <text:p>0.060313125759115</text:p>
          </table:table-cell>
          <table:table-cell table:formula="of:=(([.C328]/[.$K$5])-[.$K$3])+[.D328]" office:value-type="float" office:value="0.913526874240885" calcext:value-type="float">
            <text:p>0.913526874240885</text:p>
          </table:table-cell>
          <table:table-cell table:formula="of:=[.E328]+[.$K$3]" office:value-type="float" office:value="0.01308" calcext:value-type="float">
            <text:p>0.01308</text:p>
          </table:table-cell>
          <table:table-cell table:formula="of:=(([.C328]/[.$K$5])-[.$K$3])/0.00000001" office:value-type="float" office:value="46716.912402618" calcext:value-type="float">
            <text:p>46717</text:p>
          </table:table-cell>
          <table:table-cell table:number-columns-repeated="10"/>
        </table:table-row>
        <table:table-row table:style-name="ro2">
          <table:table-cell table:formula="of:=NOW()+([.$K$10]*[.B330])" office:value-type="date" office:date-value="2047-06-21T11:31:00.1" calcext:value-type="date">
            <text:p>2047-06-21</text:p>
          </table:table-cell>
          <table:table-cell office:value-type="float" office:value="329" calcext:value-type="float">
            <text:p>329</text:p>
          </table:table-cell>
          <table:table-cell table:formula="of:=[.C329]*(([.$K$5]-1)/[.$K$5])-[.$K$3]" office:value-type="float" office:value="0.0597705163777894" calcext:value-type="float">
            <text:p>0.059770516377789</text:p>
          </table:table-cell>
          <table:table-cell table:formula="of:=(([.C329]/[.$K$5])-[.$K$3])+[.D329]" office:value-type="float" office:value="0.913989483622211" calcext:value-type="float">
            <text:p>0.913989483622211</text:p>
          </table:table-cell>
          <table:table-cell table:formula="of:=[.E329]+[.$K$3]" office:value-type="float" office:value="0.01312" calcext:value-type="float">
            <text:p>0.01312</text:p>
          </table:table-cell>
          <table:table-cell table:formula="of:=(([.C329]/[.$K$5])-[.$K$3])/0.00000001" office:value-type="float" office:value="46260.9381325961" calcext:value-type="float">
            <text:p>46261</text:p>
          </table:table-cell>
          <table:table-cell table:number-columns-repeated="10"/>
        </table:table-row>
        <table:table-row table:style-name="ro2">
          <table:table-cell table:formula="of:=NOW()+([.$K$10]*[.B331])" office:value-type="date" office:date-value="2047-07-19T06:11:00.1" calcext:value-type="date">
            <text:p>2047-07-19</text:p>
          </table:table-cell>
          <table:table-cell office:value-type="float" office:value="330" calcext:value-type="float">
            <text:p>330</text:p>
          </table:table-cell>
          <table:table-cell table:formula="of:=[.C330]*(([.$K$5]-1)/[.$K$5])-[.$K$3]" office:value-type="float" office:value="0.0592324287413078" calcext:value-type="float">
            <text:p>0.059232428741308</text:p>
          </table:table-cell>
          <table:table-cell table:formula="of:=(([.C330]/[.$K$5])-[.$K$3])+[.D330]" office:value-type="float" office:value="0.914447571258693" calcext:value-type="float">
            <text:p>0.914447571258693</text:p>
          </table:table-cell>
          <table:table-cell table:formula="of:=[.E330]+[.$K$3]" office:value-type="float" office:value="0.01316" calcext:value-type="float">
            <text:p>0.01316</text:p>
          </table:table-cell>
          <table:table-cell table:formula="of:=(([.C330]/[.$K$5])-[.$K$3])/0.00000001" office:value-type="float" office:value="45808.7636481578" calcext:value-type="float">
            <text:p>45809</text:p>
          </table:table-cell>
          <table:table-cell table:number-columns-repeated="10"/>
        </table:table-row>
        <table:table-row table:style-name="ro2">
          <table:table-cell table:formula="of:=NOW()+([.$K$10]*[.B332])" office:value-type="date" office:date-value="2047-08-16T00:51:00.1" calcext:value-type="date">
            <text:p>2047-08-16</text:p>
          </table:table-cell>
          <table:table-cell office:value-type="float" office:value="331" calcext:value-type="float">
            <text:p>331</text:p>
          </table:table-cell>
          <table:table-cell table:formula="of:=[.C331]*(([.$K$5]-1)/[.$K$5])-[.$K$3]" office:value-type="float" office:value="0.0586988251684636" calcext:value-type="float">
            <text:p>0.058698825168464</text:p>
          </table:table-cell>
          <table:table-cell table:formula="of:=(([.C331]/[.$K$5])-[.$K$3])+[.D331]" office:value-type="float" office:value="0.914901174831537" calcext:value-type="float">
            <text:p>0.914901174831537</text:p>
          </table:table-cell>
          <table:table-cell table:formula="of:=[.E331]+[.$K$3]" office:value-type="float" office:value="0.0132" calcext:value-type="float">
            <text:p>0.0132</text:p>
          </table:table-cell>
          <table:table-cell table:formula="of:=(([.C331]/[.$K$5])-[.$K$3])/0.00000001" office:value-type="float" office:value="45360.3572844232" calcext:value-type="float">
            <text:p>45360</text:p>
          </table:table-cell>
          <table:table-cell table:number-columns-repeated="10"/>
        </table:table-row>
        <table:table-row table:style-name="ro2">
          <table:table-cell table:formula="of:=NOW()+([.$K$10]*[.B333])" office:value-type="date" office:date-value="2047-09-12T19:31:00.1" calcext:value-type="date">
            <text:p>2047-09-12</text:p>
          </table:table-cell>
          <table:table-cell office:value-type="float" office:value="332" calcext:value-type="float">
            <text:p>332</text:p>
          </table:table-cell>
          <table:table-cell table:formula="of:=[.C332]*(([.$K$5]-1)/[.$K$5])-[.$K$3]" office:value-type="float" office:value="0.0581696682920597" calcext:value-type="float">
            <text:p>0.05816966829206</text:p>
          </table:table-cell>
          <table:table-cell table:formula="of:=(([.C332]/[.$K$5])-[.$K$3])+[.D332]" office:value-type="float" office:value="0.915350331707941" calcext:value-type="float">
            <text:p>0.915350331707941</text:p>
          </table:table-cell>
          <table:table-cell table:formula="of:=[.E332]+[.$K$3]" office:value-type="float" office:value="0.01324" calcext:value-type="float">
            <text:p>0.01324</text:p>
          </table:table-cell>
          <table:table-cell table:formula="of:=(([.C332]/[.$K$5])-[.$K$3])/0.00000001" office:value-type="float" office:value="44915.6876403863" calcext:value-type="float">
            <text:p>44916</text:p>
          </table:table-cell>
          <table:table-cell table:number-columns-repeated="10"/>
        </table:table-row>
        <table:table-row table:style-name="ro2">
          <table:table-cell table:formula="of:=NOW()+([.$K$10]*[.B334])" office:value-type="date" office:date-value="2047-10-10T14:11:00.1" calcext:value-type="date">
            <text:p>2047-10-10</text:p>
          </table:table-cell>
          <table:table-cell office:value-type="float" office:value="333" calcext:value-type="float">
            <text:p>333</text:p>
          </table:table-cell>
          <table:table-cell table:formula="of:=[.C333]*(([.$K$5]-1)/[.$K$5])-[.$K$3]" office:value-type="float" office:value="0.0576449210562926" calcext:value-type="float">
            <text:p>0.057644921056293</text:p>
          </table:table-cell>
          <table:table-cell table:formula="of:=(([.C333]/[.$K$5])-[.$K$3])+[.D333]" office:value-type="float" office:value="0.915795078943708" calcext:value-type="float">
            <text:p>0.915795078943708</text:p>
          </table:table-cell>
          <table:table-cell table:formula="of:=[.E333]+[.$K$3]" office:value-type="float" office:value="0.01328" calcext:value-type="float">
            <text:p>0.01328</text:p>
          </table:table-cell>
          <table:table-cell table:formula="of:=(([.C333]/[.$K$5])-[.$K$3])/0.00000001" office:value-type="float" office:value="44474.7235767165" calcext:value-type="float">
            <text:p>44475</text:p>
          </table:table-cell>
          <table:table-cell table:number-columns-repeated="10"/>
        </table:table-row>
        <table:table-row table:style-name="ro2">
          <table:table-cell table:formula="of:=NOW()+([.$K$10]*[.B335])" office:value-type="date" office:date-value="2047-11-07T08:51:00.1" calcext:value-type="date">
            <text:p>2047-11-07</text:p>
          </table:table-cell>
          <table:table-cell office:value-type="float" office:value="334" calcext:value-type="float">
            <text:p>334</text:p>
          </table:table-cell>
          <table:table-cell table:formula="of:=[.C334]*(([.$K$5]-1)/[.$K$5])-[.$K$3]" office:value-type="float" office:value="0.0571245467141568" calcext:value-type="float">
            <text:p>0.057124546714157</text:p>
          </table:table-cell>
          <table:table-cell table:formula="of:=(([.C334]/[.$K$5])-[.$K$3])+[.D334]" office:value-type="float" office:value="0.916235453285844" calcext:value-type="float">
            <text:p>0.916235453285844</text:p>
          </table:table-cell>
          <table:table-cell table:formula="of:=[.E334]+[.$K$3]" office:value-type="float" office:value="0.01332" calcext:value-type="float">
            <text:p>0.01332</text:p>
          </table:table-cell>
          <table:table-cell table:formula="of:=(([.C334]/[.$K$5])-[.$K$3])/0.00000001" office:value-type="float" office:value="44037.4342135772" calcext:value-type="float">
            <text:p>44037</text:p>
          </table:table-cell>
          <table:table-cell table:number-columns-repeated="10"/>
        </table:table-row>
        <table:table-row table:style-name="ro2">
          <table:table-cell table:formula="of:=NOW()+([.$K$10]*[.B336])" office:value-type="date" office:date-value="2047-12-05T03:31:00.1" calcext:value-type="date">
            <text:p>2047-12-05</text:p>
          </table:table-cell>
          <table:table-cell office:value-type="float" office:value="335" calcext:value-type="float">
            <text:p>335</text:p>
          </table:table-cell>
          <table:table-cell table:formula="of:=[.C335]*(([.$K$5]-1)/[.$K$5])-[.$K$3]" office:value-type="float" office:value="0.0566085088248722" calcext:value-type="float">
            <text:p>0.056608508824872</text:p>
          </table:table-cell>
          <table:table-cell table:formula="of:=(([.C335]/[.$K$5])-[.$K$3])+[.D335]" office:value-type="float" office:value="0.916671491175128" calcext:value-type="float">
            <text:p>0.916671491175128</text:p>
          </table:table-cell>
          <table:table-cell table:formula="of:=[.E335]+[.$K$3]" office:value-type="float" office:value="0.01336" calcext:value-type="float">
            <text:p>0.01336</text:p>
          </table:table-cell>
          <table:table-cell table:formula="of:=(([.C335]/[.$K$5])-[.$K$3])/0.00000001" office:value-type="float" office:value="43603.788928464" calcext:value-type="float">
            <text:p>43604</text:p>
          </table:table-cell>
          <table:table-cell table:number-columns-repeated="10"/>
        </table:table-row>
        <table:table-row table:style-name="ro2">
          <table:table-cell table:formula="of:=NOW()+([.$K$10]*[.B337])" office:value-type="date" office:date-value="2048-01-01T22:11:00.1" calcext:value-type="date">
            <text:p>2048-01-01</text:p>
          </table:table-cell>
          <table:table-cell office:value-type="float" office:value="336" calcext:value-type="float">
            <text:p>336</text:p>
          </table:table-cell>
          <table:table-cell table:formula="of:=[.C336]*(([.$K$5]-1)/[.$K$5])-[.$K$3]" office:value-type="float" office:value="0.0560967712513316" calcext:value-type="float">
            <text:p>0.056096771251332</text:p>
          </table:table-cell>
          <table:table-cell table:formula="of:=(([.C336]/[.$K$5])-[.$K$3])+[.D336]" office:value-type="float" office:value="0.917103228748669" calcext:value-type="float">
            <text:p>0.917103228748669</text:p>
          </table:table-cell>
          <table:table-cell table:formula="of:=[.E336]+[.$K$3]" office:value-type="float" office:value="0.0134" calcext:value-type="float">
            <text:p>0.0134</text:p>
          </table:table-cell>
          <table:table-cell table:formula="of:=(([.C336]/[.$K$5])-[.$K$3])/0.00000001" office:value-type="float" office:value="43173.7573540601" calcext:value-type="float">
            <text:p>43174</text:p>
          </table:table-cell>
          <table:table-cell table:number-columns-repeated="10"/>
        </table:table-row>
        <table:table-row table:style-name="ro2">
          <table:table-cell table:formula="of:=NOW()+([.$K$10]*[.B338])" office:value-type="date" office:date-value="2048-01-29T16:51:00.1" calcext:value-type="date">
            <text:p>2048-01-29</text:p>
          </table:table-cell>
          <table:table-cell office:value-type="float" office:value="337" calcext:value-type="float">
            <text:p>337</text:p>
          </table:table-cell>
          <table:table-cell table:formula="of:=[.C337]*(([.$K$5]-1)/[.$K$5])-[.$K$3]" office:value-type="float" office:value="0.0555892981575705" calcext:value-type="float">
            <text:p>0.055589298157571</text:p>
          </table:table-cell>
          <table:table-cell table:formula="of:=(([.C337]/[.$K$5])-[.$K$3])+[.D337]" office:value-type="float" office:value="0.91753070184243" calcext:value-type="float">
            <text:p>0.91753070184243</text:p>
          </table:table-cell>
          <table:table-cell table:formula="of:=[.E337]+[.$K$3]" office:value-type="float" office:value="0.01344" calcext:value-type="float">
            <text:p>0.01344</text:p>
          </table:table-cell>
          <table:table-cell table:formula="of:=(([.C337]/[.$K$5])-[.$K$3])/0.00000001" office:value-type="float" office:value="42747.3093761097" calcext:value-type="float">
            <text:p>42747</text:p>
          </table:table-cell>
          <table:table-cell table:number-columns-repeated="10"/>
        </table:table-row>
        <table:table-row table:style-name="ro2">
          <table:table-cell table:formula="of:=NOW()+([.$K$10]*[.B339])" office:value-type="date" office:date-value="2048-02-26T11:31:00.1" calcext:value-type="date">
            <text:p>2048-02-26</text:p>
          </table:table-cell>
          <table:table-cell office:value-type="float" office:value="338" calcext:value-type="float">
            <text:p>338</text:p>
          </table:table-cell>
          <table:table-cell table:formula="of:=[.C338]*(([.$K$5]-1)/[.$K$5])-[.$K$3]" office:value-type="float" office:value="0.0550860540062574" calcext:value-type="float">
            <text:p>0.055086054006257</text:p>
          </table:table-cell>
          <table:table-cell table:formula="of:=(([.C338]/[.$K$5])-[.$K$3])+[.D338]" office:value-type="float" office:value="0.917953945993743" calcext:value-type="float">
            <text:p>0.917953945993743</text:p>
          </table:table-cell>
          <table:table-cell table:formula="of:=[.E338]+[.$K$3]" office:value-type="float" office:value="0.01348" calcext:value-type="float">
            <text:p>0.01348</text:p>
          </table:table-cell>
          <table:table-cell table:formula="of:=(([.C338]/[.$K$5])-[.$K$3])/0.00000001" office:value-type="float" office:value="42324.4151313088" calcext:value-type="float">
            <text:p>42324</text:p>
          </table:table-cell>
          <table:table-cell table:number-columns-repeated="10"/>
        </table:table-row>
        <table:table-row table:style-name="ro2">
          <table:table-cell table:formula="of:=NOW()+([.$K$10]*[.B340])" office:value-type="date" office:date-value="2048-03-25T06:11:00.1" calcext:value-type="date">
            <text:p>2048-03-25</text:p>
          </table:table-cell>
          <table:table-cell office:value-type="float" office:value="339" calcext:value-type="float">
            <text:p>339</text:p>
          </table:table-cell>
          <table:table-cell table:formula="of:=[.C339]*(([.$K$5]-1)/[.$K$5])-[.$K$3]" office:value-type="float" office:value="0.0545870035562053" calcext:value-type="float">
            <text:p>0.054587003556205</text:p>
          </table:table-cell>
          <table:table-cell table:formula="of:=(([.C339]/[.$K$5])-[.$K$3])+[.D339]" office:value-type="float" office:value="0.918372996443795" calcext:value-type="float">
            <text:p>0.918372996443795</text:p>
          </table:table-cell>
          <table:table-cell table:formula="of:=[.E339]+[.$K$3]" office:value-type="float" office:value="0.01352" calcext:value-type="float">
            <text:p>0.01352</text:p>
          </table:table-cell>
          <table:table-cell table:formula="of:=(([.C339]/[.$K$5])-[.$K$3])/0.00000001" office:value-type="float" office:value="41905.0450052145" calcext:value-type="float">
            <text:p>41905</text:p>
          </table:table-cell>
          <table:table-cell table:number-columns-repeated="10"/>
        </table:table-row>
        <table:table-row table:style-name="ro2">
          <table:table-cell table:formula="of:=NOW()+([.$K$10]*[.B341])" office:value-type="date" office:date-value="2048-04-22T00:51:00.1" calcext:value-type="date">
            <text:p>2048-04-22</text:p>
          </table:table-cell>
          <table:table-cell office:value-type="float" office:value="340" calcext:value-type="float">
            <text:p>340</text:p>
          </table:table-cell>
          <table:table-cell table:formula="of:=[.C340]*(([.$K$5]-1)/[.$K$5])-[.$K$3]" office:value-type="float" office:value="0.0540921118599036" calcext:value-type="float">
            <text:p>0.054092111859904</text:p>
          </table:table-cell>
          <table:table-cell table:formula="of:=(([.C340]/[.$K$5])-[.$K$3])+[.D340]" office:value-type="float" office:value="0.918787888140097" calcext:value-type="float">
            <text:p>0.918787888140097</text:p>
          </table:table-cell>
          <table:table-cell table:formula="of:=[.E340]+[.$K$3]" office:value-type="float" office:value="0.01356" calcext:value-type="float">
            <text:p>0.01356</text:p>
          </table:table-cell>
          <table:table-cell table:formula="of:=(([.C340]/[.$K$5])-[.$K$3])/0.00000001" office:value-type="float" office:value="41489.1696301711" calcext:value-type="float">
            <text:p>41489</text:p>
          </table:table-cell>
          <table:table-cell table:number-columns-repeated="10"/>
        </table:table-row>
        <table:table-row table:style-name="ro2">
          <table:table-cell table:formula="of:=NOW()+([.$K$10]*[.B342])" office:value-type="date" office:date-value="2048-05-19T19:31:00.1" calcext:value-type="date">
            <text:p>2048-05-19</text:p>
          </table:table-cell>
          <table:table-cell office:value-type="float" office:value="341" calcext:value-type="float">
            <text:p>341</text:p>
          </table:table-cell>
          <table:table-cell table:formula="of:=[.C341]*(([.$K$5]-1)/[.$K$5])-[.$K$3]" office:value-type="float" office:value="0.053601344261071" calcext:value-type="float">
            <text:p>0.053601344261071</text:p>
          </table:table-cell>
          <table:table-cell table:formula="of:=(([.C341]/[.$K$5])-[.$K$3])+[.D341]" office:value-type="float" office:value="0.91919865573893" calcext:value-type="float">
            <text:p>0.91919865573893</text:p>
          </table:table-cell>
          <table:table-cell table:formula="of:=[.E341]+[.$K$3]" office:value-type="float" office:value="0.0136" calcext:value-type="float">
            <text:p>0.0136</text:p>
          </table:table-cell>
          <table:table-cell table:formula="of:=(([.C341]/[.$K$5])-[.$K$3])/0.00000001" office:value-type="float" office:value="41076.759883253" calcext:value-type="float">
            <text:p>41077</text:p>
          </table:table-cell>
          <table:table-cell table:number-columns-repeated="10"/>
        </table:table-row>
        <table:table-row table:style-name="ro2">
          <table:table-cell table:formula="of:=NOW()+([.$K$10]*[.B343])" office:value-type="date" office:date-value="2048-06-16T14:11:00.1" calcext:value-type="date">
            <text:p>2048-06-16</text:p>
          </table:table-cell>
          <table:table-cell office:value-type="float" office:value="342" calcext:value-type="float">
            <text:p>342</text:p>
          </table:table-cell>
          <table:table-cell table:formula="of:=[.C342]*(([.$K$5]-1)/[.$K$5])-[.$K$3]" office:value-type="float" office:value="0.0531146663922288" calcext:value-type="float">
            <text:p>0.053114666392229</text:p>
          </table:table-cell>
          <table:table-cell table:formula="of:=(([.C342]/[.$K$5])-[.$K$3])+[.D342]" office:value-type="float" office:value="0.919605333607772" calcext:value-type="float">
            <text:p>0.919605333607772</text:p>
          </table:table-cell>
          <table:table-cell table:formula="of:=[.E342]+[.$K$3]" office:value-type="float" office:value="0.01364" calcext:value-type="float">
            <text:p>0.01364</text:p>
          </table:table-cell>
          <table:table-cell table:formula="of:=(([.C342]/[.$K$5])-[.$K$3])/0.00000001" office:value-type="float" office:value="40667.7868842259" calcext:value-type="float">
            <text:p>40668</text:p>
          </table:table-cell>
          <table:table-cell table:number-columns-repeated="10"/>
        </table:table-row>
        <table:table-row table:style-name="ro2">
          <table:table-cell table:formula="of:=NOW()+([.$K$10]*[.B344])" office:value-type="date" office:date-value="2048-07-14T08:51:00.1" calcext:value-type="date">
            <text:p>2048-07-14</text:p>
          </table:table-cell>
          <table:table-cell office:value-type="float" office:value="343" calcext:value-type="float">
            <text:p>343</text:p>
          </table:table-cell>
          <table:table-cell table:formula="of:=[.C343]*(([.$K$5]-1)/[.$K$5])-[.$K$3]" office:value-type="float" office:value="0.0526320441722935" calcext:value-type="float">
            <text:p>0.052632044172294</text:p>
          </table:table-cell>
          <table:table-cell table:formula="of:=(([.C343]/[.$K$5])-[.$K$3])+[.D343]" office:value-type="float" office:value="0.920007955827707" calcext:value-type="float">
            <text:p>0.920007955827707</text:p>
          </table:table-cell>
          <table:table-cell table:formula="of:=[.E343]+[.$K$3]" office:value-type="float" office:value="0.01368" calcext:value-type="float">
            <text:p>0.01368</text:p>
          </table:table-cell>
          <table:table-cell table:formula="of:=(([.C343]/[.$K$5])-[.$K$3])/0.00000001" office:value-type="float" office:value="40262.221993524" calcext:value-type="float">
            <text:p>40262</text:p>
          </table:table-cell>
          <table:table-cell table:number-columns-repeated="10"/>
        </table:table-row>
        <table:table-row table:style-name="ro2">
          <table:table-cell table:formula="of:=NOW()+([.$K$10]*[.B345])" office:value-type="date" office:date-value="2048-08-11T03:31:00.1" calcext:value-type="date">
            <text:p>2048-08-11</text:p>
          </table:table-cell>
          <table:table-cell office:value-type="float" office:value="344" calcext:value-type="float">
            <text:p>344</text:p>
          </table:table-cell>
          <table:table-cell table:formula="of:=[.C344]*(([.$K$5]-1)/[.$K$5])-[.$K$3]" office:value-type="float" office:value="0.0521534438041911" calcext:value-type="float">
            <text:p>0.052153443804191</text:p>
          </table:table-cell>
          <table:table-cell table:formula="of:=(([.C344]/[.$K$5])-[.$K$3])+[.D344]" office:value-type="float" office:value="0.92040655619581" calcext:value-type="float">
            <text:p>0.92040655619581</text:p>
          </table:table-cell>
          <table:table-cell table:formula="of:=[.E344]+[.$K$3]" office:value-type="float" office:value="0.01372" calcext:value-type="float">
            <text:p>0.01372</text:p>
          </table:table-cell>
          <table:table-cell table:formula="of:=(([.C344]/[.$K$5])-[.$K$3])/0.00000001" office:value-type="float" office:value="39860.0368102446" calcext:value-type="float">
            <text:p>39860</text:p>
          </table:table-cell>
          <table:table-cell table:number-columns-repeated="10"/>
        </table:table-row>
        <table:table-row table:style-name="ro2">
          <table:table-cell table:formula="of:=NOW()+([.$K$10]*[.B346])" office:value-type="date" office:date-value="2048-09-07T22:11:00.1" calcext:value-type="date">
            <text:p>2048-09-07</text:p>
          </table:table-cell>
          <table:table-cell office:value-type="float" office:value="345" calcext:value-type="float">
            <text:p>345</text:p>
          </table:table-cell>
          <table:table-cell table:formula="of:=[.C345]*(([.$K$5]-1)/[.$K$5])-[.$K$3]" office:value-type="float" office:value="0.0516788317724895" calcext:value-type="float">
            <text:p>0.05167883177249</text:p>
          </table:table-cell>
          <table:table-cell table:formula="of:=(([.C345]/[.$K$5])-[.$K$3])+[.D345]" office:value-type="float" office:value="0.920801168227511" calcext:value-type="float">
            <text:p>0.920801168227511</text:p>
          </table:table-cell>
          <table:table-cell table:formula="of:=[.E345]+[.$K$3]" office:value-type="float" office:value="0.01376" calcext:value-type="float">
            <text:p>0.01376</text:p>
          </table:table-cell>
          <table:table-cell table:formula="of:=(([.C345]/[.$K$5])-[.$K$3])/0.00000001" office:value-type="float" office:value="39461.2031701593" calcext:value-type="float">
            <text:p>39461</text:p>
          </table:table-cell>
          <table:table-cell table:number-columns-repeated="10"/>
        </table:table-row>
        <table:table-row table:style-name="ro2">
          <table:table-cell table:formula="of:=NOW()+([.$K$10]*[.B347])" office:value-type="date" office:date-value="2048-10-05T16:51:00.1" calcext:value-type="date">
            <text:p>2048-10-05</text:p>
          </table:table-cell>
          <table:table-cell office:value-type="float" office:value="346" calcext:value-type="float">
            <text:p>346</text:p>
          </table:table-cell>
          <table:table-cell table:formula="of:=[.C346]*(([.$K$5]-1)/[.$K$5])-[.$K$3]" office:value-type="float" office:value="0.0512081748410521" calcext:value-type="float">
            <text:p>0.051208174841052</text:p>
          </table:table-cell>
          <table:table-cell table:formula="of:=(([.C346]/[.$K$5])-[.$K$3])+[.D346]" office:value-type="float" office:value="0.921191825158948" calcext:value-type="float">
            <text:p>0.921191825158948</text:p>
          </table:table-cell>
          <table:table-cell table:formula="of:=[.E346]+[.$K$3]" office:value-type="float" office:value="0.0138" calcext:value-type="float">
            <text:p>0.0138</text:p>
          </table:table-cell>
          <table:table-cell table:formula="of:=(([.C346]/[.$K$5])-[.$K$3])/0.00000001" office:value-type="float" office:value="39065.6931437412" calcext:value-type="float">
            <text:p>39066</text:p>
          </table:table-cell>
          <table:table-cell table:number-columns-repeated="10"/>
        </table:table-row>
        <table:table-row table:style-name="ro2">
          <table:table-cell table:formula="of:=NOW()+([.$K$10]*[.B348])" office:value-type="date" office:date-value="2048-11-02T11:31:00.1" calcext:value-type="date">
            <text:p>2048-11-02</text:p>
          </table:table-cell>
          <table:table-cell office:value-type="float" office:value="347" calcext:value-type="float">
            <text:p>347</text:p>
          </table:table-cell>
          <table:table-cell table:formula="of:=[.C347]*(([.$K$5]-1)/[.$K$5])-[.$K$3]" office:value-type="float" office:value="0.05074144005071" calcext:value-type="float">
            <text:p>0.05074144005071</text:p>
          </table:table-cell>
          <table:table-cell table:formula="of:=(([.C347]/[.$K$5])-[.$K$3])+[.D347]" office:value-type="float" office:value="0.921578559949291" calcext:value-type="float">
            <text:p>0.921578559949291</text:p>
          </table:table-cell>
          <table:table-cell table:formula="of:=[.E347]+[.$K$3]" office:value-type="float" office:value="0.01384" calcext:value-type="float">
            <text:p>0.01384</text:p>
          </table:table-cell>
          <table:table-cell table:formula="of:=(([.C347]/[.$K$5])-[.$K$3])/0.00000001" office:value-type="float" office:value="38673.4790342101" calcext:value-type="float">
            <text:p>38673</text:p>
          </table:table-cell>
          <table:table-cell table:number-columns-repeated="10"/>
        </table:table-row>
        <table:table-row table:style-name="ro2">
          <table:table-cell table:formula="of:=NOW()+([.$K$10]*[.B349])" office:value-type="date" office:date-value="2048-11-30T06:11:00.1" calcext:value-type="date">
            <text:p>2048-11-30</text:p>
          </table:table-cell>
          <table:table-cell office:value-type="float" office:value="348" calcext:value-type="float">
            <text:p>348</text:p>
          </table:table-cell>
          <table:table-cell table:formula="of:=[.C348]*(([.$K$5]-1)/[.$K$5])-[.$K$3]" office:value-type="float" office:value="0.0502785947169541" calcext:value-type="float">
            <text:p>0.050278594716954</text:p>
          </table:table-cell>
          <table:table-cell table:formula="of:=(([.C348]/[.$K$5])-[.$K$3])+[.D348]" office:value-type="float" office:value="0.921961405283046" calcext:value-type="float">
            <text:p>0.921961405283046</text:p>
          </table:table-cell>
          <table:table-cell table:formula="of:=[.E348]+[.$K$3]" office:value-type="float" office:value="0.01388" calcext:value-type="float">
            <text:p>0.01388</text:p>
          </table:table-cell>
          <table:table-cell table:formula="of:=(([.C348]/[.$K$5])-[.$K$3])/0.00000001" office:value-type="float" office:value="38284.5333755917" calcext:value-type="float">
            <text:p>38285</text:p>
          </table:table-cell>
          <table:table-cell table:number-columns-repeated="10"/>
        </table:table-row>
        <table:table-row table:style-name="ro2">
          <table:table-cell table:formula="of:=NOW()+([.$K$10]*[.B350])" office:value-type="date" office:date-value="2048-12-28T00:51:00.1" calcext:value-type="date">
            <text:p>2048-12-28</text:p>
          </table:table-cell>
          <table:table-cell office:value-type="float" office:value="349" calcext:value-type="float">
            <text:p>349</text:p>
          </table:table-cell>
          <table:table-cell table:formula="of:=[.C349]*(([.$K$5]-1)/[.$K$5])-[.$K$3]" office:value-type="float" office:value="0.0498196064276461" calcext:value-type="float">
            <text:p>0.049819606427646</text:p>
          </table:table-cell>
          <table:table-cell table:formula="of:=(([.C349]/[.$K$5])-[.$K$3])+[.D349]" office:value-type="float" office:value="0.922340393572354" calcext:value-type="float">
            <text:p>0.922340393572354</text:p>
          </table:table-cell>
          <table:table-cell table:formula="of:=[.E349]+[.$K$3]" office:value-type="float" office:value="0.01392" calcext:value-type="float">
            <text:p>0.01392</text:p>
          </table:table-cell>
          <table:table-cell table:formula="of:=(([.C349]/[.$K$5])-[.$K$3])/0.00000001" office:value-type="float" office:value="37898.8289307951" calcext:value-type="float">
            <text:p>37899</text:p>
          </table:table-cell>
          <table:table-cell table:number-columns-repeated="10"/>
        </table:table-row>
        <table:table-row table:style-name="ro2">
          <table:table-cell table:formula="of:=NOW()+([.$K$10]*[.B351])" office:value-type="date" office:date-value="2049-01-24T19:31:00.1" calcext:value-type="date">
            <text:p>2049-01-24</text:p>
          </table:table-cell>
          <table:table-cell office:value-type="float" office:value="350" calcext:value-type="float">
            <text:p>350</text:p>
          </table:table-cell>
          <table:table-cell table:formula="of:=[.C350]*(([.$K$5]-1)/[.$K$5])-[.$K$3]" office:value-type="float" office:value="0.0493644430407491" calcext:value-type="float">
            <text:p>0.049364443040749</text:p>
          </table:table-cell>
          <table:table-cell table:formula="of:=(([.C350]/[.$K$5])-[.$K$3])+[.D350]" office:value-type="float" office:value="0.922715556959251" calcext:value-type="float">
            <text:p>0.922715556959251</text:p>
          </table:table-cell>
          <table:table-cell table:formula="of:=[.E350]+[.$K$3]" office:value-type="float" office:value="0.01396" calcext:value-type="float">
            <text:p>0.01396</text:p>
          </table:table-cell>
          <table:table-cell table:formula="of:=(([.C350]/[.$K$5])-[.$K$3])/0.00000001" office:value-type="float" office:value="37516.3386897051" calcext:value-type="float">
            <text:p>37516</text:p>
          </table:table-cell>
          <table:table-cell table:number-columns-repeated="10"/>
        </table:table-row>
        <table:table-row table:style-name="ro2">
          <table:table-cell table:formula="of:=NOW()+([.$K$10]*[.B352])" office:value-type="date" office:date-value="2049-02-21T14:11:00.1" calcext:value-type="date">
            <text:p>2049-02-21</text:p>
          </table:table-cell>
          <table:table-cell office:value-type="float" office:value="351" calcext:value-type="float">
            <text:p>351</text:p>
          </table:table-cell>
          <table:table-cell table:formula="of:=[.C351]*(([.$K$5]-1)/[.$K$5])-[.$K$3]" office:value-type="float" office:value="0.0489130726820762" calcext:value-type="float">
            <text:p>0.048913072682076</text:p>
          </table:table-cell>
          <table:table-cell table:formula="of:=(([.C351]/[.$K$5])-[.$K$3])+[.D351]" office:value-type="float" office:value="0.923086927317924" calcext:value-type="float">
            <text:p>0.923086927317924</text:p>
          </table:table-cell>
          <table:table-cell table:formula="of:=[.E351]+[.$K$3]" office:value-type="float" office:value="0.014" calcext:value-type="float">
            <text:p>0.014</text:p>
          </table:table-cell>
          <table:table-cell table:formula="of:=(([.C351]/[.$K$5])-[.$K$3])/0.00000001" office:value-type="float" office:value="37137.0358672909" calcext:value-type="float">
            <text:p>37137</text:p>
          </table:table-cell>
          <table:table-cell table:number-columns-repeated="10"/>
        </table:table-row>
        <table:table-row table:style-name="ro2">
          <table:table-cell table:formula="of:=NOW()+([.$K$10]*[.B353])" office:value-type="date" office:date-value="2049-03-21T08:51:00.1" calcext:value-type="date">
            <text:p>2049-03-21</text:p>
          </table:table-cell>
          <table:table-cell office:value-type="float" office:value="352" calcext:value-type="float">
            <text:p>352</text:p>
          </table:table-cell>
          <table:table-cell table:formula="of:=[.C352]*(([.$K$5]-1)/[.$K$5])-[.$K$3]" office:value-type="float" office:value="0.0484654637430589" calcext:value-type="float">
            <text:p>0.048465463743059</text:p>
          </table:table-cell>
          <table:table-cell table:formula="of:=(([.C352]/[.$K$5])-[.$K$3])+[.D352]" office:value-type="float" office:value="0.923454536256942" calcext:value-type="float">
            <text:p>0.923454536256942</text:p>
          </table:table-cell>
          <table:table-cell table:formula="of:=[.E352]+[.$K$3]" office:value-type="float" office:value="0.01404" calcext:value-type="float">
            <text:p>0.01404</text:p>
          </table:table-cell>
          <table:table-cell table:formula="of:=(([.C352]/[.$K$5])-[.$K$3])/0.00000001" office:value-type="float" office:value="36760.8939017302" calcext:value-type="float">
            <text:p>36761</text:p>
          </table:table-cell>
          <table:table-cell table:number-columns-repeated="10"/>
        </table:table-row>
        <table:table-row table:style-name="ro2">
          <table:table-cell table:formula="of:=NOW()+([.$K$10]*[.B354])" office:value-type="date" office:date-value="2049-04-18T03:31:00.1" calcext:value-type="date">
            <text:p>2049-04-18</text:p>
          </table:table-cell>
          <table:table-cell office:value-type="float" office:value="353" calcext:value-type="float">
            <text:p>353</text:p>
          </table:table-cell>
          <table:table-cell table:formula="of:=[.C353]*(([.$K$5]-1)/[.$K$5])-[.$K$3]" office:value-type="float" office:value="0.0480215848785334" calcext:value-type="float">
            <text:p>0.048021584878533</text:p>
          </table:table-cell>
          <table:table-cell table:formula="of:=(([.C353]/[.$K$5])-[.$K$3])+[.D353]" office:value-type="float" office:value="0.923818415121467" calcext:value-type="float">
            <text:p>0.923818415121467</text:p>
          </table:table-cell>
          <table:table-cell table:formula="of:=[.E353]+[.$K$3]" office:value-type="float" office:value="0.01408" calcext:value-type="float">
            <text:p>0.01408</text:p>
          </table:table-cell>
          <table:table-cell table:formula="of:=(([.C353]/[.$K$5])-[.$K$3])/0.00000001" office:value-type="float" office:value="36387.8864525491" calcext:value-type="float">
            <text:p>36388</text:p>
          </table:table-cell>
          <table:table-cell table:number-columns-repeated="10"/>
        </table:table-row>
        <table:table-row table:style-name="ro2">
          <table:table-cell table:formula="of:=NOW()+([.$K$10]*[.B355])" office:value-type="date" office:date-value="2049-05-15T22:11:00.1" calcext:value-type="date">
            <text:p>2049-05-15</text:p>
          </table:table-cell>
          <table:table-cell office:value-type="float" office:value="354" calcext:value-type="float">
            <text:p>354</text:p>
          </table:table-cell>
          <table:table-cell table:formula="of:=[.C354]*(([.$K$5]-1)/[.$K$5])-[.$K$3]" office:value-type="float" office:value="0.0475814050045456" calcext:value-type="float">
            <text:p>0.047581405004546</text:p>
          </table:table-cell>
          <table:table-cell table:formula="of:=(([.C354]/[.$K$5])-[.$K$3])+[.D354]" office:value-type="float" office:value="0.924178594995455" calcext:value-type="float">
            <text:p>0.924178594995455</text:p>
          </table:table-cell>
          <table:table-cell table:formula="of:=[.E354]+[.$K$3]" office:value-type="float" office:value="0.01412" calcext:value-type="float">
            <text:p>0.01412</text:p>
          </table:table-cell>
          <table:table-cell table:formula="of:=(([.C354]/[.$K$5])-[.$K$3])/0.00000001" office:value-type="float" office:value="36017.9873987778" calcext:value-type="float">
            <text:p>36018</text:p>
          </table:table-cell>
          <table:table-cell table:number-columns-repeated="10"/>
        </table:table-row>
        <table:table-row table:style-name="ro2">
          <table:table-cell table:formula="of:=NOW()+([.$K$10]*[.B356])" office:value-type="date" office:date-value="2049-06-12T16:51:00.1" calcext:value-type="date">
            <text:p>2049-06-12</text:p>
          </table:table-cell>
          <table:table-cell office:value-type="float" office:value="355" calcext:value-type="float">
            <text:p>355</text:p>
          </table:table-cell>
          <table:table-cell table:formula="of:=[.C355]*(([.$K$5]-1)/[.$K$5])-[.$K$3]" office:value-type="float" office:value="0.0471448932961744" calcext:value-type="float">
            <text:p>0.047144893296175</text:p>
          </table:table-cell>
          <table:table-cell table:formula="of:=(([.C355]/[.$K$5])-[.$K$3])+[.D355]" office:value-type="float" office:value="0.924535106703826" calcext:value-type="float">
            <text:p>0.924535106703826</text:p>
          </table:table-cell>
          <table:table-cell table:formula="of:=[.E355]+[.$K$3]" office:value-type="float" office:value="0.01416" calcext:value-type="float">
            <text:p>0.01416</text:p>
          </table:table-cell>
          <table:table-cell table:formula="of:=(([.C355]/[.$K$5])-[.$K$3])/0.00000001" office:value-type="float" office:value="35651.1708371214" calcext:value-type="float">
            <text:p>35651</text:p>
          </table:table-cell>
          <table:table-cell table:number-columns-repeated="10"/>
        </table:table-row>
        <table:table-row table:style-name="ro2">
          <table:table-cell table:formula="of:=NOW()+([.$K$10]*[.B357])" office:value-type="date" office:date-value="2049-07-10T11:31:00.1" calcext:value-type="date">
            <text:p>2049-07-10</text:p>
          </table:table-cell>
          <table:table-cell office:value-type="float" office:value="356" calcext:value-type="float">
            <text:p>356</text:p>
          </table:table-cell>
          <table:table-cell table:formula="of:=[.C356]*(([.$K$5]-1)/[.$K$5])-[.$K$3]" office:value-type="float" office:value="0.046712019185373" calcext:value-type="float">
            <text:p>0.046712019185373</text:p>
          </table:table-cell>
          <table:table-cell table:formula="of:=(([.C356]/[.$K$5])-[.$K$3])+[.D356]" office:value-type="float" office:value="0.924887980814628" calcext:value-type="float">
            <text:p>0.924887980814628</text:p>
          </table:table-cell>
          <table:table-cell table:formula="of:=[.E356]+[.$K$3]" office:value-type="float" office:value="0.0142" calcext:value-type="float">
            <text:p>0.0142</text:p>
          </table:table-cell>
          <table:table-cell table:formula="of:=(([.C356]/[.$K$5])-[.$K$3])/0.00000001" office:value-type="float" office:value="35287.4110801453" calcext:value-type="float">
            <text:p>35287</text:p>
          </table:table-cell>
          <table:table-cell table:number-columns-repeated="10"/>
        </table:table-row>
        <table:table-row table:style-name="ro2">
          <table:table-cell table:formula="of:=NOW()+([.$K$10]*[.B358])" office:value-type="date" office:date-value="2049-08-07T06:11:00.1" calcext:value-type="date">
            <text:p>2049-08-07</text:p>
          </table:table-cell>
          <table:table-cell office:value-type="float" office:value="357" calcext:value-type="float">
            <text:p>357</text:p>
          </table:table-cell>
          <table:table-cell table:formula="of:=[.C357]*(([.$K$5]-1)/[.$K$5])-[.$K$3]" office:value-type="float" office:value="0.0462827523588282" calcext:value-type="float">
            <text:p>0.046282752358828</text:p>
          </table:table-cell>
          <table:table-cell table:formula="of:=(([.C357]/[.$K$5])-[.$K$3])+[.D357]" office:value-type="float" office:value="0.925237247641172" calcext:value-type="float">
            <text:p>0.925237247641172</text:p>
          </table:table-cell>
          <table:table-cell table:formula="of:=[.E357]+[.$K$3]" office:value-type="float" office:value="0.01424" calcext:value-type="float">
            <text:p>0.01424</text:p>
          </table:table-cell>
          <table:table-cell table:formula="of:=(([.C357]/[.$K$5])-[.$K$3])/0.00000001" office:value-type="float" office:value="34926.6826544775" calcext:value-type="float">
            <text:p>34927</text:p>
          </table:table-cell>
          <table:table-cell table:number-columns-repeated="10"/>
        </table:table-row>
        <table:table-row table:style-name="ro2">
          <table:table-cell table:formula="of:=NOW()+([.$K$10]*[.B359])" office:value-type="date" office:date-value="2049-09-04T00:51:00.1" calcext:value-type="date">
            <text:p>2049-09-04</text:p>
          </table:table-cell>
          <table:table-cell office:value-type="float" office:value="358" calcext:value-type="float">
            <text:p>358</text:p>
          </table:table-cell>
          <table:table-cell table:formula="of:=[.C358]*(([.$K$5]-1)/[.$K$5])-[.$K$3]" office:value-type="float" office:value="0.045857062755838" calcext:value-type="float">
            <text:p>0.045857062755838</text:p>
          </table:table-cell>
          <table:table-cell table:formula="of:=(([.C358]/[.$K$5])-[.$K$3])+[.D358]" office:value-type="float" office:value="0.925582937244163" calcext:value-type="float">
            <text:p>0.925582937244163</text:p>
          </table:table-cell>
          <table:table-cell table:formula="of:=[.E358]+[.$K$3]" office:value-type="float" office:value="0.01428" calcext:value-type="float">
            <text:p>0.01428</text:p>
          </table:table-cell>
          <table:table-cell table:formula="of:=(([.C358]/[.$K$5])-[.$K$3])/0.00000001" office:value-type="float" office:value="34568.9602990235" calcext:value-type="float">
            <text:p>34569</text:p>
          </table:table-cell>
          <table:table-cell table:number-columns-repeated="10"/>
        </table:table-row>
        <table:table-row table:style-name="ro2">
          <table:table-cell table:formula="of:=NOW()+([.$K$10]*[.B360])" office:value-type="date" office:date-value="2049-10-01T19:31:00.1" calcext:value-type="date">
            <text:p>2049-10-01</text:p>
          </table:table-cell>
          <table:table-cell office:value-type="float" office:value="359" calcext:value-type="float">
            <text:p>359</text:p>
          </table:table-cell>
          <table:table-cell table:formula="of:=[.C359]*(([.$K$5]-1)/[.$K$5])-[.$K$3]" office:value-type="float" office:value="0.045434920566206" calcext:value-type="float">
            <text:p>0.045434920566206</text:p>
          </table:table-cell>
          <table:table-cell table:formula="of:=(([.C359]/[.$K$5])-[.$K$3])+[.D359]" office:value-type="float" office:value="0.925925079433795" calcext:value-type="float">
            <text:p>0.925925079433795</text:p>
          </table:table-cell>
          <table:table-cell table:formula="of:=[.E359]+[.$K$3]" office:value-type="float" office:value="0.01432" calcext:value-type="float">
            <text:p>0.01432</text:p>
          </table:table-cell>
          <table:table-cell table:formula="of:=(([.C359]/[.$K$5])-[.$K$3])/0.00000001" office:value-type="float" office:value="34214.2189631983" calcext:value-type="float">
            <text:p>34214</text:p>
          </table:table-cell>
          <table:table-cell table:number-columns-repeated="10"/>
        </table:table-row>
        <table:table-row table:style-name="ro2">
          <table:table-cell table:formula="of:=NOW()+([.$K$10]*[.B361])" office:value-type="date" office:date-value="2049-10-29T14:11:00.1" calcext:value-type="date">
            <text:p>2049-10-29</text:p>
          </table:table-cell>
          <table:table-cell office:value-type="float" office:value="360" calcext:value-type="float">
            <text:p>360</text:p>
          </table:table-cell>
          <table:table-cell table:formula="of:=[.C360]*(([.$K$5]-1)/[.$K$5])-[.$K$3]" office:value-type="float" office:value="0.0450162962281543" calcext:value-type="float">
            <text:p>0.045016296228154</text:p>
          </table:table-cell>
          <table:table-cell table:formula="of:=(([.C360]/[.$K$5])-[.$K$3])+[.D360]" office:value-type="float" office:value="0.926263703771846" calcext:value-type="float">
            <text:p>0.926263703771846</text:p>
          </table:table-cell>
          <table:table-cell table:formula="of:=[.E360]+[.$K$3]" office:value-type="float" office:value="0.01436" calcext:value-type="float">
            <text:p>0.01436</text:p>
          </table:table-cell>
          <table:table-cell table:formula="of:=(([.C360]/[.$K$5])-[.$K$3])/0.00000001" office:value-type="float" office:value="33862.4338051716" calcext:value-type="float">
            <text:p>33862</text:p>
          </table:table-cell>
          <table:table-cell table:number-columns-repeated="10"/>
        </table:table-row>
        <table:table-row table:style-name="ro2">
          <table:table-cell table:formula="of:=NOW()+([.$K$10]*[.B362])" office:value-type="date" office:date-value="2049-11-26T08:51:00.1" calcext:value-type="date">
            <text:p>2049-11-26</text:p>
          </table:table-cell>
          <table:table-cell office:value-type="float" office:value="361" calcext:value-type="float">
            <text:p>361</text:p>
          </table:table-cell>
          <table:table-cell table:formula="of:=[.C361]*(([.$K$5]-1)/[.$K$5])-[.$K$3]" office:value-type="float" office:value="0.044601160426253" calcext:value-type="float">
            <text:p>0.044601160426253</text:p>
          </table:table-cell>
          <table:table-cell table:formula="of:=(([.C361]/[.$K$5])-[.$K$3])+[.D361]" office:value-type="float" office:value="0.926598839573748" calcext:value-type="float">
            <text:p>0.926598839573748</text:p>
          </table:table-cell>
          <table:table-cell table:formula="of:=[.E361]+[.$K$3]" office:value-type="float" office:value="0.0144" calcext:value-type="float">
            <text:p>0.0144</text:p>
          </table:table-cell>
          <table:table-cell table:formula="of:=(([.C361]/[.$K$5])-[.$K$3])/0.00000001" office:value-type="float" office:value="33513.5801901286" calcext:value-type="float">
            <text:p>33514</text:p>
          </table:table-cell>
          <table:table-cell table:number-columns-repeated="10"/>
        </table:table-row>
        <table:table-row table:style-name="ro2">
          <table:table-cell table:formula="of:=NOW()+([.$K$10]*[.B363])" office:value-type="date" office:date-value="2049-12-24T03:31:00.1" calcext:value-type="date">
            <text:p>2049-12-24</text:p>
          </table:table-cell>
          <table:table-cell office:value-type="float" office:value="362" calcext:value-type="float">
            <text:p>362</text:p>
          </table:table-cell>
          <table:table-cell table:formula="of:=[.C362]*(([.$K$5]-1)/[.$K$5])-[.$K$3]" office:value-type="float" office:value="0.0441894840893675" calcext:value-type="float">
            <text:p>0.044189484089368</text:p>
          </table:table-cell>
          <table:table-cell table:formula="of:=(([.C362]/[.$K$5])-[.$K$3])+[.D362]" office:value-type="float" office:value="0.926930515910633" calcext:value-type="float">
            <text:p>0.926930515910633</text:p>
          </table:table-cell>
          <table:table-cell table:formula="of:=[.E362]+[.$K$3]" office:value-type="float" office:value="0.01444" calcext:value-type="float">
            <text:p>0.01444</text:p>
          </table:table-cell>
          <table:table-cell table:formula="of:=(([.C362]/[.$K$5])-[.$K$3])/0.00000001" office:value-type="float" office:value="33167.6336885441" calcext:value-type="float">
            <text:p>33168</text:p>
          </table:table-cell>
          <table:table-cell table:number-columns-repeated="10"/>
        </table:table-row>
        <table:table-row table:style-name="ro2">
          <table:table-cell table:formula="of:=NOW()+([.$K$10]*[.B364])" office:value-type="date" office:date-value="2050-01-20T22:11:00.1" calcext:value-type="date">
            <text:p>2050-01-20</text:p>
          </table:table-cell>
          <table:table-cell office:value-type="float" office:value="363" calcext:value-type="float">
            <text:p>363</text:p>
          </table:table-cell>
          <table:table-cell table:formula="of:=[.C363]*(([.$K$5]-1)/[.$K$5])-[.$K$3]" office:value-type="float" office:value="0.0437812383886228" calcext:value-type="float">
            <text:p>0.043781238388623</text:p>
          </table:table-cell>
          <table:table-cell table:formula="of:=(([.C363]/[.$K$5])-[.$K$3])+[.D363]" office:value-type="float" office:value="0.927258761611378" calcext:value-type="float">
            <text:p>0.927258761611378</text:p>
          </table:table-cell>
          <table:table-cell table:formula="of:=[.E363]+[.$K$3]" office:value-type="float" office:value="0.01448" calcext:value-type="float">
            <text:p>0.01448</text:p>
          </table:table-cell>
          <table:table-cell table:formula="of:=(([.C363]/[.$K$5])-[.$K$3])/0.00000001" office:value-type="float" office:value="32824.5700744729" calcext:value-type="float">
            <text:p>32825</text:p>
          </table:table-cell>
          <table:table-cell table:number-columns-repeated="10"/>
        </table:table-row>
        <table:table-row table:style-name="ro2">
          <table:table-cell table:formula="of:=NOW()+([.$K$10]*[.B365])" office:value-type="date" office:date-value="2050-02-17T16:51:00.1" calcext:value-type="date">
            <text:p>2050-02-17</text:p>
          </table:table-cell>
          <table:table-cell office:value-type="float" office:value="364" calcext:value-type="float">
            <text:p>364</text:p>
          </table:table-cell>
          <table:table-cell table:formula="of:=[.C364]*(([.$K$5]-1)/[.$K$5])-[.$K$3]" office:value-type="float" office:value="0.0433763947353843" calcext:value-type="float">
            <text:p>0.043376394735384</text:p>
          </table:table-cell>
          <table:table-cell table:formula="of:=(([.C364]/[.$K$5])-[.$K$3])+[.D364]" office:value-type="float" office:value="0.927583605264616" calcext:value-type="float">
            <text:p>0.927583605264616</text:p>
          </table:table-cell>
          <table:table-cell table:formula="of:=[.E364]+[.$K$3]" office:value-type="float" office:value="0.01452" calcext:value-type="float">
            <text:p>0.01452</text:p>
          </table:table-cell>
          <table:table-cell table:formula="of:=(([.C364]/[.$K$5])-[.$K$3])/0.00000001" office:value-type="float" office:value="32484.3653238523" calcext:value-type="float">
            <text:p>32484</text:p>
          </table:table-cell>
          <table:table-cell table:number-columns-repeated="10"/>
        </table:table-row>
        <table:table-row table:style-name="ro2">
          <table:table-cell table:formula="of:=NOW()+([.$K$10]*[.B366])" office:value-type="date" office:date-value="2050-03-17T11:31:00.1" calcext:value-type="date">
            <text:p>2050-03-17</text:p>
          </table:table-cell>
          <table:table-cell office:value-type="float" office:value="365" calcext:value-type="float">
            <text:p>365</text:p>
          </table:table-cell>
          <table:table-cell table:formula="of:=[.C365]*(([.$K$5]-1)/[.$K$5])-[.$K$3]" office:value-type="float" office:value="0.0429749247792561" calcext:value-type="float">
            <text:p>0.042974924779256</text:p>
          </table:table-cell>
          <table:table-cell table:formula="of:=(([.C365]/[.$K$5])-[.$K$3])+[.D365]" office:value-type="float" office:value="0.927905075220745" calcext:value-type="float">
            <text:p>0.927905075220745</text:p>
          </table:table-cell>
          <table:table-cell table:formula="of:=[.E365]+[.$K$3]" office:value-type="float" office:value="0.01456" calcext:value-type="float">
            <text:p>0.01456</text:p>
          </table:table-cell>
          <table:table-cell table:formula="of:=(([.C365]/[.$K$5])-[.$K$3])/0.00000001" office:value-type="float" office:value="32146.9956128202" calcext:value-type="float">
            <text:p>32147</text:p>
          </table:table-cell>
          <table:table-cell table:number-columns-repeated="10"/>
        </table:table-row>
        <table:table-row table:style-name="ro2">
          <table:table-cell table:formula="of:=NOW()+([.$K$10]*[.B367])" office:value-type="date" office:date-value="2050-04-14T06:11:00.1" calcext:value-type="date">
            <text:p>2050-04-14</text:p>
          </table:table-cell>
          <table:table-cell office:value-type="float" office:value="366" calcext:value-type="float">
            <text:p>366</text:p>
          </table:table-cell>
          <table:table-cell table:formula="of:=[.C366]*(([.$K$5]-1)/[.$K$5])-[.$K$3]" office:value-type="float" office:value="0.0425768004060956" calcext:value-type="float">
            <text:p>0.042576800406096</text:p>
          </table:table-cell>
          <table:table-cell table:formula="of:=(([.C366]/[.$K$5])-[.$K$3])+[.D366]" office:value-type="float" office:value="0.928223199593905" calcext:value-type="float">
            <text:p>0.928223199593905</text:p>
          </table:table-cell>
          <table:table-cell table:formula="of:=[.E366]+[.$K$3]" office:value-type="float" office:value="0.0146" calcext:value-type="float">
            <text:p>0.0146</text:p>
          </table:table-cell>
          <table:table-cell table:formula="of:=(([.C366]/[.$K$5])-[.$K$3])/0.00000001" office:value-type="float" office:value="31812.4373160467" calcext:value-type="float">
            <text:p>31812</text:p>
          </table:table-cell>
          <table:table-cell table:number-columns-repeated="10"/>
        </table:table-row>
        <table:table-row table:style-name="ro2">
          <table:table-cell table:formula="of:=NOW()+([.$K$10]*[.B368])" office:value-type="date" office:date-value="2050-05-12T00:51:00.1" calcext:value-type="date">
            <text:p>2050-05-12</text:p>
          </table:table-cell>
          <table:table-cell office:value-type="float" office:value="367" calcext:value-type="float">
            <text:p>367</text:p>
          </table:table-cell>
          <table:table-cell table:formula="of:=[.C367]*(([.$K$5]-1)/[.$K$5])-[.$K$3]" office:value-type="float" office:value="0.0421819937360448" calcext:value-type="float">
            <text:p>0.042181993736045</text:p>
          </table:table-cell>
          <table:table-cell table:formula="of:=(([.C367]/[.$K$5])-[.$K$3])+[.D367]" office:value-type="float" office:value="0.928538006263956" calcext:value-type="float">
            <text:p>0.928538006263956</text:p>
          </table:table-cell>
          <table:table-cell table:formula="of:=[.E367]+[.$K$3]" office:value-type="float" office:value="0.01464" calcext:value-type="float">
            <text:p>0.01464</text:p>
          </table:table-cell>
          <table:table-cell table:formula="of:=(([.C367]/[.$K$5])-[.$K$3])/0.00000001" office:value-type="float" office:value="31480.6670050797" calcext:value-type="float">
            <text:p>31481</text:p>
          </table:table-cell>
          <table:table-cell table:number-columns-repeated="10"/>
        </table:table-row>
        <table:table-row table:style-name="ro2">
          <table:table-cell table:formula="of:=NOW()+([.$K$10]*[.B369])" office:value-type="date" office:date-value="2050-06-08T19:31:00.1" calcext:value-type="date">
            <text:p>2050-06-08</text:p>
          </table:table-cell>
          <table:table-cell office:value-type="float" office:value="368" calcext:value-type="float">
            <text:p>368</text:p>
          </table:table-cell>
          <table:table-cell table:formula="of:=[.C368]*(([.$K$5]-1)/[.$K$5])-[.$K$3]" office:value-type="float" office:value="0.0417904771215778" calcext:value-type="float">
            <text:p>0.041790477121578</text:p>
          </table:table-cell>
          <table:table-cell table:formula="of:=(([.C368]/[.$K$5])-[.$K$3])+[.D368]" office:value-type="float" office:value="0.928849522878423" calcext:value-type="float">
            <text:p>0.928849522878423</text:p>
          </table:table-cell>
          <table:table-cell table:formula="of:=[.E368]+[.$K$3]" office:value-type="float" office:value="0.01468" calcext:value-type="float">
            <text:p>0.01468</text:p>
          </table:table-cell>
          <table:table-cell table:formula="of:=(([.C368]/[.$K$5])-[.$K$3])/0.00000001" office:value-type="float" office:value="31151.661446704" calcext:value-type="float">
            <text:p>31152</text:p>
          </table:table-cell>
          <table:table-cell table:number-columns-repeated="10"/>
        </table:table-row>
        <table:table-row table:style-name="ro2">
          <table:table-cell table:formula="of:=NOW()+([.$K$10]*[.B370])" office:value-type="date" office:date-value="2050-07-06T14:11:00.1" calcext:value-type="date">
            <text:p>2050-07-06</text:p>
          </table:table-cell>
          <table:table-cell office:value-type="float" office:value="369" calcext:value-type="float">
            <text:p>369</text:p>
          </table:table-cell>
          <table:table-cell table:formula="of:=[.C369]*(([.$K$5]-1)/[.$K$5])-[.$K$3]" office:value-type="float" office:value="0.0414022231455647" calcext:value-type="float">
            <text:p>0.041402223145565</text:p>
          </table:table-cell>
          <table:table-cell table:formula="of:=(([.C369]/[.$K$5])-[.$K$3])+[.D369]" office:value-type="float" office:value="0.929157776854436" calcext:value-type="float">
            <text:p>0.929157776854436</text:p>
          </table:table-cell>
          <table:table-cell table:formula="of:=[.E369]+[.$K$3]" office:value-type="float" office:value="0.01472" calcext:value-type="float">
            <text:p>0.01472</text:p>
          </table:table-cell>
          <table:table-cell table:formula="of:=(([.C369]/[.$K$5])-[.$K$3])/0.00000001" office:value-type="float" office:value="30825.3976013148" calcext:value-type="float">
            <text:p>30825</text:p>
          </table:table-cell>
          <table:table-cell table:number-columns-repeated="10"/>
        </table:table-row>
        <table:table-row table:style-name="ro2">
          <table:table-cell table:formula="of:=NOW()+([.$K$10]*[.B371])" office:value-type="date" office:date-value="2050-08-03T08:51:00.1" calcext:value-type="date">
            <text:p>2050-08-03</text:p>
          </table:table-cell>
          <table:table-cell office:value-type="float" office:value="370" calcext:value-type="float">
            <text:p>370</text:p>
          </table:table-cell>
          <table:table-cell table:formula="of:=[.C370]*(([.$K$5]-1)/[.$K$5])-[.$K$3]" office:value-type="float" office:value="0.0410172046193516" calcext:value-type="float">
            <text:p>0.041017204619352</text:p>
          </table:table-cell>
          <table:table-cell table:formula="of:=(([.C370]/[.$K$5])-[.$K$3])+[.D370]" office:value-type="float" office:value="0.929462795380649" calcext:value-type="float">
            <text:p>0.929462795380649</text:p>
          </table:table-cell>
          <table:table-cell table:formula="of:=[.E370]+[.$K$3]" office:value-type="float" office:value="0.01476" calcext:value-type="float">
            <text:p>0.01476</text:p>
          </table:table-cell>
          <table:table-cell table:formula="of:=(([.C370]/[.$K$5])-[.$K$3])/0.00000001" office:value-type="float" office:value="30501.8526213039" calcext:value-type="float">
            <text:p>30502</text:p>
          </table:table-cell>
          <table:table-cell table:number-columns-repeated="10"/>
        </table:table-row>
        <table:table-row table:style-name="ro2">
          <table:table-cell table:formula="of:=NOW()+([.$K$10]*[.B372])" office:value-type="date" office:date-value="2050-08-31T03:31:00.1" calcext:value-type="date">
            <text:p>2050-08-31</text:p>
          </table:table-cell>
          <table:table-cell office:value-type="float" office:value="371" calcext:value-type="float">
            <text:p>371</text:p>
          </table:table-cell>
          <table:table-cell table:formula="of:=[.C371]*(([.$K$5]-1)/[.$K$5])-[.$K$3]" office:value-type="float" office:value="0.040635394580857" calcext:value-type="float">
            <text:p>0.040635394580857</text:p>
          </table:table-cell>
          <table:table-cell table:formula="of:=(([.C371]/[.$K$5])-[.$K$3])+[.D371]" office:value-type="float" office:value="0.929764605419144" calcext:value-type="float">
            <text:p>0.929764605419144</text:p>
          </table:table-cell>
          <table:table-cell table:formula="of:=[.E371]+[.$K$3]" office:value-type="float" office:value="0.0148" calcext:value-type="float">
            <text:p>0.0148</text:p>
          </table:table-cell>
          <table:table-cell table:formula="of:=(([.C371]/[.$K$5])-[.$K$3])/0.00000001" office:value-type="float" office:value="30181.0038494597" calcext:value-type="float">
            <text:p>30181</text:p>
          </table:table-cell>
          <table:table-cell table:number-columns-repeated="10"/>
        </table:table-row>
        <table:table-row table:style-name="ro2">
          <table:table-cell table:formula="of:=NOW()+([.$K$10]*[.B373])" office:value-type="date" office:date-value="2050-09-27T22:11:00.1" calcext:value-type="date">
            <text:p>2050-09-27</text:p>
          </table:table-cell>
          <table:table-cell office:value-type="float" office:value="372" calcext:value-type="float">
            <text:p>372</text:p>
          </table:table-cell>
          <table:table-cell table:formula="of:=[.C372]*(([.$K$5]-1)/[.$K$5])-[.$K$3]" office:value-type="float" office:value="0.0402567662926832" calcext:value-type="float">
            <text:p>0.040256766292683</text:p>
          </table:table-cell>
          <table:table-cell table:formula="of:=(([.C372]/[.$K$5])-[.$K$3])+[.D372]" office:value-type="float" office:value="0.930063233707318" calcext:value-type="float">
            <text:p>0.930063233707318</text:p>
          </table:table-cell>
          <table:table-cell table:formula="of:=[.E372]+[.$K$3]" office:value-type="float" office:value="0.01484" calcext:value-type="float">
            <text:p>0.01484</text:p>
          </table:table-cell>
          <table:table-cell table:formula="of:=(([.C372]/[.$K$5])-[.$K$3])/0.00000001" office:value-type="float" office:value="29862.8288173808" calcext:value-type="float">
            <text:p>29863</text:p>
          </table:table-cell>
          <table:table-cell table:number-columns-repeated="10"/>
        </table:table-row>
        <table:table-row table:style-name="ro2">
          <table:table-cell table:formula="of:=NOW()+([.$K$10]*[.B374])" office:value-type="date" office:date-value="2050-10-25T16:51:00.1" calcext:value-type="date">
            <text:p>2050-10-25</text:p>
          </table:table-cell>
          <table:table-cell office:value-type="float" office:value="373" calcext:value-type="float">
            <text:p>373</text:p>
          </table:table-cell>
          <table:table-cell table:formula="of:=[.C373]*(([.$K$5]-1)/[.$K$5])-[.$K$3]" office:value-type="float" office:value="0.0398812932402442" calcext:value-type="float">
            <text:p>0.039881293240244</text:p>
          </table:table-cell>
          <table:table-cell table:formula="of:=(([.C373]/[.$K$5])-[.$K$3])+[.D373]" office:value-type="float" office:value="0.930358706759757" calcext:value-type="float">
            <text:p>0.930358706759757</text:p>
          </table:table-cell>
          <table:table-cell table:formula="of:=[.E373]+[.$K$3]" office:value-type="float" office:value="0.01488" calcext:value-type="float">
            <text:p>0.01488</text:p>
          </table:table-cell>
          <table:table-cell table:formula="of:=(([.C373]/[.$K$5])-[.$K$3])/0.00000001" office:value-type="float" office:value="29547.3052439027" calcext:value-type="float">
            <text:p>29547</text:p>
          </table:table-cell>
          <table:table-cell table:number-columns-repeated="10"/>
        </table:table-row>
        <table:table-row table:style-name="ro2">
          <table:table-cell table:formula="of:=NOW()+([.$K$10]*[.B375])" office:value-type="date" office:date-value="2050-11-22T11:31:00.1" calcext:value-type="date">
            <text:p>2050-11-22</text:p>
          </table:table-cell>
          <table:table-cell office:value-type="float" office:value="374" calcext:value-type="float">
            <text:p>374</text:p>
          </table:table-cell>
          <table:table-cell table:formula="of:=[.C374]*(([.$K$5]-1)/[.$K$5])-[.$K$3]" office:value-type="float" office:value="0.0395089491299088" calcext:value-type="float">
            <text:p>0.039508949129909</text:p>
          </table:table-cell>
          <table:table-cell table:formula="of:=(([.C374]/[.$K$5])-[.$K$3])+[.D374]" office:value-type="float" office:value="0.930651050870092" calcext:value-type="float">
            <text:p>0.930651050870092</text:p>
          </table:table-cell>
          <table:table-cell table:formula="of:=[.E374]+[.$K$3]" office:value-type="float" office:value="0.01492" calcext:value-type="float">
            <text:p>0.01492</text:p>
          </table:table-cell>
          <table:table-cell table:formula="of:=(([.C374]/[.$K$5])-[.$K$3])/0.00000001" office:value-type="float" office:value="29234.4110335368" calcext:value-type="float">
            <text:p>29234</text:p>
          </table:table-cell>
          <table:table-cell table:number-columns-repeated="10"/>
        </table:table-row>
        <table:table-row table:style-name="ro2">
          <table:table-cell table:formula="of:=NOW()+([.$K$10]*[.B376])" office:value-type="date" office:date-value="2050-12-20T06:11:00.1" calcext:value-type="date">
            <text:p>2050-12-20</text:p>
          </table:table-cell>
          <table:table-cell office:value-type="float" office:value="375" calcext:value-type="float">
            <text:p>375</text:p>
          </table:table-cell>
          <table:table-cell table:formula="of:=[.C375]*(([.$K$5]-1)/[.$K$5])-[.$K$3]" office:value-type="float" office:value="0.0391397078871596" calcext:value-type="float">
            <text:p>0.03913970788716</text:p>
          </table:table-cell>
          <table:table-cell table:formula="of:=(([.C375]/[.$K$5])-[.$K$3])+[.D375]" office:value-type="float" office:value="0.930940292112841" calcext:value-type="float">
            <text:p>0.930940292112841</text:p>
          </table:table-cell>
          <table:table-cell table:formula="of:=[.E375]+[.$K$3]" office:value-type="float" office:value="0.01496" calcext:value-type="float">
            <text:p>0.01496</text:p>
          </table:table-cell>
          <table:table-cell table:formula="of:=(([.C375]/[.$K$5])-[.$K$3])/0.00000001" office:value-type="float" office:value="28924.124274924" calcext:value-type="float">
            <text:p>28924</text:p>
          </table:table-cell>
          <table:table-cell table:number-columns-repeated="10"/>
        </table:table-row>
        <table:table-row table:style-name="ro2">
          <table:table-cell table:formula="of:=NOW()+([.$K$10]*[.B377])" office:value-type="date" office:date-value="2051-01-17T00:51:00.1" calcext:value-type="date">
            <text:p>2051-01-17</text:p>
          </table:table-cell>
          <table:table-cell office:value-type="float" office:value="376" calcext:value-type="float">
            <text:p>376</text:p>
          </table:table-cell>
          <table:table-cell table:formula="of:=[.C376]*(([.$K$5]-1)/[.$K$5])-[.$K$3]" office:value-type="float" office:value="0.0387735436547666" calcext:value-type="float">
            <text:p>0.038773543654767</text:p>
          </table:table-cell>
          <table:table-cell table:formula="of:=(([.C376]/[.$K$5])-[.$K$3])+[.D376]" office:value-type="float" office:value="0.931226456345234" calcext:value-type="float">
            <text:p>0.931226456345234</text:p>
          </table:table-cell>
          <table:table-cell table:formula="of:=[.E376]+[.$K$3]" office:value-type="float" office:value="0.015" calcext:value-type="float">
            <text:p>0.015</text:p>
          </table:table-cell>
          <table:table-cell table:formula="of:=(([.C376]/[.$K$5])-[.$K$3])/0.00000001" office:value-type="float" office:value="28616.4232392997" calcext:value-type="float">
            <text:p>28616</text:p>
          </table:table-cell>
          <table:table-cell table:number-columns-repeated="10"/>
        </table:table-row>
        <table:table-row table:style-name="ro2">
          <table:table-cell table:formula="of:=NOW()+([.$K$10]*[.B378])" office:value-type="date" office:date-value="2051-02-13T19:31:00.1" calcext:value-type="date">
            <text:p>2051-02-13</text:p>
          </table:table-cell>
          <table:table-cell office:value-type="float" office:value="377" calcext:value-type="float">
            <text:p>377</text:p>
          </table:table-cell>
          <table:table-cell table:formula="of:=[.C377]*(([.$K$5]-1)/[.$K$5])-[.$K$3]" office:value-type="float" office:value="0.0384104307909769" calcext:value-type="float">
            <text:p>0.038410430790977</text:p>
          </table:table-cell>
          <table:table-cell table:formula="of:=(([.C377]/[.$K$5])-[.$K$3])+[.D377]" office:value-type="float" office:value="0.931509569209024" calcext:value-type="float">
            <text:p>0.931509569209024</text:p>
          </table:table-cell>
          <table:table-cell table:formula="of:=[.E377]+[.$K$3]" office:value-type="float" office:value="0.01504" calcext:value-type="float">
            <text:p>0.01504</text:p>
          </table:table-cell>
          <table:table-cell table:formula="of:=(([.C377]/[.$K$5])-[.$K$3])/0.00000001" office:value-type="float" office:value="28311.2863789722" calcext:value-type="float">
            <text:p>28311</text:p>
          </table:table-cell>
          <table:table-cell table:number-columns-repeated="10"/>
        </table:table-row>
        <table:table-row table:style-name="ro2">
          <table:table-cell table:formula="of:=NOW()+([.$K$10]*[.B379])" office:value-type="date" office:date-value="2051-03-13T14:11:00.1" calcext:value-type="date">
            <text:p>2051-03-13</text:p>
          </table:table-cell>
          <table:table-cell office:value-type="float" office:value="378" calcext:value-type="float">
            <text:p>378</text:p>
          </table:table-cell>
          <table:table-cell table:formula="of:=[.C378]*(([.$K$5]-1)/[.$K$5])-[.$K$3]" office:value-type="float" office:value="0.0380503438677187" calcext:value-type="float">
            <text:p>0.038050343867719</text:p>
          </table:table-cell>
          <table:table-cell table:formula="of:=(([.C378]/[.$K$5])-[.$K$3])+[.D378]" office:value-type="float" office:value="0.931789656132282" calcext:value-type="float">
            <text:p>0.931789656132282</text:p>
          </table:table-cell>
          <table:table-cell table:formula="of:=[.E378]+[.$K$3]" office:value-type="float" office:value="0.01508" calcext:value-type="float">
            <text:p>0.01508</text:p>
          </table:table-cell>
          <table:table-cell table:formula="of:=(([.C378]/[.$K$5])-[.$K$3])/0.00000001" office:value-type="float" office:value="28008.6923258141" calcext:value-type="float">
            <text:p>28009</text:p>
          </table:table-cell>
          <table:table-cell table:number-columns-repeated="10"/>
        </table:table-row>
        <table:table-row table:style-name="ro2">
          <table:table-cell table:formula="of:=NOW()+([.$K$10]*[.B380])" office:value-type="date" office:date-value="2051-04-10T08:51:00.1" calcext:value-type="date">
            <text:p>2051-04-10</text:p>
          </table:table-cell>
          <table:table-cell office:value-type="float" office:value="379" calcext:value-type="float">
            <text:p>379</text:p>
          </table:table-cell>
          <table:table-cell table:formula="of:=[.C379]*(([.$K$5]-1)/[.$K$5])-[.$K$3]" office:value-type="float" office:value="0.0376932576688211" calcext:value-type="float">
            <text:p>0.037693257668821</text:p>
          </table:table-cell>
          <table:table-cell table:formula="of:=(([.C379]/[.$K$5])-[.$K$3])+[.D379]" office:value-type="float" office:value="0.93206674233118" calcext:value-type="float">
            <text:p>0.93206674233118</text:p>
          </table:table-cell>
          <table:table-cell table:formula="of:=[.E379]+[.$K$3]" office:value-type="float" office:value="0.01512" calcext:value-type="float">
            <text:p>0.01512</text:p>
          </table:table-cell>
          <table:table-cell table:formula="of:=(([.C379]/[.$K$5])-[.$K$3])/0.00000001" office:value-type="float" office:value="27708.6198897656" calcext:value-type="float">
            <text:p>27709</text:p>
          </table:table-cell>
          <table:table-cell table:number-columns-repeated="10"/>
        </table:table-row>
        <table:table-row table:style-name="ro2">
          <table:table-cell table:formula="of:=NOW()+([.$K$10]*[.B381])" office:value-type="date" office:date-value="2051-05-08T03:31:00.1" calcext:value-type="date">
            <text:p>2051-05-08</text:p>
          </table:table-cell>
          <table:table-cell office:value-type="float" office:value="380" calcext:value-type="float">
            <text:p>380</text:p>
          </table:table-cell>
          <table:table-cell table:formula="of:=[.C380]*(([.$K$5]-1)/[.$K$5])-[.$K$3]" office:value-type="float" office:value="0.0373391471882476" calcext:value-type="float">
            <text:p>0.037339147188248</text:p>
          </table:table-cell>
          <table:table-cell table:formula="of:=(([.C380]/[.$K$5])-[.$K$3])+[.D380]" office:value-type="float" office:value="0.932340852811753" calcext:value-type="float">
            <text:p>0.932340852811753</text:p>
          </table:table-cell>
          <table:table-cell table:formula="of:=[.E380]+[.$K$3]" office:value-type="float" office:value="0.01516" calcext:value-type="float">
            <text:p>0.01516</text:p>
          </table:table-cell>
          <table:table-cell table:formula="of:=(([.C380]/[.$K$5])-[.$K$3])/0.00000001" office:value-type="float" office:value="27411.0480573509" calcext:value-type="float">
            <text:p>27411</text:p>
          </table:table-cell>
          <table:table-cell table:number-columns-repeated="10"/>
        </table:table-row>
        <table:table-row table:style-name="ro2">
          <table:table-cell table:formula="of:=NOW()+([.$K$10]*[.B382])" office:value-type="date" office:date-value="2051-06-04T22:11:00.1" calcext:value-type="date">
            <text:p>2051-06-04</text:p>
          </table:table-cell>
          <table:table-cell office:value-type="float" office:value="381" calcext:value-type="float">
            <text:p>381</text:p>
          </table:table-cell>
          <table:table-cell table:formula="of:=[.C381]*(([.$K$5]-1)/[.$K$5])-[.$K$3]" office:value-type="float" office:value="0.0369879876283455" calcext:value-type="float">
            <text:p>0.036987987628346</text:p>
          </table:table-cell>
          <table:table-cell table:formula="of:=(([.C381]/[.$K$5])-[.$K$3])+[.D381]" office:value-type="float" office:value="0.932612012371655" calcext:value-type="float">
            <text:p>0.932612012371655</text:p>
          </table:table-cell>
          <table:table-cell table:formula="of:=[.E381]+[.$K$3]" office:value-type="float" office:value="0.0152" calcext:value-type="float">
            <text:p>0.0152</text:p>
          </table:table-cell>
          <table:table-cell table:formula="of:=(([.C381]/[.$K$5])-[.$K$3])/0.00000001" office:value-type="float" office:value="27115.9559902063" calcext:value-type="float">
            <text:p>27116</text:p>
          </table:table-cell>
          <table:table-cell table:number-columns-repeated="10"/>
        </table:table-row>
        <table:table-row table:style-name="ro2">
          <table:table-cell table:formula="of:=NOW()+([.$K$10]*[.B383])" office:value-type="date" office:date-value="2051-07-02T16:51:00.1" calcext:value-type="date">
            <text:p>2051-07-02</text:p>
          </table:table-cell>
          <table:table-cell office:value-type="float" office:value="382" calcext:value-type="float">
            <text:p>382</text:p>
          </table:table-cell>
          <table:table-cell table:formula="of:=[.C382]*(([.$K$5]-1)/[.$K$5])-[.$K$3]" office:value-type="float" office:value="0.0366397543981093" calcext:value-type="float">
            <text:p>0.036639754398109</text:p>
          </table:table-cell>
          <table:table-cell table:formula="of:=(([.C382]/[.$K$5])-[.$K$3])+[.D382]" office:value-type="float" office:value="0.932880245601891" calcext:value-type="float">
            <text:p>0.932880245601891</text:p>
          </table:table-cell>
          <table:table-cell table:formula="of:=[.E382]+[.$K$3]" office:value-type="float" office:value="0.01524" calcext:value-type="float">
            <text:p>0.01524</text:p>
          </table:table-cell>
          <table:table-cell table:formula="of:=(([.C382]/[.$K$5])-[.$K$3])/0.00000001" office:value-type="float" office:value="26823.3230236213" calcext:value-type="float">
            <text:p>26823</text:p>
          </table:table-cell>
          <table:table-cell table:number-columns-repeated="10"/>
        </table:table-row>
        <table:table-row table:style-name="ro2">
          <table:table-cell table:formula="of:=NOW()+([.$K$10]*[.B384])" office:value-type="date" office:date-value="2051-07-30T11:31:00.1" calcext:value-type="date">
            <text:p>2051-07-30</text:p>
          </table:table-cell>
          <table:table-cell office:value-type="float" office:value="383" calcext:value-type="float">
            <text:p>383</text:p>
          </table:table-cell>
          <table:table-cell table:formula="of:=[.C383]*(([.$K$5]-1)/[.$K$5])-[.$K$3]" office:value-type="float" office:value="0.0362944231114584" calcext:value-type="float">
            <text:p>0.036294423111458</text:p>
          </table:table-cell>
          <table:table-cell table:formula="of:=(([.C383]/[.$K$5])-[.$K$3])+[.D383]" office:value-type="float" office:value="0.933145576888542" calcext:value-type="float">
            <text:p>0.933145576888542</text:p>
          </table:table-cell>
          <table:table-cell table:formula="of:=[.E383]+[.$K$3]" office:value-type="float" office:value="0.01528" calcext:value-type="float">
            <text:p>0.01528</text:p>
          </table:table-cell>
          <table:table-cell table:formula="of:=(([.C383]/[.$K$5])-[.$K$3])/0.00000001" office:value-type="float" office:value="26533.1286650911" calcext:value-type="float">
            <text:p>26533</text:p>
          </table:table-cell>
          <table:table-cell table:number-columns-repeated="10"/>
        </table:table-row>
        <table:table-row table:style-name="ro2">
          <table:table-cell table:formula="of:=NOW()+([.$K$10]*[.B385])" office:value-type="date" office:date-value="2051-08-27T06:11:00.1" calcext:value-type="date">
            <text:p>2051-08-27</text:p>
          </table:table-cell>
          <table:table-cell office:value-type="float" office:value="384" calcext:value-type="float">
            <text:p>384</text:p>
          </table:table-cell>
          <table:table-cell table:formula="of:=[.C384]*(([.$K$5]-1)/[.$K$5])-[.$K$3]" office:value-type="float" office:value="0.0359519695855296" calcext:value-type="float">
            <text:p>0.03595196958553</text:p>
          </table:table-cell>
          <table:table-cell table:formula="of:=(([.C384]/[.$K$5])-[.$K$3])+[.D384]" office:value-type="float" office:value="0.933408030414471" calcext:value-type="float">
            <text:p>0.933408030414471</text:p>
          </table:table-cell>
          <table:table-cell table:formula="of:=[.E384]+[.$K$3]" office:value-type="float" office:value="0.01532" calcext:value-type="float">
            <text:p>0.01532</text:p>
          </table:table-cell>
          <table:table-cell table:formula="of:=(([.C384]/[.$K$5])-[.$K$3])/0.00000001" office:value-type="float" office:value="26245.352592882" calcext:value-type="float">
            <text:p>26245</text:p>
          </table:table-cell>
          <table:table-cell table:number-columns-repeated="10"/>
        </table:table-row>
        <table:table-row table:style-name="ro2">
          <table:table-cell table:formula="of:=NOW()+([.$K$10]*[.B386])" office:value-type="date" office:date-value="2051-09-24T00:51:00.1" calcext:value-type="date">
            <text:p>2051-09-24</text:p>
          </table:table-cell>
          <table:table-cell office:value-type="float" office:value="385" calcext:value-type="float">
            <text:p>385</text:p>
          </table:table-cell>
          <table:table-cell table:formula="of:=[.C385]*(([.$K$5]-1)/[.$K$5])-[.$K$3]" office:value-type="float" office:value="0.0356123698389835" calcext:value-type="float">
            <text:p>0.035612369838984</text:p>
          </table:table-cell>
          <table:table-cell table:formula="of:=(([.C385]/[.$K$5])-[.$K$3])+[.D385]" office:value-type="float" office:value="0.933667630161017" calcext:value-type="float">
            <text:p>0.933667630161017</text:p>
          </table:table-cell>
          <table:table-cell table:formula="of:=[.E385]+[.$K$3]" office:value-type="float" office:value="0.01536" calcext:value-type="float">
            <text:p>0.01536</text:p>
          </table:table-cell>
          <table:table-cell table:formula="of:=(([.C385]/[.$K$5])-[.$K$3])/0.00000001" office:value-type="float" office:value="25959.974654608" calcext:value-type="float">
            <text:p>25960</text:p>
          </table:table-cell>
          <table:table-cell table:number-columns-repeated="10"/>
        </table:table-row>
        <table:table-row table:style-name="ro2">
          <table:table-cell table:formula="of:=NOW()+([.$K$10]*[.B387])" office:value-type="date" office:date-value="2051-10-21T19:31:00.1" calcext:value-type="date">
            <text:p>2051-10-21</text:p>
          </table:table-cell>
          <table:table-cell office:value-type="float" office:value="386" calcext:value-type="float">
            <text:p>386</text:p>
          </table:table-cell>
          <table:table-cell table:formula="of:=[.C386]*(([.$K$5]-1)/[.$K$5])-[.$K$3]" office:value-type="float" office:value="0.0352756000903253" calcext:value-type="float">
            <text:p>0.035275600090325</text:p>
          </table:table-cell>
          <table:table-cell table:formula="of:=(([.C386]/[.$K$5])-[.$K$3])+[.D386]" office:value-type="float" office:value="0.933924399909675" calcext:value-type="float">
            <text:p>0.933924399909675</text:p>
          </table:table-cell>
          <table:table-cell table:formula="of:=[.E386]+[.$K$3]" office:value-type="float" office:value="0.0154" calcext:value-type="float">
            <text:p>0.0154</text:p>
          </table:table-cell>
          <table:table-cell table:formula="of:=(([.C386]/[.$K$5])-[.$K$3])/0.00000001" office:value-type="float" office:value="25676.9748658196" calcext:value-type="float">
            <text:p>25677</text:p>
          </table:table-cell>
          <table:table-cell table:number-columns-repeated="10"/>
        </table:table-row>
        <table:table-row table:style-name="ro2">
          <table:table-cell table:formula="of:=NOW()+([.$K$10]*[.B388])" office:value-type="date" office:date-value="2051-11-18T14:11:00.1" calcext:value-type="date">
            <text:p>2051-11-18</text:p>
          </table:table-cell>
          <table:table-cell office:value-type="float" office:value="387" calcext:value-type="float">
            <text:p>387</text:p>
          </table:table-cell>
          <table:table-cell table:formula="of:=[.C387]*(([.$K$5]-1)/[.$K$5])-[.$K$3]" office:value-type="float" office:value="0.0349416367562393" calcext:value-type="float">
            <text:p>0.034941636756239</text:p>
          </table:table-cell>
          <table:table-cell table:formula="of:=(([.C387]/[.$K$5])-[.$K$3])+[.D387]" office:value-type="float" office:value="0.934178363243761" calcext:value-type="float">
            <text:p>0.934178363243761</text:p>
          </table:table-cell>
          <table:table-cell table:formula="of:=[.E387]+[.$K$3]" office:value-type="float" office:value="0.01544" calcext:value-type="float">
            <text:p>0.01544</text:p>
          </table:table-cell>
          <table:table-cell table:formula="of:=(([.C387]/[.$K$5])-[.$K$3])/0.00000001" office:value-type="float" office:value="25396.3334086044" calcext:value-type="float">
            <text:p>25396</text:p>
          </table:table-cell>
          <table:table-cell table:number-columns-repeated="10"/>
        </table:table-row>
        <table:table-row table:style-name="ro2">
          <table:table-cell table:formula="of:=NOW()+([.$K$10]*[.B389])" office:value-type="date" office:date-value="2051-12-16T08:51:00.1" calcext:value-type="date">
            <text:p>2051-12-16</text:p>
          </table:table-cell>
          <table:table-cell office:value-type="float" office:value="388" calcext:value-type="float">
            <text:p>388</text:p>
          </table:table-cell>
          <table:table-cell table:formula="of:=[.C388]*(([.$K$5]-1)/[.$K$5])-[.$K$3]" office:value-type="float" office:value="0.0346104564499373" calcext:value-type="float">
            <text:p>0.034610456449937</text:p>
          </table:table-cell>
          <table:table-cell table:formula="of:=(([.C388]/[.$K$5])-[.$K$3])+[.D388]" office:value-type="float" office:value="0.934429543550063" calcext:value-type="float">
            <text:p>0.934429543550063</text:p>
          </table:table-cell>
          <table:table-cell table:formula="of:=[.E388]+[.$K$3]" office:value-type="float" office:value="0.01548" calcext:value-type="float">
            <text:p>0.01548</text:p>
          </table:table-cell>
          <table:table-cell table:formula="of:=(([.C388]/[.$K$5])-[.$K$3])/0.00000001" office:value-type="float" office:value="25118.0306301994" calcext:value-type="float">
            <text:p>25118</text:p>
          </table:table-cell>
          <table:table-cell table:number-columns-repeated="10"/>
        </table:table-row>
        <table:table-row table:style-name="ro2">
          <table:table-cell table:formula="of:=NOW()+([.$K$10]*[.B390])" office:value-type="date" office:date-value="2052-01-13T03:31:00.1" calcext:value-type="date">
            <text:p>2052-01-13</text:p>
          </table:table-cell>
          <table:table-cell office:value-type="float" office:value="389" calcext:value-type="float">
            <text:p>389</text:p>
          </table:table-cell>
          <table:table-cell table:formula="of:=[.C389]*(([.$K$5]-1)/[.$K$5])-[.$K$3]" office:value-type="float" office:value="0.0342820359795211" calcext:value-type="float">
            <text:p>0.034282035979521</text:p>
          </table:table-cell>
          <table:table-cell table:formula="of:=(([.C389]/[.$K$5])-[.$K$3])+[.D389]" office:value-type="float" office:value="0.93467796402048" calcext:value-type="float">
            <text:p>0.93467796402048</text:p>
          </table:table-cell>
          <table:table-cell table:formula="of:=[.E389]+[.$K$3]" office:value-type="float" office:value="0.01552" calcext:value-type="float">
            <text:p>0.01552</text:p>
          </table:table-cell>
          <table:table-cell table:formula="of:=(([.C389]/[.$K$5])-[.$K$3])/0.00000001" office:value-type="float" office:value="24842.0470416144" calcext:value-type="float">
            <text:p>24842</text:p>
          </table:table-cell>
          <table:table-cell table:number-columns-repeated="10"/>
        </table:table-row>
        <table:table-row table:style-name="ro2">
          <table:table-cell table:formula="of:=NOW()+([.$K$10]*[.B391])" office:value-type="date" office:date-value="2052-02-09T22:11:00.1" calcext:value-type="date">
            <text:p>2052-02-09</text:p>
          </table:table-cell>
          <table:table-cell office:value-type="float" office:value="390" calcext:value-type="float">
            <text:p>390</text:p>
          </table:table-cell>
          <table:table-cell table:formula="of:=[.C390]*(([.$K$5]-1)/[.$K$5])-[.$K$3]" office:value-type="float" office:value="0.0339563523463585" calcext:value-type="float">
            <text:p>0.033956352346359</text:p>
          </table:table-cell>
          <table:table-cell table:formula="of:=(([.C390]/[.$K$5])-[.$K$3])+[.D390]" office:value-type="float" office:value="0.934923647653642" calcext:value-type="float">
            <text:p>0.934923647653642</text:p>
          </table:table-cell>
          <table:table-cell table:formula="of:=[.E390]+[.$K$3]" office:value-type="float" office:value="0.01556" calcext:value-type="float">
            <text:p>0.01556</text:p>
          </table:table-cell>
          <table:table-cell table:formula="of:=(([.C390]/[.$K$5])-[.$K$3])/0.00000001" office:value-type="float" office:value="24568.3633162676" calcext:value-type="float">
            <text:p>24568</text:p>
          </table:table-cell>
          <table:table-cell table:number-columns-repeated="10"/>
        </table:table-row>
        <table:table-row table:style-name="ro2">
          <table:table-cell table:formula="of:=NOW()+([.$K$10]*[.B392])" office:value-type="date" office:date-value="2052-03-08T16:51:00.1" calcext:value-type="date">
            <text:p>2052-03-08</text:p>
          </table:table-cell>
          <table:table-cell office:value-type="float" office:value="391" calcext:value-type="float">
            <text:p>391</text:p>
          </table:table-cell>
          <table:table-cell table:formula="of:=[.C391]*(([.$K$5]-1)/[.$K$5])-[.$K$3]" office:value-type="float" office:value="0.0336333827434721" calcext:value-type="float">
            <text:p>0.033633382743472</text:p>
          </table:table-cell>
          <table:table-cell table:formula="of:=(([.C391]/[.$K$5])-[.$K$3])+[.D391]" office:value-type="float" office:value="0.935166617256529" calcext:value-type="float">
            <text:p>0.935166617256529</text:p>
          </table:table-cell>
          <table:table-cell table:formula="of:=[.E391]+[.$K$3]" office:value-type="float" office:value="0.0156" calcext:value-type="float">
            <text:p>0.0156</text:p>
          </table:table-cell>
          <table:table-cell table:formula="of:=(([.C391]/[.$K$5])-[.$K$3])/0.00000001" office:value-type="float" office:value="24296.9602886321" calcext:value-type="float">
            <text:p>24297</text:p>
          </table:table-cell>
          <table:table-cell table:number-columns-repeated="10"/>
        </table:table-row>
        <table:table-row table:style-name="ro2">
          <table:table-cell table:formula="of:=NOW()+([.$K$10]*[.B393])" office:value-type="date" office:date-value="2052-04-05T11:31:00.1" calcext:value-type="date">
            <text:p>2052-04-05</text:p>
          </table:table-cell>
          <table:table-cell office:value-type="float" office:value="392" calcext:value-type="float">
            <text:p>392</text:p>
          </table:table-cell>
          <table:table-cell table:formula="of:=[.C392]*(([.$K$5]-1)/[.$K$5])-[.$K$3]" office:value-type="float" office:value="0.0333131045539432" calcext:value-type="float">
            <text:p>0.033313104553943</text:p>
          </table:table-cell>
          <table:table-cell table:formula="of:=(([.C392]/[.$K$5])-[.$K$3])+[.D392]" office:value-type="float" office:value="0.935406895446058" calcext:value-type="float">
            <text:p>0.935406895446058</text:p>
          </table:table-cell>
          <table:table-cell table:formula="of:=[.E392]+[.$K$3]" office:value-type="float" office:value="0.01564" calcext:value-type="float">
            <text:p>0.01564</text:p>
          </table:table-cell>
          <table:table-cell table:formula="of:=(([.C392]/[.$K$5])-[.$K$3])/0.00000001" office:value-type="float" office:value="24027.8189528935" calcext:value-type="float">
            <text:p>24028</text:p>
          </table:table-cell>
          <table:table-cell table:number-columns-repeated="10"/>
        </table:table-row>
        <table:table-row table:style-name="ro2">
          <table:table-cell table:formula="of:=NOW()+([.$K$10]*[.B394])" office:value-type="date" office:date-value="2052-05-03T06:11:00.1" calcext:value-type="date">
            <text:p>2052-05-03</text:p>
          </table:table-cell>
          <table:table-cell office:value-type="float" office:value="393" calcext:value-type="float">
            <text:p>393</text:p>
          </table:table-cell>
          <table:table-cell table:formula="of:=[.C393]*(([.$K$5]-1)/[.$K$5])-[.$K$3]" office:value-type="float" office:value="0.032995495349327" calcext:value-type="float">
            <text:p>0.032995495349327</text:p>
          </table:table-cell>
          <table:table-cell table:formula="of:=(([.C393]/[.$K$5])-[.$K$3])+[.D393]" office:value-type="float" office:value="0.935644504650674" calcext:value-type="float">
            <text:p>0.935644504650674</text:p>
          </table:table-cell>
          <table:table-cell table:formula="of:=[.E393]+[.$K$3]" office:value-type="float" office:value="0.01568" calcext:value-type="float">
            <text:p>0.01568</text:p>
          </table:table-cell>
          <table:table-cell table:formula="of:=(([.C393]/[.$K$5])-[.$K$3])/0.00000001" office:value-type="float" office:value="23760.9204616193" calcext:value-type="float">
            <text:p>23761</text:p>
          </table:table-cell>
          <table:table-cell table:number-columns-repeated="10"/>
        </table:table-row>
        <table:table-row table:style-name="ro2">
          <table:table-cell table:formula="of:=NOW()+([.$K$10]*[.B395])" office:value-type="date" office:date-value="2052-05-31T00:51:00.1" calcext:value-type="date">
            <text:p>2052-05-31</text:p>
          </table:table-cell>
          <table:table-cell office:value-type="float" office:value="394" calcext:value-type="float">
            <text:p>394</text:p>
          </table:table-cell>
          <table:table-cell table:formula="of:=[.C394]*(([.$K$5]-1)/[.$K$5])-[.$K$3]" office:value-type="float" office:value="0.0326805328880826" calcext:value-type="float">
            <text:p>0.032680532888083</text:p>
          </table:table-cell>
          <table:table-cell table:formula="of:=(([.C394]/[.$K$5])-[.$K$3])+[.D394]" office:value-type="float" office:value="0.935879467111918" calcext:value-type="float">
            <text:p>0.935879467111918</text:p>
          </table:table-cell>
          <table:table-cell table:formula="of:=[.E394]+[.$K$3]" office:value-type="float" office:value="0.01572" calcext:value-type="float">
            <text:p>0.01572</text:p>
          </table:table-cell>
          <table:table-cell table:formula="of:=(([.C394]/[.$K$5])-[.$K$3])/0.00000001" office:value-type="float" office:value="23496.2461244392" calcext:value-type="float">
            <text:p>23496</text:p>
          </table:table-cell>
          <table:table-cell table:number-columns-repeated="10"/>
        </table:table-row>
        <table:table-row table:style-name="ro2">
          <table:table-cell table:formula="of:=NOW()+([.$K$10]*[.B396])" office:value-type="date" office:date-value="2052-06-27T19:31:00.1" calcext:value-type="date">
            <text:p>2052-06-27</text:p>
          </table:table-cell>
          <table:table-cell office:value-type="float" office:value="395" calcext:value-type="float">
            <text:p>395</text:p>
          </table:table-cell>
          <table:table-cell table:formula="of:=[.C395]*(([.$K$5]-1)/[.$K$5])-[.$K$3]" office:value-type="float" office:value="0.0323681951140153" calcext:value-type="float">
            <text:p>0.032368195114015</text:p>
          </table:table-cell>
          <table:table-cell table:formula="of:=(([.C395]/[.$K$5])-[.$K$3])+[.D395]" office:value-type="float" office:value="0.936111804885986" calcext:value-type="float">
            <text:p>0.936111804885986</text:p>
          </table:table-cell>
          <table:table-cell table:formula="of:=[.E395]+[.$K$3]" office:value-type="float" office:value="0.01576" calcext:value-type="float">
            <text:p>0.01576</text:p>
          </table:table-cell>
          <table:table-cell table:formula="of:=(([.C395]/[.$K$5])-[.$K$3])/0.00000001" office:value-type="float" office:value="23233.7774067355" calcext:value-type="float">
            <text:p>23234</text:p>
          </table:table-cell>
          <table:table-cell table:number-columns-repeated="10"/>
        </table:table-row>
        <table:table-row table:style-name="ro2">
          <table:table-cell table:formula="of:=NOW()+([.$K$10]*[.B397])" office:value-type="date" office:date-value="2052-07-25T14:11:00.1" calcext:value-type="date">
            <text:p>2052-07-25</text:p>
          </table:table-cell>
          <table:table-cell office:value-type="float" office:value="396" calcext:value-type="float">
            <text:p>396</text:p>
          </table:table-cell>
          <table:table-cell table:formula="of:=[.C396]*(([.$K$5]-1)/[.$K$5])-[.$K$3]" office:value-type="float" office:value="0.0320584601547318" calcext:value-type="float">
            <text:p>0.032058460154732</text:p>
          </table:table-cell>
          <table:table-cell table:formula="of:=(([.C396]/[.$K$5])-[.$K$3])+[.D396]" office:value-type="float" office:value="0.936341539845269" calcext:value-type="float">
            <text:p>0.936341539845269</text:p>
          </table:table-cell>
          <table:table-cell table:formula="of:=[.E396]+[.$K$3]" office:value-type="float" office:value="0.0158" calcext:value-type="float">
            <text:p>0.0158</text:p>
          </table:table-cell>
          <table:table-cell table:formula="of:=(([.C396]/[.$K$5])-[.$K$3])/0.00000001" office:value-type="float" office:value="22973.4959283461" calcext:value-type="float">
            <text:p>22973</text:p>
          </table:table-cell>
          <table:table-cell table:number-columns-repeated="10"/>
        </table:table-row>
        <table:table-row table:style-name="ro2">
          <table:table-cell table:formula="of:=NOW()+([.$K$10]*[.B398])" office:value-type="date" office:date-value="2052-08-22T08:51:00.1" calcext:value-type="date">
            <text:p>2052-08-22</text:p>
          </table:table-cell>
          <table:table-cell office:value-type="float" office:value="397" calcext:value-type="float">
            <text:p>397</text:p>
          </table:table-cell>
          <table:table-cell table:formula="of:=[.C397]*(([.$K$5]-1)/[.$K$5])-[.$K$3]" office:value-type="float" office:value="0.0317513063201091" calcext:value-type="float">
            <text:p>0.031751306320109</text:p>
          </table:table-cell>
          <table:table-cell table:formula="of:=(([.C397]/[.$K$5])-[.$K$3])+[.D397]" office:value-type="float" office:value="0.936568693679892" calcext:value-type="float">
            <text:p>0.936568693679892</text:p>
          </table:table-cell>
          <table:table-cell table:formula="of:=[.E397]+[.$K$3]" office:value-type="float" office:value="0.01584" calcext:value-type="float">
            <text:p>0.01584</text:p>
          </table:table-cell>
          <table:table-cell table:formula="of:=(([.C397]/[.$K$5])-[.$K$3])/0.00000001" office:value-type="float" office:value="22715.3834622765" calcext:value-type="float">
            <text:p>22715</text:p>
          </table:table-cell>
          <table:table-cell table:number-columns-repeated="10"/>
        </table:table-row>
        <table:table-row table:style-name="ro2">
          <table:table-cell table:formula="of:=NOW()+([.$K$10]*[.B399])" office:value-type="date" office:date-value="2052-09-19T03:31:00.1" calcext:value-type="date">
            <text:p>2052-09-19</text:p>
          </table:table-cell>
          <table:table-cell office:value-type="float" office:value="398" calcext:value-type="float">
            <text:p>398</text:p>
          </table:table-cell>
          <table:table-cell table:formula="of:=[.C398]*(([.$K$5]-1)/[.$K$5])-[.$K$3]" office:value-type="float" office:value="0.0314467121007748" calcext:value-type="float">
            <text:p>0.031446712100775</text:p>
          </table:table-cell>
          <table:table-cell table:formula="of:=(([.C398]/[.$K$5])-[.$K$3])+[.D398]" office:value-type="float" office:value="0.936793287899226" calcext:value-type="float">
            <text:p>0.936793287899226</text:p>
          </table:table-cell>
          <table:table-cell table:formula="of:=[.E398]+[.$K$3]" office:value-type="float" office:value="0.01588" calcext:value-type="float">
            <text:p>0.01588</text:p>
          </table:table-cell>
          <table:table-cell table:formula="of:=(([.C398]/[.$K$5])-[.$K$3])/0.00000001" office:value-type="float" office:value="22459.4219334242" calcext:value-type="float">
            <text:p>22459</text:p>
          </table:table-cell>
          <table:table-cell table:number-columns-repeated="10"/>
        </table:table-row>
        <table:table-row table:style-name="ro2">
          <table:table-cell table:formula="of:=NOW()+([.$K$10]*[.B400])" office:value-type="date" office:date-value="2052-10-16T22:11:00.1" calcext:value-type="date">
            <text:p>2052-10-16</text:p>
          </table:table-cell>
          <table:table-cell office:value-type="float" office:value="399" calcext:value-type="float">
            <text:p>399</text:p>
          </table:table-cell>
          <table:table-cell table:formula="of:=[.C399]*(([.$K$5]-1)/[.$K$5])-[.$K$3]" office:value-type="float" office:value="0.0311446561666017" calcext:value-type="float">
            <text:p>0.031144656166602</text:p>
          </table:table-cell>
          <table:table-cell table:formula="of:=(([.C399]/[.$K$5])-[.$K$3])+[.D399]" office:value-type="float" office:value="0.937015343833399" calcext:value-type="float">
            <text:p>0.937015343833399</text:p>
          </table:table-cell>
          <table:table-cell table:formula="of:=[.E399]+[.$K$3]" office:value-type="float" office:value="0.01592" calcext:value-type="float">
            <text:p>0.01592</text:p>
          </table:table-cell>
          <table:table-cell table:formula="of:=(([.C399]/[.$K$5])-[.$K$3])/0.00000001" office:value-type="float" office:value="22205.5934173123" calcext:value-type="float">
            <text:p>22206</text:p>
          </table:table-cell>
          <table:table-cell table:number-columns-repeated="10"/>
        </table:table-row>
        <table:table-row table:style-name="ro2">
          <table:table-cell table:formula="of:=NOW()+([.$K$10]*[.B401])" office:value-type="date" office:date-value="2052-11-13T16:51:00.1" calcext:value-type="date">
            <text:p>2052-11-13</text:p>
          </table:table-cell>
          <table:table-cell office:value-type="float" office:value="400" calcext:value-type="float">
            <text:p>400</text:p>
          </table:table-cell>
          <table:table-cell table:formula="of:=[.C400]*(([.$K$5]-1)/[.$K$5])-[.$K$3]" office:value-type="float" office:value="0.0308451173652134" calcext:value-type="float">
            <text:p>0.030845117365213</text:p>
          </table:table-cell>
          <table:table-cell table:formula="of:=(([.C400]/[.$K$5])-[.$K$3])+[.D400]" office:value-type="float" office:value="0.937234882634788" calcext:value-type="float">
            <text:p>0.937234882634788</text:p>
          </table:table-cell>
          <table:table-cell table:formula="of:=[.E400]+[.$K$3]" office:value-type="float" office:value="0.01596" calcext:value-type="float">
            <text:p>0.01596</text:p>
          </table:table-cell>
          <table:table-cell table:formula="of:=(([.C400]/[.$K$5])-[.$K$3])/0.00000001" office:value-type="float" office:value="21953.8801388348" calcext:value-type="float">
            <text:p>21954</text:p>
          </table:table-cell>
          <table:table-cell table:number-columns-repeated="10"/>
        </table:table-row>
        <table:table-row table:style-name="ro2">
          <table:table-cell table:formula="of:=NOW()+([.$K$10]*[.B402])" office:value-type="date" office:date-value="2052-12-11T11:31:00.1" calcext:value-type="date">
            <text:p>2052-12-11</text:p>
          </table:table-cell>
          <table:table-cell office:value-type="float" office:value="401" calcext:value-type="float">
            <text:p>401</text:p>
          </table:table-cell>
          <table:table-cell table:formula="of:=[.C401]*(([.$K$5]-1)/[.$K$5])-[.$K$3]" office:value-type="float" office:value="0.0305480747205032" calcext:value-type="float">
            <text:p>0.030548074720503</text:p>
          </table:table-cell>
          <table:table-cell table:formula="of:=(([.C401]/[.$K$5])-[.$K$3])+[.D401]" office:value-type="float" office:value="0.937451925279498" calcext:value-type="float">
            <text:p>0.937451925279498</text:p>
          </table:table-cell>
          <table:table-cell table:formula="of:=[.E401]+[.$K$3]" office:value-type="float" office:value="0.016" calcext:value-type="float">
            <text:p>0.016</text:p>
          </table:table-cell>
          <table:table-cell table:formula="of:=(([.C401]/[.$K$5])-[.$K$3])/0.00000001" office:value-type="float" office:value="21704.2644710111" calcext:value-type="float">
            <text:p>21704</text:p>
          </table:table-cell>
          <table:table-cell table:number-columns-repeated="10"/>
        </table:table-row>
        <table:table-row table:style-name="ro2">
          <table:table-cell table:formula="of:=NOW()+([.$K$10]*[.B403])" office:value-type="date" office:date-value="2053-01-08T06:11:00.1" calcext:value-type="date">
            <text:p>2053-01-08</text:p>
          </table:table-cell>
          <table:table-cell office:value-type="float" office:value="402" calcext:value-type="float">
            <text:p>402</text:p>
          </table:table-cell>
          <table:table-cell table:formula="of:=[.C402]*(([.$K$5]-1)/[.$K$5])-[.$K$3]" office:value-type="float" office:value="0.0302535074311657" calcext:value-type="float">
            <text:p>0.030253507431166</text:p>
          </table:table-cell>
          <table:table-cell table:formula="of:=(([.C402]/[.$K$5])-[.$K$3])+[.D402]" office:value-type="float" office:value="0.937666492568835" calcext:value-type="float">
            <text:p>0.937666492568835</text:p>
          </table:table-cell>
          <table:table-cell table:formula="of:=[.E402]+[.$K$3]" office:value-type="float" office:value="0.01604" calcext:value-type="float">
            <text:p>0.01604</text:p>
          </table:table-cell>
          <table:table-cell table:formula="of:=(([.C402]/[.$K$5])-[.$K$3])/0.00000001" office:value-type="float" office:value="21456.7289337527" calcext:value-type="float">
            <text:p>21457</text:p>
          </table:table-cell>
          <table:table-cell table:number-columns-repeated="10"/>
        </table:table-row>
        <table:table-row table:style-name="ro2">
          <table:table-cell table:formula="of:=NOW()+([.$K$10]*[.B404])" office:value-type="date" office:date-value="2053-02-05T00:51:00.1" calcext:value-type="date">
            <text:p>2053-02-05</text:p>
          </table:table-cell>
          <table:table-cell office:value-type="float" office:value="403" calcext:value-type="float">
            <text:p>403</text:p>
          </table:table-cell>
          <table:table-cell table:formula="of:=[.C403]*(([.$K$5]-1)/[.$K$5])-[.$K$3]" office:value-type="float" office:value="0.0299613948692393" calcext:value-type="float">
            <text:p>0.029961394869239</text:p>
          </table:table-cell>
          <table:table-cell table:formula="of:=(([.C403]/[.$K$5])-[.$K$3])+[.D403]" office:value-type="float" office:value="0.937878605130762" calcext:value-type="float">
            <text:p>0.937878605130762</text:p>
          </table:table-cell>
          <table:table-cell table:formula="of:=[.E403]+[.$K$3]" office:value-type="float" office:value="0.01608" calcext:value-type="float">
            <text:p>0.01608</text:p>
          </table:table-cell>
          <table:table-cell table:formula="of:=(([.C403]/[.$K$5])-[.$K$3])/0.00000001" office:value-type="float" office:value="21211.2561926381" calcext:value-type="float">
            <text:p>21211</text:p>
          </table:table-cell>
          <table:table-cell table:number-columns-repeated="10"/>
        </table:table-row>
        <table:table-row table:style-name="ro2">
          <table:table-cell table:formula="of:=NOW()+([.$K$10]*[.B405])" office:value-type="date" office:date-value="2053-03-04T19:31:00.1" calcext:value-type="date">
            <text:p>2053-03-04</text:p>
          </table:table-cell>
          <table:table-cell office:value-type="float" office:value="404" calcext:value-type="float">
            <text:p>404</text:p>
          </table:table-cell>
          <table:table-cell table:formula="of:=[.C404]*(([.$K$5]-1)/[.$K$5])-[.$K$3]" office:value-type="float" office:value="0.0296717165786624" calcext:value-type="float">
            <text:p>0.029671716578662</text:p>
          </table:table-cell>
          <table:table-cell table:formula="of:=(([.C404]/[.$K$5])-[.$K$3])+[.D404]" office:value-type="float" office:value="0.938088283421339" calcext:value-type="float">
            <text:p>0.938088283421339</text:p>
          </table:table-cell>
          <table:table-cell table:formula="of:=[.E404]+[.$K$3]" office:value-type="float" office:value="0.01612" calcext:value-type="float">
            <text:p>0.01612</text:p>
          </table:table-cell>
          <table:table-cell table:formula="of:=(([.C404]/[.$K$5])-[.$K$3])/0.00000001" office:value-type="float" office:value="20967.8290576994" calcext:value-type="float">
            <text:p>20968</text:p>
          </table:table-cell>
          <table:table-cell table:number-columns-repeated="10"/>
        </table:table-row>
        <table:table-row table:style-name="ro2">
          <table:table-cell table:formula="of:=NOW()+([.$K$10]*[.B406])" office:value-type="date" office:date-value="2053-04-01T14:11:00.1" calcext:value-type="date">
            <text:p>2053-04-01</text:p>
          </table:table-cell>
          <table:table-cell office:value-type="float" office:value="405" calcext:value-type="float">
            <text:p>405</text:p>
          </table:table-cell>
          <table:table-cell table:formula="of:=[.C405]*(([.$K$5]-1)/[.$K$5])-[.$K$3]" office:value-type="float" office:value="0.0293844522738402" calcext:value-type="float">
            <text:p>0.02938445227384</text:p>
          </table:table-cell>
          <table:table-cell table:formula="of:=(([.C405]/[.$K$5])-[.$K$3])+[.D405]" office:value-type="float" office:value="0.938295547726161" calcext:value-type="float">
            <text:p>0.938295547726161</text:p>
          </table:table-cell>
          <table:table-cell table:formula="of:=[.E405]+[.$K$3]" office:value-type="float" office:value="0.01616" calcext:value-type="float">
            <text:p>0.01616</text:p>
          </table:table-cell>
          <table:table-cell table:formula="of:=(([.C405]/[.$K$5])-[.$K$3])/0.00000001" office:value-type="float" office:value="20726.4304822186" calcext:value-type="float">
            <text:p>20726</text:p>
          </table:table-cell>
          <table:table-cell table:number-columns-repeated="10"/>
        </table:table-row>
        <table:table-row table:style-name="ro2">
          <table:table-cell table:formula="of:=NOW()+([.$K$10]*[.B407])" office:value-type="date" office:date-value="2053-04-29T08:51:00.1" calcext:value-type="date">
            <text:p>2053-04-29</text:p>
          </table:table-cell>
          <table:table-cell office:value-type="float" office:value="406" calcext:value-type="float">
            <text:p>406</text:p>
          </table:table-cell>
          <table:table-cell table:formula="of:=[.C406]*(([.$K$5]-1)/[.$K$5])-[.$K$3]" office:value-type="float" office:value="0.0290995818382248" calcext:value-type="float">
            <text:p>0.029099581838225</text:p>
          </table:table-cell>
          <table:table-cell table:formula="of:=(([.C406]/[.$K$5])-[.$K$3])+[.D406]" office:value-type="float" office:value="0.938500418161776" calcext:value-type="float">
            <text:p>0.938500418161776</text:p>
          </table:table-cell>
          <table:table-cell table:formula="of:=[.E406]+[.$K$3]" office:value-type="float" office:value="0.0162" calcext:value-type="float">
            <text:p>0.0162</text:p>
          </table:table-cell>
          <table:table-cell table:formula="of:=(([.C406]/[.$K$5])-[.$K$3])/0.00000001" office:value-type="float" office:value="20487.0435615335" calcext:value-type="float">
            <text:p>20487</text:p>
          </table:table-cell>
          <table:table-cell table:number-columns-repeated="10"/>
        </table:table-row>
        <table:table-row table:style-name="ro2">
          <table:table-cell table:formula="of:=NOW()+([.$K$10]*[.B408])" office:value-type="date" office:date-value="2053-05-27T03:31:00.1" calcext:value-type="date">
            <text:p>2053-05-27</text:p>
          </table:table-cell>
          <table:table-cell office:value-type="float" office:value="407" calcext:value-type="float">
            <text:p>407</text:p>
          </table:table-cell>
          <table:table-cell table:formula="of:=[.C407]*(([.$K$5]-1)/[.$K$5])-[.$K$3]" office:value-type="float" office:value="0.0288170853229063" calcext:value-type="float">
            <text:p>0.028817085322906</text:p>
          </table:table-cell>
          <table:table-cell table:formula="of:=(([.C407]/[.$K$5])-[.$K$3])+[.D407]" office:value-type="float" office:value="0.938702914677095" calcext:value-type="float">
            <text:p>0.938702914677095</text:p>
          </table:table-cell>
          <table:table-cell table:formula="of:=[.E407]+[.$K$3]" office:value-type="float" office:value="0.01624" calcext:value-type="float">
            <text:p>0.01624</text:p>
          </table:table-cell>
          <table:table-cell table:formula="of:=(([.C407]/[.$K$5])-[.$K$3])/0.00000001" office:value-type="float" office:value="20249.651531854" calcext:value-type="float">
            <text:p>20250</text:p>
          </table:table-cell>
          <table:table-cell table:number-columns-repeated="10"/>
        </table:table-row>
        <table:table-row table:style-name="ro2">
          <table:table-cell table:formula="of:=NOW()+([.$K$10]*[.B409])" office:value-type="date" office:date-value="2053-06-23T22:11:00.1" calcext:value-type="date">
            <text:p>2053-06-23</text:p>
          </table:table-cell>
          <table:table-cell office:value-type="float" office:value="408" calcext:value-type="float">
            <text:p>408</text:p>
          </table:table-cell>
          <table:table-cell table:formula="of:=[.C408]*(([.$K$5]-1)/[.$K$5])-[.$K$3]" office:value-type="float" office:value="0.0285369429452154" calcext:value-type="float">
            <text:p>0.028536942945216</text:p>
          </table:table-cell>
          <table:table-cell table:formula="of:=(([.C408]/[.$K$5])-[.$K$3])+[.D408]" office:value-type="float" office:value="0.938903057054786" calcext:value-type="float">
            <text:p>0.938903057054786</text:p>
          </table:table-cell>
          <table:table-cell table:formula="of:=[.E408]+[.$K$3]" office:value-type="float" office:value="0.01628" calcext:value-type="float">
            <text:p>0.01628</text:p>
          </table:table-cell>
          <table:table-cell table:formula="of:=(([.C408]/[.$K$5])-[.$K$3])/0.00000001" office:value-type="float" office:value="20014.2377690886" calcext:value-type="float">
            <text:p>20014</text:p>
          </table:table-cell>
          <table:table-cell table:number-columns-repeated="10"/>
        </table:table-row>
        <table:table-row table:style-name="ro2">
          <table:table-cell table:formula="of:=NOW()+([.$K$10]*[.B410])" office:value-type="date" office:date-value="2053-07-21T16:51:00.1" calcext:value-type="date">
            <text:p>2053-07-21</text:p>
          </table:table-cell>
          <table:table-cell office:value-type="float" office:value="409" calcext:value-type="float">
            <text:p>409</text:p>
          </table:table-cell>
          <table:table-cell table:formula="of:=[.C409]*(([.$K$5]-1)/[.$K$5])-[.$K$3]" office:value-type="float" office:value="0.0282591350873386" calcext:value-type="float">
            <text:p>0.028259135087339</text:p>
          </table:table-cell>
          <table:table-cell table:formula="of:=(([.C409]/[.$K$5])-[.$K$3])+[.D409]" office:value-type="float" office:value="0.939100864912663" calcext:value-type="float">
            <text:p>0.939100864912663</text:p>
          </table:table-cell>
          <table:table-cell table:formula="of:=[.E409]+[.$K$3]" office:value-type="float" office:value="0.01632" calcext:value-type="float">
            <text:p>0.01632</text:p>
          </table:table-cell>
          <table:table-cell table:formula="of:=(([.C409]/[.$K$5])-[.$K$3])/0.00000001" office:value-type="float" office:value="19780.7857876795" calcext:value-type="float">
            <text:p>19781</text:p>
          </table:table-cell>
          <table:table-cell table:number-columns-repeated="10"/>
        </table:table-row>
        <table:table-row table:style-name="ro2">
          <table:table-cell table:formula="of:=NOW()+([.$K$10]*[.B411])" office:value-type="date" office:date-value="2053-08-18T11:31:00.1" calcext:value-type="date">
            <text:p>2053-08-18</text:p>
          </table:table-cell>
          <table:table-cell office:value-type="float" office:value="410" calcext:value-type="float">
            <text:p>410</text:p>
          </table:table-cell>
          <table:table-cell table:formula="of:=[.C410]*(([.$K$5]-1)/[.$K$5])-[.$K$3]" office:value-type="float" office:value="0.0279836422949441" calcext:value-type="float">
            <text:p>0.027983642294944</text:p>
          </table:table-cell>
          <table:table-cell table:formula="of:=(([.C410]/[.$K$5])-[.$K$3])+[.D410]" office:value-type="float" office:value="0.939296357705057" calcext:value-type="float">
            <text:p>0.939296357705057</text:p>
          </table:table-cell>
          <table:table-cell table:formula="of:=[.E410]+[.$K$3]" office:value-type="float" office:value="0.01636" calcext:value-type="float">
            <text:p>0.01636</text:p>
          </table:table-cell>
          <table:table-cell table:formula="of:=(([.C410]/[.$K$5])-[.$K$3])/0.00000001" office:value-type="float" office:value="19549.2792394489" calcext:value-type="float">
            <text:p>19549</text:p>
          </table:table-cell>
          <table:table-cell table:number-columns-repeated="10"/>
        </table:table-row>
        <table:table-row table:style-name="ro2">
          <table:table-cell table:formula="of:=NOW()+([.$K$10]*[.B412])" office:value-type="date" office:date-value="2053-09-15T06:11:00.1" calcext:value-type="date">
            <text:p>2053-09-15</text:p>
          </table:table-cell>
          <table:table-cell office:value-type="float" office:value="411" calcext:value-type="float">
            <text:p>411</text:p>
          </table:table-cell>
          <table:table-cell table:formula="of:=[.C411]*(([.$K$5]-1)/[.$K$5])-[.$K$3]" office:value-type="float" office:value="0.0277104452758196" calcext:value-type="float">
            <text:p>0.02771044527582</text:p>
          </table:table-cell>
          <table:table-cell table:formula="of:=(([.C411]/[.$K$5])-[.$K$3])+[.D411]" office:value-type="float" office:value="0.939489554724182" calcext:value-type="float">
            <text:p>0.939489554724182</text:p>
          </table:table-cell>
          <table:table-cell table:formula="of:=[.E411]+[.$K$3]" office:value-type="float" office:value="0.0164" calcext:value-type="float">
            <text:p>0.0164</text:p>
          </table:table-cell>
          <table:table-cell table:formula="of:=(([.C411]/[.$K$5])-[.$K$3])/0.00000001" office:value-type="float" office:value="19319.7019124534" calcext:value-type="float">
            <text:p>19320</text:p>
          </table:table-cell>
          <table:table-cell table:number-columns-repeated="10"/>
        </table:table-row>
        <table:table-row table:style-name="ro2">
          <table:table-cell table:formula="of:=NOW()+([.$K$10]*[.B413])" office:value-type="date" office:date-value="2053-10-13T00:51:00.1" calcext:value-type="date">
            <text:p>2053-10-13</text:p>
          </table:table-cell>
          <table:table-cell office:value-type="float" office:value="412" calcext:value-type="float">
            <text:p>412</text:p>
          </table:table-cell>
          <table:table-cell table:formula="of:=[.C412]*(([.$K$5]-1)/[.$K$5])-[.$K$3]" office:value-type="float" office:value="0.0274395248985211" calcext:value-type="float">
            <text:p>0.027439524898521</text:p>
          </table:table-cell>
          <table:table-cell table:formula="of:=(([.C412]/[.$K$5])-[.$K$3])+[.D412]" office:value-type="float" office:value="0.93968047510148" calcext:value-type="float">
            <text:p>0.93968047510148</text:p>
          </table:table-cell>
          <table:table-cell table:formula="of:=[.E412]+[.$K$3]" office:value-type="float" office:value="0.01644" calcext:value-type="float">
            <text:p>0.01644</text:p>
          </table:table-cell>
          <table:table-cell table:formula="of:=(([.C412]/[.$K$5])-[.$K$3])/0.00000001" office:value-type="float" office:value="19092.0377298497" calcext:value-type="float">
            <text:p>19092</text:p>
          </table:table-cell>
          <table:table-cell table:number-columns-repeated="10"/>
        </table:table-row>
        <table:table-row table:style-name="ro2">
          <table:table-cell table:formula="of:=NOW()+([.$K$10]*[.B414])" office:value-type="date" office:date-value="2053-11-09T19:31:00.1" calcext:value-type="date">
            <text:p>2053-11-09</text:p>
          </table:table-cell>
          <table:table-cell office:value-type="float" office:value="413" calcext:value-type="float">
            <text:p>413</text:p>
          </table:table-cell>
          <table:table-cell table:formula="of:=[.C413]*(([.$K$5]-1)/[.$K$5])-[.$K$3]" office:value-type="float" office:value="0.0271708621910334" calcext:value-type="float">
            <text:p>0.027170862191034</text:p>
          </table:table-cell>
          <table:table-cell table:formula="of:=(([.C413]/[.$K$5])-[.$K$3])+[.D413]" office:value-type="float" office:value="0.939869137808968" calcext:value-type="float">
            <text:p>0.939869137808968</text:p>
          </table:table-cell>
          <table:table-cell table:formula="of:=[.E413]+[.$K$3]" office:value-type="float" office:value="0.01648" calcext:value-type="float">
            <text:p>0.01648</text:p>
          </table:table-cell>
          <table:table-cell table:formula="of:=(([.C413]/[.$K$5])-[.$K$3])/0.00000001" office:value-type="float" office:value="18866.2707487676" calcext:value-type="float">
            <text:p>18866</text:p>
          </table:table-cell>
          <table:table-cell table:number-columns-repeated="10"/>
        </table:table-row>
        <table:table-row table:style-name="ro2">
          <table:table-cell table:formula="of:=NOW()+([.$K$10]*[.B415])" office:value-type="date" office:date-value="2053-12-07T14:11:00.1" calcext:value-type="date">
            <text:p>2053-12-07</text:p>
          </table:table-cell>
          <table:table-cell office:value-type="float" office:value="414" calcext:value-type="float">
            <text:p>414</text:p>
          </table:table-cell>
          <table:table-cell table:formula="of:=[.C414]*(([.$K$5]-1)/[.$K$5])-[.$K$3]" office:value-type="float" office:value="0.0269044383394415" calcext:value-type="float">
            <text:p>0.026904438339442</text:p>
          </table:table-cell>
          <table:table-cell table:formula="of:=(([.C414]/[.$K$5])-[.$K$3])+[.D414]" office:value-type="float" office:value="0.94005556166056" calcext:value-type="float">
            <text:p>0.94005556166056</text:p>
          </table:table-cell>
          <table:table-cell table:formula="of:=[.E414]+[.$K$3]" office:value-type="float" office:value="0.01652" calcext:value-type="float">
            <text:p>0.01652</text:p>
          </table:table-cell>
          <table:table-cell table:formula="of:=(([.C414]/[.$K$5])-[.$K$3])/0.00000001" office:value-type="float" office:value="18642.3851591945" calcext:value-type="float">
            <text:p>18642</text:p>
          </table:table-cell>
          <table:table-cell table:number-columns-repeated="10"/>
        </table:table-row>
        <table:table-row table:style-name="ro2">
          <table:table-cell table:formula="of:=NOW()+([.$K$10]*[.B416])" office:value-type="date" office:date-value="2054-01-04T08:51:00.1" calcext:value-type="date">
            <text:p>2054-01-04</text:p>
          </table:table-cell>
          <table:table-cell office:value-type="float" office:value="415" calcext:value-type="float">
            <text:p>415</text:p>
          </table:table-cell>
          <table:table-cell table:formula="of:=[.C415]*(([.$K$5]-1)/[.$K$5])-[.$K$3]" office:value-type="float" office:value="0.0266402346866128" calcext:value-type="float">
            <text:p>0.026640234686613</text:p>
          </table:table-cell>
          <table:table-cell table:formula="of:=(([.C415]/[.$K$5])-[.$K$3])+[.D415]" office:value-type="float" office:value="0.940239765313388" calcext:value-type="float">
            <text:p>0.940239765313388</text:p>
          </table:table-cell>
          <table:table-cell table:formula="of:=[.E415]+[.$K$3]" office:value-type="float" office:value="0.01656" calcext:value-type="float">
            <text:p>0.01656</text:p>
          </table:table-cell>
          <table:table-cell table:formula="of:=(([.C415]/[.$K$5])-[.$K$3])/0.00000001" office:value-type="float" office:value="18420.3652828679" calcext:value-type="float">
            <text:p>18420</text:p>
          </table:table-cell>
          <table:table-cell table:number-columns-repeated="10"/>
        </table:table-row>
        <table:table-row table:style-name="ro2">
          <table:table-cell table:formula="of:=NOW()+([.$K$10]*[.B417])" office:value-type="date" office:date-value="2054-02-01T03:31:00.1" calcext:value-type="date">
            <text:p>2054-02-01</text:p>
          </table:table-cell>
          <table:table-cell office:value-type="float" office:value="416" calcext:value-type="float">
            <text:p>416</text:p>
          </table:table-cell>
          <table:table-cell table:formula="of:=[.C416]*(([.$K$5]-1)/[.$K$5])-[.$K$3]" office:value-type="float" office:value="0.026378232730891" calcext:value-type="float">
            <text:p>0.026378232730891</text:p>
          </table:table-cell>
          <table:table-cell table:formula="of:=(([.C416]/[.$K$5])-[.$K$3])+[.D416]" office:value-type="float" office:value="0.94042176726911" calcext:value-type="float">
            <text:p>0.94042176726911</text:p>
          </table:table-cell>
          <table:table-cell table:formula="of:=[.E416]+[.$K$3]" office:value-type="float" office:value="0.0166" calcext:value-type="float">
            <text:p>0.0166</text:p>
          </table:table-cell>
          <table:table-cell table:formula="of:=(([.C416]/[.$K$5])-[.$K$3])/0.00000001" office:value-type="float" office:value="18200.1955721773" calcext:value-type="float">
            <text:p>18200</text:p>
          </table:table-cell>
          <table:table-cell table:number-columns-repeated="10"/>
        </table:table-row>
        <table:table-row table:style-name="ro2">
          <table:table-cell table:formula="of:=NOW()+([.$K$10]*[.B418])" office:value-type="date" office:date-value="2054-02-28T22:11:00.1" calcext:value-type="date">
            <text:p>2054-02-28</text:p>
          </table:table-cell>
          <table:table-cell office:value-type="float" office:value="417" calcext:value-type="float">
            <text:p>417</text:p>
          </table:table-cell>
          <table:table-cell table:formula="of:=[.C417]*(([.$K$5]-1)/[.$K$5])-[.$K$3]" office:value-type="float" office:value="0.0261184141248003" calcext:value-type="float">
            <text:p>0.0261184141248</text:p>
          </table:table-cell>
          <table:table-cell table:formula="of:=(([.C417]/[.$K$5])-[.$K$3])+[.D417]" office:value-type="float" office:value="0.940601585875201" calcext:value-type="float">
            <text:p>0.940601585875201</text:p>
          </table:table-cell>
          <table:table-cell table:formula="of:=[.E417]+[.$K$3]" office:value-type="float" office:value="0.01664" calcext:value-type="float">
            <text:p>0.01664</text:p>
          </table:table-cell>
          <table:table-cell table:formula="of:=(([.C417]/[.$K$5])-[.$K$3])/0.00000001" office:value-type="float" office:value="17981.8606090759" calcext:value-type="float">
            <text:p>17982</text:p>
          </table:table-cell>
          <table:table-cell table:number-columns-repeated="10"/>
        </table:table-row>
        <table:table-row table:style-name="ro2">
          <table:table-cell table:formula="of:=NOW()+([.$K$10]*[.B419])" office:value-type="date" office:date-value="2054-03-28T16:51:00.1" calcext:value-type="date">
            <text:p>2054-03-28</text:p>
          </table:table-cell>
          <table:table-cell office:value-type="float" office:value="418" calcext:value-type="float">
            <text:p>418</text:p>
          </table:table-cell>
          <table:table-cell table:formula="of:=[.C418]*(([.$K$5]-1)/[.$K$5])-[.$K$3]" office:value-type="float" office:value="0.0258607606737603" calcext:value-type="float">
            <text:p>0.02586076067376</text:p>
          </table:table-cell>
          <table:table-cell table:formula="of:=(([.C418]/[.$K$5])-[.$K$3])+[.D418]" office:value-type="float" office:value="0.940779239326241" calcext:value-type="float">
            <text:p>0.940779239326241</text:p>
          </table:table-cell>
          <table:table-cell table:formula="of:=[.E418]+[.$K$3]" office:value-type="float" office:value="0.01668" calcext:value-type="float">
            <text:p>0.01668</text:p>
          </table:table-cell>
          <table:table-cell table:formula="of:=(([.C418]/[.$K$5])-[.$K$3])/0.00000001" office:value-type="float" office:value="17765.3451040002" calcext:value-type="float">
            <text:p>17765</text:p>
          </table:table-cell>
          <table:table-cell table:number-columns-repeated="10"/>
        </table:table-row>
        <table:table-row table:style-name="ro2">
          <table:table-cell table:formula="of:=NOW()+([.$K$10]*[.B420])" office:value-type="date" office:date-value="2054-04-25T11:31:00.1" calcext:value-type="date">
            <text:p>2054-04-25</text:p>
          </table:table-cell>
          <table:table-cell office:value-type="float" office:value="419" calcext:value-type="float">
            <text:p>419</text:p>
          </table:table-cell>
          <table:table-cell table:formula="of:=[.C419]*(([.$K$5]-1)/[.$K$5])-[.$K$3]" office:value-type="float" office:value="0.0256052543348123" calcext:value-type="float">
            <text:p>0.025605254334812</text:p>
          </table:table-cell>
          <table:table-cell table:formula="of:=(([.C419]/[.$K$5])-[.$K$3])+[.D419]" office:value-type="float" office:value="0.940954745665189" calcext:value-type="float">
            <text:p>0.940954745665189</text:p>
          </table:table-cell>
          <table:table-cell table:formula="of:=[.E419]+[.$K$3]" office:value-type="float" office:value="0.01672" calcext:value-type="float">
            <text:p>0.01672</text:p>
          </table:table-cell>
          <table:table-cell table:formula="of:=(([.C419]/[.$K$5])-[.$K$3])/0.00000001" office:value-type="float" office:value="17550.6338948002" calcext:value-type="float">
            <text:p>17551</text:p>
          </table:table-cell>
          <table:table-cell table:number-columns-repeated="10"/>
        </table:table-row>
        <table:table-row table:style-name="ro2">
          <table:table-cell table:formula="of:=NOW()+([.$K$10]*[.B421])" office:value-type="date" office:date-value="2054-05-23T06:11:00.1" calcext:value-type="date">
            <text:p>2054-05-23</text:p>
          </table:table-cell>
          <table:table-cell office:value-type="float" office:value="420" calcext:value-type="float">
            <text:p>420</text:p>
          </table:table-cell>
          <table:table-cell table:formula="of:=[.C420]*(([.$K$5]-1)/[.$K$5])-[.$K$3]" office:value-type="float" office:value="0.0253518772153555" calcext:value-type="float">
            <text:p>0.025351877215356</text:p>
          </table:table-cell>
          <table:table-cell table:formula="of:=(([.C420]/[.$K$5])-[.$K$3])+[.D420]" office:value-type="float" office:value="0.941128122784646" calcext:value-type="float">
            <text:p>0.941128122784646</text:p>
          </table:table-cell>
          <table:table-cell table:formula="of:=[.E420]+[.$K$3]" office:value-type="float" office:value="0.01676" calcext:value-type="float">
            <text:p>0.01676</text:p>
          </table:table-cell>
          <table:table-cell table:formula="of:=(([.C420]/[.$K$5])-[.$K$3])/0.00000001" office:value-type="float" office:value="17337.7119456769" calcext:value-type="float">
            <text:p>17338</text:p>
          </table:table-cell>
          <table:table-cell table:number-columns-repeated="10"/>
        </table:table-row>
        <table:table-row table:style-name="ro2">
          <table:table-cell table:formula="of:=NOW()+([.$K$10]*[.B422])" office:value-type="date" office:date-value="2054-06-20T00:51:00.1" calcext:value-type="date">
            <text:p>2054-06-20</text:p>
          </table:table-cell>
          <table:table-cell office:value-type="float" office:value="421" calcext:value-type="float">
            <text:p>421</text:p>
          </table:table-cell>
          <table:table-cell table:formula="of:=[.C421]*(([.$K$5]-1)/[.$K$5])-[.$K$3]" office:value-type="float" office:value="0.0251006115718942" calcext:value-type="float">
            <text:p>0.025100611571894</text:p>
          </table:table-cell>
          <table:table-cell table:formula="of:=(([.C421]/[.$K$5])-[.$K$3])+[.D421]" office:value-type="float" office:value="0.941299388428107" calcext:value-type="float">
            <text:p>0.941299388428107</text:p>
          </table:table-cell>
          <table:table-cell table:formula="of:=[.E421]+[.$K$3]" office:value-type="float" office:value="0.0168" calcext:value-type="float">
            <text:p>0.0168</text:p>
          </table:table-cell>
          <table:table-cell table:formula="of:=(([.C421]/[.$K$5])-[.$K$3])/0.00000001" office:value-type="float" office:value="17126.5643461296" calcext:value-type="float">
            <text:p>17127</text:p>
          </table:table-cell>
          <table:table-cell table:number-columns-repeated="10"/>
        </table:table-row>
        <table:table-row table:style-name="ro2">
          <table:table-cell table:formula="of:=NOW()+([.$K$10]*[.B423])" office:value-type="date" office:date-value="2054-07-17T19:31:00.1" calcext:value-type="date">
            <text:p>2054-07-17</text:p>
          </table:table-cell>
          <table:table-cell office:value-type="float" office:value="422" calcext:value-type="float">
            <text:p>422</text:p>
          </table:table-cell>
          <table:table-cell table:formula="of:=[.C422]*(([.$K$5]-1)/[.$K$5])-[.$K$3]" office:value-type="float" office:value="0.0248514398087951" calcext:value-type="float">
            <text:p>0.024851439808795</text:p>
          </table:table-cell>
          <table:table-cell table:formula="of:=(([.C422]/[.$K$5])-[.$K$3])+[.D422]" office:value-type="float" office:value="0.941468560191206" calcext:value-type="float">
            <text:p>0.941468560191206</text:p>
          </table:table-cell>
          <table:table-cell table:formula="of:=[.E422]+[.$K$3]" office:value-type="float" office:value="0.01684" calcext:value-type="float">
            <text:p>0.01684</text:p>
          </table:table-cell>
          <table:table-cell table:formula="of:=(([.C422]/[.$K$5])-[.$K$3])/0.00000001" office:value-type="float" office:value="16917.1763099119" calcext:value-type="float">
            <text:p>16917</text:p>
          </table:table-cell>
          <table:table-cell table:number-columns-repeated="10"/>
        </table:table-row>
        <table:table-row table:style-name="ro2">
          <table:table-cell table:formula="of:=NOW()+([.$K$10]*[.B424])" office:value-type="date" office:date-value="2054-08-14T14:11:00.1" calcext:value-type="date">
            <text:p>2054-08-14</text:p>
          </table:table-cell>
          <table:table-cell office:value-type="float" office:value="423" calcext:value-type="float">
            <text:p>423</text:p>
          </table:table-cell>
          <table:table-cell table:formula="of:=[.C423]*(([.$K$5]-1)/[.$K$5])-[.$K$3]" office:value-type="float" office:value="0.0246043444770552" calcext:value-type="float">
            <text:p>0.024604344477055</text:p>
          </table:table-cell>
          <table:table-cell table:formula="of:=(([.C423]/[.$K$5])-[.$K$3])+[.D423]" office:value-type="float" office:value="0.941635655522946" calcext:value-type="float">
            <text:p>0.941635655522946</text:p>
          </table:table-cell>
          <table:table-cell table:formula="of:=[.E423]+[.$K$3]" office:value-type="float" office:value="0.01688" calcext:value-type="float">
            <text:p>0.01688</text:p>
          </table:table-cell>
          <table:table-cell table:formula="of:=(([.C423]/[.$K$5])-[.$K$3])/0.00000001" office:value-type="float" office:value="16709.5331739959" calcext:value-type="float">
            <text:p>16710</text:p>
          </table:table-cell>
          <table:table-cell table:number-columns-repeated="10"/>
        </table:table-row>
        <table:table-row table:style-name="ro2">
          <table:table-cell table:formula="of:=NOW()+([.$K$10]*[.B425])" office:value-type="date" office:date-value="2054-09-11T08:51:00.1" calcext:value-type="date">
            <text:p>2054-09-11</text:p>
          </table:table-cell>
          <table:table-cell office:value-type="float" office:value="424" calcext:value-type="float">
            <text:p>424</text:p>
          </table:table-cell>
          <table:table-cell table:formula="of:=[.C424]*(([.$K$5]-1)/[.$K$5])-[.$K$3]" office:value-type="float" office:value="0.0243593082730797" calcext:value-type="float">
            <text:p>0.02435930827308</text:p>
          </table:table-cell>
          <table:table-cell table:formula="of:=(([.C424]/[.$K$5])-[.$K$3])+[.D424]" office:value-type="float" office:value="0.941800691726922" calcext:value-type="float">
            <text:p>0.941800691726922</text:p>
          </table:table-cell>
          <table:table-cell table:formula="of:=[.E424]+[.$K$3]" office:value-type="float" office:value="0.01692" calcext:value-type="float">
            <text:p>0.01692</text:p>
          </table:table-cell>
          <table:table-cell table:formula="of:=(([.C424]/[.$K$5])-[.$K$3])/0.00000001" office:value-type="float" office:value="16503.620397546" calcext:value-type="float">
            <text:p>16504</text:p>
          </table:table-cell>
          <table:table-cell table:number-columns-repeated="10"/>
        </table:table-row>
        <table:table-row table:style-name="ro2">
          <table:table-cell table:formula="of:=NOW()+([.$K$10]*[.B426])" office:value-type="date" office:date-value="2054-10-09T03:31:00.1" calcext:value-type="date">
            <text:p>2054-10-09</text:p>
          </table:table-cell>
          <table:table-cell office:value-type="float" office:value="425" calcext:value-type="float">
            <text:p>425</text:p>
          </table:table-cell>
          <table:table-cell table:formula="of:=[.C425]*(([.$K$5]-1)/[.$K$5])-[.$K$3]" office:value-type="float" office:value="0.0241163140374707" calcext:value-type="float">
            <text:p>0.024116314037471</text:p>
          </table:table-cell>
          <table:table-cell table:formula="of:=(([.C425]/[.$K$5])-[.$K$3])+[.D425]" office:value-type="float" office:value="0.941963685962531" calcext:value-type="float">
            <text:p>0.941963685962531</text:p>
          </table:table-cell>
          <table:table-cell table:formula="of:=[.E425]+[.$K$3]" office:value-type="float" office:value="0.01696" calcext:value-type="float">
            <text:p>0.01696</text:p>
          </table:table-cell>
          <table:table-cell table:formula="of:=(([.C425]/[.$K$5])-[.$K$3])/0.00000001" office:value-type="float" office:value="16299.4235608997" calcext:value-type="float">
            <text:p>16299</text:p>
          </table:table-cell>
          <table:table-cell table:number-columns-repeated="10"/>
        </table:table-row>
        <table:table-row table:style-name="ro2">
          <table:table-cell table:formula="of:=NOW()+([.$K$10]*[.B427])" office:value-type="date" office:date-value="2054-11-05T22:11:00.1" calcext:value-type="date">
            <text:p>2054-11-05</text:p>
          </table:table-cell>
          <table:table-cell office:value-type="float" office:value="426" calcext:value-type="float">
            <text:p>426</text:p>
          </table:table-cell>
          <table:table-cell table:formula="of:=[.C426]*(([.$K$5]-1)/[.$K$5])-[.$K$3]" office:value-type="float" office:value="0.0238753447538251" calcext:value-type="float">
            <text:p>0.023875344753825</text:p>
          </table:table-cell>
          <table:table-cell table:formula="of:=(([.C426]/[.$K$5])-[.$K$3])+[.D426]" office:value-type="float" office:value="0.942124655246176" calcext:value-type="float">
            <text:p>0.942124655246176</text:p>
          </table:table-cell>
          <table:table-cell table:formula="of:=[.E426]+[.$K$3]" office:value-type="float" office:value="0.017" calcext:value-type="float">
            <text:p>0.017</text:p>
          </table:table-cell>
          <table:table-cell table:formula="of:=(([.C426]/[.$K$5])-[.$K$3])/0.00000001" office:value-type="float" office:value="16096.9283645589" calcext:value-type="float">
            <text:p>16097</text:p>
          </table:table-cell>
          <table:table-cell table:number-columns-repeated="10"/>
        </table:table-row>
        <table:table-row table:style-name="ro2">
          <table:table-cell table:formula="of:=NOW()+([.$K$10]*[.B428])" office:value-type="date" office:date-value="2054-12-03T16:51:00.1" calcext:value-type="date">
            <text:p>2054-12-03</text:p>
          </table:table-cell>
          <table:table-cell office:value-type="float" office:value="427" calcext:value-type="float">
            <text:p>427</text:p>
          </table:table-cell>
          <table:table-cell table:formula="of:=[.C427]*(([.$K$5]-1)/[.$K$5])-[.$K$3]" office:value-type="float" office:value="0.0236363835475432" calcext:value-type="float">
            <text:p>0.023636383547543</text:p>
          </table:table-cell>
          <table:table-cell table:formula="of:=(([.C427]/[.$K$5])-[.$K$3])+[.D427]" office:value-type="float" office:value="0.942283616452458" calcext:value-type="float">
            <text:p>0.942283616452458</text:p>
          </table:table-cell>
          <table:table-cell table:formula="of:=[.E427]+[.$K$3]" office:value-type="float" office:value="0.01704" calcext:value-type="float">
            <text:p>0.01704</text:p>
          </table:table-cell>
          <table:table-cell table:formula="of:=(([.C427]/[.$K$5])-[.$K$3])/0.00000001" office:value-type="float" office:value="15896.1206281876" calcext:value-type="float">
            <text:p>15896</text:p>
          </table:table-cell>
          <table:table-cell table:number-columns-repeated="10"/>
        </table:table-row>
        <table:table-row table:style-name="ro2">
          <table:table-cell table:formula="of:=NOW()+([.$K$10]*[.B429])" office:value-type="date" office:date-value="2054-12-31T11:31:00.1" calcext:value-type="date">
            <text:p>2054-12-31</text:p>
          </table:table-cell>
          <table:table-cell office:value-type="float" office:value="428" calcext:value-type="float">
            <text:p>428</text:p>
          </table:table-cell>
          <table:table-cell table:formula="of:=[.C428]*(([.$K$5]-1)/[.$K$5])-[.$K$3]" office:value-type="float" office:value="0.023399413684647" calcext:value-type="float">
            <text:p>0.023399413684647</text:p>
          </table:table-cell>
          <table:table-cell table:formula="of:=(([.C428]/[.$K$5])-[.$K$3])+[.D428]" office:value-type="float" office:value="0.942440586315354" calcext:value-type="float">
            <text:p>0.942440586315354</text:p>
          </table:table-cell>
          <table:table-cell table:formula="of:=[.E428]+[.$K$3]" office:value-type="float" office:value="0.01708" calcext:value-type="float">
            <text:p>0.01708</text:p>
          </table:table-cell>
          <table:table-cell table:formula="of:=(([.C428]/[.$K$5])-[.$K$3])/0.00000001" office:value-type="float" office:value="15696.9862896194" calcext:value-type="float">
            <text:p>15697</text:p>
          </table:table-cell>
          <table:table-cell table:number-columns-repeated="10"/>
        </table:table-row>
        <table:table-row table:style-name="ro2">
          <table:table-cell table:formula="of:=NOW()+([.$K$10]*[.B430])" office:value-type="date" office:date-value="2055-01-28T06:11:00.1" calcext:value-type="date">
            <text:p>2055-01-28</text:p>
          </table:table-cell>
          <table:table-cell office:value-type="float" office:value="429" calcext:value-type="float">
            <text:p>429</text:p>
          </table:table-cell>
          <table:table-cell table:formula="of:=[.C429]*(([.$K$5]-1)/[.$K$5])-[.$K$3]" office:value-type="float" office:value="0.0231644185706083" calcext:value-type="float">
            <text:p>0.023164418570608</text:p>
          </table:table-cell>
          <table:table-cell table:formula="of:=(([.C429]/[.$K$5])-[.$K$3])+[.D429]" office:value-type="float" office:value="0.942595581429393" calcext:value-type="float">
            <text:p>0.942595581429393</text:p>
          </table:table-cell>
          <table:table-cell table:formula="of:=[.E429]+[.$K$3]" office:value-type="float" office:value="0.01712" calcext:value-type="float">
            <text:p>0.01712</text:p>
          </table:table-cell>
          <table:table-cell table:formula="of:=(([.C429]/[.$K$5])-[.$K$3])/0.00000001" office:value-type="float" office:value="15499.5114038725" calcext:value-type="float">
            <text:p>15500</text:p>
          </table:table-cell>
          <table:table-cell table:number-columns-repeated="10"/>
        </table:table-row>
        <table:table-row table:style-name="ro2">
          <table:table-cell table:formula="of:=NOW()+([.$K$10]*[.B431])" office:value-type="date" office:date-value="2055-02-25T00:51:00.1" calcext:value-type="date">
            <text:p>2055-02-25</text:p>
          </table:table-cell>
          <table:table-cell office:value-type="float" office:value="430" calcext:value-type="float">
            <text:p>430</text:p>
          </table:table-cell>
          <table:table-cell table:formula="of:=[.C430]*(([.$K$5]-1)/[.$K$5])-[.$K$3]" office:value-type="float" office:value="0.0229313817491866" calcext:value-type="float">
            <text:p>0.022931381749187</text:p>
          </table:table-cell>
          <table:table-cell table:formula="of:=(([.C430]/[.$K$5])-[.$K$3])+[.D430]" office:value-type="float" office:value="0.942748618250815" calcext:value-type="float">
            <text:p>0.942748618250815</text:p>
          </table:table-cell>
          <table:table-cell table:formula="of:=[.E430]+[.$K$3]" office:value-type="float" office:value="0.01716" calcext:value-type="float">
            <text:p>0.01716</text:p>
          </table:table-cell>
          <table:table-cell table:formula="of:=(([.C430]/[.$K$5])-[.$K$3])/0.00000001" office:value-type="float" office:value="15303.6821421736" calcext:value-type="float">
            <text:p>15304</text:p>
          </table:table-cell>
          <table:table-cell table:number-columns-repeated="10"/>
        </table:table-row>
        <table:table-row table:style-name="ro2">
          <table:table-cell table:formula="of:=NOW()+([.$K$10]*[.B432])" office:value-type="date" office:date-value="2055-03-24T19:31:00.1" calcext:value-type="date">
            <text:p>2055-03-24</text:p>
          </table:table-cell>
          <table:table-cell office:value-type="float" office:value="431" calcext:value-type="float">
            <text:p>431</text:p>
          </table:table-cell>
          <table:table-cell table:formula="of:=[.C431]*(([.$K$5]-1)/[.$K$5])-[.$K$3]" office:value-type="float" office:value="0.0227002869012767" calcext:value-type="float">
            <text:p>0.022700286901277</text:p>
          </table:table-cell>
          <table:table-cell table:formula="of:=(([.C431]/[.$K$5])-[.$K$3])+[.D431]" office:value-type="float" office:value="0.942899713098725" calcext:value-type="float">
            <text:p>0.942899713098725</text:p>
          </table:table-cell>
          <table:table-cell table:formula="of:=[.E431]+[.$K$3]" office:value-type="float" office:value="0.0172" calcext:value-type="float">
            <text:p>0.0172</text:p>
          </table:table-cell>
          <table:table-cell table:formula="of:=(([.C431]/[.$K$5])-[.$K$3])/0.00000001" office:value-type="float" office:value="15109.4847909888" calcext:value-type="float">
            <text:p>15109</text:p>
          </table:table-cell>
          <table:table-cell table:number-columns-repeated="10"/>
        </table:table-row>
        <table:table-row table:style-name="ro2">
          <table:table-cell table:formula="of:=NOW()+([.$K$10]*[.B433])" office:value-type="date" office:date-value="2055-04-21T14:11:00.1" calcext:value-type="date">
            <text:p>2055-04-21</text:p>
          </table:table-cell>
          <table:table-cell office:value-type="float" office:value="432" calcext:value-type="float">
            <text:p>432</text:p>
          </table:table-cell>
          <table:table-cell table:formula="of:=[.C432]*(([.$K$5]-1)/[.$K$5])-[.$K$3]" office:value-type="float" office:value="0.0224711178437661" calcext:value-type="float">
            <text:p>0.022471117843766</text:p>
          </table:table-cell>
          <table:table-cell table:formula="of:=(([.C432]/[.$K$5])-[.$K$3])+[.D432]" office:value-type="float" office:value="0.943048882156235" calcext:value-type="float">
            <text:p>0.943048882156235</text:p>
          </table:table-cell>
          <table:table-cell table:formula="of:=[.E432]+[.$K$3]" office:value-type="float" office:value="0.01724" calcext:value-type="float">
            <text:p>0.01724</text:p>
          </table:table-cell>
          <table:table-cell table:formula="of:=(([.C432]/[.$K$5])-[.$K$3])/0.00000001" office:value-type="float" office:value="14916.9057510639" calcext:value-type="float">
            <text:p>14917</text:p>
          </table:table-cell>
          <table:table-cell table:number-columns-repeated="10"/>
        </table:table-row>
        <table:table-row table:style-name="ro2">
          <table:table-cell table:formula="of:=NOW()+([.$K$10]*[.B434])" office:value-type="date" office:date-value="2055-05-19T08:51:00.1" calcext:value-type="date">
            <text:p>2055-05-19</text:p>
          </table:table-cell>
          <table:table-cell office:value-type="float" office:value="433" calcext:value-type="float">
            <text:p>433</text:p>
          </table:table-cell>
          <table:table-cell table:formula="of:=[.C433]*(([.$K$5]-1)/[.$K$5])-[.$K$3]" office:value-type="float" office:value="0.0222438585284014" calcext:value-type="float">
            <text:p>0.022243858528401</text:p>
          </table:table-cell>
          <table:table-cell table:formula="of:=(([.C433]/[.$K$5])-[.$K$3])+[.D433]" office:value-type="float" office:value="0.9431961414716" calcext:value-type="float">
            <text:p>0.9431961414716</text:p>
          </table:table-cell>
          <table:table-cell table:formula="of:=[.E433]+[.$K$3]" office:value-type="float" office:value="0.01728" calcext:value-type="float">
            <text:p>0.01728</text:p>
          </table:table-cell>
          <table:table-cell table:formula="of:=(([.C433]/[.$K$5])-[.$K$3])/0.00000001" office:value-type="float" office:value="14725.9315364717" calcext:value-type="float">
            <text:p>14726</text:p>
          </table:table-cell>
          <table:table-cell table:number-columns-repeated="10"/>
        </table:table-row>
        <table:table-row table:style-name="ro2">
          <table:table-cell table:formula="of:=NOW()+([.$K$10]*[.B435])" office:value-type="date" office:date-value="2055-06-16T03:31:00.1" calcext:value-type="date">
            <text:p>2055-06-16</text:p>
          </table:table-cell>
          <table:table-cell office:value-type="float" office:value="434" calcext:value-type="float">
            <text:p>434</text:p>
          </table:table-cell>
          <table:table-cell table:formula="of:=[.C434]*(([.$K$5]-1)/[.$K$5])-[.$K$3]" office:value-type="float" office:value="0.0220184930406647" calcext:value-type="float">
            <text:p>0.022018493040665</text:p>
          </table:table-cell>
          <table:table-cell table:formula="of:=(([.C434]/[.$K$5])-[.$K$3])+[.D434]" office:value-type="float" office:value="0.943341506959337" calcext:value-type="float">
            <text:p>0.943341506959337</text:p>
          </table:table-cell>
          <table:table-cell table:formula="of:=[.E434]+[.$K$3]" office:value-type="float" office:value="0.01732" calcext:value-type="float">
            <text:p>0.01732</text:p>
          </table:table-cell>
          <table:table-cell table:formula="of:=(([.C434]/[.$K$5])-[.$K$3])/0.00000001" office:value-type="float" office:value="14536.5487736678" calcext:value-type="float">
            <text:p>14537</text:p>
          </table:table-cell>
          <table:table-cell table:number-columns-repeated="10"/>
        </table:table-row>
        <table:table-row table:style-name="ro2">
          <table:table-cell table:formula="of:=NOW()+([.$K$10]*[.B436])" office:value-type="date" office:date-value="2055-07-13T22:11:00.1" calcext:value-type="date">
            <text:p>2055-07-13</text:p>
          </table:table-cell>
          <table:table-cell office:value-type="float" office:value="435" calcext:value-type="float">
            <text:p>435</text:p>
          </table:table-cell>
          <table:table-cell table:formula="of:=[.C435]*(([.$K$5]-1)/[.$K$5])-[.$K$3]" office:value-type="float" office:value="0.0217950055986591" calcext:value-type="float">
            <text:p>0.021795005598659</text:p>
          </table:table-cell>
          <table:table-cell table:formula="of:=(([.C435]/[.$K$5])-[.$K$3])+[.D435]" office:value-type="float" office:value="0.943484994401342" calcext:value-type="float">
            <text:p>0.943484994401342</text:p>
          </table:table-cell>
          <table:table-cell table:formula="of:=[.E435]+[.$K$3]" office:value-type="float" office:value="0.01736" calcext:value-type="float">
            <text:p>0.01736</text:p>
          </table:table-cell>
          <table:table-cell table:formula="of:=(([.C435]/[.$K$5])-[.$K$3])/0.00000001" office:value-type="float" office:value="14348.7442005539" calcext:value-type="float">
            <text:p>14349</text:p>
          </table:table-cell>
          <table:table-cell table:number-columns-repeated="10"/>
        </table:table-row>
        <table:table-row table:style-name="ro2">
          <table:table-cell table:formula="of:=NOW()+([.$K$10]*[.B437])" office:value-type="date" office:date-value="2055-08-10T16:51:00.1" calcext:value-type="date">
            <text:p>2055-08-10</text:p>
          </table:table-cell>
          <table:table-cell office:value-type="float" office:value="436" calcext:value-type="float">
            <text:p>436</text:p>
          </table:table-cell>
          <table:table-cell table:formula="of:=[.C436]*(([.$K$5]-1)/[.$K$5])-[.$K$3]" office:value-type="float" office:value="0.0215733805520036" calcext:value-type="float">
            <text:p>0.021573380552004</text:p>
          </table:table-cell>
          <table:table-cell table:formula="of:=(([.C436]/[.$K$5])-[.$K$3])+[.D436]" office:value-type="float" office:value="0.943626619447998" calcext:value-type="float">
            <text:p>0.943626619447998</text:p>
          </table:table-cell>
          <table:table-cell table:formula="of:=[.E436]+[.$K$3]" office:value-type="float" office:value="0.0174" calcext:value-type="float">
            <text:p>0.0174</text:p>
          </table:table-cell>
          <table:table-cell table:formula="of:=(([.C436]/[.$K$5])-[.$K$3])/0.00000001" office:value-type="float" office:value="14162.5046655493" calcext:value-type="float">
            <text:p>14163</text:p>
          </table:table-cell>
          <table:table-cell table:number-columns-repeated="10"/>
        </table:table-row>
        <table:table-row table:style-name="ro2">
          <table:table-cell table:formula="of:=NOW()+([.$K$10]*[.B438])" office:value-type="date" office:date-value="2055-09-07T11:31:00.1" calcext:value-type="date">
            <text:p>2055-09-07</text:p>
          </table:table-cell>
          <table:table-cell office:value-type="float" office:value="437" calcext:value-type="float">
            <text:p>437</text:p>
          </table:table-cell>
          <table:table-cell table:formula="of:=[.C437]*(([.$K$5]-1)/[.$K$5])-[.$K$3]" office:value-type="float" office:value="0.021353602380737" calcext:value-type="float">
            <text:p>0.021353602380737</text:p>
          </table:table-cell>
          <table:table-cell table:formula="of:=(([.C437]/[.$K$5])-[.$K$3])+[.D437]" office:value-type="float" office:value="0.943766397619264" calcext:value-type="float">
            <text:p>0.943766397619264</text:p>
          </table:table-cell>
          <table:table-cell table:formula="of:=[.E437]+[.$K$3]" office:value-type="float" office:value="0.01744" calcext:value-type="float">
            <text:p>0.01744</text:p>
          </table:table-cell>
          <table:table-cell table:formula="of:=(([.C437]/[.$K$5])-[.$K$3])/0.00000001" office:value-type="float" office:value="13977.8171266697" calcext:value-type="float">
            <text:p>13978</text:p>
          </table:table-cell>
          <table:table-cell table:number-columns-repeated="10"/>
        </table:table-row>
        <table:table-row table:style-name="ro2">
          <table:table-cell table:formula="of:=NOW()+([.$K$10]*[.B439])" office:value-type="date" office:date-value="2055-10-05T06:11:00.1" calcext:value-type="date">
            <text:p>2055-10-05</text:p>
          </table:table-cell>
          <table:table-cell office:value-type="float" office:value="438" calcext:value-type="float">
            <text:p>438</text:p>
          </table:table-cell>
          <table:table-cell table:formula="of:=[.C438]*(([.$K$5]-1)/[.$K$5])-[.$K$3]" office:value-type="float" office:value="0.0211356556942308" calcext:value-type="float">
            <text:p>0.021135655694231</text:p>
          </table:table-cell>
          <table:table-cell table:formula="of:=(([.C438]/[.$K$5])-[.$K$3])+[.D438]" office:value-type="float" office:value="0.94390434430577" calcext:value-type="float">
            <text:p>0.94390434430577</text:p>
          </table:table-cell>
          <table:table-cell table:formula="of:=[.E438]+[.$K$3]" office:value-type="float" office:value="0.01748" calcext:value-type="float">
            <text:p>0.01748</text:p>
          </table:table-cell>
          <table:table-cell table:formula="of:=(([.C438]/[.$K$5])-[.$K$3])/0.00000001" office:value-type="float" office:value="13794.6686506141" calcext:value-type="float">
            <text:p>13795</text:p>
          </table:table-cell>
          <table:table-cell table:number-columns-repeated="10"/>
        </table:table-row>
        <table:table-row table:style-name="ro2">
          <table:table-cell table:formula="of:=NOW()+([.$K$10]*[.B440])" office:value-type="date" office:date-value="2055-11-02T00:51:00.1" calcext:value-type="date">
            <text:p>2055-11-02</text:p>
          </table:table-cell>
          <table:table-cell office:value-type="float" office:value="439" calcext:value-type="float">
            <text:p>439</text:p>
          </table:table-cell>
          <table:table-cell table:formula="of:=[.C439]*(([.$K$5]-1)/[.$K$5])-[.$K$3]" office:value-type="float" office:value="0.0209195252301122" calcext:value-type="float">
            <text:p>0.020919525230112</text:p>
          </table:table-cell>
          <table:table-cell table:formula="of:=(([.C439]/[.$K$5])-[.$K$3])+[.D439]" office:value-type="float" office:value="0.944040474769889" calcext:value-type="float">
            <text:p>0.944040474769889</text:p>
          </table:table-cell>
          <table:table-cell table:formula="of:=[.E439]+[.$K$3]" office:value-type="float" office:value="0.01752" calcext:value-type="float">
            <text:p>0.01752</text:p>
          </table:table-cell>
          <table:table-cell table:formula="of:=(([.C439]/[.$K$5])-[.$K$3])/0.00000001" office:value-type="float" office:value="13613.046411859" calcext:value-type="float">
            <text:p>13613</text:p>
          </table:table-cell>
          <table:table-cell table:number-columns-repeated="10"/>
        </table:table-row>
        <table:table-row table:style-name="ro2">
          <table:table-cell table:formula="of:=NOW()+([.$K$10]*[.B441])" office:value-type="date" office:date-value="2055-11-29T19:31:00.1" calcext:value-type="date">
            <text:p>2055-11-29</text:p>
          </table:table-cell>
          <table:table-cell office:value-type="float" office:value="440" calcext:value-type="float">
            <text:p>440</text:p>
          </table:table-cell>
          <table:table-cell table:formula="of:=[.C440]*(([.$K$5]-1)/[.$K$5])-[.$K$3]" office:value-type="float" office:value="0.0207051958531946" calcext:value-type="float">
            <text:p>0.020705195853195</text:p>
          </table:table-cell>
          <table:table-cell table:formula="of:=(([.C440]/[.$K$5])-[.$K$3])+[.D440]" office:value-type="float" office:value="0.944174804146807" calcext:value-type="float">
            <text:p>0.944174804146807</text:p>
          </table:table-cell>
          <table:table-cell table:formula="of:=[.E440]+[.$K$3]" office:value-type="float" office:value="0.01756" calcext:value-type="float">
            <text:p>0.01756</text:p>
          </table:table-cell>
          <table:table-cell table:formula="of:=(([.C440]/[.$K$5])-[.$K$3])/0.00000001" office:value-type="float" office:value="13432.9376917602" calcext:value-type="float">
            <text:p>13433</text:p>
          </table:table-cell>
          <table:table-cell table:number-columns-repeated="10"/>
        </table:table-row>
        <table:table-row table:style-name="ro2">
          <table:table-cell table:formula="of:=NOW()+([.$K$10]*[.B442])" office:value-type="date" office:date-value="2055-12-27T14:11:00.1" calcext:value-type="date">
            <text:p>2055-12-27</text:p>
          </table:table-cell>
          <table:table-cell office:value-type="float" office:value="441" calcext:value-type="float">
            <text:p>441</text:p>
          </table:table-cell>
          <table:table-cell table:formula="of:=[.C441]*(([.$K$5]-1)/[.$K$5])-[.$K$3]" office:value-type="float" office:value="0.020492652554418" calcext:value-type="float">
            <text:p>0.020492652554418</text:p>
          </table:table-cell>
          <table:table-cell table:formula="of:=(([.C441]/[.$K$5])-[.$K$3])+[.D441]" office:value-type="float" office:value="0.944307347445583" calcext:value-type="float">
            <text:p>0.944307347445583</text:p>
          </table:table-cell>
          <table:table-cell table:formula="of:=[.E441]+[.$K$3]" office:value-type="float" office:value="0.0176" calcext:value-type="float">
            <text:p>0.0176</text:p>
          </table:table-cell>
          <table:table-cell table:formula="of:=(([.C441]/[.$K$5])-[.$K$3])/0.00000001" office:value-type="float" office:value="13254.3298776622" calcext:value-type="float">
            <text:p>13254</text:p>
          </table:table-cell>
          <table:table-cell table:number-columns-repeated="10"/>
        </table:table-row>
        <table:table-row table:style-name="ro2">
          <table:table-cell table:formula="of:=NOW()+([.$K$10]*[.B443])" office:value-type="date" office:date-value="2056-01-24T08:51:00.1" calcext:value-type="date">
            <text:p>2056-01-24</text:p>
          </table:table-cell>
          <table:table-cell office:value-type="float" office:value="442" calcext:value-type="float">
            <text:p>442</text:p>
          </table:table-cell>
          <table:table-cell table:formula="of:=[.C442]*(([.$K$5]-1)/[.$K$5])-[.$K$3]" office:value-type="float" office:value="0.0202818804497979" calcext:value-type="float">
            <text:p>0.020281880449798</text:p>
          </table:table-cell>
          <table:table-cell table:formula="of:=(([.C442]/[.$K$5])-[.$K$3])+[.D442]" office:value-type="float" office:value="0.944438119550203" calcext:value-type="float">
            <text:p>0.944438119550203</text:p>
          </table:table-cell>
          <table:table-cell table:formula="of:=[.E442]+[.$K$3]" office:value-type="float" office:value="0.01764" calcext:value-type="float">
            <text:p>0.01764</text:p>
          </table:table-cell>
          <table:table-cell table:formula="of:=(([.C442]/[.$K$5])-[.$K$3])/0.00000001" office:value-type="float" office:value="13077.210462015" calcext:value-type="float">
            <text:p>13077</text:p>
          </table:table-cell>
          <table:table-cell table:number-columns-repeated="10"/>
        </table:table-row>
        <table:table-row table:style-name="ro2">
          <table:table-cell table:formula="of:=NOW()+([.$K$10]*[.B444])" office:value-type="date" office:date-value="2056-02-21T03:31:00.1" calcext:value-type="date">
            <text:p>2056-02-21</text:p>
          </table:table-cell>
          <table:table-cell office:value-type="float" office:value="443" calcext:value-type="float">
            <text:p>443</text:p>
          </table:table-cell>
          <table:table-cell table:formula="of:=[.C443]*(([.$K$5]-1)/[.$K$5])-[.$K$3]" office:value-type="float" office:value="0.0200728647793829" calcext:value-type="float">
            <text:p>0.020072864779383</text:p>
          </table:table-cell>
          <table:table-cell table:formula="of:=(([.C443]/[.$K$5])-[.$K$3])+[.D443]" office:value-type="float" office:value="0.944567135220619" calcext:value-type="float">
            <text:p>0.944567135220619</text:p>
          </table:table-cell>
          <table:table-cell table:formula="of:=[.E443]+[.$K$3]" office:value-type="float" office:value="0.01768" calcext:value-type="float">
            <text:p>0.01768</text:p>
          </table:table-cell>
          <table:table-cell table:formula="of:=(([.C443]/[.$K$5])-[.$K$3])/0.00000001" office:value-type="float" office:value="12901.5670414982" calcext:value-type="float">
            <text:p>12902</text:p>
          </table:table-cell>
          <table:table-cell table:number-columns-repeated="10"/>
        </table:table-row>
        <table:table-row table:style-name="ro2">
          <table:table-cell table:formula="of:=NOW()+([.$K$10]*[.B445])" office:value-type="date" office:date-value="2056-03-19T22:11:00.1" calcext:value-type="date">
            <text:p>2056-03-19</text:p>
          </table:table-cell>
          <table:table-cell office:value-type="float" office:value="444" calcext:value-type="float">
            <text:p>444</text:p>
          </table:table-cell>
          <table:table-cell table:formula="of:=[.C444]*(([.$K$5]-1)/[.$K$5])-[.$K$3]" office:value-type="float" office:value="0.0198655909062214" calcext:value-type="float">
            <text:p>0.019865590906221</text:p>
          </table:table-cell>
          <table:table-cell table:formula="of:=(([.C444]/[.$K$5])-[.$K$3])+[.D444]" office:value-type="float" office:value="0.94469440909378" calcext:value-type="float">
            <text:p>0.94469440909378</text:p>
          </table:table-cell>
          <table:table-cell table:formula="of:=[.E444]+[.$K$3]" office:value-type="float" office:value="0.01772" calcext:value-type="float">
            <text:p>0.01772</text:p>
          </table:table-cell>
          <table:table-cell table:formula="of:=(([.C444]/[.$K$5])-[.$K$3])/0.00000001" office:value-type="float" office:value="12727.3873161524" calcext:value-type="float">
            <text:p>12727</text:p>
          </table:table-cell>
          <table:table-cell table:number-columns-repeated="10"/>
        </table:table-row>
        <table:table-row table:style-name="ro2">
          <table:table-cell table:formula="of:=NOW()+([.$K$10]*[.B446])" office:value-type="date" office:date-value="2056-04-16T16:51:00.1" calcext:value-type="date">
            <text:p>2056-04-16</text:p>
          </table:table-cell>
          <table:table-cell office:value-type="float" office:value="445" calcext:value-type="float">
            <text:p>445</text:p>
          </table:table-cell>
          <table:table-cell table:formula="of:=[.C445]*(([.$K$5]-1)/[.$K$5])-[.$K$3]" office:value-type="float" office:value="0.0196600443153362" calcext:value-type="float">
            <text:p>0.019660044315336</text:p>
          </table:table-cell>
          <table:table-cell table:formula="of:=(([.C445]/[.$K$5])-[.$K$3])+[.D445]" office:value-type="float" office:value="0.944819955684665" calcext:value-type="float">
            <text:p>0.944819955684665</text:p>
          </table:table-cell>
          <table:table-cell table:formula="of:=[.E445]+[.$K$3]" office:value-type="float" office:value="0.0177599999999999" calcext:value-type="float">
            <text:p>0.01776</text:p>
          </table:table-cell>
          <table:table-cell table:formula="of:=(([.C445]/[.$K$5])-[.$K$3])/0.00000001" office:value-type="float" office:value="12554.6590885178" calcext:value-type="float">
            <text:p>12555</text:p>
          </table:table-cell>
          <table:table-cell table:number-columns-repeated="10"/>
        </table:table-row>
        <table:table-row table:style-name="ro2">
          <table:table-cell table:formula="of:=NOW()+([.$K$10]*[.B447])" office:value-type="date" office:date-value="2056-05-14T11:31:00.1" calcext:value-type="date">
            <text:p>2056-05-14</text:p>
          </table:table-cell>
          <table:table-cell office:value-type="float" office:value="446" calcext:value-type="float">
            <text:p>446</text:p>
          </table:table-cell>
          <table:table-cell table:formula="of:=[.C446]*(([.$K$5]-1)/[.$K$5])-[.$K$3]" office:value-type="float" office:value="0.0194562106127084" calcext:value-type="float">
            <text:p>0.019456210612708</text:p>
          </table:table-cell>
          <table:table-cell table:formula="of:=(([.C446]/[.$K$5])-[.$K$3])+[.D446]" office:value-type="float" office:value="0.944943789387293" calcext:value-type="float">
            <text:p>0.944943789387293</text:p>
          </table:table-cell>
          <table:table-cell table:formula="of:=[.E446]+[.$K$3]" office:value-type="float" office:value="0.0177999999999999" calcext:value-type="float">
            <text:p>0.0178</text:p>
          </table:table-cell>
          <table:table-cell table:formula="of:=(([.C446]/[.$K$5])-[.$K$3])/0.00000001" office:value-type="float" office:value="12383.3702627802" calcext:value-type="float">
            <text:p>12383</text:p>
          </table:table-cell>
          <table:table-cell table:number-columns-repeated="10"/>
        </table:table-row>
        <table:table-row table:style-name="ro2">
          <table:table-cell table:formula="of:=NOW()+([.$K$10]*[.B448])" office:value-type="date" office:date-value="2056-06-11T06:11:00.1" calcext:value-type="date">
            <text:p>2056-06-11</text:p>
          </table:table-cell>
          <table:table-cell office:value-type="float" office:value="447" calcext:value-type="float">
            <text:p>447</text:p>
          </table:table-cell>
          <table:table-cell table:formula="of:=[.C447]*(([.$K$5]-1)/[.$K$5])-[.$K$3]" office:value-type="float" office:value="0.0192540755242691" calcext:value-type="float">
            <text:p>0.019254075524269</text:p>
          </table:table-cell>
          <table:table-cell table:formula="of:=(([.C447]/[.$K$5])-[.$K$3])+[.D447]" office:value-type="float" office:value="0.945065924475732" calcext:value-type="float">
            <text:p>0.945065924475732</text:p>
          </table:table-cell>
          <table:table-cell table:formula="of:=[.E447]+[.$K$3]" office:value-type="float" office:value="0.0178399999999999" calcext:value-type="float">
            <text:p>0.01784</text:p>
          </table:table-cell>
          <table:table-cell table:formula="of:=(([.C447]/[.$K$5])-[.$K$3])/0.00000001" office:value-type="float" office:value="12213.5088439236" calcext:value-type="float">
            <text:p>12214</text:p>
          </table:table-cell>
          <table:table-cell table:number-columns-repeated="10"/>
        </table:table-row>
        <table:table-row table:style-name="ro2">
          <table:table-cell table:formula="of:=NOW()+([.$K$10]*[.B449])" office:value-type="date" office:date-value="2056-07-09T00:51:00.1" calcext:value-type="date">
            <text:p>2056-07-09</text:p>
          </table:table-cell>
          <table:table-cell office:value-type="float" office:value="448" calcext:value-type="float">
            <text:p>448</text:p>
          </table:table-cell>
          <table:table-cell table:formula="of:=[.C448]*(([.$K$5]-1)/[.$K$5])-[.$K$3]" office:value-type="float" office:value="0.0190536248949002" calcext:value-type="float">
            <text:p>0.0190536248949</text:p>
          </table:table-cell>
          <table:table-cell table:formula="of:=(([.C448]/[.$K$5])-[.$K$3])+[.D448]" office:value-type="float" office:value="0.945186375105101" calcext:value-type="float">
            <text:p>0.945186375105101</text:p>
          </table:table-cell>
          <table:table-cell table:formula="of:=[.E448]+[.$K$3]" office:value-type="float" office:value="0.0178799999999999" calcext:value-type="float">
            <text:p>0.01788</text:p>
          </table:table-cell>
          <table:table-cell table:formula="of:=(([.C448]/[.$K$5])-[.$K$3])/0.00000001" office:value-type="float" office:value="12045.062936891" calcext:value-type="float">
            <text:p>12045</text:p>
          </table:table-cell>
          <table:table-cell table:number-columns-repeated="10"/>
        </table:table-row>
        <table:table-row table:style-name="ro2">
          <table:table-cell table:formula="of:=NOW()+([.$K$10]*[.B450])" office:value-type="date" office:date-value="2056-08-05T19:31:00.1" calcext:value-type="date">
            <text:p>2056-08-05</text:p>
          </table:table-cell>
          <table:table-cell office:value-type="float" office:value="449" calcext:value-type="float">
            <text:p>449</text:p>
          </table:table-cell>
          <table:table-cell table:formula="of:=[.C449]*(([.$K$5]-1)/[.$K$5])-[.$K$3]" office:value-type="float" office:value="0.0188548446874427" calcext:value-type="float">
            <text:p>0.018854844687443</text:p>
          </table:table-cell>
          <table:table-cell table:formula="of:=(([.C449]/[.$K$5])-[.$K$3])+[.D449]" office:value-type="float" office:value="0.945305155312559" calcext:value-type="float">
            <text:p>0.945305155312559</text:p>
          </table:table-cell>
          <table:table-cell table:formula="of:=[.E449]+[.$K$3]" office:value-type="float" office:value="0.0179199999999999" calcext:value-type="float">
            <text:p>0.01792</text:p>
          </table:table-cell>
          <table:table-cell table:formula="of:=(([.C449]/[.$K$5])-[.$K$3])/0.00000001" office:value-type="float" office:value="11878.0207457502" calcext:value-type="float">
            <text:p>11878</text:p>
          </table:table-cell>
          <table:table-cell table:number-columns-repeated="10"/>
        </table:table-row>
        <table:table-row table:style-name="ro2">
          <table:table-cell table:formula="of:=NOW()+([.$K$10]*[.B451])" office:value-type="date" office:date-value="2056-09-02T14:11:00.1" calcext:value-type="date">
            <text:p>2056-09-02</text:p>
          </table:table-cell>
          <table:table-cell office:value-type="float" office:value="450" calcext:value-type="float">
            <text:p>450</text:p>
          </table:table-cell>
          <table:table-cell table:formula="of:=[.C450]*(([.$K$5]-1)/[.$K$5])-[.$K$3]" office:value-type="float" office:value="0.0186577209817141" calcext:value-type="float">
            <text:p>0.018657720981714</text:p>
          </table:table-cell>
          <table:table-cell table:formula="of:=(([.C450]/[.$K$5])-[.$K$3])+[.D450]" office:value-type="float" office:value="0.945422279018287" calcext:value-type="float">
            <text:p>0.945422279018287</text:p>
          </table:table-cell>
          <table:table-cell table:formula="of:=[.E450]+[.$K$3]" office:value-type="float" office:value="0.0179599999999999" calcext:value-type="float">
            <text:p>0.01796</text:p>
          </table:table-cell>
          <table:table-cell table:formula="of:=(([.C450]/[.$K$5])-[.$K$3])/0.00000001" office:value-type="float" office:value="11712.3705728689" calcext:value-type="float">
            <text:p>11712</text:p>
          </table:table-cell>
          <table:table-cell table:number-columns-repeated="10"/>
        </table:table-row>
        <table:table-row table:style-name="ro2">
          <table:table-cell table:formula="of:=NOW()+([.$K$10]*[.B452])" office:value-type="date" office:date-value="2056-09-30T08:51:00.1" calcext:value-type="date">
            <text:p>2056-09-30</text:p>
          </table:table-cell>
          <table:table-cell office:value-type="float" office:value="451" calcext:value-type="float">
            <text:p>451</text:p>
          </table:table-cell>
          <table:table-cell table:formula="of:=[.C451]*(([.$K$5]-1)/[.$K$5])-[.$K$3]" office:value-type="float" office:value="0.0184622399735331" calcext:value-type="float">
            <text:p>0.018462239973533</text:p>
          </table:table-cell>
          <table:table-cell table:formula="of:=(([.C451]/[.$K$5])-[.$K$3])+[.D451]" office:value-type="float" office:value="0.945537760026468" calcext:value-type="float">
            <text:p>0.945537760026468</text:p>
          </table:table-cell>
          <table:table-cell table:formula="of:=[.E451]+[.$K$3]" office:value-type="float" office:value="0.0179999999999999" calcext:value-type="float">
            <text:p>0.018</text:p>
          </table:table-cell>
          <table:table-cell table:formula="of:=(([.C451]/[.$K$5])-[.$K$3])/0.00000001" office:value-type="float" office:value="11548.100818095" calcext:value-type="float">
            <text:p>11548</text:p>
          </table:table-cell>
          <table:table-cell table:number-columns-repeated="10"/>
        </table:table-row>
        <table:table-row table:style-name="ro2">
          <table:table-cell table:formula="of:=NOW()+([.$K$10]*[.B453])" office:value-type="date" office:date-value="2056-10-28T03:31:00.1" calcext:value-type="date">
            <text:p>2056-10-28</text:p>
          </table:table-cell>
          <table:table-cell office:value-type="float" office:value="452" calcext:value-type="float">
            <text:p>452</text:p>
          </table:table-cell>
          <table:table-cell table:formula="of:=[.C452]*(([.$K$5]-1)/[.$K$5])-[.$K$3]" office:value-type="float" office:value="0.0182683879737537" calcext:value-type="float">
            <text:p>0.018268387973754</text:p>
          </table:table-cell>
          <table:table-cell table:formula="of:=(([.C452]/[.$K$5])-[.$K$3])+[.D452]" office:value-type="float" office:value="0.945651612026248" calcext:value-type="float">
            <text:p>0.945651612026248</text:p>
          </table:table-cell>
          <table:table-cell table:formula="of:=[.E452]+[.$K$3]" office:value-type="float" office:value="0.0180399999999999" calcext:value-type="float">
            <text:p>0.01804</text:p>
          </table:table-cell>
          <table:table-cell table:formula="of:=(([.C452]/[.$K$5])-[.$K$3])/0.00000001" office:value-type="float" office:value="11385.1999779443" calcext:value-type="float">
            <text:p>11385</text:p>
          </table:table-cell>
          <table:table-cell table:number-columns-repeated="10"/>
        </table:table-row>
        <table:table-row table:style-name="ro2">
          <table:table-cell table:formula="of:=NOW()+([.$K$10]*[.B454])" office:value-type="date" office:date-value="2056-11-24T22:11:00.1" calcext:value-type="date">
            <text:p>2056-11-24</text:p>
          </table:table-cell>
          <table:table-cell office:value-type="float" office:value="453" calcext:value-type="float">
            <text:p>453</text:p>
          </table:table-cell>
          <table:table-cell table:formula="of:=[.C453]*(([.$K$5]-1)/[.$K$5])-[.$K$3]" office:value-type="float" office:value="0.0180761514073057" calcext:value-type="float">
            <text:p>0.018076151407306</text:p>
          </table:table-cell>
          <table:table-cell table:formula="of:=(([.C453]/[.$K$5])-[.$K$3])+[.D453]" office:value-type="float" office:value="0.945763848592696" calcext:value-type="float">
            <text:p>0.945763848592696</text:p>
          </table:table-cell>
          <table:table-cell table:formula="of:=[.E453]+[.$K$3]" office:value-type="float" office:value="0.0180799999999999" calcext:value-type="float">
            <text:p>0.01808</text:p>
          </table:table-cell>
          <table:table-cell table:formula="of:=(([.C453]/[.$K$5])-[.$K$3])/0.00000001" office:value-type="float" office:value="11223.6566447947" calcext:value-type="float">
            <text:p>11224</text:p>
          </table:table-cell>
          <table:table-cell table:number-columns-repeated="10"/>
        </table:table-row>
        <table:table-row table:style-name="ro2">
          <table:table-cell table:formula="of:=NOW()+([.$K$10]*[.B455])" office:value-type="date" office:date-value="2056-12-22T16:51:00.1" calcext:value-type="date">
            <text:p>2056-12-22</text:p>
          </table:table-cell>
          <table:table-cell office:value-type="float" office:value="454" calcext:value-type="float">
            <text:p>454</text:p>
          </table:table-cell>
          <table:table-cell table:formula="of:=[.C454]*(([.$K$5]-1)/[.$K$5])-[.$K$3]" office:value-type="float" office:value="0.0178855168122448" calcext:value-type="float">
            <text:p>0.017885516812245</text:p>
          </table:table-cell>
          <table:table-cell table:formula="of:=(([.C454]/[.$K$5])-[.$K$3])+[.D454]" office:value-type="float" office:value="0.945874483187757" calcext:value-type="float">
            <text:p>0.945874483187757</text:p>
          </table:table-cell>
          <table:table-cell table:formula="of:=[.E454]+[.$K$3]" office:value-type="float" office:value="0.0181199999999999" calcext:value-type="float">
            <text:p>0.01812</text:p>
          </table:table-cell>
          <table:table-cell table:formula="of:=(([.C454]/[.$K$5])-[.$K$3])/0.00000001" office:value-type="float" office:value="11063.4595060881" calcext:value-type="float">
            <text:p>11063</text:p>
          </table:table-cell>
          <table:table-cell table:number-columns-repeated="10"/>
        </table:table-row>
        <table:table-row table:style-name="ro2">
          <table:table-cell table:formula="of:=NOW()+([.$K$10]*[.B456])" office:value-type="date" office:date-value="2057-01-19T11:31:00.1" calcext:value-type="date">
            <text:p>2057-01-19</text:p>
          </table:table-cell>
          <table:table-cell office:value-type="float" office:value="455" calcext:value-type="float">
            <text:p>455</text:p>
          </table:table-cell>
          <table:table-cell table:formula="of:=[.C455]*(([.$K$5]-1)/[.$K$5])-[.$K$3]" office:value-type="float" office:value="0.0176964708388095" calcext:value-type="float">
            <text:p>0.01769647083881</text:p>
          </table:table-cell>
          <table:table-cell table:formula="of:=(([.C455]/[.$K$5])-[.$K$3])+[.D455]" office:value-type="float" office:value="0.945983529161192" calcext:value-type="float">
            <text:p>0.945983529161192</text:p>
          </table:table-cell>
          <table:table-cell table:formula="of:=[.E455]+[.$K$3]" office:value-type="float" office:value="0.0181599999999999" calcext:value-type="float">
            <text:p>0.01816</text:p>
          </table:table-cell>
          <table:table-cell table:formula="of:=(([.C455]/[.$K$5])-[.$K$3])/0.00000001" office:value-type="float" office:value="10904.5973435374" calcext:value-type="float">
            <text:p>10905</text:p>
          </table:table-cell>
          <table:table-cell table:number-columns-repeated="10"/>
        </table:table-row>
        <table:table-row table:style-name="ro2">
          <table:table-cell table:formula="of:=NOW()+([.$K$10]*[.B457])" office:value-type="date" office:date-value="2057-02-16T06:11:00.1" calcext:value-type="date">
            <text:p>2057-02-16</text:p>
          </table:table-cell>
          <table:table-cell office:value-type="float" office:value="456" calcext:value-type="float">
            <text:p>456</text:p>
          </table:table-cell>
          <table:table-cell table:formula="of:=[.C456]*(([.$K$5]-1)/[.$K$5])-[.$K$3]" office:value-type="float" office:value="0.0175090002484861" calcext:value-type="float">
            <text:p>0.017509000248486</text:p>
          </table:table-cell>
          <table:table-cell table:formula="of:=(([.C456]/[.$K$5])-[.$K$3])+[.D456]" office:value-type="float" office:value="0.946090999751515" calcext:value-type="float">
            <text:p>0.946090999751515</text:p>
          </table:table-cell>
          <table:table-cell table:formula="of:=[.E456]+[.$K$3]" office:value-type="float" office:value="0.0181999999999999" calcext:value-type="float">
            <text:p>0.0182</text:p>
          </table:table-cell>
          <table:table-cell table:formula="of:=(([.C456]/[.$K$5])-[.$K$3])/0.00000001" office:value-type="float" office:value="10747.0590323412" calcext:value-type="float">
            <text:p>10747</text:p>
          </table:table-cell>
          <table:table-cell table:number-columns-repeated="10"/>
        </table:table-row>
        <table:table-row table:style-name="ro2">
          <table:table-cell table:formula="of:=NOW()+([.$K$10]*[.B458])" office:value-type="date" office:date-value="2057-03-16T00:51:00.1" calcext:value-type="date">
            <text:p>2057-03-16</text:p>
          </table:table-cell>
          <table:table-cell office:value-type="float" office:value="457" calcext:value-type="float">
            <text:p>457</text:p>
          </table:table-cell>
          <table:table-cell table:formula="of:=[.C457]*(([.$K$5]-1)/[.$K$5])-[.$K$3]" office:value-type="float" office:value="0.017323091913082" calcext:value-type="float">
            <text:p>0.017323091913082</text:p>
          </table:table-cell>
          <table:table-cell table:formula="of:=(([.C457]/[.$K$5])-[.$K$3])+[.D457]" office:value-type="float" office:value="0.946196908086919" calcext:value-type="float">
            <text:p>0.946196908086919</text:p>
          </table:table-cell>
          <table:table-cell table:formula="of:=[.E457]+[.$K$3]" office:value-type="float" office:value="0.0182399999999999" calcext:value-type="float">
            <text:p>0.01824</text:p>
          </table:table-cell>
          <table:table-cell table:formula="of:=(([.C457]/[.$K$5])-[.$K$3])/0.00000001" office:value-type="float" office:value="10590.833540405" calcext:value-type="float">
            <text:p>10591</text:p>
          </table:table-cell>
          <table:table-cell table:number-columns-repeated="10"/>
        </table:table-row>
        <table:table-row table:style-name="ro2">
          <table:table-cell table:formula="of:=NOW()+([.$K$10]*[.B459])" office:value-type="date" office:date-value="2057-04-12T19:31:00.1" calcext:value-type="date">
            <text:p>2057-04-12</text:p>
          </table:table-cell>
          <table:table-cell office:value-type="float" office:value="458" calcext:value-type="float">
            <text:p>458</text:p>
          </table:table-cell>
          <table:table-cell table:formula="of:=[.C458]*(([.$K$5]-1)/[.$K$5])-[.$K$3]" office:value-type="float" office:value="0.0171387328138063" calcext:value-type="float">
            <text:p>0.017138732813806</text:p>
          </table:table-cell>
          <table:table-cell table:formula="of:=(([.C458]/[.$K$5])-[.$K$3])+[.D458]" office:value-type="float" office:value="0.946301267186195" calcext:value-type="float">
            <text:p>0.946301267186195</text:p>
          </table:table-cell>
          <table:table-cell table:formula="of:=[.E458]+[.$K$3]" office:value-type="float" office:value="0.0182799999999999" calcext:value-type="float">
            <text:p>0.01828</text:p>
          </table:table-cell>
          <table:table-cell table:formula="of:=(([.C458]/[.$K$5])-[.$K$3])/0.00000001" office:value-type="float" office:value="10435.9099275683" calcext:value-type="float">
            <text:p>10436</text:p>
          </table:table-cell>
          <table:table-cell table:number-columns-repeated="10"/>
        </table:table-row>
        <table:table-row table:style-name="ro2">
          <table:table-cell table:formula="of:=NOW()+([.$K$10]*[.B460])" office:value-type="date" office:date-value="2057-05-10T14:11:00.1" calcext:value-type="date">
            <text:p>2057-05-10</text:p>
          </table:table-cell>
          <table:table-cell office:value-type="float" office:value="459" calcext:value-type="float">
            <text:p>459</text:p>
          </table:table-cell>
          <table:table-cell table:formula="of:=[.C459]*(([.$K$5]-1)/[.$K$5])-[.$K$3]" office:value-type="float" office:value="0.0169559100403579" calcext:value-type="float">
            <text:p>0.016955910040358</text:p>
          </table:table-cell>
          <table:table-cell table:formula="of:=(([.C459]/[.$K$5])-[.$K$3])+[.D459]" office:value-type="float" office:value="0.946404089959644" calcext:value-type="float">
            <text:p>0.946404089959644</text:p>
          </table:table-cell>
          <table:table-cell table:formula="of:=[.E459]+[.$K$3]" office:value-type="float" office:value="0.0183199999999999" calcext:value-type="float">
            <text:p>0.01832</text:p>
          </table:table-cell>
          <table:table-cell table:formula="of:=(([.C459]/[.$K$5])-[.$K$3])/0.00000001" office:value-type="float" office:value="10282.2773448386" calcext:value-type="float">
            <text:p>10282</text:p>
          </table:table-cell>
          <table:table-cell table:number-columns-repeated="10"/>
        </table:table-row>
        <table:table-row table:style-name="ro2">
          <table:table-cell table:formula="of:=NOW()+([.$K$10]*[.B461])" office:value-type="date" office:date-value="2057-06-07T08:51:00.1" calcext:value-type="date">
            <text:p>2057-06-07</text:p>
          </table:table-cell>
          <table:table-cell office:value-type="float" office:value="460" calcext:value-type="float">
            <text:p>460</text:p>
          </table:table-cell>
          <table:table-cell table:formula="of:=[.C460]*(([.$K$5]-1)/[.$K$5])-[.$K$3]" office:value-type="float" office:value="0.0167746107900216" calcext:value-type="float">
            <text:p>0.016774610790022</text:p>
          </table:table-cell>
          <table:table-cell table:formula="of:=(([.C460]/[.$K$5])-[.$K$3])+[.D460]" office:value-type="float" office:value="0.94650538920998" calcext:value-type="float">
            <text:p>0.94650538920998</text:p>
          </table:table-cell>
          <table:table-cell table:formula="of:=[.E460]+[.$K$3]" office:value-type="float" office:value="0.0183599999999999" calcext:value-type="float">
            <text:p>0.01836</text:p>
          </table:table-cell>
          <table:table-cell table:formula="of:=(([.C460]/[.$K$5])-[.$K$3])/0.00000001" office:value-type="float" office:value="10129.9250336316" calcext:value-type="float">
            <text:p>10130</text:p>
          </table:table-cell>
          <table:table-cell table:number-columns-repeated="10"/>
        </table:table-row>
        <table:table-row table:style-name="ro2">
          <table:table-cell table:formula="of:=NOW()+([.$K$10]*[.B462])" office:value-type="date" office:date-value="2057-07-05T03:31:00.1" calcext:value-type="date">
            <text:p>2057-07-05</text:p>
          </table:table-cell>
          <table:table-cell office:value-type="float" office:value="461" calcext:value-type="float">
            <text:p>461</text:p>
          </table:table-cell>
          <table:table-cell table:formula="of:=[.C461]*(([.$K$5]-1)/[.$K$5])-[.$K$3]" office:value-type="float" office:value="0.0165948223667715" calcext:value-type="float">
            <text:p>0.016594822366772</text:p>
          </table:table-cell>
          <table:table-cell table:formula="of:=(([.C461]/[.$K$5])-[.$K$3])+[.D461]" office:value-type="float" office:value="0.94660517763323" calcext:value-type="float">
            <text:p>0.94660517763323</text:p>
          </table:table-cell>
          <table:table-cell table:formula="of:=[.E461]+[.$K$3]" office:value-type="float" office:value="0.0183999999999999" calcext:value-type="float">
            <text:p>0.0184</text:p>
          </table:table-cell>
          <table:table-cell table:formula="of:=(([.C461]/[.$K$5])-[.$K$3])/0.00000001" office:value-type="float" office:value="9978.84232501802" calcext:value-type="float">
            <text:p>9979</text:p>
          </table:table-cell>
          <table:table-cell table:number-columns-repeated="10"/>
        </table:table-row>
        <table:table-row table:style-name="ro2">
          <table:table-cell table:formula="of:=NOW()+([.$K$10]*[.B463])" office:value-type="date" office:date-value="2057-08-01T22:11:00.1" calcext:value-type="date">
            <text:p>2057-08-01</text:p>
          </table:table-cell>
          <table:table-cell office:value-type="float" office:value="462" calcext:value-type="float">
            <text:p>462</text:p>
          </table:table-cell>
          <table:table-cell table:formula="of:=[.C462]*(([.$K$5]-1)/[.$K$5])-[.$K$3]" office:value-type="float" office:value="0.0164165321803817" calcext:value-type="float">
            <text:p>0.016416532180382</text:p>
          </table:table-cell>
          <table:table-cell table:formula="of:=(([.C462]/[.$K$5])-[.$K$3])+[.D462]" office:value-type="float" office:value="0.94670346781962" calcext:value-type="float">
            <text:p>0.94670346781962</text:p>
          </table:table-cell>
          <table:table-cell table:formula="of:=[.E462]+[.$K$3]" office:value-type="float" office:value="0.0184399999999999" calcext:value-type="float">
            <text:p>0.01844</text:p>
          </table:table-cell>
          <table:table-cell table:formula="of:=(([.C462]/[.$K$5])-[.$K$3])/0.00000001" office:value-type="float" office:value="9829.01863897621" calcext:value-type="float">
            <text:p>9829</text:p>
          </table:table-cell>
          <table:table-cell table:number-columns-repeated="10"/>
        </table:table-row>
        <table:table-row table:style-name="ro2">
          <table:table-cell table:formula="of:=NOW()+([.$K$10]*[.B464])" office:value-type="date" office:date-value="2057-08-29T16:51:00.1" calcext:value-type="date">
            <text:p>2057-08-29</text:p>
          </table:table-cell>
          <table:table-cell office:value-type="float" office:value="463" calcext:value-type="float">
            <text:p>463</text:p>
          </table:table-cell>
          <table:table-cell table:formula="of:=[.C463]*(([.$K$5]-1)/[.$K$5])-[.$K$3]" office:value-type="float" office:value="0.0162397277455452" calcext:value-type="float">
            <text:p>0.016239727745545</text:p>
          </table:table-cell>
          <table:table-cell table:formula="of:=(([.C463]/[.$K$5])-[.$K$3])+[.D463]" office:value-type="float" office:value="0.946800272254456" calcext:value-type="float">
            <text:p>0.946800272254456</text:p>
          </table:table-cell>
          <table:table-cell table:formula="of:=[.E463]+[.$K$3]" office:value-type="float" office:value="0.0184799999999999" calcext:value-type="float">
            <text:p>0.01848</text:p>
          </table:table-cell>
          <table:table-cell table:formula="of:=(([.C463]/[.$K$5])-[.$K$3])/0.00000001" office:value-type="float" office:value="9680.44348365141" calcext:value-type="float">
            <text:p>9680</text:p>
          </table:table-cell>
          <table:table-cell table:number-columns-repeated="10"/>
        </table:table-row>
        <table:table-row table:style-name="ro2">
          <table:table-cell table:formula="of:=NOW()+([.$K$10]*[.B465])" office:value-type="date" office:date-value="2057-09-26T11:31:00.1" calcext:value-type="date">
            <text:p>2057-09-26</text:p>
          </table:table-cell>
          <table:table-cell office:value-type="float" office:value="464" calcext:value-type="float">
            <text:p>464</text:p>
          </table:table-cell>
          <table:table-cell table:formula="of:=[.C464]*(([.$K$5]-1)/[.$K$5])-[.$K$3]" office:value-type="float" office:value="0.016064396680999" calcext:value-type="float">
            <text:p>0.016064396680999</text:p>
          </table:table-cell>
          <table:table-cell table:formula="of:=(([.C464]/[.$K$5])-[.$K$3])+[.D464]" office:value-type="float" office:value="0.946895603319002" calcext:value-type="float">
            <text:p>0.946895603319002</text:p>
          </table:table-cell>
          <table:table-cell table:formula="of:=[.E464]+[.$K$3]" office:value-type="float" office:value="0.0185199999999999" calcext:value-type="float">
            <text:p>0.01852</text:p>
          </table:table-cell>
          <table:table-cell table:formula="of:=(([.C464]/[.$K$5])-[.$K$3])/0.00000001" office:value-type="float" office:value="9533.10645462098" calcext:value-type="float">
            <text:p>9533</text:p>
          </table:table-cell>
          <table:table-cell table:number-columns-repeated="10"/>
        </table:table-row>
        <table:table-row table:style-name="ro2">
          <table:table-cell table:formula="of:=NOW()+([.$K$10]*[.B466])" office:value-type="date" office:date-value="2057-10-24T06:11:00.1" calcext:value-type="date">
            <text:p>2057-10-24</text:p>
          </table:table-cell>
          <table:table-cell office:value-type="float" office:value="465" calcext:value-type="float">
            <text:p>465</text:p>
          </table:table-cell>
          <table:table-cell table:formula="of:=[.C465]*(([.$K$5]-1)/[.$K$5])-[.$K$3]" office:value-type="float" office:value="0.0158905267086573" calcext:value-type="float">
            <text:p>0.015890526708657</text:p>
          </table:table-cell>
          <table:table-cell table:formula="of:=(([.C465]/[.$K$5])-[.$K$3])+[.D465]" office:value-type="float" office:value="0.946989473291344" calcext:value-type="float">
            <text:p>0.946989473291344</text:p>
          </table:table-cell>
          <table:table-cell table:formula="of:=[.E465]+[.$K$3]" office:value-type="float" office:value="0.0185599999999999" calcext:value-type="float">
            <text:p>0.01856</text:p>
          </table:table-cell>
          <table:table-cell table:formula="of:=(([.C465]/[.$K$5])-[.$K$3])/0.00000001" office:value-type="float" office:value="9386.99723416581" calcext:value-type="float">
            <text:p>9387</text:p>
          </table:table-cell>
          <table:table-cell table:number-columns-repeated="10"/>
        </table:table-row>
        <table:table-row table:style-name="ro2">
          <table:table-cell table:formula="of:=NOW()+([.$K$10]*[.B467])" office:value-type="date" office:date-value="2057-11-21T00:51:00.1" calcext:value-type="date">
            <text:p>2057-11-21</text:p>
          </table:table-cell>
          <table:table-cell office:value-type="float" office:value="466" calcext:value-type="float">
            <text:p>466</text:p>
          </table:table-cell>
          <table:table-cell table:formula="of:=[.C466]*(([.$K$5]-1)/[.$K$5])-[.$K$3]" office:value-type="float" office:value="0.0157181056527518" calcext:value-type="float">
            <text:p>0.015718105652752</text:p>
          </table:table-cell>
          <table:table-cell table:formula="of:=(([.C466]/[.$K$5])-[.$K$3])+[.D466]" office:value-type="float" office:value="0.947081894347249" calcext:value-type="float">
            <text:p>0.947081894347249</text:p>
          </table:table-cell>
          <table:table-cell table:formula="of:=[.E466]+[.$K$3]" office:value-type="float" office:value="0.0185999999999999" calcext:value-type="float">
            <text:p>0.0186</text:p>
          </table:table-cell>
          <table:table-cell table:formula="of:=(([.C466]/[.$K$5])-[.$K$3])/0.00000001" office:value-type="float" office:value="9242.10559054776" calcext:value-type="float">
            <text:p>9242</text:p>
          </table:table-cell>
          <table:table-cell table:number-columns-repeated="10"/>
        </table:table-row>
        <table:table-row table:style-name="ro2">
          <table:table-cell table:formula="of:=NOW()+([.$K$10]*[.B468])" office:value-type="date" office:date-value="2057-12-18T19:31:00.1" calcext:value-type="date">
            <text:p>2057-12-18</text:p>
          </table:table-cell>
          <table:table-cell office:value-type="float" office:value="467" calcext:value-type="float">
            <text:p>467</text:p>
          </table:table-cell>
          <table:table-cell table:formula="of:=[.C467]*(([.$K$5]-1)/[.$K$5])-[.$K$3]" office:value-type="float" office:value="0.0155471214389789" calcext:value-type="float">
            <text:p>0.015547121438979</text:p>
          </table:table-cell>
          <table:table-cell table:formula="of:=(([.C467]/[.$K$5])-[.$K$3])+[.D467]" office:value-type="float" office:value="0.947172878561022" calcext:value-type="float">
            <text:p>0.947172878561022</text:p>
          </table:table-cell>
          <table:table-cell table:formula="of:=[.E467]+[.$K$3]" office:value-type="float" office:value="0.0186399999999999" calcext:value-type="float">
            <text:p>0.01864</text:p>
          </table:table-cell>
          <table:table-cell table:formula="of:=(([.C467]/[.$K$5])-[.$K$3])/0.00000001" office:value-type="float" office:value="9098.4213772932" calcext:value-type="float">
            <text:p>9098</text:p>
          </table:table-cell>
          <table:table-cell table:number-columns-repeated="10"/>
        </table:table-row>
        <table:table-row table:style-name="ro2">
          <table:table-cell table:formula="of:=NOW()+([.$K$10]*[.B469])" office:value-type="date" office:date-value="2058-01-15T14:11:00.1" calcext:value-type="date">
            <text:p>2058-01-15</text:p>
          </table:table-cell>
          <table:table-cell office:value-type="float" office:value="468" calcext:value-type="float">
            <text:p>468</text:p>
          </table:table-cell>
          <table:table-cell table:formula="of:=[.C468]*(([.$K$5]-1)/[.$K$5])-[.$K$3]" office:value-type="float" office:value="0.0153775620936541" calcext:value-type="float">
            <text:p>0.015377562093654</text:p>
          </table:table-cell>
          <table:table-cell table:formula="of:=(([.C468]/[.$K$5])-[.$K$3])+[.D468]" office:value-type="float" office:value="0.947262437906347" calcext:value-type="float">
            <text:p>0.947262437906347</text:p>
          </table:table-cell>
          <table:table-cell table:formula="of:=[.E468]+[.$K$3]" office:value-type="float" office:value="0.0186799999999999" calcext:value-type="float">
            <text:p>0.01868</text:p>
          </table:table-cell>
          <table:table-cell table:formula="of:=(([.C468]/[.$K$5])-[.$K$3])/0.00000001" office:value-type="float" office:value="8955.93453248242" calcext:value-type="float">
            <text:p>8956</text:p>
          </table:table-cell>
          <table:table-cell table:number-columns-repeated="10"/>
        </table:table-row>
        <table:table-row table:style-name="ro2">
          <table:table-cell table:formula="of:=NOW()+([.$K$10]*[.B470])" office:value-type="date" office:date-value="2058-02-12T08:51:00.1" calcext:value-type="date">
            <text:p>2058-02-12</text:p>
          </table:table-cell>
          <table:table-cell office:value-type="float" office:value="469" calcext:value-type="float">
            <text:p>469</text:p>
          </table:table-cell>
          <table:table-cell table:formula="of:=[.C469]*(([.$K$5]-1)/[.$K$5])-[.$K$3]" office:value-type="float" office:value="0.0152094157428736" calcext:value-type="float">
            <text:p>0.015209415742874</text:p>
          </table:table-cell>
          <table:table-cell table:formula="of:=(([.C469]/[.$K$5])-[.$K$3])+[.D469]" office:value-type="float" office:value="0.947350584257128" calcext:value-type="float">
            <text:p>0.947350584257128</text:p>
          </table:table-cell>
          <table:table-cell table:formula="of:=[.E469]+[.$K$3]" office:value-type="float" office:value="0.0187199999999999" calcext:value-type="float">
            <text:p>0.01872</text:p>
          </table:table-cell>
          <table:table-cell table:formula="of:=(([.C469]/[.$K$5])-[.$K$3])/0.00000001" office:value-type="float" office:value="8814.63507804507" calcext:value-type="float">
            <text:p>8815</text:p>
          </table:table-cell>
          <table:table-cell table:number-columns-repeated="10"/>
        </table:table-row>
        <table:table-row table:style-name="ro2">
          <table:table-cell table:formula="of:=NOW()+([.$K$10]*[.B471])" office:value-type="date" office:date-value="2058-03-12T03:31:00.1" calcext:value-type="date">
            <text:p>2058-03-12</text:p>
          </table:table-cell>
          <table:table-cell office:value-type="float" office:value="470" calcext:value-type="float">
            <text:p>470</text:p>
          </table:table-cell>
          <table:table-cell table:formula="of:=[.C470]*(([.$K$5]-1)/[.$K$5])-[.$K$3]" office:value-type="float" office:value="0.015042670611683" calcext:value-type="float">
            <text:p>0.015042670611683</text:p>
          </table:table-cell>
          <table:table-cell table:formula="of:=(([.C470]/[.$K$5])-[.$K$3])+[.D470]" office:value-type="float" office:value="0.947437329388318" calcext:value-type="float">
            <text:p>0.947437329388318</text:p>
          </table:table-cell>
          <table:table-cell table:formula="of:=[.E470]+[.$K$3]" office:value-type="float" office:value="0.0187599999999999" calcext:value-type="float">
            <text:p>0.01876</text:p>
          </table:table-cell>
          <table:table-cell table:formula="of:=(([.C470]/[.$K$5])-[.$K$3])/0.00000001" office:value-type="float" office:value="8674.51311906136" calcext:value-type="float">
            <text:p>8675</text:p>
          </table:table-cell>
          <table:table-cell table:number-columns-repeated="10"/>
        </table:table-row>
        <table:table-row table:style-name="ro2">
          <table:table-cell table:formula="of:=NOW()+([.$K$10]*[.B472])" office:value-type="date" office:date-value="2058-04-08T22:11:00.1" calcext:value-type="date">
            <text:p>2058-04-08</text:p>
          </table:table-cell>
          <table:table-cell office:value-type="float" office:value="471" calcext:value-type="float">
            <text:p>471</text:p>
          </table:table-cell>
          <table:table-cell table:formula="of:=[.C471]*(([.$K$5]-1)/[.$K$5])-[.$K$3]" office:value-type="float" office:value="0.0148773150232523" calcext:value-type="float">
            <text:p>0.014877315023252</text:p>
          </table:table-cell>
          <table:table-cell table:formula="of:=(([.C471]/[.$K$5])-[.$K$3])+[.D471]" office:value-type="float" office:value="0.947522684976749" calcext:value-type="float">
            <text:p>0.947522684976749</text:p>
          </table:table-cell>
          <table:table-cell table:formula="of:=[.E471]+[.$K$3]" office:value-type="float" office:value="0.0187999999999999" calcext:value-type="float">
            <text:p>0.0188</text:p>
          </table:table-cell>
          <table:table-cell table:formula="of:=(([.C471]/[.$K$5])-[.$K$3])/0.00000001" office:value-type="float" office:value="8535.55884306918" calcext:value-type="float">
            <text:p>8536</text:p>
          </table:table-cell>
          <table:table-cell table:number-columns-repeated="10"/>
        </table:table-row>
        <table:table-row table:style-name="ro2">
          <table:table-cell table:formula="of:=NOW()+([.$K$10]*[.B473])" office:value-type="date" office:date-value="2058-05-06T16:51:00.1" calcext:value-type="date">
            <text:p>2058-05-06</text:p>
          </table:table-cell>
          <table:table-cell office:value-type="float" office:value="472" calcext:value-type="float">
            <text:p>472</text:p>
          </table:table-cell>
          <table:table-cell table:formula="of:=[.C472]*(([.$K$5]-1)/[.$K$5])-[.$K$3]" office:value-type="float" office:value="0.0147133373980586" calcext:value-type="float">
            <text:p>0.014713337398059</text:p>
          </table:table-cell>
          <table:table-cell table:formula="of:=(([.C472]/[.$K$5])-[.$K$3])+[.D472]" office:value-type="float" office:value="0.947606662601943" calcext:value-type="float">
            <text:p>0.947606662601943</text:p>
          </table:table-cell>
          <table:table-cell table:formula="of:=[.E472]+[.$K$3]" office:value-type="float" office:value="0.0188399999999999" calcext:value-type="float">
            <text:p>0.01884</text:p>
          </table:table-cell>
          <table:table-cell table:formula="of:=(([.C472]/[.$K$5])-[.$K$3])/0.00000001" office:value-type="float" office:value="8397.76251937694" calcext:value-type="float">
            <text:p>8398</text:p>
          </table:table-cell>
          <table:table-cell table:number-columns-repeated="10"/>
        </table:table-row>
        <table:table-row table:style-name="ro2">
          <table:table-cell table:formula="of:=NOW()+([.$K$10]*[.B474])" office:value-type="date" office:date-value="2058-06-03T11:31:00.1" calcext:value-type="date">
            <text:p>2058-06-03</text:p>
          </table:table-cell>
          <table:table-cell office:value-type="float" office:value="473" calcext:value-type="float">
            <text:p>473</text:p>
          </table:table-cell>
          <table:table-cell table:formula="of:=[.C473]*(([.$K$5]-1)/[.$K$5])-[.$K$3]" office:value-type="float" office:value="0.0145507262530747" calcext:value-type="float">
            <text:p>0.014550726253075</text:p>
          </table:table-cell>
          <table:table-cell table:formula="of:=(([.C473]/[.$K$5])-[.$K$3])+[.D473]" office:value-type="float" office:value="0.947689273746927" calcext:value-type="float">
            <text:p>0.947689273746927</text:p>
          </table:table-cell>
          <table:table-cell table:formula="of:=[.E473]+[.$K$3]" office:value-type="float" office:value="0.0188799999999999" calcext:value-type="float">
            <text:p>0.01888</text:p>
          </table:table-cell>
          <table:table-cell table:formula="of:=(([.C473]/[.$K$5])-[.$K$3])/0.00000001" office:value-type="float" office:value="8261.11449838213" calcext:value-type="float">
            <text:p>8261</text:p>
          </table:table-cell>
          <table:table-cell table:number-columns-repeated="10"/>
        </table:table-row>
        <table:table-row table:style-name="ro2">
          <table:table-cell table:formula="of:=NOW()+([.$K$10]*[.B475])" office:value-type="date" office:date-value="2058-07-01T06:11:00.1" calcext:value-type="date">
            <text:p>2058-07-01</text:p>
          </table:table-cell>
          <table:table-cell office:value-type="float" office:value="474" calcext:value-type="float">
            <text:p>474</text:p>
          </table:table-cell>
          <table:table-cell table:formula="of:=[.C474]*(([.$K$5]-1)/[.$K$5])-[.$K$3]" office:value-type="float" office:value="0.0143894702009658" calcext:value-type="float">
            <text:p>0.014389470200966</text:p>
          </table:table-cell>
          <table:table-cell table:formula="of:=(([.C474]/[.$K$5])-[.$K$3])+[.D474]" office:value-type="float" office:value="0.947770529799036" calcext:value-type="float">
            <text:p>0.947770529799036</text:p>
          </table:table-cell>
          <table:table-cell table:formula="of:=[.E474]+[.$K$3]" office:value-type="float" office:value="0.0189199999999999" calcext:value-type="float">
            <text:p>0.01892</text:p>
          </table:table-cell>
          <table:table-cell table:formula="of:=(([.C474]/[.$K$5])-[.$K$3])/0.00000001" office:value-type="float" office:value="8125.60521089561" calcext:value-type="float">
            <text:p>8126</text:p>
          </table:table-cell>
          <table:table-cell table:number-columns-repeated="10"/>
        </table:table-row>
        <table:table-row table:style-name="ro2">
          <table:table-cell table:formula="of:=NOW()+([.$K$10]*[.B476])" office:value-type="date" office:date-value="2058-07-29T00:51:00.1" calcext:value-type="date">
            <text:p>2058-07-29</text:p>
          </table:table-cell>
          <table:table-cell office:value-type="float" office:value="475" calcext:value-type="float">
            <text:p>475</text:p>
          </table:table-cell>
          <table:table-cell table:formula="of:=[.C475]*(([.$K$5]-1)/[.$K$5])-[.$K$3]" office:value-type="float" office:value="0.0142295579492911" calcext:value-type="float">
            <text:p>0.014229557949291</text:p>
          </table:table-cell>
          <table:table-cell table:formula="of:=(([.C475]/[.$K$5])-[.$K$3])+[.D475]" office:value-type="float" office:value="0.94785044205071" calcext:value-type="float">
            <text:p>0.94785044205071</text:p>
          </table:table-cell>
          <table:table-cell table:formula="of:=[.E475]+[.$K$3]" office:value-type="float" office:value="0.0189599999999999" calcext:value-type="float">
            <text:p>0.01896</text:p>
          </table:table-cell>
          <table:table-cell table:formula="of:=(([.C475]/[.$K$5])-[.$K$3])/0.00000001" office:value-type="float" office:value="7991.22516747148" calcext:value-type="float">
            <text:p>7991</text:p>
          </table:table-cell>
          <table:table-cell table:number-columns-repeated="10"/>
        </table:table-row>
        <table:table-row table:style-name="ro2">
          <table:table-cell table:formula="of:=NOW()+([.$K$10]*[.B477])" office:value-type="date" office:date-value="2058-08-25T19:31:00.1" calcext:value-type="date">
            <text:p>2058-08-25</text:p>
          </table:table-cell>
          <table:table-cell office:value-type="float" office:value="476" calcext:value-type="float">
            <text:p>476</text:p>
          </table:table-cell>
          <table:table-cell table:formula="of:=[.C476]*(([.$K$5]-1)/[.$K$5])-[.$K$3]" office:value-type="float" office:value="0.0140709782997136" calcext:value-type="float">
            <text:p>0.014070978299714</text:p>
          </table:table-cell>
          <table:table-cell table:formula="of:=(([.C476]/[.$K$5])-[.$K$3])+[.D476]" office:value-type="float" office:value="0.947929021700288" calcext:value-type="float">
            <text:p>0.947929021700288</text:p>
          </table:table-cell>
          <table:table-cell table:formula="of:=[.E476]+[.$K$3]" office:value-type="float" office:value="0.0189999999999999" calcext:value-type="float">
            <text:p>0.019</text:p>
          </table:table-cell>
          <table:table-cell table:formula="of:=(([.C476]/[.$K$5])-[.$K$3])/0.00000001" office:value-type="float" office:value="7857.96495774255" calcext:value-type="float">
            <text:p>7858</text:p>
          </table:table-cell>
          <table:table-cell table:number-columns-repeated="10"/>
        </table:table-row>
        <table:table-row table:style-name="ro2">
          <table:table-cell table:formula="of:=NOW()+([.$K$10]*[.B478])" office:value-type="date" office:date-value="2058-09-22T14:11:00.1" calcext:value-type="date">
            <text:p>2058-09-22</text:p>
          </table:table-cell>
          <table:table-cell office:value-type="float" office:value="477" calcext:value-type="float">
            <text:p>477</text:p>
          </table:table-cell>
          <table:table-cell table:formula="of:=[.C477]*(([.$K$5]-1)/[.$K$5])-[.$K$3]" office:value-type="float" office:value="0.013913720147216" calcext:value-type="float">
            <text:p>0.013913720147216</text:p>
          </table:table-cell>
          <table:table-cell table:formula="of:=(([.C477]/[.$K$5])-[.$K$3])+[.D477]" office:value-type="float" office:value="0.948006279852785" calcext:value-type="float">
            <text:p>0.948006279852785</text:p>
          </table:table-cell>
          <table:table-cell table:formula="of:=[.E477]+[.$K$3]" office:value-type="float" office:value="0.0190399999999999" calcext:value-type="float">
            <text:p>0.01904</text:p>
          </table:table-cell>
          <table:table-cell table:formula="of:=(([.C477]/[.$K$5])-[.$K$3])/0.00000001" office:value-type="float" office:value="7725.81524976137" calcext:value-type="float">
            <text:p>7726</text:p>
          </table:table-cell>
          <table:table-cell table:number-columns-repeated="10"/>
        </table:table-row>
        <table:table-row table:style-name="ro2">
          <table:table-cell table:formula="of:=NOW()+([.$K$10]*[.B479])" office:value-type="date" office:date-value="2058-10-20T08:51:00.1" calcext:value-type="date">
            <text:p>2058-10-20</text:p>
          </table:table-cell>
          <table:table-cell office:value-type="float" office:value="478" calcext:value-type="float">
            <text:p>478</text:p>
          </table:table-cell>
          <table:table-cell table:formula="of:=[.C478]*(([.$K$5]-1)/[.$K$5])-[.$K$3]" office:value-type="float" office:value="0.0137577724793226" calcext:value-type="float">
            <text:p>0.013757772479323</text:p>
          </table:table-cell>
          <table:table-cell table:formula="of:=(([.C478]/[.$K$5])-[.$K$3])+[.D478]" office:value-type="float" office:value="0.948082227520679" calcext:value-type="float">
            <text:p>0.948082227520679</text:p>
          </table:table-cell>
          <table:table-cell table:formula="of:=[.E478]+[.$K$3]" office:value-type="float" office:value="0.0190799999999999" calcext:value-type="float">
            <text:p>0.01908</text:p>
          </table:table-cell>
          <table:table-cell table:formula="of:=(([.C478]/[.$K$5])-[.$K$3])/0.00000001" office:value-type="float" office:value="7594.76678934669" calcext:value-type="float">
            <text:p>7595</text:p>
          </table:table-cell>
          <table:table-cell table:number-columns-repeated="10"/>
        </table:table-row>
        <table:table-row table:style-name="ro2">
          <table:table-cell table:formula="of:=NOW()+([.$K$10]*[.B480])" office:value-type="date" office:date-value="2058-11-17T03:31:00.1" calcext:value-type="date">
            <text:p>2058-11-17</text:p>
          </table:table-cell>
          <table:table-cell office:value-type="float" office:value="479" calcext:value-type="float">
            <text:p>479</text:p>
          </table:table-cell>
          <table:table-cell table:formula="of:=[.C479]*(([.$K$5]-1)/[.$K$5])-[.$K$3]" office:value-type="float" office:value="0.0136031243753282" calcext:value-type="float">
            <text:p>0.013603124375328</text:p>
          </table:table-cell>
          <table:table-cell table:formula="of:=(([.C479]/[.$K$5])-[.$K$3])+[.D479]" office:value-type="float" office:value="0.948156875624673" calcext:value-type="float">
            <text:p>0.948156875624673</text:p>
          </table:table-cell>
          <table:table-cell table:formula="of:=[.E479]+[.$K$3]" office:value-type="float" office:value="0.0191199999999999" calcext:value-type="float">
            <text:p>0.01912</text:p>
          </table:table-cell>
          <table:table-cell table:formula="of:=(([.C479]/[.$K$5])-[.$K$3])/0.00000001" office:value-type="float" office:value="7464.81039943547" calcext:value-type="float">
            <text:p>7465</text:p>
          </table:table-cell>
          <table:table-cell table:number-columns-repeated="10"/>
        </table:table-row>
        <table:table-row table:style-name="ro2">
          <table:table-cell table:formula="of:=NOW()+([.$K$10]*[.B481])" office:value-type="date" office:date-value="2058-12-14T22:11:00.1" calcext:value-type="date">
            <text:p>2058-12-14</text:p>
          </table:table-cell>
          <table:table-cell office:value-type="float" office:value="480" calcext:value-type="float">
            <text:p>480</text:p>
          </table:table-cell>
          <table:table-cell table:formula="of:=[.C480]*(([.$K$5]-1)/[.$K$5])-[.$K$3]" office:value-type="float" office:value="0.0134497650055338" calcext:value-type="float">
            <text:p>0.013449765005534</text:p>
          </table:table-cell>
          <table:table-cell table:formula="of:=(([.C480]/[.$K$5])-[.$K$3])+[.D480]" office:value-type="float" office:value="0.948230234994468" calcext:value-type="float">
            <text:p>0.948230234994468</text:p>
          </table:table-cell>
          <table:table-cell table:formula="of:=[.E480]+[.$K$3]" office:value-type="float" office:value="0.0191599999999999" calcext:value-type="float">
            <text:p>0.01916</text:p>
          </table:table-cell>
          <table:table-cell table:formula="of:=(([.C480]/[.$K$5])-[.$K$3])/0.00000001" office:value-type="float" office:value="7335.93697944017" calcext:value-type="float">
            <text:p>7336</text:p>
          </table:table-cell>
          <table:table-cell table:number-columns-repeated="10"/>
        </table:table-row>
        <table:table-row table:style-name="ro2">
          <table:table-cell table:formula="of:=NOW()+([.$K$10]*[.B482])" office:value-type="date" office:date-value="2059-01-11T16:51:00.1" calcext:value-type="date">
            <text:p>2059-01-11</text:p>
          </table:table-cell>
          <table:table-cell office:value-type="float" office:value="481" calcext:value-type="float">
            <text:p>481</text:p>
          </table:table-cell>
          <table:table-cell table:formula="of:=[.C481]*(([.$K$5]-1)/[.$K$5])-[.$K$3]" office:value-type="float" office:value="0.0132976836304877" calcext:value-type="float">
            <text:p>0.013297683630488</text:p>
          </table:table-cell>
          <table:table-cell table:formula="of:=(([.C481]/[.$K$5])-[.$K$3])+[.D481]" office:value-type="float" office:value="0.948302316369514" calcext:value-type="float">
            <text:p>0.948302316369514</text:p>
          </table:table-cell>
          <table:table-cell table:formula="of:=[.E481]+[.$K$3]" office:value-type="float" office:value="0.0191999999999999" calcext:value-type="float">
            <text:p>0.0192</text:p>
          </table:table-cell>
          <table:table-cell table:formula="of:=(([.C481]/[.$K$5])-[.$K$3])/0.00000001" office:value-type="float" office:value="7208.1375046115" calcext:value-type="float">
            <text:p>7208</text:p>
          </table:table-cell>
          <table:table-cell table:number-columns-repeated="10"/>
        </table:table-row>
        <table:table-row table:style-name="ro2">
          <table:table-cell table:formula="of:=NOW()+([.$K$10]*[.B483])" office:value-type="date" office:date-value="2059-02-08T11:31:00.1" calcext:value-type="date">
            <text:p>2059-02-08</text:p>
          </table:table-cell>
          <table:table-cell office:value-type="float" office:value="482" calcext:value-type="float">
            <text:p>482</text:p>
          </table:table-cell>
          <table:table-cell table:formula="of:=[.C482]*(([.$K$5]-1)/[.$K$5])-[.$K$3]" office:value-type="float" office:value="0.0131468696002336" calcext:value-type="float">
            <text:p>0.013146869600234</text:p>
          </table:table-cell>
          <table:table-cell table:formula="of:=(([.C482]/[.$K$5])-[.$K$3])+[.D482]" office:value-type="float" office:value="0.948373130399768" calcext:value-type="float">
            <text:p>0.948373130399768</text:p>
          </table:table-cell>
          <table:table-cell table:formula="of:=[.E482]+[.$K$3]" office:value-type="float" office:value="0.0192399999999999" calcext:value-type="float">
            <text:p>0.01924</text:p>
          </table:table-cell>
          <table:table-cell table:formula="of:=(([.C482]/[.$K$5])-[.$K$3])/0.00000001" office:value-type="float" office:value="7081.40302540641" calcext:value-type="float">
            <text:p>7081</text:p>
          </table:table-cell>
          <table:table-cell table:number-columns-repeated="10"/>
        </table:table-row>
        <table:table-row table:style-name="ro2">
          <table:table-cell table:formula="of:=NOW()+([.$K$10]*[.B484])" office:value-type="date" office:date-value="2059-03-08T06:11:00.1" calcext:value-type="date">
            <text:p>2059-03-08</text:p>
          </table:table-cell>
          <table:table-cell office:value-type="float" office:value="483" calcext:value-type="float">
            <text:p>483</text:p>
          </table:table-cell>
          <table:table-cell table:formula="of:=[.C483]*(([.$K$5]-1)/[.$K$5])-[.$K$3]" office:value-type="float" office:value="0.012997312353565" calcext:value-type="float">
            <text:p>0.012997312353565</text:p>
          </table:table-cell>
          <table:table-cell table:formula="of:=(([.C483]/[.$K$5])-[.$K$3])+[.D483]" office:value-type="float" office:value="0.948442687646436" calcext:value-type="float">
            <text:p>0.948442687646436</text:p>
          </table:table-cell>
          <table:table-cell table:formula="of:=[.E483]+[.$K$3]" office:value-type="float" office:value="0.0192799999999999" calcext:value-type="float">
            <text:p>0.01928</text:p>
          </table:table-cell>
          <table:table-cell table:formula="of:=(([.C483]/[.$K$5])-[.$K$3])/0.00000001" office:value-type="float" office:value="6955.72466686135" calcext:value-type="float">
            <text:p>6956</text:p>
          </table:table-cell>
          <table:table-cell table:number-columns-repeated="10"/>
        </table:table-row>
        <table:table-row table:style-name="ro2">
          <table:table-cell table:formula="of:=NOW()+([.$K$10]*[.B485])" office:value-type="date" office:date-value="2059-04-05T00:51:00.1" calcext:value-type="date">
            <text:p>2059-04-05</text:p>
          </table:table-cell>
          <table:table-cell office:value-type="float" office:value="484" calcext:value-type="float">
            <text:p>484</text:p>
          </table:table-cell>
          <table:table-cell table:formula="of:=[.C484]*(([.$K$5]-1)/[.$K$5])-[.$K$3]" office:value-type="float" office:value="0.0128490014172853" calcext:value-type="float">
            <text:p>0.012849001417285</text:p>
          </table:table-cell>
          <table:table-cell table:formula="of:=(([.C484]/[.$K$5])-[.$K$3])+[.D484]" office:value-type="float" office:value="0.948510998582716" calcext:value-type="float">
            <text:p>0.948510998582716</text:p>
          </table:table-cell>
          <table:table-cell table:formula="of:=[.E484]+[.$K$3]" office:value-type="float" office:value="0.0193199999999999" calcext:value-type="float">
            <text:p>0.01932</text:p>
          </table:table-cell>
          <table:table-cell table:formula="of:=(([.C484]/[.$K$5])-[.$K$3])/0.00000001" office:value-type="float" office:value="6831.09362797084" calcext:value-type="float">
            <text:p>6831</text:p>
          </table:table-cell>
          <table:table-cell table:number-columns-repeated="10"/>
        </table:table-row>
        <table:table-row table:style-name="ro2">
          <table:table-cell table:formula="of:=NOW()+([.$K$10]*[.B486])" office:value-type="date" office:date-value="2059-05-02T19:31:00.1" calcext:value-type="date">
            <text:p>2059-05-02</text:p>
          </table:table-cell>
          <table:table-cell office:value-type="float" office:value="485" calcext:value-type="float">
            <text:p>485</text:p>
          </table:table-cell>
          <table:table-cell table:formula="of:=[.C485]*(([.$K$5]-1)/[.$K$5])-[.$K$3]" office:value-type="float" office:value="0.0127019264054746" calcext:value-type="float">
            <text:p>0.012701926405475</text:p>
          </table:table-cell>
          <table:table-cell table:formula="of:=(([.C485]/[.$K$5])-[.$K$3])+[.D485]" office:value-type="float" office:value="0.948578073594527" calcext:value-type="float">
            <text:p>0.948578073594527</text:p>
          </table:table-cell>
          <table:table-cell table:formula="of:=[.E485]+[.$K$3]" office:value-type="float" office:value="0.0193599999999999" calcext:value-type="float">
            <text:p>0.01936</text:p>
          </table:table-cell>
          <table:table-cell table:formula="of:=(([.C485]/[.$K$5])-[.$K$3])/0.00000001" office:value-type="float" office:value="6707.50118107109" calcext:value-type="float">
            <text:p>6708</text:p>
          </table:table-cell>
          <table:table-cell table:number-columns-repeated="10"/>
        </table:table-row>
        <table:table-row table:style-name="ro2">
          <table:table-cell table:formula="of:=NOW()+([.$K$10]*[.B487])" office:value-type="date" office:date-value="2059-05-30T14:11:00.1" calcext:value-type="date">
            <text:p>2059-05-30</text:p>
          </table:table-cell>
          <table:table-cell office:value-type="float" office:value="486" calcext:value-type="float">
            <text:p>486</text:p>
          </table:table-cell>
          <table:table-cell table:formula="of:=[.C486]*(([.$K$5]-1)/[.$K$5])-[.$K$3]" office:value-type="float" office:value="0.0125560770187623" calcext:value-type="float">
            <text:p>0.012556077018762</text:p>
          </table:table-cell>
          <table:table-cell table:formula="of:=(([.C486]/[.$K$5])-[.$K$3])+[.D486]" office:value-type="float" office:value="0.948643922981239" calcext:value-type="float">
            <text:p>0.948643922981239</text:p>
          </table:table-cell>
          <table:table-cell table:formula="of:=[.E486]+[.$K$3]" office:value-type="float" office:value="0.0193999999999999" calcext:value-type="float">
            <text:p>0.0194</text:p>
          </table:table-cell>
          <table:table-cell table:formula="of:=(([.C486]/[.$K$5])-[.$K$3])/0.00000001" office:value-type="float" office:value="6584.93867122883" calcext:value-type="float">
            <text:p>6585</text:p>
          </table:table-cell>
          <table:table-cell table:number-columns-repeated="10"/>
        </table:table-row>
        <table:table-row table:style-name="ro2">
          <table:table-cell table:formula="of:=NOW()+([.$K$10]*[.B488])" office:value-type="date" office:date-value="2059-06-27T08:51:00.1" calcext:value-type="date">
            <text:p>2059-06-27</text:p>
          </table:table-cell>
          <table:table-cell office:value-type="float" office:value="487" calcext:value-type="float">
            <text:p>487</text:p>
          </table:table-cell>
          <table:table-cell table:formula="of:=[.C487]*(([.$K$5]-1)/[.$K$5])-[.$K$3]" office:value-type="float" office:value="0.012411443043606" calcext:value-type="float">
            <text:p>0.012411443043606</text:p>
          </table:table-cell>
          <table:table-cell table:formula="of:=(([.C487]/[.$K$5])-[.$K$3])+[.D487]" office:value-type="float" office:value="0.948708556956395" calcext:value-type="float">
            <text:p>0.948708556956395</text:p>
          </table:table-cell>
          <table:table-cell table:formula="of:=[.E487]+[.$K$3]" office:value-type="float" office:value="0.0194399999999999" calcext:value-type="float">
            <text:p>0.01944</text:p>
          </table:table-cell>
          <table:table-cell table:formula="of:=(([.C487]/[.$K$5])-[.$K$3])/0.00000001" office:value-type="float" office:value="6463.39751563525" calcext:value-type="float">
            <text:p>6463</text:p>
          </table:table-cell>
          <table:table-cell table:number-columns-repeated="10"/>
        </table:table-row>
        <table:table-row table:style-name="ro2">
          <table:table-cell table:formula="of:=NOW()+([.$K$10]*[.B489])" office:value-type="date" office:date-value="2059-07-25T03:31:00.1" calcext:value-type="date">
            <text:p>2059-07-25</text:p>
          </table:table-cell>
          <table:table-cell office:value-type="float" office:value="488" calcext:value-type="float">
            <text:p>488</text:p>
          </table:table-cell>
          <table:table-cell table:formula="of:=[.C488]*(([.$K$5]-1)/[.$K$5])-[.$K$3]" office:value-type="float" office:value="0.0122680143515759" calcext:value-type="float">
            <text:p>0.012268014351576</text:p>
          </table:table-cell>
          <table:table-cell table:formula="of:=(([.C488]/[.$K$5])-[.$K$3])+[.D488]" office:value-type="float" office:value="0.948771985648425" calcext:value-type="float">
            <text:p>0.948771985648425</text:p>
          </table:table-cell>
          <table:table-cell table:formula="of:=[.E488]+[.$K$3]" office:value-type="float" office:value="0.0194799999999999" calcext:value-type="float">
            <text:p>0.01948</text:p>
          </table:table-cell>
          <table:table-cell table:formula="of:=(([.C488]/[.$K$5])-[.$K$3])/0.00000001" office:value-type="float" office:value="6342.86920300496" calcext:value-type="float">
            <text:p>6343</text:p>
          </table:table-cell>
          <table:table-cell table:number-columns-repeated="10"/>
        </table:table-row>
        <table:table-row table:style-name="ro2">
          <table:table-cell table:formula="of:=NOW()+([.$K$10]*[.B490])" office:value-type="date" office:date-value="2059-08-21T22:11:00.1" calcext:value-type="date">
            <text:p>2059-08-21</text:p>
          </table:table-cell>
          <table:table-cell office:value-type="float" office:value="489" calcext:value-type="float">
            <text:p>489</text:p>
          </table:table-cell>
          <table:table-cell table:formula="of:=[.C489]*(([.$K$5]-1)/[.$K$5])-[.$K$3]" office:value-type="float" office:value="0.0121257808986461" calcext:value-type="float">
            <text:p>0.012125780898646</text:p>
          </table:table-cell>
          <table:table-cell table:formula="of:=(([.C489]/[.$K$5])-[.$K$3])+[.D489]" office:value-type="float" office:value="0.948834219101355" calcext:value-type="float">
            <text:p>0.948834219101355</text:p>
          </table:table-cell>
          <table:table-cell table:formula="of:=[.E489]+[.$K$3]" office:value-type="float" office:value="0.0195199999999999" calcext:value-type="float">
            <text:p>0.01952</text:p>
          </table:table-cell>
          <table:table-cell table:formula="of:=(([.C489]/[.$K$5])-[.$K$3])/0.00000001" office:value-type="float" office:value="6223.34529297992" calcext:value-type="float">
            <text:p>6223</text:p>
          </table:table-cell>
          <table:table-cell table:number-columns-repeated="10"/>
        </table:table-row>
        <table:table-row table:style-name="ro2">
          <table:table-cell table:formula="of:=NOW()+([.$K$10]*[.B491])" office:value-type="date" office:date-value="2059-09-18T16:51:00.1" calcext:value-type="date">
            <text:p>2059-09-18</text:p>
          </table:table-cell>
          <table:table-cell office:value-type="float" office:value="490" calcext:value-type="float">
            <text:p>490</text:p>
          </table:table-cell>
          <table:table-cell table:formula="of:=[.C490]*(([.$K$5]-1)/[.$K$5])-[.$K$3]" office:value-type="float" office:value="0.0119847327244907" calcext:value-type="float">
            <text:p>0.011984732724491</text:p>
          </table:table-cell>
          <table:table-cell table:formula="of:=(([.C490]/[.$K$5])-[.$K$3])+[.D490]" office:value-type="float" office:value="0.948895267275511" calcext:value-type="float">
            <text:p>0.948895267275511</text:p>
          </table:table-cell>
          <table:table-cell table:formula="of:=[.E490]+[.$K$3]" office:value-type="float" office:value="0.0195599999999999" calcext:value-type="float">
            <text:p>0.01956</text:p>
          </table:table-cell>
          <table:table-cell table:formula="of:=(([.C490]/[.$K$5])-[.$K$3])/0.00000001" office:value-type="float" office:value="6104.81741553842" calcext:value-type="float">
            <text:p>6105</text:p>
          </table:table-cell>
          <table:table-cell table:number-columns-repeated="10"/>
        </table:table-row>
        <table:table-row table:style-name="ro2">
          <table:table-cell table:formula="of:=NOW()+([.$K$10]*[.B492])" office:value-type="date" office:date-value="2059-10-16T11:31:00.1" calcext:value-type="date">
            <text:p>2059-10-16</text:p>
          </table:table-cell>
          <table:table-cell office:value-type="float" office:value="491" calcext:value-type="float">
            <text:p>491</text:p>
          </table:table-cell>
          <table:table-cell table:formula="of:=[.C491]*(([.$K$5]-1)/[.$K$5])-[.$K$3]" office:value-type="float" office:value="0.0118448599517866" calcext:value-type="float">
            <text:p>0.011844859951787</text:p>
          </table:table-cell>
          <table:table-cell table:formula="of:=(([.C491]/[.$K$5])-[.$K$3])+[.D491]" office:value-type="float" office:value="0.948955140048215" calcext:value-type="float">
            <text:p>0.948955140048215</text:p>
          </table:table-cell>
          <table:table-cell table:formula="of:=[.E491]+[.$K$3]" office:value-type="float" office:value="0.0195999999999999" calcext:value-type="float">
            <text:p>0.0196</text:p>
          </table:table-cell>
          <table:table-cell table:formula="of:=(([.C491]/[.$K$5])-[.$K$3])/0.00000001" office:value-type="float" office:value="5987.27727040894" calcext:value-type="float">
            <text:p>5987</text:p>
          </table:table-cell>
          <table:table-cell table:number-columns-repeated="10"/>
        </table:table-row>
        <table:table-row table:style-name="ro2">
          <table:table-cell table:formula="of:=NOW()+([.$K$10]*[.B493])" office:value-type="date" office:date-value="2059-11-13T06:11:00.1" calcext:value-type="date">
            <text:p>2059-11-13</text:p>
          </table:table-cell>
          <table:table-cell office:value-type="float" office:value="492" calcext:value-type="float">
            <text:p>492</text:p>
          </table:table-cell>
          <table:table-cell table:formula="of:=[.C492]*(([.$K$5]-1)/[.$K$5])-[.$K$3]" office:value-type="float" office:value="0.0117061527855217" calcext:value-type="float">
            <text:p>0.011706152785522</text:p>
          </table:table-cell>
          <table:table-cell table:formula="of:=(([.C492]/[.$K$5])-[.$K$3])+[.D492]" office:value-type="float" office:value="0.94901384721448" calcext:value-type="float">
            <text:p>0.94901384721448</text:p>
          </table:table-cell>
          <table:table-cell table:formula="of:=[.E492]+[.$K$3]" office:value-type="float" office:value="0.0196399999999999" calcext:value-type="float">
            <text:p>0.01964</text:p>
          </table:table-cell>
          <table:table-cell table:formula="of:=(([.C492]/[.$K$5])-[.$K$3])/0.00000001" office:value-type="float" office:value="5870.71662648886" calcext:value-type="float">
            <text:p>5871</text:p>
          </table:table-cell>
          <table:table-cell table:number-columns-repeated="10"/>
        </table:table-row>
        <table:table-row table:style-name="ro2">
          <table:table-cell table:formula="of:=NOW()+([.$K$10]*[.B494])" office:value-type="date" office:date-value="2059-12-11T00:51:00.1" calcext:value-type="date">
            <text:p>2059-12-11</text:p>
          </table:table-cell>
          <table:table-cell office:value-type="float" office:value="493" calcext:value-type="float">
            <text:p>493</text:p>
          </table:table-cell>
          <table:table-cell table:formula="of:=[.C493]*(([.$K$5]-1)/[.$K$5])-[.$K$3]" office:value-type="float" office:value="0.0115686015123091" calcext:value-type="float">
            <text:p>0.011568601512309</text:p>
          </table:table-cell>
          <table:table-cell table:formula="of:=(([.C493]/[.$K$5])-[.$K$3])+[.D493]" office:value-type="float" office:value="0.949071398487692" calcext:value-type="float">
            <text:p>0.949071398487692</text:p>
          </table:table-cell>
          <table:table-cell table:formula="of:=[.E493]+[.$K$3]" office:value-type="float" office:value="0.0196799999999999" calcext:value-type="float">
            <text:p>0.01968</text:p>
          </table:table-cell>
          <table:table-cell table:formula="of:=(([.C493]/[.$K$5])-[.$K$3])/0.00000001" office:value-type="float" office:value="5755.12732126812" calcext:value-type="float">
            <text:p>5755</text:p>
          </table:table-cell>
          <table:table-cell table:number-columns-repeated="10"/>
        </table:table-row>
        <table:table-row table:style-name="ro2">
          <table:table-cell table:formula="of:=NOW()+([.$K$10]*[.B495])" office:value-type="date" office:date-value="2060-01-07T19:31:00.1" calcext:value-type="date">
            <text:p>2060-01-07</text:p>
          </table:table-cell>
          <table:table-cell office:value-type="float" office:value="494" calcext:value-type="float">
            <text:p>494</text:p>
          </table:table-cell>
          <table:table-cell table:formula="of:=[.C494]*(([.$K$5]-1)/[.$K$5])-[.$K$3]" office:value-type="float" office:value="0.0114321964997065" calcext:value-type="float">
            <text:p>0.011432196499707</text:p>
          </table:table-cell>
          <table:table-cell table:formula="of:=(([.C494]/[.$K$5])-[.$K$3])+[.D494]" office:value-type="float" office:value="0.949127803500295" calcext:value-type="float">
            <text:p>0.949127803500295</text:p>
          </table:table-cell>
          <table:table-cell table:formula="of:=[.E494]+[.$K$3]" office:value-type="float" office:value="0.0197199999999999" calcext:value-type="float">
            <text:p>0.01972</text:p>
          </table:table-cell>
          <table:table-cell table:formula="of:=(([.C494]/[.$K$5])-[.$K$3])/0.00000001" office:value-type="float" office:value="5640.50126025755" calcext:value-type="float">
            <text:p>5641</text:p>
          </table:table-cell>
          <table:table-cell table:number-columns-repeated="10"/>
        </table:table-row>
        <table:table-row table:style-name="ro2">
          <table:table-cell table:formula="of:=NOW()+([.$K$10]*[.B496])" office:value-type="date" office:date-value="2060-02-04T14:11:00.1" calcext:value-type="date">
            <text:p>2060-02-04</text:p>
          </table:table-cell>
          <table:table-cell office:value-type="float" office:value="495" calcext:value-type="float">
            <text:p>495</text:p>
          </table:table-cell>
          <table:table-cell table:formula="of:=[.C495]*(([.$K$5]-1)/[.$K$5])-[.$K$3]" office:value-type="float" office:value="0.0112969281955423" calcext:value-type="float">
            <text:p>0.011296928195542</text:p>
          </table:table-cell>
          <table:table-cell table:formula="of:=(([.C495]/[.$K$5])-[.$K$3])+[.D495]" office:value-type="float" office:value="0.949183071804459" calcext:value-type="float">
            <text:p>0.949183071804459</text:p>
          </table:table-cell>
          <table:table-cell table:formula="of:=[.E495]+[.$K$3]" office:value-type="float" office:value="0.0197599999999999" calcext:value-type="float">
            <text:p>0.01976</text:p>
          </table:table-cell>
          <table:table-cell table:formula="of:=(([.C495]/[.$K$5])-[.$K$3])/0.00000001" office:value-type="float" office:value="5526.83041642207" calcext:value-type="float">
            <text:p>5527</text:p>
          </table:table-cell>
          <table:table-cell table:number-columns-repeated="10"/>
        </table:table-row>
        <table:table-row table:style-name="ro2">
          <table:table-cell table:formula="of:=NOW()+([.$K$10]*[.B497])" office:value-type="date" office:date-value="2060-03-03T08:51:00.1" calcext:value-type="date">
            <text:p>2060-03-03</text:p>
          </table:table-cell>
          <table:table-cell office:value-type="float" office:value="496" calcext:value-type="float">
            <text:p>496</text:p>
          </table:table-cell>
          <table:table-cell table:formula="of:=[.C496]*(([.$K$5]-1)/[.$K$5])-[.$K$3]" office:value-type="float" office:value="0.0111627871272461" calcext:value-type="float">
            <text:p>0.011162787127246</text:p>
          </table:table-cell>
          <table:table-cell table:formula="of:=(([.C496]/[.$K$5])-[.$K$3])+[.D496]" office:value-type="float" office:value="0.949237212872755" calcext:value-type="float">
            <text:p>0.949237212872755</text:p>
          </table:table-cell>
          <table:table-cell table:formula="of:=[.E496]+[.$K$3]" office:value-type="float" office:value="0.0197999999999999" calcext:value-type="float">
            <text:p>0.0198</text:p>
          </table:table-cell>
          <table:table-cell table:formula="of:=(([.C496]/[.$K$5])-[.$K$3])/0.00000001" office:value-type="float" office:value="5414.10682961855" calcext:value-type="float">
            <text:p>5414</text:p>
          </table:table-cell>
          <table:table-cell table:number-columns-repeated="10"/>
        </table:table-row>
        <table:table-row table:style-name="ro2">
          <table:table-cell table:formula="of:=NOW()+([.$K$10]*[.B498])" office:value-type="date" office:date-value="2060-03-31T03:31:00.1" calcext:value-type="date">
            <text:p>2060-03-31</text:p>
          </table:table-cell>
          <table:table-cell office:value-type="float" office:value="497" calcext:value-type="float">
            <text:p>497</text:p>
          </table:table-cell>
          <table:table-cell table:formula="of:=[.C497]*(([.$K$5]-1)/[.$K$5])-[.$K$3]" office:value-type="float" office:value="0.0110297639011857" calcext:value-type="float">
            <text:p>0.011029763901186</text:p>
          </table:table-cell>
          <table:table-cell table:formula="of:=(([.C497]/[.$K$5])-[.$K$3])+[.D497]" office:value-type="float" office:value="0.949290236098816" calcext:value-type="float">
            <text:p>0.949290236098816</text:p>
          </table:table-cell>
          <table:table-cell table:formula="of:=[.E497]+[.$K$3]" office:value-type="float" office:value="0.0198399999999999" calcext:value-type="float">
            <text:p>0.01984</text:p>
          </table:table-cell>
          <table:table-cell table:formula="of:=(([.C497]/[.$K$5])-[.$K$3])/0.00000001" office:value-type="float" office:value="5302.3226060384" calcext:value-type="float">
            <text:p>5302</text:p>
          </table:table-cell>
          <table:table-cell table:number-columns-repeated="10"/>
        </table:table-row>
        <table:table-row table:style-name="ro2">
          <table:table-cell table:formula="of:=NOW()+([.$K$10]*[.B499])" office:value-type="date" office:date-value="2060-04-27T22:11:00.1" calcext:value-type="date">
            <text:p>2060-04-27</text:p>
          </table:table-cell>
          <table:table-cell office:value-type="float" office:value="498" calcext:value-type="float">
            <text:p>498</text:p>
          </table:table-cell>
          <table:table-cell table:formula="of:=[.C498]*(([.$K$5]-1)/[.$K$5])-[.$K$3]" office:value-type="float" office:value="0.0108978492020091" calcext:value-type="float">
            <text:p>0.010897849202009</text:p>
          </table:table-cell>
          <table:table-cell table:formula="of:=(([.C498]/[.$K$5])-[.$K$3])+[.D498]" office:value-type="float" office:value="0.949342150797992" calcext:value-type="float">
            <text:p>0.949342150797992</text:p>
          </table:table-cell>
          <table:table-cell table:formula="of:=[.E498]+[.$K$3]" office:value-type="float" office:value="0.0198799999999999" calcext:value-type="float">
            <text:p>0.01988</text:p>
          </table:table-cell>
          <table:table-cell table:formula="of:=(([.C498]/[.$K$5])-[.$K$3])/0.00000001" office:value-type="float" office:value="5191.46991765475" calcext:value-type="float">
            <text:p>5191</text:p>
          </table:table-cell>
          <table:table-cell table:number-columns-repeated="10"/>
        </table:table-row>
        <table:table-row table:style-name="ro2">
          <table:table-cell table:formula="of:=NOW()+([.$K$10]*[.B500])" office:value-type="date" office:date-value="2060-05-25T16:51:00.1" calcext:value-type="date">
            <text:p>2060-05-25</text:p>
          </table:table-cell>
          <table:table-cell office:value-type="float" office:value="499" calcext:value-type="float">
            <text:p>499</text:p>
          </table:table-cell>
          <table:table-cell table:formula="of:=[.C499]*(([.$K$5]-1)/[.$K$5])-[.$K$3]" office:value-type="float" office:value="0.0107670337919924" calcext:value-type="float">
            <text:p>0.010767033791992</text:p>
          </table:table-cell>
          <table:table-cell table:formula="of:=(([.C499]/[.$K$5])-[.$K$3])+[.D499]" office:value-type="float" office:value="0.949392966208009" calcext:value-type="float">
            <text:p>0.949392966208009</text:p>
          </table:table-cell>
          <table:table-cell table:formula="of:=[.E499]+[.$K$3]" office:value-type="float" office:value="0.0199199999999999" calcext:value-type="float">
            <text:p>0.01992</text:p>
          </table:table-cell>
          <table:table-cell table:formula="of:=(([.C499]/[.$K$5])-[.$K$3])/0.00000001" office:value-type="float" office:value="5081.54100167429" calcext:value-type="float">
            <text:p>5082</text:p>
          </table:table-cell>
          <table:table-cell table:number-columns-repeated="10"/>
        </table:table-row>
        <table:table-row table:style-name="ro2">
          <table:table-cell table:formula="of:=NOW()+([.$K$10]*[.B501])" office:value-type="date" office:date-value="2060-06-22T11:31:00.1" calcext:value-type="date">
            <text:p>2060-06-22</text:p>
          </table:table-cell>
          <table:table-cell office:value-type="float" office:value="500" calcext:value-type="float">
            <text:p>500</text:p>
          </table:table-cell>
          <table:table-cell table:formula="of:=[.C500]*(([.$K$5]-1)/[.$K$5])-[.$K$3]" office:value-type="float" office:value="0.0106373085103925" calcext:value-type="float">
            <text:p>0.010637308510393</text:p>
          </table:table-cell>
          <table:table-cell table:formula="of:=(([.C500]/[.$K$5])-[.$K$3])+[.D500]" office:value-type="float" office:value="0.949442691489609" calcext:value-type="float">
            <text:p>0.949442691489609</text:p>
          </table:table-cell>
          <table:table-cell table:formula="of:=[.E500]+[.$K$3]" office:value-type="float" office:value="0.0199599999999999" calcext:value-type="float">
            <text:p>0.01996</text:p>
          </table:table-cell>
          <table:table-cell table:formula="of:=(([.C500]/[.$K$5])-[.$K$3])/0.00000001" office:value-type="float" office:value="4972.52815999367" calcext:value-type="float">
            <text:p>4973</text:p>
          </table:table-cell>
          <table:table-cell table:number-columns-repeated="10"/>
        </table:table-row>
        <table:table-row table:style-name="ro2">
          <table:table-cell table:formula="of:=NOW()+([.$K$10]*[.B502])" office:value-type="date" office:date-value="2060-07-20T06:11:00.1" calcext:value-type="date">
            <text:p>2060-07-20</text:p>
          </table:table-cell>
          <table:table-cell office:value-type="float" office:value="501" calcext:value-type="float">
            <text:p>501</text:p>
          </table:table-cell>
          <table:table-cell table:formula="of:=[.C501]*(([.$K$5]-1)/[.$K$5])-[.$K$3]" office:value-type="float" office:value="0.0105086642728059" calcext:value-type="float">
            <text:p>0.010508664272806</text:p>
          </table:table-cell>
          <table:table-cell table:formula="of:=(([.C501]/[.$K$5])-[.$K$3])+[.D501]" office:value-type="float" office:value="0.949491335727196" calcext:value-type="float">
            <text:p>0.949491335727196</text:p>
          </table:table-cell>
          <table:table-cell table:formula="of:=[.E501]+[.$K$3]" office:value-type="float" office:value="0.0199999999999999" calcext:value-type="float">
            <text:p>0.02</text:p>
          </table:table-cell>
          <table:table-cell table:formula="of:=(([.C501]/[.$K$5])-[.$K$3])/0.00000001" office:value-type="float" office:value="4864.42375866039" calcext:value-type="float">
            <text:p>4864</text:p>
          </table:table-cell>
          <table:table-cell table:number-columns-repeated="10"/>
        </table:table-row>
        <table:table-row table:style-name="ro2">
          <table:table-cell table:formula="of:=NOW()+([.$K$10]*[.B503])" office:value-type="date" office:date-value="2060-08-17T00:51:00.1" calcext:value-type="date">
            <text:p>2060-08-17</text:p>
          </table:table-cell>
          <table:table-cell office:value-type="float" office:value="502" calcext:value-type="float">
            <text:p>502</text:p>
          </table:table-cell>
          <table:table-cell table:formula="of:=[.C502]*(([.$K$5]-1)/[.$K$5])-[.$K$3]" office:value-type="float" office:value="0.0103810920705325" calcext:value-type="float">
            <text:p>0.010381092070533</text:p>
          </table:table-cell>
          <table:table-cell table:formula="of:=(([.C502]/[.$K$5])-[.$K$3])+[.D502]" office:value-type="float" office:value="0.949538907929469" calcext:value-type="float">
            <text:p>0.949538907929469</text:p>
          </table:table-cell>
          <table:table-cell table:formula="of:=[.E502]+[.$K$3]" office:value-type="float" office:value="0.0200399999999999" calcext:value-type="float">
            <text:p>0.02004</text:p>
          </table:table-cell>
          <table:table-cell table:formula="of:=(([.C502]/[.$K$5])-[.$K$3])/0.00000001" office:value-type="float" office:value="4757.22022733822" calcext:value-type="float">
            <text:p>4757</text:p>
          </table:table-cell>
          <table:table-cell table:number-columns-repeated="10"/>
        </table:table-row>
        <table:table-row table:style-name="ro2">
          <table:table-cell table:formula="of:=NOW()+([.$K$10]*[.B504])" office:value-type="date" office:date-value="2060-09-13T19:31:00.1" calcext:value-type="date">
            <text:p>2060-09-13</text:p>
          </table:table-cell>
          <table:table-cell office:value-type="float" office:value="503" calcext:value-type="float">
            <text:p>503</text:p>
          </table:table-cell>
          <table:table-cell table:formula="of:=[.C503]*(([.$K$5]-1)/[.$K$5])-[.$K$3]" office:value-type="float" office:value="0.0102545829699447" calcext:value-type="float">
            <text:p>0.010254582969945</text:p>
          </table:table-cell>
          <table:table-cell table:formula="of:=(([.C503]/[.$K$5])-[.$K$3])+[.D503]" office:value-type="float" office:value="0.949585417030057" calcext:value-type="float">
            <text:p>0.949585417030057</text:p>
          </table:table-cell>
          <table:table-cell table:formula="of:=[.E503]+[.$K$3]" office:value-type="float" office:value="0.0200799999999999" calcext:value-type="float">
            <text:p>0.02008</text:p>
          </table:table-cell>
          <table:table-cell table:formula="of:=(([.C503]/[.$K$5])-[.$K$3])/0.00000001" office:value-type="float" office:value="4650.91005877707" calcext:value-type="float">
            <text:p>4651</text:p>
          </table:table-cell>
          <table:table-cell table:number-columns-repeated="10"/>
        </table:table-row>
        <table:table-row table:style-name="ro2">
          <table:table-cell table:formula="of:=NOW()+([.$K$10]*[.B505])" office:value-type="date" office:date-value="2060-10-11T14:11:00.1" calcext:value-type="date">
            <text:p>2060-10-11</text:p>
          </table:table-cell>
          <table:table-cell office:value-type="float" office:value="504" calcext:value-type="float">
            <text:p>504</text:p>
          </table:table-cell>
          <table:table-cell table:formula="of:=[.C504]*(([.$K$5]-1)/[.$K$5])-[.$K$3]" office:value-type="float" office:value="0.0101291281118618" calcext:value-type="float">
            <text:p>0.010129128111862</text:p>
          </table:table-cell>
          <table:table-cell table:formula="of:=(([.C504]/[.$K$5])-[.$K$3])+[.D504]" office:value-type="float" office:value="0.94963087188814" calcext:value-type="float">
            <text:p>0.94963087188814</text:p>
          </table:table-cell>
          <table:table-cell table:formula="of:=[.E504]+[.$K$3]" office:value-type="float" office:value="0.0201199999999999" calcext:value-type="float">
            <text:p>0.02012</text:p>
          </table:table-cell>
          <table:table-cell table:formula="of:=(([.C504]/[.$K$5])-[.$K$3])/0.00000001" office:value-type="float" office:value="4545.48580828726" calcext:value-type="float">
            <text:p>4545</text:p>
          </table:table-cell>
          <table:table-cell table:number-columns-repeated="10"/>
        </table:table-row>
        <table:table-row table:style-name="ro2">
          <table:table-cell table:formula="of:=NOW()+([.$K$10]*[.B506])" office:value-type="date" office:date-value="2060-11-08T08:51:00.1" calcext:value-type="date">
            <text:p>2060-11-08</text:p>
          </table:table-cell>
          <table:table-cell office:value-type="float" office:value="505" calcext:value-type="float">
            <text:p>505</text:p>
          </table:table-cell>
          <table:table-cell table:formula="of:=[.C505]*(([.$K$5]-1)/[.$K$5])-[.$K$3]" office:value-type="float" office:value="0.0100047187109297" calcext:value-type="float">
            <text:p>0.01000471871093</text:p>
          </table:table-cell>
          <table:table-cell table:formula="of:=(([.C505]/[.$K$5])-[.$K$3])+[.D505]" office:value-type="float" office:value="0.949675281289072" calcext:value-type="float">
            <text:p>0.949675281289072</text:p>
          </table:table-cell>
          <table:table-cell table:formula="of:=[.E505]+[.$K$3]" office:value-type="float" office:value="0.0201599999999998" calcext:value-type="float">
            <text:p>0.02016</text:p>
          </table:table-cell>
          <table:table-cell table:formula="of:=(([.C505]/[.$K$5])-[.$K$3])/0.00000001" office:value-type="float" office:value="4440.9400932182" calcext:value-type="float">
            <text:p>4441</text:p>
          </table:table-cell>
          <table:table-cell table:number-columns-repeated="10"/>
        </table:table-row>
        <table:table-row table:style-name="ro2">
          <table:table-cell table:formula="of:=NOW()+([.$K$10]*[.B507])" office:value-type="date" office:date-value="2060-12-06T03:31:00.1" calcext:value-type="date">
            <text:p>2060-12-06</text:p>
          </table:table-cell>
          <table:table-cell office:value-type="float" office:value="506" calcext:value-type="float">
            <text:p>506</text:p>
          </table:table-cell>
          <table:table-cell table:formula="of:=[.C506]*(([.$K$5]-1)/[.$K$5])-[.$K$3]" office:value-type="float" office:value="0.00988134605500525" calcext:value-type="float">
            <text:p>0.009881346055005</text:p>
          </table:table-cell>
          <table:table-cell table:formula="of:=(([.C506]/[.$K$5])-[.$K$3])+[.D506]" office:value-type="float" office:value="0.949718653944996" calcext:value-type="float">
            <text:p>0.949718653944996</text:p>
          </table:table-cell>
          <table:table-cell table:formula="of:=[.E506]+[.$K$3]" office:value-type="float" office:value="0.0201999999999998" calcext:value-type="float">
            <text:p>0.0202</text:p>
          </table:table-cell>
          <table:table-cell table:formula="of:=(([.C506]/[.$K$5])-[.$K$3])/0.00000001" office:value-type="float" office:value="4337.26559244138" calcext:value-type="float">
            <text:p>4337</text:p>
          </table:table-cell>
          <table:table-cell table:number-columns-repeated="10"/>
        </table:table-row>
        <table:table-row table:style-name="ro2">
          <table:table-cell table:formula="of:=NOW()+([.$K$10]*[.B508])" office:value-type="date" office:date-value="2061-01-02T22:11:00.1" calcext:value-type="date">
            <text:p>2061-01-02</text:p>
          </table:table-cell>
          <table:table-cell office:value-type="float" office:value="507" calcext:value-type="float">
            <text:p>507</text:p>
          </table:table-cell>
          <table:table-cell table:formula="of:=[.C507]*(([.$K$5]-1)/[.$K$5])-[.$K$3]" office:value-type="float" office:value="0.00975900150454687" calcext:value-type="float">
            <text:p>0.009759001504547</text:p>
          </table:table-cell>
          <table:table-cell table:formula="of:=(([.C507]/[.$K$5])-[.$K$3])+[.D507]" office:value-type="float" office:value="0.949760998495455" calcext:value-type="float">
            <text:p>0.949760998495455</text:p>
          </table:table-cell>
          <table:table-cell table:formula="of:=[.E507]+[.$K$3]" office:value-type="float" office:value="0.0202399999999998" calcext:value-type="float">
            <text:p>0.02024</text:p>
          </table:table-cell>
          <table:table-cell table:formula="of:=(([.C507]/[.$K$5])-[.$K$3])/0.00000001" office:value-type="float" office:value="4234.4550458377" calcext:value-type="float">
            <text:p>4234</text:p>
          </table:table-cell>
          <table:table-cell table:number-columns-repeated="10"/>
        </table:table-row>
        <table:table-row table:style-name="ro2">
          <table:table-cell table:formula="of:=NOW()+([.$K$10]*[.B509])" office:value-type="date" office:date-value="2061-01-30T16:51:00.1" calcext:value-type="date">
            <text:p>2061-01-30</text:p>
          </table:table-cell>
          <table:table-cell office:value-type="float" office:value="508" calcext:value-type="float">
            <text:p>508</text:p>
          </table:table-cell>
          <table:table-cell table:formula="of:=[.C508]*(([.$K$5]-1)/[.$K$5])-[.$K$3]" office:value-type="float" office:value="0.00963767649200898" calcext:value-type="float">
            <text:p>0.009637676492009</text:p>
          </table:table-cell>
          <table:table-cell table:formula="of:=(([.C508]/[.$K$5])-[.$K$3])+[.D508]" office:value-type="float" office:value="0.949802323507993" calcext:value-type="float">
            <text:p>0.949802323507993</text:p>
          </table:table-cell>
          <table:table-cell table:formula="of:=[.E508]+[.$K$3]" office:value-type="float" office:value="0.0202799999999998" calcext:value-type="float">
            <text:p>0.02028</text:p>
          </table:table-cell>
          <table:table-cell table:formula="of:=(([.C508]/[.$K$5])-[.$K$3])/0.00000001" office:value-type="float" office:value="4132.50125378906" calcext:value-type="float">
            <text:p>4133</text:p>
          </table:table-cell>
          <table:table-cell table:number-columns-repeated="10"/>
        </table:table-row>
        <table:table-row table:style-name="ro2">
          <table:table-cell table:formula="of:=NOW()+([.$K$10]*[.B510])" office:value-type="date" office:date-value="2061-02-27T11:31:00.1" calcext:value-type="date">
            <text:p>2061-02-27</text:p>
          </table:table-cell>
          <table:table-cell office:value-type="float" office:value="509" calcext:value-type="float">
            <text:p>509</text:p>
          </table:table-cell>
          <table:table-cell table:formula="of:=[.C509]*(([.$K$5]-1)/[.$K$5])-[.$K$3]" office:value-type="float" office:value="0.00951736252124224" calcext:value-type="float">
            <text:p>0.009517362521242</text:p>
          </table:table-cell>
          <table:table-cell table:formula="of:=(([.C509]/[.$K$5])-[.$K$3])+[.D509]" office:value-type="float" office:value="0.949842637478759" calcext:value-type="float">
            <text:p>0.949842637478759</text:p>
          </table:table-cell>
          <table:table-cell table:formula="of:=[.E509]+[.$K$3]" office:value-type="float" office:value="0.0203199999999998" calcext:value-type="float">
            <text:p>0.02032</text:p>
          </table:table-cell>
          <table:table-cell table:formula="of:=(([.C509]/[.$K$5])-[.$K$3])/0.00000001" office:value-type="float" office:value="4031.39707667415" calcext:value-type="float">
            <text:p>4031</text:p>
          </table:table-cell>
          <table:table-cell table:number-columns-repeated="10"/>
        </table:table-row>
        <table:table-row table:style-name="ro2">
          <table:table-cell table:formula="of:=NOW()+([.$K$10]*[.B511])" office:value-type="date" office:date-value="2061-03-27T06:11:00.1" calcext:value-type="date">
            <text:p>2061-03-27</text:p>
          </table:table-cell>
          <table:table-cell office:value-type="float" office:value="510" calcext:value-type="float">
            <text:p>510</text:p>
          </table:table-cell>
          <table:table-cell table:formula="of:=[.C510]*(([.$K$5]-1)/[.$K$5])-[.$K$3]" office:value-type="float" office:value="0.00939805116689855" calcext:value-type="float">
            <text:p>0.009398051166899</text:p>
          </table:table-cell>
          <table:table-cell table:formula="of:=(([.C510]/[.$K$5])-[.$K$3])+[.D510]" office:value-type="float" office:value="0.949881948833103" calcext:value-type="float">
            <text:p>0.949881948833103</text:p>
          </table:table-cell>
          <table:table-cell table:formula="of:=[.E510]+[.$K$3]" office:value-type="float" office:value="0.0203599999999998" calcext:value-type="float">
            <text:p>0.02036</text:p>
          </table:table-cell>
          <table:table-cell table:formula="of:=(([.C510]/[.$K$5])-[.$K$3])/0.00000001" office:value-type="float" office:value="3931.13543436853" calcext:value-type="float">
            <text:p>3931</text:p>
          </table:table-cell>
          <table:table-cell table:number-columns-repeated="10"/>
        </table:table-row>
        <table:table-row table:style-name="ro2">
          <table:table-cell table:formula="of:=NOW()+([.$K$10]*[.B512])" office:value-type="date" office:date-value="2061-04-24T00:51:00.1" calcext:value-type="date">
            <text:p>2061-04-24</text:p>
          </table:table-cell>
          <table:table-cell office:value-type="float" office:value="511" calcext:value-type="float">
            <text:p>511</text:p>
          </table:table-cell>
          <table:table-cell table:formula="of:=[.C511]*(([.$K$5]-1)/[.$K$5])-[.$K$3]" office:value-type="float" office:value="0.00927973407384106" calcext:value-type="float">
            <text:p>0.009279734073841</text:p>
          </table:table-cell>
          <table:table-cell table:formula="of:=(([.C511]/[.$K$5])-[.$K$3])+[.D511]" office:value-type="float" office:value="0.94992026592616" calcext:value-type="float">
            <text:p>0.94992026592616</text:p>
          </table:table-cell>
          <table:table-cell table:formula="of:=[.E511]+[.$K$3]" office:value-type="float" office:value="0.0203999999999998" calcext:value-type="float">
            <text:p>0.0204</text:p>
          </table:table-cell>
          <table:table-cell table:formula="of:=(([.C511]/[.$K$5])-[.$K$3])/0.00000001" office:value-type="float" office:value="3831.70930574879" calcext:value-type="float">
            <text:p>3832</text:p>
          </table:table-cell>
          <table:table-cell table:number-columns-repeated="10"/>
        </table:table-row>
        <table:table-row table:style-name="ro2">
          <table:table-cell table:formula="of:=NOW()+([.$K$10]*[.B513])" office:value-type="date" office:date-value="2061-05-21T19:31:13.51" calcext:value-type="date">
            <text:p>2061-05-21</text:p>
          </table:table-cell>
          <table:table-cell office:value-type="float" office:value="512" calcext:value-type="float">
            <text:p>512</text:p>
          </table:table-cell>
          <table:table-cell table:formula="of:=[.C512]*(([.$K$5]-1)/[.$K$5])-[.$K$3]" office:value-type="float" office:value="0.00916240295655905" calcext:value-type="float">
            <text:p>0.009162402956559</text:p>
          </table:table-cell>
          <table:table-cell table:formula="of:=(([.C512]/[.$K$5])-[.$K$3])+[.D512]" office:value-type="float" office:value="0.949957597043442" calcext:value-type="float">
            <text:p>0.949957597043442</text:p>
          </table:table-cell>
          <table:table-cell table:formula="of:=[.E512]+[.$K$3]" office:value-type="float" office:value="0.0204399999999998" calcext:value-type="float">
            <text:p>0.02044</text:p>
          </table:table-cell>
          <table:table-cell table:formula="of:=(([.C512]/[.$K$5])-[.$K$3])/0.00000001" office:value-type="float" office:value="3733.11172820089" calcext:value-type="float">
            <text:p>3733</text:p>
          </table:table-cell>
          <table:table-cell table:number-columns-repeated="10"/>
        </table:table-row>
        <table:table-row table:style-name="ro2">
          <table:table-cell table:formula="of:=NOW()+([.$K$10]*[.B514])" office:value-type="date" office:date-value="2061-06-18T14:11:13.51" calcext:value-type="date">
            <text:p>2061-06-18</text:p>
          </table:table-cell>
          <table:table-cell office:value-type="float" office:value="513" calcext:value-type="float">
            <text:p>513</text:p>
          </table:table-cell>
          <table:table-cell table:formula="of:=[.C513]*(([.$K$5]-1)/[.$K$5])-[.$K$3]" office:value-type="float" office:value="0.00904604959858773" calcext:value-type="float">
            <text:p>0.009046049598588</text:p>
          </table:table-cell>
          <table:table-cell table:formula="of:=(([.C513]/[.$K$5])-[.$K$3])+[.D513]" office:value-type="float" office:value="0.949993950401414" calcext:value-type="float">
            <text:p>0.949993950401414</text:p>
          </table:table-cell>
          <table:table-cell table:formula="of:=[.E513]+[.$K$3]" office:value-type="float" office:value="0.0204799999999998" calcext:value-type="float">
            <text:p>0.02048</text:p>
          </table:table-cell>
          <table:table-cell table:formula="of:=(([.C513]/[.$K$5])-[.$K$3])/0.00000001" office:value-type="float" office:value="3635.33579713254" calcext:value-type="float">
            <text:p>3635</text:p>
          </table:table-cell>
          <table:table-cell table:number-columns-repeated="10"/>
        </table:table-row>
        <table:table-row table:style-name="ro2">
          <table:table-cell table:formula="of:=NOW()+([.$K$10]*[.B515])" office:value-type="date" office:date-value="2061-07-16T08:51:13.51" calcext:value-type="date">
            <text:p>2061-07-16</text:p>
          </table:table-cell>
          <table:table-cell office:value-type="float" office:value="514" calcext:value-type="float">
            <text:p>514</text:p>
          </table:table-cell>
          <table:table-cell table:formula="of:=[.C514]*(([.$K$5]-1)/[.$K$5])-[.$K$3]" office:value-type="float" office:value="0.00893066585193283" calcext:value-type="float">
            <text:p>0.008930665851933</text:p>
          </table:table-cell>
          <table:table-cell table:formula="of:=(([.C514]/[.$K$5])-[.$K$3])+[.D514]" office:value-type="float" office:value="0.950029334148069" calcext:value-type="float">
            <text:p>0.950029334148069</text:p>
          </table:table-cell>
          <table:table-cell table:formula="of:=[.E514]+[.$K$3]" office:value-type="float" office:value="0.0205199999999998" calcext:value-type="float">
            <text:p>0.02052</text:p>
          </table:table-cell>
          <table:table-cell table:formula="of:=(([.C514]/[.$K$5])-[.$K$3])/0.00000001" office:value-type="float" office:value="3538.37466548977" calcext:value-type="float">
            <text:p>3538</text:p>
          </table:table-cell>
          <table:table-cell table:number-columns-repeated="10"/>
        </table:table-row>
        <table:table-row table:style-name="ro2">
          <table:table-cell table:formula="of:=NOW()+([.$K$10]*[.B516])" office:value-type="date" office:date-value="2061-08-13T03:31:13.51" calcext:value-type="date">
            <text:p>2061-08-13</text:p>
          </table:table-cell>
          <table:table-cell office:value-type="float" office:value="515" calcext:value-type="float">
            <text:p>515</text:p>
          </table:table-cell>
          <table:table-cell table:formula="of:=[.C515]*(([.$K$5]-1)/[.$K$5])-[.$K$3]" office:value-type="float" office:value="0.00881624363650006" calcext:value-type="float">
            <text:p>0.0088162436365</text:p>
          </table:table-cell>
          <table:table-cell table:formula="of:=(([.C515]/[.$K$5])-[.$K$3])+[.D515]" office:value-type="float" office:value="0.950063756363501" calcext:value-type="float">
            <text:p>0.950063756363501</text:p>
          </table:table-cell>
          <table:table-cell table:formula="of:=[.E515]+[.$K$3]" office:value-type="float" office:value="0.0205599999999998" calcext:value-type="float">
            <text:p>0.02056</text:p>
          </table:table-cell>
          <table:table-cell table:formula="of:=(([.C515]/[.$K$5])-[.$K$3])/0.00000001" office:value-type="float" office:value="3442.22154327736" calcext:value-type="float">
            <text:p>3442</text:p>
          </table:table-cell>
          <table:table-cell table:number-columns-repeated="10"/>
        </table:table-row>
        <table:table-row table:style-name="ro2">
          <table:table-cell table:formula="of:=NOW()+([.$K$10]*[.B517])" office:value-type="date" office:date-value="2061-09-09T22:11:13.51" calcext:value-type="date">
            <text:p>2061-09-09</text:p>
          </table:table-cell>
          <table:table-cell office:value-type="float" office:value="516" calcext:value-type="float">
            <text:p>516</text:p>
          </table:table-cell>
          <table:table-cell table:formula="of:=[.C516]*(([.$K$5]-1)/[.$K$5])-[.$K$3]" office:value-type="float" office:value="0.00870277493952922" calcext:value-type="float">
            <text:p>0.008702774939529</text:p>
          </table:table-cell>
          <table:table-cell table:formula="of:=(([.C516]/[.$K$5])-[.$K$3])+[.D516]" office:value-type="float" office:value="0.950097225060472" calcext:value-type="float">
            <text:p>0.950097225060472</text:p>
          </table:table-cell>
          <table:table-cell table:formula="of:=[.E516]+[.$K$3]" office:value-type="float" office:value="0.0205999999999998" calcext:value-type="float">
            <text:p>0.0206</text:p>
          </table:table-cell>
          <table:table-cell table:formula="of:=(([.C516]/[.$K$5])-[.$K$3])/0.00000001" office:value-type="float" office:value="3346.86969708338" calcext:value-type="float">
            <text:p>3347</text:p>
          </table:table-cell>
          <table:table-cell table:number-columns-repeated="10"/>
        </table:table-row>
        <table:table-row table:style-name="ro2">
          <table:table-cell table:formula="of:=NOW()+([.$K$10]*[.B518])" office:value-type="date" office:date-value="2061-10-07T16:51:13.51" calcext:value-type="date">
            <text:p>2061-10-07</text:p>
          </table:table-cell>
          <table:table-cell office:value-type="float" office:value="517" calcext:value-type="float">
            <text:p>517</text:p>
          </table:table-cell>
          <table:table-cell table:formula="of:=[.C517]*(([.$K$5]-1)/[.$K$5])-[.$K$3]" office:value-type="float" office:value="0.00859025181503315" calcext:value-type="float">
            <text:p>0.008590251815033</text:p>
          </table:table-cell>
          <table:table-cell table:formula="of:=(([.C517]/[.$K$5])-[.$K$3])+[.D517]" office:value-type="float" office:value="0.950129748184968" calcext:value-type="float">
            <text:p>0.950129748184968</text:p>
          </table:table-cell>
          <table:table-cell table:formula="of:=[.E517]+[.$K$3]" office:value-type="float" office:value="0.0206399999999998" calcext:value-type="float">
            <text:p>0.02064</text:p>
          </table:table-cell>
          <table:table-cell table:formula="of:=(([.C517]/[.$K$5])-[.$K$3])/0.00000001" office:value-type="float" office:value="3252.31244960769" calcext:value-type="float">
            <text:p>3252</text:p>
          </table:table-cell>
          <table:table-cell table:number-columns-repeated="10"/>
        </table:table-row>
        <table:table-row table:style-name="ro2">
          <table:table-cell table:formula="of:=NOW()+([.$K$10]*[.B519])" office:value-type="date" office:date-value="2061-11-04T11:31:13.51" calcext:value-type="date">
            <text:p>2061-11-04</text:p>
          </table:table-cell>
          <table:table-cell office:value-type="float" office:value="518" calcext:value-type="float">
            <text:p>518</text:p>
          </table:table-cell>
          <table:table-cell table:formula="of:=[.C518]*(([.$K$5]-1)/[.$K$5])-[.$K$3]" office:value-type="float" office:value="0.0084786663832412" calcext:value-type="float">
            <text:p>0.008478666383241</text:p>
          </table:table-cell>
          <table:table-cell table:formula="of:=(([.C518]/[.$K$5])-[.$K$3])+[.D518]" office:value-type="float" office:value="0.95016133361676" calcext:value-type="float">
            <text:p>0.95016133361676</text:p>
          </table:table-cell>
          <table:table-cell table:formula="of:=[.E518]+[.$K$3]" office:value-type="float" office:value="0.0206799999999998" calcext:value-type="float">
            <text:p>0.02068</text:p>
          </table:table-cell>
          <table:table-cell table:formula="of:=(([.C518]/[.$K$5])-[.$K$3])/0.00000001" office:value-type="float" office:value="3158.54317919429" calcext:value-type="float">
            <text:p>3159</text:p>
          </table:table-cell>
          <table:table-cell table:number-columns-repeated="10"/>
        </table:table-row>
        <table:table-row table:style-name="ro2">
          <table:table-cell table:formula="of:=NOW()+([.$K$10]*[.B520])" office:value-type="date" office:date-value="2061-12-02T06:11:13.51" calcext:value-type="date">
            <text:p>2061-12-02</text:p>
          </table:table-cell>
          <table:table-cell office:value-type="float" office:value="519" calcext:value-type="float">
            <text:p>519</text:p>
          </table:table-cell>
          <table:table-cell table:formula="of:=[.C519]*(([.$K$5]-1)/[.$K$5])-[.$K$3]" office:value-type="float" office:value="0.00836801083004753" calcext:value-type="float">
            <text:p>0.008368010830048</text:p>
          </table:table-cell>
          <table:table-cell table:formula="of:=(([.C519]/[.$K$5])-[.$K$3])+[.D519]" office:value-type="float" office:value="0.950191989169954" calcext:value-type="float">
            <text:p>0.950191989169954</text:p>
          </table:table-cell>
          <table:table-cell table:formula="of:=[.E519]+[.$K$3]" office:value-type="float" office:value="0.0207199999999998" calcext:value-type="float">
            <text:p>0.02072</text:p>
          </table:table-cell>
          <table:table-cell table:formula="of:=(([.C519]/[.$K$5])-[.$K$3])/0.00000001" office:value-type="float" office:value="3065.55531936767" calcext:value-type="float">
            <text:p>3066</text:p>
          </table:table-cell>
          <table:table-cell table:number-columns-repeated="10"/>
        </table:table-row>
        <table:table-row table:style-name="ro2">
          <table:table-cell table:formula="of:=NOW()+([.$K$10]*[.B521])" office:value-type="date" office:date-value="2061-12-30T00:51:13.51" calcext:value-type="date">
            <text:p>2061-12-30</text:p>
          </table:table-cell>
          <table:table-cell office:value-type="float" office:value="520" calcext:value-type="float">
            <text:p>520</text:p>
          </table:table-cell>
          <table:table-cell table:formula="of:=[.C520]*(([.$K$5]-1)/[.$K$5])-[.$K$3]" office:value-type="float" office:value="0.0082582774064638" calcext:value-type="float">
            <text:p>0.008258277406464</text:p>
          </table:table-cell>
          <table:table-cell table:formula="of:=(([.C520]/[.$K$5])-[.$K$3])+[.D520]" office:value-type="float" office:value="0.950221722593538" calcext:value-type="float">
            <text:p>0.950221722593538</text:p>
          </table:table-cell>
          <table:table-cell table:formula="of:=[.E520]+[.$K$3]" office:value-type="float" office:value="0.0207599999999998" calcext:value-type="float">
            <text:p>0.02076</text:p>
          </table:table-cell>
          <table:table-cell table:formula="of:=(([.C520]/[.$K$5])-[.$K$3])/0.00000001" office:value-type="float" office:value="2973.34235837294" calcext:value-type="float">
            <text:p>2973</text:p>
          </table:table-cell>
          <table:table-cell table:number-columns-repeated="10"/>
        </table:table-row>
        <table:table-row table:style-name="ro2">
          <table:table-cell table:formula="of:=NOW()+([.$K$10]*[.B522])" office:value-type="date" office:date-value="2062-01-26T19:31:13.51" calcext:value-type="date">
            <text:p>2062-01-26</text:p>
          </table:table-cell>
          <table:table-cell office:value-type="float" office:value="521" calcext:value-type="float">
            <text:p>521</text:p>
          </table:table-cell>
          <table:table-cell table:formula="of:=[.C521]*(([.$K$5]-1)/[.$K$5])-[.$K$3]" office:value-type="float" office:value="0.0081494584280766" calcext:value-type="float">
            <text:p>0.008149458428077</text:p>
          </table:table-cell>
          <table:table-cell table:formula="of:=(([.C521]/[.$K$5])-[.$K$3])+[.D521]" office:value-type="float" office:value="0.950250541571925" calcext:value-type="float">
            <text:p>0.950250541571925</text:p>
          </table:table-cell>
          <table:table-cell table:formula="of:=[.E521]+[.$K$3]" office:value-type="float" office:value="0.0207999999999998" calcext:value-type="float">
            <text:p>0.0208</text:p>
          </table:table-cell>
          <table:table-cell table:formula="of:=(([.C521]/[.$K$5])-[.$K$3])/0.00000001" office:value-type="float" office:value="2881.89783871983" calcext:value-type="float">
            <text:p>2882</text:p>
          </table:table-cell>
          <table:table-cell table:number-columns-repeated="10"/>
        </table:table-row>
        <table:table-row table:style-name="ro2">
          <table:table-cell table:formula="of:=NOW()+([.$K$10]*[.B523])" office:value-type="date" office:date-value="2062-02-23T14:11:13.51" calcext:value-type="date">
            <text:p>2062-02-23</text:p>
          </table:table-cell>
          <table:table-cell office:value-type="float" office:value="522" calcext:value-type="float">
            <text:p>522</text:p>
          </table:table-cell>
          <table:table-cell table:formula="of:=[.C522]*(([.$K$5]-1)/[.$K$5])-[.$K$3]" office:value-type="float" office:value="0.0080415462745093" calcext:value-type="float">
            <text:p>0.008041546274509</text:p>
          </table:table-cell>
          <table:table-cell table:formula="of:=(([.C522]/[.$K$5])-[.$K$3])+[.D522]" office:value-type="float" office:value="0.950278453725492" calcext:value-type="float">
            <text:p>0.950278453725492</text:p>
          </table:table-cell>
          <table:table-cell table:formula="of:=[.E522]+[.$K$3]" office:value-type="float" office:value="0.0208399999999998" calcext:value-type="float">
            <text:p>0.02084</text:p>
          </table:table-cell>
          <table:table-cell table:formula="of:=(([.C522]/[.$K$5])-[.$K$3])/0.00000001" office:value-type="float" office:value="2791.2153567305" calcext:value-type="float">
            <text:p>2791</text:p>
          </table:table-cell>
          <table:table-cell table:number-columns-repeated="10"/>
        </table:table-row>
        <table:table-row table:style-name="ro2">
          <table:table-cell table:formula="of:=NOW()+([.$K$10]*[.B524])" office:value-type="date" office:date-value="2062-03-23T08:51:13.51" calcext:value-type="date">
            <text:p>2062-03-23</text:p>
          </table:table-cell>
          <table:table-cell office:value-type="float" office:value="523" calcext:value-type="float">
            <text:p>523</text:p>
          </table:table-cell>
          <table:table-cell table:formula="of:=[.C523]*(([.$K$5]-1)/[.$K$5])-[.$K$3]" office:value-type="float" office:value="0.00793453338888839" calcext:value-type="float">
            <text:p>0.007934533388888</text:p>
          </table:table-cell>
          <table:table-cell table:formula="of:=(([.C523]/[.$K$5])-[.$K$3])+[.D523]" office:value-type="float" office:value="0.950305466611113" calcext:value-type="float">
            <text:p>0.950305466611113</text:p>
          </table:table-cell>
          <table:table-cell table:formula="of:=[.E523]+[.$K$3]" office:value-type="float" office:value="0.0208799999999998" calcext:value-type="float">
            <text:p>0.02088</text:p>
          </table:table-cell>
          <table:table-cell table:formula="of:=(([.C523]/[.$K$5])-[.$K$3])/0.00000001" office:value-type="float" office:value="2701.28856209108" calcext:value-type="float">
            <text:p>2701</text:p>
          </table:table-cell>
          <table:table-cell table:number-columns-repeated="10"/>
        </table:table-row>
        <table:table-row table:style-name="ro2">
          <table:table-cell table:formula="of:=NOW()+([.$K$10]*[.B525])" office:value-type="date" office:date-value="2062-04-20T03:31:13.51" calcext:value-type="date">
            <text:p>2062-04-20</text:p>
          </table:table-cell>
          <table:table-cell office:value-type="float" office:value="524" calcext:value-type="float">
            <text:p>524</text:p>
          </table:table-cell>
          <table:table-cell table:formula="of:=[.C524]*(([.$K$5]-1)/[.$K$5])-[.$K$3]" office:value-type="float" office:value="0.00782841227731432" calcext:value-type="float">
            <text:p>0.007828412277314</text:p>
          </table:table-cell>
          <table:table-cell table:formula="of:=(([.C524]/[.$K$5])-[.$K$3])+[.D524]" office:value-type="float" office:value="0.950331587722687" calcext:value-type="float">
            <text:p>0.950331587722687</text:p>
          </table:table-cell>
          <table:table-cell table:formula="of:=[.E524]+[.$K$3]" office:value-type="float" office:value="0.0209199999999998" calcext:value-type="float">
            <text:p>0.02092</text:p>
          </table:table-cell>
          <table:table-cell table:formula="of:=(([.C524]/[.$K$5])-[.$K$3])/0.00000001" office:value-type="float" office:value="2612.11115740699" calcext:value-type="float">
            <text:p>2612</text:p>
          </table:table-cell>
          <table:table-cell table:number-columns-repeated="10"/>
        </table:table-row>
        <table:table-row table:style-name="ro2">
          <table:table-cell table:formula="of:=NOW()+([.$K$10]*[.B526])" office:value-type="date" office:date-value="2062-05-17T22:11:13.51" calcext:value-type="date">
            <text:p>2062-05-17</text:p>
          </table:table-cell>
          <table:table-cell office:value-type="float" office:value="525" calcext:value-type="float">
            <text:p>525</text:p>
          </table:table-cell>
          <table:table-cell table:formula="of:=[.C525]*(([.$K$5]-1)/[.$K$5])-[.$K$3]" office:value-type="float" office:value="0.0077231755083367" calcext:value-type="float">
            <text:p>0.007723175508337</text:p>
          </table:table-cell>
          <table:table-cell table:formula="of:=(([.C525]/[.$K$5])-[.$K$3])+[.D525]" office:value-type="float" office:value="0.950356824491665" calcext:value-type="float">
            <text:p>0.950356824491665</text:p>
          </table:table-cell>
          <table:table-cell table:formula="of:=[.E525]+[.$K$3]" office:value-type="float" office:value="0.0209599999999998" calcext:value-type="float">
            <text:p>0.02096</text:p>
          </table:table-cell>
          <table:table-cell table:formula="of:=(([.C525]/[.$K$5])-[.$K$3])/0.00000001" office:value-type="float" office:value="2523.67689776193" calcext:value-type="float">
            <text:p>2524</text:p>
          </table:table-cell>
          <table:table-cell table:number-columns-repeated="10"/>
        </table:table-row>
        <table:table-row table:style-name="ro2">
          <table:table-cell table:formula="of:=NOW()+([.$K$10]*[.B527])" office:value-type="date" office:date-value="2062-06-14T16:51:13.51" calcext:value-type="date">
            <text:p>2062-06-14</text:p>
          </table:table-cell>
          <table:table-cell office:value-type="float" office:value="526" calcext:value-type="float">
            <text:p>526</text:p>
          </table:table-cell>
          <table:table-cell table:formula="of:=[.C526]*(([.$K$5]-1)/[.$K$5])-[.$K$3]" office:value-type="float" office:value="0.00761881571243389" calcext:value-type="float">
            <text:p>0.007618815712434</text:p>
          </table:table-cell>
          <table:table-cell table:formula="of:=(([.C526]/[.$K$5])-[.$K$3])+[.D526]" office:value-type="float" office:value="0.950381184287568" calcext:value-type="float">
            <text:p>0.950381184287568</text:p>
          </table:table-cell>
          <table:table-cell table:formula="of:=[.E526]+[.$K$3]" office:value-type="float" office:value="0.0209999999999998" calcext:value-type="float">
            <text:p>0.021</text:p>
          </table:table-cell>
          <table:table-cell table:formula="of:=(([.C526]/[.$K$5])-[.$K$3])/0.00000001" office:value-type="float" office:value="2435.97959028058" calcext:value-type="float">
            <text:p>2436</text:p>
          </table:table-cell>
          <table:table-cell table:number-columns-repeated="10"/>
        </table:table-row>
        <table:table-row table:style-name="ro2">
          <table:table-cell table:formula="of:=NOW()+([.$K$10]*[.B528])" office:value-type="date" office:date-value="2062-07-12T11:31:13.51" calcext:value-type="date">
            <text:p>2062-07-12</text:p>
          </table:table-cell>
          <table:table-cell office:value-type="float" office:value="527" calcext:value-type="float">
            <text:p>527</text:p>
          </table:table-cell>
          <table:table-cell table:formula="of:=[.C527]*(([.$K$5]-1)/[.$K$5])-[.$K$3]" office:value-type="float" office:value="0.00751532558149694" calcext:value-type="float">
            <text:p>0.007515325581497</text:p>
          </table:table-cell>
          <table:table-cell table:formula="of:=(([.C527]/[.$K$5])-[.$K$3])+[.D527]" office:value-type="float" office:value="0.950404674418505" calcext:value-type="float">
            <text:p>0.950404674418505</text:p>
          </table:table-cell>
          <table:table-cell table:formula="of:=[.E527]+[.$K$3]" office:value-type="float" office:value="0.0210399999999998" calcext:value-type="float">
            <text:p>0.02104</text:p>
          </table:table-cell>
          <table:table-cell table:formula="of:=(([.C527]/[.$K$5])-[.$K$3])/0.00000001" office:value-type="float" office:value="2349.01309369491" calcext:value-type="float">
            <text:p>2349</text:p>
          </table:table-cell>
          <table:table-cell table:number-columns-repeated="10"/>
        </table:table-row>
        <table:table-row table:style-name="ro2">
          <table:table-cell table:formula="of:=NOW()+([.$K$10]*[.B529])" office:value-type="date" office:date-value="2062-08-09T06:11:13.51" calcext:value-type="date">
            <text:p>2062-08-09</text:p>
          </table:table-cell>
          <table:table-cell office:value-type="float" office:value="528" calcext:value-type="float">
            <text:p>528</text:p>
          </table:table-cell>
          <table:table-cell table:formula="of:=[.C528]*(([.$K$5]-1)/[.$K$5])-[.$K$3]" office:value-type="float" office:value="0.0074126978683178" calcext:value-type="float">
            <text:p>0.007412697868318</text:p>
          </table:table-cell>
          <table:table-cell table:formula="of:=(([.C528]/[.$K$5])-[.$K$3])+[.D528]" office:value-type="float" office:value="0.950427302131684" calcext:value-type="float">
            <text:p>0.950427302131684</text:p>
          </table:table-cell>
          <table:table-cell table:formula="of:=[.E528]+[.$K$3]" office:value-type="float" office:value="0.0210799999999998" calcext:value-type="float">
            <text:p>0.02108</text:p>
          </table:table-cell>
          <table:table-cell table:formula="of:=(([.C528]/[.$K$5])-[.$K$3])/0.00000001" office:value-type="float" office:value="2262.77131791412" calcext:value-type="float">
            <text:p>2263</text:p>
          </table:table-cell>
          <table:table-cell table:number-columns-repeated="10"/>
        </table:table-row>
        <table:table-row table:style-name="ro2">
          <table:table-cell table:formula="of:=NOW()+([.$K$10]*[.B530])" office:value-type="date" office:date-value="2062-09-06T00:51:13.51" calcext:value-type="date">
            <text:p>2062-09-06</text:p>
          </table:table-cell>
          <table:table-cell office:value-type="float" office:value="529" calcext:value-type="float">
            <text:p>529</text:p>
          </table:table-cell>
          <table:table-cell table:formula="of:=[.C529]*(([.$K$5]-1)/[.$K$5])-[.$K$3]" office:value-type="float" office:value="0.00731092538608182" calcext:value-type="float">
            <text:p>0.007310925386082</text:p>
          </table:table-cell>
          <table:table-cell table:formula="of:=(([.C529]/[.$K$5])-[.$K$3])+[.D529]" office:value-type="float" office:value="0.95044907461392" calcext:value-type="float">
            <text:p>0.95044907461392</text:p>
          </table:table-cell>
          <table:table-cell table:formula="of:=[.E529]+[.$K$3]" office:value-type="float" office:value="0.0211199999999998" calcext:value-type="float">
            <text:p>0.02112</text:p>
          </table:table-cell>
          <table:table-cell table:formula="of:=(([.C529]/[.$K$5])-[.$K$3])/0.00000001" office:value-type="float" office:value="2177.24822359817" calcext:value-type="float">
            <text:p>2177</text:p>
          </table:table-cell>
          <table:table-cell table:number-columns-repeated="10"/>
        </table:table-row>
        <table:table-row table:style-name="ro2">
          <table:table-cell table:formula="of:=NOW()+([.$K$10]*[.B531])" office:value-type="date" office:date-value="2062-10-03T19:31:13.51" calcext:value-type="date">
            <text:p>2062-10-03</text:p>
          </table:table-cell>
          <table:table-cell office:value-type="float" office:value="530" calcext:value-type="float">
            <text:p>530</text:p>
          </table:table-cell>
          <table:table-cell table:formula="of:=[.C530]*(([.$K$5]-1)/[.$K$5])-[.$K$3]" office:value-type="float" office:value="0.00721000100786447" calcext:value-type="float">
            <text:p>0.007210001007864</text:p>
          </table:table-cell>
          <table:table-cell table:formula="of:=(([.C530]/[.$K$5])-[.$K$3])+[.D530]" office:value-type="float" office:value="0.950469998992137" calcext:value-type="float">
            <text:p>0.950469998992137</text:p>
          </table:table-cell>
          <table:table-cell table:formula="of:=[.E530]+[.$K$3]" office:value-type="float" office:value="0.0211599999999998" calcext:value-type="float">
            <text:p>0.02116</text:p>
          </table:table-cell>
          <table:table-cell table:formula="of:=(([.C530]/[.$K$5])-[.$K$3])/0.00000001" office:value-type="float" office:value="2092.43782173485" calcext:value-type="float">
            <text:p>2092</text:p>
          </table:table-cell>
          <table:table-cell table:number-columns-repeated="10"/>
        </table:table-row>
        <table:table-row table:style-name="ro2">
          <table:table-cell table:formula="of:=NOW()+([.$K$10]*[.B532])" office:value-type="date" office:date-value="2062-10-31T14:11:13.51" calcext:value-type="date">
            <text:p>2062-10-31</text:p>
          </table:table-cell>
          <table:table-cell office:value-type="float" office:value="531" calcext:value-type="float">
            <text:p>531</text:p>
          </table:table-cell>
          <table:table-cell table:formula="of:=[.C531]*(([.$K$5]-1)/[.$K$5])-[.$K$3]" office:value-type="float" office:value="0.00710991766613227" calcext:value-type="float">
            <text:p>0.007109917666132</text:p>
          </table:table-cell>
          <table:table-cell table:formula="of:=(([.C531]/[.$K$5])-[.$K$3])+[.D531]" office:value-type="float" office:value="0.950490082333869" calcext:value-type="float">
            <text:p>0.950490082333869</text:p>
          </table:table-cell>
          <table:table-cell table:formula="of:=[.E531]+[.$K$3]" office:value-type="float" office:value="0.0211999999999998" calcext:value-type="float">
            <text:p>0.0212</text:p>
          </table:table-cell>
          <table:table-cell table:formula="of:=(([.C531]/[.$K$5])-[.$K$3])/0.00000001" office:value-type="float" office:value="2008.33417322039" calcext:value-type="float">
            <text:p>2008</text:p>
          </table:table-cell>
          <table:table-cell table:number-columns-repeated="10"/>
        </table:table-row>
        <table:table-row table:style-name="ro2">
          <table:table-cell table:formula="of:=NOW()+([.$K$10]*[.B533])" office:value-type="date" office:date-value="2062-11-28T08:51:13.51" calcext:value-type="date">
            <text:p>2062-11-28</text:p>
          </table:table-cell>
          <table:table-cell office:value-type="float" office:value="532" calcext:value-type="float">
            <text:p>532</text:p>
          </table:table-cell>
          <table:table-cell table:formula="of:=[.C532]*(([.$K$5]-1)/[.$K$5])-[.$K$3]" office:value-type="float" office:value="0.00701066835224783" calcext:value-type="float">
            <text:p>0.007010668352248</text:p>
          </table:table-cell>
          <table:table-cell table:formula="of:=(([.C532]/[.$K$5])-[.$K$3])+[.D532]" office:value-type="float" office:value="0.950509331647754" calcext:value-type="float">
            <text:p>0.950509331647754</text:p>
          </table:table-cell>
          <table:table-cell table:formula="of:=[.E532]+[.$K$3]" office:value-type="float" office:value="0.0212399999999998" calcext:value-type="float">
            <text:p>0.02124</text:p>
          </table:table-cell>
          <table:table-cell table:formula="of:=(([.C532]/[.$K$5])-[.$K$3])/0.00000001" office:value-type="float" office:value="1924.93138844356" calcext:value-type="float">
            <text:p>1925</text:p>
          </table:table-cell>
          <table:table-cell table:number-columns-repeated="10"/>
        </table:table-row>
        <table:table-row table:style-name="ro2">
          <table:table-cell table:formula="of:=NOW()+([.$K$10]*[.B534])" office:value-type="date" office:date-value="2062-12-26T03:31:13.51" calcext:value-type="date">
            <text:p>2062-12-26</text:p>
          </table:table-cell>
          <table:table-cell office:value-type="float" office:value="533" calcext:value-type="float">
            <text:p>533</text:p>
          </table:table-cell>
          <table:table-cell table:formula="of:=[.C533]*(([.$K$5]-1)/[.$K$5])-[.$K$3]" office:value-type="float" office:value="0.0069122461159791" calcext:value-type="float">
            <text:p>0.006912246115979</text:p>
          </table:table-cell>
          <table:table-cell table:formula="of:=(([.C533]/[.$K$5])-[.$K$3])+[.D533]" office:value-type="float" office:value="0.950527753884022" calcext:value-type="float">
            <text:p>0.950527753884022</text:p>
          </table:table-cell>
          <table:table-cell table:formula="of:=[.E533]+[.$K$3]" office:value-type="float" office:value="0.0212799999999998" calcext:value-type="float">
            <text:p>0.02128</text:p>
          </table:table-cell>
          <table:table-cell table:formula="of:=(([.C533]/[.$K$5])-[.$K$3])/0.00000001" office:value-type="float" office:value="1842.22362687319" calcext:value-type="float">
            <text:p>1842</text:p>
          </table:table-cell>
          <table:table-cell table:number-columns-repeated="10"/>
        </table:table-row>
        <table:table-row table:style-name="ro2">
          <table:table-cell table:formula="of:=NOW()+([.$K$10]*[.B535])" office:value-type="date" office:date-value="2063-01-22T22:11:13.51" calcext:value-type="date">
            <text:p>2063-01-22</text:p>
          </table:table-cell>
          <table:table-cell office:value-type="float" office:value="534" calcext:value-type="float">
            <text:p>534</text:p>
          </table:table-cell>
          <table:table-cell table:formula="of:=[.C534]*(([.$K$5]-1)/[.$K$5])-[.$K$3]" office:value-type="float" office:value="0.00681464406501261" calcext:value-type="float">
            <text:p>0.006814644065013</text:p>
          </table:table-cell>
          <table:table-cell table:formula="of:=(([.C534]/[.$K$5])-[.$K$3])+[.D534]" office:value-type="float" office:value="0.950545355934989" calcext:value-type="float">
            <text:p>0.950545355934989</text:p>
          </table:table-cell>
          <table:table-cell table:formula="of:=[.E534]+[.$K$3]" office:value-type="float" office:value="0.0213199999999998" calcext:value-type="float">
            <text:p>0.02132</text:p>
          </table:table-cell>
          <table:table-cell table:formula="of:=(([.C534]/[.$K$5])-[.$K$3])/0.00000001" office:value-type="float" office:value="1760.20509664925" calcext:value-type="float">
            <text:p>1760</text:p>
          </table:table-cell>
          <table:table-cell table:number-columns-repeated="10"/>
        </table:table-row>
        <table:table-row table:style-name="ro2">
          <table:table-cell table:formula="of:=NOW()+([.$K$10]*[.B536])" office:value-type="date" office:date-value="2063-02-19T16:51:13.51" calcext:value-type="date">
            <text:p>2063-02-19</text:p>
          </table:table-cell>
          <table:table-cell office:value-type="float" office:value="535" calcext:value-type="float">
            <text:p>535</text:p>
          </table:table-cell>
          <table:table-cell table:formula="of:=[.C535]*(([.$K$5]-1)/[.$K$5])-[.$K$3]" office:value-type="float" office:value="0.00671785536447083" calcext:value-type="float">
            <text:p>0.006717855364471</text:p>
          </table:table-cell>
          <table:table-cell table:formula="of:=(([.C535]/[.$K$5])-[.$K$3])+[.D535]" office:value-type="float" office:value="0.950562144635531" calcext:value-type="float">
            <text:p>0.950562144635531</text:p>
          </table:table-cell>
          <table:table-cell table:formula="of:=[.E535]+[.$K$3]" office:value-type="float" office:value="0.0213599999999998" calcext:value-type="float">
            <text:p>0.02136</text:p>
          </table:table-cell>
          <table:table-cell table:formula="of:=(([.C535]/[.$K$5])-[.$K$3])/0.00000001" office:value-type="float" office:value="1678.87005417717" calcext:value-type="float">
            <text:p>1679</text:p>
          </table:table-cell>
          <table:table-cell table:number-columns-repeated="10"/>
        </table:table-row>
        <table:table-row table:style-name="ro2">
          <table:table-cell table:formula="of:=NOW()+([.$K$10]*[.B537])" office:value-type="date" office:date-value="2063-03-19T11:31:13.51" calcext:value-type="date">
            <text:p>2063-03-19</text:p>
          </table:table-cell>
          <table:table-cell office:value-type="float" office:value="536" calcext:value-type="float">
            <text:p>536</text:p>
          </table:table-cell>
          <table:table-cell table:formula="of:=[.C536]*(([.$K$5]-1)/[.$K$5])-[.$K$3]" office:value-type="float" office:value="0.00662187323643358" calcext:value-type="float">
            <text:p>0.006621873236434</text:p>
          </table:table-cell>
          <table:table-cell table:formula="of:=(([.C536]/[.$K$5])-[.$K$3])+[.D536]" office:value-type="float" office:value="0.950578126763568" calcext:value-type="float">
            <text:p>0.950578126763568</text:p>
          </table:table-cell>
          <table:table-cell table:formula="of:=[.E536]+[.$K$3]" office:value-type="float" office:value="0.0213999999999998" calcext:value-type="float">
            <text:p>0.0214</text:p>
          </table:table-cell>
          <table:table-cell table:formula="of:=(([.C536]/[.$K$5])-[.$K$3])/0.00000001" office:value-type="float" office:value="1598.2128037257" calcext:value-type="float">
            <text:p>1598</text:p>
          </table:table-cell>
          <table:table-cell table:number-columns-repeated="10"/>
        </table:table-row>
        <table:table-row table:style-name="ro2">
          <table:table-cell table:formula="of:=NOW()+([.$K$10]*[.B538])" office:value-type="date" office:date-value="2063-04-16T06:11:13.51" calcext:value-type="date">
            <text:p>2063-04-16</text:p>
          </table:table-cell>
          <table:table-cell office:value-type="float" office:value="537" calcext:value-type="float">
            <text:p>537</text:p>
          </table:table-cell>
          <table:table-cell table:formula="of:=[.C537]*(([.$K$5]-1)/[.$K$5])-[.$K$3]" office:value-type="float" office:value="0.0065266909594633" calcext:value-type="float">
            <text:p>0.006526690959463</text:p>
          </table:table-cell>
          <table:table-cell table:formula="of:=(([.C537]/[.$K$5])-[.$K$3])+[.D537]" office:value-type="float" office:value="0.950593309040538" calcext:value-type="float">
            <text:p>0.950593309040538</text:p>
          </table:table-cell>
          <table:table-cell table:formula="of:=[.E537]+[.$K$3]" office:value-type="float" office:value="0.0214399999999998" calcext:value-type="float">
            <text:p>0.02144</text:p>
          </table:table-cell>
          <table:table-cell table:formula="of:=(([.C537]/[.$K$5])-[.$K$3])/0.00000001" office:value-type="float" office:value="1518.22769702798" calcext:value-type="float">
            <text:p>1518</text:p>
          </table:table-cell>
          <table:table-cell table:number-columns-repeated="10"/>
        </table:table-row>
        <table:table-row table:style-name="ro2">
          <table:table-cell table:formula="of:=NOW()+([.$K$10]*[.B539])" office:value-type="date" office:date-value="2063-05-14T00:51:13.51" calcext:value-type="date">
            <text:p>2063-05-14</text:p>
          </table:table-cell>
          <table:table-cell office:value-type="float" office:value="538" calcext:value-type="float">
            <text:p>538</text:p>
          </table:table-cell>
          <table:table-cell table:formula="of:=[.C538]*(([.$K$5]-1)/[.$K$5])-[.$K$3]" office:value-type="float" office:value="0.00643230186813444" calcext:value-type="float">
            <text:p>0.006432301868134</text:p>
          </table:table-cell>
          <table:table-cell table:formula="of:=(([.C538]/[.$K$5])-[.$K$3])+[.D538]" office:value-type="float" office:value="0.950607698131867" calcext:value-type="float">
            <text:p>0.950607698131867</text:p>
          </table:table-cell>
          <table:table-cell table:formula="of:=[.E538]+[.$K$3]" office:value-type="float" office:value="0.0214799999999998" calcext:value-type="float">
            <text:p>0.02148</text:p>
          </table:table-cell>
          <table:table-cell table:formula="of:=(([.C538]/[.$K$5])-[.$K$3])/0.00000001" office:value-type="float" office:value="1438.90913288608" calcext:value-type="float">
            <text:p>1439</text:p>
          </table:table-cell>
          <table:table-cell table:number-columns-repeated="10"/>
        </table:table-row>
        <table:table-row table:style-name="ro2">
          <table:table-cell table:formula="of:=NOW()+([.$K$10]*[.B540])" office:value-type="date" office:date-value="2063-06-10T19:31:13.51" calcext:value-type="date">
            <text:p>2063-06-10</text:p>
          </table:table-cell>
          <table:table-cell office:value-type="float" office:value="539" calcext:value-type="float">
            <text:p>539</text:p>
          </table:table-cell>
          <table:table-cell table:formula="of:=[.C539]*(([.$K$5]-1)/[.$K$5])-[.$K$3]" office:value-type="float" office:value="0.00633869935256665" calcext:value-type="float">
            <text:p>0.006338699352567</text:p>
          </table:table-cell>
          <table:table-cell table:formula="of:=(([.C539]/[.$K$5])-[.$K$3])+[.D539]" office:value-type="float" office:value="0.950621300647435" calcext:value-type="float">
            <text:p>0.950621300647435</text:p>
          </table:table-cell>
          <table:table-cell table:formula="of:=[.E539]+[.$K$3]" office:value-type="float" office:value="0.0215199999999998" calcext:value-type="float">
            <text:p>0.02152</text:p>
          </table:table-cell>
          <table:table-cell table:formula="of:=(([.C539]/[.$K$5])-[.$K$3])/0.00000001" office:value-type="float" office:value="1360.2515567787" calcext:value-type="float">
            <text:p>1360</text:p>
          </table:table-cell>
          <table:table-cell table:number-columns-repeated="10"/>
        </table:table-row>
        <table:table-row table:style-name="ro2">
          <table:table-cell table:formula="of:=NOW()+([.$K$10]*[.B541])" office:value-type="date" office:date-value="2063-07-08T14:11:13.51" calcext:value-type="date">
            <text:p>2063-07-08</text:p>
          </table:table-cell>
          <table:table-cell office:value-type="float" office:value="540" calcext:value-type="float">
            <text:p>540</text:p>
          </table:table-cell>
          <table:table-cell table:formula="of:=[.C540]*(([.$K$5]-1)/[.$K$5])-[.$K$3]" office:value-type="float" office:value="0.00624587685796193" calcext:value-type="float">
            <text:p>0.006245876857962</text:p>
          </table:table-cell>
          <table:table-cell table:formula="of:=(([.C540]/[.$K$5])-[.$K$3])+[.D540]" office:value-type="float" office:value="0.95063412314204" calcext:value-type="float">
            <text:p>0.95063412314204</text:p>
          </table:table-cell>
          <table:table-cell table:formula="of:=[.E540]+[.$K$3]" office:value-type="float" office:value="0.0215599999999998" calcext:value-type="float">
            <text:p>0.02156</text:p>
          </table:table-cell>
          <table:table-cell table:formula="of:=(([.C540]/[.$K$5])-[.$K$3])/0.00000001" office:value-type="float" office:value="1282.24946047221" calcext:value-type="float">
            <text:p>1282</text:p>
          </table:table-cell>
          <table:table-cell table:number-columns-repeated="10"/>
        </table:table-row>
        <table:table-row table:style-name="ro2">
          <table:table-cell table:formula="of:=NOW()+([.$K$10]*[.B542])" office:value-type="date" office:date-value="2063-08-05T08:51:13.51" calcext:value-type="date">
            <text:p>2063-08-05</text:p>
          </table:table-cell>
          <table:table-cell office:value-type="float" office:value="541" calcext:value-type="float">
            <text:p>541</text:p>
          </table:table-cell>
          <table:table-cell table:formula="of:=[.C541]*(([.$K$5]-1)/[.$K$5])-[.$K$3]" office:value-type="float" office:value="0.00615382788414558" calcext:value-type="float">
            <text:p>0.006153827884146</text:p>
          </table:table-cell>
          <table:table-cell table:formula="of:=(([.C541]/[.$K$5])-[.$K$3])+[.D541]" office:value-type="float" office:value="0.950646172115856" calcext:value-type="float">
            <text:p>0.950646172115856</text:p>
          </table:table-cell>
          <table:table-cell table:formula="of:=[.E541]+[.$K$3]" office:value-type="float" office:value="0.0215999999999998" calcext:value-type="float">
            <text:p>0.0216</text:p>
          </table:table-cell>
          <table:table-cell table:formula="of:=(([.C541]/[.$K$5])-[.$K$3])/0.00000001" office:value-type="float" office:value="1204.89738163494" calcext:value-type="float">
            <text:p>1205</text:p>
          </table:table-cell>
          <table:table-cell table:number-columns-repeated="10"/>
        </table:table-row>
        <table:table-row table:style-name="ro2">
          <table:table-cell table:formula="of:=NOW()+([.$K$10]*[.B543])" office:value-type="date" office:date-value="2063-09-02T03:31:13.51" calcext:value-type="date">
            <text:p>2063-09-02</text:p>
          </table:table-cell>
          <table:table-cell office:value-type="float" office:value="542" calcext:value-type="float">
            <text:p>542</text:p>
          </table:table-cell>
          <table:table-cell table:formula="of:=[.C542]*(([.$K$5]-1)/[.$K$5])-[.$K$3]" office:value-type="float" office:value="0.00606254598511103" calcext:value-type="float">
            <text:p>0.006062545985111</text:p>
          </table:table-cell>
          <table:table-cell table:formula="of:=(([.C542]/[.$K$5])-[.$K$3])+[.D542]" office:value-type="float" office:value="0.950657454014891" calcext:value-type="float">
            <text:p>0.950657454014891</text:p>
          </table:table-cell>
          <table:table-cell table:formula="of:=[.E542]+[.$K$3]" office:value-type="float" office:value="0.0216399999999998" calcext:value-type="float">
            <text:p>0.02164</text:p>
          </table:table-cell>
          <table:table-cell table:formula="of:=(([.C542]/[.$K$5])-[.$K$3])/0.00000001" office:value-type="float" office:value="1128.18990345465" calcext:value-type="float">
            <text:p>1128</text:p>
          </table:table-cell>
          <table:table-cell table:number-columns-repeated="10"/>
        </table:table-row>
        <table:table-row table:style-name="ro2">
          <table:table-cell table:formula="of:=NOW()+([.$K$10]*[.B544])" office:value-type="date" office:date-value="2063-09-29T22:11:13.51" calcext:value-type="date">
            <text:p>2063-09-29</text:p>
          </table:table-cell>
          <table:table-cell office:value-type="float" office:value="543" calcext:value-type="float">
            <text:p>543</text:p>
          </table:table-cell>
          <table:table-cell table:formula="of:=[.C543]*(([.$K$5]-1)/[.$K$5])-[.$K$3]" office:value-type="float" office:value="0.00597202476856844" calcext:value-type="float">
            <text:p>0.005972024768568</text:p>
          </table:table-cell>
          <table:table-cell table:formula="of:=(([.C543]/[.$K$5])-[.$K$3])+[.D543]" office:value-type="float" office:value="0.950667975231433" calcext:value-type="float">
            <text:p>0.950667975231433</text:p>
          </table:table-cell>
          <table:table-cell table:formula="of:=[.E543]+[.$K$3]" office:value-type="float" office:value="0.0216799999999998" calcext:value-type="float">
            <text:p>0.02168</text:p>
          </table:table-cell>
          <table:table-cell table:formula="of:=(([.C543]/[.$K$5])-[.$K$3])/0.00000001" office:value-type="float" office:value="1052.12165425919" calcext:value-type="float">
            <text:p>1052</text:p>
          </table:table-cell>
          <table:table-cell table:number-columns-repeated="10"/>
        </table:table-row>
        <table:table-row table:style-name="ro2">
          <table:table-cell table:formula="of:=NOW()+([.$K$10]*[.B545])" office:value-type="date" office:date-value="2063-10-27T16:51:13.51" calcext:value-type="date">
            <text:p>2063-10-27</text:p>
          </table:table-cell>
          <table:table-cell office:value-type="float" office:value="544" calcext:value-type="float">
            <text:p>544</text:p>
          </table:table-cell>
          <table:table-cell table:formula="of:=[.C544]*(([.$K$5]-1)/[.$K$5])-[.$K$3]" office:value-type="float" office:value="0.00588225789549704" calcext:value-type="float">
            <text:p>0.005882257895497</text:p>
          </table:table-cell>
          <table:table-cell table:formula="of:=(([.C544]/[.$K$5])-[.$K$3])+[.D544]" office:value-type="float" office:value="0.950677742104504" calcext:value-type="float">
            <text:p>0.950677742104504</text:p>
          </table:table-cell>
          <table:table-cell table:formula="of:=[.E544]+[.$K$3]" office:value-type="float" office:value="0.0217199999999998" calcext:value-type="float">
            <text:p>0.02172</text:p>
          </table:table-cell>
          <table:table-cell table:formula="of:=(([.C544]/[.$K$5])-[.$K$3])/0.00000001" office:value-type="float" office:value="976.687307140367" calcext:value-type="float">
            <text:p>977</text:p>
          </table:table-cell>
          <table:table-cell table:number-columns-repeated="10"/>
        </table:table-row>
        <table:table-row table:style-name="ro2">
          <table:table-cell table:formula="of:=NOW()+([.$K$10]*[.B546])" office:value-type="date" office:date-value="2063-11-24T11:31:13.51" calcext:value-type="date">
            <text:p>2063-11-24</text:p>
          </table:table-cell>
          <table:table-cell office:value-type="float" office:value="545" calcext:value-type="float">
            <text:p>545</text:p>
          </table:table-cell>
          <table:table-cell table:formula="of:=[.C545]*(([.$K$5]-1)/[.$K$5])-[.$K$3]" office:value-type="float" office:value="0.00579323907970123" calcext:value-type="float">
            <text:p>0.005793239079701</text:p>
          </table:table-cell>
          <table:table-cell table:formula="of:=(([.C545]/[.$K$5])-[.$K$3])+[.D545]" office:value-type="float" office:value="0.9506867609203" calcext:value-type="float">
            <text:p>0.9506867609203</text:p>
          </table:table-cell>
          <table:table-cell table:formula="of:=[.E545]+[.$K$3]" office:value-type="float" office:value="0.0217599999999998" calcext:value-type="float">
            <text:p>0.02176</text:p>
          </table:table-cell>
          <table:table-cell table:formula="of:=(([.C545]/[.$K$5])-[.$K$3])/0.00000001" office:value-type="float" office:value="901.881579580864" calcext:value-type="float">
            <text:p>902</text:p>
          </table:table-cell>
          <table:table-cell table:number-columns-repeated="10"/>
        </table:table-row>
        <table:table-row table:style-name="ro2">
          <table:table-cell table:formula="of:=NOW()+([.$K$10]*[.B547])" office:value-type="date" office:date-value="2063-12-22T06:11:13.51" calcext:value-type="date">
            <text:p>2063-12-22</text:p>
          </table:table-cell>
          <table:table-cell office:value-type="float" office:value="546" calcext:value-type="float">
            <text:p>546</text:p>
          </table:table-cell>
          <table:table-cell table:formula="of:=[.C546]*(([.$K$5]-1)/[.$K$5])-[.$K$3]" office:value-type="float" office:value="0.00570496208737039" calcext:value-type="float">
            <text:p>0.00570496208737</text:p>
          </table:table-cell>
          <table:table-cell table:formula="of:=(([.C546]/[.$K$5])-[.$K$3])+[.D546]" office:value-type="float" office:value="0.950695037912631" calcext:value-type="float">
            <text:p>0.950695037912631</text:p>
          </table:table-cell>
          <table:table-cell table:formula="of:=[.E546]+[.$K$3]" office:value-type="float" office:value="0.0217999999999998" calcext:value-type="float">
            <text:p>0.0218</text:p>
          </table:table-cell>
          <table:table-cell table:formula="of:=(([.C546]/[.$K$5])-[.$K$3])/0.00000001" office:value-type="float" office:value="827.699233084357" calcext:value-type="float">
            <text:p>828</text:p>
          </table:table-cell>
          <table:table-cell table:number-columns-repeated="10"/>
        </table:table-row>
        <table:table-row table:style-name="ro2">
          <table:table-cell table:formula="of:=NOW()+([.$K$10]*[.B548])" office:value-type="date" office:date-value="2064-01-19T00:51:13.51" calcext:value-type="date">
            <text:p>2064-01-19</text:p>
          </table:table-cell>
          <table:table-cell office:value-type="float" office:value="547" calcext:value-type="float">
            <text:p>547</text:p>
          </table:table-cell>
          <table:table-cell table:formula="of:=[.C547]*(([.$K$5]-1)/[.$K$5])-[.$K$3]" office:value-type="float" office:value="0.0056174207366423" calcext:value-type="float">
            <text:p>0.005617420736642</text:p>
          </table:table-cell>
          <table:table-cell table:formula="of:=(([.C547]/[.$K$5])-[.$K$3])+[.D547]" office:value-type="float" office:value="0.950702579263359" calcext:value-type="float">
            <text:p>0.950702579263359</text:p>
          </table:table-cell>
          <table:table-cell table:formula="of:=[.E547]+[.$K$3]" office:value-type="float" office:value="0.0218399999999998" calcext:value-type="float">
            <text:p>0.02184</text:p>
          </table:table-cell>
          <table:table-cell table:formula="of:=(([.C547]/[.$K$5])-[.$K$3])/0.00000001" office:value-type="float" office:value="754.135072808654" calcext:value-type="float">
            <text:p>754</text:p>
          </table:table-cell>
          <table:table-cell table:number-columns-repeated="10"/>
        </table:table-row>
        <table:table-row table:style-name="ro2">
          <table:table-cell table:formula="of:=NOW()+([.$K$10]*[.B549])" office:value-type="date" office:date-value="2064-02-15T19:31:13.51" calcext:value-type="date">
            <text:p>2064-02-15</text:p>
          </table:table-cell>
          <table:table-cell office:value-type="float" office:value="548" calcext:value-type="float">
            <text:p>548</text:p>
          </table:table-cell>
          <table:table-cell table:formula="of:=[.C548]*(([.$K$5]-1)/[.$K$5])-[.$K$3]" office:value-type="float" office:value="0.00553060889717028" calcext:value-type="float">
            <text:p>0.00553060889717</text:p>
          </table:table-cell>
          <table:table-cell table:formula="of:=(([.C548]/[.$K$5])-[.$K$3])+[.D548]" office:value-type="float" office:value="0.950709391102831" calcext:value-type="float">
            <text:p>0.950709391102831</text:p>
          </table:table-cell>
          <table:table-cell table:formula="of:=[.E548]+[.$K$3]" office:value-type="float" office:value="0.0218799999999998" calcext:value-type="float">
            <text:p>0.02188</text:p>
          </table:table-cell>
          <table:table-cell table:formula="of:=(([.C548]/[.$K$5])-[.$K$3])/0.00000001" office:value-type="float" office:value="681.183947201915" calcext:value-type="float">
            <text:p>681</text:p>
          </table:table-cell>
          <table:table-cell table:number-columns-repeated="10"/>
        </table:table-row>
        <table:table-row table:style-name="ro2">
          <table:table-cell table:formula="of:=NOW()+([.$K$10]*[.B550])" office:value-type="date" office:date-value="2064-03-14T14:11:13.51" calcext:value-type="date">
            <text:p>2064-03-14</text:p>
          </table:table-cell>
          <table:table-cell office:value-type="float" office:value="549" calcext:value-type="float">
            <text:p>549</text:p>
          </table:table-cell>
          <table:table-cell table:formula="of:=[.C549]*(([.$K$5]-1)/[.$K$5])-[.$K$3]" office:value-type="float" office:value="0.00544452048969386" calcext:value-type="float">
            <text:p>0.005444520489694</text:p>
          </table:table-cell>
          <table:table-cell table:formula="of:=(([.C549]/[.$K$5])-[.$K$3])+[.D549]" office:value-type="float" office:value="0.950715479510308" calcext:value-type="float">
            <text:p>0.950715479510308</text:p>
          </table:table-cell>
          <table:table-cell table:formula="of:=[.E549]+[.$K$3]" office:value-type="float" office:value="0.0219199999999998" calcext:value-type="float">
            <text:p>0.02192</text:p>
          </table:table-cell>
          <table:table-cell table:formula="of:=(([.C549]/[.$K$5])-[.$K$3])/0.00000001" office:value-type="float" office:value="608.8407476419" calcext:value-type="float">
            <text:p>609</text:p>
          </table:table-cell>
          <table:table-cell table:number-columns-repeated="10"/>
        </table:table-row>
        <table:table-row table:style-name="ro2">
          <table:table-cell table:formula="of:=NOW()+([.$K$10]*[.B551])" office:value-type="date" office:date-value="2064-04-11T08:51:13.51" calcext:value-type="date">
            <text:p>2064-04-11</text:p>
          </table:table-cell>
          <table:table-cell office:value-type="float" office:value="550" calcext:value-type="float">
            <text:p>550</text:p>
          </table:table-cell>
          <table:table-cell table:formula="of:=[.C550]*(([.$K$5]-1)/[.$K$5])-[.$K$3]" office:value-type="float" office:value="0.00535914948561308" calcext:value-type="float">
            <text:p>0.005359149485613</text:p>
          </table:table-cell>
          <table:table-cell table:formula="of:=(([.C550]/[.$K$5])-[.$K$3])+[.D550]" office:value-type="float" office:value="0.950720850514389" calcext:value-type="float">
            <text:p>0.950720850514389</text:p>
          </table:table-cell>
          <table:table-cell table:formula="of:=[.E550]+[.$K$3]" office:value-type="float" office:value="0.0219599999999998" calcext:value-type="float">
            <text:p>0.02196</text:p>
          </table:table-cell>
          <table:table-cell table:formula="of:=(([.C550]/[.$K$5])-[.$K$3])/0.00000001" office:value-type="float" office:value="537.100408078217" calcext:value-type="float">
            <text:p>537</text:p>
          </table:table-cell>
          <table:table-cell table:number-columns-repeated="10"/>
        </table:table-row>
        <table:table-row table:style-name="ro2">
          <table:table-cell table:formula="of:=NOW()+([.$K$10]*[.B552])" office:value-type="date" office:date-value="2064-05-09T03:31:13.51" calcext:value-type="date">
            <text:p>2064-05-09</text:p>
          </table:table-cell>
          <table:table-cell office:value-type="float" office:value="551" calcext:value-type="float">
            <text:p>551</text:p>
          </table:table-cell>
          <table:table-cell table:formula="of:=[.C551]*(([.$K$5]-1)/[.$K$5])-[.$K$3]" office:value-type="float" office:value="0.0052744899065663" calcext:value-type="float">
            <text:p>0.005274489906566</text:p>
          </table:table-cell>
          <table:table-cell table:formula="of:=(([.C551]/[.$K$5])-[.$K$3])+[.D551]" office:value-type="float" office:value="0.950725510093435" calcext:value-type="float">
            <text:p>0.950725510093435</text:p>
          </table:table-cell>
          <table:table-cell table:formula="of:=[.E551]+[.$K$3]" office:value-type="float" office:value="0.0219999999999998" calcext:value-type="float">
            <text:p>0.022</text:p>
          </table:table-cell>
          <table:table-cell table:formula="of:=(([.C551]/[.$K$5])-[.$K$3])/0.00000001" office:value-type="float" office:value="465.957904677565" calcext:value-type="float">
            <text:p>466</text:p>
          </table:table-cell>
          <table:table-cell table:number-columns-repeated="10"/>
        </table:table-row>
        <table:table-row table:style-name="ro2">
          <table:table-cell table:formula="of:=NOW()+([.$K$10]*[.B553])" office:value-type="date" office:date-value="2064-06-05T22:11:13.51" calcext:value-type="date">
            <text:p>2064-06-05</text:p>
          </table:table-cell>
          <table:table-cell office:value-type="float" office:value="552" calcext:value-type="float">
            <text:p>552</text:p>
          </table:table-cell>
          <table:table-cell table:formula="of:=[.C552]*(([.$K$5]-1)/[.$K$5])-[.$K$3]" office:value-type="float" office:value="0.00519053582401158" calcext:value-type="float">
            <text:p>0.005190535824012</text:p>
          </table:table-cell>
          <table:table-cell table:formula="of:=(([.C552]/[.$K$5])-[.$K$3])+[.D552]" office:value-type="float" office:value="0.95072946417599" calcext:value-type="float">
            <text:p>0.95072946417599</text:p>
          </table:table-cell>
          <table:table-cell table:formula="of:=[.E552]+[.$K$3]" office:value-type="float" office:value="0.0220399999999998" calcext:value-type="float">
            <text:p>0.02204</text:p>
          </table:table-cell>
          <table:table-cell table:formula="of:=(([.C552]/[.$K$5])-[.$K$3])/0.00000001" office:value-type="float" office:value="395.408255471919" calcext:value-type="float">
            <text:p>395</text:p>
          </table:table-cell>
          <table:table-cell table:number-columns-repeated="10"/>
        </table:table-row>
        <table:table-row table:style-name="ro2">
          <table:table-cell table:formula="of:=NOW()+([.$K$10]*[.B554])" office:value-type="date" office:date-value="2064-07-03T16:51:13.51" calcext:value-type="date">
            <text:p>2064-07-03</text:p>
          </table:table-cell>
          <table:table-cell office:value-type="float" office:value="553" calcext:value-type="float">
            <text:p>553</text:p>
          </table:table-cell>
          <table:table-cell table:formula="of:=[.C553]*(([.$K$5]-1)/[.$K$5])-[.$K$3]" office:value-type="float" office:value="0.00510728135881149" calcext:value-type="float">
            <text:p>0.005107281358811</text:p>
          </table:table-cell>
          <table:table-cell table:formula="of:=(([.C553]/[.$K$5])-[.$K$3])+[.D553]" office:value-type="float" office:value="0.95073271864119" calcext:value-type="float">
            <text:p>0.95073271864119</text:p>
          </table:table-cell>
          <table:table-cell table:formula="of:=[.E553]+[.$K$3]" office:value-type="float" office:value="0.0220799999999998" calcext:value-type="float">
            <text:p>0.02208</text:p>
          </table:table-cell>
          <table:table-cell table:formula="of:=(([.C553]/[.$K$5])-[.$K$3])/0.00000001" office:value-type="float" office:value="325.446520009653" calcext:value-type="float">
            <text:p>325</text:p>
          </table:table-cell>
          <table:table-cell table:number-columns-repeated="10"/>
        </table:table-row>
        <table:table-row table:style-name="ro2">
          <table:table-cell table:formula="of:=NOW()+([.$K$10]*[.B555])" office:value-type="date" office:date-value="2064-07-31T11:31:13.51" calcext:value-type="date">
            <text:p>2064-07-31</text:p>
          </table:table-cell>
          <table:table-cell office:value-type="float" office:value="554" calcext:value-type="float">
            <text:p>554</text:p>
          </table:table-cell>
          <table:table-cell table:formula="of:=[.C554]*(([.$K$5]-1)/[.$K$5])-[.$K$3]" office:value-type="float" office:value="0.00502472068082139" calcext:value-type="float">
            <text:p>0.005024720680821</text:p>
          </table:table-cell>
          <table:table-cell table:formula="of:=(([.C554]/[.$K$5])-[.$K$3])+[.D554]" office:value-type="float" office:value="0.95073527931918" calcext:value-type="float">
            <text:p>0.95073527931918</text:p>
          </table:table-cell>
          <table:table-cell table:formula="of:=[.E554]+[.$K$3]" office:value-type="float" office:value="0.0221199999999998" calcext:value-type="float">
            <text:p>0.02212</text:p>
          </table:table-cell>
          <table:table-cell table:formula="of:=(([.C554]/[.$K$5])-[.$K$3])/0.00000001" office:value-type="float" office:value="256.067799009572" calcext:value-type="float">
            <text:p>256</text:p>
          </table:table-cell>
          <table:table-cell table:number-columns-repeated="10"/>
        </table:table-row>
        <table:table-row table:style-name="ro2">
          <table:table-cell table:formula="of:=NOW()+([.$K$10]*[.B556])" office:value-type="date" office:date-value="2064-08-28T06:11:13.51" calcext:value-type="date">
            <text:p>2064-08-28</text:p>
          </table:table-cell>
          <table:table-cell office:value-type="float" office:value="555" calcext:value-type="float">
            <text:p>555</text:p>
          </table:table-cell>
          <table:table-cell table:formula="of:=[.C555]*(([.$K$5]-1)/[.$K$5])-[.$K$3]" office:value-type="float" office:value="0.00494284800848121" calcext:value-type="float">
            <text:p>0.004942848008481</text:p>
          </table:table-cell>
          <table:table-cell table:formula="of:=(([.C555]/[.$K$5])-[.$K$3])+[.D555]" office:value-type="float" office:value="0.950737151991521" calcext:value-type="float">
            <text:p>0.950737151991521</text:p>
          </table:table-cell>
          <table:table-cell table:formula="of:=[.E555]+[.$K$3]" office:value-type="float" office:value="0.0221599999999998" calcext:value-type="float">
            <text:p>0.02216</text:p>
          </table:table-cell>
          <table:table-cell table:formula="of:=(([.C555]/[.$K$5])-[.$K$3])/0.00000001" office:value-type="float" office:value="187.267234017826" calcext:value-type="float">
            <text:p>187</text:p>
          </table:table-cell>
          <table:table-cell table:number-columns-repeated="10"/>
        </table:table-row>
        <table:table-row table:style-name="ro2">
          <table:table-cell table:formula="of:=NOW()+([.$K$10]*[.B557])" office:value-type="date" office:date-value="2064-09-25T00:51:13.51" calcext:value-type="date">
            <text:p>2064-09-25</text:p>
          </table:table-cell>
          <table:table-cell office:value-type="float" office:value="556" calcext:value-type="float">
            <text:p>556</text:p>
          </table:table-cell>
          <table:table-cell table:formula="of:=[.C556]*(([.$K$5]-1)/[.$K$5])-[.$K$3]" office:value-type="float" office:value="0.00486165760841054" calcext:value-type="float">
            <text:p>0.004861657608411</text:p>
          </table:table-cell>
          <table:table-cell table:formula="of:=(([.C556]/[.$K$5])-[.$K$3])+[.D556]" office:value-type="float" office:value="0.950738342391591" calcext:value-type="float">
            <text:p>0.950738342391591</text:p>
          </table:table-cell>
          <table:table-cell table:formula="of:=[.E556]+[.$K$3]" office:value-type="float" office:value="0.0221999999999998" calcext:value-type="float">
            <text:p>0.0222</text:p>
          </table:table-cell>
          <table:table-cell table:formula="of:=(([.C556]/[.$K$5])-[.$K$3])/0.00000001" office:value-type="float" office:value="119.040007067677" calcext:value-type="float">
            <text:p>119</text:p>
          </table:table-cell>
          <table:table-cell table:number-columns-repeated="10"/>
        </table:table-row>
        <table:table-row table:style-name="ro2">
          <table:table-cell table:formula="of:=NOW()+([.$K$10]*[.B558])" office:value-type="date" office:date-value="2064-10-22T19:31:13.51" calcext:value-type="date">
            <text:p>2064-10-22</text:p>
          </table:table-cell>
          <table:table-cell office:value-type="float" office:value="557" calcext:value-type="float">
            <text:p>557</text:p>
          </table:table-cell>
          <table:table-cell table:formula="of:=[.C557]*(([.$K$5]-1)/[.$K$5])-[.$K$3]" office:value-type="float" office:value="0.00478114379500712" calcext:value-type="float">
            <text:p>0.004781143795007</text:p>
          </table:table-cell>
          <table:table-cell table:formula="of:=(([.C557]/[.$K$5])-[.$K$3])+[.D557]" office:value-type="float" office:value="0.950738856204995" calcext:value-type="float">
            <text:p>0.950738856204995</text:p>
          </table:table-cell>
          <table:table-cell table:formula="of:=[.E557]+[.$K$3]" office:value-type="float" office:value="0.0222399999999998" calcext:value-type="float">
            <text:p>0.02224</text:p>
          </table:table-cell>
          <table:table-cell table:formula="of:=(([.C557]/[.$K$5])-[.$K$3])/0.00000001" office:value-type="float" office:value="51.3813403421136" calcext:value-type="float">
            <text:p>51</text:p>
          </table:table-cell>
          <table:table-cell table:number-columns-repeated="10"/>
        </table:table-row>
        <table:table-row table:style-name="ro2">
          <table:table-cell table:formula="of:=NOW()+([.$K$10]*[.B559])" office:value-type="date" office:date-value="2064-11-19T14:11:13.51" calcext:value-type="date">
            <text:p>2064-11-19</text:p>
          </table:table-cell>
          <table:table-cell office:value-type="float" office:value="558" calcext:value-type="float">
            <text:p>558</text:p>
          </table:table-cell>
          <table:table-cell table:formula="of:=[.C558]*(([.$K$5]-1)/[.$K$5])-[.$K$3]" office:value-type="float" office:value="0.00470130093004872" calcext:value-type="float">
            <text:p>0.004701300930049</text:p>
          </table:table-cell>
          <table:table-cell table:formula="of:=(([.C558]/[.$K$5])-[.$K$3])+[.D558]" office:value-type="float" office:value="0.950738699069953" calcext:value-type="float">
            <text:p>0.950738699069953</text:p>
          </table:table-cell>
          <table:table-cell table:formula="of:=[.E558]+[.$K$3]" office:value-type="float" office:value="0.0222799999999998" calcext:value-type="float">
            <text:p>0.02228</text:p>
          </table:table-cell>
          <table:table-cell table:formula="of:=(([.C558]/[.$K$5])-[.$K$3])/0.00000001" office:value-type="float" office:value="-15.7135041607371" calcext:value-type="float">
            <text:p>-16</text:p>
          </table:table-cell>
          <table:table-cell table:number-columns-repeated="10"/>
        </table:table-row>
        <table:table-row table:style-name="ro2">
          <table:table-cell table:formula="of:=NOW()+([.$K$10]*[.B560])" office:value-type="date" office:date-value="2064-12-17T08:51:13.51" calcext:value-type="date">
            <text:p>2064-12-17</text:p>
          </table:table-cell>
          <table:table-cell office:value-type="float" office:value="559" calcext:value-type="float">
            <text:p>559</text:p>
          </table:table-cell>
          <table:table-cell table:formula="of:=[.C559]*(([.$K$5]-1)/[.$K$5])-[.$K$3]" office:value-type="float" office:value="0.00462212342229832" calcext:value-type="float">
            <text:p>0.004622123422298</text:p>
          </table:table-cell>
          <table:table-cell table:formula="of:=(([.C559]/[.$K$5])-[.$K$3])+[.D559]" office:value-type="float" office:value="0.950737876577703" calcext:value-type="float">
            <text:p>0.950737876577703</text:p>
          </table:table-cell>
          <table:table-cell table:formula="of:=[.E559]+[.$K$3]" office:value-type="float" office:value="0.0223199999999998" calcext:value-type="float">
            <text:p>0.02232</text:p>
          </table:table-cell>
          <table:table-cell table:formula="of:=(([.C559]/[.$K$5])-[.$K$3])/0.00000001" office:value-type="float" office:value="-82.2492249593978" calcext:value-type="float">
            <text:p>-82</text:p>
          </table:table-cell>
          <table:table-cell table:number-columns-repeated="10"/>
        </table:table-row>
        <table:table-row table:style-name="ro2">
          <table:table-cell table:formula="of:=NOW()+([.$K$10]*[.B561])" office:value-type="date" office:date-value="2065-01-14T03:31:13.51" calcext:value-type="date">
            <text:p>2065-01-14</text:p>
          </table:table-cell>
          <table:table-cell office:value-type="float" office:value="560" calcext:value-type="float">
            <text:p>560</text:p>
          </table:table-cell>
          <table:table-cell table:formula="of:=[.C560]*(([.$K$5]-1)/[.$K$5])-[.$K$3]" office:value-type="float" office:value="0.0045436057271125" calcext:value-type="float">
            <text:p>0.004543605727113</text:p>
          </table:table-cell>
          <table:table-cell table:formula="of:=(([.C560]/[.$K$5])-[.$K$3])+[.D560]" office:value-type="float" office:value="0.950736394272889" calcext:value-type="float">
            <text:p>0.950736394272889</text:p>
          </table:table-cell>
          <table:table-cell table:formula="of:=[.E560]+[.$K$3]" office:value-type="float" office:value="0.0223599999999998" calcext:value-type="float">
            <text:p>0.02236</text:p>
          </table:table-cell>
          <table:table-cell table:formula="of:=(([.C560]/[.$K$5])-[.$K$3])/0.00000001" office:value-type="float" office:value="-148.230481418069" calcext:value-type="float">
            <text:p>-148</text:p>
          </table:table-cell>
          <table:table-cell table:number-columns-repeated="10"/>
        </table:table-row>
        <table:table-row table:style-name="ro2">
          <table:table-cell table:formula="of:=NOW()+([.$K$10]*[.B562])" office:value-type="date" office:date-value="2065-02-10T22:11:13.51" calcext:value-type="date">
            <text:p>2065-02-10</text:p>
          </table:table-cell>
          <table:table-cell office:value-type="float" office:value="561" calcext:value-type="float">
            <text:p>561</text:p>
          </table:table-cell>
          <table:table-cell table:formula="of:=[.C561]*(([.$K$5]-1)/[.$K$5])-[.$K$3]" office:value-type="float" office:value="0.00446574234605323" calcext:value-type="float">
            <text:p>0.004465742346053</text:p>
          </table:table-cell>
          <table:table-cell table:formula="of:=(([.C561]/[.$K$5])-[.$K$3])+[.D561]" office:value-type="float" office:value="0.950734257653948" calcext:value-type="float">
            <text:p>0.950734257653948</text:p>
          </table:table-cell>
          <table:table-cell table:formula="of:=[.E561]+[.$K$3]" office:value-type="float" office:value="0.0223999999999998" calcext:value-type="float">
            <text:p>0.0224</text:p>
          </table:table-cell>
          <table:table-cell table:formula="of:=(([.C561]/[.$K$5])-[.$K$3])/0.00000001" office:value-type="float" office:value="-213.661894072919" calcext:value-type="float">
            <text:p>-214</text:p>
          </table:table-cell>
          <table:table-cell table:number-columns-repeated="10"/>
        </table:table-row>
        <table:table-row table:style-name="ro2">
          <table:table-cell table:formula="of:=NOW()+([.$K$10]*[.B563])" office:value-type="date" office:date-value="2065-03-10T16:51:13.51" calcext:value-type="date">
            <text:p>2065-03-10</text:p>
          </table:table-cell>
          <table:table-cell office:value-type="float" office:value="562" calcext:value-type="float">
            <text:p>562</text:p>
          </table:table-cell>
          <table:table-cell table:formula="of:=[.C562]*(([.$K$5]-1)/[.$K$5])-[.$K$3]" office:value-type="float" office:value="0.00438852782650278" calcext:value-type="float">
            <text:p>0.004388527826503</text:p>
          </table:table-cell>
          <table:table-cell table:formula="of:=(([.C562]/[.$K$5])-[.$K$3])+[.D562]" office:value-type="float" office:value="0.950731472173499" calcext:value-type="float">
            <text:p>0.950731472173499</text:p>
          </table:table-cell>
          <table:table-cell table:formula="of:=[.E562]+[.$K$3]" office:value-type="float" office:value="0.0224399999999998" calcext:value-type="float">
            <text:p>0.02244</text:p>
          </table:table-cell>
          <table:table-cell table:formula="of:=(([.C562]/[.$K$5])-[.$K$3])/0.00000001" office:value-type="float" office:value="-278.548044955645" calcext:value-type="float">
            <text:p>-279</text:p>
          </table:table-cell>
          <table:table-cell table:number-columns-repeated="10"/>
        </table:table-row>
        <table:table-row table:style-name="ro2">
          <table:table-cell table:formula="of:=NOW()+([.$K$10]*[.B564])" office:value-type="date" office:date-value="2065-04-07T11:31:13.51" calcext:value-type="date">
            <text:p>2065-04-07</text:p>
          </table:table-cell>
          <table:table-cell office:value-type="float" office:value="563" calcext:value-type="float">
            <text:p>563</text:p>
          </table:table-cell>
          <table:table-cell table:formula="of:=[.C563]*(([.$K$5]-1)/[.$K$5])-[.$K$3]" office:value-type="float" office:value="0.00431195676128193" calcext:value-type="float">
            <text:p>0.004311956761282</text:p>
          </table:table-cell>
          <table:table-cell table:formula="of:=(([.C563]/[.$K$5])-[.$K$3])+[.D563]" office:value-type="float" office:value="0.95072804323872" calcext:value-type="float">
            <text:p>0.95072804323872</text:p>
          </table:table-cell>
          <table:table-cell table:formula="of:=[.E563]+[.$K$3]" office:value-type="float" office:value="0.0224799999999998" calcext:value-type="float">
            <text:p>0.02248</text:p>
          </table:table-cell>
          <table:table-cell table:formula="of:=(([.C563]/[.$K$5])-[.$K$3])/0.00000001" office:value-type="float" office:value="-342.893477914348" calcext:value-type="float">
            <text:p>-343</text:p>
          </table:table-cell>
          <table:table-cell table:number-columns-repeated="10"/>
        </table:table-row>
        <table:table-row table:style-name="ro2">
          <table:table-cell table:formula="of:=NOW()+([.$K$10]*[.B565])" office:value-type="date" office:date-value="2065-05-05T06:11:13.51" calcext:value-type="date">
            <text:p>2065-05-05</text:p>
          </table:table-cell>
          <table:table-cell office:value-type="float" office:value="564" calcext:value-type="float">
            <text:p>564</text:p>
          </table:table-cell>
          <table:table-cell table:formula="of:=[.C564]*(([.$K$5]-1)/[.$K$5])-[.$K$3]" office:value-type="float" office:value="0.00423602378827124" calcext:value-type="float">
            <text:p>0.004236023788271</text:p>
          </table:table-cell>
          <table:table-cell table:formula="of:=(([.C564]/[.$K$5])-[.$K$3])+[.D564]" office:value-type="float" office:value="0.95072397621173" calcext:value-type="float">
            <text:p>0.95072397621173</text:p>
          </table:table-cell>
          <table:table-cell table:formula="of:=[.E564]+[.$K$3]" office:value-type="float" office:value="0.0225199999999998" calcext:value-type="float">
            <text:p>0.02252</text:p>
          </table:table-cell>
          <table:table-cell table:formula="of:=(([.C564]/[.$K$5])-[.$K$3])/0.00000001" office:value-type="float" office:value="-406.702698931728" calcext:value-type="float">
            <text:p>-407</text:p>
          </table:table-cell>
          <table:table-cell table:number-columns-repeated="10"/>
        </table:table-row>
        <table:table-row table:style-name="ro2">
          <table:table-cell table:formula="of:=NOW()+([.$K$10]*[.B566])" office:value-type="date" office:date-value="2065-06-02T00:51:13.51" calcext:value-type="date">
            <text:p>2065-06-02</text:p>
          </table:table-cell>
          <table:table-cell office:value-type="float" office:value="565" calcext:value-type="float">
            <text:p>565</text:p>
          </table:table-cell>
          <table:table-cell table:formula="of:=[.C565]*(([.$K$5]-1)/[.$K$5])-[.$K$3]" office:value-type="float" office:value="0.00416072359003565" calcext:value-type="float">
            <text:p>0.004160723590036</text:p>
          </table:table-cell>
          <table:table-cell table:formula="of:=(([.C565]/[.$K$5])-[.$K$3])+[.D565]" office:value-type="float" office:value="0.950719276409966" calcext:value-type="float">
            <text:p>0.950719276409966</text:p>
          </table:table-cell>
          <table:table-cell table:formula="of:=[.E565]+[.$K$3]" office:value-type="float" office:value="0.0225599999999998" calcext:value-type="float">
            <text:p>0.02256</text:p>
          </table:table-cell>
          <table:table-cell table:formula="of:=(([.C565]/[.$K$5])-[.$K$3])/0.00000001" office:value-type="float" office:value="-469.98017644063" calcext:value-type="float">
            <text:p>-470</text:p>
          </table:table-cell>
          <table:table-cell table:number-columns-repeated="10"/>
        </table:table-row>
        <table:table-row table:style-name="ro2">
          <table:table-cell table:formula="of:=NOW()+([.$K$10]*[.B567])" office:value-type="date" office:date-value="2065-06-29T19:31:13.51" calcext:value-type="date">
            <text:p>2065-06-29</text:p>
          </table:table-cell>
          <table:table-cell office:value-type="float" office:value="566" calcext:value-type="float">
            <text:p>566</text:p>
          </table:table-cell>
          <table:table-cell table:formula="of:=[.C566]*(([.$K$5]-1)/[.$K$5])-[.$K$3]" office:value-type="float" office:value="0.00408605089345202" calcext:value-type="float">
            <text:p>0.004086050893452</text:p>
          </table:table-cell>
          <table:table-cell table:formula="of:=(([.C566]/[.$K$5])-[.$K$3])+[.D566]" office:value-type="float" office:value="0.950713949106549" calcext:value-type="float">
            <text:p>0.950713949106549</text:p>
          </table:table-cell>
          <table:table-cell table:formula="of:=[.E566]+[.$K$3]" office:value-type="float" office:value="0.0225999999999998" calcext:value-type="float">
            <text:p>0.0226</text:p>
          </table:table-cell>
          <table:table-cell table:formula="of:=(([.C566]/[.$K$5])-[.$K$3])/0.00000001" office:value-type="float" office:value="-532.730341636958" calcext:value-type="float">
            <text:p>-533</text:p>
          </table:table-cell>
          <table:table-cell table:number-columns-repeated="10"/>
        </table:table-row>
        <table:table-row table:style-name="ro2">
          <table:table-cell table:formula="of:=NOW()+([.$K$10]*[.B568])" office:value-type="date" office:date-value="2065-07-27T14:11:13.51" calcext:value-type="date">
            <text:p>2065-07-27</text:p>
          </table:table-cell>
          <table:table-cell office:value-type="float" office:value="567" calcext:value-type="float">
            <text:p>567</text:p>
          </table:table-cell>
          <table:table-cell table:formula="of:=[.C567]*(([.$K$5]-1)/[.$K$5])-[.$K$3]" office:value-type="float" office:value="0.00401200046933992" calcext:value-type="float">
            <text:p>0.00401200046934</text:p>
          </table:table-cell>
          <table:table-cell table:formula="of:=(([.C567]/[.$K$5])-[.$K$3])+[.D567]" office:value-type="float" office:value="0.950707999530662" calcext:value-type="float">
            <text:p>0.950707999530662</text:p>
          </table:table-cell>
          <table:table-cell table:formula="of:=[.E567]+[.$K$3]" office:value-type="float" office:value="0.0226399999999997" calcext:value-type="float">
            <text:p>0.02264</text:p>
          </table:table-cell>
          <table:table-cell table:formula="of:=(([.C567]/[.$K$5])-[.$K$3])/0.00000001" office:value-type="float" office:value="-594.957588789984" calcext:value-type="float">
            <text:p>-595</text:p>
          </table:table-cell>
          <table:table-cell table:number-columns-repeated="10"/>
        </table:table-row>
        <table:table-row table:style-name="ro2">
          <table:table-cell table:formula="of:=NOW()+([.$K$10]*[.B569])" office:value-type="date" office:date-value="2065-08-24T08:51:13.51" calcext:value-type="date">
            <text:p>2065-08-24</text:p>
          </table:table-cell>
          <table:table-cell office:value-type="float" office:value="568" calcext:value-type="float">
            <text:p>568</text:p>
          </table:table-cell>
          <table:table-cell table:formula="of:=[.C568]*(([.$K$5]-1)/[.$K$5])-[.$K$3]" office:value-type="float" office:value="0.00393856713209542" calcext:value-type="float">
            <text:p>0.003938567132095</text:p>
          </table:table-cell>
          <table:table-cell table:formula="of:=(([.C568]/[.$K$5])-[.$K$3])+[.D568]" office:value-type="float" office:value="0.950701432867906" calcext:value-type="float">
            <text:p>0.950701432867906</text:p>
          </table:table-cell>
          <table:table-cell table:formula="of:=[.E568]+[.$K$3]" office:value-type="float" office:value="0.0226799999999997" calcext:value-type="float">
            <text:p>0.02268</text:p>
          </table:table-cell>
          <table:table-cell table:formula="of:=(([.C568]/[.$K$5])-[.$K$3])/0.00000001" office:value-type="float" office:value="-656.666275550068" calcext:value-type="float">
            <text:p>-657</text:p>
          </table:table-cell>
          <table:table-cell table:number-columns-repeated="10"/>
        </table:table-row>
        <table:table-row table:style-name="ro2">
          <table:table-cell table:formula="of:=NOW()+([.$K$10]*[.B570])" office:value-type="date" office:date-value="2065-09-21T03:31:13.51" calcext:value-type="date">
            <text:p>2065-09-21</text:p>
          </table:table-cell>
          <table:table-cell office:value-type="float" office:value="569" calcext:value-type="float">
            <text:p>569</text:p>
          </table:table-cell>
          <table:table-cell table:formula="of:=[.C569]*(([.$K$5]-1)/[.$K$5])-[.$K$3]" office:value-type="float" office:value="0.00386574573932796" calcext:value-type="float">
            <text:p>0.003865745739328</text:p>
          </table:table-cell>
          <table:table-cell table:formula="of:=(([.C569]/[.$K$5])-[.$K$3])+[.D569]" office:value-type="float" office:value="0.950694254260674" calcext:value-type="float">
            <text:p>0.950694254260674</text:p>
          </table:table-cell>
          <table:table-cell table:formula="of:=[.E569]+[.$K$3]" office:value-type="float" office:value="0.0227199999999997" calcext:value-type="float">
            <text:p>0.02272</text:p>
          </table:table-cell>
          <table:table-cell table:formula="of:=(([.C569]/[.$K$5])-[.$K$3])/0.00000001" office:value-type="float" office:value="-717.860723253817" calcext:value-type="float">
            <text:p>-718</text:p>
          </table:table-cell>
          <table:table-cell table:number-columns-repeated="10"/>
        </table:table-row>
        <table:table-row table:style-name="ro2">
          <table:table-cell table:formula="of:=NOW()+([.$K$10]*[.B571])" office:value-type="date" office:date-value="2065-10-18T22:11:13.51" calcext:value-type="date">
            <text:p>2065-10-18</text:p>
          </table:table-cell>
          <table:table-cell office:value-type="float" office:value="570" calcext:value-type="float">
            <text:p>570</text:p>
          </table:table-cell>
          <table:table-cell table:formula="of:=[.C570]*(([.$K$5]-1)/[.$K$5])-[.$K$3]" office:value-type="float" office:value="0.00379353119150023" calcext:value-type="float">
            <text:p>0.0037935311915</text:p>
          </table:table-cell>
          <table:table-cell table:formula="of:=(([.C570]/[.$K$5])-[.$K$3])+[.D570]" office:value-type="float" office:value="0.950686468808501" calcext:value-type="float">
            <text:p>0.950686468808501</text:p>
          </table:table-cell>
          <table:table-cell table:formula="of:=[.E570]+[.$K$3]" office:value-type="float" office:value="0.0227599999999997" calcext:value-type="float">
            <text:p>0.02276</text:p>
          </table:table-cell>
          <table:table-cell table:formula="of:=(([.C570]/[.$K$5])-[.$K$3])/0.00000001" office:value-type="float" office:value="-778.545217226702" calcext:value-type="float">
            <text:p>-779</text:p>
          </table:table-cell>
          <table:table-cell table:number-columns-repeated="10"/>
        </table:table-row>
        <table:table-row table:style-name="ro2">
          <table:table-cell table:formula="of:=NOW()+([.$K$10]*[.B572])" office:value-type="date" office:date-value="2065-11-15T16:51:13.51" calcext:value-type="date">
            <text:p>2065-11-15</text:p>
          </table:table-cell>
          <table:table-cell office:value-type="float" office:value="571" calcext:value-type="float">
            <text:p>571</text:p>
          </table:table-cell>
          <table:table-cell table:formula="of:=[.C571]*(([.$K$5]-1)/[.$K$5])-[.$K$3]" office:value-type="float" office:value="0.00372191843157106" calcext:value-type="float">
            <text:p>0.003721918431571</text:p>
          </table:table-cell>
          <table:table-cell table:formula="of:=(([.C571]/[.$K$5])-[.$K$3])+[.D571]" office:value-type="float" office:value="0.950678081568431" calcext:value-type="float">
            <text:p>0.950678081568431</text:p>
          </table:table-cell>
          <table:table-cell table:formula="of:=[.E571]+[.$K$3]" office:value-type="float" office:value="0.0227999999999997" calcext:value-type="float">
            <text:p>0.0228</text:p>
          </table:table-cell>
          <table:table-cell table:formula="of:=(([.C571]/[.$K$5])-[.$K$3])/0.00000001" office:value-type="float" office:value="-838.724007083146" calcext:value-type="float">
            <text:p>-839</text:p>
          </table:table-cell>
          <table:table-cell table:number-columns-repeated="10"/>
        </table:table-row>
        <table:table-row table:style-name="ro2">
          <table:table-cell table:formula="of:=NOW()+([.$K$10]*[.B573])" office:value-type="date" office:date-value="2065-12-13T11:31:13.51" calcext:value-type="date">
            <text:p>2065-12-13</text:p>
          </table:table-cell>
          <table:table-cell office:value-type="float" office:value="572" calcext:value-type="float">
            <text:p>572</text:p>
          </table:table-cell>
          <table:table-cell table:formula="of:=[.C572]*(([.$K$5]-1)/[.$K$5])-[.$K$3]" office:value-type="float" office:value="0.0036509024446413" calcext:value-type="float">
            <text:p>0.003650902444641</text:p>
          </table:table-cell>
          <table:table-cell table:formula="of:=(([.C572]/[.$K$5])-[.$K$3])+[.D572]" office:value-type="float" office:value="0.95066909755536" calcext:value-type="float">
            <text:p>0.95066909755536</text:p>
          </table:table-cell>
          <table:table-cell table:formula="of:=[.E572]+[.$K$3]" office:value-type="float" office:value="0.0228399999999997" calcext:value-type="float">
            <text:p>0.02284</text:p>
          </table:table-cell>
          <table:table-cell table:formula="of:=(([.C572]/[.$K$5])-[.$K$3])/0.00000001" office:value-type="float" office:value="-898.401307024119" calcext:value-type="float">
            <text:p>-898</text:p>
          </table:table-cell>
          <table:table-cell table:number-columns-repeated="10"/>
        </table:table-row>
        <table:table-row table:style-name="ro2">
          <table:table-cell table:formula="of:=NOW()+([.$K$10]*[.B574])" office:value-type="date" office:date-value="2066-01-10T06:11:13.51" calcext:value-type="date">
            <text:p>2066-01-10</text:p>
          </table:table-cell>
          <table:table-cell office:value-type="float" office:value="573" calcext:value-type="float">
            <text:p>573</text:p>
          </table:table-cell>
          <table:table-cell table:formula="of:=[.C573]*(([.$K$5]-1)/[.$K$5])-[.$K$3]" office:value-type="float" office:value="0.00358047825760262" calcext:value-type="float">
            <text:p>0.003580478257603</text:p>
          </table:table-cell>
          <table:table-cell table:formula="of:=(([.C573]/[.$K$5])-[.$K$3])+[.D573]" office:value-type="float" office:value="0.950659521742399" calcext:value-type="float">
            <text:p>0.950659521742399</text:p>
          </table:table-cell>
          <table:table-cell table:formula="of:=[.E573]+[.$K$3]" office:value-type="float" office:value="0.0228799999999997" calcext:value-type="float">
            <text:p>0.02288</text:p>
          </table:table-cell>
          <table:table-cell table:formula="of:=(([.C573]/[.$K$5])-[.$K$3])/0.00000001" office:value-type="float" office:value="-957.581296132252" calcext:value-type="float">
            <text:p>-958</text:p>
          </table:table-cell>
          <table:table-cell table:number-columns-repeated="10"/>
        </table:table-row>
        <table:table-row table:style-name="ro2">
          <table:table-cell table:formula="of:=NOW()+([.$K$10]*[.B575])" office:value-type="date" office:date-value="2066-02-07T00:51:13.51" calcext:value-type="date">
            <text:p>2066-02-07</text:p>
          </table:table-cell>
          <table:table-cell office:value-type="float" office:value="574" calcext:value-type="float">
            <text:p>574</text:p>
          </table:table-cell>
          <table:table-cell table:formula="of:=[.C574]*(([.$K$5]-1)/[.$K$5])-[.$K$3]" office:value-type="float" office:value="0.00351064093878927" calcext:value-type="float">
            <text:p>0.003510640938789</text:p>
          </table:table-cell>
          <table:table-cell table:formula="of:=(([.C574]/[.$K$5])-[.$K$3])+[.D574]" office:value-type="float" office:value="0.950649359061212" calcext:value-type="float">
            <text:p>0.950649359061212</text:p>
          </table:table-cell>
          <table:table-cell table:formula="of:=[.E574]+[.$K$3]" office:value-type="float" office:value="0.0229199999999997" calcext:value-type="float">
            <text:p>0.02292</text:p>
          </table:table-cell>
          <table:table-cell table:formula="of:=(([.C574]/[.$K$5])-[.$K$3])/0.00000001" office:value-type="float" office:value="-1016.26811866448" calcext:value-type="float">
            <text:p>-1016</text:p>
          </table:table-cell>
          <table:table-cell table:number-columns-repeated="10"/>
        </table:table-row>
        <table:table-row table:style-name="ro2">
          <table:table-cell table:formula="of:=NOW()+([.$K$10]*[.B576])" office:value-type="date" office:date-value="2066-03-06T19:31:13.51" calcext:value-type="date">
            <text:p>2066-03-06</text:p>
          </table:table-cell>
          <table:table-cell office:value-type="float" office:value="575" calcext:value-type="float">
            <text:p>575</text:p>
          </table:table-cell>
          <table:table-cell table:formula="of:=[.C575]*(([.$K$5]-1)/[.$K$5])-[.$K$3]" office:value-type="float" office:value="0.00344138559763269" calcext:value-type="float">
            <text:p>0.003441385597633</text:p>
          </table:table-cell>
          <table:table-cell table:formula="of:=(([.C575]/[.$K$5])-[.$K$3])+[.D575]" office:value-type="float" office:value="0.950638614402369" calcext:value-type="float">
            <text:p>0.950638614402369</text:p>
          </table:table-cell>
          <table:table-cell table:formula="of:=[.E575]+[.$K$3]" office:value-type="float" office:value="0.0229599999999997" calcext:value-type="float">
            <text:p>0.02296</text:p>
          </table:table-cell>
          <table:table-cell table:formula="of:=(([.C575]/[.$K$5])-[.$K$3])/0.00000001" office:value-type="float" office:value="-1074.46588434228" calcext:value-type="float">
            <text:p>-1074</text:p>
          </table:table-cell>
          <table:table-cell table:number-columns-repeated="10"/>
        </table:table-row>
        <table:table-row table:style-name="ro2">
          <table:table-cell table:formula="of:=NOW()+([.$K$10]*[.B577])" office:value-type="date" office:date-value="2066-04-03T14:11:13.51" calcext:value-type="date">
            <text:p>2066-04-03</text:p>
          </table:table-cell>
          <table:table-cell office:value-type="float" office:value="576" calcext:value-type="float">
            <text:p>576</text:p>
          </table:table-cell>
          <table:table-cell table:formula="of:=[.C576]*(([.$K$5]-1)/[.$K$5])-[.$K$3]" office:value-type="float" office:value="0.00337270738431908" calcext:value-type="float">
            <text:p>0.003372707384319</text:p>
          </table:table-cell>
          <table:table-cell table:formula="of:=(([.C576]/[.$K$5])-[.$K$3])+[.D576]" office:value-type="float" office:value="0.950627292615682" calcext:value-type="float">
            <text:p>0.950627292615682</text:p>
          </table:table-cell>
          <table:table-cell table:formula="of:=[.E576]+[.$K$3]" office:value-type="float" office:value="0.0229999999999997" calcext:value-type="float">
            <text:p>0.023</text:p>
          </table:table-cell>
          <table:table-cell table:formula="of:=(([.C576]/[.$K$5])-[.$K$3])/0.00000001" office:value-type="float" office:value="-1132.17866863943" calcext:value-type="float">
            <text:p>-1132</text:p>
          </table:table-cell>
          <table:table-cell table:number-columns-repeated="10"/>
        </table:table-row>
        <table:table-row table:style-name="ro2">
          <table:table-cell table:formula="of:=NOW()+([.$K$10]*[.B578])" office:value-type="date" office:date-value="2066-05-01T08:51:13.51" calcext:value-type="date">
            <text:p>2066-05-01</text:p>
          </table:table-cell>
          <table:table-cell office:value-type="float" office:value="577" calcext:value-type="float">
            <text:p>577</text:p>
          </table:table-cell>
          <table:table-cell table:formula="of:=[.C577]*(([.$K$5]-1)/[.$K$5])-[.$K$3]" office:value-type="float" office:value="0.00330460148944976" calcext:value-type="float">
            <text:p>0.00330460148945</text:p>
          </table:table-cell>
          <table:table-cell table:formula="of:=(([.C577]/[.$K$5])-[.$K$3])+[.D577]" office:value-type="float" office:value="0.950615398510552" calcext:value-type="float">
            <text:p>0.950615398510552</text:p>
          </table:table-cell>
          <table:table-cell table:formula="of:=[.E577]+[.$K$3]" office:value-type="float" office:value="0.0230399999999997" calcext:value-type="float">
            <text:p>0.02304</text:p>
          </table:table-cell>
          <table:table-cell table:formula="of:=(([.C577]/[.$K$5])-[.$K$3])/0.00000001" office:value-type="float" office:value="-1189.41051306743" calcext:value-type="float">
            <text:p>-1189</text:p>
          </table:table-cell>
          <table:table-cell table:number-columns-repeated="10"/>
        </table:table-row>
        <table:table-row table:style-name="ro2">
          <table:table-cell table:formula="of:=NOW()+([.$K$10]*[.B579])" office:value-type="date" office:date-value="2066-05-29T03:31:13.51" calcext:value-type="date">
            <text:p>2066-05-29</text:p>
          </table:table-cell>
          <table:table-cell office:value-type="float" office:value="578" calcext:value-type="float">
            <text:p>578</text:p>
          </table:table-cell>
          <table:table-cell table:formula="of:=[.C578]*(([.$K$5]-1)/[.$K$5])-[.$K$3]" office:value-type="float" office:value="0.00323706314370434" calcext:value-type="float">
            <text:p>0.003237063143704</text:p>
          </table:table-cell>
          <table:table-cell table:formula="of:=(([.C578]/[.$K$5])-[.$K$3])+[.D578]" office:value-type="float" office:value="0.950602936856297" calcext:value-type="float">
            <text:p>0.950602936856297</text:p>
          </table:table-cell>
          <table:table-cell table:formula="of:=[.E578]+[.$K$3]" office:value-type="float" office:value="0.0230799999999997" calcext:value-type="float">
            <text:p>0.02308</text:p>
          </table:table-cell>
          <table:table-cell table:formula="of:=(([.C578]/[.$K$5])-[.$K$3])/0.00000001" office:value-type="float" office:value="-1246.16542545854" calcext:value-type="float">
            <text:p>-1246</text:p>
          </table:table-cell>
          <table:table-cell table:number-columns-repeated="10"/>
        </table:table-row>
        <table:table-row table:style-name="ro2">
          <table:table-cell table:formula="of:=NOW()+([.$K$10]*[.B580])" office:value-type="date" office:date-value="2066-06-25T22:11:13.51" calcext:value-type="date">
            <text:p>2066-06-25</text:p>
          </table:table-cell>
          <table:table-cell office:value-type="float" office:value="579" calcext:value-type="float">
            <text:p>579</text:p>
          </table:table-cell>
          <table:table-cell table:formula="of:=[.C579]*(([.$K$5]-1)/[.$K$5])-[.$K$3]" office:value-type="float" office:value="0.00317008761750681" calcext:value-type="float">
            <text:p>0.003170087617507</text:p>
          </table:table-cell>
          <table:table-cell table:formula="of:=(([.C579]/[.$K$5])-[.$K$3])+[.D579]" office:value-type="float" office:value="0.950589912382494" calcext:value-type="float">
            <text:p>0.950589912382494</text:p>
          </table:table-cell>
          <table:table-cell table:formula="of:=[.E579]+[.$K$3]" office:value-type="float" office:value="0.0231199999999997" calcext:value-type="float">
            <text:p>0.02312</text:p>
          </table:table-cell>
          <table:table-cell table:formula="of:=(([.C579]/[.$K$5])-[.$K$3])/0.00000001" office:value-type="float" office:value="-1302.44738024638" calcext:value-type="float">
            <text:p>-1302</text:p>
          </table:table-cell>
          <table:table-cell table:number-columns-repeated="10"/>
        </table:table-row>
        <table:table-row table:style-name="ro2">
          <table:table-cell table:formula="of:=NOW()+([.$K$10]*[.B581])" office:value-type="date" office:date-value="2066-07-23T16:51:13.51" calcext:value-type="date">
            <text:p>2066-07-23</text:p>
          </table:table-cell>
          <table:table-cell office:value-type="float" office:value="580" calcext:value-type="float">
            <text:p>580</text:p>
          </table:table-cell>
          <table:table-cell table:formula="of:=[.C580]*(([.$K$5]-1)/[.$K$5])-[.$K$3]" office:value-type="float" office:value="0.00310367022069425" calcext:value-type="float">
            <text:p>0.003103670220694</text:p>
          </table:table-cell>
          <table:table-cell table:formula="of:=(([.C580]/[.$K$5])-[.$K$3])+[.D580]" office:value-type="float" office:value="0.950576329779307" calcext:value-type="float">
            <text:p>0.950576329779307</text:p>
          </table:table-cell>
          <table:table-cell table:formula="of:=[.E580]+[.$K$3]" office:value-type="float" office:value="0.0231599999999997" calcext:value-type="float">
            <text:p>0.02316</text:p>
          </table:table-cell>
          <table:table-cell table:formula="of:=(([.C580]/[.$K$5])-[.$K$3])/0.00000001" office:value-type="float" office:value="-1358.26031874433" calcext:value-type="float">
            <text:p>-1358</text:p>
          </table:table-cell>
          <table:table-cell table:number-columns-repeated="10"/>
        </table:table-row>
        <table:table-row table:style-name="ro2">
          <table:table-cell table:formula="of:=NOW()+([.$K$10]*[.B582])" office:value-type="date" office:date-value="2066-08-20T11:31:13.51" calcext:value-type="date">
            <text:p>2066-08-20</text:p>
          </table:table-cell>
          <table:table-cell office:value-type="float" office:value="581" calcext:value-type="float">
            <text:p>581</text:p>
          </table:table-cell>
          <table:table-cell table:formula="of:=[.C581]*(([.$K$5]-1)/[.$K$5])-[.$K$3]" office:value-type="float" office:value="0.00303780630218846" calcext:value-type="float">
            <text:p>0.003037806302188</text:p>
          </table:table-cell>
          <table:table-cell table:formula="of:=(([.C581]/[.$K$5])-[.$K$3])+[.D581]" office:value-type="float" office:value="0.950562193697813" calcext:value-type="float">
            <text:p>0.950562193697813</text:p>
          </table:table-cell>
          <table:table-cell table:formula="of:=[.E581]+[.$K$3]" office:value-type="float" office:value="0.0231999999999997" calcext:value-type="float">
            <text:p>0.0232</text:p>
          </table:table-cell>
          <table:table-cell table:formula="of:=(([.C581]/[.$K$5])-[.$K$3])/0.00000001" office:value-type="float" office:value="-1413.60814942146" calcext:value-type="float">
            <text:p>-1414</text:p>
          </table:table-cell>
          <table:table-cell table:number-columns-repeated="10"/>
        </table:table-row>
        <table:table-row table:style-name="ro2">
          <table:table-cell table:formula="of:=NOW()+([.$K$10]*[.B583])" office:value-type="date" office:date-value="2066-09-17T06:11:13.51" calcext:value-type="date">
            <text:p>2066-09-17</text:p>
          </table:table-cell>
          <table:table-cell office:value-type="float" office:value="582" calcext:value-type="float">
            <text:p>582</text:p>
          </table:table-cell>
          <table:table-cell table:formula="of:=[.C582]*(([.$K$5]-1)/[.$K$5])-[.$K$3]" office:value-type="float" office:value="0.00297249124967023" calcext:value-type="float">
            <text:p>0.00297249124967</text:p>
          </table:table-cell>
          <table:table-cell table:formula="of:=(([.C582]/[.$K$5])-[.$K$3])+[.D582]" office:value-type="float" office:value="0.950547508750331" calcext:value-type="float">
            <text:p>0.950547508750331</text:p>
          </table:table-cell>
          <table:table-cell table:formula="of:=[.E582]+[.$K$3]" office:value-type="float" office:value="0.0232399999999997" calcext:value-type="float">
            <text:p>0.02324</text:p>
          </table:table-cell>
          <table:table-cell table:formula="of:=(([.C582]/[.$K$5])-[.$K$3])/0.00000001" office:value-type="float" office:value="-1468.49474817628" calcext:value-type="float">
            <text:p>-1468</text:p>
          </table:table-cell>
          <table:table-cell table:number-columns-repeated="10"/>
        </table:table-row>
        <table:table-row table:style-name="ro2">
          <table:table-cell table:formula="of:=NOW()+([.$K$10]*[.B584])" office:value-type="date" office:date-value="2066-10-15T00:51:13.51" calcext:value-type="date">
            <text:p>2066-10-15</text:p>
          </table:table-cell>
          <table:table-cell office:value-type="float" office:value="583" calcext:value-type="float">
            <text:p>583</text:p>
          </table:table-cell>
          <table:table-cell table:formula="of:=[.C583]*(([.$K$5]-1)/[.$K$5])-[.$K$3]" office:value-type="float" office:value="0.00290772048925631" calcext:value-type="float">
            <text:p>0.002907720489256</text:p>
          </table:table-cell>
          <table:table-cell table:formula="of:=(([.C583]/[.$K$5])-[.$K$3])+[.D583]" office:value-type="float" office:value="0.950532279510745" calcext:value-type="float">
            <text:p>0.950532279510745</text:p>
          </table:table-cell>
          <table:table-cell table:formula="of:=[.E583]+[.$K$3]" office:value-type="float" office:value="0.0232799999999997" calcext:value-type="float">
            <text:p>0.02328</text:p>
          </table:table-cell>
          <table:table-cell table:formula="of:=(([.C583]/[.$K$5])-[.$K$3])/0.00000001" office:value-type="float" office:value="-1522.92395860814" calcext:value-type="float">
            <text:p>-1523</text:p>
          </table:table-cell>
          <table:table-cell table:number-columns-repeated="10"/>
        </table:table-row>
        <table:table-row table:style-name="ro2">
          <table:table-cell table:formula="of:=NOW()+([.$K$10]*[.B585])" office:value-type="date" office:date-value="2066-11-11T19:31:13.51" calcext:value-type="date">
            <text:p>2066-11-11</text:p>
          </table:table-cell>
          <table:table-cell office:value-type="float" office:value="584" calcext:value-type="float">
            <text:p>584</text:p>
          </table:table-cell>
          <table:table-cell table:formula="of:=[.C584]*(([.$K$5]-1)/[.$K$5])-[.$K$3]" office:value-type="float" office:value="0.00284348948517917" calcext:value-type="float">
            <text:p>0.002843489485179</text:p>
          </table:table-cell>
          <table:table-cell table:formula="of:=(([.C584]/[.$K$5])-[.$K$3])+[.D584]" office:value-type="float" office:value="0.950516510514822" calcext:value-type="float">
            <text:p>0.950516510514822</text:p>
          </table:table-cell>
          <table:table-cell table:formula="of:=[.E584]+[.$K$3]" office:value-type="float" office:value="0.0233199999999997" calcext:value-type="float">
            <text:p>0.02332</text:p>
          </table:table-cell>
          <table:table-cell table:formula="of:=(([.C584]/[.$K$5])-[.$K$3])/0.00000001" office:value-type="float" office:value="-1576.89959228641" calcext:value-type="float">
            <text:p>-1577</text:p>
          </table:table-cell>
          <table:table-cell table:number-columns-repeated="10"/>
        </table:table-row>
        <table:table-row table:style-name="ro2">
          <table:table-cell table:formula="of:=NOW()+([.$K$10]*[.B586])" office:value-type="date" office:date-value="2066-12-09T14:11:13.51" calcext:value-type="date">
            <text:p>2066-12-09</text:p>
          </table:table-cell>
          <table:table-cell office:value-type="float" office:value="585" calcext:value-type="float">
            <text:p>585</text:p>
          </table:table-cell>
          <table:table-cell table:formula="of:=[.C585]*(([.$K$5]-1)/[.$K$5])-[.$K$3]" office:value-type="float" office:value="0.00277979373946935" calcext:value-type="float">
            <text:p>0.002779793739469</text:p>
          </table:table-cell>
          <table:table-cell table:formula="of:=(([.C585]/[.$K$5])-[.$K$3])+[.D585]" office:value-type="float" office:value="0.950500206260532" calcext:value-type="float">
            <text:p>0.950500206260532</text:p>
          </table:table-cell>
          <table:table-cell table:formula="of:=[.E585]+[.$K$3]" office:value-type="float" office:value="0.0233599999999997" calcext:value-type="float">
            <text:p>0.02336</text:p>
          </table:table-cell>
          <table:table-cell table:formula="of:=(([.C585]/[.$K$5])-[.$K$3])/0.00000001" office:value-type="float" office:value="-1630.42542901736" calcext:value-type="float">
            <text:p>-1630</text:p>
          </table:table-cell>
          <table:table-cell table:number-columns-repeated="10"/>
        </table:table-row>
        <table:table-row table:style-name="ro2">
          <table:table-cell table:formula="of:=NOW()+([.$K$10]*[.B587])" office:value-type="date" office:date-value="2067-01-06T08:51:13.51" calcext:value-type="date">
            <text:p>2067-01-06</text:p>
          </table:table-cell>
          <table:table-cell office:value-type="float" office:value="586" calcext:value-type="float">
            <text:p>586</text:p>
          </table:table-cell>
          <table:table-cell table:formula="of:=[.C586]*(([.$K$5]-1)/[.$K$5])-[.$K$3]" office:value-type="float" office:value="0.00271662879164043" calcext:value-type="float">
            <text:p>0.00271662879164</text:p>
          </table:table-cell>
          <table:table-cell table:formula="of:=(([.C586]/[.$K$5])-[.$K$3])+[.D586]" office:value-type="float" office:value="0.950483371208361" calcext:value-type="float">
            <text:p>0.950483371208361</text:p>
          </table:table-cell>
          <table:table-cell table:formula="of:=[.E586]+[.$K$3]" office:value-type="float" office:value="0.0233999999999997" calcext:value-type="float">
            <text:p>0.0234</text:p>
          </table:table-cell>
          <table:table-cell table:formula="of:=(([.C586]/[.$K$5])-[.$K$3])/0.00000001" office:value-type="float" office:value="-1683.50521710888" calcext:value-type="float">
            <text:p>-1684</text:p>
          </table:table-cell>
          <table:table-cell table:number-columns-repeated="10"/>
        </table:table-row>
        <table:table-row table:style-name="ro2">
          <table:table-cell table:formula="of:=NOW()+([.$K$10]*[.B588])" office:value-type="date" office:date-value="2067-02-03T03:31:13.51" calcext:value-type="date">
            <text:p>2067-02-03</text:p>
          </table:table-cell>
          <table:table-cell office:value-type="float" office:value="587" calcext:value-type="float">
            <text:p>587</text:p>
          </table:table-cell>
          <table:table-cell table:formula="of:=[.C587]*(([.$K$5]-1)/[.$K$5])-[.$K$3]" office:value-type="float" office:value="0.00265399021837676" calcext:value-type="float">
            <text:p>0.002653990218377</text:p>
          </table:table-cell>
          <table:table-cell table:formula="of:=(([.C587]/[.$K$5])-[.$K$3])+[.D587]" office:value-type="float" office:value="0.950466009781625" calcext:value-type="float">
            <text:p>0.950466009781625</text:p>
          </table:table-cell>
          <table:table-cell table:formula="of:=[.E587]+[.$K$3]" office:value-type="float" office:value="0.0234399999999997" calcext:value-type="float">
            <text:p>0.02344</text:p>
          </table:table-cell>
          <table:table-cell table:formula="of:=(([.C587]/[.$K$5])-[.$K$3])/0.00000001" office:value-type="float" office:value="-1736.14267363297" calcext:value-type="float">
            <text:p>-1736</text:p>
          </table:table-cell>
          <table:table-cell table:number-columns-repeated="10"/>
        </table:table-row>
        <table:table-row table:style-name="ro2">
          <table:table-cell table:formula="of:=NOW()+([.$K$10]*[.B589])" office:value-type="date" office:date-value="2067-03-02T22:11:13.51" calcext:value-type="date">
            <text:p>2067-03-02</text:p>
          </table:table-cell>
          <table:table-cell office:value-type="float" office:value="588" calcext:value-type="float">
            <text:p>588</text:p>
          </table:table-cell>
          <table:table-cell table:formula="of:=[.C588]*(([.$K$5]-1)/[.$K$5])-[.$K$3]" office:value-type="float" office:value="0.00259187363322362" calcext:value-type="float">
            <text:p>0.002591873633224</text:p>
          </table:table-cell>
          <table:table-cell table:formula="of:=(([.C588]/[.$K$5])-[.$K$3])+[.D588]" office:value-type="float" office:value="0.950448126366778" calcext:value-type="float">
            <text:p>0.950448126366778</text:p>
          </table:table-cell>
          <table:table-cell table:formula="of:=[.E588]+[.$K$3]" office:value-type="float" office:value="0.0234799999999997" calcext:value-type="float">
            <text:p>0.02348</text:p>
          </table:table-cell>
          <table:table-cell table:formula="of:=(([.C588]/[.$K$5])-[.$K$3])/0.00000001" office:value-type="float" office:value="-1788.34148468603" calcext:value-type="float">
            <text:p>-1788</text:p>
          </table:table-cell>
          <table:table-cell table:number-columns-repeated="10"/>
        </table:table-row>
        <table:table-row table:style-name="ro2">
          <table:table-cell table:formula="of:=NOW()+([.$K$10]*[.B590])" office:value-type="date" office:date-value="2067-03-30T16:51:13.51" calcext:value-type="date">
            <text:p>2067-03-30</text:p>
          </table:table-cell>
          <table:table-cell office:value-type="float" office:value="589" calcext:value-type="float">
            <text:p>589</text:p>
          </table:table-cell>
          <table:table-cell table:formula="of:=[.C589]*(([.$K$5]-1)/[.$K$5])-[.$K$3]" office:value-type="float" office:value="0.00253027468628009" calcext:value-type="float">
            <text:p>0.00253027468628</text:p>
          </table:table-cell>
          <table:table-cell table:formula="of:=(([.C589]/[.$K$5])-[.$K$3])+[.D589]" office:value-type="float" office:value="0.950429725313721" calcext:value-type="float">
            <text:p>0.950429725313721</text:p>
          </table:table-cell>
          <table:table-cell table:formula="of:=[.E589]+[.$K$3]" office:value-type="float" office:value="0.0235199999999997" calcext:value-type="float">
            <text:p>0.02352</text:p>
          </table:table-cell>
          <table:table-cell table:formula="of:=(([.C589]/[.$K$5])-[.$K$3])/0.00000001" office:value-type="float" office:value="-1840.10530564698" calcext:value-type="float">
            <text:p>-1840</text:p>
          </table:table-cell>
          <table:table-cell table:number-columns-repeated="10"/>
        </table:table-row>
        <table:table-row table:style-name="ro2">
          <table:table-cell table:formula="of:=NOW()+([.$K$10]*[.B591])" office:value-type="date" office:date-value="2067-04-27T11:31:13.51" calcext:value-type="date">
            <text:p>2067-04-27</text:p>
          </table:table-cell>
          <table:table-cell office:value-type="float" office:value="590" calcext:value-type="float">
            <text:p>590</text:p>
          </table:table-cell>
          <table:table-cell table:formula="of:=[.C590]*(([.$K$5]-1)/[.$K$5])-[.$K$3]" office:value-type="float" office:value="0.00246918906389443" calcext:value-type="float">
            <text:p>0.002469189063894</text:p>
          </table:table-cell>
          <table:table-cell table:formula="of:=(([.C590]/[.$K$5])-[.$K$3])+[.D590]" office:value-type="float" office:value="0.950410810936107" calcext:value-type="float">
            <text:p>0.950410810936107</text:p>
          </table:table-cell>
          <table:table-cell table:formula="of:=[.E590]+[.$K$3]" office:value-type="float" office:value="0.0235599999999997" calcext:value-type="float">
            <text:p>0.02356</text:p>
          </table:table-cell>
          <table:table-cell table:formula="of:=(([.C590]/[.$K$5])-[.$K$3])/0.00000001" office:value-type="float" office:value="-1891.43776143325" calcext:value-type="float">
            <text:p>-1891</text:p>
          </table:table-cell>
          <table:table-cell table:number-columns-repeated="10"/>
        </table:table-row>
        <table:table-row table:style-name="ro2">
          <table:table-cell table:formula="of:=NOW()+([.$K$10]*[.B592])" office:value-type="date" office:date-value="2067-05-25T06:11:13.51" calcext:value-type="date">
            <text:p>2067-05-25</text:p>
          </table:table-cell>
          <table:table-cell office:value-type="float" office:value="591" calcext:value-type="float">
            <text:p>591</text:p>
          </table:table-cell>
          <table:table-cell table:formula="of:=[.C591]*(([.$K$5]-1)/[.$K$5])-[.$K$3]" office:value-type="float" office:value="0.00240861248836197" calcext:value-type="float">
            <text:p>0.002408612488362</text:p>
          </table:table-cell>
          <table:table-cell table:formula="of:=(([.C591]/[.$K$5])-[.$K$3])+[.D591]" office:value-type="float" office:value="0.950391387511639" calcext:value-type="float">
            <text:p>0.950391387511639</text:p>
          </table:table-cell>
          <table:table-cell table:formula="of:=[.E591]+[.$K$3]" office:value-type="float" office:value="0.0235999999999997" calcext:value-type="float">
            <text:p>0.0236</text:p>
          </table:table-cell>
          <table:table-cell table:formula="of:=(([.C591]/[.$K$5])-[.$K$3])/0.00000001" office:value-type="float" office:value="-1942.34244675464" calcext:value-type="float">
            <text:p>-1942</text:p>
          </table:table-cell>
          <table:table-cell table:number-columns-repeated="10"/>
        </table:table-row>
        <table:table-row table:style-name="ro2">
          <table:table-cell table:formula="of:=NOW()+([.$K$10]*[.B593])" office:value-type="date" office:date-value="2067-06-22T00:51:13.51" calcext:value-type="date">
            <text:p>2067-06-22</text:p>
          </table:table-cell>
          <table:table-cell office:value-type="float" office:value="592" calcext:value-type="float">
            <text:p>592</text:p>
          </table:table-cell>
          <table:table-cell table:formula="of:=[.C592]*(([.$K$5]-1)/[.$K$5])-[.$K$3]" office:value-type="float" office:value="0.00234854071762562" calcext:value-type="float">
            <text:p>0.002348540717626</text:p>
          </table:table-cell>
          <table:table-cell table:formula="of:=(([.C592]/[.$K$5])-[.$K$3])+[.D592]" office:value-type="float" office:value="0.950371459282376" calcext:value-type="float">
            <text:p>0.950371459282376</text:p>
          </table:table-cell>
          <table:table-cell table:formula="of:=[.E592]+[.$K$3]" office:value-type="float" office:value="0.0236399999999997" calcext:value-type="float">
            <text:p>0.02364</text:p>
          </table:table-cell>
          <table:table-cell table:formula="of:=(([.C592]/[.$K$5])-[.$K$3])/0.00000001" office:value-type="float" office:value="-1992.82292636502" calcext:value-type="float">
            <text:p>-1993</text:p>
          </table:table-cell>
          <table:table-cell table:number-columns-repeated="10"/>
        </table:table-row>
        <table:table-row table:style-name="ro2">
          <table:table-cell table:formula="of:=NOW()+([.$K$10]*[.B594])" office:value-type="date" office:date-value="2067-07-19T19:31:13.51" calcext:value-type="date">
            <text:p>2067-07-19</text:p>
          </table:table-cell>
          <table:table-cell office:value-type="float" office:value="593" calcext:value-type="float">
            <text:p>593</text:p>
          </table:table-cell>
          <table:table-cell table:formula="of:=[.C593]*(([.$K$5]-1)/[.$K$5])-[.$K$3]" office:value-type="float" office:value="0.00228896954497874" calcext:value-type="float">
            <text:p>0.002288969544979</text:p>
          </table:table-cell>
          <table:table-cell table:formula="of:=(([.C593]/[.$K$5])-[.$K$3])+[.D593]" office:value-type="float" office:value="0.950351030455022" calcext:value-type="float">
            <text:p>0.950351030455022</text:p>
          </table:table-cell>
          <table:table-cell table:formula="of:=[.E593]+[.$K$3]" office:value-type="float" office:value="0.0236799999999997" calcext:value-type="float">
            <text:p>0.02368</text:p>
          </table:table-cell>
          <table:table-cell table:formula="of:=(([.C593]/[.$K$5])-[.$K$3])/0.00000001" office:value-type="float" office:value="-2042.88273531198" calcext:value-type="float">
            <text:p>-2043</text:p>
          </table:table-cell>
          <table:table-cell table:number-columns-repeated="10"/>
        </table:table-row>
        <table:table-row table:style-name="ro2">
          <table:table-cell table:formula="of:=NOW()+([.$K$10]*[.B595])" office:value-type="date" office:date-value="2067-08-16T14:11:13.51" calcext:value-type="date">
            <text:p>2067-08-16</text:p>
          </table:table-cell>
          <table:table-cell office:value-type="float" office:value="594" calcext:value-type="float">
            <text:p>594</text:p>
          </table:table-cell>
          <table:table-cell table:formula="of:=[.C594]*(([.$K$5]-1)/[.$K$5])-[.$K$3]" office:value-type="float" office:value="0.00222989479877059" calcext:value-type="float">
            <text:p>0.002229894798771</text:p>
          </table:table-cell>
          <table:table-cell table:formula="of:=(([.C594]/[.$K$5])-[.$K$3])+[.D594]" office:value-type="float" office:value="0.950330105201231" calcext:value-type="float">
            <text:p>0.950330105201231</text:p>
          </table:table-cell>
          <table:table-cell table:formula="of:=[.E594]+[.$K$3]" office:value-type="float" office:value="0.0237199999999997" calcext:value-type="float">
            <text:p>0.02372</text:p>
          </table:table-cell>
          <table:table-cell table:formula="of:=(([.C594]/[.$K$5])-[.$K$3])/0.00000001" office:value-type="float" office:value="-2092.52537918438" calcext:value-type="float">
            <text:p>-2093</text:p>
          </table:table-cell>
          <table:table-cell table:number-columns-repeated="10"/>
        </table:table-row>
        <table:table-row table:style-name="ro2">
          <table:table-cell table:formula="of:=NOW()+([.$K$10]*[.B596])" office:value-type="date" office:date-value="2067-09-13T08:51:13.51" calcext:value-type="date">
            <text:p>2067-09-13</text:p>
          </table:table-cell>
          <table:table-cell office:value-type="float" office:value="595" calcext:value-type="float">
            <text:p>595</text:p>
          </table:table-cell>
          <table:table-cell table:formula="of:=[.C595]*(([.$K$5]-1)/[.$K$5])-[.$K$3]" office:value-type="float" office:value="0.00217131234211417" calcext:value-type="float">
            <text:p>0.002171312342114</text:p>
          </table:table-cell>
          <table:table-cell table:formula="of:=(([.C595]/[.$K$5])-[.$K$3])+[.D595]" office:value-type="float" office:value="0.950308687657887" calcext:value-type="float">
            <text:p>0.950308687657887</text:p>
          </table:table-cell>
          <table:table-cell table:formula="of:=[.E595]+[.$K$3]" office:value-type="float" office:value="0.0237599999999997" calcext:value-type="float">
            <text:p>0.02376</text:p>
          </table:table-cell>
          <table:table-cell table:formula="of:=(([.C595]/[.$K$5])-[.$K$3])/0.00000001" office:value-type="float" office:value="-2141.75433435784" calcext:value-type="float">
            <text:p>-2142</text:p>
          </table:table-cell>
          <table:table-cell table:number-columns-repeated="10"/>
        </table:table-row>
        <table:table-row table:style-name="ro2">
          <table:table-cell table:formula="of:=NOW()+([.$K$10]*[.B597])" office:value-type="date" office:date-value="2067-10-11T03:31:13.51" calcext:value-type="date">
            <text:p>2067-10-11</text:p>
          </table:table-cell>
          <table:table-cell office:value-type="float" office:value="596" calcext:value-type="float">
            <text:p>596</text:p>
          </table:table-cell>
          <table:table-cell table:formula="of:=[.C596]*(([.$K$5]-1)/[.$K$5])-[.$K$3]" office:value-type="float" office:value="0.00211321807259655" calcext:value-type="float">
            <text:p>0.002113218072597</text:p>
          </table:table-cell>
          <table:table-cell table:formula="of:=(([.C596]/[.$K$5])-[.$K$3])+[.D596]" office:value-type="float" office:value="0.950286781927405" calcext:value-type="float">
            <text:p>0.950286781927405</text:p>
          </table:table-cell>
          <table:table-cell table:formula="of:=[.E596]+[.$K$3]" office:value-type="float" office:value="0.0237999999999997" calcext:value-type="float">
            <text:p>0.0238</text:p>
          </table:table-cell>
          <table:table-cell table:formula="of:=(([.C596]/[.$K$5])-[.$K$3])/0.00000001" office:value-type="float" office:value="-2190.5730482382" calcext:value-type="float">
            <text:p>-2191</text:p>
          </table:table-cell>
          <table:table-cell table:number-columns-repeated="10"/>
        </table:table-row>
        <table:table-row table:style-name="ro2">
          <table:table-cell table:formula="of:=NOW()+([.$K$10]*[.B598])" office:value-type="date" office:date-value="2067-11-07T22:11:13.51" calcext:value-type="date">
            <text:p>2067-11-07</text:p>
          </table:table-cell>
          <table:table-cell office:value-type="float" office:value="597" calcext:value-type="float">
            <text:p>597</text:p>
          </table:table-cell>
          <table:table-cell table:formula="of:=[.C597]*(([.$K$5]-1)/[.$K$5])-[.$K$3]" office:value-type="float" office:value="0.00205560792199158" calcext:value-type="float">
            <text:p>0.002055607921992</text:p>
          </table:table-cell>
          <table:table-cell table:formula="of:=(([.C597]/[.$K$5])-[.$K$3])+[.D597]" office:value-type="float" office:value="0.95026439207801" calcext:value-type="float">
            <text:p>0.95026439207801</text:p>
          </table:table-cell>
          <table:table-cell table:formula="of:=[.E597]+[.$K$3]" office:value-type="float" office:value="0.0238399999999997" calcext:value-type="float">
            <text:p>0.02384</text:p>
          </table:table-cell>
          <table:table-cell table:formula="of:=(([.C597]/[.$K$5])-[.$K$3])/0.00000001" office:value-type="float" office:value="-2238.98493950288" calcext:value-type="float">
            <text:p>-2239</text:p>
          </table:table-cell>
          <table:table-cell table:number-columns-repeated="10"/>
        </table:table-row>
        <table:table-row table:style-name="ro2">
          <table:table-cell table:formula="of:=NOW()+([.$K$10]*[.B599])" office:value-type="date" office:date-value="2067-12-05T16:51:13.51" calcext:value-type="date">
            <text:p>2067-12-05</text:p>
          </table:table-cell>
          <table:table-cell office:value-type="float" office:value="598" calcext:value-type="float">
            <text:p>598</text:p>
          </table:table-cell>
          <table:table-cell table:formula="of:=[.C598]*(([.$K$5]-1)/[.$K$5])-[.$K$3]" office:value-type="float" office:value="0.00199847785597498" calcext:value-type="float">
            <text:p>0.001998477855975</text:p>
          </table:table-cell>
          <table:table-cell table:formula="of:=(([.C598]/[.$K$5])-[.$K$3])+[.D598]" office:value-type="float" office:value="0.950241522144026" calcext:value-type="float">
            <text:p>0.950241522144026</text:p>
          </table:table-cell>
          <table:table-cell table:formula="of:=[.E598]+[.$K$3]" office:value-type="float" office:value="0.0238799999999997" calcext:value-type="float">
            <text:p>0.02388</text:p>
          </table:table-cell>
          <table:table-cell table:formula="of:=(([.C598]/[.$K$5])-[.$K$3])/0.00000001" office:value-type="float" office:value="-2286.99339834035" calcext:value-type="float">
            <text:p>-2287</text:p>
          </table:table-cell>
          <table:table-cell table:number-columns-repeated="10"/>
        </table:table-row>
        <table:table-row table:style-name="ro2">
          <table:table-cell table:formula="of:=NOW()+([.$K$10]*[.B600])" office:value-type="date" office:date-value="2068-01-02T11:31:13.51" calcext:value-type="date">
            <text:p>2068-01-02</text:p>
          </table:table-cell>
          <table:table-cell office:value-type="float" office:value="599" calcext:value-type="float">
            <text:p>599</text:p>
          </table:table-cell>
          <table:table-cell table:formula="of:=[.C599]*(([.$K$5]-1)/[.$K$5])-[.$K$3]" office:value-type="float" office:value="0.00194182387384185" calcext:value-type="float">
            <text:p>0.001941823873842</text:p>
          </table:table-cell>
          <table:table-cell table:formula="of:=(([.C599]/[.$K$5])-[.$K$3])+[.D599]" office:value-type="float" office:value="0.950218176126159" calcext:value-type="float">
            <text:p>0.950218176126159</text:p>
          </table:table-cell>
          <table:table-cell table:formula="of:=[.E599]+[.$K$3]" office:value-type="float" office:value="0.0239199999999997" calcext:value-type="float">
            <text:p>0.02392</text:p>
          </table:table-cell>
          <table:table-cell table:formula="of:=(([.C599]/[.$K$5])-[.$K$3])/0.00000001" office:value-type="float" office:value="-2334.60178668752" calcext:value-type="float">
            <text:p>-2335</text:p>
          </table:table-cell>
          <table:table-cell table:number-columns-repeated="10"/>
        </table:table-row>
        <table:table-row table:style-name="ro2">
          <table:table-cell table:formula="of:=NOW()+([.$K$10]*[.B601])" office:value-type="date" office:date-value="2068-01-30T06:11:13.51" calcext:value-type="date">
            <text:p>2068-01-30</text:p>
          </table:table-cell>
          <table:table-cell office:value-type="float" office:value="600" calcext:value-type="float">
            <text:p>600</text:p>
          </table:table-cell>
          <table:table-cell table:formula="of:=[.C600]*(([.$K$5]-1)/[.$K$5])-[.$K$3]" office:value-type="float" office:value="0.00188564200822651" calcext:value-type="float">
            <text:p>0.001885642008227</text:p>
          </table:table-cell>
          <table:table-cell table:formula="of:=(([.C600]/[.$K$5])-[.$K$3])+[.D600]" office:value-type="float" office:value="0.950194357991775" calcext:value-type="float">
            <text:p>0.950194357991775</text:p>
          </table:table-cell>
          <table:table-cell table:formula="of:=[.E600]+[.$K$3]" office:value-type="float" office:value="0.0239599999999997" calcext:value-type="float">
            <text:p>0.02396</text:p>
          </table:table-cell>
          <table:table-cell table:formula="of:=(([.C600]/[.$K$5])-[.$K$3])/0.00000001" office:value-type="float" office:value="-2381.81343846512" calcext:value-type="float">
            <text:p>-2382</text:p>
          </table:table-cell>
          <table:table-cell table:number-columns-repeated="10"/>
        </table:table-row>
        <table:table-row table:style-name="ro2">
          <table:table-cell table:formula="of:=NOW()+([.$K$10]*[.B602])" office:value-type="date" office:date-value="2068-02-27T00:51:13.51" calcext:value-type="date">
            <text:p>2068-02-27</text:p>
          </table:table-cell>
          <table:table-cell office:value-type="float" office:value="601" calcext:value-type="float">
            <text:p>601</text:p>
          </table:table-cell>
          <table:table-cell table:formula="of:=[.C601]*(([.$K$5]-1)/[.$K$5])-[.$K$3]" office:value-type="float" office:value="0.00182992832482462" calcext:value-type="float">
            <text:p>0.001829928324825</text:p>
          </table:table-cell>
          <table:table-cell table:formula="of:=(([.C601]/[.$K$5])-[.$K$3])+[.D601]" office:value-type="float" office:value="0.950170071675177" calcext:value-type="float">
            <text:p>0.950170071675177</text:p>
          </table:table-cell>
          <table:table-cell table:formula="of:=[.E601]+[.$K$3]" office:value-type="float" office:value="0.0239999999999997" calcext:value-type="float">
            <text:p>0.024</text:p>
          </table:table-cell>
          <table:table-cell table:formula="of:=(([.C601]/[.$K$5])-[.$K$3])/0.00000001" office:value-type="float" office:value="-2428.63165981125" calcext:value-type="float">
            <text:p>-2429</text:p>
          </table:table-cell>
          <table:table-cell table:number-columns-repeated="10"/>
        </table:table-row>
        <table:table-row table:style-name="ro2">
          <table:table-cell table:formula="of:=NOW()+([.$K$10]*[.B603])" office:value-type="date" office:date-value="2068-03-25T19:31:13.51" calcext:value-type="date">
            <text:p>2068-03-25</text:p>
          </table:table-cell>
          <table:table-cell office:value-type="float" office:value="602" calcext:value-type="float">
            <text:p>602</text:p>
          </table:table-cell>
          <table:table-cell table:formula="of:=[.C602]*(([.$K$5]-1)/[.$K$5])-[.$K$3]" office:value-type="float" office:value="0.00177467892211775" calcext:value-type="float">
            <text:p>0.001774678922118</text:p>
          </table:table-cell>
          <table:table-cell table:formula="of:=(([.C602]/[.$K$5])-[.$K$3])+[.D602]" office:value-type="float" office:value="0.950145321077883" calcext:value-type="float">
            <text:p>0.950145321077883</text:p>
          </table:table-cell>
          <table:table-cell table:formula="of:=[.E602]+[.$K$3]" office:value-type="float" office:value="0.0240399999999997" calcext:value-type="float">
            <text:p>0.02404</text:p>
          </table:table-cell>
          <table:table-cell table:formula="of:=(([.C602]/[.$K$5])-[.$K$3])/0.00000001" office:value-type="float" office:value="-2475.05972931282" calcext:value-type="float">
            <text:p>-2475</text:p>
          </table:table-cell>
          <table:table-cell table:number-columns-repeated="10"/>
        </table:table-row>
        <table:table-row table:style-name="ro2">
          <table:table-cell table:formula="of:=NOW()+([.$K$10]*[.B604])" office:value-type="date" office:date-value="2068-04-22T14:11:13.51" calcext:value-type="date">
            <text:p>2068-04-22</text:p>
          </table:table-cell>
          <table:table-cell office:value-type="float" office:value="603" calcext:value-type="float">
            <text:p>603</text:p>
          </table:table-cell>
          <table:table-cell table:formula="of:=[.C603]*(([.$K$5]-1)/[.$K$5])-[.$K$3]" office:value-type="float" office:value="0.0017198899311001" calcext:value-type="float">
            <text:p>0.0017198899311</text:p>
          </table:table-cell>
          <table:table-cell table:formula="of:=(([.C603]/[.$K$5])-[.$K$3])+[.D603]" office:value-type="float" office:value="0.950120110068901" calcext:value-type="float">
            <text:p>0.950120110068901</text:p>
          </table:table-cell>
          <table:table-cell table:formula="of:=[.E603]+[.$K$3]" office:value-type="float" office:value="0.0240799999999997" calcext:value-type="float">
            <text:p>0.02408</text:p>
          </table:table-cell>
          <table:table-cell table:formula="of:=(([.C603]/[.$K$5])-[.$K$3])/0.00000001" office:value-type="float" office:value="-2521.10089823521" calcext:value-type="float">
            <text:p>-2521</text:p>
          </table:table-cell>
          <table:table-cell table:number-columns-repeated="10"/>
        </table:table-row>
        <table:table-row table:style-name="ro2">
          <table:table-cell table:formula="of:=NOW()+([.$K$10]*[.B605])" office:value-type="date" office:date-value="2068-05-20T08:51:13.51" calcext:value-type="date">
            <text:p>2068-05-20</text:p>
          </table:table-cell>
          <table:table-cell office:value-type="float" office:value="604" calcext:value-type="float">
            <text:p>604</text:p>
          </table:table-cell>
          <table:table-cell table:formula="of:=[.C604]*(([.$K$5]-1)/[.$K$5])-[.$K$3]" office:value-type="float" office:value="0.0016655575150076" calcext:value-type="float">
            <text:p>0.001665557515008</text:p>
          </table:table-cell>
          <table:table-cell table:formula="of:=(([.C604]/[.$K$5])-[.$K$3])+[.D604]" office:value-type="float" office:value="0.950094442484994" calcext:value-type="float">
            <text:p>0.950094442484994</text:p>
          </table:table-cell>
          <table:table-cell table:formula="of:=[.E604]+[.$K$3]" office:value-type="float" office:value="0.0241199999999997" calcext:value-type="float">
            <text:p>0.02412</text:p>
          </table:table-cell>
          <table:table-cell table:formula="of:=(([.C604]/[.$K$5])-[.$K$3])/0.00000001" office:value-type="float" office:value="-2566.75839074992" calcext:value-type="float">
            <text:p>-2567</text:p>
          </table:table-cell>
          <table:table-cell table:number-columns-repeated="10"/>
        </table:table-row>
        <table:table-row table:style-name="ro2">
          <table:table-cell table:formula="of:=NOW()+([.$K$10]*[.B606])" office:value-type="date" office:date-value="2068-06-17T03:31:13.51" calcext:value-type="date">
            <text:p>2068-06-17</text:p>
          </table:table-cell>
          <table:table-cell office:value-type="float" office:value="605" calcext:value-type="float">
            <text:p>605</text:p>
          </table:table-cell>
          <table:table-cell table:formula="of:=[.C605]*(([.$K$5]-1)/[.$K$5])-[.$K$3]" office:value-type="float" office:value="0.0016116778690492" calcext:value-type="float">
            <text:p>0.001611677869049</text:p>
          </table:table-cell>
          <table:table-cell table:formula="of:=(([.C605]/[.$K$5])-[.$K$3])+[.D605]" office:value-type="float" office:value="0.950068322130952" calcext:value-type="float">
            <text:p>0.950068322130952</text:p>
          </table:table-cell>
          <table:table-cell table:formula="of:=[.E605]+[.$K$3]" office:value-type="float" office:value="0.0241599999999997" calcext:value-type="float">
            <text:p>0.02416</text:p>
          </table:table-cell>
          <table:table-cell table:formula="of:=(([.C605]/[.$K$5])-[.$K$3])/0.00000001" office:value-type="float" office:value="-2612.03540416034" calcext:value-type="float">
            <text:p>-2612</text:p>
          </table:table-cell>
          <table:table-cell table:number-columns-repeated="10"/>
        </table:table-row>
        <table:table-row table:style-name="ro2">
          <table:table-cell table:formula="of:=NOW()+([.$K$10]*[.B607])" office:value-type="date" office:date-value="2068-07-14T22:11:13.51" calcext:value-type="date">
            <text:p>2068-07-14</text:p>
          </table:table-cell>
          <table:table-cell office:value-type="float" office:value="606" calcext:value-type="float">
            <text:p>606</text:p>
          </table:table-cell>
          <table:table-cell table:formula="of:=[.C606]*(([.$K$5]-1)/[.$K$5])-[.$K$3]" office:value-type="float" office:value="0.00155824722014046" calcext:value-type="float">
            <text:p>0.00155824722014</text:p>
          </table:table-cell>
          <table:table-cell table:formula="of:=(([.C606]/[.$K$5])-[.$K$3])+[.D606]" office:value-type="float" office:value="0.950041752779861" calcext:value-type="float">
            <text:p>0.950041752779861</text:p>
          </table:table-cell>
          <table:table-cell table:formula="of:=[.E606]+[.$K$3]" office:value-type="float" office:value="0.0241999999999997" calcext:value-type="float">
            <text:p>0.0242</text:p>
          </table:table-cell>
          <table:table-cell table:formula="of:=(([.C606]/[.$K$5])-[.$K$3])/0.00000001" office:value-type="float" office:value="-2656.93510912567" calcext:value-type="float">
            <text:p>-2657</text:p>
          </table:table-cell>
          <table:table-cell table:number-columns-repeated="10"/>
        </table:table-row>
        <table:table-row table:style-name="ro2">
          <table:table-cell table:formula="of:=NOW()+([.$K$10]*[.B608])" office:value-type="date" office:date-value="2068-08-11T16:51:13.51" calcext:value-type="date">
            <text:p>2068-08-11</text:p>
          </table:table-cell>
          <table:table-cell office:value-type="float" office:value="607" calcext:value-type="float">
            <text:p>607</text:p>
          </table:table-cell>
          <table:table-cell table:formula="of:=[.C607]*(([.$K$5]-1)/[.$K$5])-[.$K$3]" office:value-type="float" office:value="0.00150526182663929" calcext:value-type="float">
            <text:p>0.001505261826639</text:p>
          </table:table-cell>
          <table:table-cell table:formula="of:=(([.C607]/[.$K$5])-[.$K$3])+[.D607]" office:value-type="float" office:value="0.950014738173362" calcext:value-type="float">
            <text:p>0.950014738173362</text:p>
          </table:table-cell>
          <table:table-cell table:formula="of:=[.E607]+[.$K$3]" office:value-type="float" office:value="0.0242399999999997" calcext:value-type="float">
            <text:p>0.02424</text:p>
          </table:table-cell>
          <table:table-cell table:formula="of:=(([.C607]/[.$K$5])-[.$K$3])/0.00000001" office:value-type="float" office:value="-2701.46064988295" calcext:value-type="float">
            <text:p>-2701</text:p>
          </table:table-cell>
          <table:table-cell table:number-columns-repeated="10"/>
        </table:table-row>
        <table:table-row table:style-name="ro2">
          <table:table-cell table:formula="of:=NOW()+([.$K$10]*[.B609])" office:value-type="date" office:date-value="2068-09-08T11:31:13.51" calcext:value-type="date">
            <text:p>2068-09-08</text:p>
          </table:table-cell>
          <table:table-cell office:value-type="float" office:value="608" calcext:value-type="float">
            <text:p>608</text:p>
          </table:table-cell>
          <table:table-cell table:formula="of:=[.C608]*(([.$K$5]-1)/[.$K$5])-[.$K$3]" office:value-type="float" office:value="0.00145271797808396" calcext:value-type="float">
            <text:p>0.001452717978084</text:p>
          </table:table-cell>
          <table:table-cell table:formula="of:=(([.C608]/[.$K$5])-[.$K$3])+[.D608]" office:value-type="float" office:value="0.949987282021917" calcext:value-type="float">
            <text:p>0.949987282021917</text:p>
          </table:table-cell>
          <table:table-cell table:formula="of:=[.E608]+[.$K$3]" office:value-type="float" office:value="0.0242799999999997" calcext:value-type="float">
            <text:p>0.02428</text:p>
          </table:table-cell>
          <table:table-cell table:formula="of:=(([.C608]/[.$K$5])-[.$K$3])/0.00000001" office:value-type="float" office:value="-2745.61514446726" calcext:value-type="float">
            <text:p>-2746</text:p>
          </table:table-cell>
          <table:table-cell table:number-columns-repeated="10"/>
        </table:table-row>
        <table:table-row table:style-name="ro2">
          <table:table-cell table:formula="of:=NOW()+([.$K$10]*[.B610])" office:value-type="date" office:date-value="2068-10-06T06:11:13.51" calcext:value-type="date">
            <text:p>2068-10-06</text:p>
          </table:table-cell>
          <table:table-cell office:value-type="float" office:value="609" calcext:value-type="float">
            <text:p>609</text:p>
          </table:table-cell>
          <table:table-cell table:formula="of:=[.C609]*(([.$K$5]-1)/[.$K$5])-[.$K$3]" office:value-type="float" office:value="0.00140061199493326" calcext:value-type="float">
            <text:p>0.001400611994933</text:p>
          </table:table-cell>
          <table:table-cell table:formula="of:=(([.C609]/[.$K$5])-[.$K$3])+[.D609]" office:value-type="float" office:value="0.949959388005068" calcext:value-type="float">
            <text:p>0.949959388005068</text:p>
          </table:table-cell>
          <table:table-cell table:formula="of:=[.E609]+[.$K$3]" office:value-type="float" office:value="0.0243199999999997" calcext:value-type="float">
            <text:p>0.02432</text:p>
          </table:table-cell>
          <table:table-cell table:formula="of:=(([.C609]/[.$K$5])-[.$K$3])/0.00000001" office:value-type="float" office:value="-2789.40168493003" calcext:value-type="float">
            <text:p>-2789</text:p>
          </table:table-cell>
          <table:table-cell table:number-columns-repeated="10"/>
        </table:table-row>
        <table:table-row table:style-name="ro2">
          <table:table-cell table:formula="of:=NOW()+([.$K$10]*[.B611])" office:value-type="date" office:date-value="2068-11-03T00:51:13.51" calcext:value-type="date">
            <text:p>2068-11-03</text:p>
          </table:table-cell>
          <table:table-cell office:value-type="float" office:value="610" calcext:value-type="float">
            <text:p>610</text:p>
          </table:table-cell>
          <table:table-cell table:formula="of:=[.C610]*(([.$K$5]-1)/[.$K$5])-[.$K$3]" office:value-type="float" office:value="0.00134894022830882" calcext:value-type="float">
            <text:p>0.001348940228309</text:p>
          </table:table-cell>
          <table:table-cell table:formula="of:=(([.C610]/[.$K$5])-[.$K$3])+[.D610]" office:value-type="float" office:value="0.949931059771692" calcext:value-type="float">
            <text:p>0.949931059771692</text:p>
          </table:table-cell>
          <table:table-cell table:formula="of:=[.E610]+[.$K$3]" office:value-type="float" office:value="0.0243599999999997" calcext:value-type="float">
            <text:p>0.02436</text:p>
          </table:table-cell>
          <table:table-cell table:formula="of:=(([.C610]/[.$K$5])-[.$K$3])/0.00000001" office:value-type="float" office:value="-2832.82333755562" calcext:value-type="float">
            <text:p>-2833</text:p>
          </table:table-cell>
          <table:table-cell table:number-columns-repeated="10"/>
        </table:table-row>
        <table:table-row table:style-name="ro2">
          <table:table-cell table:formula="of:=NOW()+([.$K$10]*[.B612])" office:value-type="date" office:date-value="2068-11-30T19:31:13.51" calcext:value-type="date">
            <text:p>2068-11-30</text:p>
          </table:table-cell>
          <table:table-cell office:value-type="float" office:value="611" calcext:value-type="float">
            <text:p>611</text:p>
          </table:table-cell>
          <table:table-cell table:formula="of:=[.C611]*(([.$K$5]-1)/[.$K$5])-[.$K$3]" office:value-type="float" office:value="0.00129769905973958" calcext:value-type="float">
            <text:p>0.00129769905974</text:p>
          </table:table-cell>
          <table:table-cell table:formula="of:=(([.C611]/[.$K$5])-[.$K$3])+[.D611]" office:value-type="float" office:value="0.949902300940262" calcext:value-type="float">
            <text:p>0.949902300940262</text:p>
          </table:table-cell>
          <table:table-cell table:formula="of:=[.E611]+[.$K$3]" office:value-type="float" office:value="0.0243999999999997" calcext:value-type="float">
            <text:p>0.0244</text:p>
          </table:table-cell>
          <table:table-cell table:formula="of:=(([.C611]/[.$K$5])-[.$K$3])/0.00000001" office:value-type="float" office:value="-2875.88314307599" calcext:value-type="float">
            <text:p>-2876</text:p>
          </table:table-cell>
          <table:table-cell table:number-columns-repeated="10"/>
        </table:table-row>
        <table:table-row table:style-name="ro2">
          <table:table-cell table:formula="of:=NOW()+([.$K$10]*[.B613])" office:value-type="date" office:date-value="2068-12-28T14:11:13.51" calcext:value-type="date">
            <text:p>2068-12-28</text:p>
          </table:table-cell>
          <table:table-cell office:value-type="float" office:value="612" calcext:value-type="float">
            <text:p>612</text:p>
          </table:table-cell>
          <table:table-cell table:formula="of:=[.C612]*(([.$K$5]-1)/[.$K$5])-[.$K$3]" office:value-type="float" office:value="0.00124688490090841" calcext:value-type="float">
            <text:p>0.001246884900908</text:p>
          </table:table-cell>
          <table:table-cell table:formula="of:=(([.C612]/[.$K$5])-[.$K$3])+[.D612]" office:value-type="float" office:value="0.949873115099093" calcext:value-type="float">
            <text:p>0.949873115099093</text:p>
          </table:table-cell>
          <table:table-cell table:formula="of:=[.E612]+[.$K$3]" office:value-type="float" office:value="0.0244399999999997" calcext:value-type="float">
            <text:p>0.02444</text:p>
          </table:table-cell>
          <table:table-cell table:formula="of:=(([.C612]/[.$K$5])-[.$K$3])/0.00000001" office:value-type="float" office:value="-2918.58411688369" calcext:value-type="float">
            <text:p>-2919</text:p>
          </table:table-cell>
          <table:table-cell table:number-columns-repeated="10"/>
        </table:table-row>
        <table:table-row table:style-name="ro2">
          <table:table-cell table:formula="of:=NOW()+([.$K$10]*[.B614])" office:value-type="date" office:date-value="2069-01-25T08:51:13.51" calcext:value-type="date">
            <text:p>2069-01-25</text:p>
          </table:table-cell>
          <table:table-cell office:value-type="float" office:value="613" calcext:value-type="float">
            <text:p>613</text:p>
          </table:table-cell>
          <table:table-cell table:formula="of:=[.C613]*(([.$K$5]-1)/[.$K$5])-[.$K$3]" office:value-type="float" office:value="0.00119649419340084" calcext:value-type="float">
            <text:p>0.001196494193401</text:p>
          </table:table-cell>
          <table:table-cell table:formula="of:=(([.C613]/[.$K$5])-[.$K$3])+[.D613]" office:value-type="float" office:value="0.9498435058066" calcext:value-type="float">
            <text:p>0.9498435058066</text:p>
          </table:table-cell>
          <table:table-cell table:formula="of:=[.E613]+[.$K$3]" office:value-type="float" office:value="0.0244799999999997" calcext:value-type="float">
            <text:p>0.02448</text:p>
          </table:table-cell>
          <table:table-cell table:formula="of:=(([.C613]/[.$K$5])-[.$K$3])/0.00000001" office:value-type="float" office:value="-2960.92924924299" calcext:value-type="float">
            <text:p>-2961</text:p>
          </table:table-cell>
          <table:table-cell table:number-columns-repeated="10"/>
        </table:table-row>
        <table:table-row table:style-name="ro2">
          <table:table-cell table:formula="of:=NOW()+([.$K$10]*[.B615])" office:value-type="date" office:date-value="2069-02-22T03:31:13.51" calcext:value-type="date">
            <text:p>2069-02-22</text:p>
          </table:table-cell>
          <table:table-cell office:value-type="float" office:value="614" calcext:value-type="float">
            <text:p>614</text:p>
          </table:table-cell>
          <table:table-cell table:formula="of:=[.C614]*(([.$K$5]-1)/[.$K$5])-[.$K$3]" office:value-type="float" office:value="0.00114652340845584" calcext:value-type="float">
            <text:p>0.001146523408456</text:p>
          </table:table-cell>
          <table:table-cell table:formula="of:=(([.C614]/[.$K$5])-[.$K$3])+[.D614]" office:value-type="float" office:value="0.949813476591545" calcext:value-type="float">
            <text:p>0.949813476591545</text:p>
          </table:table-cell>
          <table:table-cell table:formula="of:=[.E614]+[.$K$3]" office:value-type="float" office:value="0.0245199999999997" calcext:value-type="float">
            <text:p>0.02452</text:p>
          </table:table-cell>
          <table:table-cell table:formula="of:=(([.C614]/[.$K$5])-[.$K$3])/0.00000001" office:value-type="float" office:value="-3002.9215054993" calcext:value-type="float">
            <text:p>-3003</text:p>
          </table:table-cell>
          <table:table-cell table:number-columns-repeated="10"/>
        </table:table-row>
        <table:table-row table:style-name="ro2">
          <table:table-cell table:formula="of:=NOW()+([.$K$10]*[.B616])" office:value-type="date" office:date-value="2069-03-21T22:11:13.51" calcext:value-type="date">
            <text:p>2069-03-21</text:p>
          </table:table-cell>
          <table:table-cell office:value-type="float" office:value="615" calcext:value-type="float">
            <text:p>615</text:p>
          </table:table-cell>
          <table:table-cell table:formula="of:=[.C615]*(([.$K$5]-1)/[.$K$5])-[.$K$3]" office:value-type="float" office:value="0.0010969690467187" calcext:value-type="float">
            <text:p>0.001096969046719</text:p>
          </table:table-cell>
          <table:table-cell table:formula="of:=(([.C615]/[.$K$5])-[.$K$3])+[.D615]" office:value-type="float" office:value="0.949783030953283" calcext:value-type="float">
            <text:p>0.949783030953283</text:p>
          </table:table-cell>
          <table:table-cell table:formula="of:=[.E615]+[.$K$3]" office:value-type="float" office:value="0.0245599999999997" calcext:value-type="float">
            <text:p>0.02456</text:p>
          </table:table-cell>
          <table:table-cell table:formula="of:=(([.C615]/[.$K$5])-[.$K$3])/0.00000001" office:value-type="float" office:value="-3044.5638262868" calcext:value-type="float">
            <text:p>-3045</text:p>
          </table:table-cell>
          <table:table-cell table:number-columns-repeated="10"/>
        </table:table-row>
        <table:table-row table:style-name="ro2">
          <table:table-cell table:formula="of:=NOW()+([.$K$10]*[.B617])" office:value-type="date" office:date-value="2069-04-18T16:51:13.51" calcext:value-type="date">
            <text:p>2069-04-18</text:p>
          </table:table-cell>
          <table:table-cell office:value-type="float" office:value="616" calcext:value-type="float">
            <text:p>616</text:p>
          </table:table-cell>
          <table:table-cell table:formula="of:=[.C616]*(([.$K$5]-1)/[.$K$5])-[.$K$3]" office:value-type="float" office:value="0.00104782763799605" calcext:value-type="float">
            <text:p>0.001047827637996</text:p>
          </table:table-cell>
          <table:table-cell table:formula="of:=(([.C616]/[.$K$5])-[.$K$3])+[.D616]" office:value-type="float" office:value="0.949752172362005" calcext:value-type="float">
            <text:p>0.949752172362005</text:p>
          </table:table-cell>
          <table:table-cell table:formula="of:=[.E616]+[.$K$3]" office:value-type="float" office:value="0.0245999999999997" calcext:value-type="float">
            <text:p>0.0246</text:p>
          </table:table-cell>
          <table:table-cell table:formula="of:=(([.C616]/[.$K$5])-[.$K$3])/0.00000001" office:value-type="float" office:value="-3085.85912773441" calcext:value-type="float">
            <text:p>-3086</text:p>
          </table:table-cell>
          <table:table-cell table:number-columns-repeated="10"/>
        </table:table-row>
        <table:table-row table:style-name="ro2">
          <table:table-cell table:formula="of:=NOW()+([.$K$10]*[.B618])" office:value-type="date" office:date-value="2069-05-16T11:31:13.51" calcext:value-type="date">
            <text:p>2069-05-16</text:p>
          </table:table-cell>
          <table:table-cell office:value-type="float" office:value="617" calcext:value-type="float">
            <text:p>617</text:p>
          </table:table-cell>
          <table:table-cell table:formula="of:=[.C617]*(([.$K$5]-1)/[.$K$5])-[.$K$3]" office:value-type="float" office:value="0.000999095741012747" calcext:value-type="float">
            <text:p>0.000999095741013</text:p>
          </table:table-cell>
          <table:table-cell table:formula="of:=(([.C617]/[.$K$5])-[.$K$3])+[.D617]" office:value-type="float" office:value="0.949720904258988" calcext:value-type="float">
            <text:p>0.949720904258988</text:p>
          </table:table-cell>
          <table:table-cell table:formula="of:=[.E617]+[.$K$3]" office:value-type="float" office:value="0.0246399999999997" calcext:value-type="float">
            <text:p>0.02464</text:p>
          </table:table-cell>
          <table:table-cell table:formula="of:=(([.C617]/[.$K$5])-[.$K$3])/0.00000001" office:value-type="float" office:value="-3126.81030166996" calcext:value-type="float">
            <text:p>-3127</text:p>
          </table:table-cell>
          <table:table-cell table:number-columns-repeated="10"/>
        </table:table-row>
        <table:table-row table:style-name="ro2">
          <table:table-cell table:formula="of:=NOW()+([.$K$10]*[.B619])" office:value-type="date" office:date-value="2069-06-13T06:11:13.51" calcext:value-type="date">
            <text:p>2069-06-13</text:p>
          </table:table-cell>
          <table:table-cell office:value-type="float" office:value="618" calcext:value-type="float">
            <text:p>618</text:p>
          </table:table-cell>
          <table:table-cell table:formula="of:=[.C618]*(([.$K$5]-1)/[.$K$5])-[.$K$3]" office:value-type="float" office:value="0.000950769943170974" calcext:value-type="float">
            <text:p>0.000950769943171</text:p>
          </table:table-cell>
          <table:table-cell table:formula="of:=(([.C618]/[.$K$5])-[.$K$3])+[.D618]" office:value-type="float" office:value="0.94968923005683" calcext:value-type="float">
            <text:p>0.94968923005683</text:p>
          </table:table-cell>
          <table:table-cell table:formula="of:=[.E618]+[.$K$3]" office:value-type="float" office:value="0.0246799999999997" calcext:value-type="float">
            <text:p>0.02468</text:p>
          </table:table-cell>
          <table:table-cell table:formula="of:=(([.C618]/[.$K$5])-[.$K$3])/0.00000001" office:value-type="float" office:value="-3167.42021582271" calcext:value-type="float">
            <text:p>-3167</text:p>
          </table:table-cell>
          <table:table-cell table:number-columns-repeated="10"/>
        </table:table-row>
        <table:table-row table:style-name="ro2">
          <table:table-cell table:formula="of:=NOW()+([.$K$10]*[.B620])" office:value-type="date" office:date-value="2069-07-11T00:51:13.51" calcext:value-type="date">
            <text:p>2069-07-11</text:p>
          </table:table-cell>
          <table:table-cell office:value-type="float" office:value="619" calcext:value-type="float">
            <text:p>619</text:p>
          </table:table-cell>
          <table:table-cell table:formula="of:=[.C619]*(([.$K$5]-1)/[.$K$5])-[.$K$3]" office:value-type="float" office:value="0.000902846860311216" calcext:value-type="float">
            <text:p>0.000902846860311</text:p>
          </table:table-cell>
          <table:table-cell table:formula="of:=(([.C619]/[.$K$5])-[.$K$3])+[.D619]" office:value-type="float" office:value="0.94965715313969" calcext:value-type="float">
            <text:p>0.94965715313969</text:p>
          </table:table-cell>
          <table:table-cell table:formula="of:=[.E619]+[.$K$3]" office:value-type="float" office:value="0.0247199999999997" calcext:value-type="float">
            <text:p>0.02472</text:p>
          </table:table-cell>
          <table:table-cell table:formula="of:=(([.C619]/[.$K$5])-[.$K$3])/0.00000001" office:value-type="float" office:value="-3207.69171402419" calcext:value-type="float">
            <text:p>-3208</text:p>
          </table:table-cell>
          <table:table-cell table:number-columns-repeated="10"/>
        </table:table-row>
        <table:table-row table:style-name="ro2">
          <table:table-cell table:formula="of:=NOW()+([.$K$10]*[.B621])" office:value-type="date" office:date-value="2069-08-07T19:31:13.51" calcext:value-type="date">
            <text:p>2069-08-07</text:p>
          </table:table-cell>
          <table:table-cell office:value-type="float" office:value="620" calcext:value-type="float">
            <text:p>620</text:p>
          </table:table-cell>
          <table:table-cell table:formula="of:=[.C620]*(([.$K$5]-1)/[.$K$5])-[.$K$3]" office:value-type="float" office:value="0.000855323136475289" calcext:value-type="float">
            <text:p>0.000855323136475</text:p>
          </table:table-cell>
          <table:table-cell table:formula="of:=(([.C620]/[.$K$5])-[.$K$3])+[.D620]" office:value-type="float" office:value="0.949624676863526" calcext:value-type="float">
            <text:p>0.949624676863526</text:p>
          </table:table-cell>
          <table:table-cell table:formula="of:=[.E620]+[.$K$3]" office:value-type="float" office:value="0.0247599999999997" calcext:value-type="float">
            <text:p>0.02476</text:p>
          </table:table-cell>
          <table:table-cell table:formula="of:=(([.C620]/[.$K$5])-[.$K$3])/0.00000001" office:value-type="float" office:value="-3247.62761640732" calcext:value-type="float">
            <text:p>-3248</text:p>
          </table:table-cell>
          <table:table-cell table:number-columns-repeated="10"/>
        </table:table-row>
        <table:table-row table:style-name="ro2">
          <table:table-cell table:formula="of:=NOW()+([.$K$10]*[.B622])" office:value-type="date" office:date-value="2069-09-04T14:11:13.51" calcext:value-type="date">
            <text:p>2069-09-04</text:p>
          </table:table-cell>
          <table:table-cell office:value-type="float" office:value="621" calcext:value-type="float">
            <text:p>621</text:p>
          </table:table-cell>
          <table:table-cell table:formula="of:=[.C621]*(([.$K$5]-1)/[.$K$5])-[.$K$3]" office:value-type="float" office:value="0.000808195443671328" calcext:value-type="float">
            <text:p>0.000808195443671</text:p>
          </table:table-cell>
          <table:table-cell table:formula="of:=(([.C621]/[.$K$5])-[.$K$3])+[.D621]" office:value-type="float" office:value="0.94959180455633" calcext:value-type="float">
            <text:p>0.94959180455633</text:p>
          </table:table-cell>
          <table:table-cell table:formula="of:=[.E621]+[.$K$3]" office:value-type="float" office:value="0.0247999999999997" calcext:value-type="float">
            <text:p>0.0248</text:p>
          </table:table-cell>
          <table:table-cell table:formula="of:=(([.C621]/[.$K$5])-[.$K$3])/0.00000001" office:value-type="float" office:value="-3287.23071960393" calcext:value-type="float">
            <text:p>-3287</text:p>
          </table:table-cell>
          <table:table-cell table:number-columns-repeated="10"/>
        </table:table-row>
        <table:table-row table:style-name="ro2">
          <table:table-cell table:formula="of:=NOW()+([.$K$10]*[.B623])" office:value-type="date" office:date-value="2069-10-02T08:51:13.51" calcext:value-type="date">
            <text:p>2069-10-02</text:p>
          </table:table-cell>
          <table:table-cell office:value-type="float" office:value="622" calcext:value-type="float">
            <text:p>622</text:p>
          </table:table-cell>
          <table:table-cell table:formula="of:=[.C622]*(([.$K$5]-1)/[.$K$5])-[.$K$3]" office:value-type="float" office:value="0.000761460481640734" calcext:value-type="float">
            <text:p>0.000761460481641</text:p>
          </table:table-cell>
          <table:table-cell table:formula="of:=(([.C622]/[.$K$5])-[.$K$3])+[.D622]" office:value-type="float" office:value="0.94955853951836" calcext:value-type="float">
            <text:p>0.94955853951836</text:p>
          </table:table-cell>
          <table:table-cell table:formula="of:=[.E622]+[.$K$3]" office:value-type="float" office:value="0.0248399999999997" calcext:value-type="float">
            <text:p>0.02484</text:p>
          </table:table-cell>
          <table:table-cell table:formula="of:=(([.C622]/[.$K$5])-[.$K$3])/0.00000001" office:value-type="float" office:value="-3326.50379694056" calcext:value-type="float">
            <text:p>-3327</text:p>
          </table:table-cell>
          <table:table-cell table:number-columns-repeated="10"/>
        </table:table-row>
        <table:table-row table:style-name="ro2">
          <table:table-cell table:formula="of:=NOW()+([.$K$10]*[.B624])" office:value-type="date" office:date-value="2069-10-30T03:31:13.51" calcext:value-type="date">
            <text:p>2069-10-30</text:p>
          </table:table-cell>
          <table:table-cell office:value-type="float" office:value="623" calcext:value-type="float">
            <text:p>623</text:p>
          </table:table-cell>
          <table:table-cell table:formula="of:=[.C623]*(([.$K$5]-1)/[.$K$5])-[.$K$3]" office:value-type="float" office:value="0.000715114977627061" calcext:value-type="float">
            <text:p>0.000715114977627</text:p>
          </table:table-cell>
          <table:table-cell table:formula="of:=(([.C623]/[.$K$5])-[.$K$3])+[.D623]" office:value-type="float" office:value="0.949524885022374" calcext:value-type="float">
            <text:p>0.949524885022374</text:p>
          </table:table-cell>
          <table:table-cell table:formula="of:=[.E623]+[.$K$3]" office:value-type="float" office:value="0.0248799999999997" calcext:value-type="float">
            <text:p>0.02488</text:p>
          </table:table-cell>
          <table:table-cell table:formula="of:=(([.C623]/[.$K$5])-[.$K$3])/0.00000001" office:value-type="float" office:value="-3365.44959863272" calcext:value-type="float">
            <text:p>-3365</text:p>
          </table:table-cell>
          <table:table-cell table:number-columns-repeated="10"/>
        </table:table-row>
        <table:table-row table:style-name="ro2">
          <table:table-cell table:formula="of:=NOW()+([.$K$10]*[.B625])" office:value-type="date" office:date-value="2069-11-26T22:11:13.51" calcext:value-type="date">
            <text:p>2069-11-26</text:p>
          </table:table-cell>
          <table:table-cell office:value-type="float" office:value="624" calcext:value-type="float">
            <text:p>624</text:p>
          </table:table-cell>
          <table:table-cell table:formula="of:=[.C624]*(([.$K$5]-1)/[.$K$5])-[.$K$3]" office:value-type="float" office:value="0.000669155686146836" calcext:value-type="float">
            <text:p>0.000669155686147</text:p>
          </table:table-cell>
          <table:table-cell table:formula="of:=(([.C624]/[.$K$5])-[.$K$3])+[.D624]" office:value-type="float" office:value="0.949490844313854" calcext:value-type="float">
            <text:p>0.949490844313854</text:p>
          </table:table-cell>
          <table:table-cell table:formula="of:=[.E624]+[.$K$3]" office:value-type="float" office:value="0.0249199999999997" calcext:value-type="float">
            <text:p>0.02492</text:p>
          </table:table-cell>
          <table:table-cell table:formula="of:=(([.C624]/[.$K$5])-[.$K$3])/0.00000001" office:value-type="float" office:value="-3404.07085197745" calcext:value-type="float">
            <text:p>-3404</text:p>
          </table:table-cell>
          <table:table-cell table:number-columns-repeated="10"/>
        </table:table-row>
        <table:table-row table:style-name="ro2">
          <table:table-cell table:formula="of:=NOW()+([.$K$10]*[.B626])" office:value-type="date" office:date-value="2069-12-24T16:51:13.51" calcext:value-type="date">
            <text:p>2069-12-24</text:p>
          </table:table-cell>
          <table:table-cell office:value-type="float" office:value="625" calcext:value-type="float">
            <text:p>625</text:p>
          </table:table-cell>
          <table:table-cell table:formula="of:=[.C625]*(([.$K$5]-1)/[.$K$5])-[.$K$3]" office:value-type="float" office:value="0.000623579388762279" calcext:value-type="float">
            <text:p>0.000623579388762</text:p>
          </table:table-cell>
          <table:table-cell table:formula="of:=(([.C625]/[.$K$5])-[.$K$3])+[.D625]" office:value-type="float" office:value="0.949456420611239" calcext:value-type="float">
            <text:p>0.949456420611239</text:p>
          </table:table-cell>
          <table:table-cell table:formula="of:=[.E625]+[.$K$3]" office:value-type="float" office:value="0.0249599999999997" calcext:value-type="float">
            <text:p>0.02496</text:p>
          </table:table-cell>
          <table:table-cell table:formula="of:=(([.C625]/[.$K$5])-[.$K$3])/0.00000001" office:value-type="float" office:value="-3442.3702615443" calcext:value-type="float">
            <text:p>-3442</text:p>
          </table:table-cell>
          <table:table-cell table:number-columns-repeated="10"/>
        </table:table-row>
        <table:table-row table:style-name="ro2">
          <table:table-cell table:formula="of:=NOW()+([.$K$10]*[.B627])" office:value-type="date" office:date-value="2070-01-21T11:31:13.51" calcext:value-type="date">
            <text:p>2070-01-21</text:p>
          </table:table-cell>
          <table:table-cell office:value-type="float" office:value="626" calcext:value-type="float">
            <text:p>626</text:p>
          </table:table-cell>
          <table:table-cell table:formula="of:=[.C626]*(([.$K$5]-1)/[.$K$5])-[.$K$3]" office:value-type="float" office:value="0.000578382893855926" calcext:value-type="float">
            <text:p>0.000578382893856</text:p>
          </table:table-cell>
          <table:table-cell table:formula="of:=(([.C626]/[.$K$5])-[.$K$3])+[.D626]" office:value-type="float" office:value="0.949421617106145" calcext:value-type="float">
            <text:p>0.949421617106145</text:p>
          </table:table-cell>
          <table:table-cell table:formula="of:=[.E626]+[.$K$3]" office:value-type="float" office:value="0.0249999999999997" calcext:value-type="float">
            <text:p>0.025</text:p>
          </table:table-cell>
          <table:table-cell table:formula="of:=(([.C626]/[.$K$5])-[.$K$3])/0.00000001" office:value-type="float" office:value="-3480.35050936477" calcext:value-type="float">
            <text:p>-3480</text:p>
          </table:table-cell>
          <table:table-cell table:number-columns-repeated="10"/>
        </table:table-row>
        <table:table-row table:style-name="ro2">
          <table:table-cell table:formula="of:=NOW()+([.$K$10]*[.B628])" office:value-type="date" office:date-value="2070-02-18T06:11:13.51" calcext:value-type="date">
            <text:p>2070-02-18</text:p>
          </table:table-cell>
          <table:table-cell office:value-type="float" office:value="627" calcext:value-type="float">
            <text:p>627</text:p>
          </table:table-cell>
          <table:table-cell table:formula="of:=[.C627]*(([.$K$5]-1)/[.$K$5])-[.$K$3]" office:value-type="float" office:value="0.000533563036407127" calcext:value-type="float">
            <text:p>0.000533563036407</text:p>
          </table:table-cell>
          <table:table-cell table:formula="of:=(([.C627]/[.$K$5])-[.$K$3])+[.D627]" office:value-type="float" office:value="0.949386436963594" calcext:value-type="float">
            <text:p>0.949386436963594</text:p>
          </table:table-cell>
          <table:table-cell table:formula="of:=[.E627]+[.$K$3]" office:value-type="float" office:value="0.0250399999999997" calcext:value-type="float">
            <text:p>0.02504</text:p>
          </table:table-cell>
          <table:table-cell table:formula="of:=(([.C627]/[.$K$5])-[.$K$3])/0.00000001" office:value-type="float" office:value="-3518.01425512006" calcext:value-type="float">
            <text:p>-3518</text:p>
          </table:table-cell>
          <table:table-cell table:number-columns-repeated="10"/>
        </table:table-row>
        <table:table-row table:style-name="ro2">
          <table:table-cell table:formula="of:=NOW()+([.$K$10]*[.B629])" office:value-type="date" office:date-value="2070-03-18T00:51:13.51" calcext:value-type="date">
            <text:p>2070-03-18</text:p>
          </table:table-cell>
          <table:table-cell office:value-type="float" office:value="628" calcext:value-type="float">
            <text:p>628</text:p>
          </table:table-cell>
          <table:table-cell table:formula="of:=[.C628]*(([.$K$5]-1)/[.$K$5])-[.$K$3]" office:value-type="float" office:value="0.000489116677770401" calcext:value-type="float">
            <text:p>0.00048911667777</text:p>
          </table:table-cell>
          <table:table-cell table:formula="of:=(([.C628]/[.$K$5])-[.$K$3])+[.D628]" office:value-type="float" office:value="0.949350883322231" calcext:value-type="float">
            <text:p>0.949350883322231</text:p>
          </table:table-cell>
          <table:table-cell table:formula="of:=[.E628]+[.$K$3]" office:value-type="float" office:value="0.0250799999999996" calcext:value-type="float">
            <text:p>0.02508</text:p>
          </table:table-cell>
          <table:table-cell table:formula="of:=(([.C628]/[.$K$5])-[.$K$3])/0.00000001" office:value-type="float" office:value="-3555.36413632739" calcext:value-type="float">
            <text:p>-3555</text:p>
          </table:table-cell>
          <table:table-cell table:number-columns-repeated="10"/>
        </table:table-row>
        <table:table-row table:style-name="ro2">
          <table:table-cell table:formula="of:=NOW()+([.$K$10]*[.B630])" office:value-type="date" office:date-value="2070-04-14T19:31:13.51" calcext:value-type="date">
            <text:p>2070-04-14</text:p>
          </table:table-cell>
          <table:table-cell office:value-type="float" office:value="629" calcext:value-type="float">
            <text:p>629</text:p>
          </table:table-cell>
          <table:table-cell table:formula="of:=[.C629]*(([.$K$5]-1)/[.$K$5])-[.$K$3]" office:value-type="float" office:value="0.000445040705455648" calcext:value-type="float">
            <text:p>0.000445040705456</text:p>
          </table:table-cell>
          <table:table-cell table:formula="of:=(([.C629]/[.$K$5])-[.$K$3])+[.D629]" office:value-type="float" office:value="0.949314959294545" calcext:value-type="float">
            <text:p>0.949314959294545</text:p>
          </table:table-cell>
          <table:table-cell table:formula="of:=[.E629]+[.$K$3]" office:value-type="float" office:value="0.0251199999999996" calcext:value-type="float">
            <text:p>0.02512</text:p>
          </table:table-cell>
          <table:table-cell table:formula="of:=(([.C629]/[.$K$5])-[.$K$3])/0.00000001" office:value-type="float" office:value="-3592.40276852467" calcext:value-type="float">
            <text:p>-3592</text:p>
          </table:table-cell>
          <table:table-cell table:number-columns-repeated="10"/>
        </table:table-row>
        <table:table-row table:style-name="ro2">
          <table:table-cell table:formula="of:=NOW()+([.$K$10]*[.B631])" office:value-type="date" office:date-value="2070-05-12T14:11:13.51" calcext:value-type="date">
            <text:p>2070-05-12</text:p>
          </table:table-cell>
          <table:table-cell office:value-type="float" office:value="630" calcext:value-type="float">
            <text:p>630</text:p>
          </table:table-cell>
          <table:table-cell table:formula="of:=[.C630]*(([.$K$5]-1)/[.$K$5])-[.$K$3]" office:value-type="float" office:value="0.000401332032910184" calcext:value-type="float">
            <text:p>0.00040133203291</text:p>
          </table:table-cell>
          <table:table-cell table:formula="of:=(([.C630]/[.$K$5])-[.$K$3])+[.D630]" office:value-type="float" office:value="0.949278667967091" calcext:value-type="float">
            <text:p>0.949278667967091</text:p>
          </table:table-cell>
          <table:table-cell table:formula="of:=[.E630]+[.$K$3]" office:value-type="float" office:value="0.0251599999999996" calcext:value-type="float">
            <text:p>0.02516</text:p>
          </table:table-cell>
          <table:table-cell table:formula="of:=(([.C630]/[.$K$5])-[.$K$3])/0.00000001" office:value-type="float" office:value="-3629.13274545363" calcext:value-type="float">
            <text:p>-3629</text:p>
          </table:table-cell>
          <table:table-cell table:number-columns-repeated="10"/>
        </table:table-row>
        <table:table-row table:style-name="ro2">
          <table:table-cell table:formula="of:=NOW()+([.$K$10]*[.B632])" office:value-type="date" office:date-value="2070-06-09T08:51:13.51" calcext:value-type="date">
            <text:p>2070-06-09</text:p>
          </table:table-cell>
          <table:table-cell office:value-type="float" office:value="631" calcext:value-type="float">
            <text:p>631</text:p>
          </table:table-cell>
          <table:table-cell table:formula="of:=[.C631]*(([.$K$5]-1)/[.$K$5])-[.$K$3]" office:value-type="float" office:value="0.000357987599302599" calcext:value-type="float">
            <text:p>0.000357987599303</text:p>
          </table:table-cell>
          <table:table-cell table:formula="of:=(([.C631]/[.$K$5])-[.$K$3])+[.D631]" office:value-type="float" office:value="0.949242012400699" calcext:value-type="float">
            <text:p>0.949242012400699</text:p>
          </table:table-cell>
          <table:table-cell table:formula="of:=[.E631]+[.$K$3]" office:value-type="float" office:value="0.0251999999999996" calcext:value-type="float">
            <text:p>0.0252</text:p>
          </table:table-cell>
          <table:table-cell table:formula="of:=(([.C631]/[.$K$5])-[.$K$3])/0.00000001" office:value-type="float" office:value="-3665.55663924151" calcext:value-type="float">
            <text:p>-3666</text:p>
          </table:table-cell>
          <table:table-cell table:number-columns-repeated="10"/>
        </table:table-row>
        <table:table-row table:style-name="ro2">
          <table:table-cell table:formula="of:=NOW()+([.$K$10]*[.B633])" office:value-type="date" office:date-value="2070-07-07T03:31:13.51" calcext:value-type="date">
            <text:p>2070-07-07</text:p>
          </table:table-cell>
          <table:table-cell office:value-type="float" office:value="632" calcext:value-type="float">
            <text:p>632</text:p>
          </table:table-cell>
          <table:table-cell table:formula="of:=[.C632]*(([.$K$5]-1)/[.$K$5])-[.$K$3]" office:value-type="float" office:value="0.000315004369308411" calcext:value-type="float">
            <text:p>0.000315004369308</text:p>
          </table:table-cell>
          <table:table-cell table:formula="of:=(([.C632]/[.$K$5])-[.$K$3])+[.D632]" office:value-type="float" office:value="0.949204995630693" calcext:value-type="float">
            <text:p>0.949204995630693</text:p>
          </table:table-cell>
          <table:table-cell table:formula="of:=[.E632]+[.$K$3]" office:value-type="float" office:value="0.0252399999999996" calcext:value-type="float">
            <text:p>0.02524</text:p>
          </table:table-cell>
          <table:table-cell table:formula="of:=(([.C632]/[.$K$5])-[.$K$3])/0.00000001" office:value-type="float" office:value="-3701.67700058117" calcext:value-type="float">
            <text:p>-3702</text:p>
          </table:table-cell>
          <table:table-cell table:number-columns-repeated="10"/>
        </table:table-row>
        <table:table-row table:style-name="ro2">
          <table:table-cell table:formula="of:=NOW()+([.$K$10]*[.B634])" office:value-type="date" office:date-value="2070-08-03T22:11:13.51" calcext:value-type="date">
            <text:p>2070-08-03</text:p>
          </table:table-cell>
          <table:table-cell office:value-type="float" office:value="633" calcext:value-type="float">
            <text:p>633</text:p>
          </table:table-cell>
          <table:table-cell table:formula="of:=[.C633]*(([.$K$5]-1)/[.$K$5])-[.$K$3]" office:value-type="float" office:value="0.000272379332897507" calcext:value-type="float">
            <text:p>0.000272379332898</text:p>
          </table:table-cell>
          <table:table-cell table:formula="of:=(([.C633]/[.$K$5])-[.$K$3])+[.D633]" office:value-type="float" office:value="0.949167620667104" calcext:value-type="float">
            <text:p>0.949167620667104</text:p>
          </table:table-cell>
          <table:table-cell table:formula="of:=[.E633]+[.$K$3]" office:value-type="float" office:value="0.0252799999999996" calcext:value-type="float">
            <text:p>0.02528</text:p>
          </table:table-cell>
          <table:table-cell table:formula="of:=(([.C633]/[.$K$5])-[.$K$3])/0.00000001" office:value-type="float" office:value="-3737.49635890966" calcext:value-type="float">
            <text:p>-3737</text:p>
          </table:table-cell>
          <table:table-cell table:number-columns-repeated="10"/>
        </table:table-row>
        <table:table-row table:style-name="ro2">
          <table:table-cell table:formula="of:=NOW()+([.$K$10]*[.B635])" office:value-type="date" office:date-value="2070-08-31T16:51:13.51" calcext:value-type="date">
            <text:p>2070-08-31</text:p>
          </table:table-cell>
          <table:table-cell office:value-type="float" office:value="634" calcext:value-type="float">
            <text:p>634</text:p>
          </table:table-cell>
          <table:table-cell table:formula="of:=[.C634]*(([.$K$5]-1)/[.$K$5])-[.$K$3]" office:value-type="float" office:value="0.000230109505123361" calcext:value-type="float">
            <text:p>0.000230109505123</text:p>
          </table:table-cell>
          <table:table-cell table:formula="of:=(([.C634]/[.$K$5])-[.$K$3])+[.D634]" office:value-type="float" office:value="0.949129890494878" calcext:value-type="float">
            <text:p>0.949129890494878</text:p>
          </table:table-cell>
          <table:table-cell table:formula="of:=[.E634]+[.$K$3]" office:value-type="float" office:value="0.0253199999999996" calcext:value-type="float">
            <text:p>0.02532</text:p>
          </table:table-cell>
          <table:table-cell table:formula="of:=(([.C634]/[.$K$5])-[.$K$3])/0.00000001" office:value-type="float" office:value="-3773.01722258541" calcext:value-type="float">
            <text:p>-3773</text:p>
          </table:table-cell>
          <table:table-cell table:number-columns-repeated="10"/>
        </table:table-row>
        <table:table-row table:style-name="ro2">
          <table:table-cell table:formula="of:=NOW()+([.$K$10]*[.B636])" office:value-type="date" office:date-value="2070-09-28T11:31:13.51" calcext:value-type="date">
            <text:p>2070-09-28</text:p>
          </table:table-cell>
          <table:table-cell office:value-type="float" office:value="635" calcext:value-type="float">
            <text:p>635</text:p>
          </table:table-cell>
          <table:table-cell table:formula="of:=[.C635]*(([.$K$5]-1)/[.$K$5])-[.$K$3]" office:value-type="float" office:value="0.000188191925914" calcext:value-type="float">
            <text:p>0.000188191925914</text:p>
          </table:table-cell>
          <table:table-cell table:formula="of:=(([.C635]/[.$K$5])-[.$K$3])+[.D635]" office:value-type="float" office:value="0.949091808074087" calcext:value-type="float">
            <text:p>0.949091808074087</text:p>
          </table:table-cell>
          <table:table-cell table:formula="of:=[.E635]+[.$K$3]" office:value-type="float" office:value="0.0253599999999996" calcext:value-type="float">
            <text:p>0.02536</text:p>
          </table:table-cell>
          <table:table-cell table:formula="of:=(([.C635]/[.$K$5])-[.$K$3])/0.00000001" office:value-type="float" office:value="-3808.24207906387" calcext:value-type="float">
            <text:p>-3808</text:p>
          </table:table-cell>
          <table:table-cell table:number-columns-repeated="10"/>
        </table:table-row>
        <table:table-row table:style-name="ro2">
          <table:table-cell table:formula="of:=NOW()+([.$K$10]*[.B637])" office:value-type="date" office:date-value="2070-10-26T06:11:13.51" calcext:value-type="date">
            <text:p>2070-10-26</text:p>
          </table:table-cell>
          <table:table-cell office:value-type="float" office:value="636" calcext:value-type="float">
            <text:p>636</text:p>
          </table:table-cell>
          <table:table-cell table:formula="of:=[.C636]*(([.$K$5]-1)/[.$K$5])-[.$K$3]" office:value-type="float" office:value="0.000146623659864717" calcext:value-type="float">
            <text:p>0.000146623659865</text:p>
          </table:table-cell>
          <table:table-cell table:formula="of:=(([.C636]/[.$K$5])-[.$K$3])+[.D636]" office:value-type="float" office:value="0.949053376340136" calcext:value-type="float">
            <text:p>0.949053376340136</text:p>
          </table:table-cell>
          <table:table-cell table:formula="of:=[.E636]+[.$K$3]" office:value-type="float" office:value="0.0253999999999996" calcext:value-type="float">
            <text:p>0.0254</text:p>
          </table:table-cell>
          <table:table-cell table:formula="of:=(([.C636]/[.$K$5])-[.$K$3])/0.00000001" office:value-type="float" office:value="-3843.17339507167" calcext:value-type="float">
            <text:p>-3843</text:p>
          </table:table-cell>
          <table:table-cell table:number-columns-repeated="10"/>
        </table:table-row>
        <table:table-row table:style-name="ro2">
          <table:table-cell table:formula="of:=NOW()+([.$K$10]*[.B638])" office:value-type="date" office:date-value="2070-11-23T00:51:13.51" calcext:value-type="date">
            <text:p>2070-11-23</text:p>
          </table:table-cell>
          <table:table-cell office:value-type="float" office:value="637" calcext:value-type="float">
            <text:p>637</text:p>
          </table:table-cell>
          <table:table-cell table:formula="of:=[.C637]*(([.$K$5]-1)/[.$K$5])-[.$K$3]" office:value-type="float" office:value="0.000105401796032511" calcext:value-type="float">
            <text:p>0.000105401796033</text:p>
          </table:table-cell>
          <table:table-cell table:formula="of:=(([.C637]/[.$K$5])-[.$K$3])+[.D637]" office:value-type="float" office:value="0.949014598203969" calcext:value-type="float">
            <text:p>0.949014598203969</text:p>
          </table:table-cell>
          <table:table-cell table:formula="of:=[.E637]+[.$K$3]" office:value-type="float" office:value="0.0254399999999996" calcext:value-type="float">
            <text:p>0.02544</text:p>
          </table:table-cell>
          <table:table-cell table:formula="of:=(([.C637]/[.$K$5])-[.$K$3])/0.00000001" office:value-type="float" office:value="-3877.8136167794" calcext:value-type="float">
            <text:p>-3878</text:p>
          </table:table-cell>
          <table:table-cell table:number-columns-repeated="10"/>
        </table:table-row>
        <table:table-row table:style-name="ro2">
          <table:table-cell table:formula="of:=NOW()+([.$K$10]*[.B639])" office:value-type="date" office:date-value="2070-12-20T19:31:13.51" calcext:value-type="date">
            <text:p>2070-12-20</text:p>
          </table:table-cell>
          <table:table-cell office:value-type="float" office:value="638" calcext:value-type="float">
            <text:p>638</text:p>
          </table:table-cell>
          <table:table-cell table:formula="of:=[.C638]*(([.$K$5]-1)/[.$K$5])-[.$K$3]" office:value-type="float" office:value="0.0000645234477322398" calcext:value-type="float">
            <text:p>6.45234477322398E-05</text:p>
          </table:table-cell>
          <table:table-cell table:formula="of:=(([.C638]/[.$K$5])-[.$K$3])+[.D638]" office:value-type="float" office:value="0.948975476552269" calcext:value-type="float">
            <text:p>0.948975476552269</text:p>
          </table:table-cell>
          <table:table-cell table:formula="of:=[.E638]+[.$K$3]" office:value-type="float" office:value="0.0254799999999996" calcext:value-type="float">
            <text:p>0.02548</text:p>
          </table:table-cell>
          <table:table-cell table:formula="of:=(([.C638]/[.$K$5])-[.$K$3])/0.00000001" office:value-type="float" office:value="-3912.16516997291" calcext:value-type="float">
            <text:p>-3912</text:p>
          </table:table-cell>
          <table:table-cell table:number-columns-repeated="10"/>
        </table:table-row>
        <table:table-row table:style-name="ro2">
          <table:table-cell table:formula="of:=NOW()+([.$K$10]*[.B640])" office:value-type="date" office:date-value="2071-01-17T14:11:13.51" calcext:value-type="date">
            <text:p>2071-01-17</text:p>
          </table:table-cell>
          <table:table-cell office:value-type="float" office:value="639" calcext:value-type="float">
            <text:p>639</text:p>
          </table:table-cell>
          <table:table-cell table:formula="of:=[.C639]*(([.$K$5]-1)/[.$K$5])-[.$K$3]" office:value-type="float" office:value="0.0000239857523344712" calcext:value-type="float">
            <text:p>2.39857523344712E-05</text:p>
          </table:table-cell>
          <table:table-cell table:formula="of:=(([.C639]/[.$K$5])-[.$K$3])+[.D639]" office:value-type="float" office:value="0.948936014247667" calcext:value-type="float">
            <text:p>0.948936014247667</text:p>
          </table:table-cell>
          <table:table-cell table:formula="of:=[.E639]+[.$K$3]" office:value-type="float" office:value="0.0255199999999996" calcext:value-type="float">
            <text:p>0.02552</text:p>
          </table:table-cell>
          <table:table-cell table:formula="of:=(([.C639]/[.$K$5])-[.$K$3])/0.00000001" office:value-type="float" office:value="-3946.23046022313" calcext:value-type="float">
            <text:p>-3946</text:p>
          </table:table-cell>
          <table:table-cell table:number-columns-repeated="10"/>
        </table:table-row>
        <table:table-row table:style-name="ro2">
          <table:table-cell table:formula="of:=NOW()+([.$K$10]*[.B641])" office:value-type="date" office:date-value="2071-02-14T08:51:13.51" calcext:value-type="date">
            <text:p>2071-02-14</text:p>
          </table:table-cell>
          <table:table-cell office:value-type="float" office:value="640" calcext:value-type="float">
            <text:p>640</text:p>
          </table:table-cell>
          <table:table-cell table:formula="of:=[.C640]*(([.$K$5]-1)/[.$K$5])-[.$K$3]" office:value-type="float" office:value="-0.0000162141289349828" calcext:value-type="float">
            <text:p>-1.62141289349828E-05</text:p>
          </table:table-cell>
          <table:table-cell table:formula="of:=(([.C640]/[.$K$5])-[.$K$3])+[.D640]" office:value-type="float" office:value="0.948896214128936" calcext:value-type="float">
            <text:p>0.948896214128936</text:p>
          </table:table-cell>
          <table:table-cell table:formula="of:=[.E640]+[.$K$3]" office:value-type="float" office:value="0.0255599999999996" calcext:value-type="float">
            <text:p>0.02556</text:p>
          </table:table-cell>
          <table:table-cell table:formula="of:=(([.C640]/[.$K$5])-[.$K$3])/0.00000001" office:value-type="float" office:value="-3980.01187305461" calcext:value-type="float">
            <text:p>-3980</text:p>
          </table:table-cell>
          <table:table-cell table:number-columns-repeated="10"/>
        </table:table-row>
        <table:table-row table:style-name="ro2">
          <table:table-cell table:formula="of:=NOW()+([.$K$10]*[.B642])" office:value-type="date" office:date-value="2071-03-14T03:31:13.51" calcext:value-type="date">
            <text:p>2071-03-14</text:p>
          </table:table-cell>
          <table:table-cell office:value-type="float" office:value="641" calcext:value-type="float">
            <text:p>641</text:p>
          </table:table-cell>
          <table:table-cell table:formula="of:=[.C641]*(([.$K$5]-1)/[.$K$5])-[.$K$3]" office:value-type="float" office:value="-0.0000560790111938579" calcext:value-type="float">
            <text:p>-5.60790111938579E-05</text:p>
          </table:table-cell>
          <table:table-cell table:formula="of:=(([.C641]/[.$K$5])-[.$K$3])+[.D641]" office:value-type="float" office:value="0.948856079011195" calcext:value-type="float">
            <text:p>0.948856079011195</text:p>
          </table:table-cell>
          <table:table-cell table:formula="of:=[.E641]+[.$K$3]" office:value-type="float" office:value="0.0255999999999996" calcext:value-type="float">
            <text:p>0.0256</text:p>
          </table:table-cell>
          <table:table-cell table:formula="of:=(([.C641]/[.$K$5])-[.$K$3])/0.00000001" office:value-type="float" office:value="-4013.51177411249" calcext:value-type="float">
            <text:p>-4014</text:p>
          </table:table-cell>
          <table:table-cell table:number-columns-repeated="10"/>
        </table:table-row>
        <table:table-row table:style-name="ro2">
          <table:table-cell table:formula="of:=NOW()+([.$K$10]*[.B643])" office:value-type="date" office:date-value="2071-04-10T22:11:13.51" calcext:value-type="date">
            <text:p>2071-04-10</text:p>
          </table:table-cell>
          <table:table-cell office:value-type="float" office:value="642" calcext:value-type="float">
            <text:p>642</text:p>
          </table:table-cell>
          <table:table-cell table:formula="of:=[.C642]*(([.$K$5]-1)/[.$K$5])-[.$K$3]" office:value-type="float" office:value="-0.0000956116861005758" calcext:value-type="float">
            <text:p>-9.56116861005758E-05</text:p>
          </table:table-cell>
          <table:table-cell table:formula="of:=(([.C642]/[.$K$5])-[.$K$3])+[.D642]" office:value-type="float" office:value="0.948815611686102" calcext:value-type="float">
            <text:p>0.948815611686102</text:p>
          </table:table-cell>
          <table:table-cell table:formula="of:=[.E642]+[.$K$3]" office:value-type="float" office:value="0.0256399999999996" calcext:value-type="float">
            <text:p>0.02564</text:p>
          </table:table-cell>
          <table:table-cell table:formula="of:=(([.C642]/[.$K$5])-[.$K$3])/0.00000001" office:value-type="float" office:value="-4046.73250932822" calcext:value-type="float">
            <text:p>-4047</text:p>
          </table:table-cell>
          <table:table-cell table:number-columns-repeated="10"/>
        </table:table-row>
        <table:table-row table:style-name="ro2">
          <table:table-cell table:formula="of:=NOW()+([.$K$10]*[.B644])" office:value-type="date" office:date-value="2071-05-08T16:51:13.51" calcext:value-type="date">
            <text:p>2071-05-08</text:p>
          </table:table-cell>
          <table:table-cell office:value-type="float" office:value="643" calcext:value-type="float">
            <text:p>643</text:p>
          </table:table-cell>
          <table:table-cell table:formula="of:=[.C643]*(([.$K$5]-1)/[.$K$5])-[.$K$3]" office:value-type="float" office:value="-0.000134814922049738" calcext:value-type="float">
            <text:p>-0.00013481492205</text:p>
          </table:table-cell>
          <table:table-cell table:formula="of:=(([.C643]/[.$K$5])-[.$K$3])+[.D643]" office:value-type="float" office:value="0.948774814922051" calcext:value-type="float">
            <text:p>0.948774814922051</text:p>
          </table:table-cell>
          <table:table-cell table:formula="of:=[.E643]+[.$K$3]" office:value-type="float" office:value="0.0256799999999996" calcext:value-type="float">
            <text:p>0.02568</text:p>
          </table:table-cell>
          <table:table-cell table:formula="of:=(([.C643]/[.$K$5])-[.$K$3])/0.00000001" office:value-type="float" office:value="-4079.67640508381" calcext:value-type="float">
            <text:p>-4080</text:p>
          </table:table-cell>
          <table:table-cell table:number-columns-repeated="10"/>
        </table:table-row>
        <table:table-row table:style-name="ro2">
          <table:table-cell table:formula="of:=NOW()+([.$K$10]*[.B645])" office:value-type="date" office:date-value="2071-06-05T11:31:13.51" calcext:value-type="date">
            <text:p>2071-06-05</text:p>
          </table:table-cell>
          <table:table-cell office:value-type="float" office:value="644" calcext:value-type="float">
            <text:p>644</text:p>
          </table:table-cell>
          <table:table-cell table:formula="of:=[.C644]*(([.$K$5]-1)/[.$K$5])-[.$K$3]" office:value-type="float" office:value="-0.00017369146436599" calcext:value-type="float">
            <text:p>-0.000173691464366</text:p>
          </table:table-cell>
          <table:table-cell table:formula="of:=(([.C644]/[.$K$5])-[.$K$3])+[.D644]" office:value-type="float" office:value="0.948733691464367" calcext:value-type="float">
            <text:p>0.948733691464367</text:p>
          </table:table-cell>
          <table:table-cell table:formula="of:=[.E644]+[.$K$3]" office:value-type="float" office:value="0.0257199999999996" calcext:value-type="float">
            <text:p>0.02572</text:p>
          </table:table-cell>
          <table:table-cell table:formula="of:=(([.C644]/[.$K$5])-[.$K$3])/0.00000001" office:value-type="float" office:value="-4112.34576837478" calcext:value-type="float">
            <text:p>-4112</text:p>
          </table:table-cell>
          <table:table-cell table:number-columns-repeated="10"/>
        </table:table-row>
        <table:table-row table:style-name="ro2">
          <table:table-cell table:formula="of:=NOW()+([.$K$10]*[.B646])" office:value-type="date" office:date-value="2071-07-03T06:11:13.51" calcext:value-type="date">
            <text:p>2071-07-03</text:p>
          </table:table-cell>
          <table:table-cell office:value-type="float" office:value="645" calcext:value-type="float">
            <text:p>645</text:p>
          </table:table-cell>
          <table:table-cell table:formula="of:=[.C645]*(([.$K$5]-1)/[.$K$5])-[.$K$3]" office:value-type="float" office:value="-0.000212244035496273" calcext:value-type="float">
            <text:p>-0.000212244035496</text:p>
          </table:table-cell>
          <table:table-cell table:formula="of:=(([.C645]/[.$K$5])-[.$K$3])+[.D645]" office:value-type="float" office:value="0.948692244035497" calcext:value-type="float">
            <text:p>0.948692244035497</text:p>
          </table:table-cell>
          <table:table-cell table:formula="of:=[.E645]+[.$K$3]" office:value-type="float" office:value="0.0257599999999996" calcext:value-type="float">
            <text:p>0.02576</text:p>
          </table:table-cell>
          <table:table-cell table:formula="of:=(([.C645]/[.$K$5])-[.$K$3])/0.00000001" office:value-type="float" office:value="-4144.74288697166" calcext:value-type="float">
            <text:p>-4145</text:p>
          </table:table-cell>
          <table:table-cell table:number-columns-repeated="10"/>
        </table:table-row>
        <table:table-row table:style-name="ro2">
          <table:table-cell table:formula="of:=NOW()+([.$K$10]*[.B647])" office:value-type="date" office:date-value="2071-07-31T00:51:13.51" calcext:value-type="date">
            <text:p>2071-07-31</text:p>
          </table:table-cell>
          <table:table-cell office:value-type="float" office:value="646" calcext:value-type="float">
            <text:p>646</text:p>
          </table:table-cell>
          <table:table-cell table:formula="of:=[.C646]*(([.$K$5]-1)/[.$K$5])-[.$K$3]" office:value-type="float" office:value="-0.000250475335200471" calcext:value-type="float">
            <text:p>-0.0002504753352</text:p>
          </table:table-cell>
          <table:table-cell table:formula="of:=(([.C646]/[.$K$5])-[.$K$3])+[.D646]" office:value-type="float" office:value="0.948650475335202" calcext:value-type="float">
            <text:p>0.948650475335202</text:p>
          </table:table-cell>
          <table:table-cell table:formula="of:=[.E646]+[.$K$3]" office:value-type="float" office:value="0.0257999999999996" calcext:value-type="float">
            <text:p>0.0258</text:p>
          </table:table-cell>
          <table:table-cell table:formula="of:=(([.C646]/[.$K$5])-[.$K$3])/0.00000001" office:value-type="float" office:value="-4176.87002958023" calcext:value-type="float">
            <text:p>-4177</text:p>
          </table:table-cell>
          <table:table-cell table:number-columns-repeated="10"/>
        </table:table-row>
        <table:table-row table:style-name="ro2">
          <table:table-cell table:formula="of:=NOW()+([.$K$10]*[.B648])" office:value-type="date" office:date-value="2071-08-27T19:31:13.51" calcext:value-type="date">
            <text:p>2071-08-27</text:p>
          </table:table-cell>
          <table:table-cell office:value-type="float" office:value="647" calcext:value-type="float">
            <text:p>647</text:p>
          </table:table-cell>
          <table:table-cell table:formula="of:=[.C647]*(([.$K$5]-1)/[.$K$5])-[.$K$3]" office:value-type="float" office:value="-0.000288388040740467" calcext:value-type="float">
            <text:p>-0.00028838804074</text:p>
          </table:table-cell>
          <table:table-cell table:formula="of:=(([.C647]/[.$K$5])-[.$K$3])+[.D647]" office:value-type="float" office:value="0.948608388040742" calcext:value-type="float">
            <text:p>0.948608388040742</text:p>
          </table:table-cell>
          <table:table-cell table:formula="of:=[.E647]+[.$K$3]" office:value-type="float" office:value="0.0258399999999996" calcext:value-type="float">
            <text:p>0.02584</text:p>
          </table:table-cell>
          <table:table-cell table:formula="of:=(([.C647]/[.$K$5])-[.$K$3])/0.00000001" office:value-type="float" office:value="-4208.72944600039" calcext:value-type="float">
            <text:p>-4209</text:p>
          </table:table-cell>
          <table:table-cell table:number-columns-repeated="10"/>
        </table:table-row>
        <table:table-row table:style-name="ro2">
          <table:table-cell table:formula="of:=NOW()+([.$K$10]*[.B649])" office:value-type="date" office:date-value="2071-09-24T14:11:13.51" calcext:value-type="date">
            <text:p>2071-09-24</text:p>
          </table:table-cell>
          <table:table-cell office:value-type="float" office:value="648" calcext:value-type="float">
            <text:p>648</text:p>
          </table:table-cell>
          <table:table-cell table:formula="of:=[.C648]*(([.$K$5]-1)/[.$K$5])-[.$K$3]" office:value-type="float" office:value="-0.00032598480706763" calcext:value-type="float">
            <text:p>-0.000325984807068</text:p>
          </table:table-cell>
          <table:table-cell table:formula="of:=(([.C648]/[.$K$5])-[.$K$3])+[.D648]" office:value-type="float" office:value="0.948565984807069" calcext:value-type="float">
            <text:p>0.948565984807069</text:p>
          </table:table-cell>
          <table:table-cell table:formula="of:=[.E648]+[.$K$3]" office:value-type="float" office:value="0.0258799999999996" calcext:value-type="float">
            <text:p>0.02588</text:p>
          </table:table-cell>
          <table:table-cell table:formula="of:=(([.C648]/[.$K$5])-[.$K$3])/0.00000001" office:value-type="float" office:value="-4240.32336728372" calcext:value-type="float">
            <text:p>-4240</text:p>
          </table:table-cell>
          <table:table-cell table:number-columns-repeated="10"/>
        </table:table-row>
        <table:table-row table:style-name="ro2">
          <table:table-cell table:formula="of:=NOW()+([.$K$10]*[.B650])" office:value-type="date" office:date-value="2071-10-22T08:51:13.51" calcext:value-type="date">
            <text:p>2071-10-22</text:p>
          </table:table-cell>
          <table:table-cell office:value-type="float" office:value="649" calcext:value-type="float">
            <text:p>649</text:p>
          </table:table-cell>
          <table:table-cell table:formula="of:=[.C649]*(([.$K$5]-1)/[.$K$5])-[.$K$3]" office:value-type="float" office:value="-0.000363268267008733" calcext:value-type="float">
            <text:p>-0.000363268267009</text:p>
          </table:table-cell>
          <table:table-cell table:formula="of:=(([.C649]/[.$K$5])-[.$K$3])+[.D649]" office:value-type="float" office:value="0.94852326826701" calcext:value-type="float">
            <text:p>0.94852326826701</text:p>
          </table:table-cell>
          <table:table-cell table:formula="of:=[.E649]+[.$K$3]" office:value-type="float" office:value="0.0259199999999996" calcext:value-type="float">
            <text:p>0.02592</text:p>
          </table:table-cell>
          <table:table-cell table:formula="of:=(([.C649]/[.$K$5])-[.$K$3])/0.00000001" office:value-type="float" office:value="-4271.65400588969" calcext:value-type="float">
            <text:p>-4272</text:p>
          </table:table-cell>
          <table:table-cell table:number-columns-repeated="10"/>
        </table:table-row>
        <table:table-row table:style-name="ro2">
          <table:table-cell table:formula="of:=NOW()+([.$K$10]*[.B651])" office:value-type="date" office:date-value="2071-11-19T03:31:13.51" calcext:value-type="date">
            <text:p>2071-11-19</text:p>
          </table:table-cell>
          <table:table-cell office:value-type="float" office:value="650" calcext:value-type="float">
            <text:p>650</text:p>
          </table:table-cell>
          <table:table-cell table:formula="of:=[.C650]*(([.$K$5]-1)/[.$K$5])-[.$K$3]" office:value-type="float" office:value="-0.000400241031450327" calcext:value-type="float">
            <text:p>-0.00040024103145</text:p>
          </table:table-cell>
          <table:table-cell table:formula="of:=(([.C650]/[.$K$5])-[.$K$3])+[.D650]" office:value-type="float" office:value="0.948480241031451" calcext:value-type="float">
            <text:p>0.948480241031451</text:p>
          </table:table-cell>
          <table:table-cell table:formula="of:=[.E650]+[.$K$3]" office:value-type="float" office:value="0.0259599999999996" calcext:value-type="float">
            <text:p>0.02596</text:p>
          </table:table-cell>
          <table:table-cell table:formula="of:=(([.C650]/[.$K$5])-[.$K$3])/0.00000001" office:value-type="float" office:value="-4302.72355584061" calcext:value-type="float">
            <text:p>-4303</text:p>
          </table:table-cell>
          <table:table-cell table:number-columns-repeated="10"/>
        </table:table-row>
        <table:table-row table:style-name="ro2">
          <table:table-cell table:formula="of:=NOW()+([.$K$10]*[.B652])" office:value-type="date" office:date-value="2071-12-16T22:11:13.51" calcext:value-type="date">
            <text:p>2071-12-16</text:p>
          </table:table-cell>
          <table:table-cell office:value-type="float" office:value="651" calcext:value-type="float">
            <text:p>651</text:p>
          </table:table-cell>
          <table:table-cell table:formula="of:=[.C651]*(([.$K$5]-1)/[.$K$5])-[.$K$3]" office:value-type="float" office:value="-0.000436905689521574" calcext:value-type="float">
            <text:p>-0.000436905689522</text:p>
          </table:table-cell>
          <table:table-cell table:formula="of:=(([.C651]/[.$K$5])-[.$K$3])+[.D651]" office:value-type="float" office:value="0.948436905689523" calcext:value-type="float">
            <text:p>0.948436905689523</text:p>
          </table:table-cell>
          <table:table-cell table:formula="of:=[.E651]+[.$K$3]" office:value-type="float" office:value="0.0259999999999996" calcext:value-type="float">
            <text:p>0.026</text:p>
          </table:table-cell>
          <table:table-cell table:formula="of:=(([.C651]/[.$K$5])-[.$K$3])/0.00000001" office:value-type="float" office:value="-4333.53419287527" calcext:value-type="float">
            <text:p>-4334</text:p>
          </table:table-cell>
          <table:table-cell table:number-columns-repeated="10"/>
        </table:table-row>
        <table:table-row table:style-name="ro2">
          <table:table-cell table:formula="of:=NOW()+([.$K$10]*[.B653])" office:value-type="date" office:date-value="2072-01-13T16:51:13.51" calcext:value-type="date">
            <text:p>2072-01-13</text:p>
          </table:table-cell>
          <table:table-cell office:value-type="float" office:value="652" calcext:value-type="float">
            <text:p>652</text:p>
          </table:table-cell>
          <table:table-cell table:formula="of:=[.C652]*(([.$K$5]-1)/[.$K$5])-[.$K$3]" office:value-type="float" office:value="-0.000473264808775561" calcext:value-type="float">
            <text:p>-0.000473264808776</text:p>
          </table:table-cell>
          <table:table-cell table:formula="of:=(([.C652]/[.$K$5])-[.$K$3])+[.D652]" office:value-type="float" office:value="0.948393264808776" calcext:value-type="float">
            <text:p>0.948393264808776</text:p>
          </table:table-cell>
          <table:table-cell table:formula="of:=[.E652]+[.$K$3]" office:value-type="float" office:value="0.0260399999999996" calcext:value-type="float">
            <text:p>0.02604</text:p>
          </table:table-cell>
          <table:table-cell table:formula="of:=(([.C652]/[.$K$5])-[.$K$3])/0.00000001" office:value-type="float" office:value="-4364.08807460131" calcext:value-type="float">
            <text:p>-4364</text:p>
          </table:table-cell>
          <table:table-cell table:number-columns-repeated="10"/>
        </table:table-row>
        <table:table-row table:style-name="ro2">
          <table:table-cell table:formula="of:=NOW()+([.$K$10]*[.B654])" office:value-type="date" office:date-value="2072-02-10T11:31:13.51" calcext:value-type="date">
            <text:p>2072-02-10</text:p>
          </table:table-cell>
          <table:table-cell office:value-type="float" office:value="653" calcext:value-type="float">
            <text:p>653</text:p>
          </table:table-cell>
          <table:table-cell table:formula="of:=[.C653]*(([.$K$5]-1)/[.$K$5])-[.$K$3]" office:value-type="float" office:value="-0.000509320935369098" calcext:value-type="float">
            <text:p>-0.000509320935369</text:p>
          </table:table-cell>
          <table:table-cell table:formula="of:=(([.C653]/[.$K$5])-[.$K$3])+[.D653]" office:value-type="float" office:value="0.94834932093537" calcext:value-type="float">
            <text:p>0.94834932093537</text:p>
          </table:table-cell>
          <table:table-cell table:formula="of:=[.E653]+[.$K$3]" office:value-type="float" office:value="0.0260799999999996" calcext:value-type="float">
            <text:p>0.02608</text:p>
          </table:table-cell>
          <table:table-cell table:formula="of:=(([.C653]/[.$K$5])-[.$K$3])/0.00000001" office:value-type="float" office:value="-4394.3873406463" calcext:value-type="float">
            <text:p>-4394</text:p>
          </table:table-cell>
          <table:table-cell table:number-columns-repeated="10"/>
        </table:table-row>
        <table:table-row table:style-name="ro2">
          <table:table-cell table:formula="of:=NOW()+([.$K$10]*[.B655])" office:value-type="date" office:date-value="2072-03-09T06:11:13.51" calcext:value-type="date">
            <text:p>2072-03-09</text:p>
          </table:table-cell>
          <table:table-cell office:value-type="float" office:value="654" calcext:value-type="float">
            <text:p>654</text:p>
          </table:table-cell>
          <table:table-cell table:formula="of:=[.C654]*(([.$K$5]-1)/[.$K$5])-[.$K$3]" office:value-type="float" office:value="-0.000545076594241022" calcext:value-type="float">
            <text:p>-0.000545076594241</text:p>
          </table:table-cell>
          <table:table-cell table:formula="of:=(([.C654]/[.$K$5])-[.$K$3])+[.D654]" office:value-type="float" office:value="0.948305076594242" calcext:value-type="float">
            <text:p>0.948305076594242</text:p>
          </table:table-cell>
          <table:table-cell table:formula="of:=[.E654]+[.$K$3]" office:value-type="float" office:value="0.0261199999999996" calcext:value-type="float">
            <text:p>0.02612</text:p>
          </table:table-cell>
          <table:table-cell table:formula="of:=(([.C654]/[.$K$5])-[.$K$3])/0.00000001" office:value-type="float" office:value="-4424.43411280758" calcext:value-type="float">
            <text:p>-4424</text:p>
          </table:table-cell>
          <table:table-cell table:number-columns-repeated="10"/>
        </table:table-row>
        <table:table-row table:style-name="ro2">
          <table:table-cell table:formula="of:=NOW()+([.$K$10]*[.B656])" office:value-type="date" office:date-value="2072-04-06T00:51:13.51" calcext:value-type="date">
            <text:p>2072-04-06</text:p>
          </table:table-cell>
          <table:table-cell office:value-type="float" office:value="655" calcext:value-type="float">
            <text:p>655</text:p>
          </table:table-cell>
          <table:table-cell table:formula="of:=[.C655]*(([.$K$5]-1)/[.$K$5])-[.$K$3]" office:value-type="float" office:value="-0.000580534289289014" calcext:value-type="float">
            <text:p>-0.000580534289289</text:p>
          </table:table-cell>
          <table:table-cell table:formula="of:=(([.C655]/[.$K$5])-[.$K$3])+[.D655]" office:value-type="float" office:value="0.94826053428929" calcext:value-type="float">
            <text:p>0.94826053428929</text:p>
          </table:table-cell>
          <table:table-cell table:formula="of:=[.E655]+[.$K$3]" office:value-type="float" office:value="0.0261599999999996" calcext:value-type="float">
            <text:p>0.02616</text:p>
          </table:table-cell>
          <table:table-cell table:formula="of:=(([.C655]/[.$K$5])-[.$K$3])/0.00000001" office:value-type="float" office:value="-4454.23049520085" calcext:value-type="float">
            <text:p>-4454</text:p>
          </table:table-cell>
          <table:table-cell table:number-columns-repeated="10"/>
        </table:table-row>
        <table:table-row table:style-name="ro2">
          <table:table-cell table:formula="of:=NOW()+([.$K$10]*[.B657])" office:value-type="date" office:date-value="2072-05-03T19:31:13.51" calcext:value-type="date">
            <text:p>2072-05-03</text:p>
          </table:table-cell>
          <table:table-cell office:value-type="float" office:value="656" calcext:value-type="float">
            <text:p>656</text:p>
          </table:table-cell>
          <table:table-cell table:formula="of:=[.C656]*(([.$K$5]-1)/[.$K$5])-[.$K$3]" office:value-type="float" office:value="-0.000615696503544939" calcext:value-type="float">
            <text:p>-0.000615696503545</text:p>
          </table:table-cell>
          <table:table-cell table:formula="of:=(([.C656]/[.$K$5])-[.$K$3])+[.D656]" office:value-type="float" office:value="0.948215696503546" calcext:value-type="float">
            <text:p>0.948215696503546</text:p>
          </table:table-cell>
          <table:table-cell table:formula="of:=[.E656]+[.$K$3]" office:value-type="float" office:value="0.0261999999999996" calcext:value-type="float">
            <text:p>0.0262</text:p>
          </table:table-cell>
          <table:table-cell table:formula="of:=(([.C656]/[.$K$5])-[.$K$3])/0.00000001" office:value-type="float" office:value="-4483.77857440751" calcext:value-type="float">
            <text:p>-4484</text:p>
          </table:table-cell>
          <table:table-cell table:number-columns-repeated="10"/>
        </table:table-row>
        <table:table-row table:style-name="ro2">
          <table:table-cell table:formula="of:=NOW()+([.$K$10]*[.B658])" office:value-type="date" office:date-value="2072-05-31T14:11:13.51" calcext:value-type="date">
            <text:p>2072-05-31</text:p>
          </table:table-cell>
          <table:table-cell office:value-type="float" office:value="657" calcext:value-type="float">
            <text:p>657</text:p>
          </table:table-cell>
          <table:table-cell table:formula="of:=[.C657]*(([.$K$5]-1)/[.$K$5])-[.$K$3]" office:value-type="float" office:value="-0.000650565699348731" calcext:value-type="float">
            <text:p>-0.000650565699349</text:p>
          </table:table-cell>
          <table:table-cell table:formula="of:=(([.C657]/[.$K$5])-[.$K$3])+[.D657]" office:value-type="float" office:value="0.94817056569935" calcext:value-type="float">
            <text:p>0.94817056569935</text:p>
          </table:table-cell>
          <table:table-cell table:formula="of:=[.E657]+[.$K$3]" office:value-type="float" office:value="0.0262399999999996" calcext:value-type="float">
            <text:p>0.02624</text:p>
          </table:table-cell>
          <table:table-cell table:formula="of:=(([.C657]/[.$K$5])-[.$K$3])/0.00000001" office:value-type="float" office:value="-4513.08041962078" calcext:value-type="float">
            <text:p>-4513</text:p>
          </table:table-cell>
          <table:table-cell table:number-columns-repeated="10"/>
        </table:table-row>
        <table:table-row table:style-name="ro2">
          <table:table-cell table:formula="of:=NOW()+([.$K$10]*[.B659])" office:value-type="date" office:date-value="2072-06-28T08:51:13.51" calcext:value-type="date">
            <text:p>2072-06-28</text:p>
          </table:table-cell>
          <table:table-cell office:value-type="float" office:value="658" calcext:value-type="float">
            <text:p>658</text:p>
          </table:table-cell>
          <table:table-cell table:formula="of:=[.C658]*(([.$K$5]-1)/[.$K$5])-[.$K$3]" office:value-type="float" office:value="-0.000685144318520825" calcext:value-type="float">
            <text:p>-0.000685144318521</text:p>
          </table:table-cell>
          <table:table-cell table:formula="of:=(([.C658]/[.$K$5])-[.$K$3])+[.D658]" office:value-type="float" office:value="0.948125144318522" calcext:value-type="float">
            <text:p>0.948125144318522</text:p>
          </table:table-cell>
          <table:table-cell table:formula="of:=[.E658]+[.$K$3]" office:value-type="float" office:value="0.0262799999999996" calcext:value-type="float">
            <text:p>0.02628</text:p>
          </table:table-cell>
          <table:table-cell table:formula="of:=(([.C658]/[.$K$5])-[.$K$3])/0.00000001" office:value-type="float" office:value="-4542.13808279061" calcext:value-type="float">
            <text:p>-4542</text:p>
          </table:table-cell>
          <table:table-cell table:number-columns-repeated="10"/>
        </table:table-row>
        <table:table-row table:style-name="ro2">
          <table:table-cell table:formula="of:=NOW()+([.$K$10]*[.B660])" office:value-type="date" office:date-value="2072-07-26T03:31:13.51" calcext:value-type="date">
            <text:p>2072-07-26</text:p>
          </table:table-cell>
          <table:table-cell office:value-type="float" office:value="659" calcext:value-type="float">
            <text:p>659</text:p>
          </table:table-cell>
          <table:table-cell table:formula="of:=[.C659]*(([.$K$5]-1)/[.$K$5])-[.$K$3]" office:value-type="float" office:value="-0.000719434782533151" calcext:value-type="float">
            <text:p>-0.000719434782533</text:p>
          </table:table-cell>
          <table:table-cell table:formula="of:=(([.C659]/[.$K$5])-[.$K$3])+[.D659]" office:value-type="float" office:value="0.948079434782534" calcext:value-type="float">
            <text:p>0.948079434782534</text:p>
          </table:table-cell>
          <table:table-cell table:formula="of:=[.E659]+[.$K$3]" office:value-type="float" office:value="0.0263199999999996" calcext:value-type="float">
            <text:p>0.02632</text:p>
          </table:table-cell>
          <table:table-cell table:formula="of:=(([.C659]/[.$K$5])-[.$K$3])/0.00000001" office:value-type="float" office:value="-4570.95359876735" calcext:value-type="float">
            <text:p>-4571</text:p>
          </table:table-cell>
          <table:table-cell table:number-columns-repeated="10"/>
        </table:table-row>
        <table:table-row table:style-name="ro2">
          <table:table-cell table:formula="of:=NOW()+([.$K$10]*[.B661])" office:value-type="date" office:date-value="2072-08-22T22:11:13.51" calcext:value-type="date">
            <text:p>2072-08-22</text:p>
          </table:table-cell>
          <table:table-cell office:value-type="float" office:value="660" calcext:value-type="float">
            <text:p>660</text:p>
          </table:table-cell>
          <table:table-cell table:formula="of:=[.C660]*(([.$K$5]-1)/[.$K$5])-[.$K$3]" office:value-type="float" office:value="-0.000753439492678708" calcext:value-type="float">
            <text:p>-0.000753439492679</text:p>
          </table:table-cell>
          <table:table-cell table:formula="of:=(([.C660]/[.$K$5])-[.$K$3])+[.D660]" office:value-type="float" office:value="0.94803343949268" calcext:value-type="float">
            <text:p>0.94803343949268</text:p>
          </table:table-cell>
          <table:table-cell table:formula="of:=[.E660]+[.$K$3]" office:value-type="float" office:value="0.0263599999999996" calcext:value-type="float">
            <text:p>0.02636</text:p>
          </table:table-cell>
          <table:table-cell table:formula="of:=(([.C660]/[.$K$5])-[.$K$3])/0.00000001" office:value-type="float" office:value="-4599.52898544429" calcext:value-type="float">
            <text:p>-4600</text:p>
          </table:table-cell>
          <table:table-cell table:number-columns-repeated="10"/>
        </table:table-row>
        <table:table-row table:style-name="ro2">
          <table:table-cell table:formula="of:=NOW()+([.$K$10]*[.B662])" office:value-type="date" office:date-value="2072-09-19T16:51:13.51" calcext:value-type="date">
            <text:p>2072-09-19</text:p>
          </table:table-cell>
          <table:table-cell office:value-type="float" office:value="661" calcext:value-type="float">
            <text:p>661</text:p>
          </table:table-cell>
          <table:table-cell table:formula="of:=[.C661]*(([.$K$5]-1)/[.$K$5])-[.$K$3]" office:value-type="float" office:value="-0.000787160830239719" calcext:value-type="float">
            <text:p>-0.00078716083024</text:p>
          </table:table-cell>
          <table:table-cell table:formula="of:=(([.C661]/[.$K$5])-[.$K$3])+[.D661]" office:value-type="float" office:value="0.947987160830241" calcext:value-type="float">
            <text:p>0.947987160830241</text:p>
          </table:table-cell>
          <table:table-cell table:formula="of:=[.E661]+[.$K$3]" office:value-type="float" office:value="0.0263999999999996" calcext:value-type="float">
            <text:p>0.0264</text:p>
          </table:table-cell>
          <table:table-cell table:formula="of:=(([.C661]/[.$K$5])-[.$K$3])/0.00000001" office:value-type="float" office:value="-4627.86624389892" calcext:value-type="float">
            <text:p>-4628</text:p>
          </table:table-cell>
          <table:table-cell table:number-columns-repeated="10"/>
        </table:table-row>
        <table:table-row table:style-name="ro2">
          <table:table-cell table:formula="of:=NOW()+([.$K$10]*[.B663])" office:value-type="date" office:date-value="2072-10-17T11:31:13.51" calcext:value-type="date">
            <text:p>2072-10-17</text:p>
          </table:table-cell>
          <table:table-cell office:value-type="float" office:value="662" calcext:value-type="float">
            <text:p>662</text:p>
          </table:table-cell>
          <table:table-cell table:formula="of:=[.C662]*(([.$K$5]-1)/[.$K$5])-[.$K$3]" office:value-type="float" office:value="-0.000820601156654388" calcext:value-type="float">
            <text:p>-0.000820601156654</text:p>
          </table:table-cell>
          <table:table-cell table:formula="of:=(([.C662]/[.$K$5])-[.$K$3])+[.D662]" office:value-type="float" office:value="0.947940601156655" calcext:value-type="float">
            <text:p>0.947940601156655</text:p>
          </table:table-cell>
          <table:table-cell table:formula="of:=[.E662]+[.$K$3]" office:value-type="float" office:value="0.0264399999999996" calcext:value-type="float">
            <text:p>0.02644</text:p>
          </table:table-cell>
          <table:table-cell table:formula="of:=(([.C662]/[.$K$5])-[.$K$3])/0.00000001" office:value-type="float" office:value="-4655.9673585331" calcext:value-type="float">
            <text:p>-4656</text:p>
          </table:table-cell>
          <table:table-cell table:number-columns-repeated="10"/>
        </table:table-row>
        <table:table-row table:style-name="ro2">
          <table:table-cell table:formula="of:=NOW()+([.$K$10]*[.B664])" office:value-type="date" office:date-value="2072-11-14T06:11:13.51" calcext:value-type="date">
            <text:p>2072-11-14</text:p>
          </table:table-cell>
          <table:table-cell office:value-type="float" office:value="663" calcext:value-type="float">
            <text:p>663</text:p>
          </table:table-cell>
          <table:table-cell table:formula="of:=[.C663]*(([.$K$5]-1)/[.$K$5])-[.$K$3]" office:value-type="float" office:value="-0.000853762813682268" calcext:value-type="float">
            <text:p>-0.000853762813682</text:p>
          </table:table-cell>
          <table:table-cell table:formula="of:=(([.C663]/[.$K$5])-[.$K$3])+[.D663]" office:value-type="float" office:value="0.947893762813683" calcext:value-type="float">
            <text:p>0.947893762813683</text:p>
          </table:table-cell>
          <table:table-cell table:formula="of:=[.E663]+[.$K$3]" office:value-type="float" office:value="0.0264799999999996" calcext:value-type="float">
            <text:p>0.02648</text:p>
          </table:table-cell>
          <table:table-cell table:formula="of:=(([.C663]/[.$K$5])-[.$K$3])/0.00000001" office:value-type="float" office:value="-4683.83429721199" calcext:value-type="float">
            <text:p>-4684</text:p>
          </table:table-cell>
          <table:table-cell table:number-columns-repeated="10"/>
        </table:table-row>
        <table:table-row table:style-name="ro2">
          <table:table-cell table:formula="of:=NOW()+([.$K$10]*[.B665])" office:value-type="date" office:date-value="2072-12-12T00:51:13.51" calcext:value-type="date">
            <text:p>2072-12-12</text:p>
          </table:table-cell>
          <table:table-cell office:value-type="float" office:value="664" calcext:value-type="float">
            <text:p>664</text:p>
          </table:table-cell>
          <table:table-cell table:formula="of:=[.C664]*(([.$K$5]-1)/[.$K$5])-[.$K$3]" office:value-type="float" office:value="-0.000886648123568249" calcext:value-type="float">
            <text:p>-0.000886648123568</text:p>
          </table:table-cell>
          <table:table-cell table:formula="of:=(([.C664]/[.$K$5])-[.$K$3])+[.D664]" office:value-type="float" office:value="0.947846648123569" calcext:value-type="float">
            <text:p>0.947846648123569</text:p>
          </table:table-cell>
          <table:table-cell table:formula="of:=[.E664]+[.$K$3]" office:value-type="float" office:value="0.0265199999999996" calcext:value-type="float">
            <text:p>0.02652</text:p>
          </table:table-cell>
          <table:table-cell table:formula="of:=(([.C664]/[.$K$5])-[.$K$3])/0.00000001" office:value-type="float" office:value="-4711.46901140189" calcext:value-type="float">
            <text:p>-4711</text:p>
          </table:table-cell>
          <table:table-cell table:number-columns-repeated="10"/>
        </table:table-row>
        <table:table-row table:style-name="ro2">
          <table:table-cell table:formula="of:=NOW()+([.$K$10]*[.B666])" office:value-type="date" office:date-value="2073-01-08T19:31:13.51" calcext:value-type="date">
            <text:p>2073-01-08</text:p>
          </table:table-cell>
          <table:table-cell office:value-type="float" office:value="665" calcext:value-type="float">
            <text:p>665</text:p>
          </table:table-cell>
          <table:table-cell table:formula="of:=[.C665]*(([.$K$5]-1)/[.$K$5])-[.$K$3]" office:value-type="float" office:value="-0.000919259389205181" calcext:value-type="float">
            <text:p>-0.000919259389205</text:p>
          </table:table-cell>
          <table:table-cell table:formula="of:=(([.C665]/[.$K$5])-[.$K$3])+[.D665]" office:value-type="float" office:value="0.947799259389206" calcext:value-type="float">
            <text:p>0.947799259389206</text:p>
          </table:table-cell>
          <table:table-cell table:formula="of:=[.E665]+[.$K$3]" office:value-type="float" office:value="0.0265599999999996" calcext:value-type="float">
            <text:p>0.02656</text:p>
          </table:table-cell>
          <table:table-cell table:formula="of:=(([.C665]/[.$K$5])-[.$K$3])/0.00000001" office:value-type="float" office:value="-4738.87343630688" calcext:value-type="float">
            <text:p>-4739</text:p>
          </table:table-cell>
          <table:table-cell table:number-columns-repeated="10"/>
        </table:table-row>
        <table:table-row table:style-name="ro2">
          <table:table-cell table:formula="of:=NOW()+([.$K$10]*[.B667])" office:value-type="date" office:date-value="2073-02-05T14:11:13.51" calcext:value-type="date">
            <text:p>2073-02-05</text:p>
          </table:table-cell>
          <table:table-cell office:value-type="float" office:value="666" calcext:value-type="float">
            <text:p>666</text:p>
          </table:table-cell>
          <table:table-cell table:formula="of:=[.C666]*(([.$K$5]-1)/[.$K$5])-[.$K$3]" office:value-type="float" office:value="-0.000951598894295137" calcext:value-type="float">
            <text:p>-0.000951598894295</text:p>
          </table:table-cell>
          <table:table-cell table:formula="of:=(([.C666]/[.$K$5])-[.$K$3])+[.D666]" office:value-type="float" office:value="0.947751598894296" calcext:value-type="float">
            <text:p>0.947751598894296</text:p>
          </table:table-cell>
          <table:table-cell table:formula="of:=[.E666]+[.$K$3]" office:value-type="float" office:value="0.0265999999999996" calcext:value-type="float">
            <text:p>0.0266</text:p>
          </table:table-cell>
          <table:table-cell table:formula="of:=(([.C666]/[.$K$5])-[.$K$3])/0.00000001" office:value-type="float" office:value="-4766.04949100432" calcext:value-type="float">
            <text:p>-4766</text:p>
          </table:table-cell>
          <table:table-cell table:number-columns-repeated="10"/>
        </table:table-row>
        <table:table-row table:style-name="ro2">
          <table:table-cell table:formula="of:=NOW()+([.$K$10]*[.B668])" office:value-type="date" office:date-value="2073-03-05T08:51:13.51" calcext:value-type="date">
            <text:p>2073-03-05</text:p>
          </table:table-cell>
          <table:table-cell office:value-type="float" office:value="667" calcext:value-type="float">
            <text:p>667</text:p>
          </table:table-cell>
          <table:table-cell table:formula="of:=[.C667]*(([.$K$5]-1)/[.$K$5])-[.$K$3]" office:value-type="float" office:value="-0.000983668903509345" calcext:value-type="float">
            <text:p>-0.000983668903509</text:p>
          </table:table-cell>
          <table:table-cell table:formula="of:=(([.C667]/[.$K$5])-[.$K$3])+[.D667]" office:value-type="float" office:value="0.94770366890351" calcext:value-type="float">
            <text:p>0.94770366890351</text:p>
          </table:table-cell>
          <table:table-cell table:formula="of:=[.E667]+[.$K$3]" office:value-type="float" office:value="0.0266399999999996" calcext:value-type="float">
            <text:p>0.02664</text:p>
          </table:table-cell>
          <table:table-cell table:formula="of:=(([.C667]/[.$K$5])-[.$K$3])/0.00000001" office:value-type="float" office:value="-4792.99907857928" calcext:value-type="float">
            <text:p>-4793</text:p>
          </table:table-cell>
          <table:table-cell table:number-columns-repeated="10"/>
        </table:table-row>
        <table:table-row table:style-name="ro2">
          <table:table-cell table:formula="of:=NOW()+([.$K$10]*[.B669])" office:value-type="date" office:date-value="2073-04-02T03:31:13.51" calcext:value-type="date">
            <text:p>2073-04-02</text:p>
          </table:table-cell>
          <table:table-cell office:value-type="float" office:value="668" calcext:value-type="float">
            <text:p>668</text:p>
          </table:table-cell>
          <table:table-cell table:formula="of:=[.C668]*(([.$K$5]-1)/[.$K$5])-[.$K$3]" office:value-type="float" office:value="-0.00101547166264677" calcext:value-type="float">
            <text:p>-0.001015471662647</text:p>
          </table:table-cell>
          <table:table-cell table:formula="of:=(([.C668]/[.$K$5])-[.$K$3])+[.D668]" office:value-type="float" office:value="0.947655471662648" calcext:value-type="float">
            <text:p>0.947655471662648</text:p>
          </table:table-cell>
          <table:table-cell table:formula="of:=[.E668]+[.$K$3]" office:value-type="float" office:value="0.0266799999999996" calcext:value-type="float">
            <text:p>0.02668</text:p>
          </table:table-cell>
          <table:table-cell table:formula="of:=(([.C668]/[.$K$5])-[.$K$3])/0.00000001" office:value-type="float" office:value="-4819.72408625779" calcext:value-type="float">
            <text:p>-4820</text:p>
          </table:table-cell>
          <table:table-cell table:number-columns-repeated="10"/>
        </table:table-row>
        <table:table-row table:style-name="ro2">
          <table:table-cell table:formula="of:=NOW()+([.$K$10]*[.B670])" office:value-type="date" office:date-value="2073-04-29T22:11:13.51" calcext:value-type="date">
            <text:p>2073-04-29</text:p>
          </table:table-cell>
          <table:table-cell office:value-type="float" office:value="669" calcext:value-type="float">
            <text:p>669</text:p>
          </table:table-cell>
          <table:table-cell table:formula="of:=[.C669]*(([.$K$5]-1)/[.$K$5])-[.$K$3]" office:value-type="float" office:value="-0.00104700939879138" calcext:value-type="float">
            <text:p>-0.001047009398791</text:p>
          </table:table-cell>
          <table:table-cell table:formula="of:=(([.C669]/[.$K$5])-[.$K$3])+[.D669]" office:value-type="float" office:value="0.947607009398792" calcext:value-type="float">
            <text:p>0.947607009398792</text:p>
          </table:table-cell>
          <table:table-cell table:formula="of:=[.E669]+[.$K$3]" office:value-type="float" office:value="0.0267199999999996" calcext:value-type="float">
            <text:p>0.02672</text:p>
          </table:table-cell>
          <table:table-cell table:formula="of:=(([.C669]/[.$K$5])-[.$K$3])/0.00000001" office:value-type="float" office:value="-4846.22638553897" calcext:value-type="float">
            <text:p>-4846</text:p>
          </table:table-cell>
          <table:table-cell table:number-columns-repeated="10"/>
        </table:table-row>
        <table:table-row table:style-name="ro2">
          <table:table-cell table:formula="of:=NOW()+([.$K$10]*[.B671])" office:value-type="date" office:date-value="2073-05-27T16:51:13.51" calcext:value-type="date">
            <text:p>2073-05-27</text:p>
          </table:table-cell>
          <table:table-cell office:value-type="float" office:value="670" calcext:value-type="float">
            <text:p>670</text:p>
          </table:table-cell>
          <table:table-cell table:formula="of:=[.C670]*(([.$K$5]-1)/[.$K$5])-[.$K$3]" office:value-type="float" office:value="-0.00107828432046812" calcext:value-type="float">
            <text:p>-0.001078284320468</text:p>
          </table:table-cell>
          <table:table-cell table:formula="of:=(([.C670]/[.$K$5])-[.$K$3])+[.D670]" office:value-type="float" office:value="0.947558284320469" calcext:value-type="float">
            <text:p>0.947558284320469</text:p>
          </table:table-cell>
          <table:table-cell table:formula="of:=[.E670]+[.$K$3]" office:value-type="float" office:value="0.0267599999999996" calcext:value-type="float">
            <text:p>0.02676</text:p>
          </table:table-cell>
          <table:table-cell table:formula="of:=(([.C670]/[.$K$5])-[.$K$3])/0.00000001" office:value-type="float" office:value="-4872.50783232615" calcext:value-type="float">
            <text:p>-4873</text:p>
          </table:table-cell>
          <table:table-cell table:number-columns-repeated="10"/>
        </table:table-row>
        <table:table-row table:style-name="ro2">
          <table:table-cell table:formula="of:=NOW()+([.$K$10]*[.B672])" office:value-type="date" office:date-value="2073-06-24T11:31:13.51" calcext:value-type="date">
            <text:p>2073-06-24</text:p>
          </table:table-cell>
          <table:table-cell office:value-type="float" office:value="671" calcext:value-type="float">
            <text:p>671</text:p>
          </table:table-cell>
          <table:table-cell table:formula="of:=[.C671]*(([.$K$5]-1)/[.$K$5])-[.$K$3]" office:value-type="float" office:value="-0.00110929861779755" calcext:value-type="float">
            <text:p>-0.001109298617798</text:p>
          </table:table-cell>
          <table:table-cell table:formula="of:=(([.C671]/[.$K$5])-[.$K$3])+[.D671]" office:value-type="float" office:value="0.947509298617799" calcext:value-type="float">
            <text:p>0.947509298617799</text:p>
          </table:table-cell>
          <table:table-cell table:formula="of:=[.E671]+[.$K$3]" office:value-type="float" office:value="0.0267999999999996" calcext:value-type="float">
            <text:p>0.0268</text:p>
          </table:table-cell>
          <table:table-cell table:formula="of:=(([.C671]/[.$K$5])-[.$K$3])/0.00000001" office:value-type="float" office:value="-4898.57026705676" calcext:value-type="float">
            <text:p>-4899</text:p>
          </table:table-cell>
          <table:table-cell table:number-columns-repeated="10"/>
        </table:table-row>
        <table:table-row table:style-name="ro2">
          <table:table-cell table:formula="of:=NOW()+([.$K$10]*[.B673])" office:value-type="date" office:date-value="2073-07-22T06:11:13.51" calcext:value-type="date">
            <text:p>2073-07-22</text:p>
          </table:table-cell>
          <table:table-cell office:value-type="float" office:value="672" calcext:value-type="float">
            <text:p>672</text:p>
          </table:table-cell>
          <table:table-cell table:formula="of:=[.C672]*(([.$K$5]-1)/[.$K$5])-[.$K$3]" office:value-type="float" office:value="-0.00114005446264924" calcext:value-type="float">
            <text:p>-0.001140054462649</text:p>
          </table:table-cell>
          <table:table-cell table:formula="of:=(([.C672]/[.$K$5])-[.$K$3])+[.D672]" office:value-type="float" office:value="0.94746005446265" calcext:value-type="float">
            <text:p>0.94746005446265</text:p>
          </table:table-cell>
          <table:table-cell table:formula="of:=[.E672]+[.$K$3]" office:value-type="float" office:value="0.0268399999999996" calcext:value-type="float">
            <text:p>0.02684</text:p>
          </table:table-cell>
          <table:table-cell table:formula="of:=(([.C672]/[.$K$5])-[.$K$3])/0.00000001" office:value-type="float" office:value="-4924.41551483129" calcext:value-type="float">
            <text:p>-4924</text:p>
          </table:table-cell>
          <table:table-cell table:number-columns-repeated="10"/>
        </table:table-row>
        <table:table-row table:style-name="ro2">
          <table:table-cell table:formula="of:=NOW()+([.$K$10]*[.B674])" office:value-type="date" office:date-value="2073-08-19T00:51:13.51" calcext:value-type="date">
            <text:p>2073-08-19</text:p>
          </table:table-cell>
          <table:table-cell office:value-type="float" office:value="673" calcext:value-type="float">
            <text:p>673</text:p>
          </table:table-cell>
          <table:table-cell table:formula="of:=[.C673]*(([.$K$5]-1)/[.$K$5])-[.$K$3]" office:value-type="float" office:value="-0.00117055400879383" calcext:value-type="float">
            <text:p>-0.001170554008794</text:p>
          </table:table-cell>
          <table:table-cell table:formula="of:=(([.C673]/[.$K$5])-[.$K$3])+[.D673]" office:value-type="float" office:value="0.947410554008795" calcext:value-type="float">
            <text:p>0.947410554008795</text:p>
          </table:table-cell>
          <table:table-cell table:formula="of:=[.E673]+[.$K$3]" office:value-type="float" office:value="0.0268799999999996" calcext:value-type="float">
            <text:p>0.02688</text:p>
          </table:table-cell>
          <table:table-cell table:formula="of:=(([.C673]/[.$K$5])-[.$K$3])/0.00000001" office:value-type="float" office:value="-4950.04538554103" calcext:value-type="float">
            <text:p>-4950</text:p>
          </table:table-cell>
          <table:table-cell table:number-columns-repeated="10"/>
        </table:table-row>
        <table:table-row table:style-name="ro2">
          <table:table-cell table:formula="of:=NOW()+([.$K$10]*[.B675])" office:value-type="date" office:date-value="2073-09-15T19:31:13.51" calcext:value-type="date">
            <text:p>2073-09-15</text:p>
          </table:table-cell>
          <table:table-cell office:value-type="float" office:value="674" calcext:value-type="float">
            <text:p>674</text:p>
          </table:table-cell>
          <table:table-cell table:formula="of:=[.C674]*(([.$K$5]-1)/[.$K$5])-[.$K$3]" office:value-type="float" office:value="-0.00120079939205388" calcext:value-type="float">
            <text:p>-0.001200799392054</text:p>
          </table:table-cell>
          <table:table-cell table:formula="of:=(([.C674]/[.$K$5])-[.$K$3])+[.D674]" office:value-type="float" office:value="0.947360799392055" calcext:value-type="float">
            <text:p>0.947360799392055</text:p>
          </table:table-cell>
          <table:table-cell table:formula="of:=[.E674]+[.$K$3]" office:value-type="float" office:value="0.0269199999999996" calcext:value-type="float">
            <text:p>0.02692</text:p>
          </table:table-cell>
          <table:table-cell table:formula="of:=(([.C674]/[.$K$5])-[.$K$3])/0.00000001" office:value-type="float" office:value="-4975.46167399486" calcext:value-type="float">
            <text:p>-4975</text:p>
          </table:table-cell>
          <table:table-cell table:number-columns-repeated="10"/>
        </table:table-row>
        <table:table-row table:style-name="ro2">
          <table:table-cell table:formula="of:=NOW()+([.$K$10]*[.B676])" office:value-type="date" office:date-value="2073-10-13T14:11:13.51" calcext:value-type="date">
            <text:p>2073-10-13</text:p>
          </table:table-cell>
          <table:table-cell office:value-type="float" office:value="675" calcext:value-type="float">
            <text:p>675</text:p>
          </table:table-cell>
          <table:table-cell table:formula="of:=[.C675]*(([.$K$5]-1)/[.$K$5])-[.$K$3]" office:value-type="float" office:value="-0.00123079273045343" calcext:value-type="float">
            <text:p>-0.001230792730453</text:p>
          </table:table-cell>
          <table:table-cell table:formula="of:=(([.C675]/[.$K$5])-[.$K$3])+[.D675]" office:value-type="float" office:value="0.947310792730455" calcext:value-type="float">
            <text:p>0.947310792730455</text:p>
          </table:table-cell>
          <table:table-cell table:formula="of:=[.E675]+[.$K$3]" office:value-type="float" office:value="0.0269599999999996" calcext:value-type="float">
            <text:p>0.02696</text:p>
          </table:table-cell>
          <table:table-cell table:formula="of:=(([.C675]/[.$K$5])-[.$K$3])/0.00000001" office:value-type="float" office:value="-5000.6661600449" calcext:value-type="float">
            <text:p>-5001</text:p>
          </table:table-cell>
          <table:table-cell table:number-columns-repeated="10"/>
        </table:table-row>
        <table:table-row table:style-name="ro2">
          <table:table-cell table:formula="of:=NOW()+([.$K$10]*[.B677])" office:value-type="date" office:date-value="2073-11-10T08:51:13.51" calcext:value-type="date">
            <text:p>2073-11-10</text:p>
          </table:table-cell>
          <table:table-cell office:value-type="float" office:value="676" calcext:value-type="float">
            <text:p>676</text:p>
          </table:table-cell>
          <table:table-cell table:formula="of:=[.C676]*(([.$K$5]-1)/[.$K$5])-[.$K$3]" office:value-type="float" office:value="-0.00126053612436632" calcext:value-type="float">
            <text:p>-0.001260536124366</text:p>
          </table:table-cell>
          <table:table-cell table:formula="of:=(([.C676]/[.$K$5])-[.$K$3])+[.D676]" office:value-type="float" office:value="0.947260536124367" calcext:value-type="float">
            <text:p>0.947260536124367</text:p>
          </table:table-cell>
          <table:table-cell table:formula="of:=[.E676]+[.$K$3]" office:value-type="float" office:value="0.0269999999999996" calcext:value-type="float">
            <text:p>0.027</text:p>
          </table:table-cell>
          <table:table-cell table:formula="of:=(([.C676]/[.$K$5])-[.$K$3])/0.00000001" office:value-type="float" office:value="-5025.66060871119" calcext:value-type="float">
            <text:p>-5026</text:p>
          </table:table-cell>
          <table:table-cell table:number-columns-repeated="10"/>
        </table:table-row>
        <table:table-row table:style-name="ro2">
          <table:table-cell table:formula="of:=NOW()+([.$K$10]*[.B678])" office:value-type="date" office:date-value="2073-12-08T03:31:13.51" calcext:value-type="date">
            <text:p>2073-12-08</text:p>
          </table:table-cell>
          <table:table-cell office:value-type="float" office:value="677" calcext:value-type="float">
            <text:p>677</text:p>
          </table:table-cell>
          <table:table-cell table:formula="of:=[.C677]*(([.$K$5]-1)/[.$K$5])-[.$K$3]" office:value-type="float" office:value="-0.00129003165666326" calcext:value-type="float">
            <text:p>-0.001290031656663</text:p>
          </table:table-cell>
          <table:table-cell table:formula="of:=(([.C677]/[.$K$5])-[.$K$3])+[.D677]" office:value-type="float" office:value="0.947210031656664" calcext:value-type="float">
            <text:p>0.947210031656664</text:p>
          </table:table-cell>
          <table:table-cell table:formula="of:=[.E677]+[.$K$3]" office:value-type="float" office:value="0.0270399999999996" calcext:value-type="float">
            <text:p>0.02704</text:p>
          </table:table-cell>
          <table:table-cell table:formula="of:=(([.C677]/[.$K$5])-[.$K$3])/0.00000001" office:value-type="float" office:value="-5050.44677030526" calcext:value-type="float">
            <text:p>-5050</text:p>
          </table:table-cell>
          <table:table-cell table:number-columns-repeated="10"/>
        </table:table-row>
        <table:table-row table:style-name="ro2">
          <table:table-cell table:formula="of:=NOW()+([.$K$10]*[.B679])" office:value-type="date" office:date-value="2074-01-04T22:11:13.51" calcext:value-type="date">
            <text:p>2074-01-04</text:p>
          </table:table-cell>
          <table:table-cell office:value-type="float" office:value="678" calcext:value-type="float">
            <text:p>678</text:p>
          </table:table-cell>
          <table:table-cell table:formula="of:=[.C678]*(([.$K$5]-1)/[.$K$5])-[.$K$3]" office:value-type="float" office:value="-0.00131928139285774" calcext:value-type="float">
            <text:p>-0.001319281392858</text:p>
          </table:table-cell>
          <table:table-cell table:formula="of:=(([.C678]/[.$K$5])-[.$K$3])+[.D678]" office:value-type="float" office:value="0.947159281392859" calcext:value-type="float">
            <text:p>0.947159281392859</text:p>
          </table:table-cell>
          <table:table-cell table:formula="of:=[.E678]+[.$K$3]" office:value-type="float" office:value="0.0270799999999996" calcext:value-type="float">
            <text:p>0.02708</text:p>
          </table:table-cell>
          <table:table-cell table:formula="of:=(([.C678]/[.$K$5])-[.$K$3])/0.00000001" office:value-type="float" office:value="-5075.02638055272" calcext:value-type="float">
            <text:p>-5075</text:p>
          </table:table-cell>
          <table:table-cell table:number-columns-repeated="10"/>
        </table:table-row>
        <table:table-row table:style-name="ro2">
          <table:table-cell table:formula="of:=NOW()+([.$K$10]*[.B680])" office:value-type="date" office:date-value="2074-02-01T16:51:13.51" calcext:value-type="date">
            <text:p>2074-02-01</text:p>
          </table:table-cell>
          <table:table-cell office:value-type="float" office:value="679" calcext:value-type="float">
            <text:p>679</text:p>
          </table:table-cell>
          <table:table-cell table:formula="of:=[.C679]*(([.$K$5]-1)/[.$K$5])-[.$K$3]" office:value-type="float" office:value="-0.00134828738125059" calcext:value-type="float">
            <text:p>-0.001348287381251</text:p>
          </table:table-cell>
          <table:table-cell table:formula="of:=(([.C679]/[.$K$5])-[.$K$3])+[.D679]" office:value-type="float" office:value="0.947108287381252" calcext:value-type="float">
            <text:p>0.947108287381252</text:p>
          </table:table-cell>
          <table:table-cell table:formula="of:=[.E679]+[.$K$3]" office:value-type="float" office:value="0.0271199999999996" calcext:value-type="float">
            <text:p>0.02712</text:p>
          </table:table-cell>
          <table:table-cell table:formula="of:=(([.C679]/[.$K$5])-[.$K$3])/0.00000001" office:value-type="float" office:value="-5099.40116071478" calcext:value-type="float">
            <text:p>-5099</text:p>
          </table:table-cell>
          <table:table-cell table:number-columns-repeated="10"/>
        </table:table-row>
        <table:table-row table:style-name="ro2">
          <table:table-cell table:formula="of:=NOW()+([.$K$10]*[.B681])" office:value-type="date" office:date-value="2074-03-01T11:31:13.51" calcext:value-type="date">
            <text:p>2074-03-01</text:p>
          </table:table-cell>
          <table:table-cell office:value-type="float" office:value="680" calcext:value-type="float">
            <text:p>680</text:p>
          </table:table-cell>
          <table:table-cell table:formula="of:=[.C680]*(([.$K$5]-1)/[.$K$5])-[.$K$3]" office:value-type="float" office:value="-0.0013770516530735" calcext:value-type="float">
            <text:p>-0.001377051653074</text:p>
          </table:table-cell>
          <table:table-cell table:formula="of:=(([.C680]/[.$K$5])-[.$K$3])+[.D680]" office:value-type="float" office:value="0.947057051653074" calcext:value-type="float">
            <text:p>0.947057051653074</text:p>
          </table:table-cell>
          <table:table-cell table:formula="of:=[.E680]+[.$K$3]" office:value-type="float" office:value="0.0271599999999996" calcext:value-type="float">
            <text:p>0.02716</text:p>
          </table:table-cell>
          <table:table-cell table:formula="of:=(([.C680]/[.$K$5])-[.$K$3])/0.00000001" office:value-type="float" office:value="-5123.57281770883" calcext:value-type="float">
            <text:p>-5124</text:p>
          </table:table-cell>
          <table:table-cell table:number-columns-repeated="10"/>
        </table:table-row>
        <table:table-row table:style-name="ro2">
          <table:table-cell table:formula="of:=NOW()+([.$K$10]*[.B682])" office:value-type="date" office:date-value="2074-03-29T06:11:13.51" calcext:value-type="date">
            <text:p>2074-03-29</text:p>
          </table:table-cell>
          <table:table-cell office:value-type="float" office:value="681" calcext:value-type="float">
            <text:p>681</text:p>
          </table:table-cell>
          <table:table-cell table:formula="of:=[.C681]*(([.$K$5]-1)/[.$K$5])-[.$K$3]" office:value-type="float" office:value="-0.00140557622263122" calcext:value-type="float">
            <text:p>-0.001405576222631</text:p>
          </table:table-cell>
          <table:table-cell table:formula="of:=(([.C681]/[.$K$5])-[.$K$3])+[.D681]" office:value-type="float" office:value="0.947005576222632" calcext:value-type="float">
            <text:p>0.947005576222632</text:p>
          </table:table-cell>
          <table:table-cell table:formula="of:=[.E681]+[.$K$3]" office:value-type="float" office:value="0.0271999999999996" calcext:value-type="float">
            <text:p>0.0272</text:p>
          </table:table-cell>
          <table:table-cell table:formula="of:=(([.C681]/[.$K$5])-[.$K$3])/0.00000001" office:value-type="float" office:value="-5147.54304422792" calcext:value-type="float">
            <text:p>-5148</text:p>
          </table:table-cell>
          <table:table-cell table:number-columns-repeated="10"/>
        </table:table-row>
        <table:table-row table:style-name="ro2">
          <table:table-cell table:formula="of:=NOW()+([.$K$10]*[.B683])" office:value-type="date" office:date-value="2074-04-26T00:51:13.51" calcext:value-type="date">
            <text:p>2074-04-26</text:p>
          </table:table-cell>
          <table:table-cell office:value-type="float" office:value="682" calcext:value-type="float">
            <text:p>682</text:p>
          </table:table-cell>
          <table:table-cell table:formula="of:=[.C682]*(([.$K$5]-1)/[.$K$5])-[.$K$3]" office:value-type="float" office:value="-0.00143386308744263" calcext:value-type="float">
            <text:p>-0.001433863087443</text:p>
          </table:table-cell>
          <table:table-cell table:formula="of:=(([.C682]/[.$K$5])-[.$K$3])+[.D682]" office:value-type="float" office:value="0.946953863087444" calcext:value-type="float">
            <text:p>0.946953863087444</text:p>
          </table:table-cell>
          <table:table-cell table:formula="of:=[.E682]+[.$K$3]" office:value-type="float" office:value="0.0272399999999996" calcext:value-type="float">
            <text:p>0.02724</text:p>
          </table:table-cell>
          <table:table-cell table:formula="of:=(([.C682]/[.$K$5])-[.$K$3])/0.00000001" office:value-type="float" office:value="-5171.31351885935" calcext:value-type="float">
            <text:p>-5171</text:p>
          </table:table-cell>
          <table:table-cell table:number-columns-repeated="10"/>
        </table:table-row>
        <table:table-row table:style-name="ro2">
          <table:table-cell table:formula="of:=NOW()+([.$K$10]*[.B684])" office:value-type="date" office:date-value="2074-05-23T19:31:13.51" calcext:value-type="date">
            <text:p>2074-05-23</text:p>
          </table:table-cell>
          <table:table-cell office:value-type="float" office:value="683" calcext:value-type="float">
            <text:p>683</text:p>
          </table:table-cell>
          <table:table-cell table:formula="of:=[.C683]*(([.$K$5]-1)/[.$K$5])-[.$K$3]" office:value-type="float" office:value="-0.00146191422838061" calcext:value-type="float">
            <text:p>-0.001461914228381</text:p>
          </table:table-cell>
          <table:table-cell table:formula="of:=(([.C683]/[.$K$5])-[.$K$3])+[.D683]" office:value-type="float" office:value="0.946901914228382" calcext:value-type="float">
            <text:p>0.946901914228382</text:p>
          </table:table-cell>
          <table:table-cell table:formula="of:=[.E683]+[.$K$3]" office:value-type="float" office:value="0.0272799999999996" calcext:value-type="float">
            <text:p>0.02728</text:p>
          </table:table-cell>
          <table:table-cell table:formula="of:=(([.C683]/[.$K$5])-[.$K$3])/0.00000001" office:value-type="float" office:value="-5194.88590620219" calcext:value-type="float">
            <text:p>-5195</text:p>
          </table:table-cell>
          <table:table-cell table:number-columns-repeated="10"/>
        </table:table-row>
        <table:table-row table:style-name="ro2">
          <table:table-cell table:formula="of:=NOW()+([.$K$10]*[.B685])" office:value-type="date" office:date-value="2074-06-20T14:11:13.51" calcext:value-type="date">
            <text:p>2074-06-20</text:p>
          </table:table-cell>
          <table:table-cell office:value-type="float" office:value="684" calcext:value-type="float">
            <text:p>684</text:p>
          </table:table-cell>
          <table:table-cell table:formula="of:=[.C684]*(([.$K$5]-1)/[.$K$5])-[.$K$3]" office:value-type="float" office:value="-0.00148973160981077" calcext:value-type="float">
            <text:p>-0.001489731609811</text:p>
          </table:table-cell>
          <table:table-cell table:formula="of:=(([.C684]/[.$K$5])-[.$K$3])+[.D684]" office:value-type="float" office:value="0.946849731609812" calcext:value-type="float">
            <text:p>0.946849731609812</text:p>
          </table:table-cell>
          <table:table-cell table:formula="of:=[.E684]+[.$K$3]" office:value-type="float" office:value="0.0273199999999996" calcext:value-type="float">
            <text:p>0.02732</text:p>
          </table:table-cell>
          <table:table-cell table:formula="of:=(([.C684]/[.$K$5])-[.$K$3])/0.00000001" office:value-type="float" office:value="-5218.26185698384" calcext:value-type="float">
            <text:p>-5218</text:p>
          </table:table-cell>
          <table:table-cell table:number-columns-repeated="10"/>
        </table:table-row>
        <table:table-row table:style-name="ro2">
          <table:table-cell table:formula="of:=NOW()+([.$K$10]*[.B686])" office:value-type="date" office:date-value="2074-07-18T08:51:13.51" calcext:value-type="date">
            <text:p>2074-07-18</text:p>
          </table:table-cell>
          <table:table-cell office:value-type="float" office:value="685" calcext:value-type="float">
            <text:p>685</text:p>
          </table:table-cell>
          <table:table-cell table:formula="of:=[.C685]*(([.$K$5]-1)/[.$K$5])-[.$K$3]" office:value-type="float" office:value="-0.00151731717972901" calcext:value-type="float">
            <text:p>-0.001517317179729</text:p>
          </table:table-cell>
          <table:table-cell table:formula="of:=(([.C685]/[.$K$5])-[.$K$3])+[.D685]" office:value-type="float" office:value="0.94679731717973" calcext:value-type="float">
            <text:p>0.94679731717973</text:p>
          </table:table-cell>
          <table:table-cell table:formula="of:=[.E685]+[.$K$3]" office:value-type="float" office:value="0.0273599999999996" calcext:value-type="float">
            <text:p>0.02736</text:p>
          </table:table-cell>
          <table:table-cell table:formula="of:=(([.C685]/[.$K$5])-[.$K$3])/0.00000001" office:value-type="float" office:value="-5241.44300817564" calcext:value-type="float">
            <text:p>-5241</text:p>
          </table:table-cell>
          <table:table-cell table:number-columns-repeated="10"/>
        </table:table-row>
        <table:table-row table:style-name="ro2">
          <table:table-cell table:formula="of:=NOW()+([.$K$10]*[.B687])" office:value-type="date" office:date-value="2074-08-15T03:31:13.51" calcext:value-type="date">
            <text:p>2074-08-15</text:p>
          </table:table-cell>
          <table:table-cell office:value-type="float" office:value="686" calcext:value-type="float">
            <text:p>686</text:p>
          </table:table-cell>
          <table:table-cell table:formula="of:=[.C686]*(([.$K$5]-1)/[.$K$5])-[.$K$3]" office:value-type="float" office:value="-0.00154467286989794" calcext:value-type="float">
            <text:p>-0.001544672869898</text:p>
          </table:table-cell>
          <table:table-cell table:formula="of:=(([.C686]/[.$K$5])-[.$K$3])+[.D686]" office:value-type="float" office:value="0.946744672869899" calcext:value-type="float">
            <text:p>0.946744672869899</text:p>
          </table:table-cell>
          <table:table-cell table:formula="of:=[.E686]+[.$K$3]" office:value-type="float" office:value="0.0273999999999996" calcext:value-type="float">
            <text:p>0.0274</text:p>
          </table:table-cell>
          <table:table-cell table:formula="of:=(([.C686]/[.$K$5])-[.$K$3])/0.00000001" office:value-type="float" office:value="-5264.43098310751" calcext:value-type="float">
            <text:p>-5264</text:p>
          </table:table-cell>
          <table:table-cell table:number-columns-repeated="10"/>
        </table:table-row>
        <table:table-row table:style-name="ro2">
          <table:table-cell table:formula="of:=NOW()+([.$K$10]*[.B688])" office:value-type="date" office:date-value="2074-09-11T22:11:13.51" calcext:value-type="date">
            <text:p>2074-09-11</text:p>
          </table:table-cell>
          <table:table-cell office:value-type="float" office:value="687" calcext:value-type="float">
            <text:p>687</text:p>
          </table:table-cell>
          <table:table-cell table:formula="of:=[.C687]*(([.$K$5]-1)/[.$K$5])-[.$K$3]" office:value-type="float" office:value="-0.00157180059598212" calcext:value-type="float">
            <text:p>-0.001571800595982</text:p>
          </table:table-cell>
          <table:table-cell table:formula="of:=(([.C687]/[.$K$5])-[.$K$3])+[.D687]" office:value-type="float" office:value="0.946691800595983" calcext:value-type="float">
            <text:p>0.946691800595983</text:p>
          </table:table-cell>
          <table:table-cell table:formula="of:=[.E687]+[.$K$3]" office:value-type="float" office:value="0.0274399999999996" calcext:value-type="float">
            <text:p>0.02744</text:p>
          </table:table-cell>
          <table:table-cell table:formula="of:=(([.C687]/[.$K$5])-[.$K$3])/0.00000001" office:value-type="float" office:value="-5287.22739158162" calcext:value-type="float">
            <text:p>-5287</text:p>
          </table:table-cell>
          <table:table-cell table:number-columns-repeated="10"/>
        </table:table-row>
        <table:table-row table:style-name="ro2">
          <table:table-cell table:formula="of:=NOW()+([.$K$10]*[.B689])" office:value-type="date" office:date-value="2074-10-09T16:51:13.51" calcext:value-type="date">
            <text:p>2074-10-09</text:p>
          </table:table-cell>
          <table:table-cell office:value-type="float" office:value="688" calcext:value-type="float">
            <text:p>688</text:p>
          </table:table-cell>
          <table:table-cell table:formula="of:=[.C688]*(([.$K$5]-1)/[.$K$5])-[.$K$3]" office:value-type="float" office:value="-0.00159870225768227" calcext:value-type="float">
            <text:p>-0.001598702257682</text:p>
          </table:table-cell>
          <table:table-cell table:formula="of:=(([.C688]/[.$K$5])-[.$K$3])+[.D688]" office:value-type="float" office:value="0.946638702257683" calcext:value-type="float">
            <text:p>0.946638702257683</text:p>
          </table:table-cell>
          <table:table-cell table:formula="of:=[.E688]+[.$K$3]" office:value-type="float" office:value="0.0274799999999996" calcext:value-type="float">
            <text:p>0.02748</text:p>
          </table:table-cell>
          <table:table-cell table:formula="of:=(([.C688]/[.$K$5])-[.$K$3])/0.00000001" office:value-type="float" office:value="-5309.8338299851" calcext:value-type="float">
            <text:p>-5310</text:p>
          </table:table-cell>
          <table:table-cell table:number-columns-repeated="10"/>
        </table:table-row>
        <table:table-row table:style-name="ro2">
          <table:table-cell table:formula="of:=NOW()+([.$K$10]*[.B690])" office:value-type="date" office:date-value="2074-11-06T11:31:13.51" calcext:value-type="date">
            <text:p>2074-11-06</text:p>
          </table:table-cell>
          <table:table-cell office:value-type="float" office:value="689" calcext:value-type="float">
            <text:p>689</text:p>
          </table:table-cell>
          <table:table-cell table:formula="of:=[.C689]*(([.$K$5]-1)/[.$K$5])-[.$K$3]" office:value-type="float" office:value="-0.00162537973886825" calcext:value-type="float">
            <text:p>-0.001625379738868</text:p>
          </table:table-cell>
          <table:table-cell table:formula="of:=(([.C689]/[.$K$5])-[.$K$3])+[.D689]" office:value-type="float" office:value="0.946585379738869" calcext:value-type="float">
            <text:p>0.946585379738869</text:p>
          </table:table-cell>
          <table:table-cell table:formula="of:=[.E689]+[.$K$3]" office:value-type="float" office:value="0.0275199999999995" calcext:value-type="float">
            <text:p>0.02752</text:p>
          </table:table-cell>
          <table:table-cell table:formula="of:=(([.C689]/[.$K$5])-[.$K$3])/0.00000001" office:value-type="float" office:value="-5332.25188140189" calcext:value-type="float">
            <text:p>-5332</text:p>
          </table:table-cell>
          <table:table-cell table:number-columns-repeated="10"/>
        </table:table-row>
        <table:table-row table:style-name="ro2">
          <table:table-cell table:formula="of:=NOW()+([.$K$10]*[.B691])" office:value-type="date" office:date-value="2074-12-04T06:11:13.51" calcext:value-type="date">
            <text:p>2074-12-04</text:p>
          </table:table-cell>
          <table:table-cell office:value-type="float" office:value="690" calcext:value-type="float">
            <text:p>690</text:p>
          </table:table-cell>
          <table:table-cell table:formula="of:=[.C690]*(([.$K$5]-1)/[.$K$5])-[.$K$3]" office:value-type="float" office:value="-0.00165183490771102" calcext:value-type="float">
            <text:p>-0.001651834907711</text:p>
          </table:table-cell>
          <table:table-cell table:formula="of:=(([.C690]/[.$K$5])-[.$K$3])+[.D690]" office:value-type="float" office:value="0.946531834907712" calcext:value-type="float">
            <text:p>0.946531834907712</text:p>
          </table:table-cell>
          <table:table-cell table:formula="of:=[.E690]+[.$K$3]" office:value-type="float" office:value="0.0275599999999995" calcext:value-type="float">
            <text:p>0.02756</text:p>
          </table:table-cell>
          <table:table-cell table:formula="of:=(([.C690]/[.$K$5])-[.$K$3])/0.00000001" office:value-type="float" office:value="-5354.48311572354" calcext:value-type="float">
            <text:p>-5354</text:p>
          </table:table-cell>
          <table:table-cell table:number-columns-repeated="10"/>
        </table:table-row>
        <table:table-row table:style-name="ro2">
          <table:table-cell table:formula="of:=NOW()+([.$K$10]*[.B692])" office:value-type="date" office:date-value="2075-01-01T00:51:13.51" calcext:value-type="date">
            <text:p>2075-01-01</text:p>
          </table:table-cell>
          <table:table-cell office:value-type="float" office:value="691" calcext:value-type="float">
            <text:p>691</text:p>
          </table:table-cell>
          <table:table-cell table:formula="of:=[.C691]*(([.$K$5]-1)/[.$K$5])-[.$K$3]" office:value-type="float" office:value="-0.00167806961681342" calcext:value-type="float">
            <text:p>-0.001678069616813</text:p>
          </table:table-cell>
          <table:table-cell table:formula="of:=(([.C691]/[.$K$5])-[.$K$3])+[.D691]" office:value-type="float" office:value="0.946478069616814" calcext:value-type="float">
            <text:p>0.946478069616814</text:p>
          </table:table-cell>
          <table:table-cell table:formula="of:=[.E691]+[.$K$3]" office:value-type="float" office:value="0.0275999999999995" calcext:value-type="float">
            <text:p>0.0276</text:p>
          </table:table-cell>
          <table:table-cell table:formula="of:=(([.C691]/[.$K$5])-[.$K$3])/0.00000001" office:value-type="float" office:value="-5376.52908975918" calcext:value-type="float">
            <text:p>-5377</text:p>
          </table:table-cell>
          <table:table-cell table:number-columns-repeated="10"/>
        </table:table-row>
        <table:table-row table:style-name="ro2">
          <table:table-cell table:formula="of:=NOW()+([.$K$10]*[.B693])" office:value-type="date" office:date-value="2075-01-28T19:31:13.51" calcext:value-type="date">
            <text:p>2075-01-28</text:p>
          </table:table-cell>
          <table:table-cell office:value-type="float" office:value="692" calcext:value-type="float">
            <text:p>692</text:p>
          </table:table-cell>
          <table:table-cell table:formula="of:=[.C692]*(([.$K$5]-1)/[.$K$5])-[.$K$3]" office:value-type="float" office:value="-0.00170408570333998" calcext:value-type="float">
            <text:p>-0.00170408570334</text:p>
          </table:table-cell>
          <table:table-cell table:formula="of:=(([.C692]/[.$K$5])-[.$K$3])+[.D692]" office:value-type="float" office:value="0.946424085703341" calcext:value-type="float">
            <text:p>0.946424085703341</text:p>
          </table:table-cell>
          <table:table-cell table:formula="of:=[.E692]+[.$K$3]" office:value-type="float" office:value="0.0276399999999995" calcext:value-type="float">
            <text:p>0.02764</text:p>
          </table:table-cell>
          <table:table-cell table:formula="of:=(([.C692]/[.$K$5])-[.$K$3])/0.00000001" office:value-type="float" office:value="-5398.39134734452" calcext:value-type="float">
            <text:p>-5398</text:p>
          </table:table-cell>
          <table:table-cell table:number-columns-repeated="10"/>
        </table:table-row>
        <table:table-row table:style-name="ro2">
          <table:table-cell table:formula="of:=NOW()+([.$K$10]*[.B694])" office:value-type="date" office:date-value="2075-02-25T14:11:13.51" calcext:value-type="date">
            <text:p>2075-02-25</text:p>
          </table:table-cell>
          <table:table-cell office:value-type="float" office:value="693" calcext:value-type="float">
            <text:p>693</text:p>
          </table:table-cell>
          <table:table-cell table:formula="of:=[.C693]*(([.$K$5]-1)/[.$K$5])-[.$K$3]" office:value-type="float" office:value="-0.00172988498914548" calcext:value-type="float">
            <text:p>-0.001729884989145</text:p>
          </table:table-cell>
          <table:table-cell table:formula="of:=(([.C693]/[.$K$5])-[.$K$3])+[.D693]" office:value-type="float" office:value="0.946369884989146" calcext:value-type="float">
            <text:p>0.946369884989146</text:p>
          </table:table-cell>
          <table:table-cell table:formula="of:=[.E693]+[.$K$3]" office:value-type="float" office:value="0.0276799999999995" calcext:value-type="float">
            <text:p>0.02768</text:p>
          </table:table-cell>
          <table:table-cell table:formula="of:=(([.C693]/[.$K$5])-[.$K$3])/0.00000001" office:value-type="float" office:value="-5420.07141944998" calcext:value-type="float">
            <text:p>-5420</text:p>
          </table:table-cell>
          <table:table-cell table:number-columns-repeated="10"/>
        </table:table-row>
        <table:table-row table:style-name="ro2">
          <table:table-cell table:formula="of:=NOW()+([.$K$10]*[.B695])" office:value-type="date" office:date-value="2075-03-25T08:51:13.51" calcext:value-type="date">
            <text:p>2075-03-25</text:p>
          </table:table-cell>
          <table:table-cell office:value-type="float" office:value="694" calcext:value-type="float">
            <text:p>694</text:p>
          </table:table-cell>
          <table:table-cell table:formula="of:=[.C694]*(([.$K$5]-1)/[.$K$5])-[.$K$3]" office:value-type="float" office:value="-0.0017554692809026" calcext:value-type="float">
            <text:p>-0.001755469280903</text:p>
          </table:table-cell>
          <table:table-cell table:formula="of:=(([.C694]/[.$K$5])-[.$K$3])+[.D694]" office:value-type="float" office:value="0.946315469280904" calcext:value-type="float">
            <text:p>0.946315469280904</text:p>
          </table:table-cell>
          <table:table-cell table:formula="of:=[.E694]+[.$K$3]" office:value-type="float" office:value="0.0277199999999995" calcext:value-type="float">
            <text:p>0.02772</text:p>
          </table:table-cell>
          <table:table-cell table:formula="of:=(([.C694]/[.$K$5])-[.$K$3])/0.00000001" office:value-type="float" office:value="-5441.5708242879" calcext:value-type="float">
            <text:p>-5442</text:p>
          </table:table-cell>
          <table:table-cell table:number-columns-repeated="10"/>
        </table:table-row>
        <table:table-row table:style-name="ro2">
          <table:table-cell table:formula="of:=NOW()+([.$K$10]*[.B696])" office:value-type="date" office:date-value="2075-04-22T03:31:13.51" calcext:value-type="date">
            <text:p>2075-04-22</text:p>
          </table:table-cell>
          <table:table-cell office:value-type="float" office:value="695" calcext:value-type="float">
            <text:p>695</text:p>
          </table:table-cell>
          <table:table-cell table:formula="of:=[.C695]*(([.$K$5]-1)/[.$K$5])-[.$K$3]" office:value-type="float" office:value="-0.00178084037022841" calcext:value-type="float">
            <text:p>-0.001780840370228</text:p>
          </table:table-cell>
          <table:table-cell table:formula="of:=(([.C695]/[.$K$5])-[.$K$3])+[.D695]" office:value-type="float" office:value="0.946260840370229" calcext:value-type="float">
            <text:p>0.946260840370229</text:p>
          </table:table-cell>
          <table:table-cell table:formula="of:=[.E695]+[.$K$3]" office:value-type="float" office:value="0.0277599999999995" calcext:value-type="float">
            <text:p>0.02776</text:p>
          </table:table-cell>
          <table:table-cell table:formula="of:=(([.C695]/[.$K$5])-[.$K$3])/0.00000001" office:value-type="float" office:value="-5462.89106741884" calcext:value-type="float">
            <text:p>-5463</text:p>
          </table:table-cell>
          <table:table-cell table:number-columns-repeated="10"/>
        </table:table-row>
        <table:table-row table:style-name="ro2">
          <table:table-cell table:formula="of:=NOW()+([.$K$10]*[.B697])" office:value-type="date" office:date-value="2075-05-19T22:11:13.51" calcext:value-type="date">
            <text:p>2075-05-19</text:p>
          </table:table-cell>
          <table:table-cell office:value-type="float" office:value="696" calcext:value-type="float">
            <text:p>696</text:p>
          </table:table-cell>
          <table:table-cell table:formula="of:=[.C696]*(([.$K$5]-1)/[.$K$5])-[.$K$3]" office:value-type="float" office:value="-0.00180600003380984" calcext:value-type="float">
            <text:p>-0.00180600003381</text:p>
          </table:table-cell>
          <table:table-cell table:formula="of:=(([.C696]/[.$K$5])-[.$K$3])+[.D696]" office:value-type="float" office:value="0.946206000033811" calcext:value-type="float">
            <text:p>0.946206000033811</text:p>
          </table:table-cell>
          <table:table-cell table:formula="of:=[.E696]+[.$K$3]" office:value-type="float" office:value="0.0277999999999995" calcext:value-type="float">
            <text:p>0.0278</text:p>
          </table:table-cell>
          <table:table-cell table:formula="of:=(([.C696]/[.$K$5])-[.$K$3])/0.00000001" office:value-type="float" office:value="-5484.03364185701" calcext:value-type="float">
            <text:p>-5484</text:p>
          </table:table-cell>
          <table:table-cell table:number-columns-repeated="10"/>
        </table:table-row>
        <table:table-row table:style-name="ro2">
          <table:table-cell table:formula="of:=NOW()+([.$K$10]*[.B698])" office:value-type="date" office:date-value="2075-06-16T16:51:13.51" calcext:value-type="date">
            <text:p>2075-06-16</text:p>
          </table:table-cell>
          <table:table-cell office:value-type="float" office:value="697" calcext:value-type="float">
            <text:p>697</text:p>
          </table:table-cell>
          <table:table-cell table:formula="of:=[.C697]*(([.$K$5]-1)/[.$K$5])-[.$K$3]" office:value-type="float" office:value="-0.0018309500335281" calcext:value-type="float">
            <text:p>-0.001830950033528</text:p>
          </table:table-cell>
          <table:table-cell table:formula="of:=(([.C697]/[.$K$5])-[.$K$3])+[.D697]" office:value-type="float" office:value="0.946150950033529" calcext:value-type="float">
            <text:p>0.946150950033529</text:p>
          </table:table-cell>
          <table:table-cell table:formula="of:=[.E697]+[.$K$3]" office:value-type="float" office:value="0.0278399999999995" calcext:value-type="float">
            <text:p>0.02784</text:p>
          </table:table-cell>
          <table:table-cell table:formula="of:=(([.C697]/[.$K$5])-[.$K$3])/0.00000001" office:value-type="float" office:value="-5505.00002817487" calcext:value-type="float">
            <text:p>-5505</text:p>
          </table:table-cell>
          <table:table-cell table:number-columns-repeated="10"/>
        </table:table-row>
        <table:table-row table:style-name="ro2">
          <table:table-cell table:formula="of:=NOW()+([.$K$10]*[.B699])" office:value-type="date" office:date-value="2075-07-14T11:31:13.51" calcext:value-type="date">
            <text:p>2075-07-14</text:p>
          </table:table-cell>
          <table:table-cell office:value-type="float" office:value="698" calcext:value-type="float">
            <text:p>698</text:p>
          </table:table-cell>
          <table:table-cell table:formula="of:=[.C698]*(([.$K$5]-1)/[.$K$5])-[.$K$3]" office:value-type="float" office:value="-0.00185569211658203" calcext:value-type="float">
            <text:p>-0.001855692116582</text:p>
          </table:table-cell>
          <table:table-cell table:formula="of:=(([.C698]/[.$K$5])-[.$K$3])+[.D698]" office:value-type="float" office:value="0.946095692116583" calcext:value-type="float">
            <text:p>0.946095692116583</text:p>
          </table:table-cell>
          <table:table-cell table:formula="of:=[.E698]+[.$K$3]" office:value-type="float" office:value="0.0278799999999995" calcext:value-type="float">
            <text:p>0.02788</text:p>
          </table:table-cell>
          <table:table-cell table:formula="of:=(([.C698]/[.$K$5])-[.$K$3])/0.00000001" office:value-type="float" office:value="-5525.79169460675" calcext:value-type="float">
            <text:p>-5526</text:p>
          </table:table-cell>
          <table:table-cell table:number-columns-repeated="10"/>
        </table:table-row>
        <table:table-row table:style-name="ro2">
          <table:table-cell table:formula="of:=NOW()+([.$K$10]*[.B700])" office:value-type="date" office:date-value="2075-08-11T06:11:13.51" calcext:value-type="date">
            <text:p>2075-08-11</text:p>
          </table:table-cell>
          <table:table-cell office:value-type="float" office:value="699" calcext:value-type="float">
            <text:p>699</text:p>
          </table:table-cell>
          <table:table-cell table:formula="of:=[.C699]*(([.$K$5]-1)/[.$K$5])-[.$K$3]" office:value-type="float" office:value="-0.00188022801561051" calcext:value-type="float">
            <text:p>-0.001880228015611</text:p>
          </table:table-cell>
          <table:table-cell table:formula="of:=(([.C699]/[.$K$5])-[.$K$3])+[.D699]" office:value-type="float" office:value="0.946040228015611" calcext:value-type="float">
            <text:p>0.946040228015611</text:p>
          </table:table-cell>
          <table:table-cell table:formula="of:=[.E699]+[.$K$3]" office:value-type="float" office:value="0.0279199999999995" calcext:value-type="float">
            <text:p>0.02792</text:p>
          </table:table-cell>
          <table:table-cell table:formula="of:=(([.C699]/[.$K$5])-[.$K$3])/0.00000001" office:value-type="float" office:value="-5546.41009715169" calcext:value-type="float">
            <text:p>-5546</text:p>
          </table:table-cell>
          <table:table-cell table:number-columns-repeated="10"/>
        </table:table-row>
        <table:table-row table:style-name="ro2">
          <table:table-cell table:formula="of:=NOW()+([.$K$10]*[.B701])" office:value-type="date" office:date-value="2075-09-08T00:51:13.51" calcext:value-type="date">
            <text:p>2075-09-08</text:p>
          </table:table-cell>
          <table:table-cell office:value-type="float" office:value="700" calcext:value-type="float">
            <text:p>700</text:p>
          </table:table-cell>
          <table:table-cell table:formula="of:=[.C700]*(([.$K$5]-1)/[.$K$5])-[.$K$3]" office:value-type="float" office:value="-0.00190455944881376" calcext:value-type="float">
            <text:p>-0.001904559448814</text:p>
          </table:table-cell>
          <table:table-cell table:formula="of:=(([.C700]/[.$K$5])-[.$K$3])+[.D700]" office:value-type="float" office:value="0.945984559448815" calcext:value-type="float">
            <text:p>0.945984559448815</text:p>
          </table:table-cell>
          <table:table-cell table:formula="of:=[.E700]+[.$K$3]" office:value-type="float" office:value="0.0279599999999995" calcext:value-type="float">
            <text:p>0.02796</text:p>
          </table:table-cell>
          <table:table-cell table:formula="of:=(([.C700]/[.$K$5])-[.$K$3])/0.00000001" office:value-type="float" office:value="-5566.85667967543" calcext:value-type="float">
            <text:p>-5567</text:p>
          </table:table-cell>
          <table:table-cell table:number-columns-repeated="10"/>
        </table:table-row>
        <table:table-row table:style-name="ro2">
          <table:table-cell table:formula="of:=NOW()+([.$K$10]*[.B702])" office:value-type="date" office:date-value="2075-10-05T19:31:13.51" calcext:value-type="date">
            <text:p>2075-10-05</text:p>
          </table:table-cell>
          <table:table-cell office:value-type="float" office:value="701" calcext:value-type="float">
            <text:p>701</text:p>
          </table:table-cell>
          <table:table-cell table:formula="of:=[.C701]*(([.$K$5]-1)/[.$K$5])-[.$K$3]" office:value-type="float" office:value="-0.00192868812007364" calcext:value-type="float">
            <text:p>-0.001928688120074</text:p>
          </table:table-cell>
          <table:table-cell table:formula="of:=(([.C701]/[.$K$5])-[.$K$3])+[.D701]" office:value-type="float" office:value="0.945928688120075" calcext:value-type="float">
            <text:p>0.945928688120075</text:p>
          </table:table-cell>
          <table:table-cell table:formula="of:=[.E701]+[.$K$3]" office:value-type="float" office:value="0.0279999999999995" calcext:value-type="float">
            <text:p>0.028</text:p>
          </table:table-cell>
          <table:table-cell table:formula="of:=(([.C701]/[.$K$5])-[.$K$3])/0.00000001" office:value-type="float" office:value="-5587.13287401146" calcext:value-type="float">
            <text:p>-5587</text:p>
          </table:table-cell>
          <table:table-cell table:number-columns-repeated="10"/>
        </table:table-row>
        <table:table-row table:style-name="ro2">
          <table:table-cell table:formula="of:=NOW()+([.$K$10]*[.B703])" office:value-type="date" office:date-value="2075-11-02T14:11:13.51" calcext:value-type="date">
            <text:p>2075-11-02</text:p>
          </table:table-cell>
          <table:table-cell office:value-type="float" office:value="702" calcext:value-type="float">
            <text:p>702</text:p>
          </table:table-cell>
          <table:table-cell table:formula="of:=[.C702]*(([.$K$5]-1)/[.$K$5])-[.$K$3]" office:value-type="float" office:value="-0.00195261571907303" calcext:value-type="float">
            <text:p>-0.001952615719073</text:p>
          </table:table-cell>
          <table:table-cell table:formula="of:=(([.C702]/[.$K$5])-[.$K$3])+[.D702]" office:value-type="float" office:value="0.945872615719074" calcext:value-type="float">
            <text:p>0.945872615719074</text:p>
          </table:table-cell>
          <table:table-cell table:formula="of:=[.E702]+[.$K$3]" office:value-type="float" office:value="0.0280399999999995" calcext:value-type="float">
            <text:p>0.02804</text:p>
          </table:table-cell>
          <table:table-cell table:formula="of:=(([.C702]/[.$K$5])-[.$K$3])/0.00000001" office:value-type="float" office:value="-5607.24010006137" calcext:value-type="float">
            <text:p>-5607</text:p>
          </table:table-cell>
          <table:table-cell table:number-columns-repeated="10"/>
        </table:table-row>
        <table:table-row table:style-name="ro2">
          <table:table-cell table:formula="of:=NOW()+([.$K$10]*[.B704])" office:value-type="date" office:date-value="2075-11-30T08:51:13.51" calcext:value-type="date">
            <text:p>2075-11-30</text:p>
          </table:table-cell>
          <table:table-cell office:value-type="float" office:value="703" calcext:value-type="float">
            <text:p>703</text:p>
          </table:table-cell>
          <table:table-cell table:formula="of:=[.C703]*(([.$K$5]-1)/[.$K$5])-[.$K$3]" office:value-type="float" office:value="-0.00197634392141409" calcext:value-type="float">
            <text:p>-0.001976343921414</text:p>
          </table:table-cell>
          <table:table-cell table:formula="of:=(([.C703]/[.$K$5])-[.$K$3])+[.D703]" office:value-type="float" office:value="0.945816343921415" calcext:value-type="float">
            <text:p>0.945816343921415</text:p>
          </table:table-cell>
          <table:table-cell table:formula="of:=[.E703]+[.$K$3]" office:value-type="float" office:value="0.0280799999999995" calcext:value-type="float">
            <text:p>0.02808</text:p>
          </table:table-cell>
          <table:table-cell table:formula="of:=(([.C703]/[.$K$5])-[.$K$3])/0.00000001" office:value-type="float" office:value="-5627.17976589419" calcext:value-type="float">
            <text:p>-5627</text:p>
          </table:table-cell>
          <table:table-cell table:number-columns-repeated="10"/>
        </table:table-row>
        <table:table-row table:style-name="ro2">
          <table:table-cell table:formula="of:=NOW()+([.$K$10]*[.B705])" office:value-type="date" office:date-value="2075-12-28T03:31:13.51" calcext:value-type="date">
            <text:p>2075-12-28</text:p>
          </table:table-cell>
          <table:table-cell office:value-type="float" office:value="704" calcext:value-type="float">
            <text:p>704</text:p>
          </table:table-cell>
          <table:table-cell table:formula="of:=[.C704]*(([.$K$5]-1)/[.$K$5])-[.$K$3]" office:value-type="float" office:value="-0.00199987438873564" calcext:value-type="float">
            <text:p>-0.001999874388736</text:p>
          </table:table-cell>
          <table:table-cell table:formula="of:=(([.C704]/[.$K$5])-[.$K$3])+[.D704]" office:value-type="float" office:value="0.945759874388737" calcext:value-type="float">
            <text:p>0.945759874388737</text:p>
          </table:table-cell>
          <table:table-cell table:formula="of:=[.E704]+[.$K$3]" office:value-type="float" office:value="0.0281199999999995" calcext:value-type="float">
            <text:p>0.02812</text:p>
          </table:table-cell>
          <table:table-cell table:formula="of:=(([.C704]/[.$K$5])-[.$K$3])/0.00000001" office:value-type="float" office:value="-5646.95326784507" calcext:value-type="float">
            <text:p>-5647</text:p>
          </table:table-cell>
          <table:table-cell table:number-columns-repeated="10"/>
        </table:table-row>
        <table:table-row table:style-name="ro2">
          <table:table-cell table:formula="of:=NOW()+([.$K$10]*[.B706])" office:value-type="date" office:date-value="2076-01-24T22:11:13.51" calcext:value-type="date">
            <text:p>2076-01-24</text:p>
          </table:table-cell>
          <table:table-cell office:value-type="float" office:value="705" calcext:value-type="float">
            <text:p>705</text:p>
          </table:table-cell>
          <table:table-cell table:formula="of:=[.C705]*(([.$K$5]-1)/[.$K$5])-[.$K$3]" office:value-type="float" office:value="-0.00202320876882951" calcext:value-type="float">
            <text:p>-0.00202320876883</text:p>
          </table:table-cell>
          <table:table-cell table:formula="of:=(([.C705]/[.$K$5])-[.$K$3])+[.D705]" office:value-type="float" office:value="0.94570320876883" calcext:value-type="float">
            <text:p>0.94570320876883</text:p>
          </table:table-cell>
          <table:table-cell table:formula="of:=[.E705]+[.$K$3]" office:value-type="float" office:value="0.0281599999999995" calcext:value-type="float">
            <text:p>0.02816</text:p>
          </table:table-cell>
          <table:table-cell table:formula="of:=(([.C705]/[.$K$5])-[.$K$3])/0.00000001" office:value-type="float" office:value="-5666.56199061303" calcext:value-type="float">
            <text:p>-5667</text:p>
          </table:table-cell>
          <table:table-cell table:number-columns-repeated="10"/>
        </table:table-row>
        <table:table-row table:style-name="ro2">
          <table:table-cell table:formula="of:=NOW()+([.$K$10]*[.B707])" office:value-type="date" office:date-value="2076-02-21T16:51:13.51" calcext:value-type="date">
            <text:p>2076-02-21</text:p>
          </table:table-cell>
          <table:table-cell office:value-type="float" office:value="706" calcext:value-type="float">
            <text:p>706</text:p>
          </table:table-cell>
          <table:table-cell table:formula="of:=[.C706]*(([.$K$5]-1)/[.$K$5])-[.$K$3]" office:value-type="float" office:value="-0.00204634869575593" calcext:value-type="float">
            <text:p>-0.002046348695756</text:p>
          </table:table-cell>
          <table:table-cell table:formula="of:=(([.C706]/[.$K$5])-[.$K$3])+[.D706]" office:value-type="float" office:value="0.945646348695757" calcext:value-type="float">
            <text:p>0.945646348695757</text:p>
          </table:table-cell>
          <table:table-cell table:formula="of:=[.E706]+[.$K$3]" office:value-type="float" office:value="0.0281999999999995" calcext:value-type="float">
            <text:p>0.0282</text:p>
          </table:table-cell>
          <table:table-cell table:formula="of:=(([.C706]/[.$K$5])-[.$K$3])/0.00000001" office:value-type="float" office:value="-5686.00730735792" calcext:value-type="float">
            <text:p>-5686</text:p>
          </table:table-cell>
          <table:table-cell table:number-columns-repeated="10"/>
        </table:table-row>
        <table:table-row table:style-name="ro2">
          <table:table-cell table:formula="of:=NOW()+([.$K$10]*[.B708])" office:value-type="date" office:date-value="2076-03-20T11:31:13.51" calcext:value-type="date">
            <text:p>2076-03-20</text:p>
          </table:table-cell>
          <table:table-cell office:value-type="float" office:value="707" calcext:value-type="float">
            <text:p>707</text:p>
          </table:table-cell>
          <table:table-cell table:formula="of:=[.C707]*(([.$K$5]-1)/[.$K$5])-[.$K$3]" office:value-type="float" office:value="-0.00206929578995796" calcext:value-type="float">
            <text:p>-0.002069295789958</text:p>
          </table:table-cell>
          <table:table-cell table:formula="of:=(([.C707]/[.$K$5])-[.$K$3])+[.D707]" office:value-type="float" office:value="0.945589295789959" calcext:value-type="float">
            <text:p>0.945589295789959</text:p>
          </table:table-cell>
          <table:table-cell table:formula="of:=[.E707]+[.$K$3]" office:value-type="float" office:value="0.0282399999999995" calcext:value-type="float">
            <text:p>0.02824</text:p>
          </table:table-cell>
          <table:table-cell table:formula="of:=(([.C707]/[.$K$5])-[.$K$3])/0.00000001" office:value-type="float" office:value="-5705.29057979661" calcext:value-type="float">
            <text:p>-5705</text:p>
          </table:table-cell>
          <table:table-cell table:number-columns-repeated="10"/>
        </table:table-row>
        <table:table-row table:style-name="ro2">
          <table:table-cell table:formula="of:=NOW()+([.$K$10]*[.B709])" office:value-type="date" office:date-value="2076-04-17T06:11:13.51" calcext:value-type="date">
            <text:p>2076-04-17</text:p>
          </table:table-cell>
          <table:table-cell office:value-type="float" office:value="708" calcext:value-type="float">
            <text:p>708</text:p>
          </table:table-cell>
          <table:table-cell table:formula="of:=[.C708]*(([.$K$5]-1)/[.$K$5])-[.$K$3]" office:value-type="float" office:value="-0.00209205165837498" calcext:value-type="float">
            <text:p>-0.002092051658375</text:p>
          </table:table-cell>
          <table:table-cell table:formula="of:=(([.C708]/[.$K$5])-[.$K$3])+[.D708]" office:value-type="float" office:value="0.945532051658376" calcext:value-type="float">
            <text:p>0.945532051658376</text:p>
          </table:table-cell>
          <table:table-cell table:formula="of:=[.E708]+[.$K$3]" office:value-type="float" office:value="0.0282799999999995" calcext:value-type="float">
            <text:p>0.02828</text:p>
          </table:table-cell>
          <table:table-cell table:formula="of:=(([.C708]/[.$K$5])-[.$K$3])/0.00000001" office:value-type="float" office:value="-5724.4131582983" calcext:value-type="float">
            <text:p>-5724</text:p>
          </table:table-cell>
          <table:table-cell table:number-columns-repeated="10"/>
        </table:table-row>
        <table:table-row table:style-name="ro2">
          <table:table-cell table:formula="of:=NOW()+([.$K$10]*[.B710])" office:value-type="date" office:date-value="2076-05-15T00:51:13.51" calcext:value-type="date">
            <text:p>2076-05-15</text:p>
          </table:table-cell>
          <table:table-cell office:value-type="float" office:value="709" calcext:value-type="float">
            <text:p>709</text:p>
          </table:table-cell>
          <table:table-cell table:formula="of:=[.C709]*(([.$K$5]-1)/[.$K$5])-[.$K$3]" office:value-type="float" office:value="-0.00211461789455519" calcext:value-type="float">
            <text:p>-0.002114617894555</text:p>
          </table:table-cell>
          <table:table-cell table:formula="of:=(([.C709]/[.$K$5])-[.$K$3])+[.D709]" office:value-type="float" office:value="0.945474617894556" calcext:value-type="float">
            <text:p>0.945474617894556</text:p>
          </table:table-cell>
          <table:table-cell table:formula="of:=[.E709]+[.$K$3]" office:value-type="float" office:value="0.0283199999999995" calcext:value-type="float">
            <text:p>0.02832</text:p>
          </table:table-cell>
          <table:table-cell table:formula="of:=(([.C709]/[.$K$5])-[.$K$3])/0.00000001" office:value-type="float" office:value="-5743.37638197915" calcext:value-type="float">
            <text:p>-5743</text:p>
          </table:table-cell>
          <table:table-cell table:number-columns-repeated="10"/>
        </table:table-row>
        <table:table-row table:style-name="ro2">
          <table:table-cell table:formula="of:=NOW()+([.$K$10]*[.B711])" office:value-type="date" office:date-value="2076-06-11T19:31:13.51" calcext:value-type="date">
            <text:p>2076-06-11</text:p>
          </table:table-cell>
          <table:table-cell office:value-type="float" office:value="710" calcext:value-type="float">
            <text:p>710</text:p>
          </table:table-cell>
          <table:table-cell table:formula="of:=[.C710]*(([.$K$5]-1)/[.$K$5])-[.$K$3]" office:value-type="float" office:value="-0.00213699607876723" calcext:value-type="float">
            <text:p>-0.002136996078767</text:p>
          </table:table-cell>
          <table:table-cell table:formula="of:=(([.C710]/[.$K$5])-[.$K$3])+[.D710]" office:value-type="float" office:value="0.945416996078768" calcext:value-type="float">
            <text:p>0.945416996078768</text:p>
          </table:table-cell>
          <table:table-cell table:formula="of:=[.E710]+[.$K$3]" office:value-type="float" office:value="0.0283599999999995" calcext:value-type="float">
            <text:p>0.02836</text:p>
          </table:table-cell>
          <table:table-cell table:formula="of:=(([.C710]/[.$K$5])-[.$K$3])/0.00000001" office:value-type="float" office:value="-5762.18157879599" calcext:value-type="float">
            <text:p>-5762</text:p>
          </table:table-cell>
          <table:table-cell table:number-columns-repeated="10"/>
        </table:table-row>
        <table:table-row table:style-name="ro2">
          <table:table-cell table:formula="of:=NOW()+([.$K$10]*[.B712])" office:value-type="date" office:date-value="2076-07-09T14:11:13.51" calcext:value-type="date">
            <text:p>2076-07-09</text:p>
          </table:table-cell>
          <table:table-cell office:value-type="float" office:value="711" calcext:value-type="float">
            <text:p>711</text:p>
          </table:table-cell>
          <table:table-cell table:formula="of:=[.C711]*(([.$K$5]-1)/[.$K$5])-[.$K$3]" office:value-type="float" office:value="-0.00215918777811083" calcext:value-type="float">
            <text:p>-0.002159187778111</text:p>
          </table:table-cell>
          <table:table-cell table:formula="of:=(([.C711]/[.$K$5])-[.$K$3])+[.D711]" office:value-type="float" office:value="0.945359187778112" calcext:value-type="float">
            <text:p>0.945359187778112</text:p>
          </table:table-cell>
          <table:table-cell table:formula="of:=[.E711]+[.$K$3]" office:value-type="float" office:value="0.0283999999999995" calcext:value-type="float">
            <text:p>0.0284</text:p>
          </table:table-cell>
          <table:table-cell table:formula="of:=(([.C711]/[.$K$5])-[.$K$3])/0.00000001" office:value-type="float" office:value="-5780.83006563936" calcext:value-type="float">
            <text:p>-5781</text:p>
          </table:table-cell>
          <table:table-cell table:number-columns-repeated="10"/>
        </table:table-row>
        <table:table-row table:style-name="ro2">
          <table:table-cell table:formula="of:=NOW()+([.$K$10]*[.B713])" office:value-type="date" office:date-value="2076-08-06T08:51:13.51" calcext:value-type="date">
            <text:p>2076-08-06</text:p>
          </table:table-cell>
          <table:table-cell office:value-type="float" office:value="712" calcext:value-type="float">
            <text:p>712</text:p>
          </table:table-cell>
          <table:table-cell table:formula="of:=[.C712]*(([.$K$5]-1)/[.$K$5])-[.$K$3]" office:value-type="float" office:value="-0.00218119454662658" calcext:value-type="float">
            <text:p>-0.002181194546627</text:p>
          </table:table-cell>
          <table:table-cell table:formula="of:=(([.C712]/[.$K$5])-[.$K$3])+[.D712]" office:value-type="float" office:value="0.945301194546627" calcext:value-type="float">
            <text:p>0.945301194546627</text:p>
          </table:table-cell>
          <table:table-cell table:formula="of:=[.E712]+[.$K$3]" office:value-type="float" office:value="0.0284399999999995" calcext:value-type="float">
            <text:p>0.02844</text:p>
          </table:table-cell>
          <table:table-cell table:formula="of:=(([.C712]/[.$K$5])-[.$K$3])/0.00000001" office:value-type="float" office:value="-5799.3231484257" calcext:value-type="float">
            <text:p>-5799</text:p>
          </table:table-cell>
          <table:table-cell table:number-columns-repeated="10"/>
        </table:table-row>
        <table:table-row table:style-name="ro2">
          <table:table-cell table:formula="of:=NOW()+([.$K$10]*[.B714])" office:value-type="date" office:date-value="2076-09-03T03:31:13.51" calcext:value-type="date">
            <text:p>2076-09-03</text:p>
          </table:table-cell>
          <table:table-cell office:value-type="float" office:value="713" calcext:value-type="float">
            <text:p>713</text:p>
          </table:table-cell>
          <table:table-cell table:formula="of:=[.C713]*(([.$K$5]-1)/[.$K$5])-[.$K$3]" office:value-type="float" office:value="-0.00220301792540469" calcext:value-type="float">
            <text:p>-0.002203017925405</text:p>
          </table:table-cell>
          <table:table-cell table:formula="of:=(([.C713]/[.$K$5])-[.$K$3])+[.D713]" office:value-type="float" office:value="0.945243017925406" calcext:value-type="float">
            <text:p>0.945243017925406</text:p>
          </table:table-cell>
          <table:table-cell table:formula="of:=[.E713]+[.$K$3]" office:value-type="float" office:value="0.0284799999999995" calcext:value-type="float">
            <text:p>0.02848</text:p>
          </table:table-cell>
          <table:table-cell table:formula="of:=(([.C713]/[.$K$5])-[.$K$3])/0.00000001" office:value-type="float" office:value="-5817.66212218881" calcext:value-type="float">
            <text:p>-5818</text:p>
          </table:table-cell>
          <table:table-cell table:number-columns-repeated="10"/>
        </table:table-row>
        <table:table-row table:style-name="ro2">
          <table:table-cell table:formula="of:=NOW()+([.$K$10]*[.B715])" office:value-type="date" office:date-value="2076-09-30T22:11:13.51" calcext:value-type="date">
            <text:p>2076-09-30</text:p>
          </table:table-cell>
          <table:table-cell office:value-type="float" office:value="714" calcext:value-type="float">
            <text:p>714</text:p>
          </table:table-cell>
          <table:table-cell table:formula="of:=[.C714]*(([.$K$5]-1)/[.$K$5])-[.$K$3]" office:value-type="float" office:value="-0.00222465944269298" calcext:value-type="float">
            <text:p>-0.002224659442693</text:p>
          </table:table-cell>
          <table:table-cell table:formula="of:=(([.C714]/[.$K$5])-[.$K$3])+[.D714]" office:value-type="float" office:value="0.945184659442694" calcext:value-type="float">
            <text:p>0.945184659442694</text:p>
          </table:table-cell>
          <table:table-cell table:formula="of:=[.E714]+[.$K$3]" office:value-type="float" office:value="0.0285199999999995" calcext:value-type="float">
            <text:p>0.02852</text:p>
          </table:table-cell>
          <table:table-cell table:formula="of:=(([.C714]/[.$K$5])-[.$K$3])/0.00000001" office:value-type="float" office:value="-5835.84827117057" calcext:value-type="float">
            <text:p>-5836</text:p>
          </table:table-cell>
          <table:table-cell table:number-columns-repeated="10"/>
        </table:table-row>
        <table:table-row table:style-name="ro2">
          <table:table-cell table:formula="of:=NOW()+([.$K$10]*[.B716])" office:value-type="date" office:date-value="2076-10-28T16:51:13.51" calcext:value-type="date">
            <text:p>2076-10-28</text:p>
          </table:table-cell>
          <table:table-cell office:value-type="float" office:value="715" calcext:value-type="float">
            <text:p>715</text:p>
          </table:table-cell>
          <table:table-cell table:formula="of:=[.C715]*(([.$K$5]-1)/[.$K$5])-[.$K$3]" office:value-type="float" office:value="-0.00224612061400388" calcext:value-type="float">
            <text:p>-0.002246120614004</text:p>
          </table:table-cell>
          <table:table-cell table:formula="of:=(([.C715]/[.$K$5])-[.$K$3])+[.D715]" office:value-type="float" office:value="0.945126120614005" calcext:value-type="float">
            <text:p>0.945126120614005</text:p>
          </table:table-cell>
          <table:table-cell table:formula="of:=[.E715]+[.$K$3]" office:value-type="float" office:value="0.0285599999999995" calcext:value-type="float">
            <text:p>0.02856</text:p>
          </table:table-cell>
          <table:table-cell table:formula="of:=(([.C715]/[.$K$5])-[.$K$3])/0.00000001" office:value-type="float" office:value="-5853.88286891082" calcext:value-type="float">
            <text:p>-5854</text:p>
          </table:table-cell>
          <table:table-cell table:number-columns-repeated="10"/>
        </table:table-row>
        <table:table-row table:style-name="ro2">
          <table:table-cell table:formula="of:=NOW()+([.$K$10]*[.B717])" office:value-type="date" office:date-value="2076-11-25T11:31:13.51" calcext:value-type="date">
            <text:p>2076-11-25</text:p>
          </table:table-cell>
          <table:table-cell office:value-type="float" office:value="716" calcext:value-type="float">
            <text:p>716</text:p>
          </table:table-cell>
          <table:table-cell table:formula="of:=[.C716]*(([.$K$5]-1)/[.$K$5])-[.$K$3]" office:value-type="float" office:value="-0.00226740294222051" calcext:value-type="float">
            <text:p>-0.002267402942221</text:p>
          </table:table-cell>
          <table:table-cell table:formula="of:=(([.C716]/[.$K$5])-[.$K$3])+[.D716]" office:value-type="float" office:value="0.945067402942221" calcext:value-type="float">
            <text:p>0.945067402942221</text:p>
          </table:table-cell>
          <table:table-cell table:formula="of:=[.E716]+[.$K$3]" office:value-type="float" office:value="0.0285999999999995" calcext:value-type="float">
            <text:p>0.0286</text:p>
          </table:table-cell>
          <table:table-cell table:formula="of:=(([.C716]/[.$K$5])-[.$K$3])/0.00000001" office:value-type="float" office:value="-5871.76717833656" calcext:value-type="float">
            <text:p>-5872</text:p>
          </table:table-cell>
          <table:table-cell table:number-columns-repeated="10"/>
        </table:table-row>
        <table:table-row table:style-name="ro2">
          <table:table-cell table:formula="of:=NOW()+([.$K$10]*[.B718])" office:value-type="date" office:date-value="2076-12-23T06:11:13.51" calcext:value-type="date">
            <text:p>2076-12-23</text:p>
          </table:table-cell>
          <table:table-cell office:value-type="float" office:value="717" calcext:value-type="float">
            <text:p>717</text:p>
          </table:table-cell>
          <table:table-cell table:formula="of:=[.C717]*(([.$K$5]-1)/[.$K$5])-[.$K$3]" office:value-type="float" office:value="-0.00228850791770201" calcext:value-type="float">
            <text:p>-0.002288507917702</text:p>
          </table:table-cell>
          <table:table-cell table:formula="of:=(([.C717]/[.$K$5])-[.$K$3])+[.D717]" office:value-type="float" office:value="0.945008507917703" calcext:value-type="float">
            <text:p>0.945008507917703</text:p>
          </table:table-cell>
          <table:table-cell table:formula="of:=[.E717]+[.$K$3]" office:value-type="float" office:value="0.0286399999999995" calcext:value-type="float">
            <text:p>0.02864</text:p>
          </table:table-cell>
          <table:table-cell table:formula="of:=(([.C717]/[.$K$5])-[.$K$3])/0.00000001" office:value-type="float" office:value="-5889.50245185043" calcext:value-type="float">
            <text:p>-5890</text:p>
          </table:table-cell>
          <table:table-cell table:number-columns-repeated="10"/>
        </table:table-row>
        <table:table-row table:style-name="ro2">
          <table:table-cell table:formula="of:=NOW()+([.$K$10]*[.B719])" office:value-type="date" office:date-value="2077-01-20T00:51:13.51" calcext:value-type="date">
            <text:p>2077-01-20</text:p>
          </table:table-cell>
          <table:table-cell office:value-type="float" office:value="718" calcext:value-type="float">
            <text:p>718</text:p>
          </table:table-cell>
          <table:table-cell table:formula="of:=[.C718]*(([.$K$5]-1)/[.$K$5])-[.$K$3]" office:value-type="float" office:value="-0.00230943701838782" calcext:value-type="float">
            <text:p>-0.002309437018388</text:p>
          </table:table-cell>
          <table:table-cell table:formula="of:=(([.C718]/[.$K$5])-[.$K$3])+[.D718]" office:value-type="float" office:value="0.944949437018389" calcext:value-type="float">
            <text:p>0.944949437018389</text:p>
          </table:table-cell>
          <table:table-cell table:formula="of:=[.E718]+[.$K$3]" office:value-type="float" office:value="0.0286799999999995" calcext:value-type="float">
            <text:p>0.02868</text:p>
          </table:table-cell>
          <table:table-cell table:formula="of:=(([.C718]/[.$K$5])-[.$K$3])/0.00000001" office:value-type="float" office:value="-5907.08993141834" calcext:value-type="float">
            <text:p>-5907</text:p>
          </table:table-cell>
          <table:table-cell table:number-columns-repeated="10"/>
        </table:table-row>
        <table:table-row table:style-name="ro2">
          <table:table-cell table:formula="of:=NOW()+([.$K$10]*[.B720])" office:value-type="date" office:date-value="2077-02-16T19:31:13.51" calcext:value-type="date">
            <text:p>2077-02-16</text:p>
          </table:table-cell>
          <table:table-cell office:value-type="float" office:value="719" calcext:value-type="float">
            <text:p>719</text:p>
          </table:table-cell>
          <table:table-cell table:formula="of:=[.C719]*(([.$K$5]-1)/[.$K$5])-[.$K$3]" office:value-type="float" office:value="-0.00233019170990126" calcext:value-type="float">
            <text:p>-0.002330191709901</text:p>
          </table:table-cell>
          <table:table-cell table:formula="of:=(([.C719]/[.$K$5])-[.$K$3])+[.D719]" office:value-type="float" office:value="0.944890191709902" calcext:value-type="float">
            <text:p>0.944890191709902</text:p>
          </table:table-cell>
          <table:table-cell table:formula="of:=[.E719]+[.$K$3]" office:value-type="float" office:value="0.0287199999999995" calcext:value-type="float">
            <text:p>0.02872</text:p>
          </table:table-cell>
          <table:table-cell table:formula="of:=(([.C719]/[.$K$5])-[.$K$3])/0.00000001" office:value-type="float" office:value="-5924.53084865652" calcext:value-type="float">
            <text:p>-5925</text:p>
          </table:table-cell>
          <table:table-cell table:number-columns-repeated="10"/>
        </table:table-row>
        <table:table-row table:style-name="ro2">
          <table:table-cell table:formula="of:=NOW()+([.$K$10]*[.B721])" office:value-type="date" office:date-value="2077-03-16T14:11:13.51" calcext:value-type="date">
            <text:p>2077-03-16</text:p>
          </table:table-cell>
          <table:table-cell office:value-type="float" office:value="720" calcext:value-type="float">
            <text:p>720</text:p>
          </table:table-cell>
          <table:table-cell table:formula="of:=[.C720]*(([.$K$5]-1)/[.$K$5])-[.$K$3]" office:value-type="float" office:value="-0.00235077344565208" calcext:value-type="float">
            <text:p>-0.002350773445652</text:p>
          </table:table-cell>
          <table:table-cell table:formula="of:=(([.C720]/[.$K$5])-[.$K$3])+[.D720]" office:value-type="float" office:value="0.944830773445653" calcext:value-type="float">
            <text:p>0.944830773445653</text:p>
          </table:table-cell>
          <table:table-cell table:formula="of:=[.E720]+[.$K$3]" office:value-type="float" office:value="0.0287599999999995" calcext:value-type="float">
            <text:p>0.02876</text:p>
          </table:table-cell>
          <table:table-cell table:formula="of:=(([.C720]/[.$K$5])-[.$K$3])/0.00000001" office:value-type="float" office:value="-5941.82642491772" calcext:value-type="float">
            <text:p>-5942</text:p>
          </table:table-cell>
          <table:table-cell table:number-columns-repeated="10"/>
        </table:table-row>
        <table:table-row table:style-name="ro2">
          <table:table-cell table:formula="of:=NOW()+([.$K$10]*[.B722])" office:value-type="date" office:date-value="2077-04-13T08:51:13.51" calcext:value-type="date">
            <text:p>2077-04-13</text:p>
          </table:table-cell>
          <table:table-cell office:value-type="float" office:value="721" calcext:value-type="float">
            <text:p>721</text:p>
          </table:table-cell>
          <table:table-cell table:formula="of:=[.C721]*(([.$K$5]-1)/[.$K$5])-[.$K$3]" office:value-type="float" office:value="-0.00237118366693831" calcext:value-type="float">
            <text:p>-0.002371183666938</text:p>
          </table:table-cell>
          <table:table-cell table:formula="of:=(([.C721]/[.$K$5])-[.$K$3])+[.D721]" office:value-type="float" office:value="0.944771183666939" calcext:value-type="float">
            <text:p>0.944771183666939</text:p>
          </table:table-cell>
          <table:table-cell table:formula="of:=[.E721]+[.$K$3]" office:value-type="float" office:value="0.0287999999999995" calcext:value-type="float">
            <text:p>0.0288</text:p>
          </table:table-cell>
          <table:table-cell table:formula="of:=(([.C721]/[.$K$5])-[.$K$3])/0.00000001" office:value-type="float" office:value="-5958.97787137673" calcext:value-type="float">
            <text:p>-5959</text:p>
          </table:table-cell>
          <table:table-cell table:number-columns-repeated="10"/>
        </table:table-row>
        <table:table-row table:style-name="ro2">
          <table:table-cell table:formula="of:=NOW()+([.$K$10]*[.B723])" office:value-type="date" office:date-value="2077-05-11T03:31:13.51" calcext:value-type="date">
            <text:p>2077-05-11</text:p>
          </table:table-cell>
          <table:table-cell office:value-type="float" office:value="722" calcext:value-type="float">
            <text:p>722</text:p>
          </table:table-cell>
          <table:table-cell table:formula="of:=[.C722]*(([.$K$5]-1)/[.$K$5])-[.$K$3]" office:value-type="float" office:value="-0.00239142380304716" calcext:value-type="float">
            <text:p>-0.002391423803047</text:p>
          </table:table-cell>
          <table:table-cell table:formula="of:=(([.C722]/[.$K$5])-[.$K$3])+[.D722]" office:value-type="float" office:value="0.944711423803048" calcext:value-type="float">
            <text:p>0.944711423803048</text:p>
          </table:table-cell>
          <table:table-cell table:formula="of:=[.E722]+[.$K$3]" office:value-type="float" office:value="0.0288399999999995" calcext:value-type="float">
            <text:p>0.02884</text:p>
          </table:table-cell>
          <table:table-cell table:formula="of:=(([.C722]/[.$K$5])-[.$K$3])/0.00000001" office:value-type="float" office:value="-5975.98638911526" calcext:value-type="float">
            <text:p>-5976</text:p>
          </table:table-cell>
          <table:table-cell table:number-columns-repeated="10"/>
        </table:table-row>
        <table:table-row table:style-name="ro2">
          <table:table-cell table:formula="of:=NOW()+([.$K$10]*[.B724])" office:value-type="date" office:date-value="2077-06-07T22:11:13.51" calcext:value-type="date">
            <text:p>2077-06-07</text:p>
          </table:table-cell>
          <table:table-cell office:value-type="float" office:value="723" calcext:value-type="float">
            <text:p>723</text:p>
          </table:table-cell>
          <table:table-cell table:formula="of:=[.C723]*(([.$K$5]-1)/[.$K$5])-[.$K$3]" office:value-type="float" office:value="-0.0024114952713551" calcext:value-type="float">
            <text:p>-0.002411495271355</text:p>
          </table:table-cell>
          <table:table-cell table:formula="of:=(([.C723]/[.$K$5])-[.$K$3])+[.D723]" office:value-type="float" office:value="0.944651495271356" calcext:value-type="float">
            <text:p>0.944651495271356</text:p>
          </table:table-cell>
          <table:table-cell table:formula="of:=[.E723]+[.$K$3]" office:value-type="float" office:value="0.0288799999999995" calcext:value-type="float">
            <text:p>0.02888</text:p>
          </table:table-cell>
          <table:table-cell table:formula="of:=(([.C723]/[.$K$5])-[.$K$3])/0.00000001" office:value-type="float" office:value="-5992.85316920597" calcext:value-type="float">
            <text:p>-5993</text:p>
          </table:table-cell>
          <table:table-cell table:number-columns-repeated="10"/>
        </table:table-row>
        <table:table-row table:style-name="ro2">
          <table:table-cell table:formula="of:=NOW()+([.$K$10]*[.B725])" office:value-type="date" office:date-value="2077-07-05T16:51:13.51" calcext:value-type="date">
            <text:p>2077-07-05</text:p>
          </table:table-cell>
          <table:table-cell office:value-type="float" office:value="724" calcext:value-type="float">
            <text:p>724</text:p>
          </table:table-cell>
          <table:table-cell table:formula="of:=[.C724]*(([.$K$5]-1)/[.$K$5])-[.$K$3]" office:value-type="float" office:value="-0.00243139947742714" calcext:value-type="float">
            <text:p>-0.002431399477427</text:p>
          </table:table-cell>
          <table:table-cell table:formula="of:=(([.C724]/[.$K$5])-[.$K$3])+[.D724]" office:value-type="float" office:value="0.944591399477428" calcext:value-type="float">
            <text:p>0.944591399477428</text:p>
          </table:table-cell>
          <table:table-cell table:formula="of:=[.E724]+[.$K$3]" office:value-type="float" office:value="0.0289199999999995" calcext:value-type="float">
            <text:p>0.02892</text:p>
          </table:table-cell>
          <table:table-cell table:formula="of:=(([.C724]/[.$K$5])-[.$K$3])/0.00000001" office:value-type="float" office:value="-6009.57939279592" calcext:value-type="float">
            <text:p>-6010</text:p>
          </table:table-cell>
          <table:table-cell table:number-columns-repeated="10"/>
        </table:table-row>
        <table:table-row table:style-name="ro2">
          <table:table-cell table:formula="of:=NOW()+([.$K$10]*[.B726])" office:value-type="date" office:date-value="2077-08-02T11:31:13.51" calcext:value-type="date">
            <text:p>2077-08-02</text:p>
          </table:table-cell>
          <table:table-cell office:value-type="float" office:value="725" calcext:value-type="float">
            <text:p>725</text:p>
          </table:table-cell>
          <table:table-cell table:formula="of:=[.C725]*(([.$K$5]-1)/[.$K$5])-[.$K$3]" office:value-type="float" office:value="-0.00245113781511525" calcext:value-type="float">
            <text:p>-0.002451137815115</text:p>
          </table:table-cell>
          <table:table-cell table:formula="of:=(([.C725]/[.$K$5])-[.$K$3])+[.D725]" office:value-type="float" office:value="0.944531137815116" calcext:value-type="float">
            <text:p>0.944531137815116</text:p>
          </table:table-cell>
          <table:table-cell table:formula="of:=[.E725]+[.$K$3]" office:value-type="float" office:value="0.0289599999999995" calcext:value-type="float">
            <text:p>0.02896</text:p>
          </table:table-cell>
          <table:table-cell table:formula="of:=(([.C725]/[.$K$5])-[.$K$3])/0.00000001" office:value-type="float" office:value="-6026.16623118929" calcext:value-type="float">
            <text:p>-6026</text:p>
          </table:table-cell>
          <table:table-cell table:number-columns-repeated="10"/>
        </table:table-row>
        <table:table-row table:style-name="ro2">
          <table:table-cell table:formula="of:=NOW()+([.$K$10]*[.B727])" office:value-type="date" office:date-value="2077-08-30T06:11:13.51" calcext:value-type="date">
            <text:p>2077-08-30</text:p>
          </table:table-cell>
          <table:table-cell office:value-type="float" office:value="726" calcext:value-type="float">
            <text:p>726</text:p>
          </table:table-cell>
          <table:table-cell table:formula="of:=[.C726]*(([.$K$5]-1)/[.$K$5])-[.$K$3]" office:value-type="float" office:value="-0.00247071166665596" calcext:value-type="float">
            <text:p>-0.002470711666656</text:p>
          </table:table-cell>
          <table:table-cell table:formula="of:=(([.C726]/[.$K$5])-[.$K$3])+[.D726]" office:value-type="float" office:value="0.944470711666657" calcext:value-type="float">
            <text:p>0.944470711666657</text:p>
          </table:table-cell>
          <table:table-cell table:formula="of:=[.E726]+[.$K$3]" office:value-type="float" office:value="0.0289999999999995" calcext:value-type="float">
            <text:p>0.029</text:p>
          </table:table-cell>
          <table:table-cell table:formula="of:=(([.C726]/[.$K$5])-[.$K$3])/0.00000001" office:value-type="float" office:value="-6042.61484592938" calcext:value-type="float">
            <text:p>-6043</text:p>
          </table:table-cell>
          <table:table-cell table:number-columns-repeated="10"/>
        </table:table-row>
        <table:table-row table:style-name="ro2">
          <table:table-cell table:formula="of:=NOW()+([.$K$10]*[.B728])" office:value-type="date" office:date-value="2077-09-27T00:51:13.51" calcext:value-type="date">
            <text:p>2077-09-27</text:p>
          </table:table-cell>
          <table:table-cell office:value-type="float" office:value="727" calcext:value-type="float">
            <text:p>727</text:p>
          </table:table-cell>
          <table:table-cell table:formula="of:=[.C727]*(([.$K$5]-1)/[.$K$5])-[.$K$3]" office:value-type="float" office:value="-0.00249012240276716" calcext:value-type="float">
            <text:p>-0.002490122402767</text:p>
          </table:table-cell>
          <table:table-cell table:formula="of:=(([.C727]/[.$K$5])-[.$K$3])+[.D727]" office:value-type="float" office:value="0.944410122402768" calcext:value-type="float">
            <text:p>0.944410122402768</text:p>
          </table:table-cell>
          <table:table-cell table:formula="of:=[.E727]+[.$K$3]" office:value-type="float" office:value="0.0290399999999995" calcext:value-type="float">
            <text:p>0.02904</text:p>
          </table:table-cell>
          <table:table-cell table:formula="of:=(([.C727]/[.$K$5])-[.$K$3])/0.00000001" office:value-type="float" office:value="-6058.92638887996" calcext:value-type="float">
            <text:p>-6059</text:p>
          </table:table-cell>
          <table:table-cell table:number-columns-repeated="10"/>
        </table:table-row>
        <table:table-row table:style-name="ro2">
          <table:table-cell table:formula="of:=NOW()+([.$K$10]*[.B729])" office:value-type="date" office:date-value="2077-10-24T19:31:13.51" calcext:value-type="date">
            <text:p>2077-10-24</text:p>
          </table:table-cell>
          <table:table-cell office:value-type="float" office:value="728" calcext:value-type="float">
            <text:p>728</text:p>
          </table:table-cell>
          <table:table-cell table:formula="of:=[.C728]*(([.$K$5]-1)/[.$K$5])-[.$K$3]" office:value-type="float" office:value="-0.0025093713827441" calcext:value-type="float">
            <text:p>-0.002509371382744</text:p>
          </table:table-cell>
          <table:table-cell table:formula="of:=(([.C728]/[.$K$5])-[.$K$3])+[.D728]" office:value-type="float" office:value="0.944349371382745" calcext:value-type="float">
            <text:p>0.944349371382745</text:p>
          </table:table-cell>
          <table:table-cell table:formula="of:=[.E728]+[.$K$3]" office:value-type="float" office:value="0.0290799999999995" calcext:value-type="float">
            <text:p>0.02908</text:p>
          </table:table-cell>
          <table:table-cell table:formula="of:=(([.C728]/[.$K$5])-[.$K$3])/0.00000001" office:value-type="float" office:value="-6075.10200230596" calcext:value-type="float">
            <text:p>-6075</text:p>
          </table:table-cell>
          <table:table-cell table:number-columns-repeated="10"/>
        </table:table-row>
        <table:table-row table:style-name="ro2">
          <table:table-cell table:formula="of:=NOW()+([.$K$10]*[.B730])" office:value-type="date" office:date-value="2077-11-21T14:11:13.51" calcext:value-type="date">
            <text:p>2077-11-21</text:p>
          </table:table-cell>
          <table:table-cell office:value-type="float" office:value="729" calcext:value-type="float">
            <text:p>729</text:p>
          </table:table-cell>
          <table:table-cell table:formula="of:=[.C729]*(([.$K$5]-1)/[.$K$5])-[.$K$3]" office:value-type="float" office:value="-0.00252845995455456" calcext:value-type="float">
            <text:p>-0.002528459954555</text:p>
          </table:table-cell>
          <table:table-cell table:formula="of:=(([.C729]/[.$K$5])-[.$K$3])+[.D729]" office:value-type="float" office:value="0.944288459954556" calcext:value-type="float">
            <text:p>0.944288459954556</text:p>
          </table:table-cell>
          <table:table-cell table:formula="of:=[.E729]+[.$K$3]" office:value-type="float" office:value="0.0291199999999995" calcext:value-type="float">
            <text:p>0.02912</text:p>
          </table:table-cell>
          <table:table-cell table:formula="of:=(([.C729]/[.$K$5])-[.$K$3])/0.00000001" office:value-type="float" office:value="-6091.14281895341" calcext:value-type="float">
            <text:p>-6091</text:p>
          </table:table-cell>
          <table:table-cell table:number-columns-repeated="10"/>
        </table:table-row>
        <table:table-row table:style-name="ro2">
          <table:table-cell table:formula="of:=NOW()+([.$K$10]*[.B731])" office:value-type="date" office:date-value="2077-12-19T08:51:13.51" calcext:value-type="date">
            <text:p>2077-12-19</text:p>
          </table:table-cell>
          <table:table-cell office:value-type="float" office:value="730" calcext:value-type="float">
            <text:p>730</text:p>
          </table:table-cell>
          <table:table-cell table:formula="of:=[.C730]*(([.$K$5]-1)/[.$K$5])-[.$K$3]" office:value-type="float" office:value="-0.00254738945493328" calcext:value-type="float">
            <text:p>-0.002547389454933</text:p>
          </table:table-cell>
          <table:table-cell table:formula="of:=(([.C730]/[.$K$5])-[.$K$3])+[.D730]" office:value-type="float" office:value="0.944227389454934" calcext:value-type="float">
            <text:p>0.944227389454934</text:p>
          </table:table-cell>
          <table:table-cell table:formula="of:=[.E730]+[.$K$3]" office:value-type="float" office:value="0.0291599999999995" calcext:value-type="float">
            <text:p>0.02916</text:p>
          </table:table-cell>
          <table:table-cell table:formula="of:=(([.C730]/[.$K$5])-[.$K$3])/0.00000001" office:value-type="float" office:value="-6107.0499621288" calcext:value-type="float">
            <text:p>-6107</text:p>
          </table:table-cell>
          <table:table-cell table:number-columns-repeated="10"/>
        </table:table-row>
        <table:table-row table:style-name="ro2">
          <table:table-cell table:formula="of:=NOW()+([.$K$10]*[.B732])" office:value-type="date" office:date-value="2078-01-16T03:31:13.51" calcext:value-type="date">
            <text:p>2078-01-16</text:p>
          </table:table-cell>
          <table:table-cell office:value-type="float" office:value="731" calcext:value-type="float">
            <text:p>731</text:p>
          </table:table-cell>
          <table:table-cell table:formula="of:=[.C731]*(([.$K$5]-1)/[.$K$5])-[.$K$3]" office:value-type="float" office:value="-0.0025661612094755" calcext:value-type="float">
            <text:p>-0.002566161209476</text:p>
          </table:table-cell>
          <table:table-cell table:formula="of:=(([.C731]/[.$K$5])-[.$K$3])+[.D731]" office:value-type="float" office:value="0.944166161209476" calcext:value-type="float">
            <text:p>0.944166161209476</text:p>
          </table:table-cell>
          <table:table-cell table:formula="of:=[.E731]+[.$K$3]" office:value-type="float" office:value="0.0291999999999995" calcext:value-type="float">
            <text:p>0.0292</text:p>
          </table:table-cell>
          <table:table-cell table:formula="of:=(([.C731]/[.$K$5])-[.$K$3])/0.00000001" office:value-type="float" office:value="-6122.82454577773" calcext:value-type="float">
            <text:p>-6123</text:p>
          </table:table-cell>
          <table:table-cell table:number-columns-repeated="10"/>
        </table:table-row>
        <table:table-row table:style-name="ro2">
          <table:table-cell table:formula="of:=NOW()+([.$K$10]*[.B733])" office:value-type="date" office:date-value="2078-02-12T22:11:13.51" calcext:value-type="date">
            <text:p>2078-02-12</text:p>
          </table:table-cell>
          <table:table-cell office:value-type="float" office:value="732" calcext:value-type="float">
            <text:p>732</text:p>
          </table:table-cell>
          <table:table-cell table:formula="of:=[.C732]*(([.$K$5]-1)/[.$K$5])-[.$K$3]" office:value-type="float" office:value="-0.00258477653272987" calcext:value-type="float">
            <text:p>-0.00258477653273</text:p>
          </table:table-cell>
          <table:table-cell table:formula="of:=(([.C732]/[.$K$5])-[.$K$3])+[.D732]" office:value-type="float" office:value="0.944104776532731" calcext:value-type="float">
            <text:p>0.944104776532731</text:p>
          </table:table-cell>
          <table:table-cell table:formula="of:=[.E732]+[.$K$3]" office:value-type="float" office:value="0.0292399999999995" calcext:value-type="float">
            <text:p>0.02924</text:p>
          </table:table-cell>
          <table:table-cell table:formula="of:=(([.C732]/[.$K$5])-[.$K$3])/0.00000001" office:value-type="float" office:value="-6138.46767456292" calcext:value-type="float">
            <text:p>-6138</text:p>
          </table:table-cell>
          <table:table-cell table:number-columns-repeated="10"/>
        </table:table-row>
        <table:table-row table:style-name="ro2">
          <table:table-cell table:formula="of:=NOW()+([.$K$10]*[.B734])" office:value-type="date" office:date-value="2078-03-12T16:51:13.51" calcext:value-type="date">
            <text:p>2078-03-12</text:p>
          </table:table-cell>
          <table:table-cell office:value-type="float" office:value="733" calcext:value-type="float">
            <text:p>733</text:p>
          </table:table-cell>
          <table:table-cell table:formula="of:=[.C733]*(([.$K$5]-1)/[.$K$5])-[.$K$3]" office:value-type="float" office:value="-0.00260323672829045" calcext:value-type="float">
            <text:p>-0.00260323672829</text:p>
          </table:table-cell>
          <table:table-cell table:formula="of:=(([.C733]/[.$K$5])-[.$K$3])+[.D733]" office:value-type="float" office:value="0.944043236728291" calcext:value-type="float">
            <text:p>0.944043236728291</text:p>
          </table:table-cell>
          <table:table-cell table:formula="of:=[.E733]+[.$K$3]" office:value-type="float" office:value="0.0292799999999995" calcext:value-type="float">
            <text:p>0.02928</text:p>
          </table:table-cell>
          <table:table-cell table:formula="of:=(([.C733]/[.$K$5])-[.$K$3])/0.00000001" office:value-type="float" office:value="-6153.98044394156" calcext:value-type="float">
            <text:p>-6154</text:p>
          </table:table-cell>
          <table:table-cell table:number-columns-repeated="10"/>
        </table:table-row>
        <table:table-row table:style-name="ro2">
          <table:table-cell table:formula="of:=NOW()+([.$K$10]*[.B735])" office:value-type="date" office:date-value="2078-04-09T11:31:13.51" calcext:value-type="date">
            <text:p>2078-04-09</text:p>
          </table:table-cell>
          <table:table-cell office:value-type="float" office:value="734" calcext:value-type="float">
            <text:p>734</text:p>
          </table:table-cell>
          <table:table-cell table:formula="of:=[.C734]*(([.$K$5]-1)/[.$K$5])-[.$K$3]" office:value-type="float" office:value="-0.00262154308888803" calcext:value-type="float">
            <text:p>-0.002621543088888</text:p>
          </table:table-cell>
          <table:table-cell table:formula="of:=(([.C734]/[.$K$5])-[.$K$3])+[.D734]" office:value-type="float" office:value="0.943981543088889" calcext:value-type="float">
            <text:p>0.943981543088889</text:p>
          </table:table-cell>
          <table:table-cell table:formula="of:=[.E734]+[.$K$3]" office:value-type="float" office:value="0.0293199999999995" calcext:value-type="float">
            <text:p>0.02932</text:p>
          </table:table-cell>
          <table:table-cell table:formula="of:=(([.C734]/[.$K$5])-[.$K$3])/0.00000001" office:value-type="float" office:value="-6169.36394024205" calcext:value-type="float">
            <text:p>-6169</text:p>
          </table:table-cell>
          <table:table-cell table:number-columns-repeated="10"/>
        </table:table-row>
        <table:table-row table:style-name="ro2">
          <table:table-cell table:formula="of:=NOW()+([.$K$10]*[.B736])" office:value-type="date" office:date-value="2078-05-07T06:11:13.51" calcext:value-type="date">
            <text:p>2078-05-07</text:p>
          </table:table-cell>
          <table:table-cell office:value-type="float" office:value="735" calcext:value-type="float">
            <text:p>735</text:p>
          </table:table-cell>
          <table:table-cell table:formula="of:=[.C735]*(([.$K$5]-1)/[.$K$5])-[.$K$3]" office:value-type="float" office:value="-0.00263969689648063" calcext:value-type="float">
            <text:p>-0.002639696896481</text:p>
          </table:table-cell>
          <table:table-cell table:formula="of:=(([.C735]/[.$K$5])-[.$K$3])+[.D735]" office:value-type="float" office:value="0.943919696896482" calcext:value-type="float">
            <text:p>0.943919696896482</text:p>
          </table:table-cell>
          <table:table-cell table:formula="of:=[.E735]+[.$K$3]" office:value-type="float" office:value="0.0293599999999995" calcext:value-type="float">
            <text:p>0.02936</text:p>
          </table:table-cell>
          <table:table-cell table:formula="of:=(([.C735]/[.$K$5])-[.$K$3])/0.00000001" office:value-type="float" office:value="-6184.61924074003" calcext:value-type="float">
            <text:p>-6185</text:p>
          </table:table-cell>
          <table:table-cell table:number-columns-repeated="10"/>
        </table:table-row>
        <table:table-row table:style-name="ro2">
          <table:table-cell table:formula="of:=NOW()+([.$K$10]*[.B737])" office:value-type="date" office:date-value="2078-06-04T00:51:13.51" calcext:value-type="date">
            <text:p>2078-06-04</text:p>
          </table:table-cell>
          <table:table-cell office:value-type="float" office:value="736" calcext:value-type="float">
            <text:p>736</text:p>
          </table:table-cell>
          <table:table-cell table:formula="of:=[.C736]*(([.$K$5]-1)/[.$K$5])-[.$K$3]" office:value-type="float" office:value="-0.0026576994223433" calcext:value-type="float">
            <text:p>-0.002657699422343</text:p>
          </table:table-cell>
          <table:table-cell table:formula="of:=(([.C736]/[.$K$5])-[.$K$3])+[.D736]" office:value-type="float" office:value="0.943857699422344" calcext:value-type="float">
            <text:p>0.943857699422344</text:p>
          </table:table-cell>
          <table:table-cell table:formula="of:=[.E736]+[.$K$3]" office:value-type="float" office:value="0.0293999999999995" calcext:value-type="float">
            <text:p>0.0294</text:p>
          </table:table-cell>
          <table:table-cell table:formula="of:=(([.C736]/[.$K$5])-[.$K$3])/0.00000001" office:value-type="float" office:value="-6199.74741373386" calcext:value-type="float">
            <text:p>-6200</text:p>
          </table:table-cell>
          <table:table-cell table:number-columns-repeated="10"/>
        </table:table-row>
        <table:table-row table:style-name="ro2">
          <table:table-cell table:formula="of:=NOW()+([.$K$10]*[.B738])" office:value-type="date" office:date-value="2078-07-01T19:31:13.51" calcext:value-type="date">
            <text:p>2078-07-01</text:p>
          </table:table-cell>
          <table:table-cell office:value-type="float" office:value="737" calcext:value-type="float">
            <text:p>737</text:p>
          </table:table-cell>
          <table:table-cell table:formula="of:=[.C737]*(([.$K$5]-1)/[.$K$5])-[.$K$3]" office:value-type="float" office:value="-0.0026755519271571" calcext:value-type="float">
            <text:p>-0.002675551927157</text:p>
          </table:table-cell>
          <table:table-cell table:formula="of:=(([.C737]/[.$K$5])-[.$K$3])+[.D737]" office:value-type="float" office:value="0.943795551927158" calcext:value-type="float">
            <text:p>0.943795551927158</text:p>
          </table:table-cell>
          <table:table-cell table:formula="of:=[.E737]+[.$K$3]" office:value-type="float" office:value="0.0294399999999995" calcext:value-type="float">
            <text:p>0.02944</text:p>
          </table:table-cell>
          <table:table-cell table:formula="of:=(([.C737]/[.$K$5])-[.$K$3])/0.00000001" office:value-type="float" office:value="-6214.74951861941" calcext:value-type="float">
            <text:p>-6215</text:p>
          </table:table-cell>
          <table:table-cell table:number-columns-repeated="10"/>
        </table:table-row>
        <table:table-row table:style-name="ro2">
          <table:table-cell table:formula="of:=NOW()+([.$K$10]*[.B739])" office:value-type="date" office:date-value="2078-07-29T14:11:13.51" calcext:value-type="date">
            <text:p>2078-07-29</text:p>
          </table:table-cell>
          <table:table-cell office:value-type="float" office:value="738" calcext:value-type="float">
            <text:p>738</text:p>
          </table:table-cell>
          <table:table-cell table:formula="of:=[.C738]*(([.$K$5]-1)/[.$K$5])-[.$K$3]" office:value-type="float" office:value="-0.00269325566109746" calcext:value-type="float">
            <text:p>-0.002693255661097</text:p>
          </table:table-cell>
          <table:table-cell table:formula="of:=(([.C738]/[.$K$5])-[.$K$3])+[.D738]" office:value-type="float" office:value="0.943733255661098" calcext:value-type="float">
            <text:p>0.943733255661098</text:p>
          </table:table-cell>
          <table:table-cell table:formula="of:=[.E738]+[.$K$3]" office:value-type="float" office:value="0.0294799999999995" calcext:value-type="float">
            <text:p>0.02948</text:p>
          </table:table-cell>
          <table:table-cell table:formula="of:=(([.C738]/[.$K$5])-[.$K$3])/0.00000001" office:value-type="float" office:value="-6229.62660596425" calcext:value-type="float">
            <text:p>-6230</text:p>
          </table:table-cell>
          <table:table-cell table:number-columns-repeated="10"/>
        </table:table-row>
        <table:table-row table:style-name="ro2">
          <table:table-cell table:formula="of:=NOW()+([.$K$10]*[.B740])" office:value-type="date" office:date-value="2078-08-26T08:51:13.51" calcext:value-type="date">
            <text:p>2078-08-26</text:p>
          </table:table-cell>
          <table:table-cell office:value-type="float" office:value="739" calcext:value-type="float">
            <text:p>739</text:p>
          </table:table-cell>
          <table:table-cell table:formula="of:=[.C739]*(([.$K$5]-1)/[.$K$5])-[.$K$3]" office:value-type="float" office:value="-0.00271081186392165" calcext:value-type="float">
            <text:p>-0.002710811863922</text:p>
          </table:table-cell>
          <table:table-cell table:formula="of:=(([.C739]/[.$K$5])-[.$K$3])+[.D739]" office:value-type="float" office:value="0.943670811863922" calcext:value-type="float">
            <text:p>0.943670811863922</text:p>
          </table:table-cell>
          <table:table-cell table:formula="of:=[.E739]+[.$K$3]" office:value-type="float" office:value="0.0295199999999995" calcext:value-type="float">
            <text:p>0.02952</text:p>
          </table:table-cell>
          <table:table-cell table:formula="of:=(([.C739]/[.$K$5])-[.$K$3])/0.00000001" office:value-type="float" office:value="-6244.37971758122" calcext:value-type="float">
            <text:p>-6244</text:p>
          </table:table-cell>
          <table:table-cell table:number-columns-repeated="10"/>
        </table:table-row>
        <table:table-row table:style-name="ro2">
          <table:table-cell table:formula="of:=NOW()+([.$K$10]*[.B741])" office:value-type="date" office:date-value="2078-09-23T03:31:13.51" calcext:value-type="date">
            <text:p>2078-09-23</text:p>
          </table:table-cell>
          <table:table-cell office:value-type="float" office:value="740" calcext:value-type="float">
            <text:p>740</text:p>
          </table:table-cell>
          <table:table-cell table:formula="of:=[.C740]*(([.$K$5]-1)/[.$K$5])-[.$K$3]" office:value-type="float" office:value="-0.00272822176505563" calcext:value-type="float">
            <text:p>-0.002728221765056</text:p>
          </table:table-cell>
          <table:table-cell table:formula="of:=(([.C740]/[.$K$5])-[.$K$3])+[.D740]" office:value-type="float" office:value="0.943608221765056" calcext:value-type="float">
            <text:p>0.943608221765056</text:p>
          </table:table-cell>
          <table:table-cell table:formula="of:=[.E740]+[.$K$3]" office:value-type="float" office:value="0.0295599999999995" calcext:value-type="float">
            <text:p>0.02956</text:p>
          </table:table-cell>
          <table:table-cell table:formula="of:=(([.C740]/[.$K$5])-[.$K$3])/0.00000001" office:value-type="float" office:value="-6259.00988660137" calcext:value-type="float">
            <text:p>-6259</text:p>
          </table:table-cell>
          <table:table-cell table:number-columns-repeated="10"/>
        </table:table-row>
        <table:table-row table:style-name="ro2">
          <table:table-cell table:formula="of:=NOW()+([.$K$10]*[.B742])" office:value-type="date" office:date-value="2078-10-20T22:11:13.51" calcext:value-type="date">
            <text:p>2078-10-20</text:p>
          </table:table-cell>
          <table:table-cell office:value-type="float" office:value="741" calcext:value-type="float">
            <text:p>741</text:p>
          </table:table-cell>
          <table:table-cell table:formula="of:=[.C741]*(([.$K$5]-1)/[.$K$5])-[.$K$3]" office:value-type="float" office:value="-0.00274548658368017" calcext:value-type="float">
            <text:p>-0.00274548658368</text:p>
          </table:table-cell>
          <table:table-cell table:formula="of:=(([.C741]/[.$K$5])-[.$K$3])+[.D741]" office:value-type="float" office:value="0.943545486583681" calcext:value-type="float">
            <text:p>0.943545486583681</text:p>
          </table:table-cell>
          <table:table-cell table:formula="of:=[.E741]+[.$K$3]" office:value-type="float" office:value="0.0295999999999995" calcext:value-type="float">
            <text:p>0.0296</text:p>
          </table:table-cell>
          <table:table-cell table:formula="of:=(([.C741]/[.$K$5])-[.$K$3])/0.00000001" office:value-type="float" office:value="-6273.51813754636" calcext:value-type="float">
            <text:p>-6274</text:p>
          </table:table-cell>
          <table:table-cell table:number-columns-repeated="10"/>
        </table:table-row>
        <table:table-row table:style-name="ro2">
          <table:table-cell table:formula="of:=NOW()+([.$K$10]*[.B743])" office:value-type="date" office:date-value="2078-11-17T16:51:13.51" calcext:value-type="date">
            <text:p>2078-11-17</text:p>
          </table:table-cell>
          <table:table-cell office:value-type="float" office:value="742" calcext:value-type="float">
            <text:p>742</text:p>
          </table:table-cell>
          <table:table-cell table:formula="of:=[.C742]*(([.$K$5]-1)/[.$K$5])-[.$K$3]" office:value-type="float" office:value="-0.00276260752881617" calcext:value-type="float">
            <text:p>-0.002762607528816</text:p>
          </table:table-cell>
          <table:table-cell table:formula="of:=(([.C742]/[.$K$5])-[.$K$3])+[.D742]" office:value-type="float" office:value="0.943482607528817" calcext:value-type="float">
            <text:p>0.943482607528817</text:p>
          </table:table-cell>
          <table:table-cell table:formula="of:=[.E742]+[.$K$3]" office:value-type="float" office:value="0.0296399999999995" calcext:value-type="float">
            <text:p>0.02964</text:p>
          </table:table-cell>
          <table:table-cell table:formula="of:=(([.C742]/[.$K$5])-[.$K$3])/0.00000001" office:value-type="float" office:value="-6287.90548640014" calcext:value-type="float">
            <text:p>-6288</text:p>
          </table:table-cell>
          <table:table-cell table:number-columns-repeated="10"/>
        </table:table-row>
        <table:table-row table:style-name="ro2">
          <table:table-cell table:formula="of:=NOW()+([.$K$10]*[.B744])" office:value-type="date" office:date-value="2078-12-15T11:31:13.51" calcext:value-type="date">
            <text:p>2078-12-15</text:p>
          </table:table-cell>
          <table:table-cell office:value-type="float" office:value="743" calcext:value-type="float">
            <text:p>743</text:p>
          </table:table-cell>
          <table:table-cell table:formula="of:=[.C743]*(([.$K$5]-1)/[.$K$5])-[.$K$3]" office:value-type="float" office:value="-0.00277958579940937" calcext:value-type="float">
            <text:p>-0.002779585799409</text:p>
          </table:table-cell>
          <table:table-cell table:formula="of:=(([.C743]/[.$K$5])-[.$K$3])+[.D743]" office:value-type="float" office:value="0.94341958579941" calcext:value-type="float">
            <text:p>0.94341958579941</text:p>
          </table:table-cell>
          <table:table-cell table:formula="of:=[.E743]+[.$K$3]" office:value-type="float" office:value="0.0296799999999995" calcext:value-type="float">
            <text:p>0.02968</text:p>
          </table:table-cell>
          <table:table-cell table:formula="of:=(([.C743]/[.$K$5])-[.$K$3])/0.00000001" office:value-type="float" office:value="-6302.17294068014" calcext:value-type="float">
            <text:p>-6302</text:p>
          </table:table-cell>
          <table:table-cell table:number-columns-repeated="10"/>
        </table:table-row>
        <table:table-row table:style-name="ro2">
          <table:table-cell table:formula="of:=NOW()+([.$K$10]*[.B745])" office:value-type="date" office:date-value="2079-01-12T06:11:13.51" calcext:value-type="date">
            <text:p>2079-01-12</text:p>
          </table:table-cell>
          <table:table-cell office:value-type="float" office:value="744" calcext:value-type="float">
            <text:p>744</text:p>
          </table:table-cell>
          <table:table-cell table:formula="of:=[.C744]*(([.$K$5]-1)/[.$K$5])-[.$K$3]" office:value-type="float" office:value="-0.00279642258441429" calcext:value-type="float">
            <text:p>-0.002796422584414</text:p>
          </table:table-cell>
          <table:table-cell table:formula="of:=(([.C744]/[.$K$5])-[.$K$3])+[.D744]" office:value-type="float" office:value="0.943356422584415" calcext:value-type="float">
            <text:p>0.943356422584415</text:p>
          </table:table-cell>
          <table:table-cell table:formula="of:=[.E744]+[.$K$3]" office:value-type="float" office:value="0.0297199999999995" calcext:value-type="float">
            <text:p>0.02972</text:p>
          </table:table-cell>
          <table:table-cell table:formula="of:=(([.C744]/[.$K$5])-[.$K$3])/0.00000001" office:value-type="float" office:value="-6316.32149950781" calcext:value-type="float">
            <text:p>-6316</text:p>
          </table:table-cell>
          <table:table-cell table:number-columns-repeated="10"/>
        </table:table-row>
        <table:table-row table:style-name="ro2">
          <table:table-cell table:formula="of:=NOW()+([.$K$10]*[.B746])" office:value-type="date" office:date-value="2079-02-09T00:51:13.51" calcext:value-type="date">
            <text:p>2079-02-09</text:p>
          </table:table-cell>
          <table:table-cell office:value-type="float" office:value="745" calcext:value-type="float">
            <text:p>745</text:p>
          </table:table-cell>
          <table:table-cell table:formula="of:=[.C745]*(([.$K$5]-1)/[.$K$5])-[.$K$3]" office:value-type="float" office:value="-0.0028131190628775" calcext:value-type="float">
            <text:p>-0.002813119062878</text:p>
          </table:table-cell>
          <table:table-cell table:formula="of:=(([.C745]/[.$K$5])-[.$K$3])+[.D745]" office:value-type="float" office:value="0.943293119062878" calcext:value-type="float">
            <text:p>0.943293119062878</text:p>
          </table:table-cell>
          <table:table-cell table:formula="of:=[.E745]+[.$K$3]" office:value-type="float" office:value="0.0297599999999995" calcext:value-type="float">
            <text:p>0.02976</text:p>
          </table:table-cell>
          <table:table-cell table:formula="of:=(([.C745]/[.$K$5])-[.$K$3])/0.00000001" office:value-type="float" office:value="-6330.35215367858" calcext:value-type="float">
            <text:p>-6330</text:p>
          </table:table-cell>
          <table:table-cell table:number-columns-repeated="10"/>
        </table:table-row>
        <table:table-row table:style-name="ro2">
          <table:table-cell table:formula="of:=NOW()+([.$K$10]*[.B747])" office:value-type="date" office:date-value="2079-03-08T19:31:13.51" calcext:value-type="date">
            <text:p>2079-03-08</text:p>
          </table:table-cell>
          <table:table-cell office:value-type="float" office:value="746" calcext:value-type="float">
            <text:p>746</text:p>
          </table:table-cell>
          <table:table-cell table:formula="of:=[.C746]*(([.$K$5]-1)/[.$K$5])-[.$K$3]" office:value-type="float" office:value="-0.00282967640402019" calcext:value-type="float">
            <text:p>-0.00282967640402</text:p>
          </table:table-cell>
          <table:table-cell table:formula="of:=(([.C746]/[.$K$5])-[.$K$3])+[.D746]" office:value-type="float" office:value="0.943229676404021" calcext:value-type="float">
            <text:p>0.943229676404021</text:p>
          </table:table-cell>
          <table:table-cell table:formula="of:=[.E746]+[.$K$3]" office:value-type="float" office:value="0.0297999999999995" calcext:value-type="float">
            <text:p>0.0298</text:p>
          </table:table-cell>
          <table:table-cell table:formula="of:=(([.C746]/[.$K$5])-[.$K$3])/0.00000001" office:value-type="float" office:value="-6344.26588573125" calcext:value-type="float">
            <text:p>-6344</text:p>
          </table:table-cell>
          <table:table-cell table:number-columns-repeated="10"/>
        </table:table-row>
        <table:table-row table:style-name="ro2">
          <table:table-cell table:formula="of:=NOW()+([.$K$10]*[.B748])" office:value-type="date" office:date-value="2079-04-05T14:11:13.51" calcext:value-type="date">
            <text:p>2079-04-05</text:p>
          </table:table-cell>
          <table:table-cell office:value-type="float" office:value="747" calcext:value-type="float">
            <text:p>747</text:p>
          </table:table-cell>
          <table:table-cell table:formula="of:=[.C747]*(([.$K$5]-1)/[.$K$5])-[.$K$3]" office:value-type="float" office:value="-0.00284609576732002" calcext:value-type="float">
            <text:p>-0.00284609576732</text:p>
          </table:table-cell>
          <table:table-cell table:formula="of:=(([.C747]/[.$K$5])-[.$K$3])+[.D747]" office:value-type="float" office:value="0.943166095767321" calcext:value-type="float">
            <text:p>0.943166095767321</text:p>
          </table:table-cell>
          <table:table-cell table:formula="of:=[.E747]+[.$K$3]" office:value-type="float" office:value="0.0298399999999995" calcext:value-type="float">
            <text:p>0.02984</text:p>
          </table:table-cell>
          <table:table-cell table:formula="of:=(([.C747]/[.$K$5])-[.$K$3])/0.00000001" office:value-type="float" office:value="-6358.06367001683" calcext:value-type="float">
            <text:p>-6358</text:p>
          </table:table-cell>
          <table:table-cell table:number-columns-repeated="10"/>
        </table:table-row>
        <table:table-row table:style-name="ro2">
          <table:table-cell table:formula="of:=NOW()+([.$K$10]*[.B749])" office:value-type="date" office:date-value="2079-05-03T08:51:13.51" calcext:value-type="date">
            <text:p>2079-05-03</text:p>
          </table:table-cell>
          <table:table-cell office:value-type="float" office:value="748" calcext:value-type="float">
            <text:p>748</text:p>
          </table:table-cell>
          <table:table-cell table:formula="of:=[.C748]*(([.$K$5]-1)/[.$K$5])-[.$K$3]" office:value-type="float" office:value="-0.00286237830259236" calcext:value-type="float">
            <text:p>-0.002862378302592</text:p>
          </table:table-cell>
          <table:table-cell table:formula="of:=(([.C748]/[.$K$5])-[.$K$3])+[.D748]" office:value-type="float" office:value="0.943102378302593" calcext:value-type="float">
            <text:p>0.943102378302593</text:p>
          </table:table-cell>
          <table:table-cell table:formula="of:=[.E748]+[.$K$3]" office:value-type="float" office:value="0.0298799999999995" calcext:value-type="float">
            <text:p>0.02988</text:p>
          </table:table-cell>
          <table:table-cell table:formula="of:=(([.C748]/[.$K$5])-[.$K$3])/0.00000001" office:value-type="float" office:value="-6371.74647276669" calcext:value-type="float">
            <text:p>-6372</text:p>
          </table:table-cell>
          <table:table-cell table:number-columns-repeated="10"/>
        </table:table-row>
        <table:table-row table:style-name="ro2">
          <table:table-cell table:formula="of:=NOW()+([.$K$10]*[.B750])" office:value-type="date" office:date-value="2079-05-31T03:31:13.51" calcext:value-type="date">
            <text:p>2079-05-31</text:p>
          </table:table-cell>
          <table:table-cell office:value-type="float" office:value="749" calcext:value-type="float">
            <text:p>749</text:p>
          </table:table-cell>
          <table:table-cell table:formula="of:=[.C749]*(([.$K$5]-1)/[.$K$5])-[.$K$3]" office:value-type="float" office:value="-0.00287852515007076" calcext:value-type="float">
            <text:p>-0.002878525150071</text:p>
          </table:table-cell>
          <table:table-cell table:formula="of:=(([.C749]/[.$K$5])-[.$K$3])+[.D749]" office:value-type="float" office:value="0.943038525150072" calcext:value-type="float">
            <text:p>0.943038525150072</text:p>
          </table:table-cell>
          <table:table-cell table:formula="of:=[.E749]+[.$K$3]" office:value-type="float" office:value="0.0299199999999995" calcext:value-type="float">
            <text:p>0.02992</text:p>
          </table:table-cell>
          <table:table-cell table:formula="of:=(([.C749]/[.$K$5])-[.$K$3])/0.00000001" office:value-type="float" office:value="-6385.3152521603" calcext:value-type="float">
            <text:p>-6385</text:p>
          </table:table-cell>
          <table:table-cell table:number-columns-repeated="10"/>
        </table:table-row>
        <table:table-row table:style-name="ro2">
          <table:table-cell table:formula="of:=NOW()+([.$K$10]*[.B751])" office:value-type="date" office:date-value="2079-06-27T22:11:13.51" calcext:value-type="date">
            <text:p>2079-06-27</text:p>
          </table:table-cell>
          <table:table-cell office:value-type="float" office:value="750" calcext:value-type="float">
            <text:p>750</text:p>
          </table:table-cell>
          <table:table-cell table:formula="of:=[.C750]*(([.$K$5]-1)/[.$K$5])-[.$K$3]" office:value-type="float" office:value="-0.00289453744048683" calcext:value-type="float">
            <text:p>-0.002894537440487</text:p>
          </table:table-cell>
          <table:table-cell table:formula="of:=(([.C750]/[.$K$5])-[.$K$3])+[.D750]" office:value-type="float" office:value="0.942974537440488" calcext:value-type="float">
            <text:p>0.942974537440488</text:p>
          </table:table-cell>
          <table:table-cell table:formula="of:=[.E750]+[.$K$3]" office:value-type="float" office:value="0.0299599999999995" calcext:value-type="float">
            <text:p>0.02996</text:p>
          </table:table-cell>
          <table:table-cell table:formula="of:=(([.C750]/[.$K$5])-[.$K$3])/0.00000001" office:value-type="float" office:value="-6398.7709583923" calcext:value-type="float">
            <text:p>-6399</text:p>
          </table:table-cell>
          <table:table-cell table:number-columns-repeated="10"/>
        </table:table-row>
        <table:table-row table:style-name="ro2">
          <table:table-cell table:formula="of:=NOW()+([.$K$10]*[.B752])" office:value-type="date" office:date-value="2079-07-25T16:51:13.51" calcext:value-type="date">
            <text:p>2079-07-25</text:p>
          </table:table-cell>
          <table:table-cell office:value-type="float" office:value="751" calcext:value-type="float">
            <text:p>751</text:p>
          </table:table-cell>
          <table:table-cell table:formula="of:=[.C751]*(([.$K$5]-1)/[.$K$5])-[.$K$3]" office:value-type="float" office:value="-0.00291041629514944" calcext:value-type="float">
            <text:p>-0.002910416295149</text:p>
          </table:table-cell>
          <table:table-cell table:formula="of:=(([.C751]/[.$K$5])-[.$K$3])+[.D751]" office:value-type="float" office:value="0.94291041629515" calcext:value-type="float">
            <text:p>0.94291041629515</text:p>
          </table:table-cell>
          <table:table-cell table:formula="of:=[.E751]+[.$K$3]" office:value-type="float" office:value="0.0299999999999994" calcext:value-type="float">
            <text:p>0.03</text:p>
          </table:table-cell>
          <table:table-cell table:formula="of:=(([.C751]/[.$K$5])-[.$K$3])/0.00000001" office:value-type="float" office:value="-6412.11453373903" calcext:value-type="float">
            <text:p>-6412</text:p>
          </table:table-cell>
          <table:table-cell table:number-columns-repeated="10"/>
        </table:table-row>
        <table:table-row table:style-name="ro2">
          <table:table-cell table:formula="of:=NOW()+([.$K$10]*[.B753])" office:value-type="date" office:date-value="2079-08-22T11:31:13.51" calcext:value-type="date">
            <text:p>2079-08-22</text:p>
          </table:table-cell>
          <table:table-cell office:value-type="float" office:value="752" calcext:value-type="float">
            <text:p>752</text:p>
          </table:table-cell>
          <table:table-cell table:formula="of:=[.C752]*(([.$K$5]-1)/[.$K$5])-[.$K$3]" office:value-type="float" office:value="-0.0029261628260232" calcext:value-type="float">
            <text:p>-0.002926162826023</text:p>
          </table:table-cell>
          <table:table-cell table:formula="of:=(([.C752]/[.$K$5])-[.$K$3])+[.D752]" office:value-type="float" office:value="0.942846162826024" calcext:value-type="float">
            <text:p>0.942846162826024</text:p>
          </table:table-cell>
          <table:table-cell table:formula="of:=[.E752]+[.$K$3]" office:value-type="float" office:value="0.0300399999999994" calcext:value-type="float">
            <text:p>0.03004</text:p>
          </table:table-cell>
          <table:table-cell table:formula="of:=(([.C752]/[.$K$5])-[.$K$3])/0.00000001" office:value-type="float" office:value="-6425.34691262453" calcext:value-type="float">
            <text:p>-6425</text:p>
          </table:table-cell>
          <table:table-cell table:number-columns-repeated="10"/>
        </table:table-row>
        <table:table-row table:style-name="ro2">
          <table:table-cell table:formula="of:=NOW()+([.$K$10]*[.B754])" office:value-type="date" office:date-value="2079-09-19T06:11:13.51" calcext:value-type="date">
            <text:p>2079-09-19</text:p>
          </table:table-cell>
          <table:table-cell office:value-type="float" office:value="753" calcext:value-type="float">
            <text:p>753</text:p>
          </table:table-cell>
          <table:table-cell table:formula="of:=[.C753]*(([.$K$5]-1)/[.$K$5])-[.$K$3]" office:value-type="float" office:value="-0.00294177813580634" calcext:value-type="float">
            <text:p>-0.002941778135806</text:p>
          </table:table-cell>
          <table:table-cell table:formula="of:=(([.C753]/[.$K$5])-[.$K$3])+[.D753]" office:value-type="float" office:value="0.942781778135807" calcext:value-type="float">
            <text:p>0.942781778135807</text:p>
          </table:table-cell>
          <table:table-cell table:formula="of:=[.E753]+[.$K$3]" office:value-type="float" office:value="0.0300799999999994" calcext:value-type="float">
            <text:p>0.03008</text:p>
          </table:table-cell>
          <table:table-cell table:formula="of:=(([.C753]/[.$K$5])-[.$K$3])/0.00000001" office:value-type="float" office:value="-6438.469021686" calcext:value-type="float">
            <text:p>-6438</text:p>
          </table:table-cell>
          <table:table-cell table:number-columns-repeated="10"/>
        </table:table-row>
        <table:table-row table:style-name="ro2">
          <table:table-cell table:formula="of:=NOW()+([.$K$10]*[.B755])" office:value-type="date" office:date-value="2079-10-17T00:51:13.51" calcext:value-type="date">
            <text:p>2079-10-17</text:p>
          </table:table-cell>
          <table:table-cell office:value-type="float" office:value="754" calcext:value-type="float">
            <text:p>754</text:p>
          </table:table-cell>
          <table:table-cell table:formula="of:=[.C754]*(([.$K$5]-1)/[.$K$5])-[.$K$3]" office:value-type="float" office:value="-0.00295726331800795" calcext:value-type="float">
            <text:p>-0.002957263318008</text:p>
          </table:table-cell>
          <table:table-cell table:formula="of:=(([.C754]/[.$K$5])-[.$K$3])+[.D754]" office:value-type="float" office:value="0.942717263318009" calcext:value-type="float">
            <text:p>0.942717263318009</text:p>
          </table:table-cell>
          <table:table-cell table:formula="of:=[.E754]+[.$K$3]" office:value-type="float" office:value="0.0301199999999994" calcext:value-type="float">
            <text:p>0.03012</text:p>
          </table:table-cell>
          <table:table-cell table:formula="of:=(([.C754]/[.$K$5])-[.$K$3])/0.00000001" office:value-type="float" office:value="-6451.48177983861" calcext:value-type="float">
            <text:p>-6451</text:p>
          </table:table-cell>
          <table:table-cell table:number-columns-repeated="10"/>
        </table:table-row>
        <table:table-row table:style-name="ro2">
          <table:table-cell table:formula="of:=NOW()+([.$K$10]*[.B756])" office:value-type="date" office:date-value="2079-11-13T19:31:13.51" calcext:value-type="date">
            <text:p>2079-11-13</text:p>
          </table:table-cell>
          <table:table-cell office:value-type="float" office:value="755" calcext:value-type="float">
            <text:p>755</text:p>
          </table:table-cell>
          <table:table-cell table:formula="of:=[.C755]*(([.$K$5]-1)/[.$K$5])-[.$K$3]" office:value-type="float" office:value="-0.00297261945702455" calcext:value-type="float">
            <text:p>-0.002972619457025</text:p>
          </table:table-cell>
          <table:table-cell table:formula="of:=(([.C755]/[.$K$5])-[.$K$3])+[.D755]" office:value-type="float" office:value="0.942652619457025" calcext:value-type="float">
            <text:p>0.942652619457025</text:p>
          </table:table-cell>
          <table:table-cell table:formula="of:=[.E755]+[.$K$3]" office:value-type="float" office:value="0.0301599999999994" calcext:value-type="float">
            <text:p>0.03016</text:p>
          </table:table-cell>
          <table:table-cell table:formula="of:=(([.C755]/[.$K$5])-[.$K$3])/0.00000001" office:value-type="float" office:value="-6464.38609833996" calcext:value-type="float">
            <text:p>-6464</text:p>
          </table:table-cell>
          <table:table-cell table:number-columns-repeated="10"/>
        </table:table-row>
        <table:table-row table:style-name="ro2">
          <table:table-cell table:formula="of:=NOW()+([.$K$10]*[.B757])" office:value-type="date" office:date-value="2079-12-11T14:11:13.51" calcext:value-type="date">
            <text:p>2079-12-11</text:p>
          </table:table-cell>
          <table:table-cell office:value-type="float" office:value="756" calcext:value-type="float">
            <text:p>756</text:p>
          </table:table-cell>
          <table:table-cell table:formula="of:=[.C756]*(([.$K$5]-1)/[.$K$5])-[.$K$3]" office:value-type="float" office:value="-0.00298784762821601" calcext:value-type="float">
            <text:p>-0.002987847628216</text:p>
          </table:table-cell>
          <table:table-cell table:formula="of:=(([.C756]/[.$K$5])-[.$K$3])+[.D756]" office:value-type="float" office:value="0.942587847628217" calcext:value-type="float">
            <text:p>0.942587847628217</text:p>
          </table:table-cell>
          <table:table-cell table:formula="of:=[.E756]+[.$K$3]" office:value-type="float" office:value="0.0301999999999994" calcext:value-type="float">
            <text:p>0.0302</text:p>
          </table:table-cell>
          <table:table-cell table:formula="of:=(([.C756]/[.$K$5])-[.$K$3])/0.00000001" office:value-type="float" office:value="-6477.18288085379" calcext:value-type="float">
            <text:p>-6477</text:p>
          </table:table-cell>
          <table:table-cell table:number-columns-repeated="10"/>
        </table:table-row>
        <table:table-row table:style-name="ro2">
          <table:table-cell table:formula="of:=NOW()+([.$K$10]*[.B758])" office:value-type="date" office:date-value="2080-01-08T08:51:13.51" calcext:value-type="date">
            <text:p>2080-01-08</text:p>
          </table:table-cell>
          <table:table-cell office:value-type="float" office:value="757" calcext:value-type="float">
            <text:p>757</text:p>
          </table:table-cell>
          <table:table-cell table:formula="of:=[.C757]*(([.$K$5]-1)/[.$K$5])-[.$K$3]" office:value-type="float" office:value="-0.00300294889798088" calcext:value-type="float">
            <text:p>-0.003002948897981</text:p>
          </table:table-cell>
          <table:table-cell table:formula="of:=(([.C757]/[.$K$5])-[.$K$3])+[.D757]" office:value-type="float" office:value="0.942522948897982" calcext:value-type="float">
            <text:p>0.942522948897982</text:p>
          </table:table-cell>
          <table:table-cell table:formula="of:=[.E757]+[.$K$3]" office:value-type="float" office:value="0.0302399999999994" calcext:value-type="float">
            <text:p>0.03024</text:p>
          </table:table-cell>
          <table:table-cell table:formula="of:=(([.C757]/[.$K$5])-[.$K$3])/0.00000001" office:value-type="float" office:value="-6489.87302351335" calcext:value-type="float">
            <text:p>-6490</text:p>
          </table:table-cell>
          <table:table-cell table:number-columns-repeated="10"/>
        </table:table-row>
        <table:table-row table:style-name="ro2">
          <table:table-cell table:formula="of:=NOW()+([.$K$10]*[.B759])" office:value-type="date" office:date-value="2080-02-05T03:31:13.51" calcext:value-type="date">
            <text:p>2080-02-05</text:p>
          </table:table-cell>
          <table:table-cell office:value-type="float" office:value="758" calcext:value-type="float">
            <text:p>758</text:p>
          </table:table-cell>
          <table:table-cell table:formula="of:=[.C758]*(([.$K$5]-1)/[.$K$5])-[.$K$3]" office:value-type="float" office:value="-0.00301792432383104" calcext:value-type="float">
            <text:p>-0.003017924323831</text:p>
          </table:table-cell>
          <table:table-cell table:formula="of:=(([.C758]/[.$K$5])-[.$K$3])+[.D758]" office:value-type="float" office:value="0.942457924323832" calcext:value-type="float">
            <text:p>0.942457924323832</text:p>
          </table:table-cell>
          <table:table-cell table:formula="of:=[.E758]+[.$K$3]" office:value-type="float" office:value="0.0302799999999994" calcext:value-type="float">
            <text:p>0.03028</text:p>
          </table:table-cell>
          <table:table-cell table:formula="of:=(([.C758]/[.$K$5])-[.$K$3])/0.00000001" office:value-type="float" office:value="-6502.45741498407" calcext:value-type="float">
            <text:p>-6502</text:p>
          </table:table-cell>
          <table:table-cell table:number-columns-repeated="10"/>
        </table:table-row>
        <table:table-row table:style-name="ro2">
          <table:table-cell table:formula="of:=NOW()+([.$K$10]*[.B760])" office:value-type="date" office:date-value="2080-03-03T22:11:13.51" calcext:value-type="date">
            <text:p>2080-03-03</text:p>
          </table:table-cell>
          <table:table-cell office:value-type="float" office:value="759" calcext:value-type="float">
            <text:p>759</text:p>
          </table:table-cell>
          <table:table-cell table:formula="of:=[.C759]*(([.$K$5]-1)/[.$K$5])-[.$K$3]" office:value-type="float" office:value="-0.00303277495446578" calcext:value-type="float">
            <text:p>-0.003032774954466</text:p>
          </table:table-cell>
          <table:table-cell table:formula="of:=(([.C759]/[.$K$5])-[.$K$3])+[.D759]" office:value-type="float" office:value="0.942392774954467" calcext:value-type="float">
            <text:p>0.942392774954467</text:p>
          </table:table-cell>
          <table:table-cell table:formula="of:=[.E759]+[.$K$3]" office:value-type="float" office:value="0.0303199999999994" calcext:value-type="float">
            <text:p>0.03032</text:p>
          </table:table-cell>
          <table:table-cell table:formula="of:=(([.C759]/[.$K$5])-[.$K$3])/0.00000001" office:value-type="float" office:value="-6514.93693652587" calcext:value-type="float">
            <text:p>-6515</text:p>
          </table:table-cell>
          <table:table-cell table:number-columns-repeated="10"/>
        </table:table-row>
        <table:table-row table:style-name="ro2">
          <table:table-cell table:formula="of:=NOW()+([.$K$10]*[.B761])" office:value-type="date" office:date-value="2080-03-31T16:51:13.51" calcext:value-type="date">
            <text:p>2080-03-31</text:p>
          </table:table-cell>
          <table:table-cell office:value-type="float" office:value="760" calcext:value-type="float">
            <text:p>760</text:p>
          </table:table-cell>
          <table:table-cell table:formula="of:=[.C760]*(([.$K$5]-1)/[.$K$5])-[.$K$3]" office:value-type="float" office:value="-0.00304750182984523" calcext:value-type="float">
            <text:p>-0.003047501829845</text:p>
          </table:table-cell>
          <table:table-cell table:formula="of:=(([.C760]/[.$K$5])-[.$K$3])+[.D760]" office:value-type="float" office:value="0.942327501829846" calcext:value-type="float">
            <text:p>0.942327501829846</text:p>
          </table:table-cell>
          <table:table-cell table:formula="of:=[.E760]+[.$K$3]" office:value-type="float" office:value="0.0303599999999994" calcext:value-type="float">
            <text:p>0.03036</text:p>
          </table:table-cell>
          <table:table-cell table:formula="of:=(([.C760]/[.$K$5])-[.$K$3])/0.00000001" office:value-type="float" office:value="-6527.31246205482" calcext:value-type="float">
            <text:p>-6527</text:p>
          </table:table-cell>
          <table:table-cell table:number-columns-repeated="10"/>
        </table:table-row>
        <table:table-row table:style-name="ro2">
          <table:table-cell table:formula="of:=NOW()+([.$K$10]*[.B762])" office:value-type="date" office:date-value="2080-04-28T11:31:13.51" calcext:value-type="date">
            <text:p>2080-04-28</text:p>
          </table:table-cell>
          <table:table-cell office:value-type="float" office:value="761" calcext:value-type="float">
            <text:p>761</text:p>
          </table:table-cell>
          <table:table-cell table:formula="of:=[.C761]*(([.$K$5]-1)/[.$K$5])-[.$K$3]" office:value-type="float" office:value="-0.00306210598126319" calcext:value-type="float">
            <text:p>-0.003062105981263</text:p>
          </table:table-cell>
          <table:table-cell table:formula="of:=(([.C761]/[.$K$5])-[.$K$3])+[.D761]" office:value-type="float" office:value="0.942262105981264" calcext:value-type="float">
            <text:p>0.942262105981264</text:p>
          </table:table-cell>
          <table:table-cell table:formula="of:=[.E761]+[.$K$3]" office:value-type="float" office:value="0.0303999999999994" calcext:value-type="float">
            <text:p>0.0304</text:p>
          </table:table-cell>
          <table:table-cell table:formula="of:=(([.C761]/[.$K$5])-[.$K$3])/0.00000001" office:value-type="float" office:value="-6539.58485820436" calcext:value-type="float">
            <text:p>-6540</text:p>
          </table:table-cell>
          <table:table-cell table:number-columns-repeated="10"/>
        </table:table-row>
        <table:table-row table:style-name="ro2">
          <table:table-cell table:formula="of:=NOW()+([.$K$10]*[.B763])" office:value-type="date" office:date-value="2080-05-26T06:11:13.51" calcext:value-type="date">
            <text:p>2080-05-26</text:p>
          </table:table-cell>
          <table:table-cell office:value-type="float" office:value="762" calcext:value-type="float">
            <text:p>762</text:p>
          </table:table-cell>
          <table:table-cell table:formula="of:=[.C762]*(([.$K$5]-1)/[.$K$5])-[.$K$3]" office:value-type="float" office:value="-0.00307658843141933" calcext:value-type="float">
            <text:p>-0.003076588431419</text:p>
          </table:table-cell>
          <table:table-cell table:formula="of:=(([.C762]/[.$K$5])-[.$K$3])+[.D762]" office:value-type="float" office:value="0.94219658843142" calcext:value-type="float">
            <text:p>0.94219658843142</text:p>
          </table:table-cell>
          <table:table-cell table:formula="of:=[.E762]+[.$K$3]" office:value-type="float" office:value="0.0304399999999994" calcext:value-type="float">
            <text:p>0.03044</text:p>
          </table:table-cell>
          <table:table-cell table:formula="of:=(([.C762]/[.$K$5])-[.$K$3])/0.00000001" office:value-type="float" office:value="-6551.75498438599" calcext:value-type="float">
            <text:p>-6552</text:p>
          </table:table-cell>
          <table:table-cell table:number-columns-repeated="10"/>
        </table:table-row>
        <table:table-row table:style-name="ro2">
          <table:table-cell table:formula="of:=NOW()+([.$K$10]*[.B764])" office:value-type="date" office:date-value="2080-06-23T00:51:13.51" calcext:value-type="date">
            <text:p>2080-06-23</text:p>
          </table:table-cell>
          <table:table-cell office:value-type="float" office:value="763" calcext:value-type="float">
            <text:p>763</text:p>
          </table:table-cell>
          <table:table-cell table:formula="of:=[.C763]*(([.$K$5]-1)/[.$K$5])-[.$K$3]" office:value-type="float" office:value="-0.00309095019449084" calcext:value-type="float">
            <text:p>-0.003090950194491</text:p>
          </table:table-cell>
          <table:table-cell table:formula="of:=(([.C763]/[.$K$5])-[.$K$3])+[.D763]" office:value-type="float" office:value="0.942130950194492" calcext:value-type="float">
            <text:p>0.942130950194492</text:p>
          </table:table-cell>
          <table:table-cell table:formula="of:=[.E763]+[.$K$3]" office:value-type="float" office:value="0.0304799999999994" calcext:value-type="float">
            <text:p>0.03048</text:p>
          </table:table-cell>
          <table:table-cell table:formula="of:=(([.C763]/[.$K$5])-[.$K$3])/0.00000001" office:value-type="float" office:value="-6563.82369284944" calcext:value-type="float">
            <text:p>-6564</text:p>
          </table:table-cell>
          <table:table-cell table:number-columns-repeated="10"/>
        </table:table-row>
        <table:table-row table:style-name="ro2">
          <table:table-cell table:formula="of:=NOW()+([.$K$10]*[.B765])" office:value-type="date" office:date-value="2080-07-20T19:31:13.51" calcext:value-type="date">
            <text:p>2080-07-20</text:p>
          </table:table-cell>
          <table:table-cell office:value-type="float" office:value="764" calcext:value-type="float">
            <text:p>764</text:p>
          </table:table-cell>
          <table:table-cell table:formula="of:=[.C764]*(([.$K$5]-1)/[.$K$5])-[.$K$3]" office:value-type="float" office:value="-0.00310519227620341" calcext:value-type="float">
            <text:p>-0.003105192276203</text:p>
          </table:table-cell>
          <table:table-cell table:formula="of:=(([.C764]/[.$K$5])-[.$K$3])+[.D764]" office:value-type="float" office:value="0.942065192276204" calcext:value-type="float">
            <text:p>0.942065192276204</text:p>
          </table:table-cell>
          <table:table-cell table:formula="of:=[.E764]+[.$K$3]" office:value-type="float" office:value="0.0305199999999994" calcext:value-type="float">
            <text:p>0.03052</text:p>
          </table:table-cell>
          <table:table-cell table:formula="of:=(([.C764]/[.$K$5])-[.$K$3])/0.00000001" office:value-type="float" office:value="-6575.79182874236" calcext:value-type="float">
            <text:p>-6576</text:p>
          </table:table-cell>
          <table:table-cell table:number-columns-repeated="10"/>
        </table:table-row>
        <table:table-row table:style-name="ro2">
          <table:table-cell table:formula="of:=NOW()+([.$K$10]*[.B766])" office:value-type="date" office:date-value="2080-08-17T14:11:13.51" calcext:value-type="date">
            <text:p>2080-08-17</text:p>
          </table:table-cell>
          <table:table-cell office:value-type="float" office:value="765" calcext:value-type="float">
            <text:p>765</text:p>
          </table:table-cell>
          <table:table-cell table:formula="of:=[.C765]*(([.$K$5]-1)/[.$K$5])-[.$K$3]" office:value-type="float" office:value="-0.00311931567390172" calcext:value-type="float">
            <text:p>-0.003119315673902</text:p>
          </table:table-cell>
          <table:table-cell table:formula="of:=(([.C765]/[.$K$5])-[.$K$3])+[.D765]" office:value-type="float" office:value="0.941999315673903" calcext:value-type="float">
            <text:p>0.941999315673903</text:p>
          </table:table-cell>
          <table:table-cell table:formula="of:=[.E765]+[.$K$3]" office:value-type="float" office:value="0.0305599999999994" calcext:value-type="float">
            <text:p>0.03056</text:p>
          </table:table-cell>
          <table:table-cell table:formula="of:=(([.C765]/[.$K$5])-[.$K$3])/0.00000001" office:value-type="float" office:value="-6587.66023016951" calcext:value-type="float">
            <text:p>-6588</text:p>
          </table:table-cell>
          <table:table-cell table:number-columns-repeated="10"/>
        </table:table-row>
        <table:table-row table:style-name="ro2">
          <table:table-cell table:formula="of:=NOW()+([.$K$10]*[.B767])" office:value-type="date" office:date-value="2080-09-14T08:51:13.51" calcext:value-type="date">
            <text:p>2080-09-14</text:p>
          </table:table-cell>
          <table:table-cell office:value-type="float" office:value="766" calcext:value-type="float">
            <text:p>766</text:p>
          </table:table-cell>
          <table:table-cell table:formula="of:=[.C766]*(([.$K$5]-1)/[.$K$5])-[.$K$3]" office:value-type="float" office:value="-0.0031333213766192" calcext:value-type="float">
            <text:p>-0.003133321376619</text:p>
          </table:table-cell>
          <table:table-cell table:formula="of:=(([.C766]/[.$K$5])-[.$K$3])+[.D766]" office:value-type="float" office:value="0.94193332137662" calcext:value-type="float">
            <text:p>0.94193332137662</text:p>
          </table:table-cell>
          <table:table-cell table:formula="of:=[.E766]+[.$K$3]" office:value-type="float" office:value="0.0305999999999994" calcext:value-type="float">
            <text:p>0.0306</text:p>
          </table:table-cell>
          <table:table-cell table:formula="of:=(([.C766]/[.$K$5])-[.$K$3])/0.00000001" office:value-type="float" office:value="-6599.42972825143" calcext:value-type="float">
            <text:p>-6599</text:p>
          </table:table-cell>
          <table:table-cell table:number-columns-repeated="10"/>
        </table:table-row>
        <table:table-row table:style-name="ro2">
          <table:table-cell table:formula="of:=NOW()+([.$K$10]*[.B768])" office:value-type="date" office:date-value="2080-10-12T03:31:13.51" calcext:value-type="date">
            <text:p>2080-10-12</text:p>
          </table:table-cell>
          <table:table-cell office:value-type="float" office:value="767" calcext:value-type="float">
            <text:p>767</text:p>
          </table:table-cell>
          <table:table-cell table:formula="of:=[.C767]*(([.$K$5]-1)/[.$K$5])-[.$K$3]" office:value-type="float" office:value="-0.00314721036514738" calcext:value-type="float">
            <text:p>-0.003147210365147</text:p>
          </table:table-cell>
          <table:table-cell table:formula="of:=(([.C767]/[.$K$5])-[.$K$3])+[.D767]" office:value-type="float" office:value="0.941867210365148" calcext:value-type="float">
            <text:p>0.941867210365148</text:p>
          </table:table-cell>
          <table:table-cell table:formula="of:=[.E767]+[.$K$3]" office:value-type="float" office:value="0.0306399999999994" calcext:value-type="float">
            <text:p>0.03064</text:p>
          </table:table-cell>
          <table:table-cell table:formula="of:=(([.C767]/[.$K$5])-[.$K$3])/0.00000001" office:value-type="float" office:value="-6611.10114718267" calcext:value-type="float">
            <text:p>-6611</text:p>
          </table:table-cell>
          <table:table-cell table:number-columns-repeated="10"/>
        </table:table-row>
        <table:table-row table:style-name="ro2">
          <table:table-cell table:formula="of:=NOW()+([.$K$10]*[.B769])" office:value-type="date" office:date-value="2080-11-08T22:11:13.51" calcext:value-type="date">
            <text:p>2080-11-08</text:p>
          </table:table-cell>
          <table:table-cell office:value-type="float" office:value="768" calcext:value-type="float">
            <text:p>768</text:p>
          </table:table-cell>
          <table:table-cell table:formula="of:=[.C768]*(([.$K$5]-1)/[.$K$5])-[.$K$3]" office:value-type="float" office:value="-0.00316098361210448" calcext:value-type="float">
            <text:p>-0.003160983612104</text:p>
          </table:table-cell>
          <table:table-cell table:formula="of:=(([.C768]/[.$K$5])-[.$K$3])+[.D768]" office:value-type="float" office:value="0.941800983612105" calcext:value-type="float">
            <text:p>0.941800983612105</text:p>
          </table:table-cell>
          <table:table-cell table:formula="of:=[.E768]+[.$K$3]" office:value-type="float" office:value="0.0306799999999994" calcext:value-type="float">
            <text:p>0.03068</text:p>
          </table:table-cell>
          <table:table-cell table:formula="of:=(([.C768]/[.$K$5])-[.$K$3])/0.00000001" office:value-type="float" office:value="-6622.67530428948" calcext:value-type="float">
            <text:p>-6623</text:p>
          </table:table-cell>
          <table:table-cell table:number-columns-repeated="10"/>
        </table:table-row>
        <table:table-row table:style-name="ro2">
          <table:table-cell table:formula="of:=NOW()+([.$K$10]*[.B770])" office:value-type="date" office:date-value="2080-12-06T16:51:13.51" calcext:value-type="date">
            <text:p>2080-12-06</text:p>
          </table:table-cell>
          <table:table-cell office:value-type="float" office:value="769" calcext:value-type="float">
            <text:p>769</text:p>
          </table:table-cell>
          <table:table-cell table:formula="of:=[.C769]*(([.$K$5]-1)/[.$K$5])-[.$K$3]" office:value-type="float" office:value="-0.00317464208200361" calcext:value-type="float">
            <text:p>-0.003174642082004</text:p>
          </table:table-cell>
          <table:table-cell table:formula="of:=(([.C769]/[.$K$5])-[.$K$3])+[.D769]" office:value-type="float" office:value="0.941734642082004" calcext:value-type="float">
            <text:p>0.941734642082004</text:p>
          </table:table-cell>
          <table:table-cell table:formula="of:=[.E769]+[.$K$3]" office:value-type="float" office:value="0.0307199999999994" calcext:value-type="float">
            <text:p>0.03072</text:p>
          </table:table-cell>
          <table:table-cell table:formula="of:=(([.C769]/[.$K$5])-[.$K$3])/0.00000001" office:value-type="float" office:value="-6634.15301008707" calcext:value-type="float">
            <text:p>-6634</text:p>
          </table:table-cell>
          <table:table-cell table:number-columns-repeated="10"/>
        </table:table-row>
        <table:table-row table:style-name="ro2">
          <table:table-cell table:formula="of:=NOW()+([.$K$10]*[.B771])" office:value-type="date" office:date-value="2081-01-03T11:31:13.51" calcext:value-type="date">
            <text:p>2081-01-03</text:p>
          </table:table-cell>
          <table:table-cell office:value-type="float" office:value="770" calcext:value-type="float">
            <text:p>770</text:p>
          </table:table-cell>
          <table:table-cell table:formula="of:=[.C770]*(([.$K$5]-1)/[.$K$5])-[.$K$3]" office:value-type="float" office:value="-0.00318818673132025" calcext:value-type="float">
            <text:p>-0.00318818673132</text:p>
          </table:table-cell>
          <table:table-cell table:formula="of:=(([.C770]/[.$K$5])-[.$K$3])+[.D770]" office:value-type="float" office:value="0.941668186731321" calcext:value-type="float">
            <text:p>0.941668186731321</text:p>
          </table:table-cell>
          <table:table-cell table:formula="of:=[.E770]+[.$K$3]" office:value-type="float" office:value="0.0307599999999994" calcext:value-type="float">
            <text:p>0.03076</text:p>
          </table:table-cell>
          <table:table-cell table:formula="of:=(([.C770]/[.$K$5])-[.$K$3])/0.00000001" office:value-type="float" office:value="-6645.53506833634" calcext:value-type="float">
            <text:p>-6646</text:p>
          </table:table-cell>
          <table:table-cell table:number-columns-repeated="10"/>
        </table:table-row>
        <table:table-row table:style-name="ro2">
          <table:table-cell table:formula="of:=NOW()+([.$K$10]*[.B772])" office:value-type="date" office:date-value="2081-01-31T06:11:13.51" calcext:value-type="date">
            <text:p>2081-01-31</text:p>
          </table:table-cell>
          <table:table-cell office:value-type="float" office:value="771" calcext:value-type="float">
            <text:p>771</text:p>
          </table:table-cell>
          <table:table-cell table:formula="of:=[.C771]*(([.$K$5]-1)/[.$K$5])-[.$K$3]" office:value-type="float" office:value="-0.00320161850855925" calcext:value-type="float">
            <text:p>-0.003201618508559</text:p>
          </table:table-cell>
          <table:table-cell table:formula="of:=(([.C771]/[.$K$5])-[.$K$3])+[.D771]" office:value-type="float" office:value="0.94160161850856" calcext:value-type="float">
            <text:p>0.94160161850856</text:p>
          </table:table-cell>
          <table:table-cell table:formula="of:=[.E771]+[.$K$3]" office:value-type="float" office:value="0.0307999999999994" calcext:value-type="float">
            <text:p>0.0308</text:p>
          </table:table-cell>
          <table:table-cell table:formula="of:=(([.C771]/[.$K$5])-[.$K$3])/0.00000001" office:value-type="float" office:value="-6656.82227610021" calcext:value-type="float">
            <text:p>-6657</text:p>
          </table:table-cell>
          <table:table-cell table:number-columns-repeated="10"/>
        </table:table-row>
        <table:table-row table:style-name="ro2">
          <table:table-cell table:formula="of:=NOW()+([.$K$10]*[.B773])" office:value-type="date" office:date-value="2081-02-28T00:51:13.51" calcext:value-type="date">
            <text:p>2081-02-28</text:p>
          </table:table-cell>
          <table:table-cell office:value-type="float" office:value="772" calcext:value-type="float">
            <text:p>772</text:p>
          </table:table-cell>
          <table:table-cell table:formula="of:=[.C772]*(([.$K$5]-1)/[.$K$5])-[.$K$3]" office:value-type="float" office:value="-0.00321493835432125" calcext:value-type="float">
            <text:p>-0.003214938354321</text:p>
          </table:table-cell>
          <table:table-cell table:formula="of:=(([.C772]/[.$K$5])-[.$K$3])+[.D772]" office:value-type="float" office:value="0.941534938354322" calcext:value-type="float">
            <text:p>0.941534938354322</text:p>
          </table:table-cell>
          <table:table-cell table:formula="of:=[.E772]+[.$K$3]" office:value-type="float" office:value="0.0308399999999994" calcext:value-type="float">
            <text:p>0.03084</text:p>
          </table:table-cell>
          <table:table-cell table:formula="of:=(([.C772]/[.$K$5])-[.$K$3])/0.00000001" office:value-type="float" office:value="-6668.01542379937" calcext:value-type="float">
            <text:p>-6668</text:p>
          </table:table-cell>
          <table:table-cell table:number-columns-repeated="10"/>
        </table:table-row>
        <table:table-row table:style-name="ro2">
          <table:table-cell table:formula="of:=NOW()+([.$K$10]*[.B774])" office:value-type="date" office:date-value="2081-03-27T19:31:13.51" calcext:value-type="date">
            <text:p>2081-03-27</text:p>
          </table:table-cell>
          <table:table-cell office:value-type="float" office:value="773" calcext:value-type="float">
            <text:p>773</text:p>
          </table:table-cell>
          <table:table-cell table:formula="of:=[.C773]*(([.$K$5]-1)/[.$K$5])-[.$K$3]" office:value-type="float" office:value="-0.00322814720136858" calcext:value-type="float">
            <text:p>-0.003228147201369</text:p>
          </table:table-cell>
          <table:table-cell table:formula="of:=(([.C773]/[.$K$5])-[.$K$3])+[.D773]" office:value-type="float" office:value="0.941468147201369" calcext:value-type="float">
            <text:p>0.941468147201369</text:p>
          </table:table-cell>
          <table:table-cell table:formula="of:=[.E773]+[.$K$3]" office:value-type="float" office:value="0.0308799999999994" calcext:value-type="float">
            <text:p>0.03088</text:p>
          </table:table-cell>
          <table:table-cell table:formula="of:=(([.C773]/[.$K$5])-[.$K$3])/0.00000001" office:value-type="float" office:value="-6679.11529526771" calcext:value-type="float">
            <text:p>-6679</text:p>
          </table:table-cell>
          <table:table-cell table:number-columns-repeated="10"/>
        </table:table-row>
        <table:table-row table:style-name="ro2">
          <table:table-cell table:formula="of:=NOW()+([.$K$10]*[.B775])" office:value-type="date" office:date-value="2081-04-24T14:11:13.51" calcext:value-type="date">
            <text:p>2081-04-24</text:p>
          </table:table-cell>
          <table:table-cell office:value-type="float" office:value="774" calcext:value-type="float">
            <text:p>774</text:p>
          </table:table-cell>
          <table:table-cell table:formula="of:=[.C774]*(([.$K$5]-1)/[.$K$5])-[.$K$3]" office:value-type="float" office:value="-0.0032412459746905" calcext:value-type="float">
            <text:p>-0.003241245974691</text:p>
          </table:table-cell>
          <table:table-cell table:formula="of:=(([.C774]/[.$K$5])-[.$K$3])+[.D774]" office:value-type="float" office:value="0.941401245974691" calcext:value-type="float">
            <text:p>0.941401245974691</text:p>
          </table:table-cell>
          <table:table-cell table:formula="of:=[.E774]+[.$K$3]" office:value-type="float" office:value="0.0309199999999994" calcext:value-type="float">
            <text:p>0.03092</text:p>
          </table:table-cell>
          <table:table-cell table:formula="of:=(([.C774]/[.$K$5])-[.$K$3])/0.00000001" office:value-type="float" office:value="-6690.12266780715" calcext:value-type="float">
            <text:p>-6690</text:p>
          </table:table-cell>
          <table:table-cell table:number-columns-repeated="10"/>
        </table:table-row>
        <table:table-row table:style-name="ro2">
          <table:table-cell table:formula="of:=NOW()+([.$K$10]*[.B776])" office:value-type="date" office:date-value="2081-05-22T08:51:13.51" calcext:value-type="date">
            <text:p>2081-05-22</text:p>
          </table:table-cell>
          <table:table-cell office:value-type="float" office:value="775" calcext:value-type="float">
            <text:p>775</text:p>
          </table:table-cell>
          <table:table-cell table:formula="of:=[.C775]*(([.$K$5]-1)/[.$K$5])-[.$K$3]" office:value-type="float" office:value="-0.00325423559156808" calcext:value-type="float">
            <text:p>-0.003254235591568</text:p>
          </table:table-cell>
          <table:table-cell table:formula="of:=(([.C775]/[.$K$5])-[.$K$3])+[.D775]" office:value-type="float" office:value="0.941334235591569" calcext:value-type="float">
            <text:p>0.941334235591569</text:p>
          </table:table-cell>
          <table:table-cell table:formula="of:=[.E775]+[.$K$3]" office:value-type="float" office:value="0.0309599999999994" calcext:value-type="float">
            <text:p>0.03096</text:p>
          </table:table-cell>
          <table:table-cell table:formula="of:=(([.C775]/[.$K$5])-[.$K$3])/0.00000001" office:value-type="float" office:value="-6701.03831224209" calcext:value-type="float">
            <text:p>-6701</text:p>
          </table:table-cell>
          <table:table-cell table:number-columns-repeated="10"/>
        </table:table-row>
        <table:table-row table:style-name="ro2">
          <table:table-cell table:formula="of:=NOW()+([.$K$10]*[.B777])" office:value-type="date" office:date-value="2081-06-19T03:31:13.51" calcext:value-type="date">
            <text:p>2081-06-19</text:p>
          </table:table-cell>
          <table:table-cell office:value-type="float" office:value="776" calcext:value-type="float">
            <text:p>776</text:p>
          </table:table-cell>
          <table:table-cell table:formula="of:=[.C776]*(([.$K$5]-1)/[.$K$5])-[.$K$3]" office:value-type="float" office:value="-0.00326711696163835" calcext:value-type="float">
            <text:p>-0.003267116961638</text:p>
          </table:table-cell>
          <table:table-cell table:formula="of:=(([.C776]/[.$K$5])-[.$K$3])+[.D776]" office:value-type="float" office:value="0.941267116961639" calcext:value-type="float">
            <text:p>0.941267116961639</text:p>
          </table:table-cell>
          <table:table-cell table:formula="of:=[.E776]+[.$K$3]" office:value-type="float" office:value="0.0309999999999994" calcext:value-type="float">
            <text:p>0.031</text:p>
          </table:table-cell>
          <table:table-cell table:formula="of:=(([.C776]/[.$K$5])-[.$K$3])/0.00000001" office:value-type="float" office:value="-6711.8629929734" calcext:value-type="float">
            <text:p>-6712</text:p>
          </table:table-cell>
          <table:table-cell table:number-columns-repeated="10"/>
        </table:table-row>
        <table:table-row table:style-name="ro2">
          <table:table-cell table:formula="of:=NOW()+([.$K$10]*[.B778])" office:value-type="date" office:date-value="2081-07-16T22:11:13.51" calcext:value-type="date">
            <text:p>2081-07-16</text:p>
          </table:table-cell>
          <table:table-cell office:value-type="float" office:value="777" calcext:value-type="float">
            <text:p>777</text:p>
          </table:table-cell>
          <table:table-cell table:formula="of:=[.C777]*(([.$K$5]-1)/[.$K$5])-[.$K$3]" office:value-type="float" office:value="-0.00327989098695803" calcext:value-type="float">
            <text:p>-0.003279890986958</text:p>
          </table:table-cell>
          <table:table-cell table:formula="of:=(([.C777]/[.$K$5])-[.$K$3])+[.D777]" office:value-type="float" office:value="0.941199890986959" calcext:value-type="float">
            <text:p>0.941199890986959</text:p>
          </table:table-cell>
          <table:table-cell table:formula="of:=[.E777]+[.$K$3]" office:value-type="float" office:value="0.0310399999999994" calcext:value-type="float">
            <text:p>0.031039999999999</text:p>
          </table:table-cell>
          <table:table-cell table:formula="of:=(([.C777]/[.$K$5])-[.$K$3])/0.00000001" office:value-type="float" office:value="-6722.59746803196" calcext:value-type="float">
            <text:p>-6723</text:p>
          </table:table-cell>
          <table:table-cell table:number-columns-repeated="10"/>
        </table:table-row>
        <table:table-row table:style-name="ro2">
          <table:table-cell table:formula="of:=NOW()+([.$K$10]*[.B779])" office:value-type="date" office:date-value="2081-08-13T16:51:13.51" calcext:value-type="date">
            <text:p>2081-08-13</text:p>
          </table:table-cell>
          <table:table-cell office:value-type="float" office:value="778" calcext:value-type="float">
            <text:p>778</text:p>
          </table:table-cell>
          <table:table-cell table:formula="of:=[.C778]*(([.$K$5]-1)/[.$K$5])-[.$K$3]" office:value-type="float" office:value="-0.00329255856206671" calcext:value-type="float">
            <text:p>-0.003292558562067</text:p>
          </table:table-cell>
          <table:table-cell table:formula="of:=(([.C778]/[.$K$5])-[.$K$3])+[.D778]" office:value-type="float" office:value="0.941132558562068" calcext:value-type="float">
            <text:p>0.941132558562068</text:p>
          </table:table-cell>
          <table:table-cell table:formula="of:=[.E778]+[.$K$3]" office:value-type="float" office:value="0.0310799999999994" calcext:value-type="float">
            <text:p>0.031079999999999</text:p>
          </table:table-cell>
          <table:table-cell table:formula="of:=(([.C778]/[.$K$5])-[.$K$3])/0.00000001" office:value-type="float" office:value="-6733.24248913169" calcext:value-type="float">
            <text:p>-6733</text:p>
          </table:table-cell>
          <table:table-cell table:number-columns-repeated="10"/>
        </table:table-row>
        <table:table-row table:style-name="ro2">
          <table:table-cell table:formula="of:=NOW()+([.$K$10]*[.B780])" office:value-type="date" office:date-value="2081-09-10T11:31:13.51" calcext:value-type="date">
            <text:p>2081-09-10</text:p>
          </table:table-cell>
          <table:table-cell office:value-type="float" office:value="779" calcext:value-type="float">
            <text:p>779</text:p>
          </table:table-cell>
          <table:table-cell table:formula="of:=[.C779]*(([.$K$5]-1)/[.$K$5])-[.$K$3]" office:value-type="float" office:value="-0.00330512057404949" calcext:value-type="float">
            <text:p>-0.00330512057405</text:p>
          </table:table-cell>
          <table:table-cell table:formula="of:=(([.C779]/[.$K$5])-[.$K$3])+[.D779]" office:value-type="float" office:value="0.94106512057405" calcext:value-type="float">
            <text:p>0.94106512057405</text:p>
          </table:table-cell>
          <table:table-cell table:formula="of:=[.E779]+[.$K$3]" office:value-type="float" office:value="0.0311199999999994" calcext:value-type="float">
            <text:p>0.031119999999999</text:p>
          </table:table-cell>
          <table:table-cell table:formula="of:=(([.C779]/[.$K$5])-[.$K$3])/0.00000001" office:value-type="float" office:value="-6743.79880172226" calcext:value-type="float">
            <text:p>-6744</text:p>
          </table:table-cell>
          <table:table-cell table:number-columns-repeated="10"/>
        </table:table-row>
        <table:table-row table:style-name="ro2">
          <table:table-cell table:formula="of:=NOW()+([.$K$10]*[.B781])" office:value-type="date" office:date-value="2081-10-08T06:11:13.51" calcext:value-type="date">
            <text:p>2081-10-08</text:p>
          </table:table-cell>
          <table:table-cell office:value-type="float" office:value="780" calcext:value-type="float">
            <text:p>780</text:p>
          </table:table-cell>
          <table:table-cell table:formula="of:=[.C780]*(([.$K$5]-1)/[.$K$5])-[.$K$3]" office:value-type="float" office:value="-0.00331757790259908" calcext:value-type="float">
            <text:p>-0.003317577902599</text:p>
          </table:table-cell>
          <table:table-cell table:formula="of:=(([.C780]/[.$K$5])-[.$K$3])+[.D780]" office:value-type="float" office:value="0.9409975779026" calcext:value-type="float">
            <text:p>0.9409975779026</text:p>
          </table:table-cell>
          <table:table-cell table:formula="of:=[.E780]+[.$K$3]" office:value-type="float" office:value="0.0311599999999994" calcext:value-type="float">
            <text:p>0.031159999999999</text:p>
          </table:table-cell>
          <table:table-cell table:formula="of:=(([.C780]/[.$K$5])-[.$K$3])/0.00000001" office:value-type="float" office:value="-6754.26714504124" calcext:value-type="float">
            <text:p>-6754</text:p>
          </table:table-cell>
          <table:table-cell table:number-columns-repeated="10"/>
        </table:table-row>
        <table:table-row table:style-name="ro2">
          <table:table-cell table:formula="of:=NOW()+([.$K$10]*[.B782])" office:value-type="date" office:date-value="2081-11-05T00:51:13.51" calcext:value-type="date">
            <text:p>2081-11-05</text:p>
          </table:table-cell>
          <table:table-cell office:value-type="float" office:value="781" calcext:value-type="float">
            <text:p>781</text:p>
          </table:table-cell>
          <table:table-cell table:formula="of:=[.C781]*(([.$K$5]-1)/[.$K$5])-[.$K$3]" office:value-type="float" office:value="-0.00332993142007742" calcext:value-type="float">
            <text:p>-0.003329931420077</text:p>
          </table:table-cell>
          <table:table-cell table:formula="of:=(([.C781]/[.$K$5])-[.$K$3])+[.D781]" office:value-type="float" office:value="0.940929931420078" calcext:value-type="float">
            <text:p>0.940929931420078</text:p>
          </table:table-cell>
          <table:table-cell table:formula="of:=[.E781]+[.$K$3]" office:value-type="float" office:value="0.0311999999999994" calcext:value-type="float">
            <text:p>0.031199999999999</text:p>
          </table:table-cell>
          <table:table-cell table:formula="of:=(([.C781]/[.$K$5])-[.$K$3])/0.00000001" office:value-type="float" office:value="-6764.6482521659" calcext:value-type="float">
            <text:p>-6765</text:p>
          </table:table-cell>
          <table:table-cell table:number-columns-repeated="10"/>
        </table:table-row>
        <table:table-row table:style-name="ro2">
          <table:table-cell table:formula="of:=NOW()+([.$K$10]*[.B783])" office:value-type="date" office:date-value="2081-12-02T19:31:13.51" calcext:value-type="date">
            <text:p>2081-12-02</text:p>
          </table:table-cell>
          <table:table-cell office:value-type="float" office:value="782" calcext:value-type="float">
            <text:p>782</text:p>
          </table:table-cell>
          <table:table-cell table:formula="of:=[.C782]*(([.$K$5]-1)/[.$K$5])-[.$K$3]" office:value-type="float" office:value="-0.00334218199157678" calcext:value-type="float">
            <text:p>-0.003342181991577</text:p>
          </table:table-cell>
          <table:table-cell table:formula="of:=(([.C782]/[.$K$5])-[.$K$3])+[.D782]" office:value-type="float" office:value="0.940862181991578" calcext:value-type="float">
            <text:p>0.940862181991578</text:p>
          </table:table-cell>
          <table:table-cell table:formula="of:=[.E782]+[.$K$3]" office:value-type="float" office:value="0.0312399999999994" calcext:value-type="float">
            <text:p>0.031239999999999</text:p>
          </table:table-cell>
          <table:table-cell table:formula="of:=(([.C782]/[.$K$5])-[.$K$3])/0.00000001" office:value-type="float" office:value="-6774.94285006452" calcext:value-type="float">
            <text:p>-6775</text:p>
          </table:table-cell>
          <table:table-cell table:number-columns-repeated="10"/>
        </table:table-row>
        <table:table-row table:style-name="ro2">
          <table:table-cell table:formula="of:=NOW()+([.$K$10]*[.B784])" office:value-type="date" office:date-value="2081-12-30T14:11:13.51" calcext:value-type="date">
            <text:p>2081-12-30</text:p>
          </table:table-cell>
          <table:table-cell office:value-type="float" office:value="783" calcext:value-type="float">
            <text:p>783</text:p>
          </table:table-cell>
          <table:table-cell table:formula="of:=[.C783]*(([.$K$5]-1)/[.$K$5])-[.$K$3]" office:value-type="float" office:value="-0.0033543304749803" calcext:value-type="float">
            <text:p>-0.00335433047498</text:p>
          </table:table-cell>
          <table:table-cell table:formula="of:=(([.C783]/[.$K$5])-[.$K$3])+[.D783]" office:value-type="float" office:value="0.940794330474981" calcext:value-type="float">
            <text:p>0.940794330474981</text:p>
          </table:table-cell>
          <table:table-cell table:formula="of:=[.E783]+[.$K$3]" office:value-type="float" office:value="0.0312799999999994" calcext:value-type="float">
            <text:p>0.031279999999999</text:p>
          </table:table-cell>
          <table:table-cell table:formula="of:=(([.C783]/[.$K$5])-[.$K$3])/0.00000001" office:value-type="float" office:value="-6785.15165964731" calcext:value-type="float">
            <text:p>-6785</text:p>
          </table:table-cell>
          <table:table-cell table:number-columns-repeated="10"/>
        </table:table-row>
        <table:table-row table:style-name="ro2">
          <table:table-cell table:formula="of:=NOW()+([.$K$10]*[.B785])" office:value-type="date" office:date-value="2082-01-27T08:51:13.51" calcext:value-type="date">
            <text:p>2082-01-27</text:p>
          </table:table-cell>
          <table:table-cell office:value-type="float" office:value="784" calcext:value-type="float">
            <text:p>784</text:p>
          </table:table-cell>
          <table:table-cell table:formula="of:=[.C784]*(([.$K$5]-1)/[.$K$5])-[.$K$3]" office:value-type="float" office:value="-0.00336637772102213" calcext:value-type="float">
            <text:p>-0.003366377721022</text:p>
          </table:table-cell>
          <table:table-cell table:formula="of:=(([.C784]/[.$K$5])-[.$K$3])+[.D784]" office:value-type="float" office:value="0.940726377721023" calcext:value-type="float">
            <text:p>0.940726377721023</text:p>
          </table:table-cell>
          <table:table-cell table:formula="of:=[.E784]+[.$K$3]" office:value-type="float" office:value="0.0313199999999994" calcext:value-type="float">
            <text:p>0.031319999999999</text:p>
          </table:table-cell>
          <table:table-cell table:formula="of:=(([.C784]/[.$K$5])-[.$K$3])/0.00000001" office:value-type="float" office:value="-6795.27539581692" calcext:value-type="float">
            <text:p>-6795</text:p>
          </table:table-cell>
          <table:table-cell table:number-columns-repeated="10"/>
        </table:table-row>
        <table:table-row table:style-name="ro2">
          <table:table-cell table:formula="of:=NOW()+([.$K$10]*[.B786])" office:value-type="date" office:date-value="2082-02-24T03:31:13.51" calcext:value-type="date">
            <text:p>2082-02-24</text:p>
          </table:table-cell>
          <table:table-cell office:value-type="float" office:value="785" calcext:value-type="float">
            <text:p>785</text:p>
          </table:table-cell>
          <table:table-cell table:formula="of:=[.C785]*(([.$K$5]-1)/[.$K$5])-[.$K$3]" office:value-type="float" office:value="-0.00337832457334695" calcext:value-type="float">
            <text:p>-0.003378324573347</text:p>
          </table:table-cell>
          <table:table-cell table:formula="of:=(([.C785]/[.$K$5])-[.$K$3])+[.D785]" office:value-type="float" office:value="0.940658324573348" calcext:value-type="float">
            <text:p>0.940658324573348</text:p>
          </table:table-cell>
          <table:table-cell table:formula="of:=[.E785]+[.$K$3]" office:value-type="float" office:value="0.0313599999999994" calcext:value-type="float">
            <text:p>0.031359999999999</text:p>
          </table:table-cell>
          <table:table-cell table:formula="of:=(([.C785]/[.$K$5])-[.$K$3])/0.00000001" office:value-type="float" office:value="-6805.31476751845" calcext:value-type="float">
            <text:p>-6805</text:p>
          </table:table-cell>
          <table:table-cell table:number-columns-repeated="10"/>
        </table:table-row>
        <table:table-row table:style-name="ro2">
          <table:table-cell table:formula="of:=NOW()+([.$K$10]*[.B787])" office:value-type="date" office:date-value="2082-03-23T22:11:13.51" calcext:value-type="date">
            <text:p>2082-03-23</text:p>
          </table:table-cell>
          <table:table-cell office:value-type="float" office:value="786" calcext:value-type="float">
            <text:p>786</text:p>
          </table:table-cell>
          <table:table-cell table:formula="of:=[.C786]*(([.$K$5]-1)/[.$K$5])-[.$K$3]" office:value-type="float" office:value="-0.00339017186856906" calcext:value-type="float">
            <text:p>-0.003390171868569</text:p>
          </table:table-cell>
          <table:table-cell table:formula="of:=(([.C786]/[.$K$5])-[.$K$3])+[.D786]" office:value-type="float" office:value="0.94059017186857" calcext:value-type="float">
            <text:p>0.94059017186857</text:p>
          </table:table-cell>
          <table:table-cell table:formula="of:=[.E786]+[.$K$3]" office:value-type="float" office:value="0.0313999999999994" calcext:value-type="float">
            <text:p>0.031399999999999</text:p>
          </table:table-cell>
          <table:table-cell table:formula="of:=(([.C786]/[.$K$5])-[.$K$3])/0.00000001" office:value-type="float" office:value="-6815.27047778912" calcext:value-type="float">
            <text:p>-6815</text:p>
          </table:table-cell>
          <table:table-cell table:number-columns-repeated="10"/>
        </table:table-row>
        <table:table-row table:style-name="ro2">
          <table:table-cell table:formula="of:=NOW()+([.$K$10]*[.B788])" office:value-type="date" office:date-value="2082-04-20T16:51:13.51" calcext:value-type="date">
            <text:p>2082-04-20</text:p>
          </table:table-cell>
          <table:table-cell office:value-type="float" office:value="787" calcext:value-type="float">
            <text:p>787</text:p>
          </table:table-cell>
          <table:table-cell table:formula="of:=[.C787]*(([.$K$5]-1)/[.$K$5])-[.$K$3]" office:value-type="float" office:value="-0.00340192043633098" calcext:value-type="float">
            <text:p>-0.003401920436331</text:p>
          </table:table-cell>
          <table:table-cell table:formula="of:=(([.C787]/[.$K$5])-[.$K$3])+[.D787]" office:value-type="float" office:value="0.940521920436332" calcext:value-type="float">
            <text:p>0.940521920436332</text:p>
          </table:table-cell>
          <table:table-cell table:formula="of:=[.E787]+[.$K$3]" office:value-type="float" office:value="0.0314399999999994" calcext:value-type="float">
            <text:p>0.031439999999999</text:p>
          </table:table-cell>
          <table:table-cell table:formula="of:=(([.C787]/[.$K$5])-[.$K$3])/0.00000001" office:value-type="float" office:value="-6825.14322380755" calcext:value-type="float">
            <text:p>-6825</text:p>
          </table:table-cell>
          <table:table-cell table:number-columns-repeated="10"/>
        </table:table-row>
        <table:table-row table:style-name="ro2">
          <table:table-cell table:formula="of:=NOW()+([.$K$10]*[.B789])" office:value-type="date" office:date-value="2082-05-18T11:31:13.51" calcext:value-type="date">
            <text:p>2082-05-18</text:p>
          </table:table-cell>
          <table:table-cell office:value-type="float" office:value="788" calcext:value-type="float">
            <text:p>788</text:p>
          </table:table-cell>
          <table:table-cell table:formula="of:=[.C788]*(([.$K$5]-1)/[.$K$5])-[.$K$3]" office:value-type="float" office:value="-0.00341357109936156" calcext:value-type="float">
            <text:p>-0.003413571099362</text:p>
          </table:table-cell>
          <table:table-cell table:formula="of:=(([.C788]/[.$K$5])-[.$K$3])+[.D788]" office:value-type="float" office:value="0.940453571099362" calcext:value-type="float">
            <text:p>0.940453571099362</text:p>
          </table:table-cell>
          <table:table-cell table:formula="of:=[.E788]+[.$K$3]" office:value-type="float" office:value="0.0314799999999994" calcext:value-type="float">
            <text:p>0.031479999999999</text:p>
          </table:table-cell>
          <table:table-cell table:formula="of:=(([.C788]/[.$K$5])-[.$K$3])/0.00000001" office:value-type="float" office:value="-6834.93369694249" calcext:value-type="float">
            <text:p>-6835</text:p>
          </table:table-cell>
          <table:table-cell table:number-columns-repeated="10"/>
        </table:table-row>
        <table:table-row table:style-name="ro2">
          <table:table-cell table:formula="of:=NOW()+([.$K$10]*[.B790])" office:value-type="date" office:date-value="2082-06-15T06:11:13.51" calcext:value-type="date">
            <text:p>2082-06-15</text:p>
          </table:table-cell>
          <table:table-cell office:value-type="float" office:value="789" calcext:value-type="float">
            <text:p>789</text:p>
          </table:table-cell>
          <table:table-cell table:formula="of:=[.C789]*(([.$K$5]-1)/[.$K$5])-[.$K$3]" office:value-type="float" office:value="-0.00342512467353355" calcext:value-type="float">
            <text:p>-0.003425124673534</text:p>
          </table:table-cell>
          <table:table-cell table:formula="of:=(([.C789]/[.$K$5])-[.$K$3])+[.D789]" office:value-type="float" office:value="0.940385124673534" calcext:value-type="float">
            <text:p>0.940385124673534</text:p>
          </table:table-cell>
          <table:table-cell table:formula="of:=[.E789]+[.$K$3]" office:value-type="float" office:value="0.0315199999999994" calcext:value-type="float">
            <text:p>0.031519999999999</text:p>
          </table:table-cell>
          <table:table-cell table:formula="of:=(([.C789]/[.$K$5])-[.$K$3])/0.00000001" office:value-type="float" office:value="-6844.6425828013" calcext:value-type="float">
            <text:p>-6845</text:p>
          </table:table-cell>
          <table:table-cell table:number-columns-repeated="10"/>
        </table:table-row>
        <table:table-row table:style-name="ro2">
          <table:table-cell table:formula="of:=NOW()+([.$K$10]*[.B791])" office:value-type="date" office:date-value="2082-07-13T00:51:13.51" calcext:value-type="date">
            <text:p>2082-07-13</text:p>
          </table:table-cell>
          <table:table-cell office:value-type="float" office:value="790" calcext:value-type="float">
            <text:p>790</text:p>
          </table:table-cell>
          <table:table-cell table:formula="of:=[.C790]*(([.$K$5]-1)/[.$K$5])-[.$K$3]" office:value-type="float" office:value="-0.00343658196792077" calcext:value-type="float">
            <text:p>-0.003436581967921</text:p>
          </table:table-cell>
          <table:table-cell table:formula="of:=(([.C790]/[.$K$5])-[.$K$3])+[.D790]" office:value-type="float" office:value="0.940316581967922" calcext:value-type="float">
            <text:p>0.940316581967922</text:p>
          </table:table-cell>
          <table:table-cell table:formula="of:=[.E790]+[.$K$3]" office:value-type="float" office:value="0.0315599999999994" calcext:value-type="float">
            <text:p>0.031559999999999</text:p>
          </table:table-cell>
          <table:table-cell table:formula="of:=(([.C790]/[.$K$5])-[.$K$3])/0.00000001" office:value-type="float" office:value="-6854.27056127795" calcext:value-type="float">
            <text:p>-6854</text:p>
          </table:table-cell>
          <table:table-cell table:number-columns-repeated="10"/>
        </table:table-row>
        <table:table-row table:style-name="ro2">
          <table:table-cell table:formula="of:=NOW()+([.$K$10]*[.B792])" office:value-type="date" office:date-value="2082-08-09T19:31:13.51" calcext:value-type="date">
            <text:p>2082-08-09</text:p>
          </table:table-cell>
          <table:table-cell office:value-type="float" office:value="791" calcext:value-type="float">
            <text:p>791</text:p>
          </table:table-cell>
          <table:table-cell table:formula="of:=[.C791]*(([.$K$5]-1)/[.$K$5])-[.$K$3]" office:value-type="float" office:value="-0.00344794378485476" calcext:value-type="float">
            <text:p>-0.003447943784855</text:p>
          </table:table-cell>
          <table:table-cell table:formula="of:=(([.C791]/[.$K$5])-[.$K$3])+[.D791]" office:value-type="float" office:value="0.940247943784856" calcext:value-type="float">
            <text:p>0.940247943784856</text:p>
          </table:table-cell>
          <table:table-cell table:formula="of:=[.E791]+[.$K$3]" office:value-type="float" office:value="0.0315999999999994" calcext:value-type="float">
            <text:p>0.031599999999999</text:p>
          </table:table-cell>
          <table:table-cell table:formula="of:=(([.C791]/[.$K$5])-[.$K$3])/0.00000001" office:value-type="float" office:value="-6863.81830660064" calcext:value-type="float">
            <text:p>-6864</text:p>
          </table:table-cell>
          <table:table-cell table:number-columns-repeated="10"/>
        </table:table-row>
        <table:table-row table:style-name="ro2">
          <table:table-cell table:formula="of:=NOW()+([.$K$10]*[.B793])" office:value-type="date" office:date-value="2082-09-06T14:11:13.51" calcext:value-type="date">
            <text:p>2082-09-06</text:p>
          </table:table-cell>
          <table:table-cell office:value-type="float" office:value="792" calcext:value-type="float">
            <text:p>792</text:p>
          </table:table-cell>
          <table:table-cell table:formula="of:=[.C792]*(([.$K$5]-1)/[.$K$5])-[.$K$3]" office:value-type="float" office:value="-0.00345921091998097" calcext:value-type="float">
            <text:p>-0.003459210919981</text:p>
          </table:table-cell>
          <table:table-cell table:formula="of:=(([.C792]/[.$K$5])-[.$K$3])+[.D792]" office:value-type="float" office:value="0.940179210919982" calcext:value-type="float">
            <text:p>0.940179210919982</text:p>
          </table:table-cell>
          <table:table-cell table:formula="of:=[.E792]+[.$K$3]" office:value-type="float" office:value="0.0316399999999994" calcext:value-type="float">
            <text:p>0.031639999999999</text:p>
          </table:table-cell>
          <table:table-cell table:formula="of:=(([.C792]/[.$K$5])-[.$K$3])/0.00000001" office:value-type="float" office:value="-6873.28648737897" calcext:value-type="float">
            <text:p>-6873</text:p>
          </table:table-cell>
          <table:table-cell table:number-columns-repeated="10"/>
        </table:table-row>
        <table:table-row table:style-name="ro2">
          <table:table-cell table:formula="of:=NOW()+([.$K$10]*[.B794])" office:value-type="date" office:date-value="2082-10-04T08:51:13.51" calcext:value-type="date">
            <text:p>2082-10-04</text:p>
          </table:table-cell>
          <table:table-cell office:value-type="float" office:value="793" calcext:value-type="float">
            <text:p>793</text:p>
          </table:table-cell>
          <table:table-cell table:formula="of:=[.C793]*(([.$K$5]-1)/[.$K$5])-[.$K$3]" office:value-type="float" office:value="-0.00347038416231446" calcext:value-type="float">
            <text:p>-0.003470384162314</text:p>
          </table:table-cell>
          <table:table-cell table:formula="of:=(([.C793]/[.$K$5])-[.$K$3])+[.D793]" office:value-type="float" office:value="0.940110384162315" calcext:value-type="float">
            <text:p>0.940110384162315</text:p>
          </table:table-cell>
          <table:table-cell table:formula="of:=[.E793]+[.$K$3]" office:value-type="float" office:value="0.0316799999999994" calcext:value-type="float">
            <text:p>0.031679999999999</text:p>
          </table:table-cell>
          <table:table-cell table:formula="of:=(([.C793]/[.$K$5])-[.$K$3])/0.00000001" office:value-type="float" office:value="-6882.67576665081" calcext:value-type="float">
            <text:p>-6883</text:p>
          </table:table-cell>
          <table:table-cell table:number-columns-repeated="10"/>
        </table:table-row>
        <table:table-row table:style-name="ro2">
          <table:table-cell table:formula="of:=NOW()+([.$K$10]*[.B795])" office:value-type="date" office:date-value="2082-11-01T03:31:13.51" calcext:value-type="date">
            <text:p>2082-11-01</text:p>
          </table:table-cell>
          <table:table-cell office:value-type="float" office:value="794" calcext:value-type="float">
            <text:p>794</text:p>
          </table:table-cell>
          <table:table-cell table:formula="of:=[.C794]*(([.$K$5]-1)/[.$K$5])-[.$K$3]" office:value-type="float" office:value="-0.00348146429429518" calcext:value-type="float">
            <text:p>-0.003481464294295</text:p>
          </table:table-cell>
          <table:table-cell table:formula="of:=(([.C794]/[.$K$5])-[.$K$3])+[.D794]" office:value-type="float" office:value="0.940041464294296" calcext:value-type="float">
            <text:p>0.940041464294296</text:p>
          </table:table-cell>
          <table:table-cell table:formula="of:=[.E794]+[.$K$3]" office:value-type="float" office:value="0.0317199999999994" calcext:value-type="float">
            <text:p>0.031719999999999</text:p>
          </table:table-cell>
          <table:table-cell table:formula="of:=(([.C794]/[.$K$5])-[.$K$3])/0.00000001" office:value-type="float" office:value="-6891.98680192872" calcext:value-type="float">
            <text:p>-6892</text:p>
          </table:table-cell>
          <table:table-cell table:number-columns-repeated="10"/>
        </table:table-row>
        <table:table-row table:style-name="ro2">
          <table:table-cell table:formula="of:=NOW()+([.$K$10]*[.B796])" office:value-type="date" office:date-value="2082-11-28T22:11:13.51" calcext:value-type="date">
            <text:p>2082-11-28</text:p>
          </table:table-cell>
          <table:table-cell office:value-type="float" office:value="795" calcext:value-type="float">
            <text:p>795</text:p>
          </table:table-cell>
          <table:table-cell table:formula="of:=[.C795]*(([.$K$5]-1)/[.$K$5])-[.$K$3]" office:value-type="float" office:value="-0.00349245209184272" calcext:value-type="float">
            <text:p>-0.003492452091843</text:p>
          </table:table-cell>
          <table:table-cell table:formula="of:=(([.C795]/[.$K$5])-[.$K$3])+[.D795]" office:value-type="float" office:value="0.939972452091844" calcext:value-type="float">
            <text:p>0.939972452091844</text:p>
          </table:table-cell>
          <table:table-cell table:formula="of:=[.E795]+[.$K$3]" office:value-type="float" office:value="0.0317599999999994" calcext:value-type="float">
            <text:p>0.031759999999999</text:p>
          </table:table-cell>
          <table:table-cell table:formula="of:=(([.C795]/[.$K$5])-[.$K$3])/0.00000001" office:value-type="float" office:value="-6901.22024524598" calcext:value-type="float">
            <text:p>-6901</text:p>
          </table:table-cell>
          <table:table-cell table:number-columns-repeated="10"/>
        </table:table-row>
        <table:table-row table:style-name="ro2">
          <table:table-cell table:formula="of:=NOW()+([.$K$10]*[.B797])" office:value-type="date" office:date-value="2082-12-26T16:51:13.51" calcext:value-type="date">
            <text:p>2082-12-26</text:p>
          </table:table-cell>
          <table:table-cell office:value-type="float" office:value="796" calcext:value-type="float">
            <text:p>796</text:p>
          </table:table-cell>
          <table:table-cell table:formula="of:=[.C796]*(([.$K$5]-1)/[.$K$5])-[.$K$3]" office:value-type="float" office:value="-0.00350334832441069" calcext:value-type="float">
            <text:p>-0.003503348324411</text:p>
          </table:table-cell>
          <table:table-cell table:formula="of:=(([.C796]/[.$K$5])-[.$K$3])+[.D796]" office:value-type="float" office:value="0.939903348324412" calcext:value-type="float">
            <text:p>0.939903348324412</text:p>
          </table:table-cell>
          <table:table-cell table:formula="of:=[.E796]+[.$K$3]" office:value-type="float" office:value="0.0317999999999994" calcext:value-type="float">
            <text:p>0.031799999999999</text:p>
          </table:table-cell>
          <table:table-cell table:formula="of:=(([.C796]/[.$K$5])-[.$K$3])/0.00000001" office:value-type="float" office:value="-6910.37674320226" calcext:value-type="float">
            <text:p>-6910</text:p>
          </table:table-cell>
          <table:table-cell table:number-columns-repeated="10"/>
        </table:table-row>
        <table:table-row table:style-name="ro2">
          <table:table-cell table:formula="of:=NOW()+([.$K$10]*[.B798])" office:value-type="date" office:date-value="2083-01-23T11:31:13.51" calcext:value-type="date">
            <text:p>2083-01-23</text:p>
          </table:table-cell>
          <table:table-cell office:value-type="float" office:value="797" calcext:value-type="float">
            <text:p>797</text:p>
          </table:table-cell>
          <table:table-cell table:formula="of:=[.C797]*(([.$K$5]-1)/[.$K$5])-[.$K$3]" office:value-type="float" office:value="-0.0035141537550406" calcext:value-type="float">
            <text:p>-0.003514153755041</text:p>
          </table:table-cell>
          <table:table-cell table:formula="of:=(([.C797]/[.$K$5])-[.$K$3])+[.D797]" office:value-type="float" office:value="0.939834153755042" calcext:value-type="float">
            <text:p>0.939834153755042</text:p>
          </table:table-cell>
          <table:table-cell table:formula="of:=[.E797]+[.$K$3]" office:value-type="float" office:value="0.0318399999999994" calcext:value-type="float">
            <text:p>0.031839999999999</text:p>
          </table:table-cell>
          <table:table-cell table:formula="of:=(([.C797]/[.$K$5])-[.$K$3])/0.00000001" office:value-type="float" office:value="-6919.45693700891" calcext:value-type="float">
            <text:p>-6919</text:p>
          </table:table-cell>
          <table:table-cell table:number-columns-repeated="10"/>
        </table:table-row>
        <table:table-row table:style-name="ro2">
          <table:table-cell table:formula="of:=NOW()+([.$K$10]*[.B799])" office:value-type="date" office:date-value="2083-02-20T06:11:13.51" calcext:value-type="date">
            <text:p>2083-02-20</text:p>
          </table:table-cell>
          <table:table-cell office:value-type="float" office:value="798" calcext:value-type="float">
            <text:p>798</text:p>
          </table:table-cell>
          <table:table-cell table:formula="of:=[.C798]*(([.$K$5]-1)/[.$K$5])-[.$K$3]" office:value-type="float" office:value="-0.00352486914041527" calcext:value-type="float">
            <text:p>-0.003524869140415</text:p>
          </table:table-cell>
          <table:table-cell table:formula="of:=(([.C798]/[.$K$5])-[.$K$3])+[.D798]" office:value-type="float" office:value="0.939764869140416" calcext:value-type="float">
            <text:p>0.939764869140416</text:p>
          </table:table-cell>
          <table:table-cell table:formula="of:=[.E798]+[.$K$3]" office:value-type="float" office:value="0.0318799999999994" calcext:value-type="float">
            <text:p>0.031879999999999</text:p>
          </table:table-cell>
          <table:table-cell table:formula="of:=(([.C798]/[.$K$5])-[.$K$3])/0.00000001" office:value-type="float" office:value="-6928.46146253384" calcext:value-type="float">
            <text:p>-6928</text:p>
          </table:table-cell>
          <table:table-cell table:number-columns-repeated="10"/>
        </table:table-row>
        <table:table-row table:style-name="ro2">
          <table:table-cell table:formula="of:=NOW()+([.$K$10]*[.B800])" office:value-type="date" office:date-value="2083-03-20T00:51:13.51" calcext:value-type="date">
            <text:p>2083-03-20</text:p>
          </table:table-cell>
          <table:table-cell office:value-type="float" office:value="799" calcext:value-type="float">
            <text:p>799</text:p>
          </table:table-cell>
          <table:table-cell table:formula="of:=[.C799]*(([.$K$5]-1)/[.$K$5])-[.$K$3]" office:value-type="float" office:value="-0.00353549523091181" calcext:value-type="float">
            <text:p>-0.003535495230912</text:p>
          </table:table-cell>
          <table:table-cell table:formula="of:=(([.C799]/[.$K$5])-[.$K$3])+[.D799]" office:value-type="float" office:value="0.939695495230913" calcext:value-type="float">
            <text:p>0.939695495230913</text:p>
          </table:table-cell>
          <table:table-cell table:formula="of:=[.E799]+[.$K$3]" office:value-type="float" office:value="0.0319199999999994" calcext:value-type="float">
            <text:p>0.031919999999999</text:p>
          </table:table-cell>
          <table:table-cell table:formula="of:=(([.C799]/[.$K$5])-[.$K$3])/0.00000001" office:value-type="float" office:value="-6937.39095034606" calcext:value-type="float">
            <text:p>-6937</text:p>
          </table:table-cell>
          <table:table-cell table:number-columns-repeated="10"/>
        </table:table-row>
        <table:table-row table:style-name="ro2">
          <table:table-cell table:formula="of:=NOW()+([.$K$10]*[.B801])" office:value-type="date" office:date-value="2083-04-16T19:31:13.51" calcext:value-type="date">
            <text:p>2083-04-16</text:p>
          </table:table-cell>
          <table:table-cell office:value-type="float" office:value="800" calcext:value-type="float">
            <text:p>800</text:p>
          </table:table-cell>
          <table:table-cell table:formula="of:=[.C800]*(([.$K$5]-1)/[.$K$5])-[.$K$3]" office:value-type="float" office:value="-0.00354603277065421" calcext:value-type="float">
            <text:p>-0.003546032770654</text:p>
          </table:table-cell>
          <table:table-cell table:formula="of:=(([.C800]/[.$K$5])-[.$K$3])+[.D800]" office:value-type="float" office:value="0.939626032770655" calcext:value-type="float">
            <text:p>0.939626032770655</text:p>
          </table:table-cell>
          <table:table-cell table:formula="of:=[.E800]+[.$K$3]" office:value-type="float" office:value="0.0319599999999994" calcext:value-type="float">
            <text:p>0.031959999999999</text:p>
          </table:table-cell>
          <table:table-cell table:formula="of:=(([.C800]/[.$K$5])-[.$K$3])/0.00000001" office:value-type="float" office:value="-6946.24602575984" calcext:value-type="float">
            <text:p>-6946</text:p>
          </table:table-cell>
          <table:table-cell table:number-columns-repeated="10"/>
        </table:table-row>
        <table:table-row table:style-name="ro2">
          <table:table-cell table:formula="of:=NOW()+([.$K$10]*[.B802])" office:value-type="date" office:date-value="2083-05-14T14:11:13.51" calcext:value-type="date">
            <text:p>2083-05-14</text:p>
          </table:table-cell>
          <table:table-cell office:value-type="float" office:value="801" calcext:value-type="float">
            <text:p>801</text:p>
          </table:table-cell>
          <table:table-cell table:formula="of:=[.C801]*(([.$K$5]-1)/[.$K$5])-[.$K$3]" office:value-type="float" office:value="-0.00355648249756542" calcext:value-type="float">
            <text:p>-0.003556482497565</text:p>
          </table:table-cell>
          <table:table-cell table:formula="of:=(([.C801]/[.$K$5])-[.$K$3])+[.D801]" office:value-type="float" office:value="0.939556482497566" calcext:value-type="float">
            <text:p>0.939556482497566</text:p>
          </table:table-cell>
          <table:table-cell table:formula="of:=[.E801]+[.$K$3]" office:value-type="float" office:value="0.0319999999999994" calcext:value-type="float">
            <text:p>0.031999999999999</text:p>
          </table:table-cell>
          <table:table-cell table:formula="of:=(([.C801]/[.$K$5])-[.$K$3])/0.00000001" office:value-type="float" office:value="-6955.02730887851" calcext:value-type="float">
            <text:p>-6955</text:p>
          </table:table-cell>
          <table:table-cell table:number-columns-repeated="10"/>
        </table:table-row>
        <table:table-row table:style-name="ro2">
          <table:table-cell table:formula="of:=NOW()+([.$K$10]*[.B803])" office:value-type="date" office:date-value="2083-06-11T08:51:13.51" calcext:value-type="date">
            <text:p>2083-06-11</text:p>
          </table:table-cell>
          <table:table-cell office:value-type="float" office:value="802" calcext:value-type="float">
            <text:p>802</text:p>
          </table:table-cell>
          <table:table-cell table:formula="of:=[.C802]*(([.$K$5]-1)/[.$K$5])-[.$K$3]" office:value-type="float" office:value="-0.00356684514341905" calcext:value-type="float">
            <text:p>-0.003566845143419</text:p>
          </table:table-cell>
          <table:table-cell table:formula="of:=(([.C802]/[.$K$5])-[.$K$3])+[.D802]" office:value-type="float" office:value="0.93948684514342" calcext:value-type="float">
            <text:p>0.93948684514342</text:p>
          </table:table-cell>
          <table:table-cell table:formula="of:=[.E802]+[.$K$3]" office:value-type="float" office:value="0.0320399999999994" calcext:value-type="float">
            <text:p>0.032039999999999</text:p>
          </table:table-cell>
          <table:table-cell table:formula="of:=(([.C802]/[.$K$5])-[.$K$3])/0.00000001" office:value-type="float" office:value="-6963.73541463785" calcext:value-type="float">
            <text:p>-6964</text:p>
          </table:table-cell>
          <table:table-cell table:number-columns-repeated="10"/>
        </table:table-row>
        <table:table-row table:style-name="ro2">
          <table:table-cell table:formula="of:=NOW()+([.$K$10]*[.B804])" office:value-type="date" office:date-value="2083-07-09T03:31:13.51" calcext:value-type="date">
            <text:p>2083-07-09</text:p>
          </table:table-cell>
          <table:table-cell office:value-type="float" office:value="803" calcext:value-type="float">
            <text:p>803</text:p>
          </table:table-cell>
          <table:table-cell table:formula="of:=[.C803]*(([.$K$5]-1)/[.$K$5])-[.$K$3]" office:value-type="float" office:value="-0.00357712143389055" calcext:value-type="float">
            <text:p>-0.003577121433891</text:p>
          </table:table-cell>
          <table:table-cell table:formula="of:=(([.C803]/[.$K$5])-[.$K$3])+[.D803]" office:value-type="float" office:value="0.939417121433891" calcext:value-type="float">
            <text:p>0.939417121433891</text:p>
          </table:table-cell>
          <table:table-cell table:formula="of:=[.E803]+[.$K$3]" office:value-type="float" office:value="0.0320799999999994" calcext:value-type="float">
            <text:p>0.032079999999999</text:p>
          </table:table-cell>
          <table:table-cell table:formula="of:=(([.C803]/[.$K$5])-[.$K$3])/0.00000001" office:value-type="float" office:value="-6972.37095284921" calcext:value-type="float">
            <text:p>-6972</text:p>
          </table:table-cell>
          <table:table-cell table:number-columns-repeated="10"/>
        </table:table-row>
        <table:table-row table:style-name="ro2">
          <table:table-cell table:formula="of:=NOW()+([.$K$10]*[.B805])" office:value-type="date" office:date-value="2083-08-05T22:11:13.51" calcext:value-type="date">
            <text:p>2083-08-05</text:p>
          </table:table-cell>
          <table:table-cell office:value-type="float" office:value="804" calcext:value-type="float">
            <text:p>804</text:p>
          </table:table-cell>
          <table:table-cell table:formula="of:=[.C804]*(([.$K$5]-1)/[.$K$5])-[.$K$3]" office:value-type="float" office:value="-0.00358731208860813" calcext:value-type="float">
            <text:p>-0.003587312088608</text:p>
          </table:table-cell>
          <table:table-cell table:formula="of:=(([.C804]/[.$K$5])-[.$K$3])+[.D804]" office:value-type="float" office:value="0.939347312088609" calcext:value-type="float">
            <text:p>0.939347312088609</text:p>
          </table:table-cell>
          <table:table-cell table:formula="of:=[.E804]+[.$K$3]" office:value-type="float" office:value="0.0321199999999994" calcext:value-type="float">
            <text:p>0.032119999999999</text:p>
          </table:table-cell>
          <table:table-cell table:formula="of:=(([.C804]/[.$K$5])-[.$K$3])/0.00000001" office:value-type="float" office:value="-6980.93452824213" calcext:value-type="float">
            <text:p>-6981</text:p>
          </table:table-cell>
          <table:table-cell table:number-columns-repeated="10"/>
        </table:table-row>
        <table:table-row table:style-name="ro2">
          <table:table-cell table:formula="of:=NOW()+([.$K$10]*[.B806])" office:value-type="date" office:date-value="2083-09-02T16:51:13.51" calcext:value-type="date">
            <text:p>2083-09-02</text:p>
          </table:table-cell>
          <table:table-cell office:value-type="float" office:value="805" calcext:value-type="float">
            <text:p>805</text:p>
          </table:table-cell>
          <table:table-cell table:formula="of:=[.C805]*(([.$K$5]-1)/[.$K$5])-[.$K$3]" office:value-type="float" office:value="-0.00359741782120306" calcext:value-type="float">
            <text:p>-0.003597417821203</text:p>
          </table:table-cell>
          <table:table-cell table:formula="of:=(([.C805]/[.$K$5])-[.$K$3])+[.D805]" office:value-type="float" office:value="0.939277417821204" calcext:value-type="float">
            <text:p>0.939277417821204</text:p>
          </table:table-cell>
          <table:table-cell table:formula="of:=[.E805]+[.$K$3]" office:value-type="float" office:value="0.0321599999999994" calcext:value-type="float">
            <text:p>0.032159999999999</text:p>
          </table:table-cell>
          <table:table-cell table:formula="of:=(([.C805]/[.$K$5])-[.$K$3])/0.00000001" office:value-type="float" office:value="-6989.42674050678" calcext:value-type="float">
            <text:p>-6989</text:p>
          </table:table-cell>
          <table:table-cell table:number-columns-repeated="10"/>
        </table:table-row>
        <table:table-row table:style-name="ro2">
          <table:table-cell table:formula="of:=NOW()+([.$K$10]*[.B807])" office:value-type="date" office:date-value="2083-09-30T11:31:13.51" calcext:value-type="date">
            <text:p>2083-09-30</text:p>
          </table:table-cell>
          <table:table-cell office:value-type="float" office:value="806" calcext:value-type="float">
            <text:p>806</text:p>
          </table:table-cell>
          <table:table-cell table:formula="of:=[.C806]*(([.$K$5]-1)/[.$K$5])-[.$K$3]" office:value-type="float" office:value="-0.00360743933935971" calcext:value-type="float">
            <text:p>-0.00360743933936</text:p>
          </table:table-cell>
          <table:table-cell table:formula="of:=(([.C806]/[.$K$5])-[.$K$3])+[.D806]" office:value-type="float" office:value="0.939207439339361" calcext:value-type="float">
            <text:p>0.939207439339361</text:p>
          </table:table-cell>
          <table:table-cell table:formula="of:=[.E806]+[.$K$3]" office:value-type="float" office:value="0.0321999999999994" calcext:value-type="float">
            <text:p>0.032199999999999</text:p>
          </table:table-cell>
          <table:table-cell table:formula="of:=(([.C806]/[.$K$5])-[.$K$3])/0.00000001" office:value-type="float" office:value="-6997.84818433589" calcext:value-type="float">
            <text:p>-6998</text:p>
          </table:table-cell>
          <table:table-cell table:number-columns-repeated="10"/>
        </table:table-row>
        <table:table-row table:style-name="ro2">
          <table:table-cell table:formula="of:=NOW()+([.$K$10]*[.B808])" office:value-type="date" office:date-value="2083-10-28T06:11:13.51" calcext:value-type="date">
            <text:p>2083-10-28</text:p>
          </table:table-cell>
          <table:table-cell office:value-type="float" office:value="807" calcext:value-type="float">
            <text:p>807</text:p>
          </table:table-cell>
          <table:table-cell table:formula="of:=[.C807]*(([.$K$5]-1)/[.$K$5])-[.$K$3]" office:value-type="float" office:value="-0.00361737734486504" calcext:value-type="float">
            <text:p>-0.003617377344865</text:p>
          </table:table-cell>
          <table:table-cell table:formula="of:=(([.C807]/[.$K$5])-[.$K$3])+[.D807]" office:value-type="float" office:value="0.939137377344866" calcext:value-type="float">
            <text:p>0.939137377344866</text:p>
          </table:table-cell>
          <table:table-cell table:formula="of:=[.E807]+[.$K$3]" office:value-type="float" office:value="0.0322399999999994" calcext:value-type="float">
            <text:p>0.032239999999999</text:p>
          </table:table-cell>
          <table:table-cell table:formula="of:=(([.C807]/[.$K$5])-[.$K$3])/0.00000001" office:value-type="float" office:value="-7006.19944946642" calcext:value-type="float">
            <text:p>-7006</text:p>
          </table:table-cell>
          <table:table-cell table:number-columns-repeated="10"/>
        </table:table-row>
        <table:table-row table:style-name="ro2">
          <table:table-cell table:formula="of:=NOW()+([.$K$10]*[.B809])" office:value-type="date" office:date-value="2083-11-25T00:51:13.51" calcext:value-type="date">
            <text:p>2083-11-25</text:p>
          </table:table-cell>
          <table:table-cell office:value-type="float" office:value="808" calcext:value-type="float">
            <text:p>808</text:p>
          </table:table-cell>
          <table:table-cell table:formula="of:=[.C808]*(([.$K$5]-1)/[.$K$5])-[.$K$3]" office:value-type="float" office:value="-0.00362723253365783" calcext:value-type="float">
            <text:p>-0.003627232533658</text:p>
          </table:table-cell>
          <table:table-cell table:formula="of:=(([.C808]/[.$K$5])-[.$K$3])+[.D808]" office:value-type="float" office:value="0.939067232533659" calcext:value-type="float">
            <text:p>0.939067232533659</text:p>
          </table:table-cell>
          <table:table-cell table:formula="of:=[.E808]+[.$K$3]" office:value-type="float" office:value="0.0322799999999994" calcext:value-type="float">
            <text:p>0.032279999999999</text:p>
          </table:table-cell>
          <table:table-cell table:formula="of:=(([.C808]/[.$K$5])-[.$K$3])/0.00000001" office:value-type="float" office:value="-7014.48112072087" calcext:value-type="float">
            <text:p>-7014</text:p>
          </table:table-cell>
          <table:table-cell table:number-columns-repeated="10"/>
        </table:table-row>
        <table:table-row table:style-name="ro2">
          <table:table-cell table:formula="of:=NOW()+([.$K$10]*[.B810])" office:value-type="date" office:date-value="2083-12-22T19:31:13.51" calcext:value-type="date">
            <text:p>2083-12-22</text:p>
          </table:table-cell>
          <table:table-cell office:value-type="float" office:value="809" calcext:value-type="float">
            <text:p>809</text:p>
          </table:table-cell>
          <table:table-cell table:formula="of:=[.C809]*(([.$K$5]-1)/[.$K$5])-[.$K$3]" office:value-type="float" office:value="-0.00363700559587735" calcext:value-type="float">
            <text:p>-0.003637005595877</text:p>
          </table:table-cell>
          <table:table-cell table:formula="of:=(([.C809]/[.$K$5])-[.$K$3])+[.D809]" office:value-type="float" office:value="0.938997005595878" calcext:value-type="float">
            <text:p>0.938997005595878</text:p>
          </table:table-cell>
          <table:table-cell table:formula="of:=[.E809]+[.$K$3]" office:value-type="float" office:value="0.0323199999999994" calcext:value-type="float">
            <text:p>0.032319999999999</text:p>
          </table:table-cell>
          <table:table-cell table:formula="of:=(([.C809]/[.$K$5])-[.$K$3])/0.00000001" office:value-type="float" office:value="-7022.6937780482" calcext:value-type="float">
            <text:p>-7023</text:p>
          </table:table-cell>
          <table:table-cell table:number-columns-repeated="10"/>
        </table:table-row>
        <table:table-row table:style-name="ro2">
          <table:table-cell table:formula="of:=NOW()+([.$K$10]*[.B811])" office:value-type="date" office:date-value="2084-01-19T14:11:13.51" calcext:value-type="date">
            <text:p>2084-01-19</text:p>
          </table:table-cell>
          <table:table-cell office:value-type="float" office:value="810" calcext:value-type="float">
            <text:p>810</text:p>
          </table:table-cell>
          <table:table-cell table:formula="of:=[.C810]*(([.$K$5]-1)/[.$K$5])-[.$K$3]" office:value-type="float" office:value="-0.00364669721591171" calcext:value-type="float">
            <text:p>-0.003646697215912</text:p>
          </table:table-cell>
          <table:table-cell table:formula="of:=(([.C810]/[.$K$5])-[.$K$3])+[.D810]" office:value-type="float" office:value="0.938926697215913" calcext:value-type="float">
            <text:p>0.938926697215913</text:p>
          </table:table-cell>
          <table:table-cell table:formula="of:=[.E810]+[.$K$3]" office:value-type="float" office:value="0.0323599999999994" calcext:value-type="float">
            <text:p>0.032359999999999</text:p>
          </table:table-cell>
          <table:table-cell table:formula="of:=(([.C810]/[.$K$5])-[.$K$3])/0.00000001" office:value-type="float" office:value="-7030.83799656446" calcext:value-type="float">
            <text:p>-7031</text:p>
          </table:table-cell>
          <table:table-cell table:number-columns-repeated="10"/>
        </table:table-row>
        <table:table-row table:style-name="ro2">
          <table:table-cell table:formula="of:=NOW()+([.$K$10]*[.B812])" office:value-type="date" office:date-value="2084-02-16T08:51:13.51" calcext:value-type="date">
            <text:p>2084-02-16</text:p>
          </table:table-cell>
          <table:table-cell office:value-type="float" office:value="811" calcext:value-type="float">
            <text:p>811</text:p>
          </table:table-cell>
          <table:table-cell table:formula="of:=[.C811]*(([.$K$5]-1)/[.$K$5])-[.$K$3]" office:value-type="float" office:value="-0.00365630807244578" calcext:value-type="float">
            <text:p>-0.003656308072446</text:p>
          </table:table-cell>
          <table:table-cell table:formula="of:=(([.C811]/[.$K$5])-[.$K$3])+[.D811]" office:value-type="float" office:value="0.938856308072447" calcext:value-type="float">
            <text:p>0.938856308072447</text:p>
          </table:table-cell>
          <table:table-cell table:formula="of:=[.E811]+[.$K$3]" office:value-type="float" office:value="0.0323999999999994" calcext:value-type="float">
            <text:p>0.032399999999999</text:p>
          </table:table-cell>
          <table:table-cell table:formula="of:=(([.C811]/[.$K$5])-[.$K$3])/0.00000001" office:value-type="float" office:value="-7038.91434659309" calcext:value-type="float">
            <text:p>-7039</text:p>
          </table:table-cell>
          <table:table-cell table:number-columns-repeated="10"/>
        </table:table-row>
        <table:table-row table:style-name="ro2">
          <table:table-cell table:formula="of:=NOW()+([.$K$10]*[.B813])" office:value-type="date" office:date-value="2084-03-15T03:31:13.51" calcext:value-type="date">
            <text:p>2084-03-15</text:p>
          </table:table-cell>
          <table:table-cell office:value-type="float" office:value="812" calcext:value-type="float">
            <text:p>812</text:p>
          </table:table-cell>
          <table:table-cell table:formula="of:=[.C812]*(([.$K$5]-1)/[.$K$5])-[.$K$3]" office:value-type="float" office:value="-0.00366583883850873" calcext:value-type="float">
            <text:p>-0.003665838838509</text:p>
          </table:table-cell>
          <table:table-cell table:formula="of:=(([.C812]/[.$K$5])-[.$K$3])+[.D812]" office:value-type="float" office:value="0.93878583883851" calcext:value-type="float">
            <text:p>0.93878583883851</text:p>
          </table:table-cell>
          <table:table-cell table:formula="of:=[.E812]+[.$K$3]" office:value-type="float" office:value="0.0324399999999993" calcext:value-type="float">
            <text:p>0.032439999999999</text:p>
          </table:table-cell>
          <table:table-cell table:formula="of:=(([.C812]/[.$K$5])-[.$K$3])/0.00000001" office:value-type="float" office:value="-7046.92339370481" calcext:value-type="float">
            <text:p>-7047</text:p>
          </table:table-cell>
          <table:table-cell table:number-columns-repeated="10"/>
        </table:table-row>
        <table:table-row table:style-name="ro2">
          <table:table-cell table:formula="of:=NOW()+([.$K$10]*[.B814])" office:value-type="date" office:date-value="2084-04-11T22:11:13.51" calcext:value-type="date">
            <text:p>2084-04-11</text:p>
          </table:table-cell>
          <table:table-cell office:value-type="float" office:value="813" calcext:value-type="float">
            <text:p>813</text:p>
          </table:table-cell>
          <table:table-cell table:formula="of:=[.C813]*(([.$K$5]-1)/[.$K$5])-[.$K$3]" office:value-type="float" office:value="-0.00367529018152116" calcext:value-type="float">
            <text:p>-0.003675290181521</text:p>
          </table:table-cell>
          <table:table-cell table:formula="of:=(([.C813]/[.$K$5])-[.$K$3])+[.D813]" office:value-type="float" office:value="0.938715290181522" calcext:value-type="float">
            <text:p>0.938715290181522</text:p>
          </table:table-cell>
          <table:table-cell table:formula="of:=[.E813]+[.$K$3]" office:value-type="float" office:value="0.0324799999999993" calcext:value-type="float">
            <text:p>0.032479999999999</text:p>
          </table:table-cell>
          <table:table-cell table:formula="of:=(([.C813]/[.$K$5])-[.$K$3])/0.00000001" office:value-type="float" office:value="-7054.86569875727" calcext:value-type="float">
            <text:p>-7055</text:p>
          </table:table-cell>
          <table:table-cell table:number-columns-repeated="10"/>
        </table:table-row>
        <table:table-row table:style-name="ro2">
          <table:table-cell table:formula="of:=NOW()+([.$K$10]*[.B815])" office:value-type="date" office:date-value="2084-05-09T16:51:13.51" calcext:value-type="date">
            <text:p>2084-05-09</text:p>
          </table:table-cell>
          <table:table-cell office:value-type="float" office:value="814" calcext:value-type="float">
            <text:p>814</text:p>
          </table:table-cell>
          <table:table-cell table:formula="of:=[.C814]*(([.$K$5]-1)/[.$K$5])-[.$K$3]" office:value-type="float" office:value="-0.00368466276334181" calcext:value-type="float">
            <text:p>-0.003684662763342</text:p>
          </table:table-cell>
          <table:table-cell table:formula="of:=(([.C814]/[.$K$5])-[.$K$3])+[.D814]" office:value-type="float" office:value="0.938644662763343" calcext:value-type="float">
            <text:p>0.938644662763343</text:p>
          </table:table-cell>
          <table:table-cell table:formula="of:=[.E814]+[.$K$3]" office:value-type="float" office:value="0.0325199999999993" calcext:value-type="float">
            <text:p>0.032519999999999</text:p>
          </table:table-cell>
          <table:table-cell table:formula="of:=(([.C814]/[.$K$5])-[.$K$3])/0.00000001" office:value-type="float" office:value="-7062.7418179343" calcext:value-type="float">
            <text:p>-7063</text:p>
          </table:table-cell>
          <table:table-cell table:number-columns-repeated="10"/>
        </table:table-row>
        <table:table-row table:style-name="ro2">
          <table:table-cell table:formula="of:=NOW()+([.$K$10]*[.B816])" office:value-type="date" office:date-value="2084-06-06T11:31:13.51" calcext:value-type="date">
            <text:p>2084-06-06</text:p>
          </table:table-cell>
          <table:table-cell office:value-type="float" office:value="815" calcext:value-type="float">
            <text:p>815</text:p>
          </table:table-cell>
          <table:table-cell table:formula="of:=[.C815]*(([.$K$5]-1)/[.$K$5])-[.$K$3]" office:value-type="float" office:value="-0.00369395724031397" calcext:value-type="float">
            <text:p>-0.003693957240314</text:p>
          </table:table-cell>
          <table:table-cell table:formula="of:=(([.C815]/[.$K$5])-[.$K$3])+[.D815]" office:value-type="float" office:value="0.938573957240315" calcext:value-type="float">
            <text:p>0.938573957240315</text:p>
          </table:table-cell>
          <table:table-cell table:formula="of:=[.E815]+[.$K$3]" office:value-type="float" office:value="0.0325599999999993" calcext:value-type="float">
            <text:p>0.032559999999999</text:p>
          </table:table-cell>
          <table:table-cell table:formula="of:=(([.C815]/[.$K$5])-[.$K$3])/0.00000001" office:value-type="float" office:value="-7070.55230278484" calcext:value-type="float">
            <text:p>-7071</text:p>
          </table:table-cell>
          <table:table-cell table:number-columns-repeated="10"/>
        </table:table-row>
        <table:table-row table:style-name="ro2">
          <table:table-cell table:formula="of:=NOW()+([.$K$10]*[.B817])" office:value-type="date" office:date-value="2084-07-04T06:11:13.51" calcext:value-type="date">
            <text:p>2084-07-04</text:p>
          </table:table-cell>
          <table:table-cell office:value-type="float" office:value="816" calcext:value-type="float">
            <text:p>816</text:p>
          </table:table-cell>
          <table:table-cell table:formula="of:=[.C816]*(([.$K$5]-1)/[.$K$5])-[.$K$3]" office:value-type="float" office:value="-0.00370317426331135" calcext:value-type="float">
            <text:p>-0.003703174263311</text:p>
          </table:table-cell>
          <table:table-cell table:formula="of:=(([.C816]/[.$K$5])-[.$K$3])+[.D816]" office:value-type="float" office:value="0.938503174263312" calcext:value-type="float">
            <text:p>0.938503174263312</text:p>
          </table:table-cell>
          <table:table-cell table:formula="of:=[.E816]+[.$K$3]" office:value-type="float" office:value="0.0325999999999993" calcext:value-type="float">
            <text:p>0.032599999999999</text:p>
          </table:table-cell>
          <table:table-cell table:formula="of:=(([.C816]/[.$K$5])-[.$K$3])/0.00000001" office:value-type="float" office:value="-7078.29770026164" calcext:value-type="float">
            <text:p>-7078</text:p>
          </table:table-cell>
          <table:table-cell table:number-columns-repeated="10"/>
        </table:table-row>
        <table:table-row table:style-name="ro2">
          <table:table-cell table:formula="of:=NOW()+([.$K$10]*[.B818])" office:value-type="date" office:date-value="2084-08-01T00:51:13.51" calcext:value-type="date">
            <text:p>2084-08-01</text:p>
          </table:table-cell>
          <table:table-cell office:value-type="float" office:value="817" calcext:value-type="float">
            <text:p>817</text:p>
          </table:table-cell>
          <table:table-cell table:formula="of:=[.C817]*(([.$K$5]-1)/[.$K$5])-[.$K$3]" office:value-type="float" office:value="-0.00371231447778375" calcext:value-type="float">
            <text:p>-0.003712314477784</text:p>
          </table:table-cell>
          <table:table-cell table:formula="of:=(([.C817]/[.$K$5])-[.$K$3])+[.D817]" office:value-type="float" office:value="0.938432314477785" calcext:value-type="float">
            <text:p>0.938432314477785</text:p>
          </table:table-cell>
          <table:table-cell table:formula="of:=[.E817]+[.$K$3]" office:value-type="float" office:value="0.0326399999999993" calcext:value-type="float">
            <text:p>0.032639999999999</text:p>
          </table:table-cell>
          <table:table-cell table:formula="of:=(([.C817]/[.$K$5])-[.$K$3])/0.00000001" office:value-type="float" office:value="-7085.97855275946" calcext:value-type="float">
            <text:p>-7086</text:p>
          </table:table-cell>
          <table:table-cell table:number-columns-repeated="10"/>
        </table:table-row>
        <table:table-row table:style-name="ro2">
          <table:table-cell table:formula="of:=NOW()+([.$K$10]*[.B819])" office:value-type="date" office:date-value="2084-08-28T19:31:13.51" calcext:value-type="date">
            <text:p>2084-08-28</text:p>
          </table:table-cell>
          <table:table-cell office:value-type="float" office:value="818" calcext:value-type="float">
            <text:p>818</text:p>
          </table:table-cell>
          <table:table-cell table:formula="of:=[.C818]*(([.$K$5]-1)/[.$K$5])-[.$K$3]" office:value-type="float" office:value="-0.00372137852380222" calcext:value-type="float">
            <text:p>-0.003721378523802</text:p>
          </table:table-cell>
          <table:table-cell table:formula="of:=(([.C818]/[.$K$5])-[.$K$3])+[.D818]" office:value-type="float" office:value="0.938361378523803" calcext:value-type="float">
            <text:p>0.938361378523803</text:p>
          </table:table-cell>
          <table:table-cell table:formula="of:=[.E818]+[.$K$3]" office:value-type="float" office:value="0.0326799999999993" calcext:value-type="float">
            <text:p>0.032679999999999</text:p>
          </table:table-cell>
          <table:table-cell table:formula="of:=(([.C818]/[.$K$5])-[.$K$3])/0.00000001" office:value-type="float" office:value="-7093.59539815313" calcext:value-type="float">
            <text:p>-7094</text:p>
          </table:table-cell>
          <table:table-cell table:number-columns-repeated="10"/>
        </table:table-row>
        <table:table-row table:style-name="ro2">
          <table:table-cell table:formula="of:=NOW()+([.$K$10]*[.B820])" office:value-type="date" office:date-value="2084-09-25T14:11:13.51" calcext:value-type="date">
            <text:p>2084-09-25</text:p>
          </table:table-cell>
          <table:table-cell office:value-type="float" office:value="819" calcext:value-type="float">
            <text:p>819</text:p>
          </table:table-cell>
          <table:table-cell table:formula="of:=[.C819]*(([.$K$5]-1)/[.$K$5])-[.$K$3]" office:value-type="float" office:value="-0.00373036703610387" calcext:value-type="float">
            <text:p>-0.003730367036104</text:p>
          </table:table-cell>
          <table:table-cell table:formula="of:=(([.C819]/[.$K$5])-[.$K$3])+[.D819]" office:value-type="float" office:value="0.938290367036105" calcext:value-type="float">
            <text:p>0.938290367036105</text:p>
          </table:table-cell>
          <table:table-cell table:formula="of:=[.E819]+[.$K$3]" office:value-type="float" office:value="0.0327199999999993" calcext:value-type="float">
            <text:p>0.032719999999999</text:p>
          </table:table-cell>
          <table:table-cell table:formula="of:=(([.C819]/[.$K$5])-[.$K$3])/0.00000001" office:value-type="float" office:value="-7101.14876983519" calcext:value-type="float">
            <text:p>-7101</text:p>
          </table:table-cell>
          <table:table-cell table:number-columns-repeated="10"/>
        </table:table-row>
        <table:table-row table:style-name="ro2">
          <table:table-cell table:formula="of:=NOW()+([.$K$10]*[.B821])" office:value-type="date" office:date-value="2084-10-23T08:51:13.51" calcext:value-type="date">
            <text:p>2084-10-23</text:p>
          </table:table-cell>
          <table:table-cell office:value-type="float" office:value="820" calcext:value-type="float">
            <text:p>820</text:p>
          </table:table-cell>
          <table:table-cell table:formula="of:=[.C820]*(([.$K$5]-1)/[.$K$5])-[.$K$3]" office:value-type="float" office:value="-0.00373928064413634" calcext:value-type="float">
            <text:p>-0.003739280644136</text:p>
          </table:table-cell>
          <table:table-cell table:formula="of:=(([.C820]/[.$K$5])-[.$K$3])+[.D820]" office:value-type="float" office:value="0.938219280644137" calcext:value-type="float">
            <text:p>0.938219280644137</text:p>
          </table:table-cell>
          <table:table-cell table:formula="of:=[.E820]+[.$K$3]" office:value-type="float" office:value="0.0327599999999993" calcext:value-type="float">
            <text:p>0.032759999999999</text:p>
          </table:table-cell>
          <table:table-cell table:formula="of:=(([.C820]/[.$K$5])-[.$K$3])/0.00000001" office:value-type="float" office:value="-7108.63919675323" calcext:value-type="float">
            <text:p>-7109</text:p>
          </table:table-cell>
          <table:table-cell table:number-columns-repeated="10"/>
        </table:table-row>
        <table:table-row table:style-name="ro2">
          <table:table-cell table:formula="of:=NOW()+([.$K$10]*[.B822])" office:value-type="date" office:date-value="2084-11-20T03:31:13.51" calcext:value-type="date">
            <text:p>2084-11-20</text:p>
          </table:table-cell>
          <table:table-cell office:value-type="float" office:value="821" calcext:value-type="float">
            <text:p>821</text:p>
          </table:table-cell>
          <table:table-cell table:formula="of:=[.C821]*(([.$K$5]-1)/[.$K$5])-[.$K$3]" office:value-type="float" office:value="-0.00374811997210187" calcext:value-type="float">
            <text:p>-0.003748119972102</text:p>
          </table:table-cell>
          <table:table-cell table:formula="of:=(([.C821]/[.$K$5])-[.$K$3])+[.D821]" office:value-type="float" office:value="0.938148119972103" calcext:value-type="float">
            <text:p>0.938148119972103</text:p>
          </table:table-cell>
          <table:table-cell table:formula="of:=[.E821]+[.$K$3]" office:value-type="float" office:value="0.0327999999999993" calcext:value-type="float">
            <text:p>0.032799999999999</text:p>
          </table:table-cell>
          <table:table-cell table:formula="of:=(([.C821]/[.$K$5])-[.$K$3])/0.00000001" office:value-type="float" office:value="-7116.06720344695" calcext:value-type="float">
            <text:p>-7116</text:p>
          </table:table-cell>
          <table:table-cell table:number-columns-repeated="10"/>
        </table:table-row>
        <table:table-row table:style-name="ro2">
          <table:table-cell table:formula="of:=NOW()+([.$K$10]*[.B823])" office:value-type="date" office:date-value="2084-12-17T22:11:13.51" calcext:value-type="date">
            <text:p>2084-12-17</text:p>
          </table:table-cell>
          <table:table-cell office:value-type="float" office:value="822" calcext:value-type="float">
            <text:p>822</text:p>
          </table:table-cell>
          <table:table-cell table:formula="of:=[.C822]*(([.$K$5]-1)/[.$K$5])-[.$K$3]" office:value-type="float" office:value="-0.00375688563900102" calcext:value-type="float">
            <text:p>-0.003756885639001</text:p>
          </table:table-cell>
          <table:table-cell table:formula="of:=(([.C822]/[.$K$5])-[.$K$3])+[.D822]" office:value-type="float" office:value="0.938076885639002" calcext:value-type="float">
            <text:p>0.938076885639002</text:p>
          </table:table-cell>
          <table:table-cell table:formula="of:=[.E822]+[.$K$3]" office:value-type="float" office:value="0.0328399999999993" calcext:value-type="float">
            <text:p>0.032839999999999</text:p>
          </table:table-cell>
          <table:table-cell table:formula="of:=(([.C822]/[.$K$5])-[.$K$3])/0.00000001" office:value-type="float" office:value="-7123.43331008489" calcext:value-type="float">
            <text:p>-7123</text:p>
          </table:table-cell>
          <table:table-cell table:number-columns-repeated="10"/>
        </table:table-row>
        <table:table-row table:style-name="ro2">
          <table:table-cell table:formula="of:=NOW()+([.$K$10]*[.B824])" office:value-type="date" office:date-value="2085-01-14T16:51:13.51" calcext:value-type="date">
            <text:p>2085-01-14</text:p>
          </table:table-cell>
          <table:table-cell office:value-type="float" office:value="823" calcext:value-type="float">
            <text:p>823</text:p>
          </table:table-cell>
          <table:table-cell table:formula="of:=[.C823]*(([.$K$5]-1)/[.$K$5])-[.$K$3]" office:value-type="float" office:value="-0.00376557825867601" calcext:value-type="float">
            <text:p>-0.003765578258676</text:p>
          </table:table-cell>
          <table:table-cell table:formula="of:=(([.C823]/[.$K$5])-[.$K$3])+[.D823]" office:value-type="float" office:value="0.938005578258677" calcext:value-type="float">
            <text:p>0.938005578258677</text:p>
          </table:table-cell>
          <table:table-cell table:formula="of:=[.E823]+[.$K$3]" office:value-type="float" office:value="0.0328799999999993" calcext:value-type="float">
            <text:p>0.032879999999999</text:p>
          </table:table-cell>
          <table:table-cell table:formula="of:=(([.C823]/[.$K$5])-[.$K$3])/0.00000001" office:value-type="float" office:value="-7130.73803250085" calcext:value-type="float">
            <text:p>-7131</text:p>
          </table:table-cell>
          <table:table-cell table:number-columns-repeated="10"/>
        </table:table-row>
        <table:table-row table:style-name="ro2">
          <table:table-cell table:formula="of:=NOW()+([.$K$10]*[.B825])" office:value-type="date" office:date-value="2085-02-11T11:31:13.51" calcext:value-type="date">
            <text:p>2085-02-11</text:p>
          </table:table-cell>
          <table:table-cell office:value-type="float" office:value="824" calcext:value-type="float">
            <text:p>824</text:p>
          </table:table-cell>
          <table:table-cell table:formula="of:=[.C824]*(([.$K$5]-1)/[.$K$5])-[.$K$3]" office:value-type="float" office:value="-0.00377419843985371" calcext:value-type="float">
            <text:p>-0.003774198439854</text:p>
          </table:table-cell>
          <table:table-cell table:formula="of:=(([.C824]/[.$K$5])-[.$K$3])+[.D824]" office:value-type="float" office:value="0.937934198439855" calcext:value-type="float">
            <text:p>0.937934198439855</text:p>
          </table:table-cell>
          <table:table-cell table:formula="of:=[.E824]+[.$K$3]" office:value-type="float" office:value="0.0329199999999993" calcext:value-type="float">
            <text:p>0.032919999999999</text:p>
          </table:table-cell>
          <table:table-cell table:formula="of:=(([.C824]/[.$K$5])-[.$K$3])/0.00000001" office:value-type="float" office:value="-7137.98188223001" calcext:value-type="float">
            <text:p>-7138</text:p>
          </table:table-cell>
          <table:table-cell table:number-columns-repeated="10"/>
        </table:table-row>
        <table:table-row table:style-name="ro2">
          <table:table-cell table:formula="of:=NOW()+([.$K$10]*[.B826])" office:value-type="date" office:date-value="2085-03-11T06:11:13.51" calcext:value-type="date">
            <text:p>2085-03-11</text:p>
          </table:table-cell>
          <table:table-cell office:value-type="float" office:value="825" calcext:value-type="float">
            <text:p>825</text:p>
          </table:table-cell>
          <table:table-cell table:formula="of:=[.C825]*(([.$K$5]-1)/[.$K$5])-[.$K$3]" office:value-type="float" office:value="-0.00378274678618827" calcext:value-type="float">
            <text:p>-0.003782746786188</text:p>
          </table:table-cell>
          <table:table-cell table:formula="of:=(([.C825]/[.$K$5])-[.$K$3])+[.D825]" office:value-type="float" office:value="0.937862746786189" calcext:value-type="float">
            <text:p>0.937862746786189</text:p>
          </table:table-cell>
          <table:table-cell table:formula="of:=[.E825]+[.$K$3]" office:value-type="float" office:value="0.0329599999999993" calcext:value-type="float">
            <text:p>0.032959999999999</text:p>
          </table:table-cell>
          <table:table-cell table:formula="of:=(([.C825]/[.$K$5])-[.$K$3])/0.00000001" office:value-type="float" office:value="-7145.16536654476" calcext:value-type="float">
            <text:p>-7145</text:p>
          </table:table-cell>
          <table:table-cell table:number-columns-repeated="10"/>
        </table:table-row>
        <table:table-row table:style-name="ro2">
          <table:table-cell table:formula="of:=NOW()+([.$K$10]*[.B827])" office:value-type="date" office:date-value="2085-04-08T00:51:13.51" calcext:value-type="date">
            <text:p>2085-04-08</text:p>
          </table:table-cell>
          <table:table-cell office:value-type="float" office:value="826" calcext:value-type="float">
            <text:p>826</text:p>
          </table:table-cell>
          <table:table-cell table:formula="of:=[.C826]*(([.$K$5]-1)/[.$K$5])-[.$K$3]" office:value-type="float" office:value="-0.00379122389630336" calcext:value-type="float">
            <text:p>-0.003791223896303</text:p>
          </table:table-cell>
          <table:table-cell table:formula="of:=(([.C826]/[.$K$5])-[.$K$3])+[.D826]" office:value-type="float" office:value="0.937791223896304" calcext:value-type="float">
            <text:p>0.937791223896304</text:p>
          </table:table-cell>
          <table:table-cell table:formula="of:=[.E826]+[.$K$3]" office:value-type="float" office:value="0.0329999999999993" calcext:value-type="float">
            <text:p>0.032999999999999</text:p>
          </table:table-cell>
          <table:table-cell table:formula="of:=(([.C826]/[.$K$5])-[.$K$3])/0.00000001" office:value-type="float" office:value="-7152.28898849022" calcext:value-type="float">
            <text:p>-7152</text:p>
          </table:table-cell>
          <table:table-cell table:number-columns-repeated="10"/>
        </table:table-row>
        <table:table-row table:style-name="ro2">
          <table:table-cell table:formula="of:=NOW()+([.$K$10]*[.B828])" office:value-type="date" office:date-value="2085-05-05T19:31:13.51" calcext:value-type="date">
            <text:p>2085-05-05</text:p>
          </table:table-cell>
          <table:table-cell office:value-type="float" office:value="827" calcext:value-type="float">
            <text:p>827</text:p>
          </table:table-cell>
          <table:table-cell table:formula="of:=[.C827]*(([.$K$5]-1)/[.$K$5])-[.$K$3]" office:value-type="float" office:value="-0.00379963036383417" calcext:value-type="float">
            <text:p>-0.003799630363834</text:p>
          </table:table-cell>
          <table:table-cell table:formula="of:=(([.C827]/[.$K$5])-[.$K$3])+[.D827]" office:value-type="float" office:value="0.937719630363835" calcext:value-type="float">
            <text:p>0.937719630363835</text:p>
          </table:table-cell>
          <table:table-cell table:formula="of:=[.E827]+[.$K$3]" office:value-type="float" office:value="0.0330399999999993" calcext:value-type="float">
            <text:p>0.033039999999999</text:p>
          </table:table-cell>
          <table:table-cell table:formula="of:=(([.C827]/[.$K$5])-[.$K$3])/0.00000001" office:value-type="float" office:value="-7159.35324691947" calcext:value-type="float">
            <text:p>-7159</text:p>
          </table:table-cell>
          <table:table-cell table:number-columns-repeated="10"/>
        </table:table-row>
        <table:table-row table:style-name="ro2">
          <table:table-cell table:formula="of:=NOW()+([.$K$10]*[.B829])" office:value-type="date" office:date-value="2085-06-02T14:11:13.51" calcext:value-type="date">
            <text:p>2085-06-02</text:p>
          </table:table-cell>
          <table:table-cell office:value-type="float" office:value="828" calcext:value-type="float">
            <text:p>828</text:p>
          </table:table-cell>
          <table:table-cell table:formula="of:=[.C828]*(([.$K$5]-1)/[.$K$5])-[.$K$3]" office:value-type="float" office:value="-0.00380796677746888" calcext:value-type="float">
            <text:p>-0.003807966777469</text:p>
          </table:table-cell>
          <table:table-cell table:formula="of:=(([.C828]/[.$K$5])-[.$K$3])+[.D828]" office:value-type="float" office:value="0.93764796677747" calcext:value-type="float">
            <text:p>0.93764796677747</text:p>
          </table:table-cell>
          <table:table-cell table:formula="of:=[.E828]+[.$K$3]" office:value-type="float" office:value="0.0330799999999993" calcext:value-type="float">
            <text:p>0.033079999999999</text:p>
          </table:table-cell>
          <table:table-cell table:formula="of:=(([.C828]/[.$K$5])-[.$K$3])/0.00000001" office:value-type="float" office:value="-7166.35863652847" calcext:value-type="float">
            <text:p>-7166</text:p>
          </table:table-cell>
          <table:table-cell table:number-columns-repeated="10"/>
        </table:table-row>
        <table:table-row table:style-name="ro2">
          <table:table-cell table:formula="of:=NOW()+([.$K$10]*[.B830])" office:value-type="date" office:date-value="2085-06-30T08:51:13.51" calcext:value-type="date">
            <text:p>2085-06-30</text:p>
          </table:table-cell>
          <table:table-cell office:value-type="float" office:value="829" calcext:value-type="float">
            <text:p>829</text:p>
          </table:table-cell>
          <table:table-cell table:formula="of:=[.C829]*(([.$K$5]-1)/[.$K$5])-[.$K$3]" office:value-type="float" office:value="-0.00381623372098998" calcext:value-type="float">
            <text:p>-0.00381623372099</text:p>
          </table:table-cell>
          <table:table-cell table:formula="of:=(([.C829]/[.$K$5])-[.$K$3])+[.D829]" office:value-type="float" office:value="0.937576233720991" calcext:value-type="float">
            <text:p>0.937576233720991</text:p>
          </table:table-cell>
          <table:table-cell table:formula="of:=[.E829]+[.$K$3]" office:value-type="float" office:value="0.0331199999999993" calcext:value-type="float">
            <text:p>0.033119999999999</text:p>
          </table:table-cell>
          <table:table-cell table:formula="of:=(([.C829]/[.$K$5])-[.$K$3])/0.00000001" office:value-type="float" office:value="-7173.30564789074" calcext:value-type="float">
            <text:p>-7173</text:p>
          </table:table-cell>
          <table:table-cell table:number-columns-repeated="10"/>
        </table:table-row>
        <table:table-row table:style-name="ro2">
          <table:table-cell table:formula="of:=NOW()+([.$K$10]*[.B831])" office:value-type="date" office:date-value="2085-07-28T03:31:13.51" calcext:value-type="date">
            <text:p>2085-07-28</text:p>
          </table:table-cell>
          <table:table-cell office:value-type="float" office:value="830" calcext:value-type="float">
            <text:p>830</text:p>
          </table:table-cell>
          <table:table-cell table:formula="of:=[.C830]*(([.$K$5]-1)/[.$K$5])-[.$K$3]" office:value-type="float" office:value="-0.00382443177331506" calcext:value-type="float">
            <text:p>-0.003824431773315</text:p>
          </table:table-cell>
          <table:table-cell table:formula="of:=(([.C830]/[.$K$5])-[.$K$3])+[.D830]" office:value-type="float" office:value="0.937504431773316" calcext:value-type="float">
            <text:p>0.937504431773316</text:p>
          </table:table-cell>
          <table:table-cell table:formula="of:=[.E830]+[.$K$3]" office:value-type="float" office:value="0.0331599999999993" calcext:value-type="float">
            <text:p>0.033159999999999</text:p>
          </table:table-cell>
          <table:table-cell table:formula="of:=(([.C830]/[.$K$5])-[.$K$3])/0.00000001" office:value-type="float" office:value="-7180.19476749165" calcext:value-type="float">
            <text:p>-7180</text:p>
          </table:table-cell>
          <table:table-cell table:number-columns-repeated="10"/>
        </table:table-row>
        <table:table-row table:style-name="ro2">
          <table:table-cell table:formula="of:=NOW()+([.$K$10]*[.B832])" office:value-type="date" office:date-value="2085-08-24T22:11:13.51" calcext:value-type="date">
            <text:p>2085-08-24</text:p>
          </table:table-cell>
          <table:table-cell office:value-type="float" office:value="831" calcext:value-type="float">
            <text:p>831</text:p>
          </table:table-cell>
          <table:table-cell table:formula="of:=[.C831]*(([.$K$5]-1)/[.$K$5])-[.$K$3]" office:value-type="float" office:value="-0.00383256150853744" calcext:value-type="float">
            <text:p>-0.003832561508537</text:p>
          </table:table-cell>
          <table:table-cell table:formula="of:=(([.C831]/[.$K$5])-[.$K$3])+[.D831]" office:value-type="float" office:value="0.937432561508538" calcext:value-type="float">
            <text:p>0.937432561508538</text:p>
          </table:table-cell>
          <table:table-cell table:formula="of:=[.E831]+[.$K$3]" office:value-type="float" office:value="0.0331999999999993" calcext:value-type="float">
            <text:p>0.033199999999999</text:p>
          </table:table-cell>
          <table:table-cell table:formula="of:=(([.C831]/[.$K$5])-[.$K$3])/0.00000001" office:value-type="float" office:value="-7187.02647776255" calcext:value-type="float">
            <text:p>-7187</text:p>
          </table:table-cell>
          <table:table-cell table:number-columns-repeated="10"/>
        </table:table-row>
        <table:table-row table:style-name="ro2">
          <table:table-cell table:formula="of:=NOW()+([.$K$10]*[.B833])" office:value-type="date" office:date-value="2085-09-21T16:51:13.51" calcext:value-type="date">
            <text:p>2085-09-21</text:p>
          </table:table-cell>
          <table:table-cell office:value-type="float" office:value="832" calcext:value-type="float">
            <text:p>832</text:p>
          </table:table-cell>
          <table:table-cell table:formula="of:=[.C832]*(([.$K$5]-1)/[.$K$5])-[.$K$3]" office:value-type="float" office:value="-0.00384062349596629" calcext:value-type="float">
            <text:p>-0.003840623495966</text:p>
          </table:table-cell>
          <table:table-cell table:formula="of:=(([.C832]/[.$K$5])-[.$K$3])+[.D832]" office:value-type="float" office:value="0.937360623495967" calcext:value-type="float">
            <text:p>0.937360623495967</text:p>
          </table:table-cell>
          <table:table-cell table:formula="of:=[.E832]+[.$K$3]" office:value-type="float" office:value="0.0332399999999993" calcext:value-type="float">
            <text:p>0.033239999999999</text:p>
          </table:table-cell>
          <table:table-cell table:formula="of:=(([.C832]/[.$K$5])-[.$K$3])/0.00000001" office:value-type="float" office:value="-7193.80125711453" calcext:value-type="float">
            <text:p>-7194</text:p>
          </table:table-cell>
          <table:table-cell table:number-columns-repeated="10"/>
        </table:table-row>
        <table:table-row table:style-name="ro2">
          <table:table-cell table:formula="of:=NOW()+([.$K$10]*[.B834])" office:value-type="date" office:date-value="2085-10-19T11:31:13.51" calcext:value-type="date">
            <text:p>2085-10-19</text:p>
          </table:table-cell>
          <table:table-cell office:value-type="float" office:value="833" calcext:value-type="float">
            <text:p>833</text:p>
          </table:table-cell>
          <table:table-cell table:formula="of:=[.C833]*(([.$K$5]-1)/[.$K$5])-[.$K$3]" office:value-type="float" office:value="-0.00384861830016657" calcext:value-type="float">
            <text:p>-0.003848618300167</text:p>
          </table:table-cell>
          <table:table-cell table:formula="of:=(([.C833]/[.$K$5])-[.$K$3])+[.D833]" office:value-type="float" office:value="0.937288618300168" calcext:value-type="float">
            <text:p>0.937288618300168</text:p>
          </table:table-cell>
          <table:table-cell table:formula="of:=[.E833]+[.$K$3]" office:value-type="float" office:value="0.0332799999999993" calcext:value-type="float">
            <text:p>0.033279999999999</text:p>
          </table:table-cell>
          <table:table-cell table:formula="of:=(([.C833]/[.$K$5])-[.$K$3])/0.00000001" office:value-type="float" office:value="-7200.51957997191" calcext:value-type="float">
            <text:p>-7201</text:p>
          </table:table-cell>
          <table:table-cell table:number-columns-repeated="10"/>
        </table:table-row>
        <table:table-row table:style-name="ro2">
          <table:table-cell table:formula="of:=NOW()+([.$K$10]*[.B835])" office:value-type="date" office:date-value="2085-11-16T06:11:13.51" calcext:value-type="date">
            <text:p>2085-11-16</text:p>
          </table:table-cell>
          <table:table-cell office:value-type="float" office:value="834" calcext:value-type="float">
            <text:p>834</text:p>
          </table:table-cell>
          <table:table-cell table:formula="of:=[.C834]*(([.$K$5]-1)/[.$K$5])-[.$K$3]" office:value-type="float" office:value="-0.00385654648099852" calcext:value-type="float">
            <text:p>-0.003856546480999</text:p>
          </table:table-cell>
          <table:table-cell table:formula="of:=(([.C834]/[.$K$5])-[.$K$3])+[.D834]" office:value-type="float" office:value="0.937216546481" calcext:value-type="float">
            <text:p>0.937216546481</text:p>
          </table:table-cell>
          <table:table-cell table:formula="of:=[.E834]+[.$K$3]" office:value-type="float" office:value="0.0333199999999993" calcext:value-type="float">
            <text:p>0.033319999999999</text:p>
          </table:table-cell>
          <table:table-cell table:formula="of:=(([.C834]/[.$K$5])-[.$K$3])/0.00000001" office:value-type="float" office:value="-7207.18191680548" calcext:value-type="float">
            <text:p>-7207</text:p>
          </table:table-cell>
          <table:table-cell table:number-columns-repeated="10"/>
        </table:table-row>
        <table:table-row table:style-name="ro2">
          <table:table-cell table:formula="of:=NOW()+([.$K$10]*[.B836])" office:value-type="date" office:date-value="2085-12-14T00:51:13.51" calcext:value-type="date">
            <text:p>2085-12-14</text:p>
          </table:table-cell>
          <table:table-cell office:value-type="float" office:value="835" calcext:value-type="float">
            <text:p>835</text:p>
          </table:table-cell>
          <table:table-cell table:formula="of:=[.C835]*(([.$K$5]-1)/[.$K$5])-[.$K$3]" office:value-type="float" office:value="-0.00386440859365686" calcext:value-type="float">
            <text:p>-0.003864408593657</text:p>
          </table:table-cell>
          <table:table-cell table:formula="of:=(([.C835]/[.$K$5])-[.$K$3])+[.D835]" office:value-type="float" office:value="0.937144408593658" calcext:value-type="float">
            <text:p>0.937144408593658</text:p>
          </table:table-cell>
          <table:table-cell table:formula="of:=[.E835]+[.$K$3]" office:value-type="float" office:value="0.0333599999999993" calcext:value-type="float">
            <text:p>0.033359999999999</text:p>
          </table:table-cell>
          <table:table-cell table:formula="of:=(([.C835]/[.$K$5])-[.$K$3])/0.00000001" office:value-type="float" office:value="-7213.78873416543" calcext:value-type="float">
            <text:p>-7214</text:p>
          </table:table-cell>
          <table:table-cell table:number-columns-repeated="10"/>
        </table:table-row>
        <table:table-row table:style-name="ro2">
          <table:table-cell table:formula="of:=NOW()+([.$K$10]*[.B837])" office:value-type="date" office:date-value="2086-01-10T19:31:13.51" calcext:value-type="date">
            <text:p>2086-01-10</text:p>
          </table:table-cell>
          <table:table-cell office:value-type="float" office:value="836" calcext:value-type="float">
            <text:p>836</text:p>
          </table:table-cell>
          <table:table-cell table:formula="of:=[.C836]*(([.$K$5]-1)/[.$K$5])-[.$K$3]" office:value-type="float" office:value="-0.00387220518870972" calcext:value-type="float">
            <text:p>-0.00387220518871</text:p>
          </table:table-cell>
          <table:table-cell table:formula="of:=(([.C836]/[.$K$5])-[.$K$3])+[.D836]" office:value-type="float" office:value="0.937072205188711" calcext:value-type="float">
            <text:p>0.937072205188711</text:p>
          </table:table-cell>
          <table:table-cell table:formula="of:=[.E836]+[.$K$3]" office:value-type="float" office:value="0.0333999999999993" calcext:value-type="float">
            <text:p>0.033399999999999</text:p>
          </table:table-cell>
          <table:table-cell table:formula="of:=(([.C836]/[.$K$5])-[.$K$3])/0.00000001" office:value-type="float" office:value="-7220.34049471405" calcext:value-type="float">
            <text:p>-7220</text:p>
          </table:table-cell>
          <table:table-cell table:number-columns-repeated="10"/>
        </table:table-row>
        <table:table-row table:style-name="ro2">
          <table:table-cell table:formula="of:=NOW()+([.$K$10]*[.B838])" office:value-type="date" office:date-value="2086-02-07T14:11:13.51" calcext:value-type="date">
            <text:p>2086-02-07</text:p>
          </table:table-cell>
          <table:table-cell office:value-type="float" office:value="837" calcext:value-type="float">
            <text:p>837</text:p>
          </table:table-cell>
          <table:table-cell table:formula="of:=[.C837]*(([.$K$5]-1)/[.$K$5])-[.$K$3]" office:value-type="float" office:value="-0.00387993681213714" calcext:value-type="float">
            <text:p>-0.003879936812137</text:p>
          </table:table-cell>
          <table:table-cell table:formula="of:=(([.C837]/[.$K$5])-[.$K$3])+[.D837]" office:value-type="float" office:value="0.936999936812138" calcext:value-type="float">
            <text:p>0.936999936812138</text:p>
          </table:table-cell>
          <table:table-cell table:formula="of:=[.E837]+[.$K$3]" office:value-type="float" office:value="0.0334399999999993" calcext:value-type="float">
            <text:p>0.033439999999999</text:p>
          </table:table-cell>
          <table:table-cell table:formula="of:=(([.C837]/[.$K$5])-[.$K$3])/0.00000001" office:value-type="float" office:value="-7226.8376572581" calcext:value-type="float">
            <text:p>-7227</text:p>
          </table:table-cell>
          <table:table-cell table:number-columns-repeated="10"/>
        </table:table-row>
        <table:table-row table:style-name="ro2">
          <table:table-cell table:formula="of:=NOW()+([.$K$10]*[.B839])" office:value-type="date" office:date-value="2086-03-07T08:51:13.51" calcext:value-type="date">
            <text:p>2086-03-07</text:p>
          </table:table-cell>
          <table:table-cell office:value-type="float" office:value="838" calcext:value-type="float">
            <text:p>838</text:p>
          </table:table-cell>
          <table:table-cell table:formula="of:=[.C838]*(([.$K$5]-1)/[.$K$5])-[.$K$3]" office:value-type="float" office:value="-0.00388760400536933" calcext:value-type="float">
            <text:p>-0.003887604005369</text:p>
          </table:table-cell>
          <table:table-cell table:formula="of:=(([.C838]/[.$K$5])-[.$K$3])+[.D838]" office:value-type="float" office:value="0.93692760400537" calcext:value-type="float">
            <text:p>0.93692760400537</text:p>
          </table:table-cell>
          <table:table-cell table:formula="of:=[.E838]+[.$K$3]" office:value-type="float" office:value="0.0334799999999993" calcext:value-type="float">
            <text:p>0.033479999999999</text:p>
          </table:table-cell>
          <table:table-cell table:formula="of:=(([.C838]/[.$K$5])-[.$K$3])/0.00000001" office:value-type="float" office:value="-7233.28067678095" calcext:value-type="float">
            <text:p>-7233</text:p>
          </table:table-cell>
          <table:table-cell table:number-columns-repeated="10"/>
        </table:table-row>
        <table:table-row table:style-name="ro2">
          <table:table-cell table:formula="of:=NOW()+([.$K$10]*[.B840])" office:value-type="date" office:date-value="2086-04-04T03:31:13.51" calcext:value-type="date">
            <text:p>2086-04-04</text:p>
          </table:table-cell>
          <table:table-cell office:value-type="float" office:value="839" calcext:value-type="float">
            <text:p>839</text:p>
          </table:table-cell>
          <table:table-cell table:formula="of:=[.C839]*(([.$K$5]-1)/[.$K$5])-[.$K$3]" office:value-type="float" office:value="-0.00389520730532459" calcext:value-type="float">
            <text:p>-0.003895207305325</text:p>
          </table:table-cell>
          <table:table-cell table:formula="of:=(([.C839]/[.$K$5])-[.$K$3])+[.D839]" office:value-type="float" office:value="0.936855207305326" calcext:value-type="float">
            <text:p>0.936855207305326</text:p>
          </table:table-cell>
          <table:table-cell table:formula="of:=[.E839]+[.$K$3]" office:value-type="float" office:value="0.0335199999999993" calcext:value-type="float">
            <text:p>0.033519999999999</text:p>
          </table:table-cell>
          <table:table-cell table:formula="of:=(([.C839]/[.$K$5])-[.$K$3])/0.00000001" office:value-type="float" office:value="-7239.67000447444" calcext:value-type="float">
            <text:p>-7240</text:p>
          </table:table-cell>
          <table:table-cell table:number-columns-repeated="10"/>
        </table:table-row>
        <table:table-row table:style-name="ro2">
          <table:table-cell table:formula="of:=NOW()+([.$K$10]*[.B841])" office:value-type="date" office:date-value="2086-05-01T22:11:13.51" calcext:value-type="date">
            <text:p>2086-05-01</text:p>
          </table:table-cell>
          <table:table-cell office:value-type="float" office:value="840" calcext:value-type="float">
            <text:p>840</text:p>
          </table:table-cell>
          <table:table-cell table:formula="of:=[.C840]*(([.$K$5]-1)/[.$K$5])-[.$K$3]" office:value-type="float" office:value="-0.00390274724444688" calcext:value-type="float">
            <text:p>-0.003902747244447</text:p>
          </table:table-cell>
          <table:table-cell table:formula="of:=(([.C840]/[.$K$5])-[.$K$3])+[.D840]" office:value-type="float" office:value="0.936782747244448" calcext:value-type="float">
            <text:p>0.936782747244448</text:p>
          </table:table-cell>
          <table:table-cell table:formula="of:=[.E840]+[.$K$3]" office:value-type="float" office:value="0.0335599999999993" calcext:value-type="float">
            <text:p>0.033559999999999</text:p>
          </table:table-cell>
          <table:table-cell table:formula="of:=(([.C840]/[.$K$5])-[.$K$3])/0.00000001" office:value-type="float" office:value="-7246.00608777049" calcext:value-type="float">
            <text:p>-7246</text:p>
          </table:table-cell>
          <table:table-cell table:number-columns-repeated="10"/>
        </table:table-row>
        <table:table-row table:style-name="ro2">
          <table:table-cell table:formula="of:=NOW()+([.$K$10]*[.B842])" office:value-type="date" office:date-value="2086-05-29T16:51:13.51" calcext:value-type="date">
            <text:p>2086-05-29</text:p>
          </table:table-cell>
          <table:table-cell office:value-type="float" office:value="841" calcext:value-type="float">
            <text:p>841</text:p>
          </table:table-cell>
          <table:table-cell table:formula="of:=[.C841]*(([.$K$5]-1)/[.$K$5])-[.$K$3]" office:value-type="float" office:value="-0.00391022435074316" calcext:value-type="float">
            <text:p>-0.003910224350743</text:p>
          </table:table-cell>
          <table:table-cell table:formula="of:=(([.C841]/[.$K$5])-[.$K$3])+[.D841]" office:value-type="float" office:value="0.936710224350744" calcext:value-type="float">
            <text:p>0.936710224350744</text:p>
          </table:table-cell>
          <table:table-cell table:formula="of:=[.E841]+[.$K$3]" office:value-type="float" office:value="0.0335999999999993" calcext:value-type="float">
            <text:p>0.033599999999999</text:p>
          </table:table-cell>
          <table:table-cell table:formula="of:=(([.C841]/[.$K$5])-[.$K$3])/0.00000001" office:value-type="float" office:value="-7252.2893703724" calcext:value-type="float">
            <text:p>-7252</text:p>
          </table:table-cell>
          <table:table-cell table:number-columns-repeated="10"/>
        </table:table-row>
        <table:table-row table:style-name="ro2">
          <table:table-cell table:formula="of:=NOW()+([.$K$10]*[.B843])" office:value-type="date" office:date-value="2086-06-26T11:31:13.51" calcext:value-type="date">
            <text:p>2086-06-26</text:p>
          </table:table-cell>
          <table:table-cell office:value-type="float" office:value="842" calcext:value-type="float">
            <text:p>842</text:p>
          </table:table-cell>
          <table:table-cell table:formula="of:=[.C842]*(([.$K$5]-1)/[.$K$5])-[.$K$3]" office:value-type="float" office:value="-0.0039176391478203" calcext:value-type="float">
            <text:p>-0.00391763914782</text:p>
          </table:table-cell>
          <table:table-cell table:formula="of:=(([.C842]/[.$K$5])-[.$K$3])+[.D842]" office:value-type="float" office:value="0.936637639147821" calcext:value-type="float">
            <text:p>0.936637639147821</text:p>
          </table:table-cell>
          <table:table-cell table:formula="of:=[.E842]+[.$K$3]" office:value-type="float" office:value="0.0336399999999993" calcext:value-type="float">
            <text:p>0.033639999999999</text:p>
          </table:table-cell>
          <table:table-cell table:formula="of:=(([.C842]/[.$K$5])-[.$K$3])/0.00000001" office:value-type="float" office:value="-7258.52029228597" calcext:value-type="float">
            <text:p>-7259</text:p>
          </table:table-cell>
          <table:table-cell table:number-columns-repeated="10"/>
        </table:table-row>
        <table:table-row table:style-name="ro2">
          <table:table-cell table:formula="of:=NOW()+([.$K$10]*[.B844])" office:value-type="date" office:date-value="2086-07-24T06:11:13.51" calcext:value-type="date">
            <text:p>2086-07-24</text:p>
          </table:table-cell>
          <table:table-cell office:value-type="float" office:value="843" calcext:value-type="float">
            <text:p>843</text:p>
          </table:table-cell>
          <table:table-cell table:formula="of:=[.C843]*(([.$K$5]-1)/[.$K$5])-[.$K$3]" office:value-type="float" office:value="-0.0039249921549218" calcext:value-type="float">
            <text:p>-0.003924992154922</text:p>
          </table:table-cell>
          <table:table-cell table:formula="of:=(([.C843]/[.$K$5])-[.$K$3])+[.D843]" office:value-type="float" office:value="0.936564992154923" calcext:value-type="float">
            <text:p>0.936564992154923</text:p>
          </table:table-cell>
          <table:table-cell table:formula="of:=[.E843]+[.$K$3]" office:value-type="float" office:value="0.0336799999999993" calcext:value-type="float">
            <text:p>0.033679999999999</text:p>
          </table:table-cell>
          <table:table-cell table:formula="of:=(([.C843]/[.$K$5])-[.$K$3])/0.00000001" office:value-type="float" office:value="-7264.69928985025" calcext:value-type="float">
            <text:p>-7265</text:p>
          </table:table-cell>
          <table:table-cell table:number-columns-repeated="10"/>
        </table:table-row>
        <table:table-row table:style-name="ro2">
          <table:table-cell table:formula="of:=NOW()+([.$K$10]*[.B845])" office:value-type="date" office:date-value="2086-08-21T00:51:13.51" calcext:value-type="date">
            <text:p>2086-08-21</text:p>
          </table:table-cell>
          <table:table-cell office:value-type="float" office:value="844" calcext:value-type="float">
            <text:p>844</text:p>
          </table:table-cell>
          <table:table-cell table:formula="of:=[.C844]*(([.$K$5]-1)/[.$K$5])-[.$K$3]" office:value-type="float" office:value="-0.00393228388696411" calcext:value-type="float">
            <text:p>-0.003932283886964</text:p>
          </table:table-cell>
          <table:table-cell table:formula="of:=(([.C844]/[.$K$5])-[.$K$3])+[.D844]" office:value-type="float" office:value="0.936492283886965" calcext:value-type="float">
            <text:p>0.936492283886965</text:p>
          </table:table-cell>
          <table:table-cell table:formula="of:=[.E844]+[.$K$3]" office:value-type="float" office:value="0.0337199999999993" calcext:value-type="float">
            <text:p>0.033719999999999</text:p>
          </table:table-cell>
          <table:table-cell table:formula="of:=(([.C844]/[.$K$5])-[.$K$3])/0.00000001" office:value-type="float" office:value="-7270.82679576817" calcext:value-type="float">
            <text:p>-7271</text:p>
          </table:table-cell>
          <table:table-cell table:number-columns-repeated="10"/>
        </table:table-row>
        <table:table-row table:style-name="ro2">
          <table:table-cell table:formula="of:=NOW()+([.$K$10]*[.B846])" office:value-type="date" office:date-value="2086-09-17T19:31:13.51" calcext:value-type="date">
            <text:p>2086-09-17</text:p>
          </table:table-cell>
          <table:table-cell office:value-type="float" office:value="845" calcext:value-type="float">
            <text:p>845</text:p>
          </table:table-cell>
          <table:table-cell table:formula="of:=[.C845]*(([.$K$5]-1)/[.$K$5])-[.$K$3]" office:value-type="float" office:value="-0.00393951485457275" calcext:value-type="float">
            <text:p>-0.003939514854573</text:p>
          </table:table-cell>
          <table:table-cell table:formula="of:=(([.C845]/[.$K$5])-[.$K$3])+[.D845]" office:value-type="float" office:value="0.936419514854574" calcext:value-type="float">
            <text:p>0.936419514854574</text:p>
          </table:table-cell>
          <table:table-cell table:formula="of:=[.E845]+[.$K$3]" office:value-type="float" office:value="0.0337599999999993" calcext:value-type="float">
            <text:p>0.033759999999999</text:p>
          </table:table-cell>
          <table:table-cell table:formula="of:=(([.C845]/[.$K$5])-[.$K$3])/0.00000001" office:value-type="float" office:value="-7276.90323913676" calcext:value-type="float">
            <text:p>-7277</text:p>
          </table:table-cell>
          <table:table-cell table:number-columns-repeated="10"/>
        </table:table-row>
        <table:table-row table:style-name="ro2">
          <table:table-cell table:formula="of:=NOW()+([.$K$10]*[.B847])" office:value-type="date" office:date-value="2086-10-15T14:11:13.51" calcext:value-type="date">
            <text:p>2086-10-15</text:p>
          </table:table-cell>
          <table:table-cell office:value-type="float" office:value="846" calcext:value-type="float">
            <text:p>846</text:p>
          </table:table-cell>
          <table:table-cell table:formula="of:=[.C846]*(([.$K$5]-1)/[.$K$5])-[.$K$3]" office:value-type="float" office:value="-0.00394668556411797" calcext:value-type="float">
            <text:p>-0.003946685564118</text:p>
          </table:table-cell>
          <table:table-cell table:formula="of:=(([.C846]/[.$K$5])-[.$K$3])+[.D846]" office:value-type="float" office:value="0.936346685564119" calcext:value-type="float">
            <text:p>0.936346685564119</text:p>
          </table:table-cell>
          <table:table-cell table:formula="of:=[.E846]+[.$K$3]" office:value-type="float" office:value="0.0337999999999993" calcext:value-type="float">
            <text:p>0.033799999999999</text:p>
          </table:table-cell>
          <table:table-cell table:formula="of:=(([.C846]/[.$K$5])-[.$K$3])/0.00000001" office:value-type="float" office:value="-7282.92904547729" calcext:value-type="float">
            <text:p>-7283</text:p>
          </table:table-cell>
          <table:table-cell table:number-columns-repeated="10"/>
        </table:table-row>
        <table:table-row table:style-name="ro2">
          <table:table-cell table:formula="of:=NOW()+([.$K$10]*[.B848])" office:value-type="date" office:date-value="2086-11-12T08:51:13.51" calcext:value-type="date">
            <text:p>2086-11-12</text:p>
          </table:table-cell>
          <table:table-cell office:value-type="float" office:value="847" calcext:value-type="float">
            <text:p>847</text:p>
          </table:table-cell>
          <table:table-cell table:formula="of:=[.C847]*(([.$K$5]-1)/[.$K$5])-[.$K$3]" office:value-type="float" office:value="-0.00395379651775032" calcext:value-type="float">
            <text:p>-0.00395379651775</text:p>
          </table:table-cell>
          <table:table-cell table:formula="of:=(([.C847]/[.$K$5])-[.$K$3])+[.D847]" office:value-type="float" office:value="0.936273796517751" calcext:value-type="float">
            <text:p>0.936273796517751</text:p>
          </table:table-cell>
          <table:table-cell table:formula="of:=[.E847]+[.$K$3]" office:value-type="float" office:value="0.0338399999999993" calcext:value-type="float">
            <text:p>0.033839999999999</text:p>
          </table:table-cell>
          <table:table-cell table:formula="of:=(([.C847]/[.$K$5])-[.$K$3])/0.00000001" office:value-type="float" office:value="-7288.90463676498" calcext:value-type="float">
            <text:p>-7289</text:p>
          </table:table-cell>
          <table:table-cell table:number-columns-repeated="10"/>
        </table:table-row>
        <table:table-row table:style-name="ro2">
          <table:table-cell table:formula="of:=NOW()+([.$K$10]*[.B849])" office:value-type="date" office:date-value="2086-12-10T03:31:13.51" calcext:value-type="date">
            <text:p>2086-12-10</text:p>
          </table:table-cell>
          <table:table-cell office:value-type="float" office:value="848" calcext:value-type="float">
            <text:p>848</text:p>
          </table:table-cell>
          <table:table-cell table:formula="of:=[.C848]*(([.$K$5]-1)/[.$K$5])-[.$K$3]" office:value-type="float" office:value="-0.00396084821343574" calcext:value-type="float">
            <text:p>-0.003960848213436</text:p>
          </table:table-cell>
          <table:table-cell table:formula="of:=(([.C848]/[.$K$5])-[.$K$3])+[.D848]" office:value-type="float" office:value="0.936200848213437" calcext:value-type="float">
            <text:p>0.936200848213437</text:p>
          </table:table-cell>
          <table:table-cell table:formula="of:=[.E848]+[.$K$3]" office:value-type="float" office:value="0.0338799999999993" calcext:value-type="float">
            <text:p>0.033879999999999</text:p>
          </table:table-cell>
          <table:table-cell table:formula="of:=(([.C848]/[.$K$5])-[.$K$3])/0.00000001" office:value-type="float" office:value="-7294.8304314586" calcext:value-type="float">
            <text:p>-7295</text:p>
          </table:table-cell>
          <table:table-cell table:number-columns-repeated="10"/>
        </table:table-row>
        <table:table-row table:style-name="ro2">
          <table:table-cell table:formula="of:=NOW()+([.$K$10]*[.B850])" office:value-type="date" office:date-value="2087-01-06T22:11:13.51" calcext:value-type="date">
            <text:p>2087-01-06</text:p>
          </table:table-cell>
          <table:table-cell office:value-type="float" office:value="849" calcext:value-type="float">
            <text:p>849</text:p>
          </table:table-cell>
          <table:table-cell table:formula="of:=[.C849]*(([.$K$5]-1)/[.$K$5])-[.$K$3]" office:value-type="float" office:value="-0.00396784114499044" calcext:value-type="float">
            <text:p>-0.00396784114499</text:p>
          </table:table-cell>
          <table:table-cell table:formula="of:=(([.C849]/[.$K$5])-[.$K$3])+[.D849]" office:value-type="float" office:value="0.936127841144991" calcext:value-type="float">
            <text:p>0.936127841144991</text:p>
          </table:table-cell>
          <table:table-cell table:formula="of:=[.E849]+[.$K$3]" office:value-type="float" office:value="0.0339199999999993" calcext:value-type="float">
            <text:p>0.033919999999999</text:p>
          </table:table-cell>
          <table:table-cell table:formula="of:=(([.C849]/[.$K$5])-[.$K$3])/0.00000001" office:value-type="float" office:value="-7300.70684452978" calcext:value-type="float">
            <text:p>-7301</text:p>
          </table:table-cell>
          <table:table-cell table:number-columns-repeated="10"/>
        </table:table-row>
        <table:table-row table:style-name="ro2">
          <table:table-cell table:formula="of:=NOW()+([.$K$10]*[.B851])" office:value-type="date" office:date-value="2087-02-03T16:51:13.51" calcext:value-type="date">
            <text:p>2087-02-03</text:p>
          </table:table-cell>
          <table:table-cell office:value-type="float" office:value="850" calcext:value-type="float">
            <text:p>850</text:p>
          </table:table-cell>
          <table:table-cell table:formula="of:=[.C850]*(([.$K$5]-1)/[.$K$5])-[.$K$3]" office:value-type="float" office:value="-0.00397477580211552" calcext:value-type="float">
            <text:p>-0.003974775802116</text:p>
          </table:table-cell>
          <table:table-cell table:formula="of:=(([.C850]/[.$K$5])-[.$K$3])+[.D850]" office:value-type="float" office:value="0.936054775802117" calcext:value-type="float">
            <text:p>0.936054775802117</text:p>
          </table:table-cell>
          <table:table-cell table:formula="of:=[.E850]+[.$K$3]" office:value-type="float" office:value="0.0339599999999993" calcext:value-type="float">
            <text:p>0.033959999999999</text:p>
          </table:table-cell>
          <table:table-cell table:formula="of:=(([.C850]/[.$K$5])-[.$K$3])/0.00000001" office:value-type="float" office:value="-7306.53428749204" calcext:value-type="float">
            <text:p>-7307</text:p>
          </table:table-cell>
          <table:table-cell table:number-columns-repeated="10"/>
        </table:table-row>
        <table:table-row table:style-name="ro2">
          <table:table-cell table:formula="of:=NOW()+([.$K$10]*[.B852])" office:value-type="date" office:date-value="2087-03-03T11:31:13.51" calcext:value-type="date">
            <text:p>2087-03-03</text:p>
          </table:table-cell>
          <table:table-cell office:value-type="float" office:value="851" calcext:value-type="float">
            <text:p>851</text:p>
          </table:table-cell>
          <table:table-cell table:formula="of:=[.C851]*(([.$K$5]-1)/[.$K$5])-[.$K$3]" office:value-type="float" office:value="-0.00398165267043123" calcext:value-type="float">
            <text:p>-0.003981652670431</text:p>
          </table:table-cell>
          <table:table-cell table:formula="of:=(([.C851]/[.$K$5])-[.$K$3])+[.D851]" office:value-type="float" office:value="0.935981652670432" calcext:value-type="float">
            <text:p>0.935981652670432</text:p>
          </table:table-cell>
          <table:table-cell table:formula="of:=[.E851]+[.$K$3]" office:value-type="float" office:value="0.0339999999999993" calcext:value-type="float">
            <text:p>0.033999999999999</text:p>
          </table:table-cell>
          <table:table-cell table:formula="of:=(([.C851]/[.$K$5])-[.$K$3])/0.00000001" office:value-type="float" office:value="-7312.3131684296" calcext:value-type="float">
            <text:p>-7312</text:p>
          </table:table-cell>
          <table:table-cell table:number-columns-repeated="10"/>
        </table:table-row>
        <table:table-row table:style-name="ro2">
          <table:table-cell table:formula="of:=NOW()+([.$K$10]*[.B853])" office:value-type="date" office:date-value="2087-03-31T06:11:13.51" calcext:value-type="date">
            <text:p>2087-03-31</text:p>
          </table:table-cell>
          <table:table-cell office:value-type="float" office:value="852" calcext:value-type="float">
            <text:p>852</text:p>
          </table:table-cell>
          <table:table-cell table:formula="of:=[.C852]*(([.$K$5]-1)/[.$K$5])-[.$K$3]" office:value-type="float" office:value="-0.00398847223151097" calcext:value-type="float">
            <text:p>-0.003988472231511</text:p>
          </table:table-cell>
          <table:table-cell table:formula="of:=(([.C852]/[.$K$5])-[.$K$3])+[.D852]" office:value-type="float" office:value="0.935908472231512" calcext:value-type="float">
            <text:p>0.935908472231512</text:p>
          </table:table-cell>
          <table:table-cell table:formula="of:=[.E852]+[.$K$3]" office:value-type="float" office:value="0.0340399999999993" calcext:value-type="float">
            <text:p>0.034039999999999</text:p>
          </table:table-cell>
          <table:table-cell table:formula="of:=(([.C852]/[.$K$5])-[.$K$3])/0.00000001" office:value-type="float" office:value="-7318.04389202602" calcext:value-type="float">
            <text:p>-7318</text:p>
          </table:table-cell>
          <table:table-cell table:number-columns-repeated="10"/>
        </table:table-row>
        <table:table-row table:style-name="ro2">
          <table:table-cell table:formula="of:=NOW()+([.$K$10]*[.B854])" office:value-type="date" office:date-value="2087-04-28T00:51:13.51" calcext:value-type="date">
            <text:p>2087-04-28</text:p>
          </table:table-cell>
          <table:table-cell office:value-type="float" office:value="853" calcext:value-type="float">
            <text:p>853</text:p>
          </table:table-cell>
          <table:table-cell table:formula="of:=[.C853]*(([.$K$5]-1)/[.$K$5])-[.$K$3]" office:value-type="float" office:value="-0.00399523496291504" calcext:value-type="float">
            <text:p>-0.003995234962915</text:p>
          </table:table-cell>
          <table:table-cell table:formula="of:=(([.C853]/[.$K$5])-[.$K$3])+[.D853]" office:value-type="float" office:value="0.935835234962916" calcext:value-type="float">
            <text:p>0.935835234962916</text:p>
          </table:table-cell>
          <table:table-cell table:formula="of:=[.E853]+[.$K$3]" office:value-type="float" office:value="0.0340799999999993" calcext:value-type="float">
            <text:p>0.034079999999999</text:p>
          </table:table-cell>
          <table:table-cell table:formula="of:=(([.C853]/[.$K$5])-[.$K$3])/0.00000001" office:value-type="float" office:value="-7323.72685959247" calcext:value-type="float">
            <text:p>-7324</text:p>
          </table:table-cell>
          <table:table-cell table:number-columns-repeated="10"/>
        </table:table-row>
        <table:table-row table:style-name="ro2">
          <table:table-cell table:formula="of:=NOW()+([.$K$10]*[.B855])" office:value-type="date" office:date-value="2087-05-25T19:31:13.51" calcext:value-type="date">
            <text:p>2087-05-25</text:p>
          </table:table-cell>
          <table:table-cell office:value-type="float" office:value="854" calcext:value-type="float">
            <text:p>854</text:p>
          </table:table-cell>
          <table:table-cell table:formula="of:=[.C854]*(([.$K$5]-1)/[.$K$5])-[.$K$3]" office:value-type="float" office:value="-0.00400194133822408" calcext:value-type="float">
            <text:p>-0.004001941338224</text:p>
          </table:table-cell>
          <table:table-cell table:formula="of:=(([.C854]/[.$K$5])-[.$K$3])+[.D854]" office:value-type="float" office:value="0.935761941338225" calcext:value-type="float">
            <text:p>0.935761941338225</text:p>
          </table:table-cell>
          <table:table-cell table:formula="of:=[.E854]+[.$K$3]" office:value-type="float" office:value="0.0341199999999993" calcext:value-type="float">
            <text:p>0.034119999999999</text:p>
          </table:table-cell>
          <table:table-cell table:formula="of:=(([.C854]/[.$K$5])-[.$K$3])/0.00000001" office:value-type="float" office:value="-7329.36246909587" calcext:value-type="float">
            <text:p>-7329</text:p>
          </table:table-cell>
          <table:table-cell table:number-columns-repeated="10"/>
        </table:table-row>
        <table:table-row table:style-name="ro2">
          <table:table-cell table:formula="of:=NOW()+([.$K$10]*[.B856])" office:value-type="date" office:date-value="2087-06-22T14:11:13.51" calcext:value-type="date">
            <text:p>2087-06-22</text:p>
          </table:table-cell>
          <table:table-cell office:value-type="float" office:value="855" calcext:value-type="float">
            <text:p>855</text:p>
          </table:table-cell>
          <table:table-cell table:formula="of:=[.C855]*(([.$K$5]-1)/[.$K$5])-[.$K$3]" office:value-type="float" office:value="-0.00400859182707222" calcext:value-type="float">
            <text:p>-0.004008591827072</text:p>
          </table:table-cell>
          <table:table-cell table:formula="of:=(([.C855]/[.$K$5])-[.$K$3])+[.D855]" office:value-type="float" office:value="0.935688591827073" calcext:value-type="float">
            <text:p>0.935688591827073</text:p>
          </table:table-cell>
          <table:table-cell table:formula="of:=[.E855]+[.$K$3]" office:value-type="float" office:value="0.0341599999999993" calcext:value-type="float">
            <text:p>0.034159999999999</text:p>
          </table:table-cell>
          <table:table-cell table:formula="of:=(([.C855]/[.$K$5])-[.$K$3])/0.00000001" office:value-type="float" office:value="-7334.95111518674" calcext:value-type="float">
            <text:p>-7335</text:p>
          </table:table-cell>
          <table:table-cell table:number-columns-repeated="10"/>
        </table:table-row>
        <table:table-row table:style-name="ro2">
          <table:table-cell table:formula="of:=NOW()+([.$K$10]*[.B857])" office:value-type="date" office:date-value="2087-07-20T08:51:13.51" calcext:value-type="date">
            <text:p>2087-07-20</text:p>
          </table:table-cell>
          <table:table-cell office:value-type="float" office:value="856" calcext:value-type="float">
            <text:p>856</text:p>
          </table:table-cell>
          <table:table-cell table:formula="of:=[.C856]*(([.$K$5]-1)/[.$K$5])-[.$K$3]" office:value-type="float" office:value="-0.00401518689517995" calcext:value-type="float">
            <text:p>-0.00401518689518</text:p>
          </table:table-cell>
          <table:table-cell table:formula="of:=(([.C856]/[.$K$5])-[.$K$3])+[.D856]" office:value-type="float" office:value="0.935615186895181" calcext:value-type="float">
            <text:p>0.935615186895181</text:p>
          </table:table-cell>
          <table:table-cell table:formula="of:=[.E856]+[.$K$3]" office:value-type="float" office:value="0.0341999999999993" calcext:value-type="float">
            <text:p>0.034199999999999</text:p>
          </table:table-cell>
          <table:table-cell table:formula="of:=(([.C856]/[.$K$5])-[.$K$3])/0.00000001" office:value-type="float" office:value="-7340.49318922685" calcext:value-type="float">
            <text:p>-7340</text:p>
          </table:table-cell>
          <table:table-cell table:number-columns-repeated="10"/>
        </table:table-row>
        <table:table-row table:style-name="ro2">
          <table:table-cell table:formula="of:=NOW()+([.$K$10]*[.B858])" office:value-type="date" office:date-value="2087-08-17T03:31:13.51" calcext:value-type="date">
            <text:p>2087-08-17</text:p>
          </table:table-cell>
          <table:table-cell office:value-type="float" office:value="857" calcext:value-type="float">
            <text:p>857</text:p>
          </table:table-cell>
          <table:table-cell table:formula="of:=[.C857]*(([.$K$5]-1)/[.$K$5])-[.$K$3]" office:value-type="float" office:value="-0.00402172700438678" calcext:value-type="float">
            <text:p>-0.004021727004387</text:p>
          </table:table-cell>
          <table:table-cell table:formula="of:=(([.C857]/[.$K$5])-[.$K$3])+[.D857]" office:value-type="float" office:value="0.935541727004388" calcext:value-type="float">
            <text:p>0.935541727004388</text:p>
          </table:table-cell>
          <table:table-cell table:formula="of:=[.E857]+[.$K$3]" office:value-type="float" office:value="0.0342399999999993" calcext:value-type="float">
            <text:p>0.034239999999999</text:p>
          </table:table-cell>
          <table:table-cell table:formula="of:=(([.C857]/[.$K$5])-[.$K$3])/0.00000001" office:value-type="float" office:value="-7345.98907931662" calcext:value-type="float">
            <text:p>-7346</text:p>
          </table:table-cell>
          <table:table-cell table:number-columns-repeated="10"/>
        </table:table-row>
        <table:table-row table:style-name="ro2">
          <table:table-cell table:formula="of:=NOW()+([.$K$10]*[.B859])" office:value-type="date" office:date-value="2087-09-13T22:11:13.51" calcext:value-type="date">
            <text:p>2087-09-13</text:p>
          </table:table-cell>
          <table:table-cell office:value-type="float" office:value="858" calcext:value-type="float">
            <text:p>858</text:p>
          </table:table-cell>
          <table:table-cell table:formula="of:=[.C858]*(([.$K$5]-1)/[.$K$5])-[.$K$3]" office:value-type="float" office:value="-0.00402821261268356" calcext:value-type="float">
            <text:p>-0.004028212612684</text:p>
          </table:table-cell>
          <table:table-cell table:formula="of:=(([.C858]/[.$K$5])-[.$K$3])+[.D858]" office:value-type="float" office:value="0.935468212612685" calcext:value-type="float">
            <text:p>0.935468212612685</text:p>
          </table:table-cell>
          <table:table-cell table:formula="of:=[.E858]+[.$K$3]" office:value-type="float" office:value="0.0342799999999993" calcext:value-type="float">
            <text:p>0.034279999999999</text:p>
          </table:table-cell>
          <table:table-cell table:formula="of:=(([.C858]/[.$K$5])-[.$K$3])/0.00000001" office:value-type="float" office:value="-7351.43917032232" calcext:value-type="float">
            <text:p>-7351</text:p>
          </table:table-cell>
          <table:table-cell table:number-columns-repeated="10"/>
        </table:table-row>
        <table:table-row table:style-name="ro2">
          <table:table-cell table:formula="of:=NOW()+([.$K$10]*[.B860])" office:value-type="date" office:date-value="2087-10-11T16:51:13.51" calcext:value-type="date">
            <text:p>2087-10-11</text:p>
          </table:table-cell>
          <table:table-cell office:value-type="float" office:value="859" calcext:value-type="float">
            <text:p>859</text:p>
          </table:table-cell>
          <table:table-cell table:formula="of:=[.C859]*(([.$K$5]-1)/[.$K$5])-[.$K$3]" office:value-type="float" office:value="-0.00403464417424453" calcext:value-type="float">
            <text:p>-0.004034644174245</text:p>
          </table:table-cell>
          <table:table-cell table:formula="of:=(([.C859]/[.$K$5])-[.$K$3])+[.D859]" office:value-type="float" office:value="0.935394644174246" calcext:value-type="float">
            <text:p>0.935394644174246</text:p>
          </table:table-cell>
          <table:table-cell table:formula="of:=[.E859]+[.$K$3]" office:value-type="float" office:value="0.0343199999999993" calcext:value-type="float">
            <text:p>0.034319999999999</text:p>
          </table:table-cell>
          <table:table-cell table:formula="of:=(([.C859]/[.$K$5])-[.$K$3])/0.00000001" office:value-type="float" office:value="-7356.84384390297" calcext:value-type="float">
            <text:p>-7357</text:p>
          </table:table-cell>
          <table:table-cell table:number-columns-repeated="10"/>
        </table:table-row>
        <table:table-row table:style-name="ro2">
          <table:table-cell table:formula="of:=NOW()+([.$K$10]*[.B861])" office:value-type="date" office:date-value="2087-11-08T11:31:13.51" calcext:value-type="date">
            <text:p>2087-11-08</text:p>
          </table:table-cell>
          <table:table-cell office:value-type="float" office:value="860" calcext:value-type="float">
            <text:p>860</text:p>
          </table:table-cell>
          <table:table-cell table:formula="of:=[.C860]*(([.$K$5]-1)/[.$K$5])-[.$K$3]" office:value-type="float" office:value="-0.00404102213945916" calcext:value-type="float">
            <text:p>-0.004041022139459</text:p>
          </table:table-cell>
          <table:table-cell table:formula="of:=(([.C860]/[.$K$5])-[.$K$3])+[.D860]" office:value-type="float" office:value="0.93532102213946" calcext:value-type="float">
            <text:p>0.93532102213946</text:p>
          </table:table-cell>
          <table:table-cell table:formula="of:=[.E860]+[.$K$3]" office:value-type="float" office:value="0.0343599999999993" calcext:value-type="float">
            <text:p>0.034359999999999</text:p>
          </table:table-cell>
          <table:table-cell table:formula="of:=(([.C860]/[.$K$5])-[.$K$3])/0.00000001" office:value-type="float" office:value="-7362.20347853711" calcext:value-type="float">
            <text:p>-7362</text:p>
          </table:table-cell>
          <table:table-cell table:number-columns-repeated="10"/>
        </table:table-row>
        <table:table-row table:style-name="ro2">
          <table:table-cell table:formula="of:=NOW()+([.$K$10]*[.B862])" office:value-type="date" office:date-value="2087-12-06T06:11:13.51" calcext:value-type="date">
            <text:p>2087-12-06</text:p>
          </table:table-cell>
          <table:table-cell office:value-type="float" office:value="861" calcext:value-type="float">
            <text:p>861</text:p>
          </table:table-cell>
          <table:table-cell table:formula="of:=[.C861]*(([.$K$5]-1)/[.$K$5])-[.$K$3]" office:value-type="float" office:value="-0.00404734695496367" calcext:value-type="float">
            <text:p>-0.004047346954964</text:p>
          </table:table-cell>
          <table:table-cell table:formula="of:=(([.C861]/[.$K$5])-[.$K$3])+[.D861]" office:value-type="float" office:value="0.935247346954965" calcext:value-type="float">
            <text:p>0.935247346954965</text:p>
          </table:table-cell>
          <table:table-cell table:formula="of:=[.E861]+[.$K$3]" office:value-type="float" office:value="0.0343999999999993" calcext:value-type="float">
            <text:p>0.034399999999999</text:p>
          </table:table-cell>
          <table:table-cell table:formula="of:=(([.C861]/[.$K$5])-[.$K$3])/0.00000001" office:value-type="float" office:value="-7367.5184495493" calcext:value-type="float">
            <text:p>-7368</text:p>
          </table:table-cell>
          <table:table-cell table:number-columns-repeated="10"/>
        </table:table-row>
        <table:table-row table:style-name="ro2">
          <table:table-cell table:formula="of:=NOW()+([.$K$10]*[.B863])" office:value-type="date" office:date-value="2088-01-03T00:51:13.51" calcext:value-type="date">
            <text:p>2088-01-03</text:p>
          </table:table-cell>
          <table:table-cell office:value-type="float" office:value="862" calcext:value-type="float">
            <text:p>862</text:p>
          </table:table-cell>
          <table:table-cell table:formula="of:=[.C862]*(([.$K$5]-1)/[.$K$5])-[.$K$3]" office:value-type="float" office:value="-0.0040536190636723" calcext:value-type="float">
            <text:p>-0.004053619063672</text:p>
          </table:table-cell>
          <table:table-cell table:formula="of:=(([.C862]/[.$K$5])-[.$K$3])+[.D862]" office:value-type="float" office:value="0.935173619063673" calcext:value-type="float">
            <text:p>0.935173619063673</text:p>
          </table:table-cell>
          <table:table-cell table:formula="of:=[.E862]+[.$K$3]" office:value-type="float" office:value="0.0344399999999993" calcext:value-type="float">
            <text:p>0.034439999999999</text:p>
          </table:table-cell>
          <table:table-cell table:formula="of:=(([.C862]/[.$K$5])-[.$K$3])/0.00000001" office:value-type="float" office:value="-7372.78912913639" calcext:value-type="float">
            <text:p>-7373</text:p>
          </table:table-cell>
          <table:table-cell table:number-columns-repeated="10"/>
        </table:table-row>
        <table:table-row table:style-name="ro2">
          <table:table-cell table:formula="of:=NOW()+([.$K$10]*[.B864])" office:value-type="date" office:date-value="2088-01-30T19:31:13.51" calcext:value-type="date">
            <text:p>2088-01-30</text:p>
          </table:table-cell>
          <table:table-cell office:value-type="float" office:value="863" calcext:value-type="float">
            <text:p>863</text:p>
          </table:table-cell>
          <table:table-cell table:formula="of:=[.C863]*(([.$K$5]-1)/[.$K$5])-[.$K$3]" office:value-type="float" office:value="-0.00405983890480837" calcext:value-type="float">
            <text:p>-0.004059838904808</text:p>
          </table:table-cell>
          <table:table-cell table:formula="of:=(([.C863]/[.$K$5])-[.$K$3])+[.D863]" office:value-type="float" office:value="0.935099838904809" calcext:value-type="float">
            <text:p>0.935099838904809</text:p>
          </table:table-cell>
          <table:table-cell table:formula="of:=[.E863]+[.$K$3]" office:value-type="float" office:value="0.0344799999999993" calcext:value-type="float">
            <text:p>0.034479999999999</text:p>
          </table:table-cell>
          <table:table-cell table:formula="of:=(([.C863]/[.$K$5])-[.$K$3])/0.00000001" office:value-type="float" office:value="-7378.01588639359" calcext:value-type="float">
            <text:p>-7378</text:p>
          </table:table-cell>
          <table:table-cell table:number-columns-repeated="10"/>
        </table:table-row>
        <table:table-row table:style-name="ro2">
          <table:table-cell table:formula="of:=NOW()+([.$K$10]*[.B865])" office:value-type="date" office:date-value="2088-02-27T14:11:13.51" calcext:value-type="date">
            <text:p>2088-02-27</text:p>
          </table:table-cell>
          <table:table-cell office:value-type="float" office:value="864" calcext:value-type="float">
            <text:p>864</text:p>
          </table:table-cell>
          <table:table-cell table:formula="of:=[.C864]*(([.$K$5]-1)/[.$K$5])-[.$K$3]" office:value-type="float" office:value="-0.00406600691393496" calcext:value-type="float">
            <text:p>-0.004066006913935</text:p>
          </table:table-cell>
          <table:table-cell table:formula="of:=(([.C864]/[.$K$5])-[.$K$3])+[.D864]" office:value-type="float" office:value="0.935026006913936" calcext:value-type="float">
            <text:p>0.935026006913936</text:p>
          </table:table-cell>
          <table:table-cell table:formula="of:=[.E864]+[.$K$3]" office:value-type="float" office:value="0.0345199999999993" calcext:value-type="float">
            <text:p>0.034519999999999</text:p>
          </table:table-cell>
          <table:table-cell table:formula="of:=(([.C864]/[.$K$5])-[.$K$3])/0.00000001" office:value-type="float" office:value="-7383.19908734031" calcext:value-type="float">
            <text:p>-7383</text:p>
          </table:table-cell>
          <table:table-cell table:number-columns-repeated="10"/>
        </table:table-row>
        <table:table-row table:style-name="ro2">
          <table:table-cell table:formula="of:=NOW()+([.$K$10]*[.B866])" office:value-type="date" office:date-value="2088-03-26T08:51:13.51" calcext:value-type="date">
            <text:p>2088-03-26</text:p>
          </table:table-cell>
          <table:table-cell office:value-type="float" office:value="865" calcext:value-type="float">
            <text:p>865</text:p>
          </table:table-cell>
          <table:table-cell table:formula="of:=[.C865]*(([.$K$5]-1)/[.$K$5])-[.$K$3]" office:value-type="float" office:value="-0.00407212352298551" calcext:value-type="float">
            <text:p>-0.004072123522986</text:p>
          </table:table-cell>
          <table:table-cell table:formula="of:=(([.C865]/[.$K$5])-[.$K$3])+[.D865]" office:value-type="float" office:value="0.934952123522987" calcext:value-type="float">
            <text:p>0.934952123522987</text:p>
          </table:table-cell>
          <table:table-cell table:formula="of:=[.E865]+[.$K$3]" office:value-type="float" office:value="0.0345599999999993" calcext:value-type="float">
            <text:p>0.034559999999999</text:p>
          </table:table-cell>
          <table:table-cell table:formula="of:=(([.C865]/[.$K$5])-[.$K$3])/0.00000001" office:value-type="float" office:value="-7388.3390949458" calcext:value-type="float">
            <text:p>-7388</text:p>
          </table:table-cell>
          <table:table-cell table:number-columns-repeated="10"/>
        </table:table-row>
        <table:table-row table:style-name="ro2">
          <table:table-cell table:formula="of:=NOW()+([.$K$10]*[.B867])" office:value-type="date" office:date-value="2088-04-23T03:31:13.51" calcext:value-type="date">
            <text:p>2088-04-23</text:p>
          </table:table-cell>
          <table:table-cell office:value-type="float" office:value="866" calcext:value-type="float">
            <text:p>866</text:p>
          </table:table-cell>
          <table:table-cell table:formula="of:=[.C866]*(([.$K$5]-1)/[.$K$5])-[.$K$3]" office:value-type="float" office:value="-0.00407818916029396" calcext:value-type="float">
            <text:p>-0.004078189160294</text:p>
          </table:table-cell>
          <table:table-cell table:formula="of:=(([.C866]/[.$K$5])-[.$K$3])+[.D866]" office:value-type="float" office:value="0.934878189160295" calcext:value-type="float">
            <text:p>0.934878189160295</text:p>
          </table:table-cell>
          <table:table-cell table:formula="of:=[.E866]+[.$K$3]" office:value-type="float" office:value="0.0345999999999993" calcext:value-type="float">
            <text:p>0.034599999999999</text:p>
          </table:table-cell>
          <table:table-cell table:formula="of:=(([.C866]/[.$K$5])-[.$K$3])/0.00000001" office:value-type="float" office:value="-7393.43626915459" calcext:value-type="float">
            <text:p>-7393</text:p>
          </table:table-cell>
          <table:table-cell table:number-columns-repeated="10"/>
        </table:table-row>
        <table:table-row table:style-name="ro2">
          <table:table-cell table:formula="of:=NOW()+([.$K$10]*[.B868])" office:value-type="date" office:date-value="2088-05-20T22:11:13.51" calcext:value-type="date">
            <text:p>2088-05-20</text:p>
          </table:table-cell>
          <table:table-cell office:value-type="float" office:value="867" calcext:value-type="float">
            <text:p>867</text:p>
          </table:table-cell>
          <table:table-cell table:formula="of:=[.C867]*(([.$K$5]-1)/[.$K$5])-[.$K$3]" office:value-type="float" office:value="-0.00408420425062484" calcext:value-type="float">
            <text:p>-0.004084204250625</text:p>
          </table:table-cell>
          <table:table-cell table:formula="of:=(([.C867]/[.$K$5])-[.$K$3])+[.D867]" office:value-type="float" office:value="0.934804204250626" calcext:value-type="float">
            <text:p>0.934804204250626</text:p>
          </table:table-cell>
          <table:table-cell table:formula="of:=[.E867]+[.$K$3]" office:value-type="float" office:value="0.0346399999999993" calcext:value-type="float">
            <text:p>0.034639999999999</text:p>
          </table:table-cell>
          <table:table-cell table:formula="of:=(([.C867]/[.$K$5])-[.$K$3])/0.00000001" office:value-type="float" office:value="-7398.49096691163" calcext:value-type="float">
            <text:p>-7398</text:p>
          </table:table-cell>
          <table:table-cell table:number-columns-repeated="10"/>
        </table:table-row>
        <table:table-row table:style-name="ro2">
          <table:table-cell table:formula="of:=NOW()+([.$K$10]*[.B869])" office:value-type="date" office:date-value="2088-06-17T16:51:13.51" calcext:value-type="date">
            <text:p>2088-06-17</text:p>
          </table:table-cell>
          <table:table-cell office:value-type="float" office:value="868" calcext:value-type="float">
            <text:p>868</text:p>
          </table:table-cell>
          <table:table-cell table:formula="of:=[.C868]*(([.$K$5]-1)/[.$K$5])-[.$K$3]" office:value-type="float" office:value="-0.00409016921520297" calcext:value-type="float">
            <text:p>-0.004090169215203</text:p>
          </table:table-cell>
          <table:table-cell table:formula="of:=(([.C868]/[.$K$5])-[.$K$3])+[.D868]" office:value-type="float" office:value="0.934730169215204" calcext:value-type="float">
            <text:p>0.934730169215204</text:p>
          </table:table-cell>
          <table:table-cell table:formula="of:=[.E868]+[.$K$3]" office:value-type="float" office:value="0.0346799999999993" calcext:value-type="float">
            <text:p>0.034679999999999</text:p>
          </table:table-cell>
          <table:table-cell table:formula="of:=(([.C868]/[.$K$5])-[.$K$3])/0.00000001" office:value-type="float" office:value="-7403.50354218737" calcext:value-type="float">
            <text:p>-7404</text:p>
          </table:table-cell>
          <table:table-cell table:number-columns-repeated="10"/>
        </table:table-row>
        <table:table-row table:style-name="ro2">
          <table:table-cell table:formula="of:=NOW()+([.$K$10]*[.B870])" office:value-type="date" office:date-value="2088-07-15T11:31:13.51" calcext:value-type="date">
            <text:p>2088-07-15</text:p>
          </table:table-cell>
          <table:table-cell office:value-type="float" office:value="869" calcext:value-type="float">
            <text:p>869</text:p>
          </table:table-cell>
          <table:table-cell table:formula="of:=[.C869]*(([.$K$5]-1)/[.$K$5])-[.$K$3]" office:value-type="float" office:value="-0.00409608447174295" calcext:value-type="float">
            <text:p>-0.004096084471743</text:p>
          </table:table-cell>
          <table:table-cell table:formula="of:=(([.C869]/[.$K$5])-[.$K$3])+[.D869]" office:value-type="float" office:value="0.934656084471744" calcext:value-type="float">
            <text:p>0.934656084471744</text:p>
          </table:table-cell>
          <table:table-cell table:formula="of:=[.E869]+[.$K$3]" office:value-type="float" office:value="0.0347199999999993" calcext:value-type="float">
            <text:p>0.034719999999999</text:p>
          </table:table-cell>
          <table:table-cell table:formula="of:=(([.C869]/[.$K$5])-[.$K$3])/0.00000001" office:value-type="float" office:value="-7408.47434600248" calcext:value-type="float">
            <text:p>-7408</text:p>
          </table:table-cell>
          <table:table-cell table:number-columns-repeated="10"/>
        </table:table-row>
        <table:table-row table:style-name="ro2">
          <table:table-cell table:formula="of:=NOW()+([.$K$10]*[.B871])" office:value-type="date" office:date-value="2088-08-12T06:11:13.51" calcext:value-type="date">
            <text:p>2088-08-12</text:p>
          </table:table-cell>
          <table:table-cell office:value-type="float" office:value="870" calcext:value-type="float">
            <text:p>870</text:p>
          </table:table-cell>
          <table:table-cell table:formula="of:=[.C870]*(([.$K$5]-1)/[.$K$5])-[.$K$3]" office:value-type="float" office:value="-0.00410195043447842" calcext:value-type="float">
            <text:p>-0.004101950434478</text:p>
          </table:table-cell>
          <table:table-cell table:formula="of:=(([.C870]/[.$K$5])-[.$K$3])+[.D870]" office:value-type="float" office:value="0.934581950434479" calcext:value-type="float">
            <text:p>0.934581950434479</text:p>
          </table:table-cell>
          <table:table-cell table:formula="of:=[.E870]+[.$K$3]" office:value-type="float" office:value="0.0347599999999993" calcext:value-type="float">
            <text:p>0.034759999999999</text:p>
          </table:table-cell>
          <table:table-cell table:formula="of:=(([.C870]/[.$K$5])-[.$K$3])/0.00000001" office:value-type="float" office:value="-7413.40372645246" calcext:value-type="float">
            <text:p>-7413</text:p>
          </table:table-cell>
          <table:table-cell table:number-columns-repeated="10"/>
        </table:table-row>
        <table:table-row table:style-name="ro2">
          <table:table-cell table:formula="of:=NOW()+([.$K$10]*[.B872])" office:value-type="date" office:date-value="2088-09-09T00:51:13.51" calcext:value-type="date">
            <text:p>2088-09-09</text:p>
          </table:table-cell>
          <table:table-cell office:value-type="float" office:value="871" calcext:value-type="float">
            <text:p>871</text:p>
          </table:table-cell>
          <table:table-cell table:formula="of:=[.C871]*(([.$K$5]-1)/[.$K$5])-[.$K$3]" office:value-type="float" office:value="-0.0041077675141911" calcext:value-type="float">
            <text:p>-0.004107767514191</text:p>
          </table:table-cell>
          <table:table-cell table:formula="of:=(([.C871]/[.$K$5])-[.$K$3])+[.D871]" office:value-type="float" office:value="0.934507767514192" calcext:value-type="float">
            <text:p>0.934507767514192</text:p>
          </table:table-cell>
          <table:table-cell table:formula="of:=[.E871]+[.$K$3]" office:value-type="float" office:value="0.0347999999999993" calcext:value-type="float">
            <text:p>0.034799999999999</text:p>
          </table:table-cell>
          <table:table-cell table:formula="of:=(([.C871]/[.$K$5])-[.$K$3])/0.00000001" office:value-type="float" office:value="-7418.29202873202" calcext:value-type="float">
            <text:p>-7418</text:p>
          </table:table-cell>
          <table:table-cell table:number-columns-repeated="10"/>
        </table:table-row>
        <table:table-row table:style-name="ro2">
          <table:table-cell table:formula="of:=NOW()+([.$K$10]*[.B873])" office:value-type="date" office:date-value="2088-10-06T19:31:13.51" calcext:value-type="date">
            <text:p>2088-10-06</text:p>
          </table:table-cell>
          <table:table-cell office:value-type="float" office:value="872" calcext:value-type="float">
            <text:p>872</text:p>
          </table:table-cell>
          <table:table-cell table:formula="of:=[.C872]*(([.$K$5]-1)/[.$K$5])-[.$K$3]" office:value-type="float" office:value="-0.00411353611823951" calcext:value-type="float">
            <text:p>-0.00411353611824</text:p>
          </table:table-cell>
          <table:table-cell table:formula="of:=(([.C872]/[.$K$5])-[.$K$3])+[.D872]" office:value-type="float" office:value="0.93443353611824" calcext:value-type="float">
            <text:p>0.93443353611824</text:p>
          </table:table-cell>
          <table:table-cell table:formula="of:=[.E872]+[.$K$3]" office:value-type="float" office:value="0.0348399999999993" calcext:value-type="float">
            <text:p>0.034839999999999</text:p>
          </table:table-cell>
          <table:table-cell table:formula="of:=(([.C872]/[.$K$5])-[.$K$3])/0.00000001" office:value-type="float" office:value="-7423.13959515925" calcext:value-type="float">
            <text:p>-7423</text:p>
          </table:table-cell>
          <table:table-cell table:number-columns-repeated="10"/>
        </table:table-row>
        <table:table-row table:style-name="ro2">
          <table:table-cell table:formula="of:=NOW()+([.$K$10]*[.B874])" office:value-type="date" office:date-value="2088-11-03T14:11:13.51" calcext:value-type="date">
            <text:p>2088-11-03</text:p>
          </table:table-cell>
          <table:table-cell office:value-type="float" office:value="873" calcext:value-type="float">
            <text:p>873</text:p>
          </table:table-cell>
          <table:table-cell table:formula="of:=[.C873]*(([.$K$5]-1)/[.$K$5])-[.$K$3]" office:value-type="float" office:value="-0.00411925665058751" calcext:value-type="float">
            <text:p>-0.004119256650588</text:p>
          </table:table-cell>
          <table:table-cell table:formula="of:=(([.C873]/[.$K$5])-[.$K$3])+[.D873]" office:value-type="float" office:value="0.934359256650589" calcext:value-type="float">
            <text:p>0.934359256650589</text:p>
          </table:table-cell>
          <table:table-cell table:formula="of:=[.E873]+[.$K$3]" office:value-type="float" office:value="0.0348799999999992" calcext:value-type="float">
            <text:p>0.034879999999999</text:p>
          </table:table-cell>
          <table:table-cell table:formula="of:=(([.C873]/[.$K$5])-[.$K$3])/0.00000001" office:value-type="float" office:value="-7427.94676519959" calcext:value-type="float">
            <text:p>-7428</text:p>
          </table:table-cell>
          <table:table-cell table:number-columns-repeated="10"/>
        </table:table-row>
        <table:table-row table:style-name="ro2">
          <table:table-cell table:formula="of:=NOW()+([.$K$10]*[.B875])" office:value-type="date" office:date-value="2088-12-01T08:51:13.51" calcext:value-type="date">
            <text:p>2088-12-01</text:p>
          </table:table-cell>
          <table:table-cell office:value-type="float" office:value="874" calcext:value-type="float">
            <text:p>874</text:p>
          </table:table-cell>
          <table:table-cell table:formula="of:=[.C874]*(([.$K$5]-1)/[.$K$5])-[.$K$3]" office:value-type="float" office:value="-0.00412492951183262" calcext:value-type="float">
            <text:p>-0.004124929511833</text:p>
          </table:table-cell>
          <table:table-cell table:formula="of:=(([.C874]/[.$K$5])-[.$K$3])+[.D874]" office:value-type="float" office:value="0.934284929511834" calcext:value-type="float">
            <text:p>0.934284929511834</text:p>
          </table:table-cell>
          <table:table-cell table:formula="of:=[.E874]+[.$K$3]" office:value-type="float" office:value="0.0349199999999992" calcext:value-type="float">
            <text:p>0.034919999999999</text:p>
          </table:table-cell>
          <table:table-cell table:formula="of:=(([.C874]/[.$K$5])-[.$K$3])/0.00000001" office:value-type="float" office:value="-7432.71387548959" calcext:value-type="float">
            <text:p>-7433</text:p>
          </table:table-cell>
          <table:table-cell table:number-columns-repeated="10"/>
        </table:table-row>
        <table:table-row table:style-name="ro2">
          <table:table-cell table:formula="of:=NOW()+([.$K$10]*[.B876])" office:value-type="date" office:date-value="2088-12-29T03:31:13.51" calcext:value-type="date">
            <text:p>2088-12-29</text:p>
          </table:table-cell>
          <table:table-cell office:value-type="float" office:value="875" calcext:value-type="float">
            <text:p>875</text:p>
          </table:table-cell>
          <table:table-cell table:formula="of:=[.C875]*(([.$K$5]-1)/[.$K$5])-[.$K$3]" office:value-type="float" office:value="-0.00413055509923401" calcext:value-type="float">
            <text:p>-0.004130555099234</text:p>
          </table:table-cell>
          <table:table-cell table:formula="of:=(([.C875]/[.$K$5])-[.$K$3])+[.D875]" office:value-type="float" office:value="0.934210555099235" calcext:value-type="float">
            <text:p>0.934210555099235</text:p>
          </table:table-cell>
          <table:table-cell table:formula="of:=[.E875]+[.$K$3]" office:value-type="float" office:value="0.0349599999999992" calcext:value-type="float">
            <text:p>0.034959999999999</text:p>
          </table:table-cell>
          <table:table-cell table:formula="of:=(([.C875]/[.$K$5])-[.$K$3])/0.00000001" office:value-type="float" office:value="-7437.44125986052" calcext:value-type="float">
            <text:p>-7437</text:p>
          </table:table-cell>
          <table:table-cell table:number-columns-repeated="10"/>
        </table:table-row>
        <table:table-row table:style-name="ro2">
          <table:table-cell table:formula="of:=NOW()+([.$K$10]*[.B877])" office:value-type="date" office:date-value="2089-01-25T22:11:13.51" calcext:value-type="date">
            <text:p>2089-01-25</text:p>
          </table:table-cell>
          <table:table-cell office:value-type="float" office:value="876" calcext:value-type="float">
            <text:p>876</text:p>
          </table:table-cell>
          <table:table-cell table:formula="of:=[.C876]*(([.$K$5]-1)/[.$K$5])-[.$K$3]" office:value-type="float" office:value="-0.0041361338067404" calcext:value-type="float">
            <text:p>-0.00413613380674</text:p>
          </table:table-cell>
          <table:table-cell table:formula="of:=(([.C876]/[.$K$5])-[.$K$3])+[.D876]" office:value-type="float" office:value="0.934136133806741" calcext:value-type="float">
            <text:p>0.934136133806741</text:p>
          </table:table-cell>
          <table:table-cell table:formula="of:=[.E876]+[.$K$3]" office:value-type="float" office:value="0.0349999999999992" calcext:value-type="float">
            <text:p>0.034999999999999</text:p>
          </table:table-cell>
          <table:table-cell table:formula="of:=(([.C876]/[.$K$5])-[.$K$3])/0.00000001" office:value-type="float" office:value="-7442.12924936168" calcext:value-type="float">
            <text:p>-7442</text:p>
          </table:table-cell>
          <table:table-cell table:number-columns-repeated="10"/>
        </table:table-row>
        <table:table-row table:style-name="ro2">
          <table:table-cell table:formula="of:=NOW()+([.$K$10]*[.B878])" office:value-type="date" office:date-value="2089-02-22T16:51:13.51" calcext:value-type="date">
            <text:p>2089-02-22</text:p>
          </table:table-cell>
          <table:table-cell office:value-type="float" office:value="877" calcext:value-type="float">
            <text:p>877</text:p>
          </table:table-cell>
          <table:table-cell table:formula="of:=[.C877]*(([.$K$5]-1)/[.$K$5])-[.$K$3]" office:value-type="float" office:value="-0.00414166602501756" calcext:value-type="float">
            <text:p>-0.004141666025018</text:p>
          </table:table-cell>
          <table:table-cell table:formula="of:=(([.C877]/[.$K$5])-[.$K$3])+[.D877]" office:value-type="float" office:value="0.934061666025019" calcext:value-type="float">
            <text:p>0.934061666025019</text:p>
          </table:table-cell>
          <table:table-cell table:formula="of:=[.E877]+[.$K$3]" office:value-type="float" office:value="0.0350399999999992" calcext:value-type="float">
            <text:p>0.035039999999999</text:p>
          </table:table-cell>
          <table:table-cell table:formula="of:=(([.C877]/[.$K$5])-[.$K$3])/0.00000001" office:value-type="float" office:value="-7446.77817228366" calcext:value-type="float">
            <text:p>-7447</text:p>
          </table:table-cell>
          <table:table-cell table:number-columns-repeated="10"/>
        </table:table-row>
        <table:table-row table:style-name="ro2">
          <table:table-cell table:formula="of:=NOW()+([.$K$10]*[.B879])" office:value-type="date" office:date-value="2089-03-22T11:31:13.51" calcext:value-type="date">
            <text:p>2089-03-22</text:p>
          </table:table-cell>
          <table:table-cell office:value-type="float" office:value="878" calcext:value-type="float">
            <text:p>878</text:p>
          </table:table-cell>
          <table:table-cell table:formula="of:=[.C878]*(([.$K$5]-1)/[.$K$5])-[.$K$3]" office:value-type="float" office:value="-0.00414715214147575" calcext:value-type="float">
            <text:p>-0.004147152141476</text:p>
          </table:table-cell>
          <table:table-cell table:formula="of:=(([.C878]/[.$K$5])-[.$K$3])+[.D878]" office:value-type="float" office:value="0.933987152141477" calcext:value-type="float">
            <text:p>0.933987152141477</text:p>
          </table:table-cell>
          <table:table-cell table:formula="of:=[.E878]+[.$K$3]" office:value-type="float" office:value="0.0350799999999992" calcext:value-type="float">
            <text:p>0.035079999999999</text:p>
          </table:table-cell>
          <table:table-cell table:formula="of:=(([.C878]/[.$K$5])-[.$K$3])/0.00000001" office:value-type="float" office:value="-7451.3883541813" calcext:value-type="float">
            <text:p>-7451</text:p>
          </table:table-cell>
          <table:table-cell table:number-columns-repeated="10"/>
        </table:table-row>
        <table:table-row table:style-name="ro2">
          <table:table-cell table:formula="of:=NOW()+([.$K$10]*[.B880])" office:value-type="date" office:date-value="2089-04-19T06:11:13.51" calcext:value-type="date">
            <text:p>2089-04-19</text:p>
          </table:table-cell>
          <table:table-cell office:value-type="float" office:value="879" calcext:value-type="float">
            <text:p>879</text:p>
          </table:table-cell>
          <table:table-cell table:formula="of:=[.C879]*(([.$K$5]-1)/[.$K$5])-[.$K$3]" office:value-type="float" office:value="-0.00415259254029678" calcext:value-type="float">
            <text:p>-0.004152592540297</text:p>
          </table:table-cell>
          <table:table-cell table:formula="of:=(([.C879]/[.$K$5])-[.$K$3])+[.D879]" office:value-type="float" office:value="0.933912592540298" calcext:value-type="float">
            <text:p>0.933912592540298</text:p>
          </table:table-cell>
          <table:table-cell table:formula="of:=[.E879]+[.$K$3]" office:value-type="float" office:value="0.0351199999999992" calcext:value-type="float">
            <text:p>0.035119999999999</text:p>
          </table:table-cell>
          <table:table-cell table:formula="of:=(([.C879]/[.$K$5])-[.$K$3])/0.00000001" office:value-type="float" office:value="-7455.96011789646" calcext:value-type="float">
            <text:p>-7456</text:p>
          </table:table-cell>
          <table:table-cell table:number-columns-repeated="10"/>
        </table:table-row>
        <table:table-row table:style-name="ro2">
          <table:table-cell table:formula="of:=NOW()+([.$K$10]*[.B881])" office:value-type="date" office:date-value="2089-05-17T00:51:13.51" calcext:value-type="date">
            <text:p>2089-05-17</text:p>
          </table:table-cell>
          <table:table-cell office:value-type="float" office:value="880" calcext:value-type="float">
            <text:p>880</text:p>
          </table:table-cell>
          <table:table-cell table:formula="of:=[.C880]*(([.$K$5]-1)/[.$K$5])-[.$K$3]" office:value-type="float" office:value="-0.00415798760246098" calcext:value-type="float">
            <text:p>-0.004157987602461</text:p>
          </table:table-cell>
          <table:table-cell table:formula="of:=(([.C880]/[.$K$5])-[.$K$3])+[.D880]" office:value-type="float" office:value="0.933837987602462" calcext:value-type="float">
            <text:p>0.933837987602462</text:p>
          </table:table-cell>
          <table:table-cell table:formula="of:=[.E880]+[.$K$3]" office:value-type="float" office:value="0.0351599999999992" calcext:value-type="float">
            <text:p>0.035159999999999</text:p>
          </table:table-cell>
          <table:table-cell table:formula="of:=(([.C880]/[.$K$5])-[.$K$3])/0.00000001" office:value-type="float" office:value="-7460.49378358065" calcext:value-type="float">
            <text:p>-7460</text:p>
          </table:table-cell>
          <table:table-cell table:number-columns-repeated="10"/>
        </table:table-row>
        <table:table-row table:style-name="ro2">
          <table:table-cell table:formula="of:=NOW()+([.$K$10]*[.B882])" office:value-type="date" office:date-value="2089-06-13T19:31:13.51" calcext:value-type="date">
            <text:p>2089-06-13</text:p>
          </table:table-cell>
          <table:table-cell office:value-type="float" office:value="881" calcext:value-type="float">
            <text:p>881</text:p>
          </table:table-cell>
          <table:table-cell table:formula="of:=[.C881]*(([.$K$5]-1)/[.$K$5])-[.$K$3]" office:value-type="float" office:value="-0.0041633377057738" calcext:value-type="float">
            <text:p>-0.004163337705774</text:p>
          </table:table-cell>
          <table:table-cell table:formula="of:=(([.C881]/[.$K$5])-[.$K$3])+[.D881]" office:value-type="float" office:value="0.933763337705775" calcext:value-type="float">
            <text:p>0.933763337705775</text:p>
          </table:table-cell>
          <table:table-cell table:formula="of:=[.E881]+[.$K$3]" office:value-type="float" office:value="0.0351999999999992" calcext:value-type="float">
            <text:p>0.035199999999999</text:p>
          </table:table-cell>
          <table:table-cell table:formula="of:=(([.C881]/[.$K$5])-[.$K$3])/0.00000001" office:value-type="float" office:value="-7464.98966871748" calcext:value-type="float">
            <text:p>-7465</text:p>
          </table:table-cell>
          <table:table-cell table:number-columns-repeated="10"/>
        </table:table-row>
        <table:table-row table:style-name="ro2">
          <table:table-cell table:formula="of:=NOW()+([.$K$10]*[.B883])" office:value-type="date" office:date-value="2089-07-11T14:11:13.51" calcext:value-type="date">
            <text:p>2089-07-11</text:p>
          </table:table-cell>
          <table:table-cell office:value-type="float" office:value="882" calcext:value-type="float">
            <text:p>882</text:p>
          </table:table-cell>
          <table:table-cell table:formula="of:=[.C882]*(([.$K$5]-1)/[.$K$5])-[.$K$3]" office:value-type="float" office:value="-0.00416864322489235" calcext:value-type="float">
            <text:p>-0.004168643224892</text:p>
          </table:table-cell>
          <table:table-cell table:formula="of:=(([.C882]/[.$K$5])-[.$K$3])+[.D882]" office:value-type="float" office:value="0.933688643224893" calcext:value-type="float">
            <text:p>0.933688643224893</text:p>
          </table:table-cell>
          <table:table-cell table:formula="of:=[.E882]+[.$K$3]" office:value-type="float" office:value="0.0352399999999992" calcext:value-type="float">
            <text:p>0.035239999999999</text:p>
          </table:table-cell>
          <table:table-cell table:formula="of:=(([.C882]/[.$K$5])-[.$K$3])/0.00000001" office:value-type="float" office:value="-7469.44808814484" calcext:value-type="float">
            <text:p>-7469</text:p>
          </table:table-cell>
          <table:table-cell table:number-columns-repeated="10"/>
        </table:table-row>
        <table:table-row table:style-name="ro2">
          <table:table-cell table:formula="of:=NOW()+([.$K$10]*[.B884])" office:value-type="date" office:date-value="2089-08-08T08:51:13.51" calcext:value-type="date">
            <text:p>2089-08-08</text:p>
          </table:table-cell>
          <table:table-cell office:value-type="float" office:value="883" calcext:value-type="float">
            <text:p>883</text:p>
          </table:table-cell>
          <table:table-cell table:formula="of:=[.C883]*(([.$K$5]-1)/[.$K$5])-[.$K$3]" office:value-type="float" office:value="-0.00417390453135159" calcext:value-type="float">
            <text:p>-0.004173904531352</text:p>
          </table:table-cell>
          <table:table-cell table:formula="of:=(([.C883]/[.$K$5])-[.$K$3])+[.D883]" office:value-type="float" office:value="0.933613904531353" calcext:value-type="float">
            <text:p>0.933613904531353</text:p>
          </table:table-cell>
          <table:table-cell table:formula="of:=[.E883]+[.$K$3]" office:value-type="float" office:value="0.0352799999999992" calcext:value-type="float">
            <text:p>0.035279999999999</text:p>
          </table:table-cell>
          <table:table-cell table:formula="of:=(([.C883]/[.$K$5])-[.$K$3])/0.00000001" office:value-type="float" office:value="-7473.86935407696" calcext:value-type="float">
            <text:p>-7474</text:p>
          </table:table-cell>
          <table:table-cell table:number-columns-repeated="10"/>
        </table:table-row>
        <table:table-row table:style-name="ro2">
          <table:table-cell table:formula="of:=NOW()+([.$K$10]*[.B885])" office:value-type="date" office:date-value="2089-09-05T03:31:13.51" calcext:value-type="date">
            <text:p>2089-09-05</text:p>
          </table:table-cell>
          <table:table-cell office:value-type="float" office:value="884" calcext:value-type="float">
            <text:p>884</text:p>
          </table:table-cell>
          <table:table-cell table:formula="of:=[.C884]*(([.$K$5]-1)/[.$K$5])-[.$K$3]" office:value-type="float" office:value="-0.00417912199359032" calcext:value-type="float">
            <text:p>-0.00417912199359</text:p>
          </table:table-cell>
          <table:table-cell table:formula="of:=(([.C884]/[.$K$5])-[.$K$3])+[.D884]" office:value-type="float" office:value="0.933539121993591" calcext:value-type="float">
            <text:p>0.933539121993591</text:p>
          </table:table-cell>
          <table:table-cell table:formula="of:=[.E884]+[.$K$3]" office:value-type="float" office:value="0.0353199999999992" calcext:value-type="float">
            <text:p>0.035319999999999</text:p>
          </table:table-cell>
          <table:table-cell table:formula="of:=(([.C884]/[.$K$5])-[.$K$3])/0.00000001" office:value-type="float" office:value="-7478.25377612632" calcext:value-type="float">
            <text:p>-7478</text:p>
          </table:table-cell>
          <table:table-cell table:number-columns-repeated="10"/>
        </table:table-row>
        <table:table-row table:style-name="ro2">
          <table:table-cell table:formula="of:=NOW()+([.$K$10]*[.B886])" office:value-type="date" office:date-value="2089-10-02T22:11:13.51" calcext:value-type="date">
            <text:p>2089-10-02</text:p>
          </table:table-cell>
          <table:table-cell office:value-type="float" office:value="885" calcext:value-type="float">
            <text:p>885</text:p>
          </table:table-cell>
          <table:table-cell table:formula="of:=[.C885]*(([.$K$5]-1)/[.$K$5])-[.$K$3]" office:value-type="float" office:value="-0.00418429597697707" calcext:value-type="float">
            <text:p>-0.004184295976977</text:p>
          </table:table-cell>
          <table:table-cell table:formula="of:=(([.C885]/[.$K$5])-[.$K$3])+[.D885]" office:value-type="float" office:value="0.933464295976978" calcext:value-type="float">
            <text:p>0.933464295976978</text:p>
          </table:table-cell>
          <table:table-cell table:formula="of:=[.E885]+[.$K$3]" office:value-type="float" office:value="0.0353599999999992" calcext:value-type="float">
            <text:p>0.035359999999999</text:p>
          </table:table-cell>
          <table:table-cell table:formula="of:=(([.C885]/[.$K$5])-[.$K$3])/0.00000001" office:value-type="float" office:value="-7482.60166132527" calcext:value-type="float">
            <text:p>-7483</text:p>
          </table:table-cell>
          <table:table-cell table:number-columns-repeated="10"/>
        </table:table-row>
        <table:table-row table:style-name="ro2">
          <table:table-cell table:formula="of:=NOW()+([.$K$10]*[.B887])" office:value-type="date" office:date-value="2089-10-30T16:51:13.51" calcext:value-type="date">
            <text:p>2089-10-30</text:p>
          </table:table-cell>
          <table:table-cell office:value-type="float" office:value="886" calcext:value-type="float">
            <text:p>886</text:p>
          </table:table-cell>
          <table:table-cell table:formula="of:=[.C886]*(([.$K$5]-1)/[.$K$5])-[.$K$3]" office:value-type="float" office:value="-0.00418942684383559" calcext:value-type="float">
            <text:p>-0.004189426843836</text:p>
          </table:table-cell>
          <table:table-cell table:formula="of:=(([.C886]/[.$K$5])-[.$K$3])+[.D886]" office:value-type="float" office:value="0.933389426843836" calcext:value-type="float">
            <text:p>0.933389426843836</text:p>
          </table:table-cell>
          <table:table-cell table:formula="of:=[.E886]+[.$K$3]" office:value-type="float" office:value="0.0353999999999992" calcext:value-type="float">
            <text:p>0.035399999999999</text:p>
          </table:table-cell>
          <table:table-cell table:formula="of:=(([.C886]/[.$K$5])-[.$K$3])/0.00000001" office:value-type="float" office:value="-7486.91331414756" calcext:value-type="float">
            <text:p>-7487</text:p>
          </table:table-cell>
          <table:table-cell table:number-columns-repeated="10"/>
        </table:table-row>
        <table:table-row table:style-name="ro2">
          <table:table-cell table:formula="of:=NOW()+([.$K$10]*[.B888])" office:value-type="date" office:date-value="2089-11-27T11:31:13.51" calcext:value-type="date">
            <text:p>2089-11-27</text:p>
          </table:table-cell>
          <table:table-cell office:value-type="float" office:value="887" calcext:value-type="float">
            <text:p>887</text:p>
          </table:table-cell>
          <table:table-cell table:formula="of:=[.C887]*(([.$K$5]-1)/[.$K$5])-[.$K$3]" office:value-type="float" office:value="-0.0041945149534703" calcext:value-type="float">
            <text:p>-0.00419451495347</text:p>
          </table:table-cell>
          <table:table-cell table:formula="of:=(([.C887]/[.$K$5])-[.$K$3])+[.D887]" office:value-type="float" office:value="0.933314514953471" calcext:value-type="float">
            <text:p>0.933314514953471</text:p>
          </table:table-cell>
          <table:table-cell table:formula="of:=[.E887]+[.$K$3]" office:value-type="float" office:value="0.0354399999999992" calcext:value-type="float">
            <text:p>0.035439999999999</text:p>
          </table:table-cell>
          <table:table-cell table:formula="of:=(([.C887]/[.$K$5])-[.$K$3])/0.00000001" office:value-type="float" office:value="-7491.18903652966" calcext:value-type="float">
            <text:p>-7491</text:p>
          </table:table-cell>
          <table:table-cell table:number-columns-repeated="10"/>
        </table:table-row>
        <table:table-row table:style-name="ro2">
          <table:table-cell table:formula="of:=NOW()+([.$K$10]*[.B889])" office:value-type="date" office:date-value="2089-12-25T06:11:13.51" calcext:value-type="date">
            <text:p>2089-12-25</text:p>
          </table:table-cell>
          <table:table-cell office:value-type="float" office:value="888" calcext:value-type="float">
            <text:p>888</text:p>
          </table:table-cell>
          <table:table-cell table:formula="of:=[.C888]*(([.$K$5]-1)/[.$K$5])-[.$K$3]" office:value-type="float" office:value="-0.00419956066219138" calcext:value-type="float">
            <text:p>-0.004199560662191</text:p>
          </table:table-cell>
          <table:table-cell table:formula="of:=(([.C888]/[.$K$5])-[.$K$3])+[.D888]" office:value-type="float" office:value="0.933239560662192" calcext:value-type="float">
            <text:p>0.933239560662192</text:p>
          </table:table-cell>
          <table:table-cell table:formula="of:=[.E888]+[.$K$3]" office:value-type="float" office:value="0.0354799999999992" calcext:value-type="float">
            <text:p>0.035479999999999</text:p>
          </table:table-cell>
          <table:table-cell table:formula="of:=(([.C888]/[.$K$5])-[.$K$3])/0.00000001" office:value-type="float" office:value="-7495.42912789192" calcext:value-type="float">
            <text:p>-7495</text:p>
          </table:table-cell>
          <table:table-cell table:number-columns-repeated="10"/>
        </table:table-row>
        <table:table-row table:style-name="ro2">
          <table:table-cell table:formula="of:=NOW()+([.$K$10]*[.B890])" office:value-type="date" office:date-value="2090-01-22T00:51:13.51" calcext:value-type="date">
            <text:p>2090-01-22</text:p>
          </table:table-cell>
          <table:table-cell office:value-type="float" office:value="889" calcext:value-type="float">
            <text:p>889</text:p>
          </table:table-cell>
          <table:table-cell table:formula="of:=[.C889]*(([.$K$5]-1)/[.$K$5])-[.$K$3]" office:value-type="float" office:value="-0.00420456432333979" calcext:value-type="float">
            <text:p>-0.00420456432334</text:p>
          </table:table-cell>
          <table:table-cell table:formula="of:=(([.C889]/[.$K$5])-[.$K$3])+[.D889]" office:value-type="float" office:value="0.933164564323341" calcext:value-type="float">
            <text:p>0.933164564323341</text:p>
          </table:table-cell>
          <table:table-cell table:formula="of:=[.E889]+[.$K$3]" office:value-type="float" office:value="0.0355199999999992" calcext:value-type="float">
            <text:p>0.035519999999999</text:p>
          </table:table-cell>
          <table:table-cell table:formula="of:=(([.C889]/[.$K$5])-[.$K$3])/0.00000001" office:value-type="float" office:value="-7499.63388515948" calcext:value-type="float">
            <text:p>-7500</text:p>
          </table:table-cell>
          <table:table-cell table:number-columns-repeated="10"/>
        </table:table-row>
        <table:table-row table:style-name="ro2">
          <table:table-cell table:formula="of:=NOW()+([.$K$10]*[.B891])" office:value-type="date" office:date-value="2090-02-18T19:31:13.51" calcext:value-type="date">
            <text:p>2090-02-18</text:p>
          </table:table-cell>
          <table:table-cell office:value-type="float" office:value="890" calcext:value-type="float">
            <text:p>890</text:p>
          </table:table-cell>
          <table:table-cell table:formula="of:=[.C890]*(([.$K$5]-1)/[.$K$5])-[.$K$3]" office:value-type="float" office:value="-0.00420952628731195" calcext:value-type="float">
            <text:p>-0.004209526287312</text:p>
          </table:table-cell>
          <table:table-cell table:formula="of:=(([.C890]/[.$K$5])-[.$K$3])+[.D890]" office:value-type="float" office:value="0.933089526287313" calcext:value-type="float">
            <text:p>0.933089526287313</text:p>
          </table:table-cell>
          <table:table-cell table:formula="of:=[.E890]+[.$K$3]" office:value-type="float" office:value="0.0355599999999992" calcext:value-type="float">
            <text:p>0.035559999999999</text:p>
          </table:table-cell>
          <table:table-cell table:formula="of:=(([.C890]/[.$K$5])-[.$K$3])/0.00000001" office:value-type="float" office:value="-7503.80360278315" calcext:value-type="float">
            <text:p>-7504</text:p>
          </table:table-cell>
          <table:table-cell table:number-columns-repeated="10"/>
        </table:table-row>
        <table:table-row table:style-name="ro2">
          <table:table-cell table:formula="of:=NOW()+([.$K$10]*[.B892])" office:value-type="date" office:date-value="2090-03-18T14:11:13.51" calcext:value-type="date">
            <text:p>2090-03-18</text:p>
          </table:table-cell>
          <table:table-cell office:value-type="float" office:value="891" calcext:value-type="float">
            <text:p>891</text:p>
          </table:table-cell>
          <table:table-cell table:formula="of:=[.C891]*(([.$K$5]-1)/[.$K$5])-[.$K$3]" office:value-type="float" office:value="-0.00421444690158435" calcext:value-type="float">
            <text:p>-0.004214446901584</text:p>
          </table:table-cell>
          <table:table-cell table:formula="of:=(([.C891]/[.$K$5])-[.$K$3])+[.D891]" office:value-type="float" office:value="0.933014446901585" calcext:value-type="float">
            <text:p>0.933014446901585</text:p>
          </table:table-cell>
          <table:table-cell table:formula="of:=[.E891]+[.$K$3]" office:value-type="float" office:value="0.0355999999999992" calcext:value-type="float">
            <text:p>0.035599999999999</text:p>
          </table:table-cell>
          <table:table-cell table:formula="of:=(([.C891]/[.$K$5])-[.$K$3])/0.00000001" office:value-type="float" office:value="-7507.93857275996" calcext:value-type="float">
            <text:p>-7508</text:p>
          </table:table-cell>
          <table:table-cell table:number-columns-repeated="10"/>
        </table:table-row>
        <table:table-row table:style-name="ro2">
          <table:table-cell table:formula="of:=NOW()+([.$K$10]*[.B893])" office:value-type="date" office:date-value="2090-04-15T08:51:13.51" calcext:value-type="date">
            <text:p>2090-04-15</text:p>
          </table:table-cell>
          <table:table-cell office:value-type="float" office:value="892" calcext:value-type="float">
            <text:p>892</text:p>
          </table:table-cell>
          <table:table-cell table:formula="of:=[.C892]*(([.$K$5]-1)/[.$K$5])-[.$K$3]" office:value-type="float" office:value="-0.00421932651073782" calcext:value-type="float">
            <text:p>-0.004219326510738</text:p>
          </table:table-cell>
          <table:table-cell table:formula="of:=(([.C892]/[.$K$5])-[.$K$3])+[.D892]" office:value-type="float" office:value="0.932939326510739" calcext:value-type="float">
            <text:p>0.932939326510739</text:p>
          </table:table-cell>
          <table:table-cell table:formula="of:=[.E892]+[.$K$3]" office:value-type="float" office:value="0.0356399999999992" calcext:value-type="float">
            <text:p>0.035639999999999</text:p>
          </table:table-cell>
          <table:table-cell table:formula="of:=(([.C892]/[.$K$5])-[.$K$3])/0.00000001" office:value-type="float" office:value="-7512.03908465363" calcext:value-type="float">
            <text:p>-7512</text:p>
          </table:table-cell>
          <table:table-cell table:number-columns-repeated="10"/>
        </table:table-row>
        <table:table-row table:style-name="ro2">
          <table:table-cell table:formula="of:=NOW()+([.$K$10]*[.B894])" office:value-type="date" office:date-value="2090-05-13T03:31:13.51" calcext:value-type="date">
            <text:p>2090-05-13</text:p>
          </table:table-cell>
          <table:table-cell office:value-type="float" office:value="893" calcext:value-type="float">
            <text:p>893</text:p>
          </table:table-cell>
          <table:table-cell table:formula="of:=[.C893]*(([.$K$5]-1)/[.$K$5])-[.$K$3]" office:value-type="float" office:value="-0.00422416545648167" calcext:value-type="float">
            <text:p>-0.004224165456482</text:p>
          </table:table-cell>
          <table:table-cell table:formula="of:=(([.C893]/[.$K$5])-[.$K$3])+[.D893]" office:value-type="float" office:value="0.932864165456483" calcext:value-type="float">
            <text:p>0.932864165456483</text:p>
          </table:table-cell>
          <table:table-cell table:formula="of:=[.E893]+[.$K$3]" office:value-type="float" office:value="0.0356799999999992" calcext:value-type="float">
            <text:p>0.035679999999999</text:p>
          </table:table-cell>
          <table:table-cell table:formula="of:=(([.C893]/[.$K$5])-[.$K$3])/0.00000001" office:value-type="float" office:value="-7516.10542561485" calcext:value-type="float">
            <text:p>-7516</text:p>
          </table:table-cell>
          <table:table-cell table:number-columns-repeated="10"/>
        </table:table-row>
        <table:table-row table:style-name="ro2">
          <table:table-cell table:formula="of:=NOW()+([.$K$10]*[.B895])" office:value-type="date" office:date-value="2090-06-09T22:11:13.51" calcext:value-type="date">
            <text:p>2090-06-09</text:p>
          </table:table-cell>
          <table:table-cell office:value-type="float" office:value="894" calcext:value-type="float">
            <text:p>894</text:p>
          </table:table-cell>
          <table:table-cell table:formula="of:=[.C894]*(([.$K$5]-1)/[.$K$5])-[.$K$3]" office:value-type="float" office:value="-0.00422896407767766" calcext:value-type="float">
            <text:p>-0.004228964077678</text:p>
          </table:table-cell>
          <table:table-cell table:formula="of:=(([.C894]/[.$K$5])-[.$K$3])+[.D894]" office:value-type="float" office:value="0.932788964077679" calcext:value-type="float">
            <text:p>0.932788964077679</text:p>
          </table:table-cell>
          <table:table-cell table:formula="of:=[.E894]+[.$K$3]" office:value-type="float" office:value="0.0357199999999992" calcext:value-type="float">
            <text:p>0.035719999999999</text:p>
          </table:table-cell>
          <table:table-cell table:formula="of:=(([.C894]/[.$K$5])-[.$K$3])/0.00000001" office:value-type="float" office:value="-7520.13788040139" calcext:value-type="float">
            <text:p>-7520</text:p>
          </table:table-cell>
          <table:table-cell table:number-columns-repeated="10"/>
        </table:table-row>
        <table:table-row table:style-name="ro2">
          <table:table-cell table:formula="of:=NOW()+([.$K$10]*[.B896])" office:value-type="date" office:date-value="2090-07-07T16:51:13.51" calcext:value-type="date">
            <text:p>2090-07-07</text:p>
          </table:table-cell>
          <table:table-cell office:value-type="float" office:value="895" calcext:value-type="float">
            <text:p>895</text:p>
          </table:table-cell>
          <table:table-cell table:formula="of:=[.C895]*(([.$K$5]-1)/[.$K$5])-[.$K$3]" office:value-type="float" office:value="-0.00423372271036368" calcext:value-type="float">
            <text:p>-0.004233722710364</text:p>
          </table:table-cell>
          <table:table-cell table:formula="of:=(([.C895]/[.$K$5])-[.$K$3])+[.D895]" office:value-type="float" office:value="0.932713722710365" calcext:value-type="float">
            <text:p>0.932713722710365</text:p>
          </table:table-cell>
          <table:table-cell table:formula="of:=[.E895]+[.$K$3]" office:value-type="float" office:value="0.0357599999999992" calcext:value-type="float">
            <text:p>0.035759999999999</text:p>
          </table:table-cell>
          <table:table-cell table:formula="of:=(([.C895]/[.$K$5])-[.$K$3])/0.00000001" office:value-type="float" office:value="-7524.13673139805" calcext:value-type="float">
            <text:p>-7524</text:p>
          </table:table-cell>
          <table:table-cell table:number-columns-repeated="10"/>
        </table:table-row>
        <table:table-row table:style-name="ro2">
          <table:table-cell table:formula="of:=NOW()+([.$K$10]*[.B897])" office:value-type="date" office:date-value="2090-08-04T11:31:13.51" calcext:value-type="date">
            <text:p>2090-08-04</text:p>
          </table:table-cell>
          <table:table-cell office:value-type="float" office:value="896" calcext:value-type="float">
            <text:p>896</text:p>
          </table:table-cell>
          <table:table-cell table:formula="of:=[.C896]*(([.$K$5]-1)/[.$K$5])-[.$K$3]" office:value-type="float" office:value="-0.00423844168777731" calcext:value-type="float">
            <text:p>-0.004238441687777</text:p>
          </table:table-cell>
          <table:table-cell table:formula="of:=(([.C896]/[.$K$5])-[.$K$3])+[.D896]" office:value-type="float" office:value="0.932638441687778" calcext:value-type="float">
            <text:p>0.932638441687778</text:p>
          </table:table-cell>
          <table:table-cell table:formula="of:=[.E896]+[.$K$3]" office:value-type="float" office:value="0.0357999999999992" calcext:value-type="float">
            <text:p>0.035799999999999</text:p>
          </table:table-cell>
          <table:table-cell table:formula="of:=(([.C896]/[.$K$5])-[.$K$3])/0.00000001" office:value-type="float" office:value="-7528.1022586364" calcext:value-type="float">
            <text:p>-7528</text:p>
          </table:table-cell>
          <table:table-cell table:number-columns-repeated="10"/>
        </table:table-row>
        <table:table-row table:style-name="ro2">
          <table:table-cell table:formula="of:=NOW()+([.$K$10]*[.B898])" office:value-type="date" office:date-value="2090-09-01T06:11:13.51" calcext:value-type="date">
            <text:p>2090-09-01</text:p>
          </table:table-cell>
          <table:table-cell office:value-type="float" office:value="897" calcext:value-type="float">
            <text:p>897</text:p>
          </table:table-cell>
          <table:table-cell table:formula="of:=[.C897]*(([.$K$5]-1)/[.$K$5])-[.$K$3]" office:value-type="float" office:value="-0.00424312134037917" calcext:value-type="float">
            <text:p>-0.004243121340379</text:p>
          </table:table-cell>
          <table:table-cell table:formula="of:=(([.C897]/[.$K$5])-[.$K$3])+[.D897]" office:value-type="float" office:value="0.93256312134038" calcext:value-type="float">
            <text:p>0.93256312134038</text:p>
          </table:table-cell>
          <table:table-cell table:formula="of:=[.E897]+[.$K$3]" office:value-type="float" office:value="0.0358399999999992" calcext:value-type="float">
            <text:p>0.035839999999999</text:p>
          </table:table-cell>
          <table:table-cell table:formula="of:=(([.C897]/[.$K$5])-[.$K$3])/0.00000001" office:value-type="float" office:value="-7532.03473981443" calcext:value-type="float">
            <text:p>-7532</text:p>
          </table:table-cell>
          <table:table-cell table:number-columns-repeated="10"/>
        </table:table-row>
        <table:table-row table:style-name="ro2">
          <table:table-cell table:formula="of:=NOW()+([.$K$10]*[.B899])" office:value-type="date" office:date-value="2090-09-29T00:51:13.51" calcext:value-type="date">
            <text:p>2090-09-29</text:p>
          </table:table-cell>
          <table:table-cell office:value-type="float" office:value="898" calcext:value-type="float">
            <text:p>898</text:p>
          </table:table-cell>
          <table:table-cell table:formula="of:=[.C898]*(([.$K$5]-1)/[.$K$5])-[.$K$3]" office:value-type="float" office:value="-0.00424776199587601" calcext:value-type="float">
            <text:p>-0.004247761995876</text:p>
          </table:table-cell>
          <table:table-cell table:formula="of:=(([.C898]/[.$K$5])-[.$K$3])+[.D898]" office:value-type="float" office:value="0.932487761995877" calcext:value-type="float">
            <text:p>0.932487761995877</text:p>
          </table:table-cell>
          <table:table-cell table:formula="of:=[.E898]+[.$K$3]" office:value-type="float" office:value="0.0358799999999992" calcext:value-type="float">
            <text:p>0.035879999999999</text:p>
          </table:table-cell>
          <table:table-cell table:formula="of:=(([.C898]/[.$K$5])-[.$K$3])/0.00000001" office:value-type="float" office:value="-7535.93445031597" calcext:value-type="float">
            <text:p>-7536</text:p>
          </table:table-cell>
          <table:table-cell table:number-columns-repeated="10"/>
        </table:table-row>
        <table:table-row table:style-name="ro2">
          <table:table-cell table:formula="of:=NOW()+([.$K$10]*[.B900])" office:value-type="date" office:date-value="2090-10-26T19:31:13.51" calcext:value-type="date">
            <text:p>2090-10-26</text:p>
          </table:table-cell>
          <table:table-cell office:value-type="float" office:value="899" calcext:value-type="float">
            <text:p>899</text:p>
          </table:table-cell>
          <table:table-cell table:formula="of:=[.C899]*(([.$K$5]-1)/[.$K$5])-[.$K$3]" office:value-type="float" office:value="-0.00425236397924371" calcext:value-type="float">
            <text:p>-0.004252363979244</text:p>
          </table:table-cell>
          <table:table-cell table:formula="of:=(([.C899]/[.$K$5])-[.$K$3])+[.D899]" office:value-type="float" office:value="0.932412363979245" calcext:value-type="float">
            <text:p>0.932412363979245</text:p>
          </table:table-cell>
          <table:table-cell table:formula="of:=[.E899]+[.$K$3]" office:value-type="float" office:value="0.0359199999999992" calcext:value-type="float">
            <text:p>0.035919999999999</text:p>
          </table:table-cell>
          <table:table-cell table:formula="of:=(([.C899]/[.$K$5])-[.$K$3])/0.00000001" office:value-type="float" office:value="-7539.80166323001" calcext:value-type="float">
            <text:p>-7540</text:p>
          </table:table-cell>
          <table:table-cell table:number-columns-repeated="10"/>
        </table:table-row>
        <table:table-row table:style-name="ro2">
          <table:table-cell table:formula="of:=NOW()+([.$K$10]*[.B901])" office:value-type="date" office:date-value="2090-11-23T14:11:13.51" calcext:value-type="date">
            <text:p>2090-11-23</text:p>
          </table:table-cell>
          <table:table-cell office:value-type="float" office:value="900" calcext:value-type="float">
            <text:p>900</text:p>
          </table:table-cell>
          <table:table-cell table:formula="of:=[.C900]*(([.$K$5]-1)/[.$K$5])-[.$K$3]" office:value-type="float" office:value="-0.00425692761275001" calcext:value-type="float">
            <text:p>-0.00425692761275</text:p>
          </table:table-cell>
          <table:table-cell table:formula="of:=(([.C900]/[.$K$5])-[.$K$3])+[.D900]" office:value-type="float" office:value="0.932336927612751" calcext:value-type="float">
            <text:p>0.932336927612751</text:p>
          </table:table-cell>
          <table:table-cell table:formula="of:=[.E900]+[.$K$3]" office:value-type="float" office:value="0.0359599999999992" calcext:value-type="float">
            <text:p>0.035959999999999</text:p>
          </table:table-cell>
          <table:table-cell table:formula="of:=(([.C900]/[.$K$5])-[.$K$3])/0.00000001" office:value-type="float" office:value="-7543.63664936976" calcext:value-type="float">
            <text:p>-7544</text:p>
          </table:table-cell>
          <table:table-cell table:number-columns-repeated="10"/>
        </table:table-row>
        <table:table-row table:style-name="ro2">
          <table:table-cell table:formula="of:=NOW()+([.$K$10]*[.B902])" office:value-type="date" office:date-value="2090-12-21T08:51:13.51" calcext:value-type="date">
            <text:p>2090-12-21</text:p>
          </table:table-cell>
          <table:table-cell office:value-type="float" office:value="901" calcext:value-type="float">
            <text:p>901</text:p>
          </table:table-cell>
          <table:table-cell table:formula="of:=[.C901]*(([.$K$5]-1)/[.$K$5])-[.$K$3]" office:value-type="float" office:value="-0.00426145321597709" calcext:value-type="float">
            <text:p>-0.004261453215977</text:p>
          </table:table-cell>
          <table:table-cell table:formula="of:=(([.C901]/[.$K$5])-[.$K$3])+[.D901]" office:value-type="float" office:value="0.932261453215978" calcext:value-type="float">
            <text:p>0.932261453215978</text:p>
          </table:table-cell>
          <table:table-cell table:formula="of:=[.E901]+[.$K$3]" office:value-type="float" office:value="0.0359999999999992" calcext:value-type="float">
            <text:p>0.035999999999999</text:p>
          </table:table-cell>
          <table:table-cell table:formula="of:=(([.C901]/[.$K$5])-[.$K$3])/0.00000001" office:value-type="float" office:value="-7547.43967729168" calcext:value-type="float">
            <text:p>-7547</text:p>
          </table:table-cell>
          <table:table-cell table:number-columns-repeated="10"/>
        </table:table-row>
        <table:table-row table:style-name="ro2">
          <table:table-cell table:formula="of:=NOW()+([.$K$10]*[.B903])" office:value-type="date" office:date-value="2091-01-18T03:31:13.51" calcext:value-type="date">
            <text:p>2091-01-18</text:p>
          </table:table-cell>
          <table:table-cell office:value-type="float" office:value="902" calcext:value-type="float">
            <text:p>902</text:p>
          </table:table-cell>
          <table:table-cell table:formula="of:=[.C902]*(([.$K$5]-1)/[.$K$5])-[.$K$3]" office:value-type="float" office:value="-0.00426594110584395" calcext:value-type="float">
            <text:p>-0.004265941105844</text:p>
          </table:table-cell>
          <table:table-cell table:formula="of:=(([.C902]/[.$K$5])-[.$K$3])+[.D902]" office:value-type="float" office:value="0.932185941105845" calcext:value-type="float">
            <text:p>0.932185941105845</text:p>
          </table:table-cell>
          <table:table-cell table:formula="of:=[.E902]+[.$K$3]" office:value-type="float" office:value="0.0360399999999992" calcext:value-type="float">
            <text:p>0.036039999999999</text:p>
          </table:table-cell>
          <table:table-cell table:formula="of:=(([.C902]/[.$K$5])-[.$K$3])/0.00000001" office:value-type="float" office:value="-7551.21101331425" calcext:value-type="float">
            <text:p>-7551</text:p>
          </table:table-cell>
          <table:table-cell table:number-columns-repeated="10"/>
        </table:table-row>
        <table:table-row table:style-name="ro2">
          <table:table-cell table:formula="of:=NOW()+([.$K$10]*[.B904])" office:value-type="date" office:date-value="2091-02-14T22:11:13.51" calcext:value-type="date">
            <text:p>2091-02-14</text:p>
          </table:table-cell>
          <table:table-cell office:value-type="float" office:value="903" calcext:value-type="float">
            <text:p>903</text:p>
          </table:table-cell>
          <table:table-cell table:formula="of:=[.C903]*(([.$K$5]-1)/[.$K$5])-[.$K$3]" office:value-type="float" office:value="-0.00427039159662859" calcext:value-type="float">
            <text:p>-0.004270391596629</text:p>
          </table:table-cell>
          <table:table-cell table:formula="of:=(([.C903]/[.$K$5])-[.$K$3])+[.D903]" office:value-type="float" office:value="0.93211039159663" calcext:value-type="float">
            <text:p>0.93211039159663</text:p>
          </table:table-cell>
          <table:table-cell table:formula="of:=[.E903]+[.$K$3]" office:value-type="float" office:value="0.0360799999999992" calcext:value-type="float">
            <text:p>0.036079999999999</text:p>
          </table:table-cell>
          <table:table-cell table:formula="of:=(([.C903]/[.$K$5])-[.$K$3])/0.00000001" office:value-type="float" office:value="-7554.95092153663" calcext:value-type="float">
            <text:p>-7555</text:p>
          </table:table-cell>
          <table:table-cell table:number-columns-repeated="10"/>
        </table:table-row>
        <table:table-row table:style-name="ro2">
          <table:table-cell table:formula="of:=NOW()+([.$K$10]*[.B905])" office:value-type="date" office:date-value="2091-03-14T16:51:13.51" calcext:value-type="date">
            <text:p>2091-03-14</text:p>
          </table:table-cell>
          <table:table-cell office:value-type="float" office:value="904" calcext:value-type="float">
            <text:p>904</text:p>
          </table:table-cell>
          <table:table-cell table:formula="of:=[.C904]*(([.$K$5]-1)/[.$K$5])-[.$K$3]" office:value-type="float" office:value="-0.00427480499999002" calcext:value-type="float">
            <text:p>-0.00427480499999</text:p>
          </table:table-cell>
          <table:table-cell table:formula="of:=(([.C904]/[.$K$5])-[.$K$3])+[.D904]" office:value-type="float" office:value="0.932034804999991" calcext:value-type="float">
            <text:p>0.932034804999991</text:p>
          </table:table-cell>
          <table:table-cell table:formula="of:=[.E904]+[.$K$3]" office:value-type="float" office:value="0.0361199999999992" calcext:value-type="float">
            <text:p>0.036119999999999</text:p>
          </table:table-cell>
          <table:table-cell table:formula="of:=(([.C904]/[.$K$5])-[.$K$3])/0.00000001" office:value-type="float" office:value="-7558.65966385715" calcext:value-type="float">
            <text:p>-7559</text:p>
          </table:table-cell>
          <table:table-cell table:number-columns-repeated="10"/>
        </table:table-row>
        <table:table-row table:style-name="ro2">
          <table:table-cell table:formula="of:=NOW()+([.$K$10]*[.B906])" office:value-type="date" office:date-value="2091-04-11T11:31:13.51" calcext:value-type="date">
            <text:p>2091-04-11</text:p>
          </table:table-cell>
          <table:table-cell office:value-type="float" office:value="905" calcext:value-type="float">
            <text:p>905</text:p>
          </table:table-cell>
          <table:table-cell table:formula="of:=[.C905]*(([.$K$5]-1)/[.$K$5])-[.$K$3]" office:value-type="float" office:value="-0.0042791816249901" calcext:value-type="float">
            <text:p>-0.00427918162499</text:p>
          </table:table-cell>
          <table:table-cell table:formula="of:=(([.C905]/[.$K$5])-[.$K$3])+[.D905]" office:value-type="float" office:value="0.931959181624991" calcext:value-type="float">
            <text:p>0.931959181624991</text:p>
          </table:table-cell>
          <table:table-cell table:formula="of:=[.E905]+[.$K$3]" office:value-type="float" office:value="0.0361599999999992" calcext:value-type="float">
            <text:p>0.036159999999999</text:p>
          </table:table-cell>
          <table:table-cell table:formula="of:=(([.C905]/[.$K$5])-[.$K$3])/0.00000001" office:value-type="float" office:value="-7562.33749999168" calcext:value-type="float">
            <text:p>-7562</text:p>
          </table:table-cell>
          <table:table-cell table:number-columns-repeated="10"/>
        </table:table-row>
        <table:table-row table:style-name="ro2">
          <table:table-cell table:formula="of:=NOW()+([.$K$10]*[.B907])" office:value-type="date" office:date-value="2091-05-09T06:11:13.51" calcext:value-type="date">
            <text:p>2091-05-09</text:p>
          </table:table-cell>
          <table:table-cell office:value-type="float" office:value="906" calcext:value-type="float">
            <text:p>906</text:p>
          </table:table-cell>
          <table:table-cell table:formula="of:=[.C906]*(([.$K$5]-1)/[.$K$5])-[.$K$3]" office:value-type="float" office:value="-0.00428352177811518" calcext:value-type="float">
            <text:p>-0.004283521778115</text:p>
          </table:table-cell>
          <table:table-cell table:formula="of:=(([.C906]/[.$K$5])-[.$K$3])+[.D906]" office:value-type="float" office:value="0.931883521778116" calcext:value-type="float">
            <text:p>0.931883521778116</text:p>
          </table:table-cell>
          <table:table-cell table:formula="of:=[.E906]+[.$K$3]" office:value-type="float" office:value="0.0361999999999992" calcext:value-type="float">
            <text:p>0.036199999999999</text:p>
          </table:table-cell>
          <table:table-cell table:formula="of:=(([.C906]/[.$K$5])-[.$K$3])/0.00000001" office:value-type="float" office:value="-7565.98468749175" calcext:value-type="float">
            <text:p>-7566</text:p>
          </table:table-cell>
          <table:table-cell table:number-columns-repeated="10"/>
        </table:table-row>
        <table:table-row table:style-name="ro2">
          <table:table-cell table:formula="of:=NOW()+([.$K$10]*[.B908])" office:value-type="date" office:date-value="2091-06-06T00:51:13.51" calcext:value-type="date">
            <text:p>2091-06-06</text:p>
          </table:table-cell>
          <table:table-cell office:value-type="float" office:value="907" calcext:value-type="float">
            <text:p>907</text:p>
          </table:table-cell>
          <table:table-cell table:formula="of:=[.C907]*(([.$K$5]-1)/[.$K$5])-[.$K$3]" office:value-type="float" office:value="-0.00428782576329756" calcext:value-type="float">
            <text:p>-0.004287825763298</text:p>
          </table:table-cell>
          <table:table-cell table:formula="of:=(([.C907]/[.$K$5])-[.$K$3])+[.D907]" office:value-type="float" office:value="0.931807825763299" calcext:value-type="float">
            <text:p>0.931807825763299</text:p>
          </table:table-cell>
          <table:table-cell table:formula="of:=[.E907]+[.$K$3]" office:value-type="float" office:value="0.0362399999999992" calcext:value-type="float">
            <text:p>0.036239999999999</text:p>
          </table:table-cell>
          <table:table-cell table:formula="of:=(([.C907]/[.$K$5])-[.$K$3])/0.00000001" office:value-type="float" office:value="-7569.60148176265" calcext:value-type="float">
            <text:p>-7570</text:p>
          </table:table-cell>
          <table:table-cell table:number-columns-repeated="10"/>
        </table:table-row>
        <table:table-row table:style-name="ro2">
          <table:table-cell table:formula="of:=NOW()+([.$K$10]*[.B909])" office:value-type="date" office:date-value="2091-07-03T19:31:13.51" calcext:value-type="date">
            <text:p>2091-07-03</text:p>
          </table:table-cell>
          <table:table-cell office:value-type="float" office:value="908" calcext:value-type="float">
            <text:p>908</text:p>
          </table:table-cell>
          <table:table-cell table:formula="of:=[.C908]*(([.$K$5]-1)/[.$K$5])-[.$K$3]" office:value-type="float" office:value="-0.00429209388193674" calcext:value-type="float">
            <text:p>-0.004292093881937</text:p>
          </table:table-cell>
          <table:table-cell table:formula="of:=(([.C908]/[.$K$5])-[.$K$3])+[.D908]" office:value-type="float" office:value="0.931732093881938" calcext:value-type="float">
            <text:p>0.931732093881938</text:p>
          </table:table-cell>
          <table:table-cell table:formula="of:=[.E908]+[.$K$3]" office:value-type="float" office:value="0.0362799999999992" calcext:value-type="float">
            <text:p>0.036279999999999</text:p>
          </table:table-cell>
          <table:table-cell table:formula="of:=(([.C908]/[.$K$5])-[.$K$3])/0.00000001" office:value-type="float" office:value="-7573.1881360813" calcext:value-type="float">
            <text:p>-7573</text:p>
          </table:table-cell>
          <table:table-cell table:number-columns-repeated="10"/>
        </table:table-row>
        <table:table-row table:style-name="ro2">
          <table:table-cell table:formula="of:=NOW()+([.$K$10]*[.B910])" office:value-type="date" office:date-value="2091-07-31T14:11:13.51" calcext:value-type="date">
            <text:p>2091-07-31</text:p>
          </table:table-cell>
          <table:table-cell office:value-type="float" office:value="909" calcext:value-type="float">
            <text:p>909</text:p>
          </table:table-cell>
          <table:table-cell table:formula="of:=[.C909]*(([.$K$5]-1)/[.$K$5])-[.$K$3]" office:value-type="float" office:value="-0.0042963264329206" calcext:value-type="float">
            <text:p>-0.004296326432921</text:p>
          </table:table-cell>
          <table:table-cell table:formula="of:=(([.C909]/[.$K$5])-[.$K$3])+[.D909]" office:value-type="float" office:value="0.931656326432922" calcext:value-type="float">
            <text:p>0.931656326432922</text:p>
          </table:table-cell>
          <table:table-cell table:formula="of:=[.E909]+[.$K$3]" office:value-type="float" office:value="0.0363199999999992" calcext:value-type="float">
            <text:p>0.036319999999999</text:p>
          </table:table-cell>
          <table:table-cell table:formula="of:=(([.C909]/[.$K$5])-[.$K$3])/0.00000001" office:value-type="float" office:value="-7576.74490161395" calcext:value-type="float">
            <text:p>-7577</text:p>
          </table:table-cell>
          <table:table-cell table:number-columns-repeated="10"/>
        </table:table-row>
        <table:table-row table:style-name="ro2">
          <table:table-cell table:formula="of:=NOW()+([.$K$10]*[.B911])" office:value-type="date" office:date-value="2091-08-28T08:51:13.51" calcext:value-type="date">
            <text:p>2091-08-28</text:p>
          </table:table-cell>
          <table:table-cell office:value-type="float" office:value="910" calcext:value-type="float">
            <text:p>910</text:p>
          </table:table-cell>
          <table:table-cell table:formula="of:=[.C910]*(([.$K$5]-1)/[.$K$5])-[.$K$3]" office:value-type="float" office:value="-0.00430052371264627" calcext:value-type="float">
            <text:p>-0.004300523712646</text:p>
          </table:table-cell>
          <table:table-cell table:formula="of:=(([.C910]/[.$K$5])-[.$K$3])+[.D910]" office:value-type="float" office:value="0.931580523712647" calcext:value-type="float">
            <text:p>0.931580523712647</text:p>
          </table:table-cell>
          <table:table-cell table:formula="of:=[.E910]+[.$K$3]" office:value-type="float" office:value="0.0363599999999992" calcext:value-type="float">
            <text:p>0.036359999999999</text:p>
          </table:table-cell>
          <table:table-cell table:formula="of:=(([.C910]/[.$K$5])-[.$K$3])/0.00000001" office:value-type="float" office:value="-7580.27202743384" calcext:value-type="float">
            <text:p>-7580</text:p>
          </table:table-cell>
          <table:table-cell table:number-columns-repeated="10"/>
        </table:table-row>
        <table:table-row table:style-name="ro2">
          <table:table-cell table:formula="of:=NOW()+([.$K$10]*[.B912])" office:value-type="date" office:date-value="2091-09-25T03:31:13.51" calcext:value-type="date">
            <text:p>2091-09-25</text:p>
          </table:table-cell>
          <table:table-cell office:value-type="float" office:value="911" calcext:value-type="float">
            <text:p>911</text:p>
          </table:table-cell>
          <table:table-cell table:formula="of:=[.C911]*(([.$K$5]-1)/[.$K$5])-[.$K$3]" office:value-type="float" office:value="-0.00430468601504088" calcext:value-type="float">
            <text:p>-0.004304686015041</text:p>
          </table:table-cell>
          <table:table-cell table:formula="of:=(([.C911]/[.$K$5])-[.$K$3])+[.D911]" office:value-type="float" office:value="0.931504686015042" calcext:value-type="float">
            <text:p>0.931504686015042</text:p>
          </table:table-cell>
          <table:table-cell table:formula="of:=[.E911]+[.$K$3]" office:value-type="float" office:value="0.0363999999999992" calcext:value-type="float">
            <text:p>0.036399999999999</text:p>
          </table:table-cell>
          <table:table-cell table:formula="of:=(([.C911]/[.$K$5])-[.$K$3])/0.00000001" office:value-type="float" office:value="-7583.76976053855" calcext:value-type="float">
            <text:p>-7584</text:p>
          </table:table-cell>
          <table:table-cell table:number-columns-repeated="10"/>
        </table:table-row>
        <table:table-row table:style-name="ro2">
          <table:table-cell table:formula="of:=NOW()+([.$K$10]*[.B913])" office:value-type="date" office:date-value="2091-10-22T22:11:13.51" calcext:value-type="date">
            <text:p>2091-10-22</text:p>
          </table:table-cell>
          <table:table-cell office:value-type="float" office:value="912" calcext:value-type="float">
            <text:p>912</text:p>
          </table:table-cell>
          <table:table-cell table:formula="of:=[.C912]*(([.$K$5]-1)/[.$K$5])-[.$K$3]" office:value-type="float" office:value="-0.00430881363158221" calcext:value-type="float">
            <text:p>-0.004308813631582</text:p>
          </table:table-cell>
          <table:table-cell table:formula="of:=(([.C912]/[.$K$5])-[.$K$3])+[.D912]" office:value-type="float" office:value="0.931428813631583" calcext:value-type="float">
            <text:p>0.931428813631583</text:p>
          </table:table-cell>
          <table:table-cell table:formula="of:=[.E912]+[.$K$3]" office:value-type="float" office:value="0.0364399999999992" calcext:value-type="float">
            <text:p>0.036439999999999</text:p>
          </table:table-cell>
          <table:table-cell table:formula="of:=(([.C912]/[.$K$5])-[.$K$3])/0.00000001" office:value-type="float" office:value="-7587.2383458674" calcext:value-type="float">
            <text:p>-7587</text:p>
          </table:table-cell>
          <table:table-cell table:number-columns-repeated="10"/>
        </table:table-row>
        <table:table-row table:style-name="ro2">
          <table:table-cell table:formula="of:=NOW()+([.$K$10]*[.B914])" office:value-type="date" office:date-value="2091-11-19T16:51:13.51" calcext:value-type="date">
            <text:p>2091-11-19</text:p>
          </table:table-cell>
          <table:table-cell office:value-type="float" office:value="913" calcext:value-type="float">
            <text:p>913</text:p>
          </table:table-cell>
          <table:table-cell table:formula="of:=[.C913]*(([.$K$5]-1)/[.$K$5])-[.$K$3]" office:value-type="float" office:value="-0.00431290685131902" calcext:value-type="float">
            <text:p>-0.004312906851319</text:p>
          </table:table-cell>
          <table:table-cell table:formula="of:=(([.C913]/[.$K$5])-[.$K$3])+[.D913]" office:value-type="float" office:value="0.93135290685132" calcext:value-type="float">
            <text:p>0.93135290685132</text:p>
          </table:table-cell>
          <table:table-cell table:formula="of:=[.E913]+[.$K$3]" office:value-type="float" office:value="0.0364799999999992" calcext:value-type="float">
            <text:p>0.036479999999999</text:p>
          </table:table-cell>
          <table:table-cell table:formula="of:=(([.C913]/[.$K$5])-[.$K$3])/0.00000001" office:value-type="float" office:value="-7590.6780263185" calcext:value-type="float">
            <text:p>-7591</text:p>
          </table:table-cell>
          <table:table-cell table:number-columns-repeated="10"/>
        </table:table-row>
        <table:table-row table:style-name="ro2">
          <table:table-cell table:formula="of:=NOW()+([.$K$10]*[.B915])" office:value-type="date" office:date-value="2091-12-17T11:31:13.51" calcext:value-type="date">
            <text:p>2091-12-17</text:p>
          </table:table-cell>
          <table:table-cell office:value-type="float" office:value="914" calcext:value-type="float">
            <text:p>914</text:p>
          </table:table-cell>
          <table:table-cell table:formula="of:=[.C914]*(([.$K$5]-1)/[.$K$5])-[.$K$3]" office:value-type="float" office:value="-0.00431696596089136" calcext:value-type="float">
            <text:p>-0.004316965960891</text:p>
          </table:table-cell>
          <table:table-cell table:formula="of:=(([.C914]/[.$K$5])-[.$K$3])+[.D914]" office:value-type="float" office:value="0.931276965960893" calcext:value-type="float">
            <text:p>0.931276965960893</text:p>
          </table:table-cell>
          <table:table-cell table:formula="of:=[.E914]+[.$K$3]" office:value-type="float" office:value="0.0365199999999992" calcext:value-type="float">
            <text:p>0.036519999999999</text:p>
          </table:table-cell>
          <table:table-cell table:formula="of:=(([.C914]/[.$K$5])-[.$K$3])/0.00000001" office:value-type="float" office:value="-7594.08904276585" calcext:value-type="float">
            <text:p>-7594</text:p>
          </table:table-cell>
          <table:table-cell table:number-columns-repeated="10"/>
        </table:table-row>
        <table:table-row table:style-name="ro2">
          <table:table-cell table:formula="of:=NOW()+([.$K$10]*[.B916])" office:value-type="date" office:date-value="2092-01-14T06:11:13.51" calcext:value-type="date">
            <text:p>2092-01-14</text:p>
          </table:table-cell>
          <table:table-cell office:value-type="float" office:value="915" calcext:value-type="float">
            <text:p>915</text:p>
          </table:table-cell>
          <table:table-cell table:formula="of:=[.C915]*(([.$K$5]-1)/[.$K$5])-[.$K$3]" office:value-type="float" office:value="-0.0043209912445506" calcext:value-type="float">
            <text:p>-0.004320991244551</text:p>
          </table:table-cell>
          <table:table-cell table:formula="of:=(([.C915]/[.$K$5])-[.$K$3])+[.D915]" office:value-type="float" office:value="0.931200991244552" calcext:value-type="float">
            <text:p>0.931200991244552</text:p>
          </table:table-cell>
          <table:table-cell table:formula="of:=[.E915]+[.$K$3]" office:value-type="float" office:value="0.0365599999999992" calcext:value-type="float">
            <text:p>0.036559999999999</text:p>
          </table:table-cell>
          <table:table-cell table:formula="of:=(([.C915]/[.$K$5])-[.$K$3])/0.00000001" office:value-type="float" office:value="-7597.47163407614" calcext:value-type="float">
            <text:p>-7597</text:p>
          </table:table-cell>
          <table:table-cell table:number-columns-repeated="10"/>
        </table:table-row>
        <table:table-row table:style-name="ro2">
          <table:table-cell table:formula="of:=NOW()+([.$K$10]*[.B917])" office:value-type="date" office:date-value="2092-02-11T00:51:13.51" calcext:value-type="date">
            <text:p>2092-02-11</text:p>
          </table:table-cell>
          <table:table-cell office:value-type="float" office:value="916" calcext:value-type="float">
            <text:p>916</text:p>
          </table:table-cell>
          <table:table-cell table:formula="of:=[.C916]*(([.$K$5]-1)/[.$K$5])-[.$K$3]" office:value-type="float" office:value="-0.00432498298417935" calcext:value-type="float">
            <text:p>-0.004324982984179</text:p>
          </table:table-cell>
          <table:table-cell table:formula="of:=(([.C916]/[.$K$5])-[.$K$3])+[.D916]" office:value-type="float" office:value="0.93112498298418" calcext:value-type="float">
            <text:p>0.93112498298418</text:p>
          </table:table-cell>
          <table:table-cell table:formula="of:=[.E916]+[.$K$3]" office:value-type="float" office:value="0.0365999999999992" calcext:value-type="float">
            <text:p>0.036599999999999</text:p>
          </table:table-cell>
          <table:table-cell table:formula="of:=(([.C916]/[.$K$5])-[.$K$3])/0.00000001" office:value-type="float" office:value="-7600.8260371255" calcext:value-type="float">
            <text:p>-7601</text:p>
          </table:table-cell>
          <table:table-cell table:number-columns-repeated="10"/>
        </table:table-row>
        <table:table-row table:style-name="ro2">
          <table:table-cell table:formula="of:=NOW()+([.$K$10]*[.B918])" office:value-type="date" office:date-value="2092-03-09T19:31:13.51" calcext:value-type="date">
            <text:p>2092-03-09</text:p>
          </table:table-cell>
          <table:table-cell office:value-type="float" office:value="917" calcext:value-type="float">
            <text:p>917</text:p>
          </table:table-cell>
          <table:table-cell table:formula="of:=[.C917]*(([.$K$5]-1)/[.$K$5])-[.$K$3]" office:value-type="float" office:value="-0.00432894145931119" calcext:value-type="float">
            <text:p>-0.004328941459311</text:p>
          </table:table-cell>
          <table:table-cell table:formula="of:=(([.C917]/[.$K$5])-[.$K$3])+[.D917]" office:value-type="float" office:value="0.931048941459312" calcext:value-type="float">
            <text:p>0.931048941459312</text:p>
          </table:table-cell>
          <table:table-cell table:formula="of:=[.E917]+[.$K$3]" office:value-type="float" office:value="0.0366399999999992" calcext:value-type="float">
            <text:p>0.036639999999999</text:p>
          </table:table-cell>
          <table:table-cell table:formula="of:=(([.C917]/[.$K$5])-[.$K$3])/0.00000001" office:value-type="float" office:value="-7604.15248681612" calcext:value-type="float">
            <text:p>-7604</text:p>
          </table:table-cell>
          <table:table-cell table:number-columns-repeated="10"/>
        </table:table-row>
        <table:table-row table:style-name="ro2">
          <table:table-cell table:formula="of:=NOW()+([.$K$10]*[.B919])" office:value-type="date" office:date-value="2092-04-06T14:11:13.51" calcext:value-type="date">
            <text:p>2092-04-06</text:p>
          </table:table-cell>
          <table:table-cell office:value-type="float" office:value="918" calcext:value-type="float">
            <text:p>918</text:p>
          </table:table-cell>
          <table:table-cell table:formula="of:=[.C918]*(([.$K$5]-1)/[.$K$5])-[.$K$3]" office:value-type="float" office:value="-0.00433286694715026" calcext:value-type="float">
            <text:p>-0.00433286694715</text:p>
          </table:table-cell>
          <table:table-cell table:formula="of:=(([.C918]/[.$K$5])-[.$K$3])+[.D918]" office:value-type="float" office:value="0.930972866947151" calcext:value-type="float">
            <text:p>0.930972866947151</text:p>
          </table:table-cell>
          <table:table-cell table:formula="of:=[.E918]+[.$K$3]" office:value-type="float" office:value="0.0366799999999992" calcext:value-type="float">
            <text:p>0.036679999999999</text:p>
          </table:table-cell>
          <table:table-cell table:formula="of:=(([.C918]/[.$K$5])-[.$K$3])/0.00000001" office:value-type="float" office:value="-7607.45121609265" calcext:value-type="float">
            <text:p>-7607</text:p>
          </table:table-cell>
          <table:table-cell table:number-columns-repeated="10"/>
        </table:table-row>
        <table:table-row table:style-name="ro2">
          <table:table-cell table:formula="of:=NOW()+([.$K$10]*[.B920])" office:value-type="date" office:date-value="2092-05-04T08:51:13.51" calcext:value-type="date">
            <text:p>2092-05-04</text:p>
          </table:table-cell>
          <table:table-cell office:value-type="float" office:value="919" calcext:value-type="float">
            <text:p>919</text:p>
          </table:table-cell>
          <table:table-cell table:formula="of:=[.C919]*(([.$K$5]-1)/[.$K$5])-[.$K$3]" office:value-type="float" office:value="-0.00433675972259067" calcext:value-type="float">
            <text:p>-0.004336759722591</text:p>
          </table:table-cell>
          <table:table-cell table:formula="of:=(([.C919]/[.$K$5])-[.$K$3])+[.D919]" office:value-type="float" office:value="0.930896759722592" calcext:value-type="float">
            <text:p>0.930896759722592</text:p>
          </table:table-cell>
          <table:table-cell table:formula="of:=[.E919]+[.$K$3]" office:value-type="float" office:value="0.0367199999999992" calcext:value-type="float">
            <text:p>0.036719999999999</text:p>
          </table:table-cell>
          <table:table-cell table:formula="of:=(([.C919]/[.$K$5])-[.$K$3])/0.00000001" office:value-type="float" office:value="-7610.72245595855" calcext:value-type="float">
            <text:p>-7611</text:p>
          </table:table-cell>
          <table:table-cell table:number-columns-repeated="10"/>
        </table:table-row>
        <table:table-row table:style-name="ro2">
          <table:table-cell table:formula="of:=NOW()+([.$K$10]*[.B921])" office:value-type="date" office:date-value="2092-06-01T03:31:13.51" calcext:value-type="date">
            <text:p>2092-06-01</text:p>
          </table:table-cell>
          <table:table-cell office:value-type="float" office:value="920" calcext:value-type="float">
            <text:p>920</text:p>
          </table:table-cell>
          <table:table-cell table:formula="of:=[.C920]*(([.$K$5]-1)/[.$K$5])-[.$K$3]" office:value-type="float" office:value="-0.00434062005823575" calcext:value-type="float">
            <text:p>-0.004340620058236</text:p>
          </table:table-cell>
          <table:table-cell table:formula="of:=(([.C920]/[.$K$5])-[.$K$3])+[.D920]" office:value-type="float" office:value="0.930820620058237" calcext:value-type="float">
            <text:p>0.930820620058237</text:p>
          </table:table-cell>
          <table:table-cell table:formula="of:=[.E920]+[.$K$3]" office:value-type="float" office:value="0.0367599999999992" calcext:value-type="float">
            <text:p>0.036759999999999</text:p>
          </table:table-cell>
          <table:table-cell table:formula="of:=(([.C920]/[.$K$5])-[.$K$3])/0.00000001" office:value-type="float" office:value="-7613.96643549223" calcext:value-type="float">
            <text:p>-7614</text:p>
          </table:table-cell>
          <table:table-cell table:number-columns-repeated="10"/>
        </table:table-row>
        <table:table-row table:style-name="ro2">
          <table:table-cell table:formula="of:=NOW()+([.$K$10]*[.B922])" office:value-type="date" office:date-value="2092-06-28T22:11:13.51" calcext:value-type="date">
            <text:p>2092-06-28</text:p>
          </table:table-cell>
          <table:table-cell office:value-type="float" office:value="921" calcext:value-type="float">
            <text:p>921</text:p>
          </table:table-cell>
          <table:table-cell table:formula="of:=[.C921]*(([.$K$5]-1)/[.$K$5])-[.$K$3]" office:value-type="float" office:value="-0.00434444822441712" calcext:value-type="float">
            <text:p>-0.004344448224417</text:p>
          </table:table-cell>
          <table:table-cell table:formula="of:=(([.C921]/[.$K$5])-[.$K$3])+[.D921]" office:value-type="float" office:value="0.930744448224418" calcext:value-type="float">
            <text:p>0.930744448224418</text:p>
          </table:table-cell>
          <table:table-cell table:formula="of:=[.E921]+[.$K$3]" office:value-type="float" office:value="0.0367999999999992" calcext:value-type="float">
            <text:p>0.036799999999999</text:p>
          </table:table-cell>
          <table:table-cell table:formula="of:=(([.C921]/[.$K$5])-[.$K$3])/0.00000001" office:value-type="float" office:value="-7617.18338186313" calcext:value-type="float">
            <text:p>-7617</text:p>
          </table:table-cell>
          <table:table-cell table:number-columns-repeated="10"/>
        </table:table-row>
        <table:table-row table:style-name="ro2">
          <table:table-cell table:formula="of:=NOW()+([.$K$10]*[.B923])" office:value-type="date" office:date-value="2092-07-26T16:51:13.51" calcext:value-type="date">
            <text:p>2092-07-26</text:p>
          </table:table-cell>
          <table:table-cell office:value-type="float" office:value="922" calcext:value-type="float">
            <text:p>922</text:p>
          </table:table-cell>
          <table:table-cell table:formula="of:=[.C922]*(([.$K$5]-1)/[.$K$5])-[.$K$3]" office:value-type="float" office:value="-0.00434824448921365" calcext:value-type="float">
            <text:p>-0.004348244489214</text:p>
          </table:table-cell>
          <table:table-cell table:formula="of:=(([.C922]/[.$K$5])-[.$K$3])+[.D922]" office:value-type="float" office:value="0.930668244489215" calcext:value-type="float">
            <text:p>0.930668244489215</text:p>
          </table:table-cell>
          <table:table-cell table:formula="of:=[.E922]+[.$K$3]" office:value-type="float" office:value="0.0368399999999992" calcext:value-type="float">
            <text:p>0.036839999999999</text:p>
          </table:table-cell>
          <table:table-cell table:formula="of:=(([.C922]/[.$K$5])-[.$K$3])/0.00000001" office:value-type="float" office:value="-7620.3735203476" calcext:value-type="float">
            <text:p>-7620</text:p>
          </table:table-cell>
          <table:table-cell table:number-columns-repeated="10"/>
        </table:table-row>
        <table:table-row table:style-name="ro2">
          <table:table-cell table:formula="of:=NOW()+([.$K$10]*[.B924])" office:value-type="date" office:date-value="2092-08-23T11:31:13.51" calcext:value-type="date">
            <text:p>2092-08-23</text:p>
          </table:table-cell>
          <table:table-cell office:value-type="float" office:value="923" calcext:value-type="float">
            <text:p>923</text:p>
          </table:table-cell>
          <table:table-cell table:formula="of:=[.C923]*(([.$K$5]-1)/[.$K$5])-[.$K$3]" office:value-type="float" office:value="-0.0043520091184702" calcext:value-type="float">
            <text:p>-0.00435200911847</text:p>
          </table:table-cell>
          <table:table-cell table:formula="of:=(([.C923]/[.$K$5])-[.$K$3])+[.D923]" office:value-type="float" office:value="0.930592009118471" calcext:value-type="float">
            <text:p>0.930592009118471</text:p>
          </table:table-cell>
          <table:table-cell table:formula="of:=[.E923]+[.$K$3]" office:value-type="float" office:value="0.0368799999999992" calcext:value-type="float">
            <text:p>0.036879999999999</text:p>
          </table:table-cell>
          <table:table-cell table:formula="of:=(([.C923]/[.$K$5])-[.$K$3])/0.00000001" office:value-type="float" office:value="-7623.53707434471" calcext:value-type="float">
            <text:p>-7624</text:p>
          </table:table-cell>
          <table:table-cell table:number-columns-repeated="10"/>
        </table:table-row>
        <table:table-row table:style-name="ro2">
          <table:table-cell table:formula="of:=NOW()+([.$K$10]*[.B925])" office:value-type="date" office:date-value="2092-09-20T06:11:13.51" calcext:value-type="date">
            <text:p>2092-09-20</text:p>
          </table:table-cell>
          <table:table-cell office:value-type="float" office:value="924" calcext:value-type="float">
            <text:p>924</text:p>
          </table:table-cell>
          <table:table-cell table:formula="of:=[.C924]*(([.$K$5]-1)/[.$K$5])-[.$K$3]" office:value-type="float" office:value="-0.00435574237581628" calcext:value-type="float">
            <text:p>-0.004355742375816</text:p>
          </table:table-cell>
          <table:table-cell table:formula="of:=(([.C924]/[.$K$5])-[.$K$3])+[.D924]" office:value-type="float" office:value="0.930515742375817" calcext:value-type="float">
            <text:p>0.930515742375817</text:p>
          </table:table-cell>
          <table:table-cell table:formula="of:=[.E924]+[.$K$3]" office:value-type="float" office:value="0.0369199999999992" calcext:value-type="float">
            <text:p>0.036919999999999</text:p>
          </table:table-cell>
          <table:table-cell table:formula="of:=(([.C924]/[.$K$5])-[.$K$3])/0.00000001" office:value-type="float" office:value="-7626.67426539183" calcext:value-type="float">
            <text:p>-7627</text:p>
          </table:table-cell>
          <table:table-cell table:number-columns-repeated="10"/>
        </table:table-row>
        <table:table-row table:style-name="ro2">
          <table:table-cell table:formula="of:=NOW()+([.$K$10]*[.B926])" office:value-type="date" office:date-value="2092-10-18T00:51:13.51" calcext:value-type="date">
            <text:p>2092-10-18</text:p>
          </table:table-cell>
          <table:table-cell office:value-type="float" office:value="925" calcext:value-type="float">
            <text:p>925</text:p>
          </table:table-cell>
          <table:table-cell table:formula="of:=[.C925]*(([.$K$5]-1)/[.$K$5])-[.$K$3]" office:value-type="float" office:value="-0.00435944452268448" calcext:value-type="float">
            <text:p>-0.004359444522684</text:p>
          </table:table-cell>
          <table:table-cell table:formula="of:=(([.C925]/[.$K$5])-[.$K$3])+[.D925]" office:value-type="float" office:value="0.930439444522686" calcext:value-type="float">
            <text:p>0.930439444522686</text:p>
          </table:table-cell>
          <table:table-cell table:formula="of:=[.E925]+[.$K$3]" office:value-type="float" office:value="0.0369599999999992" calcext:value-type="float">
            <text:p>0.036959999999999</text:p>
          </table:table-cell>
          <table:table-cell table:formula="of:=(([.C925]/[.$K$5])-[.$K$3])/0.00000001" office:value-type="float" office:value="-7629.78531318023" calcext:value-type="float">
            <text:p>-7630</text:p>
          </table:table-cell>
          <table:table-cell table:number-columns-repeated="10"/>
        </table:table-row>
        <table:table-row table:style-name="ro2">
          <table:table-cell table:formula="of:=NOW()+([.$K$10]*[.B927])" office:value-type="date" office:date-value="2092-11-14T19:31:13.51" calcext:value-type="date">
            <text:p>2092-11-14</text:p>
          </table:table-cell>
          <table:table-cell office:value-type="float" office:value="926" calcext:value-type="float">
            <text:p>926</text:p>
          </table:table-cell>
          <table:table-cell table:formula="of:=[.C926]*(([.$K$5]-1)/[.$K$5])-[.$K$3]" office:value-type="float" office:value="-0.00436311581832878" calcext:value-type="float">
            <text:p>-0.004363115818329</text:p>
          </table:table-cell>
          <table:table-cell table:formula="of:=(([.C926]/[.$K$5])-[.$K$3])+[.D926]" office:value-type="float" office:value="0.93036311581833" calcext:value-type="float">
            <text:p>0.93036311581833</text:p>
          </table:table-cell>
          <table:table-cell table:formula="of:=[.E926]+[.$K$3]" office:value-type="float" office:value="0.0369999999999992" calcext:value-type="float">
            <text:p>0.036999999999999</text:p>
          </table:table-cell>
          <table:table-cell table:formula="of:=(([.C926]/[.$K$5])-[.$K$3])/0.00000001" office:value-type="float" office:value="-7632.8704355704" calcext:value-type="float">
            <text:p>-7633</text:p>
          </table:table-cell>
          <table:table-cell table:number-columns-repeated="10"/>
        </table:table-row>
        <table:table-row table:style-name="ro2">
          <table:table-cell table:formula="of:=NOW()+([.$K$10]*[.B928])" office:value-type="date" office:date-value="2092-12-12T14:11:13.51" calcext:value-type="date">
            <text:p>2092-12-12</text:p>
          </table:table-cell>
          <table:table-cell office:value-type="float" office:value="927" calcext:value-type="float">
            <text:p>927</text:p>
          </table:table-cell>
          <table:table-cell table:formula="of:=[.C927]*(([.$K$5]-1)/[.$K$5])-[.$K$3]" office:value-type="float" office:value="-0.0043667565198427" calcext:value-type="float">
            <text:p>-0.004366756519843</text:p>
          </table:table-cell>
          <table:table-cell table:formula="of:=(([.C927]/[.$K$5])-[.$K$3])+[.D927]" office:value-type="float" office:value="0.930286756519844" calcext:value-type="float">
            <text:p>0.930286756519844</text:p>
          </table:table-cell>
          <table:table-cell table:formula="of:=[.E927]+[.$K$3]" office:value-type="float" office:value="0.0370399999999992" calcext:value-type="float">
            <text:p>0.037039999999999</text:p>
          </table:table-cell>
          <table:table-cell table:formula="of:=(([.C927]/[.$K$5])-[.$K$3])/0.00000001" office:value-type="float" office:value="-7635.92984860731" calcext:value-type="float">
            <text:p>-7636</text:p>
          </table:table-cell>
          <table:table-cell table:number-columns-repeated="10"/>
        </table:table-row>
        <table:table-row table:style-name="ro2">
          <table:table-cell table:formula="of:=NOW()+([.$K$10]*[.B929])" office:value-type="date" office:date-value="2093-01-09T08:51:13.51" calcext:value-type="date">
            <text:p>2093-01-09</text:p>
          </table:table-cell>
          <table:table-cell office:value-type="float" office:value="928" calcext:value-type="float">
            <text:p>928</text:p>
          </table:table-cell>
          <table:table-cell table:formula="of:=[.C928]*(([.$K$5]-1)/[.$K$5])-[.$K$3]" office:value-type="float" office:value="-0.00437036688217735" calcext:value-type="float">
            <text:p>-0.004370366882177</text:p>
          </table:table-cell>
          <table:table-cell table:formula="of:=(([.C928]/[.$K$5])-[.$K$3])+[.D928]" office:value-type="float" office:value="0.930210366882178" calcext:value-type="float">
            <text:p>0.930210366882178</text:p>
          </table:table-cell>
          <table:table-cell table:formula="of:=[.E928]+[.$K$3]" office:value-type="float" office:value="0.0370799999999992" calcext:value-type="float">
            <text:p>0.037079999999999</text:p>
          </table:table-cell>
          <table:table-cell table:formula="of:=(([.C928]/[.$K$5])-[.$K$3])/0.00000001" office:value-type="float" office:value="-7638.96376653559" calcext:value-type="float">
            <text:p>-7639</text:p>
          </table:table-cell>
          <table:table-cell table:number-columns-repeated="10"/>
        </table:table-row>
        <table:table-row table:style-name="ro2">
          <table:table-cell table:formula="of:=NOW()+([.$K$10]*[.B930])" office:value-type="date" office:date-value="2093-02-06T03:31:13.51" calcext:value-type="date">
            <text:p>2093-02-06</text:p>
          </table:table-cell>
          <table:table-cell office:value-type="float" office:value="929" calcext:value-type="float">
            <text:p>929</text:p>
          </table:table-cell>
          <table:table-cell table:formula="of:=[.C929]*(([.$K$5]-1)/[.$K$5])-[.$K$3]" office:value-type="float" office:value="-0.0043739471581592" calcext:value-type="float">
            <text:p>-0.004373947158159</text:p>
          </table:table-cell>
          <table:table-cell table:formula="of:=(([.C929]/[.$K$5])-[.$K$3])+[.D929]" office:value-type="float" office:value="0.93013394715816" calcext:value-type="float">
            <text:p>0.93013394715816</text:p>
          </table:table-cell>
          <table:table-cell table:formula="of:=[.E929]+[.$K$3]" office:value-type="float" office:value="0.0371199999999992" calcext:value-type="float">
            <text:p>0.037119999999999</text:p>
          </table:table-cell>
          <table:table-cell table:formula="of:=(([.C929]/[.$K$5])-[.$K$3])/0.00000001" office:value-type="float" office:value="-7641.97240181446" calcext:value-type="float">
            <text:p>-7642</text:p>
          </table:table-cell>
          <table:table-cell table:number-columns-repeated="10"/>
        </table:table-row>
        <table:table-row table:style-name="ro2">
          <table:table-cell table:formula="of:=NOW()+([.$K$10]*[.B931])" office:value-type="date" office:date-value="2093-03-05T22:11:13.51" calcext:value-type="date">
            <text:p>2093-03-05</text:p>
          </table:table-cell>
          <table:table-cell office:value-type="float" office:value="930" calcext:value-type="float">
            <text:p>930</text:p>
          </table:table-cell>
          <table:table-cell table:formula="of:=[.C930]*(([.$K$5]-1)/[.$K$5])-[.$K$3]" office:value-type="float" office:value="-0.00437749759850788" calcext:value-type="float">
            <text:p>-0.004377497598508</text:p>
          </table:table-cell>
          <table:table-cell table:formula="of:=(([.C930]/[.$K$5])-[.$K$3])+[.D930]" office:value-type="float" office:value="0.930057497598509" calcext:value-type="float">
            <text:p>0.930057497598509</text:p>
          </table:table-cell>
          <table:table-cell table:formula="of:=[.E930]+[.$K$3]" office:value-type="float" office:value="0.0371599999999992" calcext:value-type="float">
            <text:p>0.037159999999999</text:p>
          </table:table-cell>
          <table:table-cell table:formula="of:=(([.C930]/[.$K$5])-[.$K$3])/0.00000001" office:value-type="float" office:value="-7644.95596513267" calcext:value-type="float">
            <text:p>-7645</text:p>
          </table:table-cell>
          <table:table-cell table:number-columns-repeated="10"/>
        </table:table-row>
        <table:table-row table:style-name="ro2">
          <table:table-cell table:formula="of:=NOW()+([.$K$10]*[.B932])" office:value-type="date" office:date-value="2093-04-02T16:51:13.51" calcext:value-type="date">
            <text:p>2093-04-02</text:p>
          </table:table-cell>
          <table:table-cell office:value-type="float" office:value="931" calcext:value-type="float">
            <text:p>931</text:p>
          </table:table-cell>
          <table:table-cell table:formula="of:=[.C931]*(([.$K$5]-1)/[.$K$5])-[.$K$3]" office:value-type="float" office:value="-0.00438101845185364" calcext:value-type="float">
            <text:p>-0.004381018451854</text:p>
          </table:table-cell>
          <table:table-cell table:formula="of:=(([.C931]/[.$K$5])-[.$K$3])+[.D931]" office:value-type="float" office:value="0.929981018451855" calcext:value-type="float">
            <text:p>0.929981018451855</text:p>
          </table:table-cell>
          <table:table-cell table:formula="of:=[.E931]+[.$K$3]" office:value-type="float" office:value="0.0371999999999992" calcext:value-type="float">
            <text:p>0.037199999999999</text:p>
          </table:table-cell>
          <table:table-cell table:formula="of:=(([.C931]/[.$K$5])-[.$K$3])/0.00000001" office:value-type="float" office:value="-7647.91466542323" calcext:value-type="float">
            <text:p>-7648</text:p>
          </table:table-cell>
          <table:table-cell table:number-columns-repeated="10"/>
        </table:table-row>
        <table:table-row table:style-name="ro2">
          <table:table-cell table:formula="of:=NOW()+([.$K$10]*[.B933])" office:value-type="date" office:date-value="2093-04-30T11:31:13.51" calcext:value-type="date">
            <text:p>2093-04-30</text:p>
          </table:table-cell>
          <table:table-cell office:value-type="float" office:value="932" calcext:value-type="float">
            <text:p>932</text:p>
          </table:table-cell>
          <table:table-cell table:formula="of:=[.C932]*(([.$K$5]-1)/[.$K$5])-[.$K$3]" office:value-type="float" office:value="-0.00438450996475486" calcext:value-type="float">
            <text:p>-0.004384509964755</text:p>
          </table:table-cell>
          <table:table-cell table:formula="of:=(([.C932]/[.$K$5])-[.$K$3])+[.D932]" office:value-type="float" office:value="0.929904509964756" calcext:value-type="float">
            <text:p>0.929904509964756</text:p>
          </table:table-cell>
          <table:table-cell table:formula="of:=[.E932]+[.$K$3]" office:value-type="float" office:value="0.0372399999999992" calcext:value-type="float">
            <text:p>0.037239999999999</text:p>
          </table:table-cell>
          <table:table-cell table:formula="of:=(([.C932]/[.$K$5])-[.$K$3])/0.00000001" office:value-type="float" office:value="-7650.84870987804" calcext:value-type="float">
            <text:p>-7651</text:p>
          </table:table-cell>
          <table:table-cell table:number-columns-repeated="10"/>
        </table:table-row>
        <table:table-row table:style-name="ro2">
          <table:table-cell table:formula="of:=NOW()+([.$K$10]*[.B934])" office:value-type="date" office:date-value="2093-05-28T06:11:13.51" calcext:value-type="date">
            <text:p>2093-05-28</text:p>
          </table:table-cell>
          <table:table-cell office:value-type="float" office:value="933" calcext:value-type="float">
            <text:p>933</text:p>
          </table:table-cell>
          <table:table-cell table:formula="of:=[.C933]*(([.$K$5]-1)/[.$K$5])-[.$K$3]" office:value-type="float" office:value="-0.00438797238171524" calcext:value-type="float">
            <text:p>-0.004387972381715</text:p>
          </table:table-cell>
          <table:table-cell table:formula="of:=(([.C933]/[.$K$5])-[.$K$3])+[.D933]" office:value-type="float" office:value="0.929827972381716" calcext:value-type="float">
            <text:p>0.929827972381716</text:p>
          </table:table-cell>
          <table:table-cell table:formula="of:=[.E933]+[.$K$3]" office:value-type="float" office:value="0.0372799999999992" calcext:value-type="float">
            <text:p>0.037279999999999</text:p>
          </table:table-cell>
          <table:table-cell table:formula="of:=(([.C933]/[.$K$5])-[.$K$3])/0.00000001" office:value-type="float" office:value="-7653.75830396239" calcext:value-type="float">
            <text:p>-7654</text:p>
          </table:table-cell>
          <table:table-cell table:number-columns-repeated="10"/>
        </table:table-row>
        <table:table-row table:style-name="ro2">
          <table:table-cell table:formula="of:=NOW()+([.$K$10]*[.B935])" office:value-type="date" office:date-value="2093-06-25T00:51:13.51" calcext:value-type="date">
            <text:p>2093-06-25</text:p>
          </table:table-cell>
          <table:table-cell office:value-type="float" office:value="934" calcext:value-type="float">
            <text:p>934</text:p>
          </table:table-cell>
          <table:table-cell table:formula="of:=[.C934]*(([.$K$5]-1)/[.$K$5])-[.$K$3]" office:value-type="float" office:value="-0.00439140594520095" calcext:value-type="float">
            <text:p>-0.004391405945201</text:p>
          </table:table-cell>
          <table:table-cell table:formula="of:=(([.C934]/[.$K$5])-[.$K$3])+[.D934]" office:value-type="float" office:value="0.929751405945202" calcext:value-type="float">
            <text:p>0.929751405945202</text:p>
          </table:table-cell>
          <table:table-cell table:formula="of:=[.E934]+[.$K$3]" office:value-type="float" office:value="0.0373199999999992" calcext:value-type="float">
            <text:p>0.037319999999999</text:p>
          </table:table-cell>
          <table:table-cell table:formula="of:=(([.C934]/[.$K$5])-[.$K$3])/0.00000001" office:value-type="float" office:value="-7656.64365142937" calcext:value-type="float">
            <text:p>-7657</text:p>
          </table:table-cell>
          <table:table-cell table:number-columns-repeated="10"/>
        </table:table-row>
        <table:table-row table:style-name="ro2">
          <table:table-cell table:formula="of:=NOW()+([.$K$10]*[.B936])" office:value-type="date" office:date-value="2093-07-22T19:31:13.51" calcext:value-type="date">
            <text:p>2093-07-22</text:p>
          </table:table-cell>
          <table:table-cell office:value-type="float" office:value="935" calcext:value-type="float">
            <text:p>935</text:p>
          </table:table-cell>
          <table:table-cell table:formula="of:=[.C935]*(([.$K$5]-1)/[.$K$5])-[.$K$3]" office:value-type="float" office:value="-0.00439481089565761" calcext:value-type="float">
            <text:p>-0.004394810895658</text:p>
          </table:table-cell>
          <table:table-cell table:formula="of:=(([.C935]/[.$K$5])-[.$K$3])+[.D935]" office:value-type="float" office:value="0.929674810895659" calcext:value-type="float">
            <text:p>0.929674810895659</text:p>
          </table:table-cell>
          <table:table-cell table:formula="of:=[.E935]+[.$K$3]" office:value-type="float" office:value="0.0373599999999991" calcext:value-type="float">
            <text:p>0.037359999999999</text:p>
          </table:table-cell>
          <table:table-cell table:formula="of:=(([.C935]/[.$K$5])-[.$K$3])/0.00000001" office:value-type="float" office:value="-7659.50495433412" calcext:value-type="float">
            <text:p>-7660</text:p>
          </table:table-cell>
          <table:table-cell table:number-columns-repeated="10"/>
        </table:table-row>
        <table:table-row table:style-name="ro2">
          <table:table-cell table:formula="of:=NOW()+([.$K$10]*[.B937])" office:value-type="date" office:date-value="2093-08-19T14:11:13.51" calcext:value-type="date">
            <text:p>2093-08-19</text:p>
          </table:table-cell>
          <table:table-cell office:value-type="float" office:value="936" calcext:value-type="float">
            <text:p>936</text:p>
          </table:table-cell>
          <table:table-cell table:formula="of:=[.C936]*(([.$K$5]-1)/[.$K$5])-[.$K$3]" office:value-type="float" office:value="-0.00439818747152713" calcext:value-type="float">
            <text:p>-0.004398187471527</text:p>
          </table:table-cell>
          <table:table-cell table:formula="of:=(([.C936]/[.$K$5])-[.$K$3])+[.D936]" office:value-type="float" office:value="0.929598187471528" calcext:value-type="float">
            <text:p>0.929598187471528</text:p>
          </table:table-cell>
          <table:table-cell table:formula="of:=[.E936]+[.$K$3]" office:value-type="float" office:value="0.0373999999999991" calcext:value-type="float">
            <text:p>0.037399999999999</text:p>
          </table:table-cell>
          <table:table-cell table:formula="of:=(([.C936]/[.$K$5])-[.$K$3])/0.00000001" office:value-type="float" office:value="-7662.34241304801" calcext:value-type="float">
            <text:p>-7662</text:p>
          </table:table-cell>
          <table:table-cell table:number-columns-repeated="10"/>
        </table:table-row>
        <table:table-row table:style-name="ro2">
          <table:table-cell table:formula="of:=NOW()+([.$K$10]*[.B938])" office:value-type="date" office:date-value="2093-09-16T08:51:13.51" calcext:value-type="date">
            <text:p>2093-09-16</text:p>
          </table:table-cell>
          <table:table-cell office:value-type="float" office:value="937" calcext:value-type="float">
            <text:p>937</text:p>
          </table:table-cell>
          <table:table-cell table:formula="of:=[.C937]*(([.$K$5]-1)/[.$K$5])-[.$K$3]" office:value-type="float" office:value="-0.0044015359092644" calcext:value-type="float">
            <text:p>-0.004401535909264</text:p>
          </table:table-cell>
          <table:table-cell table:formula="of:=(([.C937]/[.$K$5])-[.$K$3])+[.D937]" office:value-type="float" office:value="0.929521535909265" calcext:value-type="float">
            <text:p>0.929521535909265</text:p>
          </table:table-cell>
          <table:table-cell table:formula="of:=[.E937]+[.$K$3]" office:value-type="float" office:value="0.0374399999999991" calcext:value-type="float">
            <text:p>0.037439999999999</text:p>
          </table:table-cell>
          <table:table-cell table:formula="of:=(([.C937]/[.$K$5])-[.$K$3])/0.00000001" office:value-type="float" office:value="-7665.15622627261" calcext:value-type="float">
            <text:p>-7665</text:p>
          </table:table-cell>
          <table:table-cell table:number-columns-repeated="10"/>
        </table:table-row>
        <table:table-row table:style-name="ro2">
          <table:table-cell table:formula="of:=NOW()+([.$K$10]*[.B939])" office:value-type="date" office:date-value="2093-10-14T03:31:13.51" calcext:value-type="date">
            <text:p>2093-10-14</text:p>
          </table:table-cell>
          <table:table-cell office:value-type="float" office:value="938" calcext:value-type="float">
            <text:p>938</text:p>
          </table:table-cell>
          <table:table-cell table:formula="of:=[.C938]*(([.$K$5]-1)/[.$K$5])-[.$K$3]" office:value-type="float" office:value="-0.00440485644335386" calcext:value-type="float">
            <text:p>-0.004404856443354</text:p>
          </table:table-cell>
          <table:table-cell table:formula="of:=(([.C938]/[.$K$5])-[.$K$3])+[.D938]" office:value-type="float" office:value="0.929444856443355" calcext:value-type="float">
            <text:p>0.929444856443355</text:p>
          </table:table-cell>
          <table:table-cell table:formula="of:=[.E938]+[.$K$3]" office:value-type="float" office:value="0.0374799999999991" calcext:value-type="float">
            <text:p>0.037479999999999</text:p>
          </table:table-cell>
          <table:table-cell table:formula="of:=(([.C938]/[.$K$5])-[.$K$3])/0.00000001" office:value-type="float" office:value="-7667.94659105367" calcext:value-type="float">
            <text:p>-7668</text:p>
          </table:table-cell>
          <table:table-cell table:number-columns-repeated="10"/>
        </table:table-row>
        <table:table-row table:style-name="ro2">
          <table:table-cell table:formula="of:=NOW()+([.$K$10]*[.B940])" office:value-type="date" office:date-value="2093-11-10T22:11:13.51" calcext:value-type="date">
            <text:p>2093-11-10</text:p>
          </table:table-cell>
          <table:table-cell office:value-type="float" office:value="939" calcext:value-type="float">
            <text:p>939</text:p>
          </table:table-cell>
          <table:table-cell table:formula="of:=[.C939]*(([.$K$5]-1)/[.$K$5])-[.$K$3]" office:value-type="float" office:value="-0.00440814930632592" calcext:value-type="float">
            <text:p>-0.004408149306326</text:p>
          </table:table-cell>
          <table:table-cell table:formula="of:=(([.C939]/[.$K$5])-[.$K$3])+[.D939]" office:value-type="float" office:value="0.929368149306327" calcext:value-type="float">
            <text:p>0.929368149306327</text:p>
          </table:table-cell>
          <table:table-cell table:formula="of:=[.E939]+[.$K$3]" office:value-type="float" office:value="0.0375199999999991" calcext:value-type="float">
            <text:p>0.037519999999999</text:p>
          </table:table-cell>
          <table:table-cell table:formula="of:=(([.C939]/[.$K$5])-[.$K$3])/0.00000001" office:value-type="float" office:value="-7670.71370279489" calcext:value-type="float">
            <text:p>-7671</text:p>
          </table:table-cell>
          <table:table-cell table:number-columns-repeated="10"/>
        </table:table-row>
        <table:table-row table:style-name="ro2">
          <table:table-cell table:formula="of:=NOW()+([.$K$10]*[.B941])" office:value-type="date" office:date-value="2093-12-08T16:51:13.51" calcext:value-type="date">
            <text:p>2093-12-08</text:p>
          </table:table-cell>
          <table:table-cell office:value-type="float" office:value="940" calcext:value-type="float">
            <text:p>940</text:p>
          </table:table-cell>
          <table:table-cell table:formula="of:=[.C940]*(([.$K$5]-1)/[.$K$5])-[.$K$3]" office:value-type="float" office:value="-0.0044114147287732" calcext:value-type="float">
            <text:p>-0.004411414728773</text:p>
          </table:table-cell>
          <table:table-cell table:formula="of:=(([.C940]/[.$K$5])-[.$K$3])+[.D940]" office:value-type="float" office:value="0.929291414728774" calcext:value-type="float">
            <text:p>0.929291414728774</text:p>
          </table:table-cell>
          <table:table-cell table:formula="of:=[.E940]+[.$K$3]" office:value-type="float" office:value="0.0375599999999991" calcext:value-type="float">
            <text:p>0.037559999999999</text:p>
          </table:table-cell>
          <table:table-cell table:formula="of:=(([.C940]/[.$K$5])-[.$K$3])/0.00000001" office:value-type="float" office:value="-7673.4577552716" calcext:value-type="float">
            <text:p>-7673</text:p>
          </table:table-cell>
          <table:table-cell table:number-columns-repeated="10"/>
        </table:table-row>
        <table:table-row table:style-name="ro2">
          <table:table-cell table:formula="of:=NOW()+([.$K$10]*[.B942])" office:value-type="date" office:date-value="2094-01-05T11:31:13.51" calcext:value-type="date">
            <text:p>2094-01-05</text:p>
          </table:table-cell>
          <table:table-cell office:value-type="float" office:value="941" calcext:value-type="float">
            <text:p>941</text:p>
          </table:table-cell>
          <table:table-cell table:formula="of:=[.C941]*(([.$K$5]-1)/[.$K$5])-[.$K$3]" office:value-type="float" office:value="-0.00441465293936676" calcext:value-type="float">
            <text:p>-0.004414652939367</text:p>
          </table:table-cell>
          <table:table-cell table:formula="of:=(([.C941]/[.$K$5])-[.$K$3])+[.D941]" office:value-type="float" office:value="0.929214652939368" calcext:value-type="float">
            <text:p>0.929214652939368</text:p>
          </table:table-cell>
          <table:table-cell table:formula="of:=[.E941]+[.$K$3]" office:value-type="float" office:value="0.0375999999999991" calcext:value-type="float">
            <text:p>0.037599999999999</text:p>
          </table:table-cell>
          <table:table-cell table:formula="of:=(([.C941]/[.$K$5])-[.$K$3])/0.00000001" office:value-type="float" office:value="-7676.17894064434" calcext:value-type="float">
            <text:p>-7676</text:p>
          </table:table-cell>
          <table:table-cell table:number-columns-repeated="10"/>
        </table:table-row>
        <table:table-row table:style-name="ro2">
          <table:table-cell table:formula="of:=NOW()+([.$K$10]*[.B943])" office:value-type="date" office:date-value="2094-02-02T06:11:13.51" calcext:value-type="date">
            <text:p>2094-02-02</text:p>
          </table:table-cell>
          <table:table-cell office:value-type="float" office:value="942" calcext:value-type="float">
            <text:p>942</text:p>
          </table:table-cell>
          <table:table-cell table:formula="of:=[.C942]*(([.$K$5]-1)/[.$K$5])-[.$K$3]" office:value-type="float" office:value="-0.00441786416487203" calcext:value-type="float">
            <text:p>-0.004417864164872</text:p>
          </table:table-cell>
          <table:table-cell table:formula="of:=(([.C942]/[.$K$5])-[.$K$3])+[.D942]" office:value-type="float" office:value="0.929137864164873" calcext:value-type="float">
            <text:p>0.929137864164873</text:p>
          </table:table-cell>
          <table:table-cell table:formula="of:=[.E942]+[.$K$3]" office:value-type="float" office:value="0.0376399999999991" calcext:value-type="float">
            <text:p>0.037639999999999</text:p>
          </table:table-cell>
          <table:table-cell table:formula="of:=(([.C942]/[.$K$5])-[.$K$3])/0.00000001" office:value-type="float" office:value="-7678.8774494723" calcext:value-type="float">
            <text:p>-7679</text:p>
          </table:table-cell>
          <table:table-cell table:number-columns-repeated="10"/>
        </table:table-row>
        <table:table-row table:style-name="ro2">
          <table:table-cell table:formula="of:=NOW()+([.$K$10]*[.B944])" office:value-type="date" office:date-value="2094-03-02T00:51:13.51" calcext:value-type="date">
            <text:p>2094-03-02</text:p>
          </table:table-cell>
          <table:table-cell office:value-type="float" office:value="943" calcext:value-type="float">
            <text:p>943</text:p>
          </table:table-cell>
          <table:table-cell table:formula="of:=[.C943]*(([.$K$5]-1)/[.$K$5])-[.$K$3]" office:value-type="float" office:value="-0.00442104863016477" calcext:value-type="float">
            <text:p>-0.004421048630165</text:p>
          </table:table-cell>
          <table:table-cell table:formula="of:=(([.C943]/[.$K$5])-[.$K$3])+[.D943]" office:value-type="float" office:value="0.929061048630166" calcext:value-type="float">
            <text:p>0.929061048630166</text:p>
          </table:table-cell>
          <table:table-cell table:formula="of:=[.E943]+[.$K$3]" office:value-type="float" office:value="0.0376799999999991" calcext:value-type="float">
            <text:p>0.037679999999999</text:p>
          </table:table-cell>
          <table:table-cell table:formula="of:=(([.C943]/[.$K$5])-[.$K$3])/0.00000001" office:value-type="float" office:value="-7681.5534707267" calcext:value-type="float">
            <text:p>-7682</text:p>
          </table:table-cell>
          <table:table-cell table:number-columns-repeated="10"/>
        </table:table-row>
        <table:table-row table:style-name="ro2">
          <table:table-cell table:formula="of:=NOW()+([.$K$10]*[.B945])" office:value-type="date" office:date-value="2094-03-29T19:31:13.51" calcext:value-type="date">
            <text:p>2094-03-29</text:p>
          </table:table-cell>
          <table:table-cell office:value-type="float" office:value="944" calcext:value-type="float">
            <text:p>944</text:p>
          </table:table-cell>
          <table:table-cell table:formula="of:=[.C944]*(([.$K$5]-1)/[.$K$5])-[.$K$3]" office:value-type="float" office:value="-0.00442420655824673" calcext:value-type="float">
            <text:p>-0.004424206558247</text:p>
          </table:table-cell>
          <table:table-cell table:formula="of:=(([.C944]/[.$K$5])-[.$K$3])+[.D944]" office:value-type="float" office:value="0.928984206558248" calcext:value-type="float">
            <text:p>0.928984206558248</text:p>
          </table:table-cell>
          <table:table-cell table:formula="of:=[.E944]+[.$K$3]" office:value-type="float" office:value="0.0377199999999991" calcext:value-type="float">
            <text:p>0.037719999999999</text:p>
          </table:table-cell>
          <table:table-cell table:formula="of:=(([.C944]/[.$K$5])-[.$K$3])/0.00000001" office:value-type="float" office:value="-7684.20719180397" calcext:value-type="float">
            <text:p>-7684</text:p>
          </table:table-cell>
          <table:table-cell table:number-columns-repeated="10"/>
        </table:table-row>
        <table:table-row table:style-name="ro2">
          <table:table-cell table:formula="of:=NOW()+([.$K$10]*[.B946])" office:value-type="date" office:date-value="2094-04-26T14:11:13.51" calcext:value-type="date">
            <text:p>2094-04-26</text:p>
          </table:table-cell>
          <table:table-cell office:value-type="float" office:value="945" calcext:value-type="float">
            <text:p>945</text:p>
          </table:table-cell>
          <table:table-cell table:formula="of:=[.C945]*(([.$K$5]-1)/[.$K$5])-[.$K$3]" office:value-type="float" office:value="-0.00442733817026134" calcext:value-type="float">
            <text:p>-0.004427338170261</text:p>
          </table:table-cell>
          <table:table-cell table:formula="of:=(([.C945]/[.$K$5])-[.$K$3])+[.D945]" office:value-type="float" office:value="0.928907338170263" calcext:value-type="float">
            <text:p>0.928907338170263</text:p>
          </table:table-cell>
          <table:table-cell table:formula="of:=[.E945]+[.$K$3]" office:value-type="float" office:value="0.0377599999999991" calcext:value-type="float">
            <text:p>0.037759999999999</text:p>
          </table:table-cell>
          <table:table-cell table:formula="of:=(([.C945]/[.$K$5])-[.$K$3])/0.00000001" office:value-type="float" office:value="-7686.83879853894" calcext:value-type="float">
            <text:p>-7687</text:p>
          </table:table-cell>
          <table:table-cell table:number-columns-repeated="10"/>
        </table:table-row>
        <table:table-row table:style-name="ro2">
          <table:table-cell table:formula="of:=NOW()+([.$K$10]*[.B947])" office:value-type="date" office:date-value="2094-05-24T08:51:13.51" calcext:value-type="date">
            <text:p>2094-05-24</text:p>
          </table:table-cell>
          <table:table-cell office:value-type="float" office:value="946" calcext:value-type="float">
            <text:p>946</text:p>
          </table:table-cell>
          <table:table-cell table:formula="of:=[.C946]*(([.$K$5]-1)/[.$K$5])-[.$K$3]" office:value-type="float" office:value="-0.00443044368550916" calcext:value-type="float">
            <text:p>-0.004430443685509</text:p>
          </table:table-cell>
          <table:table-cell table:formula="of:=(([.C946]/[.$K$5])-[.$K$3])+[.D946]" office:value-type="float" office:value="0.92883044368551" calcext:value-type="float">
            <text:p>0.92883044368551</text:p>
          </table:table-cell>
          <table:table-cell table:formula="of:=[.E946]+[.$K$3]" office:value-type="float" office:value="0.0377999999999991" calcext:value-type="float">
            <text:p>0.037799999999999</text:p>
          </table:table-cell>
          <table:table-cell table:formula="of:=(([.C946]/[.$K$5])-[.$K$3])/0.00000001" office:value-type="float" office:value="-7689.44847521778" calcext:value-type="float">
            <text:p>-7689</text:p>
          </table:table-cell>
          <table:table-cell table:number-columns-repeated="10"/>
        </table:table-row>
        <table:table-row table:style-name="ro2">
          <table:table-cell table:formula="of:=NOW()+([.$K$10]*[.B948])" office:value-type="date" office:date-value="2094-06-21T03:31:13.51" calcext:value-type="date">
            <text:p>2094-06-21</text:p>
          </table:table-cell>
          <table:table-cell office:value-type="float" office:value="947" calcext:value-type="float">
            <text:p>947</text:p>
          </table:table-cell>
          <table:table-cell table:formula="of:=[.C947]*(([.$K$5]-1)/[.$K$5])-[.$K$3]" office:value-type="float" office:value="-0.00443352332146325" calcext:value-type="float">
            <text:p>-0.004433523321463</text:p>
          </table:table-cell>
          <table:table-cell table:formula="of:=(([.C947]/[.$K$5])-[.$K$3])+[.D947]" office:value-type="float" office:value="0.928753523321464" calcext:value-type="float">
            <text:p>0.928753523321464</text:p>
          </table:table-cell>
          <table:table-cell table:formula="of:=[.E947]+[.$K$3]" office:value-type="float" office:value="0.0378399999999991" calcext:value-type="float">
            <text:p>0.037839999999999</text:p>
          </table:table-cell>
          <table:table-cell table:formula="of:=(([.C947]/[.$K$5])-[.$K$3])/0.00000001" office:value-type="float" office:value="-7692.03640459097" calcext:value-type="float">
            <text:p>-7692</text:p>
          </table:table-cell>
          <table:table-cell table:number-columns-repeated="10"/>
        </table:table-row>
        <table:table-row table:style-name="ro2">
          <table:table-cell table:formula="of:=NOW()+([.$K$10]*[.B949])" office:value-type="date" office:date-value="2094-07-18T22:11:13.51" calcext:value-type="date">
            <text:p>2094-07-18</text:p>
          </table:table-cell>
          <table:table-cell office:value-type="float" office:value="948" calcext:value-type="float">
            <text:p>948</text:p>
          </table:table-cell>
          <table:table-cell table:formula="of:=[.C948]*(([.$K$5]-1)/[.$K$5])-[.$K$3]" office:value-type="float" office:value="-0.00443657729378439" calcext:value-type="float">
            <text:p>-0.004436577293784</text:p>
          </table:table-cell>
          <table:table-cell table:formula="of:=(([.C948]/[.$K$5])-[.$K$3])+[.D948]" office:value-type="float" office:value="0.928676577293786" calcext:value-type="float">
            <text:p>0.928676577293786</text:p>
          </table:table-cell>
          <table:table-cell table:formula="of:=[.E948]+[.$K$3]" office:value-type="float" office:value="0.0378799999999991" calcext:value-type="float">
            <text:p>0.037879999999999</text:p>
          </table:table-cell>
          <table:table-cell table:formula="of:=(([.C948]/[.$K$5])-[.$K$3])/0.00000001" office:value-type="float" office:value="-7694.60276788604" calcext:value-type="float">
            <text:p>-7695</text:p>
          </table:table-cell>
          <table:table-cell table:number-columns-repeated="10"/>
        </table:table-row>
        <table:table-row table:style-name="ro2">
          <table:table-cell table:formula="of:=NOW()+([.$K$10]*[.B950])" office:value-type="date" office:date-value="2094-08-15T16:51:13.51" calcext:value-type="date">
            <text:p>2094-08-15</text:p>
          </table:table-cell>
          <table:table-cell office:value-type="float" office:value="949" calcext:value-type="float">
            <text:p>949</text:p>
          </table:table-cell>
          <table:table-cell table:formula="of:=[.C949]*(([.$K$5]-1)/[.$K$5])-[.$K$3]" office:value-type="float" office:value="-0.00443960581633619" calcext:value-type="float">
            <text:p>-0.004439605816336</text:p>
          </table:table-cell>
          <table:table-cell table:formula="of:=(([.C949]/[.$K$5])-[.$K$3])+[.D949]" office:value-type="float" office:value="0.928599605816337" calcext:value-type="float">
            <text:p>0.928599605816337</text:p>
          </table:table-cell>
          <table:table-cell table:formula="of:=[.E949]+[.$K$3]" office:value-type="float" office:value="0.0379199999999991" calcext:value-type="float">
            <text:p>0.037919999999999</text:p>
          </table:table-cell>
          <table:table-cell table:formula="of:=(([.C949]/[.$K$5])-[.$K$3])/0.00000001" office:value-type="float" office:value="-7697.14774482033" calcext:value-type="float">
            <text:p>-7697</text:p>
          </table:table-cell>
          <table:table-cell table:number-columns-repeated="10"/>
        </table:table-row>
        <table:table-row table:style-name="ro2">
          <table:table-cell table:formula="of:=NOW()+([.$K$10]*[.B951])" office:value-type="date" office:date-value="2094-09-12T11:31:13.51" calcext:value-type="date">
            <text:p>2094-09-12</text:p>
          </table:table-cell>
          <table:table-cell office:value-type="float" office:value="950" calcext:value-type="float">
            <text:p>950</text:p>
          </table:table-cell>
          <table:table-cell table:formula="of:=[.C950]*(([.$K$5]-1)/[.$K$5])-[.$K$3]" office:value-type="float" office:value="-0.00444260910120005" calcext:value-type="float">
            <text:p>-0.0044426091012</text:p>
          </table:table-cell>
          <table:table-cell table:formula="of:=(([.C950]/[.$K$5])-[.$K$3])+[.D950]" office:value-type="float" office:value="0.928522609101201" calcext:value-type="float">
            <text:p>0.928522609101201</text:p>
          </table:table-cell>
          <table:table-cell table:formula="of:=[.E950]+[.$K$3]" office:value-type="float" office:value="0.0379599999999991" calcext:value-type="float">
            <text:p>0.037959999999999</text:p>
          </table:table-cell>
          <table:table-cell table:formula="of:=(([.C950]/[.$K$5])-[.$K$3])/0.00000001" office:value-type="float" office:value="-7699.67151361349" calcext:value-type="float">
            <text:p>-7700</text:p>
          </table:table-cell>
          <table:table-cell table:number-columns-repeated="10"/>
        </table:table-row>
        <table:table-row table:style-name="ro2">
          <table:table-cell table:formula="of:=NOW()+([.$K$10]*[.B952])" office:value-type="date" office:date-value="2094-10-10T06:11:13.51" calcext:value-type="date">
            <text:p>2094-10-10</text:p>
          </table:table-cell>
          <table:table-cell office:value-type="float" office:value="951" calcext:value-type="float">
            <text:p>951</text:p>
          </table:table-cell>
          <table:table-cell table:formula="of:=[.C951]*(([.$K$5]-1)/[.$K$5])-[.$K$3]" office:value-type="float" office:value="-0.00444558735869005" calcext:value-type="float">
            <text:p>-0.00444558735869</text:p>
          </table:table-cell>
          <table:table-cell table:formula="of:=(([.C951]/[.$K$5])-[.$K$3])+[.D951]" office:value-type="float" office:value="0.928445587358691" calcext:value-type="float">
            <text:p>0.928445587358691</text:p>
          </table:table-cell>
          <table:table-cell table:formula="of:=[.E951]+[.$K$3]" office:value-type="float" office:value="0.0379999999999991" calcext:value-type="float">
            <text:p>0.037999999999999</text:p>
          </table:table-cell>
          <table:table-cell table:formula="of:=(([.C951]/[.$K$5])-[.$K$3])/0.00000001" office:value-type="float" office:value="-7702.17425100005" calcext:value-type="float">
            <text:p>-7702</text:p>
          </table:table-cell>
          <table:table-cell table:number-columns-repeated="10"/>
        </table:table-row>
        <table:table-row table:style-name="ro2">
          <table:table-cell table:formula="of:=NOW()+([.$K$10]*[.B953])" office:value-type="date" office:date-value="2094-11-07T00:51:13.51" calcext:value-type="date">
            <text:p>2094-11-07</text:p>
          </table:table-cell>
          <table:table-cell office:value-type="float" office:value="952" calcext:value-type="float">
            <text:p>952</text:p>
          </table:table-cell>
          <table:table-cell table:formula="of:=[.C952]*(([.$K$5]-1)/[.$K$5])-[.$K$3]" office:value-type="float" office:value="-0.00444854079736764" calcext:value-type="float">
            <text:p>-0.004448540797368</text:p>
          </table:table-cell>
          <table:table-cell table:formula="of:=(([.C952]/[.$K$5])-[.$K$3])+[.D952]" office:value-type="float" office:value="0.928368540797369" calcext:value-type="float">
            <text:p>0.928368540797369</text:p>
          </table:table-cell>
          <table:table-cell table:formula="of:=[.E952]+[.$K$3]" office:value-type="float" office:value="0.0380399999999991" calcext:value-type="float">
            <text:p>0.038039999999999</text:p>
          </table:table-cell>
          <table:table-cell table:formula="of:=(([.C952]/[.$K$5])-[.$K$3])/0.00000001" office:value-type="float" office:value="-7704.65613224171" calcext:value-type="float">
            <text:p>-7705</text:p>
          </table:table-cell>
          <table:table-cell table:number-columns-repeated="10"/>
        </table:table-row>
        <table:table-row table:style-name="ro2">
          <table:table-cell table:formula="of:=NOW()+([.$K$10]*[.B954])" office:value-type="date" office:date-value="2094-12-04T19:31:13.51" calcext:value-type="date">
            <text:p>2094-12-04</text:p>
          </table:table-cell>
          <table:table-cell office:value-type="float" office:value="953" calcext:value-type="float">
            <text:p>953</text:p>
          </table:table-cell>
          <table:table-cell table:formula="of:=[.C953]*(([.$K$5]-1)/[.$K$5])-[.$K$3]" office:value-type="float" office:value="-0.00445146962405624" calcext:value-type="float">
            <text:p>-0.004451469624056</text:p>
          </table:table-cell>
          <table:table-cell table:formula="of:=(([.C953]/[.$K$5])-[.$K$3])+[.D953]" office:value-type="float" office:value="0.928291469624057" calcext:value-type="float">
            <text:p>0.928291469624057</text:p>
          </table:table-cell>
          <table:table-cell table:formula="of:=[.E953]+[.$K$3]" office:value-type="float" office:value="0.0380799999999991" calcext:value-type="float">
            <text:p>0.038079999999999</text:p>
          </table:table-cell>
          <table:table-cell table:formula="of:=(([.C953]/[.$K$5])-[.$K$3])/0.00000001" office:value-type="float" office:value="-7707.1173311397" calcext:value-type="float">
            <text:p>-7707</text:p>
          </table:table-cell>
          <table:table-cell table:number-columns-repeated="10"/>
        </table:table-row>
        <table:table-row table:style-name="ro2">
          <table:table-cell table:formula="of:=NOW()+([.$K$10]*[.B955])" office:value-type="date" office:date-value="2095-01-01T14:11:13.51" calcext:value-type="date">
            <text:p>2095-01-01</text:p>
          </table:table-cell>
          <table:table-cell office:value-type="float" office:value="954" calcext:value-type="float">
            <text:p>954</text:p>
          </table:table-cell>
          <table:table-cell table:formula="of:=[.C954]*(([.$K$5]-1)/[.$K$5])-[.$K$3]" office:value-type="float" office:value="-0.00445437404385577" calcext:value-type="float">
            <text:p>-0.004454374043856</text:p>
          </table:table-cell>
          <table:table-cell table:formula="of:=(([.C954]/[.$K$5])-[.$K$3])+[.D954]" office:value-type="float" office:value="0.928214374043857" calcext:value-type="float">
            <text:p>0.928214374043857</text:p>
          </table:table-cell>
          <table:table-cell table:formula="of:=[.E954]+[.$K$3]" office:value-type="float" office:value="0.0381199999999991" calcext:value-type="float">
            <text:p>0.038119999999999</text:p>
          </table:table-cell>
          <table:table-cell table:formula="of:=(([.C954]/[.$K$5])-[.$K$3])/0.00000001" office:value-type="float" office:value="-7709.55802004687" calcext:value-type="float">
            <text:p>-7710</text:p>
          </table:table-cell>
          <table:table-cell table:number-columns-repeated="10"/>
        </table:table-row>
        <table:table-row table:style-name="ro2">
          <table:table-cell table:formula="of:=NOW()+([.$K$10]*[.B956])" office:value-type="date" office:date-value="2095-01-29T08:51:13.51" calcext:value-type="date">
            <text:p>2095-01-29</text:p>
          </table:table-cell>
          <table:table-cell office:value-type="float" office:value="955" calcext:value-type="float">
            <text:p>955</text:p>
          </table:table-cell>
          <table:table-cell table:formula="of:=[.C955]*(([.$K$5]-1)/[.$K$5])-[.$K$3]" office:value-type="float" office:value="-0.00445725426015697" calcext:value-type="float">
            <text:p>-0.004457254260157</text:p>
          </table:table-cell>
          <table:table-cell table:formula="of:=(([.C955]/[.$K$5])-[.$K$3])+[.D955]" office:value-type="float" office:value="0.928137254260158" calcext:value-type="float">
            <text:p>0.928137254260158</text:p>
          </table:table-cell>
          <table:table-cell table:formula="of:=[.E955]+[.$K$3]" office:value-type="float" office:value="0.0381599999999991" calcext:value-type="float">
            <text:p>0.038159999999999</text:p>
          </table:table-cell>
          <table:table-cell table:formula="of:=(([.C955]/[.$K$5])-[.$K$3])/0.00000001" office:value-type="float" office:value="-7711.97836987981" calcext:value-type="float">
            <text:p>-7712</text:p>
          </table:table-cell>
          <table:table-cell table:number-columns-repeated="10"/>
        </table:table-row>
        <table:table-row table:style-name="ro2">
          <table:table-cell table:formula="of:=NOW()+([.$K$10]*[.B957])" office:value-type="date" office:date-value="2095-02-26T03:31:13.51" calcext:value-type="date">
            <text:p>2095-02-26</text:p>
          </table:table-cell>
          <table:table-cell office:value-type="float" office:value="956" calcext:value-type="float">
            <text:p>956</text:p>
          </table:table-cell>
          <table:table-cell table:formula="of:=[.C956]*(([.$K$5]-1)/[.$K$5])-[.$K$3]" office:value-type="float" office:value="-0.00446011047465567" calcext:value-type="float">
            <text:p>-0.004460110474656</text:p>
          </table:table-cell>
          <table:table-cell table:formula="of:=(([.C956]/[.$K$5])-[.$K$3])+[.D956]" office:value-type="float" office:value="0.928060110474657" calcext:value-type="float">
            <text:p>0.928060110474657</text:p>
          </table:table-cell>
          <table:table-cell table:formula="of:=[.E956]+[.$K$3]" office:value-type="float" office:value="0.0381999999999991" calcext:value-type="float">
            <text:p>0.038199999999999</text:p>
          </table:table-cell>
          <table:table-cell table:formula="of:=(([.C956]/[.$K$5])-[.$K$3])/0.00000001" office:value-type="float" office:value="-7714.37855013081" calcext:value-type="float">
            <text:p>-7714</text:p>
          </table:table-cell>
          <table:table-cell table:number-columns-repeated="10"/>
        </table:table-row>
        <table:table-row table:style-name="ro2">
          <table:table-cell table:formula="of:=NOW()+([.$K$10]*[.B958])" office:value-type="date" office:date-value="2095-03-25T22:11:13.51" calcext:value-type="date">
            <text:p>2095-03-25</text:p>
          </table:table-cell>
          <table:table-cell office:value-type="float" office:value="957" calcext:value-type="float">
            <text:p>957</text:p>
          </table:table-cell>
          <table:table-cell table:formula="of:=[.C957]*(([.$K$5]-1)/[.$K$5])-[.$K$3]" office:value-type="float" office:value="-0.00446294288736687" calcext:value-type="float">
            <text:p>-0.004462942887367</text:p>
          </table:table-cell>
          <table:table-cell table:formula="of:=(([.C957]/[.$K$5])-[.$K$3])+[.D957]" office:value-type="float" office:value="0.927982942887368" calcext:value-type="float">
            <text:p>0.927982942887368</text:p>
          </table:table-cell>
          <table:table-cell table:formula="of:=[.E957]+[.$K$3]" office:value-type="float" office:value="0.0382399999999991" calcext:value-type="float">
            <text:p>0.038239999999999</text:p>
          </table:table-cell>
          <table:table-cell table:formula="of:=(([.C957]/[.$K$5])-[.$K$3])/0.00000001" office:value-type="float" office:value="-7716.75872887972" calcext:value-type="float">
            <text:p>-7717</text:p>
          </table:table-cell>
          <table:table-cell table:number-columns-repeated="10"/>
        </table:table-row>
        <table:table-row table:style-name="ro2">
          <table:table-cell table:formula="of:=NOW()+([.$K$10]*[.B959])" office:value-type="date" office:date-value="2095-04-22T16:51:13.51" calcext:value-type="date">
            <text:p>2095-04-22</text:p>
          </table:table-cell>
          <table:table-cell office:value-type="float" office:value="958" calcext:value-type="float">
            <text:p>958</text:p>
          </table:table-cell>
          <table:table-cell table:formula="of:=[.C958]*(([.$K$5]-1)/[.$K$5])-[.$K$3]" office:value-type="float" office:value="-0.00446575169663881" calcext:value-type="float">
            <text:p>-0.004465751696639</text:p>
          </table:table-cell>
          <table:table-cell table:formula="of:=(([.C958]/[.$K$5])-[.$K$3])+[.D958]" office:value-type="float" office:value="0.92790575169664" calcext:value-type="float">
            <text:p>0.92790575169664</text:p>
          </table:table-cell>
          <table:table-cell table:formula="of:=[.E958]+[.$K$3]" office:value-type="float" office:value="0.0382799999999991" calcext:value-type="float">
            <text:p>0.038279999999999</text:p>
          </table:table-cell>
          <table:table-cell table:formula="of:=(([.C958]/[.$K$5])-[.$K$3])/0.00000001" office:value-type="float" office:value="-7719.11907280572" calcext:value-type="float">
            <text:p>-7719</text:p>
          </table:table-cell>
          <table:table-cell table:number-columns-repeated="10"/>
        </table:table-row>
        <table:table-row table:style-name="ro2">
          <table:table-cell table:formula="of:=NOW()+([.$K$10]*[.B960])" office:value-type="date" office:date-value="2095-05-20T11:31:13.51" calcext:value-type="date">
            <text:p>2095-05-20</text:p>
          </table:table-cell>
          <table:table-cell office:value-type="float" office:value="959" calcext:value-type="float">
            <text:p>959</text:p>
          </table:table-cell>
          <table:table-cell table:formula="of:=[.C959]*(([.$K$5]-1)/[.$K$5])-[.$K$3]" office:value-type="float" office:value="-0.00446853709916682" calcext:value-type="float">
            <text:p>-0.004468537099167</text:p>
          </table:table-cell>
          <table:table-cell table:formula="of:=(([.C959]/[.$K$5])-[.$K$3])+[.D959]" office:value-type="float" office:value="0.927828537099168" calcext:value-type="float">
            <text:p>0.927828537099168</text:p>
          </table:table-cell>
          <table:table-cell table:formula="of:=[.E959]+[.$K$3]" office:value-type="float" office:value="0.0383199999999991" calcext:value-type="float">
            <text:p>0.038319999999999</text:p>
          </table:table-cell>
          <table:table-cell table:formula="of:=(([.C959]/[.$K$5])-[.$K$3])/0.00000001" office:value-type="float" office:value="-7721.45974719901" calcext:value-type="float">
            <text:p>-7721</text:p>
          </table:table-cell>
          <table:table-cell table:number-columns-repeated="10"/>
        </table:table-row>
        <table:table-row table:style-name="ro2">
          <table:table-cell table:formula="of:=NOW()+([.$K$10]*[.B961])" office:value-type="date" office:date-value="2095-06-17T06:11:13.51" calcext:value-type="date">
            <text:p>2095-06-17</text:p>
          </table:table-cell>
          <table:table-cell office:value-type="float" office:value="960" calcext:value-type="float">
            <text:p>960</text:p>
          </table:table-cell>
          <table:table-cell table:formula="of:=[.C960]*(([.$K$5]-1)/[.$K$5])-[.$K$3]" office:value-type="float" office:value="-0.0044712992900071" calcext:value-type="float">
            <text:p>-0.004471299290007</text:p>
          </table:table-cell>
          <table:table-cell table:formula="of:=(([.C960]/[.$K$5])-[.$K$3])+[.D960]" office:value-type="float" office:value="0.927751299290008" calcext:value-type="float">
            <text:p>0.927751299290008</text:p>
          </table:table-cell>
          <table:table-cell table:formula="of:=[.E960]+[.$K$3]" office:value-type="float" office:value="0.0383599999999991" calcext:value-type="float">
            <text:p>0.038359999999999</text:p>
          </table:table-cell>
          <table:table-cell table:formula="of:=(([.C960]/[.$K$5])-[.$K$3])/0.00000001" office:value-type="float" office:value="-7723.78091597235" calcext:value-type="float">
            <text:p>-7724</text:p>
          </table:table-cell>
          <table:table-cell table:number-columns-repeated="10"/>
        </table:table-row>
        <table:table-row table:style-name="ro2">
          <table:table-cell table:formula="of:=NOW()+([.$K$10]*[.B962])" office:value-type="date" office:date-value="2095-07-15T00:51:13.51" calcext:value-type="date">
            <text:p>2095-07-15</text:p>
          </table:table-cell>
          <table:table-cell office:value-type="float" office:value="961" calcext:value-type="float">
            <text:p>961</text:p>
          </table:table-cell>
          <table:table-cell table:formula="of:=[.C961]*(([.$K$5]-1)/[.$K$5])-[.$K$3]" office:value-type="float" office:value="-0.00447403846259037" calcext:value-type="float">
            <text:p>-0.00447403846259</text:p>
          </table:table-cell>
          <table:table-cell table:formula="of:=(([.C961]/[.$K$5])-[.$K$3])+[.D961]" office:value-type="float" office:value="0.927674038462591" calcext:value-type="float">
            <text:p>0.927674038462591</text:p>
          </table:table-cell>
          <table:table-cell table:formula="of:=[.E961]+[.$K$3]" office:value-type="float" office:value="0.0383999999999991" calcext:value-type="float">
            <text:p>0.038399999999999</text:p>
          </table:table-cell>
          <table:table-cell table:formula="of:=(([.C961]/[.$K$5])-[.$K$3])/0.00000001" office:value-type="float" office:value="-7726.08274167258" calcext:value-type="float">
            <text:p>-7726</text:p>
          </table:table-cell>
          <table:table-cell table:number-columns-repeated="10"/>
        </table:table-row>
        <table:table-row table:style-name="ro2">
          <table:table-cell table:formula="of:=NOW()+([.$K$10]*[.B963])" office:value-type="date" office:date-value="2095-08-11T19:31:13.51" calcext:value-type="date">
            <text:p>2095-08-11</text:p>
          </table:table-cell>
          <table:table-cell office:value-type="float" office:value="962" calcext:value-type="float">
            <text:p>962</text:p>
          </table:table-cell>
          <table:table-cell table:formula="of:=[.C962]*(([.$K$5]-1)/[.$K$5])-[.$K$3]" office:value-type="float" office:value="-0.00447675480873545" calcext:value-type="float">
            <text:p>-0.004476754808735</text:p>
          </table:table-cell>
          <table:table-cell table:formula="of:=(([.C962]/[.$K$5])-[.$K$3])+[.D962]" office:value-type="float" office:value="0.927596754808736" calcext:value-type="float">
            <text:p>0.927596754808736</text:p>
          </table:table-cell>
          <table:table-cell table:formula="of:=[.E962]+[.$K$3]" office:value-type="float" office:value="0.0384399999999991" calcext:value-type="float">
            <text:p>0.038439999999999</text:p>
          </table:table-cell>
          <table:table-cell table:formula="of:=(([.C962]/[.$K$5])-[.$K$3])/0.00000001" office:value-type="float" office:value="-7728.36538549198" calcext:value-type="float">
            <text:p>-7728</text:p>
          </table:table-cell>
          <table:table-cell table:number-columns-repeated="10"/>
        </table:table-row>
        <table:table-row table:style-name="ro2">
          <table:table-cell table:formula="of:=NOW()+([.$K$10]*[.B964])" office:value-type="date" office:date-value="2095-09-08T14:11:13.51" calcext:value-type="date">
            <text:p>2095-09-08</text:p>
          </table:table-cell>
          <table:table-cell office:value-type="float" office:value="963" calcext:value-type="float">
            <text:p>963</text:p>
          </table:table-cell>
          <table:table-cell table:formula="of:=[.C963]*(([.$K$5]-1)/[.$K$5])-[.$K$3]" office:value-type="float" office:value="-0.00447944851866266" calcext:value-type="float">
            <text:p>-0.004479448518663</text:p>
          </table:table-cell>
          <table:table-cell table:formula="of:=(([.C963]/[.$K$5])-[.$K$3])+[.D963]" office:value-type="float" office:value="0.927519448518664" calcext:value-type="float">
            <text:p>0.927519448518664</text:p>
          </table:table-cell>
          <table:table-cell table:formula="of:=[.E963]+[.$K$3]" office:value-type="float" office:value="0.0384799999999991" calcext:value-type="float">
            <text:p>0.038479999999999</text:p>
          </table:table-cell>
          <table:table-cell table:formula="of:=(([.C963]/[.$K$5])-[.$K$3])/0.00000001" office:value-type="float" office:value="-7730.62900727954" calcext:value-type="float">
            <text:p>-7731</text:p>
          </table:table-cell>
          <table:table-cell table:number-columns-repeated="10"/>
        </table:table-row>
        <table:table-row table:style-name="ro2">
          <table:table-cell table:formula="of:=NOW()+([.$K$10]*[.B965])" office:value-type="date" office:date-value="2095-10-06T08:51:13.51" calcext:value-type="date">
            <text:p>2095-10-06</text:p>
          </table:table-cell>
          <table:table-cell office:value-type="float" office:value="964" calcext:value-type="float">
            <text:p>964</text:p>
          </table:table-cell>
          <table:table-cell table:formula="of:=[.C964]*(([.$K$5]-1)/[.$K$5])-[.$K$3]" office:value-type="float" office:value="-0.00448211978100714" calcext:value-type="float">
            <text:p>-0.004482119781007</text:p>
          </table:table-cell>
          <table:table-cell table:formula="of:=(([.C964]/[.$K$5])-[.$K$3])+[.D964]" office:value-type="float" office:value="0.927442119781008" calcext:value-type="float">
            <text:p>0.927442119781008</text:p>
          </table:table-cell>
          <table:table-cell table:formula="of:=[.E964]+[.$K$3]" office:value-type="float" office:value="0.0385199999999991" calcext:value-type="float">
            <text:p>0.038519999999999</text:p>
          </table:table-cell>
          <table:table-cell table:formula="of:=(([.C964]/[.$K$5])-[.$K$3])/0.00000001" office:value-type="float" office:value="-7732.87376555222" calcext:value-type="float">
            <text:p>-7733</text:p>
          </table:table-cell>
          <table:table-cell table:number-columns-repeated="10"/>
        </table:table-row>
        <table:table-row table:style-name="ro2">
          <table:table-cell table:formula="of:=NOW()+([.$K$10]*[.B966])" office:value-type="date" office:date-value="2095-11-03T03:31:13.51" calcext:value-type="date">
            <text:p>2095-11-03</text:p>
          </table:table-cell>
          <table:table-cell office:value-type="float" office:value="965" calcext:value-type="float">
            <text:p>965</text:p>
          </table:table-cell>
          <table:table-cell table:formula="of:=[.C965]*(([.$K$5]-1)/[.$K$5])-[.$K$3]" office:value-type="float" office:value="-0.00448476878283208" calcext:value-type="float">
            <text:p>-0.004484768782832</text:p>
          </table:table-cell>
          <table:table-cell table:formula="of:=(([.C965]/[.$K$5])-[.$K$3])+[.D965]" office:value-type="float" office:value="0.927364768782833" calcext:value-type="float">
            <text:p>0.927364768782833</text:p>
          </table:table-cell>
          <table:table-cell table:formula="of:=[.E965]+[.$K$3]" office:value-type="float" office:value="0.0385599999999991" calcext:value-type="float">
            <text:p>0.038559999999999</text:p>
          </table:table-cell>
          <table:table-cell table:formula="of:=(([.C965]/[.$K$5])-[.$K$3])/0.00000001" office:value-type="float" office:value="-7735.09981750595" calcext:value-type="float">
            <text:p>-7735</text:p>
          </table:table-cell>
          <table:table-cell table:number-columns-repeated="10"/>
        </table:table-row>
        <table:table-row table:style-name="ro2">
          <table:table-cell table:formula="of:=NOW()+([.$K$10]*[.B967])" office:value-type="date" office:date-value="2095-11-30T22:11:13.51" calcext:value-type="date">
            <text:p>2095-11-30</text:p>
          </table:table-cell>
          <table:table-cell office:value-type="float" office:value="966" calcext:value-type="float">
            <text:p>966</text:p>
          </table:table-cell>
          <table:table-cell table:formula="of:=[.C966]*(([.$K$5]-1)/[.$K$5])-[.$K$3]" office:value-type="float" office:value="-0.00448739570964181" calcext:value-type="float">
            <text:p>-0.004487395709642</text:p>
          </table:table-cell>
          <table:table-cell table:formula="of:=(([.C966]/[.$K$5])-[.$K$3])+[.D966]" office:value-type="float" office:value="0.927287395709643" calcext:value-type="float">
            <text:p>0.927287395709643</text:p>
          </table:table-cell>
          <table:table-cell table:formula="of:=[.E966]+[.$K$3]" office:value-type="float" office:value="0.0385999999999991" calcext:value-type="float">
            <text:p>0.038599999999999</text:p>
          </table:table-cell>
          <table:table-cell table:formula="of:=(([.C966]/[.$K$5])-[.$K$3])/0.00000001" office:value-type="float" office:value="-7737.30731902673" calcext:value-type="float">
            <text:p>-7737</text:p>
          </table:table-cell>
          <table:table-cell table:number-columns-repeated="10"/>
        </table:table-row>
        <table:table-row table:style-name="ro2">
          <table:table-cell table:formula="of:=NOW()+([.$K$10]*[.B968])" office:value-type="date" office:date-value="2095-12-28T16:51:13.51" calcext:value-type="date">
            <text:p>2095-12-28</text:p>
          </table:table-cell>
          <table:table-cell office:value-type="float" office:value="967" calcext:value-type="float">
            <text:p>967</text:p>
          </table:table-cell>
          <table:table-cell table:formula="of:=[.C967]*(([.$K$5]-1)/[.$K$5])-[.$K$3]" office:value-type="float" office:value="-0.00449000074539479" calcext:value-type="float">
            <text:p>-0.004490000745395</text:p>
          </table:table-cell>
          <table:table-cell table:formula="of:=(([.C967]/[.$K$5])-[.$K$3])+[.D967]" office:value-type="float" office:value="0.927210000745396" calcext:value-type="float">
            <text:p>0.927210000745396</text:p>
          </table:table-cell>
          <table:table-cell table:formula="of:=[.E967]+[.$K$3]" office:value-type="float" office:value="0.0386399999999991" calcext:value-type="float">
            <text:p>0.038639999999999</text:p>
          </table:table-cell>
          <table:table-cell table:formula="of:=(([.C967]/[.$K$5])-[.$K$3])/0.00000001" office:value-type="float" office:value="-7739.49642470151" calcext:value-type="float">
            <text:p>-7739</text:p>
          </table:table-cell>
          <table:table-cell table:number-columns-repeated="10"/>
        </table:table-row>
        <table:table-row table:style-name="ro2">
          <table:table-cell table:formula="of:=NOW()+([.$K$10]*[.B969])" office:value-type="date" office:date-value="2096-01-25T11:31:13.51" calcext:value-type="date">
            <text:p>2096-01-25</text:p>
          </table:table-cell>
          <table:table-cell office:value-type="float" office:value="968" calcext:value-type="float">
            <text:p>968</text:p>
          </table:table-cell>
          <table:table-cell table:formula="of:=[.C968]*(([.$K$5]-1)/[.$K$5])-[.$K$3]" office:value-type="float" office:value="-0.0044925840725165" calcext:value-type="float">
            <text:p>-0.004492584072517</text:p>
          </table:table-cell>
          <table:table-cell table:formula="of:=(([.C968]/[.$K$5])-[.$K$3])+[.D968]" office:value-type="float" office:value="0.927132584072518" calcext:value-type="float">
            <text:p>0.927132584072518</text:p>
          </table:table-cell>
          <table:table-cell table:formula="of:=[.E968]+[.$K$3]" office:value-type="float" office:value="0.0386799999999991" calcext:value-type="float">
            <text:p>0.038679999999999</text:p>
          </table:table-cell>
          <table:table-cell table:formula="of:=(([.C968]/[.$K$5])-[.$K$3])/0.00000001" office:value-type="float" office:value="-7741.667287829" calcext:value-type="float">
            <text:p>-7742</text:p>
          </table:table-cell>
          <table:table-cell table:number-columns-repeated="10"/>
        </table:table-row>
        <table:table-row table:style-name="ro2">
          <table:table-cell table:formula="of:=NOW()+([.$K$10]*[.B970])" office:value-type="date" office:date-value="2096-02-22T06:11:13.51" calcext:value-type="date">
            <text:p>2096-02-22</text:p>
          </table:table-cell>
          <table:table-cell office:value-type="float" office:value="969" calcext:value-type="float">
            <text:p>969</text:p>
          </table:table-cell>
          <table:table-cell table:formula="of:=[.C969]*(([.$K$5]-1)/[.$K$5])-[.$K$3]" office:value-type="float" office:value="-0.0044951458719122" calcext:value-type="float">
            <text:p>-0.004495145871912</text:p>
          </table:table-cell>
          <table:table-cell table:formula="of:=(([.C969]/[.$K$5])-[.$K$3])+[.D969]" office:value-type="float" office:value="0.927055145871913" calcext:value-type="float">
            <text:p>0.927055145871913</text:p>
          </table:table-cell>
          <table:table-cell table:formula="of:=[.E969]+[.$K$3]" office:value-type="float" office:value="0.0387199999999991" calcext:value-type="float">
            <text:p>0.038719999999999</text:p>
          </table:table-cell>
          <table:table-cell table:formula="of:=(([.C969]/[.$K$5])-[.$K$3])/0.00000001" office:value-type="float" office:value="-7743.82006043042" calcext:value-type="float">
            <text:p>-7744</text:p>
          </table:table-cell>
          <table:table-cell table:number-columns-repeated="10"/>
        </table:table-row>
        <table:table-row table:style-name="ro2">
          <table:table-cell table:formula="of:=NOW()+([.$K$10]*[.B971])" office:value-type="date" office:date-value="2096-03-21T00:51:13.51" calcext:value-type="date">
            <text:p>2096-03-21</text:p>
          </table:table-cell>
          <table:table-cell office:value-type="float" office:value="970" calcext:value-type="float">
            <text:p>970</text:p>
          </table:table-cell>
          <table:table-cell table:formula="of:=[.C970]*(([.$K$5]-1)/[.$K$5])-[.$K$3]" office:value-type="float" office:value="-0.0044976863229796" calcext:value-type="float">
            <text:p>-0.00449768632298</text:p>
          </table:table-cell>
          <table:table-cell table:formula="of:=(([.C970]/[.$K$5])-[.$K$3])+[.D970]" office:value-type="float" office:value="0.926977686322981" calcext:value-type="float">
            <text:p>0.926977686322981</text:p>
          </table:table-cell>
          <table:table-cell table:formula="of:=[.E970]+[.$K$3]" office:value-type="float" office:value="0.0387599999999991" calcext:value-type="float">
            <text:p>0.038759999999999</text:p>
          </table:table-cell>
          <table:table-cell table:formula="of:=(([.C970]/[.$K$5])-[.$K$3])/0.00000001" office:value-type="float" office:value="-7745.95489326017" calcext:value-type="float">
            <text:p>-7746</text:p>
          </table:table-cell>
          <table:table-cell table:number-columns-repeated="10"/>
        </table:table-row>
        <table:table-row table:style-name="ro2">
          <table:table-cell table:formula="of:=NOW()+([.$K$10]*[.B972])" office:value-type="date" office:date-value="2096-04-17T19:31:13.51" calcext:value-type="date">
            <text:p>2096-04-17</text:p>
          </table:table-cell>
          <table:table-cell office:value-type="float" office:value="971" calcext:value-type="float">
            <text:p>971</text:p>
          </table:table-cell>
          <table:table-cell table:formula="of:=[.C971]*(([.$K$5]-1)/[.$K$5])-[.$K$3]" office:value-type="float" office:value="-0.00450020560362144" calcext:value-type="float">
            <text:p>-0.004500205603621</text:p>
          </table:table-cell>
          <table:table-cell table:formula="of:=(([.C971]/[.$K$5])-[.$K$3])+[.D971]" office:value-type="float" office:value="0.926900205603623" calcext:value-type="float">
            <text:p>0.926900205603623</text:p>
          </table:table-cell>
          <table:table-cell table:formula="of:=[.E971]+[.$K$3]" office:value-type="float" office:value="0.0387999999999991" calcext:value-type="float">
            <text:p>0.038799999999999</text:p>
          </table:table-cell>
          <table:table-cell table:formula="of:=(([.C971]/[.$K$5])-[.$K$3])/0.00000001" office:value-type="float" office:value="-7748.07193581633" calcext:value-type="float">
            <text:p>-7748</text:p>
          </table:table-cell>
          <table:table-cell table:number-columns-repeated="10"/>
        </table:table-row>
        <table:table-row table:style-name="ro2">
          <table:table-cell table:formula="of:=NOW()+([.$K$10]*[.B973])" office:value-type="date" office:date-value="2096-05-15T14:11:13.51" calcext:value-type="date">
            <text:p>2096-05-15</text:p>
          </table:table-cell>
          <table:table-cell office:value-type="float" office:value="972" calcext:value-type="float">
            <text:p>972</text:p>
          </table:table-cell>
          <table:table-cell table:formula="of:=[.C972]*(([.$K$5]-1)/[.$K$5])-[.$K$3]" office:value-type="float" office:value="-0.00450270389025792" calcext:value-type="float">
            <text:p>-0.004502703890258</text:p>
          </table:table-cell>
          <table:table-cell table:formula="of:=(([.C972]/[.$K$5])-[.$K$3])+[.D972]" office:value-type="float" office:value="0.926822703890259" calcext:value-type="float">
            <text:p>0.926822703890259</text:p>
          </table:table-cell>
          <table:table-cell table:formula="of:=[.E972]+[.$K$3]" office:value-type="float" office:value="0.0388399999999991" calcext:value-type="float">
            <text:p>0.038839999999999</text:p>
          </table:table-cell>
          <table:table-cell table:formula="of:=(([.C972]/[.$K$5])-[.$K$3])/0.00000001" office:value-type="float" office:value="-7750.1713363512" calcext:value-type="float">
            <text:p>-7750</text:p>
          </table:table-cell>
          <table:table-cell table:number-columns-repeated="10"/>
        </table:table-row>
        <table:table-row table:style-name="ro2">
          <table:table-cell table:formula="of:=NOW()+([.$K$10]*[.B974])" office:value-type="date" office:date-value="2096-06-12T08:51:13.51" calcext:value-type="date">
            <text:p>2096-06-12</text:p>
          </table:table-cell>
          <table:table-cell office:value-type="float" office:value="973" calcext:value-type="float">
            <text:p>973</text:p>
          </table:table-cell>
          <table:table-cell table:formula="of:=[.C973]*(([.$K$5]-1)/[.$K$5])-[.$K$3]" office:value-type="float" office:value="-0.00450518135783911" calcext:value-type="float">
            <text:p>-0.004505181357839</text:p>
          </table:table-cell>
          <table:table-cell table:formula="of:=(([.C973]/[.$K$5])-[.$K$3])+[.D973]" office:value-type="float" office:value="0.92674518135784" calcext:value-type="float">
            <text:p>0.92674518135784</text:p>
          </table:table-cell>
          <table:table-cell table:formula="of:=[.E973]+[.$K$3]" office:value-type="float" office:value="0.0388799999999991" calcext:value-type="float">
            <text:p>0.038879999999999</text:p>
          </table:table-cell>
          <table:table-cell table:formula="of:=(([.C973]/[.$K$5])-[.$K$3])/0.00000001" office:value-type="float" office:value="-7752.2532418816" calcext:value-type="float">
            <text:p>-7752</text:p>
          </table:table-cell>
          <table:table-cell table:number-columns-repeated="10"/>
        </table:table-row>
        <table:table-row table:style-name="ro2">
          <table:table-cell table:formula="of:=NOW()+([.$K$10]*[.B975])" office:value-type="date" office:date-value="2096-07-10T03:31:13.51" calcext:value-type="date">
            <text:p>2096-07-10</text:p>
          </table:table-cell>
          <table:table-cell office:value-type="float" office:value="974" calcext:value-type="float">
            <text:p>974</text:p>
          </table:table-cell>
          <table:table-cell table:formula="of:=[.C974]*(([.$K$5]-1)/[.$K$5])-[.$K$3]" office:value-type="float" office:value="-0.00450763817985712" calcext:value-type="float">
            <text:p>-0.004507638179857</text:p>
          </table:table-cell>
          <table:table-cell table:formula="of:=(([.C974]/[.$K$5])-[.$K$3])+[.D974]" office:value-type="float" office:value="0.926667638179858" calcext:value-type="float">
            <text:p>0.926667638179858</text:p>
          </table:table-cell>
          <table:table-cell table:formula="of:=[.E974]+[.$K$3]" office:value-type="float" office:value="0.0389199999999991" calcext:value-type="float">
            <text:p>0.038919999999999</text:p>
          </table:table-cell>
          <table:table-cell table:formula="of:=(([.C974]/[.$K$5])-[.$K$3])/0.00000001" office:value-type="float" office:value="-7754.31779819926" calcext:value-type="float">
            <text:p>-7754</text:p>
          </table:table-cell>
          <table:table-cell table:number-columns-repeated="10"/>
        </table:table-row>
        <table:table-row table:style-name="ro2">
          <table:table-cell table:formula="of:=NOW()+([.$K$10]*[.B976])" office:value-type="date" office:date-value="2096-08-06T22:11:13.51" calcext:value-type="date">
            <text:p>2096-08-06</text:p>
          </table:table-cell>
          <table:table-cell office:value-type="float" office:value="975" calcext:value-type="float">
            <text:p>975</text:p>
          </table:table-cell>
          <table:table-cell table:formula="of:=[.C975]*(([.$K$5]-1)/[.$K$5])-[.$K$3]" office:value-type="float" office:value="-0.00451007452835831" calcext:value-type="float">
            <text:p>-0.004510074528358</text:p>
          </table:table-cell>
          <table:table-cell table:formula="of:=(([.C975]/[.$K$5])-[.$K$3])+[.D975]" office:value-type="float" office:value="0.926590074528359" calcext:value-type="float">
            <text:p>0.926590074528359</text:p>
          </table:table-cell>
          <table:table-cell table:formula="of:=[.E975]+[.$K$3]" office:value-type="float" office:value="0.0389599999999991" calcext:value-type="float">
            <text:p>0.038959999999999</text:p>
          </table:table-cell>
          <table:table-cell table:formula="of:=(([.C975]/[.$K$5])-[.$K$3])/0.00000001" office:value-type="float" office:value="-7756.36514988093" calcext:value-type="float">
            <text:p>-7756</text:p>
          </table:table-cell>
          <table:table-cell table:number-columns-repeated="10"/>
        </table:table-row>
        <table:table-row table:style-name="ro2">
          <table:table-cell table:formula="of:=NOW()+([.$K$10]*[.B977])" office:value-type="date" office:date-value="2096-09-03T16:51:13.51" calcext:value-type="date">
            <text:p>2096-09-03</text:p>
          </table:table-cell>
          <table:table-cell office:value-type="float" office:value="976" calcext:value-type="float">
            <text:p>976</text:p>
          </table:table-cell>
          <table:table-cell table:formula="of:=[.C976]*(([.$K$5]-1)/[.$K$5])-[.$K$3]" office:value-type="float" office:value="-0.00451249057395532" calcext:value-type="float">
            <text:p>-0.004512490573955</text:p>
          </table:table-cell>
          <table:table-cell table:formula="of:=(([.C976]/[.$K$5])-[.$K$3])+[.D976]" office:value-type="float" office:value="0.926512490573956" calcext:value-type="float">
            <text:p>0.926512490573956</text:p>
          </table:table-cell>
          <table:table-cell table:formula="of:=[.E976]+[.$K$3]" office:value-type="float" office:value="0.0389999999999991" calcext:value-type="float">
            <text:p>0.038999999999999</text:p>
          </table:table-cell>
          <table:table-cell table:formula="of:=(([.C976]/[.$K$5])-[.$K$3])/0.00000001" office:value-type="float" office:value="-7758.39544029859" calcext:value-type="float">
            <text:p>-7758</text:p>
          </table:table-cell>
          <table:table-cell table:number-columns-repeated="10"/>
        </table:table-row>
        <table:table-row table:style-name="ro2">
          <table:table-cell table:formula="of:=NOW()+([.$K$10]*[.B978])" office:value-type="date" office:date-value="2096-10-01T11:31:13.51" calcext:value-type="date">
            <text:p>2096-10-01</text:p>
          </table:table-cell>
          <table:table-cell office:value-type="float" office:value="977" calcext:value-type="float">
            <text:p>977</text:p>
          </table:table-cell>
          <table:table-cell table:formula="of:=[.C977]*(([.$K$5]-1)/[.$K$5])-[.$K$3]" office:value-type="float" office:value="-0.00451488648583903" calcext:value-type="float">
            <text:p>-0.004514886485839</text:p>
          </table:table-cell>
          <table:table-cell table:formula="of:=(([.C977]/[.$K$5])-[.$K$3])+[.D977]" office:value-type="float" office:value="0.92643488648584" calcext:value-type="float">
            <text:p>0.92643488648584</text:p>
          </table:table-cell>
          <table:table-cell table:formula="of:=[.E977]+[.$K$3]" office:value-type="float" office:value="0.0390399999999991" calcext:value-type="float">
            <text:p>0.039039999999999</text:p>
          </table:table-cell>
          <table:table-cell table:formula="of:=(([.C977]/[.$K$5])-[.$K$3])/0.00000001" office:value-type="float" office:value="-7760.40881162944" calcext:value-type="float">
            <text:p>-7760</text:p>
          </table:table-cell>
          <table:table-cell table:number-columns-repeated="10"/>
        </table:table-row>
        <table:table-row table:style-name="ro2">
          <table:table-cell table:formula="of:=NOW()+([.$K$10]*[.B979])" office:value-type="date" office:date-value="2096-10-29T06:11:13.51" calcext:value-type="date">
            <text:p>2096-10-29</text:p>
          </table:table-cell>
          <table:table-cell office:value-type="float" office:value="978" calcext:value-type="float">
            <text:p>978</text:p>
          </table:table-cell>
          <table:table-cell table:formula="of:=[.C978]*(([.$K$5]-1)/[.$K$5])-[.$K$3]" office:value-type="float" office:value="-0.00451726243179037" calcext:value-type="float">
            <text:p>-0.00451726243179</text:p>
          </table:table-cell>
          <table:table-cell table:formula="of:=(([.C978]/[.$K$5])-[.$K$3])+[.D978]" office:value-type="float" office:value="0.926357262431791" calcext:value-type="float">
            <text:p>0.926357262431791</text:p>
          </table:table-cell>
          <table:table-cell table:formula="of:=[.E978]+[.$K$3]" office:value-type="float" office:value="0.0390799999999991" calcext:value-type="float">
            <text:p>0.039079999999999</text:p>
          </table:table-cell>
          <table:table-cell table:formula="of:=(([.C978]/[.$K$5])-[.$K$3])/0.00000001" office:value-type="float" office:value="-7762.40540486586" calcext:value-type="float">
            <text:p>-7762</text:p>
          </table:table-cell>
          <table:table-cell table:number-columns-repeated="10"/>
        </table:table-row>
        <table:table-row table:style-name="ro2">
          <table:table-cell table:formula="of:=NOW()+([.$K$10]*[.B980])" office:value-type="date" office:date-value="2096-11-26T00:51:13.51" calcext:value-type="date">
            <text:p>2096-11-26</text:p>
          </table:table-cell>
          <table:table-cell office:value-type="float" office:value="979" calcext:value-type="float">
            <text:p>979</text:p>
          </table:table-cell>
          <table:table-cell table:formula="of:=[.C979]*(([.$K$5]-1)/[.$K$5])-[.$K$3]" office:value-type="float" office:value="-0.00451961857819212" calcext:value-type="float">
            <text:p>-0.004519618578192</text:p>
          </table:table-cell>
          <table:table-cell table:formula="of:=(([.C979]/[.$K$5])-[.$K$3])+[.D979]" office:value-type="float" office:value="0.926279618578193" calcext:value-type="float">
            <text:p>0.926279618578193</text:p>
          </table:table-cell>
          <table:table-cell table:formula="of:=[.E979]+[.$K$3]" office:value-type="float" office:value="0.0391199999999991" calcext:value-type="float">
            <text:p>0.039119999999999</text:p>
          </table:table-cell>
          <table:table-cell table:formula="of:=(([.C979]/[.$K$5])-[.$K$3])/0.00000001" office:value-type="float" office:value="-7764.38535982531" calcext:value-type="float">
            <text:p>-7764</text:p>
          </table:table-cell>
          <table:table-cell table:number-columns-repeated="10"/>
        </table:table-row>
        <table:table-row table:style-name="ro2">
          <table:table-cell table:formula="of:=NOW()+([.$K$10]*[.B981])" office:value-type="date" office:date-value="2096-12-23T19:31:13.51" calcext:value-type="date">
            <text:p>2096-12-23</text:p>
          </table:table-cell>
          <table:table-cell office:value-type="float" office:value="980" calcext:value-type="float">
            <text:p>980</text:p>
          </table:table-cell>
          <table:table-cell table:formula="of:=[.C980]*(([.$K$5]-1)/[.$K$5])-[.$K$3]" office:value-type="float" office:value="-0.00452195509004052" calcext:value-type="float">
            <text:p>-0.004521955090041</text:p>
          </table:table-cell>
          <table:table-cell table:formula="of:=(([.C980]/[.$K$5])-[.$K$3])+[.D980]" office:value-type="float" office:value="0.926201955090042" calcext:value-type="float">
            <text:p>0.926201955090042</text:p>
          </table:table-cell>
          <table:table-cell table:formula="of:=[.E980]+[.$K$3]" office:value-type="float" office:value="0.0391599999999991" calcext:value-type="float">
            <text:p>0.039159999999999</text:p>
          </table:table-cell>
          <table:table-cell table:formula="of:=(([.C980]/[.$K$5])-[.$K$3])/0.00000001" office:value-type="float" office:value="-7766.3488151601" calcext:value-type="float">
            <text:p>-7766</text:p>
          </table:table-cell>
          <table:table-cell table:number-columns-repeated="10"/>
        </table:table-row>
        <table:table-row table:style-name="ro2">
          <table:table-cell table:formula="of:=NOW()+([.$K$10]*[.B982])" office:value-type="date" office:date-value="2097-01-20T14:11:13.51" calcext:value-type="date">
            <text:p>2097-01-20</text:p>
          </table:table-cell>
          <table:table-cell office:value-type="float" office:value="981" calcext:value-type="float">
            <text:p>981</text:p>
          </table:table-cell>
          <table:table-cell table:formula="of:=[.C981]*(([.$K$5]-1)/[.$K$5])-[.$K$3]" office:value-type="float" office:value="-0.00452427213095685" calcext:value-type="float">
            <text:p>-0.004524272130957</text:p>
          </table:table-cell>
          <table:table-cell table:formula="of:=(([.C981]/[.$K$5])-[.$K$3])+[.D981]" office:value-type="float" office:value="0.926124272130958" calcext:value-type="float">
            <text:p>0.926124272130958</text:p>
          </table:table-cell>
          <table:table-cell table:formula="of:=[.E981]+[.$K$3]" office:value-type="float" office:value="0.0391999999999991" calcext:value-type="float">
            <text:p>0.039199999999999</text:p>
          </table:table-cell>
          <table:table-cell table:formula="of:=(([.C981]/[.$K$5])-[.$K$3])/0.00000001" office:value-type="float" office:value="-7768.2959083671" calcext:value-type="float">
            <text:p>-7768</text:p>
          </table:table-cell>
          <table:table-cell table:number-columns-repeated="10"/>
        </table:table-row>
        <table:table-row table:style-name="ro2">
          <table:table-cell table:formula="of:=NOW()+([.$K$10]*[.B983])" office:value-type="date" office:date-value="2097-02-17T08:51:13.52" calcext:value-type="date">
            <text:p>2097-02-17</text:p>
          </table:table-cell>
          <table:table-cell office:value-type="float" office:value="982" calcext:value-type="float">
            <text:p>982</text:p>
          </table:table-cell>
          <table:table-cell table:formula="of:=[.C982]*(([.$K$5]-1)/[.$K$5])-[.$K$3]" office:value-type="float" office:value="-0.00452656986319887" calcext:value-type="float">
            <text:p>-0.004526569863199</text:p>
          </table:table-cell>
          <table:table-cell table:formula="of:=(([.C982]/[.$K$5])-[.$K$3])+[.D982]" office:value-type="float" office:value="0.9260465698632" calcext:value-type="float">
            <text:p>0.9260465698632</text:p>
          </table:table-cell>
          <table:table-cell table:formula="of:=[.E982]+[.$K$3]" office:value-type="float" office:value="0.0392399999999991" calcext:value-type="float">
            <text:p>0.039239999999999</text:p>
          </table:table-cell>
          <table:table-cell table:formula="of:=(([.C982]/[.$K$5])-[.$K$3])/0.00000001" office:value-type="float" office:value="-7770.22677579737" calcext:value-type="float">
            <text:p>-7770</text:p>
          </table:table-cell>
          <table:table-cell table:number-columns-repeated="10"/>
        </table:table-row>
        <table:table-row table:style-name="ro2">
          <table:table-cell table:formula="of:=NOW()+([.$K$10]*[.B984])" office:value-type="date" office:date-value="2097-03-17T03:31:13.52" calcext:value-type="date">
            <text:p>2097-03-17</text:p>
          </table:table-cell>
          <table:table-cell office:value-type="float" office:value="983" calcext:value-type="float">
            <text:p>983</text:p>
          </table:table-cell>
          <table:table-cell table:formula="of:=[.C983]*(([.$K$5]-1)/[.$K$5])-[.$K$3]" office:value-type="float" office:value="-0.00452884844767222" calcext:value-type="float">
            <text:p>-0.004528848447672</text:p>
          </table:table-cell>
          <table:table-cell table:formula="of:=(([.C983]/[.$K$5])-[.$K$3])+[.D983]" office:value-type="float" office:value="0.925968848447673" calcext:value-type="float">
            <text:p>0.925968848447673</text:p>
          </table:table-cell>
          <table:table-cell table:formula="of:=[.E983]+[.$K$3]" office:value-type="float" office:value="0.0392799999999991" calcext:value-type="float">
            <text:p>0.039279999999999</text:p>
          </table:table-cell>
          <table:table-cell table:formula="of:=(([.C983]/[.$K$5])-[.$K$3])/0.00000001" office:value-type="float" office:value="-7772.14155266573" calcext:value-type="float">
            <text:p>-7772</text:p>
          </table:table-cell>
          <table:table-cell table:number-columns-repeated="10"/>
        </table:table-row>
        <table:table-row table:style-name="ro2">
          <table:table-cell table:formula="of:=NOW()+([.$K$10]*[.B985])" office:value-type="date" office:date-value="2097-04-13T22:11:13.52" calcext:value-type="date">
            <text:p>2097-04-13</text:p>
          </table:table-cell>
          <table:table-cell office:value-type="float" office:value="984" calcext:value-type="float">
            <text:p>984</text:p>
          </table:table-cell>
          <table:table-cell table:formula="of:=[.C984]*(([.$K$5]-1)/[.$K$5])-[.$K$3]" office:value-type="float" office:value="-0.00453110804394161" calcext:value-type="float">
            <text:p>-0.004531108043942</text:p>
          </table:table-cell>
          <table:table-cell table:formula="of:=(([.C984]/[.$K$5])-[.$K$3])+[.D984]" office:value-type="float" office:value="0.925891108043943" calcext:value-type="float">
            <text:p>0.925891108043943</text:p>
          </table:table-cell>
          <table:table-cell table:formula="of:=[.E984]+[.$K$3]" office:value-type="float" office:value="0.0393199999999991" calcext:value-type="float">
            <text:p>0.039319999999999</text:p>
          </table:table-cell>
          <table:table-cell table:formula="of:=(([.C984]/[.$K$5])-[.$K$3])/0.00000001" office:value-type="float" office:value="-7774.04037306018" calcext:value-type="float">
            <text:p>-7774</text:p>
          </table:table-cell>
          <table:table-cell table:number-columns-repeated="10"/>
        </table:table-row>
        <table:table-row table:style-name="ro2">
          <table:table-cell table:formula="of:=NOW()+([.$K$10]*[.B986])" office:value-type="date" office:date-value="2097-05-11T16:51:13.52" calcext:value-type="date">
            <text:p>2097-05-11</text:p>
          </table:table-cell>
          <table:table-cell office:value-type="float" office:value="985" calcext:value-type="float">
            <text:p>985</text:p>
          </table:table-cell>
          <table:table-cell table:formula="of:=[.C985]*(([.$K$5]-1)/[.$K$5])-[.$K$3]" office:value-type="float" office:value="-0.0045333488102421" calcext:value-type="float">
            <text:p>-0.004533348810242</text:p>
          </table:table-cell>
          <table:table-cell table:formula="of:=(([.C985]/[.$K$5])-[.$K$3])+[.D985]" office:value-type="float" office:value="0.925813348810243" calcext:value-type="float">
            <text:p>0.925813348810243</text:p>
          </table:table-cell>
          <table:table-cell table:formula="of:=[.E985]+[.$K$3]" office:value-type="float" office:value="0.0393599999999991" calcext:value-type="float">
            <text:p>0.039359999999999</text:p>
          </table:table-cell>
          <table:table-cell table:formula="of:=(([.C985]/[.$K$5])-[.$K$3])/0.00000001" office:value-type="float" office:value="-7775.92336995134" calcext:value-type="float">
            <text:p>-7776</text:p>
          </table:table-cell>
          <table:table-cell table:number-columns-repeated="10"/>
        </table:table-row>
        <table:table-row table:style-name="ro2">
          <table:table-cell table:formula="of:=NOW()+([.$K$10]*[.B987])" office:value-type="date" office:date-value="2097-06-08T11:31:13.52" calcext:value-type="date">
            <text:p>2097-06-08</text:p>
          </table:table-cell>
          <table:table-cell office:value-type="float" office:value="986" calcext:value-type="float">
            <text:p>986</text:p>
          </table:table-cell>
          <table:table-cell table:formula="of:=[.C986]*(([.$K$5]-1)/[.$K$5])-[.$K$3]" office:value-type="float" office:value="-0.00453557090349008" calcext:value-type="float">
            <text:p>-0.00453557090349</text:p>
          </table:table-cell>
          <table:table-cell table:formula="of:=(([.C986]/[.$K$5])-[.$K$3])+[.D986]" office:value-type="float" office:value="0.925735570903491" calcext:value-type="float">
            <text:p>0.925735570903491</text:p>
          </table:table-cell>
          <table:table-cell table:formula="of:=[.E986]+[.$K$3]" office:value-type="float" office:value="0.0393999999999991" calcext:value-type="float">
            <text:p>0.039399999999999</text:p>
          </table:table-cell>
          <table:table-cell table:formula="of:=(([.C986]/[.$K$5])-[.$K$3])/0.00000001" office:value-type="float" office:value="-7777.79067520175" calcext:value-type="float">
            <text:p>-7778</text:p>
          </table:table-cell>
          <table:table-cell table:number-columns-repeated="10"/>
        </table:table-row>
        <table:table-row table:style-name="ro2">
          <table:table-cell table:formula="of:=NOW()+([.$K$10]*[.B988])" office:value-type="date" office:date-value="2097-07-06T06:11:13.52" calcext:value-type="date">
            <text:p>2097-07-06</text:p>
          </table:table-cell>
          <table:table-cell office:value-type="float" office:value="987" calcext:value-type="float">
            <text:p>987</text:p>
          </table:table-cell>
          <table:table-cell table:formula="of:=[.C987]*(([.$K$5]-1)/[.$K$5])-[.$K$3]" office:value-type="float" office:value="-0.00453777447929433" calcext:value-type="float">
            <text:p>-0.004537774479294</text:p>
          </table:table-cell>
          <table:table-cell table:formula="of:=(([.C987]/[.$K$5])-[.$K$3])+[.D987]" office:value-type="float" office:value="0.925657774479295" calcext:value-type="float">
            <text:p>0.925657774479295</text:p>
          </table:table-cell>
          <table:table-cell table:formula="of:=[.E987]+[.$K$3]" office:value-type="float" office:value="0.0394399999999991" calcext:value-type="float">
            <text:p>0.039439999999999</text:p>
          </table:table-cell>
          <table:table-cell table:formula="of:=(([.C987]/[.$K$5])-[.$K$3])/0.00000001" office:value-type="float" office:value="-7779.64241957507" calcext:value-type="float">
            <text:p>-7780</text:p>
          </table:table-cell>
          <table:table-cell table:number-columns-repeated="10"/>
        </table:table-row>
        <table:table-row table:style-name="ro2">
          <table:table-cell table:formula="of:=NOW()+([.$K$10]*[.B989])" office:value-type="date" office:date-value="2097-08-03T00:51:13.52" calcext:value-type="date">
            <text:p>2097-08-03</text:p>
          </table:table-cell>
          <table:table-cell office:value-type="float" office:value="988" calcext:value-type="float">
            <text:p>988</text:p>
          </table:table-cell>
          <table:table-cell table:formula="of:=[.C988]*(([.$K$5]-1)/[.$K$5])-[.$K$3]" office:value-type="float" office:value="-0.00453995969196688" calcext:value-type="float">
            <text:p>-0.004539959691967</text:p>
          </table:table-cell>
          <table:table-cell table:formula="of:=(([.C988]/[.$K$5])-[.$K$3])+[.D988]" office:value-type="float" office:value="0.925579959691968" calcext:value-type="float">
            <text:p>0.925579959691968</text:p>
          </table:table-cell>
          <table:table-cell table:formula="of:=[.E988]+[.$K$3]" office:value-type="float" office:value="0.0394799999999991" calcext:value-type="float">
            <text:p>0.039479999999999</text:p>
          </table:table-cell>
          <table:table-cell table:formula="of:=(([.C988]/[.$K$5])-[.$K$3])/0.00000001" office:value-type="float" office:value="-7781.47873274528" calcext:value-type="float">
            <text:p>-7781</text:p>
          </table:table-cell>
          <table:table-cell table:number-columns-repeated="10"/>
        </table:table-row>
        <table:table-row table:style-name="ro2">
          <table:table-cell table:formula="of:=NOW()+([.$K$10]*[.B990])" office:value-type="date" office:date-value="2097-08-30T19:31:13.52" calcext:value-type="date">
            <text:p>2097-08-30</text:p>
          </table:table-cell>
          <table:table-cell office:value-type="float" office:value="989" calcext:value-type="float">
            <text:p>989</text:p>
          </table:table-cell>
          <table:table-cell table:formula="of:=[.C989]*(([.$K$5]-1)/[.$K$5])-[.$K$3]" office:value-type="float" office:value="-0.00454212669453382" calcext:value-type="float">
            <text:p>-0.004542126694534</text:p>
          </table:table-cell>
          <table:table-cell table:formula="of:=(([.C989]/[.$K$5])-[.$K$3])+[.D989]" office:value-type="float" office:value="0.925502126694535" calcext:value-type="float">
            <text:p>0.925502126694535</text:p>
          </table:table-cell>
          <table:table-cell table:formula="of:=[.E989]+[.$K$3]" office:value-type="float" office:value="0.0395199999999991" calcext:value-type="float">
            <text:p>0.039519999999999</text:p>
          </table:table-cell>
          <table:table-cell table:formula="of:=(([.C989]/[.$K$5])-[.$K$3])/0.00000001" office:value-type="float" office:value="-7783.29974330573" calcext:value-type="float">
            <text:p>-7783</text:p>
          </table:table-cell>
          <table:table-cell table:number-columns-repeated="10"/>
        </table:table-row>
        <table:table-row table:style-name="ro2">
          <table:table-cell table:formula="of:=NOW()+([.$K$10]*[.B991])" office:value-type="date" office:date-value="2097-09-27T14:11:13.52" calcext:value-type="date">
            <text:p>2097-09-27</text:p>
          </table:table-cell>
          <table:table-cell office:value-type="float" office:value="990" calcext:value-type="float">
            <text:p>990</text:p>
          </table:table-cell>
          <table:table-cell table:formula="of:=[.C990]*(([.$K$5]-1)/[.$K$5])-[.$K$3]" office:value-type="float" office:value="-0.00454427563874604" calcext:value-type="float">
            <text:p>-0.004544275638746</text:p>
          </table:table-cell>
          <table:table-cell table:formula="of:=(([.C990]/[.$K$5])-[.$K$3])+[.D990]" office:value-type="float" office:value="0.925424275638747" calcext:value-type="float">
            <text:p>0.925424275638747</text:p>
          </table:table-cell>
          <table:table-cell table:formula="of:=[.E990]+[.$K$3]" office:value-type="float" office:value="0.0395599999999991" calcext:value-type="float">
            <text:p>0.039559999999999</text:p>
          </table:table-cell>
          <table:table-cell table:formula="of:=(([.C990]/[.$K$5])-[.$K$3])/0.00000001" office:value-type="float" office:value="-7785.10557877819" calcext:value-type="float">
            <text:p>-7785</text:p>
          </table:table-cell>
          <table:table-cell table:number-columns-repeated="10"/>
        </table:table-row>
        <table:table-row table:style-name="ro2">
          <table:table-cell table:formula="of:=NOW()+([.$K$10]*[.B992])" office:value-type="date" office:date-value="2097-10-25T08:51:13.52" calcext:value-type="date">
            <text:p>2097-10-25</text:p>
          </table:table-cell>
          <table:table-cell office:value-type="float" office:value="991" calcext:value-type="float">
            <text:p>991</text:p>
          </table:table-cell>
          <table:table-cell table:formula="of:=[.C991]*(([.$K$5]-1)/[.$K$5])-[.$K$3]" office:value-type="float" office:value="-0.00454640667508982" calcext:value-type="float">
            <text:p>-0.00454640667509</text:p>
          </table:table-cell>
          <table:table-cell table:formula="of:=(([.C991]/[.$K$5])-[.$K$3])+[.D991]" office:value-type="float" office:value="0.925346406675091" calcext:value-type="float">
            <text:p>0.925346406675091</text:p>
          </table:table-cell>
          <table:table-cell table:formula="of:=[.E991]+[.$K$3]" office:value-type="float" office:value="0.0395999999999991" calcext:value-type="float">
            <text:p>0.039599999999999</text:p>
          </table:table-cell>
          <table:table-cell table:formula="of:=(([.C991]/[.$K$5])-[.$K$3])/0.00000001" office:value-type="float" office:value="-7786.8963656217" calcext:value-type="float">
            <text:p>-7787</text:p>
          </table:table-cell>
          <table:table-cell table:number-columns-repeated="10"/>
        </table:table-row>
        <table:table-row table:style-name="ro2">
          <table:table-cell table:formula="of:=NOW()+([.$K$10]*[.B993])" office:value-type="date" office:date-value="2097-11-22T03:31:13.52" calcext:value-type="date">
            <text:p>2097-11-22</text:p>
          </table:table-cell>
          <table:table-cell office:value-type="float" office:value="992" calcext:value-type="float">
            <text:p>992</text:p>
          </table:table-cell>
          <table:table-cell table:formula="of:=[.C992]*(([.$K$5]-1)/[.$K$5])-[.$K$3]" office:value-type="float" office:value="-0.00454851995279741" calcext:value-type="float">
            <text:p>-0.004548519952797</text:p>
          </table:table-cell>
          <table:table-cell table:formula="of:=(([.C992]/[.$K$5])-[.$K$3])+[.D992]" office:value-type="float" office:value="0.925268519952799" calcext:value-type="float">
            <text:p>0.925268519952799</text:p>
          </table:table-cell>
          <table:table-cell table:formula="of:=[.E992]+[.$K$3]" office:value-type="float" office:value="0.0396399999999991" calcext:value-type="float">
            <text:p>0.039639999999999</text:p>
          </table:table-cell>
          <table:table-cell table:formula="of:=(([.C992]/[.$K$5])-[.$K$3])/0.00000001" office:value-type="float" office:value="-7788.67222924152" calcext:value-type="float">
            <text:p>-7789</text:p>
          </table:table-cell>
          <table:table-cell table:number-columns-repeated="10"/>
        </table:table-row>
        <table:table-row table:style-name="ro2">
          <table:table-cell table:formula="of:=NOW()+([.$K$10]*[.B994])" office:value-type="date" office:date-value="2097-12-19T22:11:13.52" calcext:value-type="date">
            <text:p>2097-12-19</text:p>
          </table:table-cell>
          <table:table-cell office:value-type="float" office:value="993" calcext:value-type="float">
            <text:p>993</text:p>
          </table:table-cell>
          <table:table-cell table:formula="of:=[.C993]*(([.$K$5]-1)/[.$K$5])-[.$K$3]" office:value-type="float" office:value="-0.00455061561985743" calcext:value-type="float">
            <text:p>-0.004550615619857</text:p>
          </table:table-cell>
          <table:table-cell table:formula="of:=(([.C993]/[.$K$5])-[.$K$3])+[.D993]" office:value-type="float" office:value="0.925190615619859" calcext:value-type="float">
            <text:p>0.925190615619859</text:p>
          </table:table-cell>
          <table:table-cell table:formula="of:=[.E993]+[.$K$3]" office:value-type="float" office:value="0.0396799999999991" calcext:value-type="float">
            <text:p>0.039679999999999</text:p>
          </table:table-cell>
          <table:table-cell table:formula="of:=(([.C993]/[.$K$5])-[.$K$3])/0.00000001" office:value-type="float" office:value="-7790.43329399784" calcext:value-type="float">
            <text:p>-7790</text:p>
          </table:table-cell>
          <table:table-cell table:number-columns-repeated="10"/>
        </table:table-row>
        <table:table-row table:style-name="ro2">
          <table:table-cell table:formula="of:=NOW()+([.$K$10]*[.B995])" office:value-type="date" office:date-value="2098-01-16T16:51:13.52" calcext:value-type="date">
            <text:p>2098-01-16</text:p>
          </table:table-cell>
          <table:table-cell office:value-type="float" office:value="994" calcext:value-type="float">
            <text:p>994</text:p>
          </table:table-cell>
          <table:table-cell table:formula="of:=[.C994]*(([.$K$5]-1)/[.$K$5])-[.$K$3]" office:value-type="float" office:value="-0.00455269382302529" calcext:value-type="float">
            <text:p>-0.004552693823025</text:p>
          </table:table-cell>
          <table:table-cell table:formula="of:=(([.C994]/[.$K$5])-[.$K$3])+[.D994]" office:value-type="float" office:value="0.925112693823026" calcext:value-type="float">
            <text:p>0.925112693823026</text:p>
          </table:table-cell>
          <table:table-cell table:formula="of:=[.E994]+[.$K$3]" office:value-type="float" office:value="0.0397199999999991" calcext:value-type="float">
            <text:p>0.039719999999999</text:p>
          </table:table-cell>
          <table:table-cell table:formula="of:=(([.C994]/[.$K$5])-[.$K$3])/0.00000001" office:value-type="float" office:value="-7792.17968321453" calcext:value-type="float">
            <text:p>-7792</text:p>
          </table:table-cell>
          <table:table-cell table:number-columns-repeated="10"/>
        </table:table-row>
        <table:table-row table:style-name="ro2">
          <table:table-cell table:formula="of:=NOW()+([.$K$10]*[.B996])" office:value-type="date" office:date-value="2098-02-13T11:31:13.52" calcext:value-type="date">
            <text:p>2098-02-13</text:p>
          </table:table-cell>
          <table:table-cell office:value-type="float" office:value="995" calcext:value-type="float">
            <text:p>995</text:p>
          </table:table-cell>
          <table:table-cell table:formula="of:=[.C995]*(([.$K$5]-1)/[.$K$5])-[.$K$3]" office:value-type="float" office:value="-0.00455475470783341" calcext:value-type="float">
            <text:p>-0.004554754707833</text:p>
          </table:table-cell>
          <table:table-cell table:formula="of:=(([.C995]/[.$K$5])-[.$K$3])+[.D995]" office:value-type="float" office:value="0.925034754707835" calcext:value-type="float">
            <text:p>0.925034754707835</text:p>
          </table:table-cell>
          <table:table-cell table:formula="of:=[.E995]+[.$K$3]" office:value-type="float" office:value="0.0397599999999991" calcext:value-type="float">
            <text:p>0.039759999999999</text:p>
          </table:table-cell>
          <table:table-cell table:formula="of:=(([.C995]/[.$K$5])-[.$K$3])/0.00000001" office:value-type="float" office:value="-7793.91151918774" calcext:value-type="float">
            <text:p>-7794</text:p>
          </table:table-cell>
          <table:table-cell table:number-columns-repeated="10"/>
        </table:table-row>
        <table:table-row table:style-name="ro2">
          <table:table-cell table:formula="of:=NOW()+([.$K$10]*[.B997])" office:value-type="date" office:date-value="2098-03-13T06:11:13.52" calcext:value-type="date">
            <text:p>2098-03-13</text:p>
          </table:table-cell>
          <table:table-cell office:value-type="float" office:value="996" calcext:value-type="float">
            <text:p>996</text:p>
          </table:table-cell>
          <table:table-cell table:formula="of:=[.C996]*(([.$K$5]-1)/[.$K$5])-[.$K$3]" office:value-type="float" office:value="-0.00455679841860146" calcext:value-type="float">
            <text:p>-0.004556798418601</text:p>
          </table:table-cell>
          <table:table-cell table:formula="of:=(([.C996]/[.$K$5])-[.$K$3])+[.D996]" office:value-type="float" office:value="0.924956798418603" calcext:value-type="float">
            <text:p>0.924956798418603</text:p>
          </table:table-cell>
          <table:table-cell table:formula="of:=[.E996]+[.$K$3]" office:value-type="float" office:value="0.039799999999999" calcext:value-type="float">
            <text:p>0.039799999999999</text:p>
          </table:table-cell>
          <table:table-cell table:formula="of:=(([.C996]/[.$K$5])-[.$K$3])/0.00000001" office:value-type="float" office:value="-7795.62892319451" calcext:value-type="float">
            <text:p>-7796</text:p>
          </table:table-cell>
          <table:table-cell table:number-columns-repeated="10"/>
        </table:table-row>
        <table:table-row table:style-name="ro2">
          <table:table-cell table:formula="of:=NOW()+([.$K$10]*[.B998])" office:value-type="date" office:date-value="2098-04-10T00:51:13.52" calcext:value-type="date">
            <text:p>2098-04-10</text:p>
          </table:table-cell>
          <table:table-cell office:value-type="float" office:value="997" calcext:value-type="float">
            <text:p>997</text:p>
          </table:table-cell>
          <table:table-cell table:formula="of:=[.C997]*(([.$K$5]-1)/[.$K$5])-[.$K$3]" office:value-type="float" office:value="-0.00455882509844645" calcext:value-type="float">
            <text:p>-0.004558825098446</text:p>
          </table:table-cell>
          <table:table-cell table:formula="of:=(([.C997]/[.$K$5])-[.$K$3])+[.D997]" office:value-type="float" office:value="0.924878825098448" calcext:value-type="float">
            <text:p>0.924878825098448</text:p>
          </table:table-cell>
          <table:table-cell table:formula="of:=[.E997]+[.$K$3]" office:value-type="float" office:value="0.039839999999999" calcext:value-type="float">
            <text:p>0.039839999999999</text:p>
          </table:table-cell>
          <table:table-cell table:formula="of:=(([.C997]/[.$K$5])-[.$K$3])/0.00000001" office:value-type="float" office:value="-7797.33201550122" calcext:value-type="float">
            <text:p>-7797</text:p>
          </table:table-cell>
          <table:table-cell table:number-columns-repeated="10"/>
        </table:table-row>
        <table:table-row table:style-name="ro2">
          <table:table-cell table:formula="of:=NOW()+([.$K$10]*[.B999])" office:value-type="date" office:date-value="2098-05-07T19:31:13.52" calcext:value-type="date">
            <text:p>2098-05-07</text:p>
          </table:table-cell>
          <table:table-cell office:value-type="float" office:value="998" calcext:value-type="float">
            <text:p>998</text:p>
          </table:table-cell>
          <table:table-cell table:formula="of:=[.C998]*(([.$K$5]-1)/[.$K$5])-[.$K$3]" office:value-type="float" office:value="-0.00456083488929273" calcext:value-type="float">
            <text:p>-0.004560834889293</text:p>
          </table:table-cell>
          <table:table-cell table:formula="of:=(([.C998]/[.$K$5])-[.$K$3])+[.D998]" office:value-type="float" office:value="0.924800834889294" calcext:value-type="float">
            <text:p>0.924800834889294</text:p>
          </table:table-cell>
          <table:table-cell table:formula="of:=[.E998]+[.$K$3]" office:value-type="float" office:value="0.039879999999999" calcext:value-type="float">
            <text:p>0.039879999999999</text:p>
          </table:table-cell>
          <table:table-cell table:formula="of:=(([.C998]/[.$K$5])-[.$K$3])/0.00000001" office:value-type="float" office:value="-7799.02091537204" calcext:value-type="float">
            <text:p>-7799</text:p>
          </table:table-cell>
          <table:table-cell table:number-columns-repeated="10"/>
        </table:table-row>
        <table:table-row table:style-name="ro2">
          <table:table-cell table:formula="of:=NOW()+([.$K$10]*[.B1000])" office:value-type="date" office:date-value="2098-06-04T14:11:13.52" calcext:value-type="date">
            <text:p>2098-06-04</text:p>
          </table:table-cell>
          <table:table-cell office:value-type="float" office:value="999" calcext:value-type="float">
            <text:p>999</text:p>
          </table:table-cell>
          <table:table-cell table:formula="of:=[.C999]*(([.$K$5]-1)/[.$K$5])-[.$K$3]" office:value-type="float" office:value="-0.00456282793188196" calcext:value-type="float">
            <text:p>-0.004562827931882</text:p>
          </table:table-cell>
          <table:table-cell table:formula="of:=(([.C999]/[.$K$5])-[.$K$3])+[.D999]" office:value-type="float" office:value="0.924722827931883" calcext:value-type="float">
            <text:p>0.924722827931883</text:p>
          </table:table-cell>
          <table:table-cell table:formula="of:=[.E999]+[.$K$3]" office:value-type="float" office:value="0.039919999999999" calcext:value-type="float">
            <text:p>0.039919999999999</text:p>
          </table:table-cell>
          <table:table-cell table:formula="of:=(([.C999]/[.$K$5])-[.$K$3])/0.00000001" office:value-type="float" office:value="-7800.69574107728" calcext:value-type="float">
            <text:p>-7801</text:p>
          </table:table-cell>
          <table:table-cell table:number-columns-repeated="10"/>
        </table:table-row>
        <table:table-row table:style-name="ro2">
          <table:table-cell table:formula="of:=NOW()+([.$K$10]*[.B1001])" office:value-type="date" office:date-value="2098-07-02T08:51:13.52" calcext:value-type="date">
            <text:p>2098-07-02</text:p>
          </table:table-cell>
          <table:table-cell office:value-type="float" office:value="1000" calcext:value-type="float">
            <text:p>1000</text:p>
          </table:table-cell>
          <table:table-cell table:formula="of:=[.C1000]*(([.$K$5]-1)/[.$K$5])-[.$K$3]" office:value-type="float" office:value="-0.00456480436578294" calcext:value-type="float">
            <text:p>-0.004564804365783</text:p>
          </table:table-cell>
          <table:table-cell table:formula="of:=(([.C1000]/[.$K$5])-[.$K$3])+[.D1000]" office:value-type="float" office:value="0.924644804365784" calcext:value-type="float">
            <text:p>0.924644804365784</text:p>
          </table:table-cell>
          <table:table-cell table:formula="of:=[.E1000]+[.$K$3]" office:value-type="float" office:value="0.039959999999999" calcext:value-type="float">
            <text:p>0.039959999999999</text:p>
          </table:table-cell>
          <table:table-cell table:formula="of:=(([.C1000]/[.$K$5])-[.$K$3])/0.00000001" office:value-type="float" office:value="-7802.35660990163" calcext:value-type="float">
            <text:p>-7802</text:p>
          </table:table-cell>
          <table:table-cell table:number-columns-repeated="10"/>
        </table:table-row>
        <table:table-row table:style-name="ro2">
          <table:table-cell table:formula="of:=NOW()+([.$K$10]*[.B1002])" office:value-type="date" office:date-value="2098-07-30T03:31:13.52" calcext:value-type="date">
            <text:p>2098-07-30</text:p>
          </table:table-cell>
          <table:table-cell office:value-type="float" office:value="1001" calcext:value-type="float">
            <text:p>1001</text:p>
          </table:table-cell>
          <table:table-cell table:formula="of:=[.C1001]*(([.$K$5]-1)/[.$K$5])-[.$K$3]" office:value-type="float" office:value="-0.00456676432940142" calcext:value-type="float">
            <text:p>-0.004566764329401</text:p>
          </table:table-cell>
          <table:table-cell table:formula="of:=(([.C1001]/[.$K$5])-[.$K$3])+[.D1001]" office:value-type="float" office:value="0.924566764329403" calcext:value-type="float">
            <text:p>0.924566764329403</text:p>
          </table:table-cell>
          <table:table-cell table:formula="of:=[.E1001]+[.$K$3]" office:value-type="float" office:value="0.039999999999999" calcext:value-type="float">
            <text:p>0.039999999999999</text:p>
          </table:table-cell>
          <table:table-cell table:formula="of:=(([.C1001]/[.$K$5])-[.$K$3])/0.00000001" office:value-type="float" office:value="-7804.00363815245" calcext:value-type="float">
            <text:p>-7804</text:p>
          </table:table-cell>
          <table:table-cell table:number-columns-repeated="10"/>
        </table:table-row>
        <table:table-row table:style-name="ro2">
          <table:table-cell table:formula="of:=NOW()+([.$K$10]*[.B1003])" office:value-type="date" office:date-value="2098-08-26T22:11:13.52" calcext:value-type="date">
            <text:p>2098-08-26</text:p>
          </table:table-cell>
          <table:table-cell office:value-type="float" office:value="1002" calcext:value-type="float">
            <text:p>1002</text:p>
          </table:table-cell>
          <table:table-cell table:formula="of:=[.C1002]*(([.$K$5]-1)/[.$K$5])-[.$K$3]" office:value-type="float" office:value="-0.00456870795998974" calcext:value-type="float">
            <text:p>-0.00456870795999</text:p>
          </table:table-cell>
          <table:table-cell table:formula="of:=(([.C1002]/[.$K$5])-[.$K$3])+[.D1002]" office:value-type="float" office:value="0.924488707959991" calcext:value-type="float">
            <text:p>0.924488707959991</text:p>
          </table:table-cell>
          <table:table-cell table:formula="of:=[.E1002]+[.$K$3]" office:value-type="float" office:value="0.040039999999999" calcext:value-type="float">
            <text:p>0.040039999999999</text:p>
          </table:table-cell>
          <table:table-cell table:formula="of:=(([.C1002]/[.$K$5])-[.$K$3])/0.00000001" office:value-type="float" office:value="-7805.63694116785" calcext:value-type="float">
            <text:p>-7806</text:p>
          </table:table-cell>
          <table:table-cell table:number-columns-repeated="10"/>
        </table:table-row>
        <table:table-row table:style-name="ro2">
          <table:table-cell table:formula="of:=NOW()+([.$K$10]*[.B1004])" office:value-type="date" office:date-value="2098-09-23T16:51:13.52" calcext:value-type="date">
            <text:p>2098-09-23</text:p>
          </table:table-cell>
          <table:table-cell office:value-type="float" office:value="1003" calcext:value-type="float">
            <text:p>1003</text:p>
          </table:table-cell>
          <table:table-cell table:formula="of:=[.C1003]*(([.$K$5]-1)/[.$K$5])-[.$K$3]" office:value-type="float" office:value="-0.00457063539365649" calcext:value-type="float">
            <text:p>-0.004570635393657</text:p>
          </table:table-cell>
          <table:table-cell table:formula="of:=(([.C1003]/[.$K$5])-[.$K$3])+[.D1003]" office:value-type="float" office:value="0.924410635393658" calcext:value-type="float">
            <text:p>0.924410635393658</text:p>
          </table:table-cell>
          <table:table-cell table:formula="of:=[.E1003]+[.$K$3]" office:value-type="float" office:value="0.040079999999999" calcext:value-type="float">
            <text:p>0.040079999999999</text:p>
          </table:table-cell>
          <table:table-cell table:formula="of:=(([.C1003]/[.$K$5])-[.$K$3])/0.00000001" office:value-type="float" office:value="-7807.25663332478" calcext:value-type="float">
            <text:p>-7807</text:p>
          </table:table-cell>
          <table:table-cell table:number-columns-repeated="10"/>
        </table:table-row>
        <table:table-row table:style-name="ro2">
          <table:table-cell table:formula="of:=NOW()+([.$K$10]*[.B1005])" office:value-type="date" office:date-value="2098-10-21T11:31:13.52" calcext:value-type="date">
            <text:p>2098-10-21</text:p>
          </table:table-cell>
          <table:table-cell office:value-type="float" office:value="1004" calcext:value-type="float">
            <text:p>1004</text:p>
          </table:table-cell>
          <table:table-cell table:formula="of:=[.C1004]*(([.$K$5]-1)/[.$K$5])-[.$K$3]" office:value-type="float" office:value="-0.00457254676537602" calcext:value-type="float">
            <text:p>-0.004572546765376</text:p>
          </table:table-cell>
          <table:table-cell table:formula="of:=(([.C1004]/[.$K$5])-[.$K$3])+[.D1004]" office:value-type="float" office:value="0.924332546765377" calcext:value-type="float">
            <text:p>0.924332546765377</text:p>
          </table:table-cell>
          <table:table-cell table:formula="of:=[.E1004]+[.$K$3]" office:value-type="float" office:value="0.040119999999999" calcext:value-type="float">
            <text:p>0.040119999999999</text:p>
          </table:table-cell>
          <table:table-cell table:formula="of:=(([.C1004]/[.$K$5])-[.$K$3])/0.00000001" office:value-type="float" office:value="-7808.86282804708" calcext:value-type="float">
            <text:p>-7809</text:p>
          </table:table-cell>
          <table:table-cell table:number-columns-repeated="10"/>
        </table:table-row>
        <table:table-row table:style-name="ro2">
          <table:table-cell table:formula="of:=NOW()+([.$K$10]*[.B1006])" office:value-type="date" office:date-value="2098-11-18T06:11:13.52" calcext:value-type="date">
            <text:p>2098-11-18</text:p>
          </table:table-cell>
          <table:table-cell office:value-type="float" office:value="1005" calcext:value-type="float">
            <text:p>1005</text:p>
          </table:table-cell>
          <table:table-cell table:formula="of:=[.C1005]*(([.$K$5]-1)/[.$K$5])-[.$K$3]" office:value-type="float" office:value="-0.00457444220899789" calcext:value-type="float">
            <text:p>-0.004574442208998</text:p>
          </table:table-cell>
          <table:table-cell table:formula="of:=(([.C1005]/[.$K$5])-[.$K$3])+[.D1005]" office:value-type="float" office:value="0.924254442208999" calcext:value-type="float">
            <text:p>0.924254442208999</text:p>
          </table:table-cell>
          <table:table-cell table:formula="of:=[.E1005]+[.$K$3]" office:value-type="float" office:value="0.040159999999999" calcext:value-type="float">
            <text:p>0.040159999999999</text:p>
          </table:table-cell>
          <table:table-cell table:formula="of:=(([.C1005]/[.$K$5])-[.$K$3])/0.00000001" office:value-type="float" office:value="-7810.45563781335" calcext:value-type="float">
            <text:p>-7810</text:p>
          </table:table-cell>
          <table:table-cell table:number-columns-repeated="10"/>
        </table:table-row>
        <table:table-row table:style-name="ro2">
          <table:table-cell table:formula="of:=NOW()+([.$K$10]*[.B1007])" office:value-type="date" office:date-value="2098-12-16T00:51:13.52" calcext:value-type="date">
            <text:p>2098-12-16</text:p>
          </table:table-cell>
          <table:table-cell office:value-type="float" office:value="1006" calcext:value-type="float">
            <text:p>1006</text:p>
          </table:table-cell>
          <table:table-cell table:formula="of:=[.C1006]*(([.$K$5]-1)/[.$K$5])-[.$K$3]" office:value-type="float" office:value="-0.00457632185725624" calcext:value-type="float">
            <text:p>-0.004576321857256</text:p>
          </table:table-cell>
          <table:table-cell table:formula="of:=(([.C1006]/[.$K$5])-[.$K$3])+[.D1006]" office:value-type="float" office:value="0.924176321857257" calcext:value-type="float">
            <text:p>0.924176321857257</text:p>
          </table:table-cell>
          <table:table-cell table:formula="of:=[.E1006]+[.$K$3]" office:value-type="float" office:value="0.040199999999999" calcext:value-type="float">
            <text:p>0.040199999999999</text:p>
          </table:table-cell>
          <table:table-cell table:formula="of:=(([.C1006]/[.$K$5])-[.$K$3])/0.00000001" office:value-type="float" office:value="-7812.03517416491" calcext:value-type="float">
            <text:p>-7812</text:p>
          </table:table-cell>
          <table:table-cell table:number-columns-repeated="10"/>
        </table:table-row>
        <table:table-row table:style-name="ro2">
          <table:table-cell table:formula="of:=NOW()+([.$K$10]*[.B1008])" office:value-type="date" office:date-value="2099-01-12T19:31:13.52" calcext:value-type="date">
            <text:p>2099-01-12</text:p>
          </table:table-cell>
          <table:table-cell office:value-type="float" office:value="1007" calcext:value-type="float">
            <text:p>1007</text:p>
          </table:table-cell>
          <table:table-cell table:formula="of:=[.C1007]*(([.$K$5]-1)/[.$K$5])-[.$K$3]" office:value-type="float" office:value="-0.0045781858417791" calcext:value-type="float">
            <text:p>-0.004578185841779</text:p>
          </table:table-cell>
          <table:table-cell table:formula="of:=(([.C1007]/[.$K$5])-[.$K$3])+[.D1007]" office:value-type="float" office:value="0.92409818584178" calcext:value-type="float">
            <text:p>0.92409818584178</text:p>
          </table:table-cell>
          <table:table-cell table:formula="of:=[.E1007]+[.$K$3]" office:value-type="float" office:value="0.040239999999999" calcext:value-type="float">
            <text:p>0.040239999999999</text:p>
          </table:table-cell>
          <table:table-cell table:formula="of:=(([.C1007]/[.$K$5])-[.$K$3])/0.00000001" office:value-type="float" office:value="-7813.60154771353" calcext:value-type="float">
            <text:p>-7814</text:p>
          </table:table-cell>
          <table:table-cell table:number-columns-repeated="10"/>
        </table:table-row>
        <table:table-row table:style-name="ro2">
          <table:table-cell table:formula="of:=NOW()+([.$K$10]*[.B1009])" office:value-type="date" office:date-value="2099-02-09T14:11:13.52" calcext:value-type="date">
            <text:p>2099-02-09</text:p>
          </table:table-cell>
          <table:table-cell office:value-type="float" office:value="1008" calcext:value-type="float">
            <text:p>1008</text:p>
          </table:table-cell>
          <table:table-cell table:formula="of:=[.C1008]*(([.$K$5]-1)/[.$K$5])-[.$K$3]" office:value-type="float" office:value="-0.00458003429309761" calcext:value-type="float">
            <text:p>-0.004580034293098</text:p>
          </table:table-cell>
          <table:table-cell table:formula="of:=(([.C1008]/[.$K$5])-[.$K$3])+[.D1008]" office:value-type="float" office:value="0.924020034293099" calcext:value-type="float">
            <text:p>0.924020034293099</text:p>
          </table:table-cell>
          <table:table-cell table:formula="of:=[.E1008]+[.$K$3]" office:value-type="float" office:value="0.040279999999999" calcext:value-type="float">
            <text:p>0.040279999999999</text:p>
          </table:table-cell>
          <table:table-cell table:formula="of:=(([.C1008]/[.$K$5])-[.$K$3])/0.00000001" office:value-type="float" office:value="-7815.15486814925" calcext:value-type="float">
            <text:p>-7815</text:p>
          </table:table-cell>
          <table:table-cell table:number-columns-repeated="10"/>
        </table:table-row>
        <table:table-row table:style-name="ro2">
          <table:table-cell table:formula="of:=NOW()+([.$K$10]*[.B1010])" office:value-type="date" office:date-value="2099-03-09T08:51:13.52" calcext:value-type="date">
            <text:p>2099-03-09</text:p>
          </table:table-cell>
          <table:table-cell office:value-type="float" office:value="1009" calcext:value-type="float">
            <text:p>1009</text:p>
          </table:table-cell>
          <table:table-cell table:formula="of:=[.C1009]*(([.$K$5]-1)/[.$K$5])-[.$K$3]" office:value-type="float" office:value="-0.00458186734065513" calcext:value-type="float">
            <text:p>-0.004581867340655</text:p>
          </table:table-cell>
          <table:table-cell table:formula="of:=(([.C1009]/[.$K$5])-[.$K$3])+[.D1009]" office:value-type="float" office:value="0.923941867340656" calcext:value-type="float">
            <text:p>0.923941867340656</text:p>
          </table:table-cell>
          <table:table-cell table:formula="of:=[.E1009]+[.$K$3]" office:value-type="float" office:value="0.040319999999999" calcext:value-type="float">
            <text:p>0.040319999999999</text:p>
          </table:table-cell>
          <table:table-cell table:formula="of:=(([.C1009]/[.$K$5])-[.$K$3])/0.00000001" office:value-type="float" office:value="-7816.69524424801" calcext:value-type="float">
            <text:p>-7817</text:p>
          </table:table-cell>
          <table:table-cell table:number-columns-repeated="10"/>
        </table:table-row>
        <table:table-row table:style-name="ro2">
          <table:table-cell table:formula="of:=NOW()+([.$K$10]*[.B1011])" office:value-type="date" office:date-value="2099-04-06T03:31:13.52" calcext:value-type="date">
            <text:p>2099-04-06</text:p>
          </table:table-cell>
          <table:table-cell office:value-type="float" office:value="1010" calcext:value-type="float">
            <text:p>1010</text:p>
          </table:table-cell>
          <table:table-cell table:formula="of:=[.C1010]*(([.$K$5]-1)/[.$K$5])-[.$K$3]" office:value-type="float" office:value="-0.00458368511281634" calcext:value-type="float">
            <text:p>-0.004583685112816</text:p>
          </table:table-cell>
          <table:table-cell table:formula="of:=(([.C1010]/[.$K$5])-[.$K$3])+[.D1010]" office:value-type="float" office:value="0.923863685112817" calcext:value-type="float">
            <text:p>0.923863685112817</text:p>
          </table:table-cell>
          <table:table-cell table:formula="of:=[.E1010]+[.$K$3]" office:value-type="float" office:value="0.040359999999999" calcext:value-type="float">
            <text:p>0.040359999999999</text:p>
          </table:table-cell>
          <table:table-cell table:formula="of:=(([.C1010]/[.$K$5])-[.$K$3])/0.00000001" office:value-type="float" office:value="-7818.22278387928" calcext:value-type="float">
            <text:p>-7818</text:p>
          </table:table-cell>
          <table:table-cell table:number-columns-repeated="10"/>
        </table:table-row>
        <table:table-row table:style-name="ro2">
          <table:table-cell table:formula="of:=NOW()+([.$K$10]*[.B1012])" office:value-type="date" office:date-value="2099-05-03T22:11:13.52" calcext:value-type="date">
            <text:p>2099-05-03</text:p>
          </table:table-cell>
          <table:table-cell office:value-type="float" office:value="1011" calcext:value-type="float">
            <text:p>1011</text:p>
          </table:table-cell>
          <table:table-cell table:formula="of:=[.C1011]*(([.$K$5]-1)/[.$K$5])-[.$K$3]" office:value-type="float" office:value="-0.0045854877368762" calcext:value-type="float">
            <text:p>-0.004585487736876</text:p>
          </table:table-cell>
          <table:table-cell table:formula="of:=(([.C1011]/[.$K$5])-[.$K$3])+[.D1011]" office:value-type="float" office:value="0.923785487736877" calcext:value-type="float">
            <text:p>0.923785487736877</text:p>
          </table:table-cell>
          <table:table-cell table:formula="of:=[.E1011]+[.$K$3]" office:value-type="float" office:value="0.040399999999999" calcext:value-type="float">
            <text:p>0.040399999999999</text:p>
          </table:table-cell>
          <table:table-cell table:formula="of:=(([.C1011]/[.$K$5])-[.$K$3])/0.00000001" office:value-type="float" office:value="-7819.73759401362" calcext:value-type="float">
            <text:p>-7820</text:p>
          </table:table-cell>
          <table:table-cell table:number-columns-repeated="10"/>
        </table:table-row>
        <table:table-row table:style-name="ro2">
          <table:table-cell table:formula="of:=NOW()+([.$K$10]*[.B1013])" office:value-type="date" office:date-value="2099-05-31T16:51:13.52" calcext:value-type="date">
            <text:p>2099-05-31</text:p>
          </table:table-cell>
          <table:table-cell office:value-type="float" office:value="1012" calcext:value-type="float">
            <text:p>1012</text:p>
          </table:table-cell>
          <table:table-cell table:formula="of:=[.C1012]*(([.$K$5]-1)/[.$K$5])-[.$K$3]" office:value-type="float" office:value="-0.0045872753390689" calcext:value-type="float">
            <text:p>-0.004587275339069</text:p>
          </table:table-cell>
          <table:table-cell table:formula="of:=(([.C1012]/[.$K$5])-[.$K$3])+[.D1012]" office:value-type="float" office:value="0.92370727533907" calcext:value-type="float">
            <text:p>0.92370727533907</text:p>
          </table:table-cell>
          <table:table-cell table:formula="of:=[.E1012]+[.$K$3]" office:value-type="float" office:value="0.040439999999999" calcext:value-type="float">
            <text:p>0.040439999999999</text:p>
          </table:table-cell>
          <table:table-cell table:formula="of:=(([.C1012]/[.$K$5])-[.$K$3])/0.00000001" office:value-type="float" office:value="-7821.23978073017" calcext:value-type="float">
            <text:p>-7821</text:p>
          </table:table-cell>
          <table:table-cell table:number-columns-repeated="10"/>
        </table:table-row>
        <table:table-row table:style-name="ro2">
          <table:table-cell table:formula="of:=NOW()+([.$K$10]*[.B1014])" office:value-type="date" office:date-value="2099-06-28T11:31:13.52" calcext:value-type="date">
            <text:p>2099-06-28</text:p>
          </table:table-cell>
          <table:table-cell office:value-type="float" office:value="1013" calcext:value-type="float">
            <text:p>1013</text:p>
          </table:table-cell>
          <table:table-cell table:formula="of:=[.C1013]*(([.$K$5]-1)/[.$K$5])-[.$K$3]" office:value-type="float" office:value="-0.00458904804457666" calcext:value-type="float">
            <text:p>-0.004589048044577</text:p>
          </table:table-cell>
          <table:table-cell table:formula="of:=(([.C1013]/[.$K$5])-[.$K$3])+[.D1013]" office:value-type="float" office:value="0.923629048044578" calcext:value-type="float">
            <text:p>0.923629048044578</text:p>
          </table:table-cell>
          <table:table-cell table:formula="of:=[.E1013]+[.$K$3]" office:value-type="float" office:value="0.040479999999999" calcext:value-type="float">
            <text:p>0.040479999999999</text:p>
          </table:table-cell>
          <table:table-cell table:formula="of:=(([.C1013]/[.$K$5])-[.$K$3])/0.00000001" office:value-type="float" office:value="-7822.72944922409" calcext:value-type="float">
            <text:p>-7823</text:p>
          </table:table-cell>
          <table:table-cell table:number-columns-repeated="10"/>
        </table:table-row>
        <table:table-row table:style-name="ro2">
          <table:table-cell table:formula="of:=NOW()+([.$K$10]*[.B1015])" office:value-type="date" office:date-value="2099-07-26T06:11:13.52" calcext:value-type="date">
            <text:p>2099-07-26</text:p>
          </table:table-cell>
          <table:table-cell office:value-type="float" office:value="1014" calcext:value-type="float">
            <text:p>1014</text:p>
          </table:table-cell>
          <table:table-cell table:formula="of:=[.C1014]*(([.$K$5]-1)/[.$K$5])-[.$K$3]" office:value-type="float" office:value="-0.00459080597753852" calcext:value-type="float">
            <text:p>-0.004590805977539</text:p>
          </table:table-cell>
          <table:table-cell table:formula="of:=(([.C1014]/[.$K$5])-[.$K$3])+[.D1014]" office:value-type="float" office:value="0.92355080597754" calcext:value-type="float">
            <text:p>0.92355080597754</text:p>
          </table:table-cell>
          <table:table-cell table:formula="of:=[.E1014]+[.$K$3]" office:value-type="float" office:value="0.040519999999999" calcext:value-type="float">
            <text:p>0.040519999999999</text:p>
          </table:table-cell>
          <table:table-cell table:formula="of:=(([.C1014]/[.$K$5])-[.$K$3])/0.00000001" office:value-type="float" office:value="-7824.20670381389" calcext:value-type="float">
            <text:p>-7824</text:p>
          </table:table-cell>
          <table:table-cell table:number-columns-repeated="10"/>
        </table:table-row>
        <table:table-row table:style-name="ro2">
          <table:table-cell table:formula="of:=NOW()+([.$K$10]*[.B1016])" office:value-type="date" office:date-value="2099-08-23T00:51:13.52" calcext:value-type="date">
            <text:p>2099-08-23</text:p>
          </table:table-cell>
          <table:table-cell office:value-type="float" office:value="1015" calcext:value-type="float">
            <text:p>1015</text:p>
          </table:table-cell>
          <table:table-cell table:formula="of:=[.C1015]*(([.$K$5]-1)/[.$K$5])-[.$K$3]" office:value-type="float" office:value="-0.00459254926105904" calcext:value-type="float">
            <text:p>-0.004592549261059</text:p>
          </table:table-cell>
          <table:table-cell table:formula="of:=(([.C1015]/[.$K$5])-[.$K$3])+[.D1015]" office:value-type="float" office:value="0.92347254926106" calcext:value-type="float">
            <text:p>0.92347254926106</text:p>
          </table:table-cell>
          <table:table-cell table:formula="of:=[.E1015]+[.$K$3]" office:value-type="float" office:value="0.040559999999999" calcext:value-type="float">
            <text:p>0.040559999999999</text:p>
          </table:table-cell>
          <table:table-cell table:formula="of:=(([.C1015]/[.$K$5])-[.$K$3])/0.00000001" office:value-type="float" office:value="-7825.67164794877" calcext:value-type="float">
            <text:p>-7826</text:p>
          </table:table-cell>
          <table:table-cell table:number-columns-repeated="10"/>
        </table:table-row>
        <table:table-row table:style-name="ro2">
          <table:table-cell table:formula="of:=NOW()+([.$K$10]*[.B1017])" office:value-type="date" office:date-value="2099-09-19T19:31:13.52" calcext:value-type="date">
            <text:p>2099-09-19</text:p>
          </table:table-cell>
          <table:table-cell office:value-type="float" office:value="1016" calcext:value-type="float">
            <text:p>1016</text:p>
          </table:table-cell>
          <table:table-cell table:formula="of:=[.C1016]*(([.$K$5]-1)/[.$K$5])-[.$K$3]" office:value-type="float" office:value="-0.00459427801721688" calcext:value-type="float">
            <text:p>-0.004594278017217</text:p>
          </table:table-cell>
          <table:table-cell table:formula="of:=(([.C1016]/[.$K$5])-[.$K$3])+[.D1016]" office:value-type="float" office:value="0.923394278017218" calcext:value-type="float">
            <text:p>0.923394278017218</text:p>
          </table:table-cell>
          <table:table-cell table:formula="of:=[.E1016]+[.$K$3]" office:value-type="float" office:value="0.040599999999999" calcext:value-type="float">
            <text:p>0.040599999999999</text:p>
          </table:table-cell>
          <table:table-cell table:formula="of:=(([.C1016]/[.$K$5])-[.$K$3])/0.00000001" office:value-type="float" office:value="-7827.12438421586" calcext:value-type="float">
            <text:p>-7827</text:p>
          </table:table-cell>
          <table:table-cell table:number-columns-repeated="10"/>
        </table:table-row>
        <table:table-row table:style-name="ro2">
          <table:table-cell table:formula="of:=NOW()+([.$K$10]*[.B1018])" office:value-type="date" office:date-value="2099-10-17T14:11:13.52" calcext:value-type="date">
            <text:p>2099-10-17</text:p>
          </table:table-cell>
          <table:table-cell office:value-type="float" office:value="1017" calcext:value-type="float">
            <text:p>1017</text:p>
          </table:table-cell>
          <table:table-cell table:formula="of:=[.C1017]*(([.$K$5]-1)/[.$K$5])-[.$K$3]" office:value-type="float" office:value="-0.0045959923670734" calcext:value-type="float">
            <text:p>-0.004595992367073</text:p>
          </table:table-cell>
          <table:table-cell table:formula="of:=(([.C1017]/[.$K$5])-[.$K$3])+[.D1017]" office:value-type="float" office:value="0.923315992367074" calcext:value-type="float">
            <text:p>0.923315992367074</text:p>
          </table:table-cell>
          <table:table-cell table:formula="of:=[.E1017]+[.$K$3]" office:value-type="float" office:value="0.040639999999999" calcext:value-type="float">
            <text:p>0.040639999999999</text:p>
          </table:table-cell>
          <table:table-cell table:formula="of:=(([.C1017]/[.$K$5])-[.$K$3])/0.00000001" office:value-type="float" office:value="-7828.5650143474" calcext:value-type="float">
            <text:p>-7829</text:p>
          </table:table-cell>
          <table:table-cell table:number-columns-repeated="10"/>
        </table:table-row>
        <table:table-row table:style-name="ro2">
          <table:table-cell table:formula="of:=NOW()+([.$K$10]*[.B1019])" office:value-type="date" office:date-value="2099-11-14T08:51:13.52" calcext:value-type="date">
            <text:p>2099-11-14</text:p>
          </table:table-cell>
          <table:table-cell office:value-type="float" office:value="1018" calcext:value-type="float">
            <text:p>1018</text:p>
          </table:table-cell>
          <table:table-cell table:formula="of:=[.C1018]*(([.$K$5]-1)/[.$K$5])-[.$K$3]" office:value-type="float" office:value="-0.00459769243068113" calcext:value-type="float">
            <text:p>-0.004597692430681</text:p>
          </table:table-cell>
          <table:table-cell table:formula="of:=(([.C1018]/[.$K$5])-[.$K$3])+[.D1018]" office:value-type="float" office:value="0.923237692430682" calcext:value-type="float">
            <text:p>0.923237692430682</text:p>
          </table:table-cell>
          <table:table-cell table:formula="of:=[.E1018]+[.$K$3]" office:value-type="float" office:value="0.040679999999999" calcext:value-type="float">
            <text:p>0.040679999999999</text:p>
          </table:table-cell>
          <table:table-cell table:formula="of:=(([.C1018]/[.$K$5])-[.$K$3])/0.00000001" office:value-type="float" office:value="-7829.99363922784" calcext:value-type="float">
            <text:p>-7830</text:p>
          </table:table-cell>
          <table:table-cell table:number-columns-repeated="10"/>
        </table:table-row>
        <table:table-row table:style-name="ro2">
          <table:table-cell table:formula="of:=NOW()+([.$K$10]*[.B1020])" office:value-type="date" office:date-value="2099-12-12T03:31:13.52" calcext:value-type="date">
            <text:p>2099-12-12</text:p>
          </table:table-cell>
          <table:table-cell office:value-type="float" office:value="1019" calcext:value-type="float">
            <text:p>1019</text:p>
          </table:table-cell>
          <table:table-cell table:formula="of:=[.C1019]*(([.$K$5]-1)/[.$K$5])-[.$K$3]" office:value-type="float" office:value="-0.00459937832709212" calcext:value-type="float">
            <text:p>-0.004599378327092</text:p>
          </table:table-cell>
          <table:table-cell table:formula="of:=(([.C1019]/[.$K$5])-[.$K$3])+[.D1019]" office:value-type="float" office:value="0.923159378327093" calcext:value-type="float">
            <text:p>0.923159378327093</text:p>
          </table:table-cell>
          <table:table-cell table:formula="of:=[.E1019]+[.$K$3]" office:value-type="float" office:value="0.040719999999999" calcext:value-type="float">
            <text:p>0.040719999999999</text:p>
          </table:table-cell>
          <table:table-cell table:formula="of:=(([.C1019]/[.$K$5])-[.$K$3])/0.00000001" office:value-type="float" office:value="-7831.41035890094" calcext:value-type="float">
            <text:p>-7831</text:p>
          </table:table-cell>
          <table:table-cell table:number-columns-repeated="10"/>
        </table:table-row>
        <table:table-row table:style-name="ro2">
          <table:table-cell table:formula="of:=NOW()+([.$K$10]*[.B1021])" office:value-type="date" office:date-value="2100-01-08T22:11:13.52" calcext:value-type="date">
            <text:p>2100-01-08</text:p>
          </table:table-cell>
          <table:table-cell office:value-type="float" office:value="1020" calcext:value-type="float">
            <text:p>1020</text:p>
          </table:table-cell>
          <table:table-cell table:formula="of:=[.C1020]*(([.$K$5]-1)/[.$K$5])-[.$K$3]" office:value-type="float" office:value="-0.00460105017436635" calcext:value-type="float">
            <text:p>-0.004601050174366</text:p>
          </table:table-cell>
          <table:table-cell table:formula="of:=(([.C1020]/[.$K$5])-[.$K$3])+[.D1020]" office:value-type="float" office:value="0.923081050174367" calcext:value-type="float">
            <text:p>0.923081050174367</text:p>
          </table:table-cell>
          <table:table-cell table:formula="of:=[.E1020]+[.$K$3]" office:value-type="float" office:value="0.040759999999999" calcext:value-type="float">
            <text:p>0.040759999999999</text:p>
          </table:table-cell>
          <table:table-cell table:formula="of:=(([.C1020]/[.$K$5])-[.$K$3])/0.00000001" office:value-type="float" office:value="-7832.81527257676" calcext:value-type="float">
            <text:p>-7833</text:p>
          </table:table-cell>
          <table:table-cell table:number-columns-repeated="10"/>
        </table:table-row>
        <table:table-row table:style-name="ro2">
          <table:table-cell table:formula="of:=NOW()+([.$K$10]*[.B1022])" office:value-type="date" office:date-value="2100-02-05T16:51:13.52" calcext:value-type="date">
            <text:p>2100-02-05</text:p>
          </table:table-cell>
          <table:table-cell office:value-type="float" office:value="1021" calcext:value-type="float">
            <text:p>1021</text:p>
          </table:table-cell>
          <table:table-cell table:formula="of:=[.C1021]*(([.$K$5]-1)/[.$K$5])-[.$K$3]" office:value-type="float" office:value="-0.00460270808957996" calcext:value-type="float">
            <text:p>-0.00460270808958</text:p>
          </table:table-cell>
          <table:table-cell table:formula="of:=(([.C1021]/[.$K$5])-[.$K$3])+[.D1021]" office:value-type="float" office:value="0.923002708089581" calcext:value-type="float">
            <text:p>0.923002708089581</text:p>
          </table:table-cell>
          <table:table-cell table:formula="of:=[.E1021]+[.$K$3]" office:value-type="float" office:value="0.040799999999999" calcext:value-type="float">
            <text:p>0.040799999999999</text:p>
          </table:table-cell>
          <table:table-cell table:formula="of:=(([.C1021]/[.$K$5])-[.$K$3])/0.00000001" office:value-type="float" office:value="-7834.20847863863" calcext:value-type="float">
            <text:p>-7834</text:p>
          </table:table-cell>
          <table:table-cell table:number-columns-repeated="10"/>
        </table:table-row>
        <table:table-row table:style-name="ro2">
          <table:table-cell table:formula="of:=NOW()+([.$K$10]*[.B1023])" office:value-type="date" office:date-value="2100-03-05T11:31:13.52" calcext:value-type="date">
            <text:p>2100-03-05</text:p>
          </table:table-cell>
          <table:table-cell office:value-type="float" office:value="1022" calcext:value-type="float">
            <text:p>1022</text:p>
          </table:table-cell>
          <table:table-cell table:formula="of:=[.C1022]*(([.$K$5]-1)/[.$K$5])-[.$K$3]" office:value-type="float" office:value="-0.00460435218883346" calcext:value-type="float">
            <text:p>-0.004604352188833</text:p>
          </table:table-cell>
          <table:table-cell table:formula="of:=(([.C1022]/[.$K$5])-[.$K$3])+[.D1022]" office:value-type="float" office:value="0.922924352188834" calcext:value-type="float">
            <text:p>0.922924352188834</text:p>
          </table:table-cell>
          <table:table-cell table:formula="of:=[.E1022]+[.$K$3]" office:value-type="float" office:value="0.040839999999999" calcext:value-type="float">
            <text:p>0.040839999999999</text:p>
          </table:table-cell>
          <table:table-cell table:formula="of:=(([.C1022]/[.$K$5])-[.$K$3])/0.00000001" office:value-type="float" office:value="-7835.59007464997" calcext:value-type="float">
            <text:p>-7836</text:p>
          </table:table-cell>
          <table:table-cell table:number-columns-repeated="10"/>
        </table:table-row>
        <table:table-row table:style-name="ro2">
          <table:table-cell table:formula="of:=NOW()+([.$K$10]*[.B1024])" office:value-type="date" office:date-value="2100-04-02T06:11:13.52" calcext:value-type="date">
            <text:p>2100-04-02</text:p>
          </table:table-cell>
          <table:table-cell office:value-type="float" office:value="1023" calcext:value-type="float">
            <text:p>1023</text:p>
          </table:table-cell>
          <table:table-cell table:formula="of:=[.C1023]*(([.$K$5]-1)/[.$K$5])-[.$K$3]" office:value-type="float" office:value="-0.00460598258725985" calcext:value-type="float">
            <text:p>-0.00460598258726</text:p>
          </table:table-cell>
          <table:table-cell table:formula="of:=(([.C1023]/[.$K$5])-[.$K$3])+[.D1023]" office:value-type="float" office:value="0.922845982587261" calcext:value-type="float">
            <text:p>0.922845982587261</text:p>
          </table:table-cell>
          <table:table-cell table:formula="of:=[.E1023]+[.$K$3]" office:value-type="float" office:value="0.040879999999999" calcext:value-type="float">
            <text:p>0.040879999999999</text:p>
          </table:table-cell>
          <table:table-cell table:formula="of:=(([.C1023]/[.$K$5])-[.$K$3])/0.00000001" office:value-type="float" office:value="-7836.96015736122" calcext:value-type="float">
            <text:p>-7837</text:p>
          </table:table-cell>
          <table:table-cell table:number-columns-repeated="10"/>
        </table:table-row>
        <table:table-row table:style-name="ro2">
          <table:table-cell table:formula="of:=NOW()+([.$K$10]*[.B1025])" office:value-type="date" office:date-value="2100-04-30T00:51:13.52" calcext:value-type="date">
            <text:p>2100-04-30</text:p>
          </table:table-cell>
          <table:table-cell office:value-type="float" office:value="1024" calcext:value-type="float">
            <text:p>1024</text:p>
          </table:table-cell>
          <table:table-cell table:formula="of:=[.C1024]*(([.$K$5]-1)/[.$K$5])-[.$K$3]" office:value-type="float" office:value="-0.00460759939903269" calcext:value-type="float">
            <text:p>-0.004607599399033</text:p>
          </table:table-cell>
          <table:table-cell table:formula="of:=(([.C1024]/[.$K$5])-[.$K$3])+[.D1024]" office:value-type="float" office:value="0.922767599399034" calcext:value-type="float">
            <text:p>0.922767599399034</text:p>
          </table:table-cell>
          <table:table-cell table:formula="of:=[.E1024]+[.$K$3]" office:value-type="float" office:value="0.040919999999999" calcext:value-type="float">
            <text:p>0.040919999999999</text:p>
          </table:table-cell>
          <table:table-cell table:formula="of:=(([.C1024]/[.$K$5])-[.$K$3])/0.00000001" office:value-type="float" office:value="-7838.31882271654" calcext:value-type="float">
            <text:p>-7838</text:p>
          </table:table-cell>
          <table:table-cell table:number-columns-repeated="10"/>
        </table:table-row>
        <table:table-row table:style-name="ro2">
          <table:table-cell table:formula="of:=NOW()+([.$K$10]*[.B1026])" office:value-type="date" office:date-value="2100-05-27T19:31:13.52" calcext:value-type="date">
            <text:p>2100-05-27</text:p>
          </table:table-cell>
          <table:table-cell office:value-type="float" office:value="1025" calcext:value-type="float">
            <text:p>1025</text:p>
          </table:table-cell>
          <table:table-cell table:formula="of:=[.C1025]*(([.$K$5]-1)/[.$K$5])-[.$K$3]" office:value-type="float" office:value="-0.00460920273737408" calcext:value-type="float">
            <text:p>-0.004609202737374</text:p>
          </table:table-cell>
          <table:table-cell table:formula="of:=(([.C1025]/[.$K$5])-[.$K$3])+[.D1025]" office:value-type="float" office:value="0.922689202737375" calcext:value-type="float">
            <text:p>0.922689202737375</text:p>
          </table:table-cell>
          <table:table-cell table:formula="of:=[.E1025]+[.$K$3]" office:value-type="float" office:value="0.040959999999999" calcext:value-type="float">
            <text:p>0.040959999999999</text:p>
          </table:table-cell>
          <table:table-cell table:formula="of:=(([.C1025]/[.$K$5])-[.$K$3])/0.00000001" office:value-type="float" office:value="-7839.66616586057" calcext:value-type="float">
            <text:p>-7840</text:p>
          </table:table-cell>
          <table:table-cell table:number-columns-repeated="10"/>
        </table:table-row>
        <table:table-row table:style-name="ro2">
          <table:table-cell table:formula="of:=NOW()+([.$K$10]*[.B1027])" office:value-type="date" office:date-value="2100-06-24T14:11:13.52" calcext:value-type="date">
            <text:p>2100-06-24</text:p>
          </table:table-cell>
          <table:table-cell office:value-type="float" office:value="1026" calcext:value-type="float">
            <text:p>1026</text:p>
          </table:table-cell>
          <table:table-cell table:formula="of:=[.C1026]*(([.$K$5]-1)/[.$K$5])-[.$K$3]" office:value-type="float" office:value="-0.00461079271456263" calcext:value-type="float">
            <text:p>-0.004610792714563</text:p>
          </table:table-cell>
          <table:table-cell table:formula="of:=(([.C1026]/[.$K$5])-[.$K$3])+[.D1026]" office:value-type="float" office:value="0.922610792714564" calcext:value-type="float">
            <text:p>0.922610792714564</text:p>
          </table:table-cell>
          <table:table-cell table:formula="of:=[.E1026]+[.$K$3]" office:value-type="float" office:value="0.040999999999999" calcext:value-type="float">
            <text:p>0.040999999999999</text:p>
          </table:table-cell>
          <table:table-cell table:formula="of:=(([.C1026]/[.$K$5])-[.$K$3])/0.00000001" office:value-type="float" office:value="-7841.00228114507" calcext:value-type="float">
            <text:p>-7841</text:p>
          </table:table-cell>
          <table:table-cell table:number-columns-repeated="10"/>
        </table:table-row>
        <table:table-row table:style-name="ro2">
          <table:table-cell table:formula="of:=NOW()+([.$K$10]*[.B1028])" office:value-type="date" office:date-value="2100-07-22T08:51:13.52" calcext:value-type="date">
            <text:p>2100-07-22</text:p>
          </table:table-cell>
          <table:table-cell office:value-type="float" office:value="1027" calcext:value-type="float">
            <text:p>1027</text:p>
          </table:table-cell>
          <table:table-cell table:formula="of:=[.C1027]*(([.$K$5]-1)/[.$K$5])-[.$K$3]" office:value-type="float" office:value="-0.00461236944194128" calcext:value-type="float">
            <text:p>-0.004612369441941</text:p>
          </table:table-cell>
          <table:table-cell table:formula="of:=(([.C1027]/[.$K$5])-[.$K$3])+[.D1027]" office:value-type="float" office:value="0.922532369441942" calcext:value-type="float">
            <text:p>0.922532369441942</text:p>
          </table:table-cell>
          <table:table-cell table:formula="of:=[.E1027]+[.$K$3]" office:value-type="float" office:value="0.041039999999999" calcext:value-type="float">
            <text:p>0.041039999999999</text:p>
          </table:table-cell>
          <table:table-cell table:formula="of:=(([.C1027]/[.$K$5])-[.$K$3])/0.00000001" office:value-type="float" office:value="-7842.32726213553" calcext:value-type="float">
            <text:p>-7842</text:p>
          </table:table-cell>
          <table:table-cell table:number-columns-repeated="10"/>
        </table:table-row>
        <table:table-row table:style-name="ro2">
          <table:table-cell table:formula="of:=NOW()+([.$K$10]*[.B1029])" office:value-type="date" office:date-value="2100-08-19T03:31:13.52" calcext:value-type="date">
            <text:p>2100-08-19</text:p>
          </table:table-cell>
          <table:table-cell office:value-type="float" office:value="1028" calcext:value-type="float">
            <text:p>1028</text:p>
          </table:table-cell>
          <table:table-cell table:formula="of:=[.C1028]*(([.$K$5]-1)/[.$K$5])-[.$K$3]" office:value-type="float" office:value="-0.0046139330299251" calcext:value-type="float">
            <text:p>-0.004613933029925</text:p>
          </table:table-cell>
          <table:table-cell table:formula="of:=(([.C1028]/[.$K$5])-[.$K$3])+[.D1028]" office:value-type="float" office:value="0.922453933029926" calcext:value-type="float">
            <text:p>0.922453933029926</text:p>
          </table:table-cell>
          <table:table-cell table:formula="of:=[.E1028]+[.$K$3]" office:value-type="float" office:value="0.041079999999999" calcext:value-type="float">
            <text:p>0.041079999999999</text:p>
          </table:table-cell>
          <table:table-cell table:formula="of:=(([.C1028]/[.$K$5])-[.$K$3])/0.00000001" office:value-type="float" office:value="-7843.64120161773" calcext:value-type="float">
            <text:p>-7844</text:p>
          </table:table-cell>
          <table:table-cell table:number-columns-repeated="10"/>
        </table:table-row>
        <table:table-row table:style-name="ro2">
          <table:table-cell table:formula="of:=NOW()+([.$K$10]*[.B1030])" office:value-type="date" office:date-value="2100-09-15T22:11:13.52" calcext:value-type="date">
            <text:p>2100-09-15</text:p>
          </table:table-cell>
          <table:table-cell office:value-type="float" office:value="1029" calcext:value-type="float">
            <text:p>1029</text:p>
          </table:table-cell>
          <table:table-cell table:formula="of:=[.C1029]*(([.$K$5]-1)/[.$K$5])-[.$K$3]" office:value-type="float" office:value="-0.00461548358800906" calcext:value-type="float">
            <text:p>-0.004615483588009</text:p>
          </table:table-cell>
          <table:table-cell table:formula="of:=(([.C1029]/[.$K$5])-[.$K$3])+[.D1029]" office:value-type="float" office:value="0.92237548358801" calcext:value-type="float">
            <text:p>0.92237548358801</text:p>
          </table:table-cell>
          <table:table-cell table:formula="of:=[.E1029]+[.$K$3]" office:value-type="float" office:value="0.041119999999999" calcext:value-type="float">
            <text:p>0.041119999999999</text:p>
          </table:table-cell>
          <table:table-cell table:formula="of:=(([.C1029]/[.$K$5])-[.$K$3])/0.00000001" office:value-type="float" office:value="-7844.94419160425" calcext:value-type="float">
            <text:p>-7845</text:p>
          </table:table-cell>
          <table:table-cell table:number-columns-repeated="10"/>
        </table:table-row>
        <table:table-row table:style-name="ro2">
          <table:table-cell table:formula="of:=NOW()+([.$K$10]*[.B1031])" office:value-type="date" office:date-value="2100-10-13T16:51:13.52" calcext:value-type="date">
            <text:p>2100-10-13</text:p>
          </table:table-cell>
          <table:table-cell office:value-type="float" office:value="1030" calcext:value-type="float">
            <text:p>1030</text:p>
          </table:table-cell>
          <table:table-cell table:formula="of:=[.C1030]*(([.$K$5]-1)/[.$K$5])-[.$K$3]" office:value-type="float" office:value="-0.00461702122477565" calcext:value-type="float">
            <text:p>-0.004617021224776</text:p>
          </table:table-cell>
          <table:table-cell table:formula="of:=(([.C1030]/[.$K$5])-[.$K$3])+[.D1030]" office:value-type="float" office:value="0.922297021224777" calcext:value-type="float">
            <text:p>0.922297021224777</text:p>
          </table:table-cell>
          <table:table-cell table:formula="of:=[.E1030]+[.$K$3]" office:value-type="float" office:value="0.041159999999999" calcext:value-type="float">
            <text:p>0.041159999999999</text:p>
          </table:table-cell>
          <table:table-cell table:formula="of:=(([.C1030]/[.$K$5])-[.$K$3])/0.00000001" office:value-type="float" office:value="-7846.23632334088" calcext:value-type="float">
            <text:p>-7846</text:p>
          </table:table-cell>
          <table:table-cell table:number-columns-repeated="10"/>
        </table:table-row>
        <table:table-row table:style-name="ro2">
          <table:table-cell table:formula="of:=NOW()+([.$K$10]*[.B1032])" office:value-type="date" office:date-value="2100-11-10T11:31:13.52" calcext:value-type="date">
            <text:p>2100-11-10</text:p>
          </table:table-cell>
          <table:table-cell office:value-type="float" office:value="1031" calcext:value-type="float">
            <text:p>1031</text:p>
          </table:table-cell>
          <table:table-cell table:formula="of:=[.C1031]*(([.$K$5]-1)/[.$K$5])-[.$K$3]" office:value-type="float" office:value="-0.00461854604790252" calcext:value-type="float">
            <text:p>-0.004618546047903</text:p>
          </table:table-cell>
          <table:table-cell table:formula="of:=(([.C1031]/[.$K$5])-[.$K$3])+[.D1031]" office:value-type="float" office:value="0.922218546047903" calcext:value-type="float">
            <text:p>0.922218546047903</text:p>
          </table:table-cell>
          <table:table-cell table:formula="of:=[.E1031]+[.$K$3]" office:value-type="float" office:value="0.041199999999999" calcext:value-type="float">
            <text:p>0.041199999999999</text:p>
          </table:table-cell>
          <table:table-cell table:formula="of:=(([.C1031]/[.$K$5])-[.$K$3])/0.00000001" office:value-type="float" office:value="-7847.51768731304" calcext:value-type="float">
            <text:p>-7848</text:p>
          </table:table-cell>
          <table:table-cell table:number-columns-repeated="10"/>
        </table:table-row>
        <table:table-row table:style-name="ro2">
          <table:table-cell table:formula="of:=NOW()+([.$K$10]*[.B1033])" office:value-type="date" office:date-value="2100-12-08T06:11:13.52" calcext:value-type="date">
            <text:p>2100-12-08</text:p>
          </table:table-cell>
          <table:table-cell office:value-type="float" office:value="1032" calcext:value-type="float">
            <text:p>1032</text:p>
          </table:table-cell>
          <table:table-cell table:formula="of:=[.C1032]*(([.$K$5]-1)/[.$K$5])-[.$K$3]" office:value-type="float" office:value="-0.00462005816417" calcext:value-type="float">
            <text:p>-0.00462005816417</text:p>
          </table:table-cell>
          <table:table-cell table:formula="of:=(([.C1032]/[.$K$5])-[.$K$3])+[.D1032]" office:value-type="float" office:value="0.922140058164171" calcext:value-type="float">
            <text:p>0.922140058164171</text:p>
          </table:table-cell>
          <table:table-cell table:formula="of:=[.E1032]+[.$K$3]" office:value-type="float" office:value="0.041239999999999" calcext:value-type="float">
            <text:p>0.041239999999999</text:p>
          </table:table-cell>
          <table:table-cell table:formula="of:=(([.C1032]/[.$K$5])-[.$K$3])/0.00000001" office:value-type="float" office:value="-7848.7883732521" calcext:value-type="float">
            <text:p>-7849</text:p>
          </table:table-cell>
          <table:table-cell table:number-columns-repeated="10"/>
        </table:table-row>
        <table:table-row table:style-name="ro2">
          <table:table-cell table:formula="of:=NOW()+([.$K$10]*[.B1034])" office:value-type="date" office:date-value="2101-01-05T00:51:13.52" calcext:value-type="date">
            <text:p>2101-01-05</text:p>
          </table:table-cell>
          <table:table-cell office:value-type="float" office:value="1033" calcext:value-type="float">
            <text:p>1033</text:p>
          </table:table-cell>
          <table:table-cell table:formula="of:=[.C1033]*(([.$K$5]-1)/[.$K$5])-[.$K$3]" office:value-type="float" office:value="-0.00462155767946858" calcext:value-type="float">
            <text:p>-0.004621557679469</text:p>
          </table:table-cell>
          <table:table-cell table:formula="of:=(([.C1033]/[.$K$5])-[.$K$3])+[.D1033]" office:value-type="float" office:value="0.92206155767947" calcext:value-type="float">
            <text:p>0.92206155767947</text:p>
          </table:table-cell>
          <table:table-cell table:formula="of:=[.E1033]+[.$K$3]" office:value-type="float" office:value="0.041279999999999" calcext:value-type="float">
            <text:p>0.041279999999999</text:p>
          </table:table-cell>
          <table:table-cell table:formula="of:=(([.C1033]/[.$K$5])-[.$K$3])/0.00000001" office:value-type="float" office:value="-7850.04847014166" calcext:value-type="float">
            <text:p>-7850</text:p>
          </table:table-cell>
          <table:table-cell table:number-columns-repeated="10"/>
        </table:table-row>
        <table:table-row table:style-name="ro2">
          <table:table-cell table:formula="of:=NOW()+([.$K$10]*[.B1035])" office:value-type="date" office:date-value="2101-02-01T19:31:13.52" calcext:value-type="date">
            <text:p>2101-02-01</text:p>
          </table:table-cell>
          <table:table-cell office:value-type="float" office:value="1034" calcext:value-type="float">
            <text:p>1034</text:p>
          </table:table-cell>
          <table:table-cell table:formula="of:=[.C1034]*(([.$K$5]-1)/[.$K$5])-[.$K$3]" office:value-type="float" office:value="-0.00462304469880634" calcext:value-type="float">
            <text:p>-0.004623044698806</text:p>
          </table:table-cell>
          <table:table-cell table:formula="of:=(([.C1034]/[.$K$5])-[.$K$3])+[.D1034]" office:value-type="float" office:value="0.921983044698807" calcext:value-type="float">
            <text:p>0.921983044698807</text:p>
          </table:table-cell>
          <table:table-cell table:formula="of:=[.E1034]+[.$K$3]" office:value-type="float" office:value="0.041319999999999" calcext:value-type="float">
            <text:p>0.041319999999999</text:p>
          </table:table-cell>
          <table:table-cell table:formula="of:=(([.C1034]/[.$K$5])-[.$K$3])/0.00000001" office:value-type="float" office:value="-7851.29806622382" calcext:value-type="float">
            <text:p>-7851</text:p>
          </table:table-cell>
          <table:table-cell table:number-columns-repeated="10"/>
        </table:table-row>
        <table:table-row table:style-name="ro2">
          <table:table-cell table:formula="of:=NOW()+([.$K$10]*[.B1036])" office:value-type="date" office:date-value="2101-03-01T14:11:13.52" calcext:value-type="date">
            <text:p>2101-03-01</text:p>
          </table:table-cell>
          <table:table-cell office:value-type="float" office:value="1035" calcext:value-type="float">
            <text:p>1035</text:p>
          </table:table-cell>
          <table:table-cell table:formula="of:=[.C1035]*(([.$K$5]-1)/[.$K$5])-[.$K$3]" office:value-type="float" office:value="-0.00462451932631629" calcext:value-type="float">
            <text:p>-0.004624519326316</text:p>
          </table:table-cell>
          <table:table-cell table:formula="of:=(([.C1035]/[.$K$5])-[.$K$3])+[.D1035]" office:value-type="float" office:value="0.921904519326317" calcext:value-type="float">
            <text:p>0.921904519326317</text:p>
          </table:table-cell>
          <table:table-cell table:formula="of:=[.E1035]+[.$K$3]" office:value-type="float" office:value="0.041359999999999" calcext:value-type="float">
            <text:p>0.041359999999999</text:p>
          </table:table-cell>
          <table:table-cell table:formula="of:=(([.C1035]/[.$K$5])-[.$K$3])/0.00000001" office:value-type="float" office:value="-7852.53724900529" calcext:value-type="float">
            <text:p>-7853</text:p>
          </table:table-cell>
          <table:table-cell table:number-columns-repeated="10"/>
        </table:table-row>
        <table:table-row table:style-name="ro2">
          <table:table-cell table:formula="of:=NOW()+([.$K$10]*[.B1037])" office:value-type="date" office:date-value="2101-03-29T08:51:13.52" calcext:value-type="date">
            <text:p>2101-03-29</text:p>
          </table:table-cell>
          <table:table-cell office:value-type="float" office:value="1036" calcext:value-type="float">
            <text:p>1036</text:p>
          </table:table-cell>
          <table:table-cell table:formula="of:=[.C1036]*(([.$K$5]-1)/[.$K$5])-[.$K$3]" office:value-type="float" office:value="-0.00462598166526365" calcext:value-type="float">
            <text:p>-0.004625981665264</text:p>
          </table:table-cell>
          <table:table-cell table:formula="of:=(([.C1036]/[.$K$5])-[.$K$3])+[.D1036]" office:value-type="float" office:value="0.921825981665265" calcext:value-type="float">
            <text:p>0.921825981665265</text:p>
          </table:table-cell>
          <table:table-cell table:formula="of:=[.E1036]+[.$K$3]" office:value-type="float" office:value="0.041399999999999" calcext:value-type="float">
            <text:p>0.041399999999999</text:p>
          </table:table-cell>
          <table:table-cell table:formula="of:=(([.C1036]/[.$K$5])-[.$K$3])/0.00000001" office:value-type="float" office:value="-7853.76610526358" calcext:value-type="float">
            <text:p>-7854</text:p>
          </table:table-cell>
          <table:table-cell table:number-columns-repeated="10"/>
        </table:table-row>
        <table:table-row table:style-name="ro2">
          <table:table-cell table:formula="of:=NOW()+([.$K$10]*[.B1038])" office:value-type="date" office:date-value="2101-04-26T03:31:13.52" calcext:value-type="date">
            <text:p>2101-04-26</text:p>
          </table:table-cell>
          <table:table-cell office:value-type="float" office:value="1037" calcext:value-type="float">
            <text:p>1037</text:p>
          </table:table-cell>
          <table:table-cell table:formula="of:=[.C1037]*(([.$K$5]-1)/[.$K$5])-[.$K$3]" office:value-type="float" office:value="-0.00462743181805312" calcext:value-type="float">
            <text:p>-0.004627431818053</text:p>
          </table:table-cell>
          <table:table-cell table:formula="of:=(([.C1037]/[.$K$5])-[.$K$3])+[.D1037]" office:value-type="float" office:value="0.921747431818054" calcext:value-type="float">
            <text:p>0.921747431818054</text:p>
          </table:table-cell>
          <table:table-cell table:formula="of:=[.E1037]+[.$K$3]" office:value-type="float" office:value="0.041439999999999" calcext:value-type="float">
            <text:p>0.041439999999999</text:p>
          </table:table-cell>
          <table:table-cell table:formula="of:=(([.C1037]/[.$K$5])-[.$K$3])/0.00000001" office:value-type="float" office:value="-7854.98472105305" calcext:value-type="float">
            <text:p>-7855</text:p>
          </table:table-cell>
          <table:table-cell table:number-columns-repeated="10"/>
        </table:table-row>
        <table:table-row table:style-name="ro2">
          <table:table-cell table:formula="of:=NOW()+([.$K$10]*[.B1039])" office:value-type="date" office:date-value="2101-05-23T22:11:13.52" calcext:value-type="date">
            <text:p>2101-05-23</text:p>
          </table:table-cell>
          <table:table-cell office:value-type="float" office:value="1038" calcext:value-type="float">
            <text:p>1038</text:p>
          </table:table-cell>
          <table:table-cell table:formula="of:=[.C1038]*(([.$K$5]-1)/[.$K$5])-[.$K$3]" office:value-type="float" office:value="-0.00462886988623601" calcext:value-type="float">
            <text:p>-0.004628869886236</text:p>
          </table:table-cell>
          <table:table-cell table:formula="of:=(([.C1038]/[.$K$5])-[.$K$3])+[.D1038]" office:value-type="float" office:value="0.921668869886237" calcext:value-type="float">
            <text:p>0.921668869886237</text:p>
          </table:table-cell>
          <table:table-cell table:formula="of:=[.E1038]+[.$K$3]" office:value-type="float" office:value="0.041479999999999" calcext:value-type="float">
            <text:p>0.041479999999999</text:p>
          </table:table-cell>
          <table:table-cell table:formula="of:=(([.C1038]/[.$K$5])-[.$K$3])/0.00000001" office:value-type="float" office:value="-7856.19318171094" calcext:value-type="float">
            <text:p>-7856</text:p>
          </table:table-cell>
          <table:table-cell table:number-columns-repeated="10"/>
        </table:table-row>
        <table:table-row table:style-name="ro2">
          <table:table-cell table:formula="of:=NOW()+([.$K$10]*[.B1040])" office:value-type="date" office:date-value="2101-06-20T16:51:13.52" calcext:value-type="date">
            <text:p>2101-06-20</text:p>
          </table:table-cell>
          <table:table-cell office:value-type="float" office:value="1039" calcext:value-type="float">
            <text:p>1039</text:p>
          </table:table-cell>
          <table:table-cell table:formula="of:=[.C1039]*(([.$K$5]-1)/[.$K$5])-[.$K$3]" office:value-type="float" office:value="-0.00463029597051738" calcext:value-type="float">
            <text:p>-0.004630295970517</text:p>
          </table:table-cell>
          <table:table-cell table:formula="of:=(([.C1039]/[.$K$5])-[.$K$3])+[.D1039]" office:value-type="float" office:value="0.921590295970518" calcext:value-type="float">
            <text:p>0.921590295970518</text:p>
          </table:table-cell>
          <table:table-cell table:formula="of:=[.E1039]+[.$K$3]" office:value-type="float" office:value="0.041519999999999" calcext:value-type="float">
            <text:p>0.041519999999999</text:p>
          </table:table-cell>
          <table:table-cell table:formula="of:=(([.C1039]/[.$K$5])-[.$K$3])/0.00000001" office:value-type="float" office:value="-7857.39157186335" calcext:value-type="float">
            <text:p>-7857</text:p>
          </table:table-cell>
          <table:table-cell table:number-columns-repeated="10"/>
        </table:table-row>
        <table:table-row table:style-name="ro2">
          <table:table-cell table:formula="of:=NOW()+([.$K$10]*[.B1041])" office:value-type="date" office:date-value="2101-07-18T11:31:13.52" calcext:value-type="date">
            <text:p>2101-07-18</text:p>
          </table:table-cell>
          <table:table-cell office:value-type="float" office:value="1040" calcext:value-type="float">
            <text:p>1040</text:p>
          </table:table-cell>
          <table:table-cell table:formula="of:=[.C1040]*(([.$K$5]-1)/[.$K$5])-[.$K$3]" office:value-type="float" office:value="-0.00463171017076307" calcext:value-type="float">
            <text:p>-0.004631710170763</text:p>
          </table:table-cell>
          <table:table-cell table:formula="of:=(([.C1040]/[.$K$5])-[.$K$3])+[.D1040]" office:value-type="float" office:value="0.921511710170764" calcext:value-type="float">
            <text:p>0.921511710170764</text:p>
          </table:table-cell>
          <table:table-cell table:formula="of:=[.E1040]+[.$K$3]" office:value-type="float" office:value="0.041559999999999" calcext:value-type="float">
            <text:p>0.041559999999999</text:p>
          </table:table-cell>
          <table:table-cell table:formula="of:=(([.C1040]/[.$K$5])-[.$K$3])/0.00000001" office:value-type="float" office:value="-7858.57997543115" calcext:value-type="float">
            <text:p>-7859</text:p>
          </table:table-cell>
          <table:table-cell table:number-columns-repeated="10"/>
        </table:table-row>
        <table:table-row table:style-name="ro2">
          <table:table-cell table:formula="of:=NOW()+([.$K$10]*[.B1042])" office:value-type="date" office:date-value="2101-08-15T06:11:13.52" calcext:value-type="date">
            <text:p>2101-08-15</text:p>
          </table:table-cell>
          <table:table-cell office:value-type="float" office:value="1041" calcext:value-type="float">
            <text:p>1041</text:p>
          </table:table-cell>
          <table:table-cell table:formula="of:=[.C1041]*(([.$K$5]-1)/[.$K$5])-[.$K$3]" office:value-type="float" office:value="-0.00463311258600671" calcext:value-type="float">
            <text:p>-0.004633112586007</text:p>
          </table:table-cell>
          <table:table-cell table:formula="of:=(([.C1041]/[.$K$5])-[.$K$3])+[.D1041]" office:value-type="float" office:value="0.921433112586008" calcext:value-type="float">
            <text:p>0.921433112586008</text:p>
          </table:table-cell>
          <table:table-cell table:formula="of:=[.E1041]+[.$K$3]" office:value-type="float" office:value="0.041599999999999" calcext:value-type="float">
            <text:p>0.041599999999999</text:p>
          </table:table-cell>
          <table:table-cell table:formula="of:=(([.C1041]/[.$K$5])-[.$K$3])/0.00000001" office:value-type="float" office:value="-7859.75847563589" calcext:value-type="float">
            <text:p>-7860</text:p>
          </table:table-cell>
          <table:table-cell table:number-columns-repeated="10"/>
        </table:table-row>
        <table:table-row table:style-name="ro2">
          <table:table-cell table:formula="of:=NOW()+([.$K$10]*[.B1043])" office:value-type="date" office:date-value="2101-09-12T00:51:13.52" calcext:value-type="date">
            <text:p>2101-09-12</text:p>
          </table:table-cell>
          <table:table-cell office:value-type="float" office:value="1042" calcext:value-type="float">
            <text:p>1042</text:p>
          </table:table-cell>
          <table:table-cell table:formula="of:=[.C1042]*(([.$K$5]-1)/[.$K$5])-[.$K$3]" office:value-type="float" office:value="-0.00463450331445666" calcext:value-type="float">
            <text:p>-0.004634503314457</text:p>
          </table:table-cell>
          <table:table-cell table:formula="of:=(([.C1042]/[.$K$5])-[.$K$3])+[.D1042]" office:value-type="float" office:value="0.921354503314458" calcext:value-type="float">
            <text:p>0.921354503314458</text:p>
          </table:table-cell>
          <table:table-cell table:formula="of:=[.E1042]+[.$K$3]" office:value-type="float" office:value="0.041639999999999" calcext:value-type="float">
            <text:p>0.041639999999999</text:p>
          </table:table-cell>
          <table:table-cell table:formula="of:=(([.C1042]/[.$K$5])-[.$K$3])/0.00000001" office:value-type="float" office:value="-7860.92715500559" calcext:value-type="float">
            <text:p>-7861</text:p>
          </table:table-cell>
          <table:table-cell table:number-columns-repeated="10"/>
        </table:table-row>
        <table:table-row table:style-name="ro2">
          <table:table-cell table:formula="of:=NOW()+([.$K$10]*[.B1044])" office:value-type="date" office:date-value="2101-10-09T19:31:13.52" calcext:value-type="date">
            <text:p>2101-10-09</text:p>
          </table:table-cell>
          <table:table-cell office:value-type="float" office:value="1043" calcext:value-type="float">
            <text:p>1043</text:p>
          </table:table-cell>
          <table:table-cell table:formula="of:=[.C1043]*(([.$K$5]-1)/[.$K$5])-[.$K$3]" office:value-type="float" office:value="-0.00463588245350285" calcext:value-type="float">
            <text:p>-0.004635882453503</text:p>
          </table:table-cell>
          <table:table-cell table:formula="of:=(([.C1043]/[.$K$5])-[.$K$3])+[.D1043]" office:value-type="float" office:value="0.921275882453504" calcext:value-type="float">
            <text:p>0.921275882453504</text:p>
          </table:table-cell>
          <table:table-cell table:formula="of:=[.E1043]+[.$K$3]" office:value-type="float" office:value="0.041679999999999" calcext:value-type="float">
            <text:p>0.041679999999999</text:p>
          </table:table-cell>
          <table:table-cell table:formula="of:=(([.C1043]/[.$K$5])-[.$K$3])/0.00000001" office:value-type="float" office:value="-7862.08609538055" calcext:value-type="float">
            <text:p>-7862</text:p>
          </table:table-cell>
          <table:table-cell table:number-columns-repeated="10"/>
        </table:table-row>
        <table:table-row table:style-name="ro2">
          <table:table-cell table:formula="of:=NOW()+([.$K$10]*[.B1045])" office:value-type="date" office:date-value="2101-11-06T14:11:13.52" calcext:value-type="date">
            <text:p>2101-11-06</text:p>
          </table:table-cell>
          <table:table-cell office:value-type="float" office:value="1044" calcext:value-type="float">
            <text:p>1044</text:p>
          </table:table-cell>
          <table:table-cell table:formula="of:=[.C1044]*(([.$K$5]-1)/[.$K$5])-[.$K$3]" office:value-type="float" office:value="-0.00463725009972366" calcext:value-type="float">
            <text:p>-0.004637250099724</text:p>
          </table:table-cell>
          <table:table-cell table:formula="of:=(([.C1044]/[.$K$5])-[.$K$3])+[.D1044]" office:value-type="float" office:value="0.921197250099725" calcext:value-type="float">
            <text:p>0.921197250099725</text:p>
          </table:table-cell>
          <table:table-cell table:formula="of:=[.E1044]+[.$K$3]" office:value-type="float" office:value="0.041719999999999" calcext:value-type="float">
            <text:p>0.041719999999999</text:p>
          </table:table-cell>
          <table:table-cell table:formula="of:=(([.C1044]/[.$K$5])-[.$K$3])/0.00000001" office:value-type="float" office:value="-7863.23537791904" calcext:value-type="float">
            <text:p>-7863</text:p>
          </table:table-cell>
          <table:table-cell table:number-columns-repeated="10"/>
        </table:table-row>
        <table:table-row table:style-name="ro2">
          <table:table-cell table:formula="of:=NOW()+([.$K$10]*[.B1046])" office:value-type="date" office:date-value="2101-12-04T08:51:13.52" calcext:value-type="date">
            <text:p>2101-12-04</text:p>
          </table:table-cell>
          <table:table-cell office:value-type="float" office:value="1045" calcext:value-type="float">
            <text:p>1045</text:p>
          </table:table-cell>
          <table:table-cell table:formula="of:=[.C1045]*(([.$K$5]-1)/[.$K$5])-[.$K$3]" office:value-type="float" office:value="-0.00463860634889263" calcext:value-type="float">
            <text:p>-0.004638606348893</text:p>
          </table:table-cell>
          <table:table-cell table:formula="of:=(([.C1045]/[.$K$5])-[.$K$3])+[.D1045]" office:value-type="float" office:value="0.921118606348894" calcext:value-type="float">
            <text:p>0.921118606348894</text:p>
          </table:table-cell>
          <table:table-cell table:formula="of:=[.E1045]+[.$K$3]" office:value-type="float" office:value="0.041759999999999" calcext:value-type="float">
            <text:p>0.041759999999999</text:p>
          </table:table-cell>
          <table:table-cell table:formula="of:=(([.C1045]/[.$K$5])-[.$K$3])/0.00000001" office:value-type="float" office:value="-7864.37508310305" calcext:value-type="float">
            <text:p>-7864</text:p>
          </table:table-cell>
          <table:table-cell table:number-columns-repeated="10"/>
        </table:table-row>
        <table:table-row table:style-name="ro2">
          <table:table-cell table:formula="of:=NOW()+([.$K$10]*[.B1047])" office:value-type="date" office:date-value="2102-01-01T03:31:13.52" calcext:value-type="date">
            <text:p>2102-01-01</text:p>
          </table:table-cell>
          <table:table-cell office:value-type="float" office:value="1046" calcext:value-type="float">
            <text:p>1046</text:p>
          </table:table-cell>
          <table:table-cell table:formula="of:=[.C1046]*(([.$K$5]-1)/[.$K$5])-[.$K$3]" office:value-type="float" office:value="-0.00463995129598519" calcext:value-type="float">
            <text:p>-0.004639951295985</text:p>
          </table:table-cell>
          <table:table-cell table:formula="of:=(([.C1046]/[.$K$5])-[.$K$3])+[.D1046]" office:value-type="float" office:value="0.921039951295986" calcext:value-type="float">
            <text:p>0.921039951295986</text:p>
          </table:table-cell>
          <table:table-cell table:formula="of:=[.E1046]+[.$K$3]" office:value-type="float" office:value="0.041799999999999" calcext:value-type="float">
            <text:p>0.041799999999999</text:p>
          </table:table-cell>
          <table:table-cell table:formula="of:=(([.C1046]/[.$K$5])-[.$K$3])/0.00000001" office:value-type="float" office:value="-7865.50529074386" calcext:value-type="float">
            <text:p>-7866</text:p>
          </table:table-cell>
          <table:table-cell table:number-columns-repeated="10"/>
        </table:table-row>
        <table:table-row table:style-name="ro2">
          <table:table-cell table:formula="of:=NOW()+([.$K$10]*[.B1048])" office:value-type="date" office:date-value="2102-01-28T22:11:13.52" calcext:value-type="date">
            <text:p>2102-01-28</text:p>
          </table:table-cell>
          <table:table-cell office:value-type="float" office:value="1047" calcext:value-type="float">
            <text:p>1047</text:p>
          </table:table-cell>
          <table:table-cell table:formula="of:=[.C1047]*(([.$K$5]-1)/[.$K$5])-[.$K$3]" office:value-type="float" office:value="-0.00464128503518532" calcext:value-type="float">
            <text:p>-0.004641285035185</text:p>
          </table:table-cell>
          <table:table-cell table:formula="of:=(([.C1047]/[.$K$5])-[.$K$3])+[.D1047]" office:value-type="float" office:value="0.920961285035187" calcext:value-type="float">
            <text:p>0.920961285035187</text:p>
          </table:table-cell>
          <table:table-cell table:formula="of:=[.E1047]+[.$K$3]" office:value-type="float" office:value="0.041839999999999" calcext:value-type="float">
            <text:p>0.041839999999999</text:p>
          </table:table-cell>
          <table:table-cell table:formula="of:=(([.C1047]/[.$K$5])-[.$K$3])/0.00000001" office:value-type="float" office:value="-7866.62607998766" calcext:value-type="float">
            <text:p>-7867</text:p>
          </table:table-cell>
          <table:table-cell table:number-columns-repeated="10"/>
        </table:table-row>
        <table:table-row table:style-name="ro2">
          <table:table-cell table:formula="of:=NOW()+([.$K$10]*[.B1049])" office:value-type="date" office:date-value="2102-02-25T16:51:13.52" calcext:value-type="date">
            <text:p>2102-02-25</text:p>
          </table:table-cell>
          <table:table-cell office:value-type="float" office:value="1048" calcext:value-type="float">
            <text:p>1048</text:p>
          </table:table-cell>
          <table:table-cell table:formula="of:=[.C1048]*(([.$K$5]-1)/[.$K$5])-[.$K$3]" office:value-type="float" office:value="-0.00464260765989211" calcext:value-type="float">
            <text:p>-0.004642607659892</text:p>
          </table:table-cell>
          <table:table-cell table:formula="of:=(([.C1048]/[.$K$5])-[.$K$3])+[.D1048]" office:value-type="float" office:value="0.920882607659893" calcext:value-type="float">
            <text:p>0.920882607659893</text:p>
          </table:table-cell>
          <table:table-cell table:formula="of:=[.E1048]+[.$K$3]" office:value-type="float" office:value="0.041879999999999" calcext:value-type="float">
            <text:p>0.041879999999999</text:p>
          </table:table-cell>
          <table:table-cell table:formula="of:=(([.C1048]/[.$K$5])-[.$K$3])/0.00000001" office:value-type="float" office:value="-7867.7375293211" calcext:value-type="float">
            <text:p>-7868</text:p>
          </table:table-cell>
          <table:table-cell table:number-columns-repeated="10"/>
        </table:table-row>
        <table:table-row table:style-name="ro2">
          <table:table-cell table:formula="of:=NOW()+([.$K$10]*[.B1050])" office:value-type="date" office:date-value="2102-03-25T11:31:13.52" calcext:value-type="date">
            <text:p>2102-03-25</text:p>
          </table:table-cell>
          <table:table-cell office:value-type="float" office:value="1049" calcext:value-type="float">
            <text:p>1049</text:p>
          </table:table-cell>
          <table:table-cell table:formula="of:=[.C1049]*(([.$K$5]-1)/[.$K$5])-[.$K$3]" office:value-type="float" office:value="-0.00464391926272634" calcext:value-type="float">
            <text:p>-0.004643919262726</text:p>
          </table:table-cell>
          <table:table-cell table:formula="of:=(([.C1049]/[.$K$5])-[.$K$3])+[.D1049]" office:value-type="float" office:value="0.920803919262728" calcext:value-type="float">
            <text:p>0.920803919262728</text:p>
          </table:table-cell>
          <table:table-cell table:formula="of:=[.E1049]+[.$K$3]" office:value-type="float" office:value="0.041919999999999" calcext:value-type="float">
            <text:p>0.041919999999999</text:p>
          </table:table-cell>
          <table:table-cell table:formula="of:=(([.C1049]/[.$K$5])-[.$K$3])/0.00000001" office:value-type="float" office:value="-7868.83971657676" calcext:value-type="float">
            <text:p>-7869</text:p>
          </table:table-cell>
          <table:table-cell table:number-columns-repeated="10"/>
        </table:table-row>
        <table:table-row table:style-name="ro2">
          <table:table-cell table:formula="of:=NOW()+([.$K$10]*[.B1051])" office:value-type="date" office:date-value="2102-04-22T06:11:13.52" calcext:value-type="date">
            <text:p>2102-04-22</text:p>
          </table:table-cell>
          <table:table-cell office:value-type="float" office:value="1050" calcext:value-type="float">
            <text:p>1050</text:p>
          </table:table-cell>
          <table:table-cell table:formula="of:=[.C1050]*(([.$K$5]-1)/[.$K$5])-[.$K$3]" office:value-type="float" office:value="-0.00464521993553695" calcext:value-type="float">
            <text:p>-0.004645219935537</text:p>
          </table:table-cell>
          <table:table-cell table:formula="of:=(([.C1050]/[.$K$5])-[.$K$3])+[.D1050]" office:value-type="float" office:value="0.920725219935538" calcext:value-type="float">
            <text:p>0.920725219935538</text:p>
          </table:table-cell>
          <table:table-cell table:formula="of:=[.E1050]+[.$K$3]" office:value-type="float" office:value="0.041959999999999" calcext:value-type="float">
            <text:p>0.041959999999999</text:p>
          </table:table-cell>
          <table:table-cell table:formula="of:=(([.C1050]/[.$K$5])-[.$K$3])/0.00000001" office:value-type="float" office:value="-7869.93271893862" calcext:value-type="float">
            <text:p>-7870</text:p>
          </table:table-cell>
          <table:table-cell table:number-columns-repeated="10"/>
        </table:table-row>
        <table:table-row table:style-name="ro2">
          <table:table-cell table:formula="of:=NOW()+([.$K$10]*[.B1052])" office:value-type="date" office:date-value="2102-05-20T00:51:13.52" calcext:value-type="date">
            <text:p>2102-05-20</text:p>
          </table:table-cell>
          <table:table-cell office:value-type="float" office:value="1051" calcext:value-type="float">
            <text:p>1051</text:p>
          </table:table-cell>
          <table:table-cell table:formula="of:=[.C1051]*(([.$K$5]-1)/[.$K$5])-[.$K$3]" office:value-type="float" office:value="-0.00464650976940748" calcext:value-type="float">
            <text:p>-0.004646509769407</text:p>
          </table:table-cell>
          <table:table-cell table:formula="of:=(([.C1051]/[.$K$5])-[.$K$3])+[.D1051]" office:value-type="float" office:value="0.920646509769409" calcext:value-type="float">
            <text:p>0.920646509769409</text:p>
          </table:table-cell>
          <table:table-cell table:formula="of:=[.E1051]+[.$K$3]" office:value-type="float" office:value="0.041999999999999" calcext:value-type="float">
            <text:p>0.041999999999999</text:p>
          </table:table-cell>
          <table:table-cell table:formula="of:=(([.C1051]/[.$K$5])-[.$K$3])/0.00000001" office:value-type="float" office:value="-7871.01661294746" calcext:value-type="float">
            <text:p>-7871</text:p>
          </table:table-cell>
          <table:table-cell table:number-columns-repeated="10"/>
        </table:table-row>
        <table:table-row table:style-name="ro2">
          <table:table-cell table:formula="of:=NOW()+([.$K$10]*[.B1053])" office:value-type="date" office:date-value="2102-06-16T19:31:13.52" calcext:value-type="date">
            <text:p>2102-06-16</text:p>
          </table:table-cell>
          <table:table-cell office:value-type="float" office:value="1052" calcext:value-type="float">
            <text:p>1052</text:p>
          </table:table-cell>
          <table:table-cell table:formula="of:=[.C1052]*(([.$K$5]-1)/[.$K$5])-[.$K$3]" office:value-type="float" office:value="-0.00464778885466242" calcext:value-type="float">
            <text:p>-0.004647788854662</text:p>
          </table:table-cell>
          <table:table-cell table:formula="of:=(([.C1052]/[.$K$5])-[.$K$3])+[.D1052]" office:value-type="float" office:value="0.920567788854664" calcext:value-type="float">
            <text:p>0.920567788854664</text:p>
          </table:table-cell>
          <table:table-cell table:formula="of:=[.E1052]+[.$K$3]" office:value-type="float" office:value="0.042039999999999" calcext:value-type="float">
            <text:p>0.042039999999999</text:p>
          </table:table-cell>
          <table:table-cell table:formula="of:=(([.C1052]/[.$K$5])-[.$K$3])/0.00000001" office:value-type="float" office:value="-7872.09147450623" calcext:value-type="float">
            <text:p>-7872</text:p>
          </table:table-cell>
          <table:table-cell table:number-columns-repeated="10"/>
        </table:table-row>
        <table:table-row table:style-name="ro2">
          <table:table-cell table:formula="of:=NOW()+([.$K$10]*[.B1054])" office:value-type="date" office:date-value="2102-07-14T14:11:13.52" calcext:value-type="date">
            <text:p>2102-07-14</text:p>
          </table:table-cell>
          <table:table-cell office:value-type="float" office:value="1053" calcext:value-type="float">
            <text:p>1053</text:p>
          </table:table-cell>
          <table:table-cell table:formula="of:=[.C1053]*(([.$K$5]-1)/[.$K$5])-[.$K$3]" office:value-type="float" office:value="-0.00464905728087356" calcext:value-type="float">
            <text:p>-0.004649057280874</text:p>
          </table:table-cell>
          <table:table-cell table:formula="of:=(([.C1053]/[.$K$5])-[.$K$3])+[.D1053]" office:value-type="float" office:value="0.920489057280875" calcext:value-type="float">
            <text:p>0.920489057280875</text:p>
          </table:table-cell>
          <table:table-cell table:formula="of:=[.E1053]+[.$K$3]" office:value-type="float" office:value="0.042079999999999" calcext:value-type="float">
            <text:p>0.042079999999999</text:p>
          </table:table-cell>
          <table:table-cell table:formula="of:=(([.C1053]/[.$K$5])-[.$K$3])/0.00000001" office:value-type="float" office:value="-7873.15737888535" calcext:value-type="float">
            <text:p>-7873</text:p>
          </table:table-cell>
          <table:table-cell table:number-columns-repeated="10"/>
        </table:table-row>
        <table:table-row table:style-name="ro2">
          <table:table-cell table:formula="of:=NOW()+([.$K$10]*[.B1055])" office:value-type="date" office:date-value="2102-08-11T08:51:13.52" calcext:value-type="date">
            <text:p>2102-08-11</text:p>
          </table:table-cell>
          <table:table-cell office:value-type="float" office:value="1054" calcext:value-type="float">
            <text:p>1054</text:p>
          </table:table-cell>
          <table:table-cell table:formula="of:=[.C1054]*(([.$K$5]-1)/[.$K$5])-[.$K$3]" office:value-type="float" office:value="-0.00465031513686628" calcext:value-type="float">
            <text:p>-0.004650315136866</text:p>
          </table:table-cell>
          <table:table-cell table:formula="of:=(([.C1054]/[.$K$5])-[.$K$3])+[.D1054]" office:value-type="float" office:value="0.920410315136868" calcext:value-type="float">
            <text:p>0.920410315136868</text:p>
          </table:table-cell>
          <table:table-cell table:formula="of:=[.E1054]+[.$K$3]" office:value-type="float" office:value="0.042119999999999" calcext:value-type="float">
            <text:p>0.042119999999999</text:p>
          </table:table-cell>
          <table:table-cell table:formula="of:=(([.C1054]/[.$K$5])-[.$K$3])/0.00000001" office:value-type="float" office:value="-7874.21440072797" calcext:value-type="float">
            <text:p>-7874</text:p>
          </table:table-cell>
          <table:table-cell table:number-columns-repeated="10"/>
        </table:table-row>
        <table:table-row table:style-name="ro2">
          <table:table-cell table:formula="of:=NOW()+([.$K$10]*[.B1056])" office:value-type="date" office:date-value="2102-09-08T03:31:13.52" calcext:value-type="date">
            <text:p>2102-09-08</text:p>
          </table:table-cell>
          <table:table-cell office:value-type="float" office:value="1055" calcext:value-type="float">
            <text:p>1055</text:p>
          </table:table-cell>
          <table:table-cell table:formula="of:=[.C1055]*(([.$K$5]-1)/[.$K$5])-[.$K$3]" office:value-type="float" office:value="-0.00465156251072573" calcext:value-type="float">
            <text:p>-0.004651562510726</text:p>
          </table:table-cell>
          <table:table-cell table:formula="of:=(([.C1055]/[.$K$5])-[.$K$3])+[.D1055]" office:value-type="float" office:value="0.920331562510727" calcext:value-type="float">
            <text:p>0.920331562510727</text:p>
          </table:table-cell>
          <table:table-cell table:formula="of:=[.E1055]+[.$K$3]" office:value-type="float" office:value="0.042159999999999" calcext:value-type="float">
            <text:p>0.042159999999999</text:p>
          </table:table-cell>
          <table:table-cell table:formula="of:=(([.C1055]/[.$K$5])-[.$K$3])/0.00000001" office:value-type="float" office:value="-7875.26261405523" calcext:value-type="float">
            <text:p>-7875</text:p>
          </table:table-cell>
          <table:table-cell table:number-columns-repeated="10"/>
        </table:table-row>
        <table:table-row table:style-name="ro2">
          <table:table-cell table:formula="of:=NOW()+([.$K$10]*[.B1057])" office:value-type="date" office:date-value="2102-10-05T22:11:13.52" calcext:value-type="date">
            <text:p>2102-10-05</text:p>
          </table:table-cell>
          <table:table-cell office:value-type="float" office:value="1056" calcext:value-type="float">
            <text:p>1056</text:p>
          </table:table-cell>
          <table:table-cell table:formula="of:=[.C1056]*(([.$K$5]-1)/[.$K$5])-[.$K$3]" office:value-type="float" office:value="-0.00465279948980302" calcext:value-type="float">
            <text:p>-0.004652799489803</text:p>
          </table:table-cell>
          <table:table-cell table:formula="of:=(([.C1056]/[.$K$5])-[.$K$3])+[.D1056]" office:value-type="float" office:value="0.920252799489804" calcext:value-type="float">
            <text:p>0.920252799489804</text:p>
          </table:table-cell>
          <table:table-cell table:formula="of:=[.E1056]+[.$K$3]" office:value-type="float" office:value="0.042199999999999" calcext:value-type="float">
            <text:p>0.042199999999999</text:p>
          </table:table-cell>
          <table:table-cell table:formula="of:=(([.C1056]/[.$K$5])-[.$K$3])/0.00000001" office:value-type="float" office:value="-7876.30209227144" calcext:value-type="float">
            <text:p>-7876</text:p>
          </table:table-cell>
          <table:table-cell table:number-columns-repeated="10"/>
        </table:table-row>
        <table:table-row table:style-name="ro2">
          <table:table-cell table:formula="of:=NOW()+([.$K$10]*[.B1058])" office:value-type="date" office:date-value="2102-11-02T16:51:13.52" calcext:value-type="date">
            <text:p>2102-11-02</text:p>
          </table:table-cell>
          <table:table-cell office:value-type="float" office:value="1057" calcext:value-type="float">
            <text:p>1057</text:p>
          </table:table-cell>
          <table:table-cell table:formula="of:=[.C1057]*(([.$K$5]-1)/[.$K$5])-[.$K$3]" office:value-type="float" office:value="-0.00465402616072132" calcext:value-type="float">
            <text:p>-0.004654026160721</text:p>
          </table:table-cell>
          <table:table-cell table:formula="of:=(([.C1057]/[.$K$5])-[.$K$3])+[.D1057]" office:value-type="float" office:value="0.920174026160723" calcext:value-type="float">
            <text:p>0.920174026160723</text:p>
          </table:table-cell>
          <table:table-cell table:formula="of:=[.E1057]+[.$K$3]" office:value-type="float" office:value="0.042239999999999" calcext:value-type="float">
            <text:p>0.042239999999999</text:p>
          </table:table-cell>
          <table:table-cell table:formula="of:=(([.C1057]/[.$K$5])-[.$K$3])/0.00000001" office:value-type="float" office:value="-7877.33290816918" calcext:value-type="float">
            <text:p>-7877</text:p>
          </table:table-cell>
          <table:table-cell table:number-columns-repeated="10"/>
        </table:table-row>
        <table:table-row table:style-name="ro2">
          <table:table-cell table:formula="of:=NOW()+([.$K$10]*[.B1059])" office:value-type="date" office:date-value="2102-11-30T11:31:13.52" calcext:value-type="date">
            <text:p>2102-11-30</text:p>
          </table:table-cell>
          <table:table-cell office:value-type="float" office:value="1058" calcext:value-type="float">
            <text:p>1058</text:p>
          </table:table-cell>
          <table:table-cell table:formula="of:=[.C1058]*(([.$K$5]-1)/[.$K$5])-[.$K$3]" office:value-type="float" office:value="-0.00465524260938198" calcext:value-type="float">
            <text:p>-0.004655242609382</text:p>
          </table:table-cell>
          <table:table-cell table:formula="of:=(([.C1058]/[.$K$5])-[.$K$3])+[.D1058]" office:value-type="float" office:value="0.920095242609383" calcext:value-type="float">
            <text:p>0.920095242609383</text:p>
          </table:table-cell>
          <table:table-cell table:formula="of:=[.E1058]+[.$K$3]" office:value-type="float" office:value="0.042279999999999" calcext:value-type="float">
            <text:p>0.042279999999999</text:p>
          </table:table-cell>
          <table:table-cell table:formula="of:=(([.C1058]/[.$K$5])-[.$K$3])/0.00000001" office:value-type="float" office:value="-7878.35513393444" calcext:value-type="float">
            <text:p>-7878</text:p>
          </table:table-cell>
          <table:table-cell table:number-columns-repeated="10"/>
        </table:table-row>
        <table:table-row table:style-name="ro2">
          <table:table-cell table:formula="of:=NOW()+([.$K$10]*[.B1060])" office:value-type="date" office:date-value="2102-12-28T06:11:13.52" calcext:value-type="date">
            <text:p>2102-12-28</text:p>
          </table:table-cell>
          <table:table-cell office:value-type="float" office:value="1059" calcext:value-type="float">
            <text:p>1059</text:p>
          </table:table-cell>
          <table:table-cell table:formula="of:=[.C1059]*(([.$K$5]-1)/[.$K$5])-[.$K$3]" office:value-type="float" office:value="-0.00465644892097046" calcext:value-type="float">
            <text:p>-0.00465644892097</text:p>
          </table:table-cell>
          <table:table-cell table:formula="of:=(([.C1059]/[.$K$5])-[.$K$3])+[.D1059]" office:value-type="float" office:value="0.920016448920972" calcext:value-type="float">
            <text:p>0.920016448920972</text:p>
          </table:table-cell>
          <table:table-cell table:formula="of:=[.E1059]+[.$K$3]" office:value-type="float" office:value="0.0423199999999989" calcext:value-type="float">
            <text:p>0.042319999999999</text:p>
          </table:table-cell>
          <table:table-cell table:formula="of:=(([.C1059]/[.$K$5])-[.$K$3])/0.00000001" office:value-type="float" office:value="-7879.36884115165" calcext:value-type="float">
            <text:p>-7879</text:p>
          </table:table-cell>
          <table:table-cell table:number-columns-repeated="10"/>
        </table:table-row>
        <table:table-row table:style-name="ro2">
          <table:table-cell table:formula="of:=NOW()+([.$K$10]*[.B1061])" office:value-type="date" office:date-value="2103-01-25T00:51:13.52" calcext:value-type="date">
            <text:p>2103-01-25</text:p>
          </table:table-cell>
          <table:table-cell office:value-type="float" office:value="1060" calcext:value-type="float">
            <text:p>1060</text:p>
          </table:table-cell>
          <table:table-cell table:formula="of:=[.C1060]*(([.$K$5]-1)/[.$K$5])-[.$K$3]" office:value-type="float" office:value="-0.00465764517996238" calcext:value-type="float">
            <text:p>-0.004657645179962</text:p>
          </table:table-cell>
          <table:table-cell table:formula="of:=(([.C1060]/[.$K$5])-[.$K$3])+[.D1060]" office:value-type="float" office:value="0.919937645179964" calcext:value-type="float">
            <text:p>0.919937645179964</text:p>
          </table:table-cell>
          <table:table-cell table:formula="of:=[.E1060]+[.$K$3]" office:value-type="float" office:value="0.042359999999999" calcext:value-type="float">
            <text:p>0.042359999999999</text:p>
          </table:table-cell>
          <table:table-cell table:formula="of:=(([.C1060]/[.$K$5])-[.$K$3])/0.00000001" office:value-type="float" office:value="-7880.37410080872" calcext:value-type="float">
            <text:p>-7880</text:p>
          </table:table-cell>
          <table:table-cell table:number-columns-repeated="10"/>
        </table:table-row>
        <table:table-row table:style-name="ro2">
          <table:table-cell table:formula="of:=NOW()+([.$K$10]*[.B1062])" office:value-type="date" office:date-value="2103-02-21T19:31:13.52" calcext:value-type="date">
            <text:p>2103-02-21</text:p>
          </table:table-cell>
          <table:table-cell office:value-type="float" office:value="1061" calcext:value-type="float">
            <text:p>1061</text:p>
          </table:table-cell>
          <table:table-cell table:formula="of:=[.C1061]*(([.$K$5]-1)/[.$K$5])-[.$K$3]" office:value-type="float" office:value="-0.00465883147012936" calcext:value-type="float">
            <text:p>-0.004658831470129</text:p>
          </table:table-cell>
          <table:table-cell table:formula="of:=(([.C1061]/[.$K$5])-[.$K$3])+[.D1061]" office:value-type="float" office:value="0.919858831470131" calcext:value-type="float">
            <text:p>0.919858831470131</text:p>
          </table:table-cell>
          <table:table-cell table:formula="of:=[.E1061]+[.$K$3]" office:value-type="float" office:value="0.0423999999999989" calcext:value-type="float">
            <text:p>0.042399999999999</text:p>
          </table:table-cell>
          <table:table-cell table:formula="of:=(([.C1061]/[.$K$5])-[.$K$3])/0.00000001" office:value-type="float" office:value="-7881.37098330198" calcext:value-type="float">
            <text:p>-7881</text:p>
          </table:table-cell>
          <table:table-cell table:number-columns-repeated="10"/>
        </table:table-row>
        <table:table-row table:style-name="ro2">
          <table:table-cell table:formula="of:=NOW()+([.$K$10]*[.B1063])" office:value-type="date" office:date-value="2103-03-21T14:11:13.52" calcext:value-type="date">
            <text:p>2103-03-21</text:p>
          </table:table-cell>
          <table:table-cell office:value-type="float" office:value="1062" calcext:value-type="float">
            <text:p>1062</text:p>
          </table:table-cell>
          <table:table-cell table:formula="of:=[.C1062]*(([.$K$5]-1)/[.$K$5])-[.$K$3]" office:value-type="float" office:value="-0.00466000787454495" calcext:value-type="float">
            <text:p>-0.004660007874545</text:p>
          </table:table-cell>
          <table:table-cell table:formula="of:=(([.C1062]/[.$K$5])-[.$K$3])+[.D1062]" office:value-type="float" office:value="0.919780007874546" calcext:value-type="float">
            <text:p>0.919780007874546</text:p>
          </table:table-cell>
          <table:table-cell table:formula="of:=[.E1062]+[.$K$3]" office:value-type="float" office:value="0.0424399999999989" calcext:value-type="float">
            <text:p>0.042439999999999</text:p>
          </table:table-cell>
          <table:table-cell table:formula="of:=(([.C1062]/[.$K$5])-[.$K$3])/0.00000001" office:value-type="float" office:value="-7882.35955844113" calcext:value-type="float">
            <text:p>-7882</text:p>
          </table:table-cell>
          <table:table-cell table:number-columns-repeated="10"/>
        </table:table-row>
        <table:table-row table:style-name="ro2">
          <table:table-cell table:formula="of:=NOW()+([.$K$10]*[.B1064])" office:value-type="date" office:date-value="2103-04-18T08:51:13.52" calcext:value-type="date">
            <text:p>2103-04-18</text:p>
          </table:table-cell>
          <table:table-cell office:value-type="float" office:value="1063" calcext:value-type="float">
            <text:p>1063</text:p>
          </table:table-cell>
          <table:table-cell table:formula="of:=[.C1063]*(([.$K$5]-1)/[.$K$5])-[.$K$3]" office:value-type="float" office:value="-0.00466117447559041" calcext:value-type="float">
            <text:p>-0.00466117447559</text:p>
          </table:table-cell>
          <table:table-cell table:formula="of:=(([.C1063]/[.$K$5])-[.$K$3])+[.D1063]" office:value-type="float" office:value="0.919701174475592" calcext:value-type="float">
            <text:p>0.919701174475592</text:p>
          </table:table-cell>
          <table:table-cell table:formula="of:=[.E1063]+[.$K$3]" office:value-type="float" office:value="0.0424799999999989" calcext:value-type="float">
            <text:p>0.042479999999999</text:p>
          </table:table-cell>
          <table:table-cell table:formula="of:=(([.C1063]/[.$K$5])-[.$K$3])/0.00000001" office:value-type="float" office:value="-7883.33989545412" calcext:value-type="float">
            <text:p>-7883</text:p>
          </table:table-cell>
          <table:table-cell table:number-columns-repeated="10"/>
        </table:table-row>
        <table:table-row table:style-name="ro2">
          <table:table-cell table:formula="of:=NOW()+([.$K$10]*[.B1065])" office:value-type="date" office:date-value="2103-05-16T03:31:13.52" calcext:value-type="date">
            <text:p>2103-05-16</text:p>
          </table:table-cell>
          <table:table-cell office:value-type="float" office:value="1064" calcext:value-type="float">
            <text:p>1064</text:p>
          </table:table-cell>
          <table:table-cell table:formula="of:=[.C1064]*(([.$K$5]-1)/[.$K$5])-[.$K$3]" office:value-type="float" office:value="-0.00466233135496049" calcext:value-type="float">
            <text:p>-0.00466233135496</text:p>
          </table:table-cell>
          <table:table-cell table:formula="of:=(([.C1064]/[.$K$5])-[.$K$3])+[.D1064]" office:value-type="float" office:value="0.919622331354962" calcext:value-type="float">
            <text:p>0.919622331354962</text:p>
          </table:table-cell>
          <table:table-cell table:formula="of:=[.E1064]+[.$K$3]" office:value-type="float" office:value="0.0425199999999989" calcext:value-type="float">
            <text:p>0.042519999999999</text:p>
          </table:table-cell>
          <table:table-cell table:formula="of:=(([.C1064]/[.$K$5])-[.$K$3])/0.00000001" office:value-type="float" office:value="-7884.31206299201" calcext:value-type="float">
            <text:p>-7884</text:p>
          </table:table-cell>
          <table:table-cell table:number-columns-repeated="10"/>
        </table:table-row>
        <table:table-row table:style-name="ro2">
          <table:table-cell table:formula="of:=NOW()+([.$K$10]*[.B1066])" office:value-type="date" office:date-value="2103-06-12T22:11:13.52" calcext:value-type="date">
            <text:p>2103-06-12</text:p>
          </table:table-cell>
          <table:table-cell office:value-type="float" office:value="1065" calcext:value-type="float">
            <text:p>1065</text:p>
          </table:table-cell>
          <table:table-cell table:formula="of:=[.C1065]*(([.$K$5]-1)/[.$K$5])-[.$K$3]" office:value-type="float" office:value="-0.00466347859366915" calcext:value-type="float">
            <text:p>-0.004663478593669</text:p>
          </table:table-cell>
          <table:table-cell table:formula="of:=(([.C1065]/[.$K$5])-[.$K$3])+[.D1065]" office:value-type="float" office:value="0.91954347859367" calcext:value-type="float">
            <text:p>0.91954347859367</text:p>
          </table:table-cell>
          <table:table-cell table:formula="of:=[.E1065]+[.$K$3]" office:value-type="float" office:value="0.0425599999999989" calcext:value-type="float">
            <text:p>0.042559999999999</text:p>
          </table:table-cell>
          <table:table-cell table:formula="of:=(([.C1065]/[.$K$5])-[.$K$3])/0.00000001" office:value-type="float" office:value="-7885.27612913374" calcext:value-type="float">
            <text:p>-7885</text:p>
          </table:table-cell>
          <table:table-cell table:number-columns-repeated="10"/>
        </table:table-row>
        <table:table-row table:style-name="ro2">
          <table:table-cell table:formula="of:=NOW()+([.$K$10]*[.B1067])" office:value-type="date" office:date-value="2103-07-10T16:51:13.52" calcext:value-type="date">
            <text:p>2103-07-10</text:p>
          </table:table-cell>
          <table:table-cell office:value-type="float" office:value="1066" calcext:value-type="float">
            <text:p>1066</text:p>
          </table:table-cell>
          <table:table-cell table:formula="of:=[.C1066]*(([.$K$5]-1)/[.$K$5])-[.$K$3]" office:value-type="float" office:value="-0.00466461627205524" calcext:value-type="float">
            <text:p>-0.004664616272055</text:p>
          </table:table-cell>
          <table:table-cell table:formula="of:=(([.C1066]/[.$K$5])-[.$K$3])+[.D1066]" office:value-type="float" office:value="0.919464616272057" calcext:value-type="float">
            <text:p>0.919464616272057</text:p>
          </table:table-cell>
          <table:table-cell table:formula="of:=[.E1066]+[.$K$3]" office:value-type="float" office:value="0.0425999999999989" calcext:value-type="float">
            <text:p>0.042599999999999</text:p>
          </table:table-cell>
          <table:table-cell table:formula="of:=(([.C1066]/[.$K$5])-[.$K$3])/0.00000001" office:value-type="float" office:value="-7886.23216139096" calcext:value-type="float">
            <text:p>-7886</text:p>
          </table:table-cell>
          <table:table-cell table:number-columns-repeated="10"/>
        </table:table-row>
        <table:table-row table:style-name="ro2">
          <table:table-cell table:formula="of:=NOW()+([.$K$10]*[.B1068])" office:value-type="date" office:date-value="2103-08-07T11:31:13.52" calcext:value-type="date">
            <text:p>2103-08-07</text:p>
          </table:table-cell>
          <table:table-cell office:value-type="float" office:value="1067" calcext:value-type="float">
            <text:p>1067</text:p>
          </table:table-cell>
          <table:table-cell table:formula="of:=[.C1067]*(([.$K$5]-1)/[.$K$5])-[.$K$3]" office:value-type="float" office:value="-0.00466574446978811" calcext:value-type="float">
            <text:p>-0.004665744469788</text:p>
          </table:table-cell>
          <table:table-cell table:formula="of:=(([.C1067]/[.$K$5])-[.$K$3])+[.D1067]" office:value-type="float" office:value="0.919385744469789" calcext:value-type="float">
            <text:p>0.919385744469789</text:p>
          </table:table-cell>
          <table:table-cell table:formula="of:=[.E1067]+[.$K$3]" office:value-type="float" office:value="0.0426399999999989" calcext:value-type="float">
            <text:p>0.042639999999999</text:p>
          </table:table-cell>
          <table:table-cell table:formula="of:=(([.C1067]/[.$K$5])-[.$K$3])/0.00000001" office:value-type="float" office:value="-7887.1802267127" calcext:value-type="float">
            <text:p>-7887</text:p>
          </table:table-cell>
          <table:table-cell table:number-columns-repeated="10"/>
        </table:table-row>
        <table:table-row table:style-name="ro2">
          <table:table-cell table:formula="of:=NOW()+([.$K$10]*[.B1069])" office:value-type="date" office:date-value="2103-09-04T06:11:13.52" calcext:value-type="date">
            <text:p>2103-09-04</text:p>
          </table:table-cell>
          <table:table-cell office:value-type="float" office:value="1068" calcext:value-type="float">
            <text:p>1068</text:p>
          </table:table-cell>
          <table:table-cell table:formula="of:=[.C1068]*(([.$K$5]-1)/[.$K$5])-[.$K$3]" office:value-type="float" office:value="-0.00466686326587321" calcext:value-type="float">
            <text:p>-0.004666863265873</text:p>
          </table:table-cell>
          <table:table-cell table:formula="of:=(([.C1068]/[.$K$5])-[.$K$3])+[.D1068]" office:value-type="float" office:value="0.919306863265874" calcext:value-type="float">
            <text:p>0.919306863265874</text:p>
          </table:table-cell>
          <table:table-cell table:formula="of:=[.E1068]+[.$K$3]" office:value-type="float" office:value="0.0426799999999989" calcext:value-type="float">
            <text:p>0.042679999999999</text:p>
          </table:table-cell>
          <table:table-cell table:formula="of:=(([.C1068]/[.$K$5])-[.$K$3])/0.00000001" office:value-type="float" office:value="-7888.12039149009" calcext:value-type="float">
            <text:p>-7888</text:p>
          </table:table-cell>
          <table:table-cell table:number-columns-repeated="10"/>
        </table:table-row>
        <table:table-row table:style-name="ro2">
          <table:table-cell table:formula="of:=NOW()+([.$K$10]*[.B1070])" office:value-type="date" office:date-value="2103-10-02T00:51:13.52" calcext:value-type="date">
            <text:p>2103-10-02</text:p>
          </table:table-cell>
          <table:table-cell office:value-type="float" office:value="1069" calcext:value-type="float">
            <text:p>1069</text:p>
          </table:table-cell>
          <table:table-cell table:formula="of:=[.C1069]*(([.$K$5]-1)/[.$K$5])-[.$K$3]" office:value-type="float" office:value="-0.0046679727386576" calcext:value-type="float">
            <text:p>-0.004667972738658</text:p>
          </table:table-cell>
          <table:table-cell table:formula="of:=(([.C1069]/[.$K$5])-[.$K$3])+[.D1069]" office:value-type="float" office:value="0.919227972738659" calcext:value-type="float">
            <text:p>0.919227972738659</text:p>
          </table:table-cell>
          <table:table-cell table:formula="of:=[.E1069]+[.$K$3]" office:value-type="float" office:value="0.0427199999999989" calcext:value-type="float">
            <text:p>0.042719999999999</text:p>
          </table:table-cell>
          <table:table-cell table:formula="of:=(([.C1069]/[.$K$5])-[.$K$3])/0.00000001" office:value-type="float" office:value="-7889.05272156101" calcext:value-type="float">
            <text:p>-7889</text:p>
          </table:table-cell>
          <table:table-cell table:number-columns-repeated="10"/>
        </table:table-row>
        <table:table-row table:style-name="ro2">
          <table:table-cell table:formula="of:=NOW()+([.$K$10]*[.B1071])" office:value-type="date" office:date-value="2103-10-29T19:31:13.52" calcext:value-type="date">
            <text:p>2103-10-29</text:p>
          </table:table-cell>
          <table:table-cell office:value-type="float" office:value="1070" calcext:value-type="float">
            <text:p>1070</text:p>
          </table:table-cell>
          <table:table-cell table:formula="of:=[.C1070]*(([.$K$5]-1)/[.$K$5])-[.$K$3]" office:value-type="float" office:value="-0.00466907296583545" calcext:value-type="float">
            <text:p>-0.004669072965835</text:p>
          </table:table-cell>
          <table:table-cell table:formula="of:=(([.C1070]/[.$K$5])-[.$K$3])+[.D1070]" office:value-type="float" office:value="0.919149072965837" calcext:value-type="float">
            <text:p>0.919149072965837</text:p>
          </table:table-cell>
          <table:table-cell table:formula="of:=[.E1070]+[.$K$3]" office:value-type="float" office:value="0.0427599999999989" calcext:value-type="float">
            <text:p>0.042759999999999</text:p>
          </table:table-cell>
          <table:table-cell table:formula="of:=(([.C1070]/[.$K$5])-[.$K$3])/0.00000001" office:value-type="float" office:value="-7889.97728221467" calcext:value-type="float">
            <text:p>-7890</text:p>
          </table:table-cell>
          <table:table-cell table:number-columns-repeated="10"/>
        </table:table-row>
        <table:table-row table:style-name="ro2">
          <table:table-cell table:formula="of:=NOW()+([.$K$10]*[.B1072])" office:value-type="date" office:date-value="2103-11-26T14:11:13.52" calcext:value-type="date">
            <text:p>2103-11-26</text:p>
          </table:table-cell>
          <table:table-cell office:value-type="float" office:value="1071" calcext:value-type="float">
            <text:p>1071</text:p>
          </table:table-cell>
          <table:table-cell table:formula="of:=[.C1071]*(([.$K$5]-1)/[.$K$5])-[.$K$3]" office:value-type="float" office:value="-0.00467016402445349" calcext:value-type="float">
            <text:p>-0.004670164024454</text:p>
          </table:table-cell>
          <table:table-cell table:formula="of:=(([.C1071]/[.$K$5])-[.$K$3])+[.D1071]" office:value-type="float" office:value="0.919070164024455" calcext:value-type="float">
            <text:p>0.919070164024455</text:p>
          </table:table-cell>
          <table:table-cell table:formula="of:=[.E1071]+[.$K$3]" office:value-type="float" office:value="0.0427999999999989" calcext:value-type="float">
            <text:p>0.042799999999999</text:p>
          </table:table-cell>
          <table:table-cell table:formula="of:=(([.C1071]/[.$K$5])-[.$K$3])/0.00000001" office:value-type="float" office:value="-7890.89413819621" calcext:value-type="float">
            <text:p>-7891</text:p>
          </table:table-cell>
          <table:table-cell table:number-columns-repeated="10"/>
        </table:table-row>
        <table:table-row table:style-name="ro2">
          <table:table-cell table:formula="of:=NOW()+([.$K$10]*[.B1073])" office:value-type="date" office:date-value="2103-12-24T08:51:13.52" calcext:value-type="date">
            <text:p>2103-12-24</text:p>
          </table:table-cell>
          <table:table-cell office:value-type="float" office:value="1072" calcext:value-type="float">
            <text:p>1072</text:p>
          </table:table-cell>
          <table:table-cell table:formula="of:=[.C1072]*(([.$K$5]-1)/[.$K$5])-[.$K$3]" office:value-type="float" office:value="-0.00467124599091638" calcext:value-type="float">
            <text:p>-0.004671245990916</text:p>
          </table:table-cell>
          <table:table-cell table:formula="of:=(([.C1072]/[.$K$5])-[.$K$3])+[.D1072]" office:value-type="float" office:value="0.918991245990918" calcext:value-type="float">
            <text:p>0.918991245990918</text:p>
          </table:table-cell>
          <table:table-cell table:formula="of:=[.E1072]+[.$K$3]" office:value-type="float" office:value="0.0428399999999989" calcext:value-type="float">
            <text:p>0.042839999999999</text:p>
          </table:table-cell>
          <table:table-cell table:formula="of:=(([.C1072]/[.$K$5])-[.$K$3])/0.00000001" office:value-type="float" office:value="-7891.80335371124" calcext:value-type="float">
            <text:p>-7892</text:p>
          </table:table-cell>
          <table:table-cell table:number-columns-repeated="10"/>
        </table:table-row>
        <table:table-row table:style-name="ro2">
          <table:table-cell table:formula="of:=NOW()+([.$K$10]*[.B1074])" office:value-type="date" office:date-value="2104-01-21T03:31:13.52" calcext:value-type="date">
            <text:p>2104-01-21</text:p>
          </table:table-cell>
          <table:table-cell office:value-type="float" office:value="1073" calcext:value-type="float">
            <text:p>1073</text:p>
          </table:table-cell>
          <table:table-cell table:formula="of:=[.C1073]*(([.$K$5]-1)/[.$K$5])-[.$K$3]" office:value-type="float" office:value="-0.00467231894099208" calcext:value-type="float">
            <text:p>-0.004672318940992</text:p>
          </table:table-cell>
          <table:table-cell table:formula="of:=(([.C1073]/[.$K$5])-[.$K$3])+[.D1073]" office:value-type="float" office:value="0.918912318940993" calcext:value-type="float">
            <text:p>0.918912318940993</text:p>
          </table:table-cell>
          <table:table-cell table:formula="of:=[.E1073]+[.$K$3]" office:value-type="float" office:value="0.0428799999999989" calcext:value-type="float">
            <text:p>0.042879999999999</text:p>
          </table:table-cell>
          <table:table-cell table:formula="of:=(([.C1073]/[.$K$5])-[.$K$3])/0.00000001" office:value-type="float" office:value="-7892.70499243032" calcext:value-type="float">
            <text:p>-7893</text:p>
          </table:table-cell>
          <table:table-cell table:number-columns-repeated="10"/>
        </table:table-row>
        <table:table-row table:style-name="ro2">
          <table:table-cell table:formula="of:=NOW()+([.$K$10]*[.B1075])" office:value-type="date" office:date-value="2104-02-17T22:11:13.52" calcext:value-type="date">
            <text:p>2104-02-17</text:p>
          </table:table-cell>
          <table:table-cell office:value-type="float" office:value="1074" calcext:value-type="float">
            <text:p>1074</text:p>
          </table:table-cell>
          <table:table-cell table:formula="of:=[.C1074]*(([.$K$5]-1)/[.$K$5])-[.$K$3]" office:value-type="float" office:value="-0.00467338294981714" calcext:value-type="float">
            <text:p>-0.004673382949817</text:p>
          </table:table-cell>
          <table:table-cell table:formula="of:=(([.C1074]/[.$K$5])-[.$K$3])+[.D1074]" office:value-type="float" office:value="0.918833382949818" calcext:value-type="float">
            <text:p>0.918833382949818</text:p>
          </table:table-cell>
          <table:table-cell table:formula="of:=[.E1074]+[.$K$3]" office:value-type="float" office:value="0.0429199999999989" calcext:value-type="float">
            <text:p>0.042919999999999</text:p>
          </table:table-cell>
          <table:table-cell table:formula="of:=(([.C1074]/[.$K$5])-[.$K$3])/0.00000001" office:value-type="float" office:value="-7893.5991174934" calcext:value-type="float">
            <text:p>-7894</text:p>
          </table:table-cell>
          <table:table-cell table:number-columns-repeated="10"/>
        </table:table-row>
        <table:table-row table:style-name="ro2">
          <table:table-cell table:formula="of:=NOW()+([.$K$10]*[.B1076])" office:value-type="date" office:date-value="2104-03-16T16:51:13.52" calcext:value-type="date">
            <text:p>2104-03-16</text:p>
          </table:table-cell>
          <table:table-cell office:value-type="float" office:value="1075" calcext:value-type="float">
            <text:p>1075</text:p>
          </table:table-cell>
          <table:table-cell table:formula="of:=[.C1075]*(([.$K$5]-1)/[.$K$5])-[.$K$3]" office:value-type="float" office:value="-0.004674438091902" calcext:value-type="float">
            <text:p>-0.004674438091902</text:p>
          </table:table-cell>
          <table:table-cell table:formula="of:=(([.C1075]/[.$K$5])-[.$K$3])+[.D1075]" office:value-type="float" office:value="0.918754438091903" calcext:value-type="float">
            <text:p>0.918754438091903</text:p>
          </table:table-cell>
          <table:table-cell table:formula="of:=[.E1075]+[.$K$3]" office:value-type="float" office:value="0.0429599999999989" calcext:value-type="float">
            <text:p>0.042959999999999</text:p>
          </table:table-cell>
          <table:table-cell table:formula="of:=(([.C1075]/[.$K$5])-[.$K$3])/0.00000001" office:value-type="float" office:value="-7894.48579151429" calcext:value-type="float">
            <text:p>-7894</text:p>
          </table:table-cell>
          <table:table-cell table:number-columns-repeated="10"/>
        </table:table-row>
        <table:table-row table:style-name="ro2">
          <table:table-cell table:formula="of:=NOW()+([.$K$10]*[.B1077])" office:value-type="date" office:date-value="2104-04-13T11:31:13.52" calcext:value-type="date">
            <text:p>2104-04-13</text:p>
          </table:table-cell>
          <table:table-cell office:value-type="float" office:value="1076" calcext:value-type="float">
            <text:p>1076</text:p>
          </table:table-cell>
          <table:table-cell table:formula="of:=[.C1076]*(([.$K$5]-1)/[.$K$5])-[.$K$3]" office:value-type="float" office:value="-0.00467548444113615" calcext:value-type="float">
            <text:p>-0.004675484441136</text:p>
          </table:table-cell>
          <table:table-cell table:formula="of:=(([.C1076]/[.$K$5])-[.$K$3])+[.D1076]" office:value-type="float" office:value="0.918675484441137" calcext:value-type="float">
            <text:p>0.918675484441137</text:p>
          </table:table-cell>
          <table:table-cell table:formula="of:=[.E1076]+[.$K$3]" office:value-type="float" office:value="0.0429999999999989" calcext:value-type="float">
            <text:p>0.042999999999999</text:p>
          </table:table-cell>
          <table:table-cell table:formula="of:=(([.C1076]/[.$K$5])-[.$K$3])/0.00000001" office:value-type="float" office:value="-7895.365076585" calcext:value-type="float">
            <text:p>-7895</text:p>
          </table:table-cell>
          <table:table-cell table:number-columns-repeated="10"/>
        </table:table-row>
        <table:table-row table:style-name="ro2">
          <table:table-cell table:formula="of:=NOW()+([.$K$10]*[.B1078])" office:value-type="date" office:date-value="2104-05-11T06:11:13.52" calcext:value-type="date">
            <text:p>2104-05-11</text:p>
          </table:table-cell>
          <table:table-cell office:value-type="float" office:value="1077" calcext:value-type="float">
            <text:p>1077</text:p>
          </table:table-cell>
          <table:table-cell table:formula="of:=[.C1077]*(([.$K$5]-1)/[.$K$5])-[.$K$3]" office:value-type="float" office:value="-0.00467652207079335" calcext:value-type="float">
            <text:p>-0.004676522070793</text:p>
          </table:table-cell>
          <table:table-cell table:formula="of:=(([.C1077]/[.$K$5])-[.$K$3])+[.D1077]" office:value-type="float" office:value="0.918596522070795" calcext:value-type="float">
            <text:p>0.918596522070795</text:p>
          </table:table-cell>
          <table:table-cell table:formula="of:=[.E1077]+[.$K$3]" office:value-type="float" office:value="0.0430399999999989" calcext:value-type="float">
            <text:p>0.043039999999999</text:p>
          </table:table-cell>
          <table:table-cell table:formula="of:=(([.C1077]/[.$K$5])-[.$K$3])/0.00000001" office:value-type="float" office:value="-7896.23703428013" calcext:value-type="float">
            <text:p>-7896</text:p>
          </table:table-cell>
          <table:table-cell table:number-columns-repeated="10"/>
        </table:table-row>
        <table:table-row table:style-name="ro2">
          <table:table-cell table:formula="of:=NOW()+([.$K$10]*[.B1079])" office:value-type="date" office:date-value="2104-06-08T00:51:13.52" calcext:value-type="date">
            <text:p>2104-06-08</text:p>
          </table:table-cell>
          <table:table-cell office:value-type="float" office:value="1078" calcext:value-type="float">
            <text:p>1078</text:p>
          </table:table-cell>
          <table:table-cell table:formula="of:=[.C1078]*(([.$K$5]-1)/[.$K$5])-[.$K$3]" office:value-type="float" office:value="-0.00467755105353674" calcext:value-type="float">
            <text:p>-0.004677551053537</text:p>
          </table:table-cell>
          <table:table-cell table:formula="of:=(([.C1078]/[.$K$5])-[.$K$3])+[.D1078]" office:value-type="float" office:value="0.918517551053538" calcext:value-type="float">
            <text:p>0.918517551053538</text:p>
          </table:table-cell>
          <table:table-cell table:formula="of:=[.E1078]+[.$K$3]" office:value-type="float" office:value="0.0430799999999989" calcext:value-type="float">
            <text:p>0.043079999999999</text:p>
          </table:table-cell>
          <table:table-cell table:formula="of:=(([.C1078]/[.$K$5])-[.$K$3])/0.00000001" office:value-type="float" office:value="-7897.10172566113" calcext:value-type="float">
            <text:p>-7897</text:p>
          </table:table-cell>
          <table:table-cell table:number-columns-repeated="10"/>
        </table:table-row>
        <table:table-row table:style-name="ro2">
          <table:table-cell table:formula="of:=NOW()+([.$K$10]*[.B1080])" office:value-type="date" office:date-value="2104-07-05T19:31:13.52" calcext:value-type="date">
            <text:p>2104-07-05</text:p>
          </table:table-cell>
          <table:table-cell office:value-type="float" office:value="1079" calcext:value-type="float">
            <text:p>1079</text:p>
          </table:table-cell>
          <table:table-cell table:formula="of:=[.C1079]*(([.$K$5]-1)/[.$K$5])-[.$K$3]" office:value-type="float" office:value="-0.00467857146142393" calcext:value-type="float">
            <text:p>-0.004678571461424</text:p>
          </table:table-cell>
          <table:table-cell table:formula="of:=(([.C1079]/[.$K$5])-[.$K$3])+[.D1079]" office:value-type="float" office:value="0.918438571461425" calcext:value-type="float">
            <text:p>0.918438571461425</text:p>
          </table:table-cell>
          <table:table-cell table:formula="of:=[.E1079]+[.$K$3]" office:value-type="float" office:value="0.0431199999999989" calcext:value-type="float">
            <text:p>0.043119999999999</text:p>
          </table:table-cell>
          <table:table-cell table:formula="of:=(([.C1079]/[.$K$5])-[.$K$3])/0.00000001" office:value-type="float" office:value="-7897.95921128062" calcext:value-type="float">
            <text:p>-7898</text:p>
          </table:table-cell>
          <table:table-cell table:number-columns-repeated="10"/>
        </table:table-row>
        <table:table-row table:style-name="ro2">
          <table:table-cell table:formula="of:=NOW()+([.$K$10]*[.B1081])" office:value-type="date" office:date-value="2104-08-02T14:11:13.52" calcext:value-type="date">
            <text:p>2104-08-02</text:p>
          </table:table-cell>
          <table:table-cell office:value-type="float" office:value="1080" calcext:value-type="float">
            <text:p>1080</text:p>
          </table:table-cell>
          <table:table-cell table:formula="of:=[.C1080]*(([.$K$5]-1)/[.$K$5])-[.$K$3]" office:value-type="float" office:value="-0.00467958336591207" calcext:value-type="float">
            <text:p>-0.004679583365912</text:p>
          </table:table-cell>
          <table:table-cell table:formula="of:=(([.C1080]/[.$K$5])-[.$K$3])+[.D1080]" office:value-type="float" office:value="0.918359583365913" calcext:value-type="float">
            <text:p>0.918359583365913</text:p>
          </table:table-cell>
          <table:table-cell table:formula="of:=[.E1080]+[.$K$3]" office:value-type="float" office:value="0.0431599999999989" calcext:value-type="float">
            <text:p>0.043159999999999</text:p>
          </table:table-cell>
          <table:table-cell table:formula="of:=(([.C1080]/[.$K$5])-[.$K$3])/0.00000001" office:value-type="float" office:value="-7898.80955118661" calcext:value-type="float">
            <text:p>-7899</text:p>
          </table:table-cell>
          <table:table-cell table:number-columns-repeated="10"/>
        </table:table-row>
        <table:table-row table:style-name="ro2">
          <table:table-cell table:formula="of:=NOW()+([.$K$10]*[.B1082])" office:value-type="date" office:date-value="2104-08-30T08:51:13.52" calcext:value-type="date">
            <text:p>2104-08-30</text:p>
          </table:table-cell>
          <table:table-cell office:value-type="float" office:value="1081" calcext:value-type="float">
            <text:p>1081</text:p>
          </table:table-cell>
          <table:table-cell table:formula="of:=[.C1081]*(([.$K$5]-1)/[.$K$5])-[.$K$3]" office:value-type="float" office:value="-0.0046805868378628" calcext:value-type="float">
            <text:p>-0.004680586837863</text:p>
          </table:table-cell>
          <table:table-cell table:formula="of:=(([.C1081]/[.$K$5])-[.$K$3])+[.D1081]" office:value-type="float" office:value="0.918280586837864" calcext:value-type="float">
            <text:p>0.918280586837864</text:p>
          </table:table-cell>
          <table:table-cell table:formula="of:=[.E1081]+[.$K$3]" office:value-type="float" office:value="0.0431999999999989" calcext:value-type="float">
            <text:p>0.043199999999999</text:p>
          </table:table-cell>
          <table:table-cell table:formula="of:=(([.C1081]/[.$K$5])-[.$K$3])/0.00000001" office:value-type="float" office:value="-7899.65280492672" calcext:value-type="float">
            <text:p>-7900</text:p>
          </table:table-cell>
          <table:table-cell table:number-columns-repeated="10"/>
        </table:table-row>
        <table:table-row table:style-name="ro2">
          <table:table-cell table:formula="of:=NOW()+([.$K$10]*[.B1083])" office:value-type="date" office:date-value="2104-09-27T03:31:13.52" calcext:value-type="date">
            <text:p>2104-09-27</text:p>
          </table:table-cell>
          <table:table-cell office:value-type="float" office:value="1082" calcext:value-type="float">
            <text:p>1082</text:p>
          </table:table-cell>
          <table:table-cell table:formula="of:=[.C1082]*(([.$K$5]-1)/[.$K$5])-[.$K$3]" office:value-type="float" office:value="-0.00468158194754728" calcext:value-type="float">
            <text:p>-0.004681581947547</text:p>
          </table:table-cell>
          <table:table-cell table:formula="of:=(([.C1082]/[.$K$5])-[.$K$3])+[.D1082]" office:value-type="float" office:value="0.918201581947548" calcext:value-type="float">
            <text:p>0.918201581947548</text:p>
          </table:table-cell>
          <table:table-cell table:formula="of:=[.E1082]+[.$K$3]" office:value-type="float" office:value="0.0432399999999989" calcext:value-type="float">
            <text:p>0.043239999999999</text:p>
          </table:table-cell>
          <table:table-cell table:formula="of:=(([.C1082]/[.$K$5])-[.$K$3])/0.00000001" office:value-type="float" office:value="-7900.48903155233" calcext:value-type="float">
            <text:p>-7900</text:p>
          </table:table-cell>
          <table:table-cell table:number-columns-repeated="10"/>
        </table:table-row>
        <table:table-row table:style-name="ro2">
          <table:table-cell table:formula="of:=NOW()+([.$K$10]*[.B1084])" office:value-type="date" office:date-value="2104-10-24T22:11:13.52" calcext:value-type="date">
            <text:p>2104-10-24</text:p>
          </table:table-cell>
          <table:table-cell office:value-type="float" office:value="1083" calcext:value-type="float">
            <text:p>1083</text:p>
          </table:table-cell>
          <table:table-cell table:formula="of:=[.C1083]*(([.$K$5]-1)/[.$K$5])-[.$K$3]" office:value-type="float" office:value="-0.00468256876465105" calcext:value-type="float">
            <text:p>-0.004682568764651</text:p>
          </table:table-cell>
          <table:table-cell table:formula="of:=(([.C1083]/[.$K$5])-[.$K$3])+[.D1083]" office:value-type="float" office:value="0.918122568764652" calcext:value-type="float">
            <text:p>0.918122568764652</text:p>
          </table:table-cell>
          <table:table-cell table:formula="of:=[.E1083]+[.$K$3]" office:value-type="float" office:value="0.0432799999999989" calcext:value-type="float">
            <text:p>0.043279999999999</text:p>
          </table:table-cell>
          <table:table-cell table:formula="of:=(([.C1083]/[.$K$5])-[.$K$3])/0.00000001" office:value-type="float" office:value="-7901.31828962273" calcext:value-type="float">
            <text:p>-7901</text:p>
          </table:table-cell>
          <table:table-cell table:number-columns-repeated="10"/>
        </table:table-row>
        <table:table-row table:style-name="ro2">
          <table:table-cell table:formula="of:=NOW()+([.$K$10]*[.B1085])" office:value-type="date" office:date-value="2104-11-21T16:51:13.52" calcext:value-type="date">
            <text:p>2104-11-21</text:p>
          </table:table-cell>
          <table:table-cell office:value-type="float" office:value="1084" calcext:value-type="float">
            <text:p>1084</text:p>
          </table:table-cell>
          <table:table-cell table:formula="of:=[.C1084]*(([.$K$5]-1)/[.$K$5])-[.$K$3]" office:value-type="float" office:value="-0.00468354735827896" calcext:value-type="float">
            <text:p>-0.004683547358279</text:p>
          </table:table-cell>
          <table:table-cell table:formula="of:=(([.C1084]/[.$K$5])-[.$K$3])+[.D1084]" office:value-type="float" office:value="0.91804354735828" calcext:value-type="float">
            <text:p>0.91804354735828</text:p>
          </table:table-cell>
          <table:table-cell table:formula="of:=[.E1084]+[.$K$3]" office:value-type="float" office:value="0.0433199999999989" calcext:value-type="float">
            <text:p>0.043319999999999</text:p>
          </table:table-cell>
          <table:table-cell table:formula="of:=(([.C1084]/[.$K$5])-[.$K$3])/0.00000001" office:value-type="float" office:value="-7902.14063720921" calcext:value-type="float">
            <text:p>-7902</text:p>
          </table:table-cell>
          <table:table-cell table:number-columns-repeated="10"/>
        </table:table-row>
        <table:table-row table:style-name="ro2">
          <table:table-cell table:formula="of:=NOW()+([.$K$10]*[.B1086])" office:value-type="date" office:date-value="2104-12-19T11:31:13.52" calcext:value-type="date">
            <text:p>2104-12-19</text:p>
          </table:table-cell>
          <table:table-cell office:value-type="float" office:value="1085" calcext:value-type="float">
            <text:p>1085</text:p>
          </table:table-cell>
          <table:table-cell table:formula="of:=[.C1085]*(([.$K$5]-1)/[.$K$5])-[.$K$3]" office:value-type="float" office:value="-0.00468451779695997" calcext:value-type="float">
            <text:p>-0.00468451779696</text:p>
          </table:table-cell>
          <table:table-cell table:formula="of:=(([.C1085]/[.$K$5])-[.$K$3])+[.D1085]" office:value-type="float" office:value="0.917964517796961" calcext:value-type="float">
            <text:p>0.917964517796961</text:p>
          </table:table-cell>
          <table:table-cell table:formula="of:=[.E1085]+[.$K$3]" office:value-type="float" office:value="0.0433599999999989" calcext:value-type="float">
            <text:p>0.043359999999999</text:p>
          </table:table-cell>
          <table:table-cell table:formula="of:=(([.C1085]/[.$K$5])-[.$K$3])/0.00000001" office:value-type="float" office:value="-7902.95613189913" calcext:value-type="float">
            <text:p>-7903</text:p>
          </table:table-cell>
          <table:table-cell table:number-columns-repeated="10"/>
        </table:table-row>
        <table:table-row table:style-name="ro2">
          <table:table-cell table:formula="of:=NOW()+([.$K$10]*[.B1087])" office:value-type="date" office:date-value="2105-01-16T06:11:13.52" calcext:value-type="date">
            <text:p>2105-01-16</text:p>
          </table:table-cell>
          <table:table-cell office:value-type="float" office:value="1086" calcext:value-type="float">
            <text:p>1086</text:p>
          </table:table-cell>
          <table:table-cell table:formula="of:=[.C1086]*(([.$K$5]-1)/[.$K$5])-[.$K$3]" office:value-type="float" office:value="-0.00468548014865197" calcext:value-type="float">
            <text:p>-0.004685480148652</text:p>
          </table:table-cell>
          <table:table-cell table:formula="of:=(([.C1086]/[.$K$5])-[.$K$3])+[.D1086]" office:value-type="float" office:value="0.917885480148653" calcext:value-type="float">
            <text:p>0.917885480148653</text:p>
          </table:table-cell>
          <table:table-cell table:formula="of:=[.E1086]+[.$K$3]" office:value-type="float" office:value="0.0433999999999989" calcext:value-type="float">
            <text:p>0.043399999999999</text:p>
          </table:table-cell>
          <table:table-cell table:formula="of:=(([.C1086]/[.$K$5])-[.$K$3])/0.00000001" office:value-type="float" office:value="-7903.76483079997" calcext:value-type="float">
            <text:p>-7904</text:p>
          </table:table-cell>
          <table:table-cell table:number-columns-repeated="10"/>
        </table:table-row>
        <table:table-row table:style-name="ro2">
          <table:table-cell table:formula="of:=NOW()+([.$K$10]*[.B1088])" office:value-type="date" office:date-value="2105-02-13T00:51:13.52" calcext:value-type="date">
            <text:p>2105-02-13</text:p>
          </table:table-cell>
          <table:table-cell office:value-type="float" office:value="1087" calcext:value-type="float">
            <text:p>1087</text:p>
          </table:table-cell>
          <table:table-cell table:formula="of:=[.C1087]*(([.$K$5]-1)/[.$K$5])-[.$K$3]" office:value-type="float" office:value="-0.00468643448074654" calcext:value-type="float">
            <text:p>-0.004686434480747</text:p>
          </table:table-cell>
          <table:table-cell table:formula="of:=(([.C1087]/[.$K$5])-[.$K$3])+[.D1087]" office:value-type="float" office:value="0.917806434480748" calcext:value-type="float">
            <text:p>0.917806434480748</text:p>
          </table:table-cell>
          <table:table-cell table:formula="of:=[.E1087]+[.$K$3]" office:value-type="float" office:value="0.0434399999999989" calcext:value-type="float">
            <text:p>0.043439999999999</text:p>
          </table:table-cell>
          <table:table-cell table:formula="of:=(([.C1087]/[.$K$5])-[.$K$3])/0.00000001" office:value-type="float" office:value="-7904.56679054331" calcext:value-type="float">
            <text:p>-7905</text:p>
          </table:table-cell>
          <table:table-cell table:number-columns-repeated="10"/>
        </table:table-row>
        <table:table-row table:style-name="ro2">
          <table:table-cell table:formula="of:=NOW()+([.$K$10]*[.B1089])" office:value-type="date" office:date-value="2105-03-12T19:31:13.52" calcext:value-type="date">
            <text:p>2105-03-12</text:p>
          </table:table-cell>
          <table:table-cell office:value-type="float" office:value="1088" calcext:value-type="float">
            <text:p>1088</text:p>
          </table:table-cell>
          <table:table-cell table:formula="of:=[.C1088]*(([.$K$5]-1)/[.$K$5])-[.$K$3]" office:value-type="float" office:value="-0.00468738086007365" calcext:value-type="float">
            <text:p>-0.004687380860074</text:p>
          </table:table-cell>
          <table:table-cell table:formula="of:=(([.C1088]/[.$K$5])-[.$K$3])+[.D1088]" office:value-type="float" office:value="0.917727380860075" calcext:value-type="float">
            <text:p>0.917727380860075</text:p>
          </table:table-cell>
          <table:table-cell table:formula="of:=[.E1088]+[.$K$3]" office:value-type="float" office:value="0.0434799999999989" calcext:value-type="float">
            <text:p>0.043479999999999</text:p>
          </table:table-cell>
          <table:table-cell table:formula="of:=(([.C1088]/[.$K$5])-[.$K$3])/0.00000001" office:value-type="float" office:value="-7905.36206728878" calcext:value-type="float">
            <text:p>-7905</text:p>
          </table:table-cell>
          <table:table-cell table:number-columns-repeated="10"/>
        </table:table-row>
        <table:table-row table:style-name="ro2">
          <table:table-cell table:formula="of:=NOW()+([.$K$10]*[.B1090])" office:value-type="date" office:date-value="2105-04-09T14:11:13.52" calcext:value-type="date">
            <text:p>2105-04-09</text:p>
          </table:table-cell>
          <table:table-cell office:value-type="float" office:value="1089" calcext:value-type="float">
            <text:p>1089</text:p>
          </table:table-cell>
          <table:table-cell table:formula="of:=[.C1089]*(([.$K$5]-1)/[.$K$5])-[.$K$3]" office:value-type="float" office:value="-0.00468831935290637" calcext:value-type="float">
            <text:p>-0.004688319352906</text:p>
          </table:table-cell>
          <table:table-cell table:formula="of:=(([.C1089]/[.$K$5])-[.$K$3])+[.D1089]" office:value-type="float" office:value="0.917648319352908" calcext:value-type="float">
            <text:p>0.917648319352908</text:p>
          </table:table-cell>
          <table:table-cell table:formula="of:=[.E1089]+[.$K$3]" office:value-type="float" office:value="0.0435199999999989" calcext:value-type="float">
            <text:p>0.043519999999999</text:p>
          </table:table-cell>
          <table:table-cell table:formula="of:=(([.C1089]/[.$K$5])-[.$K$3])/0.00000001" office:value-type="float" office:value="-7906.15071672804" calcext:value-type="float">
            <text:p>-7906</text:p>
          </table:table-cell>
          <table:table-cell table:number-columns-repeated="10"/>
        </table:table-row>
        <table:table-row table:style-name="ro2">
          <table:table-cell table:formula="of:=NOW()+([.$K$10]*[.B1091])" office:value-type="date" office:date-value="2105-05-07T08:51:13.52" calcext:value-type="date">
            <text:p>2105-05-07</text:p>
          </table:table-cell>
          <table:table-cell office:value-type="float" office:value="1090" calcext:value-type="float">
            <text:p>1090</text:p>
          </table:table-cell>
          <table:table-cell table:formula="of:=[.C1090]*(([.$K$5]-1)/[.$K$5])-[.$K$3]" office:value-type="float" office:value="-0.00468925002496548" calcext:value-type="float">
            <text:p>-0.004689250024965</text:p>
          </table:table-cell>
          <table:table-cell table:formula="of:=(([.C1090]/[.$K$5])-[.$K$3])+[.D1090]" office:value-type="float" office:value="0.917569250024967" calcext:value-type="float">
            <text:p>0.917569250024967</text:p>
          </table:table-cell>
          <table:table-cell table:formula="of:=[.E1090]+[.$K$3]" office:value-type="float" office:value="0.0435599999999989" calcext:value-type="float">
            <text:p>0.043559999999999</text:p>
          </table:table-cell>
          <table:table-cell table:formula="of:=(([.C1090]/[.$K$5])-[.$K$3])/0.00000001" office:value-type="float" office:value="-7906.93279408864" calcext:value-type="float">
            <text:p>-7907</text:p>
          </table:table-cell>
          <table:table-cell table:number-columns-repeated="10"/>
        </table:table-row>
        <table:table-row table:style-name="ro2">
          <table:table-cell table:formula="of:=NOW()+([.$K$10]*[.B1092])" office:value-type="date" office:date-value="2105-06-04T03:31:13.52" calcext:value-type="date">
            <text:p>2105-06-04</text:p>
          </table:table-cell>
          <table:table-cell office:value-type="float" office:value="1091" calcext:value-type="float">
            <text:p>1091</text:p>
          </table:table-cell>
          <table:table-cell table:formula="of:=[.C1091]*(([.$K$5]-1)/[.$K$5])-[.$K$3]" office:value-type="float" office:value="-0.0046901729414241" calcext:value-type="float">
            <text:p>-0.004690172941424</text:p>
          </table:table-cell>
          <table:table-cell table:formula="of:=(([.C1091]/[.$K$5])-[.$K$3])+[.D1091]" office:value-type="float" office:value="0.917490172941425" calcext:value-type="float">
            <text:p>0.917490172941425</text:p>
          </table:table-cell>
          <table:table-cell table:formula="of:=[.E1091]+[.$K$3]" office:value-type="float" office:value="0.0435999999999989" calcext:value-type="float">
            <text:p>0.043599999999999</text:p>
          </table:table-cell>
          <table:table-cell table:formula="of:=(([.C1091]/[.$K$5])-[.$K$3])/0.00000001" office:value-type="float" office:value="-7907.7083541379" calcext:value-type="float">
            <text:p>-7908</text:p>
          </table:table-cell>
          <table:table-cell table:number-columns-repeated="10"/>
        </table:table-row>
        <table:table-row table:style-name="ro2">
          <table:table-cell table:formula="of:=NOW()+([.$K$10]*[.B1093])" office:value-type="date" office:date-value="2105-07-01T22:11:13.52" calcext:value-type="date">
            <text:p>2105-07-01</text:p>
          </table:table-cell>
          <table:table-cell office:value-type="float" office:value="1092" calcext:value-type="float">
            <text:p>1092</text:p>
          </table:table-cell>
          <table:table-cell table:formula="of:=[.C1092]*(([.$K$5]-1)/[.$K$5])-[.$K$3]" office:value-type="float" office:value="-0.00469108816691224" calcext:value-type="float">
            <text:p>-0.004691088166912</text:p>
          </table:table-cell>
          <table:table-cell table:formula="of:=(([.C1092]/[.$K$5])-[.$K$3])+[.D1092]" office:value-type="float" office:value="0.917411088166914" calcext:value-type="float">
            <text:p>0.917411088166914</text:p>
          </table:table-cell>
          <table:table-cell table:formula="of:=[.E1092]+[.$K$3]" office:value-type="float" office:value="0.0436399999999989" calcext:value-type="float">
            <text:p>0.043639999999999</text:p>
          </table:table-cell>
          <table:table-cell table:formula="of:=(([.C1092]/[.$K$5])-[.$K$3])/0.00000001" office:value-type="float" office:value="-7908.47745118675" calcext:value-type="float">
            <text:p>-7908</text:p>
          </table:table-cell>
          <table:table-cell table:number-columns-repeated="10"/>
        </table:table-row>
        <table:table-row table:style-name="ro2">
          <table:table-cell table:formula="of:=NOW()+([.$K$10]*[.B1094])" office:value-type="date" office:date-value="2105-07-29T16:51:13.52" calcext:value-type="date">
            <text:p>2105-07-29</text:p>
          </table:table-cell>
          <table:table-cell office:value-type="float" office:value="1093" calcext:value-type="float">
            <text:p>1093</text:p>
          </table:table-cell>
          <table:table-cell table:formula="of:=[.C1093]*(([.$K$5]-1)/[.$K$5])-[.$K$3]" office:value-type="float" office:value="-0.0046919957655213" calcext:value-type="float">
            <text:p>-0.004691995765521</text:p>
          </table:table-cell>
          <table:table-cell table:formula="of:=(([.C1093]/[.$K$5])-[.$K$3])+[.D1093]" office:value-type="float" office:value="0.917331995765523" calcext:value-type="float">
            <text:p>0.917331995765523</text:p>
          </table:table-cell>
          <table:table-cell table:formula="of:=[.E1093]+[.$K$3]" office:value-type="float" office:value="0.0436799999999989" calcext:value-type="float">
            <text:p>0.043679999999999</text:p>
          </table:table-cell>
          <table:table-cell table:formula="of:=(([.C1093]/[.$K$5])-[.$K$3])/0.00000001" office:value-type="float" office:value="-7909.24013909353" calcext:value-type="float">
            <text:p>-7909</text:p>
          </table:table-cell>
          <table:table-cell table:number-columns-repeated="10"/>
        </table:table-row>
        <table:table-row table:style-name="ro2">
          <table:table-cell table:formula="of:=NOW()+([.$K$10]*[.B1095])" office:value-type="date" office:date-value="2105-08-26T11:31:13.52" calcext:value-type="date">
            <text:p>2105-08-26</text:p>
          </table:table-cell>
          <table:table-cell office:value-type="float" office:value="1094" calcext:value-type="float">
            <text:p>1094</text:p>
          </table:table-cell>
          <table:table-cell table:formula="of:=[.C1094]*(([.$K$5]-1)/[.$K$5])-[.$K$3]" office:value-type="float" office:value="-0.00469289580080862" calcext:value-type="float">
            <text:p>-0.004692895800809</text:p>
          </table:table-cell>
          <table:table-cell table:formula="of:=(([.C1094]/[.$K$5])-[.$K$3])+[.D1094]" office:value-type="float" office:value="0.91725289580081" calcext:value-type="float">
            <text:p>0.91725289580081</text:p>
          </table:table-cell>
          <table:table-cell table:formula="of:=[.E1094]+[.$K$3]" office:value-type="float" office:value="0.0437199999999989" calcext:value-type="float">
            <text:p>0.043719999999999</text:p>
          </table:table-cell>
          <table:table-cell table:formula="of:=(([.C1094]/[.$K$5])-[.$K$3])/0.00000001" office:value-type="float" office:value="-7909.99647126775" calcext:value-type="float">
            <text:p>-7910</text:p>
          </table:table-cell>
          <table:table-cell table:number-columns-repeated="10"/>
        </table:table-row>
        <table:table-row table:style-name="ro2">
          <table:table-cell table:formula="of:=NOW()+([.$K$10]*[.B1096])" office:value-type="date" office:date-value="2105-09-23T06:11:13.52" calcext:value-type="date">
            <text:p>2105-09-23</text:p>
          </table:table-cell>
          <table:table-cell office:value-type="float" office:value="1095" calcext:value-type="float">
            <text:p>1095</text:p>
          </table:table-cell>
          <table:table-cell table:formula="of:=[.C1095]*(([.$K$5]-1)/[.$K$5])-[.$K$3]" office:value-type="float" office:value="-0.00469378833580189" calcext:value-type="float">
            <text:p>-0.004693788335802</text:p>
          </table:table-cell>
          <table:table-cell table:formula="of:=(([.C1095]/[.$K$5])-[.$K$3])+[.D1095]" office:value-type="float" office:value="0.917173788335803" calcext:value-type="float">
            <text:p>0.917173788335803</text:p>
          </table:table-cell>
          <table:table-cell table:formula="of:=[.E1095]+[.$K$3]" office:value-type="float" office:value="0.0437599999999989" calcext:value-type="float">
            <text:p>0.043759999999999</text:p>
          </table:table-cell>
          <table:table-cell table:formula="of:=(([.C1095]/[.$K$5])-[.$K$3])/0.00000001" office:value-type="float" office:value="-7910.74650067385" calcext:value-type="float">
            <text:p>-7911</text:p>
          </table:table-cell>
          <table:table-cell table:number-columns-repeated="10"/>
        </table:table-row>
        <table:table-row table:style-name="ro2">
          <table:table-cell table:formula="of:=NOW()+([.$K$10]*[.B1097])" office:value-type="date" office:date-value="2105-10-21T00:51:13.52" calcext:value-type="date">
            <text:p>2105-10-21</text:p>
          </table:table-cell>
          <table:table-cell office:value-type="float" office:value="1096" calcext:value-type="float">
            <text:p>1096</text:p>
          </table:table-cell>
          <table:table-cell table:formula="of:=[.C1096]*(([.$K$5]-1)/[.$K$5])-[.$K$3]" office:value-type="float" office:value="-0.00469467343300354" calcext:value-type="float">
            <text:p>-0.004694673433004</text:p>
          </table:table-cell>
          <table:table-cell table:formula="of:=(([.C1096]/[.$K$5])-[.$K$3])+[.D1096]" office:value-type="float" office:value="0.917094673433005" calcext:value-type="float">
            <text:p>0.917094673433005</text:p>
          </table:table-cell>
          <table:table-cell table:formula="of:=[.E1096]+[.$K$3]" office:value-type="float" office:value="0.0437999999999989" calcext:value-type="float">
            <text:p>0.043799999999999</text:p>
          </table:table-cell>
          <table:table-cell table:formula="of:=(([.C1096]/[.$K$5])-[.$K$3])/0.00000001" office:value-type="float" office:value="-7911.49027983491" calcext:value-type="float">
            <text:p>-7911</text:p>
          </table:table-cell>
          <table:table-cell table:number-columns-repeated="10"/>
        </table:table-row>
        <table:table-row table:style-name="ro2">
          <table:table-cell table:formula="of:=NOW()+([.$K$10]*[.B1098])" office:value-type="date" office:date-value="2105-11-17T19:31:13.52" calcext:value-type="date">
            <text:p>2105-11-17</text:p>
          </table:table-cell>
          <table:table-cell office:value-type="float" office:value="1097" calcext:value-type="float">
            <text:p>1097</text:p>
          </table:table-cell>
          <table:table-cell table:formula="of:=[.C1097]*(([.$K$5]-1)/[.$K$5])-[.$K$3]" office:value-type="float" office:value="-0.00469555115439517" calcext:value-type="float">
            <text:p>-0.004695551154395</text:p>
          </table:table-cell>
          <table:table-cell table:formula="of:=(([.C1097]/[.$K$5])-[.$K$3])+[.D1097]" office:value-type="float" office:value="0.917015551154396" calcext:value-type="float">
            <text:p>0.917015551154396</text:p>
          </table:table-cell>
          <table:table-cell table:formula="of:=[.E1097]+[.$K$3]" office:value-type="float" office:value="0.0438399999999989" calcext:value-type="float">
            <text:p>0.043839999999999</text:p>
          </table:table-cell>
          <table:table-cell table:formula="of:=(([.C1097]/[.$K$5])-[.$K$3])/0.00000001" office:value-type="float" office:value="-7912.22786083628" calcext:value-type="float">
            <text:p>-7912</text:p>
          </table:table-cell>
          <table:table-cell table:number-columns-repeated="10"/>
        </table:table-row>
        <table:table-row table:style-name="ro2">
          <table:table-cell table:formula="of:=NOW()+([.$K$10]*[.B1099])" office:value-type="date" office:date-value="2105-12-15T14:11:13.52" calcext:value-type="date">
            <text:p>2105-12-15</text:p>
          </table:table-cell>
          <table:table-cell office:value-type="float" office:value="1098" calcext:value-type="float">
            <text:p>1098</text:p>
          </table:table-cell>
          <table:table-cell table:formula="of:=[.C1098]*(([.$K$5]-1)/[.$K$5])-[.$K$3]" office:value-type="float" office:value="-0.00469642156144188" calcext:value-type="float">
            <text:p>-0.004696421561442</text:p>
          </table:table-cell>
          <table:table-cell table:formula="of:=(([.C1098]/[.$K$5])-[.$K$3])+[.D1098]" office:value-type="float" office:value="0.916936421561443" calcext:value-type="float">
            <text:p>0.916936421561443</text:p>
          </table:table-cell>
          <table:table-cell table:formula="of:=[.E1098]+[.$K$3]" office:value-type="float" office:value="0.0438799999999989" calcext:value-type="float">
            <text:p>0.043879999999999</text:p>
          </table:table-cell>
          <table:table-cell table:formula="of:=(([.C1098]/[.$K$5])-[.$K$3])/0.00000001" office:value-type="float" office:value="-7912.95929532931" calcext:value-type="float">
            <text:p>-7913</text:p>
          </table:table-cell>
          <table:table-cell table:number-columns-repeated="10"/>
        </table:table-row>
        <table:table-row table:style-name="ro2">
          <table:table-cell table:formula="of:=NOW()+([.$K$10]*[.B1100])" office:value-type="date" office:date-value="2106-01-12T08:51:13.52" calcext:value-type="date">
            <text:p>2106-01-12</text:p>
          </table:table-cell>
          <table:table-cell office:value-type="float" office:value="1099" calcext:value-type="float">
            <text:p>1099</text:p>
          </table:table-cell>
          <table:table-cell table:formula="of:=[.C1099]*(([.$K$5]-1)/[.$K$5])-[.$K$3]" office:value-type="float" office:value="-0.00469728471509653" calcext:value-type="float">
            <text:p>-0.004697284715097</text:p>
          </table:table-cell>
          <table:table-cell table:formula="of:=(([.C1099]/[.$K$5])-[.$K$3])+[.D1099]" office:value-type="float" office:value="0.916857284715098" calcext:value-type="float">
            <text:p>0.916857284715098</text:p>
          </table:table-cell>
          <table:table-cell table:formula="of:=[.E1099]+[.$K$3]" office:value-type="float" office:value="0.0439199999999989" calcext:value-type="float">
            <text:p>0.043919999999999</text:p>
          </table:table-cell>
          <table:table-cell table:formula="of:=(([.C1099]/[.$K$5])-[.$K$3])/0.00000001" office:value-type="float" office:value="-7913.6846345349" calcext:value-type="float">
            <text:p>-7914</text:p>
          </table:table-cell>
          <table:table-cell table:number-columns-repeated="10"/>
        </table:table-row>
        <table:table-row table:style-name="ro2" table:number-rows-repeated="10">
          <table:table-cell table:style-name="ce7"/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table:style-name="ce7"/>
          <table:table-cell table:number-columns-repeated="4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1:57:33.247175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13:09:58.884277110</meta:creation-date>
    <meta:editing-duration>P3DT20H10M10S</meta:editing-duration>
    <meta:editing-cycles>7</meta:editing-cycles>
    <meta:generator>LibreOffice/7.0.4.2$Linux_X86_64 LibreOffice_project/00$Build-2</meta:generator>
    <dc:date>2022-06-13T14:11:13.400937887</dc:date>
    <meta:document-statistic meta:table-count="1" meta:cell-count="664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09cm" svg:height="14.956cm" xlink:href=".." xlink:type="simple" chart:class="chart:line" chart:style-name="ch1">
        <chart:title svg:x="7.986cm" svg:y="0.435cm" chart:style-name="ch2">
          <text:p>Perpetuity Schedule</text:p>
        </chart:title>
        <chart:legend chart:legend-position="end" svg:x="15.722cm" svg:y="6.681cm" style:legend-expansion="high" chart:style-name="ch3"/>
        <chart:plot-area chart:style-name="ch4" table:cell-range-address="Sheet1.A1:Sheet1.A512 Sheet1.C1:Sheet1.E512" chart:data-source-has-labels="both" svg:x="1.413cm" svg:y="1.513cm" svg:width="13.907cm" svg:height="12.163cm">
          <chart:coordinate-region svg:x="2.251cm" svg:y="1.513cm" svg:width="12.529cm" svg:height="10.235cm"/>
          <chart:axis chart:dimension="x" chart:name="primary-x" chart:style-name="ch5" chartooo:axis-type="text">
            <chart:title svg:x="7.952cm" svg:y="13.975cm" chart:style-name="ch6">
              <text:p>Time</text:p>
            </chart:title>
            <chart:categories table:cell-range-address="Sheet1.A2:Sheet1.A512"/>
          </chart:axis>
          <chart:axis chart:dimension="y" chart:name="primary-y" chart:style-name="ch7">
            <chart:title svg:x="0.451cm" svg:y="8.035cm" chart:style-name="ch8">
              <text:p>coins</text:p>
            </chart:title>
            <chart:grid chart:style-name="ch9" chart:class="major"/>
          </chart:axis>
          <chart:series chart:style-name="ch10" chart:values-cell-range-address="Sheet1.C2:Sheet1.C512" chart:label-cell-address="Sheet1.C1:Sheet1.C1" chart:class="chart:line">
            <chart:data-point chart:repeated="511"/>
          </chart:series>
          <chart:series chart:style-name="ch11" chart:values-cell-range-address="Sheet1.D2:Sheet1.D512" chart:label-cell-address="Sheet1.D1:Sheet1.D1" chart:class="chart:line">
            <chart:data-point chart:repeated="511"/>
          </chart:series>
          <chart:series chart:style-name="ch12" chart:values-cell-range-address="Sheet1.E2:Sheet1.E512" chart:label-cell-address="Sheet1.E1:Sheet1.E1" chart:class="chart:line">
            <chart:data-point chart:repeated="5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act Total</text:p>
                <draw:g>
                  <svg:desc>Sheet1.C1:Sheet1.C1</svg:desc>
                </draw:g>
              </table:table-cell>
              <table:table-cell office:value-type="string">
                <text:p>Total Payout</text:p>
                <draw:g>
                  <svg:desc>Sheet1.D1:Sheet1.D1</svg:desc>
                </draw:g>
              </table:table-cell>
              <table:table-cell office:value-type="string">
                <text:p>Total Executor Fee 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4753.368750966">
                <text:p>44753.368750966</text:p>
                <draw:g>
                  <svg:desc>Sheet1.A2:Sheet1.A512</svg:desc>
                </draw:g>
              </table:table-cell>
              <table:table-cell office:value-type="float" office:value="1">
                <text:p>1</text:p>
                <draw:g>
                  <svg:desc>Sheet1.C2:Sheet1.C512</svg:desc>
                </draw:g>
              </table:table-cell>
              <table:table-cell office:value-type="float" office:value="0">
                <text:p>0</text:p>
                <draw:g>
                  <svg:desc>Sheet1.D2:Sheet1.D512</svg:desc>
                </draw:g>
              </table:table-cell>
              <table:table-cell office:value-type="float" office:value="0">
                <text:p>0</text:p>
                <draw:g>
                  <svg:desc>Sheet1.E2:Sheet1.E512</svg:desc>
                </draw:g>
              </table:table-cell>
            </table:table-row>
            <table:table-row>
              <table:table-cell office:value-type="float" office:value="44781.146528744">
                <text:p>44781.146528744</text:p>
              </table:table-cell>
              <table:table-cell office:value-type="float" office:value="0.991626666666667">
                <text:p>0.991626666666667</text:p>
              </table:table-cell>
              <table:table-cell office:value-type="float" office:value="0.00829333333333333">
                <text:p>0.0082933333333333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44808.9243065218">
                <text:p>44808.9243065218</text:p>
              </table:table-cell>
              <table:table-cell office:value-type="float" office:value="0.983323111111111">
                <text:p>0.983323111111111</text:p>
              </table:table-cell>
              <table:table-cell office:value-type="float" office:value="0.0165168888888889">
                <text:p>0.0165168888888889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float" office:value="44836.7020842996">
                <text:p>44836.7020842996</text:p>
              </table:table-cell>
              <table:table-cell office:value-type="float" office:value="0.975088751851852">
                <text:p>0.975088751851852</text:p>
              </table:table-cell>
              <table:table-cell office:value-type="float" office:value="0.0246712481481481">
                <text:p>0.024671248148148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float" office:value="44864.4798620774">
                <text:p>44864.4798620774</text:p>
              </table:table-cell>
              <table:table-cell office:value-type="float" office:value="0.966923012253086">
                <text:p>0.966923012253086</text:p>
              </table:table-cell>
              <table:table-cell office:value-type="float" office:value="0.0327569877469136">
                <text:p>0.0327569877469136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float" office:value="44892.2576398552">
                <text:p>44892.2576398552</text:p>
              </table:table-cell>
              <table:table-cell office:value-type="float" office:value="0.958825320484311">
                <text:p>0.958825320484311</text:p>
              </table:table-cell>
              <table:table-cell office:value-type="float" office:value="0.0407746795156893">
                <text:p>0.040774679515689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44920.035417633">
                <text:p>44920.035417633</text:p>
              </table:table-cell>
              <table:table-cell office:value-type="float" office:value="0.950795109480275">
                <text:p>0.950795109480275</text:p>
              </table:table-cell>
              <table:table-cell office:value-type="float" office:value="0.0487248905197252">
                <text:p>0.0487248905197252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float" office:value="44947.8131954108">
                <text:p>44947.8131954108</text:p>
              </table:table-cell>
              <table:table-cell office:value-type="float" office:value="0.942831816901272">
                <text:p>0.942831816901272</text:p>
              </table:table-cell>
              <table:table-cell office:value-type="float" office:value="0.0566081830987275">
                <text:p>0.0566081830987275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float" office:value="44975.5909731886">
                <text:p>44975.5909731886</text:p>
              </table:table-cell>
              <table:table-cell office:value-type="float" office:value="0.934934885093762">
                <text:p>0.934934885093762</text:p>
              </table:table-cell>
              <table:table-cell office:value-type="float" office:value="0.0644251149062381">
                <text:p>0.0644251149062381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float" office:value="45003.3687509664">
                <text:p>45003.3687509664</text:p>
              </table:table-cell>
              <table:table-cell office:value-type="float" office:value="0.927103761051314">
                <text:p>0.927103761051314</text:p>
              </table:table-cell>
              <table:table-cell office:value-type="float" office:value="0.0721762389486861">
                <text:p>0.0721762389486861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float" office:value="45031.1465287442">
                <text:p>45031.1465287442</text:p>
              </table:table-cell>
              <table:table-cell office:value-type="float" office:value="0.919337896375886">
                <text:p>0.919337896375886</text:p>
              </table:table-cell>
              <table:table-cell office:value-type="float" office:value="0.0798621036241137">
                <text:p>0.0798621036241137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45058.924306522">
                <text:p>45058.924306522</text:p>
              </table:table-cell>
              <table:table-cell office:value-type="float" office:value="0.91163674723942">
                <text:p>0.91163674723942</text:p>
              </table:table-cell>
              <table:table-cell office:value-type="float" office:value="0.0874832527605795">
                <text:p>0.0874832527605795</text:p>
              </table:table-cell>
              <table:table-cell office:value-type="float" office:value="0.00044">
                <text:p>0.00044</text:p>
              </table:table-cell>
            </table:table-row>
            <table:table-row>
              <table:table-cell office:value-type="float" office:value="45086.7020842998">
                <text:p>45086.7020842998</text:p>
              </table:table-cell>
              <table:table-cell office:value-type="float" office:value="0.903999774345759">
                <text:p>0.903999774345759</text:p>
              </table:table-cell>
              <table:table-cell office:value-type="float" office:value="0.0950402256542413">
                <text:p>0.0950402256542413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float" office:value="45114.4798620776">
                <text:p>45114.4798620776</text:p>
              </table:table-cell>
              <table:table-cell office:value-type="float" office:value="0.896426442892877">
                <text:p>0.896426442892877</text:p>
              </table:table-cell>
              <table:table-cell office:value-type="float" office:value="0.102533557107123">
                <text:p>0.102533557107123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float" office:value="45142.2576398554">
                <text:p>45142.2576398554</text:p>
              </table:table-cell>
              <table:table-cell office:value-type="float" office:value="0.888916222535437">
                <text:p>0.888916222535437</text:p>
              </table:table-cell>
              <table:table-cell office:value-type="float" office:value="0.109963777464563">
                <text:p>0.109963777464563</text:p>
              </table:table-cell>
              <table:table-cell office:value-type="float" office:value="0.00056">
                <text:p>0.00056</text:p>
              </table:table-cell>
            </table:table-row>
            <table:table-row>
              <table:table-cell office:value-type="float" office:value="45170.0354176332">
                <text:p>45170.0354176332</text:p>
              </table:table-cell>
              <table:table-cell office:value-type="float" office:value="0.881468587347641">
                <text:p>0.881468587347641</text:p>
              </table:table-cell>
              <table:table-cell office:value-type="float" office:value="0.117331412652359">
                <text:p>0.117331412652359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45197.813195411">
                <text:p>45197.813195411</text:p>
              </table:table-cell>
              <table:table-cell office:value-type="float" office:value="0.874083015786411">
                <text:p>0.874083015786411</text:p>
              </table:table-cell>
              <table:table-cell office:value-type="float" office:value="0.124636984213589">
                <text:p>0.124636984213589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float" office:value="45225.5909731888">
                <text:p>45225.5909731888</text:p>
              </table:table-cell>
              <table:table-cell office:value-type="float" office:value="0.866758990654858">
                <text:p>0.866758990654858</text:p>
              </table:table-cell>
              <table:table-cell office:value-type="float" office:value="0.131881009345142">
                <text:p>0.131881009345142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float" office:value="45253.3687509666">
                <text:p>45253.3687509666</text:p>
              </table:table-cell>
              <table:table-cell office:value-type="float" office:value="0.859495999066067">
                <text:p>0.859495999066067</text:p>
              </table:table-cell>
              <table:table-cell office:value-type="float" office:value="0.139064000933933">
                <text:p>0.139064000933933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float" office:value="45281.1465287444">
                <text:p>45281.1465287444</text:p>
              </table:table-cell>
              <table:table-cell office:value-type="float" office:value="0.852293532407183">
                <text:p>0.852293532407183</text:p>
              </table:table-cell>
              <table:table-cell office:value-type="float" office:value="0.146186467592817">
                <text:p>0.146186467592817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float" office:value="45308.9243065222">
                <text:p>45308.9243065222</text:p>
              </table:table-cell>
              <table:table-cell office:value-type="float" office:value="0.84515108630379">
                <text:p>0.84515108630379</text:p>
              </table:table-cell>
              <table:table-cell office:value-type="float" office:value="0.15324891369621">
                <text:p>0.15324891369621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45336.7020843">
                <text:p>45336.7020843</text:p>
              </table:table-cell>
              <table:table-cell office:value-type="float" office:value="0.838068160584592">
                <text:p>0.838068160584592</text:p>
              </table:table-cell>
              <table:table-cell office:value-type="float" office:value="0.160251839415408">
                <text:p>0.160251839415408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float" office:value="45364.4798620778">
                <text:p>45364.4798620778</text:p>
              </table:table-cell>
              <table:table-cell office:value-type="float" office:value="0.831044259246387">
                <text:p>0.831044259246387</text:p>
              </table:table-cell>
              <table:table-cell office:value-type="float" office:value="0.167195740753613">
                <text:p>0.167195740753613</text:p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float" office:value="45392.2576398556">
                <text:p>45392.2576398556</text:p>
              </table:table-cell>
              <table:table-cell office:value-type="float" office:value="0.824078890419334">
                <text:p>0.824078890419334</text:p>
              </table:table-cell>
              <table:table-cell office:value-type="float" office:value="0.174081109580666">
                <text:p>0.174081109580666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float" office:value="45420.0354176334">
                <text:p>45420.0354176334</text:p>
              </table:table-cell>
              <table:table-cell office:value-type="float" office:value="0.817171566332506">
                <text:p>0.817171566332506</text:p>
              </table:table-cell>
              <table:table-cell office:value-type="float" office:value="0.180908433667494">
                <text:p>0.180908433667494</text:p>
              </table:table-cell>
              <table:table-cell office:value-type="float" office:value="0.00096">
                <text:p>0.00096</text:p>
              </table:table-cell>
            </table:table-row>
            <table:table-row>
              <table:table-cell office:value-type="float" office:value="45447.8131954112">
                <text:p>45447.8131954112</text:p>
              </table:table-cell>
              <table:table-cell office:value-type="float" office:value="0.810321803279735">
                <text:p>0.810321803279735</text:p>
              </table:table-cell>
              <table:table-cell office:value-type="float" office:value="0.187678196720265">
                <text:p>0.18767819672026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5475.590973189">
                <text:p>45475.590973189</text:p>
              </table:table-cell>
              <table:table-cell office:value-type="float" office:value="0.803529121585737">
                <text:p>0.803529121585737</text:p>
              </table:table-cell>
              <table:table-cell office:value-type="float" office:value="0.194390878414263">
                <text:p>0.194390878414263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float" office:value="45503.3687509668">
                <text:p>45503.3687509668</text:p>
              </table:table-cell>
              <table:table-cell office:value-type="float" office:value="0.796793045572523">
                <text:p>0.796793045572523</text:p>
              </table:table-cell>
              <table:table-cell office:value-type="float" office:value="0.201046954427477">
                <text:p>0.201046954427477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float" office:value="45531.1465287446">
                <text:p>45531.1465287446</text:p>
              </table:table-cell>
              <table:table-cell office:value-type="float" office:value="0.790113103526085">
                <text:p>0.790113103526085</text:p>
              </table:table-cell>
              <table:table-cell office:value-type="float" office:value="0.207646896473915">
                <text:p>0.207646896473915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float" office:value="45558.9243065224">
                <text:p>45558.9243065224</text:p>
              </table:table-cell>
              <table:table-cell office:value-type="float" office:value="0.783488827663367">
                <text:p>0.783488827663367</text:p>
              </table:table-cell>
              <table:table-cell office:value-type="float" office:value="0.214191172336632">
                <text:p>0.214191172336632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float" office:value="45586.7020843002">
                <text:p>45586.7020843002</text:p>
              </table:table-cell>
              <table:table-cell office:value-type="float" office:value="0.776919754099506">
                <text:p>0.776919754099506</text:p>
              </table:table-cell>
              <table:table-cell office:value-type="float" office:value="0.220680245900494">
                <text:p>0.22068024590049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45614.479862078">
                <text:p>45614.479862078</text:p>
              </table:table-cell>
              <table:table-cell office:value-type="float" office:value="0.770405422815344">
                <text:p>0.770405422815344</text:p>
              </table:table-cell>
              <table:table-cell office:value-type="float" office:value="0.227114577184656">
                <text:p>0.227114577184656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float" office:value="45642.2576398558">
                <text:p>45642.2576398558</text:p>
              </table:table-cell>
              <table:table-cell office:value-type="float" office:value="0.763945377625216">
                <text:p>0.763945377625216</text:p>
              </table:table-cell>
              <table:table-cell office:value-type="float" office:value="0.233494622374784">
                <text:p>0.233494622374784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float" office:value="45670.0354176336">
                <text:p>45670.0354176336</text:p>
              </table:table-cell>
              <table:table-cell office:value-type="float" office:value="0.757539166145005">
                <text:p>0.757539166145005</text:p>
              </table:table-cell>
              <table:table-cell office:value-type="float" office:value="0.239820833854994">
                <text:p>0.239820833854994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float" office:value="45697.8131954114">
                <text:p>45697.8131954114</text:p>
              </table:table-cell>
              <table:table-cell office:value-type="float" office:value="0.751186339760464">
                <text:p>0.751186339760464</text:p>
              </table:table-cell>
              <table:table-cell office:value-type="float" office:value="0.246093660239536">
                <text:p>0.246093660239536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float" office:value="45725.5909731892">
                <text:p>45725.5909731892</text:p>
              </table:table-cell>
              <table:table-cell office:value-type="float" office:value="0.744886453595793">
                <text:p>0.744886453595793</text:p>
              </table:table-cell>
              <table:table-cell office:value-type="float" office:value="0.252313546404206">
                <text:p>0.252313546404206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float" office:value="45753.368750967">
                <text:p>45753.368750967</text:p>
              </table:table-cell>
              <table:table-cell office:value-type="float" office:value="0.738639066482495">
                <text:p>0.738639066482495</text:p>
              </table:table-cell>
              <table:table-cell office:value-type="float" office:value="0.258480933517505">
                <text:p>0.258480933517505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float" office:value="45781.1465287448">
                <text:p>45781.1465287448</text:p>
              </table:table-cell>
              <table:table-cell office:value-type="float" office:value="0.732443740928474">
                <text:p>0.732443740928474</text:p>
              </table:table-cell>
              <table:table-cell office:value-type="float" office:value="0.264596259071526">
                <text:p>0.264596259071526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float" office:value="45808.9243065226">
                <text:p>45808.9243065226</text:p>
              </table:table-cell>
              <table:table-cell office:value-type="float" office:value="0.726300043087403">
                <text:p>0.726300043087403</text:p>
              </table:table-cell>
              <table:table-cell office:value-type="float" office:value="0.270659956912596">
                <text:p>0.270659956912596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float" office:value="45836.7020843004">
                <text:p>45836.7020843004</text:p>
              </table:table-cell>
              <table:table-cell office:value-type="float" office:value="0.720207542728342">
                <text:p>0.720207542728342</text:p>
              </table:table-cell>
              <table:table-cell office:value-type="float" office:value="0.276672457271658">
                <text:p>0.276672457271658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float" office:value="45864.4798620782">
                <text:p>45864.4798620782</text:p>
              </table:table-cell>
              <table:table-cell office:value-type="float" office:value="0.714165813205606">
                <text:p>0.714165813205606</text:p>
              </table:table-cell>
              <table:table-cell office:value-type="float" office:value="0.282634186794394">
                <text:p>0.28263418679439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45892.257639856">
                <text:p>45892.257639856</text:p>
              </table:table-cell>
              <table:table-cell office:value-type="float" office:value="0.708174431428892">
                <text:p>0.708174431428892</text:p>
              </table:table-cell>
              <table:table-cell office:value-type="float" office:value="0.288545568571107">
                <text:p>0.288545568571107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float" office:value="45920.0354176338">
                <text:p>45920.0354176338</text:p>
              </table:table-cell>
              <table:table-cell office:value-type="float" office:value="0.702232977833651">
                <text:p>0.702232977833651</text:p>
              </table:table-cell>
              <table:table-cell office:value-type="float" office:value="0.294407022166348">
                <text:p>0.294407022166348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float" office:value="45947.8131954116">
                <text:p>45947.8131954116</text:p>
              </table:table-cell>
              <table:table-cell office:value-type="float" office:value="0.696341036351704">
                <text:p>0.696341036351704</text:p>
              </table:table-cell>
              <table:table-cell office:value-type="float" office:value="0.300218963648295">
                <text:p>0.300218963648295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float" office:value="45975.5909731894">
                <text:p>45975.5909731894</text:p>
              </table:table-cell>
              <table:table-cell office:value-type="float" office:value="0.690498194382107">
                <text:p>0.690498194382107</text:p>
              </table:table-cell>
              <table:table-cell office:value-type="float" office:value="0.305981805617893">
                <text:p>0.305981805617893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float" office:value="46003.3687509672">
                <text:p>46003.3687509672</text:p>
              </table:table-cell>
              <table:table-cell office:value-type="float" office:value="0.684704042762256">
                <text:p>0.684704042762256</text:p>
              </table:table-cell>
              <table:table-cell office:value-type="float" office:value="0.311695957237744">
                <text:p>0.311695957237744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float" office:value="46031.146528745">
                <text:p>46031.146528745</text:p>
              </table:table-cell>
              <table:table-cell office:value-type="float" office:value="0.678958175739237">
                <text:p>0.678958175739237</text:p>
              </table:table-cell>
              <table:table-cell office:value-type="float" office:value="0.317361824260762">
                <text:p>0.317361824260762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float" office:value="46058.9243065228">
                <text:p>46058.9243065228</text:p>
              </table:table-cell>
              <table:table-cell office:value-type="float" office:value="0.67326019094141">
                <text:p>0.67326019094141</text:p>
              </table:table-cell>
              <table:table-cell office:value-type="float" office:value="0.322979809058589">
                <text:p>0.322979809058589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float" office:value="46086.7020843006">
                <text:p>46086.7020843006</text:p>
              </table:table-cell>
              <table:table-cell office:value-type="float" office:value="0.667609689350232">
                <text:p>0.667609689350232</text:p>
              </table:table-cell>
              <table:table-cell office:value-type="float" office:value="0.328550310649768">
                <text:p>0.328550310649768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float" office:value="46114.4798620784">
                <text:p>46114.4798620784</text:p>
              </table:table-cell>
              <table:table-cell office:value-type="float" office:value="0.662006275272313">
                <text:p>0.662006275272313</text:p>
              </table:table-cell>
              <table:table-cell office:value-type="float" office:value="0.334073724727686">
                <text:p>0.334073724727686</text:p>
              </table:table-cell>
              <table:table-cell office:value-type="float" office:value="0.00196">
                <text:p>0.00196</text:p>
              </table:table-cell>
            </table:table-row>
            <table:table-row>
              <table:table-cell office:value-type="float" office:value="46142.2576398562">
                <text:p>46142.2576398562</text:p>
              </table:table-cell>
              <table:table-cell office:value-type="float" office:value="0.65644955631171">
                <text:p>0.65644955631171</text:p>
              </table:table-cell>
              <table:table-cell office:value-type="float" office:value="0.339550443688289">
                <text:p>0.33955044368828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6170.0354178477">
                <text:p>46170.0354178477</text:p>
              </table:table-cell>
              <table:table-cell office:value-type="float" office:value="0.650939143342446">
                <text:p>0.650939143342446</text:p>
              </table:table-cell>
              <table:table-cell office:value-type="float" office:value="0.344980856657553">
                <text:p>0.344980856657553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float" office:value="46197.8131956258">
                <text:p>46197.8131956258</text:p>
              </table:table-cell>
              <table:table-cell office:value-type="float" office:value="0.645474650481259">
                <text:p>0.645474650481259</text:p>
              </table:table-cell>
              <table:table-cell office:value-type="float" office:value="0.35036534951874">
                <text:p>0.35036534951874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float" office:value="46225.5909734036">
                <text:p>46225.5909734036</text:p>
              </table:table-cell>
              <table:table-cell office:value-type="float" office:value="0.640055695060582">
                <text:p>0.640055695060582</text:p>
              </table:table-cell>
              <table:table-cell office:value-type="float" office:value="0.355704304939418">
                <text:p>0.355704304939418</text:p>
              </table:table-cell>
              <table:table-cell office:value-type="float" office:value="0.00212">
                <text:p>0.00212</text:p>
              </table:table-cell>
            </table:table-row>
            <table:table-row>
              <table:table-cell office:value-type="float" office:value="46253.3687511815">
                <text:p>46253.3687511815</text:p>
              </table:table-cell>
              <table:table-cell office:value-type="float" office:value="0.634681897601744">
                <text:p>0.634681897601744</text:p>
              </table:table-cell>
              <table:table-cell office:value-type="float" office:value="0.360998102398256">
                <text:p>0.360998102398256</text:p>
              </table:table-cell>
              <table:table-cell office:value-type="float" office:value="0.00216">
                <text:p>0.00216</text:p>
              </table:table-cell>
            </table:table-row>
            <table:table-row>
              <table:table-cell office:value-type="float" office:value="46281.1465289593">
                <text:p>46281.1465289593</text:p>
              </table:table-cell>
              <table:table-cell office:value-type="float" office:value="0.629352881788396">
                <text:p>0.629352881788396</text:p>
              </table:table-cell>
              <table:table-cell office:value-type="float" office:value="0.366247118211604">
                <text:p>0.366247118211604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float" office:value="46308.9243067371">
                <text:p>46308.9243067371</text:p>
              </table:table-cell>
              <table:table-cell office:value-type="float" office:value="0.624068274440159">
                <text:p>0.624068274440159</text:p>
              </table:table-cell>
              <table:table-cell office:value-type="float" office:value="0.37145172555984">
                <text:p>0.37145172555984</text:p>
              </table:table-cell>
              <table:table-cell office:value-type="float" office:value="0.00224">
                <text:p>0.00224</text:p>
              </table:table-cell>
            </table:table-row>
            <table:table-row>
              <table:table-cell office:value-type="float" office:value="46336.702084515">
                <text:p>46336.702084515</text:p>
              </table:table-cell>
              <table:table-cell office:value-type="float" office:value="0.618827705486491">
                <text:p>0.618827705486491</text:p>
              </table:table-cell>
              <table:table-cell office:value-type="float" office:value="0.376612294513508">
                <text:p>0.376612294513508</text:p>
              </table:table-cell>
              <table:table-cell office:value-type="float" office:value="0.00228">
                <text:p>0.00228</text:p>
              </table:table-cell>
            </table:table-row>
            <table:table-row>
              <table:table-cell office:value-type="float" office:value="46364.4798622928">
                <text:p>46364.4798622928</text:p>
              </table:table-cell>
              <table:table-cell office:value-type="float" office:value="0.61363080794077">
                <text:p>0.61363080794077</text:p>
              </table:table-cell>
              <table:table-cell office:value-type="float" office:value="0.381729192059229">
                <text:p>0.381729192059229</text:p>
              </table:table-cell>
              <table:table-cell office:value-type="float" office:value="0.00232">
                <text:p>0.00232</text:p>
              </table:table-cell>
            </table:table-row>
            <table:table-row>
              <table:table-cell office:value-type="float" office:value="46392.2576400706">
                <text:p>46392.2576400706</text:p>
              </table:table-cell>
              <table:table-cell office:value-type="float" office:value="0.608477217874597">
                <text:p>0.608477217874597</text:p>
              </table:table-cell>
              <table:table-cell office:value-type="float" office:value="0.386802782125402">
                <text:p>0.386802782125402</text:p>
              </table:table-cell>
              <table:table-cell office:value-type="float" office:value="0.00236">
                <text:p>0.00236</text:p>
              </table:table-cell>
            </table:table-row>
            <table:table-row>
              <table:table-cell office:value-type="float" office:value="46420.0354178484">
                <text:p>46420.0354178484</text:p>
              </table:table-cell>
              <table:table-cell office:value-type="float" office:value="0.603366574392309">
                <text:p>0.603366574392309</text:p>
              </table:table-cell>
              <table:table-cell office:value-type="float" office:value="0.39183342560769">
                <text:p>0.39183342560769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float" office:value="46447.8131956263">
                <text:p>46447.8131956263</text:p>
              </table:table-cell>
              <table:table-cell office:value-type="float" office:value="0.598298519605706">
                <text:p>0.598298519605706</text:p>
              </table:table-cell>
              <table:table-cell office:value-type="float" office:value="0.396821480394293">
                <text:p>0.396821480394293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46475.5909734041">
                <text:p>46475.5909734041</text:p>
              </table:table-cell>
              <table:table-cell office:value-type="float" office:value="0.593272698608992">
                <text:p>0.593272698608992</text:p>
              </table:table-cell>
              <table:table-cell office:value-type="float" office:value="0.401767301391007">
                <text:p>0.401767301391007</text:p>
              </table:table-cell>
              <table:table-cell office:value-type="float" office:value="0.00248">
                <text:p>0.00248</text:p>
              </table:table-cell>
            </table:table-row>
            <table:table-row>
              <table:table-cell office:value-type="float" office:value="46503.3687511819">
                <text:p>46503.3687511819</text:p>
              </table:table-cell>
              <table:table-cell office:value-type="float" office:value="0.588288759453917">
                <text:p>0.588288759453917</text:p>
              </table:table-cell>
              <table:table-cell office:value-type="float" office:value="0.406671240546082">
                <text:p>0.406671240546082</text:p>
              </table:table-cell>
              <table:table-cell office:value-type="float" office:value="0.00252">
                <text:p>0.00252</text:p>
              </table:table-cell>
            </table:table-row>
            <table:table-row>
              <table:table-cell office:value-type="float" office:value="46531.1465289598">
                <text:p>46531.1465289598</text:p>
              </table:table-cell>
              <table:table-cell office:value-type="float" office:value="0.583346353125134">
                <text:p>0.583346353125134</text:p>
              </table:table-cell>
              <table:table-cell office:value-type="float" office:value="0.411533646874865">
                <text:p>0.411533646874865</text:p>
              </table:table-cell>
              <table:table-cell office:value-type="float" office:value="0.00256">
                <text:p>0.00256</text:p>
              </table:table-cell>
            </table:table-row>
            <table:table-row>
              <table:table-cell office:value-type="float" office:value="46558.9243067376">
                <text:p>46558.9243067376</text:p>
              </table:table-cell>
              <table:table-cell office:value-type="float" office:value="0.578445133515758">
                <text:p>0.578445133515758</text:p>
              </table:table-cell>
              <table:table-cell office:value-type="float" office:value="0.416354866484241">
                <text:p>0.416354866484241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float" office:value="46586.7020845154">
                <text:p>46586.7020845154</text:p>
              </table:table-cell>
              <table:table-cell office:value-type="float" office:value="0.573584757403127">
                <text:p>0.573584757403127</text:p>
              </table:table-cell>
              <table:table-cell office:value-type="float" office:value="0.421135242596872">
                <text:p>0.421135242596872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float" office:value="46614.4798622933">
                <text:p>46614.4798622933</text:p>
              </table:table-cell>
              <table:table-cell office:value-type="float" office:value="0.568764884424768">
                <text:p>0.568764884424768</text:p>
              </table:table-cell>
              <table:table-cell office:value-type="float" office:value="0.425875115575231">
                <text:p>0.425875115575231</text:p>
              </table:table-cell>
              <table:table-cell office:value-type="float" office:value="0.00268">
                <text:p>0.00268</text:p>
              </table:table-cell>
            </table:table-row>
            <table:table-row>
              <table:table-cell office:value-type="float" office:value="46642.2576400711">
                <text:p>46642.2576400711</text:p>
              </table:table-cell>
              <table:table-cell office:value-type="float" office:value="0.563985177054561">
                <text:p>0.563985177054561</text:p>
              </table:table-cell>
              <table:table-cell office:value-type="float" office:value="0.430574822945438">
                <text:p>0.430574822945438</text:p>
              </table:table-cell>
              <table:table-cell office:value-type="float" office:value="0.00272">
                <text:p>0.00272</text:p>
              </table:table-cell>
            </table:table-row>
            <table:table-row>
              <table:table-cell office:value-type="float" office:value="46670.0354178489">
                <text:p>46670.0354178489</text:p>
              </table:table-cell>
              <table:table-cell office:value-type="float" office:value="0.559245300579106">
                <text:p>0.559245300579106</text:p>
              </table:table-cell>
              <table:table-cell office:value-type="float" office:value="0.435234699420893">
                <text:p>0.435234699420893</text:p>
              </table:table-cell>
              <table:table-cell office:value-type="float" office:value="0.00276">
                <text:p>0.00276</text:p>
              </table:table-cell>
            </table:table-row>
            <table:table-row>
              <table:table-cell office:value-type="float" office:value="46697.8131956267">
                <text:p>46697.8131956267</text:p>
              </table:table-cell>
              <table:table-cell office:value-type="float" office:value="0.554544923074281">
                <text:p>0.554544923074281</text:p>
              </table:table-cell>
              <table:table-cell office:value-type="float" office:value="0.439855076925719">
                <text:p>0.439855076925719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float" office:value="46725.5909734046">
                <text:p>46725.5909734046</text:p>
              </table:table-cell>
              <table:table-cell office:value-type="float" office:value="0.549883715381995">
                <text:p>0.549883715381995</text:p>
              </table:table-cell>
              <table:table-cell office:value-type="float" office:value="0.444436284618004">
                <text:p>0.444436284618004</text:p>
              </table:table-cell>
              <table:table-cell office:value-type="float" office:value="0.00284">
                <text:p>0.00284</text:p>
              </table:table-cell>
            </table:table-row>
            <table:table-row>
              <table:table-cell office:value-type="float" office:value="46753.3687511824">
                <text:p>46753.3687511824</text:p>
              </table:table-cell>
              <table:table-cell office:value-type="float" office:value="0.545261351087145">
                <text:p>0.545261351087145</text:p>
              </table:table-cell>
              <table:table-cell office:value-type="float" office:value="0.448978648912854">
                <text:p>0.448978648912854</text:p>
              </table:table-cell>
              <table:table-cell office:value-type="float" office:value="0.00288">
                <text:p>0.00288</text:p>
              </table:table-cell>
            </table:table-row>
            <table:table-row>
              <table:table-cell office:value-type="float" office:value="46781.1465289602">
                <text:p>46781.1465289602</text:p>
              </table:table-cell>
              <table:table-cell office:value-type="float" office:value="0.540677506494752">
                <text:p>0.540677506494752</text:p>
              </table:table-cell>
              <table:table-cell office:value-type="float" office:value="0.453482493505247">
                <text:p>0.453482493505247</text:p>
              </table:table-cell>
              <table:table-cell office:value-type="float" office:value="0.00292">
                <text:p>0.00292</text:p>
              </table:table-cell>
            </table:table-row>
            <table:table-row>
              <table:table-cell office:value-type="float" office:value="46808.9243067381">
                <text:p>46808.9243067381</text:p>
              </table:table-cell>
              <table:table-cell office:value-type="float" office:value="0.536131860607296">
                <text:p>0.536131860607296</text:p>
              </table:table-cell>
              <table:table-cell office:value-type="float" office:value="0.457948139392703">
                <text:p>0.457948139392703</text:p>
              </table:table-cell>
              <table:table-cell office:value-type="float" office:value="0.00296000000000001">
                <text:p>0.00296000000000001</text:p>
              </table:table-cell>
            </table:table-row>
            <table:table-row>
              <table:table-cell office:value-type="float" office:value="46836.7020845159">
                <text:p>46836.7020845159</text:p>
              </table:table-cell>
              <table:table-cell office:value-type="float" office:value="0.531624095102235">
                <text:p>0.531624095102235</text:p>
              </table:table-cell>
              <table:table-cell office:value-type="float" office:value="0.462375904897764">
                <text:p>0.462375904897764</text:p>
              </table:table-cell>
              <table:table-cell office:value-type="float" office:value="0.00300000000000001">
                <text:p>0.00300000000000001</text:p>
              </table:table-cell>
            </table:table-row>
            <table:table-row>
              <table:table-cell office:value-type="float" office:value="46864.4798622937">
                <text:p>46864.4798622937</text:p>
              </table:table-cell>
              <table:table-cell office:value-type="float" office:value="0.527153894309716">
                <text:p>0.527153894309716</text:p>
              </table:table-cell>
              <table:table-cell office:value-type="float" office:value="0.466766105690283">
                <text:p>0.466766105690283</text:p>
              </table:table-cell>
              <table:table-cell office:value-type="float" office:value="0.00304000000000001">
                <text:p>0.00304000000000001</text:p>
              </table:table-cell>
            </table:table-row>
            <table:table-row>
              <table:table-cell office:value-type="float" office:value="46892.2576400715">
                <text:p>46892.2576400715</text:p>
              </table:table-cell>
              <table:table-cell office:value-type="float" office:value="0.522720945190468">
                <text:p>0.522720945190468</text:p>
              </table:table-cell>
              <table:table-cell office:value-type="float" office:value="0.47111905480953">
                <text:p>0.47111905480953</text:p>
              </table:table-cell>
              <table:table-cell office:value-type="float" office:value="0.00308000000000001">
                <text:p>0.00308000000000001</text:p>
              </table:table-cell>
            </table:table-row>
            <table:table-row>
              <table:table-cell office:value-type="float" office:value="46920.0354178494">
                <text:p>46920.0354178494</text:p>
              </table:table-cell>
              <table:table-cell office:value-type="float" office:value="0.518324937313881">
                <text:p>0.518324937313881</text:p>
              </table:table-cell>
              <table:table-cell office:value-type="float" office:value="0.475435062686118">
                <text:p>0.475435062686118</text:p>
              </table:table-cell>
              <table:table-cell office:value-type="float" office:value="0.00312000000000001">
                <text:p>0.00312000000000001</text:p>
              </table:table-cell>
            </table:table-row>
            <table:table-row>
              <table:table-cell office:value-type="float" office:value="46947.8131956272">
                <text:p>46947.8131956272</text:p>
              </table:table-cell>
              <table:table-cell office:value-type="float" office:value="0.513965562836266">
                <text:p>0.513965562836266</text:p>
              </table:table-cell>
              <table:table-cell office:value-type="float" office:value="0.479714437163733">
                <text:p>0.479714437163733</text:p>
              </table:table-cell>
              <table:table-cell office:value-type="float" office:value="0.00316000000000001">
                <text:p>0.00316000000000001</text:p>
              </table:table-cell>
            </table:table-row>
            <table:table-row>
              <table:table-cell office:value-type="float" office:value="46975.590973405">
                <text:p>46975.590973405</text:p>
              </table:table-cell>
              <table:table-cell office:value-type="float" office:value="0.509642516479297">
                <text:p>0.509642516479297</text:p>
              </table:table-cell>
              <table:table-cell office:value-type="float" office:value="0.483957483520702">
                <text:p>0.483957483520702</text:p>
              </table:table-cell>
              <table:table-cell office:value-type="float" office:value="0.00320000000000001">
                <text:p>0.00320000000000001</text:p>
              </table:table-cell>
            </table:table-row>
            <table:table-row>
              <table:table-cell office:value-type="float" office:value="47003.3687511829">
                <text:p>47003.3687511829</text:p>
              </table:table-cell>
              <table:table-cell office:value-type="float" office:value="0.505355495508636">
                <text:p>0.505355495508636</text:p>
              </table:table-cell>
              <table:table-cell office:value-type="float" office:value="0.488164504491363">
                <text:p>0.488164504491363</text:p>
              </table:table-cell>
              <table:table-cell office:value-type="float" office:value="0.00324000000000001">
                <text:p>0.00324000000000001</text:p>
              </table:table-cell>
            </table:table-row>
            <table:table-row>
              <table:table-cell office:value-type="float" office:value="47031.1465289607">
                <text:p>47031.1465289607</text:p>
              </table:table-cell>
              <table:table-cell office:value-type="float" office:value="0.501104199712731">
                <text:p>0.501104199712731</text:p>
              </table:table-cell>
              <table:table-cell office:value-type="float" office:value="0.492335800287268">
                <text:p>0.492335800287268</text:p>
              </table:table-cell>
              <table:table-cell office:value-type="float" office:value="0.00328000000000001">
                <text:p>0.00328000000000001</text:p>
              </table:table-cell>
            </table:table-row>
            <table:table-row>
              <table:table-cell office:value-type="float" office:value="47058.9243067385">
                <text:p>47058.9243067385</text:p>
              </table:table-cell>
              <table:table-cell office:value-type="float" office:value="0.496888331381791">
                <text:p>0.496888331381791</text:p>
              </table:table-cell>
              <table:table-cell office:value-type="float" office:value="0.496471668618208">
                <text:p>0.496471668618208</text:p>
              </table:table-cell>
              <table:table-cell office:value-type="float" office:value="0.00332000000000001">
                <text:p>0.00332000000000001</text:p>
              </table:table-cell>
            </table:table-row>
            <table:table-row>
              <table:table-cell office:value-type="float" office:value="47086.7020845163">
                <text:p>47086.7020845163</text:p>
              </table:table-cell>
              <table:table-cell office:value-type="float" office:value="0.492707595286943">
                <text:p>0.492707595286943</text:p>
              </table:table-cell>
              <table:table-cell office:value-type="float" office:value="0.500572404713056">
                <text:p>0.500572404713056</text:p>
              </table:table-cell>
              <table:table-cell office:value-type="float" office:value="0.00336000000000001">
                <text:p>0.00336000000000001</text:p>
              </table:table-cell>
            </table:table-row>
            <table:table-row>
              <table:table-cell office:value-type="float" office:value="47114.4798622942">
                <text:p>47114.4798622942</text:p>
              </table:table-cell>
              <table:table-cell office:value-type="float" office:value="0.488561698659552">
                <text:p>0.488561698659552</text:p>
              </table:table-cell>
              <table:table-cell office:value-type="float" office:value="0.504638301340447">
                <text:p>0.504638301340447</text:p>
              </table:table-cell>
              <table:table-cell office:value-type="float" office:value="0.00340000000000001">
                <text:p>0.00340000000000001</text:p>
              </table:table-cell>
            </table:table-row>
            <table:table-row>
              <table:table-cell office:value-type="float" office:value="47142.257640072">
                <text:p>47142.257640072</text:p>
              </table:table-cell>
              <table:table-cell office:value-type="float" office:value="0.484450351170722">
                <text:p>0.484450351170722</text:p>
              </table:table-cell>
              <table:table-cell office:value-type="float" office:value="0.508669648829277">
                <text:p>0.508669648829277</text:p>
              </table:table-cell>
              <table:table-cell office:value-type="float" office:value="0.00344000000000001">
                <text:p>0.00344000000000001</text:p>
              </table:table-cell>
            </table:table-row>
            <table:table-row>
              <table:table-cell office:value-type="float" office:value="47170.0354178498">
                <text:p>47170.0354178498</text:p>
              </table:table-cell>
              <table:table-cell office:value-type="float" office:value="0.480373264910966">
                <text:p>0.480373264910966</text:p>
              </table:table-cell>
              <table:table-cell office:value-type="float" office:value="0.512666735089033">
                <text:p>0.512666735089033</text:p>
              </table:table-cell>
              <table:table-cell office:value-type="float" office:value="0.00348000000000001">
                <text:p>0.00348000000000001</text:p>
              </table:table-cell>
            </table:table-row>
            <table:table-row>
              <table:table-cell office:value-type="float" office:value="47197.8131956277">
                <text:p>47197.8131956277</text:p>
              </table:table-cell>
              <table:table-cell office:value-type="float" office:value="0.476330154370042">
                <text:p>0.476330154370042</text:p>
              </table:table-cell>
              <table:table-cell office:value-type="float" office:value="0.516629845629957">
                <text:p>0.516629845629957</text:p>
              </table:table-cell>
              <table:table-cell office:value-type="float" office:value="0.00352000000000001">
                <text:p>0.00352000000000001</text:p>
              </table:table-cell>
            </table:table-row>
            <table:table-row>
              <table:table-cell office:value-type="float" office:value="47225.5909734055">
                <text:p>47225.5909734055</text:p>
              </table:table-cell>
              <table:table-cell office:value-type="float" office:value="0.472320736416958">
                <text:p>0.472320736416958</text:p>
              </table:table-cell>
              <table:table-cell office:value-type="float" office:value="0.520559263583041">
                <text:p>0.520559263583041</text:p>
              </table:table-cell>
              <table:table-cell office:value-type="float" office:value="0.00356000000000001">
                <text:p>0.00356000000000001</text:p>
              </table:table-cell>
            </table:table-row>
            <table:table-row>
              <table:table-cell office:value-type="float" office:value="47253.3687511833">
                <text:p>47253.3687511833</text:p>
              </table:table-cell>
              <table:table-cell office:value-type="float" office:value="0.46834473028015">
                <text:p>0.46834473028015</text:p>
              </table:table-cell>
              <table:table-cell office:value-type="float" office:value="0.524455269719849">
                <text:p>0.524455269719849</text:p>
              </table:table-cell>
              <table:table-cell office:value-type="float" office:value="0.00360000000000001">
                <text:p>0.00360000000000001</text:p>
              </table:table-cell>
            </table:table-row>
            <table:table-row>
              <table:table-cell office:value-type="float" office:value="47281.1465289611">
                <text:p>47281.1465289611</text:p>
              </table:table-cell>
              <table:table-cell office:value-type="float" office:value="0.464401857527815">
                <text:p>0.464401857527815</text:p>
              </table:table-cell>
              <table:table-cell office:value-type="float" office:value="0.528318142472184">
                <text:p>0.528318142472184</text:p>
              </table:table-cell>
              <table:table-cell office:value-type="float" office:value="0.00364000000000001">
                <text:p>0.00364000000000001</text:p>
              </table:table-cell>
            </table:table-row>
            <table:table-row>
              <table:table-cell office:value-type="float" office:value="47308.924306739">
                <text:p>47308.924306739</text:p>
              </table:table-cell>
              <table:table-cell office:value-type="float" office:value="0.460491842048417">
                <text:p>0.460491842048417</text:p>
              </table:table-cell>
              <table:table-cell office:value-type="float" office:value="0.532148157951582">
                <text:p>0.532148157951582</text:p>
              </table:table-cell>
              <table:table-cell office:value-type="float" office:value="0.00368000000000001">
                <text:p>0.00368000000000001</text:p>
              </table:table-cell>
            </table:table-row>
            <table:table-row>
              <table:table-cell office:value-type="float" office:value="47336.7020845168">
                <text:p>47336.7020845168</text:p>
              </table:table-cell>
              <table:table-cell office:value-type="float" office:value="0.456614410031347">
                <text:p>0.456614410031347</text:p>
              </table:table-cell>
              <table:table-cell office:value-type="float" office:value="0.535945589968652">
                <text:p>0.535945589968652</text:p>
              </table:table-cell>
              <table:table-cell office:value-type="float" office:value="0.00372000000000001">
                <text:p>0.00372000000000001</text:p>
              </table:table-cell>
            </table:table-row>
            <table:table-row>
              <table:table-cell office:value-type="float" office:value="47364.4798622946">
                <text:p>47364.4798622946</text:p>
              </table:table-cell>
              <table:table-cell office:value-type="float" office:value="0.452769289947752">
                <text:p>0.452769289947752</text:p>
              </table:table-cell>
              <table:table-cell office:value-type="float" office:value="0.539710710052247">
                <text:p>0.539710710052247</text:p>
              </table:table-cell>
              <table:table-cell office:value-type="float" office:value="0.00376000000000001">
                <text:p>0.00376000000000001</text:p>
              </table:table-cell>
            </table:table-row>
            <table:table-row>
              <table:table-cell office:value-type="float" office:value="47392.2576400725">
                <text:p>47392.2576400725</text:p>
              </table:table-cell>
              <table:table-cell office:value-type="float" office:value="0.448956212531521">
                <text:p>0.448956212531521</text:p>
              </table:table-cell>
              <table:table-cell office:value-type="float" office:value="0.543443787468478">
                <text:p>0.543443787468478</text:p>
              </table:table-cell>
              <table:table-cell office:value-type="float" office:value="0.00380000000000001">
                <text:p>0.00380000000000001</text:p>
              </table:table-cell>
            </table:table-row>
            <table:table-row>
              <table:table-cell office:value-type="float" office:value="47420.0354178503">
                <text:p>47420.0354178503</text:p>
              </table:table-cell>
              <table:table-cell office:value-type="float" office:value="0.445174910760425">
                <text:p>0.445174910760425</text:p>
              </table:table-cell>
              <table:table-cell office:value-type="float" office:value="0.547145089239574">
                <text:p>0.547145089239574</text:p>
              </table:table-cell>
              <table:table-cell office:value-type="float" office:value="0.00384000000000001">
                <text:p>0.00384000000000001</text:p>
              </table:table-cell>
            </table:table-row>
            <table:table-row>
              <table:table-cell office:value-type="float" office:value="47447.8131956281">
                <text:p>47447.8131956281</text:p>
              </table:table-cell>
              <table:table-cell office:value-type="float" office:value="0.441425119837422">
                <text:p>0.441425119837422</text:p>
              </table:table-cell>
              <table:table-cell office:value-type="float" office:value="0.550814880162578">
                <text:p>0.550814880162578</text:p>
              </table:table-cell>
              <table:table-cell office:value-type="float" office:value="0.00388000000000001">
                <text:p>0.00388000000000001</text:p>
              </table:table-cell>
            </table:table-row>
            <table:table-row>
              <table:table-cell office:value-type="float" office:value="47475.5909734059">
                <text:p>47475.5909734059</text:p>
              </table:table-cell>
              <table:table-cell office:value-type="float" office:value="0.43770657717211">
                <text:p>0.43770657717211</text:p>
              </table:table-cell>
              <table:table-cell office:value-type="float" office:value="0.554453422827889">
                <text:p>0.554453422827889</text:p>
              </table:table-cell>
              <table:table-cell office:value-type="float" office:value="0.00392000000000001">
                <text:p>0.00392000000000001</text:p>
              </table:table-cell>
            </table:table-row>
            <table:table-row>
              <table:table-cell office:value-type="float" office:value="47503.3687511838">
                <text:p>47503.3687511838</text:p>
              </table:table-cell>
              <table:table-cell office:value-type="float" office:value="0.434019022362342">
                <text:p>0.434019022362342</text:p>
              </table:table-cell>
              <table:table-cell office:value-type="float" office:value="0.558060977637657">
                <text:p>0.558060977637657</text:p>
              </table:table-cell>
              <table:table-cell office:value-type="float" office:value="0.00396000000000001">
                <text:p>0.00396000000000001</text:p>
              </table:table-cell>
            </table:table-row>
            <table:table-row>
              <table:table-cell office:value-type="float" office:value="47531.1465289616">
                <text:p>47531.1465289616</text:p>
              </table:table-cell>
              <table:table-cell office:value-type="float" office:value="0.430362197175989">
                <text:p>0.430362197175989</text:p>
              </table:table-cell>
              <table:table-cell office:value-type="float" office:value="0.56163780282401">
                <text:p>0.56163780282401</text:p>
              </table:table-cell>
              <table:table-cell office:value-type="float" office:value="0.00400000000000001">
                <text:p>0.00400000000000001</text:p>
              </table:table-cell>
            </table:table-row>
            <table:table-row>
              <table:table-cell office:value-type="float" office:value="47558.9243067394">
                <text:p>47558.9243067394</text:p>
              </table:table-cell>
              <table:table-cell office:value-type="float" office:value="0.426735845532856">
                <text:p>0.426735845532856</text:p>
              </table:table-cell>
              <table:table-cell office:value-type="float" office:value="0.565184154467143">
                <text:p>0.565184154467143</text:p>
              </table:table-cell>
              <table:table-cell office:value-type="float" office:value="0.00404000000000001">
                <text:p>0.00404000000000001</text:p>
              </table:table-cell>
            </table:table-row>
            <table:table-row>
              <table:table-cell office:value-type="float" office:value="47586.7020845172">
                <text:p>47586.7020845172</text:p>
              </table:table-cell>
              <table:table-cell office:value-type="float" office:value="0.423139713486749">
                <text:p>0.423139713486749</text:p>
              </table:table-cell>
              <table:table-cell office:value-type="float" office:value="0.56870028651325">
                <text:p>0.56870028651325</text:p>
              </table:table-cell>
              <table:table-cell office:value-type="float" office:value="0.00408000000000001">
                <text:p>0.00408000000000001</text:p>
              </table:table-cell>
            </table:table-row>
            <table:table-row>
              <table:table-cell office:value-type="float" office:value="47614.4798622951">
                <text:p>47614.4798622951</text:p>
              </table:table-cell>
              <table:table-cell office:value-type="float" office:value="0.419573549207693">
                <text:p>0.419573549207693</text:p>
              </table:table-cell>
              <table:table-cell office:value-type="float" office:value="0.572186450792306">
                <text:p>0.572186450792306</text:p>
              </table:table-cell>
              <table:table-cell office:value-type="float" office:value="0.00412000000000001">
                <text:p>0.00412000000000001</text:p>
              </table:table-cell>
            </table:table-row>
            <table:table-row>
              <table:table-cell office:value-type="float" office:value="47642.2576400729">
                <text:p>47642.2576400729</text:p>
              </table:table-cell>
              <table:table-cell office:value-type="float" office:value="0.416037102964295">
                <text:p>0.416037102964295</text:p>
              </table:table-cell>
              <table:table-cell office:value-type="float" office:value="0.575642897035704">
                <text:p>0.575642897035704</text:p>
              </table:table-cell>
              <table:table-cell office:value-type="float" office:value="0.00416000000000001">
                <text:p>0.00416000000000001</text:p>
              </table:table-cell>
            </table:table-row>
            <table:table-row>
              <table:table-cell office:value-type="float" office:value="47670.0354178507">
                <text:p>47670.0354178507</text:p>
              </table:table-cell>
              <table:table-cell office:value-type="float" office:value="0.41253012710626">
                <text:p>0.41253012710626</text:p>
              </table:table-cell>
              <table:table-cell office:value-type="float" office:value="0.57906987289374">
                <text:p>0.57906987289374</text:p>
              </table:table-cell>
              <table:table-cell office:value-type="float" office:value="0.00420000000000001">
                <text:p>0.00420000000000001</text:p>
              </table:table-cell>
            </table:table-row>
            <table:table-row>
              <table:table-cell office:value-type="float" office:value="47697.8131956286">
                <text:p>47697.8131956286</text:p>
              </table:table-cell>
              <table:table-cell office:value-type="float" office:value="0.409052376047041">
                <text:p>0.409052376047041</text:p>
              </table:table-cell>
              <table:table-cell office:value-type="float" office:value="0.582467623952958">
                <text:p>0.582467623952958</text:p>
              </table:table-cell>
              <table:table-cell office:value-type="float" office:value="0.00424000000000001">
                <text:p>0.00424000000000001</text:p>
              </table:table-cell>
            </table:table-row>
            <table:table-row>
              <table:table-cell office:value-type="float" office:value="47725.5909734064">
                <text:p>47725.5909734064</text:p>
              </table:table-cell>
              <table:table-cell office:value-type="float" office:value="0.405603606246649">
                <text:p>0.405603606246649</text:p>
              </table:table-cell>
              <table:table-cell office:value-type="float" office:value="0.58583639375335">
                <text:p>0.58583639375335</text:p>
              </table:table-cell>
              <table:table-cell office:value-type="float" office:value="0.00428000000000001">
                <text:p>0.00428000000000001</text:p>
              </table:table-cell>
            </table:table-row>
            <table:table-row>
              <table:table-cell office:value-type="float" office:value="47753.3687511842">
                <text:p>47753.3687511842</text:p>
              </table:table-cell>
              <table:table-cell office:value-type="float" office:value="0.402183576194593">
                <text:p>0.402183576194593</text:p>
              </table:table-cell>
              <table:table-cell office:value-type="float" office:value="0.589176423805406">
                <text:p>0.589176423805406</text:p>
              </table:table-cell>
              <table:table-cell office:value-type="float" office:value="0.00432000000000001">
                <text:p>0.00432000000000001</text:p>
              </table:table-cell>
            </table:table-row>
            <table:table-row>
              <table:table-cell office:value-type="float" office:value="47781.146528962">
                <text:p>47781.146528962</text:p>
              </table:table-cell>
              <table:table-cell office:value-type="float" office:value="0.398792046392972">
                <text:p>0.398792046392972</text:p>
              </table:table-cell>
              <table:table-cell office:value-type="float" office:value="0.592487953607027">
                <text:p>0.592487953607027</text:p>
              </table:table-cell>
              <table:table-cell office:value-type="float" office:value="0.00436000000000001">
                <text:p>0.00436000000000001</text:p>
              </table:table-cell>
            </table:table-row>
            <table:table-row>
              <table:table-cell office:value-type="float" office:value="47808.9243067399">
                <text:p>47808.9243067399</text:p>
              </table:table-cell>
              <table:table-cell office:value-type="float" office:value="0.395428779339697">
                <text:p>0.395428779339697</text:p>
              </table:table-cell>
              <table:table-cell office:value-type="float" office:value="0.595771220660302">
                <text:p>0.595771220660302</text:p>
              </table:table-cell>
              <table:table-cell office:value-type="float" office:value="0.00440000000000001">
                <text:p>0.00440000000000001</text:p>
              </table:table-cell>
            </table:table-row>
            <table:table-row>
              <table:table-cell office:value-type="float" office:value="47836.7020845177">
                <text:p>47836.7020845177</text:p>
              </table:table-cell>
              <table:table-cell office:value-type="float" office:value="0.392093539511866">
                <text:p>0.392093539511866</text:p>
              </table:table-cell>
              <table:table-cell office:value-type="float" office:value="0.599026460488133">
                <text:p>0.599026460488133</text:p>
              </table:table-cell>
              <table:table-cell office:value-type="float" office:value="0.00444000000000001">
                <text:p>0.00444000000000001</text:p>
              </table:table-cell>
            </table:table-row>
            <table:table-row>
              <table:table-cell office:value-type="float" office:value="47864.4798622955">
                <text:p>47864.4798622955</text:p>
              </table:table-cell>
              <table:table-cell office:value-type="float" office:value="0.388786093349267">
                <text:p>0.388786093349267</text:p>
              </table:table-cell>
              <table:table-cell office:value-type="float" office:value="0.602253906650732">
                <text:p>0.602253906650732</text:p>
              </table:table-cell>
              <table:table-cell office:value-type="float" office:value="0.00448000000000001">
                <text:p>0.00448000000000001</text:p>
              </table:table-cell>
            </table:table-row>
            <table:table-row>
              <table:table-cell office:value-type="float" office:value="47892.2576400734">
                <text:p>47892.2576400734</text:p>
              </table:table-cell>
              <table:table-cell office:value-type="float" office:value="0.385506209238024">
                <text:p>0.385506209238024</text:p>
              </table:table-cell>
              <table:table-cell office:value-type="float" office:value="0.605453790761976">
                <text:p>0.605453790761976</text:p>
              </table:table-cell>
              <table:table-cell office:value-type="float" office:value="0.00452000000000001">
                <text:p>0.00452000000000001</text:p>
              </table:table-cell>
            </table:table-row>
            <table:table-row>
              <table:table-cell office:value-type="float" office:value="47920.0354178512">
                <text:p>47920.0354178512</text:p>
              </table:table-cell>
              <table:table-cell office:value-type="float" office:value="0.382253657494373">
                <text:p>0.382253657494373</text:p>
              </table:table-cell>
              <table:table-cell office:value-type="float" office:value="0.608626342505626">
                <text:p>0.608626342505626</text:p>
              </table:table-cell>
              <table:table-cell office:value-type="float" office:value="0.00456000000000001">
                <text:p>0.00456000000000001</text:p>
              </table:table-cell>
            </table:table-row>
            <table:table-row>
              <table:table-cell office:value-type="float" office:value="47947.813195629">
                <text:p>47947.813195629</text:p>
              </table:table-cell>
              <table:table-cell office:value-type="float" office:value="0.379028210348587">
                <text:p>0.379028210348587</text:p>
              </table:table-cell>
              <table:table-cell office:value-type="float" office:value="0.611771789651412">
                <text:p>0.611771789651412</text:p>
              </table:table-cell>
              <table:table-cell office:value-type="float" office:value="0.00460000000000001">
                <text:p>0.00460000000000001</text:p>
              </table:table-cell>
            </table:table-row>
            <table:table-row>
              <table:table-cell office:value-type="float" office:value="47975.5909734068">
                <text:p>47975.5909734068</text:p>
              </table:table-cell>
              <table:table-cell office:value-type="float" office:value="0.375829641929015">
                <text:p>0.375829641929015</text:p>
              </table:table-cell>
              <table:table-cell office:value-type="float" office:value="0.614890358070984">
                <text:p>0.614890358070984</text:p>
              </table:table-cell>
              <table:table-cell office:value-type="float" office:value="0.00464000000000001">
                <text:p>0.00464000000000001</text:p>
              </table:table-cell>
            </table:table-row>
            <table:table-row>
              <table:table-cell office:value-type="float" office:value="48003.3687511847">
                <text:p>48003.3687511847</text:p>
              </table:table-cell>
              <table:table-cell office:value-type="float" office:value="0.372657728246274">
                <text:p>0.372657728246274</text:p>
              </table:table-cell>
              <table:table-cell office:value-type="float" office:value="0.617982271753726">
                <text:p>0.617982271753726</text:p>
              </table:table-cell>
              <table:table-cell office:value-type="float" office:value="0.00468000000000001">
                <text:p>0.00468000000000001</text:p>
              </table:table-cell>
            </table:table-row>
            <table:table-row>
              <table:table-cell office:value-type="float" office:value="48031.1465289625">
                <text:p>48031.1465289625</text:p>
              </table:table-cell>
              <table:table-cell office:value-type="float" office:value="0.369512247177555">
                <text:p>0.369512247177555</text:p>
              </table:table-cell>
              <table:table-cell office:value-type="float" office:value="0.621047752822445">
                <text:p>0.621047752822445</text:p>
              </table:table-cell>
              <table:table-cell office:value-type="float" office:value="0.00472000000000001">
                <text:p>0.00472000000000001</text:p>
              </table:table-cell>
            </table:table-row>
            <table:table-row>
              <table:table-cell office:value-type="float" office:value="48058.9243067403">
                <text:p>48058.9243067403</text:p>
              </table:table-cell>
              <table:table-cell office:value-type="float" office:value="0.366392978451075">
                <text:p>0.366392978451075</text:p>
              </table:table-cell>
              <table:table-cell office:value-type="float" office:value="0.624087021548924">
                <text:p>0.624087021548924</text:p>
              </table:table-cell>
              <table:table-cell office:value-type="float" office:value="0.00476000000000001">
                <text:p>0.00476000000000001</text:p>
              </table:table-cell>
            </table:table-row>
            <table:table-row>
              <table:table-cell office:value-type="float" office:value="48086.7020845181">
                <text:p>48086.7020845181</text:p>
              </table:table-cell>
              <table:table-cell office:value-type="float" office:value="0.363299703630649">
                <text:p>0.363299703630649</text:p>
              </table:table-cell>
              <table:table-cell office:value-type="float" office:value="0.62710029636935">
                <text:p>0.62710029636935</text:p>
              </table:table-cell>
              <table:table-cell office:value-type="float" office:value="0.00480000000000001">
                <text:p>0.00480000000000001</text:p>
              </table:table-cell>
            </table:table-row>
            <table:table-row>
              <table:table-cell office:value-type="float" office:value="48114.479862296">
                <text:p>48114.479862296</text:p>
              </table:table-cell>
              <table:table-cell office:value-type="float" office:value="0.360232206100394">
                <text:p>0.360232206100394</text:p>
              </table:table-cell>
              <table:table-cell office:value-type="float" office:value="0.630087793899605">
                <text:p>0.630087793899605</text:p>
              </table:table-cell>
              <table:table-cell office:value-type="float" office:value="0.00484000000000001">
                <text:p>0.00484000000000001</text:p>
              </table:table-cell>
            </table:table-row>
            <table:table-row>
              <table:table-cell office:value-type="float" office:value="48142.2576400738">
                <text:p>48142.2576400738</text:p>
              </table:table-cell>
              <table:table-cell office:value-type="float" office:value="0.357190271049557">
                <text:p>0.357190271049557</text:p>
              </table:table-cell>
              <table:table-cell office:value-type="float" office:value="0.633049728950442">
                <text:p>0.633049728950442</text:p>
              </table:table-cell>
              <table:table-cell office:value-type="float" office:value="0.00488000000000001">
                <text:p>0.00488000000000001</text:p>
              </table:table-cell>
            </table:table-row>
            <table:table-row>
              <table:table-cell office:value-type="float" office:value="48170.0354178516">
                <text:p>48170.0354178516</text:p>
              </table:table-cell>
              <table:table-cell office:value-type="float" office:value="0.354173685457478">
                <text:p>0.354173685457478</text:p>
              </table:table-cell>
              <table:table-cell office:value-type="float" office:value="0.635986314542522">
                <text:p>0.635986314542522</text:p>
              </table:table-cell>
              <table:table-cell office:value-type="float" office:value="0.00492000000000001">
                <text:p>0.00492000000000001</text:p>
              </table:table-cell>
            </table:table-row>
            <table:table-row>
              <table:table-cell office:value-type="float" office:value="48197.8131956295">
                <text:p>48197.8131956295</text:p>
              </table:table-cell>
              <table:table-cell office:value-type="float" office:value="0.351182238078666">
                <text:p>0.351182238078666</text:p>
              </table:table-cell>
              <table:table-cell office:value-type="float" office:value="0.638897761921334">
                <text:p>0.638897761921334</text:p>
              </table:table-cell>
              <table:table-cell office:value-type="float" office:value="0.00496000000000001">
                <text:p>0.00496000000000001</text:p>
              </table:table-cell>
            </table:table-row>
            <table:table-row>
              <table:table-cell office:value-type="float" office:value="48225.5909734073">
                <text:p>48225.5909734073</text:p>
              </table:table-cell>
              <table:table-cell office:value-type="float" office:value="0.34821571942801">
                <text:p>0.34821571942801</text:p>
              </table:table-cell>
              <table:table-cell office:value-type="float" office:value="0.64178428057199">
                <text:p>0.64178428057199</text:p>
              </table:table-cell>
              <table:table-cell office:value-type="float" office:value="0.00500000000000001">
                <text:p>0.00500000000000001</text:p>
              </table:table-cell>
            </table:table-row>
            <table:table-row>
              <table:table-cell office:value-type="float" office:value="48253.3687511851">
                <text:p>48253.3687511851</text:p>
              </table:table-cell>
              <table:table-cell office:value-type="float" office:value="0.34527392176611">
                <text:p>0.34527392176611</text:p>
              </table:table-cell>
              <table:table-cell office:value-type="float" office:value="0.64464607823389">
                <text:p>0.64464607823389</text:p>
              </table:table-cell>
              <table:table-cell office:value-type="float" office:value="0.00504000000000001">
                <text:p>0.00504000000000001</text:p>
              </table:table-cell>
            </table:table-row>
            <table:table-row>
              <table:table-cell office:value-type="float" office:value="48281.1465289629">
                <text:p>48281.1465289629</text:p>
              </table:table-cell>
              <table:table-cell office:value-type="float" office:value="0.342356639084726">
                <text:p>0.342356639084726</text:p>
              </table:table-cell>
              <table:table-cell office:value-type="float" office:value="0.647483360915274">
                <text:p>0.647483360915274</text:p>
              </table:table-cell>
              <table:table-cell office:value-type="float" office:value="0.00508000000000001">
                <text:p>0.00508000000000001</text:p>
              </table:table-cell>
            </table:table-row>
            <table:table-row>
              <table:table-cell office:value-type="float" office:value="48308.9243067408">
                <text:p>48308.9243067408</text:p>
              </table:table-cell>
              <table:table-cell office:value-type="float" office:value="0.339463667092353">
                <text:p>0.339463667092353</text:p>
              </table:table-cell>
              <table:table-cell office:value-type="float" office:value="0.650296332907647">
                <text:p>0.650296332907647</text:p>
              </table:table-cell>
              <table:table-cell office:value-type="float" office:value="0.00512000000000001">
                <text:p>0.00512000000000001</text:p>
              </table:table-cell>
            </table:table-row>
            <table:table-row>
              <table:table-cell office:value-type="float" office:value="48336.7020845186">
                <text:p>48336.7020845186</text:p>
              </table:table-cell>
              <table:table-cell office:value-type="float" office:value="0.336594803199917">
                <text:p>0.336594803199917</text:p>
              </table:table-cell>
              <table:table-cell office:value-type="float" office:value="0.653085196800083">
                <text:p>0.653085196800083</text:p>
              </table:table-cell>
              <table:table-cell office:value-type="float" office:value="0.00516000000000001">
                <text:p>0.00516000000000001</text:p>
              </table:table-cell>
            </table:table-row>
            <table:table-row>
              <table:table-cell office:value-type="float" office:value="48364.4798622965">
                <text:p>48364.4798622965</text:p>
              </table:table-cell>
              <table:table-cell office:value-type="float" office:value="0.333749846506584">
                <text:p>0.333749846506584</text:p>
              </table:table-cell>
              <table:table-cell office:value-type="float" office:value="0.655850153493416">
                <text:p>0.655850153493416</text:p>
              </table:table-cell>
              <table:table-cell office:value-type="float" office:value="0.00520000000000001">
                <text:p>0.00520000000000001</text:p>
              </table:table-cell>
            </table:table-row>
            <table:table-row>
              <table:table-cell office:value-type="float" office:value="48392.2576400743">
                <text:p>48392.2576400743</text:p>
              </table:table-cell>
              <table:table-cell office:value-type="float" office:value="0.330928597785696">
                <text:p>0.330928597785696</text:p>
              </table:table-cell>
              <table:table-cell office:value-type="float" office:value="0.658591402214304">
                <text:p>0.658591402214304</text:p>
              </table:table-cell>
              <table:table-cell office:value-type="float" office:value="0.00524000000000001">
                <text:p>0.00524000000000001</text:p>
              </table:table-cell>
            </table:table-row>
            <table:table-row>
              <table:table-cell office:value-type="float" office:value="48420.0354178521">
                <text:p>48420.0354178521</text:p>
              </table:table-cell>
              <table:table-cell office:value-type="float" office:value="0.328130859470815">
                <text:p>0.328130859470815</text:p>
              </table:table-cell>
              <table:table-cell office:value-type="float" office:value="0.661309140529185">
                <text:p>0.661309140529185</text:p>
              </table:table-cell>
              <table:table-cell office:value-type="float" office:value="0.00528000000000001">
                <text:p>0.00528000000000001</text:p>
              </table:table-cell>
            </table:table-row>
            <table:table-row>
              <table:table-cell office:value-type="float" office:value="48447.8131956299">
                <text:p>48447.8131956299</text:p>
              </table:table-cell>
              <table:table-cell office:value-type="float" office:value="0.325356435641892">
                <text:p>0.325356435641892</text:p>
              </table:table-cell>
              <table:table-cell office:value-type="float" office:value="0.664003564358108">
                <text:p>0.664003564358108</text:p>
              </table:table-cell>
              <table:table-cell office:value-type="float" office:value="0.00532000000000001">
                <text:p>0.00532000000000001</text:p>
              </table:table-cell>
            </table:table-row>
            <table:table-row>
              <table:table-cell office:value-type="float" office:value="48475.5909734078">
                <text:p>48475.5909734078</text:p>
              </table:table-cell>
              <table:table-cell office:value-type="float" office:value="0.322605132011543">
                <text:p>0.322605132011543</text:p>
              </table:table-cell>
              <table:table-cell office:value-type="float" office:value="0.666674867988457">
                <text:p>0.666674867988457</text:p>
              </table:table-cell>
              <table:table-cell office:value-type="float" office:value="0.00536000000000001">
                <text:p>0.00536000000000001</text:p>
              </table:table-cell>
            </table:table-row>
            <table:table-row>
              <table:table-cell office:value-type="float" office:value="48503.3687511856">
                <text:p>48503.3687511856</text:p>
              </table:table-cell>
              <table:table-cell office:value-type="float" office:value="0.319876755911446">
                <text:p>0.319876755911446</text:p>
              </table:table-cell>
              <table:table-cell office:value-type="float" office:value="0.669323244088553">
                <text:p>0.669323244088553</text:p>
              </table:table-cell>
              <table:table-cell office:value-type="float" office:value="0.00540000000000001">
                <text:p>0.00540000000000001</text:p>
              </table:table-cell>
            </table:table-row>
            <table:table-row>
              <table:table-cell office:value-type="float" office:value="48531.1465289634">
                <text:p>48531.1465289634</text:p>
              </table:table-cell>
              <table:table-cell office:value-type="float" office:value="0.317171116278851">
                <text:p>0.317171116278851</text:p>
              </table:table-cell>
              <table:table-cell office:value-type="float" office:value="0.671948883721149">
                <text:p>0.671948883721149</text:p>
              </table:table-cell>
              <table:table-cell office:value-type="float" office:value="0.00544000000000001">
                <text:p>0.00544000000000001</text:p>
              </table:table-cell>
            </table:table-row>
            <table:table-row>
              <table:table-cell office:value-type="float" office:value="48558.9243067413">
                <text:p>48558.9243067413</text:p>
              </table:table-cell>
              <table:table-cell office:value-type="float" office:value="0.314488023643194">
                <text:p>0.314488023643194</text:p>
              </table:table-cell>
              <table:table-cell office:value-type="float" office:value="0.674551976356806">
                <text:p>0.674551976356806</text:p>
              </table:table-cell>
              <table:table-cell office:value-type="float" office:value="0.00548000000000001">
                <text:p>0.00548000000000001</text:p>
              </table:table-cell>
            </table:table-row>
            <table:table-row>
              <table:table-cell office:value-type="float" office:value="48586.7020845191">
                <text:p>48586.7020845191</text:p>
              </table:table-cell>
              <table:table-cell office:value-type="float" office:value="0.311827290112834">
                <text:p>0.311827290112834</text:p>
              </table:table-cell>
              <table:table-cell office:value-type="float" office:value="0.677132709887166">
                <text:p>0.677132709887166</text:p>
              </table:table-cell>
              <table:table-cell office:value-type="float" office:value="0.00552000000000001">
                <text:p>0.00552000000000001</text:p>
              </table:table-cell>
            </table:table-row>
            <table:table-row>
              <table:table-cell office:value-type="float" office:value="48614.4798622969">
                <text:p>48614.4798622969</text:p>
              </table:table-cell>
              <table:table-cell office:value-type="float" office:value="0.309188729361894">
                <text:p>0.309188729361894</text:p>
              </table:table-cell>
              <table:table-cell office:value-type="float" office:value="0.679691270638106">
                <text:p>0.679691270638106</text:p>
              </table:table-cell>
              <table:table-cell office:value-type="float" office:value="0.00556000000000001">
                <text:p>0.00556000000000001</text:p>
              </table:table-cell>
            </table:table-row>
            <table:table-row>
              <table:table-cell office:value-type="float" office:value="48642.2576400747">
                <text:p>48642.2576400747</text:p>
              </table:table-cell>
              <table:table-cell office:value-type="float" office:value="0.306572156617211">
                <text:p>0.306572156617211</text:p>
              </table:table-cell>
              <table:table-cell office:value-type="float" office:value="0.682227843382788">
                <text:p>0.682227843382788</text:p>
              </table:table-cell>
              <table:table-cell office:value-type="float" office:value="0.00560000000000001">
                <text:p>0.00560000000000001</text:p>
              </table:table-cell>
            </table:table-row>
            <table:table-row>
              <table:table-cell office:value-type="float" office:value="48670.0354178526">
                <text:p>48670.0354178526</text:p>
              </table:table-cell>
              <table:table-cell office:value-type="float" office:value="0.303977388645401">
                <text:p>0.303977388645401</text:p>
              </table:table-cell>
              <table:table-cell office:value-type="float" office:value="0.684742611354598">
                <text:p>0.684742611354598</text:p>
              </table:table-cell>
              <table:table-cell office:value-type="float" office:value="0.00564000000000001">
                <text:p>0.00564000000000001</text:p>
              </table:table-cell>
            </table:table-row>
            <table:table-row>
              <table:table-cell office:value-type="float" office:value="48697.8131956304">
                <text:p>48697.8131956304</text:p>
              </table:table-cell>
              <table:table-cell office:value-type="float" office:value="0.301404243740023">
                <text:p>0.301404243740023</text:p>
              </table:table-cell>
              <table:table-cell office:value-type="float" office:value="0.687235756259977">
                <text:p>0.687235756259977</text:p>
              </table:table-cell>
              <table:table-cell office:value-type="float" office:value="0.00568000000000001">
                <text:p>0.00568000000000001</text:p>
              </table:table-cell>
            </table:table-row>
            <table:table-row>
              <table:table-cell office:value-type="float" office:value="48725.5909734082">
                <text:p>48725.5909734082</text:p>
              </table:table-cell>
              <table:table-cell office:value-type="float" office:value="0.298852541708856">
                <text:p>0.298852541708856</text:p>
              </table:table-cell>
              <table:table-cell office:value-type="float" office:value="0.689707458291144">
                <text:p>0.689707458291144</text:p>
              </table:table-cell>
              <table:table-cell office:value-type="float" office:value="0.00572000000000001">
                <text:p>0.00572000000000001</text:p>
              </table:table-cell>
            </table:table-row>
            <table:table-row>
              <table:table-cell office:value-type="float" office:value="48753.3687511861">
                <text:p>48753.3687511861</text:p>
              </table:table-cell>
              <table:table-cell office:value-type="float" office:value="0.296322103861282">
                <text:p>0.296322103861282</text:p>
              </table:table-cell>
              <table:table-cell office:value-type="float" office:value="0.692157896138717">
                <text:p>0.692157896138717</text:p>
              </table:table-cell>
              <table:table-cell office:value-type="float" office:value="0.00576000000000001">
                <text:p>0.00576000000000001</text:p>
              </table:table-cell>
            </table:table-row>
            <table:table-row>
              <table:table-cell office:value-type="float" office:value="48781.1465289639">
                <text:p>48781.1465289639</text:p>
              </table:table-cell>
              <table:table-cell office:value-type="float" office:value="0.293812752995772">
                <text:p>0.293812752995772</text:p>
              </table:table-cell>
              <table:table-cell office:value-type="float" office:value="0.694587247004228">
                <text:p>0.694587247004228</text:p>
              </table:table-cell>
              <table:table-cell office:value-type="float" office:value="0.00580000000000001">
                <text:p>0.00580000000000001</text:p>
              </table:table-cell>
            </table:table-row>
            <table:table-row>
              <table:table-cell office:value-type="float" office:value="48808.9243067417">
                <text:p>48808.9243067417</text:p>
              </table:table-cell>
              <table:table-cell office:value-type="float" office:value="0.291324313387474">
                <text:p>0.291324313387474</text:p>
              </table:table-cell>
              <table:table-cell office:value-type="float" office:value="0.696995686612526">
                <text:p>0.696995686612526</text:p>
              </table:table-cell>
              <table:table-cell office:value-type="float" office:value="0.00584000000000001">
                <text:p>0.00584000000000001</text:p>
              </table:table-cell>
            </table:table-row>
            <table:table-row>
              <table:table-cell office:value-type="float" office:value="48836.7020845195">
                <text:p>48836.7020845195</text:p>
              </table:table-cell>
              <table:table-cell office:value-type="float" office:value="0.288856610775911">
                <text:p>0.288856610775911</text:p>
              </table:table-cell>
              <table:table-cell office:value-type="float" office:value="0.699383389224088">
                <text:p>0.699383389224088</text:p>
              </table:table-cell>
              <table:table-cell office:value-type="float" office:value="0.00588000000000001">
                <text:p>0.00588000000000001</text:p>
              </table:table-cell>
            </table:table-row>
            <table:table-row>
              <table:table-cell office:value-type="float" office:value="48864.4798622974">
                <text:p>48864.4798622974</text:p>
              </table:table-cell>
              <table:table-cell office:value-type="float" office:value="0.286409472352779">
                <text:p>0.286409472352779</text:p>
              </table:table-cell>
              <table:table-cell office:value-type="float" office:value="0.701750527647221">
                <text:p>0.701750527647221</text:p>
              </table:table-cell>
              <table:table-cell office:value-type="float" office:value="0.00592000000000001">
                <text:p>0.00592000000000001</text:p>
              </table:table-cell>
            </table:table-row>
            <table:table-row>
              <table:table-cell office:value-type="float" office:value="48892.2576400752">
                <text:p>48892.2576400752</text:p>
              </table:table-cell>
              <table:table-cell office:value-type="float" office:value="0.283982726749839">
                <text:p>0.283982726749839</text:p>
              </table:table-cell>
              <table:table-cell office:value-type="float" office:value="0.704097273250161">
                <text:p>0.704097273250161</text:p>
              </table:table-cell>
              <table:table-cell office:value-type="float" office:value="0.00596000000000001">
                <text:p>0.00596000000000001</text:p>
              </table:table-cell>
            </table:table-row>
            <table:table-row>
              <table:table-cell office:value-type="float" office:value="48920.035417853">
                <text:p>48920.035417853</text:p>
              </table:table-cell>
              <table:table-cell office:value-type="float" office:value="0.281576204026924">
                <text:p>0.281576204026924</text:p>
              </table:table-cell>
              <table:table-cell office:value-type="float" office:value="0.706423795973076">
                <text:p>0.706423795973076</text:p>
              </table:table-cell>
              <table:table-cell office:value-type="float" office:value="0.00600000000000001">
                <text:p>0.00600000000000001</text:p>
              </table:table-cell>
            </table:table-row>
            <table:table-row>
              <table:table-cell office:value-type="float" office:value="48947.8131956308">
                <text:p>48947.8131956308</text:p>
              </table:table-cell>
              <table:table-cell office:value-type="float" office:value="0.279189735660033">
                <text:p>0.279189735660033</text:p>
              </table:table-cell>
              <table:table-cell office:value-type="float" office:value="0.708730264339967">
                <text:p>0.708730264339967</text:p>
              </table:table-cell>
              <table:table-cell office:value-type="float" office:value="0.00604000000000001">
                <text:p>0.00604000000000001</text:p>
              </table:table-cell>
            </table:table-row>
            <table:table-row>
              <table:table-cell office:value-type="float" office:value="48975.5909734087">
                <text:p>48975.5909734087</text:p>
              </table:table-cell>
              <table:table-cell office:value-type="float" office:value="0.276823154529533">
                <text:p>0.276823154529533</text:p>
              </table:table-cell>
              <table:table-cell office:value-type="float" office:value="0.711016845470468">
                <text:p>0.711016845470468</text:p>
              </table:table-cell>
              <table:table-cell office:value-type="float" office:value="0.00608000000000001">
                <text:p>0.00608000000000001</text:p>
              </table:table-cell>
            </table:table-row>
            <table:table-row>
              <table:table-cell office:value-type="float" office:value="49003.3687511865">
                <text:p>49003.3687511865</text:p>
              </table:table-cell>
              <table:table-cell office:value-type="float" office:value="0.274476294908453">
                <text:p>0.274476294908453</text:p>
              </table:table-cell>
              <table:table-cell office:value-type="float" office:value="0.713283705091547">
                <text:p>0.713283705091547</text:p>
              </table:table-cell>
              <table:table-cell office:value-type="float" office:value="0.00612000000000001">
                <text:p>0.00612000000000001</text:p>
              </table:table-cell>
            </table:table-row>
            <table:table-row>
              <table:table-cell office:value-type="float" office:value="49031.1465289643">
                <text:p>49031.1465289643</text:p>
              </table:table-cell>
              <table:table-cell office:value-type="float" office:value="0.272148992450883">
                <text:p>0.272148992450883</text:p>
              </table:table-cell>
              <table:table-cell office:value-type="float" office:value="0.715531007549117">
                <text:p>0.715531007549117</text:p>
              </table:table-cell>
              <table:table-cell office:value-type="float" office:value="0.00616000000000001">
                <text:p>0.00616000000000001</text:p>
              </table:table-cell>
            </table:table-row>
            <table:table-row>
              <table:table-cell office:value-type="float" office:value="49058.9243067422">
                <text:p>49058.9243067422</text:p>
              </table:table-cell>
              <table:table-cell office:value-type="float" office:value="0.269841084180459">
                <text:p>0.269841084180459</text:p>
              </table:table-cell>
              <table:table-cell office:value-type="float" office:value="0.717758915819542">
                <text:p>0.717758915819542</text:p>
              </table:table-cell>
              <table:table-cell office:value-type="float" office:value="0.00620000000000001">
                <text:p>0.00620000000000001</text:p>
              </table:table-cell>
            </table:table-row>
            <table:table-row>
              <table:table-cell office:value-type="float" office:value="49086.70208452">
                <text:p>49086.70208452</text:p>
              </table:table-cell>
              <table:table-cell office:value-type="float" office:value="0.267552408478955">
                <text:p>0.267552408478955</text:p>
              </table:table-cell>
              <table:table-cell office:value-type="float" office:value="0.719967591521045">
                <text:p>0.719967591521045</text:p>
              </table:table-cell>
              <table:table-cell office:value-type="float" office:value="0.00624000000000001">
                <text:p>0.00624000000000001</text:p>
              </table:table-cell>
            </table:table-row>
            <table:table-row>
              <table:table-cell office:value-type="float" office:value="49114.4798622978">
                <text:p>49114.4798622978</text:p>
              </table:table-cell>
              <table:table-cell office:value-type="float" office:value="0.265282805074964">
                <text:p>0.265282805074964</text:p>
              </table:table-cell>
              <table:table-cell office:value-type="float" office:value="0.722157194925037">
                <text:p>0.722157194925037</text:p>
              </table:table-cell>
              <table:table-cell office:value-type="float" office:value="0.00628000000000001">
                <text:p>0.00628000000000001</text:p>
              </table:table-cell>
            </table:table-row>
            <table:table-row>
              <table:table-cell office:value-type="float" office:value="49142.2576400756">
                <text:p>49142.2576400756</text:p>
              </table:table-cell>
              <table:table-cell office:value-type="float" office:value="0.263032115032672">
                <text:p>0.263032115032672</text:p>
              </table:table-cell>
              <table:table-cell office:value-type="float" office:value="0.724327884967328">
                <text:p>0.724327884967328</text:p>
              </table:table-cell>
              <table:table-cell office:value-type="float" office:value="0.00632000000000001">
                <text:p>0.00632000000000001</text:p>
              </table:table-cell>
            </table:table-row>
            <table:table-row>
              <table:table-cell office:value-type="float" office:value="49170.0354178535">
                <text:p>49170.0354178535</text:p>
              </table:table-cell>
              <table:table-cell office:value-type="float" office:value="0.260800180740733">
                <text:p>0.260800180740733</text:p>
              </table:table-cell>
              <table:table-cell office:value-type="float" office:value="0.726479819259267">
                <text:p>0.726479819259267</text:p>
              </table:table-cell>
              <table:table-cell office:value-type="float" office:value="0.00636000000000001">
                <text:p>0.00636000000000001</text:p>
              </table:table-cell>
            </table:table-row>
            <table:table-row>
              <table:table-cell office:value-type="float" office:value="49197.8131956313">
                <text:p>49197.8131956313</text:p>
              </table:table-cell>
              <table:table-cell office:value-type="float" office:value="0.258586845901227">
                <text:p>0.258586845901227</text:p>
              </table:table-cell>
              <table:table-cell office:value-type="float" office:value="0.728613154098773">
                <text:p>0.728613154098773</text:p>
              </table:table-cell>
              <table:table-cell office:value-type="float" office:value="0.00640000000000001">
                <text:p>0.00640000000000001</text:p>
              </table:table-cell>
            </table:table-row>
            <table:table-row>
              <table:table-cell office:value-type="float" office:value="49225.5909734091">
                <text:p>49225.5909734091</text:p>
              </table:table-cell>
              <table:table-cell office:value-type="float" office:value="0.256391955518717">
                <text:p>0.256391955518717</text:p>
              </table:table-cell>
              <table:table-cell office:value-type="float" office:value="0.730728044481283">
                <text:p>0.730728044481283</text:p>
              </table:table-cell>
              <table:table-cell office:value-type="float" office:value="0.00644000000000001">
                <text:p>0.00644000000000001</text:p>
              </table:table-cell>
            </table:table-row>
            <table:table-row>
              <table:table-cell office:value-type="float" office:value="49253.3687511869">
                <text:p>49253.3687511869</text:p>
              </table:table-cell>
              <table:table-cell office:value-type="float" office:value="0.254215355889395">
                <text:p>0.254215355889395</text:p>
              </table:table-cell>
              <table:table-cell office:value-type="float" office:value="0.732824644110606">
                <text:p>0.732824644110606</text:p>
              </table:table-cell>
              <table:table-cell office:value-type="float" office:value="0.00648000000000001">
                <text:p>0.00648000000000001</text:p>
              </table:table-cell>
            </table:table-row>
            <table:table-row>
              <table:table-cell office:value-type="float" office:value="49281.1465289648">
                <text:p>49281.1465289648</text:p>
              </table:table-cell>
              <table:table-cell office:value-type="float" office:value="0.252056894590316">
                <text:p>0.252056894590316</text:p>
              </table:table-cell>
              <table:table-cell office:value-type="float" office:value="0.734903105409684">
                <text:p>0.734903105409684</text:p>
              </table:table-cell>
              <table:table-cell office:value-type="float" office:value="0.00652000000000002">
                <text:p>0.00652000000000002</text:p>
              </table:table-cell>
            </table:table-row>
            <table:table-row>
              <table:table-cell office:value-type="float" office:value="49308.9243067426">
                <text:p>49308.9243067426</text:p>
              </table:table-cell>
              <table:table-cell office:value-type="float" office:value="0.24991642046873">
                <text:p>0.24991642046873</text:p>
              </table:table-cell>
              <table:table-cell office:value-type="float" office:value="0.73696357953127">
                <text:p>0.73696357953127</text:p>
              </table:table-cell>
              <table:table-cell office:value-type="float" office:value="0.00656000000000002">
                <text:p>0.00656000000000002</text:p>
              </table:table-cell>
            </table:table-row>
            <table:table-row>
              <table:table-cell office:value-type="float" office:value="49336.7020845204">
                <text:p>49336.7020845204</text:p>
              </table:table-cell>
              <table:table-cell office:value-type="float" office:value="0.247793783631491">
                <text:p>0.247793783631491</text:p>
              </table:table-cell>
              <table:table-cell office:value-type="float" office:value="0.739006216368509">
                <text:p>0.739006216368509</text:p>
              </table:table-cell>
              <table:table-cell office:value-type="float" office:value="0.00660000000000002">
                <text:p>0.00660000000000002</text:p>
              </table:table-cell>
            </table:table-row>
            <table:table-row>
              <table:table-cell office:value-type="float" office:value="49364.4798622982">
                <text:p>49364.4798622982</text:p>
              </table:table-cell>
              <table:table-cell office:value-type="float" office:value="0.245688835434562">
                <text:p>0.245688835434562</text:p>
              </table:table-cell>
              <table:table-cell office:value-type="float" office:value="0.741031164565439">
                <text:p>0.741031164565439</text:p>
              </table:table-cell>
              <table:table-cell office:value-type="float" office:value="0.00664000000000002">
                <text:p>0.00664000000000002</text:p>
              </table:table-cell>
            </table:table-row>
            <table:table-row>
              <table:table-cell office:value-type="float" office:value="49392.2576400761">
                <text:p>49392.2576400761</text:p>
              </table:table-cell>
              <table:table-cell office:value-type="float" office:value="0.243601428472607">
                <text:p>0.243601428472607</text:p>
              </table:table-cell>
              <table:table-cell office:value-type="float" office:value="0.743038571527393">
                <text:p>0.743038571527393</text:p>
              </table:table-cell>
              <table:table-cell office:value-type="float" office:value="0.00668000000000002">
                <text:p>0.00668000000000002</text:p>
              </table:table-cell>
            </table:table-row>
            <table:table-row>
              <table:table-cell office:value-type="float" office:value="49420.0354178539">
                <text:p>49420.0354178539</text:p>
              </table:table-cell>
              <table:table-cell office:value-type="float" office:value="0.241531416568669">
                <text:p>0.241531416568669</text:p>
              </table:table-cell>
              <table:table-cell office:value-type="float" office:value="0.745028583431332">
                <text:p>0.745028583431332</text:p>
              </table:table-cell>
              <table:table-cell office:value-type="float" office:value="0.00672000000000002">
                <text:p>0.00672000000000002</text:p>
              </table:table-cell>
            </table:table-row>
            <table:table-row>
              <table:table-cell office:value-type="float" office:value="49447.8131956317">
                <text:p>49447.8131956317</text:p>
              </table:table-cell>
              <table:table-cell office:value-type="float" office:value="0.23947865476393">
                <text:p>0.23947865476393</text:p>
              </table:table-cell>
              <table:table-cell office:value-type="float" office:value="0.747001345236071">
                <text:p>0.747001345236071</text:p>
              </table:table-cell>
              <table:table-cell office:value-type="float" office:value="0.00676000000000002">
                <text:p>0.00676000000000002</text:p>
              </table:table-cell>
            </table:table-row>
            <table:table-row>
              <table:table-cell office:value-type="float" office:value="49475.5909734096">
                <text:p>49475.5909734096</text:p>
              </table:table-cell>
              <table:table-cell office:value-type="float" office:value="0.237442999307564">
                <text:p>0.237442999307564</text:p>
              </table:table-cell>
              <table:table-cell office:value-type="float" office:value="0.748957000692437">
                <text:p>0.748957000692437</text:p>
              </table:table-cell>
              <table:table-cell office:value-type="float" office:value="0.00680000000000002">
                <text:p>0.00680000000000002</text:p>
              </table:table-cell>
            </table:table-row>
            <table:table-row>
              <table:table-cell office:value-type="float" office:value="49503.3687511874">
                <text:p>49503.3687511874</text:p>
              </table:table-cell>
              <table:table-cell office:value-type="float" office:value="0.235424307646667">
                <text:p>0.235424307646667</text:p>
              </table:table-cell>
              <table:table-cell office:value-type="float" office:value="0.750895692353333">
                <text:p>0.750895692353333</text:p>
              </table:table-cell>
              <table:table-cell office:value-type="float" office:value="0.00684000000000002">
                <text:p>0.00684000000000002</text:p>
              </table:table-cell>
            </table:table-row>
            <table:table-row>
              <table:table-cell office:value-type="float" office:value="49531.1465289652">
                <text:p>49531.1465289652</text:p>
              </table:table-cell>
              <table:table-cell office:value-type="float" office:value="0.233422438416278">
                <text:p>0.233422438416278</text:p>
              </table:table-cell>
              <table:table-cell office:value-type="float" office:value="0.752817561583722">
                <text:p>0.752817561583722</text:p>
              </table:table-cell>
              <table:table-cell office:value-type="float" office:value="0.00688000000000002">
                <text:p>0.00688000000000002</text:p>
              </table:table-cell>
            </table:table-row>
            <table:table-row>
              <table:table-cell office:value-type="float" office:value="49558.924306743">
                <text:p>49558.924306743</text:p>
              </table:table-cell>
              <table:table-cell office:value-type="float" office:value="0.231437251429476">
                <text:p>0.231437251429476</text:p>
              </table:table-cell>
              <table:table-cell office:value-type="float" office:value="0.754722748570524">
                <text:p>0.754722748570524</text:p>
              </table:table-cell>
              <table:table-cell office:value-type="float" office:value="0.00692000000000002">
                <text:p>0.00692000000000002</text:p>
              </table:table-cell>
            </table:table-row>
            <table:table-row>
              <table:table-cell office:value-type="float" office:value="49586.7020845209">
                <text:p>49586.7020845209</text:p>
              </table:table-cell>
              <table:table-cell office:value-type="float" office:value="0.229468607667564">
                <text:p>0.229468607667564</text:p>
              </table:table-cell>
              <table:table-cell office:value-type="float" office:value="0.756611392332437">
                <text:p>0.756611392332437</text:p>
              </table:table-cell>
              <table:table-cell office:value-type="float" office:value="0.00696000000000002">
                <text:p>0.00696000000000002</text:p>
              </table:table-cell>
            </table:table-row>
            <table:table-row>
              <table:table-cell office:value-type="float" office:value="49614.4798622987">
                <text:p>49614.4798622987</text:p>
              </table:table-cell>
              <table:table-cell office:value-type="float" office:value="0.227516369270334">
                <text:p>0.227516369270334</text:p>
              </table:table-cell>
              <table:table-cell office:value-type="float" office:value="0.758483630729666">
                <text:p>0.758483630729666</text:p>
              </table:table-cell>
              <table:table-cell office:value-type="float" office:value="0.00700000000000002">
                <text:p>0.00700000000000002</text:p>
              </table:table-cell>
            </table:table-row>
            <table:table-row>
              <table:table-cell office:value-type="float" office:value="49642.2576400765">
                <text:p>49642.2576400765</text:p>
              </table:table-cell>
              <table:table-cell office:value-type="float" office:value="0.225580399526415">
                <text:p>0.225580399526415</text:p>
              </table:table-cell>
              <table:table-cell office:value-type="float" office:value="0.760339600473586">
                <text:p>0.760339600473586</text:p>
              </table:table-cell>
              <table:table-cell office:value-type="float" office:value="0.00704000000000002">
                <text:p>0.00704000000000002</text:p>
              </table:table-cell>
            </table:table-row>
            <table:table-row>
              <table:table-cell office:value-type="float" office:value="49670.0354178544">
                <text:p>49670.0354178544</text:p>
              </table:table-cell>
              <table:table-cell office:value-type="float" office:value="0.223660562863694">
                <text:p>0.223660562863694</text:p>
              </table:table-cell>
              <table:table-cell office:value-type="float" office:value="0.762179437136306">
                <text:p>0.762179437136306</text:p>
              </table:table-cell>
              <table:table-cell office:value-type="float" office:value="0.00708000000000002">
                <text:p>0.00708000000000002</text:p>
              </table:table-cell>
            </table:table-row>
            <table:table-row>
              <table:table-cell office:value-type="float" office:value="49697.8131956322">
                <text:p>49697.8131956322</text:p>
              </table:table-cell>
              <table:table-cell office:value-type="float" office:value="0.22175672483983">
                <text:p>0.22175672483983</text:p>
              </table:table-cell>
              <table:table-cell office:value-type="float" office:value="0.76400327516017">
                <text:p>0.76400327516017</text:p>
              </table:table-cell>
              <table:table-cell office:value-type="float" office:value="0.00712000000000002">
                <text:p>0.00712000000000002</text:p>
              </table:table-cell>
            </table:table-row>
            <table:table-row>
              <table:table-cell office:value-type="float" office:value="49725.59097341">
                <text:p>49725.59097341</text:p>
              </table:table-cell>
              <table:table-cell office:value-type="float" office:value="0.219868752132832">
                <text:p>0.219868752132832</text:p>
              </table:table-cell>
              <table:table-cell office:value-type="float" office:value="0.765811247867169">
                <text:p>0.765811247867169</text:p>
              </table:table-cell>
              <table:table-cell office:value-type="float" office:value="0.00716000000000002">
                <text:p>0.00716000000000002</text:p>
              </table:table-cell>
            </table:table-row>
            <table:table-row>
              <table:table-cell office:value-type="float" office:value="49753.3687511878">
                <text:p>49753.3687511878</text:p>
              </table:table-cell>
              <table:table-cell office:value-type="float" office:value="0.217996512531725">
                <text:p>0.217996512531725</text:p>
              </table:table-cell>
              <table:table-cell office:value-type="float" office:value="0.767603487468276">
                <text:p>0.767603487468276</text:p>
              </table:table-cell>
              <table:table-cell office:value-type="float" office:value="0.00720000000000002">
                <text:p>0.00720000000000002</text:p>
              </table:table-cell>
            </table:table-row>
            <table:table-row>
              <table:table-cell office:value-type="float" office:value="49781.1465289657">
                <text:p>49781.1465289657</text:p>
              </table:table-cell>
              <table:table-cell office:value-type="float" office:value="0.216139874927294">
                <text:p>0.216139874927294</text:p>
              </table:table-cell>
              <table:table-cell office:value-type="float" office:value="0.769380125072707">
                <text:p>0.769380125072707</text:p>
              </table:table-cell>
              <table:table-cell office:value-type="float" office:value="0.00724000000000002">
                <text:p>0.00724000000000002</text:p>
              </table:table-cell>
            </table:table-row>
            <table:table-row>
              <table:table-cell office:value-type="float" office:value="49808.9243067435">
                <text:p>49808.9243067435</text:p>
              </table:table-cell>
              <table:table-cell office:value-type="float" office:value="0.2142987093029">
                <text:p>0.2142987093029</text:p>
              </table:table-cell>
              <table:table-cell office:value-type="float" office:value="0.771141290697101">
                <text:p>0.771141290697101</text:p>
              </table:table-cell>
              <table:table-cell office:value-type="float" office:value="0.00728000000000002">
                <text:p>0.00728000000000002</text:p>
              </table:table-cell>
            </table:table-row>
            <table:table-row>
              <table:table-cell office:value-type="float" office:value="49836.7020845213">
                <text:p>49836.7020845213</text:p>
              </table:table-cell>
              <table:table-cell office:value-type="float" office:value="0.212472886725375">
                <text:p>0.212472886725375</text:p>
              </table:table-cell>
              <table:table-cell office:value-type="float" office:value="0.772887113274625">
                <text:p>0.772887113274625</text:p>
              </table:table-cell>
              <table:table-cell office:value-type="float" office:value="0.00732000000000002">
                <text:p>0.00732000000000002</text:p>
              </table:table-cell>
            </table:table-row>
            <table:table-row>
              <table:table-cell office:value-type="float" office:value="49864.4798622992">
                <text:p>49864.4798622992</text:p>
              </table:table-cell>
              <table:table-cell office:value-type="float" office:value="0.210662279335997">
                <text:p>0.210662279335997</text:p>
              </table:table-cell>
              <table:table-cell office:value-type="float" office:value="0.774617720664003">
                <text:p>0.774617720664003</text:p>
              </table:table-cell>
              <table:table-cell office:value-type="float" office:value="0.00736000000000002">
                <text:p>0.00736000000000002</text:p>
              </table:table-cell>
            </table:table-row>
            <table:table-row>
              <table:table-cell office:value-type="float" office:value="49892.257640077">
                <text:p>49892.257640077</text:p>
              </table:table-cell>
              <table:table-cell office:value-type="float" office:value="0.208866760341531">
                <text:p>0.208866760341531</text:p>
              </table:table-cell>
              <table:table-cell office:value-type="float" office:value="0.77633323965847">
                <text:p>0.77633323965847</text:p>
              </table:table-cell>
              <table:table-cell office:value-type="float" office:value="0.00740000000000002">
                <text:p>0.00740000000000002</text:p>
              </table:table-cell>
            </table:table-row>
            <table:table-row>
              <table:table-cell office:value-type="float" office:value="49920.0354178548">
                <text:p>49920.0354178548</text:p>
              </table:table-cell>
              <table:table-cell office:value-type="float" office:value="0.207086204005351">
                <text:p>0.207086204005351</text:p>
              </table:table-cell>
              <table:table-cell office:value-type="float" office:value="0.778033795994649">
                <text:p>0.778033795994649</text:p>
              </table:table-cell>
              <table:table-cell office:value-type="float" office:value="0.00744000000000002">
                <text:p>0.00744000000000002</text:p>
              </table:table-cell>
            </table:table-row>
            <table:table-row>
              <table:table-cell office:value-type="float" office:value="49947.8131956326">
                <text:p>49947.8131956326</text:p>
              </table:table-cell>
              <table:table-cell office:value-type="float" office:value="0.20532048563864">
                <text:p>0.20532048563864</text:p>
              </table:table-cell>
              <table:table-cell office:value-type="float" office:value="0.77971951436136">
                <text:p>0.77971951436136</text:p>
              </table:table-cell>
              <table:table-cell office:value-type="float" office:value="0.00748000000000002">
                <text:p>0.00748000000000002</text:p>
              </table:table-cell>
            </table:table-row>
            <table:table-row>
              <table:table-cell office:value-type="float" office:value="49975.5909734105">
                <text:p>49975.5909734105</text:p>
              </table:table-cell>
              <table:table-cell office:value-type="float" office:value="0.203569481591651">
                <text:p>0.203569481591651</text:p>
              </table:table-cell>
              <table:table-cell office:value-type="float" office:value="0.781390518408349">
                <text:p>0.781390518408349</text:p>
              </table:table-cell>
              <table:table-cell office:value-type="float" office:value="0.00752000000000002">
                <text:p>0.00752000000000002</text:p>
              </table:table-cell>
            </table:table-row>
            <table:table-row>
              <table:table-cell office:value-type="float" office:value="50003.3687511883">
                <text:p>50003.3687511883</text:p>
              </table:table-cell>
              <table:table-cell office:value-type="float" office:value="0.201833069245054">
                <text:p>0.201833069245054</text:p>
              </table:table-cell>
              <table:table-cell office:value-type="float" office:value="0.783046930754946">
                <text:p>0.783046930754946</text:p>
              </table:table-cell>
              <table:table-cell office:value-type="float" office:value="0.00756000000000002">
                <text:p>0.00756000000000002</text:p>
              </table:table-cell>
            </table:table-row>
            <table:table-row>
              <table:table-cell office:value-type="float" office:value="50031.1465289661">
                <text:p>50031.1465289661</text:p>
              </table:table-cell>
              <table:table-cell office:value-type="float" office:value="0.200111127001345">
                <text:p>0.200111127001345</text:p>
              </table:table-cell>
              <table:table-cell office:value-type="float" office:value="0.784688872998655">
                <text:p>0.784688872998655</text:p>
              </table:table-cell>
              <table:table-cell office:value-type="float" office:value="0.00760000000000002">
                <text:p>0.00760000000000002</text:p>
              </table:table-cell>
            </table:table-row>
            <table:table-row>
              <table:table-cell office:value-type="float" office:value="50058.9243067439">
                <text:p>50058.9243067439</text:p>
              </table:table-cell>
              <table:table-cell office:value-type="float" office:value="0.198403534276334">
                <text:p>0.198403534276334</text:p>
              </table:table-cell>
              <table:table-cell office:value-type="float" office:value="0.786316465723666">
                <text:p>0.786316465723666</text:p>
              </table:table-cell>
              <table:table-cell office:value-type="float" office:value="0.00764000000000002">
                <text:p>0.00764000000000002</text:p>
              </table:table-cell>
            </table:table-row>
            <table:table-row>
              <table:table-cell office:value-type="float" office:value="50086.7020845218">
                <text:p>50086.7020845218</text:p>
              </table:table-cell>
              <table:table-cell office:value-type="float" office:value="0.196710171490698">
                <text:p>0.196710171490698</text:p>
              </table:table-cell>
              <table:table-cell office:value-type="float" office:value="0.787929828509302">
                <text:p>0.787929828509302</text:p>
              </table:table-cell>
              <table:table-cell office:value-type="float" office:value="0.00768000000000002">
                <text:p>0.00768000000000002</text:p>
              </table:table-cell>
            </table:table-row>
            <table:table-row>
              <table:table-cell office:value-type="float" office:value="50114.4798622996">
                <text:p>50114.4798622996</text:p>
              </table:table-cell>
              <table:table-cell office:value-type="float" office:value="0.195030920061609">
                <text:p>0.195030920061609</text:p>
              </table:table-cell>
              <table:table-cell office:value-type="float" office:value="0.789529079938391">
                <text:p>0.789529079938391</text:p>
              </table:table-cell>
              <table:table-cell office:value-type="float" office:value="0.00772000000000002">
                <text:p>0.00772000000000002</text:p>
              </table:table-cell>
            </table:table-row>
            <table:table-row>
              <table:table-cell office:value-type="float" office:value="50142.2576400774">
                <text:p>50142.2576400774</text:p>
              </table:table-cell>
              <table:table-cell office:value-type="float" office:value="0.193365662394429">
                <text:p>0.193365662394429</text:p>
              </table:table-cell>
              <table:table-cell office:value-type="float" office:value="0.791114337605571">
                <text:p>0.791114337605571</text:p>
              </table:table-cell>
              <table:table-cell office:value-type="float" office:value="0.00776000000000002">
                <text:p>0.00776000000000002</text:p>
              </table:table-cell>
            </table:table-row>
            <table:table-row>
              <table:table-cell office:value-type="float" office:value="50170.0354178553">
                <text:p>50170.0354178553</text:p>
              </table:table-cell>
              <table:table-cell office:value-type="float" office:value="0.191714281874475">
                <text:p>0.191714281874475</text:p>
              </table:table-cell>
              <table:table-cell office:value-type="float" office:value="0.792685718125525">
                <text:p>0.792685718125525</text:p>
              </table:table-cell>
              <table:table-cell office:value-type="float" office:value="0.00780000000000002">
                <text:p>0.00780000000000002</text:p>
              </table:table-cell>
            </table:table-row>
            <table:table-row>
              <table:table-cell office:value-type="float" office:value="50197.8131956331">
                <text:p>50197.8131956331</text:p>
              </table:table-cell>
              <table:table-cell office:value-type="float" office:value="0.190076662858855">
                <text:p>0.190076662858855</text:p>
              </table:table-cell>
              <table:table-cell office:value-type="float" office:value="0.794243337141146">
                <text:p>0.794243337141146</text:p>
              </table:table-cell>
              <table:table-cell office:value-type="float" office:value="0.00784000000000002">
                <text:p>0.00784000000000002</text:p>
              </table:table-cell>
            </table:table-row>
            <table:table-row>
              <table:table-cell office:value-type="float" office:value="50225.5909734109">
                <text:p>50225.5909734109</text:p>
              </table:table-cell>
              <table:table-cell office:value-type="float" office:value="0.188452690668364">
                <text:p>0.188452690668364</text:p>
              </table:table-cell>
              <table:table-cell office:value-type="float" office:value="0.795787309331636">
                <text:p>0.795787309331636</text:p>
              </table:table-cell>
              <table:table-cell office:value-type="float" office:value="0.00788000000000002">
                <text:p>0.00788000000000002</text:p>
              </table:table-cell>
            </table:table-row>
            <table:table-row>
              <table:table-cell office:value-type="float" office:value="50253.3687511887">
                <text:p>50253.3687511887</text:p>
              </table:table-cell>
              <table:table-cell office:value-type="float" office:value="0.186842251579461">
                <text:p>0.186842251579461</text:p>
              </table:table-cell>
              <table:table-cell office:value-type="float" office:value="0.797317748420539">
                <text:p>0.797317748420539</text:p>
              </table:table-cell>
              <table:table-cell office:value-type="float" office:value="0.00792000000000002">
                <text:p>0.00792000000000002</text:p>
              </table:table-cell>
            </table:table-row>
            <table:table-row>
              <table:table-cell office:value-type="float" office:value="50281.1465289666">
                <text:p>50281.1465289666</text:p>
              </table:table-cell>
              <table:table-cell office:value-type="float" office:value="0.185245232816299">
                <text:p>0.185245232816299</text:p>
              </table:table-cell>
              <table:table-cell office:value-type="float" office:value="0.798834767183701">
                <text:p>0.798834767183701</text:p>
              </table:table-cell>
              <table:table-cell office:value-type="float" office:value="0.00796000000000002">
                <text:p>0.00796000000000002</text:p>
              </table:table-cell>
            </table:table-row>
            <table:table-row>
              <table:table-cell office:value-type="float" office:value="50308.9243067444">
                <text:p>50308.9243067444</text:p>
              </table:table-cell>
              <table:table-cell office:value-type="float" office:value="0.18366152254283">
                <text:p>0.18366152254283</text:p>
              </table:table-cell>
              <table:table-cell office:value-type="float" office:value="0.80033847745717">
                <text:p>0.80033847745717</text:p>
              </table:table-cell>
              <table:table-cell office:value-type="float" office:value="0.00800000000000002">
                <text:p>0.00800000000000002</text:p>
              </table:table-cell>
            </table:table-row>
            <table:table-row>
              <table:table-cell office:value-type="float" office:value="50336.7020845222">
                <text:p>50336.7020845222</text:p>
              </table:table-cell>
              <table:table-cell office:value-type="float" office:value="0.182091009854973">
                <text:p>0.182091009854973</text:p>
              </table:table-cell>
              <table:table-cell office:value-type="float" office:value="0.801828990145027">
                <text:p>0.801828990145027</text:p>
              </table:table-cell>
              <table:table-cell office:value-type="float" office:value="0.00804000000000002">
                <text:p>0.00804000000000002</text:p>
              </table:table-cell>
            </table:table-row>
            <table:table-row>
              <table:table-cell office:value-type="float" office:value="50364.4798623">
                <text:p>50364.4798623</text:p>
              </table:table-cell>
              <table:table-cell office:value-type="float" office:value="0.180533584772848">
                <text:p>0.180533584772848</text:p>
              </table:table-cell>
              <table:table-cell office:value-type="float" office:value="0.803306415227152">
                <text:p>0.803306415227152</text:p>
              </table:table-cell>
              <table:table-cell office:value-type="float" office:value="0.00808000000000002">
                <text:p>0.00808000000000002</text:p>
              </table:table-cell>
            </table:table-row>
            <table:table-row>
              <table:table-cell office:value-type="float" office:value="50392.2576400779">
                <text:p>50392.2576400779</text:p>
              </table:table-cell>
              <table:table-cell office:value-type="float" office:value="0.178989138233074">
                <text:p>0.178989138233074</text:p>
              </table:table-cell>
              <table:table-cell office:value-type="float" office:value="0.804770861766926">
                <text:p>0.804770861766926</text:p>
              </table:table-cell>
              <table:table-cell office:value-type="float" office:value="0.00812000000000002">
                <text:p>0.00812000000000002</text:p>
              </table:table-cell>
            </table:table-row>
            <table:table-row>
              <table:table-cell office:value-type="float" office:value="50420.0354178557">
                <text:p>50420.0354178557</text:p>
              </table:table-cell>
              <table:table-cell office:value-type="float" office:value="0.177457562081132">
                <text:p>0.177457562081132</text:p>
              </table:table-cell>
              <table:table-cell office:value-type="float" office:value="0.806222437918868">
                <text:p>0.806222437918868</text:p>
              </table:table-cell>
              <table:table-cell office:value-type="float" office:value="0.00816000000000002">
                <text:p>0.00816000000000002</text:p>
              </table:table-cell>
            </table:table-row>
            <table:table-row>
              <table:table-cell office:value-type="float" office:value="50447.8131956335">
                <text:p>50447.8131956335</text:p>
              </table:table-cell>
              <table:table-cell office:value-type="float" office:value="0.175938749063789">
                <text:p>0.175938749063789</text:p>
              </table:table-cell>
              <table:table-cell office:value-type="float" office:value="0.807661250936211">
                <text:p>0.807661250936211</text:p>
              </table:table-cell>
              <table:table-cell office:value-type="float" office:value="0.00820000000000002">
                <text:p>0.00820000000000002</text:p>
              </table:table-cell>
            </table:table-row>
            <table:table-row>
              <table:table-cell office:value-type="float" office:value="50475.5909734114">
                <text:p>50475.5909734114</text:p>
              </table:table-cell>
              <table:table-cell office:value-type="float" office:value="0.174432592821591">
                <text:p>0.174432592821591</text:p>
              </table:table-cell>
              <table:table-cell office:value-type="float" office:value="0.809087407178409">
                <text:p>0.809087407178409</text:p>
              </table:table-cell>
              <table:table-cell office:value-type="float" office:value="0.00824000000000002">
                <text:p>0.00824000000000002</text:p>
              </table:table-cell>
            </table:table-row>
            <table:table-row>
              <table:table-cell office:value-type="float" office:value="50503.3687511892">
                <text:p>50503.3687511892</text:p>
              </table:table-cell>
              <table:table-cell office:value-type="float" office:value="0.172938987881411">
                <text:p>0.172938987881411</text:p>
              </table:table-cell>
              <table:table-cell office:value-type="float" office:value="0.810501012118589">
                <text:p>0.810501012118589</text:p>
              </table:table-cell>
              <table:table-cell office:value-type="float" office:value="0.00828000000000002">
                <text:p>0.00828000000000002</text:p>
              </table:table-cell>
            </table:table-row>
            <table:table-row>
              <table:table-cell office:value-type="float" office:value="50531.146528967">
                <text:p>50531.146528967</text:p>
              </table:table-cell>
              <table:table-cell office:value-type="float" office:value="0.171457829649066">
                <text:p>0.171457829649066</text:p>
              </table:table-cell>
              <table:table-cell office:value-type="float" office:value="0.811902170350934">
                <text:p>0.811902170350934</text:p>
              </table:table-cell>
              <table:table-cell office:value-type="float" office:value="0.00832000000000002">
                <text:p>0.00832000000000002</text:p>
              </table:table-cell>
            </table:table-row>
            <table:table-row>
              <table:table-cell office:value-type="float" office:value="50558.9243067448">
                <text:p>50558.9243067448</text:p>
              </table:table-cell>
              <table:table-cell office:value-type="float" office:value="0.16998901440199">
                <text:p>0.16998901440199</text:p>
              </table:table-cell>
              <table:table-cell office:value-type="float" office:value="0.81329098559801">
                <text:p>0.81329098559801</text:p>
              </table:table-cell>
              <table:table-cell office:value-type="float" office:value="0.00836000000000002">
                <text:p>0.00836000000000002</text:p>
              </table:table-cell>
            </table:table-row>
            <table:table-row>
              <table:table-cell office:value-type="float" office:value="50586.7020845227">
                <text:p>50586.7020845227</text:p>
              </table:table-cell>
              <table:table-cell office:value-type="float" office:value="0.168532439281974">
                <text:p>0.168532439281974</text:p>
              </table:table-cell>
              <table:table-cell office:value-type="float" office:value="0.814667560718026">
                <text:p>0.814667560718026</text:p>
              </table:table-cell>
              <table:table-cell office:value-type="float" office:value="0.00840000000000002">
                <text:p>0.00840000000000002</text:p>
              </table:table-cell>
            </table:table-row>
            <table:table-row>
              <table:table-cell office:value-type="float" office:value="50614.4798623005">
                <text:p>50614.4798623005</text:p>
              </table:table-cell>
              <table:table-cell office:value-type="float" office:value="0.167088002287957">
                <text:p>0.167088002287957</text:p>
              </table:table-cell>
              <table:table-cell office:value-type="float" office:value="0.816031997712043">
                <text:p>0.816031997712043</text:p>
              </table:table-cell>
              <table:table-cell office:value-type="float" office:value="0.00844000000000002">
                <text:p>0.00844000000000002</text:p>
              </table:table-cell>
            </table:table-row>
            <table:table-row>
              <table:table-cell office:value-type="float" office:value="50642.2576400783">
                <text:p>50642.2576400783</text:p>
              </table:table-cell>
              <table:table-cell office:value-type="float" office:value="0.165655602268891">
                <text:p>0.165655602268891</text:p>
              </table:table-cell>
              <table:table-cell office:value-type="float" office:value="0.817384397731109">
                <text:p>0.817384397731109</text:p>
              </table:table-cell>
              <table:table-cell office:value-type="float" office:value="0.00848000000000002">
                <text:p>0.00848000000000002</text:p>
              </table:table-cell>
            </table:table-row>
            <table:table-row>
              <table:table-cell office:value-type="float" office:value="50670.0354178561">
                <text:p>50670.0354178561</text:p>
              </table:table-cell>
              <table:table-cell office:value-type="float" office:value="0.16423513891665">
                <text:p>0.16423513891665</text:p>
              </table:table-cell>
              <table:table-cell office:value-type="float" office:value="0.81872486108335">
                <text:p>0.81872486108335</text:p>
              </table:table-cell>
              <table:table-cell office:value-type="float" office:value="0.00852000000000002">
                <text:p>0.00852000000000002</text:p>
              </table:table-cell>
            </table:table-row>
            <table:table-row>
              <table:table-cell office:value-type="float" office:value="50697.813195634">
                <text:p>50697.813195634</text:p>
              </table:table-cell>
              <table:table-cell office:value-type="float" office:value="0.162826512759012">
                <text:p>0.162826512759012</text:p>
              </table:table-cell>
              <table:table-cell office:value-type="float" office:value="0.820053487240988">
                <text:p>0.820053487240988</text:p>
              </table:table-cell>
              <table:table-cell office:value-type="float" office:value="0.00856000000000002">
                <text:p>0.00856000000000002</text:p>
              </table:table-cell>
            </table:table-row>
            <table:table-row>
              <table:table-cell office:value-type="float" office:value="50725.5909734118">
                <text:p>50725.5909734118</text:p>
              </table:table-cell>
              <table:table-cell office:value-type="float" office:value="0.161429625152686">
                <text:p>0.161429625152686</text:p>
              </table:table-cell>
              <table:table-cell office:value-type="float" office:value="0.821370374847314">
                <text:p>0.821370374847314</text:p>
              </table:table-cell>
              <table:table-cell office:value-type="float" office:value="0.00860000000000002">
                <text:p>0.00860000000000002</text:p>
              </table:table-cell>
            </table:table-row>
            <table:table-row>
              <table:table-cell office:value-type="float" office:value="50753.3687511896">
                <text:p>50753.3687511896</text:p>
              </table:table-cell>
              <table:table-cell office:value-type="float" office:value="0.160044378276414">
                <text:p>0.160044378276414</text:p>
              </table:table-cell>
              <table:table-cell office:value-type="float" office:value="0.822675621723586">
                <text:p>0.822675621723586</text:p>
              </table:table-cell>
              <table:table-cell office:value-type="float" office:value="0.00864000000000002">
                <text:p>0.00864000000000002</text:p>
              </table:table-cell>
            </table:table-row>
            <table:table-row>
              <table:table-cell office:value-type="float" office:value="50781.1465289675">
                <text:p>50781.1465289675</text:p>
              </table:table-cell>
              <table:table-cell office:value-type="float" office:value="0.158670675124111">
                <text:p>0.158670675124111</text:p>
              </table:table-cell>
              <table:table-cell office:value-type="float" office:value="0.823969324875889">
                <text:p>0.823969324875889</text:p>
              </table:table-cell>
              <table:table-cell office:value-type="float" office:value="0.00868000000000002">
                <text:p>0.00868000000000002</text:p>
              </table:table-cell>
            </table:table-row>
            <table:table-row>
              <table:table-cell office:value-type="float" office:value="50808.9243067453">
                <text:p>50808.9243067453</text:p>
              </table:table-cell>
              <table:table-cell office:value-type="float" office:value="0.157308419498076">
                <text:p>0.157308419498076</text:p>
              </table:table-cell>
              <table:table-cell office:value-type="float" office:value="0.825251580501924">
                <text:p>0.825251580501924</text:p>
              </table:table-cell>
              <table:table-cell office:value-type="float" office:value="0.00872000000000002">
                <text:p>0.00872000000000002</text:p>
              </table:table-cell>
            </table:table-row>
            <table:table-row>
              <table:table-cell office:value-type="float" office:value="50836.7020845231">
                <text:p>50836.7020845231</text:p>
              </table:table-cell>
              <table:table-cell office:value-type="float" office:value="0.155957516002259">
                <text:p>0.155957516002259</text:p>
              </table:table-cell>
              <table:table-cell office:value-type="float" office:value="0.826522483997741">
                <text:p>0.826522483997741</text:p>
              </table:table-cell>
              <table:table-cell office:value-type="float" office:value="0.00876000000000002">
                <text:p>0.00876000000000002</text:p>
              </table:table-cell>
            </table:table-row>
            <table:table-row>
              <table:table-cell office:value-type="float" office:value="50864.4798623009">
                <text:p>50864.4798623009</text:p>
              </table:table-cell>
              <table:table-cell office:value-type="float" office:value="0.154617870035573">
                <text:p>0.154617870035573</text:p>
              </table:table-cell>
              <table:table-cell office:value-type="float" office:value="0.827782129964426">
                <text:p>0.827782129964426</text:p>
              </table:table-cell>
              <table:table-cell office:value-type="float" office:value="0.00880000000000002">
                <text:p>0.00880000000000002</text:p>
              </table:table-cell>
            </table:table-row>
            <table:table-row>
              <table:table-cell office:value-type="float" office:value="50892.2576400788">
                <text:p>50892.2576400788</text:p>
              </table:table-cell>
              <table:table-cell office:value-type="float" office:value="0.153289387785277">
                <text:p>0.153289387785277</text:p>
              </table:table-cell>
              <table:table-cell office:value-type="float" office:value="0.829030612214723">
                <text:p>0.829030612214723</text:p>
              </table:table-cell>
              <table:table-cell office:value-type="float" office:value="0.00884000000000002">
                <text:p>0.00884000000000002</text:p>
              </table:table-cell>
            </table:table-row>
            <table:table-row>
              <table:table-cell office:value-type="float" office:value="50920.0354178566">
                <text:p>50920.0354178566</text:p>
              </table:table-cell>
              <table:table-cell office:value-type="float" office:value="0.1519719762204">
                <text:p>0.1519719762204</text:p>
              </table:table-cell>
              <table:table-cell office:value-type="float" office:value="0.8302680237796">
                <text:p>0.8302680237796</text:p>
              </table:table-cell>
              <table:table-cell office:value-type="float" office:value="0.00888000000000002">
                <text:p>0.00888000000000002</text:p>
              </table:table-cell>
            </table:table-row>
            <table:table-row>
              <table:table-cell office:value-type="float" office:value="50947.8131956344">
                <text:p>50947.8131956344</text:p>
              </table:table-cell>
              <table:table-cell office:value-type="float" office:value="0.15066554308523">
                <text:p>0.15066554308523</text:p>
              </table:table-cell>
              <table:table-cell office:value-type="float" office:value="0.83149445691477">
                <text:p>0.83149445691477</text:p>
              </table:table-cell>
              <table:table-cell office:value-type="float" office:value="0.00892000000000002">
                <text:p>0.00892000000000002</text:p>
              </table:table-cell>
            </table:table-row>
            <table:table-row>
              <table:table-cell office:value-type="float" office:value="50975.5909734123">
                <text:p>50975.5909734123</text:p>
              </table:table-cell>
              <table:table-cell office:value-type="float" office:value="0.149369996892853">
                <text:p>0.149369996892853</text:p>
              </table:table-cell>
              <table:table-cell office:value-type="float" office:value="0.832710003107147">
                <text:p>0.832710003107147</text:p>
              </table:table-cell>
              <table:table-cell office:value-type="float" office:value="0.00896000000000002">
                <text:p>0.00896000000000002</text:p>
              </table:table-cell>
            </table:table-row>
            <table:table-row>
              <table:table-cell office:value-type="float" office:value="51003.3687511901">
                <text:p>51003.3687511901</text:p>
              </table:table-cell>
              <table:table-cell office:value-type="float" office:value="0.148085246918746">
                <text:p>0.148085246918746</text:p>
              </table:table-cell>
              <table:table-cell office:value-type="float" office:value="0.833914753081254">
                <text:p>0.833914753081254</text:p>
              </table:table-cell>
              <table:table-cell office:value-type="float" office:value="0.00900000000000002">
                <text:p>0.00900000000000002</text:p>
              </table:table-cell>
            </table:table-row>
            <table:table-row>
              <table:table-cell office:value-type="float" office:value="51031.1465289679">
                <text:p>51031.1465289679</text:p>
              </table:table-cell>
              <table:table-cell office:value-type="float" office:value="0.146811203194423">
                <text:p>0.146811203194423</text:p>
              </table:table-cell>
              <table:table-cell office:value-type="float" office:value="0.835108796805577">
                <text:p>0.835108796805577</text:p>
              </table:table-cell>
              <table:table-cell office:value-type="float" office:value="0.00904000000000002">
                <text:p>0.00904000000000002</text:p>
              </table:table-cell>
            </table:table-row>
            <table:table-row>
              <table:table-cell office:value-type="float" office:value="51058.9243067457">
                <text:p>51058.9243067457</text:p>
              </table:table-cell>
              <table:table-cell office:value-type="float" office:value="0.145547776501136">
                <text:p>0.145547776501136</text:p>
              </table:table-cell>
              <table:table-cell office:value-type="float" office:value="0.836292223498864">
                <text:p>0.836292223498864</text:p>
              </table:table-cell>
              <table:table-cell office:value-type="float" office:value="0.00908000000000002">
                <text:p>0.00908000000000002</text:p>
              </table:table-cell>
            </table:table-row>
            <table:table-row>
              <table:table-cell office:value-type="float" office:value="51086.7020845236">
                <text:p>51086.7020845236</text:p>
              </table:table-cell>
              <table:table-cell office:value-type="float" office:value="0.144294878363626">
                <text:p>0.144294878363626</text:p>
              </table:table-cell>
              <table:table-cell office:value-type="float" office:value="0.837465121636373">
                <text:p>0.837465121636373</text:p>
              </table:table-cell>
              <table:table-cell office:value-type="float" office:value="0.00912000000000002">
                <text:p>0.00912000000000002</text:p>
              </table:table-cell>
            </table:table-row>
            <table:table-row>
              <table:table-cell office:value-type="float" office:value="51114.4798623014">
                <text:p>51114.4798623014</text:p>
              </table:table-cell>
              <table:table-cell office:value-type="float" office:value="0.14305242104393">
                <text:p>0.14305242104393</text:p>
              </table:table-cell>
              <table:table-cell office:value-type="float" office:value="0.83862757895607">
                <text:p>0.83862757895607</text:p>
              </table:table-cell>
              <table:table-cell office:value-type="float" office:value="0.00916000000000002">
                <text:p>0.00916000000000002</text:p>
              </table:table-cell>
            </table:table-row>
            <table:table-row>
              <table:table-cell office:value-type="float" office:value="51142.2576400792">
                <text:p>51142.2576400792</text:p>
              </table:table-cell>
              <table:table-cell office:value-type="float" office:value="0.14182031753523">
                <text:p>0.14182031753523</text:p>
              </table:table-cell>
              <table:table-cell office:value-type="float" office:value="0.83977968246477">
                <text:p>0.83977968246477</text:p>
              </table:table-cell>
              <table:table-cell office:value-type="float" office:value="0.00920000000000002">
                <text:p>0.00920000000000002</text:p>
              </table:table-cell>
            </table:table-row>
            <table:table-row>
              <table:table-cell office:value-type="float" office:value="51170.0354178571">
                <text:p>51170.0354178571</text:p>
              </table:table-cell>
              <table:table-cell office:value-type="float" office:value="0.14059848155577">
                <text:p>0.14059848155577</text:p>
              </table:table-cell>
              <table:table-cell office:value-type="float" office:value="0.84092151844423">
                <text:p>0.84092151844423</text:p>
              </table:table-cell>
              <table:table-cell office:value-type="float" office:value="0.00924000000000002">
                <text:p>0.00924000000000002</text:p>
              </table:table-cell>
            </table:table-row>
            <table:table-row>
              <table:table-cell office:value-type="float" office:value="51197.8131956349">
                <text:p>51197.8131956349</text:p>
              </table:table-cell>
              <table:table-cell office:value-type="float" office:value="0.139386827542805">
                <text:p>0.139386827542805</text:p>
              </table:table-cell>
              <table:table-cell office:value-type="float" office:value="0.842053172457195">
                <text:p>0.842053172457195</text:p>
              </table:table-cell>
              <table:table-cell office:value-type="float" office:value="0.00928000000000002">
                <text:p>0.00928000000000002</text:p>
              </table:table-cell>
            </table:table-row>
            <table:table-row>
              <table:table-cell office:value-type="float" office:value="51225.5909734127">
                <text:p>51225.5909734127</text:p>
              </table:table-cell>
              <table:table-cell office:value-type="float" office:value="0.138185270646615">
                <text:p>0.138185270646615</text:p>
              </table:table-cell>
              <table:table-cell office:value-type="float" office:value="0.843174729353385">
                <text:p>0.843174729353385</text:p>
              </table:table-cell>
              <table:table-cell office:value-type="float" office:value="0.00932000000000002">
                <text:p>0.00932000000000002</text:p>
              </table:table-cell>
            </table:table-row>
            <table:table-row>
              <table:table-cell office:value-type="float" office:value="51253.3687511905">
                <text:p>51253.3687511905</text:p>
              </table:table-cell>
              <table:table-cell office:value-type="float" office:value="0.13699372672456">
                <text:p>0.13699372672456</text:p>
              </table:table-cell>
              <table:table-cell office:value-type="float" office:value="0.84428627327544">
                <text:p>0.84428627327544</text:p>
              </table:table-cell>
              <table:table-cell office:value-type="float" office:value="0.00936000000000002">
                <text:p>0.00936000000000002</text:p>
              </table:table-cell>
            </table:table-row>
            <table:table-row>
              <table:table-cell office:value-type="float" office:value="51281.1465289684">
                <text:p>51281.1465289684</text:p>
              </table:table-cell>
              <table:table-cell office:value-type="float" office:value="0.135812112335189">
                <text:p>0.135812112335189</text:p>
              </table:table-cell>
              <table:table-cell office:value-type="float" office:value="0.845387887664811">
                <text:p>0.845387887664811</text:p>
              </table:table-cell>
              <table:table-cell office:value-type="float" office:value="0.00940000000000002">
                <text:p>0.00940000000000002</text:p>
              </table:table-cell>
            </table:table-row>
            <table:table-row>
              <table:table-cell office:value-type="float" office:value="51308.9243067462">
                <text:p>51308.9243067462</text:p>
              </table:table-cell>
              <table:table-cell office:value-type="float" office:value="0.134640344732395">
                <text:p>0.134640344732395</text:p>
              </table:table-cell>
              <table:table-cell office:value-type="float" office:value="0.846479655267605">
                <text:p>0.846479655267605</text:p>
              </table:table-cell>
              <table:table-cell office:value-type="float" office:value="0.00944000000000002">
                <text:p>0.00944000000000002</text:p>
              </table:table-cell>
            </table:table-row>
            <table:table-row>
              <table:table-cell office:value-type="float" office:value="51336.702084524">
                <text:p>51336.702084524</text:p>
              </table:table-cell>
              <table:table-cell office:value-type="float" office:value="0.133478341859625">
                <text:p>0.133478341859625</text:p>
              </table:table-cell>
              <table:table-cell office:value-type="float" office:value="0.847561658140375">
                <text:p>0.847561658140375</text:p>
              </table:table-cell>
              <table:table-cell office:value-type="float" office:value="0.00948000000000002">
                <text:p>0.00948000000000002</text:p>
              </table:table-cell>
            </table:table-row>
            <table:table-row>
              <table:table-cell office:value-type="float" office:value="51364.4798623018">
                <text:p>51364.4798623018</text:p>
              </table:table-cell>
              <table:table-cell office:value-type="float" office:value="0.132326022344129">
                <text:p>0.132326022344129</text:p>
              </table:table-cell>
              <table:table-cell office:value-type="float" office:value="0.848633977655872">
                <text:p>0.848633977655872</text:p>
              </table:table-cell>
              <table:table-cell office:value-type="float" office:value="0.00952000000000002">
                <text:p>0.00952000000000002</text:p>
              </table:table-cell>
            </table:table-row>
            <table:table-row>
              <table:table-cell office:value-type="float" office:value="51392.2576400797">
                <text:p>51392.2576400797</text:p>
              </table:table-cell>
              <table:table-cell office:value-type="float" office:value="0.131183305491261">
                <text:p>0.131183305491261</text:p>
              </table:table-cell>
              <table:table-cell office:value-type="float" office:value="0.849696694508739">
                <text:p>0.849696694508739</text:p>
              </table:table-cell>
              <table:table-cell office:value-type="float" office:value="0.00956000000000002">
                <text:p>0.00956000000000002</text:p>
              </table:table-cell>
            </table:table-row>
            <table:table-row>
              <table:table-cell office:value-type="float" office:value="51420.0354178575">
                <text:p>51420.0354178575</text:p>
              </table:table-cell>
              <table:table-cell office:value-type="float" office:value="0.130050111278834">
                <text:p>0.130050111278834</text:p>
              </table:table-cell>
              <table:table-cell office:value-type="float" office:value="0.850749888721166">
                <text:p>0.850749888721166</text:p>
              </table:table-cell>
              <table:table-cell office:value-type="float" office:value="0.00960000000000002">
                <text:p>0.00960000000000002</text:p>
              </table:table-cell>
            </table:table-row>
            <table:table-row>
              <table:table-cell office:value-type="float" office:value="51447.8131956353">
                <text:p>51447.8131956353</text:p>
              </table:table-cell>
              <table:table-cell office:value-type="float" office:value="0.12892636035151">
                <text:p>0.12892636035151</text:p>
              </table:table-cell>
              <table:table-cell office:value-type="float" office:value="0.85179363964849">
                <text:p>0.85179363964849</text:p>
              </table:table-cell>
              <table:table-cell office:value-type="float" office:value="0.00964000000000002">
                <text:p>0.00964000000000002</text:p>
              </table:table-cell>
            </table:table-row>
            <table:table-row>
              <table:table-cell office:value-type="float" office:value="51475.5909734132">
                <text:p>51475.5909734132</text:p>
              </table:table-cell>
              <table:table-cell office:value-type="float" office:value="0.127811974015247">
                <text:p>0.127811974015247</text:p>
              </table:table-cell>
              <table:table-cell office:value-type="float" office:value="0.852828025984753">
                <text:p>0.852828025984753</text:p>
              </table:table-cell>
              <table:table-cell office:value-type="float" office:value="0.00968000000000002">
                <text:p>0.00968000000000002</text:p>
              </table:table-cell>
            </table:table-row>
            <table:table-row>
              <table:table-cell office:value-type="float" office:value="51503.368751191">
                <text:p>51503.368751191</text:p>
              </table:table-cell>
              <table:table-cell office:value-type="float" office:value="0.126706874231787">
                <text:p>0.126706874231787</text:p>
              </table:table-cell>
              <table:table-cell office:value-type="float" office:value="0.853853125768213">
                <text:p>0.853853125768213</text:p>
              </table:table-cell>
              <table:table-cell office:value-type="float" office:value="0.00972000000000002">
                <text:p>0.00972000000000002</text:p>
              </table:table-cell>
            </table:table-row>
            <table:table-row>
              <table:table-cell office:value-type="float" office:value="51531.1465289688">
                <text:p>51531.1465289688</text:p>
              </table:table-cell>
              <table:table-cell office:value-type="float" office:value="0.125610983613189">
                <text:p>0.125610983613189</text:p>
              </table:table-cell>
              <table:table-cell office:value-type="float" office:value="0.854869016386811">
                <text:p>0.854869016386811</text:p>
              </table:table-cell>
              <table:table-cell office:value-type="float" office:value="0.00976000000000002">
                <text:p>0.00976000000000002</text:p>
              </table:table-cell>
            </table:table-row>
            <table:table-row>
              <table:table-cell office:value-type="float" office:value="51558.9243067466">
                <text:p>51558.9243067466</text:p>
              </table:table-cell>
              <table:table-cell office:value-type="float" office:value="0.124524225416412">
                <text:p>0.124524225416412</text:p>
              </table:table-cell>
              <table:table-cell office:value-type="float" office:value="0.855875774583588">
                <text:p>0.855875774583588</text:p>
              </table:table-cell>
              <table:table-cell office:value-type="float" office:value="0.00980000000000002">
                <text:p>0.00980000000000002</text:p>
              </table:table-cell>
            </table:table-row>
            <table:table-row>
              <table:table-cell office:value-type="float" office:value="51586.7020845245">
                <text:p>51586.7020845245</text:p>
              </table:table-cell>
              <table:table-cell office:value-type="float" office:value="0.123446523537942">
                <text:p>0.123446523537942</text:p>
              </table:table-cell>
              <table:table-cell office:value-type="float" office:value="0.856873476462058">
                <text:p>0.856873476462058</text:p>
              </table:table-cell>
              <table:table-cell office:value-type="float" office:value="0.00984000000000002">
                <text:p>0.00984000000000002</text:p>
              </table:table-cell>
            </table:table-row>
            <table:table-row>
              <table:table-cell office:value-type="float" office:value="51614.4798623023">
                <text:p>51614.4798623023</text:p>
              </table:table-cell>
              <table:table-cell office:value-type="float" office:value="0.122377802508459">
                <text:p>0.122377802508459</text:p>
              </table:table-cell>
              <table:table-cell office:value-type="float" office:value="0.857862197491541">
                <text:p>0.857862197491541</text:p>
              </table:table-cell>
              <table:table-cell office:value-type="float" office:value="0.00988000000000002">
                <text:p>0.00988000000000002</text:p>
              </table:table-cell>
            </table:table-row>
            <table:table-row>
              <table:table-cell office:value-type="float" office:value="51642.2576400801">
                <text:p>51642.2576400801</text:p>
              </table:table-cell>
              <table:table-cell office:value-type="float" office:value="0.121317987487555">
                <text:p>0.121317987487555</text:p>
              </table:table-cell>
              <table:table-cell office:value-type="float" office:value="0.858842012512445">
                <text:p>0.858842012512445</text:p>
              </table:table-cell>
              <table:table-cell office:value-type="float" office:value="0.00992000000000002">
                <text:p>0.00992000000000002</text:p>
              </table:table-cell>
            </table:table-row>
            <table:table-row>
              <table:table-cell office:value-type="float" office:value="51670.035417858">
                <text:p>51670.035417858</text:p>
              </table:table-cell>
              <table:table-cell office:value-type="float" office:value="0.120267004258492">
                <text:p>0.120267004258492</text:p>
              </table:table-cell>
              <table:table-cell office:value-type="float" office:value="0.859812995741508">
                <text:p>0.859812995741508</text:p>
              </table:table-cell>
              <table:table-cell office:value-type="float" office:value="0.00996000000000002">
                <text:p>0.00996000000000002</text:p>
              </table:table-cell>
            </table:table-row>
            <table:table-row>
              <table:table-cell office:value-type="float" office:value="51697.8131956358">
                <text:p>51697.8131956358</text:p>
              </table:table-cell>
              <table:table-cell office:value-type="float" office:value="0.119224779223005">
                <text:p>0.119224779223005</text:p>
              </table:table-cell>
              <table:table-cell office:value-type="float" office:value="0.860775220776995">
                <text:p>0.8607752207769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51725.5909734136">
                <text:p>51725.5909734136</text:p>
              </table:table-cell>
              <table:table-cell office:value-type="float" office:value="0.118191239396147">
                <text:p>0.118191239396147</text:p>
              </table:table-cell>
              <table:table-cell office:value-type="float" office:value="0.861728760603854">
                <text:p>0.861728760603854</text:p>
              </table:table-cell>
              <table:table-cell office:value-type="float" office:value="0.01004">
                <text:p>0.01004</text:p>
              </table:table-cell>
            </table:table-row>
            <table:table-row>
              <table:table-cell office:value-type="float" office:value="51753.3687511914">
                <text:p>51753.3687511914</text:p>
              </table:table-cell>
              <table:table-cell office:value-type="float" office:value="0.117166312401179">
                <text:p>0.117166312401179</text:p>
              </table:table-cell>
              <table:table-cell office:value-type="float" office:value="0.862673687598821">
                <text:p>0.862673687598821</text:p>
              </table:table-cell>
              <table:table-cell office:value-type="float" office:value="0.01008">
                <text:p>0.01008</text:p>
              </table:table-cell>
            </table:table-row>
            <table:table-row>
              <table:table-cell office:value-type="float" office:value="51781.1465289693">
                <text:p>51781.1465289693</text:p>
              </table:table-cell>
              <table:table-cell office:value-type="float" office:value="0.116149926464502">
                <text:p>0.116149926464502</text:p>
              </table:table-cell>
              <table:table-cell office:value-type="float" office:value="0.863610073535498">
                <text:p>0.863610073535498</text:p>
              </table:table-cell>
              <table:table-cell office:value-type="float" office:value="0.01012">
                <text:p>0.01012</text:p>
              </table:table-cell>
            </table:table-row>
            <table:table-row>
              <table:table-cell office:value-type="float" office:value="51808.9243067471">
                <text:p>51808.9243067471</text:p>
              </table:table-cell>
              <table:table-cell office:value-type="float" office:value="0.115142010410631">
                <text:p>0.115142010410631</text:p>
              </table:table-cell>
              <table:table-cell office:value-type="float" office:value="0.864537989589369">
                <text:p>0.864537989589369</text:p>
              </table:table-cell>
              <table:table-cell office:value-type="float" office:value="0.01016">
                <text:p>0.01016</text:p>
              </table:table-cell>
            </table:table-row>
            <table:table-row>
              <table:table-cell office:value-type="float" office:value="51836.7020845249">
                <text:p>51836.7020845249</text:p>
              </table:table-cell>
              <table:table-cell office:value-type="float" office:value="0.114142493657209">
                <text:p>0.114142493657209</text:p>
              </table:table-cell>
              <table:table-cell office:value-type="float" office:value="0.865457506342791">
                <text:p>0.865457506342791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51864.4798623027">
                <text:p>51864.4798623027</text:p>
              </table:table-cell>
              <table:table-cell office:value-type="float" office:value="0.113151306210066">
                <text:p>0.113151306210066</text:p>
              </table:table-cell>
              <table:table-cell office:value-type="float" office:value="0.866368693789934">
                <text:p>0.866368693789934</text:p>
              </table:table-cell>
              <table:table-cell office:value-type="float" office:value="0.01024">
                <text:p>0.01024</text:p>
              </table:table-cell>
            </table:table-row>
            <table:table-row>
              <table:table-cell office:value-type="float" office:value="51892.2576400806">
                <text:p>51892.2576400806</text:p>
              </table:table-cell>
              <table:table-cell office:value-type="float" office:value="0.112168378658316">
                <text:p>0.112168378658316</text:p>
              </table:table-cell>
              <table:table-cell office:value-type="float" office:value="0.867271621341685">
                <text:p>0.867271621341685</text:p>
              </table:table-cell>
              <table:table-cell office:value-type="float" office:value="0.01028">
                <text:p>0.01028</text:p>
              </table:table-cell>
            </table:table-row>
            <table:table-row>
              <table:table-cell office:value-type="float" office:value="51920.0354178585">
                <text:p>51920.0354178585</text:p>
              </table:table-cell>
              <table:table-cell office:value-type="float" office:value="0.111193642169496">
                <text:p>0.111193642169496</text:p>
              </table:table-cell>
              <table:table-cell office:value-type="float" office:value="0.868166357830504">
                <text:p>0.868166357830504</text:p>
              </table:table-cell>
              <table:table-cell office:value-type="float" office:value="0.01032">
                <text:p>0.01032</text:p>
              </table:table-cell>
            </table:table-row>
            <table:table-row>
              <table:table-cell office:value-type="float" office:value="51947.8131956363">
                <text:p>51947.8131956363</text:p>
              </table:table-cell>
              <table:table-cell office:value-type="float" office:value="0.11022702848475">
                <text:p>0.11022702848475</text:p>
              </table:table-cell>
              <table:table-cell office:value-type="float" office:value="0.86905297151525">
                <text:p>0.86905297151525</text:p>
              </table:table-cell>
              <table:table-cell office:value-type="float" office:value="0.01036">
                <text:p>0.01036</text:p>
              </table:table-cell>
            </table:table-row>
            <table:table-row>
              <table:table-cell office:value-type="float" office:value="51975.5909734141">
                <text:p>51975.5909734141</text:p>
              </table:table-cell>
              <table:table-cell office:value-type="float" office:value="0.109268469914044">
                <text:p>0.109268469914044</text:p>
              </table:table-cell>
              <table:table-cell office:value-type="float" office:value="0.869931530085956">
                <text:p>0.869931530085956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float" office:value="52003.3687511919">
                <text:p>52003.3687511919</text:p>
              </table:table-cell>
              <table:table-cell office:value-type="float" office:value="0.108317899331427">
                <text:p>0.108317899331427</text:p>
              </table:table-cell>
              <table:table-cell office:value-type="float" office:value="0.870802100668573">
                <text:p>0.870802100668573</text:p>
              </table:table-cell>
              <table:table-cell office:value-type="float" office:value="0.01044">
                <text:p>0.01044</text:p>
              </table:table-cell>
            </table:table-row>
            <table:table-row>
              <table:table-cell office:value-type="float" office:value="52031.1465289698">
                <text:p>52031.1465289698</text:p>
              </table:table-cell>
              <table:table-cell office:value-type="float" office:value="0.107375250170332">
                <text:p>0.107375250170332</text:p>
              </table:table-cell>
              <table:table-cell office:value-type="float" office:value="0.871664749829668">
                <text:p>0.871664749829668</text:p>
              </table:table-cell>
              <table:table-cell office:value-type="float" office:value="0.01048">
                <text:p>0.01048</text:p>
              </table:table-cell>
            </table:table-row>
            <table:table-row>
              <table:table-cell office:value-type="float" office:value="52058.9243067476">
                <text:p>52058.9243067476</text:p>
              </table:table-cell>
              <table:table-cell office:value-type="float" office:value="0.106440456418912">
                <text:p>0.106440456418912</text:p>
              </table:table-cell>
              <table:table-cell office:value-type="float" office:value="0.872519543581088">
                <text:p>0.872519543581088</text:p>
              </table:table-cell>
              <table:table-cell office:value-type="float" office:value="0.01052">
                <text:p>0.01052</text:p>
              </table:table-cell>
            </table:table-row>
            <table:table-row>
              <table:table-cell office:value-type="float" office:value="52086.7020845254">
                <text:p>52086.7020845254</text:p>
              </table:table-cell>
              <table:table-cell office:value-type="float" office:value="0.105513452615422">
                <text:p>0.105513452615422</text:p>
              </table:table-cell>
              <table:table-cell office:value-type="float" office:value="0.873366547384579">
                <text:p>0.873366547384579</text:p>
              </table:table-cell>
              <table:table-cell office:value-type="float" office:value="0.01056">
                <text:p>0.01056</text:p>
              </table:table-cell>
            </table:table-row>
            <table:table-row>
              <table:table-cell office:value-type="float" office:value="52114.4798623033">
                <text:p>52114.4798623033</text:p>
              </table:table-cell>
              <table:table-cell office:value-type="float" office:value="0.104594173843626">
                <text:p>0.104594173843626</text:p>
              </table:table-cell>
              <table:table-cell office:value-type="float" office:value="0.874205826156374">
                <text:p>0.87420582615637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float" office:value="52142.2576400811">
                <text:p>52142.2576400811</text:p>
              </table:table-cell>
              <table:table-cell office:value-type="float" office:value="0.103682555728263">
                <text:p>0.103682555728263</text:p>
              </table:table-cell>
              <table:table-cell office:value-type="float" office:value="0.875037444271737">
                <text:p>0.875037444271737</text:p>
              </table:table-cell>
              <table:table-cell office:value-type="float" office:value="0.01064">
                <text:p>0.01064</text:p>
              </table:table-cell>
            </table:table-row>
            <table:table-row>
              <table:table-cell office:value-type="float" office:value="52170.0354178589">
                <text:p>52170.0354178589</text:p>
              </table:table-cell>
              <table:table-cell office:value-type="float" office:value="0.102778534430527">
                <text:p>0.102778534430527</text:p>
              </table:table-cell>
              <table:table-cell office:value-type="float" office:value="0.875861465569473">
                <text:p>0.875861465569473</text:p>
              </table:table-cell>
              <table:table-cell office:value-type="float" office:value="0.01068">
                <text:p>0.01068</text:p>
              </table:table-cell>
            </table:table-row>
            <table:table-row>
              <table:table-cell office:value-type="float" office:value="52197.8131956367">
                <text:p>52197.8131956367</text:p>
              </table:table-cell>
              <table:table-cell office:value-type="float" office:value="0.101882046643606">
                <text:p>0.101882046643606</text:p>
              </table:table-cell>
              <table:table-cell office:value-type="float" office:value="0.876677953356394">
                <text:p>0.876677953356394</text:p>
              </table:table-cell>
              <table:table-cell office:value-type="float" office:value="0.01072">
                <text:p>0.01072</text:p>
              </table:table-cell>
            </table:table-row>
            <table:table-row>
              <table:table-cell office:value-type="float" office:value="52225.5909734146">
                <text:p>52225.5909734146</text:p>
              </table:table-cell>
              <table:table-cell office:value-type="float" office:value="0.100993029588243">
                <text:p>0.100993029588243</text:p>
              </table:table-cell>
              <table:table-cell office:value-type="float" office:value="0.877486970411757">
                <text:p>0.877486970411757</text:p>
              </table:table-cell>
              <table:table-cell office:value-type="float" office:value="0.01076">
                <text:p>0.01076</text:p>
              </table:table-cell>
            </table:table-row>
            <table:table-row>
              <table:table-cell office:value-type="float" office:value="52253.3687511924">
                <text:p>52253.3687511924</text:p>
              </table:table-cell>
              <table:table-cell office:value-type="float" office:value="0.100111421008341">
                <text:p>0.100111421008341</text:p>
              </table:table-cell>
              <table:table-cell office:value-type="float" office:value="0.878288578991659">
                <text:p>0.878288578991659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float" office:value="52281.1465289702">
                <text:p>52281.1465289702</text:p>
              </table:table-cell>
              <table:table-cell office:value-type="float" office:value="0.0992371591666047">
                <text:p>0.0992371591666047</text:p>
              </table:table-cell>
              <table:table-cell office:value-type="float" office:value="0.879082840833396">
                <text:p>0.879082840833396</text:p>
              </table:table-cell>
              <table:table-cell office:value-type="float" office:value="0.01084">
                <text:p>0.01084</text:p>
              </table:table-cell>
            </table:table-row>
            <table:table-row>
              <table:table-cell office:value-type="float" office:value="52308.9243067481">
                <text:p>52308.9243067481</text:p>
              </table:table-cell>
              <table:table-cell office:value-type="float" office:value="0.0983701828402163">
                <text:p>0.0983701828402163</text:p>
              </table:table-cell>
              <table:table-cell office:value-type="float" office:value="0.879869817159784">
                <text:p>0.879869817159784</text:p>
              </table:table-cell>
              <table:table-cell office:value-type="float" office:value="0.01088">
                <text:p>0.01088</text:p>
              </table:table-cell>
            </table:table-row>
            <table:table-row>
              <table:table-cell office:value-type="float" office:value="52336.7020845259">
                <text:p>52336.7020845259</text:p>
              </table:table-cell>
              <table:table-cell office:value-type="float" office:value="0.0975104313165479">
                <text:p>0.0975104313165479</text:p>
              </table:table-cell>
              <table:table-cell office:value-type="float" office:value="0.880649568683452">
                <text:p>0.880649568683452</text:p>
              </table:table-cell>
              <table:table-cell office:value-type="float" office:value="0.01092">
                <text:p>0.01092</text:p>
              </table:table-cell>
            </table:table-row>
            <table:table-row>
              <table:table-cell office:value-type="float" office:value="52364.4798623038">
                <text:p>52364.4798623038</text:p>
              </table:table-cell>
              <table:table-cell office:value-type="float" office:value="0.09665784438891">
                <text:p>0.09665784438891</text:p>
              </table:table-cell>
              <table:table-cell office:value-type="float" office:value="0.88142215561109">
                <text:p>0.88142215561109</text:p>
              </table:table-cell>
              <table:table-cell office:value-type="float" office:value="0.01096">
                <text:p>0.01096</text:p>
              </table:table-cell>
            </table:table-row>
            <table:table-row>
              <table:table-cell office:value-type="float" office:value="52392.2576400817">
                <text:p>52392.2576400817</text:p>
              </table:table-cell>
              <table:table-cell office:value-type="float" office:value="0.0958123623523357">
                <text:p>0.0958123623523357</text:p>
              </table:table-cell>
              <table:table-cell office:value-type="float" office:value="0.882187637647665">
                <text:p>0.88218763764766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52420.0354178595">
                <text:p>52420.0354178595</text:p>
              </table:table-cell>
              <table:table-cell office:value-type="float" office:value="0.0949739259993996">
                <text:p>0.0949739259993996</text:p>
              </table:table-cell>
              <table:table-cell office:value-type="float" office:value="0.882946074000601">
                <text:p>0.882946074000601</text:p>
              </table:table-cell>
              <table:table-cell office:value-type="float" office:value="0.01104">
                <text:p>0.01104</text:p>
              </table:table-cell>
            </table:table-row>
            <table:table-row>
              <table:table-cell office:value-type="float" office:value="52447.8131956374">
                <text:p>52447.8131956374</text:p>
              </table:table-cell>
              <table:table-cell office:value-type="float" office:value="0.0941424766160713">
                <text:p>0.0941424766160713</text:p>
              </table:table-cell>
              <table:table-cell office:value-type="float" office:value="0.883697523383929">
                <text:p>0.883697523383929</text:p>
              </table:table-cell>
              <table:table-cell office:value-type="float" office:value="0.01108">
                <text:p>0.01108</text:p>
              </table:table-cell>
            </table:table-row>
            <table:table-row>
              <table:table-cell office:value-type="float" office:value="52475.5909734152">
                <text:p>52475.5909734152</text:p>
              </table:table-cell>
              <table:table-cell office:value-type="float" office:value="0.093317955977604">
                <text:p>0.093317955977604</text:p>
              </table:table-cell>
              <table:table-cell office:value-type="float" office:value="0.884442044022396">
                <text:p>0.884442044022396</text:p>
              </table:table-cell>
              <table:table-cell office:value-type="float" office:value="0.01112">
                <text:p>0.01112</text:p>
              </table:table-cell>
            </table:table-row>
            <table:table-row>
              <table:table-cell office:value-type="float" office:value="52503.368751193">
                <text:p>52503.368751193</text:p>
              </table:table-cell>
              <table:table-cell office:value-type="float" office:value="0.0925003063444573">
                <text:p>0.0925003063444573</text:p>
              </table:table-cell>
              <table:table-cell office:value-type="float" office:value="0.885179693655543">
                <text:p>0.885179693655543</text:p>
              </table:table-cell>
              <table:table-cell office:value-type="float" office:value="0.01116">
                <text:p>0.01116</text:p>
              </table:table-cell>
            </table:table-row>
            <table:table-row>
              <table:table-cell office:value-type="float" office:value="52531.1465289708">
                <text:p>52531.1465289708</text:p>
              </table:table-cell>
              <table:table-cell office:value-type="float" office:value="0.0916894704582535">
                <text:p>0.0916894704582535</text:p>
              </table:table-cell>
              <table:table-cell office:value-type="float" office:value="0.885910529541747">
                <text:p>0.885910529541747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float" office:value="52558.9243067487">
                <text:p>52558.9243067487</text:p>
              </table:table-cell>
              <table:table-cell office:value-type="float" office:value="0.0908853915377681">
                <text:p>0.0908853915377681</text:p>
              </table:table-cell>
              <table:table-cell office:value-type="float" office:value="0.886634608462232">
                <text:p>0.886634608462232</text:p>
              </table:table-cell>
              <table:table-cell office:value-type="float" office:value="0.01124">
                <text:p>0.01124</text:p>
              </table:table-cell>
            </table:table-row>
            <table:table-row>
              <table:table-cell office:value-type="float" office:value="52586.7020845265">
                <text:p>52586.7020845265</text:p>
              </table:table-cell>
              <table:table-cell office:value-type="float" office:value="0.0900880132749533">
                <text:p>0.0900880132749533</text:p>
              </table:table-cell>
              <table:table-cell office:value-type="float" office:value="0.887351986725047">
                <text:p>0.887351986725047</text:p>
              </table:table-cell>
              <table:table-cell office:value-type="float" office:value="0.01128">
                <text:p>0.01128</text:p>
              </table:table-cell>
            </table:table-row>
            <table:table-row>
              <table:table-cell office:value-type="float" office:value="52614.4798623043">
                <text:p>52614.4798623043</text:p>
              </table:table-cell>
              <table:table-cell office:value-type="float" office:value="0.0892972798309954">
                <text:p>0.0892972798309954</text:p>
              </table:table-cell>
              <table:table-cell office:value-type="float" office:value="0.888062720169005">
                <text:p>0.888062720169005</text:p>
              </table:table-cell>
              <table:table-cell office:value-type="float" office:value="0.01132">
                <text:p>0.01132</text:p>
              </table:table-cell>
            </table:table-row>
            <table:table-row>
              <table:table-cell office:value-type="float" office:value="52642.2576400821">
                <text:p>52642.2576400821</text:p>
              </table:table-cell>
              <table:table-cell office:value-type="float" office:value="0.0885131358324038">
                <text:p>0.0885131358324038</text:p>
              </table:table-cell>
              <table:table-cell office:value-type="float" office:value="0.888766864167597">
                <text:p>0.888766864167597</text:p>
              </table:table-cell>
              <table:table-cell office:value-type="float" office:value="0.01136">
                <text:p>0.01136</text:p>
              </table:table-cell>
            </table:table-row>
            <table:table-row>
              <table:table-cell office:value-type="float" office:value="52670.03541786">
                <text:p>52670.03541786</text:p>
              </table:table-cell>
              <table:table-cell office:value-type="float" office:value="0.0877355263671337">
                <text:p>0.0877355263671337</text:p>
              </table:table-cell>
              <table:table-cell office:value-type="float" office:value="0.889464473632867">
                <text:p>0.889464473632867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float" office:value="52697.8131956379">
                <text:p>52697.8131956379</text:p>
              </table:table-cell>
              <table:table-cell office:value-type="float" office:value="0.086964396980741">
                <text:p>0.086964396980741</text:p>
              </table:table-cell>
              <table:table-cell office:value-type="float" office:value="0.890155603019259">
                <text:p>0.890155603019259</text:p>
              </table:table-cell>
              <table:table-cell office:value-type="float" office:value="0.01144">
                <text:p>0.01144</text:p>
              </table:table-cell>
            </table:table-row>
            <table:table-row>
              <table:table-cell office:value-type="float" office:value="52725.5909734158">
                <text:p>52725.5909734158</text:p>
              </table:table-cell>
              <table:table-cell office:value-type="float" office:value="0.0861996936725681">
                <text:p>0.0861996936725681</text:p>
              </table:table-cell>
              <table:table-cell office:value-type="float" office:value="0.890840306327432">
                <text:p>0.890840306327432</text:p>
              </table:table-cell>
              <table:table-cell office:value-type="float" office:value="0.01148">
                <text:p>0.01148</text:p>
              </table:table-cell>
            </table:table-row>
            <table:table-row>
              <table:table-cell office:value-type="float" office:value="52753.3687511936">
                <text:p>52753.3687511936</text:p>
              </table:table-cell>
              <table:table-cell office:value-type="float" office:value="0.0854413628919634">
                <text:p>0.0854413628919634</text:p>
              </table:table-cell>
              <table:table-cell office:value-type="float" office:value="0.891518637108037">
                <text:p>0.891518637108037</text:p>
              </table:table-cell>
              <table:table-cell office:value-type="float" office:value="0.01152">
                <text:p>0.01152</text:p>
              </table:table-cell>
            </table:table-row>
            <table:table-row>
              <table:table-cell office:value-type="float" office:value="52781.1465289716">
                <text:p>52781.1465289716</text:p>
              </table:table-cell>
              <table:table-cell office:value-type="float" office:value="0.0846893515345304">
                <text:p>0.0846893515345304</text:p>
              </table:table-cell>
              <table:table-cell office:value-type="float" office:value="0.89219064846547">
                <text:p>0.89219064846547</text:p>
              </table:table-cell>
              <table:table-cell office:value-type="float" office:value="0.01156">
                <text:p>0.01156</text:p>
              </table:table-cell>
            </table:table-row>
            <table:table-row>
              <table:table-cell office:value-type="float" office:value="52808.9243067494">
                <text:p>52808.9243067494</text:p>
              </table:table-cell>
              <table:table-cell office:value-type="float" office:value="0.0839436069384093">
                <text:p>0.0839436069384093</text:p>
              </table:table-cell>
              <table:table-cell office:value-type="float" office:value="0.892856393061591">
                <text:p>0.892856393061591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float" office:value="52836.7020845273">
                <text:p>52836.7020845273</text:p>
              </table:table-cell>
              <table:table-cell office:value-type="float" office:value="0.0832040768805892">
                <text:p>0.0832040768805892</text:p>
              </table:table-cell>
              <table:table-cell office:value-type="float" office:value="0.893515923119411">
                <text:p>0.893515923119411</text:p>
              </table:table-cell>
              <table:table-cell office:value-type="float" office:value="0.01164">
                <text:p>0.01164</text:p>
              </table:table-cell>
            </table:table-row>
            <table:table-row>
              <table:table-cell office:value-type="float" office:value="52864.4798623051">
                <text:p>52864.4798623051</text:p>
              </table:table-cell>
              <table:table-cell office:value-type="float" office:value="0.082470709573251">
                <text:p>0.082470709573251</text:p>
              </table:table-cell>
              <table:table-cell office:value-type="float" office:value="0.894169290426749">
                <text:p>0.894169290426749</text:p>
              </table:table-cell>
              <table:table-cell office:value-type="float" office:value="0.01168">
                <text:p>0.01168</text:p>
              </table:table-cell>
            </table:table-row>
            <table:table-row>
              <table:table-cell office:value-type="float" office:value="52892.2576400829">
                <text:p>52892.2576400829</text:p>
              </table:table-cell>
              <table:table-cell office:value-type="float" office:value="0.0817434536601406">
                <text:p>0.0817434536601406</text:p>
              </table:table-cell>
              <table:table-cell office:value-type="float" office:value="0.89481654633986">
                <text:p>0.89481654633986</text:p>
              </table:table-cell>
              <table:table-cell office:value-type="float" office:value="0.01172">
                <text:p>0.01172</text:p>
              </table:table-cell>
            </table:table-row>
            <table:table-row>
              <table:table-cell office:value-type="float" office:value="52920.0354178608">
                <text:p>52920.0354178608</text:p>
              </table:table-cell>
              <table:table-cell office:value-type="float" office:value="0.0810222582129727">
                <text:p>0.0810222582129727</text:p>
              </table:table-cell>
              <table:table-cell office:value-type="float" office:value="0.895457741787028">
                <text:p>0.895457741787028</text:p>
              </table:table-cell>
              <table:table-cell office:value-type="float" office:value="0.01176">
                <text:p>0.01176</text:p>
              </table:table-cell>
            </table:table-row>
            <table:table-row>
              <table:table-cell office:value-type="float" office:value="52947.8131956386">
                <text:p>52947.8131956386</text:p>
              </table:table-cell>
              <table:table-cell office:value-type="float" office:value="0.0803070727278646">
                <text:p>0.0803070727278646</text:p>
              </table:table-cell>
              <table:table-cell office:value-type="float" office:value="0.896092927272136">
                <text:p>0.896092927272136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float" office:value="52975.5909734165">
                <text:p>52975.5909734165</text:p>
              </table:table-cell>
              <table:table-cell office:value-type="float" office:value="0.0795978471217991">
                <text:p>0.0795978471217991</text:p>
              </table:table-cell>
              <table:table-cell office:value-type="float" office:value="0.896722152878201">
                <text:p>0.896722152878201</text:p>
              </table:table-cell>
              <table:table-cell office:value-type="float" office:value="0.01184">
                <text:p>0.01184</text:p>
              </table:table-cell>
            </table:table-row>
            <table:table-row>
              <table:table-cell office:value-type="float" office:value="53003.3687511943">
                <text:p>53003.3687511943</text:p>
              </table:table-cell>
              <table:table-cell office:value-type="float" office:value="0.0788945317291174">
                <text:p>0.0788945317291174</text:p>
              </table:table-cell>
              <table:table-cell office:value-type="float" office:value="0.897345468270883">
                <text:p>0.897345468270883</text:p>
              </table:table-cell>
              <table:table-cell office:value-type="float" office:value="0.01188">
                <text:p>0.01188</text:p>
              </table:table-cell>
            </table:table-row>
            <table:table-row>
              <table:table-cell office:value-type="float" office:value="53031.1465289721">
                <text:p>53031.1465289721</text:p>
              </table:table-cell>
              <table:table-cell office:value-type="float" office:value="0.0781970772980415">
                <text:p>0.0781970772980415</text:p>
              </table:table-cell>
              <table:table-cell office:value-type="float" office:value="0.897962922701959">
                <text:p>0.897962922701959</text:p>
              </table:table-cell>
              <table:table-cell office:value-type="float" office:value="0.01192">
                <text:p>0.01192</text:p>
              </table:table-cell>
            </table:table-row>
            <table:table-row>
              <table:table-cell office:value-type="float" office:value="53058.9243067499">
                <text:p>53058.9243067499</text:p>
              </table:table-cell>
              <table:table-cell office:value-type="float" office:value="0.0775054349872245">
                <text:p>0.0775054349872245</text:p>
              </table:table-cell>
              <table:table-cell office:value-type="float" office:value="0.898574565012776">
                <text:p>0.898574565012776</text:p>
              </table:table-cell>
              <table:table-cell office:value-type="float" office:value="0.01196">
                <text:p>0.01196</text:p>
              </table:table-cell>
            </table:table-row>
            <table:table-row>
              <table:table-cell office:value-type="float" office:value="53086.7020845277">
                <text:p>53086.7020845277</text:p>
              </table:table-cell>
              <table:table-cell office:value-type="float" office:value="0.0768195563623309">
                <text:p>0.0768195563623309</text:p>
              </table:table-cell>
              <table:table-cell office:value-type="float" office:value="0.89918044363767">
                <text:p>0.8991804436376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53114.4798623056">
                <text:p>53114.4798623056</text:p>
              </table:table-cell>
              <table:table-cell office:value-type="float" office:value="0.0761393933926448">
                <text:p>0.0761393933926448</text:p>
              </table:table-cell>
              <table:table-cell office:value-type="float" office:value="0.899780606607356">
                <text:p>0.899780606607356</text:p>
              </table:table-cell>
              <table:table-cell office:value-type="float" office:value="0.01204">
                <text:p>0.01204</text:p>
              </table:table-cell>
            </table:table-row>
            <table:table-row>
              <table:table-cell office:value-type="float" office:value="53142.2576400834">
                <text:p>53142.2576400834</text:p>
              </table:table-cell>
              <table:table-cell office:value-type="float" office:value="0.0754648984477061">
                <text:p>0.0754648984477061</text:p>
              </table:table-cell>
              <table:table-cell office:value-type="float" office:value="0.900375101552294">
                <text:p>0.900375101552294</text:p>
              </table:table-cell>
              <table:table-cell office:value-type="float" office:value="0.01208">
                <text:p>0.01208</text:p>
              </table:table-cell>
            </table:table-row>
            <table:table-row>
              <table:table-cell office:value-type="float" office:value="53170.0354178612">
                <text:p>53170.0354178612</text:p>
              </table:table-cell>
              <table:table-cell office:value-type="float" office:value="0.0747960242939752">
                <text:p>0.0747960242939752</text:p>
              </table:table-cell>
              <table:table-cell office:value-type="float" office:value="0.900963975706025">
                <text:p>0.900963975706025</text:p>
              </table:table-cell>
              <table:table-cell office:value-type="float" office:value="0.01212">
                <text:p>0.01212</text:p>
              </table:table-cell>
            </table:table-row>
            <table:table-row>
              <table:table-cell office:value-type="float" office:value="53197.813195639">
                <text:p>53197.813195639</text:p>
              </table:table-cell>
              <table:table-cell office:value-type="float" office:value="0.0741327240915255">
                <text:p>0.0741327240915255</text:p>
              </table:table-cell>
              <table:table-cell office:value-type="float" office:value="0.901547275908475">
                <text:p>0.901547275908475</text:p>
              </table:table-cell>
              <table:table-cell office:value-type="float" office:value="0.01216">
                <text:p>0.01216</text:p>
              </table:table-cell>
            </table:table-row>
            <table:table-row>
              <table:table-cell office:value-type="float" office:value="53225.5909734168">
                <text:p>53225.5909734168</text:p>
              </table:table-cell>
              <table:table-cell office:value-type="float" office:value="0.0734749513907628">
                <text:p>0.0734749513907628</text:p>
              </table:table-cell>
              <table:table-cell office:value-type="float" office:value="0.902125048609238">
                <text:p>0.902125048609238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float" office:value="53253.3687511947">
                <text:p>53253.3687511947</text:p>
              </table:table-cell>
              <table:table-cell office:value-type="float" office:value="0.0728226601291731">
                <text:p>0.0728226601291731</text:p>
              </table:table-cell>
              <table:table-cell office:value-type="float" office:value="0.902697339870827">
                <text:p>0.902697339870827</text:p>
              </table:table-cell>
              <table:table-cell office:value-type="float" office:value="0.01224">
                <text:p>0.01224</text:p>
              </table:table-cell>
            </table:table-row>
            <table:table-row>
              <table:table-cell office:value-type="float" office:value="53281.1465289725">
                <text:p>53281.1465289725</text:p>
              </table:table-cell>
              <table:table-cell office:value-type="float" office:value="0.0721758046280966">
                <text:p>0.0721758046280966</text:p>
              </table:table-cell>
              <table:table-cell office:value-type="float" office:value="0.903264195371904">
                <text:p>0.903264195371904</text:p>
              </table:table-cell>
              <table:table-cell office:value-type="float" office:value="0.01228">
                <text:p>0.01228</text:p>
              </table:table-cell>
            </table:table-row>
            <table:table-row>
              <table:table-cell office:value-type="float" office:value="53308.9243067503">
                <text:p>53308.9243067503</text:p>
              </table:table-cell>
              <table:table-cell office:value-type="float" office:value="0.0715343395895292">
                <text:p>0.0715343395895292</text:p>
              </table:table-cell>
              <table:table-cell office:value-type="float" office:value="0.903825660410471">
                <text:p>0.903825660410471</text:p>
              </table:table-cell>
              <table:table-cell office:value-type="float" office:value="0.01232">
                <text:p>0.01232</text:p>
              </table:table-cell>
            </table:table-row>
            <table:table-row>
              <table:table-cell office:value-type="float" office:value="53336.7020845281">
                <text:p>53336.7020845281</text:p>
              </table:table-cell>
              <table:table-cell office:value-type="float" office:value="0.0708982200929498">
                <text:p>0.0708982200929498</text:p>
              </table:table-cell>
              <table:table-cell office:value-type="float" office:value="0.904381779907051">
                <text:p>0.904381779907051</text:p>
              </table:table-cell>
              <table:table-cell office:value-type="float" office:value="0.01236">
                <text:p>0.01236</text:p>
              </table:table-cell>
            </table:table-row>
            <table:table-row>
              <table:table-cell office:value-type="float" office:value="53364.4798623059">
                <text:p>53364.4798623059</text:p>
              </table:table-cell>
              <table:table-cell office:value-type="float" office:value="0.0702674015921752">
                <text:p>0.0702674015921752</text:p>
              </table:table-cell>
              <table:table-cell office:value-type="float" office:value="0.904932598407825">
                <text:p>0.904932598407825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float" office:value="53392.2576400838">
                <text:p>53392.2576400838</text:p>
              </table:table-cell>
              <table:table-cell office:value-type="float" office:value="0.0696418399122404">
                <text:p>0.0696418399122404</text:p>
              </table:table-cell>
              <table:table-cell office:value-type="float" office:value="0.90547816008776">
                <text:p>0.90547816008776</text:p>
              </table:table-cell>
              <table:table-cell office:value-type="float" office:value="0.01244">
                <text:p>0.01244</text:p>
              </table:table-cell>
            </table:table-row>
            <table:table-row>
              <table:table-cell office:value-type="float" office:value="53420.0354178616">
                <text:p>53420.0354178616</text:p>
              </table:table-cell>
              <table:table-cell office:value-type="float" office:value="0.0690214912463051">
                <text:p>0.0690214912463051</text:p>
              </table:table-cell>
              <table:table-cell office:value-type="float" office:value="0.906018508753695">
                <text:p>0.906018508753695</text:p>
              </table:table-cell>
              <table:table-cell office:value-type="float" office:value="0.01248">
                <text:p>0.01248</text:p>
              </table:table-cell>
            </table:table-row>
            <table:table-row>
              <table:table-cell office:value-type="float" office:value="53447.8131956394">
                <text:p>53447.8131956394</text:p>
              </table:table-cell>
              <table:table-cell office:value-type="float" office:value="0.0684063121525859">
                <text:p>0.0684063121525859</text:p>
              </table:table-cell>
              <table:table-cell office:value-type="float" office:value="0.906553687847415">
                <text:p>0.906553687847415</text:p>
              </table:table-cell>
              <table:table-cell office:value-type="float" office:value="0.01252">
                <text:p>0.01252</text:p>
              </table:table-cell>
            </table:table-row>
            <table:table-row>
              <table:table-cell office:value-type="float" office:value="53475.5909734172">
                <text:p>53475.5909734172</text:p>
              </table:table-cell>
              <table:table-cell office:value-type="float" office:value="0.0677962595513143">
                <text:p>0.0677962595513143</text:p>
              </table:table-cell>
              <table:table-cell office:value-type="float" office:value="0.907083740448686">
                <text:p>0.907083740448686</text:p>
              </table:table-cell>
              <table:table-cell office:value-type="float" office:value="0.01256">
                <text:p>0.01256</text:p>
              </table:table-cell>
            </table:table-row>
            <table:table-row>
              <table:table-cell office:value-type="float" office:value="53503.368751195">
                <text:p>53503.368751195</text:p>
              </table:table-cell>
              <table:table-cell office:value-type="float" office:value="0.06719129072172">
                <text:p>0.06719129072172</text:p>
              </table:table-cell>
              <table:table-cell office:value-type="float" office:value="0.907608709278281">
                <text:p>0.907608709278281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float" office:value="53531.1465289728">
                <text:p>53531.1465289728</text:p>
              </table:table-cell>
              <table:table-cell office:value-type="float" office:value="0.066591363299039">
                <text:p>0.066591363299039</text:p>
              </table:table-cell>
              <table:table-cell office:value-type="float" office:value="0.908128636700961">
                <text:p>0.908128636700961</text:p>
              </table:table-cell>
              <table:table-cell office:value-type="float" office:value="0.01264">
                <text:p>0.01264</text:p>
              </table:table-cell>
            </table:table-row>
            <table:table-row>
              <table:table-cell office:value-type="float" office:value="53558.9243067506">
                <text:p>53558.9243067506</text:p>
              </table:table-cell>
              <table:table-cell office:value-type="float" office:value="0.0659964352715471">
                <text:p>0.0659964352715471</text:p>
              </table:table-cell>
              <table:table-cell office:value-type="float" office:value="0.908643564728454">
                <text:p>0.908643564728454</text:p>
              </table:table-cell>
              <table:table-cell office:value-type="float" office:value="0.01268">
                <text:p>0.01268</text:p>
              </table:table-cell>
            </table:table-row>
            <table:table-row>
              <table:table-cell office:value-type="float" office:value="53586.7020845285">
                <text:p>53586.7020845285</text:p>
              </table:table-cell>
              <table:table-cell office:value-type="float" office:value="0.0654064649776175">
                <text:p>0.0654064649776175</text:p>
              </table:table-cell>
              <table:table-cell office:value-type="float" office:value="0.909153535022383">
                <text:p>0.909153535022383</text:p>
              </table:table-cell>
              <table:table-cell office:value-type="float" office:value="0.01272">
                <text:p>0.01272</text:p>
              </table:table-cell>
            </table:table-row>
            <table:table-row>
              <table:table-cell office:value-type="float" office:value="53614.4798623063">
                <text:p>53614.4798623063</text:p>
              </table:table-cell>
              <table:table-cell office:value-type="float" office:value="0.064821411102804">
                <text:p>0.064821411102804</text:p>
              </table:table-cell>
              <table:table-cell office:value-type="float" office:value="0.909658588897197">
                <text:p>0.909658588897197</text:p>
              </table:table-cell>
              <table:table-cell office:value-type="float" office:value="0.01276">
                <text:p>0.01276</text:p>
              </table:table-cell>
            </table:table-row>
            <table:table-row>
              <table:table-cell office:value-type="float" office:value="53642.2576400841">
                <text:p>53642.2576400841</text:p>
              </table:table-cell>
              <table:table-cell office:value-type="float" office:value="0.0642412326769473">
                <text:p>0.0642412326769473</text:p>
              </table:table-cell>
              <table:table-cell office:value-type="float" office:value="0.910158767323053">
                <text:p>0.910158767323053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float" office:value="53670.0354178619">
                <text:p>53670.0354178619</text:p>
              </table:table-cell>
              <table:table-cell office:value-type="float" office:value="0.0636658890713061">
                <text:p>0.0636658890713061</text:p>
              </table:table-cell>
              <table:table-cell office:value-type="float" office:value="0.910654110928694">
                <text:p>0.910654110928694</text:p>
              </table:table-cell>
              <table:table-cell office:value-type="float" office:value="0.01284">
                <text:p>0.01284</text:p>
              </table:table-cell>
            </table:table-row>
            <table:table-row>
              <table:table-cell office:value-type="float" office:value="53697.8131956398">
                <text:p>53697.8131956398</text:p>
              </table:table-cell>
              <table:table-cell office:value-type="float" office:value="0.0630953399957119">
                <text:p>0.0630953399957119</text:p>
              </table:table-cell>
              <table:table-cell office:value-type="float" office:value="0.911144660004289">
                <text:p>0.911144660004289</text:p>
              </table:table-cell>
              <table:table-cell office:value-type="float" office:value="0.01288">
                <text:p>0.01288</text:p>
              </table:table-cell>
            </table:table-row>
            <table:table-row>
              <table:table-cell office:value-type="float" office:value="53725.5909734176">
                <text:p>53725.5909734176</text:p>
              </table:table-cell>
              <table:table-cell office:value-type="float" office:value="0.0625295454957476">
                <text:p>0.0625295454957476</text:p>
              </table:table-cell>
              <table:table-cell office:value-type="float" office:value="0.911630454504253">
                <text:p>0.911630454504253</text:p>
              </table:table-cell>
              <table:table-cell office:value-type="float" office:value="0.01292">
                <text:p>0.01292</text:p>
              </table:table-cell>
            </table:table-row>
            <table:table-row>
              <table:table-cell office:value-type="float" office:value="53753.3687511954">
                <text:p>53753.3687511954</text:p>
              </table:table-cell>
              <table:table-cell office:value-type="float" office:value="0.0619684659499497">
                <text:p>0.0619684659499497</text:p>
              </table:table-cell>
              <table:table-cell office:value-type="float" office:value="0.912111534050051">
                <text:p>0.912111534050051</text:p>
              </table:table-cell>
              <table:table-cell office:value-type="float" office:value="0.01296">
                <text:p>0.01296</text:p>
              </table:table-cell>
            </table:table-row>
            <table:table-row>
              <table:table-cell office:value-type="float" office:value="53781.1465289732">
                <text:p>53781.1465289732</text:p>
              </table:table-cell>
              <table:table-cell office:value-type="float" office:value="0.0614120620670335">
                <text:p>0.0614120620670335</text:p>
              </table:table-cell>
              <table:table-cell office:value-type="float" office:value="0.912587937932967">
                <text:p>0.91258793793296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53808.924306751">
                <text:p>53808.924306751</text:p>
              </table:table-cell>
              <table:table-cell office:value-type="float" office:value="0.0608602948831415">
                <text:p>0.0608602948831415</text:p>
              </table:table-cell>
              <table:table-cell office:value-type="float" office:value="0.913059705116859">
                <text:p>0.913059705116859</text:p>
              </table:table-cell>
              <table:table-cell office:value-type="float" office:value="0.01304">
                <text:p>0.01304</text:p>
              </table:table-cell>
            </table:table-row>
            <table:table-row>
              <table:table-cell office:value-type="float" office:value="53836.7020845289">
                <text:p>53836.7020845289</text:p>
              </table:table-cell>
              <table:table-cell office:value-type="float" office:value="0.0603131257591154">
                <text:p>0.0603131257591154</text:p>
              </table:table-cell>
              <table:table-cell office:value-type="float" office:value="0.913526874240885">
                <text:p>0.913526874240885</text:p>
              </table:table-cell>
              <table:table-cell office:value-type="float" office:value="0.01308">
                <text:p>0.01308</text:p>
              </table:table-cell>
            </table:table-row>
            <table:table-row>
              <table:table-cell office:value-type="float" office:value="53864.4798623067">
                <text:p>53864.4798623067</text:p>
              </table:table-cell>
              <table:table-cell office:value-type="float" office:value="0.0597705163777894">
                <text:p>0.0597705163777894</text:p>
              </table:table-cell>
              <table:table-cell office:value-type="float" office:value="0.913989483622211">
                <text:p>0.913989483622211</text:p>
              </table:table-cell>
              <table:table-cell office:value-type="float" office:value="0.01312">
                <text:p>0.01312</text:p>
              </table:table-cell>
            </table:table-row>
            <table:table-row>
              <table:table-cell office:value-type="float" office:value="53892.2576400845">
                <text:p>53892.2576400845</text:p>
              </table:table-cell>
              <table:table-cell office:value-type="float" office:value="0.0592324287413078">
                <text:p>0.0592324287413078</text:p>
              </table:table-cell>
              <table:table-cell office:value-type="float" office:value="0.914447571258693">
                <text:p>0.914447571258693</text:p>
              </table:table-cell>
              <table:table-cell office:value-type="float" office:value="0.01316">
                <text:p>0.01316</text:p>
              </table:table-cell>
            </table:table-row>
            <table:table-row>
              <table:table-cell office:value-type="float" office:value="53920.0354178623">
                <text:p>53920.0354178623</text:p>
              </table:table-cell>
              <table:table-cell office:value-type="float" office:value="0.0586988251684636">
                <text:p>0.0586988251684636</text:p>
              </table:table-cell>
              <table:table-cell office:value-type="float" office:value="0.914901174831537">
                <text:p>0.914901174831537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float" office:value="53947.8131956401">
                <text:p>53947.8131956401</text:p>
              </table:table-cell>
              <table:table-cell office:value-type="float" office:value="0.0581696682920597">
                <text:p>0.0581696682920597</text:p>
              </table:table-cell>
              <table:table-cell office:value-type="float" office:value="0.915350331707941">
                <text:p>0.915350331707941</text:p>
              </table:table-cell>
              <table:table-cell office:value-type="float" office:value="0.01324">
                <text:p>0.01324</text:p>
              </table:table-cell>
            </table:table-row>
            <table:table-row>
              <table:table-cell office:value-type="float" office:value="53975.590973418">
                <text:p>53975.590973418</text:p>
              </table:table-cell>
              <table:table-cell office:value-type="float" office:value="0.0576449210562926">
                <text:p>0.0576449210562926</text:p>
              </table:table-cell>
              <table:table-cell office:value-type="float" office:value="0.915795078943708">
                <text:p>0.915795078943708</text:p>
              </table:table-cell>
              <table:table-cell office:value-type="float" office:value="0.01328">
                <text:p>0.01328</text:p>
              </table:table-cell>
            </table:table-row>
            <table:table-row>
              <table:table-cell office:value-type="float" office:value="54003.3687511958">
                <text:p>54003.3687511958</text:p>
              </table:table-cell>
              <table:table-cell office:value-type="float" office:value="0.0571245467141568">
                <text:p>0.0571245467141568</text:p>
              </table:table-cell>
              <table:table-cell office:value-type="float" office:value="0.916235453285844">
                <text:p>0.916235453285844</text:p>
              </table:table-cell>
              <table:table-cell office:value-type="float" office:value="0.01332">
                <text:p>0.01332</text:p>
              </table:table-cell>
            </table:table-row>
            <table:table-row>
              <table:table-cell office:value-type="float" office:value="54031.1465289736">
                <text:p>54031.1465289736</text:p>
              </table:table-cell>
              <table:table-cell office:value-type="float" office:value="0.0566085088248722">
                <text:p>0.0566085088248722</text:p>
              </table:table-cell>
              <table:table-cell office:value-type="float" office:value="0.916671491175128">
                <text:p>0.916671491175128</text:p>
              </table:table-cell>
              <table:table-cell office:value-type="float" office:value="0.01336">
                <text:p>0.01336</text:p>
              </table:table-cell>
            </table:table-row>
            <table:table-row>
              <table:table-cell office:value-type="float" office:value="54058.9243067514">
                <text:p>54058.9243067514</text:p>
              </table:table-cell>
              <table:table-cell office:value-type="float" office:value="0.0560967712513316">
                <text:p>0.0560967712513316</text:p>
              </table:table-cell>
              <table:table-cell office:value-type="float" office:value="0.917103228748669">
                <text:p>0.917103228748669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float" office:value="54086.7020845292">
                <text:p>54086.7020845292</text:p>
              </table:table-cell>
              <table:table-cell office:value-type="float" office:value="0.0555892981575705">
                <text:p>0.0555892981575705</text:p>
              </table:table-cell>
              <table:table-cell office:value-type="float" office:value="0.91753070184243">
                <text:p>0.91753070184243</text:p>
              </table:table-cell>
              <table:table-cell office:value-type="float" office:value="0.01344">
                <text:p>0.01344</text:p>
              </table:table-cell>
            </table:table-row>
            <table:table-row>
              <table:table-cell office:value-type="float" office:value="54114.4798623071">
                <text:p>54114.4798623071</text:p>
              </table:table-cell>
              <table:table-cell office:value-type="float" office:value="0.0550860540062574">
                <text:p>0.0550860540062574</text:p>
              </table:table-cell>
              <table:table-cell office:value-type="float" office:value="0.917953945993743">
                <text:p>0.917953945993743</text:p>
              </table:table-cell>
              <table:table-cell office:value-type="float" office:value="0.01348">
                <text:p>0.01348</text:p>
              </table:table-cell>
            </table:table-row>
            <table:table-row>
              <table:table-cell office:value-type="float" office:value="54142.2576400849">
                <text:p>54142.2576400849</text:p>
              </table:table-cell>
              <table:table-cell office:value-type="float" office:value="0.0545870035562053">
                <text:p>0.0545870035562053</text:p>
              </table:table-cell>
              <table:table-cell office:value-type="float" office:value="0.918372996443795">
                <text:p>0.918372996443795</text:p>
              </table:table-cell>
              <table:table-cell office:value-type="float" office:value="0.01352">
                <text:p>0.01352</text:p>
              </table:table-cell>
            </table:table-row>
            <table:table-row>
              <table:table-cell office:value-type="float" office:value="54170.0354178627">
                <text:p>54170.0354178627</text:p>
              </table:table-cell>
              <table:table-cell office:value-type="float" office:value="0.0540921118599036">
                <text:p>0.0540921118599036</text:p>
              </table:table-cell>
              <table:table-cell office:value-type="float" office:value="0.918787888140097">
                <text:p>0.918787888140097</text:p>
              </table:table-cell>
              <table:table-cell office:value-type="float" office:value="0.01356">
                <text:p>0.01356</text:p>
              </table:table-cell>
            </table:table-row>
            <table:table-row>
              <table:table-cell office:value-type="float" office:value="54197.8131956405">
                <text:p>54197.8131956405</text:p>
              </table:table-cell>
              <table:table-cell office:value-type="float" office:value="0.053601344261071">
                <text:p>0.053601344261071</text:p>
              </table:table-cell>
              <table:table-cell office:value-type="float" office:value="0.91919865573893">
                <text:p>0.91919865573893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float" office:value="54225.5909734183">
                <text:p>54225.5909734183</text:p>
              </table:table-cell>
              <table:table-cell office:value-type="float" office:value="0.0531146663922288">
                <text:p>0.0531146663922288</text:p>
              </table:table-cell>
              <table:table-cell office:value-type="float" office:value="0.919605333607772">
                <text:p>0.919605333607772</text:p>
              </table:table-cell>
              <table:table-cell office:value-type="float" office:value="0.01364">
                <text:p>0.01364</text:p>
              </table:table-cell>
            </table:table-row>
            <table:table-row>
              <table:table-cell office:value-type="float" office:value="54253.3687511961">
                <text:p>54253.3687511961</text:p>
              </table:table-cell>
              <table:table-cell office:value-type="float" office:value="0.0526320441722935">
                <text:p>0.0526320441722935</text:p>
              </table:table-cell>
              <table:table-cell office:value-type="float" office:value="0.920007955827707">
                <text:p>0.920007955827707</text:p>
              </table:table-cell>
              <table:table-cell office:value-type="float" office:value="0.01368">
                <text:p>0.01368</text:p>
              </table:table-cell>
            </table:table-row>
            <table:table-row>
              <table:table-cell office:value-type="float" office:value="54281.146528974">
                <text:p>54281.146528974</text:p>
              </table:table-cell>
              <table:table-cell office:value-type="float" office:value="0.0521534438041911">
                <text:p>0.0521534438041911</text:p>
              </table:table-cell>
              <table:table-cell office:value-type="float" office:value="0.92040655619581">
                <text:p>0.92040655619581</text:p>
              </table:table-cell>
              <table:table-cell office:value-type="float" office:value="0.01372">
                <text:p>0.01372</text:p>
              </table:table-cell>
            </table:table-row>
            <table:table-row>
              <table:table-cell office:value-type="float" office:value="54308.9243067518">
                <text:p>54308.9243067518</text:p>
              </table:table-cell>
              <table:table-cell office:value-type="float" office:value="0.0516788317724895">
                <text:p>0.0516788317724895</text:p>
              </table:table-cell>
              <table:table-cell office:value-type="float" office:value="0.920801168227511">
                <text:p>0.920801168227511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float" office:value="54336.7020845296">
                <text:p>54336.7020845296</text:p>
              </table:table-cell>
              <table:table-cell office:value-type="float" office:value="0.0512081748410521">
                <text:p>0.0512081748410521</text:p>
              </table:table-cell>
              <table:table-cell office:value-type="float" office:value="0.921191825158948">
                <text:p>0.921191825158948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float" office:value="54364.4798623074">
                <text:p>54364.4798623074</text:p>
              </table:table-cell>
              <table:table-cell office:value-type="float" office:value="0.05074144005071">
                <text:p>0.05074144005071</text:p>
              </table:table-cell>
              <table:table-cell office:value-type="float" office:value="0.921578559949291">
                <text:p>0.921578559949291</text:p>
              </table:table-cell>
              <table:table-cell office:value-type="float" office:value="0.01384">
                <text:p>0.01384</text:p>
              </table:table-cell>
            </table:table-row>
            <table:table-row>
              <table:table-cell office:value-type="float" office:value="54392.2576400852">
                <text:p>54392.2576400852</text:p>
              </table:table-cell>
              <table:table-cell office:value-type="float" office:value="0.0502785947169541">
                <text:p>0.0502785947169541</text:p>
              </table:table-cell>
              <table:table-cell office:value-type="float" office:value="0.921961405283046">
                <text:p>0.921961405283046</text:p>
              </table:table-cell>
              <table:table-cell office:value-type="float" office:value="0.01388">
                <text:p>0.01388</text:p>
              </table:table-cell>
            </table:table-row>
            <table:table-row>
              <table:table-cell office:value-type="float" office:value="54420.0354178631">
                <text:p>54420.0354178631</text:p>
              </table:table-cell>
              <table:table-cell office:value-type="float" office:value="0.0498196064276461">
                <text:p>0.0498196064276461</text:p>
              </table:table-cell>
              <table:table-cell office:value-type="float" office:value="0.922340393572354">
                <text:p>0.922340393572354</text:p>
              </table:table-cell>
              <table:table-cell office:value-type="float" office:value="0.01392">
                <text:p>0.01392</text:p>
              </table:table-cell>
            </table:table-row>
            <table:table-row>
              <table:table-cell office:value-type="float" office:value="54447.8131956409">
                <text:p>54447.8131956409</text:p>
              </table:table-cell>
              <table:table-cell office:value-type="float" office:value="0.0493644430407491">
                <text:p>0.0493644430407491</text:p>
              </table:table-cell>
              <table:table-cell office:value-type="float" office:value="0.922715556959251">
                <text:p>0.922715556959251</text:p>
              </table:table-cell>
              <table:table-cell office:value-type="float" office:value="0.01396">
                <text:p>0.01396</text:p>
              </table:table-cell>
            </table:table-row>
            <table:table-row>
              <table:table-cell office:value-type="float" office:value="54475.5909734187">
                <text:p>54475.5909734187</text:p>
              </table:table-cell>
              <table:table-cell office:value-type="float" office:value="0.0489130726820762">
                <text:p>0.0489130726820762</text:p>
              </table:table-cell>
              <table:table-cell office:value-type="float" office:value="0.923086927317924">
                <text:p>0.92308692731792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54503.3687511966">
                <text:p>54503.3687511966</text:p>
              </table:table-cell>
              <table:table-cell office:value-type="float" office:value="0.0484654637430589">
                <text:p>0.0484654637430589</text:p>
              </table:table-cell>
              <table:table-cell office:value-type="float" office:value="0.923454536256942">
                <text:p>0.923454536256942</text:p>
              </table:table-cell>
              <table:table-cell office:value-type="float" office:value="0.01404">
                <text:p>0.01404</text:p>
              </table:table-cell>
            </table:table-row>
            <table:table-row>
              <table:table-cell office:value-type="float" office:value="54531.1465289744">
                <text:p>54531.1465289744</text:p>
              </table:table-cell>
              <table:table-cell office:value-type="float" office:value="0.0480215848785334">
                <text:p>0.0480215848785334</text:p>
              </table:table-cell>
              <table:table-cell office:value-type="float" office:value="0.923818415121467">
                <text:p>0.923818415121467</text:p>
              </table:table-cell>
              <table:table-cell office:value-type="float" office:value="0.01408">
                <text:p>0.01408</text:p>
              </table:table-cell>
            </table:table-row>
            <table:table-row>
              <table:table-cell office:value-type="float" office:value="54558.9243067522">
                <text:p>54558.9243067522</text:p>
              </table:table-cell>
              <table:table-cell office:value-type="float" office:value="0.0475814050045456">
                <text:p>0.0475814050045456</text:p>
              </table:table-cell>
              <table:table-cell office:value-type="float" office:value="0.924178594995455">
                <text:p>0.924178594995455</text:p>
              </table:table-cell>
              <table:table-cell office:value-type="float" office:value="0.01412">
                <text:p>0.01412</text:p>
              </table:table-cell>
            </table:table-row>
            <table:table-row>
              <table:table-cell office:value-type="float" office:value="54586.70208453">
                <text:p>54586.70208453</text:p>
              </table:table-cell>
              <table:table-cell office:value-type="float" office:value="0.0471448932961744">
                <text:p>0.0471448932961744</text:p>
              </table:table-cell>
              <table:table-cell office:value-type="float" office:value="0.924535106703826">
                <text:p>0.924535106703826</text:p>
              </table:table-cell>
              <table:table-cell office:value-type="float" office:value="0.01416">
                <text:p>0.01416</text:p>
              </table:table-cell>
            </table:table-row>
            <table:table-row>
              <table:table-cell office:value-type="float" office:value="54614.4798623078">
                <text:p>54614.4798623078</text:p>
              </table:table-cell>
              <table:table-cell office:value-type="float" office:value="0.046712019185373">
                <text:p>0.046712019185373</text:p>
              </table:table-cell>
              <table:table-cell office:value-type="float" office:value="0.924887980814628">
                <text:p>0.924887980814628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float" office:value="54642.2576400857">
                <text:p>54642.2576400857</text:p>
              </table:table-cell>
              <table:table-cell office:value-type="float" office:value="0.0462827523588282">
                <text:p>0.0462827523588282</text:p>
              </table:table-cell>
              <table:table-cell office:value-type="float" office:value="0.925237247641172">
                <text:p>0.925237247641172</text:p>
              </table:table-cell>
              <table:table-cell office:value-type="float" office:value="0.01424">
                <text:p>0.01424</text:p>
              </table:table-cell>
            </table:table-row>
            <table:table-row>
              <table:table-cell office:value-type="float" office:value="54670.0354178635">
                <text:p>54670.0354178635</text:p>
              </table:table-cell>
              <table:table-cell office:value-type="float" office:value="0.045857062755838">
                <text:p>0.045857062755838</text:p>
              </table:table-cell>
              <table:table-cell office:value-type="float" office:value="0.925582937244163">
                <text:p>0.925582937244163</text:p>
              </table:table-cell>
              <table:table-cell office:value-type="float" office:value="0.01428">
                <text:p>0.01428</text:p>
              </table:table-cell>
            </table:table-row>
            <table:table-row>
              <table:table-cell office:value-type="float" office:value="54697.8131956413">
                <text:p>54697.8131956413</text:p>
              </table:table-cell>
              <table:table-cell office:value-type="float" office:value="0.045434920566206">
                <text:p>0.045434920566206</text:p>
              </table:table-cell>
              <table:table-cell office:value-type="float" office:value="0.925925079433795">
                <text:p>0.925925079433795</text:p>
              </table:table-cell>
              <table:table-cell office:value-type="float" office:value="0.01432">
                <text:p>0.01432</text:p>
              </table:table-cell>
            </table:table-row>
            <table:table-row>
              <table:table-cell office:value-type="float" office:value="54725.5909734191">
                <text:p>54725.5909734191</text:p>
              </table:table-cell>
              <table:table-cell office:value-type="float" office:value="0.0450162962281543">
                <text:p>0.0450162962281543</text:p>
              </table:table-cell>
              <table:table-cell office:value-type="float" office:value="0.926263703771846">
                <text:p>0.926263703771846</text:p>
              </table:table-cell>
              <table:table-cell office:value-type="float" office:value="0.01436">
                <text:p>0.01436</text:p>
              </table:table-cell>
            </table:table-row>
            <table:table-row>
              <table:table-cell office:value-type="float" office:value="54753.3687511969">
                <text:p>54753.3687511969</text:p>
              </table:table-cell>
              <table:table-cell office:value-type="float" office:value="0.044601160426253">
                <text:p>0.044601160426253</text:p>
              </table:table-cell>
              <table:table-cell office:value-type="float" office:value="0.926598839573748">
                <text:p>0.92659883957374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float" office:value="54781.1465289748">
                <text:p>54781.1465289748</text:p>
              </table:table-cell>
              <table:table-cell office:value-type="float" office:value="0.0441894840893675">
                <text:p>0.0441894840893675</text:p>
              </table:table-cell>
              <table:table-cell office:value-type="float" office:value="0.926930515910633">
                <text:p>0.926930515910633</text:p>
              </table:table-cell>
              <table:table-cell office:value-type="float" office:value="0.01444">
                <text:p>0.01444</text:p>
              </table:table-cell>
            </table:table-row>
            <table:table-row>
              <table:table-cell office:value-type="float" office:value="54808.9243067526">
                <text:p>54808.9243067526</text:p>
              </table:table-cell>
              <table:table-cell office:value-type="float" office:value="0.0437812383886228">
                <text:p>0.0437812383886228</text:p>
              </table:table-cell>
              <table:table-cell office:value-type="float" office:value="0.927258761611378">
                <text:p>0.927258761611378</text:p>
              </table:table-cell>
              <table:table-cell office:value-type="float" office:value="0.01448">
                <text:p>0.01448</text:p>
              </table:table-cell>
            </table:table-row>
            <table:table-row>
              <table:table-cell office:value-type="float" office:value="54836.7020845304">
                <text:p>54836.7020845304</text:p>
              </table:table-cell>
              <table:table-cell office:value-type="float" office:value="0.0433763947353843">
                <text:p>0.0433763947353843</text:p>
              </table:table-cell>
              <table:table-cell office:value-type="float" office:value="0.927583605264616">
                <text:p>0.927583605264616</text:p>
              </table:table-cell>
              <table:table-cell office:value-type="float" office:value="0.01452">
                <text:p>0.01452</text:p>
              </table:table-cell>
            </table:table-row>
            <table:table-row>
              <table:table-cell office:value-type="float" office:value="54864.4798623082">
                <text:p>54864.4798623082</text:p>
              </table:table-cell>
              <table:table-cell office:value-type="float" office:value="0.0429749247792561">
                <text:p>0.0429749247792561</text:p>
              </table:table-cell>
              <table:table-cell office:value-type="float" office:value="0.927905075220745">
                <text:p>0.927905075220745</text:p>
              </table:table-cell>
              <table:table-cell office:value-type="float" office:value="0.01456">
                <text:p>0.01456</text:p>
              </table:table-cell>
            </table:table-row>
            <table:table-row>
              <table:table-cell office:value-type="float" office:value="54892.257640086">
                <text:p>54892.257640086</text:p>
              </table:table-cell>
              <table:table-cell office:value-type="float" office:value="0.0425768004060956">
                <text:p>0.0425768004060956</text:p>
              </table:table-cell>
              <table:table-cell office:value-type="float" office:value="0.928223199593905">
                <text:p>0.928223199593905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float" office:value="54920.0354178638">
                <text:p>54920.0354178638</text:p>
              </table:table-cell>
              <table:table-cell office:value-type="float" office:value="0.0421819937360448">
                <text:p>0.0421819937360448</text:p>
              </table:table-cell>
              <table:table-cell office:value-type="float" office:value="0.928538006263956">
                <text:p>0.928538006263956</text:p>
              </table:table-cell>
              <table:table-cell office:value-type="float" office:value="0.01464">
                <text:p>0.01464</text:p>
              </table:table-cell>
            </table:table-row>
            <table:table-row>
              <table:table-cell office:value-type="float" office:value="54947.8131956417">
                <text:p>54947.8131956417</text:p>
              </table:table-cell>
              <table:table-cell office:value-type="float" office:value="0.0417904771215778">
                <text:p>0.0417904771215778</text:p>
              </table:table-cell>
              <table:table-cell office:value-type="float" office:value="0.928849522878423">
                <text:p>0.928849522878423</text:p>
              </table:table-cell>
              <table:table-cell office:value-type="float" office:value="0.01468">
                <text:p>0.01468</text:p>
              </table:table-cell>
            </table:table-row>
            <table:table-row>
              <table:table-cell office:value-type="float" office:value="54975.5909734195">
                <text:p>54975.5909734195</text:p>
              </table:table-cell>
              <table:table-cell office:value-type="float" office:value="0.0414022231455647">
                <text:p>0.0414022231455647</text:p>
              </table:table-cell>
              <table:table-cell office:value-type="float" office:value="0.929157776854436">
                <text:p>0.929157776854436</text:p>
              </table:table-cell>
              <table:table-cell office:value-type="float" office:value="0.01472">
                <text:p>0.01472</text:p>
              </table:table-cell>
            </table:table-row>
            <table:table-row>
              <table:table-cell office:value-type="float" office:value="55003.3687511973">
                <text:p>55003.3687511973</text:p>
              </table:table-cell>
              <table:table-cell office:value-type="float" office:value="0.0410172046193516">
                <text:p>0.0410172046193516</text:p>
              </table:table-cell>
              <table:table-cell office:value-type="float" office:value="0.929462795380649">
                <text:p>0.929462795380649</text:p>
              </table:table-cell>
              <table:table-cell office:value-type="float" office:value="0.01476">
                <text:p>0.01476</text:p>
              </table:table-cell>
            </table:table-row>
            <table:table-row>
              <table:table-cell office:value-type="float" office:value="55031.1465289751">
                <text:p>55031.1465289751</text:p>
              </table:table-cell>
              <table:table-cell office:value-type="float" office:value="0.040635394580857">
                <text:p>0.040635394580857</text:p>
              </table:table-cell>
              <table:table-cell office:value-type="float" office:value="0.929764605419144">
                <text:p>0.929764605419144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float" office:value="55058.9243067529">
                <text:p>55058.9243067529</text:p>
              </table:table-cell>
              <table:table-cell office:value-type="float" office:value="0.0402567662926832">
                <text:p>0.0402567662926832</text:p>
              </table:table-cell>
              <table:table-cell office:value-type="float" office:value="0.930063233707318">
                <text:p>0.930063233707318</text:p>
              </table:table-cell>
              <table:table-cell office:value-type="float" office:value="0.01484">
                <text:p>0.01484</text:p>
              </table:table-cell>
            </table:table-row>
            <table:table-row>
              <table:table-cell office:value-type="float" office:value="55086.7020845308">
                <text:p>55086.7020845308</text:p>
              </table:table-cell>
              <table:table-cell office:value-type="float" office:value="0.0398812932402442">
                <text:p>0.0398812932402442</text:p>
              </table:table-cell>
              <table:table-cell office:value-type="float" office:value="0.930358706759757">
                <text:p>0.930358706759757</text:p>
              </table:table-cell>
              <table:table-cell office:value-type="float" office:value="0.01488">
                <text:p>0.01488</text:p>
              </table:table-cell>
            </table:table-row>
            <table:table-row>
              <table:table-cell office:value-type="float" office:value="55114.4798623086">
                <text:p>55114.4798623086</text:p>
              </table:table-cell>
              <table:table-cell office:value-type="float" office:value="0.0395089491299088">
                <text:p>0.0395089491299088</text:p>
              </table:table-cell>
              <table:table-cell office:value-type="float" office:value="0.930651050870092">
                <text:p>0.930651050870092</text:p>
              </table:table-cell>
              <table:table-cell office:value-type="float" office:value="0.01492">
                <text:p>0.01492</text:p>
              </table:table-cell>
            </table:table-row>
            <table:table-row>
              <table:table-cell office:value-type="float" office:value="55142.2576400864">
                <text:p>55142.2576400864</text:p>
              </table:table-cell>
              <table:table-cell office:value-type="float" office:value="0.0391397078871596">
                <text:p>0.0391397078871596</text:p>
              </table:table-cell>
              <table:table-cell office:value-type="float" office:value="0.930940292112841">
                <text:p>0.930940292112841</text:p>
              </table:table-cell>
              <table:table-cell office:value-type="float" office:value="0.01496">
                <text:p>0.01496</text:p>
              </table:table-cell>
            </table:table-row>
            <table:table-row>
              <table:table-cell office:value-type="float" office:value="55170.0354178642">
                <text:p>55170.0354178642</text:p>
              </table:table-cell>
              <table:table-cell office:value-type="float" office:value="0.0387735436547666">
                <text:p>0.0387735436547666</text:p>
              </table:table-cell>
              <table:table-cell office:value-type="float" office:value="0.931226456345234">
                <text:p>0.93122645634523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55197.813195642">
                <text:p>55197.813195642</text:p>
              </table:table-cell>
              <table:table-cell office:value-type="float" office:value="0.0384104307909769">
                <text:p>0.0384104307909769</text:p>
              </table:table-cell>
              <table:table-cell office:value-type="float" office:value="0.931509569209024">
                <text:p>0.931509569209024</text:p>
              </table:table-cell>
              <table:table-cell office:value-type="float" office:value="0.01504">
                <text:p>0.01504</text:p>
              </table:table-cell>
            </table:table-row>
            <table:table-row>
              <table:table-cell office:value-type="float" office:value="55225.5909734199">
                <text:p>55225.5909734199</text:p>
              </table:table-cell>
              <table:table-cell office:value-type="float" office:value="0.0380503438677187">
                <text:p>0.0380503438677187</text:p>
              </table:table-cell>
              <table:table-cell office:value-type="float" office:value="0.931789656132282">
                <text:p>0.931789656132282</text:p>
              </table:table-cell>
              <table:table-cell office:value-type="float" office:value="0.01508">
                <text:p>0.01508</text:p>
              </table:table-cell>
            </table:table-row>
            <table:table-row>
              <table:table-cell office:value-type="float" office:value="55253.3687511977">
                <text:p>55253.3687511977</text:p>
              </table:table-cell>
              <table:table-cell office:value-type="float" office:value="0.0376932576688211">
                <text:p>0.0376932576688211</text:p>
              </table:table-cell>
              <table:table-cell office:value-type="float" office:value="0.93206674233118">
                <text:p>0.93206674233118</text:p>
              </table:table-cell>
              <table:table-cell office:value-type="float" office:value="0.01512">
                <text:p>0.01512</text:p>
              </table:table-cell>
            </table:table-row>
            <table:table-row>
              <table:table-cell office:value-type="float" office:value="55281.1465289755">
                <text:p>55281.1465289755</text:p>
              </table:table-cell>
              <table:table-cell office:value-type="float" office:value="0.0373391471882476">
                <text:p>0.0373391471882476</text:p>
              </table:table-cell>
              <table:table-cell office:value-type="float" office:value="0.932340852811753">
                <text:p>0.932340852811753</text:p>
              </table:table-cell>
              <table:table-cell office:value-type="float" office:value="0.01516">
                <text:p>0.01516</text:p>
              </table:table-cell>
            </table:table-row>
            <table:table-row>
              <table:table-cell office:value-type="float" office:value="55308.9243067533">
                <text:p>55308.9243067533</text:p>
              </table:table-cell>
              <table:table-cell office:value-type="float" office:value="0.0369879876283455">
                <text:p>0.0369879876283455</text:p>
              </table:table-cell>
              <table:table-cell office:value-type="float" office:value="0.932612012371655">
                <text:p>0.932612012371655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float" office:value="55336.7020845311">
                <text:p>55336.7020845311</text:p>
              </table:table-cell>
              <table:table-cell office:value-type="float" office:value="0.0366397543981093">
                <text:p>0.0366397543981093</text:p>
              </table:table-cell>
              <table:table-cell office:value-type="float" office:value="0.932880245601891">
                <text:p>0.932880245601891</text:p>
              </table:table-cell>
              <table:table-cell office:value-type="float" office:value="0.01524">
                <text:p>0.01524</text:p>
              </table:table-cell>
            </table:table-row>
            <table:table-row>
              <table:table-cell office:value-type="float" office:value="55364.4798623089">
                <text:p>55364.4798623089</text:p>
              </table:table-cell>
              <table:table-cell office:value-type="float" office:value="0.0362944231114584">
                <text:p>0.0362944231114584</text:p>
              </table:table-cell>
              <table:table-cell office:value-type="float" office:value="0.933145576888542">
                <text:p>0.933145576888542</text:p>
              </table:table-cell>
              <table:table-cell office:value-type="float" office:value="0.01528">
                <text:p>0.01528</text:p>
              </table:table-cell>
            </table:table-row>
            <table:table-row>
              <table:table-cell office:value-type="float" office:value="55392.2576400868">
                <text:p>55392.2576400868</text:p>
              </table:table-cell>
              <table:table-cell office:value-type="float" office:value="0.0359519695855296">
                <text:p>0.0359519695855296</text:p>
              </table:table-cell>
              <table:table-cell office:value-type="float" office:value="0.933408030414471">
                <text:p>0.933408030414471</text:p>
              </table:table-cell>
              <table:table-cell office:value-type="float" office:value="0.01532">
                <text:p>0.01532</text:p>
              </table:table-cell>
            </table:table-row>
            <table:table-row>
              <table:table-cell office:value-type="float" office:value="55420.0354178646">
                <text:p>55420.0354178646</text:p>
              </table:table-cell>
              <table:table-cell office:value-type="float" office:value="0.0356123698389835">
                <text:p>0.0356123698389835</text:p>
              </table:table-cell>
              <table:table-cell office:value-type="float" office:value="0.933667630161017">
                <text:p>0.933667630161017</text:p>
              </table:table-cell>
              <table:table-cell office:value-type="float" office:value="0.01536">
                <text:p>0.01536</text:p>
              </table:table-cell>
            </table:table-row>
            <table:table-row>
              <table:table-cell office:value-type="float" office:value="55447.8131956424">
                <text:p>55447.8131956424</text:p>
              </table:table-cell>
              <table:table-cell office:value-type="float" office:value="0.0352756000903253">
                <text:p>0.0352756000903253</text:p>
              </table:table-cell>
              <table:table-cell office:value-type="float" office:value="0.933924399909675">
                <text:p>0.933924399909675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float" office:value="55475.5909734202">
                <text:p>55475.5909734202</text:p>
              </table:table-cell>
              <table:table-cell office:value-type="float" office:value="0.0349416367562393">
                <text:p>0.0349416367562393</text:p>
              </table:table-cell>
              <table:table-cell office:value-type="float" office:value="0.934178363243761">
                <text:p>0.934178363243761</text:p>
              </table:table-cell>
              <table:table-cell office:value-type="float" office:value="0.01544">
                <text:p>0.01544</text:p>
              </table:table-cell>
            </table:table-row>
            <table:table-row>
              <table:table-cell office:value-type="float" office:value="55503.368751198">
                <text:p>55503.368751198</text:p>
              </table:table-cell>
              <table:table-cell office:value-type="float" office:value="0.0346104564499373">
                <text:p>0.0346104564499373</text:p>
              </table:table-cell>
              <table:table-cell office:value-type="float" office:value="0.934429543550063">
                <text:p>0.934429543550063</text:p>
              </table:table-cell>
              <table:table-cell office:value-type="float" office:value="0.01548">
                <text:p>0.01548</text:p>
              </table:table-cell>
            </table:table-row>
            <table:table-row>
              <table:table-cell office:value-type="float" office:value="55531.1465289759">
                <text:p>55531.1465289759</text:p>
              </table:table-cell>
              <table:table-cell office:value-type="float" office:value="0.0342820359795211">
                <text:p>0.0342820359795211</text:p>
              </table:table-cell>
              <table:table-cell office:value-type="float" office:value="0.93467796402048">
                <text:p>0.93467796402048</text:p>
              </table:table-cell>
              <table:table-cell office:value-type="float" office:value="0.01552">
                <text:p>0.01552</text:p>
              </table:table-cell>
            </table:table-row>
            <table:table-row>
              <table:table-cell office:value-type="float" office:value="55558.9243067537">
                <text:p>55558.9243067537</text:p>
              </table:table-cell>
              <table:table-cell office:value-type="float" office:value="0.0339563523463585">
                <text:p>0.0339563523463585</text:p>
              </table:table-cell>
              <table:table-cell office:value-type="float" office:value="0.934923647653642">
                <text:p>0.934923647653642</text:p>
              </table:table-cell>
              <table:table-cell office:value-type="float" office:value="0.01556">
                <text:p>0.01556</text:p>
              </table:table-cell>
            </table:table-row>
            <table:table-row>
              <table:table-cell office:value-type="float" office:value="55586.7020845315">
                <text:p>55586.7020845315</text:p>
              </table:table-cell>
              <table:table-cell office:value-type="float" office:value="0.0336333827434721">
                <text:p>0.0336333827434721</text:p>
              </table:table-cell>
              <table:table-cell office:value-type="float" office:value="0.935166617256529">
                <text:p>0.935166617256529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float" office:value="55614.4798623093">
                <text:p>55614.4798623093</text:p>
              </table:table-cell>
              <table:table-cell office:value-type="float" office:value="0.0333131045539432">
                <text:p>0.0333131045539432</text:p>
              </table:table-cell>
              <table:table-cell office:value-type="float" office:value="0.935406895446058">
                <text:p>0.935406895446058</text:p>
              </table:table-cell>
              <table:table-cell office:value-type="float" office:value="0.01564">
                <text:p>0.01564</text:p>
              </table:table-cell>
            </table:table-row>
            <table:table-row>
              <table:table-cell office:value-type="float" office:value="55642.2576400871">
                <text:p>55642.2576400871</text:p>
              </table:table-cell>
              <table:table-cell office:value-type="float" office:value="0.032995495349327">
                <text:p>0.032995495349327</text:p>
              </table:table-cell>
              <table:table-cell office:value-type="float" office:value="0.935644504650674">
                <text:p>0.935644504650674</text:p>
              </table:table-cell>
              <table:table-cell office:value-type="float" office:value="0.01568">
                <text:p>0.01568</text:p>
              </table:table-cell>
            </table:table-row>
            <table:table-row>
              <table:table-cell office:value-type="float" office:value="55670.035417865">
                <text:p>55670.035417865</text:p>
              </table:table-cell>
              <table:table-cell office:value-type="float" office:value="0.0326805328880826">
                <text:p>0.0326805328880826</text:p>
              </table:table-cell>
              <table:table-cell office:value-type="float" office:value="0.935879467111918">
                <text:p>0.935879467111918</text:p>
              </table:table-cell>
              <table:table-cell office:value-type="float" office:value="0.01572">
                <text:p>0.01572</text:p>
              </table:table-cell>
            </table:table-row>
            <table:table-row>
              <table:table-cell office:value-type="float" office:value="55697.8131956428">
                <text:p>55697.8131956428</text:p>
              </table:table-cell>
              <table:table-cell office:value-type="float" office:value="0.0323681951140153">
                <text:p>0.0323681951140153</text:p>
              </table:table-cell>
              <table:table-cell office:value-type="float" office:value="0.936111804885986">
                <text:p>0.936111804885986</text:p>
              </table:table-cell>
              <table:table-cell office:value-type="float" office:value="0.01576">
                <text:p>0.01576</text:p>
              </table:table-cell>
            </table:table-row>
            <table:table-row>
              <table:table-cell office:value-type="float" office:value="55725.5909734206">
                <text:p>55725.5909734206</text:p>
              </table:table-cell>
              <table:table-cell office:value-type="float" office:value="0.0320584601547318">
                <text:p>0.0320584601547318</text:p>
              </table:table-cell>
              <table:table-cell office:value-type="float" office:value="0.936341539845269">
                <text:p>0.936341539845269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float" office:value="55753.3687511984">
                <text:p>55753.3687511984</text:p>
              </table:table-cell>
              <table:table-cell office:value-type="float" office:value="0.0317513063201091">
                <text:p>0.0317513063201091</text:p>
              </table:table-cell>
              <table:table-cell office:value-type="float" office:value="0.936568693679892">
                <text:p>0.936568693679892</text:p>
              </table:table-cell>
              <table:table-cell office:value-type="float" office:value="0.01584">
                <text:p>0.01584</text:p>
              </table:table-cell>
            </table:table-row>
            <table:table-row>
              <table:table-cell office:value-type="float" office:value="55781.1465289762">
                <text:p>55781.1465289762</text:p>
              </table:table-cell>
              <table:table-cell office:value-type="float" office:value="0.0314467121007748">
                <text:p>0.0314467121007748</text:p>
              </table:table-cell>
              <table:table-cell office:value-type="float" office:value="0.936793287899226">
                <text:p>0.936793287899226</text:p>
              </table:table-cell>
              <table:table-cell office:value-type="float" office:value="0.01588">
                <text:p>0.01588</text:p>
              </table:table-cell>
            </table:table-row>
            <table:table-row>
              <table:table-cell office:value-type="float" office:value="55808.924306754">
                <text:p>55808.924306754</text:p>
              </table:table-cell>
              <table:table-cell office:value-type="float" office:value="0.0311446561666017">
                <text:p>0.0311446561666017</text:p>
              </table:table-cell>
              <table:table-cell office:value-type="float" office:value="0.937015343833399">
                <text:p>0.937015343833399</text:p>
              </table:table-cell>
              <table:table-cell office:value-type="float" office:value="0.01592">
                <text:p>0.01592</text:p>
              </table:table-cell>
            </table:table-row>
            <table:table-row>
              <table:table-cell office:value-type="float" office:value="55836.7020845319">
                <text:p>55836.7020845319</text:p>
              </table:table-cell>
              <table:table-cell office:value-type="float" office:value="0.0308451173652134">
                <text:p>0.0308451173652134</text:p>
              </table:table-cell>
              <table:table-cell office:value-type="float" office:value="0.937234882634788">
                <text:p>0.937234882634788</text:p>
              </table:table-cell>
              <table:table-cell office:value-type="float" office:value="0.01596">
                <text:p>0.01596</text:p>
              </table:table-cell>
            </table:table-row>
            <table:table-row>
              <table:table-cell office:value-type="float" office:value="55864.4798623097">
                <text:p>55864.4798623097</text:p>
              </table:table-cell>
              <table:table-cell office:value-type="float" office:value="0.0305480747205032">
                <text:p>0.0305480747205032</text:p>
              </table:table-cell>
              <table:table-cell office:value-type="float" office:value="0.937451925279498">
                <text:p>0.93745192527949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55892.2576400875">
                <text:p>55892.2576400875</text:p>
              </table:table-cell>
              <table:table-cell office:value-type="float" office:value="0.0302535074311657">
                <text:p>0.0302535074311657</text:p>
              </table:table-cell>
              <table:table-cell office:value-type="float" office:value="0.937666492568835">
                <text:p>0.937666492568835</text:p>
              </table:table-cell>
              <table:table-cell office:value-type="float" office:value="0.01604">
                <text:p>0.01604</text:p>
              </table:table-cell>
            </table:table-row>
            <table:table-row>
              <table:table-cell office:value-type="float" office:value="55920.0354178653">
                <text:p>55920.0354178653</text:p>
              </table:table-cell>
              <table:table-cell office:value-type="float" office:value="0.0299613948692393">
                <text:p>0.0299613948692393</text:p>
              </table:table-cell>
              <table:table-cell office:value-type="float" office:value="0.937878605130762">
                <text:p>0.937878605130762</text:p>
              </table:table-cell>
              <table:table-cell office:value-type="float" office:value="0.01608">
                <text:p>0.01608</text:p>
              </table:table-cell>
            </table:table-row>
            <table:table-row>
              <table:table-cell office:value-type="float" office:value="55947.8131956431">
                <text:p>55947.8131956431</text:p>
              </table:table-cell>
              <table:table-cell office:value-type="float" office:value="0.0296717165786624">
                <text:p>0.0296717165786624</text:p>
              </table:table-cell>
              <table:table-cell office:value-type="float" office:value="0.938088283421339">
                <text:p>0.938088283421339</text:p>
              </table:table-cell>
              <table:table-cell office:value-type="float" office:value="0.01612">
                <text:p>0.01612</text:p>
              </table:table-cell>
            </table:table-row>
            <table:table-row>
              <table:table-cell office:value-type="float" office:value="55975.590973421">
                <text:p>55975.590973421</text:p>
              </table:table-cell>
              <table:table-cell office:value-type="float" office:value="0.0293844522738402">
                <text:p>0.0293844522738402</text:p>
              </table:table-cell>
              <table:table-cell office:value-type="float" office:value="0.938295547726161">
                <text:p>0.938295547726161</text:p>
              </table:table-cell>
              <table:table-cell office:value-type="float" office:value="0.01616">
                <text:p>0.01616</text:p>
              </table:table-cell>
            </table:table-row>
            <table:table-row>
              <table:table-cell office:value-type="float" office:value="56003.3687511988">
                <text:p>56003.3687511988</text:p>
              </table:table-cell>
              <table:table-cell office:value-type="float" office:value="0.0290995818382248">
                <text:p>0.0290995818382248</text:p>
              </table:table-cell>
              <table:table-cell office:value-type="float" office:value="0.938500418161776">
                <text:p>0.938500418161776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float" office:value="56031.1465289766">
                <text:p>56031.1465289766</text:p>
              </table:table-cell>
              <table:table-cell office:value-type="float" office:value="0.0288170853229063">
                <text:p>0.0288170853229063</text:p>
              </table:table-cell>
              <table:table-cell office:value-type="float" office:value="0.938702914677095">
                <text:p>0.938702914677095</text:p>
              </table:table-cell>
              <table:table-cell office:value-type="float" office:value="0.01624">
                <text:p>0.01624</text:p>
              </table:table-cell>
            </table:table-row>
            <table:table-row>
              <table:table-cell office:value-type="float" office:value="56058.9243067544">
                <text:p>56058.9243067544</text:p>
              </table:table-cell>
              <table:table-cell office:value-type="float" office:value="0.0285369429452154">
                <text:p>0.0285369429452154</text:p>
              </table:table-cell>
              <table:table-cell office:value-type="float" office:value="0.938903057054786">
                <text:p>0.938903057054786</text:p>
              </table:table-cell>
              <table:table-cell office:value-type="float" office:value="0.01628">
                <text:p>0.01628</text:p>
              </table:table-cell>
            </table:table-row>
            <table:table-row>
              <table:table-cell office:value-type="float" office:value="56086.7020845322">
                <text:p>56086.7020845322</text:p>
              </table:table-cell>
              <table:table-cell office:value-type="float" office:value="0.0282591350873386">
                <text:p>0.0282591350873386</text:p>
              </table:table-cell>
              <table:table-cell office:value-type="float" office:value="0.939100864912663">
                <text:p>0.939100864912663</text:p>
              </table:table-cell>
              <table:table-cell office:value-type="float" office:value="0.01632">
                <text:p>0.01632</text:p>
              </table:table-cell>
            </table:table-row>
            <table:table-row>
              <table:table-cell office:value-type="float" office:value="56114.4798623101">
                <text:p>56114.4798623101</text:p>
              </table:table-cell>
              <table:table-cell office:value-type="float" office:value="0.0279836422949441">
                <text:p>0.0279836422949441</text:p>
              </table:table-cell>
              <table:table-cell office:value-type="float" office:value="0.939296357705057">
                <text:p>0.939296357705057</text:p>
              </table:table-cell>
              <table:table-cell office:value-type="float" office:value="0.01636">
                <text:p>0.01636</text:p>
              </table:table-cell>
            </table:table-row>
            <table:table-row>
              <table:table-cell office:value-type="float" office:value="56142.2576400879">
                <text:p>56142.2576400879</text:p>
              </table:table-cell>
              <table:table-cell office:value-type="float" office:value="0.0277104452758196">
                <text:p>0.0277104452758196</text:p>
              </table:table-cell>
              <table:table-cell office:value-type="float" office:value="0.939489554724182">
                <text:p>0.939489554724182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float" office:value="56170.0354178657">
                <text:p>56170.0354178657</text:p>
              </table:table-cell>
              <table:table-cell office:value-type="float" office:value="0.0274395248985211">
                <text:p>0.0274395248985211</text:p>
              </table:table-cell>
              <table:table-cell office:value-type="float" office:value="0.93968047510148">
                <text:p>0.93968047510148</text:p>
              </table:table-cell>
              <table:table-cell office:value-type="float" office:value="0.01644">
                <text:p>0.01644</text:p>
              </table:table-cell>
            </table:table-row>
            <table:table-row>
              <table:table-cell office:value-type="float" office:value="56197.8131956435">
                <text:p>56197.8131956435</text:p>
              </table:table-cell>
              <table:table-cell office:value-type="float" office:value="0.0271708621910334">
                <text:p>0.0271708621910334</text:p>
              </table:table-cell>
              <table:table-cell office:value-type="float" office:value="0.939869137808968">
                <text:p>0.939869137808968</text:p>
              </table:table-cell>
              <table:table-cell office:value-type="float" office:value="0.01648">
                <text:p>0.01648</text:p>
              </table:table-cell>
            </table:table-row>
            <table:table-row>
              <table:table-cell office:value-type="float" office:value="56225.5909734213">
                <text:p>56225.5909734213</text:p>
              </table:table-cell>
              <table:table-cell office:value-type="float" office:value="0.0269044383394415">
                <text:p>0.0269044383394415</text:p>
              </table:table-cell>
              <table:table-cell office:value-type="float" office:value="0.94005556166056">
                <text:p>0.94005556166056</text:p>
              </table:table-cell>
              <table:table-cell office:value-type="float" office:value="0.01652">
                <text:p>0.01652</text:p>
              </table:table-cell>
            </table:table-row>
            <table:table-row>
              <table:table-cell office:value-type="float" office:value="56253.3687511991">
                <text:p>56253.3687511991</text:p>
              </table:table-cell>
              <table:table-cell office:value-type="float" office:value="0.0266402346866128">
                <text:p>0.0266402346866128</text:p>
              </table:table-cell>
              <table:table-cell office:value-type="float" office:value="0.940239765313388">
                <text:p>0.940239765313388</text:p>
              </table:table-cell>
              <table:table-cell office:value-type="float" office:value="0.01656">
                <text:p>0.01656</text:p>
              </table:table-cell>
            </table:table-row>
            <table:table-row>
              <table:table-cell office:value-type="float" office:value="56281.146528977">
                <text:p>56281.146528977</text:p>
              </table:table-cell>
              <table:table-cell office:value-type="float" office:value="0.026378232730891">
                <text:p>0.026378232730891</text:p>
              </table:table-cell>
              <table:table-cell office:value-type="float" office:value="0.94042176726911">
                <text:p>0.94042176726911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56308.9243067548">
                <text:p>56308.9243067548</text:p>
              </table:table-cell>
              <table:table-cell office:value-type="float" office:value="0.0261184141248003">
                <text:p>0.0261184141248003</text:p>
              </table:table-cell>
              <table:table-cell office:value-type="float" office:value="0.940601585875201">
                <text:p>0.940601585875201</text:p>
              </table:table-cell>
              <table:table-cell office:value-type="float" office:value="0.01664">
                <text:p>0.01664</text:p>
              </table:table-cell>
            </table:table-row>
            <table:table-row>
              <table:table-cell office:value-type="float" office:value="56336.7020845326">
                <text:p>56336.7020845326</text:p>
              </table:table-cell>
              <table:table-cell office:value-type="float" office:value="0.0258607606737603">
                <text:p>0.0258607606737603</text:p>
              </table:table-cell>
              <table:table-cell office:value-type="float" office:value="0.940779239326241">
                <text:p>0.940779239326241</text:p>
              </table:table-cell>
              <table:table-cell office:value-type="float" office:value="0.01668">
                <text:p>0.01668</text:p>
              </table:table-cell>
            </table:table-row>
            <table:table-row>
              <table:table-cell office:value-type="float" office:value="56364.4798623104">
                <text:p>56364.4798623104</text:p>
              </table:table-cell>
              <table:table-cell office:value-type="float" office:value="0.0256052543348123">
                <text:p>0.0256052543348123</text:p>
              </table:table-cell>
              <table:table-cell office:value-type="float" office:value="0.940954745665189">
                <text:p>0.940954745665189</text:p>
              </table:table-cell>
              <table:table-cell office:value-type="float" office:value="0.01672">
                <text:p>0.01672</text:p>
              </table:table-cell>
            </table:table-row>
            <table:table-row>
              <table:table-cell office:value-type="float" office:value="56392.2576400882">
                <text:p>56392.2576400882</text:p>
              </table:table-cell>
              <table:table-cell office:value-type="float" office:value="0.0253518772153555">
                <text:p>0.0253518772153555</text:p>
              </table:table-cell>
              <table:table-cell office:value-type="float" office:value="0.941128122784646">
                <text:p>0.941128122784646</text:p>
              </table:table-cell>
              <table:table-cell office:value-type="float" office:value="0.01676">
                <text:p>0.01676</text:p>
              </table:table-cell>
            </table:table-row>
            <table:table-row>
              <table:table-cell office:value-type="float" office:value="56420.0354178661">
                <text:p>56420.0354178661</text:p>
              </table:table-cell>
              <table:table-cell office:value-type="float" office:value="0.0251006115718942">
                <text:p>0.0251006115718942</text:p>
              </table:table-cell>
              <table:table-cell office:value-type="float" office:value="0.941299388428107">
                <text:p>0.941299388428107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float" office:value="56447.8131956439">
                <text:p>56447.8131956439</text:p>
              </table:table-cell>
              <table:table-cell office:value-type="float" office:value="0.0248514398087951">
                <text:p>0.0248514398087951</text:p>
              </table:table-cell>
              <table:table-cell office:value-type="float" office:value="0.941468560191206">
                <text:p>0.941468560191206</text:p>
              </table:table-cell>
              <table:table-cell office:value-type="float" office:value="0.01684">
                <text:p>0.01684</text:p>
              </table:table-cell>
            </table:table-row>
            <table:table-row>
              <table:table-cell office:value-type="float" office:value="56475.5909734217">
                <text:p>56475.5909734217</text:p>
              </table:table-cell>
              <table:table-cell office:value-type="float" office:value="0.0246043444770552">
                <text:p>0.0246043444770552</text:p>
              </table:table-cell>
              <table:table-cell office:value-type="float" office:value="0.941635655522946">
                <text:p>0.941635655522946</text:p>
              </table:table-cell>
              <table:table-cell office:value-type="float" office:value="0.01688">
                <text:p>0.01688</text:p>
              </table:table-cell>
            </table:table-row>
            <table:table-row>
              <table:table-cell office:value-type="float" office:value="56503.3687511995">
                <text:p>56503.3687511995</text:p>
              </table:table-cell>
              <table:table-cell office:value-type="float" office:value="0.0243593082730797">
                <text:p>0.0243593082730797</text:p>
              </table:table-cell>
              <table:table-cell office:value-type="float" office:value="0.941800691726922">
                <text:p>0.941800691726922</text:p>
              </table:table-cell>
              <table:table-cell office:value-type="float" office:value="0.01692">
                <text:p>0.01692</text:p>
              </table:table-cell>
            </table:table-row>
            <table:table-row>
              <table:table-cell office:value-type="float" office:value="56531.1465289773">
                <text:p>56531.1465289773</text:p>
              </table:table-cell>
              <table:table-cell office:value-type="float" office:value="0.0241163140374707">
                <text:p>0.0241163140374707</text:p>
              </table:table-cell>
              <table:table-cell office:value-type="float" office:value="0.941963685962531">
                <text:p>0.941963685962531</text:p>
              </table:table-cell>
              <table:table-cell office:value-type="float" office:value="0.01696">
                <text:p>0.01696</text:p>
              </table:table-cell>
            </table:table-row>
            <table:table-row>
              <table:table-cell office:value-type="float" office:value="56558.9243067551">
                <text:p>56558.9243067551</text:p>
              </table:table-cell>
              <table:table-cell office:value-type="float" office:value="0.0238753447538251">
                <text:p>0.0238753447538251</text:p>
              </table:table-cell>
              <table:table-cell office:value-type="float" office:value="0.942124655246176">
                <text:p>0.942124655246176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56586.702084533">
                <text:p>56586.702084533</text:p>
              </table:table-cell>
              <table:table-cell office:value-type="float" office:value="0.0236363835475432">
                <text:p>0.0236363835475432</text:p>
              </table:table-cell>
              <table:table-cell office:value-type="float" office:value="0.942283616452458">
                <text:p>0.942283616452458</text:p>
              </table:table-cell>
              <table:table-cell office:value-type="float" office:value="0.01704">
                <text:p>0.01704</text:p>
              </table:table-cell>
            </table:table-row>
            <table:table-row>
              <table:table-cell office:value-type="float" office:value="56614.4798623108">
                <text:p>56614.4798623108</text:p>
              </table:table-cell>
              <table:table-cell office:value-type="float" office:value="0.023399413684647">
                <text:p>0.023399413684647</text:p>
              </table:table-cell>
              <table:table-cell office:value-type="float" office:value="0.942440586315354">
                <text:p>0.942440586315354</text:p>
              </table:table-cell>
              <table:table-cell office:value-type="float" office:value="0.01708">
                <text:p>0.01708</text:p>
              </table:table-cell>
            </table:table-row>
            <table:table-row>
              <table:table-cell office:value-type="float" office:value="56642.2576400886">
                <text:p>56642.2576400886</text:p>
              </table:table-cell>
              <table:table-cell office:value-type="float" office:value="0.0231644185706083">
                <text:p>0.0231644185706083</text:p>
              </table:table-cell>
              <table:table-cell office:value-type="float" office:value="0.942595581429393">
                <text:p>0.942595581429393</text:p>
              </table:table-cell>
              <table:table-cell office:value-type="float" office:value="0.01712">
                <text:p>0.01712</text:p>
              </table:table-cell>
            </table:table-row>
            <table:table-row>
              <table:table-cell office:value-type="float" office:value="56670.0354178664">
                <text:p>56670.0354178664</text:p>
              </table:table-cell>
              <table:table-cell office:value-type="float" office:value="0.0229313817491866">
                <text:p>0.0229313817491866</text:p>
              </table:table-cell>
              <table:table-cell office:value-type="float" office:value="0.942748618250815">
                <text:p>0.942748618250815</text:p>
              </table:table-cell>
              <table:table-cell office:value-type="float" office:value="0.01716">
                <text:p>0.01716</text:p>
              </table:table-cell>
            </table:table-row>
            <table:table-row>
              <table:table-cell office:value-type="float" office:value="56697.8131956442">
                <text:p>56697.8131956442</text:p>
              </table:table-cell>
              <table:table-cell office:value-type="float" office:value="0.0227002869012767">
                <text:p>0.0227002869012767</text:p>
              </table:table-cell>
              <table:table-cell office:value-type="float" office:value="0.942899713098725">
                <text:p>0.942899713098725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float" office:value="56725.5909734221">
                <text:p>56725.5909734221</text:p>
              </table:table-cell>
              <table:table-cell office:value-type="float" office:value="0.0224711178437661">
                <text:p>0.0224711178437661</text:p>
              </table:table-cell>
              <table:table-cell office:value-type="float" office:value="0.943048882156235">
                <text:p>0.943048882156235</text:p>
              </table:table-cell>
              <table:table-cell office:value-type="float" office:value="0.01724">
                <text:p>0.01724</text:p>
              </table:table-cell>
            </table:table-row>
            <table:table-row>
              <table:table-cell office:value-type="float" office:value="56753.3687511999">
                <text:p>56753.3687511999</text:p>
              </table:table-cell>
              <table:table-cell office:value-type="float" office:value="0.0222438585284014">
                <text:p>0.0222438585284014</text:p>
              </table:table-cell>
              <table:table-cell office:value-type="float" office:value="0.9431961414716">
                <text:p>0.9431961414716</text:p>
              </table:table-cell>
              <table:table-cell office:value-type="float" office:value="0.01728">
                <text:p>0.01728</text:p>
              </table:table-cell>
            </table:table-row>
            <table:table-row>
              <table:table-cell office:value-type="float" office:value="56781.1465289777">
                <text:p>56781.1465289777</text:p>
              </table:table-cell>
              <table:table-cell office:value-type="float" office:value="0.0220184930406647">
                <text:p>0.0220184930406647</text:p>
              </table:table-cell>
              <table:table-cell office:value-type="float" office:value="0.943341506959337">
                <text:p>0.943341506959337</text:p>
              </table:table-cell>
              <table:table-cell office:value-type="float" office:value="0.01732">
                <text:p>0.01732</text:p>
              </table:table-cell>
            </table:table-row>
            <table:table-row>
              <table:table-cell office:value-type="float" office:value="56808.9243067555">
                <text:p>56808.9243067555</text:p>
              </table:table-cell>
              <table:table-cell office:value-type="float" office:value="0.0217950055986591">
                <text:p>0.0217950055986591</text:p>
              </table:table-cell>
              <table:table-cell office:value-type="float" office:value="0.943484994401342">
                <text:p>0.943484994401342</text:p>
              </table:table-cell>
              <table:table-cell office:value-type="float" office:value="0.01736">
                <text:p>0.01736</text:p>
              </table:table-cell>
            </table:table-row>
            <table:table-row>
              <table:table-cell office:value-type="float" office:value="56836.7020845333">
                <text:p>56836.7020845333</text:p>
              </table:table-cell>
              <table:table-cell office:value-type="float" office:value="0.0215733805520036">
                <text:p>0.0215733805520036</text:p>
              </table:table-cell>
              <table:table-cell office:value-type="float" office:value="0.943626619447998">
                <text:p>0.943626619447998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float" office:value="56864.4798623111">
                <text:p>56864.4798623111</text:p>
              </table:table-cell>
              <table:table-cell office:value-type="float" office:value="0.021353602380737">
                <text:p>0.021353602380737</text:p>
              </table:table-cell>
              <table:table-cell office:value-type="float" office:value="0.943766397619264">
                <text:p>0.943766397619264</text:p>
              </table:table-cell>
              <table:table-cell office:value-type="float" office:value="0.01744">
                <text:p>0.01744</text:p>
              </table:table-cell>
            </table:table-row>
            <table:table-row>
              <table:table-cell office:value-type="float" office:value="56892.257640089">
                <text:p>56892.257640089</text:p>
              </table:table-cell>
              <table:table-cell office:value-type="float" office:value="0.0211356556942308">
                <text:p>0.0211356556942308</text:p>
              </table:table-cell>
              <table:table-cell office:value-type="float" office:value="0.94390434430577">
                <text:p>0.94390434430577</text:p>
              </table:table-cell>
              <table:table-cell office:value-type="float" office:value="0.01748">
                <text:p>0.01748</text:p>
              </table:table-cell>
            </table:table-row>
            <table:table-row>
              <table:table-cell office:value-type="float" office:value="56920.0354178668">
                <text:p>56920.0354178668</text:p>
              </table:table-cell>
              <table:table-cell office:value-type="float" office:value="0.0209195252301122">
                <text:p>0.0209195252301122</text:p>
              </table:table-cell>
              <table:table-cell office:value-type="float" office:value="0.944040474769889">
                <text:p>0.944040474769889</text:p>
              </table:table-cell>
              <table:table-cell office:value-type="float" office:value="0.01752">
                <text:p>0.01752</text:p>
              </table:table-cell>
            </table:table-row>
            <table:table-row>
              <table:table-cell office:value-type="float" office:value="56947.8131956446">
                <text:p>56947.8131956446</text:p>
              </table:table-cell>
              <table:table-cell office:value-type="float" office:value="0.0207051958531946">
                <text:p>0.0207051958531946</text:p>
              </table:table-cell>
              <table:table-cell office:value-type="float" office:value="0.944174804146807">
                <text:p>0.944174804146807</text:p>
              </table:table-cell>
              <table:table-cell office:value-type="float" office:value="0.01756">
                <text:p>0.01756</text:p>
              </table:table-cell>
            </table:table-row>
            <table:table-row>
              <table:table-cell office:value-type="float" office:value="56975.5909734224">
                <text:p>56975.5909734224</text:p>
              </table:table-cell>
              <table:table-cell office:value-type="float" office:value="0.020492652554418">
                <text:p>0.020492652554418</text:p>
              </table:table-cell>
              <table:table-cell office:value-type="float" office:value="0.944307347445583">
                <text:p>0.944307347445583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float" office:value="57003.3687512003">
                <text:p>57003.3687512003</text:p>
              </table:table-cell>
              <table:table-cell office:value-type="float" office:value="0.0202818804497979">
                <text:p>0.0202818804497979</text:p>
              </table:table-cell>
              <table:table-cell office:value-type="float" office:value="0.944438119550203">
                <text:p>0.944438119550203</text:p>
              </table:table-cell>
              <table:table-cell office:value-type="float" office:value="0.01764">
                <text:p>0.01764</text:p>
              </table:table-cell>
            </table:table-row>
            <table:table-row>
              <table:table-cell office:value-type="float" office:value="57031.1465289781">
                <text:p>57031.1465289781</text:p>
              </table:table-cell>
              <table:table-cell office:value-type="float" office:value="0.0200728647793829">
                <text:p>0.0200728647793829</text:p>
              </table:table-cell>
              <table:table-cell office:value-type="float" office:value="0.944567135220619">
                <text:p>0.944567135220619</text:p>
              </table:table-cell>
              <table:table-cell office:value-type="float" office:value="0.01768">
                <text:p>0.01768</text:p>
              </table:table-cell>
            </table:table-row>
            <table:table-row>
              <table:table-cell office:value-type="float" office:value="57058.9243067559">
                <text:p>57058.9243067559</text:p>
              </table:table-cell>
              <table:table-cell office:value-type="float" office:value="0.0198655909062214">
                <text:p>0.0198655909062214</text:p>
              </table:table-cell>
              <table:table-cell office:value-type="float" office:value="0.94469440909378">
                <text:p>0.94469440909378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float" office:value="57086.7020845337">
                <text:p>57086.7020845337</text:p>
              </table:table-cell>
              <table:table-cell office:value-type="float" office:value="0.0196600443153362">
                <text:p>0.0196600443153362</text:p>
              </table:table-cell>
              <table:table-cell office:value-type="float" office:value="0.944819955684665">
                <text:p>0.944819955684665</text:p>
              </table:table-cell>
              <table:table-cell office:value-type="float" office:value="0.0177599999999999">
                <text:p>0.0177599999999999</text:p>
              </table:table-cell>
            </table:table-row>
            <table:table-row>
              <table:table-cell office:value-type="float" office:value="57114.4798623115">
                <text:p>57114.4798623115</text:p>
              </table:table-cell>
              <table:table-cell office:value-type="float" office:value="0.0194562106127084">
                <text:p>0.0194562106127084</text:p>
              </table:table-cell>
              <table:table-cell office:value-type="float" office:value="0.944943789387293">
                <text:p>0.944943789387293</text:p>
              </table:table-cell>
              <table:table-cell office:value-type="float" office:value="0.0177999999999999">
                <text:p>0.0177999999999999</text:p>
              </table:table-cell>
            </table:table-row>
            <table:table-row>
              <table:table-cell office:value-type="float" office:value="57142.2576400893">
                <text:p>57142.2576400893</text:p>
              </table:table-cell>
              <table:table-cell office:value-type="float" office:value="0.0192540755242691">
                <text:p>0.0192540755242691</text:p>
              </table:table-cell>
              <table:table-cell office:value-type="float" office:value="0.945065924475732">
                <text:p>0.945065924475732</text:p>
              </table:table-cell>
              <table:table-cell office:value-type="float" office:value="0.0178399999999999">
                <text:p>0.0178399999999999</text:p>
              </table:table-cell>
            </table:table-row>
            <table:table-row>
              <table:table-cell office:value-type="float" office:value="57170.0354178672">
                <text:p>57170.0354178672</text:p>
              </table:table-cell>
              <table:table-cell office:value-type="float" office:value="0.0190536248949002">
                <text:p>0.0190536248949002</text:p>
              </table:table-cell>
              <table:table-cell office:value-type="float" office:value="0.945186375105101">
                <text:p>0.945186375105101</text:p>
              </table:table-cell>
              <table:table-cell office:value-type="float" office:value="0.0178799999999999">
                <text:p>0.0178799999999999</text:p>
              </table:table-cell>
            </table:table-row>
            <table:table-row>
              <table:table-cell office:value-type="float" office:value="57197.813195645">
                <text:p>57197.813195645</text:p>
              </table:table-cell>
              <table:table-cell office:value-type="float" office:value="0.0188548446874427">
                <text:p>0.0188548446874427</text:p>
              </table:table-cell>
              <table:table-cell office:value-type="float" office:value="0.945305155312559">
                <text:p>0.945305155312559</text:p>
              </table:table-cell>
              <table:table-cell office:value-type="float" office:value="0.0179199999999999">
                <text:p>0.0179199999999999</text:p>
              </table:table-cell>
            </table:table-row>
            <table:table-row>
              <table:table-cell office:value-type="float" office:value="57225.5909734228">
                <text:p>57225.5909734228</text:p>
              </table:table-cell>
              <table:table-cell office:value-type="float" office:value="0.0186577209817141">
                <text:p>0.0186577209817141</text:p>
              </table:table-cell>
              <table:table-cell office:value-type="float" office:value="0.945422279018287">
                <text:p>0.945422279018287</text:p>
              </table:table-cell>
              <table:table-cell office:value-type="float" office:value="0.0179599999999999">
                <text:p>0.0179599999999999</text:p>
              </table:table-cell>
            </table:table-row>
            <table:table-row>
              <table:table-cell office:value-type="float" office:value="57253.3687512006">
                <text:p>57253.3687512006</text:p>
              </table:table-cell>
              <table:table-cell office:value-type="float" office:value="0.0184622399735331">
                <text:p>0.0184622399735331</text:p>
              </table:table-cell>
              <table:table-cell office:value-type="float" office:value="0.945537760026468">
                <text:p>0.945537760026468</text:p>
              </table:table-cell>
              <table:table-cell office:value-type="float" office:value="0.0179999999999999">
                <text:p>0.0179999999999999</text:p>
              </table:table-cell>
            </table:table-row>
            <table:table-row>
              <table:table-cell office:value-type="float" office:value="57281.1465289784">
                <text:p>57281.1465289784</text:p>
              </table:table-cell>
              <table:table-cell office:value-type="float" office:value="0.0182683879737537">
                <text:p>0.0182683879737537</text:p>
              </table:table-cell>
              <table:table-cell office:value-type="float" office:value="0.945651612026248">
                <text:p>0.945651612026248</text:p>
              </table:table-cell>
              <table:table-cell office:value-type="float" office:value="0.0180399999999999">
                <text:p>0.0180399999999999</text:p>
              </table:table-cell>
            </table:table-row>
            <table:table-row>
              <table:table-cell office:value-type="float" office:value="57308.9243067563">
                <text:p>57308.9243067563</text:p>
              </table:table-cell>
              <table:table-cell office:value-type="float" office:value="0.0180761514073057">
                <text:p>0.0180761514073057</text:p>
              </table:table-cell>
              <table:table-cell office:value-type="float" office:value="0.945763848592696">
                <text:p>0.945763848592696</text:p>
              </table:table-cell>
              <table:table-cell office:value-type="float" office:value="0.0180799999999999">
                <text:p>0.0180799999999999</text:p>
              </table:table-cell>
            </table:table-row>
            <table:table-row>
              <table:table-cell office:value-type="float" office:value="57336.7020845341">
                <text:p>57336.7020845341</text:p>
              </table:table-cell>
              <table:table-cell office:value-type="float" office:value="0.0178855168122448">
                <text:p>0.0178855168122448</text:p>
              </table:table-cell>
              <table:table-cell office:value-type="float" office:value="0.945874483187757">
                <text:p>0.945874483187757</text:p>
              </table:table-cell>
              <table:table-cell office:value-type="float" office:value="0.0181199999999999">
                <text:p>0.0181199999999999</text:p>
              </table:table-cell>
            </table:table-row>
            <table:table-row>
              <table:table-cell office:value-type="float" office:value="57364.4798623119">
                <text:p>57364.4798623119</text:p>
              </table:table-cell>
              <table:table-cell office:value-type="float" office:value="0.0176964708388095">
                <text:p>0.0176964708388095</text:p>
              </table:table-cell>
              <table:table-cell office:value-type="float" office:value="0.945983529161192">
                <text:p>0.945983529161192</text:p>
              </table:table-cell>
              <table:table-cell office:value-type="float" office:value="0.0181599999999999">
                <text:p>0.0181599999999999</text:p>
              </table:table-cell>
            </table:table-row>
            <table:table-row>
              <table:table-cell office:value-type="float" office:value="57392.2576400897">
                <text:p>57392.2576400897</text:p>
              </table:table-cell>
              <table:table-cell office:value-type="float" office:value="0.0175090002484861">
                <text:p>0.0175090002484861</text:p>
              </table:table-cell>
              <table:table-cell office:value-type="float" office:value="0.946090999751515">
                <text:p>0.946090999751515</text:p>
              </table:table-cell>
              <table:table-cell office:value-type="float" office:value="0.0181999999999999">
                <text:p>0.0181999999999999</text:p>
              </table:table-cell>
            </table:table-row>
            <table:table-row>
              <table:table-cell office:value-type="float" office:value="57420.0354178675">
                <text:p>57420.0354178675</text:p>
              </table:table-cell>
              <table:table-cell office:value-type="float" office:value="0.017323091913082">
                <text:p>0.017323091913082</text:p>
              </table:table-cell>
              <table:table-cell office:value-type="float" office:value="0.946196908086919">
                <text:p>0.946196908086919</text:p>
              </table:table-cell>
              <table:table-cell office:value-type="float" office:value="0.0182399999999999">
                <text:p>0.0182399999999999</text:p>
              </table:table-cell>
            </table:table-row>
            <table:table-row>
              <table:table-cell office:value-type="float" office:value="57447.8131956454">
                <text:p>57447.8131956454</text:p>
              </table:table-cell>
              <table:table-cell office:value-type="float" office:value="0.0171387328138063">
                <text:p>0.0171387328138063</text:p>
              </table:table-cell>
              <table:table-cell office:value-type="float" office:value="0.946301267186195">
                <text:p>0.946301267186195</text:p>
              </table:table-cell>
              <table:table-cell office:value-type="float" office:value="0.0182799999999999">
                <text:p>0.0182799999999999</text:p>
              </table:table-cell>
            </table:table-row>
            <table:table-row>
              <table:table-cell office:value-type="float" office:value="57475.5909734232">
                <text:p>57475.5909734232</text:p>
              </table:table-cell>
              <table:table-cell office:value-type="float" office:value="0.0169559100403579">
                <text:p>0.0169559100403579</text:p>
              </table:table-cell>
              <table:table-cell office:value-type="float" office:value="0.946404089959644">
                <text:p>0.946404089959644</text:p>
              </table:table-cell>
              <table:table-cell office:value-type="float" office:value="0.0183199999999999">
                <text:p>0.0183199999999999</text:p>
              </table:table-cell>
            </table:table-row>
            <table:table-row>
              <table:table-cell office:value-type="float" office:value="57503.368751201">
                <text:p>57503.368751201</text:p>
              </table:table-cell>
              <table:table-cell office:value-type="float" office:value="0.0167746107900216">
                <text:p>0.0167746107900216</text:p>
              </table:table-cell>
              <table:table-cell office:value-type="float" office:value="0.94650538920998">
                <text:p>0.94650538920998</text:p>
              </table:table-cell>
              <table:table-cell office:value-type="float" office:value="0.0183599999999999">
                <text:p>0.0183599999999999</text:p>
              </table:table-cell>
            </table:table-row>
            <table:table-row>
              <table:table-cell office:value-type="float" office:value="57531.1465289788">
                <text:p>57531.1465289788</text:p>
              </table:table-cell>
              <table:table-cell office:value-type="float" office:value="0.0165948223667715">
                <text:p>0.0165948223667715</text:p>
              </table:table-cell>
              <table:table-cell office:value-type="float" office:value="0.94660517763323">
                <text:p>0.94660517763323</text:p>
              </table:table-cell>
              <table:table-cell office:value-type="float" office:value="0.0183999999999999">
                <text:p>0.0183999999999999</text:p>
              </table:table-cell>
            </table:table-row>
            <table:table-row>
              <table:table-cell office:value-type="float" office:value="57558.9243067566">
                <text:p>57558.9243067566</text:p>
              </table:table-cell>
              <table:table-cell office:value-type="float" office:value="0.0164165321803817">
                <text:p>0.0164165321803817</text:p>
              </table:table-cell>
              <table:table-cell office:value-type="float" office:value="0.94670346781962">
                <text:p>0.94670346781962</text:p>
              </table:table-cell>
              <table:table-cell office:value-type="float" office:value="0.0184399999999999">
                <text:p>0.0184399999999999</text:p>
              </table:table-cell>
            </table:table-row>
            <table:table-row>
              <table:table-cell office:value-type="float" office:value="57586.7020845344">
                <text:p>57586.7020845344</text:p>
              </table:table-cell>
              <table:table-cell office:value-type="float" office:value="0.0162397277455452">
                <text:p>0.0162397277455452</text:p>
              </table:table-cell>
              <table:table-cell office:value-type="float" office:value="0.946800272254456">
                <text:p>0.946800272254456</text:p>
              </table:table-cell>
              <table:table-cell office:value-type="float" office:value="0.0184799999999999">
                <text:p>0.0184799999999999</text:p>
              </table:table-cell>
            </table:table-row>
            <table:table-row>
              <table:table-cell office:value-type="float" office:value="57614.4798623123">
                <text:p>57614.4798623123</text:p>
              </table:table-cell>
              <table:table-cell office:value-type="float" office:value="0.016064396680999">
                <text:p>0.016064396680999</text:p>
              </table:table-cell>
              <table:table-cell office:value-type="float" office:value="0.946895603319002">
                <text:p>0.946895603319002</text:p>
              </table:table-cell>
              <table:table-cell office:value-type="float" office:value="0.0185199999999999">
                <text:p>0.0185199999999999</text:p>
              </table:table-cell>
            </table:table-row>
            <table:table-row>
              <table:table-cell office:value-type="float" office:value="57642.2576400901">
                <text:p>57642.2576400901</text:p>
              </table:table-cell>
              <table:table-cell office:value-type="float" office:value="0.0158905267086573">
                <text:p>0.0158905267086573</text:p>
              </table:table-cell>
              <table:table-cell office:value-type="float" office:value="0.946989473291344">
                <text:p>0.946989473291344</text:p>
              </table:table-cell>
              <table:table-cell office:value-type="float" office:value="0.0185599999999999">
                <text:p>0.0185599999999999</text:p>
              </table:table-cell>
            </table:table-row>
            <table:table-row>
              <table:table-cell office:value-type="float" office:value="57670.0354178679">
                <text:p>57670.0354178679</text:p>
              </table:table-cell>
              <table:table-cell office:value-type="float" office:value="0.0157181056527518">
                <text:p>0.0157181056527518</text:p>
              </table:table-cell>
              <table:table-cell office:value-type="float" office:value="0.947081894347249">
                <text:p>0.947081894347249</text:p>
              </table:table-cell>
              <table:table-cell office:value-type="float" office:value="0.0185999999999999">
                <text:p>0.0185999999999999</text:p>
              </table:table-cell>
            </table:table-row>
            <table:table-row>
              <table:table-cell office:value-type="float" office:value="57697.8131956457">
                <text:p>57697.8131956457</text:p>
              </table:table-cell>
              <table:table-cell office:value-type="float" office:value="0.0155471214389789">
                <text:p>0.0155471214389789</text:p>
              </table:table-cell>
              <table:table-cell office:value-type="float" office:value="0.947172878561022">
                <text:p>0.947172878561022</text:p>
              </table:table-cell>
              <table:table-cell office:value-type="float" office:value="0.0186399999999999">
                <text:p>0.0186399999999999</text:p>
              </table:table-cell>
            </table:table-row>
            <table:table-row>
              <table:table-cell office:value-type="float" office:value="57725.5909734235">
                <text:p>57725.5909734235</text:p>
              </table:table-cell>
              <table:table-cell office:value-type="float" office:value="0.0153775620936541">
                <text:p>0.0153775620936541</text:p>
              </table:table-cell>
              <table:table-cell office:value-type="float" office:value="0.947262437906347">
                <text:p>0.947262437906347</text:p>
              </table:table-cell>
              <table:table-cell office:value-type="float" office:value="0.0186799999999999">
                <text:p>0.0186799999999999</text:p>
              </table:table-cell>
            </table:table-row>
            <table:table-row>
              <table:table-cell office:value-type="float" office:value="57753.3687512014">
                <text:p>57753.3687512014</text:p>
              </table:table-cell>
              <table:table-cell office:value-type="float" office:value="0.0152094157428736">
                <text:p>0.0152094157428736</text:p>
              </table:table-cell>
              <table:table-cell office:value-type="float" office:value="0.947350584257128">
                <text:p>0.947350584257128</text:p>
              </table:table-cell>
              <table:table-cell office:value-type="float" office:value="0.0187199999999999">
                <text:p>0.0187199999999999</text:p>
              </table:table-cell>
            </table:table-row>
            <table:table-row>
              <table:table-cell office:value-type="float" office:value="57781.1465289792">
                <text:p>57781.1465289792</text:p>
              </table:table-cell>
              <table:table-cell office:value-type="float" office:value="0.015042670611683">
                <text:p>0.015042670611683</text:p>
              </table:table-cell>
              <table:table-cell office:value-type="float" office:value="0.947437329388318">
                <text:p>0.947437329388318</text:p>
              </table:table-cell>
              <table:table-cell office:value-type="float" office:value="0.0187599999999999">
                <text:p>0.0187599999999999</text:p>
              </table:table-cell>
            </table:table-row>
            <table:table-row>
              <table:table-cell office:value-type="float" office:value="57808.924306757">
                <text:p>57808.924306757</text:p>
              </table:table-cell>
              <table:table-cell office:value-type="float" office:value="0.0148773150232523">
                <text:p>0.0148773150232523</text:p>
              </table:table-cell>
              <table:table-cell office:value-type="float" office:value="0.947522684976749">
                <text:p>0.947522684976749</text:p>
              </table:table-cell>
              <table:table-cell office:value-type="float" office:value="0.0187999999999999">
                <text:p>0.0187999999999999</text:p>
              </table:table-cell>
            </table:table-row>
            <table:table-row>
              <table:table-cell office:value-type="float" office:value="57836.7020845348">
                <text:p>57836.7020845348</text:p>
              </table:table-cell>
              <table:table-cell office:value-type="float" office:value="0.0147133373980586">
                <text:p>0.0147133373980586</text:p>
              </table:table-cell>
              <table:table-cell office:value-type="float" office:value="0.947606662601943">
                <text:p>0.947606662601943</text:p>
              </table:table-cell>
              <table:table-cell office:value-type="float" office:value="0.0188399999999999">
                <text:p>0.0188399999999999</text:p>
              </table:table-cell>
            </table:table-row>
            <table:table-row>
              <table:table-cell office:value-type="float" office:value="57864.4798623126">
                <text:p>57864.4798623126</text:p>
              </table:table-cell>
              <table:table-cell office:value-type="float" office:value="0.0145507262530747">
                <text:p>0.0145507262530747</text:p>
              </table:table-cell>
              <table:table-cell office:value-type="float" office:value="0.947689273746927">
                <text:p>0.947689273746927</text:p>
              </table:table-cell>
              <table:table-cell office:value-type="float" office:value="0.0188799999999999">
                <text:p>0.0188799999999999</text:p>
              </table:table-cell>
            </table:table-row>
            <table:table-row>
              <table:table-cell office:value-type="float" office:value="57892.2576400905">
                <text:p>57892.2576400905</text:p>
              </table:table-cell>
              <table:table-cell office:value-type="float" office:value="0.0143894702009658">
                <text:p>0.0143894702009658</text:p>
              </table:table-cell>
              <table:table-cell office:value-type="float" office:value="0.947770529799036">
                <text:p>0.947770529799036</text:p>
              </table:table-cell>
              <table:table-cell office:value-type="float" office:value="0.0189199999999999">
                <text:p>0.0189199999999999</text:p>
              </table:table-cell>
            </table:table-row>
            <table:table-row>
              <table:table-cell office:value-type="float" office:value="57920.0354178683">
                <text:p>57920.0354178683</text:p>
              </table:table-cell>
              <table:table-cell office:value-type="float" office:value="0.0142295579492911">
                <text:p>0.0142295579492911</text:p>
              </table:table-cell>
              <table:table-cell office:value-type="float" office:value="0.94785044205071">
                <text:p>0.94785044205071</text:p>
              </table:table-cell>
              <table:table-cell office:value-type="float" office:value="0.0189599999999999">
                <text:p>0.0189599999999999</text:p>
              </table:table-cell>
            </table:table-row>
            <table:table-row>
              <table:table-cell office:value-type="float" office:value="57947.8131956461">
                <text:p>57947.8131956461</text:p>
              </table:table-cell>
              <table:table-cell office:value-type="float" office:value="0.0140709782997136">
                <text:p>0.0140709782997136</text:p>
              </table:table-cell>
              <table:table-cell office:value-type="float" office:value="0.947929021700288">
                <text:p>0.947929021700288</text:p>
              </table:table-cell>
              <table:table-cell office:value-type="float" office:value="0.0189999999999999">
                <text:p>0.0189999999999999</text:p>
              </table:table-cell>
            </table:table-row>
            <table:table-row>
              <table:table-cell office:value-type="float" office:value="57975.5909734239">
                <text:p>57975.5909734239</text:p>
              </table:table-cell>
              <table:table-cell office:value-type="float" office:value="0.013913720147216">
                <text:p>0.013913720147216</text:p>
              </table:table-cell>
              <table:table-cell office:value-type="float" office:value="0.948006279852785">
                <text:p>0.948006279852785</text:p>
              </table:table-cell>
              <table:table-cell office:value-type="float" office:value="0.0190399999999999">
                <text:p>0.0190399999999999</text:p>
              </table:table-cell>
            </table:table-row>
            <table:table-row>
              <table:table-cell office:value-type="float" office:value="58003.3687512017">
                <text:p>58003.3687512017</text:p>
              </table:table-cell>
              <table:table-cell office:value-type="float" office:value="0.0137577724793226">
                <text:p>0.0137577724793226</text:p>
              </table:table-cell>
              <table:table-cell office:value-type="float" office:value="0.948082227520679">
                <text:p>0.948082227520679</text:p>
              </table:table-cell>
              <table:table-cell office:value-type="float" office:value="0.0190799999999999">
                <text:p>0.0190799999999999</text:p>
              </table:table-cell>
            </table:table-row>
            <table:table-row>
              <table:table-cell office:value-type="float" office:value="58031.1465289795">
                <text:p>58031.1465289795</text:p>
              </table:table-cell>
              <table:table-cell office:value-type="float" office:value="0.0136031243753282">
                <text:p>0.0136031243753282</text:p>
              </table:table-cell>
              <table:table-cell office:value-type="float" office:value="0.948156875624673">
                <text:p>0.948156875624673</text:p>
              </table:table-cell>
              <table:table-cell office:value-type="float" office:value="0.0191199999999999">
                <text:p>0.0191199999999999</text:p>
              </table:table-cell>
            </table:table-row>
            <table:table-row>
              <table:table-cell office:value-type="float" office:value="58058.9243067574">
                <text:p>58058.9243067574</text:p>
              </table:table-cell>
              <table:table-cell office:value-type="float" office:value="0.0134497650055338">
                <text:p>0.0134497650055338</text:p>
              </table:table-cell>
              <table:table-cell office:value-type="float" office:value="0.948230234994468">
                <text:p>0.948230234994468</text:p>
              </table:table-cell>
              <table:table-cell office:value-type="float" office:value="0.0191599999999999">
                <text:p>0.0191599999999999</text:p>
              </table:table-cell>
            </table:table-row>
            <table:table-row>
              <table:table-cell office:value-type="float" office:value="58086.7020845352">
                <text:p>58086.7020845352</text:p>
              </table:table-cell>
              <table:table-cell office:value-type="float" office:value="0.0132976836304877">
                <text:p>0.0132976836304877</text:p>
              </table:table-cell>
              <table:table-cell office:value-type="float" office:value="0.948302316369514">
                <text:p>0.948302316369514</text:p>
              </table:table-cell>
              <table:table-cell office:value-type="float" office:value="0.0191999999999999">
                <text:p>0.0191999999999999</text:p>
              </table:table-cell>
            </table:table-row>
            <table:table-row>
              <table:table-cell office:value-type="float" office:value="58114.479862313">
                <text:p>58114.479862313</text:p>
              </table:table-cell>
              <table:table-cell office:value-type="float" office:value="0.0131468696002336">
                <text:p>0.0131468696002336</text:p>
              </table:table-cell>
              <table:table-cell office:value-type="float" office:value="0.948373130399768">
                <text:p>0.948373130399768</text:p>
              </table:table-cell>
              <table:table-cell office:value-type="float" office:value="0.0192399999999999">
                <text:p>0.0192399999999999</text:p>
              </table:table-cell>
            </table:table-row>
            <table:table-row>
              <table:table-cell office:value-type="float" office:value="58142.2576400908">
                <text:p>58142.2576400908</text:p>
              </table:table-cell>
              <table:table-cell office:value-type="float" office:value="0.012997312353565">
                <text:p>0.012997312353565</text:p>
              </table:table-cell>
              <table:table-cell office:value-type="float" office:value="0.948442687646436">
                <text:p>0.948442687646436</text:p>
              </table:table-cell>
              <table:table-cell office:value-type="float" office:value="0.0192799999999999">
                <text:p>0.0192799999999999</text:p>
              </table:table-cell>
            </table:table-row>
            <table:table-row>
              <table:table-cell office:value-type="float" office:value="58170.0354178686">
                <text:p>58170.0354178686</text:p>
              </table:table-cell>
              <table:table-cell office:value-type="float" office:value="0.0128490014172853">
                <text:p>0.0128490014172853</text:p>
              </table:table-cell>
              <table:table-cell office:value-type="float" office:value="0.948510998582716">
                <text:p>0.948510998582716</text:p>
              </table:table-cell>
              <table:table-cell office:value-type="float" office:value="0.0193199999999999">
                <text:p>0.0193199999999999</text:p>
              </table:table-cell>
            </table:table-row>
            <table:table-row>
              <table:table-cell office:value-type="float" office:value="58197.8131956465">
                <text:p>58197.8131956465</text:p>
              </table:table-cell>
              <table:table-cell office:value-type="float" office:value="0.0127019264054746">
                <text:p>0.0127019264054746</text:p>
              </table:table-cell>
              <table:table-cell office:value-type="float" office:value="0.948578073594527">
                <text:p>0.948578073594527</text:p>
              </table:table-cell>
              <table:table-cell office:value-type="float" office:value="0.0193599999999999">
                <text:p>0.0193599999999999</text:p>
              </table:table-cell>
            </table:table-row>
            <table:table-row>
              <table:table-cell office:value-type="float" office:value="58225.5909734243">
                <text:p>58225.5909734243</text:p>
              </table:table-cell>
              <table:table-cell office:value-type="float" office:value="0.0125560770187623">
                <text:p>0.0125560770187623</text:p>
              </table:table-cell>
              <table:table-cell office:value-type="float" office:value="0.948643922981239">
                <text:p>0.948643922981239</text:p>
              </table:table-cell>
              <table:table-cell office:value-type="float" office:value="0.0193999999999999">
                <text:p>0.0193999999999999</text:p>
              </table:table-cell>
            </table:table-row>
            <table:table-row>
              <table:table-cell office:value-type="float" office:value="58253.3687512021">
                <text:p>58253.3687512021</text:p>
              </table:table-cell>
              <table:table-cell office:value-type="float" office:value="0.012411443043606">
                <text:p>0.012411443043606</text:p>
              </table:table-cell>
              <table:table-cell office:value-type="float" office:value="0.948708556956395">
                <text:p>0.948708556956395</text:p>
              </table:table-cell>
              <table:table-cell office:value-type="float" office:value="0.0194399999999999">
                <text:p>0.0194399999999999</text:p>
              </table:table-cell>
            </table:table-row>
            <table:table-row>
              <table:table-cell office:value-type="float" office:value="58281.1465289799">
                <text:p>58281.1465289799</text:p>
              </table:table-cell>
              <table:table-cell office:value-type="float" office:value="0.0122680143515759">
                <text:p>0.0122680143515759</text:p>
              </table:table-cell>
              <table:table-cell office:value-type="float" office:value="0.948771985648425">
                <text:p>0.948771985648425</text:p>
              </table:table-cell>
              <table:table-cell office:value-type="float" office:value="0.0194799999999999">
                <text:p>0.0194799999999999</text:p>
              </table:table-cell>
            </table:table-row>
            <table:table-row>
              <table:table-cell office:value-type="float" office:value="58308.9243067577">
                <text:p>58308.9243067577</text:p>
              </table:table-cell>
              <table:table-cell office:value-type="float" office:value="0.0121257808986461">
                <text:p>0.0121257808986461</text:p>
              </table:table-cell>
              <table:table-cell office:value-type="float" office:value="0.948834219101355">
                <text:p>0.948834219101355</text:p>
              </table:table-cell>
              <table:table-cell office:value-type="float" office:value="0.0195199999999999">
                <text:p>0.0195199999999999</text:p>
              </table:table-cell>
            </table:table-row>
            <table:table-row>
              <table:table-cell office:value-type="float" office:value="58336.7020845355">
                <text:p>58336.7020845355</text:p>
              </table:table-cell>
              <table:table-cell office:value-type="float" office:value="0.0119847327244907">
                <text:p>0.0119847327244907</text:p>
              </table:table-cell>
              <table:table-cell office:value-type="float" office:value="0.948895267275511">
                <text:p>0.948895267275511</text:p>
              </table:table-cell>
              <table:table-cell office:value-type="float" office:value="0.0195599999999999">
                <text:p>0.0195599999999999</text:p>
              </table:table-cell>
            </table:table-row>
            <table:table-row>
              <table:table-cell office:value-type="float" office:value="58364.4798623134">
                <text:p>58364.4798623134</text:p>
              </table:table-cell>
              <table:table-cell office:value-type="float" office:value="0.0118448599517866">
                <text:p>0.0118448599517866</text:p>
              </table:table-cell>
              <table:table-cell office:value-type="float" office:value="0.948955140048215">
                <text:p>0.948955140048215</text:p>
              </table:table-cell>
              <table:table-cell office:value-type="float" office:value="0.0195999999999999">
                <text:p>0.0195999999999999</text:p>
              </table:table-cell>
            </table:table-row>
            <table:table-row>
              <table:table-cell office:value-type="float" office:value="58392.2576400912">
                <text:p>58392.2576400912</text:p>
              </table:table-cell>
              <table:table-cell office:value-type="float" office:value="0.0117061527855217">
                <text:p>0.0117061527855217</text:p>
              </table:table-cell>
              <table:table-cell office:value-type="float" office:value="0.94901384721448">
                <text:p>0.94901384721448</text:p>
              </table:table-cell>
              <table:table-cell office:value-type="float" office:value="0.0196399999999999">
                <text:p>0.0196399999999999</text:p>
              </table:table-cell>
            </table:table-row>
            <table:table-row>
              <table:table-cell office:value-type="float" office:value="58420.035417869">
                <text:p>58420.035417869</text:p>
              </table:table-cell>
              <table:table-cell office:value-type="float" office:value="0.0115686015123091">
                <text:p>0.0115686015123091</text:p>
              </table:table-cell>
              <table:table-cell office:value-type="float" office:value="0.949071398487692">
                <text:p>0.949071398487692</text:p>
              </table:table-cell>
              <table:table-cell office:value-type="float" office:value="0.0196799999999999">
                <text:p>0.0196799999999999</text:p>
              </table:table-cell>
            </table:table-row>
            <table:table-row>
              <table:table-cell office:value-type="float" office:value="58447.8131956468">
                <text:p>58447.8131956468</text:p>
              </table:table-cell>
              <table:table-cell office:value-type="float" office:value="0.0114321964997065">
                <text:p>0.0114321964997065</text:p>
              </table:table-cell>
              <table:table-cell office:value-type="float" office:value="0.949127803500295">
                <text:p>0.949127803500295</text:p>
              </table:table-cell>
              <table:table-cell office:value-type="float" office:value="0.0197199999999999">
                <text:p>0.0197199999999999</text:p>
              </table:table-cell>
            </table:table-row>
            <table:table-row>
              <table:table-cell office:value-type="float" office:value="58475.5909734246">
                <text:p>58475.5909734246</text:p>
              </table:table-cell>
              <table:table-cell office:value-type="float" office:value="0.0112969281955423">
                <text:p>0.0112969281955423</text:p>
              </table:table-cell>
              <table:table-cell office:value-type="float" office:value="0.949183071804459">
                <text:p>0.949183071804459</text:p>
              </table:table-cell>
              <table:table-cell office:value-type="float" office:value="0.0197599999999999">
                <text:p>0.0197599999999999</text:p>
              </table:table-cell>
            </table:table-row>
            <table:table-row>
              <table:table-cell office:value-type="float" office:value="58503.3687512025">
                <text:p>58503.3687512025</text:p>
              </table:table-cell>
              <table:table-cell office:value-type="float" office:value="0.0111627871272461">
                <text:p>0.0111627871272461</text:p>
              </table:table-cell>
              <table:table-cell office:value-type="float" office:value="0.949237212872755">
                <text:p>0.949237212872755</text:p>
              </table:table-cell>
              <table:table-cell office:value-type="float" office:value="0.0197999999999999">
                <text:p>0.0197999999999999</text:p>
              </table:table-cell>
            </table:table-row>
            <table:table-row>
              <table:table-cell office:value-type="float" office:value="58531.1465289803">
                <text:p>58531.1465289803</text:p>
              </table:table-cell>
              <table:table-cell office:value-type="float" office:value="0.0110297639011857">
                <text:p>0.0110297639011857</text:p>
              </table:table-cell>
              <table:table-cell office:value-type="float" office:value="0.949290236098816">
                <text:p>0.949290236098816</text:p>
              </table:table-cell>
              <table:table-cell office:value-type="float" office:value="0.0198399999999999">
                <text:p>0.0198399999999999</text:p>
              </table:table-cell>
            </table:table-row>
            <table:table-row>
              <table:table-cell office:value-type="float" office:value="58558.9243067581">
                <text:p>58558.9243067581</text:p>
              </table:table-cell>
              <table:table-cell office:value-type="float" office:value="0.0108978492020091">
                <text:p>0.0108978492020091</text:p>
              </table:table-cell>
              <table:table-cell office:value-type="float" office:value="0.949342150797992">
                <text:p>0.949342150797992</text:p>
              </table:table-cell>
              <table:table-cell office:value-type="float" office:value="0.0198799999999999">
                <text:p>0.0198799999999999</text:p>
              </table:table-cell>
            </table:table-row>
            <table:table-row>
              <table:table-cell office:value-type="float" office:value="58586.7020845359">
                <text:p>58586.7020845359</text:p>
              </table:table-cell>
              <table:table-cell office:value-type="float" office:value="0.0107670337919924">
                <text:p>0.0107670337919924</text:p>
              </table:table-cell>
              <table:table-cell office:value-type="float" office:value="0.949392966208009">
                <text:p>0.949392966208009</text:p>
              </table:table-cell>
              <table:table-cell office:value-type="float" office:value="0.0199199999999999">
                <text:p>0.0199199999999999</text:p>
              </table:table-cell>
            </table:table-row>
            <table:table-row>
              <table:table-cell office:value-type="float" office:value="58614.4798623137">
                <text:p>58614.4798623137</text:p>
              </table:table-cell>
              <table:table-cell office:value-type="float" office:value="0.0106373085103925">
                <text:p>0.0106373085103925</text:p>
              </table:table-cell>
              <table:table-cell office:value-type="float" office:value="0.949442691489609">
                <text:p>0.949442691489609</text:p>
              </table:table-cell>
              <table:table-cell office:value-type="float" office:value="0.0199599999999999">
                <text:p>0.0199599999999999</text:p>
              </table:table-cell>
            </table:table-row>
            <table:table-row>
              <table:table-cell office:value-type="float" office:value="58642.2576400915">
                <text:p>58642.2576400915</text:p>
              </table:table-cell>
              <table:table-cell office:value-type="float" office:value="0.0105086642728059">
                <text:p>0.0105086642728059</text:p>
              </table:table-cell>
              <table:table-cell office:value-type="float" office:value="0.949491335727196">
                <text:p>0.949491335727196</text:p>
              </table:table-cell>
              <table:table-cell office:value-type="float" office:value="0.0199999999999999">
                <text:p>0.0199999999999999</text:p>
              </table:table-cell>
            </table:table-row>
            <table:table-row>
              <table:table-cell office:value-type="float" office:value="58670.0354178694">
                <text:p>58670.0354178694</text:p>
              </table:table-cell>
              <table:table-cell office:value-type="float" office:value="0.0103810920705325">
                <text:p>0.0103810920705325</text:p>
              </table:table-cell>
              <table:table-cell office:value-type="float" office:value="0.949538907929469">
                <text:p>0.949538907929469</text:p>
              </table:table-cell>
              <table:table-cell office:value-type="float" office:value="0.0200399999999999">
                <text:p>0.0200399999999999</text:p>
              </table:table-cell>
            </table:table-row>
            <table:table-row>
              <table:table-cell office:value-type="float" office:value="58697.8131956472">
                <text:p>58697.8131956472</text:p>
              </table:table-cell>
              <table:table-cell office:value-type="float" office:value="0.0102545829699447">
                <text:p>0.0102545829699447</text:p>
              </table:table-cell>
              <table:table-cell office:value-type="float" office:value="0.949585417030057">
                <text:p>0.949585417030057</text:p>
              </table:table-cell>
              <table:table-cell office:value-type="float" office:value="0.0200799999999999">
                <text:p>0.0200799999999999</text:p>
              </table:table-cell>
            </table:table-row>
            <table:table-row>
              <table:table-cell office:value-type="float" office:value="58725.590973425">
                <text:p>58725.590973425</text:p>
              </table:table-cell>
              <table:table-cell office:value-type="float" office:value="0.0101291281118618">
                <text:p>0.0101291281118618</text:p>
              </table:table-cell>
              <table:table-cell office:value-type="float" office:value="0.94963087188814">
                <text:p>0.94963087188814</text:p>
              </table:table-cell>
              <table:table-cell office:value-type="float" office:value="0.0201199999999999">
                <text:p>0.0201199999999999</text:p>
              </table:table-cell>
            </table:table-row>
            <table:table-row>
              <table:table-cell office:value-type="float" office:value="58753.3687512028">
                <text:p>58753.3687512028</text:p>
              </table:table-cell>
              <table:table-cell office:value-type="float" office:value="0.0100047187109297">
                <text:p>0.0100047187109297</text:p>
              </table:table-cell>
              <table:table-cell office:value-type="float" office:value="0.949675281289072">
                <text:p>0.949675281289072</text:p>
              </table:table-cell>
              <table:table-cell office:value-type="float" office:value="0.0201599999999998">
                <text:p>0.0201599999999998</text:p>
              </table:table-cell>
            </table:table-row>
            <table:table-row>
              <table:table-cell office:value-type="float" office:value="58781.1465289806">
                <text:p>58781.1465289806</text:p>
              </table:table-cell>
              <table:table-cell office:value-type="float" office:value="0.00988134605500525">
                <text:p>0.00988134605500525</text:p>
              </table:table-cell>
              <table:table-cell office:value-type="float" office:value="0.949718653944996">
                <text:p>0.949718653944996</text:p>
              </table:table-cell>
              <table:table-cell office:value-type="float" office:value="0.0201999999999998">
                <text:p>0.0201999999999998</text:p>
              </table:table-cell>
            </table:table-row>
            <table:table-row>
              <table:table-cell office:value-type="float" office:value="58808.9243067585">
                <text:p>58808.9243067585</text:p>
              </table:table-cell>
              <table:table-cell office:value-type="float" office:value="0.00975900150454687">
                <text:p>0.00975900150454687</text:p>
              </table:table-cell>
              <table:table-cell office:value-type="float" office:value="0.949760998495455">
                <text:p>0.949760998495455</text:p>
              </table:table-cell>
              <table:table-cell office:value-type="float" office:value="0.0202399999999998">
                <text:p>0.0202399999999998</text:p>
              </table:table-cell>
            </table:table-row>
            <table:table-row>
              <table:table-cell office:value-type="float" office:value="58836.7020845363">
                <text:p>58836.7020845363</text:p>
              </table:table-cell>
              <table:table-cell office:value-type="float" office:value="0.00963767649200898">
                <text:p>0.00963767649200898</text:p>
              </table:table-cell>
              <table:table-cell office:value-type="float" office:value="0.949802323507993">
                <text:p>0.949802323507993</text:p>
              </table:table-cell>
              <table:table-cell office:value-type="float" office:value="0.0202799999999998">
                <text:p>0.0202799999999998</text:p>
              </table:table-cell>
            </table:table-row>
            <table:table-row>
              <table:table-cell office:value-type="float" office:value="58864.4798623141">
                <text:p>58864.4798623141</text:p>
              </table:table-cell>
              <table:table-cell office:value-type="float" office:value="0.00951736252124224">
                <text:p>0.00951736252124224</text:p>
              </table:table-cell>
              <table:table-cell office:value-type="float" office:value="0.949842637478759">
                <text:p>0.949842637478759</text:p>
              </table:table-cell>
              <table:table-cell office:value-type="float" office:value="0.0203199999999998">
                <text:p>0.0203199999999998</text:p>
              </table:table-cell>
            </table:table-row>
            <table:table-row>
              <table:table-cell office:value-type="float" office:value="58892.2576400919">
                <text:p>58892.2576400919</text:p>
              </table:table-cell>
              <table:table-cell office:value-type="float" office:value="0.00939805116689855">
                <text:p>0.00939805116689855</text:p>
              </table:table-cell>
              <table:table-cell office:value-type="float" office:value="0.949881948833103">
                <text:p>0.949881948833103</text:p>
              </table:table-cell>
              <table:table-cell office:value-type="float" office:value="0.0203599999999998">
                <text:p>0.0203599999999998</text:p>
              </table:table-cell>
            </table:table-row>
            <table:table-row>
              <table:table-cell office:value-type="float" office:value="58920.0354178697">
                <text:p>58920.0354178697</text:p>
              </table:table-cell>
              <table:table-cell office:value-type="float" office:value="0.00927973407384106">
                <text:p>0.00927973407384106</text:p>
              </table:table-cell>
              <table:table-cell office:value-type="float" office:value="0.94992026592616">
                <text:p>0.94992026592616</text:p>
              </table:table-cell>
              <table:table-cell office:value-type="float" office:value="0.0203999999999998">
                <text:p>0.02039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09cm" svg:height="14.956cm" xlink:href=".." xlink:type="simple" chart:class="chart:line" chart:style-name="ch1">
        <chart:title svg:x="7.948cm" svg:y="0.436cm" chart:style-name="ch2">
          <text:p>Installment Amount</text:p>
        </chart:title>
        <chart:legend chart:legend-position="end" svg:x="16.093cm" svg:y="7.179cm" style:legend-expansion="high" chart:style-name="ch3"/>
        <chart:plot-area chart:style-name="ch4" table:cell-range-address="Sheet1.A2:Sheet1.A512 Sheet1.F1:Sheet1.F512" chart:data-source-has-labels="both" svg:x="1.413cm" svg:y="1.513cm" svg:width="14.278cm" svg:height="12.163cm">
          <chart:coordinate-region svg:x="2.775cm" svg:y="1.513cm" svg:width="12.902cm" svg:height="10.236cm"/>
          <chart:axis chart:dimension="x" chart:name="primary-x" chart:style-name="ch5" chartooo:axis-type="text">
            <chart:title svg:x="8.138cm" svg:y="13.975cm" chart:style-name="ch6">
              <text:p>Time</text:p>
            </chart:title>
            <chart:categories table:cell-range-address="Sheet1.A2:Sheet1.A512"/>
          </chart:axis>
          <chart:axis chart:dimension="y" chart:name="primary-y" chart:style-name="ch7">
            <chart:title svg:x="0.451cm" svg:y="8.035cm" chart:style-name="ch8">
              <text:p>coins</text:p>
            </chart:title>
            <chart:grid chart:style-name="ch9" chart:class="major"/>
          </chart:axis>
          <chart:series chart:style-name="ch10" chart:values-cell-range-address="Sheet1.F2:Sheet1.F512" chart:label-cell-address="Sheet1.F1:Sheet1.F1" chart:class="chart:line">
            <chart:data-point chart:repeated="5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llment (sat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44753.368750966">
                <text:p>44753.368750966</text:p>
                <draw:g>
                  <svg:desc>Sheet1.A2:Sheet1.A512</svg:desc>
                </draw:g>
              </table:table-cell>
              <table:table-cell office:value-type="float" office:value="NaN">
                <text:p>NaN</text:p>
                <draw:g>
                  <svg:desc>Sheet1.F2:Sheet1.F512</svg:desc>
                </draw:g>
              </table:table-cell>
            </table:table-row>
            <table:table-row>
              <table:table-cell office:value-type="float" office:value="44781.146528744">
                <text:p>44781.146528744</text:p>
              </table:table-cell>
              <table:table-cell office:value-type="float" office:value="829333.333333333">
                <text:p>829333.333333333</text:p>
              </table:table-cell>
            </table:table-row>
            <table:table-row>
              <table:table-cell office:value-type="float" office:value="44808.9243065218">
                <text:p>44808.9243065218</text:p>
              </table:table-cell>
              <table:table-cell office:value-type="float" office:value="822355.555555555">
                <text:p>822355.555555555</text:p>
              </table:table-cell>
            </table:table-row>
            <table:table-row>
              <table:table-cell office:value-type="float" office:value="44836.7020842996">
                <text:p>44836.7020842996</text:p>
              </table:table-cell>
              <table:table-cell office:value-type="float" office:value="815435.925925926">
                <text:p>815435.925925926</text:p>
              </table:table-cell>
            </table:table-row>
            <table:table-row>
              <table:table-cell office:value-type="float" office:value="44864.4798620774">
                <text:p>44864.4798620774</text:p>
              </table:table-cell>
              <table:table-cell office:value-type="float" office:value="808573.959876543">
                <text:p>808573.959876543</text:p>
              </table:table-cell>
            </table:table-row>
            <table:table-row>
              <table:table-cell office:value-type="float" office:value="44892.2576398552">
                <text:p>44892.2576398552</text:p>
              </table:table-cell>
              <table:table-cell office:value-type="float" office:value="801769.176877572">
                <text:p>801769.176877572</text:p>
              </table:table-cell>
            </table:table-row>
            <table:table-row>
              <table:table-cell office:value-type="float" office:value="44920.035417633">
                <text:p>44920.035417633</text:p>
              </table:table-cell>
              <table:table-cell office:value-type="float" office:value="795021.100403592">
                <text:p>795021.100403592</text:p>
              </table:table-cell>
            </table:table-row>
            <table:table-row>
              <table:table-cell office:value-type="float" office:value="44947.8131954108">
                <text:p>44947.8131954108</text:p>
              </table:table-cell>
              <table:table-cell office:value-type="float" office:value="788329.257900229">
                <text:p>788329.257900229</text:p>
              </table:table-cell>
            </table:table-row>
            <table:table-row>
              <table:table-cell office:value-type="float" office:value="44975.5909731886">
                <text:p>44975.5909731886</text:p>
              </table:table-cell>
              <table:table-cell office:value-type="float" office:value="781693.18075106">
                <text:p>781693.18075106</text:p>
              </table:table-cell>
            </table:table-row>
            <table:table-row>
              <table:table-cell office:value-type="float" office:value="45003.3687509664">
                <text:p>45003.3687509664</text:p>
              </table:table-cell>
              <table:table-cell office:value-type="float" office:value="775112.404244802">
                <text:p>775112.404244802</text:p>
              </table:table-cell>
            </table:table-row>
            <table:table-row>
              <table:table-cell office:value-type="float" office:value="45031.1465287442">
                <text:p>45031.1465287442</text:p>
              </table:table-cell>
              <table:table-cell office:value-type="float" office:value="768586.467542762">
                <text:p>768586.467542762</text:p>
              </table:table-cell>
            </table:table-row>
            <table:table-row>
              <table:table-cell office:value-type="float" office:value="45058.924306522">
                <text:p>45058.924306522</text:p>
              </table:table-cell>
              <table:table-cell office:value-type="float" office:value="762114.913646572">
                <text:p>762114.913646572</text:p>
              </table:table-cell>
            </table:table-row>
            <table:table-row>
              <table:table-cell office:value-type="float" office:value="45086.7020842998">
                <text:p>45086.7020842998</text:p>
              </table:table-cell>
              <table:table-cell office:value-type="float" office:value="755697.289366184">
                <text:p>755697.289366184</text:p>
              </table:table-cell>
            </table:table-row>
            <table:table-row>
              <table:table-cell office:value-type="float" office:value="45114.4798620776">
                <text:p>45114.4798620776</text:p>
              </table:table-cell>
              <table:table-cell office:value-type="float" office:value="749333.145288132">
                <text:p>749333.145288132</text:p>
              </table:table-cell>
            </table:table-row>
            <table:table-row>
              <table:table-cell office:value-type="float" office:value="45142.2576398554">
                <text:p>45142.2576398554</text:p>
              </table:table-cell>
              <table:table-cell office:value-type="float" office:value="743022.035744064">
                <text:p>743022.035744064</text:p>
              </table:table-cell>
            </table:table-row>
            <table:table-row>
              <table:table-cell office:value-type="float" office:value="45170.0354176332">
                <text:p>45170.0354176332</text:p>
              </table:table-cell>
              <table:table-cell office:value-type="float" office:value="736763.518779531">
                <text:p>736763.518779531</text:p>
              </table:table-cell>
            </table:table-row>
            <table:table-row>
              <table:table-cell office:value-type="float" office:value="45197.813195411">
                <text:p>45197.813195411</text:p>
              </table:table-cell>
              <table:table-cell office:value-type="float" office:value="730557.156123034">
                <text:p>730557.156123034</text:p>
              </table:table-cell>
            </table:table-row>
            <table:table-row>
              <table:table-cell office:value-type="float" office:value="45225.5909731888">
                <text:p>45225.5909731888</text:p>
              </table:table-cell>
              <table:table-cell office:value-type="float" office:value="724402.513155342">
                <text:p>724402.513155342</text:p>
              </table:table-cell>
            </table:table-row>
            <table:table-row>
              <table:table-cell office:value-type="float" office:value="45253.3687509666">
                <text:p>45253.3687509666</text:p>
              </table:table-cell>
              <table:table-cell office:value-type="float" office:value="718299.158879048">
                <text:p>718299.158879048</text:p>
              </table:table-cell>
            </table:table-row>
            <table:table-row>
              <table:table-cell office:value-type="float" office:value="45281.1465287444">
                <text:p>45281.1465287444</text:p>
              </table:table-cell>
              <table:table-cell office:value-type="float" office:value="712246.665888389">
                <text:p>712246.665888389</text:p>
              </table:table-cell>
            </table:table-row>
            <table:table-row>
              <table:table-cell office:value-type="float" office:value="45308.9243065222">
                <text:p>45308.9243065222</text:p>
              </table:table-cell>
              <table:table-cell office:value-type="float" office:value="706244.610339319">
                <text:p>706244.610339319</text:p>
              </table:table-cell>
            </table:table-row>
            <table:table-row>
              <table:table-cell office:value-type="float" office:value="45336.7020843">
                <text:p>45336.7020843</text:p>
              </table:table-cell>
              <table:table-cell office:value-type="float" office:value="700292.571919825">
                <text:p>700292.571919825</text:p>
              </table:table-cell>
            </table:table-row>
            <table:table-row>
              <table:table-cell office:value-type="float" office:value="45364.4798620778">
                <text:p>45364.4798620778</text:p>
              </table:table-cell>
              <table:table-cell office:value-type="float" office:value="694390.133820493">
                <text:p>694390.133820493</text:p>
              </table:table-cell>
            </table:table-row>
            <table:table-row>
              <table:table-cell office:value-type="float" office:value="45392.2576398556">
                <text:p>45392.2576398556</text:p>
              </table:table-cell>
              <table:table-cell office:value-type="float" office:value="688536.882705322">
                <text:p>688536.882705322</text:p>
              </table:table-cell>
            </table:table-row>
            <table:table-row>
              <table:table-cell office:value-type="float" office:value="45420.0354176334">
                <text:p>45420.0354176334</text:p>
              </table:table-cell>
              <table:table-cell office:value-type="float" office:value="682732.408682778">
                <text:p>682732.408682778</text:p>
              </table:table-cell>
            </table:table-row>
            <table:table-row>
              <table:table-cell office:value-type="float" office:value="45447.8131954112">
                <text:p>45447.8131954112</text:p>
              </table:table-cell>
              <table:table-cell office:value-type="float" office:value="676976.305277088">
                <text:p>676976.305277088</text:p>
              </table:table-cell>
            </table:table-row>
            <table:table-row>
              <table:table-cell office:value-type="float" office:value="45475.590973189">
                <text:p>45475.590973189</text:p>
              </table:table-cell>
              <table:table-cell office:value-type="float" office:value="671268.169399779">
                <text:p>671268.169399779</text:p>
              </table:table-cell>
            </table:table-row>
            <table:table-row>
              <table:table-cell office:value-type="float" office:value="45503.3687509668">
                <text:p>45503.3687509668</text:p>
              </table:table-cell>
              <table:table-cell office:value-type="float" office:value="665607.601321448">
                <text:p>665607.601321448</text:p>
              </table:table-cell>
            </table:table-row>
            <table:table-row>
              <table:table-cell office:value-type="float" office:value="45531.1465287446">
                <text:p>45531.1465287446</text:p>
              </table:table-cell>
              <table:table-cell office:value-type="float" office:value="659994.204643769">
                <text:p>659994.204643769</text:p>
              </table:table-cell>
            </table:table-row>
            <table:table-row>
              <table:table-cell office:value-type="float" office:value="45558.9243065224">
                <text:p>45558.9243065224</text:p>
              </table:table-cell>
              <table:table-cell office:value-type="float" office:value="654427.586271737">
                <text:p>654427.586271737</text:p>
              </table:table-cell>
            </table:table-row>
            <table:table-row>
              <table:table-cell office:value-type="float" office:value="45586.7020843002">
                <text:p>45586.7020843002</text:p>
              </table:table-cell>
              <table:table-cell office:value-type="float" office:value="648907.35638614">
                <text:p>648907.35638614</text:p>
              </table:table-cell>
            </table:table-row>
            <table:table-row>
              <table:table-cell office:value-type="float" office:value="45614.479862078">
                <text:p>45614.479862078</text:p>
              </table:table-cell>
              <table:table-cell office:value-type="float" office:value="643433.128416255">
                <text:p>643433.128416255</text:p>
              </table:table-cell>
            </table:table-row>
            <table:table-row>
              <table:table-cell office:value-type="float" office:value="45642.2576398558">
                <text:p>45642.2576398558</text:p>
              </table:table-cell>
              <table:table-cell office:value-type="float" office:value="638004.519012786">
                <text:p>638004.519012786</text:p>
              </table:table-cell>
            </table:table-row>
            <table:table-row>
              <table:table-cell office:value-type="float" office:value="45670.0354176336">
                <text:p>45670.0354176336</text:p>
              </table:table-cell>
              <table:table-cell office:value-type="float" office:value="632621.148021013">
                <text:p>632621.148021013</text:p>
              </table:table-cell>
            </table:table-row>
            <table:table-row>
              <table:table-cell office:value-type="float" office:value="45697.8131954114">
                <text:p>45697.8131954114</text:p>
              </table:table-cell>
              <table:table-cell office:value-type="float" office:value="627282.638454171">
                <text:p>627282.638454171</text:p>
              </table:table-cell>
            </table:table-row>
            <table:table-row>
              <table:table-cell office:value-type="float" office:value="45725.5909731892">
                <text:p>45725.5909731892</text:p>
              </table:table-cell>
              <table:table-cell office:value-type="float" office:value="621988.616467053">
                <text:p>621988.616467053</text:p>
              </table:table-cell>
            </table:table-row>
            <table:table-row>
              <table:table-cell office:value-type="float" office:value="45753.368750967">
                <text:p>45753.368750967</text:p>
              </table:table-cell>
              <table:table-cell office:value-type="float" office:value="616738.711329828">
                <text:p>616738.711329828</text:p>
              </table:table-cell>
            </table:table-row>
            <table:table-row>
              <table:table-cell office:value-type="float" office:value="45781.1465287448">
                <text:p>45781.1465287448</text:p>
              </table:table-cell>
              <table:table-cell office:value-type="float" office:value="611532.555402079">
                <text:p>611532.555402079</text:p>
              </table:table-cell>
            </table:table-row>
            <table:table-row>
              <table:table-cell office:value-type="float" office:value="45808.9243065226">
                <text:p>45808.9243065226</text:p>
              </table:table-cell>
              <table:table-cell office:value-type="float" office:value="606369.784107062">
                <text:p>606369.784107062</text:p>
              </table:table-cell>
            </table:table-row>
            <table:table-row>
              <table:table-cell office:value-type="float" office:value="45836.7020843004">
                <text:p>45836.7020843004</text:p>
              </table:table-cell>
              <table:table-cell office:value-type="float" office:value="601250.03590617">
                <text:p>601250.03590617</text:p>
              </table:table-cell>
            </table:table-row>
            <table:table-row>
              <table:table-cell office:value-type="float" office:value="45864.4798620782">
                <text:p>45864.4798620782</text:p>
              </table:table-cell>
              <table:table-cell office:value-type="float" office:value="596172.952273618">
                <text:p>596172.952273618</text:p>
              </table:table-cell>
            </table:table-row>
            <table:table-row>
              <table:table-cell office:value-type="float" office:value="45892.257639856">
                <text:p>45892.257639856</text:p>
              </table:table-cell>
              <table:table-cell office:value-type="float" office:value="591138.177671338">
                <text:p>591138.177671338</text:p>
              </table:table-cell>
            </table:table-row>
            <table:table-row>
              <table:table-cell office:value-type="float" office:value="45920.0354176338">
                <text:p>45920.0354176338</text:p>
              </table:table-cell>
              <table:table-cell office:value-type="float" office:value="586145.359524077">
                <text:p>586145.359524077</text:p>
              </table:table-cell>
            </table:table-row>
            <table:table-row>
              <table:table-cell office:value-type="float" office:value="45947.8131954116">
                <text:p>45947.8131954116</text:p>
              </table:table-cell>
              <table:table-cell office:value-type="float" office:value="581194.14819471">
                <text:p>581194.14819471</text:p>
              </table:table-cell>
            </table:table-row>
            <table:table-row>
              <table:table-cell office:value-type="float" office:value="45975.5909731894">
                <text:p>45975.5909731894</text:p>
              </table:table-cell>
              <table:table-cell office:value-type="float" office:value="576284.196959753">
                <text:p>576284.196959753</text:p>
              </table:table-cell>
            </table:table-row>
            <table:table-row>
              <table:table-cell office:value-type="float" office:value="46003.3687509672">
                <text:p>46003.3687509672</text:p>
              </table:table-cell>
              <table:table-cell office:value-type="float" office:value="571415.161985089">
                <text:p>571415.161985089</text:p>
              </table:table-cell>
            </table:table-row>
            <table:table-row>
              <table:table-cell office:value-type="float" office:value="46031.146528745">
                <text:p>46031.146528745</text:p>
              </table:table-cell>
              <table:table-cell office:value-type="float" office:value="566586.70230188">
                <text:p>566586.70230188</text:p>
              </table:table-cell>
            </table:table-row>
            <table:table-row>
              <table:table-cell office:value-type="float" office:value="46058.9243065228">
                <text:p>46058.9243065228</text:p>
              </table:table-cell>
              <table:table-cell office:value-type="float" office:value="561798.479782698">
                <text:p>561798.479782698</text:p>
              </table:table-cell>
            </table:table-row>
            <table:table-row>
              <table:table-cell office:value-type="float" office:value="46086.7020843006">
                <text:p>46086.7020843006</text:p>
              </table:table-cell>
              <table:table-cell office:value-type="float" office:value="557050.159117842">
                <text:p>557050.159117842</text:p>
              </table:table-cell>
            </table:table-row>
            <table:table-row>
              <table:table-cell office:value-type="float" office:value="46114.4798620784">
                <text:p>46114.4798620784</text:p>
              </table:table-cell>
              <table:table-cell office:value-type="float" office:value="552341.40779186">
                <text:p>552341.40779186</text:p>
              </table:table-cell>
            </table:table-row>
            <table:table-row>
              <table:table-cell office:value-type="float" office:value="46142.2576398562">
                <text:p>46142.2576398562</text:p>
              </table:table-cell>
              <table:table-cell office:value-type="float" office:value="547671.896060261">
                <text:p>547671.896060261</text:p>
              </table:table-cell>
            </table:table-row>
            <table:table-row>
              <table:table-cell office:value-type="float" office:value="46170.0354178477">
                <text:p>46170.0354178477</text:p>
              </table:table-cell>
              <table:table-cell office:value-type="float" office:value="543041.296926425">
                <text:p>543041.296926425</text:p>
              </table:table-cell>
            </table:table-row>
            <table:table-row>
              <table:table-cell office:value-type="float" office:value="46197.8131956258">
                <text:p>46197.8131956258</text:p>
              </table:table-cell>
              <table:table-cell office:value-type="float" office:value="538449.286118705">
                <text:p>538449.286118705</text:p>
              </table:table-cell>
            </table:table-row>
            <table:table-row>
              <table:table-cell office:value-type="float" office:value="46225.5909734036">
                <text:p>46225.5909734036</text:p>
              </table:table-cell>
              <table:table-cell office:value-type="float" office:value="533895.542067716">
                <text:p>533895.542067716</text:p>
              </table:table-cell>
            </table:table-row>
            <table:table-row>
              <table:table-cell office:value-type="float" office:value="46253.3687511815">
                <text:p>46253.3687511815</text:p>
              </table:table-cell>
              <table:table-cell office:value-type="float" office:value="529379.745883818">
                <text:p>529379.745883818</text:p>
              </table:table-cell>
            </table:table-row>
            <table:table-row>
              <table:table-cell office:value-type="float" office:value="46281.1465289593">
                <text:p>46281.1465289593</text:p>
              </table:table-cell>
              <table:table-cell office:value-type="float" office:value="524901.581334786">
                <text:p>524901.581334786</text:p>
              </table:table-cell>
            </table:table-row>
            <table:table-row>
              <table:table-cell office:value-type="float" office:value="46308.9243067371">
                <text:p>46308.9243067371</text:p>
              </table:table-cell>
              <table:table-cell office:value-type="float" office:value="520460.734823663">
                <text:p>520460.734823663</text:p>
              </table:table-cell>
            </table:table-row>
            <table:table-row>
              <table:table-cell office:value-type="float" office:value="46336.702084515">
                <text:p>46336.702084515</text:p>
              </table:table-cell>
              <table:table-cell office:value-type="float" office:value="516056.895366799">
                <text:p>516056.895366799</text:p>
              </table:table-cell>
            </table:table-row>
            <table:table-row>
              <table:table-cell office:value-type="float" office:value="46364.4798622928">
                <text:p>46364.4798622928</text:p>
              </table:table-cell>
              <table:table-cell office:value-type="float" office:value="511689.754572076">
                <text:p>511689.754572076</text:p>
              </table:table-cell>
            </table:table-row>
            <table:table-row>
              <table:table-cell office:value-type="float" office:value="46392.2576400706">
                <text:p>46392.2576400706</text:p>
              </table:table-cell>
              <table:table-cell office:value-type="float" office:value="507359.006617309">
                <text:p>507359.006617309</text:p>
              </table:table-cell>
            </table:table-row>
            <table:table-row>
              <table:table-cell office:value-type="float" office:value="46420.0354178484">
                <text:p>46420.0354178484</text:p>
              </table:table-cell>
              <table:table-cell office:value-type="float" office:value="503064.348228831">
                <text:p>503064.348228831</text:p>
              </table:table-cell>
            </table:table-row>
            <table:table-row>
              <table:table-cell office:value-type="float" office:value="46447.8131956263">
                <text:p>46447.8131956263</text:p>
              </table:table-cell>
              <table:table-cell office:value-type="float" office:value="498805.478660257">
                <text:p>498805.478660257</text:p>
              </table:table-cell>
            </table:table-row>
            <table:table-row>
              <table:table-cell office:value-type="float" office:value="46475.5909734041">
                <text:p>46475.5909734041</text:p>
              </table:table-cell>
              <table:table-cell office:value-type="float" office:value="494582.099671422">
                <text:p>494582.099671422</text:p>
              </table:table-cell>
            </table:table-row>
            <table:table-row>
              <table:table-cell office:value-type="float" office:value="46503.3687511819">
                <text:p>46503.3687511819</text:p>
              </table:table-cell>
              <table:table-cell office:value-type="float" office:value="490393.915507493">
                <text:p>490393.915507493</text:p>
              </table:table-cell>
            </table:table-row>
            <table:table-row>
              <table:table-cell office:value-type="float" office:value="46531.1465289598">
                <text:p>46531.1465289598</text:p>
              </table:table-cell>
              <table:table-cell office:value-type="float" office:value="486240.632878264">
                <text:p>486240.632878264</text:p>
              </table:table-cell>
            </table:table-row>
            <table:table-row>
              <table:table-cell office:value-type="float" office:value="46558.9243067376">
                <text:p>46558.9243067376</text:p>
              </table:table-cell>
              <table:table-cell office:value-type="float" office:value="482121.960937612">
                <text:p>482121.960937612</text:p>
              </table:table-cell>
            </table:table-row>
            <table:table-row>
              <table:table-cell office:value-type="float" office:value="46586.7020845154">
                <text:p>46586.7020845154</text:p>
              </table:table-cell>
              <table:table-cell office:value-type="float" office:value="478037.611263132">
                <text:p>478037.611263132</text:p>
              </table:table-cell>
            </table:table-row>
            <table:table-row>
              <table:table-cell office:value-type="float" office:value="46614.4798622933">
                <text:p>46614.4798622933</text:p>
              </table:table-cell>
              <table:table-cell office:value-type="float" office:value="473987.297835939">
                <text:p>473987.297835939</text:p>
              </table:table-cell>
            </table:table-row>
            <table:table-row>
              <table:table-cell office:value-type="float" office:value="46642.2576400711">
                <text:p>46642.2576400711</text:p>
              </table:table-cell>
              <table:table-cell office:value-type="float" office:value="469970.73702064">
                <text:p>469970.73702064</text:p>
              </table:table-cell>
            </table:table-row>
            <table:table-row>
              <table:table-cell office:value-type="float" office:value="46670.0354178489">
                <text:p>46670.0354178489</text:p>
              </table:table-cell>
              <table:table-cell office:value-type="float" office:value="465987.647545468">
                <text:p>465987.647545468</text:p>
              </table:table-cell>
            </table:table-row>
            <table:table-row>
              <table:table-cell office:value-type="float" office:value="46697.8131956267">
                <text:p>46697.8131956267</text:p>
              </table:table-cell>
              <table:table-cell office:value-type="float" office:value="462037.750482589">
                <text:p>462037.750482589</text:p>
              </table:table-cell>
            </table:table-row>
            <table:table-row>
              <table:table-cell office:value-type="float" office:value="46725.5909734046">
                <text:p>46725.5909734046</text:p>
              </table:table-cell>
              <table:table-cell office:value-type="float" office:value="458120.769228567">
                <text:p>458120.769228567</text:p>
              </table:table-cell>
            </table:table-row>
            <table:table-row>
              <table:table-cell office:value-type="float" office:value="46753.3687511824">
                <text:p>46753.3687511824</text:p>
              </table:table-cell>
              <table:table-cell office:value-type="float" office:value="454236.429484996">
                <text:p>454236.429484996</text:p>
              </table:table-cell>
            </table:table-row>
            <table:table-row>
              <table:table-cell office:value-type="float" office:value="46781.1465289602">
                <text:p>46781.1465289602</text:p>
              </table:table-cell>
              <table:table-cell office:value-type="float" office:value="450384.459239287">
                <text:p>450384.459239287</text:p>
              </table:table-cell>
            </table:table-row>
            <table:table-row>
              <table:table-cell office:value-type="float" office:value="46808.9243067381">
                <text:p>46808.9243067381</text:p>
              </table:table-cell>
              <table:table-cell office:value-type="float" office:value="446564.588745627">
                <text:p>446564.588745627</text:p>
              </table:table-cell>
            </table:table-row>
            <table:table-row>
              <table:table-cell office:value-type="float" office:value="46836.7020845159">
                <text:p>46836.7020845159</text:p>
              </table:table-cell>
              <table:table-cell office:value-type="float" office:value="442776.55050608">
                <text:p>442776.55050608</text:p>
              </table:table-cell>
            </table:table-row>
            <table:table-row>
              <table:table-cell office:value-type="float" office:value="46864.4798622937">
                <text:p>46864.4798622937</text:p>
              </table:table-cell>
              <table:table-cell office:value-type="float" office:value="439020.079251862">
                <text:p>439020.079251862</text:p>
              </table:table-cell>
            </table:table-row>
            <table:table-row>
              <table:table-cell office:value-type="float" office:value="46892.2576400715">
                <text:p>46892.2576400715</text:p>
              </table:table-cell>
              <table:table-cell office:value-type="float" office:value="435294.911924763">
                <text:p>435294.911924763</text:p>
              </table:table-cell>
            </table:table-row>
            <table:table-row>
              <table:table-cell office:value-type="float" office:value="46920.0354178494">
                <text:p>46920.0354178494</text:p>
              </table:table-cell>
              <table:table-cell office:value-type="float" office:value="431600.787658724">
                <text:p>431600.787658724</text:p>
              </table:table-cell>
            </table:table-row>
            <table:table-row>
              <table:table-cell office:value-type="float" office:value="46947.8131956272">
                <text:p>46947.8131956272</text:p>
              </table:table-cell>
              <table:table-cell office:value-type="float" office:value="427937.447761568">
                <text:p>427937.447761568</text:p>
              </table:table-cell>
            </table:table-row>
            <table:table-row>
              <table:table-cell office:value-type="float" office:value="46975.590973405">
                <text:p>46975.590973405</text:p>
              </table:table-cell>
              <table:table-cell office:value-type="float" office:value="424304.635696888">
                <text:p>424304.635696888</text:p>
              </table:table-cell>
            </table:table-row>
            <table:table-row>
              <table:table-cell office:value-type="float" office:value="47003.3687511829">
                <text:p>47003.3687511829</text:p>
              </table:table-cell>
              <table:table-cell office:value-type="float" office:value="420702.097066081">
                <text:p>420702.097066081</text:p>
              </table:table-cell>
            </table:table-row>
            <table:table-row>
              <table:table-cell office:value-type="float" office:value="47031.1465289607">
                <text:p>47031.1465289607</text:p>
              </table:table-cell>
              <table:table-cell office:value-type="float" office:value="417129.57959053">
                <text:p>417129.57959053</text:p>
              </table:table-cell>
            </table:table-row>
            <table:table-row>
              <table:table-cell office:value-type="float" office:value="47058.9243067385">
                <text:p>47058.9243067385</text:p>
              </table:table-cell>
              <table:table-cell office:value-type="float" office:value="413586.833093942">
                <text:p>413586.833093942</text:p>
              </table:table-cell>
            </table:table-row>
            <table:table-row>
              <table:table-cell office:value-type="float" office:value="47086.7020845163">
                <text:p>47086.7020845163</text:p>
              </table:table-cell>
              <table:table-cell office:value-type="float" office:value="410073.609484826">
                <text:p>410073.609484826</text:p>
              </table:table-cell>
            </table:table-row>
            <table:table-row>
              <table:table-cell office:value-type="float" office:value="47114.4798622942">
                <text:p>47114.4798622942</text:p>
              </table:table-cell>
              <table:table-cell office:value-type="float" office:value="406589.662739119">
                <text:p>406589.662739119</text:p>
              </table:table-cell>
            </table:table-row>
            <table:table-row>
              <table:table-cell office:value-type="float" office:value="47142.257640072">
                <text:p>47142.257640072</text:p>
              </table:table-cell>
              <table:table-cell office:value-type="float" office:value="403134.74888296">
                <text:p>403134.74888296</text:p>
              </table:table-cell>
            </table:table-row>
            <table:table-row>
              <table:table-cell office:value-type="float" office:value="47170.0354178498">
                <text:p>47170.0354178498</text:p>
              </table:table-cell>
              <table:table-cell office:value-type="float" office:value="399708.625975602">
                <text:p>399708.625975602</text:p>
              </table:table-cell>
            </table:table-row>
            <table:table-row>
              <table:table-cell office:value-type="float" office:value="47197.8131956277">
                <text:p>47197.8131956277</text:p>
              </table:table-cell>
              <table:table-cell office:value-type="float" office:value="396311.054092472">
                <text:p>396311.054092472</text:p>
              </table:table-cell>
            </table:table-row>
            <table:table-row>
              <table:table-cell office:value-type="float" office:value="47225.5909734055">
                <text:p>47225.5909734055</text:p>
              </table:table-cell>
              <table:table-cell office:value-type="float" office:value="392941.795308368">
                <text:p>392941.795308368</text:p>
              </table:table-cell>
            </table:table-row>
            <table:table-row>
              <table:table-cell office:value-type="float" office:value="47253.3687511833">
                <text:p>47253.3687511833</text:p>
              </table:table-cell>
              <table:table-cell office:value-type="float" office:value="389600.613680798">
                <text:p>389600.613680798</text:p>
              </table:table-cell>
            </table:table-row>
            <table:table-row>
              <table:table-cell office:value-type="float" office:value="47281.1465289611">
                <text:p>47281.1465289611</text:p>
              </table:table-cell>
              <table:table-cell office:value-type="float" office:value="386287.275233458">
                <text:p>386287.275233458</text:p>
              </table:table-cell>
            </table:table-row>
            <table:table-row>
              <table:table-cell office:value-type="float" office:value="47308.924306739">
                <text:p>47308.924306739</text:p>
              </table:table-cell>
              <table:table-cell office:value-type="float" office:value="383001.547939846">
                <text:p>383001.547939846</text:p>
              </table:table-cell>
            </table:table-row>
            <table:table-row>
              <table:table-cell office:value-type="float" office:value="47336.7020845168">
                <text:p>47336.7020845168</text:p>
              </table:table-cell>
              <table:table-cell office:value-type="float" office:value="379743.201707014">
                <text:p>379743.201707014</text:p>
              </table:table-cell>
            </table:table-row>
            <table:table-row>
              <table:table-cell office:value-type="float" office:value="47364.4798622946">
                <text:p>47364.4798622946</text:p>
              </table:table-cell>
              <table:table-cell office:value-type="float" office:value="376512.008359456">
                <text:p>376512.008359456</text:p>
              </table:table-cell>
            </table:table-row>
            <table:table-row>
              <table:table-cell office:value-type="float" office:value="47392.2576400725">
                <text:p>47392.2576400725</text:p>
              </table:table-cell>
              <table:table-cell office:value-type="float" office:value="373307.741623127">
                <text:p>373307.741623127</text:p>
              </table:table-cell>
            </table:table-row>
            <table:table-row>
              <table:table-cell office:value-type="float" office:value="47420.0354178503">
                <text:p>47420.0354178503</text:p>
              </table:table-cell>
              <table:table-cell office:value-type="float" office:value="370130.177109601">
                <text:p>370130.177109601</text:p>
              </table:table-cell>
            </table:table-row>
            <table:table-row>
              <table:table-cell office:value-type="float" office:value="47447.8131956281">
                <text:p>47447.8131956281</text:p>
              </table:table-cell>
              <table:table-cell office:value-type="float" office:value="366979.092300354">
                <text:p>366979.092300354</text:p>
              </table:table-cell>
            </table:table-row>
            <table:table-row>
              <table:table-cell office:value-type="float" office:value="47475.5909734059">
                <text:p>47475.5909734059</text:p>
              </table:table-cell>
              <table:table-cell office:value-type="float" office:value="363854.266531185">
                <text:p>363854.266531185</text:p>
              </table:table-cell>
            </table:table-row>
            <table:table-row>
              <table:table-cell office:value-type="float" office:value="47503.3687511838">
                <text:p>47503.3687511838</text:p>
              </table:table-cell>
              <table:table-cell office:value-type="float" office:value="360755.480976758">
                <text:p>360755.480976758</text:p>
              </table:table-cell>
            </table:table-row>
            <table:table-row>
              <table:table-cell office:value-type="float" office:value="47531.1465289616">
                <text:p>47531.1465289616</text:p>
              </table:table-cell>
              <table:table-cell office:value-type="float" office:value="357682.518635285">
                <text:p>357682.518635285</text:p>
              </table:table-cell>
            </table:table-row>
            <table:table-row>
              <table:table-cell office:value-type="float" office:value="47558.9243067394">
                <text:p>47558.9243067394</text:p>
              </table:table-cell>
              <table:table-cell office:value-type="float" office:value="354635.164313324">
                <text:p>354635.164313324</text:p>
              </table:table-cell>
            </table:table-row>
            <table:table-row>
              <table:table-cell office:value-type="float" office:value="47586.7020845172">
                <text:p>47586.7020845172</text:p>
              </table:table-cell>
              <table:table-cell office:value-type="float" office:value="351613.204610713">
                <text:p>351613.204610713</text:p>
              </table:table-cell>
            </table:table-row>
            <table:table-row>
              <table:table-cell office:value-type="float" office:value="47614.4798622951">
                <text:p>47614.4798622951</text:p>
              </table:table-cell>
              <table:table-cell office:value-type="float" office:value="348616.427905624">
                <text:p>348616.427905624</text:p>
              </table:table-cell>
            </table:table-row>
            <table:table-row>
              <table:table-cell office:value-type="float" office:value="47642.2576400729">
                <text:p>47642.2576400729</text:p>
              </table:table-cell>
              <table:table-cell office:value-type="float" office:value="345644.624339744">
                <text:p>345644.624339744</text:p>
              </table:table-cell>
            </table:table-row>
            <table:table-row>
              <table:table-cell office:value-type="float" office:value="47670.0354178507">
                <text:p>47670.0354178507</text:p>
              </table:table-cell>
              <table:table-cell office:value-type="float" office:value="342697.585803579">
                <text:p>342697.585803579</text:p>
              </table:table-cell>
            </table:table-row>
            <table:table-row>
              <table:table-cell office:value-type="float" office:value="47697.8131956286">
                <text:p>47697.8131956286</text:p>
              </table:table-cell>
              <table:table-cell office:value-type="float" office:value="339775.105921883">
                <text:p>339775.105921883</text:p>
              </table:table-cell>
            </table:table-row>
            <table:table-row>
              <table:table-cell office:value-type="float" office:value="47725.5909734064">
                <text:p>47725.5909734064</text:p>
              </table:table-cell>
              <table:table-cell office:value-type="float" office:value="336876.980039201">
                <text:p>336876.980039201</text:p>
              </table:table-cell>
            </table:table-row>
            <table:table-row>
              <table:table-cell office:value-type="float" office:value="47753.3687511842">
                <text:p>47753.3687511842</text:p>
              </table:table-cell>
              <table:table-cell office:value-type="float" office:value="334003.005205541">
                <text:p>334003.005205541</text:p>
              </table:table-cell>
            </table:table-row>
            <table:table-row>
              <table:table-cell office:value-type="float" office:value="47781.146528962">
                <text:p>47781.146528962</text:p>
              </table:table-cell>
              <table:table-cell office:value-type="float" office:value="331152.980162161">
                <text:p>331152.980162161</text:p>
              </table:table-cell>
            </table:table-row>
            <table:table-row>
              <table:table-cell office:value-type="float" office:value="47808.9243067399">
                <text:p>47808.9243067399</text:p>
              </table:table-cell>
              <table:table-cell office:value-type="float" office:value="328326.705327476">
                <text:p>328326.705327476</text:p>
              </table:table-cell>
            </table:table-row>
            <table:table-row>
              <table:table-cell office:value-type="float" office:value="47836.7020845177">
                <text:p>47836.7020845177</text:p>
              </table:table-cell>
              <table:table-cell office:value-type="float" office:value="325523.982783081">
                <text:p>325523.982783081</text:p>
              </table:table-cell>
            </table:table-row>
            <table:table-row>
              <table:table-cell office:value-type="float" office:value="47864.4798622955">
                <text:p>47864.4798622955</text:p>
              </table:table-cell>
              <table:table-cell office:value-type="float" office:value="322744.616259889">
                <text:p>322744.616259889</text:p>
              </table:table-cell>
            </table:table-row>
            <table:table-row>
              <table:table-cell office:value-type="float" office:value="47892.2576400734">
                <text:p>47892.2576400734</text:p>
              </table:table-cell>
              <table:table-cell office:value-type="float" office:value="319988.411124389">
                <text:p>319988.411124389</text:p>
              </table:table-cell>
            </table:table-row>
            <table:table-row>
              <table:table-cell office:value-type="float" office:value="47920.0354178512">
                <text:p>47920.0354178512</text:p>
              </table:table-cell>
              <table:table-cell office:value-type="float" office:value="317255.17436502">
                <text:p>317255.17436502</text:p>
              </table:table-cell>
            </table:table-row>
            <table:table-row>
              <table:table-cell office:value-type="float" office:value="47947.813195629">
                <text:p>47947.813195629</text:p>
              </table:table-cell>
              <table:table-cell office:value-type="float" office:value="314544.714578644">
                <text:p>314544.714578644</text:p>
              </table:table-cell>
            </table:table-row>
            <table:table-row>
              <table:table-cell office:value-type="float" office:value="47975.5909734068">
                <text:p>47975.5909734068</text:p>
              </table:table-cell>
              <table:table-cell office:value-type="float" office:value="311856.841957156">
                <text:p>311856.841957156</text:p>
              </table:table-cell>
            </table:table-row>
            <table:table-row>
              <table:table-cell office:value-type="float" office:value="48003.3687511847">
                <text:p>48003.3687511847</text:p>
              </table:table-cell>
              <table:table-cell office:value-type="float" office:value="309191.368274179">
                <text:p>309191.368274179</text:p>
              </table:table-cell>
            </table:table-row>
            <table:table-row>
              <table:table-cell office:value-type="float" office:value="48031.1465289625">
                <text:p>48031.1465289625</text:p>
              </table:table-cell>
              <table:table-cell office:value-type="float" office:value="306548.106871895">
                <text:p>306548.106871895</text:p>
              </table:table-cell>
            </table:table-row>
            <table:table-row>
              <table:table-cell office:value-type="float" office:value="48058.9243067403">
                <text:p>48058.9243067403</text:p>
              </table:table-cell>
              <table:table-cell office:value-type="float" office:value="303926.872647962">
                <text:p>303926.872647962</text:p>
              </table:table-cell>
            </table:table-row>
            <table:table-row>
              <table:table-cell office:value-type="float" office:value="48086.7020845181">
                <text:p>48086.7020845181</text:p>
              </table:table-cell>
              <table:table-cell office:value-type="float" office:value="301327.482042563">
                <text:p>301327.482042563</text:p>
              </table:table-cell>
            </table:table-row>
            <table:table-row>
              <table:table-cell office:value-type="float" office:value="48114.479862296">
                <text:p>48114.479862296</text:p>
              </table:table-cell>
              <table:table-cell office:value-type="float" office:value="298749.753025541">
                <text:p>298749.753025541</text:p>
              </table:table-cell>
            </table:table-row>
            <table:table-row>
              <table:table-cell office:value-type="float" office:value="48142.2576400738">
                <text:p>48142.2576400738</text:p>
              </table:table-cell>
              <table:table-cell office:value-type="float" office:value="296193.505083662">
                <text:p>296193.505083662</text:p>
              </table:table-cell>
            </table:table-row>
            <table:table-row>
              <table:table-cell office:value-type="float" office:value="48170.0354178516">
                <text:p>48170.0354178516</text:p>
              </table:table-cell>
              <table:table-cell office:value-type="float" office:value="293658.559207965">
                <text:p>293658.559207965</text:p>
              </table:table-cell>
            </table:table-row>
            <table:table-row>
              <table:table-cell office:value-type="float" office:value="48197.8131956295">
                <text:p>48197.8131956295</text:p>
              </table:table-cell>
              <table:table-cell office:value-type="float" office:value="291144.737881232">
                <text:p>291144.737881232</text:p>
              </table:table-cell>
            </table:table-row>
            <table:table-row>
              <table:table-cell office:value-type="float" office:value="48225.5909734073">
                <text:p>48225.5909734073</text:p>
              </table:table-cell>
              <table:table-cell office:value-type="float" office:value="288651.865065555">
                <text:p>288651.865065555</text:p>
              </table:table-cell>
            </table:table-row>
            <table:table-row>
              <table:table-cell office:value-type="float" office:value="48253.3687511851">
                <text:p>48253.3687511851</text:p>
              </table:table-cell>
              <table:table-cell office:value-type="float" office:value="286179.766190008">
                <text:p>286179.766190008</text:p>
              </table:table-cell>
            </table:table-row>
            <table:table-row>
              <table:table-cell office:value-type="float" office:value="48281.1465289629">
                <text:p>48281.1465289629</text:p>
              </table:table-cell>
              <table:table-cell office:value-type="float" office:value="283728.268138425">
                <text:p>283728.268138425</text:p>
              </table:table-cell>
            </table:table-row>
            <table:table-row>
              <table:table-cell office:value-type="float" office:value="48308.9243067408">
                <text:p>48308.9243067408</text:p>
              </table:table-cell>
              <table:table-cell office:value-type="float" office:value="281297.199237272">
                <text:p>281297.199237272</text:p>
              </table:table-cell>
            </table:table-row>
            <table:table-row>
              <table:table-cell office:value-type="float" office:value="48336.7020845186">
                <text:p>48336.7020845186</text:p>
              </table:table-cell>
              <table:table-cell office:value-type="float" office:value="278886.389243628">
                <text:p>278886.389243628</text:p>
              </table:table-cell>
            </table:table-row>
            <table:table-row>
              <table:table-cell office:value-type="float" office:value="48364.4798622965">
                <text:p>48364.4798622965</text:p>
              </table:table-cell>
              <table:table-cell office:value-type="float" office:value="276495.669333264">
                <text:p>276495.669333264</text:p>
              </table:table-cell>
            </table:table-row>
            <table:table-row>
              <table:table-cell office:value-type="float" office:value="48392.2576400743">
                <text:p>48392.2576400743</text:p>
              </table:table-cell>
              <table:table-cell office:value-type="float" office:value="274124.87208882">
                <text:p>274124.87208882</text:p>
              </table:table-cell>
            </table:table-row>
            <table:table-row>
              <table:table-cell office:value-type="float" office:value="48420.0354178521">
                <text:p>48420.0354178521</text:p>
              </table:table-cell>
              <table:table-cell office:value-type="float" office:value="271773.83148808">
                <text:p>271773.83148808</text:p>
              </table:table-cell>
            </table:table-row>
            <table:table-row>
              <table:table-cell office:value-type="float" office:value="48447.8131956299">
                <text:p>48447.8131956299</text:p>
              </table:table-cell>
              <table:table-cell office:value-type="float" office:value="269442.382892346">
                <text:p>269442.382892346</text:p>
              </table:table-cell>
            </table:table-row>
            <table:table-row>
              <table:table-cell office:value-type="float" office:value="48475.5909734078">
                <text:p>48475.5909734078</text:p>
              </table:table-cell>
              <table:table-cell office:value-type="float" office:value="267130.36303491">
                <text:p>267130.36303491</text:p>
              </table:table-cell>
            </table:table-row>
            <table:table-row>
              <table:table-cell office:value-type="float" office:value="48503.3687511856">
                <text:p>48503.3687511856</text:p>
              </table:table-cell>
              <table:table-cell office:value-type="float" office:value="264837.610009619">
                <text:p>264837.610009619</text:p>
              </table:table-cell>
            </table:table-row>
            <table:table-row>
              <table:table-cell office:value-type="float" office:value="48531.1465289634">
                <text:p>48531.1465289634</text:p>
              </table:table-cell>
              <table:table-cell office:value-type="float" office:value="262563.963259539">
                <text:p>262563.963259539</text:p>
              </table:table-cell>
            </table:table-row>
            <table:table-row>
              <table:table-cell office:value-type="float" office:value="48558.9243067413">
                <text:p>48558.9243067413</text:p>
              </table:table-cell>
              <table:table-cell office:value-type="float" office:value="260309.263565709">
                <text:p>260309.263565709</text:p>
              </table:table-cell>
            </table:table-row>
            <table:table-row>
              <table:table-cell office:value-type="float" office:value="48586.7020845191">
                <text:p>48586.7020845191</text:p>
              </table:table-cell>
              <table:table-cell office:value-type="float" office:value="258073.353035995">
                <text:p>258073.353035995</text:p>
              </table:table-cell>
            </table:table-row>
            <table:table-row>
              <table:table-cell office:value-type="float" office:value="48614.4798622969">
                <text:p>48614.4798622969</text:p>
              </table:table-cell>
              <table:table-cell office:value-type="float" office:value="255856.075094028">
                <text:p>255856.075094028</text:p>
              </table:table-cell>
            </table:table-row>
            <table:table-row>
              <table:table-cell office:value-type="float" office:value="48642.2576400747">
                <text:p>48642.2576400747</text:p>
              </table:table-cell>
              <table:table-cell office:value-type="float" office:value="253657.274468245">
                <text:p>253657.274468245</text:p>
              </table:table-cell>
            </table:table-row>
            <table:table-row>
              <table:table-cell office:value-type="float" office:value="48670.0354178526">
                <text:p>48670.0354178526</text:p>
              </table:table-cell>
              <table:table-cell office:value-type="float" office:value="251476.79718101">
                <text:p>251476.79718101</text:p>
              </table:table-cell>
            </table:table-row>
            <table:table-row>
              <table:table-cell office:value-type="float" office:value="48697.8131956304">
                <text:p>48697.8131956304</text:p>
              </table:table-cell>
              <table:table-cell office:value-type="float" office:value="249314.490537834">
                <text:p>249314.490537834</text:p>
              </table:table-cell>
            </table:table-row>
            <table:table-row>
              <table:table-cell office:value-type="float" office:value="48725.5909734082">
                <text:p>48725.5909734082</text:p>
              </table:table-cell>
              <table:table-cell office:value-type="float" office:value="247170.203116686">
                <text:p>247170.203116686</text:p>
              </table:table-cell>
            </table:table-row>
            <table:table-row>
              <table:table-cell office:value-type="float" office:value="48753.3687511861">
                <text:p>48753.3687511861</text:p>
              </table:table-cell>
              <table:table-cell office:value-type="float" office:value="245043.78475738">
                <text:p>245043.78475738</text:p>
              </table:table-cell>
            </table:table-row>
            <table:table-row>
              <table:table-cell office:value-type="float" office:value="48781.1465289639">
                <text:p>48781.1465289639</text:p>
              </table:table-cell>
              <table:table-cell office:value-type="float" office:value="242935.086551069">
                <text:p>242935.086551069</text:p>
              </table:table-cell>
            </table:table-row>
            <table:table-row>
              <table:table-cell office:value-type="float" office:value="48808.9243067417">
                <text:p>48808.9243067417</text:p>
              </table:table-cell>
              <table:table-cell office:value-type="float" office:value="240843.96082981">
                <text:p>240843.96082981</text:p>
              </table:table-cell>
            </table:table-row>
            <table:table-row>
              <table:table-cell office:value-type="float" office:value="48836.7020845195">
                <text:p>48836.7020845195</text:p>
              </table:table-cell>
              <table:table-cell office:value-type="float" office:value="238770.261156228">
                <text:p>238770.261156228</text:p>
              </table:table-cell>
            </table:table-row>
            <table:table-row>
              <table:table-cell office:value-type="float" office:value="48864.4798622974">
                <text:p>48864.4798622974</text:p>
              </table:table-cell>
              <table:table-cell office:value-type="float" office:value="236713.84231326">
                <text:p>236713.84231326</text:p>
              </table:table-cell>
            </table:table-row>
            <table:table-row>
              <table:table-cell office:value-type="float" office:value="48892.2576400752">
                <text:p>48892.2576400752</text:p>
              </table:table-cell>
              <table:table-cell office:value-type="float" office:value="234674.560293982">
                <text:p>234674.560293982</text:p>
              </table:table-cell>
            </table:table-row>
            <table:table-row>
              <table:table-cell office:value-type="float" office:value="48920.035417853">
                <text:p>48920.035417853</text:p>
              </table:table-cell>
              <table:table-cell office:value-type="float" office:value="232652.272291533">
                <text:p>232652.272291533</text:p>
              </table:table-cell>
            </table:table-row>
            <table:table-row>
              <table:table-cell office:value-type="float" office:value="48947.8131956308">
                <text:p>48947.8131956308</text:p>
              </table:table-cell>
              <table:table-cell office:value-type="float" office:value="230646.836689103">
                <text:p>230646.836689103</text:p>
              </table:table-cell>
            </table:table-row>
            <table:table-row>
              <table:table-cell office:value-type="float" office:value="48975.5909734087">
                <text:p>48975.5909734087</text:p>
              </table:table-cell>
              <table:table-cell office:value-type="float" office:value="228658.113050027">
                <text:p>228658.113050027</text:p>
              </table:table-cell>
            </table:table-row>
            <table:table-row>
              <table:table-cell office:value-type="float" office:value="49003.3687511865">
                <text:p>49003.3687511865</text:p>
              </table:table-cell>
              <table:table-cell office:value-type="float" office:value="226685.962107944">
                <text:p>226685.962107944</text:p>
              </table:table-cell>
            </table:table-row>
            <table:table-row>
              <table:table-cell office:value-type="float" office:value="49031.1465289643">
                <text:p>49031.1465289643</text:p>
              </table:table-cell>
              <table:table-cell office:value-type="float" office:value="224730.245757044">
                <text:p>224730.245757044</text:p>
              </table:table-cell>
            </table:table-row>
            <table:table-row>
              <table:table-cell office:value-type="float" office:value="49058.9243067422">
                <text:p>49058.9243067422</text:p>
              </table:table-cell>
              <table:table-cell office:value-type="float" office:value="222790.827042402">
                <text:p>222790.827042402</text:p>
              </table:table-cell>
            </table:table-row>
            <table:table-row>
              <table:table-cell office:value-type="float" office:value="49086.70208452">
                <text:p>49086.70208452</text:p>
              </table:table-cell>
              <table:table-cell office:value-type="float" office:value="220867.570150382">
                <text:p>220867.570150382</text:p>
              </table:table-cell>
            </table:table-row>
            <table:table-row>
              <table:table-cell office:value-type="float" office:value="49114.4798622978">
                <text:p>49114.4798622978</text:p>
              </table:table-cell>
              <table:table-cell office:value-type="float" office:value="218960.340399129">
                <text:p>218960.340399129</text:p>
              </table:table-cell>
            </table:table-row>
            <table:table-row>
              <table:table-cell office:value-type="float" office:value="49142.2576400756">
                <text:p>49142.2576400756</text:p>
              </table:table-cell>
              <table:table-cell office:value-type="float" office:value="217069.004229136">
                <text:p>217069.004229136</text:p>
              </table:table-cell>
            </table:table-row>
            <table:table-row>
              <table:table-cell office:value-type="float" office:value="49170.0354178535">
                <text:p>49170.0354178535</text:p>
              </table:table-cell>
              <table:table-cell office:value-type="float" office:value="215193.429193894">
                <text:p>215193.429193894</text:p>
              </table:table-cell>
            </table:table-row>
            <table:table-row>
              <table:table-cell office:value-type="float" office:value="49197.8131956313">
                <text:p>49197.8131956313</text:p>
              </table:table-cell>
              <table:table-cell office:value-type="float" office:value="213333.483950611">
                <text:p>213333.483950611</text:p>
              </table:table-cell>
            </table:table-row>
            <table:table-row>
              <table:table-cell office:value-type="float" office:value="49225.5909734091">
                <text:p>49225.5909734091</text:p>
              </table:table-cell>
              <table:table-cell office:value-type="float" office:value="211489.038251023">
                <text:p>211489.038251023</text:p>
              </table:table-cell>
            </table:table-row>
            <table:table-row>
              <table:table-cell office:value-type="float" office:value="49253.3687511869">
                <text:p>49253.3687511869</text:p>
              </table:table-cell>
              <table:table-cell office:value-type="float" office:value="209659.962932264">
                <text:p>209659.962932264</text:p>
              </table:table-cell>
            </table:table-row>
            <table:table-row>
              <table:table-cell office:value-type="float" office:value="49281.1465289648">
                <text:p>49281.1465289648</text:p>
              </table:table-cell>
              <table:table-cell office:value-type="float" office:value="207846.129907829">
                <text:p>207846.129907829</text:p>
              </table:table-cell>
            </table:table-row>
            <table:table-row>
              <table:table-cell office:value-type="float" office:value="49308.9243067426">
                <text:p>49308.9243067426</text:p>
              </table:table-cell>
              <table:table-cell office:value-type="float" office:value="206047.412158597">
                <text:p>206047.412158597</text:p>
              </table:table-cell>
            </table:table-row>
            <table:table-row>
              <table:table-cell office:value-type="float" office:value="49336.7020845204">
                <text:p>49336.7020845204</text:p>
              </table:table-cell>
              <table:table-cell office:value-type="float" office:value="204263.683723942">
                <text:p>204263.683723942</text:p>
              </table:table-cell>
            </table:table-row>
            <table:table-row>
              <table:table-cell office:value-type="float" office:value="49364.4798622982">
                <text:p>49364.4798622982</text:p>
              </table:table-cell>
              <table:table-cell office:value-type="float" office:value="202494.819692909">
                <text:p>202494.819692909</text:p>
              </table:table-cell>
            </table:table-row>
            <table:table-row>
              <table:table-cell office:value-type="float" office:value="49392.2576400761">
                <text:p>49392.2576400761</text:p>
              </table:table-cell>
              <table:table-cell office:value-type="float" office:value="200740.696195468">
                <text:p>200740.696195468</text:p>
              </table:table-cell>
            </table:table-row>
            <table:table-row>
              <table:table-cell office:value-type="float" office:value="49420.0354178539">
                <text:p>49420.0354178539</text:p>
              </table:table-cell>
              <table:table-cell office:value-type="float" office:value="199001.190393839">
                <text:p>199001.190393839</text:p>
              </table:table-cell>
            </table:table-row>
            <table:table-row>
              <table:table-cell office:value-type="float" office:value="49447.8131956317">
                <text:p>49447.8131956317</text:p>
              </table:table-cell>
              <table:table-cell office:value-type="float" office:value="197276.180473891">
                <text:p>197276.180473891</text:p>
              </table:table-cell>
            </table:table-row>
            <table:table-row>
              <table:table-cell office:value-type="float" office:value="49475.5909734096">
                <text:p>49475.5909734096</text:p>
              </table:table-cell>
              <table:table-cell office:value-type="float" office:value="195565.545636608">
                <text:p>195565.545636608</text:p>
              </table:table-cell>
            </table:table-row>
            <table:table-row>
              <table:table-cell office:value-type="float" office:value="49503.3687511874">
                <text:p>49503.3687511874</text:p>
              </table:table-cell>
              <table:table-cell office:value-type="float" office:value="193869.166089636">
                <text:p>193869.166089636</text:p>
              </table:table-cell>
            </table:table-row>
            <table:table-row>
              <table:table-cell office:value-type="float" office:value="49531.1465289652">
                <text:p>49531.1465289652</text:p>
              </table:table-cell>
              <table:table-cell office:value-type="float" office:value="192186.923038889">
                <text:p>192186.923038889</text:p>
              </table:table-cell>
            </table:table-row>
            <table:table-row>
              <table:table-cell office:value-type="float" office:value="49558.924306743">
                <text:p>49558.924306743</text:p>
              </table:table-cell>
              <table:table-cell office:value-type="float" office:value="190518.698680232">
                <text:p>190518.698680232</text:p>
              </table:table-cell>
            </table:table-row>
            <table:table-row>
              <table:table-cell office:value-type="float" office:value="49586.7020845209">
                <text:p>49586.7020845209</text:p>
              </table:table-cell>
              <table:table-cell office:value-type="float" office:value="188864.37619123">
                <text:p>188864.37619123</text:p>
              </table:table-cell>
            </table:table-row>
            <table:table-row>
              <table:table-cell office:value-type="float" office:value="49614.4798622987">
                <text:p>49614.4798622987</text:p>
              </table:table-cell>
              <table:table-cell office:value-type="float" office:value="187223.83972297">
                <text:p>187223.83972297</text:p>
              </table:table-cell>
            </table:table-row>
            <table:table-row>
              <table:table-cell office:value-type="float" office:value="49642.2576400765">
                <text:p>49642.2576400765</text:p>
              </table:table-cell>
              <table:table-cell office:value-type="float" office:value="185596.974391945">
                <text:p>185596.974391945</text:p>
              </table:table-cell>
            </table:table-row>
            <table:table-row>
              <table:table-cell office:value-type="float" office:value="49670.0354178544">
                <text:p>49670.0354178544</text:p>
              </table:table-cell>
              <table:table-cell office:value-type="float" office:value="183983.666272012">
                <text:p>183983.666272012</text:p>
              </table:table-cell>
            </table:table-row>
            <table:table-row>
              <table:table-cell office:value-type="float" office:value="49697.8131956322">
                <text:p>49697.8131956322</text:p>
              </table:table-cell>
              <table:table-cell office:value-type="float" office:value="182383.802386412">
                <text:p>182383.802386412</text:p>
              </table:table-cell>
            </table:table-row>
            <table:table-row>
              <table:table-cell office:value-type="float" office:value="49725.59097341">
                <text:p>49725.59097341</text:p>
              </table:table-cell>
              <table:table-cell office:value-type="float" office:value="180797.270699859">
                <text:p>180797.270699859</text:p>
              </table:table-cell>
            </table:table-row>
            <table:table-row>
              <table:table-cell office:value-type="float" office:value="49753.3687511878">
                <text:p>49753.3687511878</text:p>
              </table:table-cell>
              <table:table-cell office:value-type="float" office:value="179223.960110693">
                <text:p>179223.960110693</text:p>
              </table:table-cell>
            </table:table-row>
            <table:table-row>
              <table:table-cell office:value-type="float" office:value="49781.1465289657">
                <text:p>49781.1465289657</text:p>
              </table:table-cell>
              <table:table-cell office:value-type="float" office:value="177663.760443104">
                <text:p>177663.760443104</text:p>
              </table:table-cell>
            </table:table-row>
            <table:table-row>
              <table:table-cell office:value-type="float" office:value="49808.9243067435">
                <text:p>49808.9243067435</text:p>
              </table:table-cell>
              <table:table-cell office:value-type="float" office:value="176116.562439411">
                <text:p>176116.562439411</text:p>
              </table:table-cell>
            </table:table-row>
            <table:table-row>
              <table:table-cell office:value-type="float" office:value="49836.7020845213">
                <text:p>49836.7020845213</text:p>
              </table:table-cell>
              <table:table-cell office:value-type="float" office:value="174582.257752416">
                <text:p>174582.257752416</text:p>
              </table:table-cell>
            </table:table-row>
            <table:table-row>
              <table:table-cell office:value-type="float" office:value="49864.4798622992">
                <text:p>49864.4798622992</text:p>
              </table:table-cell>
              <table:table-cell office:value-type="float" office:value="173060.738937813">
                <text:p>173060.738937813</text:p>
              </table:table-cell>
            </table:table-row>
            <table:table-row>
              <table:table-cell office:value-type="float" office:value="49892.257640077">
                <text:p>49892.257640077</text:p>
              </table:table-cell>
              <table:table-cell office:value-type="float" office:value="171551.899446664">
                <text:p>171551.899446664</text:p>
              </table:table-cell>
            </table:table-row>
            <table:table-row>
              <table:table-cell office:value-type="float" office:value="49920.0354178548">
                <text:p>49920.0354178548</text:p>
              </table:table-cell>
              <table:table-cell office:value-type="float" office:value="170055.633617942">
                <text:p>170055.633617942</text:p>
              </table:table-cell>
            </table:table-row>
            <table:table-row>
              <table:table-cell office:value-type="float" office:value="49947.8131956326">
                <text:p>49947.8131956326</text:p>
              </table:table-cell>
              <table:table-cell office:value-type="float" office:value="168571.836671126">
                <text:p>168571.836671126</text:p>
              </table:table-cell>
            </table:table-row>
            <table:table-row>
              <table:table-cell office:value-type="float" office:value="49975.5909734105">
                <text:p>49975.5909734105</text:p>
              </table:table-cell>
              <table:table-cell office:value-type="float" office:value="167100.404698867">
                <text:p>167100.404698867</text:p>
              </table:table-cell>
            </table:table-row>
            <table:table-row>
              <table:table-cell office:value-type="float" office:value="50003.3687511883">
                <text:p>50003.3687511883</text:p>
              </table:table-cell>
              <table:table-cell office:value-type="float" office:value="165641.234659709">
                <text:p>165641.234659709</text:p>
              </table:table-cell>
            </table:table-row>
            <table:table-row>
              <table:table-cell office:value-type="float" office:value="50031.1465289661">
                <text:p>50031.1465289661</text:p>
              </table:table-cell>
              <table:table-cell office:value-type="float" office:value="164194.224370878">
                <text:p>164194.224370878</text:p>
              </table:table-cell>
            </table:table-row>
            <table:table-row>
              <table:table-cell office:value-type="float" office:value="50058.9243067439">
                <text:p>50058.9243067439</text:p>
              </table:table-cell>
              <table:table-cell office:value-type="float" office:value="162759.272501121">
                <text:p>162759.272501121</text:p>
              </table:table-cell>
            </table:table-row>
            <table:table-row>
              <table:table-cell office:value-type="float" office:value="50086.7020845218">
                <text:p>50086.7020845218</text:p>
              </table:table-cell>
              <table:table-cell office:value-type="float" office:value="161336.278563612">
                <text:p>161336.278563612</text:p>
              </table:table-cell>
            </table:table-row>
            <table:table-row>
              <table:table-cell office:value-type="float" office:value="50114.4798622996">
                <text:p>50114.4798622996</text:p>
              </table:table-cell>
              <table:table-cell office:value-type="float" office:value="159925.142908915">
                <text:p>159925.142908915</text:p>
              </table:table-cell>
            </table:table-row>
            <table:table-row>
              <table:table-cell office:value-type="float" office:value="50142.2576400774">
                <text:p>50142.2576400774</text:p>
              </table:table-cell>
              <table:table-cell office:value-type="float" office:value="158525.766718007">
                <text:p>158525.766718007</text:p>
              </table:table-cell>
            </table:table-row>
            <table:table-row>
              <table:table-cell office:value-type="float" office:value="50170.0354178553">
                <text:p>50170.0354178553</text:p>
              </table:table-cell>
              <table:table-cell office:value-type="float" office:value="157138.051995357">
                <text:p>157138.051995357</text:p>
              </table:table-cell>
            </table:table-row>
            <table:table-row>
              <table:table-cell office:value-type="float" office:value="50197.8131956331">
                <text:p>50197.8131956331</text:p>
              </table:table-cell>
              <table:table-cell office:value-type="float" office:value="155761.901562063">
                <text:p>155761.901562063</text:p>
              </table:table-cell>
            </table:table-row>
            <table:table-row>
              <table:table-cell office:value-type="float" office:value="50225.5909734109">
                <text:p>50225.5909734109</text:p>
              </table:table-cell>
              <table:table-cell office:value-type="float" office:value="154397.219049046">
                <text:p>154397.219049046</text:p>
              </table:table-cell>
            </table:table-row>
            <table:table-row>
              <table:table-cell office:value-type="float" office:value="50253.3687511887">
                <text:p>50253.3687511887</text:p>
              </table:table-cell>
              <table:table-cell office:value-type="float" office:value="153043.908890303">
                <text:p>153043.908890303</text:p>
              </table:table-cell>
            </table:table-row>
            <table:table-row>
              <table:table-cell office:value-type="float" office:value="50281.1465289666">
                <text:p>50281.1465289666</text:p>
              </table:table-cell>
              <table:table-cell office:value-type="float" office:value="151701.876316218">
                <text:p>151701.876316218</text:p>
              </table:table-cell>
            </table:table-row>
            <table:table-row>
              <table:table-cell office:value-type="float" office:value="50308.9243067444">
                <text:p>50308.9243067444</text:p>
              </table:table-cell>
              <table:table-cell office:value-type="float" office:value="150371.027346916">
                <text:p>150371.027346916</text:p>
              </table:table-cell>
            </table:table-row>
            <table:table-row>
              <table:table-cell office:value-type="float" office:value="50336.7020845222">
                <text:p>50336.7020845222</text:p>
              </table:table-cell>
              <table:table-cell office:value-type="float" office:value="149051.268785692">
                <text:p>149051.268785692</text:p>
              </table:table-cell>
            </table:table-row>
            <table:table-row>
              <table:table-cell office:value-type="float" office:value="50364.4798623">
                <text:p>50364.4798623</text:p>
              </table:table-cell>
              <table:table-cell office:value-type="float" office:value="147742.508212477">
                <text:p>147742.508212477</text:p>
              </table:table-cell>
            </table:table-row>
            <table:table-row>
              <table:table-cell office:value-type="float" office:value="50392.2576400779">
                <text:p>50392.2576400779</text:p>
              </table:table-cell>
              <table:table-cell office:value-type="float" office:value="146444.653977373">
                <text:p>146444.653977373</text:p>
              </table:table-cell>
            </table:table-row>
            <table:table-row>
              <table:table-cell office:value-type="float" office:value="50420.0354178557">
                <text:p>50420.0354178557</text:p>
              </table:table-cell>
              <table:table-cell office:value-type="float" office:value="145157.615194229">
                <text:p>145157.615194229</text:p>
              </table:table-cell>
            </table:table-row>
            <table:table-row>
              <table:table-cell office:value-type="float" office:value="50447.8131956335">
                <text:p>50447.8131956335</text:p>
              </table:table-cell>
              <table:table-cell office:value-type="float" office:value="143881.301734277">
                <text:p>143881.301734277</text:p>
              </table:table-cell>
            </table:table-row>
            <table:table-row>
              <table:table-cell office:value-type="float" office:value="50475.5909734114">
                <text:p>50475.5909734114</text:p>
              </table:table-cell>
              <table:table-cell office:value-type="float" office:value="142615.624219824">
                <text:p>142615.624219824</text:p>
              </table:table-cell>
            </table:table-row>
            <table:table-row>
              <table:table-cell office:value-type="float" office:value="50503.3687511892">
                <text:p>50503.3687511892</text:p>
              </table:table-cell>
              <table:table-cell office:value-type="float" office:value="141360.494017993">
                <text:p>141360.494017993</text:p>
              </table:table-cell>
            </table:table-row>
            <table:table-row>
              <table:table-cell office:value-type="float" office:value="50531.146528967">
                <text:p>50531.146528967</text:p>
              </table:table-cell>
              <table:table-cell office:value-type="float" office:value="140115.823234509">
                <text:p>140115.823234509</text:p>
              </table:table-cell>
            </table:table-row>
            <table:table-row>
              <table:table-cell office:value-type="float" office:value="50558.9243067448">
                <text:p>50558.9243067448</text:p>
              </table:table-cell>
              <table:table-cell office:value-type="float" office:value="138881.524707555">
                <text:p>138881.524707555</text:p>
              </table:table-cell>
            </table:table-row>
            <table:table-row>
              <table:table-cell office:value-type="float" office:value="50586.7020845227">
                <text:p>50586.7020845227</text:p>
              </table:table-cell>
              <table:table-cell office:value-type="float" office:value="137657.512001659">
                <text:p>137657.512001659</text:p>
              </table:table-cell>
            </table:table-row>
            <table:table-row>
              <table:table-cell office:value-type="float" office:value="50614.4798623005">
                <text:p>50614.4798623005</text:p>
              </table:table-cell>
              <table:table-cell office:value-type="float" office:value="136443.699401645">
                <text:p>136443.699401645</text:p>
              </table:table-cell>
            </table:table-row>
            <table:table-row>
              <table:table-cell office:value-type="float" office:value="50642.2576400783">
                <text:p>50642.2576400783</text:p>
              </table:table-cell>
              <table:table-cell office:value-type="float" office:value="135240.001906631">
                <text:p>135240.001906631</text:p>
              </table:table-cell>
            </table:table-row>
            <table:table-row>
              <table:table-cell office:value-type="float" office:value="50670.0354178561">
                <text:p>50670.0354178561</text:p>
              </table:table-cell>
              <table:table-cell office:value-type="float" office:value="134046.335224076">
                <text:p>134046.335224076</text:p>
              </table:table-cell>
            </table:table-row>
            <table:table-row>
              <table:table-cell office:value-type="float" office:value="50697.813195634">
                <text:p>50697.813195634</text:p>
              </table:table-cell>
              <table:table-cell office:value-type="float" office:value="132862.615763875">
                <text:p>132862.615763875</text:p>
              </table:table-cell>
            </table:table-row>
            <table:table-row>
              <table:table-cell office:value-type="float" office:value="50725.5909734118">
                <text:p>50725.5909734118</text:p>
              </table:table-cell>
              <table:table-cell office:value-type="float" office:value="131688.76063251">
                <text:p>131688.76063251</text:p>
              </table:table-cell>
            </table:table-row>
            <table:table-row>
              <table:table-cell office:value-type="float" office:value="50753.3687511896">
                <text:p>50753.3687511896</text:p>
              </table:table-cell>
              <table:table-cell office:value-type="float" office:value="130524.687627239">
                <text:p>130524.687627239</text:p>
              </table:table-cell>
            </table:table-row>
            <table:table-row>
              <table:table-cell office:value-type="float" office:value="50781.1465289675">
                <text:p>50781.1465289675</text:p>
              </table:table-cell>
              <table:table-cell office:value-type="float" office:value="129370.315230345">
                <text:p>129370.315230345</text:p>
              </table:table-cell>
            </table:table-row>
            <table:table-row>
              <table:table-cell office:value-type="float" office:value="50808.9243067453">
                <text:p>50808.9243067453</text:p>
              </table:table-cell>
              <table:table-cell office:value-type="float" office:value="128225.562603425">
                <text:p>128225.562603425</text:p>
              </table:table-cell>
            </table:table-row>
            <table:table-row>
              <table:table-cell office:value-type="float" office:value="50836.7020845231">
                <text:p>50836.7020845231</text:p>
              </table:table-cell>
              <table:table-cell office:value-type="float" office:value="127090.34958173">
                <text:p>127090.34958173</text:p>
              </table:table-cell>
            </table:table-row>
            <table:table-row>
              <table:table-cell office:value-type="float" office:value="50864.4798623009">
                <text:p>50864.4798623009</text:p>
              </table:table-cell>
              <table:table-cell office:value-type="float" office:value="125964.596668549">
                <text:p>125964.596668549</text:p>
              </table:table-cell>
            </table:table-row>
            <table:table-row>
              <table:table-cell office:value-type="float" office:value="50892.2576400788">
                <text:p>50892.2576400788</text:p>
              </table:table-cell>
              <table:table-cell office:value-type="float" office:value="124848.225029645">
                <text:p>124848.225029645</text:p>
              </table:table-cell>
            </table:table-row>
            <table:table-row>
              <table:table-cell office:value-type="float" office:value="50920.0354178566">
                <text:p>50920.0354178566</text:p>
              </table:table-cell>
              <table:table-cell office:value-type="float" office:value="123741.156487731">
                <text:p>123741.156487731</text:p>
              </table:table-cell>
            </table:table-row>
            <table:table-row>
              <table:table-cell office:value-type="float" office:value="50947.8131956344">
                <text:p>50947.8131956344</text:p>
              </table:table-cell>
              <table:table-cell office:value-type="float" office:value="122643.313517">
                <text:p>122643.313517</text:p>
              </table:table-cell>
            </table:table-row>
            <table:table-row>
              <table:table-cell office:value-type="float" office:value="50975.5909734123">
                <text:p>50975.5909734123</text:p>
              </table:table-cell>
              <table:table-cell office:value-type="float" office:value="121554.619237691">
                <text:p>121554.619237691</text:p>
              </table:table-cell>
            </table:table-row>
            <table:table-row>
              <table:table-cell office:value-type="float" office:value="51003.3687511901">
                <text:p>51003.3687511901</text:p>
              </table:table-cell>
              <table:table-cell office:value-type="float" office:value="120474.997410711">
                <text:p>120474.997410711</text:p>
              </table:table-cell>
            </table:table-row>
            <table:table-row>
              <table:table-cell office:value-type="float" office:value="51031.1465289679">
                <text:p>51031.1465289679</text:p>
              </table:table-cell>
              <table:table-cell office:value-type="float" office:value="119404.372432288">
                <text:p>119404.372432288</text:p>
              </table:table-cell>
            </table:table-row>
            <table:table-row>
              <table:table-cell office:value-type="float" office:value="51058.9243067457">
                <text:p>51058.9243067457</text:p>
              </table:table-cell>
              <table:table-cell office:value-type="float" office:value="118342.669328686">
                <text:p>118342.669328686</text:p>
              </table:table-cell>
            </table:table-row>
            <table:table-row>
              <table:table-cell office:value-type="float" office:value="51086.7020845236">
                <text:p>51086.7020845236</text:p>
              </table:table-cell>
              <table:table-cell office:value-type="float" office:value="117289.813750947">
                <text:p>117289.813750947</text:p>
              </table:table-cell>
            </table:table-row>
            <table:table-row>
              <table:table-cell office:value-type="float" office:value="51114.4798623014">
                <text:p>51114.4798623014</text:p>
              </table:table-cell>
              <table:table-cell office:value-type="float" office:value="116245.731969689">
                <text:p>116245.731969689</text:p>
              </table:table-cell>
            </table:table-row>
            <table:table-row>
              <table:table-cell office:value-type="float" office:value="51142.2576400792">
                <text:p>51142.2576400792</text:p>
              </table:table-cell>
              <table:table-cell office:value-type="float" office:value="115210.350869941">
                <text:p>115210.350869941</text:p>
              </table:table-cell>
            </table:table-row>
            <table:table-row>
              <table:table-cell office:value-type="float" office:value="51170.0354178571">
                <text:p>51170.0354178571</text:p>
              </table:table-cell>
              <table:table-cell office:value-type="float" office:value="114183.597946025">
                <text:p>114183.597946025</text:p>
              </table:table-cell>
            </table:table-row>
            <table:table-row>
              <table:table-cell office:value-type="float" office:value="51197.8131956349">
                <text:p>51197.8131956349</text:p>
              </table:table-cell>
              <table:table-cell office:value-type="float" office:value="113165.401296475">
                <text:p>113165.401296475</text:p>
              </table:table-cell>
            </table:table-row>
            <table:table-row>
              <table:table-cell office:value-type="float" office:value="51225.5909734127">
                <text:p>51225.5909734127</text:p>
              </table:table-cell>
              <table:table-cell office:value-type="float" office:value="112155.689619004">
                <text:p>112155.689619004</text:p>
              </table:table-cell>
            </table:table-row>
            <table:table-row>
              <table:table-cell office:value-type="float" office:value="51253.3687511905">
                <text:p>51253.3687511905</text:p>
              </table:table-cell>
              <table:table-cell office:value-type="float" office:value="111154.392205513">
                <text:p>111154.392205513</text:p>
              </table:table-cell>
            </table:table-row>
            <table:table-row>
              <table:table-cell office:value-type="float" office:value="51281.1465289684">
                <text:p>51281.1465289684</text:p>
              </table:table-cell>
              <table:table-cell office:value-type="float" office:value="110161.438937133">
                <text:p>110161.438937133</text:p>
              </table:table-cell>
            </table:table-row>
            <table:table-row>
              <table:table-cell office:value-type="float" office:value="51308.9243067462">
                <text:p>51308.9243067462</text:p>
              </table:table-cell>
              <table:table-cell office:value-type="float" office:value="109176.760279324">
                <text:p>109176.760279324</text:p>
              </table:table-cell>
            </table:table-row>
            <table:table-row>
              <table:table-cell office:value-type="float" office:value="51336.702084524">
                <text:p>51336.702084524</text:p>
              </table:table-cell>
              <table:table-cell office:value-type="float" office:value="108200.287276996">
                <text:p>108200.287276996</text:p>
              </table:table-cell>
            </table:table-row>
            <table:table-row>
              <table:table-cell office:value-type="float" office:value="51364.4798623018">
                <text:p>51364.4798623018</text:p>
              </table:table-cell>
              <table:table-cell office:value-type="float" office:value="107231.951549688">
                <text:p>107231.951549688</text:p>
              </table:table-cell>
            </table:table-row>
            <table:table-row>
              <table:table-cell office:value-type="float" office:value="51392.2576400797">
                <text:p>51392.2576400797</text:p>
              </table:table-cell>
              <table:table-cell office:value-type="float" office:value="106271.685286774">
                <text:p>106271.685286774</text:p>
              </table:table-cell>
            </table:table-row>
            <table:table-row>
              <table:table-cell office:value-type="float" office:value="51420.0354178575">
                <text:p>51420.0354178575</text:p>
              </table:table-cell>
              <table:table-cell office:value-type="float" office:value="105319.421242717">
                <text:p>105319.421242717</text:p>
              </table:table-cell>
            </table:table-row>
            <table:table-row>
              <table:table-cell office:value-type="float" office:value="51447.8131956353">
                <text:p>51447.8131956353</text:p>
              </table:table-cell>
              <table:table-cell office:value-type="float" office:value="104375.092732361">
                <text:p>104375.092732361</text:p>
              </table:table-cell>
            </table:table-row>
            <table:table-row>
              <table:table-cell office:value-type="float" office:value="51475.5909734132">
                <text:p>51475.5909734132</text:p>
              </table:table-cell>
              <table:table-cell office:value-type="float" office:value="103438.633626258">
                <text:p>103438.633626258</text:p>
              </table:table-cell>
            </table:table-row>
            <table:table-row>
              <table:table-cell office:value-type="float" office:value="51503.368751191">
                <text:p>51503.368751191</text:p>
              </table:table-cell>
              <table:table-cell office:value-type="float" office:value="102509.978346039">
                <text:p>102509.978346039</text:p>
              </table:table-cell>
            </table:table-row>
            <table:table-row>
              <table:table-cell office:value-type="float" office:value="51531.1465289688">
                <text:p>51531.1465289688</text:p>
              </table:table-cell>
              <table:table-cell office:value-type="float" office:value="101589.061859822">
                <text:p>101589.061859822</text:p>
              </table:table-cell>
            </table:table-row>
            <table:table-row>
              <table:table-cell office:value-type="float" office:value="51558.9243067466">
                <text:p>51558.9243067466</text:p>
              </table:table-cell>
              <table:table-cell office:value-type="float" office:value="100675.819677657">
                <text:p>100675.819677657</text:p>
              </table:table-cell>
            </table:table-row>
            <table:table-row>
              <table:table-cell office:value-type="float" office:value="51586.7020845245">
                <text:p>51586.7020845245</text:p>
              </table:table-cell>
              <table:table-cell office:value-type="float" office:value="99770.1878470101">
                <text:p>99770.1878470101</text:p>
              </table:table-cell>
            </table:table-row>
            <table:table-row>
              <table:table-cell office:value-type="float" office:value="51614.4798623023">
                <text:p>51614.4798623023</text:p>
              </table:table-cell>
              <table:table-cell office:value-type="float" office:value="98872.102948285">
                <text:p>98872.102948285</text:p>
              </table:table-cell>
            </table:table-row>
            <table:table-row>
              <table:table-cell office:value-type="float" office:value="51642.2576400801">
                <text:p>51642.2576400801</text:p>
              </table:table-cell>
              <table:table-cell office:value-type="float" office:value="97981.5020903827">
                <text:p>97981.5020903827</text:p>
              </table:table-cell>
            </table:table-row>
            <table:table-row>
              <table:table-cell office:value-type="float" office:value="51670.035417858">
                <text:p>51670.035417858</text:p>
              </table:table-cell>
              <table:table-cell office:value-type="float" office:value="97098.3229062962">
                <text:p>97098.3229062962</text:p>
              </table:table-cell>
            </table:table-row>
            <table:table-row>
              <table:table-cell office:value-type="float" office:value="51697.8131956358">
                <text:p>51697.8131956358</text:p>
              </table:table-cell>
              <table:table-cell office:value-type="float" office:value="96222.5035487437">
                <text:p>96222.5035487437</text:p>
              </table:table-cell>
            </table:table-row>
            <table:table-row>
              <table:table-cell office:value-type="float" office:value="51725.5909734136">
                <text:p>51725.5909734136</text:p>
              </table:table-cell>
              <table:table-cell office:value-type="float" office:value="95353.9826858375">
                <text:p>95353.9826858375</text:p>
              </table:table-cell>
            </table:table-row>
            <table:table-row>
              <table:table-cell office:value-type="float" office:value="51753.3687511914">
                <text:p>51753.3687511914</text:p>
              </table:table-cell>
              <table:table-cell office:value-type="float" office:value="94492.6994967889">
                <text:p>94492.6994967889</text:p>
              </table:table-cell>
            </table:table-row>
            <table:table-row>
              <table:table-cell office:value-type="float" office:value="51781.1465289693">
                <text:p>51781.1465289693</text:p>
              </table:table-cell>
              <table:table-cell office:value-type="float" office:value="93638.593667649">
                <text:p>93638.593667649</text:p>
              </table:table-cell>
            </table:table-row>
            <table:table-row>
              <table:table-cell office:value-type="float" office:value="51808.9243067471">
                <text:p>51808.9243067471</text:p>
              </table:table-cell>
              <table:table-cell office:value-type="float" office:value="92791.6053870852">
                <text:p>92791.6053870852</text:p>
              </table:table-cell>
            </table:table-row>
            <table:table-row>
              <table:table-cell office:value-type="float" office:value="51836.7020845249">
                <text:p>51836.7020845249</text:p>
              </table:table-cell>
              <table:table-cell office:value-type="float" office:value="91951.6753421928">
                <text:p>91951.6753421928</text:p>
              </table:table-cell>
            </table:table-row>
            <table:table-row>
              <table:table-cell office:value-type="float" office:value="51864.4798623027">
                <text:p>51864.4798623027</text:p>
              </table:table-cell>
              <table:table-cell office:value-type="float" office:value="91118.7447143412">
                <text:p>91118.7447143412</text:p>
              </table:table-cell>
            </table:table-row>
            <table:table-row>
              <table:table-cell office:value-type="float" office:value="51892.2576400806">
                <text:p>51892.2576400806</text:p>
              </table:table-cell>
              <table:table-cell office:value-type="float" office:value="90292.7551750551">
                <text:p>90292.7551750551</text:p>
              </table:table-cell>
            </table:table-row>
            <table:table-row>
              <table:table-cell office:value-type="float" office:value="51920.0354178585">
                <text:p>51920.0354178585</text:p>
              </table:table-cell>
              <table:table-cell office:value-type="float" office:value="89473.6488819296">
                <text:p>89473.6488819296</text:p>
              </table:table-cell>
            </table:table-row>
            <table:table-row>
              <table:table-cell office:value-type="float" office:value="51947.8131956363">
                <text:p>51947.8131956363</text:p>
              </table:table-cell>
              <table:table-cell office:value-type="float" office:value="88661.3684745802">
                <text:p>88661.3684745802</text:p>
              </table:table-cell>
            </table:table-row>
            <table:table-row>
              <table:table-cell office:value-type="float" office:value="51975.5909734141">
                <text:p>51975.5909734141</text:p>
              </table:table-cell>
              <table:table-cell office:value-type="float" office:value="87855.8570706254">
                <text:p>87855.8570706254</text:p>
              </table:table-cell>
            </table:table-row>
            <table:table-row>
              <table:table-cell office:value-type="float" office:value="52003.3687511919">
                <text:p>52003.3687511919</text:p>
              </table:table-cell>
              <table:table-cell office:value-type="float" office:value="87057.0582617035">
                <text:p>87057.0582617035</text:p>
              </table:table-cell>
            </table:table-row>
            <table:table-row>
              <table:table-cell office:value-type="float" office:value="52031.1465289698">
                <text:p>52031.1465289698</text:p>
              </table:table-cell>
              <table:table-cell office:value-type="float" office:value="86264.9161095226">
                <text:p>86264.9161095226</text:p>
              </table:table-cell>
            </table:table-row>
            <table:table-row>
              <table:table-cell office:value-type="float" office:value="52058.9243067476">
                <text:p>52058.9243067476</text:p>
              </table:table-cell>
              <table:table-cell office:value-type="float" office:value="85479.3751419433">
                <text:p>85479.3751419433</text:p>
              </table:table-cell>
            </table:table-row>
            <table:table-row>
              <table:table-cell office:value-type="float" office:value="52086.7020845254">
                <text:p>52086.7020845254</text:p>
              </table:table-cell>
              <table:table-cell office:value-type="float" office:value="84700.3803490938">
                <text:p>84700.3803490938</text:p>
              </table:table-cell>
            </table:table-row>
            <table:table-row>
              <table:table-cell office:value-type="float" office:value="52114.4798623033">
                <text:p>52114.4798623033</text:p>
              </table:table-cell>
              <table:table-cell office:value-type="float" office:value="83927.877179518">
                <text:p>83927.877179518</text:p>
              </table:table-cell>
            </table:table-row>
            <table:table-row>
              <table:table-cell office:value-type="float" office:value="52142.2576400811">
                <text:p>52142.2576400811</text:p>
              </table:table-cell>
              <table:table-cell office:value-type="float" office:value="83161.8115363553">
                <text:p>83161.8115363553</text:p>
              </table:table-cell>
            </table:table-row>
            <table:table-row>
              <table:table-cell office:value-type="float" office:value="52170.0354178589">
                <text:p>52170.0354178589</text:p>
              </table:table-cell>
              <table:table-cell office:value-type="float" office:value="82402.1297735523">
                <text:p>82402.1297735523</text:p>
              </table:table-cell>
            </table:table-row>
            <table:table-row>
              <table:table-cell office:value-type="float" office:value="52197.8131956367">
                <text:p>52197.8131956367</text:p>
              </table:table-cell>
              <table:table-cell office:value-type="float" office:value="81648.7786921061">
                <text:p>81648.7786921061</text:p>
              </table:table-cell>
            </table:table-row>
            <table:table-row>
              <table:table-cell office:value-type="float" office:value="52225.5909734146">
                <text:p>52225.5909734146</text:p>
              </table:table-cell>
              <table:table-cell office:value-type="float" office:value="80901.7055363385">
                <text:p>80901.7055363385</text:p>
              </table:table-cell>
            </table:table-row>
            <table:table-row>
              <table:table-cell office:value-type="float" office:value="52253.3687511924">
                <text:p>52253.3687511924</text:p>
              </table:table-cell>
              <table:table-cell office:value-type="float" office:value="80160.8579902024">
                <text:p>80160.8579902024</text:p>
              </table:table-cell>
            </table:table-row>
            <table:table-row>
              <table:table-cell office:value-type="float" office:value="52281.1465289702">
                <text:p>52281.1465289702</text:p>
              </table:table-cell>
              <table:table-cell office:value-type="float" office:value="79426.1841736174">
                <text:p>79426.1841736174</text:p>
              </table:table-cell>
            </table:table-row>
            <table:table-row>
              <table:table-cell office:value-type="float" office:value="52308.9243067481">
                <text:p>52308.9243067481</text:p>
              </table:table-cell>
              <table:table-cell office:value-type="float" office:value="78697.6326388372">
                <text:p>78697.6326388372</text:p>
              </table:table-cell>
            </table:table-row>
            <table:table-row>
              <table:table-cell office:value-type="float" office:value="52336.7020845259">
                <text:p>52336.7020845259</text:p>
              </table:table-cell>
              <table:table-cell office:value-type="float" office:value="77975.1523668469">
                <text:p>77975.1523668469</text:p>
              </table:table-cell>
            </table:table-row>
            <table:table-row>
              <table:table-cell office:value-type="float" office:value="52364.4798623038">
                <text:p>52364.4798623038</text:p>
              </table:table-cell>
              <table:table-cell office:value-type="float" office:value="77258.6927637899">
                <text:p>77258.6927637899</text:p>
              </table:table-cell>
            </table:table-row>
            <table:table-row>
              <table:table-cell office:value-type="float" office:value="52392.2576400817">
                <text:p>52392.2576400817</text:p>
              </table:table-cell>
              <table:table-cell office:value-type="float" office:value="76548.203657425">
                <text:p>76548.203657425</text:p>
              </table:table-cell>
            </table:table-row>
            <table:table-row>
              <table:table-cell office:value-type="float" office:value="52420.0354178595">
                <text:p>52420.0354178595</text:p>
              </table:table-cell>
              <table:table-cell office:value-type="float" office:value="75843.6352936131">
                <text:p>75843.6352936131</text:p>
              </table:table-cell>
            </table:table-row>
            <table:table-row>
              <table:table-cell office:value-type="float" office:value="52447.8131956374">
                <text:p>52447.8131956374</text:p>
              </table:table-cell>
              <table:table-cell office:value-type="float" office:value="75144.938332833">
                <text:p>75144.938332833</text:p>
              </table:table-cell>
            </table:table-row>
            <table:table-row>
              <table:table-cell office:value-type="float" office:value="52475.5909734152">
                <text:p>52475.5909734152</text:p>
              </table:table-cell>
              <table:table-cell office:value-type="float" office:value="74452.0638467261">
                <text:p>74452.0638467261</text:p>
              </table:table-cell>
            </table:table-row>
            <table:table-row>
              <table:table-cell office:value-type="float" office:value="52503.368751193">
                <text:p>52503.368751193</text:p>
              </table:table-cell>
              <table:table-cell office:value-type="float" office:value="73764.96331467">
                <text:p>73764.96331467</text:p>
              </table:table-cell>
            </table:table-row>
            <table:table-row>
              <table:table-cell office:value-type="float" office:value="52531.1465289708">
                <text:p>52531.1465289708</text:p>
              </table:table-cell>
              <table:table-cell office:value-type="float" office:value="73083.5886203811">
                <text:p>73083.5886203811</text:p>
              </table:table-cell>
            </table:table-row>
            <table:table-row>
              <table:table-cell office:value-type="float" office:value="52558.9243067487">
                <text:p>52558.9243067487</text:p>
              </table:table-cell>
              <table:table-cell office:value-type="float" office:value="72407.8920485446">
                <text:p>72407.8920485446</text:p>
              </table:table-cell>
            </table:table-row>
            <table:table-row>
              <table:table-cell office:value-type="float" office:value="52586.7020845265">
                <text:p>52586.7020845265</text:p>
              </table:table-cell>
              <table:table-cell office:value-type="float" office:value="71737.8262814734">
                <text:p>71737.8262814734</text:p>
              </table:table-cell>
            </table:table-row>
            <table:table-row>
              <table:table-cell office:value-type="float" office:value="52614.4798623043">
                <text:p>52614.4798623043</text:p>
              </table:table-cell>
              <table:table-cell office:value-type="float" office:value="71073.3443957945">
                <text:p>71073.3443957945</text:p>
              </table:table-cell>
            </table:table-row>
            <table:table-row>
              <table:table-cell office:value-type="float" office:value="52642.2576400821">
                <text:p>52642.2576400821</text:p>
              </table:table-cell>
              <table:table-cell office:value-type="float" office:value="70414.3998591628">
                <text:p>70414.3998591628</text:p>
              </table:table-cell>
            </table:table-row>
            <table:table-row>
              <table:table-cell office:value-type="float" office:value="52670.03541786">
                <text:p>52670.03541786</text:p>
              </table:table-cell>
              <table:table-cell office:value-type="float" office:value="69760.9465270032">
                <text:p>69760.9465270032</text:p>
              </table:table-cell>
            </table:table-row>
            <table:table-row>
              <table:table-cell office:value-type="float" office:value="52697.8131956379">
                <text:p>52697.8131956379</text:p>
              </table:table-cell>
              <table:table-cell office:value-type="float" office:value="69112.9386392781">
                <text:p>69112.9386392781</text:p>
              </table:table-cell>
            </table:table-row>
            <table:table-row>
              <table:table-cell office:value-type="float" office:value="52725.5909734158">
                <text:p>52725.5909734158</text:p>
              </table:table-cell>
              <table:table-cell office:value-type="float" office:value="68470.3308172842">
                <text:p>68470.3308172842</text:p>
              </table:table-cell>
            </table:table-row>
            <table:table-row>
              <table:table-cell office:value-type="float" office:value="52753.3687511936">
                <text:p>52753.3687511936</text:p>
              </table:table-cell>
              <table:table-cell office:value-type="float" office:value="67833.0780604735">
                <text:p>67833.0780604735</text:p>
              </table:table-cell>
            </table:table-row>
            <table:table-row>
              <table:table-cell office:value-type="float" office:value="52781.1465289716">
                <text:p>52781.1465289716</text:p>
              </table:table-cell>
              <table:table-cell office:value-type="float" office:value="67201.1357433028">
                <text:p>67201.1357433028</text:p>
              </table:table-cell>
            </table:table-row>
            <table:table-row>
              <table:table-cell office:value-type="float" office:value="52808.9243067494">
                <text:p>52808.9243067494</text:p>
              </table:table-cell>
              <table:table-cell office:value-type="float" office:value="66574.4596121086">
                <text:p>66574.4596121086</text:p>
              </table:table-cell>
            </table:table-row>
            <table:table-row>
              <table:table-cell office:value-type="float" office:value="52836.7020845273">
                <text:p>52836.7020845273</text:p>
              </table:table-cell>
              <table:table-cell office:value-type="float" office:value="65953.0057820078">
                <text:p>65953.0057820078</text:p>
              </table:table-cell>
            </table:table-row>
            <table:table-row>
              <table:table-cell office:value-type="float" office:value="52864.4798623051">
                <text:p>52864.4798623051</text:p>
              </table:table-cell>
              <table:table-cell office:value-type="float" office:value="65336.7307338244">
                <text:p>65336.7307338244</text:p>
              </table:table-cell>
            </table:table-row>
            <table:table-row>
              <table:table-cell office:value-type="float" office:value="52892.2576400829">
                <text:p>52892.2576400829</text:p>
              </table:table-cell>
              <table:table-cell office:value-type="float" office:value="64725.5913110425">
                <text:p>64725.5913110425</text:p>
              </table:table-cell>
            </table:table-row>
            <table:table-row>
              <table:table-cell office:value-type="float" office:value="52920.0354178608">
                <text:p>52920.0354178608</text:p>
              </table:table-cell>
              <table:table-cell office:value-type="float" office:value="64119.5447167838">
                <text:p>64119.5447167838</text:p>
              </table:table-cell>
            </table:table-row>
            <table:table-row>
              <table:table-cell office:value-type="float" office:value="52947.8131956386">
                <text:p>52947.8131956386</text:p>
              </table:table-cell>
              <table:table-cell office:value-type="float" office:value="63518.5485108106">
                <text:p>63518.5485108106</text:p>
              </table:table-cell>
            </table:table-row>
            <table:table-row>
              <table:table-cell office:value-type="float" office:value="52975.5909734165">
                <text:p>52975.5909734165</text:p>
              </table:table-cell>
              <table:table-cell office:value-type="float" office:value="62922.5606065539">
                <text:p>62922.5606065539</text:p>
              </table:table-cell>
            </table:table-row>
            <table:table-row>
              <table:table-cell office:value-type="float" office:value="53003.3687511943">
                <text:p>53003.3687511943</text:p>
              </table:table-cell>
              <table:table-cell office:value-type="float" office:value="62331.5392681659">
                <text:p>62331.5392681659</text:p>
              </table:table-cell>
            </table:table-row>
            <table:table-row>
              <table:table-cell office:value-type="float" office:value="53031.1465289721">
                <text:p>53031.1465289721</text:p>
              </table:table-cell>
              <table:table-cell office:value-type="float" office:value="61745.4431075979">
                <text:p>61745.4431075979</text:p>
              </table:table-cell>
            </table:table-row>
            <table:table-row>
              <table:table-cell office:value-type="float" office:value="53058.9243067499">
                <text:p>53058.9243067499</text:p>
              </table:table-cell>
              <table:table-cell office:value-type="float" office:value="61164.2310817012">
                <text:p>61164.2310817012</text:p>
              </table:table-cell>
            </table:table-row>
            <table:table-row>
              <table:table-cell office:value-type="float" office:value="53086.7020845277">
                <text:p>53086.7020845277</text:p>
              </table:table-cell>
              <table:table-cell office:value-type="float" office:value="60587.8624893537">
                <text:p>60587.8624893537</text:p>
              </table:table-cell>
            </table:table-row>
            <table:table-row>
              <table:table-cell office:value-type="float" office:value="53114.4798623056">
                <text:p>53114.4798623056</text:p>
              </table:table-cell>
              <table:table-cell office:value-type="float" office:value="60016.2969686091">
                <text:p>60016.2969686091</text:p>
              </table:table-cell>
            </table:table-row>
            <table:table-row>
              <table:table-cell office:value-type="float" office:value="53142.2576400834">
                <text:p>53142.2576400834</text:p>
              </table:table-cell>
              <table:table-cell office:value-type="float" office:value="59449.4944938707">
                <text:p>59449.4944938707</text:p>
              </table:table-cell>
            </table:table-row>
            <table:table-row>
              <table:table-cell office:value-type="float" office:value="53170.0354178612">
                <text:p>53170.0354178612</text:p>
              </table:table-cell>
              <table:table-cell office:value-type="float" office:value="58887.4153730884">
                <text:p>58887.4153730884</text:p>
              </table:table-cell>
            </table:table-row>
            <table:table-row>
              <table:table-cell office:value-type="float" office:value="53197.813195639">
                <text:p>53197.813195639</text:p>
              </table:table-cell>
              <table:table-cell office:value-type="float" office:value="58330.0202449794">
                <text:p>58330.0202449794</text:p>
              </table:table-cell>
            </table:table-row>
            <table:table-row>
              <table:table-cell office:value-type="float" office:value="53225.5909734168">
                <text:p>53225.5909734168</text:p>
              </table:table-cell>
              <table:table-cell office:value-type="float" office:value="57777.2700762712">
                <text:p>57777.2700762712</text:p>
              </table:table-cell>
            </table:table-row>
            <table:table-row>
              <table:table-cell office:value-type="float" office:value="53253.3687511947">
                <text:p>53253.3687511947</text:p>
              </table:table-cell>
              <table:table-cell office:value-type="float" office:value="57229.126158969">
                <text:p>57229.126158969</text:p>
              </table:table-cell>
            </table:table-row>
            <table:table-row>
              <table:table-cell office:value-type="float" office:value="53281.1465289725">
                <text:p>53281.1465289725</text:p>
              </table:table-cell>
              <table:table-cell office:value-type="float" office:value="56685.5501076442">
                <text:p>56685.5501076442</text:p>
              </table:table-cell>
            </table:table-row>
            <table:table-row>
              <table:table-cell office:value-type="float" office:value="53308.9243067503">
                <text:p>53308.9243067503</text:p>
              </table:table-cell>
              <table:table-cell office:value-type="float" office:value="56146.5038567472">
                <text:p>56146.5038567472</text:p>
              </table:table-cell>
            </table:table-row>
            <table:table-row>
              <table:table-cell office:value-type="float" office:value="53336.7020845281">
                <text:p>53336.7020845281</text:p>
              </table:table-cell>
              <table:table-cell office:value-type="float" office:value="55611.949657941">
                <text:p>55611.949657941</text:p>
              </table:table-cell>
            </table:table-row>
            <table:table-row>
              <table:table-cell office:value-type="float" office:value="53364.4798623059">
                <text:p>53364.4798623059</text:p>
              </table:table-cell>
              <table:table-cell office:value-type="float" office:value="55081.8500774581">
                <text:p>55081.8500774581</text:p>
              </table:table-cell>
            </table:table-row>
            <table:table-row>
              <table:table-cell office:value-type="float" office:value="53392.2576400838">
                <text:p>53392.2576400838</text:p>
              </table:table-cell>
              <table:table-cell office:value-type="float" office:value="54556.1679934793">
                <text:p>54556.1679934793</text:p>
              </table:table-cell>
            </table:table-row>
            <table:table-row>
              <table:table-cell office:value-type="float" office:value="53420.0354178616">
                <text:p>53420.0354178616</text:p>
              </table:table-cell>
              <table:table-cell office:value-type="float" office:value="54034.8665935337">
                <text:p>54034.8665935337</text:p>
              </table:table-cell>
            </table:table-row>
            <table:table-row>
              <table:table-cell office:value-type="float" office:value="53447.8131956394">
                <text:p>53447.8131956394</text:p>
              </table:table-cell>
              <table:table-cell office:value-type="float" office:value="53517.9093719209">
                <text:p>53517.9093719209</text:p>
              </table:table-cell>
            </table:table-row>
            <table:table-row>
              <table:table-cell office:value-type="float" office:value="53475.5909734172">
                <text:p>53475.5909734172</text:p>
              </table:table-cell>
              <table:table-cell office:value-type="float" office:value="53005.2601271549">
                <text:p>53005.2601271549</text:p>
              </table:table-cell>
            </table:table-row>
            <table:table-row>
              <table:table-cell office:value-type="float" office:value="53503.368751195">
                <text:p>53503.368751195</text:p>
              </table:table-cell>
              <table:table-cell office:value-type="float" office:value="52496.8829594286">
                <text:p>52496.8829594286</text:p>
              </table:table-cell>
            </table:table-row>
            <table:table-row>
              <table:table-cell office:value-type="float" office:value="53531.1465289728">
                <text:p>53531.1465289728</text:p>
              </table:table-cell>
              <table:table-cell office:value-type="float" office:value="51992.7422681">
                <text:p>51992.7422681</text:p>
              </table:table-cell>
            </table:table-row>
            <table:table-row>
              <table:table-cell office:value-type="float" office:value="53558.9243067506">
                <text:p>53558.9243067506</text:p>
              </table:table-cell>
              <table:table-cell office:value-type="float" office:value="51492.8027491992">
                <text:p>51492.8027491992</text:p>
              </table:table-cell>
            </table:table-row>
            <table:table-row>
              <table:table-cell office:value-type="float" office:value="53586.7020845285">
                <text:p>53586.7020845285</text:p>
              </table:table-cell>
              <table:table-cell office:value-type="float" office:value="50997.0293929559">
                <text:p>50997.0293929559</text:p>
              </table:table-cell>
            </table:table-row>
            <table:table-row>
              <table:table-cell office:value-type="float" office:value="53614.4798623063">
                <text:p>53614.4798623063</text:p>
              </table:table-cell>
              <table:table-cell office:value-type="float" office:value="50505.3874813479">
                <text:p>50505.3874813479</text:p>
              </table:table-cell>
            </table:table-row>
            <table:table-row>
              <table:table-cell office:value-type="float" office:value="53642.2576400841">
                <text:p>53642.2576400841</text:p>
              </table:table-cell>
              <table:table-cell office:value-type="float" office:value="50017.84258567">
                <text:p>50017.84258567</text:p>
              </table:table-cell>
            </table:table-row>
            <table:table-row>
              <table:table-cell office:value-type="float" office:value="53670.0354178619">
                <text:p>53670.0354178619</text:p>
              </table:table-cell>
              <table:table-cell office:value-type="float" office:value="49534.3605641228">
                <text:p>49534.3605641228</text:p>
              </table:table-cell>
            </table:table-row>
            <table:table-row>
              <table:table-cell office:value-type="float" office:value="53697.8131956398">
                <text:p>53697.8131956398</text:p>
              </table:table-cell>
              <table:table-cell office:value-type="float" office:value="49054.9075594218">
                <text:p>49054.9075594218</text:p>
              </table:table-cell>
            </table:table-row>
            <table:table-row>
              <table:table-cell office:value-type="float" office:value="53725.5909734176">
                <text:p>53725.5909734176</text:p>
              </table:table-cell>
              <table:table-cell office:value-type="float" office:value="48579.4499964266">
                <text:p>48579.4499964266</text:p>
              </table:table-cell>
            </table:table-row>
            <table:table-row>
              <table:table-cell office:value-type="float" office:value="53753.3687511954">
                <text:p>53753.3687511954</text:p>
              </table:table-cell>
              <table:table-cell office:value-type="float" office:value="48107.9545797897">
                <text:p>48107.9545797897</text:p>
              </table:table-cell>
            </table:table-row>
            <table:table-row>
              <table:table-cell office:value-type="float" office:value="53781.1465289732">
                <text:p>53781.1465289732</text:p>
              </table:table-cell>
              <table:table-cell office:value-type="float" office:value="47640.3882916248">
                <text:p>47640.3882916248</text:p>
              </table:table-cell>
            </table:table-row>
            <table:table-row>
              <table:table-cell office:value-type="float" office:value="53808.924306751">
                <text:p>53808.924306751</text:p>
              </table:table-cell>
              <table:table-cell office:value-type="float" office:value="47176.7183891946">
                <text:p>47176.7183891946</text:p>
              </table:table-cell>
            </table:table-row>
            <table:table-row>
              <table:table-cell office:value-type="float" office:value="53836.7020845289">
                <text:p>53836.7020845289</text:p>
              </table:table-cell>
              <table:table-cell office:value-type="float" office:value="46716.912402618">
                <text:p>46716.912402618</text:p>
              </table:table-cell>
            </table:table-row>
            <table:table-row>
              <table:table-cell office:value-type="float" office:value="53864.4798623067">
                <text:p>53864.4798623067</text:p>
              </table:table-cell>
              <table:table-cell office:value-type="float" office:value="46260.9381325961">
                <text:p>46260.9381325961</text:p>
              </table:table-cell>
            </table:table-row>
            <table:table-row>
              <table:table-cell office:value-type="float" office:value="53892.2576400845">
                <text:p>53892.2576400845</text:p>
              </table:table-cell>
              <table:table-cell office:value-type="float" office:value="45808.7636481578">
                <text:p>45808.7636481578</text:p>
              </table:table-cell>
            </table:table-row>
            <table:table-row>
              <table:table-cell office:value-type="float" office:value="53920.0354178623">
                <text:p>53920.0354178623</text:p>
              </table:table-cell>
              <table:table-cell office:value-type="float" office:value="45360.3572844232">
                <text:p>45360.3572844232</text:p>
              </table:table-cell>
            </table:table-row>
            <table:table-row>
              <table:table-cell office:value-type="float" office:value="53947.8131956401">
                <text:p>53947.8131956401</text:p>
              </table:table-cell>
              <table:table-cell office:value-type="float" office:value="44915.6876403863">
                <text:p>44915.6876403863</text:p>
              </table:table-cell>
            </table:table-row>
            <table:table-row>
              <table:table-cell office:value-type="float" office:value="53975.590973418">
                <text:p>53975.590973418</text:p>
              </table:table-cell>
              <table:table-cell office:value-type="float" office:value="44474.7235767165">
                <text:p>44474.7235767165</text:p>
              </table:table-cell>
            </table:table-row>
            <table:table-row>
              <table:table-cell office:value-type="float" office:value="54003.3687511958">
                <text:p>54003.3687511958</text:p>
              </table:table-cell>
              <table:table-cell office:value-type="float" office:value="44037.4342135772">
                <text:p>44037.4342135772</text:p>
              </table:table-cell>
            </table:table-row>
            <table:table-row>
              <table:table-cell office:value-type="float" office:value="54031.1465289736">
                <text:p>54031.1465289736</text:p>
              </table:table-cell>
              <table:table-cell office:value-type="float" office:value="43603.788928464">
                <text:p>43603.788928464</text:p>
              </table:table-cell>
            </table:table-row>
            <table:table-row>
              <table:table-cell office:value-type="float" office:value="54058.9243067514">
                <text:p>54058.9243067514</text:p>
              </table:table-cell>
              <table:table-cell office:value-type="float" office:value="43173.7573540601">
                <text:p>43173.7573540601</text:p>
              </table:table-cell>
            </table:table-row>
            <table:table-row>
              <table:table-cell office:value-type="float" office:value="54086.7020845292">
                <text:p>54086.7020845292</text:p>
              </table:table-cell>
              <table:table-cell office:value-type="float" office:value="42747.3093761097">
                <text:p>42747.3093761097</text:p>
              </table:table-cell>
            </table:table-row>
            <table:table-row>
              <table:table-cell office:value-type="float" office:value="54114.4798623071">
                <text:p>54114.4798623071</text:p>
              </table:table-cell>
              <table:table-cell office:value-type="float" office:value="42324.4151313088">
                <text:p>42324.4151313088</text:p>
              </table:table-cell>
            </table:table-row>
            <table:table-row>
              <table:table-cell office:value-type="float" office:value="54142.2576400849">
                <text:p>54142.2576400849</text:p>
              </table:table-cell>
              <table:table-cell office:value-type="float" office:value="41905.0450052145">
                <text:p>41905.0450052145</text:p>
              </table:table-cell>
            </table:table-row>
            <table:table-row>
              <table:table-cell office:value-type="float" office:value="54170.0354178627">
                <text:p>54170.0354178627</text:p>
              </table:table-cell>
              <table:table-cell office:value-type="float" office:value="41489.1696301711">
                <text:p>41489.1696301711</text:p>
              </table:table-cell>
            </table:table-row>
            <table:table-row>
              <table:table-cell office:value-type="float" office:value="54197.8131956405">
                <text:p>54197.8131956405</text:p>
              </table:table-cell>
              <table:table-cell office:value-type="float" office:value="41076.759883253">
                <text:p>41076.759883253</text:p>
              </table:table-cell>
            </table:table-row>
            <table:table-row>
              <table:table-cell office:value-type="float" office:value="54225.5909734183">
                <text:p>54225.5909734183</text:p>
              </table:table-cell>
              <table:table-cell office:value-type="float" office:value="40667.7868842259">
                <text:p>40667.7868842259</text:p>
              </table:table-cell>
            </table:table-row>
            <table:table-row>
              <table:table-cell office:value-type="float" office:value="54253.3687511961">
                <text:p>54253.3687511961</text:p>
              </table:table-cell>
              <table:table-cell office:value-type="float" office:value="40262.221993524">
                <text:p>40262.221993524</text:p>
              </table:table-cell>
            </table:table-row>
            <table:table-row>
              <table:table-cell office:value-type="float" office:value="54281.146528974">
                <text:p>54281.146528974</text:p>
              </table:table-cell>
              <table:table-cell office:value-type="float" office:value="39860.0368102446">
                <text:p>39860.0368102446</text:p>
              </table:table-cell>
            </table:table-row>
            <table:table-row>
              <table:table-cell office:value-type="float" office:value="54308.9243067518">
                <text:p>54308.9243067518</text:p>
              </table:table-cell>
              <table:table-cell office:value-type="float" office:value="39461.2031701593">
                <text:p>39461.2031701593</text:p>
              </table:table-cell>
            </table:table-row>
            <table:table-row>
              <table:table-cell office:value-type="float" office:value="54336.7020845296">
                <text:p>54336.7020845296</text:p>
              </table:table-cell>
              <table:table-cell office:value-type="float" office:value="39065.6931437412">
                <text:p>39065.6931437412</text:p>
              </table:table-cell>
            </table:table-row>
            <table:table-row>
              <table:table-cell office:value-type="float" office:value="54364.4798623074">
                <text:p>54364.4798623074</text:p>
              </table:table-cell>
              <table:table-cell office:value-type="float" office:value="38673.4790342101">
                <text:p>38673.4790342101</text:p>
              </table:table-cell>
            </table:table-row>
            <table:table-row>
              <table:table-cell office:value-type="float" office:value="54392.2576400852">
                <text:p>54392.2576400852</text:p>
              </table:table-cell>
              <table:table-cell office:value-type="float" office:value="38284.5333755917">
                <text:p>38284.5333755917</text:p>
              </table:table-cell>
            </table:table-row>
            <table:table-row>
              <table:table-cell office:value-type="float" office:value="54420.0354178631">
                <text:p>54420.0354178631</text:p>
              </table:table-cell>
              <table:table-cell office:value-type="float" office:value="37898.8289307951">
                <text:p>37898.8289307951</text:p>
              </table:table-cell>
            </table:table-row>
            <table:table-row>
              <table:table-cell office:value-type="float" office:value="54447.8131956409">
                <text:p>54447.8131956409</text:p>
              </table:table-cell>
              <table:table-cell office:value-type="float" office:value="37516.3386897051">
                <text:p>37516.3386897051</text:p>
              </table:table-cell>
            </table:table-row>
            <table:table-row>
              <table:table-cell office:value-type="float" office:value="54475.5909734187">
                <text:p>54475.5909734187</text:p>
              </table:table-cell>
              <table:table-cell office:value-type="float" office:value="37137.0358672909">
                <text:p>37137.0358672909</text:p>
              </table:table-cell>
            </table:table-row>
            <table:table-row>
              <table:table-cell office:value-type="float" office:value="54503.3687511966">
                <text:p>54503.3687511966</text:p>
              </table:table-cell>
              <table:table-cell office:value-type="float" office:value="36760.8939017302">
                <text:p>36760.8939017302</text:p>
              </table:table-cell>
            </table:table-row>
            <table:table-row>
              <table:table-cell office:value-type="float" office:value="54531.1465289744">
                <text:p>54531.1465289744</text:p>
              </table:table-cell>
              <table:table-cell office:value-type="float" office:value="36387.8864525491">
                <text:p>36387.8864525491</text:p>
              </table:table-cell>
            </table:table-row>
            <table:table-row>
              <table:table-cell office:value-type="float" office:value="54558.9243067522">
                <text:p>54558.9243067522</text:p>
              </table:table-cell>
              <table:table-cell office:value-type="float" office:value="36017.9873987778">
                <text:p>36017.9873987778</text:p>
              </table:table-cell>
            </table:table-row>
            <table:table-row>
              <table:table-cell office:value-type="float" office:value="54586.70208453">
                <text:p>54586.70208453</text:p>
              </table:table-cell>
              <table:table-cell office:value-type="float" office:value="35651.1708371214">
                <text:p>35651.1708371214</text:p>
              </table:table-cell>
            </table:table-row>
            <table:table-row>
              <table:table-cell office:value-type="float" office:value="54614.4798623078">
                <text:p>54614.4798623078</text:p>
              </table:table-cell>
              <table:table-cell office:value-type="float" office:value="35287.4110801453">
                <text:p>35287.4110801453</text:p>
              </table:table-cell>
            </table:table-row>
            <table:table-row>
              <table:table-cell office:value-type="float" office:value="54642.2576400857">
                <text:p>54642.2576400857</text:p>
              </table:table-cell>
              <table:table-cell office:value-type="float" office:value="34926.6826544775">
                <text:p>34926.6826544775</text:p>
              </table:table-cell>
            </table:table-row>
            <table:table-row>
              <table:table-cell office:value-type="float" office:value="54670.0354178635">
                <text:p>54670.0354178635</text:p>
              </table:table-cell>
              <table:table-cell office:value-type="float" office:value="34568.9602990235">
                <text:p>34568.9602990235</text:p>
              </table:table-cell>
            </table:table-row>
            <table:table-row>
              <table:table-cell office:value-type="float" office:value="54697.8131956413">
                <text:p>54697.8131956413</text:p>
              </table:table-cell>
              <table:table-cell office:value-type="float" office:value="34214.2189631983">
                <text:p>34214.2189631983</text:p>
              </table:table-cell>
            </table:table-row>
            <table:table-row>
              <table:table-cell office:value-type="float" office:value="54725.5909734191">
                <text:p>54725.5909734191</text:p>
              </table:table-cell>
              <table:table-cell office:value-type="float" office:value="33862.4338051716">
                <text:p>33862.4338051716</text:p>
              </table:table-cell>
            </table:table-row>
            <table:table-row>
              <table:table-cell office:value-type="float" office:value="54753.3687511969">
                <text:p>54753.3687511969</text:p>
              </table:table-cell>
              <table:table-cell office:value-type="float" office:value="33513.5801901286">
                <text:p>33513.5801901286</text:p>
              </table:table-cell>
            </table:table-row>
            <table:table-row>
              <table:table-cell office:value-type="float" office:value="54781.1465289748">
                <text:p>54781.1465289748</text:p>
              </table:table-cell>
              <table:table-cell office:value-type="float" office:value="33167.6336885441">
                <text:p>33167.6336885441</text:p>
              </table:table-cell>
            </table:table-row>
            <table:table-row>
              <table:table-cell office:value-type="float" office:value="54808.9243067526">
                <text:p>54808.9243067526</text:p>
              </table:table-cell>
              <table:table-cell office:value-type="float" office:value="32824.5700744729">
                <text:p>32824.5700744729</text:p>
              </table:table-cell>
            </table:table-row>
            <table:table-row>
              <table:table-cell office:value-type="float" office:value="54836.7020845304">
                <text:p>54836.7020845304</text:p>
              </table:table-cell>
              <table:table-cell office:value-type="float" office:value="32484.3653238523">
                <text:p>32484.3653238523</text:p>
              </table:table-cell>
            </table:table-row>
            <table:table-row>
              <table:table-cell office:value-type="float" office:value="54864.4798623082">
                <text:p>54864.4798623082</text:p>
              </table:table-cell>
              <table:table-cell office:value-type="float" office:value="32146.9956128202">
                <text:p>32146.9956128202</text:p>
              </table:table-cell>
            </table:table-row>
            <table:table-row>
              <table:table-cell office:value-type="float" office:value="54892.257640086">
                <text:p>54892.257640086</text:p>
              </table:table-cell>
              <table:table-cell office:value-type="float" office:value="31812.4373160467">
                <text:p>31812.4373160467</text:p>
              </table:table-cell>
            </table:table-row>
            <table:table-row>
              <table:table-cell office:value-type="float" office:value="54920.0354178638">
                <text:p>54920.0354178638</text:p>
              </table:table-cell>
              <table:table-cell office:value-type="float" office:value="31480.6670050797">
                <text:p>31480.6670050797</text:p>
              </table:table-cell>
            </table:table-row>
            <table:table-row>
              <table:table-cell office:value-type="float" office:value="54947.8131956417">
                <text:p>54947.8131956417</text:p>
              </table:table-cell>
              <table:table-cell office:value-type="float" office:value="31151.661446704">
                <text:p>31151.661446704</text:p>
              </table:table-cell>
            </table:table-row>
            <table:table-row>
              <table:table-cell office:value-type="float" office:value="54975.5909734195">
                <text:p>54975.5909734195</text:p>
              </table:table-cell>
              <table:table-cell office:value-type="float" office:value="30825.3976013148">
                <text:p>30825.3976013148</text:p>
              </table:table-cell>
            </table:table-row>
            <table:table-row>
              <table:table-cell office:value-type="float" office:value="55003.3687511973">
                <text:p>55003.3687511973</text:p>
              </table:table-cell>
              <table:table-cell office:value-type="float" office:value="30501.8526213039">
                <text:p>30501.8526213039</text:p>
              </table:table-cell>
            </table:table-row>
            <table:table-row>
              <table:table-cell office:value-type="float" office:value="55031.1465289751">
                <text:p>55031.1465289751</text:p>
              </table:table-cell>
              <table:table-cell office:value-type="float" office:value="30181.0038494597">
                <text:p>30181.0038494597</text:p>
              </table:table-cell>
            </table:table-row>
            <table:table-row>
              <table:table-cell office:value-type="float" office:value="55058.9243067529">
                <text:p>55058.9243067529</text:p>
              </table:table-cell>
              <table:table-cell office:value-type="float" office:value="29862.8288173808">
                <text:p>29862.8288173808</text:p>
              </table:table-cell>
            </table:table-row>
            <table:table-row>
              <table:table-cell office:value-type="float" office:value="55086.7020845308">
                <text:p>55086.7020845308</text:p>
              </table:table-cell>
              <table:table-cell office:value-type="float" office:value="29547.3052439027">
                <text:p>29547.3052439027</text:p>
              </table:table-cell>
            </table:table-row>
            <table:table-row>
              <table:table-cell office:value-type="float" office:value="55114.4798623086">
                <text:p>55114.4798623086</text:p>
              </table:table-cell>
              <table:table-cell office:value-type="float" office:value="29234.4110335368">
                <text:p>29234.4110335368</text:p>
              </table:table-cell>
            </table:table-row>
            <table:table-row>
              <table:table-cell office:value-type="float" office:value="55142.2576400864">
                <text:p>55142.2576400864</text:p>
              </table:table-cell>
              <table:table-cell office:value-type="float" office:value="28924.124274924">
                <text:p>28924.124274924</text:p>
              </table:table-cell>
            </table:table-row>
            <table:table-row>
              <table:table-cell office:value-type="float" office:value="55170.0354178642">
                <text:p>55170.0354178642</text:p>
              </table:table-cell>
              <table:table-cell office:value-type="float" office:value="28616.4232392997">
                <text:p>28616.4232392997</text:p>
              </table:table-cell>
            </table:table-row>
            <table:table-row>
              <table:table-cell office:value-type="float" office:value="55197.813195642">
                <text:p>55197.813195642</text:p>
              </table:table-cell>
              <table:table-cell office:value-type="float" office:value="28311.2863789722">
                <text:p>28311.2863789722</text:p>
              </table:table-cell>
            </table:table-row>
            <table:table-row>
              <table:table-cell office:value-type="float" office:value="55225.5909734199">
                <text:p>55225.5909734199</text:p>
              </table:table-cell>
              <table:table-cell office:value-type="float" office:value="28008.6923258141">
                <text:p>28008.6923258141</text:p>
              </table:table-cell>
            </table:table-row>
            <table:table-row>
              <table:table-cell office:value-type="float" office:value="55253.3687511977">
                <text:p>55253.3687511977</text:p>
              </table:table-cell>
              <table:table-cell office:value-type="float" office:value="27708.6198897656">
                <text:p>27708.6198897656</text:p>
              </table:table-cell>
            </table:table-row>
            <table:table-row>
              <table:table-cell office:value-type="float" office:value="55281.1465289755">
                <text:p>55281.1465289755</text:p>
              </table:table-cell>
              <table:table-cell office:value-type="float" office:value="27411.0480573509">
                <text:p>27411.0480573509</text:p>
              </table:table-cell>
            </table:table-row>
            <table:table-row>
              <table:table-cell office:value-type="float" office:value="55308.9243067533">
                <text:p>55308.9243067533</text:p>
              </table:table-cell>
              <table:table-cell office:value-type="float" office:value="27115.9559902063">
                <text:p>27115.9559902063</text:p>
              </table:table-cell>
            </table:table-row>
            <table:table-row>
              <table:table-cell office:value-type="float" office:value="55336.7020845311">
                <text:p>55336.7020845311</text:p>
              </table:table-cell>
              <table:table-cell office:value-type="float" office:value="26823.3230236213">
                <text:p>26823.3230236213</text:p>
              </table:table-cell>
            </table:table-row>
            <table:table-row>
              <table:table-cell office:value-type="float" office:value="55364.4798623089">
                <text:p>55364.4798623089</text:p>
              </table:table-cell>
              <table:table-cell office:value-type="float" office:value="26533.1286650911">
                <text:p>26533.1286650911</text:p>
              </table:table-cell>
            </table:table-row>
            <table:table-row>
              <table:table-cell office:value-type="float" office:value="55392.2576400868">
                <text:p>55392.2576400868</text:p>
              </table:table-cell>
              <table:table-cell office:value-type="float" office:value="26245.352592882">
                <text:p>26245.352592882</text:p>
              </table:table-cell>
            </table:table-row>
            <table:table-row>
              <table:table-cell office:value-type="float" office:value="55420.0354178646">
                <text:p>55420.0354178646</text:p>
              </table:table-cell>
              <table:table-cell office:value-type="float" office:value="25959.974654608">
                <text:p>25959.974654608</text:p>
              </table:table-cell>
            </table:table-row>
            <table:table-row>
              <table:table-cell office:value-type="float" office:value="55447.8131956424">
                <text:p>55447.8131956424</text:p>
              </table:table-cell>
              <table:table-cell office:value-type="float" office:value="25676.9748658196">
                <text:p>25676.9748658196</text:p>
              </table:table-cell>
            </table:table-row>
            <table:table-row>
              <table:table-cell office:value-type="float" office:value="55475.5909734202">
                <text:p>55475.5909734202</text:p>
              </table:table-cell>
              <table:table-cell office:value-type="float" office:value="25396.3334086044">
                <text:p>25396.3334086044</text:p>
              </table:table-cell>
            </table:table-row>
            <table:table-row>
              <table:table-cell office:value-type="float" office:value="55503.368751198">
                <text:p>55503.368751198</text:p>
              </table:table-cell>
              <table:table-cell office:value-type="float" office:value="25118.0306301994">
                <text:p>25118.0306301994</text:p>
              </table:table-cell>
            </table:table-row>
            <table:table-row>
              <table:table-cell office:value-type="float" office:value="55531.1465289759">
                <text:p>55531.1465289759</text:p>
              </table:table-cell>
              <table:table-cell office:value-type="float" office:value="24842.0470416144">
                <text:p>24842.0470416144</text:p>
              </table:table-cell>
            </table:table-row>
            <table:table-row>
              <table:table-cell office:value-type="float" office:value="55558.9243067537">
                <text:p>55558.9243067537</text:p>
              </table:table-cell>
              <table:table-cell office:value-type="float" office:value="24568.3633162676">
                <text:p>24568.3633162676</text:p>
              </table:table-cell>
            </table:table-row>
            <table:table-row>
              <table:table-cell office:value-type="float" office:value="55586.7020845315">
                <text:p>55586.7020845315</text:p>
              </table:table-cell>
              <table:table-cell office:value-type="float" office:value="24296.9602886321">
                <text:p>24296.9602886321</text:p>
              </table:table-cell>
            </table:table-row>
            <table:table-row>
              <table:table-cell office:value-type="float" office:value="55614.4798623093">
                <text:p>55614.4798623093</text:p>
              </table:table-cell>
              <table:table-cell office:value-type="float" office:value="24027.8189528935">
                <text:p>24027.8189528935</text:p>
              </table:table-cell>
            </table:table-row>
            <table:table-row>
              <table:table-cell office:value-type="float" office:value="55642.2576400871">
                <text:p>55642.2576400871</text:p>
              </table:table-cell>
              <table:table-cell office:value-type="float" office:value="23760.9204616193">
                <text:p>23760.9204616193</text:p>
              </table:table-cell>
            </table:table-row>
            <table:table-row>
              <table:table-cell office:value-type="float" office:value="55670.035417865">
                <text:p>55670.035417865</text:p>
              </table:table-cell>
              <table:table-cell office:value-type="float" office:value="23496.2461244392">
                <text:p>23496.2461244392</text:p>
              </table:table-cell>
            </table:table-row>
            <table:table-row>
              <table:table-cell office:value-type="float" office:value="55697.8131956428">
                <text:p>55697.8131956428</text:p>
              </table:table-cell>
              <table:table-cell office:value-type="float" office:value="23233.7774067355">
                <text:p>23233.7774067355</text:p>
              </table:table-cell>
            </table:table-row>
            <table:table-row>
              <table:table-cell office:value-type="float" office:value="55725.5909734206">
                <text:p>55725.5909734206</text:p>
              </table:table-cell>
              <table:table-cell office:value-type="float" office:value="22973.4959283461">
                <text:p>22973.4959283461</text:p>
              </table:table-cell>
            </table:table-row>
            <table:table-row>
              <table:table-cell office:value-type="float" office:value="55753.3687511984">
                <text:p>55753.3687511984</text:p>
              </table:table-cell>
              <table:table-cell office:value-type="float" office:value="22715.3834622765">
                <text:p>22715.3834622765</text:p>
              </table:table-cell>
            </table:table-row>
            <table:table-row>
              <table:table-cell office:value-type="float" office:value="55781.1465289762">
                <text:p>55781.1465289762</text:p>
              </table:table-cell>
              <table:table-cell office:value-type="float" office:value="22459.4219334242">
                <text:p>22459.4219334242</text:p>
              </table:table-cell>
            </table:table-row>
            <table:table-row>
              <table:table-cell office:value-type="float" office:value="55808.924306754">
                <text:p>55808.924306754</text:p>
              </table:table-cell>
              <table:table-cell office:value-type="float" office:value="22205.5934173123">
                <text:p>22205.5934173123</text:p>
              </table:table-cell>
            </table:table-row>
            <table:table-row>
              <table:table-cell office:value-type="float" office:value="55836.7020845319">
                <text:p>55836.7020845319</text:p>
              </table:table-cell>
              <table:table-cell office:value-type="float" office:value="21953.8801388348">
                <text:p>21953.8801388348</text:p>
              </table:table-cell>
            </table:table-row>
            <table:table-row>
              <table:table-cell office:value-type="float" office:value="55864.4798623097">
                <text:p>55864.4798623097</text:p>
              </table:table-cell>
              <table:table-cell office:value-type="float" office:value="21704.2644710111">
                <text:p>21704.2644710111</text:p>
              </table:table-cell>
            </table:table-row>
            <table:table-row>
              <table:table-cell office:value-type="float" office:value="55892.2576400875">
                <text:p>55892.2576400875</text:p>
              </table:table-cell>
              <table:table-cell office:value-type="float" office:value="21456.7289337527">
                <text:p>21456.7289337527</text:p>
              </table:table-cell>
            </table:table-row>
            <table:table-row>
              <table:table-cell office:value-type="float" office:value="55920.0354178653">
                <text:p>55920.0354178653</text:p>
              </table:table-cell>
              <table:table-cell office:value-type="float" office:value="21211.2561926381">
                <text:p>21211.2561926381</text:p>
              </table:table-cell>
            </table:table-row>
            <table:table-row>
              <table:table-cell office:value-type="float" office:value="55947.8131956431">
                <text:p>55947.8131956431</text:p>
              </table:table-cell>
              <table:table-cell office:value-type="float" office:value="20967.8290576994">
                <text:p>20967.8290576994</text:p>
              </table:table-cell>
            </table:table-row>
            <table:table-row>
              <table:table-cell office:value-type="float" office:value="55975.590973421">
                <text:p>55975.590973421</text:p>
              </table:table-cell>
              <table:table-cell office:value-type="float" office:value="20726.4304822186">
                <text:p>20726.4304822186</text:p>
              </table:table-cell>
            </table:table-row>
            <table:table-row>
              <table:table-cell office:value-type="float" office:value="56003.3687511988">
                <text:p>56003.3687511988</text:p>
              </table:table-cell>
              <table:table-cell office:value-type="float" office:value="20487.0435615335">
                <text:p>20487.0435615335</text:p>
              </table:table-cell>
            </table:table-row>
            <table:table-row>
              <table:table-cell office:value-type="float" office:value="56031.1465289766">
                <text:p>56031.1465289766</text:p>
              </table:table-cell>
              <table:table-cell office:value-type="float" office:value="20249.651531854">
                <text:p>20249.651531854</text:p>
              </table:table-cell>
            </table:table-row>
            <table:table-row>
              <table:table-cell office:value-type="float" office:value="56058.9243067544">
                <text:p>56058.9243067544</text:p>
              </table:table-cell>
              <table:table-cell office:value-type="float" office:value="20014.2377690886">
                <text:p>20014.2377690886</text:p>
              </table:table-cell>
            </table:table-row>
            <table:table-row>
              <table:table-cell office:value-type="float" office:value="56086.7020845322">
                <text:p>56086.7020845322</text:p>
              </table:table-cell>
              <table:table-cell office:value-type="float" office:value="19780.7857876795">
                <text:p>19780.7857876795</text:p>
              </table:table-cell>
            </table:table-row>
            <table:table-row>
              <table:table-cell office:value-type="float" office:value="56114.4798623101">
                <text:p>56114.4798623101</text:p>
              </table:table-cell>
              <table:table-cell office:value-type="float" office:value="19549.2792394489">
                <text:p>19549.2792394489</text:p>
              </table:table-cell>
            </table:table-row>
            <table:table-row>
              <table:table-cell office:value-type="float" office:value="56142.2576400879">
                <text:p>56142.2576400879</text:p>
              </table:table-cell>
              <table:table-cell office:value-type="float" office:value="19319.7019124534">
                <text:p>19319.7019124534</text:p>
              </table:table-cell>
            </table:table-row>
            <table:table-row>
              <table:table-cell office:value-type="float" office:value="56170.0354178657">
                <text:p>56170.0354178657</text:p>
              </table:table-cell>
              <table:table-cell office:value-type="float" office:value="19092.0377298497">
                <text:p>19092.0377298497</text:p>
              </table:table-cell>
            </table:table-row>
            <table:table-row>
              <table:table-cell office:value-type="float" office:value="56197.8131956435">
                <text:p>56197.8131956435</text:p>
              </table:table-cell>
              <table:table-cell office:value-type="float" office:value="18866.2707487676">
                <text:p>18866.2707487676</text:p>
              </table:table-cell>
            </table:table-row>
            <table:table-row>
              <table:table-cell office:value-type="float" office:value="56225.5909734213">
                <text:p>56225.5909734213</text:p>
              </table:table-cell>
              <table:table-cell office:value-type="float" office:value="18642.3851591945">
                <text:p>18642.3851591945</text:p>
              </table:table-cell>
            </table:table-row>
            <table:table-row>
              <table:table-cell office:value-type="float" office:value="56253.3687511991">
                <text:p>56253.3687511991</text:p>
              </table:table-cell>
              <table:table-cell office:value-type="float" office:value="18420.3652828679">
                <text:p>18420.3652828679</text:p>
              </table:table-cell>
            </table:table-row>
            <table:table-row>
              <table:table-cell office:value-type="float" office:value="56281.146528977">
                <text:p>56281.146528977</text:p>
              </table:table-cell>
              <table:table-cell office:value-type="float" office:value="18200.1955721773">
                <text:p>18200.1955721773</text:p>
              </table:table-cell>
            </table:table-row>
            <table:table-row>
              <table:table-cell office:value-type="float" office:value="56308.9243067548">
                <text:p>56308.9243067548</text:p>
              </table:table-cell>
              <table:table-cell office:value-type="float" office:value="17981.8606090759">
                <text:p>17981.8606090759</text:p>
              </table:table-cell>
            </table:table-row>
            <table:table-row>
              <table:table-cell office:value-type="float" office:value="56336.7020845326">
                <text:p>56336.7020845326</text:p>
              </table:table-cell>
              <table:table-cell office:value-type="float" office:value="17765.3451040002">
                <text:p>17765.3451040002</text:p>
              </table:table-cell>
            </table:table-row>
            <table:table-row>
              <table:table-cell office:value-type="float" office:value="56364.4798623104">
                <text:p>56364.4798623104</text:p>
              </table:table-cell>
              <table:table-cell office:value-type="float" office:value="17550.6338948002">
                <text:p>17550.6338948002</text:p>
              </table:table-cell>
            </table:table-row>
            <table:table-row>
              <table:table-cell office:value-type="float" office:value="56392.2576400882">
                <text:p>56392.2576400882</text:p>
              </table:table-cell>
              <table:table-cell office:value-type="float" office:value="17337.7119456769">
                <text:p>17337.7119456769</text:p>
              </table:table-cell>
            </table:table-row>
            <table:table-row>
              <table:table-cell office:value-type="float" office:value="56420.0354178661">
                <text:p>56420.0354178661</text:p>
              </table:table-cell>
              <table:table-cell office:value-type="float" office:value="17126.5643461296">
                <text:p>17126.5643461296</text:p>
              </table:table-cell>
            </table:table-row>
            <table:table-row>
              <table:table-cell office:value-type="float" office:value="56447.8131956439">
                <text:p>56447.8131956439</text:p>
              </table:table-cell>
              <table:table-cell office:value-type="float" office:value="16917.1763099119">
                <text:p>16917.1763099119</text:p>
              </table:table-cell>
            </table:table-row>
            <table:table-row>
              <table:table-cell office:value-type="float" office:value="56475.5909734217">
                <text:p>56475.5909734217</text:p>
              </table:table-cell>
              <table:table-cell office:value-type="float" office:value="16709.5331739959">
                <text:p>16709.5331739959</text:p>
              </table:table-cell>
            </table:table-row>
            <table:table-row>
              <table:table-cell office:value-type="float" office:value="56503.3687511995">
                <text:p>56503.3687511995</text:p>
              </table:table-cell>
              <table:table-cell office:value-type="float" office:value="16503.620397546">
                <text:p>16503.620397546</text:p>
              </table:table-cell>
            </table:table-row>
            <table:table-row>
              <table:table-cell office:value-type="float" office:value="56531.1465289773">
                <text:p>56531.1465289773</text:p>
              </table:table-cell>
              <table:table-cell office:value-type="float" office:value="16299.4235608997">
                <text:p>16299.4235608997</text:p>
              </table:table-cell>
            </table:table-row>
            <table:table-row>
              <table:table-cell office:value-type="float" office:value="56558.9243067551">
                <text:p>56558.9243067551</text:p>
              </table:table-cell>
              <table:table-cell office:value-type="float" office:value="16096.9283645589">
                <text:p>16096.9283645589</text:p>
              </table:table-cell>
            </table:table-row>
            <table:table-row>
              <table:table-cell office:value-type="float" office:value="56586.702084533">
                <text:p>56586.702084533</text:p>
              </table:table-cell>
              <table:table-cell office:value-type="float" office:value="15896.1206281876">
                <text:p>15896.1206281876</text:p>
              </table:table-cell>
            </table:table-row>
            <table:table-row>
              <table:table-cell office:value-type="float" office:value="56614.4798623108">
                <text:p>56614.4798623108</text:p>
              </table:table-cell>
              <table:table-cell office:value-type="float" office:value="15696.9862896194">
                <text:p>15696.9862896194</text:p>
              </table:table-cell>
            </table:table-row>
            <table:table-row>
              <table:table-cell office:value-type="float" office:value="56642.2576400886">
                <text:p>56642.2576400886</text:p>
              </table:table-cell>
              <table:table-cell office:value-type="float" office:value="15499.5114038725">
                <text:p>15499.5114038725</text:p>
              </table:table-cell>
            </table:table-row>
            <table:table-row>
              <table:table-cell office:value-type="float" office:value="56670.0354178664">
                <text:p>56670.0354178664</text:p>
              </table:table-cell>
              <table:table-cell office:value-type="float" office:value="15303.6821421736">
                <text:p>15303.6821421736</text:p>
              </table:table-cell>
            </table:table-row>
            <table:table-row>
              <table:table-cell office:value-type="float" office:value="56697.8131956442">
                <text:p>56697.8131956442</text:p>
              </table:table-cell>
              <table:table-cell office:value-type="float" office:value="15109.4847909888">
                <text:p>15109.4847909888</text:p>
              </table:table-cell>
            </table:table-row>
            <table:table-row>
              <table:table-cell office:value-type="float" office:value="56725.5909734221">
                <text:p>56725.5909734221</text:p>
              </table:table-cell>
              <table:table-cell office:value-type="float" office:value="14916.9057510639">
                <text:p>14916.9057510639</text:p>
              </table:table-cell>
            </table:table-row>
            <table:table-row>
              <table:table-cell office:value-type="float" office:value="56753.3687511999">
                <text:p>56753.3687511999</text:p>
              </table:table-cell>
              <table:table-cell office:value-type="float" office:value="14725.9315364717">
                <text:p>14725.9315364717</text:p>
              </table:table-cell>
            </table:table-row>
            <table:table-row>
              <table:table-cell office:value-type="float" office:value="56781.1465289777">
                <text:p>56781.1465289777</text:p>
              </table:table-cell>
              <table:table-cell office:value-type="float" office:value="14536.5487736678">
                <text:p>14536.5487736678</text:p>
              </table:table-cell>
            </table:table-row>
            <table:table-row>
              <table:table-cell office:value-type="float" office:value="56808.9243067555">
                <text:p>56808.9243067555</text:p>
              </table:table-cell>
              <table:table-cell office:value-type="float" office:value="14348.7442005539">
                <text:p>14348.7442005539</text:p>
              </table:table-cell>
            </table:table-row>
            <table:table-row>
              <table:table-cell office:value-type="float" office:value="56836.7020845333">
                <text:p>56836.7020845333</text:p>
              </table:table-cell>
              <table:table-cell office:value-type="float" office:value="14162.5046655493">
                <text:p>14162.5046655493</text:p>
              </table:table-cell>
            </table:table-row>
            <table:table-row>
              <table:table-cell office:value-type="float" office:value="56864.4798623111">
                <text:p>56864.4798623111</text:p>
              </table:table-cell>
              <table:table-cell office:value-type="float" office:value="13977.8171266697">
                <text:p>13977.8171266697</text:p>
              </table:table-cell>
            </table:table-row>
            <table:table-row>
              <table:table-cell office:value-type="float" office:value="56892.257640089">
                <text:p>56892.257640089</text:p>
              </table:table-cell>
              <table:table-cell office:value-type="float" office:value="13794.6686506141">
                <text:p>13794.6686506141</text:p>
              </table:table-cell>
            </table:table-row>
            <table:table-row>
              <table:table-cell office:value-type="float" office:value="56920.0354178668">
                <text:p>56920.0354178668</text:p>
              </table:table-cell>
              <table:table-cell office:value-type="float" office:value="13613.046411859">
                <text:p>13613.046411859</text:p>
              </table:table-cell>
            </table:table-row>
            <table:table-row>
              <table:table-cell office:value-type="float" office:value="56947.8131956446">
                <text:p>56947.8131956446</text:p>
              </table:table-cell>
              <table:table-cell office:value-type="float" office:value="13432.9376917602">
                <text:p>13432.9376917602</text:p>
              </table:table-cell>
            </table:table-row>
            <table:table-row>
              <table:table-cell office:value-type="float" office:value="56975.5909734224">
                <text:p>56975.5909734224</text:p>
              </table:table-cell>
              <table:table-cell office:value-type="float" office:value="13254.3298776622">
                <text:p>13254.3298776622</text:p>
              </table:table-cell>
            </table:table-row>
            <table:table-row>
              <table:table-cell office:value-type="float" office:value="57003.3687512003">
                <text:p>57003.3687512003</text:p>
              </table:table-cell>
              <table:table-cell office:value-type="float" office:value="13077.210462015">
                <text:p>13077.210462015</text:p>
              </table:table-cell>
            </table:table-row>
            <table:table-row>
              <table:table-cell office:value-type="float" office:value="57031.1465289781">
                <text:p>57031.1465289781</text:p>
              </table:table-cell>
              <table:table-cell office:value-type="float" office:value="12901.5670414982">
                <text:p>12901.5670414982</text:p>
              </table:table-cell>
            </table:table-row>
            <table:table-row>
              <table:table-cell office:value-type="float" office:value="57058.9243067559">
                <text:p>57058.9243067559</text:p>
              </table:table-cell>
              <table:table-cell office:value-type="float" office:value="12727.3873161524">
                <text:p>12727.3873161524</text:p>
              </table:table-cell>
            </table:table-row>
            <table:table-row>
              <table:table-cell office:value-type="float" office:value="57086.7020845337">
                <text:p>57086.7020845337</text:p>
              </table:table-cell>
              <table:table-cell office:value-type="float" office:value="12554.6590885178">
                <text:p>12554.6590885178</text:p>
              </table:table-cell>
            </table:table-row>
            <table:table-row>
              <table:table-cell office:value-type="float" office:value="57114.4798623115">
                <text:p>57114.4798623115</text:p>
              </table:table-cell>
              <table:table-cell office:value-type="float" office:value="12383.3702627802">
                <text:p>12383.3702627802</text:p>
              </table:table-cell>
            </table:table-row>
            <table:table-row>
              <table:table-cell office:value-type="float" office:value="57142.2576400893">
                <text:p>57142.2576400893</text:p>
              </table:table-cell>
              <table:table-cell office:value-type="float" office:value="12213.5088439236">
                <text:p>12213.5088439236</text:p>
              </table:table-cell>
            </table:table-row>
            <table:table-row>
              <table:table-cell office:value-type="float" office:value="57170.0354178672">
                <text:p>57170.0354178672</text:p>
              </table:table-cell>
              <table:table-cell office:value-type="float" office:value="12045.062936891">
                <text:p>12045.062936891</text:p>
              </table:table-cell>
            </table:table-row>
            <table:table-row>
              <table:table-cell office:value-type="float" office:value="57197.813195645">
                <text:p>57197.813195645</text:p>
              </table:table-cell>
              <table:table-cell office:value-type="float" office:value="11878.0207457502">
                <text:p>11878.0207457502</text:p>
              </table:table-cell>
            </table:table-row>
            <table:table-row>
              <table:table-cell office:value-type="float" office:value="57225.5909734228">
                <text:p>57225.5909734228</text:p>
              </table:table-cell>
              <table:table-cell office:value-type="float" office:value="11712.3705728689">
                <text:p>11712.3705728689</text:p>
              </table:table-cell>
            </table:table-row>
            <table:table-row>
              <table:table-cell office:value-type="float" office:value="57253.3687512006">
                <text:p>57253.3687512006</text:p>
              </table:table-cell>
              <table:table-cell office:value-type="float" office:value="11548.100818095">
                <text:p>11548.100818095</text:p>
              </table:table-cell>
            </table:table-row>
            <table:table-row>
              <table:table-cell office:value-type="float" office:value="57281.1465289784">
                <text:p>57281.1465289784</text:p>
              </table:table-cell>
              <table:table-cell office:value-type="float" office:value="11385.1999779443">
                <text:p>11385.1999779443</text:p>
              </table:table-cell>
            </table:table-row>
            <table:table-row>
              <table:table-cell office:value-type="float" office:value="57308.9243067563">
                <text:p>57308.9243067563</text:p>
              </table:table-cell>
              <table:table-cell office:value-type="float" office:value="11223.6566447947">
                <text:p>11223.6566447947</text:p>
              </table:table-cell>
            </table:table-row>
            <table:table-row>
              <table:table-cell office:value-type="float" office:value="57336.7020845341">
                <text:p>57336.7020845341</text:p>
              </table:table-cell>
              <table:table-cell office:value-type="float" office:value="11063.4595060881">
                <text:p>11063.4595060881</text:p>
              </table:table-cell>
            </table:table-row>
            <table:table-row>
              <table:table-cell office:value-type="float" office:value="57364.4798623119">
                <text:p>57364.4798623119</text:p>
              </table:table-cell>
              <table:table-cell office:value-type="float" office:value="10904.5973435374">
                <text:p>10904.5973435374</text:p>
              </table:table-cell>
            </table:table-row>
            <table:table-row>
              <table:table-cell office:value-type="float" office:value="57392.2576400897">
                <text:p>57392.2576400897</text:p>
              </table:table-cell>
              <table:table-cell office:value-type="float" office:value="10747.0590323412">
                <text:p>10747.0590323412</text:p>
              </table:table-cell>
            </table:table-row>
            <table:table-row>
              <table:table-cell office:value-type="float" office:value="57420.0354178675">
                <text:p>57420.0354178675</text:p>
              </table:table-cell>
              <table:table-cell office:value-type="float" office:value="10590.833540405">
                <text:p>10590.833540405</text:p>
              </table:table-cell>
            </table:table-row>
            <table:table-row>
              <table:table-cell office:value-type="float" office:value="57447.8131956454">
                <text:p>57447.8131956454</text:p>
              </table:table-cell>
              <table:table-cell office:value-type="float" office:value="10435.9099275683">
                <text:p>10435.9099275683</text:p>
              </table:table-cell>
            </table:table-row>
            <table:table-row>
              <table:table-cell office:value-type="float" office:value="57475.5909734232">
                <text:p>57475.5909734232</text:p>
              </table:table-cell>
              <table:table-cell office:value-type="float" office:value="10282.2773448386">
                <text:p>10282.2773448386</text:p>
              </table:table-cell>
            </table:table-row>
            <table:table-row>
              <table:table-cell office:value-type="float" office:value="57503.368751201">
                <text:p>57503.368751201</text:p>
              </table:table-cell>
              <table:table-cell office:value-type="float" office:value="10129.9250336316">
                <text:p>10129.9250336316</text:p>
              </table:table-cell>
            </table:table-row>
            <table:table-row>
              <table:table-cell office:value-type="float" office:value="57531.1465289788">
                <text:p>57531.1465289788</text:p>
              </table:table-cell>
              <table:table-cell office:value-type="float" office:value="9978.84232501802">
                <text:p>9978.84232501802</text:p>
              </table:table-cell>
            </table:table-row>
            <table:table-row>
              <table:table-cell office:value-type="float" office:value="57558.9243067566">
                <text:p>57558.9243067566</text:p>
              </table:table-cell>
              <table:table-cell office:value-type="float" office:value="9829.01863897621">
                <text:p>9829.01863897621</text:p>
              </table:table-cell>
            </table:table-row>
            <table:table-row>
              <table:table-cell office:value-type="float" office:value="57586.7020845344">
                <text:p>57586.7020845344</text:p>
              </table:table-cell>
              <table:table-cell office:value-type="float" office:value="9680.44348365141">
                <text:p>9680.44348365141</text:p>
              </table:table-cell>
            </table:table-row>
            <table:table-row>
              <table:table-cell office:value-type="float" office:value="57614.4798623123">
                <text:p>57614.4798623123</text:p>
              </table:table-cell>
              <table:table-cell office:value-type="float" office:value="9533.10645462098">
                <text:p>9533.10645462098</text:p>
              </table:table-cell>
            </table:table-row>
            <table:table-row>
              <table:table-cell office:value-type="float" office:value="57642.2576400901">
                <text:p>57642.2576400901</text:p>
              </table:table-cell>
              <table:table-cell office:value-type="float" office:value="9386.99723416581">
                <text:p>9386.99723416581</text:p>
              </table:table-cell>
            </table:table-row>
            <table:table-row>
              <table:table-cell office:value-type="float" office:value="57670.0354178679">
                <text:p>57670.0354178679</text:p>
              </table:table-cell>
              <table:table-cell office:value-type="float" office:value="9242.10559054776">
                <text:p>9242.10559054776</text:p>
              </table:table-cell>
            </table:table-row>
            <table:table-row>
              <table:table-cell office:value-type="float" office:value="57697.8131956457">
                <text:p>57697.8131956457</text:p>
              </table:table-cell>
              <table:table-cell office:value-type="float" office:value="9098.4213772932">
                <text:p>9098.4213772932</text:p>
              </table:table-cell>
            </table:table-row>
            <table:table-row>
              <table:table-cell office:value-type="float" office:value="57725.5909734235">
                <text:p>57725.5909734235</text:p>
              </table:table-cell>
              <table:table-cell office:value-type="float" office:value="8955.93453248242">
                <text:p>8955.93453248242</text:p>
              </table:table-cell>
            </table:table-row>
            <table:table-row>
              <table:table-cell office:value-type="float" office:value="57753.3687512014">
                <text:p>57753.3687512014</text:p>
              </table:table-cell>
              <table:table-cell office:value-type="float" office:value="8814.63507804507">
                <text:p>8814.63507804507</text:p>
              </table:table-cell>
            </table:table-row>
            <table:table-row>
              <table:table-cell office:value-type="float" office:value="57781.1465289792">
                <text:p>57781.1465289792</text:p>
              </table:table-cell>
              <table:table-cell office:value-type="float" office:value="8674.51311906136">
                <text:p>8674.51311906136</text:p>
              </table:table-cell>
            </table:table-row>
            <table:table-row>
              <table:table-cell office:value-type="float" office:value="57808.924306757">
                <text:p>57808.924306757</text:p>
              </table:table-cell>
              <table:table-cell office:value-type="float" office:value="8535.55884306918">
                <text:p>8535.55884306918</text:p>
              </table:table-cell>
            </table:table-row>
            <table:table-row>
              <table:table-cell office:value-type="float" office:value="57836.7020845348">
                <text:p>57836.7020845348</text:p>
              </table:table-cell>
              <table:table-cell office:value-type="float" office:value="8397.76251937694">
                <text:p>8397.76251937694</text:p>
              </table:table-cell>
            </table:table-row>
            <table:table-row>
              <table:table-cell office:value-type="float" office:value="57864.4798623126">
                <text:p>57864.4798623126</text:p>
              </table:table-cell>
              <table:table-cell office:value-type="float" office:value="8261.11449838213">
                <text:p>8261.11449838213</text:p>
              </table:table-cell>
            </table:table-row>
            <table:table-row>
              <table:table-cell office:value-type="float" office:value="57892.2576400905">
                <text:p>57892.2576400905</text:p>
              </table:table-cell>
              <table:table-cell office:value-type="float" office:value="8125.60521089561">
                <text:p>8125.60521089561</text:p>
              </table:table-cell>
            </table:table-row>
            <table:table-row>
              <table:table-cell office:value-type="float" office:value="57920.0354178683">
                <text:p>57920.0354178683</text:p>
              </table:table-cell>
              <table:table-cell office:value-type="float" office:value="7991.22516747148">
                <text:p>7991.22516747148</text:p>
              </table:table-cell>
            </table:table-row>
            <table:table-row>
              <table:table-cell office:value-type="float" office:value="57947.8131956461">
                <text:p>57947.8131956461</text:p>
              </table:table-cell>
              <table:table-cell office:value-type="float" office:value="7857.96495774255">
                <text:p>7857.96495774255</text:p>
              </table:table-cell>
            </table:table-row>
            <table:table-row>
              <table:table-cell office:value-type="float" office:value="57975.5909734239">
                <text:p>57975.5909734239</text:p>
              </table:table-cell>
              <table:table-cell office:value-type="float" office:value="7725.81524976137">
                <text:p>7725.81524976137</text:p>
              </table:table-cell>
            </table:table-row>
            <table:table-row>
              <table:table-cell office:value-type="float" office:value="58003.3687512017">
                <text:p>58003.3687512017</text:p>
              </table:table-cell>
              <table:table-cell office:value-type="float" office:value="7594.76678934669">
                <text:p>7594.76678934669</text:p>
              </table:table-cell>
            </table:table-row>
            <table:table-row>
              <table:table-cell office:value-type="float" office:value="58031.1465289795">
                <text:p>58031.1465289795</text:p>
              </table:table-cell>
              <table:table-cell office:value-type="float" office:value="7464.81039943547">
                <text:p>7464.81039943547</text:p>
              </table:table-cell>
            </table:table-row>
            <table:table-row>
              <table:table-cell office:value-type="float" office:value="58058.9243067574">
                <text:p>58058.9243067574</text:p>
              </table:table-cell>
              <table:table-cell office:value-type="float" office:value="7335.93697944017">
                <text:p>7335.93697944017</text:p>
              </table:table-cell>
            </table:table-row>
            <table:table-row>
              <table:table-cell office:value-type="float" office:value="58086.7020845352">
                <text:p>58086.7020845352</text:p>
              </table:table-cell>
              <table:table-cell office:value-type="float" office:value="7208.1375046115">
                <text:p>7208.1375046115</text:p>
              </table:table-cell>
            </table:table-row>
            <table:table-row>
              <table:table-cell office:value-type="float" office:value="58114.479862313">
                <text:p>58114.479862313</text:p>
              </table:table-cell>
              <table:table-cell office:value-type="float" office:value="7081.40302540641">
                <text:p>7081.40302540641</text:p>
              </table:table-cell>
            </table:table-row>
            <table:table-row>
              <table:table-cell office:value-type="float" office:value="58142.2576400908">
                <text:p>58142.2576400908</text:p>
              </table:table-cell>
              <table:table-cell office:value-type="float" office:value="6955.72466686135">
                <text:p>6955.72466686135</text:p>
              </table:table-cell>
            </table:table-row>
            <table:table-row>
              <table:table-cell office:value-type="float" office:value="58170.0354178686">
                <text:p>58170.0354178686</text:p>
              </table:table-cell>
              <table:table-cell office:value-type="float" office:value="6831.09362797084">
                <text:p>6831.09362797084</text:p>
              </table:table-cell>
            </table:table-row>
            <table:table-row>
              <table:table-cell office:value-type="float" office:value="58197.8131956465">
                <text:p>58197.8131956465</text:p>
              </table:table-cell>
              <table:table-cell office:value-type="float" office:value="6707.50118107109">
                <text:p>6707.50118107109</text:p>
              </table:table-cell>
            </table:table-row>
            <table:table-row>
              <table:table-cell office:value-type="float" office:value="58225.5909734243">
                <text:p>58225.5909734243</text:p>
              </table:table-cell>
              <table:table-cell office:value-type="float" office:value="6584.93867122883">
                <text:p>6584.93867122883</text:p>
              </table:table-cell>
            </table:table-row>
            <table:table-row>
              <table:table-cell office:value-type="float" office:value="58253.3687512021">
                <text:p>58253.3687512021</text:p>
              </table:table-cell>
              <table:table-cell office:value-type="float" office:value="6463.39751563525">
                <text:p>6463.39751563525</text:p>
              </table:table-cell>
            </table:table-row>
            <table:table-row>
              <table:table-cell office:value-type="float" office:value="58281.1465289799">
                <text:p>58281.1465289799</text:p>
              </table:table-cell>
              <table:table-cell office:value-type="float" office:value="6342.86920300496">
                <text:p>6342.86920300496</text:p>
              </table:table-cell>
            </table:table-row>
            <table:table-row>
              <table:table-cell office:value-type="float" office:value="58308.9243067577">
                <text:p>58308.9243067577</text:p>
              </table:table-cell>
              <table:table-cell office:value-type="float" office:value="6223.34529297992">
                <text:p>6223.34529297992</text:p>
              </table:table-cell>
            </table:table-row>
            <table:table-row>
              <table:table-cell office:value-type="float" office:value="58336.7020845355">
                <text:p>58336.7020845355</text:p>
              </table:table-cell>
              <table:table-cell office:value-type="float" office:value="6104.81741553842">
                <text:p>6104.81741553842</text:p>
              </table:table-cell>
            </table:table-row>
            <table:table-row>
              <table:table-cell office:value-type="float" office:value="58364.4798623134">
                <text:p>58364.4798623134</text:p>
              </table:table-cell>
              <table:table-cell office:value-type="float" office:value="5987.27727040894">
                <text:p>5987.27727040894</text:p>
              </table:table-cell>
            </table:table-row>
            <table:table-row>
              <table:table-cell office:value-type="float" office:value="58392.2576400912">
                <text:p>58392.2576400912</text:p>
              </table:table-cell>
              <table:table-cell office:value-type="float" office:value="5870.71662648886">
                <text:p>5870.71662648886</text:p>
              </table:table-cell>
            </table:table-row>
            <table:table-row>
              <table:table-cell office:value-type="float" office:value="58420.035417869">
                <text:p>58420.035417869</text:p>
              </table:table-cell>
              <table:table-cell office:value-type="float" office:value="5755.12732126812">
                <text:p>5755.12732126812</text:p>
              </table:table-cell>
            </table:table-row>
            <table:table-row>
              <table:table-cell office:value-type="float" office:value="58447.8131956468">
                <text:p>58447.8131956468</text:p>
              </table:table-cell>
              <table:table-cell office:value-type="float" office:value="5640.50126025755">
                <text:p>5640.50126025755</text:p>
              </table:table-cell>
            </table:table-row>
            <table:table-row>
              <table:table-cell office:value-type="float" office:value="58475.5909734246">
                <text:p>58475.5909734246</text:p>
              </table:table-cell>
              <table:table-cell office:value-type="float" office:value="5526.83041642207">
                <text:p>5526.83041642207</text:p>
              </table:table-cell>
            </table:table-row>
            <table:table-row>
              <table:table-cell office:value-type="float" office:value="58503.3687512025">
                <text:p>58503.3687512025</text:p>
              </table:table-cell>
              <table:table-cell office:value-type="float" office:value="5414.10682961855">
                <text:p>5414.10682961855</text:p>
              </table:table-cell>
            </table:table-row>
            <table:table-row>
              <table:table-cell office:value-type="float" office:value="58531.1465289803">
                <text:p>58531.1465289803</text:p>
              </table:table-cell>
              <table:table-cell office:value-type="float" office:value="5302.3226060384">
                <text:p>5302.3226060384</text:p>
              </table:table-cell>
            </table:table-row>
            <table:table-row>
              <table:table-cell office:value-type="float" office:value="58558.9243067581">
                <text:p>58558.9243067581</text:p>
              </table:table-cell>
              <table:table-cell office:value-type="float" office:value="5191.46991765475">
                <text:p>5191.46991765475</text:p>
              </table:table-cell>
            </table:table-row>
            <table:table-row>
              <table:table-cell office:value-type="float" office:value="58586.7020845359">
                <text:p>58586.7020845359</text:p>
              </table:table-cell>
              <table:table-cell office:value-type="float" office:value="5081.54100167429">
                <text:p>5081.54100167429</text:p>
              </table:table-cell>
            </table:table-row>
            <table:table-row>
              <table:table-cell office:value-type="float" office:value="58614.4798623137">
                <text:p>58614.4798623137</text:p>
              </table:table-cell>
              <table:table-cell office:value-type="float" office:value="4972.52815999367">
                <text:p>4972.52815999367</text:p>
              </table:table-cell>
            </table:table-row>
            <table:table-row>
              <table:table-cell office:value-type="float" office:value="58642.2576400915">
                <text:p>58642.2576400915</text:p>
              </table:table-cell>
              <table:table-cell office:value-type="float" office:value="4864.42375866039">
                <text:p>4864.42375866039</text:p>
              </table:table-cell>
            </table:table-row>
            <table:table-row>
              <table:table-cell office:value-type="float" office:value="58670.0354178694">
                <text:p>58670.0354178694</text:p>
              </table:table-cell>
              <table:table-cell office:value-type="float" office:value="4757.22022733822">
                <text:p>4757.22022733822</text:p>
              </table:table-cell>
            </table:table-row>
            <table:table-row>
              <table:table-cell office:value-type="float" office:value="58697.8131956472">
                <text:p>58697.8131956472</text:p>
              </table:table-cell>
              <table:table-cell office:value-type="float" office:value="4650.91005877707">
                <text:p>4650.91005877707</text:p>
              </table:table-cell>
            </table:table-row>
            <table:table-row>
              <table:table-cell office:value-type="float" office:value="58725.590973425">
                <text:p>58725.590973425</text:p>
              </table:table-cell>
              <table:table-cell office:value-type="float" office:value="4545.48580828726">
                <text:p>4545.48580828726</text:p>
              </table:table-cell>
            </table:table-row>
            <table:table-row>
              <table:table-cell office:value-type="float" office:value="58753.3687512028">
                <text:p>58753.3687512028</text:p>
              </table:table-cell>
              <table:table-cell office:value-type="float" office:value="4440.9400932182">
                <text:p>4440.9400932182</text:p>
              </table:table-cell>
            </table:table-row>
            <table:table-row>
              <table:table-cell office:value-type="float" office:value="58781.1465289806">
                <text:p>58781.1465289806</text:p>
              </table:table-cell>
              <table:table-cell office:value-type="float" office:value="4337.26559244138">
                <text:p>4337.26559244138</text:p>
              </table:table-cell>
            </table:table-row>
            <table:table-row>
              <table:table-cell office:value-type="float" office:value="58808.9243067585">
                <text:p>58808.9243067585</text:p>
              </table:table-cell>
              <table:table-cell office:value-type="float" office:value="4234.4550458377">
                <text:p>4234.4550458377</text:p>
              </table:table-cell>
            </table:table-row>
            <table:table-row>
              <table:table-cell office:value-type="float" office:value="58836.7020845363">
                <text:p>58836.7020845363</text:p>
              </table:table-cell>
              <table:table-cell office:value-type="float" office:value="4132.50125378906">
                <text:p>4132.50125378906</text:p>
              </table:table-cell>
            </table:table-row>
            <table:table-row>
              <table:table-cell office:value-type="float" office:value="58864.4798623141">
                <text:p>58864.4798623141</text:p>
              </table:table-cell>
              <table:table-cell office:value-type="float" office:value="4031.39707667415">
                <text:p>4031.39707667415</text:p>
              </table:table-cell>
            </table:table-row>
            <table:table-row>
              <table:table-cell office:value-type="float" office:value="58892.2576400919">
                <text:p>58892.2576400919</text:p>
              </table:table-cell>
              <table:table-cell office:value-type="float" office:value="3931.13543436853">
                <text:p>3931.13543436853</text:p>
              </table:table-cell>
            </table:table-row>
            <table:table-row>
              <table:table-cell office:value-type="float" office:value="58920.0354178697">
                <text:p>58920.0354178697</text:p>
              </table:table-cell>
              <table:table-cell office:value-type="float" office:value="3831.70930574879">
                <text:p>3831.709305748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